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graphs" table:style-name="ta1" table:print="false">
        <table:shapes>
          <draw:frame draw:z-index="0" draw:style-name="gr1" svg:width="6.2988in" svg:height="3.5429in" svg:x="0.0004in" svg:y="0.0004in">
            <draw:object draw:notify-on-update-of-ranges="'Mean Entropy Difference'.Q3:'Mean Entropy Difference'.Q54 'Mean Entropy Difference'.Q2:'Mean Entropy Difference'.Q2 'Mean Entropy Difference'.R3:'Mean Entropy Difference'.R54 'Mean Entropy Difference'.T3:'Mean Entropy Difference'.T31 'Mean Entropy Difference'.T2:'Mean Entropy Difference'.T2 'Mean Entropy Difference'.U3:'Mean Entropy Difference'.U31 'Mean Entropy Difference'.W3:'Mean Entropy Difference'.W36 'Mean Entropy Difference'.W2:'Mean Entropy Difference'.W2 'Mean Entropy Difference'.X3:'Mean Entropy Difference'.X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7.1126in" svg:y="0.0004in">
            <draw:object draw:notify-on-update-of-ranges="'Mean Entropy'.N3:'Mean Entropy'.N37 'Mean Entropy'.N2:'Mean Entropy'.N2 'Mean Entropy'.O3:'Mean Entropy'.O37 'Mean Entropy'.Q3:'Mean Entropy'.Q36 'Mean Entropy'.Q2:'Mean Entropy'.Q2 'Mean Entropy'.R3:'Mean Entropy'.R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.0004in" svg:y="3.8969in">
            <draw:object draw:notify-on-update-of-ranges="Entropy.L3:Entropy.L73 Entropy.L2:Entropy.L2 Entropy.M3:Entropy.M73 Entropy.O3:Entropy.O89 Entropy.O2:Entropy.O2 Entropy.P3:Entropy.P8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Entropy Difference" table:style-name="ta1" table:print="false">
        <table:table-column table:style-name="co1" table:number-columns-repeated="13" table:default-cell-style-name="Default"/>
        <table:table-row table:style-name="ro1">
          <table:table-cell table:style-name="ce1" office:value-type="string" table:number-columns-spanned="13" table:number-rows-spanned="1">
            <text:p>raw data 120,000 samples</text:p>
          </table:table-cell>
          <table:covered-table-cell table:number-columns-repeated="12"/>
        </table:table-row>
        <table:table-row table:style-name="ro1">
          <table:table-cell office:value-type="string">
            <text:p>context</text:p>
          </table:table-cell>
          <table:table-cell table:number-columns-repeated="4"/>
          <table:table-cell office:value-type="string">
            <text:p>No-context</text:p>
          </table:table-cell>
          <table:table-cell table:number-columns-repeated="4"/>
          <table:table-cell office:value-type="string">
            <text:p>basic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36">
            <text:p>2136</text:p>
          </table:table-cell>
          <table:table-cell table:formula="of:=[.B3]/120000" office:value-type="float" office:value="0.0178">
            <text:p>0.017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302">
            <text:p>5302</text:p>
          </table:table-cell>
          <table:table-cell table:formula="of:=[.G3]/120000" office:value-type="float" office:value="0.0441833333333333">
            <text:p>0.044183333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485">
            <text:p>3485</text:p>
          </table:table-cell>
          <table:table-cell table:formula="of:=[.L3]/120000" office:value-type="float" office:value="0.0290416666666667">
            <text:p>0.0290416667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642">
            <text:p>642</text:p>
          </table:table-cell>
          <table:table-cell table:formula="of:=[.B4]/120000" office:value-type="float" office:value="0.00535">
            <text:p>0.00535</text:p>
          </table:table-cell>
          <table:table-cell table:number-columns-repeated="2"/>
          <table:table-cell office:value-type="float" office:value="0.001">
            <text:p>0.001</text:p>
          </table:table-cell>
          <table:table-cell office:value-type="float" office:value="905">
            <text:p>905</text:p>
          </table:table-cell>
          <table:table-cell table:formula="of:=[.G4]/120000" office:value-type="float" office:value="0.00754166666666667">
            <text:p>0.0075416667</text:p>
          </table:table-cell>
          <table:table-cell table:number-columns-repeated="2"/>
          <table:table-cell office:value-type="float" office:value="0.001">
            <text:p>0.001</text:p>
          </table:table-cell>
          <table:table-cell office:value-type="float" office:value="399">
            <text:p>399</text:p>
          </table:table-cell>
          <table:table-cell table:formula="of:=[.L4]/120000" office:value-type="float" office:value="0.003325">
            <text:p>0.003325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692">
            <text:p>692</text:p>
          </table:table-cell>
          <table:table-cell table:formula="of:=[.B5]/120000" office:value-type="float" office:value="0.00576666666666667">
            <text:p>0.0057666667</text:p>
          </table:table-cell>
          <table:table-cell table:number-columns-repeated="2"/>
          <table:table-cell office:value-type="float" office:value="0.002">
            <text:p>0.002</text:p>
          </table:table-cell>
          <table:table-cell office:value-type="float" office:value="608">
            <text:p>608</text:p>
          </table:table-cell>
          <table:table-cell table:formula="of:=[.G5]/120000" office:value-type="float" office:value="0.00506666666666667">
            <text:p>0.0050666667</text:p>
          </table:table-cell>
          <table:table-cell table:number-columns-repeated="2"/>
          <table:table-cell office:value-type="float" office:value="0.002">
            <text:p>0.002</text:p>
          </table:table-cell>
          <table:table-cell office:value-type="float" office:value="344">
            <text:p>344</text:p>
          </table:table-cell>
          <table:table-cell table:formula="of:=[.L5]/120000" office:value-type="float" office:value="0.00286666666666667">
            <text:p>0.0028666667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628">
            <text:p>628</text:p>
          </table:table-cell>
          <table:table-cell table:formula="of:=[.B6]/120000" office:value-type="float" office:value="0.00523333333333333">
            <text:p>0.0052333333</text:p>
          </table:table-cell>
          <table:table-cell table:number-columns-repeated="2"/>
          <table:table-cell office:value-type="float" office:value="0.003">
            <text:p>0.003</text:p>
          </table:table-cell>
          <table:table-cell office:value-type="float" office:value="652">
            <text:p>652</text:p>
          </table:table-cell>
          <table:table-cell table:formula="of:=[.G6]/120000" office:value-type="float" office:value="0.00543333333333333">
            <text:p>0.0054333333</text:p>
          </table:table-cell>
          <table:table-cell table:number-columns-repeated="2"/>
          <table:table-cell office:value-type="float" office:value="0.003">
            <text:p>0.003</text:p>
          </table:table-cell>
          <table:table-cell office:value-type="float" office:value="366">
            <text:p>366</text:p>
          </table:table-cell>
          <table:table-cell table:formula="of:=[.L6]/120000" office:value-type="float" office:value="0.00305">
            <text:p>0.00305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431">
            <text:p>431</text:p>
          </table:table-cell>
          <table:table-cell table:formula="of:=[.B7]/120000" office:value-type="float" office:value="0.00359166666666667">
            <text:p>0.0035916667</text:p>
          </table:table-cell>
          <table:table-cell table:number-columns-repeated="2"/>
          <table:table-cell office:value-type="float" office:value="0.004">
            <text:p>0.004</text:p>
          </table:table-cell>
          <table:table-cell office:value-type="float" office:value="872">
            <text:p>872</text:p>
          </table:table-cell>
          <table:table-cell table:formula="of:=[.G7]/120000" office:value-type="float" office:value="0.00726666666666667">
            <text:p>0.0072666667</text:p>
          </table:table-cell>
          <table:table-cell table:number-columns-repeated="2"/>
          <table:table-cell office:value-type="float" office:value="0.004">
            <text:p>0.004</text:p>
          </table:table-cell>
          <table:table-cell office:value-type="float" office:value="433">
            <text:p>433</text:p>
          </table:table-cell>
          <table:table-cell table:formula="of:=[.L7]/120000" office:value-type="float" office:value="0.00360833333333333">
            <text:p>0.0036083333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331">
            <text:p>331</text:p>
          </table:table-cell>
          <table:table-cell table:formula="of:=[.B8]/120000" office:value-type="float" office:value="0.00275833333333333">
            <text:p>0.0027583333</text:p>
          </table:table-cell>
          <table:table-cell table:number-columns-repeated="2"/>
          <table:table-cell office:value-type="float" office:value="0.005">
            <text:p>0.005</text:p>
          </table:table-cell>
          <table:table-cell office:value-type="float" office:value="537">
            <text:p>537</text:p>
          </table:table-cell>
          <table:table-cell table:formula="of:=[.G8]/120000" office:value-type="float" office:value="0.004475">
            <text:p>0.004475</text:p>
          </table:table-cell>
          <table:table-cell table:number-columns-repeated="2"/>
          <table:table-cell office:value-type="float" office:value="0.005">
            <text:p>0.005</text:p>
          </table:table-cell>
          <table:table-cell office:value-type="float" office:value="307">
            <text:p>307</text:p>
          </table:table-cell>
          <table:table-cell table:formula="of:=[.L8]/120000" office:value-type="float" office:value="0.00255833333333333">
            <text:p>0.0025583333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561">
            <text:p>561</text:p>
          </table:table-cell>
          <table:table-cell table:formula="of:=[.B9]/120000" office:value-type="float" office:value="0.004675">
            <text:p>0.004675</text:p>
          </table:table-cell>
          <table:table-cell table:number-columns-repeated="2"/>
          <table:table-cell office:value-type="float" office:value="0.006">
            <text:p>0.006</text:p>
          </table:table-cell>
          <table:table-cell office:value-type="float" office:value="880">
            <text:p>880</text:p>
          </table:table-cell>
          <table:table-cell table:formula="of:=[.G9]/120000" office:value-type="float" office:value="0.00733333333333333">
            <text:p>0.0073333333</text:p>
          </table:table-cell>
          <table:table-cell table:number-columns-repeated="2"/>
          <table:table-cell office:value-type="float" office:value="0.006">
            <text:p>0.006</text:p>
          </table:table-cell>
          <table:table-cell office:value-type="float" office:value="331">
            <text:p>331</text:p>
          </table:table-cell>
          <table:table-cell table:formula="of:=[.L9]/120000" office:value-type="float" office:value="0.00275833333333333">
            <text:p>0.0027583333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652">
            <text:p>652</text:p>
          </table:table-cell>
          <table:table-cell table:formula="of:=[.B10]/120000" office:value-type="float" office:value="0.00543333333333333">
            <text:p>0.0054333333</text:p>
          </table:table-cell>
          <table:table-cell table:number-columns-repeated="2"/>
          <table:table-cell office:value-type="float" office:value="0.007">
            <text:p>0.007</text:p>
          </table:table-cell>
          <table:table-cell office:value-type="float" office:value="967">
            <text:p>967</text:p>
          </table:table-cell>
          <table:table-cell table:formula="of:=[.G10]/120000" office:value-type="float" office:value="0.00805833333333333">
            <text:p>0.0080583333</text:p>
          </table:table-cell>
          <table:table-cell table:number-columns-repeated="2"/>
          <table:table-cell office:value-type="float" office:value="0.007">
            <text:p>0.007</text:p>
          </table:table-cell>
          <table:table-cell office:value-type="float" office:value="447">
            <text:p>447</text:p>
          </table:table-cell>
          <table:table-cell table:formula="of:=[.L10]/120000" office:value-type="float" office:value="0.003725">
            <text:p>0.003725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1042">
            <text:p>1042</text:p>
          </table:table-cell>
          <table:table-cell table:formula="of:=[.B11]/120000" office:value-type="float" office:value="0.00868333333333333">
            <text:p>0.0086833333</text:p>
          </table:table-cell>
          <table:table-cell table:number-columns-repeated="2"/>
          <table:table-cell office:value-type="float" office:value="0.008">
            <text:p>0.008</text:p>
          </table:table-cell>
          <table:table-cell office:value-type="float" office:value="700">
            <text:p>700</text:p>
          </table:table-cell>
          <table:table-cell table:formula="of:=[.G11]/120000" office:value-type="float" office:value="0.00583333333333333">
            <text:p>0.0058333333</text:p>
          </table:table-cell>
          <table:table-cell table:number-columns-repeated="2"/>
          <table:table-cell office:value-type="float" office:value="0.008">
            <text:p>0.008</text:p>
          </table:table-cell>
          <table:table-cell office:value-type="float" office:value="433">
            <text:p>433</text:p>
          </table:table-cell>
          <table:table-cell table:formula="of:=[.L11]/120000" office:value-type="float" office:value="0.00360833333333333">
            <text:p>0.0036083333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696">
            <text:p>696</text:p>
          </table:table-cell>
          <table:table-cell table:formula="of:=[.B12]/120000" office:value-type="float" office:value="0.0058">
            <text:p>0.0058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347">
            <text:p>347</text:p>
          </table:table-cell>
          <table:table-cell table:formula="of:=[.G12]/120000" office:value-type="float" office:value="0.00289166666666667">
            <text:p>0.0028916667</text:p>
          </table:table-cell>
          <table:table-cell table:number-columns-repeated="2"/>
          <table:table-cell office:value-type="float" office:value="0.009">
            <text:p>0.009</text:p>
          </table:table-cell>
          <table:table-cell office:value-type="float" office:value="330">
            <text:p>330</text:p>
          </table:table-cell>
          <table:table-cell table:formula="of:=[.L12]/120000" office:value-type="float" office:value="0.00275">
            <text:p>0.00275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624">
            <text:p>624</text:p>
          </table:table-cell>
          <table:table-cell table:formula="of:=[.B13]/120000" office:value-type="float" office:value="0.0052">
            <text:p>0.0052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603">
            <text:p>603</text:p>
          </table:table-cell>
          <table:table-cell table:formula="of:=[.G13]/120000" office:value-type="float" office:value="0.005025">
            <text:p>0.005025</text:p>
          </table:table-cell>
          <table:table-cell table:number-columns-repeated="2"/>
          <table:table-cell office:value-type="float" office:value="0.01">
            <text:p>0.01</text:p>
          </table:table-cell>
          <table:table-cell office:value-type="float" office:value="342">
            <text:p>342</text:p>
          </table:table-cell>
          <table:table-cell table:formula="of:=[.L13]/120000" office:value-type="float" office:value="0.00285">
            <text:p>0.00285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682">
            <text:p>682</text:p>
          </table:table-cell>
          <table:table-cell table:formula="of:=[.B14]/120000" office:value-type="float" office:value="0.00568333333333333">
            <text:p>0.0056833333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1001">
            <text:p>1001</text:p>
          </table:table-cell>
          <table:table-cell table:formula="of:=[.G14]/120000" office:value-type="float" office:value="0.00834166666666667">
            <text:p>0.0083416667</text:p>
          </table:table-cell>
          <table:table-cell table:number-columns-repeated="2"/>
          <table:table-cell office:value-type="float" office:value="0.011">
            <text:p>0.011</text:p>
          </table:table-cell>
          <table:table-cell office:value-type="float" office:value="504">
            <text:p>504</text:p>
          </table:table-cell>
          <table:table-cell table:formula="of:=[.L14]/120000" office:value-type="float" office:value="0.0042">
            <text:p>0.0042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550">
            <text:p>550</text:p>
          </table:table-cell>
          <table:table-cell table:formula="of:=[.B15]/120000" office:value-type="float" office:value="0.00458333333333333">
            <text:p>0.0045833333</text:p>
          </table:table-cell>
          <table:table-cell table:number-columns-repeated="2"/>
          <table:table-cell office:value-type="float" office:value="0.012">
            <text:p>0.012</text:p>
          </table:table-cell>
          <table:table-cell office:value-type="float" office:value="497">
            <text:p>497</text:p>
          </table:table-cell>
          <table:table-cell table:formula="of:=[.G15]/120000" office:value-type="float" office:value="0.00414166666666667">
            <text:p>0.0041416667</text:p>
          </table:table-cell>
          <table:table-cell table:number-columns-repeated="2"/>
          <table:table-cell office:value-type="float" office:value="0.012">
            <text:p>0.012</text:p>
          </table:table-cell>
          <table:table-cell office:value-type="float" office:value="348">
            <text:p>348</text:p>
          </table:table-cell>
          <table:table-cell table:formula="of:=[.L15]/120000" office:value-type="float" office:value="0.0029">
            <text:p>0.0029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516">
            <text:p>516</text:p>
          </table:table-cell>
          <table:table-cell table:formula="of:=[.B16]/120000" office:value-type="float" office:value="0.0043">
            <text:p>0.0043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510">
            <text:p>510</text:p>
          </table:table-cell>
          <table:table-cell table:formula="of:=[.G16]/120000" office:value-type="float" office:value="0.00425">
            <text:p>0.00425</text:p>
          </table:table-cell>
          <table:table-cell table:number-columns-repeated="2"/>
          <table:table-cell office:value-type="float" office:value="0.013">
            <text:p>0.013</text:p>
          </table:table-cell>
          <table:table-cell office:value-type="float" office:value="330">
            <text:p>330</text:p>
          </table:table-cell>
          <table:table-cell table:formula="of:=[.L16]/120000" office:value-type="float" office:value="0.00275">
            <text:p>0.00275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1061">
            <text:p>1061</text:p>
          </table:table-cell>
          <table:table-cell table:formula="of:=[.B17]/120000" office:value-type="float" office:value="0.00884166666666667">
            <text:p>0.0088416667</text:p>
          </table:table-cell>
          <table:table-cell table:number-columns-repeated="2"/>
          <table:table-cell office:value-type="float" office:value="0.014">
            <text:p>0.014</text:p>
          </table:table-cell>
          <table:table-cell office:value-type="float" office:value="643">
            <text:p>643</text:p>
          </table:table-cell>
          <table:table-cell table:formula="of:=[.G17]/120000" office:value-type="float" office:value="0.00535833333333333">
            <text:p>0.0053583333</text:p>
          </table:table-cell>
          <table:table-cell table:number-columns-repeated="2"/>
          <table:table-cell office:value-type="float" office:value="0.014">
            <text:p>0.014</text:p>
          </table:table-cell>
          <table:table-cell office:value-type="float" office:value="380">
            <text:p>380</text:p>
          </table:table-cell>
          <table:table-cell table:formula="of:=[.L17]/120000" office:value-type="float" office:value="0.00316666666666667">
            <text:p>0.0031666667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686">
            <text:p>686</text:p>
          </table:table-cell>
          <table:table-cell table:formula="of:=[.B18]/120000" office:value-type="float" office:value="0.00571666666666667">
            <text:p>0.0057166667</text:p>
          </table:table-cell>
          <table:table-cell table:number-columns-repeated="2"/>
          <table:table-cell office:value-type="float" office:value="0.015">
            <text:p>0.015</text:p>
          </table:table-cell>
          <table:table-cell office:value-type="float" office:value="1094">
            <text:p>1094</text:p>
          </table:table-cell>
          <table:table-cell table:formula="of:=[.G18]/120000" office:value-type="float" office:value="0.00911666666666667">
            <text:p>0.0091166667</text:p>
          </table:table-cell>
          <table:table-cell table:number-columns-repeated="2"/>
          <table:table-cell office:value-type="float" office:value="0.015">
            <text:p>0.015</text:p>
          </table:table-cell>
          <table:table-cell office:value-type="float" office:value="341">
            <text:p>341</text:p>
          </table:table-cell>
          <table:table-cell table:formula="of:=[.L18]/120000" office:value-type="float" office:value="0.00284166666666667">
            <text:p>0.0028416667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706">
            <text:p>706</text:p>
          </table:table-cell>
          <table:table-cell table:formula="of:=[.B19]/120000" office:value-type="float" office:value="0.00588333333333333">
            <text:p>0.0058833333</text:p>
          </table:table-cell>
          <table:table-cell table:number-columns-repeated="2"/>
          <table:table-cell office:value-type="float" office:value="0.016">
            <text:p>0.016</text:p>
          </table:table-cell>
          <table:table-cell office:value-type="float" office:value="540">
            <text:p>540</text:p>
          </table:table-cell>
          <table:table-cell table:formula="of:=[.G19]/120000" office:value-type="float" office:value="0.0045">
            <text:p>0.0045</text:p>
          </table:table-cell>
          <table:table-cell table:number-columns-repeated="2"/>
          <table:table-cell office:value-type="float" office:value="0.016">
            <text:p>0.016</text:p>
          </table:table-cell>
          <table:table-cell office:value-type="float" office:value="426">
            <text:p>426</text:p>
          </table:table-cell>
          <table:table-cell table:formula="of:=[.L19]/120000" office:value-type="float" office:value="0.00355">
            <text:p>0.00355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298">
            <text:p>298</text:p>
          </table:table-cell>
          <table:table-cell table:formula="of:=[.B20]/120000" office:value-type="float" office:value="0.00248333333333333">
            <text:p>0.0024833333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744">
            <text:p>744</text:p>
          </table:table-cell>
          <table:table-cell table:formula="of:=[.G20]/120000" office:value-type="float" office:value="0.0062">
            <text:p>0.0062</text:p>
          </table:table-cell>
          <table:table-cell table:number-columns-repeated="2"/>
          <table:table-cell office:value-type="float" office:value="0.017">
            <text:p>0.017</text:p>
          </table:table-cell>
          <table:table-cell office:value-type="float" office:value="370">
            <text:p>370</text:p>
          </table:table-cell>
          <table:table-cell table:formula="of:=[.L20]/120000" office:value-type="float" office:value="0.00308333333333333">
            <text:p>0.0030833333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2327">
            <text:p>2327</text:p>
          </table:table-cell>
          <table:table-cell table:formula="of:=[.B21]/120000" office:value-type="float" office:value="0.0193916666666667">
            <text:p>0.0193916667</text:p>
          </table:table-cell>
          <table:table-cell table:number-columns-repeated="2"/>
          <table:table-cell office:value-type="float" office:value="0.018">
            <text:p>0.018</text:p>
          </table:table-cell>
          <table:table-cell office:value-type="float" office:value="1514">
            <text:p>1514</text:p>
          </table:table-cell>
          <table:table-cell table:formula="of:=[.G21]/120000" office:value-type="float" office:value="0.0126166666666667">
            <text:p>0.0126166667</text:p>
          </table:table-cell>
          <table:table-cell table:number-columns-repeated="2"/>
          <table:table-cell office:value-type="float" office:value="0.018">
            <text:p>0.018</text:p>
          </table:table-cell>
          <table:table-cell office:value-type="float" office:value="725">
            <text:p>725</text:p>
          </table:table-cell>
          <table:table-cell table:formula="of:=[.L21]/120000" office:value-type="float" office:value="0.00604166666666667">
            <text:p>0.0060416667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584">
            <text:p>584</text:p>
          </table:table-cell>
          <table:table-cell table:formula="of:=[.B22]/120000" office:value-type="float" office:value="0.00486666666666667">
            <text:p>0.0048666667</text:p>
          </table:table-cell>
          <table:table-cell table:number-columns-repeated="2"/>
          <table:table-cell office:value-type="float" office:value="0.019">
            <text:p>0.019</text:p>
          </table:table-cell>
          <table:table-cell office:value-type="float" office:value="885">
            <text:p>885</text:p>
          </table:table-cell>
          <table:table-cell table:formula="of:=[.G22]/120000" office:value-type="float" office:value="0.007375">
            <text:p>0.007375</text:p>
          </table:table-cell>
          <table:table-cell table:number-columns-repeated="2"/>
          <table:table-cell office:value-type="float" office:value="0.019">
            <text:p>0.019</text:p>
          </table:table-cell>
          <table:table-cell office:value-type="float" office:value="497">
            <text:p>497</text:p>
          </table:table-cell>
          <table:table-cell table:formula="of:=[.L22]/120000" office:value-type="float" office:value="0.00414166666666667">
            <text:p>0.0041416667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405">
            <text:p>405</text:p>
          </table:table-cell>
          <table:table-cell table:formula="of:=[.B23]/120000" office:value-type="float" office:value="0.003375">
            <text:p>0.003375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1028">
            <text:p>1028</text:p>
          </table:table-cell>
          <table:table-cell table:formula="of:=[.G23]/120000" office:value-type="float" office:value="0.00856666666666667">
            <text:p>0.0085666667</text:p>
          </table:table-cell>
          <table:table-cell table:number-columns-repeated="2"/>
          <table:table-cell office:value-type="float" office:value="0.02">
            <text:p>0.02</text:p>
          </table:table-cell>
          <table:table-cell office:value-type="float" office:value="275">
            <text:p>275</text:p>
          </table:table-cell>
          <table:table-cell table:formula="of:=[.L23]/120000" office:value-type="float" office:value="0.00229166666666667">
            <text:p>0.0022916667</text:p>
          </table:table-cell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530">
            <text:p>530</text:p>
          </table:table-cell>
          <table:table-cell table:formula="of:=[.B24]/120000" office:value-type="float" office:value="0.00441666666666667">
            <text:p>0.0044166667</text:p>
          </table:table-cell>
          <table:table-cell table:number-columns-repeated="2"/>
          <table:table-cell office:value-type="float" office:value="0.021">
            <text:p>0.021</text:p>
          </table:table-cell>
          <table:table-cell office:value-type="float" office:value="837">
            <text:p>837</text:p>
          </table:table-cell>
          <table:table-cell table:formula="of:=[.G24]/120000" office:value-type="float" office:value="0.006975">
            <text:p>0.006975</text:p>
          </table:table-cell>
          <table:table-cell table:number-columns-repeated="2"/>
          <table:table-cell office:value-type="float" office:value="0.021">
            <text:p>0.021</text:p>
          </table:table-cell>
          <table:table-cell office:value-type="float" office:value="359">
            <text:p>359</text:p>
          </table:table-cell>
          <table:table-cell table:formula="of:=[.L24]/120000" office:value-type="float" office:value="0.00299166666666667">
            <text:p>0.0029916667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569">
            <text:p>569</text:p>
          </table:table-cell>
          <table:table-cell table:formula="of:=[.B25]/120000" office:value-type="float" office:value="0.00474166666666667">
            <text:p>0.0047416667</text:p>
          </table:table-cell>
          <table:table-cell table:number-columns-repeated="2"/>
          <table:table-cell office:value-type="float" office:value="0.022">
            <text:p>0.022</text:p>
          </table:table-cell>
          <table:table-cell office:value-type="float" office:value="585">
            <text:p>585</text:p>
          </table:table-cell>
          <table:table-cell table:formula="of:=[.G25]/120000" office:value-type="float" office:value="0.004875">
            <text:p>0.004875</text:p>
          </table:table-cell>
          <table:table-cell table:number-columns-repeated="2"/>
          <table:table-cell office:value-type="float" office:value="0.022">
            <text:p>0.022</text:p>
          </table:table-cell>
          <table:table-cell office:value-type="float" office:value="435">
            <text:p>435</text:p>
          </table:table-cell>
          <table:table-cell table:formula="of:=[.L25]/120000" office:value-type="float" office:value="0.003625">
            <text:p>0.003625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677">
            <text:p>677</text:p>
          </table:table-cell>
          <table:table-cell table:formula="of:=[.B26]/120000" office:value-type="float" office:value="0.00564166666666667">
            <text:p>0.0056416667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741">
            <text:p>741</text:p>
          </table:table-cell>
          <table:table-cell table:formula="of:=[.G26]/120000" office:value-type="float" office:value="0.006175">
            <text:p>0.006175</text:p>
          </table:table-cell>
          <table:table-cell table:number-columns-repeated="2"/>
          <table:table-cell office:value-type="float" office:value="0.023">
            <text:p>0.023</text:p>
          </table:table-cell>
          <table:table-cell office:value-type="float" office:value="346">
            <text:p>346</text:p>
          </table:table-cell>
          <table:table-cell table:formula="of:=[.L26]/120000" office:value-type="float" office:value="0.00288333333333333">
            <text:p>0.0028833333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378">
            <text:p>378</text:p>
          </table:table-cell>
          <table:table-cell table:formula="of:=[.B27]/120000" office:value-type="float" office:value="0.00315">
            <text:p>0.00315</text:p>
          </table:table-cell>
          <table:table-cell table:number-columns-repeated="2"/>
          <table:table-cell office:value-type="float" office:value="0.024">
            <text:p>0.024</text:p>
          </table:table-cell>
          <table:table-cell office:value-type="float" office:value="728">
            <text:p>728</text:p>
          </table:table-cell>
          <table:table-cell table:formula="of:=[.G27]/120000" office:value-type="float" office:value="0.00606666666666667">
            <text:p>0.0060666667</text:p>
          </table:table-cell>
          <table:table-cell table:number-columns-repeated="2"/>
          <table:table-cell office:value-type="float" office:value="0.024">
            <text:p>0.024</text:p>
          </table:table-cell>
          <table:table-cell office:value-type="float" office:value="245">
            <text:p>245</text:p>
          </table:table-cell>
          <table:table-cell table:formula="of:=[.L27]/120000" office:value-type="float" office:value="0.00204166666666667">
            <text:p>0.0020416667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692">
            <text:p>692</text:p>
          </table:table-cell>
          <table:table-cell table:formula="of:=[.B28]/120000" office:value-type="float" office:value="0.00576666666666667">
            <text:p>0.0057666667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1420">
            <text:p>1420</text:p>
          </table:table-cell>
          <table:table-cell table:formula="of:=[.G28]/120000" office:value-type="float" office:value="0.0118333333333333">
            <text:p>0.0118333333</text:p>
          </table:table-cell>
          <table:table-cell table:number-columns-repeated="2"/>
          <table:table-cell office:value-type="float" office:value="0.025">
            <text:p>0.025</text:p>
          </table:table-cell>
          <table:table-cell office:value-type="float" office:value="467">
            <text:p>467</text:p>
          </table:table-cell>
          <table:table-cell table:formula="of:=[.L28]/120000" office:value-type="float" office:value="0.00389166666666667">
            <text:p>0.0038916667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675">
            <text:p>675</text:p>
          </table:table-cell>
          <table:table-cell table:formula="of:=[.B29]/120000" office:value-type="float" office:value="0.005625">
            <text:p>0.005625</text:p>
          </table:table-cell>
          <table:table-cell table:number-columns-repeated="2"/>
          <table:table-cell office:value-type="float" office:value="0.026">
            <text:p>0.026</text:p>
          </table:table-cell>
          <table:table-cell office:value-type="float" office:value="796">
            <text:p>796</text:p>
          </table:table-cell>
          <table:table-cell table:formula="of:=[.G29]/120000" office:value-type="float" office:value="0.00663333333333333">
            <text:p>0.0066333333</text:p>
          </table:table-cell>
          <table:table-cell table:number-columns-repeated="2"/>
          <table:table-cell office:value-type="float" office:value="0.026">
            <text:p>0.026</text:p>
          </table:table-cell>
          <table:table-cell office:value-type="float" office:value="447">
            <text:p>447</text:p>
          </table:table-cell>
          <table:table-cell table:formula="of:=[.L29]/120000" office:value-type="float" office:value="0.003725">
            <text:p>0.003725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593">
            <text:p>593</text:p>
          </table:table-cell>
          <table:table-cell table:formula="of:=[.B30]/120000" office:value-type="float" office:value="0.00494166666666667">
            <text:p>0.0049416667</text:p>
          </table:table-cell>
          <table:table-cell table:number-columns-repeated="2"/>
          <table:table-cell office:value-type="float" office:value="0.027">
            <text:p>0.027</text:p>
          </table:table-cell>
          <table:table-cell office:value-type="float" office:value="447">
            <text:p>447</text:p>
          </table:table-cell>
          <table:table-cell table:formula="of:=[.G30]/120000" office:value-type="float" office:value="0.003725">
            <text:p>0.003725</text:p>
          </table:table-cell>
          <table:table-cell table:number-columns-repeated="2"/>
          <table:table-cell office:value-type="float" office:value="0.027">
            <text:p>0.027</text:p>
          </table:table-cell>
          <table:table-cell office:value-type="float" office:value="355">
            <text:p>355</text:p>
          </table:table-cell>
          <table:table-cell table:formula="of:=[.L30]/120000" office:value-type="float" office:value="0.00295833333333333">
            <text:p>0.0029583333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542">
            <text:p>542</text:p>
          </table:table-cell>
          <table:table-cell table:formula="of:=[.B31]/120000" office:value-type="float" office:value="0.00451666666666667">
            <text:p>0.0045166667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273">
            <text:p>273</text:p>
          </table:table-cell>
          <table:table-cell table:formula="of:=[.G31]/120000" office:value-type="float" office:value="0.002275">
            <text:p>0.002275</text:p>
          </table:table-cell>
          <table:table-cell table:number-columns-repeated="2"/>
          <table:table-cell office:value-type="float" office:value="0.028">
            <text:p>0.028</text:p>
          </table:table-cell>
          <table:table-cell office:value-type="float" office:value="301">
            <text:p>301</text:p>
          </table:table-cell>
          <table:table-cell table:formula="of:=[.L31]/120000" office:value-type="float" office:value="0.00250833333333333">
            <text:p>0.0025083333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1229">
            <text:p>1229</text:p>
          </table:table-cell>
          <table:table-cell table:formula="of:=[.B32]/120000" office:value-type="float" office:value="0.0102416666666667">
            <text:p>0.0102416667</text:p>
          </table:table-cell>
          <table:table-cell table:number-columns-repeated="2"/>
          <table:table-cell office:value-type="float" office:value="0.029">
            <text:p>0.029</text:p>
          </table:table-cell>
          <table:table-cell office:value-type="float" office:value="1570">
            <text:p>1570</text:p>
          </table:table-cell>
          <table:table-cell table:formula="of:=[.G32]/120000" office:value-type="float" office:value="0.0130833333333333">
            <text:p>0.0130833333</text:p>
          </table:table-cell>
          <table:table-cell table:number-columns-repeated="2"/>
          <table:table-cell office:value-type="float" office:value="0.029">
            <text:p>0.029</text:p>
          </table:table-cell>
          <table:table-cell office:value-type="float" office:value="456">
            <text:p>456</text:p>
          </table:table-cell>
          <table:table-cell table:formula="of:=[.L32]/120000" office:value-type="float" office:value="0.0038">
            <text:p>0.0038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941">
            <text:p>941</text:p>
          </table:table-cell>
          <table:table-cell table:formula="of:=[.B33]/120000" office:value-type="float" office:value="0.00784166666666667">
            <text:p>0.0078416667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297">
            <text:p>297</text:p>
          </table:table-cell>
          <table:table-cell table:formula="of:=[.G33]/120000" office:value-type="float" office:value="0.002475">
            <text:p>0.002475</text:p>
          </table:table-cell>
          <table:table-cell table:number-columns-repeated="2"/>
          <table:table-cell office:value-type="float" office:value="0.03">
            <text:p>0.03</text:p>
          </table:table-cell>
          <table:table-cell office:value-type="float" office:value="354">
            <text:p>354</text:p>
          </table:table-cell>
          <table:table-cell table:formula="of:=[.L33]/120000" office:value-type="float" office:value="0.00295">
            <text:p>0.00295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807">
            <text:p>807</text:p>
          </table:table-cell>
          <table:table-cell table:formula="of:=[.B34]/120000" office:value-type="float" office:value="0.006725">
            <text:p>0.006725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644">
            <text:p>644</text:p>
          </table:table-cell>
          <table:table-cell table:formula="of:=[.G34]/120000" office:value-type="float" office:value="0.00536666666666667">
            <text:p>0.0053666667</text:p>
          </table:table-cell>
          <table:table-cell table:number-columns-repeated="2"/>
          <table:table-cell office:value-type="float" office:value="0.031">
            <text:p>0.031</text:p>
          </table:table-cell>
          <table:table-cell office:value-type="float" office:value="353">
            <text:p>353</text:p>
          </table:table-cell>
          <table:table-cell table:formula="of:=[.L34]/120000" office:value-type="float" office:value="0.00294166666666667">
            <text:p>0.0029416667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1067">
            <text:p>1067</text:p>
          </table:table-cell>
          <table:table-cell table:formula="of:=[.B35]/120000" office:value-type="float" office:value="0.00889166666666667">
            <text:p>0.0088916667</text:p>
          </table:table-cell>
          <table:table-cell table:number-columns-repeated="2"/>
          <table:table-cell office:value-type="float" office:value="0.032">
            <text:p>0.032</text:p>
          </table:table-cell>
          <table:table-cell office:value-type="float" office:value="559">
            <text:p>559</text:p>
          </table:table-cell>
          <table:table-cell table:formula="of:=[.G35]/120000" office:value-type="float" office:value="0.00465833333333333">
            <text:p>0.0046583333</text:p>
          </table:table-cell>
          <table:table-cell table:number-columns-repeated="2"/>
          <table:table-cell office:value-type="float" office:value="0.032">
            <text:p>0.032</text:p>
          </table:table-cell>
          <table:table-cell office:value-type="float" office:value="379">
            <text:p>379</text:p>
          </table:table-cell>
          <table:table-cell table:formula="of:=[.L35]/120000" office:value-type="float" office:value="0.00315833333333333">
            <text:p>0.0031583333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926">
            <text:p>926</text:p>
          </table:table-cell>
          <table:table-cell table:formula="of:=[.B36]/120000" office:value-type="float" office:value="0.00771666666666667">
            <text:p>0.0077166667</text:p>
          </table:table-cell>
          <table:table-cell table:number-columns-repeated="2"/>
          <table:table-cell office:value-type="float" office:value="0.033">
            <text:p>0.033</text:p>
          </table:table-cell>
          <table:table-cell office:value-type="float" office:value="1121">
            <text:p>1121</text:p>
          </table:table-cell>
          <table:table-cell table:formula="of:=[.G36]/120000" office:value-type="float" office:value="0.00934166666666667">
            <text:p>0.0093416667</text:p>
          </table:table-cell>
          <table:table-cell table:number-columns-repeated="2"/>
          <table:table-cell office:value-type="float" office:value="0.033">
            <text:p>0.033</text:p>
          </table:table-cell>
          <table:table-cell office:value-type="float" office:value="428">
            <text:p>428</text:p>
          </table:table-cell>
          <table:table-cell table:formula="of:=[.L36]/120000" office:value-type="float" office:value="0.00356666666666667">
            <text:p>0.0035666667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518">
            <text:p>518</text:p>
          </table:table-cell>
          <table:table-cell table:formula="of:=[.B37]/120000" office:value-type="float" office:value="0.00431666666666667">
            <text:p>0.0043166667</text:p>
          </table:table-cell>
          <table:table-cell table:number-columns-repeated="2"/>
          <table:table-cell office:value-type="float" office:value="0.034">
            <text:p>0.034</text:p>
          </table:table-cell>
          <table:table-cell office:value-type="float" office:value="1380">
            <text:p>1380</text:p>
          </table:table-cell>
          <table:table-cell table:formula="of:=[.G37]/120000" office:value-type="float" office:value="0.0115">
            <text:p>0.0115</text:p>
          </table:table-cell>
          <table:table-cell table:number-columns-repeated="2"/>
          <table:table-cell office:value-type="float" office:value="0.034">
            <text:p>0.034</text:p>
          </table:table-cell>
          <table:table-cell office:value-type="float" office:value="391">
            <text:p>391</text:p>
          </table:table-cell>
          <table:table-cell table:formula="of:=[.L37]/120000" office:value-type="float" office:value="0.00325833333333333">
            <text:p>0.0032583333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1369">
            <text:p>1369</text:p>
          </table:table-cell>
          <table:table-cell table:formula="of:=[.B38]/120000" office:value-type="float" office:value="0.0114083333333333">
            <text:p>0.0114083333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565">
            <text:p>565</text:p>
          </table:table-cell>
          <table:table-cell table:formula="of:=[.G38]/120000" office:value-type="float" office:value="0.00470833333333333">
            <text:p>0.0047083333</text:p>
          </table:table-cell>
          <table:table-cell table:number-columns-repeated="2"/>
          <table:table-cell office:value-type="float" office:value="0.035">
            <text:p>0.035</text:p>
          </table:table-cell>
          <table:table-cell office:value-type="float" office:value="633">
            <text:p>633</text:p>
          </table:table-cell>
          <table:table-cell table:formula="of:=[.L38]/120000" office:value-type="float" office:value="0.005275">
            <text:p>0.005275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1354">
            <text:p>1354</text:p>
          </table:table-cell>
          <table:table-cell table:formula="of:=[.B39]/120000" office:value-type="float" office:value="0.0112833333333333">
            <text:p>0.0112833333</text:p>
          </table:table-cell>
          <table:table-cell table:number-columns-repeated="2"/>
          <table:table-cell office:value-type="float" office:value="0.036">
            <text:p>0.036</text:p>
          </table:table-cell>
          <table:table-cell office:value-type="float" office:value="1305">
            <text:p>1305</text:p>
          </table:table-cell>
          <table:table-cell table:formula="of:=[.G39]/120000" office:value-type="float" office:value="0.010875">
            <text:p>0.010875</text:p>
          </table:table-cell>
          <table:table-cell table:number-columns-repeated="2"/>
          <table:table-cell office:value-type="float" office:value="0.036">
            <text:p>0.036</text:p>
          </table:table-cell>
          <table:table-cell office:value-type="float" office:value="1122">
            <text:p>1122</text:p>
          </table:table-cell>
          <table:table-cell table:formula="of:=[.L39]/120000" office:value-type="float" office:value="0.00935">
            <text:p>0.00935</text:p>
          </table:table-cell>
        </table:table-row>
        <table:table-row table:style-name="ro1">
          <table:table-cell office:value-type="float" office:value="0.037">
            <text:p>0.037</text:p>
          </table:table-cell>
          <table:table-cell office:value-type="float" office:value="719">
            <text:p>719</text:p>
          </table:table-cell>
          <table:table-cell table:formula="of:=[.B40]/120000" office:value-type="float" office:value="0.00599166666666667">
            <text:p>0.0059916667</text:p>
          </table:table-cell>
          <table:table-cell table:number-columns-repeated="2"/>
          <table:table-cell office:value-type="float" office:value="0.037">
            <text:p>0.037</text:p>
          </table:table-cell>
          <table:table-cell office:value-type="float" office:value="500">
            <text:p>500</text:p>
          </table:table-cell>
          <table:table-cell table:formula="of:=[.G40]/120000" office:value-type="float" office:value="0.00416666666666667">
            <text:p>0.0041666667</text:p>
          </table:table-cell>
          <table:table-cell table:number-columns-repeated="2"/>
          <table:table-cell office:value-type="float" office:value="0.037">
            <text:p>0.037</text:p>
          </table:table-cell>
          <table:table-cell office:value-type="float" office:value="421">
            <text:p>421</text:p>
          </table:table-cell>
          <table:table-cell table:formula="of:=[.L40]/120000" office:value-type="float" office:value="0.00350833333333333">
            <text:p>0.0035083333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396">
            <text:p>396</text:p>
          </table:table-cell>
          <table:table-cell table:formula="of:=[.B41]/120000" office:value-type="float" office:value="0.0033">
            <text:p>0.0033</text:p>
          </table:table-cell>
          <table:table-cell table:number-columns-repeated="2"/>
          <table:table-cell office:value-type="float" office:value="0.038">
            <text:p>0.038</text:p>
          </table:table-cell>
          <table:table-cell office:value-type="float" office:value="1036">
            <text:p>1036</text:p>
          </table:table-cell>
          <table:table-cell table:formula="of:=[.G41]/120000" office:value-type="float" office:value="0.00863333333333333">
            <text:p>0.0086333333</text:p>
          </table:table-cell>
          <table:table-cell table:number-columns-repeated="2"/>
          <table:table-cell office:value-type="float" office:value="0.038">
            <text:p>0.038</text:p>
          </table:table-cell>
          <table:table-cell office:value-type="float" office:value="314">
            <text:p>314</text:p>
          </table:table-cell>
          <table:table-cell table:formula="of:=[.L41]/120000" office:value-type="float" office:value="0.00261666666666667">
            <text:p>0.0026166667</text:p>
          </table:table-cell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489">
            <text:p>489</text:p>
          </table:table-cell>
          <table:table-cell table:formula="of:=[.B42]/120000" office:value-type="float" office:value="0.004075">
            <text:p>0.004075</text:p>
          </table:table-cell>
          <table:table-cell table:number-columns-repeated="2"/>
          <table:table-cell office:value-type="float" office:value="0.039">
            <text:p>0.039</text:p>
          </table:table-cell>
          <table:table-cell office:value-type="float" office:value="483">
            <text:p>483</text:p>
          </table:table-cell>
          <table:table-cell table:formula="of:=[.G42]/120000" office:value-type="float" office:value="0.004025">
            <text:p>0.004025</text:p>
          </table:table-cell>
          <table:table-cell table:number-columns-repeated="2"/>
          <table:table-cell office:value-type="float" office:value="0.039">
            <text:p>0.039</text:p>
          </table:table-cell>
          <table:table-cell office:value-type="float" office:value="317">
            <text:p>317</text:p>
          </table:table-cell>
          <table:table-cell table:formula="of:=[.L42]/120000" office:value-type="float" office:value="0.00264166666666667">
            <text:p>0.0026416667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844">
            <text:p>844</text:p>
          </table:table-cell>
          <table:table-cell table:formula="of:=[.B43]/120000" office:value-type="float" office:value="0.00703333333333333">
            <text:p>0.0070333333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911">
            <text:p>911</text:p>
          </table:table-cell>
          <table:table-cell table:formula="of:=[.G43]/120000" office:value-type="float" office:value="0.00759166666666667">
            <text:p>0.0075916667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396">
            <text:p>396</text:p>
          </table:table-cell>
          <table:table-cell table:formula="of:=[.L43]/120000" office:value-type="float" office:value="0.0033">
            <text:p>0.0033</text:p>
          </table:table-cell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1152">
            <text:p>1152</text:p>
          </table:table-cell>
          <table:table-cell table:formula="of:=[.B44]/120000" office:value-type="float" office:value="0.0096">
            <text:p>0.0096</text:p>
          </table:table-cell>
          <table:table-cell table:number-columns-repeated="2"/>
          <table:table-cell office:value-type="float" office:value="0.041">
            <text:p>0.041</text:p>
          </table:table-cell>
          <table:table-cell office:value-type="float" office:value="678">
            <text:p>678</text:p>
          </table:table-cell>
          <table:table-cell table:formula="of:=[.G44]/120000" office:value-type="float" office:value="0.00565">
            <text:p>0.00565</text:p>
          </table:table-cell>
          <table:table-cell table:number-columns-repeated="2"/>
          <table:table-cell office:value-type="float" office:value="0.041">
            <text:p>0.041</text:p>
          </table:table-cell>
          <table:table-cell office:value-type="float" office:value="360">
            <text:p>360</text:p>
          </table:table-cell>
          <table:table-cell table:formula="of:=[.L44]/120000" office:value-type="float" office:value="0.003">
            <text:p>0.003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225">
            <text:p>225</text:p>
          </table:table-cell>
          <table:table-cell table:formula="of:=[.B45]/120000" office:value-type="float" office:value="0.001875">
            <text:p>0.001875</text:p>
          </table:table-cell>
          <table:table-cell table:number-columns-repeated="2"/>
          <table:table-cell office:value-type="float" office:value="0.042">
            <text:p>0.042</text:p>
          </table:table-cell>
          <table:table-cell office:value-type="float" office:value="626">
            <text:p>626</text:p>
          </table:table-cell>
          <table:table-cell table:formula="of:=[.G45]/120000" office:value-type="float" office:value="0.00521666666666667">
            <text:p>0.0052166667</text:p>
          </table:table-cell>
          <table:table-cell table:number-columns-repeated="2"/>
          <table:table-cell office:value-type="float" office:value="0.042">
            <text:p>0.042</text:p>
          </table:table-cell>
          <table:table-cell office:value-type="float" office:value="293">
            <text:p>293</text:p>
          </table:table-cell>
          <table:table-cell table:formula="of:=[.L45]/120000" office:value-type="float" office:value="0.00244166666666667">
            <text:p>0.0024416667</text:p>
          </table:table-cell>
        </table:table-row>
        <table:table-row table:style-name="ro1">
          <table:table-cell office:value-type="float" office:value="0.043">
            <text:p>0.043</text:p>
          </table:table-cell>
          <table:table-cell office:value-type="float" office:value="801">
            <text:p>801</text:p>
          </table:table-cell>
          <table:table-cell table:formula="of:=[.B46]/120000" office:value-type="float" office:value="0.006675">
            <text:p>0.006675</text:p>
          </table:table-cell>
          <table:table-cell table:number-columns-repeated="2"/>
          <table:table-cell office:value-type="float" office:value="0.043">
            <text:p>0.043</text:p>
          </table:table-cell>
          <table:table-cell office:value-type="float" office:value="1196">
            <text:p>1196</text:p>
          </table:table-cell>
          <table:table-cell table:formula="of:=[.G46]/120000" office:value-type="float" office:value="0.00996666666666667">
            <text:p>0.0099666667</text:p>
          </table:table-cell>
          <table:table-cell table:number-columns-repeated="2"/>
          <table:table-cell office:value-type="float" office:value="0.043">
            <text:p>0.043</text:p>
          </table:table-cell>
          <table:table-cell office:value-type="float" office:value="470">
            <text:p>470</text:p>
          </table:table-cell>
          <table:table-cell table:formula="of:=[.L46]/120000" office:value-type="float" office:value="0.00391666666666667">
            <text:p>0.0039166667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1220">
            <text:p>1220</text:p>
          </table:table-cell>
          <table:table-cell table:formula="of:=[.B47]/120000" office:value-type="float" office:value="0.0101666666666667">
            <text:p>0.0101666667</text:p>
          </table:table-cell>
          <table:table-cell table:number-columns-repeated="2"/>
          <table:table-cell office:value-type="float" office:value="0.044">
            <text:p>0.044</text:p>
          </table:table-cell>
          <table:table-cell office:value-type="float" office:value="1073">
            <text:p>1073</text:p>
          </table:table-cell>
          <table:table-cell table:formula="of:=[.G47]/120000" office:value-type="float" office:value="0.00894166666666667">
            <text:p>0.0089416667</text:p>
          </table:table-cell>
          <table:table-cell table:number-columns-repeated="2"/>
          <table:table-cell office:value-type="float" office:value="0.044">
            <text:p>0.044</text:p>
          </table:table-cell>
          <table:table-cell office:value-type="float" office:value="445">
            <text:p>445</text:p>
          </table:table-cell>
          <table:table-cell table:formula="of:=[.L47]/120000" office:value-type="float" office:value="0.00370833333333333">
            <text:p>0.0037083333</text:p>
          </table:table-cell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378">
            <text:p>378</text:p>
          </table:table-cell>
          <table:table-cell table:formula="of:=[.B48]/120000" office:value-type="float" office:value="0.00315">
            <text:p>0.00315</text:p>
          </table:table-cell>
          <table:table-cell table:number-columns-repeated="2"/>
          <table:table-cell office:value-type="float" office:value="0.045">
            <text:p>0.045</text:p>
          </table:table-cell>
          <table:table-cell office:value-type="float" office:value="348">
            <text:p>348</text:p>
          </table:table-cell>
          <table:table-cell table:formula="of:=[.G48]/120000" office:value-type="float" office:value="0.0029">
            <text:p>0.0029</text:p>
          </table:table-cell>
          <table:table-cell table:number-columns-repeated="2"/>
          <table:table-cell office:value-type="float" office:value="0.045">
            <text:p>0.045</text:p>
          </table:table-cell>
          <table:table-cell office:value-type="float" office:value="391">
            <text:p>391</text:p>
          </table:table-cell>
          <table:table-cell table:formula="of:=[.L48]/120000" office:value-type="float" office:value="0.00325833333333333">
            <text:p>0.0032583333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504">
            <text:p>504</text:p>
          </table:table-cell>
          <table:table-cell table:formula="of:=[.B49]/120000" office:value-type="float" office:value="0.0042">
            <text:p>0.0042</text:p>
          </table:table-cell>
          <table:table-cell table:number-columns-repeated="2"/>
          <table:table-cell office:value-type="float" office:value="0.046">
            <text:p>0.046</text:p>
          </table:table-cell>
          <table:table-cell office:value-type="float" office:value="372">
            <text:p>372</text:p>
          </table:table-cell>
          <table:table-cell table:formula="of:=[.G49]/120000" office:value-type="float" office:value="0.0031">
            <text:p>0.0031</text:p>
          </table:table-cell>
          <table:table-cell table:number-columns-repeated="2"/>
          <table:table-cell office:value-type="float" office:value="0.046">
            <text:p>0.046</text:p>
          </table:table-cell>
          <table:table-cell office:value-type="float" office:value="347">
            <text:p>347</text:p>
          </table:table-cell>
          <table:table-cell table:formula="of:=[.L49]/120000" office:value-type="float" office:value="0.00289166666666667">
            <text:p>0.0028916667</text:p>
          </table:table-cell>
        </table:table-row>
        <table:table-row table:style-name="ro1">
          <table:table-cell office:value-type="float" office:value="0.047">
            <text:p>0.047</text:p>
          </table:table-cell>
          <table:table-cell office:value-type="float" office:value="433">
            <text:p>433</text:p>
          </table:table-cell>
          <table:table-cell table:formula="of:=[.B50]/120000" office:value-type="float" office:value="0.00360833333333333">
            <text:p>0.0036083333</text:p>
          </table:table-cell>
          <table:table-cell table:number-columns-repeated="2"/>
          <table:table-cell office:value-type="float" office:value="0.047">
            <text:p>0.047</text:p>
          </table:table-cell>
          <table:table-cell office:value-type="float" office:value="832">
            <text:p>832</text:p>
          </table:table-cell>
          <table:table-cell table:formula="of:=[.G50]/120000" office:value-type="float" office:value="0.00693333333333333">
            <text:p>0.0069333333</text:p>
          </table:table-cell>
          <table:table-cell table:number-columns-repeated="2"/>
          <table:table-cell office:value-type="float" office:value="0.047">
            <text:p>0.047</text:p>
          </table:table-cell>
          <table:table-cell office:value-type="float" office:value="402">
            <text:p>402</text:p>
          </table:table-cell>
          <table:table-cell table:formula="of:=[.L50]/120000" office:value-type="float" office:value="0.00335">
            <text:p>0.00335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711">
            <text:p>711</text:p>
          </table:table-cell>
          <table:table-cell table:formula="of:=[.B51]/120000" office:value-type="float" office:value="0.005925">
            <text:p>0.005925</text:p>
          </table:table-cell>
          <table:table-cell table:number-columns-repeated="2"/>
          <table:table-cell office:value-type="float" office:value="0.048">
            <text:p>0.048</text:p>
          </table:table-cell>
          <table:table-cell office:value-type="float" office:value="879">
            <text:p>879</text:p>
          </table:table-cell>
          <table:table-cell table:formula="of:=[.G51]/120000" office:value-type="float" office:value="0.007325">
            <text:p>0.007325</text:p>
          </table:table-cell>
          <table:table-cell table:number-columns-repeated="2"/>
          <table:table-cell office:value-type="float" office:value="0.048">
            <text:p>0.048</text:p>
          </table:table-cell>
          <table:table-cell office:value-type="float" office:value="400">
            <text:p>400</text:p>
          </table:table-cell>
          <table:table-cell table:formula="of:=[.L51]/120000" office:value-type="float" office:value="0.00333333333333333">
            <text:p>0.0033333333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446">
            <text:p>446</text:p>
          </table:table-cell>
          <table:table-cell table:formula="of:=[.B52]/120000" office:value-type="float" office:value="0.00371666666666667">
            <text:p>0.0037166667</text:p>
          </table:table-cell>
          <table:table-cell table:number-columns-repeated="2"/>
          <table:table-cell office:value-type="float" office:value="0.049">
            <text:p>0.049</text:p>
          </table:table-cell>
          <table:table-cell office:value-type="float" office:value="597">
            <text:p>597</text:p>
          </table:table-cell>
          <table:table-cell table:formula="of:=[.G52]/120000" office:value-type="float" office:value="0.004975">
            <text:p>0.004975</text:p>
          </table:table-cell>
          <table:table-cell table:number-columns-repeated="2"/>
          <table:table-cell office:value-type="float" office:value="0.049">
            <text:p>0.049</text:p>
          </table:table-cell>
          <table:table-cell office:value-type="float" office:value="266">
            <text:p>266</text:p>
          </table:table-cell>
          <table:table-cell table:formula="of:=[.L52]/120000" office:value-type="float" office:value="0.00221666666666667">
            <text:p>0.002216666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980">
            <text:p>2980</text:p>
          </table:table-cell>
          <table:table-cell table:formula="of:=[.B53]/120000" office:value-type="float" office:value="0.0248333333333333">
            <text:p>0.0248333333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500">
            <text:p>500</text:p>
          </table:table-cell>
          <table:table-cell table:formula="of:=[.G53]/120000" office:value-type="float" office:value="0.00416666666666667">
            <text:p>0.0041666667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375">
            <text:p>375</text:p>
          </table:table-cell>
          <table:table-cell table:formula="of:=[.L53]/120000" office:value-type="float" office:value="0.003125">
            <text:p>0.003125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716">
            <text:p>716</text:p>
          </table:table-cell>
          <table:table-cell table:formula="of:=[.B54]/120000" office:value-type="float" office:value="0.00596666666666667">
            <text:p>0.0059666667</text:p>
          </table:table-cell>
          <table:table-cell table:number-columns-repeated="2"/>
          <table:table-cell office:value-type="float" office:value="0.051">
            <text:p>0.051</text:p>
          </table:table-cell>
          <table:table-cell office:value-type="float" office:value="818">
            <text:p>818</text:p>
          </table:table-cell>
          <table:table-cell table:formula="of:=[.G54]/120000" office:value-type="float" office:value="0.00681666666666667">
            <text:p>0.0068166667</text:p>
          </table:table-cell>
          <table:table-cell table:number-columns-repeated="2"/>
          <table:table-cell office:value-type="float" office:value="0.051">
            <text:p>0.051</text:p>
          </table:table-cell>
          <table:table-cell office:value-type="float" office:value="434">
            <text:p>434</text:p>
          </table:table-cell>
          <table:table-cell table:formula="of:=[.L54]/120000" office:value-type="float" office:value="0.00361666666666667">
            <text:p>0.0036166667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261">
            <text:p>1261</text:p>
          </table:table-cell>
          <table:table-cell table:formula="of:=[.B55]/120000" office:value-type="float" office:value="0.0105083333333333">
            <text:p>0.0105083333</text:p>
          </table:table-cell>
          <table:table-cell table:number-columns-repeated="2"/>
          <table:table-cell office:value-type="float" office:value="0.052">
            <text:p>0.052</text:p>
          </table:table-cell>
          <table:table-cell office:value-type="float" office:value="1966">
            <text:p>1966</text:p>
          </table:table-cell>
          <table:table-cell table:formula="of:=[.G55]/120000" office:value-type="float" office:value="0.0163833333333333">
            <text:p>0.0163833333</text:p>
          </table:table-cell>
          <table:table-cell table:number-columns-repeated="2"/>
          <table:table-cell office:value-type="float" office:value="0.052">
            <text:p>0.052</text:p>
          </table:table-cell>
          <table:table-cell office:value-type="float" office:value="419">
            <text:p>419</text:p>
          </table:table-cell>
          <table:table-cell table:formula="of:=[.L55]/120000" office:value-type="float" office:value="0.00349166666666667">
            <text:p>0.0034916667</text:p>
          </table:table-cell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2380">
            <text:p>2380</text:p>
          </table:table-cell>
          <table:table-cell table:formula="of:=[.B56]/120000" office:value-type="float" office:value="0.0198333333333333">
            <text:p>0.0198333333</text:p>
          </table:table-cell>
          <table:table-cell table:number-columns-repeated="2"/>
          <table:table-cell office:value-type="float" office:value="0.053">
            <text:p>0.053</text:p>
          </table:table-cell>
          <table:table-cell office:value-type="float" office:value="348">
            <text:p>348</text:p>
          </table:table-cell>
          <table:table-cell table:formula="of:=[.G56]/120000" office:value-type="float" office:value="0.0029">
            <text:p>0.0029</text:p>
          </table:table-cell>
          <table:table-cell table:number-columns-repeated="2"/>
          <table:table-cell office:value-type="float" office:value="0.053">
            <text:p>0.053</text:p>
          </table:table-cell>
          <table:table-cell office:value-type="float" office:value="1609">
            <text:p>1609</text:p>
          </table:table-cell>
          <table:table-cell table:formula="of:=[.L56]/120000" office:value-type="float" office:value="0.0134083333333333">
            <text:p>0.0134083333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4194">
            <text:p>4194</text:p>
          </table:table-cell>
          <table:table-cell table:formula="of:=[.B57]/120000" office:value-type="float" office:value="0.03495">
            <text:p>0.03495</text:p>
          </table:table-cell>
          <table:table-cell table:number-columns-repeated="2"/>
          <table:table-cell office:value-type="float" office:value="0.054">
            <text:p>0.054</text:p>
          </table:table-cell>
          <table:table-cell office:value-type="float" office:value="895">
            <text:p>895</text:p>
          </table:table-cell>
          <table:table-cell table:formula="of:=[.G57]/120000" office:value-type="float" office:value="0.00745833333333333">
            <text:p>0.0074583333</text:p>
          </table:table-cell>
          <table:table-cell table:number-columns-repeated="2"/>
          <table:table-cell office:value-type="float" office:value="0.054">
            <text:p>0.054</text:p>
          </table:table-cell>
          <table:table-cell office:value-type="float" office:value="1170">
            <text:p>1170</text:p>
          </table:table-cell>
          <table:table-cell table:formula="of:=[.L57]/120000" office:value-type="float" office:value="0.00975">
            <text:p>0.00975</text:p>
          </table:table-cell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7237">
            <text:p>7237</text:p>
          </table:table-cell>
          <table:table-cell table:formula="of:=[.B58]/120000" office:value-type="float" office:value="0.0603083333333333">
            <text:p>0.0603083333</text:p>
          </table:table-cell>
          <table:table-cell table:number-columns-repeated="2"/>
          <table:table-cell office:value-type="float" office:value="0.055">
            <text:p>0.055</text:p>
          </table:table-cell>
          <table:table-cell office:value-type="float" office:value="1306">
            <text:p>1306</text:p>
          </table:table-cell>
          <table:table-cell table:formula="of:=[.G58]/120000" office:value-type="float" office:value="0.0108833333333333">
            <text:p>0.0108833333</text:p>
          </table:table-cell>
          <table:table-cell table:number-columns-repeated="2"/>
          <table:table-cell office:value-type="float" office:value="0.055">
            <text:p>0.055</text:p>
          </table:table-cell>
          <table:table-cell office:value-type="float" office:value="2465">
            <text:p>2465</text:p>
          </table:table-cell>
          <table:table-cell table:formula="of:=[.L58]/120000" office:value-type="float" office:value="0.0205416666666667">
            <text:p>0.0205416667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249">
            <text:p>249</text:p>
          </table:table-cell>
          <table:table-cell table:formula="of:=[.B59]/120000" office:value-type="float" office:value="0.002075">
            <text:p>0.002075</text:p>
          </table:table-cell>
          <table:table-cell table:number-columns-repeated="2"/>
          <table:table-cell office:value-type="float" office:value="0.056">
            <text:p>0.056</text:p>
          </table:table-cell>
          <table:table-cell office:value-type="float" office:value="678">
            <text:p>678</text:p>
          </table:table-cell>
          <table:table-cell table:formula="of:=[.G59]/120000" office:value-type="float" office:value="0.00565">
            <text:p>0.00565</text:p>
          </table:table-cell>
          <table:table-cell table:number-columns-repeated="2"/>
          <table:table-cell office:value-type="float" office:value="0.056">
            <text:p>0.056</text:p>
          </table:table-cell>
          <table:table-cell office:value-type="float" office:value="337">
            <text:p>337</text:p>
          </table:table-cell>
          <table:table-cell table:formula="of:=[.L59]/120000" office:value-type="float" office:value="0.00280833333333333">
            <text:p>0.0028083333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558">
            <text:p>558</text:p>
          </table:table-cell>
          <table:table-cell table:formula="of:=[.B60]/120000" office:value-type="float" office:value="0.00465">
            <text:p>0.00465</text:p>
          </table:table-cell>
          <table:table-cell table:number-columns-repeated="2"/>
          <table:table-cell office:value-type="float" office:value="0.057">
            <text:p>0.057</text:p>
          </table:table-cell>
          <table:table-cell office:value-type="float" office:value="376">
            <text:p>376</text:p>
          </table:table-cell>
          <table:table-cell table:formula="of:=[.G60]/120000" office:value-type="float" office:value="0.00313333333333333">
            <text:p>0.0031333333</text:p>
          </table:table-cell>
          <table:table-cell table:number-columns-repeated="2"/>
          <table:table-cell office:value-type="float" office:value="0.057">
            <text:p>0.057</text:p>
          </table:table-cell>
          <table:table-cell office:value-type="float" office:value="327">
            <text:p>327</text:p>
          </table:table-cell>
          <table:table-cell table:formula="of:=[.L60]/120000" office:value-type="float" office:value="0.002725">
            <text:p>0.002725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440">
            <text:p>440</text:p>
          </table:table-cell>
          <table:table-cell table:formula="of:=[.B61]/120000" office:value-type="float" office:value="0.00366666666666667">
            <text:p>0.0036666667</text:p>
          </table:table-cell>
          <table:table-cell table:number-columns-repeated="2"/>
          <table:table-cell office:value-type="float" office:value="0.058">
            <text:p>0.058</text:p>
          </table:table-cell>
          <table:table-cell office:value-type="float" office:value="713">
            <text:p>713</text:p>
          </table:table-cell>
          <table:table-cell table:formula="of:=[.G61]/120000" office:value-type="float" office:value="0.00594166666666667">
            <text:p>0.0059416667</text:p>
          </table:table-cell>
          <table:table-cell table:number-columns-repeated="2"/>
          <table:table-cell office:value-type="float" office:value="0.058">
            <text:p>0.058</text:p>
          </table:table-cell>
          <table:table-cell office:value-type="float" office:value="341">
            <text:p>341</text:p>
          </table:table-cell>
          <table:table-cell table:formula="of:=[.L61]/120000" office:value-type="float" office:value="0.00284166666666667">
            <text:p>0.0028416667</text:p>
          </table:table-cell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604">
            <text:p>604</text:p>
          </table:table-cell>
          <table:table-cell table:formula="of:=[.B62]/120000" office:value-type="float" office:value="0.00503333333333333">
            <text:p>0.0050333333</text:p>
          </table:table-cell>
          <table:table-cell table:number-columns-repeated="2"/>
          <table:table-cell office:value-type="float" office:value="0.059">
            <text:p>0.059</text:p>
          </table:table-cell>
          <table:table-cell office:value-type="float" office:value="592">
            <text:p>592</text:p>
          </table:table-cell>
          <table:table-cell table:formula="of:=[.G62]/120000" office:value-type="float" office:value="0.00493333333333333">
            <text:p>0.0049333333</text:p>
          </table:table-cell>
          <table:table-cell table:number-columns-repeated="2"/>
          <table:table-cell office:value-type="float" office:value="0.059">
            <text:p>0.059</text:p>
          </table:table-cell>
          <table:table-cell office:value-type="float" office:value="384">
            <text:p>384</text:p>
          </table:table-cell>
          <table:table-cell table:formula="of:=[.L62]/120000" office:value-type="float" office:value="0.0032">
            <text:p>0.0032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416">
            <text:p>416</text:p>
          </table:table-cell>
          <table:table-cell table:formula="of:=[.B63]/120000" office:value-type="float" office:value="0.00346666666666667">
            <text:p>0.0034666667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933">
            <text:p>933</text:p>
          </table:table-cell>
          <table:table-cell table:formula="of:=[.G63]/120000" office:value-type="float" office:value="0.007775">
            <text:p>0.007775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339">
            <text:p>339</text:p>
          </table:table-cell>
          <table:table-cell table:formula="of:=[.L63]/120000" office:value-type="float" office:value="0.002825">
            <text:p>0.002825</text:p>
          </table:table-cell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514">
            <text:p>514</text:p>
          </table:table-cell>
          <table:table-cell table:formula="of:=[.B64]/120000" office:value-type="float" office:value="0.00428333333333333">
            <text:p>0.0042833333</text:p>
          </table:table-cell>
          <table:table-cell table:number-columns-repeated="2"/>
          <table:table-cell office:value-type="float" office:value="0.061">
            <text:p>0.061</text:p>
          </table:table-cell>
          <table:table-cell office:value-type="float" office:value="1143">
            <text:p>1143</text:p>
          </table:table-cell>
          <table:table-cell table:formula="of:=[.G64]/120000" office:value-type="float" office:value="0.009525">
            <text:p>0.009525</text:p>
          </table:table-cell>
          <table:table-cell table:number-columns-repeated="2"/>
          <table:table-cell office:value-type="float" office:value="0.061">
            <text:p>0.061</text:p>
          </table:table-cell>
          <table:table-cell office:value-type="float" office:value="291">
            <text:p>291</text:p>
          </table:table-cell>
          <table:table-cell table:formula="of:=[.L64]/120000" office:value-type="float" office:value="0.002425">
            <text:p>0.002425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1138">
            <text:p>1138</text:p>
          </table:table-cell>
          <table:table-cell table:formula="of:=[.B65]/120000" office:value-type="float" office:value="0.00948333333333333">
            <text:p>0.0094833333</text:p>
          </table:table-cell>
          <table:table-cell table:number-columns-repeated="2"/>
          <table:table-cell office:value-type="float" office:value="0.062">
            <text:p>0.062</text:p>
          </table:table-cell>
          <table:table-cell office:value-type="float" office:value="637">
            <text:p>637</text:p>
          </table:table-cell>
          <table:table-cell table:formula="of:=[.G65]/120000" office:value-type="float" office:value="0.00530833333333333">
            <text:p>0.0053083333</text:p>
          </table:table-cell>
          <table:table-cell table:number-columns-repeated="2"/>
          <table:table-cell office:value-type="float" office:value="0.062">
            <text:p>0.062</text:p>
          </table:table-cell>
          <table:table-cell office:value-type="float" office:value="483">
            <text:p>483</text:p>
          </table:table-cell>
          <table:table-cell table:formula="of:=[.L65]/120000" office:value-type="float" office:value="0.004025">
            <text:p>0.004025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1010">
            <text:p>1010</text:p>
          </table:table-cell>
          <table:table-cell table:formula="of:=[.B66]/120000" office:value-type="float" office:value="0.00841666666666667">
            <text:p>0.0084166667</text:p>
          </table:table-cell>
          <table:table-cell table:number-columns-repeated="2"/>
          <table:table-cell office:value-type="float" office:value="0.063">
            <text:p>0.063</text:p>
          </table:table-cell>
          <table:table-cell office:value-type="float" office:value="712">
            <text:p>712</text:p>
          </table:table-cell>
          <table:table-cell table:formula="of:=[.G66]/120000" office:value-type="float" office:value="0.00593333333333333">
            <text:p>0.0059333333</text:p>
          </table:table-cell>
          <table:table-cell table:number-columns-repeated="2"/>
          <table:table-cell office:value-type="float" office:value="0.063">
            <text:p>0.063</text:p>
          </table:table-cell>
          <table:table-cell office:value-type="float" office:value="395">
            <text:p>395</text:p>
          </table:table-cell>
          <table:table-cell table:formula="of:=[.L66]/120000" office:value-type="float" office:value="0.00329166666666667">
            <text:p>0.0032916667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366">
            <text:p>366</text:p>
          </table:table-cell>
          <table:table-cell table:formula="of:=[.B67]/120000" office:value-type="float" office:value="0.00305">
            <text:p>0.00305</text:p>
          </table:table-cell>
          <table:table-cell table:number-columns-repeated="2"/>
          <table:table-cell office:value-type="float" office:value="0.064">
            <text:p>0.064</text:p>
          </table:table-cell>
          <table:table-cell office:value-type="float" office:value="220">
            <text:p>220</text:p>
          </table:table-cell>
          <table:table-cell table:formula="of:=[.G67]/120000" office:value-type="float" office:value="0.00183333333333333">
            <text:p>0.0018333333</text:p>
          </table:table-cell>
          <table:table-cell table:number-columns-repeated="2"/>
          <table:table-cell office:value-type="float" office:value="0.064">
            <text:p>0.064</text:p>
          </table:table-cell>
          <table:table-cell office:value-type="float" office:value="336">
            <text:p>336</text:p>
          </table:table-cell>
          <table:table-cell table:formula="of:=[.L67]/120000" office:value-type="float" office:value="0.0028">
            <text:p>0.0028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636">
            <text:p>636</text:p>
          </table:table-cell>
          <table:table-cell table:formula="of:=[.B68]/120000" office:value-type="float" office:value="0.0053">
            <text:p>0.0053</text:p>
          </table:table-cell>
          <table:table-cell table:number-columns-repeated="2"/>
          <table:table-cell office:value-type="float" office:value="0.065">
            <text:p>0.065</text:p>
          </table:table-cell>
          <table:table-cell office:value-type="float" office:value="552">
            <text:p>552</text:p>
          </table:table-cell>
          <table:table-cell table:formula="of:=[.G68]/120000" office:value-type="float" office:value="0.0046">
            <text:p>0.0046</text:p>
          </table:table-cell>
          <table:table-cell table:number-columns-repeated="2"/>
          <table:table-cell office:value-type="float" office:value="0.065">
            <text:p>0.065</text:p>
          </table:table-cell>
          <table:table-cell office:value-type="float" office:value="311">
            <text:p>311</text:p>
          </table:table-cell>
          <table:table-cell table:formula="of:=[.L68]/120000" office:value-type="float" office:value="0.00259166666666667">
            <text:p>0.0025916667</text:p>
          </table:table-cell>
        </table:table-row>
        <table:table-row table:style-name="ro1">
          <table:table-cell office:value-type="float" office:value="0.066">
            <text:p>0.066</text:p>
          </table:table-cell>
          <table:table-cell office:value-type="float" office:value="449">
            <text:p>449</text:p>
          </table:table-cell>
          <table:table-cell table:formula="of:=[.B69]/120000" office:value-type="float" office:value="0.00374166666666667">
            <text:p>0.0037416667</text:p>
          </table:table-cell>
          <table:table-cell table:number-columns-repeated="2"/>
          <table:table-cell office:value-type="float" office:value="0.066">
            <text:p>0.066</text:p>
          </table:table-cell>
          <table:table-cell office:value-type="float" office:value="653">
            <text:p>653</text:p>
          </table:table-cell>
          <table:table-cell table:formula="of:=[.G69]/120000" office:value-type="float" office:value="0.00544166666666667">
            <text:p>0.0054416667</text:p>
          </table:table-cell>
          <table:table-cell table:number-columns-repeated="2"/>
          <table:table-cell office:value-type="float" office:value="0.066">
            <text:p>0.066</text:p>
          </table:table-cell>
          <table:table-cell office:value-type="float" office:value="405">
            <text:p>405</text:p>
          </table:table-cell>
          <table:table-cell table:formula="of:=[.L69]/120000" office:value-type="float" office:value="0.003375">
            <text:p>0.003375</text:p>
          </table:table-cell>
        </table:table-row>
        <table:table-row table:style-name="ro1">
          <table:table-cell office:value-type="float" office:value="0.067">
            <text:p>0.067</text:p>
          </table:table-cell>
          <table:table-cell office:value-type="float" office:value="255">
            <text:p>255</text:p>
          </table:table-cell>
          <table:table-cell table:formula="of:=[.B70]/120000" office:value-type="float" office:value="0.002125">
            <text:p>0.002125</text:p>
          </table:table-cell>
          <table:table-cell table:number-columns-repeated="2"/>
          <table:table-cell office:value-type="float" office:value="0.067">
            <text:p>0.067</text:p>
          </table:table-cell>
          <table:table-cell office:value-type="float" office:value="433">
            <text:p>433</text:p>
          </table:table-cell>
          <table:table-cell table:formula="of:=[.G70]/120000" office:value-type="float" office:value="0.00360833333333333">
            <text:p>0.0036083333</text:p>
          </table:table-cell>
          <table:table-cell table:number-columns-repeated="2"/>
          <table:table-cell office:value-type="float" office:value="0.067">
            <text:p>0.067</text:p>
          </table:table-cell>
          <table:table-cell office:value-type="float" office:value="289">
            <text:p>289</text:p>
          </table:table-cell>
          <table:table-cell table:formula="of:=[.L70]/120000" office:value-type="float" office:value="0.00240833333333333">
            <text:p>0.0024083333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380">
            <text:p>1380</text:p>
          </table:table-cell>
          <table:table-cell table:formula="of:=[.B71]/120000" office:value-type="float" office:value="0.0115">
            <text:p>0.0115</text:p>
          </table:table-cell>
          <table:table-cell table:number-columns-repeated="2"/>
          <table:table-cell office:value-type="float" office:value="0.068">
            <text:p>0.068</text:p>
          </table:table-cell>
          <table:table-cell office:value-type="float" office:value="582">
            <text:p>582</text:p>
          </table:table-cell>
          <table:table-cell table:formula="of:=[.G71]/120000" office:value-type="float" office:value="0.00485">
            <text:p>0.00485</text:p>
          </table:table-cell>
          <table:table-cell table:number-columns-repeated="2"/>
          <table:table-cell office:value-type="float" office:value="0.068">
            <text:p>0.068</text:p>
          </table:table-cell>
          <table:table-cell office:value-type="float" office:value="400">
            <text:p>400</text:p>
          </table:table-cell>
          <table:table-cell table:formula="of:=[.L71]/120000" office:value-type="float" office:value="0.00333333333333333">
            <text:p>0.0033333333</text:p>
          </table:table-cell>
        </table:table-row>
        <table:table-row table:style-name="ro1">
          <table:table-cell office:value-type="float" office:value="0.069">
            <text:p>0.069</text:p>
          </table:table-cell>
          <table:table-cell office:value-type="float" office:value="1074">
            <text:p>1074</text:p>
          </table:table-cell>
          <table:table-cell table:formula="of:=[.B72]/120000" office:value-type="float" office:value="0.00895">
            <text:p>0.00895</text:p>
          </table:table-cell>
          <table:table-cell table:number-columns-repeated="2"/>
          <table:table-cell office:value-type="float" office:value="0.069">
            <text:p>0.069</text:p>
          </table:table-cell>
          <table:table-cell office:value-type="float" office:value="642">
            <text:p>642</text:p>
          </table:table-cell>
          <table:table-cell table:formula="of:=[.G72]/120000" office:value-type="float" office:value="0.00535">
            <text:p>0.00535</text:p>
          </table:table-cell>
          <table:table-cell table:number-columns-repeated="2"/>
          <table:table-cell office:value-type="float" office:value="0.069">
            <text:p>0.069</text:p>
          </table:table-cell>
          <table:table-cell office:value-type="float" office:value="400">
            <text:p>400</text:p>
          </table:table-cell>
          <table:table-cell table:formula="of:=[.L72]/120000" office:value-type="float" office:value="0.00333333333333333">
            <text:p>0.0033333333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408">
            <text:p>408</text:p>
          </table:table-cell>
          <table:table-cell table:formula="of:=[.B73]/120000" office:value-type="float" office:value="0.0034">
            <text:p>0.003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1008">
            <text:p>1008</text:p>
          </table:table-cell>
          <table:table-cell table:formula="of:=[.G73]/120000" office:value-type="float" office:value="0.0084">
            <text:p>0.0084</text:p>
          </table:table-cell>
          <table:table-cell table:number-columns-repeated="2"/>
          <table:table-cell office:value-type="float" office:value="0.07">
            <text:p>0.07</text:p>
          </table:table-cell>
          <table:table-cell office:value-type="float" office:value="455">
            <text:p>455</text:p>
          </table:table-cell>
          <table:table-cell table:formula="of:=[.L73]/120000" office:value-type="float" office:value="0.00379166666666667">
            <text:p>0.0037916667</text:p>
          </table:table-cell>
        </table:table-row>
        <table:table-row table:style-name="ro1">
          <table:table-cell office:value-type="float" office:value="0.071">
            <text:p>0.071</text:p>
          </table:table-cell>
          <table:table-cell office:value-type="float" office:value="492">
            <text:p>492</text:p>
          </table:table-cell>
          <table:table-cell table:formula="of:=[.B74]/120000" office:value-type="float" office:value="0.0041">
            <text:p>0.0041</text:p>
          </table:table-cell>
          <table:table-cell table:number-columns-repeated="2"/>
          <table:table-cell office:value-type="float" office:value="0.071">
            <text:p>0.071</text:p>
          </table:table-cell>
          <table:table-cell office:value-type="float" office:value="322">
            <text:p>322</text:p>
          </table:table-cell>
          <table:table-cell table:formula="of:=[.G74]/120000" office:value-type="float" office:value="0.00268333333333333">
            <text:p>0.0026833333</text:p>
          </table:table-cell>
          <table:table-cell table:number-columns-repeated="2"/>
          <table:table-cell office:value-type="float" office:value="0.071">
            <text:p>0.071</text:p>
          </table:table-cell>
          <table:table-cell office:value-type="float" office:value="289">
            <text:p>289</text:p>
          </table:table-cell>
          <table:table-cell table:formula="of:=[.L74]/120000" office:value-type="float" office:value="0.00240833333333333">
            <text:p>0.0024083333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727">
            <text:p>727</text:p>
          </table:table-cell>
          <table:table-cell table:formula="of:=[.B75]/120000" office:value-type="float" office:value="0.00605833333333333">
            <text:p>0.0060583333</text:p>
          </table:table-cell>
          <table:table-cell table:number-columns-repeated="2"/>
          <table:table-cell office:value-type="float" office:value="0.072">
            <text:p>0.072</text:p>
          </table:table-cell>
          <table:table-cell office:value-type="float" office:value="575">
            <text:p>575</text:p>
          </table:table-cell>
          <table:table-cell table:formula="of:=[.G75]/120000" office:value-type="float" office:value="0.00479166666666667">
            <text:p>0.0047916667</text:p>
          </table:table-cell>
          <table:table-cell table:number-columns-repeated="2"/>
          <table:table-cell office:value-type="float" office:value="0.072">
            <text:p>0.072</text:p>
          </table:table-cell>
          <table:table-cell office:value-type="float" office:value="326">
            <text:p>326</text:p>
          </table:table-cell>
          <table:table-cell table:formula="of:=[.L75]/120000" office:value-type="float" office:value="0.00271666666666667">
            <text:p>0.0027166667</text:p>
          </table:table-cell>
        </table:table-row>
        <table:table-row table:style-name="ro1">
          <table:table-cell office:value-type="float" office:value="0.073">
            <text:p>0.073</text:p>
          </table:table-cell>
          <table:table-cell office:value-type="float" office:value="686">
            <text:p>686</text:p>
          </table:table-cell>
          <table:table-cell table:formula="of:=[.B76]/120000" office:value-type="float" office:value="0.00571666666666667">
            <text:p>0.0057166667</text:p>
          </table:table-cell>
          <table:table-cell table:number-columns-repeated="2"/>
          <table:table-cell office:value-type="float" office:value="0.073">
            <text:p>0.073</text:p>
          </table:table-cell>
          <table:table-cell office:value-type="float" office:value="1117">
            <text:p>1117</text:p>
          </table:table-cell>
          <table:table-cell table:formula="of:=[.G76]/120000" office:value-type="float" office:value="0.00930833333333333">
            <text:p>0.0093083333</text:p>
          </table:table-cell>
          <table:table-cell table:number-columns-repeated="2"/>
          <table:table-cell office:value-type="float" office:value="0.073">
            <text:p>0.073</text:p>
          </table:table-cell>
          <table:table-cell office:value-type="float" office:value="536">
            <text:p>536</text:p>
          </table:table-cell>
          <table:table-cell table:formula="of:=[.L76]/120000" office:value-type="float" office:value="0.00446666666666667">
            <text:p>0.0044666667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232">
            <text:p>232</text:p>
          </table:table-cell>
          <table:table-cell table:formula="of:=[.B77]/120000" office:value-type="float" office:value="0.00193333333333333">
            <text:p>0.0019333333</text:p>
          </table:table-cell>
          <table:table-cell table:number-columns-repeated="2"/>
          <table:table-cell office:value-type="float" office:value="0.074">
            <text:p>0.074</text:p>
          </table:table-cell>
          <table:table-cell office:value-type="float" office:value="564">
            <text:p>564</text:p>
          </table:table-cell>
          <table:table-cell table:formula="of:=[.G77]/120000" office:value-type="float" office:value="0.0047">
            <text:p>0.0047</text:p>
          </table:table-cell>
          <table:table-cell table:number-columns-repeated="2"/>
          <table:table-cell office:value-type="float" office:value="0.074">
            <text:p>0.074</text:p>
          </table:table-cell>
          <table:table-cell office:value-type="float" office:value="300">
            <text:p>300</text:p>
          </table:table-cell>
          <table:table-cell table:formula="of:=[.L77]/120000" office:value-type="float" office:value="0.0025">
            <text:p>0.0025</text:p>
          </table:table-cell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868">
            <text:p>868</text:p>
          </table:table-cell>
          <table:table-cell table:formula="of:=[.B78]/120000" office:value-type="float" office:value="0.00723333333333333">
            <text:p>0.0072333333</text:p>
          </table:table-cell>
          <table:table-cell table:number-columns-repeated="2"/>
          <table:table-cell office:value-type="float" office:value="0.075">
            <text:p>0.075</text:p>
          </table:table-cell>
          <table:table-cell office:value-type="float" office:value="451">
            <text:p>451</text:p>
          </table:table-cell>
          <table:table-cell table:formula="of:=[.G78]/120000" office:value-type="float" office:value="0.00375833333333333">
            <text:p>0.0037583333</text:p>
          </table:table-cell>
          <table:table-cell table:number-columns-repeated="2"/>
          <table:table-cell office:value-type="float" office:value="0.075">
            <text:p>0.075</text:p>
          </table:table-cell>
          <table:table-cell office:value-type="float" office:value="377">
            <text:p>377</text:p>
          </table:table-cell>
          <table:table-cell table:formula="of:=[.L78]/120000" office:value-type="float" office:value="0.00314166666666667">
            <text:p>0.0031416667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314">
            <text:p>314</text:p>
          </table:table-cell>
          <table:table-cell table:formula="of:=[.B79]/120000" office:value-type="float" office:value="0.00261666666666667">
            <text:p>0.0026166667</text:p>
          </table:table-cell>
          <table:table-cell table:number-columns-repeated="2"/>
          <table:table-cell office:value-type="float" office:value="0.076">
            <text:p>0.076</text:p>
          </table:table-cell>
          <table:table-cell office:value-type="float" office:value="561">
            <text:p>561</text:p>
          </table:table-cell>
          <table:table-cell table:formula="of:=[.G79]/120000" office:value-type="float" office:value="0.004675">
            <text:p>0.004675</text:p>
          </table:table-cell>
          <table:table-cell table:number-columns-repeated="2"/>
          <table:table-cell office:value-type="float" office:value="0.076">
            <text:p>0.076</text:p>
          </table:table-cell>
          <table:table-cell office:value-type="float" office:value="380">
            <text:p>380</text:p>
          </table:table-cell>
          <table:table-cell table:formula="of:=[.L79]/120000" office:value-type="float" office:value="0.00316666666666667">
            <text:p>0.0031666667</text:p>
          </table:table-cell>
        </table:table-row>
        <table:table-row table:style-name="ro1">
          <table:table-cell office:value-type="float" office:value="0.077">
            <text:p>0.077</text:p>
          </table:table-cell>
          <table:table-cell office:value-type="float" office:value="731">
            <text:p>731</text:p>
          </table:table-cell>
          <table:table-cell table:formula="of:=[.B80]/120000" office:value-type="float" office:value="0.00609166666666667">
            <text:p>0.0060916667</text:p>
          </table:table-cell>
          <table:table-cell table:number-columns-repeated="2"/>
          <table:table-cell office:value-type="float" office:value="0.077">
            <text:p>0.077</text:p>
          </table:table-cell>
          <table:table-cell office:value-type="float" office:value="386">
            <text:p>386</text:p>
          </table:table-cell>
          <table:table-cell table:formula="of:=[.G80]/120000" office:value-type="float" office:value="0.00321666666666667">
            <text:p>0.0032166667</text:p>
          </table:table-cell>
          <table:table-cell table:number-columns-repeated="2"/>
          <table:table-cell office:value-type="float" office:value="0.077">
            <text:p>0.077</text:p>
          </table:table-cell>
          <table:table-cell office:value-type="float" office:value="403">
            <text:p>403</text:p>
          </table:table-cell>
          <table:table-cell table:formula="of:=[.L80]/120000" office:value-type="float" office:value="0.00335833333333333">
            <text:p>0.0033583333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303">
            <text:p>303</text:p>
          </table:table-cell>
          <table:table-cell table:formula="of:=[.B81]/120000" office:value-type="float" office:value="0.002525">
            <text:p>0.002525</text:p>
          </table:table-cell>
          <table:table-cell table:number-columns-repeated="2"/>
          <table:table-cell office:value-type="float" office:value="0.078">
            <text:p>0.078</text:p>
          </table:table-cell>
          <table:table-cell office:value-type="float" office:value="580">
            <text:p>580</text:p>
          </table:table-cell>
          <table:table-cell table:formula="of:=[.G81]/120000" office:value-type="float" office:value="0.00483333333333333">
            <text:p>0.0048333333</text:p>
          </table:table-cell>
          <table:table-cell table:number-columns-repeated="2"/>
          <table:table-cell office:value-type="float" office:value="0.078">
            <text:p>0.078</text:p>
          </table:table-cell>
          <table:table-cell office:value-type="float" office:value="316">
            <text:p>316</text:p>
          </table:table-cell>
          <table:table-cell table:formula="of:=[.L81]/120000" office:value-type="float" office:value="0.00263333333333333">
            <text:p>0.0026333333</text:p>
          </table:table-cell>
        </table:table-row>
        <table:table-row table:style-name="ro1">
          <table:table-cell office:value-type="float" office:value="0.079">
            <text:p>0.079</text:p>
          </table:table-cell>
          <table:table-cell office:value-type="float" office:value="240">
            <text:p>240</text:p>
          </table:table-cell>
          <table:table-cell table:formula="of:=[.B82]/120000" office:value-type="float" office:value="0.002">
            <text:p>0.002</text:p>
          </table:table-cell>
          <table:table-cell table:number-columns-repeated="2"/>
          <table:table-cell office:value-type="float" office:value="0.079">
            <text:p>0.079</text:p>
          </table:table-cell>
          <table:table-cell office:value-type="float" office:value="1208">
            <text:p>1208</text:p>
          </table:table-cell>
          <table:table-cell table:formula="of:=[.G82]/120000" office:value-type="float" office:value="0.0100666666666667">
            <text:p>0.0100666667</text:p>
          </table:table-cell>
          <table:table-cell table:number-columns-repeated="2"/>
          <table:table-cell office:value-type="float" office:value="0.079">
            <text:p>0.079</text:p>
          </table:table-cell>
          <table:table-cell office:value-type="float" office:value="249">
            <text:p>249</text:p>
          </table:table-cell>
          <table:table-cell table:formula="of:=[.L82]/120000" office:value-type="float" office:value="0.002075">
            <text:p>0.002075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953">
            <text:p>953</text:p>
          </table:table-cell>
          <table:table-cell table:formula="of:=[.B83]/120000" office:value-type="float" office:value="0.00794166666666667">
            <text:p>0.0079416667</text:p>
          </table:table-cell>
          <table:table-cell table:number-columns-repeated="2"/>
          <table:table-cell office:value-type="float" office:value="0.08">
            <text:p>0.08</text:p>
          </table:table-cell>
          <table:table-cell office:value-type="float" office:value="1280">
            <text:p>1280</text:p>
          </table:table-cell>
          <table:table-cell table:formula="of:=[.G83]/120000" office:value-type="float" office:value="0.0106666666666667">
            <text:p>0.0106666667</text:p>
          </table:table-cell>
          <table:table-cell table:number-columns-repeated="2"/>
          <table:table-cell office:value-type="float" office:value="0.08">
            <text:p>0.08</text:p>
          </table:table-cell>
          <table:table-cell office:value-type="float" office:value="518">
            <text:p>518</text:p>
          </table:table-cell>
          <table:table-cell table:formula="of:=[.L83]/120000" office:value-type="float" office:value="0.00431666666666667">
            <text:p>0.0043166667</text:p>
          </table:table-cell>
        </table:table-row>
        <table:table-row table:style-name="ro1">
          <table:table-cell office:value-type="float" office:value="0.081">
            <text:p>0.081</text:p>
          </table:table-cell>
          <table:table-cell office:value-type="float" office:value="703">
            <text:p>703</text:p>
          </table:table-cell>
          <table:table-cell table:formula="of:=[.B84]/120000" office:value-type="float" office:value="0.00585833333333333">
            <text:p>0.0058583333</text:p>
          </table:table-cell>
          <table:table-cell table:number-columns-repeated="2"/>
          <table:table-cell office:value-type="float" office:value="0.081">
            <text:p>0.081</text:p>
          </table:table-cell>
          <table:table-cell office:value-type="float" office:value="545">
            <text:p>545</text:p>
          </table:table-cell>
          <table:table-cell table:formula="of:=[.G84]/120000" office:value-type="float" office:value="0.00454166666666667">
            <text:p>0.0045416667</text:p>
          </table:table-cell>
          <table:table-cell table:number-columns-repeated="2"/>
          <table:table-cell office:value-type="float" office:value="0.081">
            <text:p>0.081</text:p>
          </table:table-cell>
          <table:table-cell office:value-type="float" office:value="373">
            <text:p>373</text:p>
          </table:table-cell>
          <table:table-cell table:formula="of:=[.L84]/120000" office:value-type="float" office:value="0.00310833333333333">
            <text:p>0.0031083333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313">
            <text:p>313</text:p>
          </table:table-cell>
          <table:table-cell table:formula="of:=[.B85]/120000" office:value-type="float" office:value="0.00260833333333333">
            <text:p>0.0026083333</text:p>
          </table:table-cell>
          <table:table-cell table:number-columns-repeated="2"/>
          <table:table-cell office:value-type="float" office:value="0.082">
            <text:p>0.082</text:p>
          </table:table-cell>
          <table:table-cell office:value-type="float" office:value="354">
            <text:p>354</text:p>
          </table:table-cell>
          <table:table-cell table:formula="of:=[.G85]/120000" office:value-type="float" office:value="0.00295">
            <text:p>0.00295</text:p>
          </table:table-cell>
          <table:table-cell table:number-columns-repeated="2"/>
          <table:table-cell office:value-type="float" office:value="0.082">
            <text:p>0.082</text:p>
          </table:table-cell>
          <table:table-cell office:value-type="float" office:value="340">
            <text:p>340</text:p>
          </table:table-cell>
          <table:table-cell table:formula="of:=[.L85]/120000" office:value-type="float" office:value="0.00283333333333333">
            <text:p>0.0028333333</text:p>
          </table:table-cell>
        </table:table-row>
        <table:table-row table:style-name="ro1">
          <table:table-cell office:value-type="float" office:value="0.083">
            <text:p>0.083</text:p>
          </table:table-cell>
          <table:table-cell office:value-type="float" office:value="476">
            <text:p>476</text:p>
          </table:table-cell>
          <table:table-cell table:formula="of:=[.B86]/120000" office:value-type="float" office:value="0.00396666666666667">
            <text:p>0.0039666667</text:p>
          </table:table-cell>
          <table:table-cell table:number-columns-repeated="2"/>
          <table:table-cell office:value-type="float" office:value="0.083">
            <text:p>0.083</text:p>
          </table:table-cell>
          <table:table-cell office:value-type="float" office:value="216">
            <text:p>216</text:p>
          </table:table-cell>
          <table:table-cell table:formula="of:=[.G86]/120000" office:value-type="float" office:value="0.0018">
            <text:p>0.0018</text:p>
          </table:table-cell>
          <table:table-cell table:number-columns-repeated="2"/>
          <table:table-cell office:value-type="float" office:value="0.083">
            <text:p>0.083</text:p>
          </table:table-cell>
          <table:table-cell office:value-type="float" office:value="294">
            <text:p>294</text:p>
          </table:table-cell>
          <table:table-cell table:formula="of:=[.L86]/120000" office:value-type="float" office:value="0.00245">
            <text:p>0.00245</text:p>
          </table:table-cell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349">
            <text:p>349</text:p>
          </table:table-cell>
          <table:table-cell table:formula="of:=[.B87]/120000" office:value-type="float" office:value="0.00290833333333333">
            <text:p>0.0029083333</text:p>
          </table:table-cell>
          <table:table-cell table:number-columns-repeated="2"/>
          <table:table-cell office:value-type="float" office:value="0.084">
            <text:p>0.084</text:p>
          </table:table-cell>
          <table:table-cell office:value-type="float" office:value="607">
            <text:p>607</text:p>
          </table:table-cell>
          <table:table-cell table:formula="of:=[.G87]/120000" office:value-type="float" office:value="0.00505833333333333">
            <text:p>0.0050583333</text:p>
          </table:table-cell>
          <table:table-cell table:number-columns-repeated="2"/>
          <table:table-cell office:value-type="float" office:value="0.084">
            <text:p>0.084</text:p>
          </table:table-cell>
          <table:table-cell office:value-type="float" office:value="426">
            <text:p>426</text:p>
          </table:table-cell>
          <table:table-cell table:formula="of:=[.L87]/120000" office:value-type="float" office:value="0.00355">
            <text:p>0.00355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603">
            <text:p>603</text:p>
          </table:table-cell>
          <table:table-cell table:formula="of:=[.B88]/120000" office:value-type="float" office:value="0.005025">
            <text:p>0.005025</text:p>
          </table:table-cell>
          <table:table-cell table:number-columns-repeated="2"/>
          <table:table-cell office:value-type="float" office:value="0.085">
            <text:p>0.085</text:p>
          </table:table-cell>
          <table:table-cell office:value-type="float" office:value="358">
            <text:p>358</text:p>
          </table:table-cell>
          <table:table-cell table:formula="of:=[.G88]/120000" office:value-type="float" office:value="0.00298333333333333">
            <text:p>0.0029833333</text:p>
          </table:table-cell>
          <table:table-cell table:number-columns-repeated="2"/>
          <table:table-cell office:value-type="float" office:value="0.085">
            <text:p>0.085</text:p>
          </table:table-cell>
          <table:table-cell office:value-type="float" office:value="355">
            <text:p>355</text:p>
          </table:table-cell>
          <table:table-cell table:formula="of:=[.L88]/120000" office:value-type="float" office:value="0.00295833333333333">
            <text:p>0.0029583333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439">
            <text:p>439</text:p>
          </table:table-cell>
          <table:table-cell table:formula="of:=[.B89]/120000" office:value-type="float" office:value="0.00365833333333333">
            <text:p>0.0036583333</text:p>
          </table:table-cell>
          <table:table-cell table:number-columns-repeated="2"/>
          <table:table-cell office:value-type="float" office:value="0.086">
            <text:p>0.086</text:p>
          </table:table-cell>
          <table:table-cell office:value-type="float" office:value="567">
            <text:p>567</text:p>
          </table:table-cell>
          <table:table-cell table:formula="of:=[.G89]/120000" office:value-type="float" office:value="0.004725">
            <text:p>0.004725</text:p>
          </table:table-cell>
          <table:table-cell table:number-columns-repeated="2"/>
          <table:table-cell office:value-type="float" office:value="0.086">
            <text:p>0.086</text:p>
          </table:table-cell>
          <table:table-cell office:value-type="float" office:value="308">
            <text:p>308</text:p>
          </table:table-cell>
          <table:table-cell table:formula="of:=[.L89]/120000" office:value-type="float" office:value="0.00256666666666667">
            <text:p>0.0025666667</text:p>
          </table:table-cell>
        </table:table-row>
        <table:table-row table:style-name="ro1">
          <table:table-cell office:value-type="float" office:value="0.087">
            <text:p>0.087</text:p>
          </table:table-cell>
          <table:table-cell office:value-type="float" office:value="702">
            <text:p>702</text:p>
          </table:table-cell>
          <table:table-cell table:formula="of:=[.B90]/120000" office:value-type="float" office:value="0.00585">
            <text:p>0.00585</text:p>
          </table:table-cell>
          <table:table-cell table:number-columns-repeated="2"/>
          <table:table-cell office:value-type="float" office:value="0.087">
            <text:p>0.087</text:p>
          </table:table-cell>
          <table:table-cell office:value-type="float" office:value="530">
            <text:p>530</text:p>
          </table:table-cell>
          <table:table-cell table:formula="of:=[.G90]/120000" office:value-type="float" office:value="0.00441666666666667">
            <text:p>0.0044166667</text:p>
          </table:table-cell>
          <table:table-cell table:number-columns-repeated="2"/>
          <table:table-cell office:value-type="float" office:value="0.087">
            <text:p>0.087</text:p>
          </table:table-cell>
          <table:table-cell office:value-type="float" office:value="515">
            <text:p>515</text:p>
          </table:table-cell>
          <table:table-cell table:formula="of:=[.L90]/120000" office:value-type="float" office:value="0.00429166666666667">
            <text:p>0.0042916667</text:p>
          </table:table-cell>
        </table:table-row>
        <table:table-row table:style-name="ro1">
          <table:table-cell office:value-type="float" office:value="0.088">
            <text:p>0.088</text:p>
          </table:table-cell>
          <table:table-cell office:value-type="float" office:value="284">
            <text:p>284</text:p>
          </table:table-cell>
          <table:table-cell table:formula="of:=[.B91]/120000" office:value-type="float" office:value="0.00236666666666667">
            <text:p>0.0023666667</text:p>
          </table:table-cell>
          <table:table-cell table:number-columns-repeated="2"/>
          <table:table-cell office:value-type="float" office:value="0.088">
            <text:p>0.088</text:p>
          </table:table-cell>
          <table:table-cell office:value-type="float" office:value="576">
            <text:p>576</text:p>
          </table:table-cell>
          <table:table-cell table:formula="of:=[.G91]/120000" office:value-type="float" office:value="0.0048">
            <text:p>0.0048</text:p>
          </table:table-cell>
          <table:table-cell table:number-columns-repeated="2"/>
          <table:table-cell office:value-type="float" office:value="0.088">
            <text:p>0.088</text:p>
          </table:table-cell>
          <table:table-cell office:value-type="float" office:value="740">
            <text:p>740</text:p>
          </table:table-cell>
          <table:table-cell table:formula="of:=[.L91]/120000" office:value-type="float" office:value="0.00616666666666667">
            <text:p>0.0061666667</text:p>
          </table:table-cell>
        </table:table-row>
        <table:table-row table:style-name="ro1">
          <table:table-cell office:value-type="float" office:value="0.089">
            <text:p>0.089</text:p>
          </table:table-cell>
          <table:table-cell office:value-type="float" office:value="488">
            <text:p>488</text:p>
          </table:table-cell>
          <table:table-cell table:formula="of:=[.B92]/120000" office:value-type="float" office:value="0.00406666666666667">
            <text:p>0.0040666667</text:p>
          </table:table-cell>
          <table:table-cell table:number-columns-repeated="2"/>
          <table:table-cell office:value-type="float" office:value="0.089">
            <text:p>0.089</text:p>
          </table:table-cell>
          <table:table-cell office:value-type="float" office:value="251">
            <text:p>251</text:p>
          </table:table-cell>
          <table:table-cell table:formula="of:=[.G92]/120000" office:value-type="float" office:value="0.00209166666666667">
            <text:p>0.0020916667</text:p>
          </table:table-cell>
          <table:table-cell table:number-columns-repeated="2"/>
          <table:table-cell office:value-type="float" office:value="0.089">
            <text:p>0.089</text:p>
          </table:table-cell>
          <table:table-cell office:value-type="float" office:value="520">
            <text:p>520</text:p>
          </table:table-cell>
          <table:table-cell table:formula="of:=[.L92]/120000" office:value-type="float" office:value="0.00433333333333333">
            <text:p>0.0043333333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554">
            <text:p>554</text:p>
          </table:table-cell>
          <table:table-cell table:formula="of:=[.B93]/120000" office:value-type="float" office:value="0.00461666666666667">
            <text:p>0.0046166667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2856">
            <text:p>2856</text:p>
          </table:table-cell>
          <table:table-cell table:formula="of:=[.G93]/120000" office:value-type="float" office:value="0.0238">
            <text:p>0.0238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937">
            <text:p>937</text:p>
          </table:table-cell>
          <table:table-cell table:formula="of:=[.L93]/120000" office:value-type="float" office:value="0.00780833333333333">
            <text:p>0.0078083333</text:p>
          </table:table-cell>
        </table:table-row>
        <table:table-row table:style-name="ro1">
          <table:table-cell office:value-type="float" office:value="0.091">
            <text:p>0.091</text:p>
          </table:table-cell>
          <table:table-cell office:value-type="float" office:value="833">
            <text:p>833</text:p>
          </table:table-cell>
          <table:table-cell table:formula="of:=[.B94]/120000" office:value-type="float" office:value="0.00694166666666667">
            <text:p>0.0069416667</text:p>
          </table:table-cell>
          <table:table-cell table:number-columns-repeated="2"/>
          <table:table-cell office:value-type="float" office:value="0.091">
            <text:p>0.091</text:p>
          </table:table-cell>
          <table:table-cell office:value-type="float" office:value="506">
            <text:p>506</text:p>
          </table:table-cell>
          <table:table-cell table:formula="of:=[.G94]/120000" office:value-type="float" office:value="0.00421666666666667">
            <text:p>0.0042166667</text:p>
          </table:table-cell>
          <table:table-cell table:number-columns-repeated="2"/>
          <table:table-cell office:value-type="float" office:value="0.091">
            <text:p>0.091</text:p>
          </table:table-cell>
          <table:table-cell office:value-type="float" office:value="427">
            <text:p>427</text:p>
          </table:table-cell>
          <table:table-cell table:formula="of:=[.L94]/120000" office:value-type="float" office:value="0.00355833333333333">
            <text:p>0.0035583333</text:p>
          </table:table-cell>
        </table:table-row>
        <table:table-row table:style-name="ro1">
          <table:table-cell office:value-type="float" office:value="0.092">
            <text:p>0.092</text:p>
          </table:table-cell>
          <table:table-cell office:value-type="float" office:value="294">
            <text:p>294</text:p>
          </table:table-cell>
          <table:table-cell table:formula="of:=[.B95]/120000" office:value-type="float" office:value="0.00245">
            <text:p>0.00245</text:p>
          </table:table-cell>
          <table:table-cell table:number-columns-repeated="2"/>
          <table:table-cell office:value-type="float" office:value="0.092">
            <text:p>0.092</text:p>
          </table:table-cell>
          <table:table-cell office:value-type="float" office:value="655">
            <text:p>655</text:p>
          </table:table-cell>
          <table:table-cell table:formula="of:=[.G95]/120000" office:value-type="float" office:value="0.00545833333333333">
            <text:p>0.0054583333</text:p>
          </table:table-cell>
          <table:table-cell table:number-columns-repeated="2"/>
          <table:table-cell office:value-type="float" office:value="0.092">
            <text:p>0.092</text:p>
          </table:table-cell>
          <table:table-cell office:value-type="float" office:value="293">
            <text:p>293</text:p>
          </table:table-cell>
          <table:table-cell table:formula="of:=[.L95]/120000" office:value-type="float" office:value="0.00244166666666667">
            <text:p>0.0024416667</text:p>
          </table:table-cell>
        </table:table-row>
        <table:table-row table:style-name="ro1">
          <table:table-cell office:value-type="float" office:value="0.093">
            <text:p>0.093</text:p>
          </table:table-cell>
          <table:table-cell office:value-type="float" office:value="527">
            <text:p>527</text:p>
          </table:table-cell>
          <table:table-cell table:formula="of:=[.B96]/120000" office:value-type="float" office:value="0.00439166666666667">
            <text:p>0.0043916667</text:p>
          </table:table-cell>
          <table:table-cell table:number-columns-repeated="2"/>
          <table:table-cell office:value-type="float" office:value="0.093">
            <text:p>0.093</text:p>
          </table:table-cell>
          <table:table-cell office:value-type="float" office:value="461">
            <text:p>461</text:p>
          </table:table-cell>
          <table:table-cell table:formula="of:=[.G96]/120000" office:value-type="float" office:value="0.00384166666666667">
            <text:p>0.0038416667</text:p>
          </table:table-cell>
          <table:table-cell table:number-columns-repeated="2"/>
          <table:table-cell office:value-type="float" office:value="0.093">
            <text:p>0.093</text:p>
          </table:table-cell>
          <table:table-cell office:value-type="float" office:value="371">
            <text:p>371</text:p>
          </table:table-cell>
          <table:table-cell table:formula="of:=[.L96]/120000" office:value-type="float" office:value="0.00309166666666667">
            <text:p>0.0030916667</text:p>
          </table:table-cell>
        </table:table-row>
        <table:table-row table:style-name="ro1">
          <table:table-cell office:value-type="float" office:value="0.094">
            <text:p>0.094</text:p>
          </table:table-cell>
          <table:table-cell office:value-type="float" office:value="321">
            <text:p>321</text:p>
          </table:table-cell>
          <table:table-cell table:formula="of:=[.B97]/120000" office:value-type="float" office:value="0.002675">
            <text:p>0.002675</text:p>
          </table:table-cell>
          <table:table-cell table:number-columns-repeated="2"/>
          <table:table-cell office:value-type="float" office:value="0.094">
            <text:p>0.094</text:p>
          </table:table-cell>
          <table:table-cell office:value-type="float" office:value="554">
            <text:p>554</text:p>
          </table:table-cell>
          <table:table-cell table:formula="of:=[.G97]/120000" office:value-type="float" office:value="0.00461666666666667">
            <text:p>0.0046166667</text:p>
          </table:table-cell>
          <table:table-cell table:number-columns-repeated="2"/>
          <table:table-cell office:value-type="float" office:value="0.094">
            <text:p>0.094</text:p>
          </table:table-cell>
          <table:table-cell office:value-type="float" office:value="312">
            <text:p>312</text:p>
          </table:table-cell>
          <table:table-cell table:formula="of:=[.L97]/120000" office:value-type="float" office:value="0.0026">
            <text:p>0.0026</text:p>
          </table:table-cell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445">
            <text:p>445</text:p>
          </table:table-cell>
          <table:table-cell table:formula="of:=[.B98]/120000" office:value-type="float" office:value="0.00370833333333333">
            <text:p>0.0037083333</text:p>
          </table:table-cell>
          <table:table-cell table:number-columns-repeated="2"/>
          <table:table-cell office:value-type="float" office:value="0.095">
            <text:p>0.095</text:p>
          </table:table-cell>
          <table:table-cell office:value-type="float" office:value="403">
            <text:p>403</text:p>
          </table:table-cell>
          <table:table-cell table:formula="of:=[.G98]/120000" office:value-type="float" office:value="0.00335833333333333">
            <text:p>0.0033583333</text:p>
          </table:table-cell>
          <table:table-cell table:number-columns-repeated="2"/>
          <table:table-cell office:value-type="float" office:value="0.095">
            <text:p>0.095</text:p>
          </table:table-cell>
          <table:table-cell office:value-type="float" office:value="539">
            <text:p>539</text:p>
          </table:table-cell>
          <table:table-cell table:formula="of:=[.L98]/120000" office:value-type="float" office:value="0.00449166666666667">
            <text:p>0.0044916667</text:p>
          </table:table-cell>
        </table:table-row>
        <table:table-row table:style-name="ro1">
          <table:table-cell office:value-type="float" office:value="0.096">
            <text:p>0.096</text:p>
          </table:table-cell>
          <table:table-cell office:value-type="float" office:value="541">
            <text:p>541</text:p>
          </table:table-cell>
          <table:table-cell table:formula="of:=[.B99]/120000" office:value-type="float" office:value="0.00450833333333333">
            <text:p>0.0045083333</text:p>
          </table:table-cell>
          <table:table-cell table:number-columns-repeated="2"/>
          <table:table-cell office:value-type="float" office:value="0.096">
            <text:p>0.096</text:p>
          </table:table-cell>
          <table:table-cell office:value-type="float" office:value="416">
            <text:p>416</text:p>
          </table:table-cell>
          <table:table-cell table:formula="of:=[.G99]/120000" office:value-type="float" office:value="0.00346666666666667">
            <text:p>0.0034666667</text:p>
          </table:table-cell>
          <table:table-cell table:number-columns-repeated="2"/>
          <table:table-cell office:value-type="float" office:value="0.096">
            <text:p>0.096</text:p>
          </table:table-cell>
          <table:table-cell office:value-type="float" office:value="375">
            <text:p>375</text:p>
          </table:table-cell>
          <table:table-cell table:formula="of:=[.L99]/120000" office:value-type="float" office:value="0.003125">
            <text:p>0.003125</text:p>
          </table:table-cell>
        </table:table-row>
        <table:table-row table:style-name="ro1">
          <table:table-cell office:value-type="float" office:value="0.097">
            <text:p>0.097</text:p>
          </table:table-cell>
          <table:table-cell office:value-type="float" office:value="149">
            <text:p>149</text:p>
          </table:table-cell>
          <table:table-cell table:formula="of:=[.B100]/120000" office:value-type="float" office:value="0.00124166666666667">
            <text:p>0.0012416667</text:p>
          </table:table-cell>
          <table:table-cell table:number-columns-repeated="2"/>
          <table:table-cell office:value-type="float" office:value="0.097">
            <text:p>0.097</text:p>
          </table:table-cell>
          <table:table-cell office:value-type="float" office:value="970">
            <text:p>970</text:p>
          </table:table-cell>
          <table:table-cell table:formula="of:=[.G100]/120000" office:value-type="float" office:value="0.00808333333333333">
            <text:p>0.0080833333</text:p>
          </table:table-cell>
          <table:table-cell table:number-columns-repeated="2"/>
          <table:table-cell office:value-type="float" office:value="0.097">
            <text:p>0.097</text:p>
          </table:table-cell>
          <table:table-cell office:value-type="float" office:value="269">
            <text:p>269</text:p>
          </table:table-cell>
          <table:table-cell table:formula="of:=[.L100]/120000" office:value-type="float" office:value="0.00224166666666667">
            <text:p>0.0022416667</text:p>
          </table:table-cell>
        </table:table-row>
        <table:table-row table:style-name="ro1">
          <table:table-cell office:value-type="float" office:value="0.098">
            <text:p>0.098</text:p>
          </table:table-cell>
          <table:table-cell office:value-type="float" office:value="531">
            <text:p>531</text:p>
          </table:table-cell>
          <table:table-cell table:formula="of:=[.B101]/120000" office:value-type="float" office:value="0.004425">
            <text:p>0.004425</text:p>
          </table:table-cell>
          <table:table-cell table:number-columns-repeated="2"/>
          <table:table-cell office:value-type="float" office:value="0.098">
            <text:p>0.098</text:p>
          </table:table-cell>
          <table:table-cell office:value-type="float" office:value="1035">
            <text:p>1035</text:p>
          </table:table-cell>
          <table:table-cell table:formula="of:=[.G101]/120000" office:value-type="float" office:value="0.008625">
            <text:p>0.008625</text:p>
          </table:table-cell>
          <table:table-cell table:number-columns-repeated="2"/>
          <table:table-cell office:value-type="float" office:value="0.098">
            <text:p>0.098</text:p>
          </table:table-cell>
          <table:table-cell office:value-type="float" office:value="438">
            <text:p>438</text:p>
          </table:table-cell>
          <table:table-cell table:formula="of:=[.L101]/120000" office:value-type="float" office:value="0.00365">
            <text:p>0.00365</text:p>
          </table:table-cell>
        </table:table-row>
        <table:table-row table:style-name="ro1">
          <table:table-cell office:value-type="float" office:value="0.099">
            <text:p>0.099</text:p>
          </table:table-cell>
          <table:table-cell office:value-type="float" office:value="766">
            <text:p>766</text:p>
          </table:table-cell>
          <table:table-cell table:formula="of:=[.B102]/120000" office:value-type="float" office:value="0.00638333333333333">
            <text:p>0.0063833333</text:p>
          </table:table-cell>
          <table:table-cell table:number-columns-repeated="2"/>
          <table:table-cell office:value-type="float" office:value="0.099">
            <text:p>0.099</text:p>
          </table:table-cell>
          <table:table-cell office:value-type="float" office:value="606">
            <text:p>606</text:p>
          </table:table-cell>
          <table:table-cell table:formula="of:=[.G102]/120000" office:value-type="float" office:value="0.00505">
            <text:p>0.00505</text:p>
          </table:table-cell>
          <table:table-cell table:number-columns-repeated="2"/>
          <table:table-cell office:value-type="float" office:value="0.099">
            <text:p>0.099</text:p>
          </table:table-cell>
          <table:table-cell office:value-type="float" office:value="347">
            <text:p>347</text:p>
          </table:table-cell>
          <table:table-cell table:formula="of:=[.L102]/120000" office:value-type="float" office:value="0.00289166666666667">
            <text:p>0.002891666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96">
            <text:p>296</text:p>
          </table:table-cell>
          <table:table-cell table:formula="of:=[.B103]/120000" office:value-type="float" office:value="0.00246666666666667">
            <text:p>0.002466666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409">
            <text:p>409</text:p>
          </table:table-cell>
          <table:table-cell table:formula="of:=[.G103]/120000" office:value-type="float" office:value="0.00340833333333333">
            <text:p>0.003408333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355">
            <text:p>355</text:p>
          </table:table-cell>
          <table:table-cell table:formula="of:=[.L103]/120000" office:value-type="float" office:value="0.00295833333333333">
            <text:p>0.0029583333</text:p>
          </table:table-cell>
        </table:table-row>
        <table:table-row table:style-name="ro1">
          <table:table-cell office:value-type="float" office:value="0.101">
            <text:p>0.101</text:p>
          </table:table-cell>
          <table:table-cell office:value-type="float" office:value="223">
            <text:p>223</text:p>
          </table:table-cell>
          <table:table-cell table:formula="of:=[.B104]/120000" office:value-type="float" office:value="0.00185833333333333">
            <text:p>0.0018583333</text:p>
          </table:table-cell>
          <table:table-cell table:number-columns-repeated="2"/>
          <table:table-cell office:value-type="float" office:value="0.101">
            <text:p>0.101</text:p>
          </table:table-cell>
          <table:table-cell office:value-type="float" office:value="228">
            <text:p>228</text:p>
          </table:table-cell>
          <table:table-cell table:formula="of:=[.G104]/120000" office:value-type="float" office:value="0.0019">
            <text:p>0.0019</text:p>
          </table:table-cell>
          <table:table-cell table:number-columns-repeated="2"/>
          <table:table-cell office:value-type="float" office:value="0.101">
            <text:p>0.101</text:p>
          </table:table-cell>
          <table:table-cell office:value-type="float" office:value="330">
            <text:p>330</text:p>
          </table:table-cell>
          <table:table-cell table:formula="of:=[.L104]/120000" office:value-type="float" office:value="0.00275">
            <text:p>0.00275</text:p>
          </table:table-cell>
        </table:table-row>
        <table:table-row table:style-name="ro1">
          <table:table-cell office:value-type="float" office:value="0.102">
            <text:p>0.102</text:p>
          </table:table-cell>
          <table:table-cell office:value-type="float" office:value="348">
            <text:p>348</text:p>
          </table:table-cell>
          <table:table-cell table:formula="of:=[.B105]/120000" office:value-type="float" office:value="0.0029">
            <text:p>0.0029</text:p>
          </table:table-cell>
          <table:table-cell table:number-columns-repeated="2"/>
          <table:table-cell office:value-type="float" office:value="0.102">
            <text:p>0.102</text:p>
          </table:table-cell>
          <table:table-cell office:value-type="float" office:value="335">
            <text:p>335</text:p>
          </table:table-cell>
          <table:table-cell table:formula="of:=[.G105]/120000" office:value-type="float" office:value="0.00279166666666667">
            <text:p>0.0027916667</text:p>
          </table:table-cell>
          <table:table-cell table:number-columns-repeated="2"/>
          <table:table-cell office:value-type="float" office:value="0.102">
            <text:p>0.102</text:p>
          </table:table-cell>
          <table:table-cell office:value-type="float" office:value="403">
            <text:p>403</text:p>
          </table:table-cell>
          <table:table-cell table:formula="of:=[.L105]/120000" office:value-type="float" office:value="0.00335833333333333">
            <text:p>0.0033583333</text:p>
          </table:table-cell>
        </table:table-row>
        <table:table-row table:style-name="ro1">
          <table:table-cell office:value-type="float" office:value="0.103">
            <text:p>0.103</text:p>
          </table:table-cell>
          <table:table-cell office:value-type="float" office:value="464">
            <text:p>464</text:p>
          </table:table-cell>
          <table:table-cell table:formula="of:=[.B106]/120000" office:value-type="float" office:value="0.00386666666666667">
            <text:p>0.0038666667</text:p>
          </table:table-cell>
          <table:table-cell table:number-columns-repeated="2"/>
          <table:table-cell office:value-type="float" office:value="0.103">
            <text:p>0.103</text:p>
          </table:table-cell>
          <table:table-cell office:value-type="float" office:value="411">
            <text:p>411</text:p>
          </table:table-cell>
          <table:table-cell table:formula="of:=[.G106]/120000" office:value-type="float" office:value="0.003425">
            <text:p>0.003425</text:p>
          </table:table-cell>
          <table:table-cell table:number-columns-repeated="2"/>
          <table:table-cell office:value-type="float" office:value="0.103">
            <text:p>0.103</text:p>
          </table:table-cell>
          <table:table-cell office:value-type="float" office:value="365">
            <text:p>365</text:p>
          </table:table-cell>
          <table:table-cell table:formula="of:=[.L106]/120000" office:value-type="float" office:value="0.00304166666666667">
            <text:p>0.0030416667</text:p>
          </table:table-cell>
        </table:table-row>
        <table:table-row table:style-name="ro1">
          <table:table-cell office:value-type="float" office:value="0.104">
            <text:p>0.104</text:p>
          </table:table-cell>
          <table:table-cell office:value-type="float" office:value="561">
            <text:p>561</text:p>
          </table:table-cell>
          <table:table-cell table:formula="of:=[.B107]/120000" office:value-type="float" office:value="0.004675">
            <text:p>0.004675</text:p>
          </table:table-cell>
          <table:table-cell table:number-columns-repeated="2"/>
          <table:table-cell office:value-type="float" office:value="0.104">
            <text:p>0.104</text:p>
          </table:table-cell>
          <table:table-cell office:value-type="float" office:value="436">
            <text:p>436</text:p>
          </table:table-cell>
          <table:table-cell table:formula="of:=[.G107]/120000" office:value-type="float" office:value="0.00363333333333333">
            <text:p>0.0036333333</text:p>
          </table:table-cell>
          <table:table-cell table:number-columns-repeated="2"/>
          <table:table-cell office:value-type="float" office:value="0.104">
            <text:p>0.104</text:p>
          </table:table-cell>
          <table:table-cell office:value-type="float" office:value="205">
            <text:p>205</text:p>
          </table:table-cell>
          <table:table-cell table:formula="of:=[.L107]/120000" office:value-type="float" office:value="0.00170833333333333">
            <text:p>0.0017083333</text:p>
          </table:table-cell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1348">
            <text:p>1348</text:p>
          </table:table-cell>
          <table:table-cell table:formula="of:=[.B108]/120000" office:value-type="float" office:value="0.0112333333333333">
            <text:p>0.0112333333</text:p>
          </table:table-cell>
          <table:table-cell table:number-columns-repeated="2"/>
          <table:table-cell office:value-type="float" office:value="0.105">
            <text:p>0.105</text:p>
          </table:table-cell>
          <table:table-cell office:value-type="float" office:value="538">
            <text:p>538</text:p>
          </table:table-cell>
          <table:table-cell table:formula="of:=[.G108]/120000" office:value-type="float" office:value="0.00448333333333333">
            <text:p>0.0044833333</text:p>
          </table:table-cell>
          <table:table-cell table:number-columns-repeated="2"/>
          <table:table-cell office:value-type="float" office:value="0.105">
            <text:p>0.105</text:p>
          </table:table-cell>
          <table:table-cell office:value-type="float" office:value="522">
            <text:p>522</text:p>
          </table:table-cell>
          <table:table-cell table:formula="of:=[.L108]/120000" office:value-type="float" office:value="0.00435">
            <text:p>0.00435</text:p>
          </table:table-cell>
        </table:table-row>
        <table:table-row table:style-name="ro1">
          <table:table-cell office:value-type="float" office:value="0.106">
            <text:p>0.106</text:p>
          </table:table-cell>
          <table:table-cell office:value-type="float" office:value="578">
            <text:p>578</text:p>
          </table:table-cell>
          <table:table-cell table:formula="of:=[.B109]/120000" office:value-type="float" office:value="0.00481666666666667">
            <text:p>0.0048166667</text:p>
          </table:table-cell>
          <table:table-cell table:number-columns-repeated="2"/>
          <table:table-cell office:value-type="float" office:value="0.106">
            <text:p>0.106</text:p>
          </table:table-cell>
          <table:table-cell office:value-type="float" office:value="568">
            <text:p>568</text:p>
          </table:table-cell>
          <table:table-cell table:formula="of:=[.G109]/120000" office:value-type="float" office:value="0.00473333333333333">
            <text:p>0.0047333333</text:p>
          </table:table-cell>
          <table:table-cell table:number-columns-repeated="2"/>
          <table:table-cell office:value-type="float" office:value="0.106">
            <text:p>0.106</text:p>
          </table:table-cell>
          <table:table-cell office:value-type="float" office:value="1148">
            <text:p>1148</text:p>
          </table:table-cell>
          <table:table-cell table:formula="of:=[.L109]/120000" office:value-type="float" office:value="0.00956666666666667">
            <text:p>0.0095666667</text:p>
          </table:table-cell>
        </table:table-row>
        <table:table-row table:style-name="ro1">
          <table:table-cell office:value-type="float" office:value="0.107">
            <text:p>0.107</text:p>
          </table:table-cell>
          <table:table-cell office:value-type="float" office:value="475">
            <text:p>475</text:p>
          </table:table-cell>
          <table:table-cell table:formula="of:=[.B110]/120000" office:value-type="float" office:value="0.00395833333333333">
            <text:p>0.0039583333</text:p>
          </table:table-cell>
          <table:table-cell table:number-columns-repeated="2"/>
          <table:table-cell office:value-type="float" office:value="0.107">
            <text:p>0.107</text:p>
          </table:table-cell>
          <table:table-cell office:value-type="float" office:value="2859">
            <text:p>2859</text:p>
          </table:table-cell>
          <table:table-cell table:formula="of:=[.G110]/120000" office:value-type="float" office:value="0.023825">
            <text:p>0.023825</text:p>
          </table:table-cell>
          <table:table-cell table:number-columns-repeated="2"/>
          <table:table-cell office:value-type="float" office:value="0.107">
            <text:p>0.107</text:p>
          </table:table-cell>
          <table:table-cell office:value-type="float" office:value="1127">
            <text:p>1127</text:p>
          </table:table-cell>
          <table:table-cell table:formula="of:=[.L110]/120000" office:value-type="float" office:value="0.00939166666666667">
            <text:p>0.0093916667</text:p>
          </table:table-cell>
        </table:table-row>
        <table:table-row table:style-name="ro1">
          <table:table-cell office:value-type="float" office:value="0.108">
            <text:p>0.108</text:p>
          </table:table-cell>
          <table:table-cell office:value-type="float" office:value="284">
            <text:p>284</text:p>
          </table:table-cell>
          <table:table-cell table:formula="of:=[.B111]/120000" office:value-type="float" office:value="0.00236666666666667">
            <text:p>0.0023666667</text:p>
          </table:table-cell>
          <table:table-cell table:number-columns-repeated="2"/>
          <table:table-cell office:value-type="float" office:value="0.108">
            <text:p>0.108</text:p>
          </table:table-cell>
          <table:table-cell office:value-type="float" office:value="211">
            <text:p>211</text:p>
          </table:table-cell>
          <table:table-cell table:formula="of:=[.G111]/120000" office:value-type="float" office:value="0.00175833333333333">
            <text:p>0.0017583333</text:p>
          </table:table-cell>
          <table:table-cell table:number-columns-repeated="2"/>
          <table:table-cell office:value-type="float" office:value="0.108">
            <text:p>0.108</text:p>
          </table:table-cell>
          <table:table-cell office:value-type="float" office:value="440">
            <text:p>440</text:p>
          </table:table-cell>
          <table:table-cell table:formula="of:=[.L111]/120000" office:value-type="float" office:value="0.00366666666666667">
            <text:p>0.0036666667</text:p>
          </table:table-cell>
        </table:table-row>
        <table:table-row table:style-name="ro1">
          <table:table-cell office:value-type="float" office:value="0.109">
            <text:p>0.109</text:p>
          </table:table-cell>
          <table:table-cell office:value-type="float" office:value="336">
            <text:p>336</text:p>
          </table:table-cell>
          <table:table-cell table:formula="of:=[.B112]/120000" office:value-type="float" office:value="0.0028">
            <text:p>0.0028</text:p>
          </table:table-cell>
          <table:table-cell table:number-columns-repeated="2"/>
          <table:table-cell office:value-type="float" office:value="0.109">
            <text:p>0.109</text:p>
          </table:table-cell>
          <table:table-cell office:value-type="float" office:value="387">
            <text:p>387</text:p>
          </table:table-cell>
          <table:table-cell table:formula="of:=[.G112]/120000" office:value-type="float" office:value="0.003225">
            <text:p>0.003225</text:p>
          </table:table-cell>
          <table:table-cell table:number-columns-repeated="2"/>
          <table:table-cell office:value-type="float" office:value="0.109">
            <text:p>0.109</text:p>
          </table:table-cell>
          <table:table-cell office:value-type="float" office:value="393">
            <text:p>393</text:p>
          </table:table-cell>
          <table:table-cell table:formula="of:=[.L112]/120000" office:value-type="float" office:value="0.003275">
            <text:p>0.003275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568">
            <text:p>568</text:p>
          </table:table-cell>
          <table:table-cell table:formula="of:=[.B113]/120000" office:value-type="float" office:value="0.00473333333333333">
            <text:p>0.0047333333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636">
            <text:p>636</text:p>
          </table:table-cell>
          <table:table-cell table:formula="of:=[.G113]/120000" office:value-type="float" office:value="0.0053">
            <text:p>0.0053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412">
            <text:p>412</text:p>
          </table:table-cell>
          <table:table-cell table:formula="of:=[.L113]/120000" office:value-type="float" office:value="0.00343333333333333">
            <text:p>0.0034333333</text:p>
          </table:table-cell>
        </table:table-row>
        <table:table-row table:style-name="ro1">
          <table:table-cell office:value-type="float" office:value="0.111">
            <text:p>0.111</text:p>
          </table:table-cell>
          <table:table-cell office:value-type="float" office:value="582">
            <text:p>582</text:p>
          </table:table-cell>
          <table:table-cell table:formula="of:=[.B114]/120000" office:value-type="float" office:value="0.00485">
            <text:p>0.00485</text:p>
          </table:table-cell>
          <table:table-cell table:number-columns-repeated="2"/>
          <table:table-cell office:value-type="float" office:value="0.111">
            <text:p>0.111</text:p>
          </table:table-cell>
          <table:table-cell office:value-type="float" office:value="340">
            <text:p>340</text:p>
          </table:table-cell>
          <table:table-cell table:formula="of:=[.G114]/120000" office:value-type="float" office:value="0.00283333333333333">
            <text:p>0.0028333333</text:p>
          </table:table-cell>
          <table:table-cell table:number-columns-repeated="2"/>
          <table:table-cell office:value-type="float" office:value="0.111">
            <text:p>0.111</text:p>
          </table:table-cell>
          <table:table-cell office:value-type="float" office:value="317">
            <text:p>317</text:p>
          </table:table-cell>
          <table:table-cell table:formula="of:=[.L114]/120000" office:value-type="float" office:value="0.00264166666666667">
            <text:p>0.0026416667</text:p>
          </table:table-cell>
        </table:table-row>
        <table:table-row table:style-name="ro1">
          <table:table-cell office:value-type="float" office:value="0.112">
            <text:p>0.112</text:p>
          </table:table-cell>
          <table:table-cell office:value-type="float" office:value="408">
            <text:p>408</text:p>
          </table:table-cell>
          <table:table-cell table:formula="of:=[.B115]/120000" office:value-type="float" office:value="0.0034">
            <text:p>0.0034</text:p>
          </table:table-cell>
          <table:table-cell table:number-columns-repeated="2"/>
          <table:table-cell office:value-type="float" office:value="0.112">
            <text:p>0.112</text:p>
          </table:table-cell>
          <table:table-cell office:value-type="float" office:value="300">
            <text:p>300</text:p>
          </table:table-cell>
          <table:table-cell table:formula="of:=[.G115]/120000" office:value-type="float" office:value="0.0025">
            <text:p>0.0025</text:p>
          </table:table-cell>
          <table:table-cell table:number-columns-repeated="2"/>
          <table:table-cell office:value-type="float" office:value="0.112">
            <text:p>0.112</text:p>
          </table:table-cell>
          <table:table-cell office:value-type="float" office:value="329">
            <text:p>329</text:p>
          </table:table-cell>
          <table:table-cell table:formula="of:=[.L115]/120000" office:value-type="float" office:value="0.00274166666666667">
            <text:p>0.0027416667</text:p>
          </table:table-cell>
        </table:table-row>
        <table:table-row table:style-name="ro1">
          <table:table-cell office:value-type="float" office:value="0.113">
            <text:p>0.113</text:p>
          </table:table-cell>
          <table:table-cell office:value-type="float" office:value="440">
            <text:p>440</text:p>
          </table:table-cell>
          <table:table-cell table:formula="of:=[.B116]/120000" office:value-type="float" office:value="0.00366666666666667">
            <text:p>0.0036666667</text:p>
          </table:table-cell>
          <table:table-cell table:number-columns-repeated="2"/>
          <table:table-cell office:value-type="float" office:value="0.113">
            <text:p>0.113</text:p>
          </table:table-cell>
          <table:table-cell office:value-type="float" office:value="448">
            <text:p>448</text:p>
          </table:table-cell>
          <table:table-cell table:formula="of:=[.G116]/120000" office:value-type="float" office:value="0.00373333333333333">
            <text:p>0.0037333333</text:p>
          </table:table-cell>
          <table:table-cell table:number-columns-repeated="2"/>
          <table:table-cell office:value-type="float" office:value="0.113">
            <text:p>0.113</text:p>
          </table:table-cell>
          <table:table-cell office:value-type="float" office:value="379">
            <text:p>379</text:p>
          </table:table-cell>
          <table:table-cell table:formula="of:=[.L116]/120000" office:value-type="float" office:value="0.00315833333333333">
            <text:p>0.0031583333</text:p>
          </table:table-cell>
        </table:table-row>
        <table:table-row table:style-name="ro1">
          <table:table-cell office:value-type="float" office:value="0.114">
            <text:p>0.114</text:p>
          </table:table-cell>
          <table:table-cell office:value-type="float" office:value="726">
            <text:p>726</text:p>
          </table:table-cell>
          <table:table-cell table:formula="of:=[.B117]/120000" office:value-type="float" office:value="0.00605">
            <text:p>0.00605</text:p>
          </table:table-cell>
          <table:table-cell table:number-columns-repeated="2"/>
          <table:table-cell office:value-type="float" office:value="0.114">
            <text:p>0.114</text:p>
          </table:table-cell>
          <table:table-cell office:value-type="float" office:value="435">
            <text:p>435</text:p>
          </table:table-cell>
          <table:table-cell table:formula="of:=[.G117]/120000" office:value-type="float" office:value="0.003625">
            <text:p>0.003625</text:p>
          </table:table-cell>
          <table:table-cell table:number-columns-repeated="2"/>
          <table:table-cell office:value-type="float" office:value="0.114">
            <text:p>0.114</text:p>
          </table:table-cell>
          <table:table-cell office:value-type="float" office:value="493">
            <text:p>493</text:p>
          </table:table-cell>
          <table:table-cell table:formula="of:=[.L117]/120000" office:value-type="float" office:value="0.00410833333333333">
            <text:p>0.0041083333</text:p>
          </table:table-cell>
        </table:table-row>
        <table:table-row table:style-name="ro1">
          <table:table-cell office:value-type="float" office:value="0.115">
            <text:p>0.115</text:p>
          </table:table-cell>
          <table:table-cell office:value-type="float" office:value="248">
            <text:p>248</text:p>
          </table:table-cell>
          <table:table-cell table:formula="of:=[.B118]/120000" office:value-type="float" office:value="0.00206666666666667">
            <text:p>0.0020666667</text:p>
          </table:table-cell>
          <table:table-cell table:number-columns-repeated="2"/>
          <table:table-cell office:value-type="float" office:value="0.115">
            <text:p>0.115</text:p>
          </table:table-cell>
          <table:table-cell office:value-type="float" office:value="566">
            <text:p>566</text:p>
          </table:table-cell>
          <table:table-cell table:formula="of:=[.G118]/120000" office:value-type="float" office:value="0.00471666666666667">
            <text:p>0.0047166667</text:p>
          </table:table-cell>
          <table:table-cell table:number-columns-repeated="2"/>
          <table:table-cell office:value-type="float" office:value="0.115">
            <text:p>0.115</text:p>
          </table:table-cell>
          <table:table-cell office:value-type="float" office:value="252">
            <text:p>252</text:p>
          </table:table-cell>
          <table:table-cell table:formula="of:=[.L118]/120000" office:value-type="float" office:value="0.0021">
            <text:p>0.0021</text:p>
          </table:table-cell>
        </table:table-row>
        <table:table-row table:style-name="ro1">
          <table:table-cell office:value-type="float" office:value="0.116">
            <text:p>0.116</text:p>
          </table:table-cell>
          <table:table-cell office:value-type="float" office:value="350">
            <text:p>350</text:p>
          </table:table-cell>
          <table:table-cell table:formula="of:=[.B119]/120000" office:value-type="float" office:value="0.00291666666666667">
            <text:p>0.0029166667</text:p>
          </table:table-cell>
          <table:table-cell table:number-columns-repeated="2"/>
          <table:table-cell office:value-type="float" office:value="0.116">
            <text:p>0.116</text:p>
          </table:table-cell>
          <table:table-cell office:value-type="float" office:value="500">
            <text:p>500</text:p>
          </table:table-cell>
          <table:table-cell table:formula="of:=[.G119]/120000" office:value-type="float" office:value="0.00416666666666667">
            <text:p>0.0041666667</text:p>
          </table:table-cell>
          <table:table-cell table:number-columns-repeated="2"/>
          <table:table-cell office:value-type="float" office:value="0.116">
            <text:p>0.116</text:p>
          </table:table-cell>
          <table:table-cell office:value-type="float" office:value="393">
            <text:p>393</text:p>
          </table:table-cell>
          <table:table-cell table:formula="of:=[.L119]/120000" office:value-type="float" office:value="0.003275">
            <text:p>0.003275</text:p>
          </table:table-cell>
        </table:table-row>
        <table:table-row table:style-name="ro1">
          <table:table-cell office:value-type="float" office:value="0.117">
            <text:p>0.117</text:p>
          </table:table-cell>
          <table:table-cell office:value-type="float" office:value="458">
            <text:p>458</text:p>
          </table:table-cell>
          <table:table-cell table:formula="of:=[.B120]/120000" office:value-type="float" office:value="0.00381666666666667">
            <text:p>0.0038166667</text:p>
          </table:table-cell>
          <table:table-cell table:number-columns-repeated="2"/>
          <table:table-cell office:value-type="float" office:value="0.117">
            <text:p>0.117</text:p>
          </table:table-cell>
          <table:table-cell office:value-type="float" office:value="395">
            <text:p>395</text:p>
          </table:table-cell>
          <table:table-cell table:formula="of:=[.G120]/120000" office:value-type="float" office:value="0.00329166666666667">
            <text:p>0.0032916667</text:p>
          </table:table-cell>
          <table:table-cell table:number-columns-repeated="2"/>
          <table:table-cell office:value-type="float" office:value="0.117">
            <text:p>0.117</text:p>
          </table:table-cell>
          <table:table-cell office:value-type="float" office:value="407">
            <text:p>407</text:p>
          </table:table-cell>
          <table:table-cell table:formula="of:=[.L120]/120000" office:value-type="float" office:value="0.00339166666666667">
            <text:p>0.0033916667</text:p>
          </table:table-cell>
        </table:table-row>
        <table:table-row table:style-name="ro1">
          <table:table-cell office:value-type="float" office:value="0.118">
            <text:p>0.118</text:p>
          </table:table-cell>
          <table:table-cell office:value-type="float" office:value="201">
            <text:p>201</text:p>
          </table:table-cell>
          <table:table-cell table:formula="of:=[.B121]/120000" office:value-type="float" office:value="0.001675">
            <text:p>0.001675</text:p>
          </table:table-cell>
          <table:table-cell table:number-columns-repeated="2"/>
          <table:table-cell office:value-type="float" office:value="0.118">
            <text:p>0.118</text:p>
          </table:table-cell>
          <table:table-cell office:value-type="float" office:value="755">
            <text:p>755</text:p>
          </table:table-cell>
          <table:table-cell table:formula="of:=[.G121]/120000" office:value-type="float" office:value="0.00629166666666667">
            <text:p>0.0062916667</text:p>
          </table:table-cell>
          <table:table-cell table:number-columns-repeated="2"/>
          <table:table-cell office:value-type="float" office:value="0.118">
            <text:p>0.118</text:p>
          </table:table-cell>
          <table:table-cell office:value-type="float" office:value="399">
            <text:p>399</text:p>
          </table:table-cell>
          <table:table-cell table:formula="of:=[.L121]/120000" office:value-type="float" office:value="0.003325">
            <text:p>0.003325</text:p>
          </table:table-cell>
        </table:table-row>
        <table:table-row table:style-name="ro1">
          <table:table-cell office:value-type="float" office:value="0.119">
            <text:p>0.119</text:p>
          </table:table-cell>
          <table:table-cell office:value-type="float" office:value="214">
            <text:p>214</text:p>
          </table:table-cell>
          <table:table-cell table:formula="of:=[.B122]/120000" office:value-type="float" office:value="0.00178333333333333">
            <text:p>0.0017833333</text:p>
          </table:table-cell>
          <table:table-cell table:number-columns-repeated="2"/>
          <table:table-cell office:value-type="float" office:value="0.119">
            <text:p>0.119</text:p>
          </table:table-cell>
          <table:table-cell office:value-type="float" office:value="373">
            <text:p>373</text:p>
          </table:table-cell>
          <table:table-cell table:formula="of:=[.G122]/120000" office:value-type="float" office:value="0.00310833333333333">
            <text:p>0.0031083333</text:p>
          </table:table-cell>
          <table:table-cell table:number-columns-repeated="2"/>
          <table:table-cell office:value-type="float" office:value="0.119">
            <text:p>0.119</text:p>
          </table:table-cell>
          <table:table-cell office:value-type="float" office:value="311">
            <text:p>311</text:p>
          </table:table-cell>
          <table:table-cell table:formula="of:=[.L122]/120000" office:value-type="float" office:value="0.00259166666666667">
            <text:p>0.0025916667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319">
            <text:p>319</text:p>
          </table:table-cell>
          <table:table-cell table:formula="of:=[.B123]/120000" office:value-type="float" office:value="0.00265833333333333">
            <text:p>0.0026583333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236">
            <text:p>236</text:p>
          </table:table-cell>
          <table:table-cell table:formula="of:=[.G123]/120000" office:value-type="float" office:value="0.00196666666666667">
            <text:p>0.0019666667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421">
            <text:p>421</text:p>
          </table:table-cell>
          <table:table-cell table:formula="of:=[.L123]/120000" office:value-type="float" office:value="0.00350833333333333">
            <text:p>0.0035083333</text:p>
          </table:table-cell>
        </table:table-row>
        <table:table-row table:style-name="ro1">
          <table:table-cell office:value-type="float" office:value="0.121">
            <text:p>0.121</text:p>
          </table:table-cell>
          <table:table-cell office:value-type="float" office:value="478">
            <text:p>478</text:p>
          </table:table-cell>
          <table:table-cell table:formula="of:=[.B124]/120000" office:value-type="float" office:value="0.00398333333333333">
            <text:p>0.0039833333</text:p>
          </table:table-cell>
          <table:table-cell table:number-columns-repeated="2"/>
          <table:table-cell office:value-type="float" office:value="0.121">
            <text:p>0.121</text:p>
          </table:table-cell>
          <table:table-cell office:value-type="float" office:value="428">
            <text:p>428</text:p>
          </table:table-cell>
          <table:table-cell table:formula="of:=[.G124]/120000" office:value-type="float" office:value="0.00356666666666667">
            <text:p>0.0035666667</text:p>
          </table:table-cell>
          <table:table-cell table:number-columns-repeated="2"/>
          <table:table-cell office:value-type="float" office:value="0.121">
            <text:p>0.121</text:p>
          </table:table-cell>
          <table:table-cell office:value-type="float" office:value="375">
            <text:p>375</text:p>
          </table:table-cell>
          <table:table-cell table:formula="of:=[.L124]/120000" office:value-type="float" office:value="0.003125">
            <text:p>0.003125</text:p>
          </table:table-cell>
        </table:table-row>
        <table:table-row table:style-name="ro1">
          <table:table-cell office:value-type="float" office:value="0.122">
            <text:p>0.122</text:p>
          </table:table-cell>
          <table:table-cell office:value-type="float" office:value="202">
            <text:p>202</text:p>
          </table:table-cell>
          <table:table-cell table:formula="of:=[.B125]/120000" office:value-type="float" office:value="0.00168333333333333">
            <text:p>0.0016833333</text:p>
          </table:table-cell>
          <table:table-cell table:number-columns-repeated="2"/>
          <table:table-cell office:value-type="float" office:value="0.122">
            <text:p>0.122</text:p>
          </table:table-cell>
          <table:table-cell office:value-type="float" office:value="563">
            <text:p>563</text:p>
          </table:table-cell>
          <table:table-cell table:formula="of:=[.G125]/120000" office:value-type="float" office:value="0.00469166666666667">
            <text:p>0.0046916667</text:p>
          </table:table-cell>
          <table:table-cell table:number-columns-repeated="2"/>
          <table:table-cell office:value-type="float" office:value="0.122">
            <text:p>0.122</text:p>
          </table:table-cell>
          <table:table-cell office:value-type="float" office:value="317">
            <text:p>317</text:p>
          </table:table-cell>
          <table:table-cell table:formula="of:=[.L125]/120000" office:value-type="float" office:value="0.00264166666666667">
            <text:p>0.0026416667</text:p>
          </table:table-cell>
        </table:table-row>
        <table:table-row table:style-name="ro1">
          <table:table-cell office:value-type="float" office:value="0.123">
            <text:p>0.123</text:p>
          </table:table-cell>
          <table:table-cell office:value-type="float" office:value="669">
            <text:p>669</text:p>
          </table:table-cell>
          <table:table-cell table:formula="of:=[.B126]/120000" office:value-type="float" office:value="0.005575">
            <text:p>0.005575</text:p>
          </table:table-cell>
          <table:table-cell table:number-columns-repeated="2"/>
          <table:table-cell office:value-type="float" office:value="0.123">
            <text:p>0.123</text:p>
          </table:table-cell>
          <table:table-cell office:value-type="float" office:value="746">
            <text:p>746</text:p>
          </table:table-cell>
          <table:table-cell table:formula="of:=[.G126]/120000" office:value-type="float" office:value="0.00621666666666667">
            <text:p>0.0062166667</text:p>
          </table:table-cell>
          <table:table-cell table:number-columns-repeated="2"/>
          <table:table-cell office:value-type="float" office:value="0.123">
            <text:p>0.123</text:p>
          </table:table-cell>
          <table:table-cell office:value-type="float" office:value="399">
            <text:p>399</text:p>
          </table:table-cell>
          <table:table-cell table:formula="of:=[.L126]/120000" office:value-type="float" office:value="0.003325">
            <text:p>0.003325</text:p>
          </table:table-cell>
        </table:table-row>
        <table:table-row table:style-name="ro1">
          <table:table-cell office:value-type="float" office:value="0.124">
            <text:p>0.124</text:p>
          </table:table-cell>
          <table:table-cell office:value-type="float" office:value="350">
            <text:p>350</text:p>
          </table:table-cell>
          <table:table-cell table:formula="of:=[.B127]/120000" office:value-type="float" office:value="0.00291666666666667">
            <text:p>0.0029166667</text:p>
          </table:table-cell>
          <table:table-cell table:number-columns-repeated="2"/>
          <table:table-cell office:value-type="float" office:value="0.124">
            <text:p>0.124</text:p>
          </table:table-cell>
          <table:table-cell office:value-type="float" office:value="398">
            <text:p>398</text:p>
          </table:table-cell>
          <table:table-cell table:formula="of:=[.G127]/120000" office:value-type="float" office:value="0.00331666666666667">
            <text:p>0.0033166667</text:p>
          </table:table-cell>
          <table:table-cell table:number-columns-repeated="2"/>
          <table:table-cell office:value-type="float" office:value="0.124">
            <text:p>0.124</text:p>
          </table:table-cell>
          <table:table-cell office:value-type="float" office:value="444">
            <text:p>444</text:p>
          </table:table-cell>
          <table:table-cell table:formula="of:=[.L127]/120000" office:value-type="float" office:value="0.0037">
            <text:p>0.0037</text:p>
          </table:table-cell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327">
            <text:p>327</text:p>
          </table:table-cell>
          <table:table-cell table:formula="of:=[.B128]/120000" office:value-type="float" office:value="0.002725">
            <text:p>0.002725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413">
            <text:p>413</text:p>
          </table:table-cell>
          <table:table-cell table:formula="of:=[.G128]/120000" office:value-type="float" office:value="0.00344166666666667">
            <text:p>0.0034416667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413">
            <text:p>413</text:p>
          </table:table-cell>
          <table:table-cell table:formula="of:=[.L128]/120000" office:value-type="float" office:value="0.00344166666666667">
            <text:p>0.0034416667</text:p>
          </table:table-cell>
        </table:table-row>
        <table:table-row table:style-name="ro1">
          <table:table-cell office:value-type="float" office:value="0.126">
            <text:p>0.126</text:p>
          </table:table-cell>
          <table:table-cell office:value-type="float" office:value="188">
            <text:p>188</text:p>
          </table:table-cell>
          <table:table-cell table:formula="of:=[.B129]/120000" office:value-type="float" office:value="0.00156666666666667">
            <text:p>0.0015666667</text:p>
          </table:table-cell>
          <table:table-cell table:number-columns-repeated="2"/>
          <table:table-cell office:value-type="float" office:value="0.126">
            <text:p>0.126</text:p>
          </table:table-cell>
          <table:table-cell office:value-type="float" office:value="109">
            <text:p>109</text:p>
          </table:table-cell>
          <table:table-cell table:formula="of:=[.G129]/120000" office:value-type="float" office:value="0.000908333333333333">
            <text:p>0.0009083333</text:p>
          </table:table-cell>
          <table:table-cell table:number-columns-repeated="2"/>
          <table:table-cell office:value-type="float" office:value="0.126">
            <text:p>0.126</text:p>
          </table:table-cell>
          <table:table-cell office:value-type="float" office:value="255">
            <text:p>255</text:p>
          </table:table-cell>
          <table:table-cell table:formula="of:=[.L129]/120000" office:value-type="float" office:value="0.002125">
            <text:p>0.002125</text:p>
          </table:table-cell>
        </table:table-row>
        <table:table-row table:style-name="ro1">
          <table:table-cell office:value-type="float" office:value="0.127">
            <text:p>0.127</text:p>
          </table:table-cell>
          <table:table-cell office:value-type="float" office:value="221">
            <text:p>221</text:p>
          </table:table-cell>
          <table:table-cell table:formula="of:=[.B130]/120000" office:value-type="float" office:value="0.00184166666666667">
            <text:p>0.0018416667</text:p>
          </table:table-cell>
          <table:table-cell table:number-columns-repeated="2"/>
          <table:table-cell office:value-type="float" office:value="0.127">
            <text:p>0.127</text:p>
          </table:table-cell>
          <table:table-cell office:value-type="float" office:value="208">
            <text:p>208</text:p>
          </table:table-cell>
          <table:table-cell table:formula="of:=[.G130]/120000" office:value-type="float" office:value="0.00173333333333333">
            <text:p>0.0017333333</text:p>
          </table:table-cell>
          <table:table-cell table:number-columns-repeated="2"/>
          <table:table-cell office:value-type="float" office:value="0.127">
            <text:p>0.127</text:p>
          </table:table-cell>
          <table:table-cell office:value-type="float" office:value="375">
            <text:p>375</text:p>
          </table:table-cell>
          <table:table-cell table:formula="of:=[.L130]/120000" office:value-type="float" office:value="0.003125">
            <text:p>0.003125</text:p>
          </table:table-cell>
        </table:table-row>
        <table:table-row table:style-name="ro1">
          <table:table-cell office:value-type="float" office:value="0.128">
            <text:p>0.128</text:p>
          </table:table-cell>
          <table:table-cell office:value-type="float" office:value="634">
            <text:p>634</text:p>
          </table:table-cell>
          <table:table-cell table:formula="of:=[.B131]/120000" office:value-type="float" office:value="0.00528333333333333">
            <text:p>0.0052833333</text:p>
          </table:table-cell>
          <table:table-cell table:number-columns-repeated="2"/>
          <table:table-cell office:value-type="float" office:value="0.128">
            <text:p>0.128</text:p>
          </table:table-cell>
          <table:table-cell office:value-type="float" office:value="445">
            <text:p>445</text:p>
          </table:table-cell>
          <table:table-cell table:formula="of:=[.G131]/120000" office:value-type="float" office:value="0.00370833333333333">
            <text:p>0.0037083333</text:p>
          </table:table-cell>
          <table:table-cell table:number-columns-repeated="2"/>
          <table:table-cell office:value-type="float" office:value="0.128">
            <text:p>0.128</text:p>
          </table:table-cell>
          <table:table-cell office:value-type="float" office:value="371">
            <text:p>371</text:p>
          </table:table-cell>
          <table:table-cell table:formula="of:=[.L131]/120000" office:value-type="float" office:value="0.00309166666666667">
            <text:p>0.0030916667</text:p>
          </table:table-cell>
        </table:table-row>
        <table:table-row table:style-name="ro1">
          <table:table-cell office:value-type="float" office:value="0.129">
            <text:p>0.129</text:p>
          </table:table-cell>
          <table:table-cell office:value-type="float" office:value="263">
            <text:p>263</text:p>
          </table:table-cell>
          <table:table-cell table:formula="of:=[.B132]/120000" office:value-type="float" office:value="0.00219166666666667">
            <text:p>0.0021916667</text:p>
          </table:table-cell>
          <table:table-cell table:number-columns-repeated="2"/>
          <table:table-cell office:value-type="float" office:value="0.129">
            <text:p>0.129</text:p>
          </table:table-cell>
          <table:table-cell office:value-type="float" office:value="255">
            <text:p>255</text:p>
          </table:table-cell>
          <table:table-cell table:formula="of:=[.G132]/120000" office:value-type="float" office:value="0.002125">
            <text:p>0.002125</text:p>
          </table:table-cell>
          <table:table-cell table:number-columns-repeated="2"/>
          <table:table-cell office:value-type="float" office:value="0.129">
            <text:p>0.129</text:p>
          </table:table-cell>
          <table:table-cell office:value-type="float" office:value="266">
            <text:p>266</text:p>
          </table:table-cell>
          <table:table-cell table:formula="of:=[.L132]/120000" office:value-type="float" office:value="0.00221666666666667">
            <text:p>0.002216666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309">
            <text:p>309</text:p>
          </table:table-cell>
          <table:table-cell table:formula="of:=[.B133]/120000" office:value-type="float" office:value="0.002575">
            <text:p>0.002575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217">
            <text:p>217</text:p>
          </table:table-cell>
          <table:table-cell table:formula="of:=[.G133]/120000" office:value-type="float" office:value="0.00180833333333333">
            <text:p>0.0018083333</text:p>
          </table:table-cell>
          <table:table-cell table:number-columns-repeated="2"/>
          <table:table-cell office:value-type="float" office:value="0.13">
            <text:p>0.13</text:p>
          </table:table-cell>
          <table:table-cell office:value-type="float" office:value="372">
            <text:p>372</text:p>
          </table:table-cell>
          <table:table-cell table:formula="of:=[.L133]/120000" office:value-type="float" office:value="0.0031">
            <text:p>0.0031</text:p>
          </table:table-cell>
        </table:table-row>
        <table:table-row table:style-name="ro1">
          <table:table-cell office:value-type="float" office:value="0.131">
            <text:p>0.131</text:p>
          </table:table-cell>
          <table:table-cell office:value-type="float" office:value="911">
            <text:p>911</text:p>
          </table:table-cell>
          <table:table-cell table:formula="of:=[.B134]/120000" office:value-type="float" office:value="0.00759166666666667">
            <text:p>0.0075916667</text:p>
          </table:table-cell>
          <table:table-cell table:number-columns-repeated="2"/>
          <table:table-cell office:value-type="float" office:value="0.131">
            <text:p>0.131</text:p>
          </table:table-cell>
          <table:table-cell office:value-type="float" office:value="354">
            <text:p>354</text:p>
          </table:table-cell>
          <table:table-cell table:formula="of:=[.G134]/120000" office:value-type="float" office:value="0.00295">
            <text:p>0.00295</text:p>
          </table:table-cell>
          <table:table-cell table:number-columns-repeated="2"/>
          <table:table-cell office:value-type="float" office:value="0.131">
            <text:p>0.131</text:p>
          </table:table-cell>
          <table:table-cell office:value-type="float" office:value="443">
            <text:p>443</text:p>
          </table:table-cell>
          <table:table-cell table:formula="of:=[.L134]/120000" office:value-type="float" office:value="0.00369166666666667">
            <text:p>0.0036916667</text:p>
          </table:table-cell>
        </table:table-row>
        <table:table-row table:style-name="ro1">
          <table:table-cell office:value-type="float" office:value="0.132">
            <text:p>0.132</text:p>
          </table:table-cell>
          <table:table-cell office:value-type="float" office:value="645">
            <text:p>645</text:p>
          </table:table-cell>
          <table:table-cell table:formula="of:=[.B135]/120000" office:value-type="float" office:value="0.005375">
            <text:p>0.005375</text:p>
          </table:table-cell>
          <table:table-cell table:number-columns-repeated="2"/>
          <table:table-cell office:value-type="float" office:value="0.132">
            <text:p>0.132</text:p>
          </table:table-cell>
          <table:table-cell office:value-type="float" office:value="338">
            <text:p>338</text:p>
          </table:table-cell>
          <table:table-cell table:formula="of:=[.G135]/120000" office:value-type="float" office:value="0.00281666666666667">
            <text:p>0.0028166667</text:p>
          </table:table-cell>
          <table:table-cell table:number-columns-repeated="2"/>
          <table:table-cell office:value-type="float" office:value="0.132">
            <text:p>0.132</text:p>
          </table:table-cell>
          <table:table-cell office:value-type="float" office:value="447">
            <text:p>447</text:p>
          </table:table-cell>
          <table:table-cell table:formula="of:=[.L135]/120000" office:value-type="float" office:value="0.003725">
            <text:p>0.003725</text:p>
          </table:table-cell>
        </table:table-row>
        <table:table-row table:style-name="ro1">
          <table:table-cell office:value-type="float" office:value="0.133">
            <text:p>0.133</text:p>
          </table:table-cell>
          <table:table-cell office:value-type="float" office:value="183">
            <text:p>183</text:p>
          </table:table-cell>
          <table:table-cell table:formula="of:=[.B136]/120000" office:value-type="float" office:value="0.001525">
            <text:p>0.001525</text:p>
          </table:table-cell>
          <table:table-cell table:number-columns-repeated="2"/>
          <table:table-cell office:value-type="float" office:value="0.133">
            <text:p>0.133</text:p>
          </table:table-cell>
          <table:table-cell office:value-type="float" office:value="397">
            <text:p>397</text:p>
          </table:table-cell>
          <table:table-cell table:formula="of:=[.G136]/120000" office:value-type="float" office:value="0.00330833333333333">
            <text:p>0.0033083333</text:p>
          </table:table-cell>
          <table:table-cell table:number-columns-repeated="2"/>
          <table:table-cell office:value-type="float" office:value="0.133">
            <text:p>0.133</text:p>
          </table:table-cell>
          <table:table-cell office:value-type="float" office:value="305">
            <text:p>305</text:p>
          </table:table-cell>
          <table:table-cell table:formula="of:=[.L136]/120000" office:value-type="float" office:value="0.00254166666666667">
            <text:p>0.0025416667</text:p>
          </table:table-cell>
        </table:table-row>
        <table:table-row table:style-name="ro1">
          <table:table-cell office:value-type="float" office:value="0.134">
            <text:p>0.134</text:p>
          </table:table-cell>
          <table:table-cell office:value-type="float" office:value="261">
            <text:p>261</text:p>
          </table:table-cell>
          <table:table-cell table:formula="of:=[.B137]/120000" office:value-type="float" office:value="0.002175">
            <text:p>0.002175</text:p>
          </table:table-cell>
          <table:table-cell table:number-columns-repeated="2"/>
          <table:table-cell office:value-type="float" office:value="0.134">
            <text:p>0.134</text:p>
          </table:table-cell>
          <table:table-cell office:value-type="float" office:value="277">
            <text:p>277</text:p>
          </table:table-cell>
          <table:table-cell table:formula="of:=[.G137]/120000" office:value-type="float" office:value="0.00230833333333333">
            <text:p>0.0023083333</text:p>
          </table:table-cell>
          <table:table-cell table:number-columns-repeated="2"/>
          <table:table-cell office:value-type="float" office:value="0.134">
            <text:p>0.134</text:p>
          </table:table-cell>
          <table:table-cell office:value-type="float" office:value="310">
            <text:p>310</text:p>
          </table:table-cell>
          <table:table-cell table:formula="of:=[.L137]/120000" office:value-type="float" office:value="0.00258333333333333">
            <text:p>0.0025833333</text:p>
          </table:table-cell>
        </table:table-row>
        <table:table-row table:style-name="ro1">
          <table:table-cell office:value-type="float" office:value="0.135">
            <text:p>0.135</text:p>
          </table:table-cell>
          <table:table-cell office:value-type="float" office:value="805">
            <text:p>805</text:p>
          </table:table-cell>
          <table:table-cell table:formula="of:=[.B138]/120000" office:value-type="float" office:value="0.00670833333333333">
            <text:p>0.0067083333</text:p>
          </table:table-cell>
          <table:table-cell table:number-columns-repeated="2"/>
          <table:table-cell office:value-type="float" office:value="0.135">
            <text:p>0.135</text:p>
          </table:table-cell>
          <table:table-cell office:value-type="float" office:value="392">
            <text:p>392</text:p>
          </table:table-cell>
          <table:table-cell table:formula="of:=[.G138]/120000" office:value-type="float" office:value="0.00326666666666667">
            <text:p>0.0032666667</text:p>
          </table:table-cell>
          <table:table-cell table:number-columns-repeated="2"/>
          <table:table-cell office:value-type="float" office:value="0.135">
            <text:p>0.135</text:p>
          </table:table-cell>
          <table:table-cell office:value-type="float" office:value="459">
            <text:p>459</text:p>
          </table:table-cell>
          <table:table-cell table:formula="of:=[.L138]/120000" office:value-type="float" office:value="0.003825">
            <text:p>0.003825</text:p>
          </table:table-cell>
        </table:table-row>
        <table:table-row table:style-name="ro1">
          <table:table-cell office:value-type="float" office:value="0.136">
            <text:p>0.136</text:p>
          </table:table-cell>
          <table:table-cell office:value-type="float" office:value="133">
            <text:p>133</text:p>
          </table:table-cell>
          <table:table-cell table:formula="of:=[.B139]/120000" office:value-type="float" office:value="0.00110833333333333">
            <text:p>0.0011083333</text:p>
          </table:table-cell>
          <table:table-cell table:number-columns-repeated="2"/>
          <table:table-cell office:value-type="float" office:value="0.136">
            <text:p>0.136</text:p>
          </table:table-cell>
          <table:table-cell office:value-type="float" office:value="444">
            <text:p>444</text:p>
          </table:table-cell>
          <table:table-cell table:formula="of:=[.G139]/120000" office:value-type="float" office:value="0.0037">
            <text:p>0.0037</text:p>
          </table:table-cell>
          <table:table-cell table:number-columns-repeated="2"/>
          <table:table-cell office:value-type="float" office:value="0.136">
            <text:p>0.136</text:p>
          </table:table-cell>
          <table:table-cell office:value-type="float" office:value="382">
            <text:p>382</text:p>
          </table:table-cell>
          <table:table-cell table:formula="of:=[.L139]/120000" office:value-type="float" office:value="0.00318333333333333">
            <text:p>0.0031833333</text:p>
          </table:table-cell>
        </table:table-row>
        <table:table-row table:style-name="ro1">
          <table:table-cell office:value-type="float" office:value="0.137">
            <text:p>0.137</text:p>
          </table:table-cell>
          <table:table-cell office:value-type="float" office:value="198">
            <text:p>198</text:p>
          </table:table-cell>
          <table:table-cell table:formula="of:=[.B140]/120000" office:value-type="float" office:value="0.00165">
            <text:p>0.00165</text:p>
          </table:table-cell>
          <table:table-cell table:number-columns-repeated="2"/>
          <table:table-cell office:value-type="float" office:value="0.137">
            <text:p>0.137</text:p>
          </table:table-cell>
          <table:table-cell office:value-type="float" office:value="132">
            <text:p>132</text:p>
          </table:table-cell>
          <table:table-cell table:formula="of:=[.G140]/120000" office:value-type="float" office:value="0.0011">
            <text:p>0.0011</text:p>
          </table:table-cell>
          <table:table-cell table:number-columns-repeated="2"/>
          <table:table-cell office:value-type="float" office:value="0.137">
            <text:p>0.137</text:p>
          </table:table-cell>
          <table:table-cell office:value-type="float" office:value="336">
            <text:p>336</text:p>
          </table:table-cell>
          <table:table-cell table:formula="of:=[.L140]/120000" office:value-type="float" office:value="0.0028">
            <text:p>0.0028</text:p>
          </table:table-cell>
        </table:table-row>
        <table:table-row table:style-name="ro1">
          <table:table-cell office:value-type="float" office:value="0.138">
            <text:p>0.138</text:p>
          </table:table-cell>
          <table:table-cell office:value-type="float" office:value="196">
            <text:p>196</text:p>
          </table:table-cell>
          <table:table-cell table:formula="of:=[.B141]/120000" office:value-type="float" office:value="0.00163333333333333">
            <text:p>0.0016333333</text:p>
          </table:table-cell>
          <table:table-cell table:number-columns-repeated="2"/>
          <table:table-cell office:value-type="float" office:value="0.138">
            <text:p>0.138</text:p>
          </table:table-cell>
          <table:table-cell office:value-type="float" office:value="859">
            <text:p>859</text:p>
          </table:table-cell>
          <table:table-cell table:formula="of:=[.G141]/120000" office:value-type="float" office:value="0.00715833333333333">
            <text:p>0.0071583333</text:p>
          </table:table-cell>
          <table:table-cell table:number-columns-repeated="2"/>
          <table:table-cell office:value-type="float" office:value="0.138">
            <text:p>0.138</text:p>
          </table:table-cell>
          <table:table-cell office:value-type="float" office:value="386">
            <text:p>386</text:p>
          </table:table-cell>
          <table:table-cell table:formula="of:=[.L141]/120000" office:value-type="float" office:value="0.00321666666666667">
            <text:p>0.0032166667</text:p>
          </table:table-cell>
        </table:table-row>
        <table:table-row table:style-name="ro1">
          <table:table-cell office:value-type="float" office:value="0.139">
            <text:p>0.139</text:p>
          </table:table-cell>
          <table:table-cell office:value-type="float" office:value="391">
            <text:p>391</text:p>
          </table:table-cell>
          <table:table-cell table:formula="of:=[.B142]/120000" office:value-type="float" office:value="0.00325833333333333">
            <text:p>0.0032583333</text:p>
          </table:table-cell>
          <table:table-cell table:number-columns-repeated="2"/>
          <table:table-cell office:value-type="float" office:value="0.139">
            <text:p>0.139</text:p>
          </table:table-cell>
          <table:table-cell office:value-type="float" office:value="470">
            <text:p>470</text:p>
          </table:table-cell>
          <table:table-cell table:formula="of:=[.G142]/120000" office:value-type="float" office:value="0.00391666666666667">
            <text:p>0.0039166667</text:p>
          </table:table-cell>
          <table:table-cell table:number-columns-repeated="2"/>
          <table:table-cell office:value-type="float" office:value="0.139">
            <text:p>0.139</text:p>
          </table:table-cell>
          <table:table-cell office:value-type="float" office:value="512">
            <text:p>512</text:p>
          </table:table-cell>
          <table:table-cell table:formula="of:=[.L142]/120000" office:value-type="float" office:value="0.00426666666666667">
            <text:p>0.0042666667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200">
            <text:p>200</text:p>
          </table:table-cell>
          <table:table-cell table:formula="of:=[.B143]/120000" office:value-type="float" office:value="0.00166666666666667">
            <text:p>0.0016666667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642">
            <text:p>642</text:p>
          </table:table-cell>
          <table:table-cell table:formula="of:=[.G143]/120000" office:value-type="float" office:value="0.00535">
            <text:p>0.00535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526">
            <text:p>526</text:p>
          </table:table-cell>
          <table:table-cell table:formula="of:=[.L143]/120000" office:value-type="float" office:value="0.00438333333333333">
            <text:p>0.0043833333</text:p>
          </table:table-cell>
        </table:table-row>
        <table:table-row table:style-name="ro1">
          <table:table-cell office:value-type="float" office:value="0.141">
            <text:p>0.141</text:p>
          </table:table-cell>
          <table:table-cell office:value-type="float" office:value="224">
            <text:p>224</text:p>
          </table:table-cell>
          <table:table-cell table:formula="of:=[.B144]/120000" office:value-type="float" office:value="0.00186666666666667">
            <text:p>0.0018666667</text:p>
          </table:table-cell>
          <table:table-cell table:number-columns-repeated="2"/>
          <table:table-cell office:value-type="float" office:value="0.141">
            <text:p>0.141</text:p>
          </table:table-cell>
          <table:table-cell office:value-type="float" office:value="298">
            <text:p>298</text:p>
          </table:table-cell>
          <table:table-cell table:formula="of:=[.G144]/120000" office:value-type="float" office:value="0.00248333333333333">
            <text:p>0.0024833333</text:p>
          </table:table-cell>
          <table:table-cell table:number-columns-repeated="2"/>
          <table:table-cell office:value-type="float" office:value="0.141">
            <text:p>0.141</text:p>
          </table:table-cell>
          <table:table-cell office:value-type="float" office:value="338">
            <text:p>338</text:p>
          </table:table-cell>
          <table:table-cell table:formula="of:=[.L144]/120000" office:value-type="float" office:value="0.00281666666666667">
            <text:p>0.0028166667</text:p>
          </table:table-cell>
        </table:table-row>
        <table:table-row table:style-name="ro1">
          <table:table-cell office:value-type="float" office:value="0.142">
            <text:p>0.142</text:p>
          </table:table-cell>
          <table:table-cell office:value-type="float" office:value="1382">
            <text:p>1382</text:p>
          </table:table-cell>
          <table:table-cell table:formula="of:=[.B145]/120000" office:value-type="float" office:value="0.0115166666666667">
            <text:p>0.0115166667</text:p>
          </table:table-cell>
          <table:table-cell table:number-columns-repeated="2"/>
          <table:table-cell office:value-type="float" office:value="0.142">
            <text:p>0.142</text:p>
          </table:table-cell>
          <table:table-cell office:value-type="float" office:value="524">
            <text:p>524</text:p>
          </table:table-cell>
          <table:table-cell table:formula="of:=[.G145]/120000" office:value-type="float" office:value="0.00436666666666667">
            <text:p>0.0043666667</text:p>
          </table:table-cell>
          <table:table-cell table:number-columns-repeated="2"/>
          <table:table-cell office:value-type="float" office:value="0.142">
            <text:p>0.142</text:p>
          </table:table-cell>
          <table:table-cell office:value-type="float" office:value="573">
            <text:p>573</text:p>
          </table:table-cell>
          <table:table-cell table:formula="of:=[.L145]/120000" office:value-type="float" office:value="0.004775">
            <text:p>0.004775</text:p>
          </table:table-cell>
        </table:table-row>
        <table:table-row table:style-name="ro1">
          <table:table-cell office:value-type="float" office:value="0.143">
            <text:p>0.143</text:p>
          </table:table-cell>
          <table:table-cell office:value-type="float" office:value="277">
            <text:p>277</text:p>
          </table:table-cell>
          <table:table-cell table:formula="of:=[.B146]/120000" office:value-type="float" office:value="0.00230833333333333">
            <text:p>0.0023083333</text:p>
          </table:table-cell>
          <table:table-cell table:number-columns-repeated="2"/>
          <table:table-cell office:value-type="float" office:value="0.143">
            <text:p>0.143</text:p>
          </table:table-cell>
          <table:table-cell office:value-type="float" office:value="301">
            <text:p>301</text:p>
          </table:table-cell>
          <table:table-cell table:formula="of:=[.G146]/120000" office:value-type="float" office:value="0.00250833333333333">
            <text:p>0.0025083333</text:p>
          </table:table-cell>
          <table:table-cell table:number-columns-repeated="2"/>
          <table:table-cell office:value-type="float" office:value="0.143">
            <text:p>0.143</text:p>
          </table:table-cell>
          <table:table-cell office:value-type="float" office:value="438">
            <text:p>438</text:p>
          </table:table-cell>
          <table:table-cell table:formula="of:=[.L146]/120000" office:value-type="float" office:value="0.00365">
            <text:p>0.00365</text:p>
          </table:table-cell>
        </table:table-row>
        <table:table-row table:style-name="ro1">
          <table:table-cell office:value-type="float" office:value="0.144">
            <text:p>0.144</text:p>
          </table:table-cell>
          <table:table-cell office:value-type="float" office:value="170">
            <text:p>170</text:p>
          </table:table-cell>
          <table:table-cell table:formula="of:=[.B147]/120000" office:value-type="float" office:value="0.00141666666666667">
            <text:p>0.0014166667</text:p>
          </table:table-cell>
          <table:table-cell table:number-columns-repeated="2"/>
          <table:table-cell office:value-type="float" office:value="0.144">
            <text:p>0.144</text:p>
          </table:table-cell>
          <table:table-cell office:value-type="float" office:value="147">
            <text:p>147</text:p>
          </table:table-cell>
          <table:table-cell table:formula="of:=[.G147]/120000" office:value-type="float" office:value="0.001225">
            <text:p>0.001225</text:p>
          </table:table-cell>
          <table:table-cell table:number-columns-repeated="2"/>
          <table:table-cell office:value-type="float" office:value="0.144">
            <text:p>0.144</text:p>
          </table:table-cell>
          <table:table-cell office:value-type="float" office:value="401">
            <text:p>401</text:p>
          </table:table-cell>
          <table:table-cell table:formula="of:=[.L147]/120000" office:value-type="float" office:value="0.00334166666666667">
            <text:p>0.0033416667</text:p>
          </table:table-cell>
        </table:table-row>
        <table:table-row table:style-name="ro1">
          <table:table-cell office:value-type="float" office:value="0.145">
            <text:p>0.145</text:p>
          </table:table-cell>
          <table:table-cell office:value-type="float" office:value="156">
            <text:p>156</text:p>
          </table:table-cell>
          <table:table-cell table:formula="of:=[.B148]/120000" office:value-type="float" office:value="0.0013">
            <text:p>0.0013</text:p>
          </table:table-cell>
          <table:table-cell table:number-columns-repeated="2"/>
          <table:table-cell office:value-type="float" office:value="0.145">
            <text:p>0.145</text:p>
          </table:table-cell>
          <table:table-cell office:value-type="float" office:value="115">
            <text:p>115</text:p>
          </table:table-cell>
          <table:table-cell table:formula="of:=[.G148]/120000" office:value-type="float" office:value="0.000958333333333333">
            <text:p>0.0009583333</text:p>
          </table:table-cell>
          <table:table-cell table:number-columns-repeated="2"/>
          <table:table-cell office:value-type="float" office:value="0.145">
            <text:p>0.145</text:p>
          </table:table-cell>
          <table:table-cell office:value-type="float" office:value="407">
            <text:p>407</text:p>
          </table:table-cell>
          <table:table-cell table:formula="of:=[.L148]/120000" office:value-type="float" office:value="0.00339166666666667">
            <text:p>0.0033916667</text:p>
          </table:table-cell>
        </table:table-row>
        <table:table-row table:style-name="ro1">
          <table:table-cell office:value-type="float" office:value="0.146">
            <text:p>0.146</text:p>
          </table:table-cell>
          <table:table-cell office:value-type="float" office:value="566">
            <text:p>566</text:p>
          </table:table-cell>
          <table:table-cell table:formula="of:=[.B149]/120000" office:value-type="float" office:value="0.00471666666666667">
            <text:p>0.0047166667</text:p>
          </table:table-cell>
          <table:table-cell table:number-columns-repeated="2"/>
          <table:table-cell office:value-type="float" office:value="0.146">
            <text:p>0.146</text:p>
          </table:table-cell>
          <table:table-cell office:value-type="float" office:value="267">
            <text:p>267</text:p>
          </table:table-cell>
          <table:table-cell table:formula="of:=[.G149]/120000" office:value-type="float" office:value="0.002225">
            <text:p>0.002225</text:p>
          </table:table-cell>
          <table:table-cell table:number-columns-repeated="2"/>
          <table:table-cell office:value-type="float" office:value="0.146">
            <text:p>0.146</text:p>
          </table:table-cell>
          <table:table-cell office:value-type="float" office:value="347">
            <text:p>347</text:p>
          </table:table-cell>
          <table:table-cell table:formula="of:=[.L149]/120000" office:value-type="float" office:value="0.00289166666666667">
            <text:p>0.0028916667</text:p>
          </table:table-cell>
        </table:table-row>
        <table:table-row table:style-name="ro1">
          <table:table-cell office:value-type="float" office:value="0.147">
            <text:p>0.147</text:p>
          </table:table-cell>
          <table:table-cell office:value-type="float" office:value="321">
            <text:p>321</text:p>
          </table:table-cell>
          <table:table-cell table:formula="of:=[.B150]/120000" office:value-type="float" office:value="0.002675">
            <text:p>0.002675</text:p>
          </table:table-cell>
          <table:table-cell table:number-columns-repeated="2"/>
          <table:table-cell office:value-type="float" office:value="0.147">
            <text:p>0.147</text:p>
          </table:table-cell>
          <table:table-cell office:value-type="float" office:value="192">
            <text:p>192</text:p>
          </table:table-cell>
          <table:table-cell table:formula="of:=[.G150]/120000" office:value-type="float" office:value="0.0016">
            <text:p>0.0016</text:p>
          </table:table-cell>
          <table:table-cell table:number-columns-repeated="2"/>
          <table:table-cell office:value-type="float" office:value="0.147">
            <text:p>0.147</text:p>
          </table:table-cell>
          <table:table-cell office:value-type="float" office:value="309">
            <text:p>309</text:p>
          </table:table-cell>
          <table:table-cell table:formula="of:=[.L150]/120000" office:value-type="float" office:value="0.002575">
            <text:p>0.002575</text:p>
          </table:table-cell>
        </table:table-row>
        <table:table-row table:style-name="ro1">
          <table:table-cell office:value-type="float" office:value="0.148">
            <text:p>0.148</text:p>
          </table:table-cell>
          <table:table-cell office:value-type="float" office:value="209">
            <text:p>209</text:p>
          </table:table-cell>
          <table:table-cell table:formula="of:=[.B151]/120000" office:value-type="float" office:value="0.00174166666666667">
            <text:p>0.0017416667</text:p>
          </table:table-cell>
          <table:table-cell table:number-columns-repeated="2"/>
          <table:table-cell office:value-type="float" office:value="0.148">
            <text:p>0.148</text:p>
          </table:table-cell>
          <table:table-cell office:value-type="float" office:value="234">
            <text:p>234</text:p>
          </table:table-cell>
          <table:table-cell table:formula="of:=[.G151]/120000" office:value-type="float" office:value="0.00195">
            <text:p>0.00195</text:p>
          </table:table-cell>
          <table:table-cell table:number-columns-repeated="2"/>
          <table:table-cell office:value-type="float" office:value="0.148">
            <text:p>0.148</text:p>
          </table:table-cell>
          <table:table-cell office:value-type="float" office:value="349">
            <text:p>349</text:p>
          </table:table-cell>
          <table:table-cell table:formula="of:=[.L151]/120000" office:value-type="float" office:value="0.00290833333333333">
            <text:p>0.0029083333</text:p>
          </table:table-cell>
        </table:table-row>
        <table:table-row table:style-name="ro1">
          <table:table-cell office:value-type="float" office:value="0.149">
            <text:p>0.149</text:p>
          </table:table-cell>
          <table:table-cell office:value-type="float" office:value="335">
            <text:p>335</text:p>
          </table:table-cell>
          <table:table-cell table:formula="of:=[.B152]/120000" office:value-type="float" office:value="0.00279166666666667">
            <text:p>0.0027916667</text:p>
          </table:table-cell>
          <table:table-cell table:number-columns-repeated="2"/>
          <table:table-cell office:value-type="float" office:value="0.149">
            <text:p>0.149</text:p>
          </table:table-cell>
          <table:table-cell office:value-type="float" office:value="409">
            <text:p>409</text:p>
          </table:table-cell>
          <table:table-cell table:formula="of:=[.G152]/120000" office:value-type="float" office:value="0.00340833333333333">
            <text:p>0.0034083333</text:p>
          </table:table-cell>
          <table:table-cell table:number-columns-repeated="2"/>
          <table:table-cell office:value-type="float" office:value="0.149">
            <text:p>0.149</text:p>
          </table:table-cell>
          <table:table-cell office:value-type="float" office:value="344">
            <text:p>344</text:p>
          </table:table-cell>
          <table:table-cell table:formula="of:=[.L152]/120000" office:value-type="float" office:value="0.00286666666666667">
            <text:p>0.0028666667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979">
            <text:p>979</text:p>
          </table:table-cell>
          <table:table-cell table:formula="of:=[.B153]/120000" office:value-type="float" office:value="0.00815833333333333">
            <text:p>0.0081583333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315">
            <text:p>315</text:p>
          </table:table-cell>
          <table:table-cell table:formula="of:=[.G153]/120000" office:value-type="float" office:value="0.002625">
            <text:p>0.002625</text:p>
          </table:table-cell>
          <table:table-cell table:number-columns-repeated="2"/>
          <table:table-cell office:value-type="float" office:value="0.15">
            <text:p>0.15</text:p>
          </table:table-cell>
          <table:table-cell office:value-type="float" office:value="513">
            <text:p>513</text:p>
          </table:table-cell>
          <table:table-cell table:formula="of:=[.L153]/120000" office:value-type="float" office:value="0.004275">
            <text:p>0.004275</text:p>
          </table:table-cell>
        </table:table-row>
        <table:table-row table:style-name="ro1">
          <table:table-cell office:value-type="float" office:value="0.151">
            <text:p>0.151</text:p>
          </table:table-cell>
          <table:table-cell office:value-type="float" office:value="159">
            <text:p>159</text:p>
          </table:table-cell>
          <table:table-cell table:formula="of:=[.B154]/120000" office:value-type="float" office:value="0.001325">
            <text:p>0.001325</text:p>
          </table:table-cell>
          <table:table-cell table:number-columns-repeated="2"/>
          <table:table-cell office:value-type="float" office:value="0.151">
            <text:p>0.151</text:p>
          </table:table-cell>
          <table:table-cell office:value-type="float" office:value="370">
            <text:p>370</text:p>
          </table:table-cell>
          <table:table-cell table:formula="of:=[.G154]/120000" office:value-type="float" office:value="0.00308333333333333">
            <text:p>0.0030833333</text:p>
          </table:table-cell>
          <table:table-cell table:number-columns-repeated="2"/>
          <table:table-cell office:value-type="float" office:value="0.151">
            <text:p>0.151</text:p>
          </table:table-cell>
          <table:table-cell office:value-type="float" office:value="313">
            <text:p>313</text:p>
          </table:table-cell>
          <table:table-cell table:formula="of:=[.L154]/120000" office:value-type="float" office:value="0.00260833333333333">
            <text:p>0.0026083333</text:p>
          </table:table-cell>
        </table:table-row>
        <table:table-row table:style-name="ro1">
          <table:table-cell office:value-type="float" office:value="0.152">
            <text:p>0.152</text:p>
          </table:table-cell>
          <table:table-cell office:value-type="float" office:value="193">
            <text:p>193</text:p>
          </table:table-cell>
          <table:table-cell table:formula="of:=[.B155]/120000" office:value-type="float" office:value="0.00160833333333333">
            <text:p>0.0016083333</text:p>
          </table:table-cell>
          <table:table-cell table:number-columns-repeated="2"/>
          <table:table-cell office:value-type="float" office:value="0.152">
            <text:p>0.152</text:p>
          </table:table-cell>
          <table:table-cell office:value-type="float" office:value="172">
            <text:p>172</text:p>
          </table:table-cell>
          <table:table-cell table:formula="of:=[.G155]/120000" office:value-type="float" office:value="0.00143333333333333">
            <text:p>0.0014333333</text:p>
          </table:table-cell>
          <table:table-cell table:number-columns-repeated="2"/>
          <table:table-cell office:value-type="float" office:value="0.152">
            <text:p>0.152</text:p>
          </table:table-cell>
          <table:table-cell office:value-type="float" office:value="379">
            <text:p>379</text:p>
          </table:table-cell>
          <table:table-cell table:formula="of:=[.L155]/120000" office:value-type="float" office:value="0.00315833333333333">
            <text:p>0.0031583333</text:p>
          </table:table-cell>
        </table:table-row>
        <table:table-row table:style-name="ro1">
          <table:table-cell office:value-type="float" office:value="0.153">
            <text:p>0.153</text:p>
          </table:table-cell>
          <table:table-cell office:value-type="float" office:value="186">
            <text:p>186</text:p>
          </table:table-cell>
          <table:table-cell table:formula="of:=[.B156]/120000" office:value-type="float" office:value="0.00155">
            <text:p>0.00155</text:p>
          </table:table-cell>
          <table:table-cell table:number-columns-repeated="2"/>
          <table:table-cell office:value-type="float" office:value="0.153">
            <text:p>0.153</text:p>
          </table:table-cell>
          <table:table-cell office:value-type="float" office:value="223">
            <text:p>223</text:p>
          </table:table-cell>
          <table:table-cell table:formula="of:=[.G156]/120000" office:value-type="float" office:value="0.00185833333333333">
            <text:p>0.0018583333</text:p>
          </table:table-cell>
          <table:table-cell table:number-columns-repeated="2"/>
          <table:table-cell office:value-type="float" office:value="0.153">
            <text:p>0.153</text:p>
          </table:table-cell>
          <table:table-cell office:value-type="float" office:value="336">
            <text:p>336</text:p>
          </table:table-cell>
          <table:table-cell table:formula="of:=[.L156]/120000" office:value-type="float" office:value="0.0028">
            <text:p>0.0028</text:p>
          </table:table-cell>
        </table:table-row>
        <table:table-row table:style-name="ro1">
          <table:table-cell office:value-type="float" office:value="0.154">
            <text:p>0.154</text:p>
          </table:table-cell>
          <table:table-cell office:value-type="float" office:value="238">
            <text:p>238</text:p>
          </table:table-cell>
          <table:table-cell table:formula="of:=[.B157]/120000" office:value-type="float" office:value="0.00198333333333333">
            <text:p>0.0019833333</text:p>
          </table:table-cell>
          <table:table-cell table:number-columns-repeated="2"/>
          <table:table-cell office:value-type="float" office:value="0.154">
            <text:p>0.154</text:p>
          </table:table-cell>
          <table:table-cell office:value-type="float" office:value="217">
            <text:p>217</text:p>
          </table:table-cell>
          <table:table-cell table:formula="of:=[.G157]/120000" office:value-type="float" office:value="0.00180833333333333">
            <text:p>0.0018083333</text:p>
          </table:table-cell>
          <table:table-cell table:number-columns-repeated="2"/>
          <table:table-cell office:value-type="float" office:value="0.154">
            <text:p>0.154</text:p>
          </table:table-cell>
          <table:table-cell office:value-type="float" office:value="392">
            <text:p>392</text:p>
          </table:table-cell>
          <table:table-cell table:formula="of:=[.L157]/120000" office:value-type="float" office:value="0.00326666666666667">
            <text:p>0.0032666667</text:p>
          </table:table-cell>
        </table:table-row>
        <table:table-row table:style-name="ro1">
          <table:table-cell office:value-type="float" office:value="0.155">
            <text:p>0.155</text:p>
          </table:table-cell>
          <table:table-cell office:value-type="float" office:value="697">
            <text:p>697</text:p>
          </table:table-cell>
          <table:table-cell table:formula="of:=[.B158]/120000" office:value-type="float" office:value="0.00580833333333333">
            <text:p>0.0058083333</text:p>
          </table:table-cell>
          <table:table-cell table:number-columns-repeated="2"/>
          <table:table-cell office:value-type="float" office:value="0.155">
            <text:p>0.155</text:p>
          </table:table-cell>
          <table:table-cell office:value-type="float" office:value="138">
            <text:p>138</text:p>
          </table:table-cell>
          <table:table-cell table:formula="of:=[.G158]/120000" office:value-type="float" office:value="0.00115">
            <text:p>0.00115</text:p>
          </table:table-cell>
          <table:table-cell table:number-columns-repeated="2"/>
          <table:table-cell office:value-type="float" office:value="0.155">
            <text:p>0.155</text:p>
          </table:table-cell>
          <table:table-cell office:value-type="float" office:value="354">
            <text:p>354</text:p>
          </table:table-cell>
          <table:table-cell table:formula="of:=[.L158]/120000" office:value-type="float" office:value="0.00295">
            <text:p>0.00295</text:p>
          </table:table-cell>
        </table:table-row>
        <table:table-row table:style-name="ro1">
          <table:table-cell office:value-type="float" office:value="0.156">
            <text:p>0.156</text:p>
          </table:table-cell>
          <table:table-cell office:value-type="float" office:value="343">
            <text:p>343</text:p>
          </table:table-cell>
          <table:table-cell table:formula="of:=[.B159]/120000" office:value-type="float" office:value="0.00285833333333333">
            <text:p>0.0028583333</text:p>
          </table:table-cell>
          <table:table-cell table:number-columns-repeated="2"/>
          <table:table-cell office:value-type="float" office:value="0.156">
            <text:p>0.156</text:p>
          </table:table-cell>
          <table:table-cell office:value-type="float" office:value="1030">
            <text:p>1030</text:p>
          </table:table-cell>
          <table:table-cell table:formula="of:=[.G159]/120000" office:value-type="float" office:value="0.00858333333333333">
            <text:p>0.0085833333</text:p>
          </table:table-cell>
          <table:table-cell table:number-columns-repeated="2"/>
          <table:table-cell office:value-type="float" office:value="0.156">
            <text:p>0.156</text:p>
          </table:table-cell>
          <table:table-cell office:value-type="float" office:value="441">
            <text:p>441</text:p>
          </table:table-cell>
          <table:table-cell table:formula="of:=[.L159]/120000" office:value-type="float" office:value="0.003675">
            <text:p>0.003675</text:p>
          </table:table-cell>
        </table:table-row>
        <table:table-row table:style-name="ro1">
          <table:table-cell office:value-type="float" office:value="0.157">
            <text:p>0.157</text:p>
          </table:table-cell>
          <table:table-cell office:value-type="float" office:value="274">
            <text:p>274</text:p>
          </table:table-cell>
          <table:table-cell table:formula="of:=[.B160]/120000" office:value-type="float" office:value="0.00228333333333333">
            <text:p>0.0022833333</text:p>
          </table:table-cell>
          <table:table-cell table:number-columns-repeated="2"/>
          <table:table-cell office:value-type="float" office:value="0.157">
            <text:p>0.157</text:p>
          </table:table-cell>
          <table:table-cell office:value-type="float" office:value="329">
            <text:p>329</text:p>
          </table:table-cell>
          <table:table-cell table:formula="of:=[.G160]/120000" office:value-type="float" office:value="0.00274166666666667">
            <text:p>0.0027416667</text:p>
          </table:table-cell>
          <table:table-cell table:number-columns-repeated="2"/>
          <table:table-cell office:value-type="float" office:value="0.157">
            <text:p>0.157</text:p>
          </table:table-cell>
          <table:table-cell office:value-type="float" office:value="488">
            <text:p>488</text:p>
          </table:table-cell>
          <table:table-cell table:formula="of:=[.L160]/120000" office:value-type="float" office:value="0.00406666666666667">
            <text:p>0.0040666667</text:p>
          </table:table-cell>
        </table:table-row>
        <table:table-row table:style-name="ro1">
          <table:table-cell office:value-type="float" office:value="0.158">
            <text:p>0.158</text:p>
          </table:table-cell>
          <table:table-cell office:value-type="float" office:value="169">
            <text:p>169</text:p>
          </table:table-cell>
          <table:table-cell table:formula="of:=[.B161]/120000" office:value-type="float" office:value="0.00140833333333333">
            <text:p>0.0014083333</text:p>
          </table:table-cell>
          <table:table-cell table:number-columns-repeated="2"/>
          <table:table-cell office:value-type="float" office:value="0.158">
            <text:p>0.158</text:p>
          </table:table-cell>
          <table:table-cell office:value-type="float" office:value="646">
            <text:p>646</text:p>
          </table:table-cell>
          <table:table-cell table:formula="of:=[.G161]/120000" office:value-type="float" office:value="0.00538333333333333">
            <text:p>0.0053833333</text:p>
          </table:table-cell>
          <table:table-cell table:number-columns-repeated="2"/>
          <table:table-cell office:value-type="float" office:value="0.158">
            <text:p>0.158</text:p>
          </table:table-cell>
          <table:table-cell office:value-type="float" office:value="704">
            <text:p>704</text:p>
          </table:table-cell>
          <table:table-cell table:formula="of:=[.L161]/120000" office:value-type="float" office:value="0.00586666666666667">
            <text:p>0.0058666667</text:p>
          </table:table-cell>
        </table:table-row>
        <table:table-row table:style-name="ro1">
          <table:table-cell office:value-type="float" office:value="0.159">
            <text:p>0.159</text:p>
          </table:table-cell>
          <table:table-cell office:value-type="float" office:value="81">
            <text:p>81</text:p>
          </table:table-cell>
          <table:table-cell table:formula="of:=[.B162]/120000" office:value-type="float" office:value="0.000675">
            <text:p>0.000675</text:p>
          </table:table-cell>
          <table:table-cell table:number-columns-repeated="2"/>
          <table:table-cell office:value-type="float" office:value="0.159">
            <text:p>0.159</text:p>
          </table:table-cell>
          <table:table-cell office:value-type="float" office:value="218">
            <text:p>218</text:p>
          </table:table-cell>
          <table:table-cell table:formula="of:=[.G162]/120000" office:value-type="float" office:value="0.00181666666666667">
            <text:p>0.0018166667</text:p>
          </table:table-cell>
          <table:table-cell table:number-columns-repeated="2"/>
          <table:table-cell office:value-type="float" office:value="0.159">
            <text:p>0.159</text:p>
          </table:table-cell>
          <table:table-cell office:value-type="float" office:value="301">
            <text:p>301</text:p>
          </table:table-cell>
          <table:table-cell table:formula="of:=[.L162]/120000" office:value-type="float" office:value="0.00250833333333333">
            <text:p>0.0025083333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886">
            <text:p>886</text:p>
          </table:table-cell>
          <table:table-cell table:formula="of:=[.B163]/120000" office:value-type="float" office:value="0.00738333333333333">
            <text:p>0.0073833333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416">
            <text:p>416</text:p>
          </table:table-cell>
          <table:table-cell table:formula="of:=[.G163]/120000" office:value-type="float" office:value="0.00346666666666667">
            <text:p>0.0034666667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1016">
            <text:p>1016</text:p>
          </table:table-cell>
          <table:table-cell table:formula="of:=[.L163]/120000" office:value-type="float" office:value="0.00846666666666667">
            <text:p>0.0084666667</text:p>
          </table:table-cell>
        </table:table-row>
        <table:table-row table:style-name="ro1">
          <table:table-cell office:value-type="float" office:value="0.161">
            <text:p>0.161</text:p>
          </table:table-cell>
          <table:table-cell office:value-type="float" office:value="347">
            <text:p>347</text:p>
          </table:table-cell>
          <table:table-cell table:formula="of:=[.B164]/120000" office:value-type="float" office:value="0.00289166666666667">
            <text:p>0.0028916667</text:p>
          </table:table-cell>
          <table:table-cell table:number-columns-repeated="2"/>
          <table:table-cell office:value-type="float" office:value="0.161">
            <text:p>0.161</text:p>
          </table:table-cell>
          <table:table-cell office:value-type="float" office:value="196">
            <text:p>196</text:p>
          </table:table-cell>
          <table:table-cell table:formula="of:=[.G164]/120000" office:value-type="float" office:value="0.00163333333333333">
            <text:p>0.0016333333</text:p>
          </table:table-cell>
          <table:table-cell table:number-columns-repeated="2"/>
          <table:table-cell office:value-type="float" office:value="0.161">
            <text:p>0.161</text:p>
          </table:table-cell>
          <table:table-cell office:value-type="float" office:value="346">
            <text:p>346</text:p>
          </table:table-cell>
          <table:table-cell table:formula="of:=[.L164]/120000" office:value-type="float" office:value="0.00288333333333333">
            <text:p>0.0028833333</text:p>
          </table:table-cell>
        </table:table-row>
        <table:table-row table:style-name="ro1">
          <table:table-cell office:value-type="float" office:value="0.162">
            <text:p>0.162</text:p>
          </table:table-cell>
          <table:table-cell office:value-type="float" office:value="1267">
            <text:p>1267</text:p>
          </table:table-cell>
          <table:table-cell table:formula="of:=[.B165]/120000" office:value-type="float" office:value="0.0105583333333333">
            <text:p>0.0105583333</text:p>
          </table:table-cell>
          <table:table-cell table:number-columns-repeated="2"/>
          <table:table-cell office:value-type="float" office:value="0.162">
            <text:p>0.162</text:p>
          </table:table-cell>
          <table:table-cell office:value-type="float" office:value="162">
            <text:p>162</text:p>
          </table:table-cell>
          <table:table-cell table:formula="of:=[.G165]/120000" office:value-type="float" office:value="0.00135">
            <text:p>0.00135</text:p>
          </table:table-cell>
          <table:table-cell table:number-columns-repeated="2"/>
          <table:table-cell office:value-type="float" office:value="0.162">
            <text:p>0.162</text:p>
          </table:table-cell>
          <table:table-cell office:value-type="float" office:value="619">
            <text:p>619</text:p>
          </table:table-cell>
          <table:table-cell table:formula="of:=[.L165]/120000" office:value-type="float" office:value="0.00515833333333333">
            <text:p>0.0051583333</text:p>
          </table:table-cell>
        </table:table-row>
        <table:table-row table:style-name="ro1">
          <table:table-cell office:value-type="float" office:value="0.163">
            <text:p>0.163</text:p>
          </table:table-cell>
          <table:table-cell office:value-type="float" office:value="120">
            <text:p>120</text:p>
          </table:table-cell>
          <table:table-cell table:formula="of:=[.B166]/120000" office:value-type="float" office:value="0.001">
            <text:p>0.001</text:p>
          </table:table-cell>
          <table:table-cell table:number-columns-repeated="2"/>
          <table:table-cell office:value-type="float" office:value="0.163">
            <text:p>0.163</text:p>
          </table:table-cell>
          <table:table-cell office:value-type="float" office:value="101">
            <text:p>101</text:p>
          </table:table-cell>
          <table:table-cell table:formula="of:=[.G166]/120000" office:value-type="float" office:value="0.000841666666666667">
            <text:p>0.0008416667</text:p>
          </table:table-cell>
          <table:table-cell table:number-columns-repeated="2"/>
          <table:table-cell office:value-type="float" office:value="0.163">
            <text:p>0.163</text:p>
          </table:table-cell>
          <table:table-cell office:value-type="float" office:value="331">
            <text:p>331</text:p>
          </table:table-cell>
          <table:table-cell table:formula="of:=[.L166]/120000" office:value-type="float" office:value="0.00275833333333333">
            <text:p>0.0027583333</text:p>
          </table:table-cell>
        </table:table-row>
        <table:table-row table:style-name="ro1">
          <table:table-cell office:value-type="float" office:value="0.164">
            <text:p>0.164</text:p>
          </table:table-cell>
          <table:table-cell office:value-type="float" office:value="184">
            <text:p>184</text:p>
          </table:table-cell>
          <table:table-cell table:formula="of:=[.B167]/120000" office:value-type="float" office:value="0.00153333333333333">
            <text:p>0.0015333333</text:p>
          </table:table-cell>
          <table:table-cell table:number-columns-repeated="2"/>
          <table:table-cell office:value-type="float" office:value="0.164">
            <text:p>0.164</text:p>
          </table:table-cell>
          <table:table-cell office:value-type="float" office:value="236">
            <text:p>236</text:p>
          </table:table-cell>
          <table:table-cell table:formula="of:=[.G167]/120000" office:value-type="float" office:value="0.00196666666666667">
            <text:p>0.0019666667</text:p>
          </table:table-cell>
          <table:table-cell table:number-columns-repeated="2"/>
          <table:table-cell office:value-type="float" office:value="0.164">
            <text:p>0.164</text:p>
          </table:table-cell>
          <table:table-cell office:value-type="float" office:value="432">
            <text:p>432</text:p>
          </table:table-cell>
          <table:table-cell table:formula="of:=[.L167]/120000" office:value-type="float" office:value="0.0036">
            <text:p>0.0036</text:p>
          </table:table-cell>
        </table:table-row>
        <table:table-row table:style-name="ro1">
          <table:table-cell office:value-type="float" office:value="0.165">
            <text:p>0.165</text:p>
          </table:table-cell>
          <table:table-cell office:value-type="float" office:value="162">
            <text:p>162</text:p>
          </table:table-cell>
          <table:table-cell table:formula="of:=[.B168]/120000" office:value-type="float" office:value="0.00135">
            <text:p>0.00135</text:p>
          </table:table-cell>
          <table:table-cell table:number-columns-repeated="2"/>
          <table:table-cell office:value-type="float" office:value="0.165">
            <text:p>0.165</text:p>
          </table:table-cell>
          <table:table-cell office:value-type="float" office:value="177">
            <text:p>177</text:p>
          </table:table-cell>
          <table:table-cell table:formula="of:=[.G168]/120000" office:value-type="float" office:value="0.001475">
            <text:p>0.001475</text:p>
          </table:table-cell>
          <table:table-cell table:number-columns-repeated="2"/>
          <table:table-cell office:value-type="float" office:value="0.165">
            <text:p>0.165</text:p>
          </table:table-cell>
          <table:table-cell office:value-type="float" office:value="281">
            <text:p>281</text:p>
          </table:table-cell>
          <table:table-cell table:formula="of:=[.L168]/120000" office:value-type="float" office:value="0.00234166666666667">
            <text:p>0.0023416667</text:p>
          </table:table-cell>
        </table:table-row>
        <table:table-row table:style-name="ro1">
          <table:table-cell office:value-type="float" office:value="0.166">
            <text:p>0.166</text:p>
          </table:table-cell>
          <table:table-cell office:value-type="float" office:value="202">
            <text:p>202</text:p>
          </table:table-cell>
          <table:table-cell table:formula="of:=[.B169]/120000" office:value-type="float" office:value="0.00168333333333333">
            <text:p>0.0016833333</text:p>
          </table:table-cell>
          <table:table-cell table:number-columns-repeated="2"/>
          <table:table-cell office:value-type="float" office:value="0.166">
            <text:p>0.166</text:p>
          </table:table-cell>
          <table:table-cell office:value-type="float" office:value="55">
            <text:p>55</text:p>
          </table:table-cell>
          <table:table-cell table:formula="of:=[.G169]/120000" office:value-type="float" office:value="0.000458333333333333">
            <text:p>0.0004583333</text:p>
          </table:table-cell>
          <table:table-cell table:number-columns-repeated="2"/>
          <table:table-cell office:value-type="float" office:value="0.166">
            <text:p>0.166</text:p>
          </table:table-cell>
          <table:table-cell office:value-type="float" office:value="235">
            <text:p>235</text:p>
          </table:table-cell>
          <table:table-cell table:formula="of:=[.L169]/120000" office:value-type="float" office:value="0.00195833333333333">
            <text:p>0.0019583333</text:p>
          </table:table-cell>
        </table:table-row>
        <table:table-row table:style-name="ro1">
          <table:table-cell office:value-type="float" office:value="0.167">
            <text:p>0.167</text:p>
          </table:table-cell>
          <table:table-cell office:value-type="float" office:value="294">
            <text:p>294</text:p>
          </table:table-cell>
          <table:table-cell table:formula="of:=[.B170]/120000" office:value-type="float" office:value="0.00245">
            <text:p>0.00245</text:p>
          </table:table-cell>
          <table:table-cell table:number-columns-repeated="2"/>
          <table:table-cell office:value-type="float" office:value="0.167">
            <text:p>0.167</text:p>
          </table:table-cell>
          <table:table-cell office:value-type="float" office:value="249">
            <text:p>249</text:p>
          </table:table-cell>
          <table:table-cell table:formula="of:=[.G170]/120000" office:value-type="float" office:value="0.002075">
            <text:p>0.002075</text:p>
          </table:table-cell>
          <table:table-cell table:number-columns-repeated="2"/>
          <table:table-cell office:value-type="float" office:value="0.167">
            <text:p>0.167</text:p>
          </table:table-cell>
          <table:table-cell office:value-type="float" office:value="410">
            <text:p>410</text:p>
          </table:table-cell>
          <table:table-cell table:formula="of:=[.L170]/120000" office:value-type="float" office:value="0.00341666666666667">
            <text:p>0.0034166667</text:p>
          </table:table-cell>
        </table:table-row>
        <table:table-row table:style-name="ro1">
          <table:table-cell office:value-type="float" office:value="0.168">
            <text:p>0.168</text:p>
          </table:table-cell>
          <table:table-cell office:value-type="float" office:value="359">
            <text:p>359</text:p>
          </table:table-cell>
          <table:table-cell table:formula="of:=[.B171]/120000" office:value-type="float" office:value="0.00299166666666667">
            <text:p>0.0029916667</text:p>
          </table:table-cell>
          <table:table-cell table:number-columns-repeated="2"/>
          <table:table-cell office:value-type="float" office:value="0.168">
            <text:p>0.168</text:p>
          </table:table-cell>
          <table:table-cell office:value-type="float" office:value="309">
            <text:p>309</text:p>
          </table:table-cell>
          <table:table-cell table:formula="of:=[.G171]/120000" office:value-type="float" office:value="0.002575">
            <text:p>0.002575</text:p>
          </table:table-cell>
          <table:table-cell table:number-columns-repeated="2"/>
          <table:table-cell office:value-type="float" office:value="0.168">
            <text:p>0.168</text:p>
          </table:table-cell>
          <table:table-cell office:value-type="float" office:value="444">
            <text:p>444</text:p>
          </table:table-cell>
          <table:table-cell table:formula="of:=[.L171]/120000" office:value-type="float" office:value="0.0037">
            <text:p>0.0037</text:p>
          </table:table-cell>
        </table:table-row>
        <table:table-row table:style-name="ro1">
          <table:table-cell office:value-type="float" office:value="0.169">
            <text:p>0.169</text:p>
          </table:table-cell>
          <table:table-cell office:value-type="float" office:value="409">
            <text:p>409</text:p>
          </table:table-cell>
          <table:table-cell table:formula="of:=[.B172]/120000" office:value-type="float" office:value="0.00340833333333333">
            <text:p>0.0034083333</text:p>
          </table:table-cell>
          <table:table-cell table:number-columns-repeated="2"/>
          <table:table-cell office:value-type="float" office:value="0.169">
            <text:p>0.169</text:p>
          </table:table-cell>
          <table:table-cell office:value-type="float" office:value="296">
            <text:p>296</text:p>
          </table:table-cell>
          <table:table-cell table:formula="of:=[.G172]/120000" office:value-type="float" office:value="0.00246666666666667">
            <text:p>0.0024666667</text:p>
          </table:table-cell>
          <table:table-cell table:number-columns-repeated="2"/>
          <table:table-cell office:value-type="float" office:value="0.169">
            <text:p>0.169</text:p>
          </table:table-cell>
          <table:table-cell office:value-type="float" office:value="340">
            <text:p>340</text:p>
          </table:table-cell>
          <table:table-cell table:formula="of:=[.L172]/120000" office:value-type="float" office:value="0.00283333333333333">
            <text:p>0.0028333333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03">
            <text:p>103</text:p>
          </table:table-cell>
          <table:table-cell table:formula="of:=[.B173]/120000" office:value-type="float" office:value="0.000858333333333333">
            <text:p>0.0008583333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178">
            <text:p>178</text:p>
          </table:table-cell>
          <table:table-cell table:formula="of:=[.G173]/120000" office:value-type="float" office:value="0.00148333333333333">
            <text:p>0.0014833333</text:p>
          </table:table-cell>
          <table:table-cell table:number-columns-repeated="2"/>
          <table:table-cell office:value-type="float" office:value="0.17">
            <text:p>0.17</text:p>
          </table:table-cell>
          <table:table-cell office:value-type="float" office:value="378">
            <text:p>378</text:p>
          </table:table-cell>
          <table:table-cell table:formula="of:=[.L173]/120000" office:value-type="float" office:value="0.00315">
            <text:p>0.00315</text:p>
          </table:table-cell>
        </table:table-row>
        <table:table-row table:style-name="ro1">
          <table:table-cell office:value-type="float" office:value="0.171">
            <text:p>0.171</text:p>
          </table:table-cell>
          <table:table-cell office:value-type="float" office:value="147">
            <text:p>147</text:p>
          </table:table-cell>
          <table:table-cell table:formula="of:=[.B174]/120000" office:value-type="float" office:value="0.001225">
            <text:p>0.001225</text:p>
          </table:table-cell>
          <table:table-cell table:number-columns-repeated="2"/>
          <table:table-cell office:value-type="float" office:value="0.171">
            <text:p>0.171</text:p>
          </table:table-cell>
          <table:table-cell office:value-type="float" office:value="126">
            <text:p>126</text:p>
          </table:table-cell>
          <table:table-cell table:formula="of:=[.G174]/120000" office:value-type="float" office:value="0.00105">
            <text:p>0.00105</text:p>
          </table:table-cell>
          <table:table-cell table:number-columns-repeated="2"/>
          <table:table-cell office:value-type="float" office:value="0.171">
            <text:p>0.171</text:p>
          </table:table-cell>
          <table:table-cell office:value-type="float" office:value="291">
            <text:p>291</text:p>
          </table:table-cell>
          <table:table-cell table:formula="of:=[.L174]/120000" office:value-type="float" office:value="0.002425">
            <text:p>0.002425</text:p>
          </table:table-cell>
        </table:table-row>
        <table:table-row table:style-name="ro1">
          <table:table-cell office:value-type="float" office:value="0.172">
            <text:p>0.172</text:p>
          </table:table-cell>
          <table:table-cell office:value-type="float" office:value="152">
            <text:p>152</text:p>
          </table:table-cell>
          <table:table-cell table:formula="of:=[.B175]/120000" office:value-type="float" office:value="0.00126666666666667">
            <text:p>0.0012666667</text:p>
          </table:table-cell>
          <table:table-cell table:number-columns-repeated="2"/>
          <table:table-cell office:value-type="float" office:value="0.172">
            <text:p>0.172</text:p>
          </table:table-cell>
          <table:table-cell office:value-type="float" office:value="151">
            <text:p>151</text:p>
          </table:table-cell>
          <table:table-cell table:formula="of:=[.G175]/120000" office:value-type="float" office:value="0.00125833333333333">
            <text:p>0.0012583333</text:p>
          </table:table-cell>
          <table:table-cell table:number-columns-repeated="2"/>
          <table:table-cell office:value-type="float" office:value="0.172">
            <text:p>0.172</text:p>
          </table:table-cell>
          <table:table-cell office:value-type="float" office:value="356">
            <text:p>356</text:p>
          </table:table-cell>
          <table:table-cell table:formula="of:=[.L175]/120000" office:value-type="float" office:value="0.00296666666666667">
            <text:p>0.0029666667</text:p>
          </table:table-cell>
        </table:table-row>
        <table:table-row table:style-name="ro1">
          <table:table-cell office:value-type="float" office:value="0.173">
            <text:p>0.173</text:p>
          </table:table-cell>
          <table:table-cell office:value-type="float" office:value="217">
            <text:p>217</text:p>
          </table:table-cell>
          <table:table-cell table:formula="of:=[.B176]/120000" office:value-type="float" office:value="0.00180833333333333">
            <text:p>0.0018083333</text:p>
          </table:table-cell>
          <table:table-cell table:number-columns-repeated="2"/>
          <table:table-cell office:value-type="float" office:value="0.173">
            <text:p>0.173</text:p>
          </table:table-cell>
          <table:table-cell office:value-type="float" office:value="110">
            <text:p>110</text:p>
          </table:table-cell>
          <table:table-cell table:formula="of:=[.G176]/120000" office:value-type="float" office:value="0.000916666666666667">
            <text:p>0.0009166667</text:p>
          </table:table-cell>
          <table:table-cell table:number-columns-repeated="2"/>
          <table:table-cell office:value-type="float" office:value="0.173">
            <text:p>0.173</text:p>
          </table:table-cell>
          <table:table-cell office:value-type="float" office:value="312">
            <text:p>312</text:p>
          </table:table-cell>
          <table:table-cell table:formula="of:=[.L176]/120000" office:value-type="float" office:value="0.0026">
            <text:p>0.0026</text:p>
          </table:table-cell>
        </table:table-row>
        <table:table-row table:style-name="ro1">
          <table:table-cell office:value-type="float" office:value="0.174">
            <text:p>0.174</text:p>
          </table:table-cell>
          <table:table-cell office:value-type="float" office:value="136">
            <text:p>136</text:p>
          </table:table-cell>
          <table:table-cell table:formula="of:=[.B177]/120000" office:value-type="float" office:value="0.00113333333333333">
            <text:p>0.0011333333</text:p>
          </table:table-cell>
          <table:table-cell table:number-columns-repeated="2"/>
          <table:table-cell office:value-type="float" office:value="0.174">
            <text:p>0.174</text:p>
          </table:table-cell>
          <table:table-cell office:value-type="float" office:value="308">
            <text:p>308</text:p>
          </table:table-cell>
          <table:table-cell table:formula="of:=[.G177]/120000" office:value-type="float" office:value="0.00256666666666667">
            <text:p>0.0025666667</text:p>
          </table:table-cell>
          <table:table-cell table:number-columns-repeated="2"/>
          <table:table-cell office:value-type="float" office:value="0.174">
            <text:p>0.174</text:p>
          </table:table-cell>
          <table:table-cell office:value-type="float" office:value="365">
            <text:p>365</text:p>
          </table:table-cell>
          <table:table-cell table:formula="of:=[.L177]/120000" office:value-type="float" office:value="0.00304166666666667">
            <text:p>0.0030416667</text:p>
          </table:table-cell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145">
            <text:p>145</text:p>
          </table:table-cell>
          <table:table-cell table:formula="of:=[.B178]/120000" office:value-type="float" office:value="0.00120833333333333">
            <text:p>0.0012083333</text:p>
          </table:table-cell>
          <table:table-cell table:number-columns-repeated="2"/>
          <table:table-cell office:value-type="float" office:value="0.175">
            <text:p>0.175</text:p>
          </table:table-cell>
          <table:table-cell office:value-type="float" office:value="319">
            <text:p>319</text:p>
          </table:table-cell>
          <table:table-cell table:formula="of:=[.G178]/120000" office:value-type="float" office:value="0.00265833333333333">
            <text:p>0.0026583333</text:p>
          </table:table-cell>
          <table:table-cell table:number-columns-repeated="2"/>
          <table:table-cell office:value-type="float" office:value="0.175">
            <text:p>0.175</text:p>
          </table:table-cell>
          <table:table-cell office:value-type="float" office:value="480">
            <text:p>480</text:p>
          </table:table-cell>
          <table:table-cell table:formula="of:=[.L178]/120000" office:value-type="float" office:value="0.004">
            <text:p>0.004</text:p>
          </table:table-cell>
        </table:table-row>
        <table:table-row table:style-name="ro1">
          <table:table-cell office:value-type="float" office:value="0.176">
            <text:p>0.176</text:p>
          </table:table-cell>
          <table:table-cell office:value-type="float" office:value="231">
            <text:p>231</text:p>
          </table:table-cell>
          <table:table-cell table:formula="of:=[.B179]/120000" office:value-type="float" office:value="0.001925">
            <text:p>0.001925</text:p>
          </table:table-cell>
          <table:table-cell table:number-columns-repeated="2"/>
          <table:table-cell office:value-type="float" office:value="0.176">
            <text:p>0.176</text:p>
          </table:table-cell>
          <table:table-cell office:value-type="float" office:value="415">
            <text:p>415</text:p>
          </table:table-cell>
          <table:table-cell table:formula="of:=[.G179]/120000" office:value-type="float" office:value="0.00345833333333333">
            <text:p>0.0034583333</text:p>
          </table:table-cell>
          <table:table-cell table:number-columns-repeated="2"/>
          <table:table-cell office:value-type="float" office:value="0.176">
            <text:p>0.176</text:p>
          </table:table-cell>
          <table:table-cell office:value-type="float" office:value="328">
            <text:p>328</text:p>
          </table:table-cell>
          <table:table-cell table:formula="of:=[.L179]/120000" office:value-type="float" office:value="0.00273333333333333">
            <text:p>0.0027333333</text:p>
          </table:table-cell>
        </table:table-row>
        <table:table-row table:style-name="ro1">
          <table:table-cell office:value-type="float" office:value="0.177">
            <text:p>0.177</text:p>
          </table:table-cell>
          <table:table-cell office:value-type="float" office:value="62">
            <text:p>62</text:p>
          </table:table-cell>
          <table:table-cell table:formula="of:=[.B180]/120000" office:value-type="float" office:value="0.000516666666666667">
            <text:p>0.0005166667</text:p>
          </table:table-cell>
          <table:table-cell table:number-columns-repeated="2"/>
          <table:table-cell office:value-type="float" office:value="0.177">
            <text:p>0.177</text:p>
          </table:table-cell>
          <table:table-cell office:value-type="float" office:value="310">
            <text:p>310</text:p>
          </table:table-cell>
          <table:table-cell table:formula="of:=[.G180]/120000" office:value-type="float" office:value="0.00258333333333333">
            <text:p>0.0025833333</text:p>
          </table:table-cell>
          <table:table-cell table:number-columns-repeated="2"/>
          <table:table-cell office:value-type="float" office:value="0.177">
            <text:p>0.177</text:p>
          </table:table-cell>
          <table:table-cell office:value-type="float" office:value="318">
            <text:p>318</text:p>
          </table:table-cell>
          <table:table-cell table:formula="of:=[.L180]/120000" office:value-type="float" office:value="0.00265">
            <text:p>0.00265</text:p>
          </table:table-cell>
        </table:table-row>
        <table:table-row table:style-name="ro1">
          <table:table-cell office:value-type="float" office:value="0.178">
            <text:p>0.178</text:p>
          </table:table-cell>
          <table:table-cell office:value-type="float" office:value="108">
            <text:p>108</text:p>
          </table:table-cell>
          <table:table-cell table:formula="of:=[.B181]/120000" office:value-type="float" office:value="0.0009">
            <text:p>0.0009</text:p>
          </table:table-cell>
          <table:table-cell table:number-columns-repeated="2"/>
          <table:table-cell office:value-type="float" office:value="0.178">
            <text:p>0.178</text:p>
          </table:table-cell>
          <table:table-cell office:value-type="float" office:value="169">
            <text:p>169</text:p>
          </table:table-cell>
          <table:table-cell table:formula="of:=[.G181]/120000" office:value-type="float" office:value="0.00140833333333333">
            <text:p>0.0014083333</text:p>
          </table:table-cell>
          <table:table-cell table:number-columns-repeated="2"/>
          <table:table-cell office:value-type="float" office:value="0.178">
            <text:p>0.178</text:p>
          </table:table-cell>
          <table:table-cell office:value-type="float" office:value="327">
            <text:p>327</text:p>
          </table:table-cell>
          <table:table-cell table:formula="of:=[.L181]/120000" office:value-type="float" office:value="0.002725">
            <text:p>0.002725</text:p>
          </table:table-cell>
        </table:table-row>
        <table:table-row table:style-name="ro1">
          <table:table-cell office:value-type="float" office:value="0.179">
            <text:p>0.179</text:p>
          </table:table-cell>
          <table:table-cell office:value-type="float" office:value="180">
            <text:p>180</text:p>
          </table:table-cell>
          <table:table-cell table:formula="of:=[.B182]/120000" office:value-type="float" office:value="0.0015">
            <text:p>0.0015</text:p>
          </table:table-cell>
          <table:table-cell table:number-columns-repeated="2"/>
          <table:table-cell office:value-type="float" office:value="0.179">
            <text:p>0.179</text:p>
          </table:table-cell>
          <table:table-cell office:value-type="float" office:value="164">
            <text:p>164</text:p>
          </table:table-cell>
          <table:table-cell table:formula="of:=[.G182]/120000" office:value-type="float" office:value="0.00136666666666667">
            <text:p>0.0013666667</text:p>
          </table:table-cell>
          <table:table-cell table:number-columns-repeated="2"/>
          <table:table-cell office:value-type="float" office:value="0.179">
            <text:p>0.179</text:p>
          </table:table-cell>
          <table:table-cell office:value-type="float" office:value="511">
            <text:p>511</text:p>
          </table:table-cell>
          <table:table-cell table:formula="of:=[.L182]/120000" office:value-type="float" office:value="0.00425833333333333">
            <text:p>0.0042583333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225">
            <text:p>225</text:p>
          </table:table-cell>
          <table:table-cell table:formula="of:=[.B183]/120000" office:value-type="float" office:value="0.001875">
            <text:p>0.001875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111">
            <text:p>111</text:p>
          </table:table-cell>
          <table:table-cell table:formula="of:=[.G183]/120000" office:value-type="float" office:value="0.000925">
            <text:p>0.000925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352">
            <text:p>352</text:p>
          </table:table-cell>
          <table:table-cell table:formula="of:=[.L183]/120000" office:value-type="float" office:value="0.00293333333333333">
            <text:p>0.0029333333</text:p>
          </table:table-cell>
        </table:table-row>
        <table:table-row table:style-name="ro1">
          <table:table-cell office:value-type="float" office:value="0.181">
            <text:p>0.181</text:p>
          </table:table-cell>
          <table:table-cell office:value-type="float" office:value="165">
            <text:p>165</text:p>
          </table:table-cell>
          <table:table-cell table:formula="of:=[.B184]/120000" office:value-type="float" office:value="0.001375">
            <text:p>0.001375</text:p>
          </table:table-cell>
          <table:table-cell table:number-columns-repeated="2"/>
          <table:table-cell office:value-type="float" office:value="0.181">
            <text:p>0.181</text:p>
          </table:table-cell>
          <table:table-cell office:value-type="float" office:value="141">
            <text:p>141</text:p>
          </table:table-cell>
          <table:table-cell table:formula="of:=[.G184]/120000" office:value-type="float" office:value="0.001175">
            <text:p>0.001175</text:p>
          </table:table-cell>
          <table:table-cell table:number-columns-repeated="2"/>
          <table:table-cell office:value-type="float" office:value="0.181">
            <text:p>0.181</text:p>
          </table:table-cell>
          <table:table-cell office:value-type="float" office:value="268">
            <text:p>268</text:p>
          </table:table-cell>
          <table:table-cell table:formula="of:=[.L184]/120000" office:value-type="float" office:value="0.00223333333333333">
            <text:p>0.0022333333</text:p>
          </table:table-cell>
        </table:table-row>
        <table:table-row table:style-name="ro1">
          <table:table-cell office:value-type="float" office:value="0.182">
            <text:p>0.182</text:p>
          </table:table-cell>
          <table:table-cell office:value-type="float" office:value="98">
            <text:p>98</text:p>
          </table:table-cell>
          <table:table-cell table:formula="of:=[.B185]/120000" office:value-type="float" office:value="0.000816666666666667">
            <text:p>0.0008166667</text:p>
          </table:table-cell>
          <table:table-cell table:number-columns-repeated="2"/>
          <table:table-cell office:value-type="float" office:value="0.182">
            <text:p>0.182</text:p>
          </table:table-cell>
          <table:table-cell office:value-type="float" office:value="169">
            <text:p>169</text:p>
          </table:table-cell>
          <table:table-cell table:formula="of:=[.G185]/120000" office:value-type="float" office:value="0.00140833333333333">
            <text:p>0.0014083333</text:p>
          </table:table-cell>
          <table:table-cell table:number-columns-repeated="2"/>
          <table:table-cell office:value-type="float" office:value="0.182">
            <text:p>0.182</text:p>
          </table:table-cell>
          <table:table-cell office:value-type="float" office:value="410">
            <text:p>410</text:p>
          </table:table-cell>
          <table:table-cell table:formula="of:=[.L185]/120000" office:value-type="float" office:value="0.00341666666666667">
            <text:p>0.0034166667</text:p>
          </table:table-cell>
        </table:table-row>
        <table:table-row table:style-name="ro1">
          <table:table-cell office:value-type="float" office:value="0.183">
            <text:p>0.183</text:p>
          </table:table-cell>
          <table:table-cell office:value-type="float" office:value="292">
            <text:p>292</text:p>
          </table:table-cell>
          <table:table-cell table:formula="of:=[.B186]/120000" office:value-type="float" office:value="0.00243333333333333">
            <text:p>0.0024333333</text:p>
          </table:table-cell>
          <table:table-cell table:number-columns-repeated="2"/>
          <table:table-cell office:value-type="float" office:value="0.183">
            <text:p>0.183</text:p>
          </table:table-cell>
          <table:table-cell office:value-type="float" office:value="180">
            <text:p>180</text:p>
          </table:table-cell>
          <table:table-cell table:formula="of:=[.G186]/120000" office:value-type="float" office:value="0.0015">
            <text:p>0.0015</text:p>
          </table:table-cell>
          <table:table-cell table:number-columns-repeated="2"/>
          <table:table-cell office:value-type="float" office:value="0.183">
            <text:p>0.183</text:p>
          </table:table-cell>
          <table:table-cell office:value-type="float" office:value="414">
            <text:p>414</text:p>
          </table:table-cell>
          <table:table-cell table:formula="of:=[.L186]/120000" office:value-type="float" office:value="0.00345">
            <text:p>0.00345</text:p>
          </table:table-cell>
        </table:table-row>
        <table:table-row table:style-name="ro1">
          <table:table-cell office:value-type="float" office:value="0.184">
            <text:p>0.184</text:p>
          </table:table-cell>
          <table:table-cell office:value-type="float" office:value="71">
            <text:p>71</text:p>
          </table:table-cell>
          <table:table-cell table:formula="of:=[.B187]/120000" office:value-type="float" office:value="0.000591666666666667">
            <text:p>0.0005916667</text:p>
          </table:table-cell>
          <table:table-cell table:number-columns-repeated="2"/>
          <table:table-cell office:value-type="float" office:value="0.184">
            <text:p>0.184</text:p>
          </table:table-cell>
          <table:table-cell office:value-type="float" office:value="109">
            <text:p>109</text:p>
          </table:table-cell>
          <table:table-cell table:formula="of:=[.G187]/120000" office:value-type="float" office:value="0.000908333333333333">
            <text:p>0.0009083333</text:p>
          </table:table-cell>
          <table:table-cell table:number-columns-repeated="2"/>
          <table:table-cell office:value-type="float" office:value="0.184">
            <text:p>0.184</text:p>
          </table:table-cell>
          <table:table-cell office:value-type="float" office:value="284">
            <text:p>284</text:p>
          </table:table-cell>
          <table:table-cell table:formula="of:=[.L187]/120000" office:value-type="float" office:value="0.00236666666666667">
            <text:p>0.0023666667</text:p>
          </table:table-cell>
        </table:table-row>
        <table:table-row table:style-name="ro1">
          <table:table-cell office:value-type="float" office:value="0.185">
            <text:p>0.185</text:p>
          </table:table-cell>
          <table:table-cell office:value-type="float" office:value="143">
            <text:p>143</text:p>
          </table:table-cell>
          <table:table-cell table:formula="of:=[.B188]/120000" office:value-type="float" office:value="0.00119166666666667">
            <text:p>0.0011916667</text:p>
          </table:table-cell>
          <table:table-cell table:number-columns-repeated="2"/>
          <table:table-cell office:value-type="float" office:value="0.185">
            <text:p>0.185</text:p>
          </table:table-cell>
          <table:table-cell office:value-type="float" office:value="155">
            <text:p>155</text:p>
          </table:table-cell>
          <table:table-cell table:formula="of:=[.G188]/120000" office:value-type="float" office:value="0.00129166666666667">
            <text:p>0.0012916667</text:p>
          </table:table-cell>
          <table:table-cell table:number-columns-repeated="2"/>
          <table:table-cell office:value-type="float" office:value="0.185">
            <text:p>0.185</text:p>
          </table:table-cell>
          <table:table-cell office:value-type="float" office:value="376">
            <text:p>376</text:p>
          </table:table-cell>
          <table:table-cell table:formula="of:=[.L188]/120000" office:value-type="float" office:value="0.00313333333333333">
            <text:p>0.0031333333</text:p>
          </table:table-cell>
        </table:table-row>
        <table:table-row table:style-name="ro1">
          <table:table-cell office:value-type="float" office:value="0.186">
            <text:p>0.186</text:p>
          </table:table-cell>
          <table:table-cell office:value-type="float" office:value="143">
            <text:p>143</text:p>
          </table:table-cell>
          <table:table-cell table:formula="of:=[.B189]/120000" office:value-type="float" office:value="0.00119166666666667">
            <text:p>0.0011916667</text:p>
          </table:table-cell>
          <table:table-cell table:number-columns-repeated="2"/>
          <table:table-cell office:value-type="float" office:value="0.186">
            <text:p>0.186</text:p>
          </table:table-cell>
          <table:table-cell office:value-type="float" office:value="147">
            <text:p>147</text:p>
          </table:table-cell>
          <table:table-cell table:formula="of:=[.G189]/120000" office:value-type="float" office:value="0.001225">
            <text:p>0.001225</text:p>
          </table:table-cell>
          <table:table-cell table:number-columns-repeated="2"/>
          <table:table-cell office:value-type="float" office:value="0.186">
            <text:p>0.186</text:p>
          </table:table-cell>
          <table:table-cell office:value-type="float" office:value="431">
            <text:p>431</text:p>
          </table:table-cell>
          <table:table-cell table:formula="of:=[.L189]/120000" office:value-type="float" office:value="0.00359166666666667">
            <text:p>0.0035916667</text:p>
          </table:table-cell>
        </table:table-row>
        <table:table-row table:style-name="ro1">
          <table:table-cell office:value-type="float" office:value="0.187">
            <text:p>0.187</text:p>
          </table:table-cell>
          <table:table-cell office:value-type="float" office:value="298">
            <text:p>298</text:p>
          </table:table-cell>
          <table:table-cell table:formula="of:=[.B190]/120000" office:value-type="float" office:value="0.00248333333333333">
            <text:p>0.0024833333</text:p>
          </table:table-cell>
          <table:table-cell table:number-columns-repeated="2"/>
          <table:table-cell office:value-type="float" office:value="0.187">
            <text:p>0.187</text:p>
          </table:table-cell>
          <table:table-cell office:value-type="float" office:value="319">
            <text:p>319</text:p>
          </table:table-cell>
          <table:table-cell table:formula="of:=[.G190]/120000" office:value-type="float" office:value="0.00265833333333333">
            <text:p>0.0026583333</text:p>
          </table:table-cell>
          <table:table-cell table:number-columns-repeated="2"/>
          <table:table-cell office:value-type="float" office:value="0.187">
            <text:p>0.187</text:p>
          </table:table-cell>
          <table:table-cell office:value-type="float" office:value="374">
            <text:p>374</text:p>
          </table:table-cell>
          <table:table-cell table:formula="of:=[.L190]/120000" office:value-type="float" office:value="0.00311666666666667">
            <text:p>0.0031166667</text:p>
          </table:table-cell>
        </table:table-row>
        <table:table-row table:style-name="ro1">
          <table:table-cell office:value-type="float" office:value="0.188">
            <text:p>0.188</text:p>
          </table:table-cell>
          <table:table-cell office:value-type="float" office:value="44">
            <text:p>44</text:p>
          </table:table-cell>
          <table:table-cell table:formula="of:=[.B191]/120000" office:value-type="float" office:value="0.000366666666666667">
            <text:p>0.0003666667</text:p>
          </table:table-cell>
          <table:table-cell table:number-columns-repeated="2"/>
          <table:table-cell office:value-type="float" office:value="0.188">
            <text:p>0.188</text:p>
          </table:table-cell>
          <table:table-cell office:value-type="float" office:value="113">
            <text:p>113</text:p>
          </table:table-cell>
          <table:table-cell table:formula="of:=[.G191]/120000" office:value-type="float" office:value="0.000941666666666667">
            <text:p>0.0009416667</text:p>
          </table:table-cell>
          <table:table-cell table:number-columns-repeated="2"/>
          <table:table-cell office:value-type="float" office:value="0.188">
            <text:p>0.188</text:p>
          </table:table-cell>
          <table:table-cell office:value-type="float" office:value="258">
            <text:p>258</text:p>
          </table:table-cell>
          <table:table-cell table:formula="of:=[.L191]/120000" office:value-type="float" office:value="0.00215">
            <text:p>0.00215</text:p>
          </table:table-cell>
        </table:table-row>
        <table:table-row table:style-name="ro1">
          <table:table-cell office:value-type="float" office:value="0.189">
            <text:p>0.189</text:p>
          </table:table-cell>
          <table:table-cell office:value-type="float" office:value="116">
            <text:p>116</text:p>
          </table:table-cell>
          <table:table-cell table:formula="of:=[.B192]/120000" office:value-type="float" office:value="0.000966666666666667">
            <text:p>0.0009666667</text:p>
          </table:table-cell>
          <table:table-cell table:number-columns-repeated="2"/>
          <table:table-cell office:value-type="float" office:value="0.189">
            <text:p>0.189</text:p>
          </table:table-cell>
          <table:table-cell office:value-type="float" office:value="105">
            <text:p>105</text:p>
          </table:table-cell>
          <table:table-cell table:formula="of:=[.G192]/120000" office:value-type="float" office:value="0.000875">
            <text:p>0.000875</text:p>
          </table:table-cell>
          <table:table-cell table:number-columns-repeated="2"/>
          <table:table-cell office:value-type="float" office:value="0.189">
            <text:p>0.189</text:p>
          </table:table-cell>
          <table:table-cell office:value-type="float" office:value="366">
            <text:p>366</text:p>
          </table:table-cell>
          <table:table-cell table:formula="of:=[.L192]/120000" office:value-type="float" office:value="0.00305">
            <text:p>0.00305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88">
            <text:p>88</text:p>
          </table:table-cell>
          <table:table-cell table:formula="of:=[.B193]/120000" office:value-type="float" office:value="0.000733333333333333">
            <text:p>0.0007333333</text:p>
          </table:table-cell>
          <table:table-cell table:number-columns-repeated="2"/>
          <table:table-cell office:value-type="float" office:value="0.19">
            <text:p>0.19</text:p>
          </table:table-cell>
          <table:table-cell office:value-type="float" office:value="132">
            <text:p>132</text:p>
          </table:table-cell>
          <table:table-cell table:formula="of:=[.G193]/120000" office:value-type="float" office:value="0.0011">
            <text:p>0.0011</text:p>
          </table:table-cell>
          <table:table-cell table:number-columns-repeated="2"/>
          <table:table-cell office:value-type="float" office:value="0.19">
            <text:p>0.19</text:p>
          </table:table-cell>
          <table:table-cell office:value-type="float" office:value="370">
            <text:p>370</text:p>
          </table:table-cell>
          <table:table-cell table:formula="of:=[.L193]/120000" office:value-type="float" office:value="0.00308333333333333">
            <text:p>0.0030833333</text:p>
          </table:table-cell>
        </table:table-row>
        <table:table-row table:style-name="ro1">
          <table:table-cell office:value-type="float" office:value="0.191">
            <text:p>0.191</text:p>
          </table:table-cell>
          <table:table-cell office:value-type="float" office:value="130">
            <text:p>130</text:p>
          </table:table-cell>
          <table:table-cell table:formula="of:=[.B194]/120000" office:value-type="float" office:value="0.00108333333333333">
            <text:p>0.0010833333</text:p>
          </table:table-cell>
          <table:table-cell table:number-columns-repeated="2"/>
          <table:table-cell office:value-type="float" office:value="0.191">
            <text:p>0.191</text:p>
          </table:table-cell>
          <table:table-cell office:value-type="float" office:value="55">
            <text:p>55</text:p>
          </table:table-cell>
          <table:table-cell table:formula="of:=[.G194]/120000" office:value-type="float" office:value="0.000458333333333333">
            <text:p>0.0004583333</text:p>
          </table:table-cell>
          <table:table-cell table:number-columns-repeated="2"/>
          <table:table-cell office:value-type="float" office:value="0.191">
            <text:p>0.191</text:p>
          </table:table-cell>
          <table:table-cell office:value-type="float" office:value="388">
            <text:p>388</text:p>
          </table:table-cell>
          <table:table-cell table:formula="of:=[.L194]/120000" office:value-type="float" office:value="0.00323333333333333">
            <text:p>0.0032333333</text:p>
          </table:table-cell>
        </table:table-row>
        <table:table-row table:style-name="ro1">
          <table:table-cell office:value-type="float" office:value="0.192">
            <text:p>0.192</text:p>
          </table:table-cell>
          <table:table-cell office:value-type="float" office:value="178">
            <text:p>178</text:p>
          </table:table-cell>
          <table:table-cell table:formula="of:=[.B195]/120000" office:value-type="float" office:value="0.00148333333333333">
            <text:p>0.0014833333</text:p>
          </table:table-cell>
          <table:table-cell table:number-columns-repeated="2"/>
          <table:table-cell office:value-type="float" office:value="0.192">
            <text:p>0.192</text:p>
          </table:table-cell>
          <table:table-cell office:value-type="float" office:value="183">
            <text:p>183</text:p>
          </table:table-cell>
          <table:table-cell table:formula="of:=[.G195]/120000" office:value-type="float" office:value="0.001525">
            <text:p>0.001525</text:p>
          </table:table-cell>
          <table:table-cell table:number-columns-repeated="2"/>
          <table:table-cell office:value-type="float" office:value="0.192">
            <text:p>0.192</text:p>
          </table:table-cell>
          <table:table-cell office:value-type="float" office:value="343">
            <text:p>343</text:p>
          </table:table-cell>
          <table:table-cell table:formula="of:=[.L195]/120000" office:value-type="float" office:value="0.00285833333333333">
            <text:p>0.0028583333</text:p>
          </table:table-cell>
        </table:table-row>
        <table:table-row table:style-name="ro1">
          <table:table-cell office:value-type="float" office:value="0.193">
            <text:p>0.193</text:p>
          </table:table-cell>
          <table:table-cell office:value-type="float" office:value="56">
            <text:p>56</text:p>
          </table:table-cell>
          <table:table-cell table:formula="of:=[.B196]/120000" office:value-type="float" office:value="0.000466666666666667">
            <text:p>0.0004666667</text:p>
          </table:table-cell>
          <table:table-cell table:number-columns-repeated="2"/>
          <table:table-cell office:value-type="float" office:value="0.193">
            <text:p>0.193</text:p>
          </table:table-cell>
          <table:table-cell office:value-type="float" office:value="169">
            <text:p>169</text:p>
          </table:table-cell>
          <table:table-cell table:formula="of:=[.G196]/120000" office:value-type="float" office:value="0.00140833333333333">
            <text:p>0.0014083333</text:p>
          </table:table-cell>
          <table:table-cell table:number-columns-repeated="2"/>
          <table:table-cell office:value-type="float" office:value="0.193">
            <text:p>0.193</text:p>
          </table:table-cell>
          <table:table-cell office:value-type="float" office:value="367">
            <text:p>367</text:p>
          </table:table-cell>
          <table:table-cell table:formula="of:=[.L196]/120000" office:value-type="float" office:value="0.00305833333333333">
            <text:p>0.0030583333</text:p>
          </table:table-cell>
        </table:table-row>
        <table:table-row table:style-name="ro1">
          <table:table-cell office:value-type="float" office:value="0.194">
            <text:p>0.194</text:p>
          </table:table-cell>
          <table:table-cell office:value-type="float" office:value="154">
            <text:p>154</text:p>
          </table:table-cell>
          <table:table-cell table:formula="of:=[.B197]/120000" office:value-type="float" office:value="0.00128333333333333">
            <text:p>0.0012833333</text:p>
          </table:table-cell>
          <table:table-cell table:number-columns-repeated="2"/>
          <table:table-cell office:value-type="float" office:value="0.194">
            <text:p>0.194</text:p>
          </table:table-cell>
          <table:table-cell office:value-type="float" office:value="317">
            <text:p>317</text:p>
          </table:table-cell>
          <table:table-cell table:formula="of:=[.G197]/120000" office:value-type="float" office:value="0.00264166666666667">
            <text:p>0.0026416667</text:p>
          </table:table-cell>
          <table:table-cell table:number-columns-repeated="2"/>
          <table:table-cell office:value-type="float" office:value="0.194">
            <text:p>0.194</text:p>
          </table:table-cell>
          <table:table-cell office:value-type="float" office:value="539">
            <text:p>539</text:p>
          </table:table-cell>
          <table:table-cell table:formula="of:=[.L197]/120000" office:value-type="float" office:value="0.00449166666666667">
            <text:p>0.0044916667</text:p>
          </table:table-cell>
        </table:table-row>
        <table:table-row table:style-name="ro1">
          <table:table-cell office:value-type="float" office:value="0.195">
            <text:p>0.195</text:p>
          </table:table-cell>
          <table:table-cell office:value-type="float" office:value="128">
            <text:p>128</text:p>
          </table:table-cell>
          <table:table-cell table:formula="of:=[.B198]/120000" office:value-type="float" office:value="0.00106666666666667">
            <text:p>0.0010666667</text:p>
          </table:table-cell>
          <table:table-cell table:number-columns-repeated="2"/>
          <table:table-cell office:value-type="float" office:value="0.195">
            <text:p>0.195</text:p>
          </table:table-cell>
          <table:table-cell office:value-type="float" office:value="82">
            <text:p>82</text:p>
          </table:table-cell>
          <table:table-cell table:formula="of:=[.G198]/120000" office:value-type="float" office:value="0.000683333333333333">
            <text:p>0.0006833333</text:p>
          </table:table-cell>
          <table:table-cell table:number-columns-repeated="2"/>
          <table:table-cell office:value-type="float" office:value="0.195">
            <text:p>0.195</text:p>
          </table:table-cell>
          <table:table-cell office:value-type="float" office:value="366">
            <text:p>366</text:p>
          </table:table-cell>
          <table:table-cell table:formula="of:=[.L198]/120000" office:value-type="float" office:value="0.00305">
            <text:p>0.00305</text:p>
          </table:table-cell>
        </table:table-row>
        <table:table-row table:style-name="ro1">
          <table:table-cell office:value-type="float" office:value="0.196">
            <text:p>0.196</text:p>
          </table:table-cell>
          <table:table-cell office:value-type="float" office:value="112">
            <text:p>112</text:p>
          </table:table-cell>
          <table:table-cell table:formula="of:=[.B199]/120000" office:value-type="float" office:value="0.000933333333333333">
            <text:p>0.0009333333</text:p>
          </table:table-cell>
          <table:table-cell table:number-columns-repeated="2"/>
          <table:table-cell office:value-type="float" office:value="0.196">
            <text:p>0.196</text:p>
          </table:table-cell>
          <table:table-cell office:value-type="float" office:value="85">
            <text:p>85</text:p>
          </table:table-cell>
          <table:table-cell table:formula="of:=[.G199]/120000" office:value-type="float" office:value="0.000708333333333333">
            <text:p>0.0007083333</text:p>
          </table:table-cell>
          <table:table-cell table:number-columns-repeated="2"/>
          <table:table-cell office:value-type="float" office:value="0.196">
            <text:p>0.196</text:p>
          </table:table-cell>
          <table:table-cell office:value-type="float" office:value="337">
            <text:p>337</text:p>
          </table:table-cell>
          <table:table-cell table:formula="of:=[.L199]/120000" office:value-type="float" office:value="0.00280833333333333">
            <text:p>0.0028083333</text:p>
          </table:table-cell>
        </table:table-row>
        <table:table-row table:style-name="ro1">
          <table:table-cell office:value-type="float" office:value="0.197">
            <text:p>0.197</text:p>
          </table:table-cell>
          <table:table-cell office:value-type="float" office:value="79">
            <text:p>79</text:p>
          </table:table-cell>
          <table:table-cell table:formula="of:=[.B200]/120000" office:value-type="float" office:value="0.000658333333333333">
            <text:p>0.0006583333</text:p>
          </table:table-cell>
          <table:table-cell table:number-columns-repeated="2"/>
          <table:table-cell office:value-type="float" office:value="0.197">
            <text:p>0.197</text:p>
          </table:table-cell>
          <table:table-cell office:value-type="float" office:value="240">
            <text:p>240</text:p>
          </table:table-cell>
          <table:table-cell table:formula="of:=[.G200]/120000" office:value-type="float" office:value="0.002">
            <text:p>0.002</text:p>
          </table:table-cell>
          <table:table-cell table:number-columns-repeated="2"/>
          <table:table-cell office:value-type="float" office:value="0.197">
            <text:p>0.197</text:p>
          </table:table-cell>
          <table:table-cell office:value-type="float" office:value="377">
            <text:p>377</text:p>
          </table:table-cell>
          <table:table-cell table:formula="of:=[.L200]/120000" office:value-type="float" office:value="0.00314166666666667">
            <text:p>0.0031416667</text:p>
          </table:table-cell>
        </table:table-row>
        <table:table-row table:style-name="ro1">
          <table:table-cell office:value-type="float" office:value="0.198">
            <text:p>0.198</text:p>
          </table:table-cell>
          <table:table-cell office:value-type="float" office:value="127">
            <text:p>127</text:p>
          </table:table-cell>
          <table:table-cell table:formula="of:=[.B201]/120000" office:value-type="float" office:value="0.00105833333333333">
            <text:p>0.0010583333</text:p>
          </table:table-cell>
          <table:table-cell table:number-columns-repeated="2"/>
          <table:table-cell office:value-type="float" office:value="0.198">
            <text:p>0.198</text:p>
          </table:table-cell>
          <table:table-cell office:value-type="float" office:value="118">
            <text:p>118</text:p>
          </table:table-cell>
          <table:table-cell table:formula="of:=[.G201]/120000" office:value-type="float" office:value="0.000983333333333333">
            <text:p>0.0009833333</text:p>
          </table:table-cell>
          <table:table-cell table:number-columns-repeated="2"/>
          <table:table-cell office:value-type="float" office:value="0.198">
            <text:p>0.198</text:p>
          </table:table-cell>
          <table:table-cell office:value-type="float" office:value="402">
            <text:p>402</text:p>
          </table:table-cell>
          <table:table-cell table:formula="of:=[.L201]/120000" office:value-type="float" office:value="0.00335">
            <text:p>0.00335</text:p>
          </table:table-cell>
        </table:table-row>
        <table:table-row table:style-name="ro1">
          <table:table-cell office:value-type="float" office:value="0.199">
            <text:p>0.199</text:p>
          </table:table-cell>
          <table:table-cell office:value-type="float" office:value="68">
            <text:p>68</text:p>
          </table:table-cell>
          <table:table-cell table:formula="of:=[.B202]/120000" office:value-type="float" office:value="0.000566666666666667">
            <text:p>0.0005666667</text:p>
          </table:table-cell>
          <table:table-cell table:number-columns-repeated="2"/>
          <table:table-cell office:value-type="float" office:value="0.199">
            <text:p>0.199</text:p>
          </table:table-cell>
          <table:table-cell office:value-type="float" office:value="75">
            <text:p>75</text:p>
          </table:table-cell>
          <table:table-cell table:formula="of:=[.G202]/120000" office:value-type="float" office:value="0.000625">
            <text:p>0.000625</text:p>
          </table:table-cell>
          <table:table-cell table:number-columns-repeated="2"/>
          <table:table-cell office:value-type="float" office:value="0.199">
            <text:p>0.199</text:p>
          </table:table-cell>
          <table:table-cell office:value-type="float" office:value="277">
            <text:p>277</text:p>
          </table:table-cell>
          <table:table-cell table:formula="of:=[.L202]/120000" office:value-type="float" office:value="0.00230833333333333">
            <text:p>0.0023083333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02">
            <text:p>102</text:p>
          </table:table-cell>
          <table:table-cell table:formula="of:=[.B203]/120000" office:value-type="float" office:value="0.00085">
            <text:p>0.00085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192">
            <text:p>192</text:p>
          </table:table-cell>
          <table:table-cell table:formula="of:=[.G203]/120000" office:value-type="float" office:value="0.0016">
            <text:p>0.0016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335">
            <text:p>335</text:p>
          </table:table-cell>
          <table:table-cell table:formula="of:=[.L203]/120000" office:value-type="float" office:value="0.00279166666666667">
            <text:p>0.0027916667</text:p>
          </table:table-cell>
        </table:table-row>
        <table:table-row table:style-name="ro1">
          <table:table-cell office:value-type="float" office:value="0.201">
            <text:p>0.201</text:p>
          </table:table-cell>
          <table:table-cell office:value-type="float" office:value="136">
            <text:p>136</text:p>
          </table:table-cell>
          <table:table-cell table:formula="of:=[.B204]/120000" office:value-type="float" office:value="0.00113333333333333">
            <text:p>0.0011333333</text:p>
          </table:table-cell>
          <table:table-cell table:number-columns-repeated="2"/>
          <table:table-cell office:value-type="float" office:value="0.201">
            <text:p>0.201</text:p>
          </table:table-cell>
          <table:table-cell office:value-type="float" office:value="134">
            <text:p>134</text:p>
          </table:table-cell>
          <table:table-cell table:formula="of:=[.G204]/120000" office:value-type="float" office:value="0.00111666666666667">
            <text:p>0.0011166667</text:p>
          </table:table-cell>
          <table:table-cell table:number-columns-repeated="2"/>
          <table:table-cell office:value-type="float" office:value="0.201">
            <text:p>0.201</text:p>
          </table:table-cell>
          <table:table-cell office:value-type="float" office:value="355">
            <text:p>355</text:p>
          </table:table-cell>
          <table:table-cell table:formula="of:=[.L204]/120000" office:value-type="float" office:value="0.00295833333333333">
            <text:p>0.0029583333</text:p>
          </table:table-cell>
        </table:table-row>
        <table:table-row table:style-name="ro1">
          <table:table-cell office:value-type="float" office:value="0.202">
            <text:p>0.202</text:p>
          </table:table-cell>
          <table:table-cell office:value-type="float" office:value="57">
            <text:p>57</text:p>
          </table:table-cell>
          <table:table-cell table:formula="of:=[.B205]/120000" office:value-type="float" office:value="0.000475">
            <text:p>0.000475</text:p>
          </table:table-cell>
          <table:table-cell table:number-columns-repeated="2"/>
          <table:table-cell office:value-type="float" office:value="0.202">
            <text:p>0.202</text:p>
          </table:table-cell>
          <table:table-cell office:value-type="float" office:value="129">
            <text:p>129</text:p>
          </table:table-cell>
          <table:table-cell table:formula="of:=[.G205]/120000" office:value-type="float" office:value="0.001075">
            <text:p>0.001075</text:p>
          </table:table-cell>
          <table:table-cell table:number-columns-repeated="2"/>
          <table:table-cell office:value-type="float" office:value="0.202">
            <text:p>0.202</text:p>
          </table:table-cell>
          <table:table-cell office:value-type="float" office:value="279">
            <text:p>279</text:p>
          </table:table-cell>
          <table:table-cell table:formula="of:=[.L205]/120000" office:value-type="float" office:value="0.002325">
            <text:p>0.002325</text:p>
          </table:table-cell>
        </table:table-row>
        <table:table-row table:style-name="ro1">
          <table:table-cell office:value-type="float" office:value="0.203">
            <text:p>0.203</text:p>
          </table:table-cell>
          <table:table-cell office:value-type="float" office:value="71">
            <text:p>71</text:p>
          </table:table-cell>
          <table:table-cell table:formula="of:=[.B206]/120000" office:value-type="float" office:value="0.000591666666666667">
            <text:p>0.0005916667</text:p>
          </table:table-cell>
          <table:table-cell table:number-columns-repeated="2"/>
          <table:table-cell office:value-type="float" office:value="0.203">
            <text:p>0.203</text:p>
          </table:table-cell>
          <table:table-cell office:value-type="float" office:value="76">
            <text:p>76</text:p>
          </table:table-cell>
          <table:table-cell table:formula="of:=[.G206]/120000" office:value-type="float" office:value="0.000633333333333333">
            <text:p>0.0006333333</text:p>
          </table:table-cell>
          <table:table-cell table:number-columns-repeated="2"/>
          <table:table-cell office:value-type="float" office:value="0.203">
            <text:p>0.203</text:p>
          </table:table-cell>
          <table:table-cell office:value-type="float" office:value="302">
            <text:p>302</text:p>
          </table:table-cell>
          <table:table-cell table:formula="of:=[.L206]/120000" office:value-type="float" office:value="0.00251666666666667">
            <text:p>0.0025166667</text:p>
          </table:table-cell>
        </table:table-row>
        <table:table-row table:style-name="ro1">
          <table:table-cell office:value-type="float" office:value="0.204">
            <text:p>0.204</text:p>
          </table:table-cell>
          <table:table-cell office:value-type="float" office:value="128">
            <text:p>128</text:p>
          </table:table-cell>
          <table:table-cell table:formula="of:=[.B207]/120000" office:value-type="float" office:value="0.00106666666666667">
            <text:p>0.0010666667</text:p>
          </table:table-cell>
          <table:table-cell table:number-columns-repeated="2"/>
          <table:table-cell office:value-type="float" office:value="0.204">
            <text:p>0.204</text:p>
          </table:table-cell>
          <table:table-cell office:value-type="float" office:value="62">
            <text:p>62</text:p>
          </table:table-cell>
          <table:table-cell table:formula="of:=[.G207]/120000" office:value-type="float" office:value="0.000516666666666667">
            <text:p>0.0005166667</text:p>
          </table:table-cell>
          <table:table-cell table:number-columns-repeated="2"/>
          <table:table-cell office:value-type="float" office:value="0.204">
            <text:p>0.204</text:p>
          </table:table-cell>
          <table:table-cell office:value-type="float" office:value="437">
            <text:p>437</text:p>
          </table:table-cell>
          <table:table-cell table:formula="of:=[.L207]/120000" office:value-type="float" office:value="0.00364166666666667">
            <text:p>0.0036416667</text:p>
          </table:table-cell>
        </table:table-row>
        <table:table-row table:style-name="ro1">
          <table:table-cell office:value-type="float" office:value="0.205">
            <text:p>0.205</text:p>
          </table:table-cell>
          <table:table-cell office:value-type="float" office:value="217">
            <text:p>217</text:p>
          </table:table-cell>
          <table:table-cell table:formula="of:=[.B208]/120000" office:value-type="float" office:value="0.00180833333333333">
            <text:p>0.0018083333</text:p>
          </table:table-cell>
          <table:table-cell table:number-columns-repeated="2"/>
          <table:table-cell office:value-type="float" office:value="0.205">
            <text:p>0.205</text:p>
          </table:table-cell>
          <table:table-cell office:value-type="float" office:value="264">
            <text:p>264</text:p>
          </table:table-cell>
          <table:table-cell table:formula="of:=[.G208]/120000" office:value-type="float" office:value="0.0022">
            <text:p>0.0022</text:p>
          </table:table-cell>
          <table:table-cell table:number-columns-repeated="2"/>
          <table:table-cell office:value-type="float" office:value="0.205">
            <text:p>0.205</text:p>
          </table:table-cell>
          <table:table-cell office:value-type="float" office:value="422">
            <text:p>422</text:p>
          </table:table-cell>
          <table:table-cell table:formula="of:=[.L208]/120000" office:value-type="float" office:value="0.00351666666666667">
            <text:p>0.0035166667</text:p>
          </table:table-cell>
        </table:table-row>
        <table:table-row table:style-name="ro1">
          <table:table-cell office:value-type="float" office:value="0.206">
            <text:p>0.206</text:p>
          </table:table-cell>
          <table:table-cell office:value-type="float" office:value="85">
            <text:p>85</text:p>
          </table:table-cell>
          <table:table-cell table:formula="of:=[.B209]/120000" office:value-type="float" office:value="0.000708333333333333">
            <text:p>0.0007083333</text:p>
          </table:table-cell>
          <table:table-cell table:number-columns-repeated="2"/>
          <table:table-cell office:value-type="float" office:value="0.206">
            <text:p>0.206</text:p>
          </table:table-cell>
          <table:table-cell office:value-type="float" office:value="81">
            <text:p>81</text:p>
          </table:table-cell>
          <table:table-cell table:formula="of:=[.G209]/120000" office:value-type="float" office:value="0.000675">
            <text:p>0.000675</text:p>
          </table:table-cell>
          <table:table-cell table:number-columns-repeated="2"/>
          <table:table-cell office:value-type="float" office:value="0.206">
            <text:p>0.206</text:p>
          </table:table-cell>
          <table:table-cell office:value-type="float" office:value="323">
            <text:p>323</text:p>
          </table:table-cell>
          <table:table-cell table:formula="of:=[.L209]/120000" office:value-type="float" office:value="0.00269166666666667">
            <text:p>0.0026916667</text:p>
          </table:table-cell>
        </table:table-row>
        <table:table-row table:style-name="ro1">
          <table:table-cell office:value-type="float" office:value="0.207">
            <text:p>0.207</text:p>
          </table:table-cell>
          <table:table-cell office:value-type="float" office:value="173">
            <text:p>173</text:p>
          </table:table-cell>
          <table:table-cell table:formula="of:=[.B210]/120000" office:value-type="float" office:value="0.00144166666666667">
            <text:p>0.0014416667</text:p>
          </table:table-cell>
          <table:table-cell table:number-columns-repeated="2"/>
          <table:table-cell office:value-type="float" office:value="0.207">
            <text:p>0.207</text:p>
          </table:table-cell>
          <table:table-cell office:value-type="float" office:value="82">
            <text:p>82</text:p>
          </table:table-cell>
          <table:table-cell table:formula="of:=[.G210]/120000" office:value-type="float" office:value="0.000683333333333333">
            <text:p>0.0006833333</text:p>
          </table:table-cell>
          <table:table-cell table:number-columns-repeated="2"/>
          <table:table-cell office:value-type="float" office:value="0.207">
            <text:p>0.207</text:p>
          </table:table-cell>
          <table:table-cell office:value-type="float" office:value="357">
            <text:p>357</text:p>
          </table:table-cell>
          <table:table-cell table:formula="of:=[.L210]/120000" office:value-type="float" office:value="0.002975">
            <text:p>0.002975</text:p>
          </table:table-cell>
        </table:table-row>
        <table:table-row table:style-name="ro1">
          <table:table-cell office:value-type="float" office:value="0.208">
            <text:p>0.208</text:p>
          </table:table-cell>
          <table:table-cell office:value-type="float" office:value="75">
            <text:p>75</text:p>
          </table:table-cell>
          <table:table-cell table:formula="of:=[.B211]/120000" office:value-type="float" office:value="0.000625">
            <text:p>0.000625</text:p>
          </table:table-cell>
          <table:table-cell table:number-columns-repeated="2"/>
          <table:table-cell office:value-type="float" office:value="0.208">
            <text:p>0.208</text:p>
          </table:table-cell>
          <table:table-cell office:value-type="float" office:value="110">
            <text:p>110</text:p>
          </table:table-cell>
          <table:table-cell table:formula="of:=[.G211]/120000" office:value-type="float" office:value="0.000916666666666667">
            <text:p>0.0009166667</text:p>
          </table:table-cell>
          <table:table-cell table:number-columns-repeated="2"/>
          <table:table-cell office:value-type="float" office:value="0.208">
            <text:p>0.208</text:p>
          </table:table-cell>
          <table:table-cell office:value-type="float" office:value="381">
            <text:p>381</text:p>
          </table:table-cell>
          <table:table-cell table:formula="of:=[.L211]/120000" office:value-type="float" office:value="0.003175">
            <text:p>0.003175</text:p>
          </table:table-cell>
        </table:table-row>
        <table:table-row table:style-name="ro1">
          <table:table-cell office:value-type="float" office:value="0.209">
            <text:p>0.209</text:p>
          </table:table-cell>
          <table:table-cell office:value-type="float" office:value="261">
            <text:p>261</text:p>
          </table:table-cell>
          <table:table-cell table:formula="of:=[.B212]/120000" office:value-type="float" office:value="0.002175">
            <text:p>0.002175</text:p>
          </table:table-cell>
          <table:table-cell table:number-columns-repeated="2"/>
          <table:table-cell office:value-type="float" office:value="0.209">
            <text:p>0.209</text:p>
          </table:table-cell>
          <table:table-cell office:value-type="float" office:value="64">
            <text:p>64</text:p>
          </table:table-cell>
          <table:table-cell table:formula="of:=[.G212]/120000" office:value-type="float" office:value="0.000533333333333333">
            <text:p>0.0005333333</text:p>
          </table:table-cell>
          <table:table-cell table:number-columns-repeated="2"/>
          <table:table-cell office:value-type="float" office:value="0.209">
            <text:p>0.209</text:p>
          </table:table-cell>
          <table:table-cell office:value-type="float" office:value="442">
            <text:p>442</text:p>
          </table:table-cell>
          <table:table-cell table:formula="of:=[.L212]/120000" office:value-type="float" office:value="0.00368333333333333">
            <text:p>0.0036833333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186">
            <text:p>186</text:p>
          </table:table-cell>
          <table:table-cell table:formula="of:=[.B213]/120000" office:value-type="float" office:value="0.00155">
            <text:p>0.00155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102">
            <text:p>102</text:p>
          </table:table-cell>
          <table:table-cell table:formula="of:=[.G213]/120000" office:value-type="float" office:value="0.00085">
            <text:p>0.00085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270">
            <text:p>270</text:p>
          </table:table-cell>
          <table:table-cell table:formula="of:=[.L213]/120000" office:value-type="float" office:value="0.00225">
            <text:p>0.00225</text:p>
          </table:table-cell>
        </table:table-row>
        <table:table-row table:style-name="ro1">
          <table:table-cell office:value-type="float" office:value="0.211">
            <text:p>0.211</text:p>
          </table:table-cell>
          <table:table-cell office:value-type="float" office:value="49">
            <text:p>49</text:p>
          </table:table-cell>
          <table:table-cell table:formula="of:=[.B214]/120000" office:value-type="float" office:value="0.000408333333333333">
            <text:p>0.0004083333</text:p>
          </table:table-cell>
          <table:table-cell table:number-columns-repeated="2"/>
          <table:table-cell office:value-type="float" office:value="0.211">
            <text:p>0.211</text:p>
          </table:table-cell>
          <table:table-cell office:value-type="float" office:value="58">
            <text:p>58</text:p>
          </table:table-cell>
          <table:table-cell table:formula="of:=[.G214]/120000" office:value-type="float" office:value="0.000483333333333333">
            <text:p>0.0004833333</text:p>
          </table:table-cell>
          <table:table-cell table:number-columns-repeated="2"/>
          <table:table-cell office:value-type="float" office:value="0.211">
            <text:p>0.211</text:p>
          </table:table-cell>
          <table:table-cell office:value-type="float" office:value="355">
            <text:p>355</text:p>
          </table:table-cell>
          <table:table-cell table:formula="of:=[.L214]/120000" office:value-type="float" office:value="0.00295833333333333">
            <text:p>0.0029583333</text:p>
          </table:table-cell>
        </table:table-row>
        <table:table-row table:style-name="ro1">
          <table:table-cell office:value-type="float" office:value="0.212">
            <text:p>0.212</text:p>
          </table:table-cell>
          <table:table-cell office:value-type="float" office:value="81">
            <text:p>81</text:p>
          </table:table-cell>
          <table:table-cell table:formula="of:=[.B215]/120000" office:value-type="float" office:value="0.000675">
            <text:p>0.000675</text:p>
          </table:table-cell>
          <table:table-cell table:number-columns-repeated="2"/>
          <table:table-cell office:value-type="float" office:value="0.212">
            <text:p>0.212</text:p>
          </table:table-cell>
          <table:table-cell office:value-type="float" office:value="164">
            <text:p>164</text:p>
          </table:table-cell>
          <table:table-cell table:formula="of:=[.G215]/120000" office:value-type="float" office:value="0.00136666666666667">
            <text:p>0.0013666667</text:p>
          </table:table-cell>
          <table:table-cell table:number-columns-repeated="2"/>
          <table:table-cell office:value-type="float" office:value="0.212">
            <text:p>0.212</text:p>
          </table:table-cell>
          <table:table-cell office:value-type="float" office:value="649">
            <text:p>649</text:p>
          </table:table-cell>
          <table:table-cell table:formula="of:=[.L215]/120000" office:value-type="float" office:value="0.00540833333333333">
            <text:p>0.0054083333</text:p>
          </table:table-cell>
        </table:table-row>
        <table:table-row table:style-name="ro1">
          <table:table-cell office:value-type="float" office:value="0.213">
            <text:p>0.213</text:p>
          </table:table-cell>
          <table:table-cell office:value-type="float" office:value="290">
            <text:p>290</text:p>
          </table:table-cell>
          <table:table-cell table:formula="of:=[.B216]/120000" office:value-type="float" office:value="0.00241666666666667">
            <text:p>0.0024166667</text:p>
          </table:table-cell>
          <table:table-cell table:number-columns-repeated="2"/>
          <table:table-cell office:value-type="float" office:value="0.213">
            <text:p>0.213</text:p>
          </table:table-cell>
          <table:table-cell office:value-type="float" office:value="70">
            <text:p>70</text:p>
          </table:table-cell>
          <table:table-cell table:formula="of:=[.G216]/120000" office:value-type="float" office:value="0.000583333333333333">
            <text:p>0.0005833333</text:p>
          </table:table-cell>
          <table:table-cell table:number-columns-repeated="2"/>
          <table:table-cell office:value-type="float" office:value="0.213">
            <text:p>0.213</text:p>
          </table:table-cell>
          <table:table-cell office:value-type="float" office:value="335">
            <text:p>335</text:p>
          </table:table-cell>
          <table:table-cell table:formula="of:=[.L216]/120000" office:value-type="float" office:value="0.00279166666666667">
            <text:p>0.0027916667</text:p>
          </table:table-cell>
        </table:table-row>
        <table:table-row table:style-name="ro1">
          <table:table-cell office:value-type="float" office:value="0.214">
            <text:p>0.214</text:p>
          </table:table-cell>
          <table:table-cell office:value-type="float" office:value="43">
            <text:p>43</text:p>
          </table:table-cell>
          <table:table-cell table:formula="of:=[.B217]/120000" office:value-type="float" office:value="0.000358333333333333">
            <text:p>0.0003583333</text:p>
          </table:table-cell>
          <table:table-cell table:number-columns-repeated="2"/>
          <table:table-cell office:value-type="float" office:value="0.214">
            <text:p>0.214</text:p>
          </table:table-cell>
          <table:table-cell office:value-type="float" office:value="605">
            <text:p>605</text:p>
          </table:table-cell>
          <table:table-cell table:formula="of:=[.G217]/120000" office:value-type="float" office:value="0.00504166666666667">
            <text:p>0.0050416667</text:p>
          </table:table-cell>
          <table:table-cell table:number-columns-repeated="2"/>
          <table:table-cell office:value-type="float" office:value="0.214">
            <text:p>0.214</text:p>
          </table:table-cell>
          <table:table-cell office:value-type="float" office:value="450">
            <text:p>450</text:p>
          </table:table-cell>
          <table:table-cell table:formula="of:=[.L217]/120000" office:value-type="float" office:value="0.00375">
            <text:p>0.00375</text:p>
          </table:table-cell>
        </table:table-row>
        <table:table-row table:style-name="ro1">
          <table:table-cell office:value-type="float" office:value="0.215">
            <text:p>0.215</text:p>
          </table:table-cell>
          <table:table-cell office:value-type="float" office:value="61">
            <text:p>61</text:p>
          </table:table-cell>
          <table:table-cell table:formula="of:=[.B218]/120000" office:value-type="float" office:value="0.000508333333333333">
            <text:p>0.0005083333</text:p>
          </table:table-cell>
          <table:table-cell table:number-columns-repeated="2"/>
          <table:table-cell office:value-type="float" office:value="0.215">
            <text:p>0.215</text:p>
          </table:table-cell>
          <table:table-cell office:value-type="float" office:value="234">
            <text:p>234</text:p>
          </table:table-cell>
          <table:table-cell table:formula="of:=[.G218]/120000" office:value-type="float" office:value="0.00195">
            <text:p>0.00195</text:p>
          </table:table-cell>
          <table:table-cell table:number-columns-repeated="2"/>
          <table:table-cell office:value-type="float" office:value="0.215">
            <text:p>0.215</text:p>
          </table:table-cell>
          <table:table-cell office:value-type="float" office:value="317">
            <text:p>317</text:p>
          </table:table-cell>
          <table:table-cell table:formula="of:=[.L218]/120000" office:value-type="float" office:value="0.00264166666666667">
            <text:p>0.0026416667</text:p>
          </table:table-cell>
        </table:table-row>
        <table:table-row table:style-name="ro1">
          <table:table-cell office:value-type="float" office:value="0.216">
            <text:p>0.216</text:p>
          </table:table-cell>
          <table:table-cell office:value-type="float" office:value="56">
            <text:p>56</text:p>
          </table:table-cell>
          <table:table-cell table:formula="of:=[.B219]/120000" office:value-type="float" office:value="0.000466666666666667">
            <text:p>0.0004666667</text:p>
          </table:table-cell>
          <table:table-cell table:number-columns-repeated="2"/>
          <table:table-cell office:value-type="float" office:value="0.216">
            <text:p>0.216</text:p>
          </table:table-cell>
          <table:table-cell office:value-type="float" office:value="124">
            <text:p>124</text:p>
          </table:table-cell>
          <table:table-cell table:formula="of:=[.G219]/120000" office:value-type="float" office:value="0.00103333333333333">
            <text:p>0.0010333333</text:p>
          </table:table-cell>
          <table:table-cell table:number-columns-repeated="2"/>
          <table:table-cell office:value-type="float" office:value="0.216">
            <text:p>0.216</text:p>
          </table:table-cell>
          <table:table-cell office:value-type="float" office:value="270">
            <text:p>270</text:p>
          </table:table-cell>
          <table:table-cell table:formula="of:=[.L219]/120000" office:value-type="float" office:value="0.00225">
            <text:p>0.00225</text:p>
          </table:table-cell>
        </table:table-row>
        <table:table-row table:style-name="ro1">
          <table:table-cell office:value-type="float" office:value="0.217">
            <text:p>0.217</text:p>
          </table:table-cell>
          <table:table-cell office:value-type="float" office:value="89">
            <text:p>89</text:p>
          </table:table-cell>
          <table:table-cell table:formula="of:=[.B220]/120000" office:value-type="float" office:value="0.000741666666666667">
            <text:p>0.0007416667</text:p>
          </table:table-cell>
          <table:table-cell table:number-columns-repeated="2"/>
          <table:table-cell office:value-type="float" office:value="0.217">
            <text:p>0.217</text:p>
          </table:table-cell>
          <table:table-cell office:value-type="float" office:value="79">
            <text:p>79</text:p>
          </table:table-cell>
          <table:table-cell table:formula="of:=[.G220]/120000" office:value-type="float" office:value="0.000658333333333333">
            <text:p>0.0006583333</text:p>
          </table:table-cell>
          <table:table-cell table:number-columns-repeated="2"/>
          <table:table-cell office:value-type="float" office:value="0.217">
            <text:p>0.217</text:p>
          </table:table-cell>
          <table:table-cell office:value-type="float" office:value="275">
            <text:p>275</text:p>
          </table:table-cell>
          <table:table-cell table:formula="of:=[.L220]/120000" office:value-type="float" office:value="0.00229166666666667">
            <text:p>0.0022916667</text:p>
          </table:table-cell>
        </table:table-row>
        <table:table-row table:style-name="ro1">
          <table:table-cell office:value-type="float" office:value="0.218">
            <text:p>0.218</text:p>
          </table:table-cell>
          <table:table-cell office:value-type="float" office:value="60">
            <text:p>60</text:p>
          </table:table-cell>
          <table:table-cell table:formula="of:=[.B221]/120000" office:value-type="float" office:value="0.0005">
            <text:p>0.0005</text:p>
          </table:table-cell>
          <table:table-cell table:number-columns-repeated="2"/>
          <table:table-cell office:value-type="float" office:value="0.218">
            <text:p>0.218</text:p>
          </table:table-cell>
          <table:table-cell office:value-type="float" office:value="215">
            <text:p>215</text:p>
          </table:table-cell>
          <table:table-cell table:formula="of:=[.G221]/120000" office:value-type="float" office:value="0.00179166666666667">
            <text:p>0.0017916667</text:p>
          </table:table-cell>
          <table:table-cell table:number-columns-repeated="2"/>
          <table:table-cell office:value-type="float" office:value="0.218">
            <text:p>0.218</text:p>
          </table:table-cell>
          <table:table-cell office:value-type="float" office:value="307">
            <text:p>307</text:p>
          </table:table-cell>
          <table:table-cell table:formula="of:=[.L221]/120000" office:value-type="float" office:value="0.00255833333333333">
            <text:p>0.0025583333</text:p>
          </table:table-cell>
        </table:table-row>
        <table:table-row table:style-name="ro1">
          <table:table-cell office:value-type="float" office:value="0.219">
            <text:p>0.219</text:p>
          </table:table-cell>
          <table:table-cell office:value-type="float" office:value="151">
            <text:p>151</text:p>
          </table:table-cell>
          <table:table-cell table:formula="of:=[.B222]/120000" office:value-type="float" office:value="0.00125833333333333">
            <text:p>0.0012583333</text:p>
          </table:table-cell>
          <table:table-cell table:number-columns-repeated="2"/>
          <table:table-cell office:value-type="float" office:value="0.219">
            <text:p>0.219</text:p>
          </table:table-cell>
          <table:table-cell office:value-type="float" office:value="159">
            <text:p>159</text:p>
          </table:table-cell>
          <table:table-cell table:formula="of:=[.G222]/120000" office:value-type="float" office:value="0.001325">
            <text:p>0.001325</text:p>
          </table:table-cell>
          <table:table-cell table:number-columns-repeated="2"/>
          <table:table-cell office:value-type="float" office:value="0.219">
            <text:p>0.219</text:p>
          </table:table-cell>
          <table:table-cell office:value-type="float" office:value="313">
            <text:p>313</text:p>
          </table:table-cell>
          <table:table-cell table:formula="of:=[.L222]/120000" office:value-type="float" office:value="0.00260833333333333">
            <text:p>0.0026083333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43">
            <text:p>43</text:p>
          </table:table-cell>
          <table:table-cell table:formula="of:=[.B223]/120000" office:value-type="float" office:value="0.000358333333333333">
            <text:p>0.0003583333</text:p>
          </table:table-cell>
          <table:table-cell table:number-columns-repeated="2"/>
          <table:table-cell office:value-type="float" office:value="0.22">
            <text:p>0.22</text:p>
          </table:table-cell>
          <table:table-cell office:value-type="float" office:value="57">
            <text:p>57</text:p>
          </table:table-cell>
          <table:table-cell table:formula="of:=[.G223]/120000" office:value-type="float" office:value="0.000475">
            <text:p>0.000475</text:p>
          </table:table-cell>
          <table:table-cell table:number-columns-repeated="2"/>
          <table:table-cell office:value-type="float" office:value="0.22">
            <text:p>0.22</text:p>
          </table:table-cell>
          <table:table-cell office:value-type="float" office:value="194">
            <text:p>194</text:p>
          </table:table-cell>
          <table:table-cell table:formula="of:=[.L223]/120000" office:value-type="float" office:value="0.00161666666666667">
            <text:p>0.0016166667</text:p>
          </table:table-cell>
        </table:table-row>
        <table:table-row table:style-name="ro1">
          <table:table-cell office:value-type="float" office:value="0.221">
            <text:p>0.221</text:p>
          </table:table-cell>
          <table:table-cell office:value-type="float" office:value="44">
            <text:p>44</text:p>
          </table:table-cell>
          <table:table-cell table:formula="of:=[.B224]/120000" office:value-type="float" office:value="0.000366666666666667">
            <text:p>0.0003666667</text:p>
          </table:table-cell>
          <table:table-cell table:number-columns-repeated="2"/>
          <table:table-cell office:value-type="float" office:value="0.221">
            <text:p>0.221</text:p>
          </table:table-cell>
          <table:table-cell office:value-type="float" office:value="29">
            <text:p>29</text:p>
          </table:table-cell>
          <table:table-cell table:formula="of:=[.G224]/120000" office:value-type="float" office:value="0.000241666666666667">
            <text:p>0.0002416667</text:p>
          </table:table-cell>
          <table:table-cell table:number-columns-repeated="2"/>
          <table:table-cell office:value-type="float" office:value="0.221">
            <text:p>0.221</text:p>
          </table:table-cell>
          <table:table-cell office:value-type="float" office:value="318">
            <text:p>318</text:p>
          </table:table-cell>
          <table:table-cell table:formula="of:=[.L224]/120000" office:value-type="float" office:value="0.00265">
            <text:p>0.00265</text:p>
          </table:table-cell>
        </table:table-row>
        <table:table-row table:style-name="ro1">
          <table:table-cell office:value-type="float" office:value="0.222">
            <text:p>0.222</text:p>
          </table:table-cell>
          <table:table-cell office:value-type="float" office:value="68">
            <text:p>68</text:p>
          </table:table-cell>
          <table:table-cell table:formula="of:=[.B225]/120000" office:value-type="float" office:value="0.000566666666666667">
            <text:p>0.0005666667</text:p>
          </table:table-cell>
          <table:table-cell table:number-columns-repeated="2"/>
          <table:table-cell office:value-type="float" office:value="0.222">
            <text:p>0.222</text:p>
          </table:table-cell>
          <table:table-cell office:value-type="float" office:value="64">
            <text:p>64</text:p>
          </table:table-cell>
          <table:table-cell table:formula="of:=[.G225]/120000" office:value-type="float" office:value="0.000533333333333333">
            <text:p>0.0005333333</text:p>
          </table:table-cell>
          <table:table-cell table:number-columns-repeated="2"/>
          <table:table-cell office:value-type="float" office:value="0.222">
            <text:p>0.222</text:p>
          </table:table-cell>
          <table:table-cell office:value-type="float" office:value="313">
            <text:p>313</text:p>
          </table:table-cell>
          <table:table-cell table:formula="of:=[.L225]/120000" office:value-type="float" office:value="0.00260833333333333">
            <text:p>0.0026083333</text:p>
          </table:table-cell>
        </table:table-row>
        <table:table-row table:style-name="ro1">
          <table:table-cell office:value-type="float" office:value="0.223">
            <text:p>0.223</text:p>
          </table:table-cell>
          <table:table-cell office:value-type="float" office:value="143">
            <text:p>143</text:p>
          </table:table-cell>
          <table:table-cell table:formula="of:=[.B226]/120000" office:value-type="float" office:value="0.00119166666666667">
            <text:p>0.0011916667</text:p>
          </table:table-cell>
          <table:table-cell table:number-columns-repeated="2"/>
          <table:table-cell office:value-type="float" office:value="0.223">
            <text:p>0.223</text:p>
          </table:table-cell>
          <table:table-cell office:value-type="float" office:value="143">
            <text:p>143</text:p>
          </table:table-cell>
          <table:table-cell table:formula="of:=[.G226]/120000" office:value-type="float" office:value="0.00119166666666667">
            <text:p>0.0011916667</text:p>
          </table:table-cell>
          <table:table-cell table:number-columns-repeated="2"/>
          <table:table-cell office:value-type="float" office:value="0.223">
            <text:p>0.223</text:p>
          </table:table-cell>
          <table:table-cell office:value-type="float" office:value="391">
            <text:p>391</text:p>
          </table:table-cell>
          <table:table-cell table:formula="of:=[.L226]/120000" office:value-type="float" office:value="0.00325833333333333">
            <text:p>0.0032583333</text:p>
          </table:table-cell>
        </table:table-row>
        <table:table-row table:style-name="ro1">
          <table:table-cell office:value-type="float" office:value="0.224">
            <text:p>0.224</text:p>
          </table:table-cell>
          <table:table-cell office:value-type="float" office:value="40">
            <text:p>40</text:p>
          </table:table-cell>
          <table:table-cell table:formula="of:=[.B227]/120000" office:value-type="float" office:value="0.000333333333333333">
            <text:p>0.0003333333</text:p>
          </table:table-cell>
          <table:table-cell table:number-columns-repeated="2"/>
          <table:table-cell office:value-type="float" office:value="0.224">
            <text:p>0.224</text:p>
          </table:table-cell>
          <table:table-cell office:value-type="float" office:value="42">
            <text:p>42</text:p>
          </table:table-cell>
          <table:table-cell table:formula="of:=[.G227]/120000" office:value-type="float" office:value="0.00035">
            <text:p>0.00035</text:p>
          </table:table-cell>
          <table:table-cell table:number-columns-repeated="2"/>
          <table:table-cell office:value-type="float" office:value="0.224">
            <text:p>0.224</text:p>
          </table:table-cell>
          <table:table-cell office:value-type="float" office:value="258">
            <text:p>258</text:p>
          </table:table-cell>
          <table:table-cell table:formula="of:=[.L227]/120000" office:value-type="float" office:value="0.00215">
            <text:p>0.00215</text:p>
          </table:table-cell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104">
            <text:p>104</text:p>
          </table:table-cell>
          <table:table-cell table:formula="of:=[.B228]/120000" office:value-type="float" office:value="0.000866666666666667">
            <text:p>0.0008666667</text:p>
          </table:table-cell>
          <table:table-cell table:number-columns-repeated="2"/>
          <table:table-cell office:value-type="float" office:value="0.225">
            <text:p>0.225</text:p>
          </table:table-cell>
          <table:table-cell office:value-type="float" office:value="55">
            <text:p>55</text:p>
          </table:table-cell>
          <table:table-cell table:formula="of:=[.G228]/120000" office:value-type="float" office:value="0.000458333333333333">
            <text:p>0.0004583333</text:p>
          </table:table-cell>
          <table:table-cell table:number-columns-repeated="2"/>
          <table:table-cell office:value-type="float" office:value="0.225">
            <text:p>0.225</text:p>
          </table:table-cell>
          <table:table-cell office:value-type="float" office:value="323">
            <text:p>323</text:p>
          </table:table-cell>
          <table:table-cell table:formula="of:=[.L228]/120000" office:value-type="float" office:value="0.00269166666666667">
            <text:p>0.0026916667</text:p>
          </table:table-cell>
        </table:table-row>
        <table:table-row table:style-name="ro1">
          <table:table-cell office:value-type="float" office:value="0.226">
            <text:p>0.226</text:p>
          </table:table-cell>
          <table:table-cell office:value-type="float" office:value="65">
            <text:p>65</text:p>
          </table:table-cell>
          <table:table-cell table:formula="of:=[.B229]/120000" office:value-type="float" office:value="0.000541666666666667">
            <text:p>0.0005416667</text:p>
          </table:table-cell>
          <table:table-cell table:number-columns-repeated="2"/>
          <table:table-cell office:value-type="float" office:value="0.226">
            <text:p>0.226</text:p>
          </table:table-cell>
          <table:table-cell office:value-type="float" office:value="67">
            <text:p>67</text:p>
          </table:table-cell>
          <table:table-cell table:formula="of:=[.G229]/120000" office:value-type="float" office:value="0.000558333333333333">
            <text:p>0.0005583333</text:p>
          </table:table-cell>
          <table:table-cell table:number-columns-repeated="2"/>
          <table:table-cell office:value-type="float" office:value="0.226">
            <text:p>0.226</text:p>
          </table:table-cell>
          <table:table-cell office:value-type="float" office:value="339">
            <text:p>339</text:p>
          </table:table-cell>
          <table:table-cell table:formula="of:=[.L229]/120000" office:value-type="float" office:value="0.002825">
            <text:p>0.002825</text:p>
          </table:table-cell>
        </table:table-row>
        <table:table-row table:style-name="ro1">
          <table:table-cell office:value-type="float" office:value="0.227">
            <text:p>0.227</text:p>
          </table:table-cell>
          <table:table-cell office:value-type="float" office:value="36">
            <text:p>36</text:p>
          </table:table-cell>
          <table:table-cell table:formula="of:=[.B230]/120000" office:value-type="float" office:value="0.0003">
            <text:p>0.0003</text:p>
          </table:table-cell>
          <table:table-cell table:number-columns-repeated="2"/>
          <table:table-cell office:value-type="float" office:value="0.227">
            <text:p>0.227</text:p>
          </table:table-cell>
          <table:table-cell office:value-type="float" office:value="65">
            <text:p>65</text:p>
          </table:table-cell>
          <table:table-cell table:formula="of:=[.G230]/120000" office:value-type="float" office:value="0.000541666666666667">
            <text:p>0.0005416667</text:p>
          </table:table-cell>
          <table:table-cell table:number-columns-repeated="2"/>
          <table:table-cell office:value-type="float" office:value="0.227">
            <text:p>0.227</text:p>
          </table:table-cell>
          <table:table-cell office:value-type="float" office:value="260">
            <text:p>260</text:p>
          </table:table-cell>
          <table:table-cell table:formula="of:=[.L230]/120000" office:value-type="float" office:value="0.00216666666666667">
            <text:p>0.0021666667</text:p>
          </table:table-cell>
        </table:table-row>
        <table:table-row table:style-name="ro1">
          <table:table-cell office:value-type="float" office:value="0.228">
            <text:p>0.228</text:p>
          </table:table-cell>
          <table:table-cell office:value-type="float" office:value="75">
            <text:p>75</text:p>
          </table:table-cell>
          <table:table-cell table:formula="of:=[.B231]/120000" office:value-type="float" office:value="0.000625">
            <text:p>0.000625</text:p>
          </table:table-cell>
          <table:table-cell table:number-columns-repeated="2"/>
          <table:table-cell office:value-type="float" office:value="0.228">
            <text:p>0.228</text:p>
          </table:table-cell>
          <table:table-cell office:value-type="float" office:value="37">
            <text:p>37</text:p>
          </table:table-cell>
          <table:table-cell table:formula="of:=[.G231]/120000" office:value-type="float" office:value="0.000308333333333333">
            <text:p>0.0003083333</text:p>
          </table:table-cell>
          <table:table-cell table:number-columns-repeated="2"/>
          <table:table-cell office:value-type="float" office:value="0.228">
            <text:p>0.228</text:p>
          </table:table-cell>
          <table:table-cell office:value-type="float" office:value="220">
            <text:p>220</text:p>
          </table:table-cell>
          <table:table-cell table:formula="of:=[.L231]/120000" office:value-type="float" office:value="0.00183333333333333">
            <text:p>0.0018333333</text:p>
          </table:table-cell>
        </table:table-row>
        <table:table-row table:style-name="ro1">
          <table:table-cell office:value-type="float" office:value="0.229">
            <text:p>0.229</text:p>
          </table:table-cell>
          <table:table-cell office:value-type="float" office:value="64">
            <text:p>64</text:p>
          </table:table-cell>
          <table:table-cell table:formula="of:=[.B232]/120000" office:value-type="float" office:value="0.000533333333333333">
            <text:p>0.0005333333</text:p>
          </table:table-cell>
          <table:table-cell table:number-columns-repeated="2"/>
          <table:table-cell office:value-type="float" office:value="0.229">
            <text:p>0.229</text:p>
          </table:table-cell>
          <table:table-cell office:value-type="float" office:value="43">
            <text:p>43</text:p>
          </table:table-cell>
          <table:table-cell table:formula="of:=[.G232]/120000" office:value-type="float" office:value="0.000358333333333333">
            <text:p>0.0003583333</text:p>
          </table:table-cell>
          <table:table-cell table:number-columns-repeated="2"/>
          <table:table-cell office:value-type="float" office:value="0.229">
            <text:p>0.229</text:p>
          </table:table-cell>
          <table:table-cell office:value-type="float" office:value="399">
            <text:p>399</text:p>
          </table:table-cell>
          <table:table-cell table:formula="of:=[.L232]/120000" office:value-type="float" office:value="0.003325">
            <text:p>0.003325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150">
            <text:p>150</text:p>
          </table:table-cell>
          <table:table-cell table:formula="of:=[.B233]/120000" office:value-type="float" office:value="0.00125">
            <text:p>0.00125</text:p>
          </table:table-cell>
          <table:table-cell table:number-columns-repeated="2"/>
          <table:table-cell office:value-type="float" office:value="0.23">
            <text:p>0.23</text:p>
          </table:table-cell>
          <table:table-cell office:value-type="float" office:value="180">
            <text:p>180</text:p>
          </table:table-cell>
          <table:table-cell table:formula="of:=[.G233]/120000" office:value-type="float" office:value="0.0015">
            <text:p>0.0015</text:p>
          </table:table-cell>
          <table:table-cell table:number-columns-repeated="2"/>
          <table:table-cell office:value-type="float" office:value="0.23">
            <text:p>0.23</text:p>
          </table:table-cell>
          <table:table-cell office:value-type="float" office:value="334">
            <text:p>334</text:p>
          </table:table-cell>
          <table:table-cell table:formula="of:=[.L233]/120000" office:value-type="float" office:value="0.00278333333333333">
            <text:p>0.0027833333</text:p>
          </table:table-cell>
        </table:table-row>
        <table:table-row table:style-name="ro1">
          <table:table-cell office:value-type="float" office:value="0.231">
            <text:p>0.231</text:p>
          </table:table-cell>
          <table:table-cell office:value-type="float" office:value="354">
            <text:p>354</text:p>
          </table:table-cell>
          <table:table-cell table:formula="of:=[.B234]/120000" office:value-type="float" office:value="0.00295">
            <text:p>0.00295</text:p>
          </table:table-cell>
          <table:table-cell table:number-columns-repeated="2"/>
          <table:table-cell office:value-type="float" office:value="0.231">
            <text:p>0.231</text:p>
          </table:table-cell>
          <table:table-cell office:value-type="float" office:value="63">
            <text:p>63</text:p>
          </table:table-cell>
          <table:table-cell table:formula="of:=[.G234]/120000" office:value-type="float" office:value="0.000525">
            <text:p>0.000525</text:p>
          </table:table-cell>
          <table:table-cell table:number-columns-repeated="2"/>
          <table:table-cell office:value-type="float" office:value="0.231">
            <text:p>0.231</text:p>
          </table:table-cell>
          <table:table-cell office:value-type="float" office:value="276">
            <text:p>276</text:p>
          </table:table-cell>
          <table:table-cell table:formula="of:=[.L234]/120000" office:value-type="float" office:value="0.0023">
            <text:p>0.0023</text:p>
          </table:table-cell>
        </table:table-row>
        <table:table-row table:style-name="ro1">
          <table:table-cell office:value-type="float" office:value="0.232">
            <text:p>0.232</text:p>
          </table:table-cell>
          <table:table-cell office:value-type="float" office:value="56">
            <text:p>56</text:p>
          </table:table-cell>
          <table:table-cell table:formula="of:=[.B235]/120000" office:value-type="float" office:value="0.000466666666666667">
            <text:p>0.0004666667</text:p>
          </table:table-cell>
          <table:table-cell table:number-columns-repeated="2"/>
          <table:table-cell office:value-type="float" office:value="0.232">
            <text:p>0.232</text:p>
          </table:table-cell>
          <table:table-cell office:value-type="float" office:value="20">
            <text:p>20</text:p>
          </table:table-cell>
          <table:table-cell table:formula="of:=[.G235]/120000" office:value-type="float" office:value="0.000166666666666667">
            <text:p>0.0001666667</text:p>
          </table:table-cell>
          <table:table-cell table:number-columns-repeated="2"/>
          <table:table-cell office:value-type="float" office:value="0.232">
            <text:p>0.232</text:p>
          </table:table-cell>
          <table:table-cell office:value-type="float" office:value="260">
            <text:p>260</text:p>
          </table:table-cell>
          <table:table-cell table:formula="of:=[.L235]/120000" office:value-type="float" office:value="0.00216666666666667">
            <text:p>0.0021666667</text:p>
          </table:table-cell>
        </table:table-row>
        <table:table-row table:style-name="ro1">
          <table:table-cell office:value-type="float" office:value="0.233">
            <text:p>0.233</text:p>
          </table:table-cell>
          <table:table-cell office:value-type="float" office:value="30">
            <text:p>30</text:p>
          </table:table-cell>
          <table:table-cell table:formula="of:=[.B236]/120000" office:value-type="float" office:value="0.00025">
            <text:p>0.00025</text:p>
          </table:table-cell>
          <table:table-cell table:number-columns-repeated="2"/>
          <table:table-cell office:value-type="float" office:value="0.233">
            <text:p>0.233</text:p>
          </table:table-cell>
          <table:table-cell office:value-type="float" office:value="78">
            <text:p>78</text:p>
          </table:table-cell>
          <table:table-cell table:formula="of:=[.G236]/120000" office:value-type="float" office:value="0.00065">
            <text:p>0.00065</text:p>
          </table:table-cell>
          <table:table-cell table:number-columns-repeated="2"/>
          <table:table-cell office:value-type="float" office:value="0.233">
            <text:p>0.233</text:p>
          </table:table-cell>
          <table:table-cell office:value-type="float" office:value="275">
            <text:p>275</text:p>
          </table:table-cell>
          <table:table-cell table:formula="of:=[.L236]/120000" office:value-type="float" office:value="0.00229166666666667">
            <text:p>0.0022916667</text:p>
          </table:table-cell>
        </table:table-row>
        <table:table-row table:style-name="ro1">
          <table:table-cell office:value-type="float" office:value="0.234">
            <text:p>0.234</text:p>
          </table:table-cell>
          <table:table-cell office:value-type="float" office:value="50">
            <text:p>50</text:p>
          </table:table-cell>
          <table:table-cell table:formula="of:=[.B237]/120000" office:value-type="float" office:value="0.000416666666666667">
            <text:p>0.0004166667</text:p>
          </table:table-cell>
          <table:table-cell table:number-columns-repeated="2"/>
          <table:table-cell office:value-type="float" office:value="0.234">
            <text:p>0.234</text:p>
          </table:table-cell>
          <table:table-cell office:value-type="float" office:value="82">
            <text:p>82</text:p>
          </table:table-cell>
          <table:table-cell table:formula="of:=[.G237]/120000" office:value-type="float" office:value="0.000683333333333333">
            <text:p>0.0006833333</text:p>
          </table:table-cell>
          <table:table-cell table:number-columns-repeated="2"/>
          <table:table-cell office:value-type="float" office:value="0.234">
            <text:p>0.234</text:p>
          </table:table-cell>
          <table:table-cell office:value-type="float" office:value="284">
            <text:p>284</text:p>
          </table:table-cell>
          <table:table-cell table:formula="of:=[.L237]/120000" office:value-type="float" office:value="0.00236666666666667">
            <text:p>0.0023666667</text:p>
          </table:table-cell>
        </table:table-row>
        <table:table-row table:style-name="ro1">
          <table:table-cell office:value-type="float" office:value="0.235">
            <text:p>0.235</text:p>
          </table:table-cell>
          <table:table-cell office:value-type="float" office:value="42">
            <text:p>42</text:p>
          </table:table-cell>
          <table:table-cell table:formula="of:=[.B238]/120000" office:value-type="float" office:value="0.00035">
            <text:p>0.00035</text:p>
          </table:table-cell>
          <table:table-cell table:number-columns-repeated="2"/>
          <table:table-cell office:value-type="float" office:value="0.235">
            <text:p>0.235</text:p>
          </table:table-cell>
          <table:table-cell office:value-type="float" office:value="82">
            <text:p>82</text:p>
          </table:table-cell>
          <table:table-cell table:formula="of:=[.G238]/120000" office:value-type="float" office:value="0.000683333333333333">
            <text:p>0.0006833333</text:p>
          </table:table-cell>
          <table:table-cell table:number-columns-repeated="2"/>
          <table:table-cell office:value-type="float" office:value="0.235">
            <text:p>0.235</text:p>
          </table:table-cell>
          <table:table-cell office:value-type="float" office:value="218">
            <text:p>218</text:p>
          </table:table-cell>
          <table:table-cell table:formula="of:=[.L238]/120000" office:value-type="float" office:value="0.00181666666666667">
            <text:p>0.0018166667</text:p>
          </table:table-cell>
        </table:table-row>
        <table:table-row table:style-name="ro1">
          <table:table-cell office:value-type="float" office:value="0.236">
            <text:p>0.236</text:p>
          </table:table-cell>
          <table:table-cell office:value-type="float" office:value="21">
            <text:p>21</text:p>
          </table:table-cell>
          <table:table-cell table:formula="of:=[.B239]/120000" office:value-type="float" office:value="0.000175">
            <text:p>0.000175</text:p>
          </table:table-cell>
          <table:table-cell table:number-columns-repeated="2"/>
          <table:table-cell office:value-type="float" office:value="0.236">
            <text:p>0.236</text:p>
          </table:table-cell>
          <table:table-cell office:value-type="float" office:value="87">
            <text:p>87</text:p>
          </table:table-cell>
          <table:table-cell table:formula="of:=[.G239]/120000" office:value-type="float" office:value="0.000725">
            <text:p>0.000725</text:p>
          </table:table-cell>
          <table:table-cell table:number-columns-repeated="2"/>
          <table:table-cell office:value-type="float" office:value="0.236">
            <text:p>0.236</text:p>
          </table:table-cell>
          <table:table-cell office:value-type="float" office:value="255">
            <text:p>255</text:p>
          </table:table-cell>
          <table:table-cell table:formula="of:=[.L239]/120000" office:value-type="float" office:value="0.002125">
            <text:p>0.002125</text:p>
          </table:table-cell>
        </table:table-row>
        <table:table-row table:style-name="ro1">
          <table:table-cell office:value-type="float" office:value="0.237">
            <text:p>0.237</text:p>
          </table:table-cell>
          <table:table-cell office:value-type="float" office:value="86">
            <text:p>86</text:p>
          </table:table-cell>
          <table:table-cell table:formula="of:=[.B240]/120000" office:value-type="float" office:value="0.000716666666666667">
            <text:p>0.0007166667</text:p>
          </table:table-cell>
          <table:table-cell table:number-columns-repeated="2"/>
          <table:table-cell office:value-type="float" office:value="0.237">
            <text:p>0.237</text:p>
          </table:table-cell>
          <table:table-cell office:value-type="float" office:value="113">
            <text:p>113</text:p>
          </table:table-cell>
          <table:table-cell table:formula="of:=[.G240]/120000" office:value-type="float" office:value="0.000941666666666667">
            <text:p>0.0009416667</text:p>
          </table:table-cell>
          <table:table-cell table:number-columns-repeated="2"/>
          <table:table-cell office:value-type="float" office:value="0.237">
            <text:p>0.237</text:p>
          </table:table-cell>
          <table:table-cell office:value-type="float" office:value="326">
            <text:p>326</text:p>
          </table:table-cell>
          <table:table-cell table:formula="of:=[.L240]/120000" office:value-type="float" office:value="0.00271666666666667">
            <text:p>0.0027166667</text:p>
          </table:table-cell>
        </table:table-row>
        <table:table-row table:style-name="ro1">
          <table:table-cell office:value-type="float" office:value="0.238">
            <text:p>0.238</text:p>
          </table:table-cell>
          <table:table-cell office:value-type="float" office:value="61">
            <text:p>61</text:p>
          </table:table-cell>
          <table:table-cell table:formula="of:=[.B241]/120000" office:value-type="float" office:value="0.000508333333333333">
            <text:p>0.0005083333</text:p>
          </table:table-cell>
          <table:table-cell table:number-columns-repeated="2"/>
          <table:table-cell office:value-type="float" office:value="0.238">
            <text:p>0.238</text:p>
          </table:table-cell>
          <table:table-cell office:value-type="float" office:value="115">
            <text:p>115</text:p>
          </table:table-cell>
          <table:table-cell table:formula="of:=[.G241]/120000" office:value-type="float" office:value="0.000958333333333333">
            <text:p>0.0009583333</text:p>
          </table:table-cell>
          <table:table-cell table:number-columns-repeated="2"/>
          <table:table-cell office:value-type="float" office:value="0.238">
            <text:p>0.238</text:p>
          </table:table-cell>
          <table:table-cell office:value-type="float" office:value="273">
            <text:p>273</text:p>
          </table:table-cell>
          <table:table-cell table:formula="of:=[.L241]/120000" office:value-type="float" office:value="0.002275">
            <text:p>0.002275</text:p>
          </table:table-cell>
        </table:table-row>
        <table:table-row table:style-name="ro1">
          <table:table-cell office:value-type="float" office:value="0.239">
            <text:p>0.239</text:p>
          </table:table-cell>
          <table:table-cell office:value-type="float" office:value="69">
            <text:p>69</text:p>
          </table:table-cell>
          <table:table-cell table:formula="of:=[.B242]/120000" office:value-type="float" office:value="0.000575">
            <text:p>0.000575</text:p>
          </table:table-cell>
          <table:table-cell table:number-columns-repeated="2"/>
          <table:table-cell office:value-type="float" office:value="0.239">
            <text:p>0.239</text:p>
          </table:table-cell>
          <table:table-cell office:value-type="float" office:value="30">
            <text:p>30</text:p>
          </table:table-cell>
          <table:table-cell table:formula="of:=[.G242]/120000" office:value-type="float" office:value="0.00025">
            <text:p>0.00025</text:p>
          </table:table-cell>
          <table:table-cell table:number-columns-repeated="2"/>
          <table:table-cell office:value-type="float" office:value="0.239">
            <text:p>0.239</text:p>
          </table:table-cell>
          <table:table-cell office:value-type="float" office:value="226">
            <text:p>226</text:p>
          </table:table-cell>
          <table:table-cell table:formula="of:=[.L242]/120000" office:value-type="float" office:value="0.00188333333333333">
            <text:p>0.0018833333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44">
            <text:p>44</text:p>
          </table:table-cell>
          <table:table-cell table:formula="of:=[.B243]/120000" office:value-type="float" office:value="0.000366666666666667">
            <text:p>0.0003666667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39">
            <text:p>39</text:p>
          </table:table-cell>
          <table:table-cell table:formula="of:=[.G243]/120000" office:value-type="float" office:value="0.000325">
            <text:p>0.000325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310">
            <text:p>310</text:p>
          </table:table-cell>
          <table:table-cell table:formula="of:=[.L243]/120000" office:value-type="float" office:value="0.00258333333333333">
            <text:p>0.0025833333</text:p>
          </table:table-cell>
        </table:table-row>
        <table:table-row table:style-name="ro1">
          <table:table-cell office:value-type="float" office:value="0.241">
            <text:p>0.241</text:p>
          </table:table-cell>
          <table:table-cell office:value-type="float" office:value="95">
            <text:p>95</text:p>
          </table:table-cell>
          <table:table-cell table:formula="of:=[.B244]/120000" office:value-type="float" office:value="0.000791666666666667">
            <text:p>0.0007916667</text:p>
          </table:table-cell>
          <table:table-cell table:number-columns-repeated="2"/>
          <table:table-cell office:value-type="float" office:value="0.241">
            <text:p>0.241</text:p>
          </table:table-cell>
          <table:table-cell office:value-type="float" office:value="76">
            <text:p>76</text:p>
          </table:table-cell>
          <table:table-cell table:formula="of:=[.G244]/120000" office:value-type="float" office:value="0.000633333333333333">
            <text:p>0.0006333333</text:p>
          </table:table-cell>
          <table:table-cell table:number-columns-repeated="2"/>
          <table:table-cell office:value-type="float" office:value="0.241">
            <text:p>0.241</text:p>
          </table:table-cell>
          <table:table-cell office:value-type="float" office:value="280">
            <text:p>280</text:p>
          </table:table-cell>
          <table:table-cell table:formula="of:=[.L244]/120000" office:value-type="float" office:value="0.00233333333333333">
            <text:p>0.0023333333</text:p>
          </table:table-cell>
        </table:table-row>
        <table:table-row table:style-name="ro1">
          <table:table-cell office:value-type="float" office:value="0.242">
            <text:p>0.242</text:p>
          </table:table-cell>
          <table:table-cell office:value-type="float" office:value="36">
            <text:p>36</text:p>
          </table:table-cell>
          <table:table-cell table:formula="of:=[.B245]/120000" office:value-type="float" office:value="0.0003">
            <text:p>0.0003</text:p>
          </table:table-cell>
          <table:table-cell table:number-columns-repeated="2"/>
          <table:table-cell office:value-type="float" office:value="0.242">
            <text:p>0.242</text:p>
          </table:table-cell>
          <table:table-cell office:value-type="float" office:value="337">
            <text:p>337</text:p>
          </table:table-cell>
          <table:table-cell table:formula="of:=[.G245]/120000" office:value-type="float" office:value="0.00280833333333333">
            <text:p>0.0028083333</text:p>
          </table:table-cell>
          <table:table-cell table:number-columns-repeated="2"/>
          <table:table-cell office:value-type="float" office:value="0.242">
            <text:p>0.242</text:p>
          </table:table-cell>
          <table:table-cell office:value-type="float" office:value="273">
            <text:p>273</text:p>
          </table:table-cell>
          <table:table-cell table:formula="of:=[.L245]/120000" office:value-type="float" office:value="0.002275">
            <text:p>0.002275</text:p>
          </table:table-cell>
        </table:table-row>
        <table:table-row table:style-name="ro1">
          <table:table-cell office:value-type="float" office:value="0.243">
            <text:p>0.243</text:p>
          </table:table-cell>
          <table:table-cell office:value-type="float" office:value="94">
            <text:p>94</text:p>
          </table:table-cell>
          <table:table-cell table:formula="of:=[.B246]/120000" office:value-type="float" office:value="0.000783333333333333">
            <text:p>0.0007833333</text:p>
          </table:table-cell>
          <table:table-cell table:number-columns-repeated="2"/>
          <table:table-cell office:value-type="float" office:value="0.243">
            <text:p>0.243</text:p>
          </table:table-cell>
          <table:table-cell office:value-type="float" office:value="107">
            <text:p>107</text:p>
          </table:table-cell>
          <table:table-cell table:formula="of:=[.G246]/120000" office:value-type="float" office:value="0.000891666666666667">
            <text:p>0.0008916667</text:p>
          </table:table-cell>
          <table:table-cell table:number-columns-repeated="2"/>
          <table:table-cell office:value-type="float" office:value="0.243">
            <text:p>0.243</text:p>
          </table:table-cell>
          <table:table-cell office:value-type="float" office:value="238">
            <text:p>238</text:p>
          </table:table-cell>
          <table:table-cell table:formula="of:=[.L246]/120000" office:value-type="float" office:value="0.00198333333333333">
            <text:p>0.0019833333</text:p>
          </table:table-cell>
        </table:table-row>
        <table:table-row table:style-name="ro1">
          <table:table-cell office:value-type="float" office:value="0.244">
            <text:p>0.244</text:p>
          </table:table-cell>
          <table:table-cell office:value-type="float" office:value="45">
            <text:p>45</text:p>
          </table:table-cell>
          <table:table-cell table:formula="of:=[.B247]/120000" office:value-type="float" office:value="0.000375">
            <text:p>0.000375</text:p>
          </table:table-cell>
          <table:table-cell table:number-columns-repeated="2"/>
          <table:table-cell office:value-type="float" office:value="0.244">
            <text:p>0.244</text:p>
          </table:table-cell>
          <table:table-cell office:value-type="float" office:value="42">
            <text:p>42</text:p>
          </table:table-cell>
          <table:table-cell table:formula="of:=[.G247]/120000" office:value-type="float" office:value="0.00035">
            <text:p>0.00035</text:p>
          </table:table-cell>
          <table:table-cell table:number-columns-repeated="2"/>
          <table:table-cell office:value-type="float" office:value="0.244">
            <text:p>0.244</text:p>
          </table:table-cell>
          <table:table-cell office:value-type="float" office:value="276">
            <text:p>276</text:p>
          </table:table-cell>
          <table:table-cell table:formula="of:=[.L247]/120000" office:value-type="float" office:value="0.0023">
            <text:p>0.0023</text:p>
          </table:table-cell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35">
            <text:p>35</text:p>
          </table:table-cell>
          <table:table-cell table:formula="of:=[.B248]/120000" office:value-type="float" office:value="0.000291666666666667">
            <text:p>0.0002916667</text:p>
          </table:table-cell>
          <table:table-cell table:number-columns-repeated="2"/>
          <table:table-cell office:value-type="float" office:value="0.245">
            <text:p>0.245</text:p>
          </table:table-cell>
          <table:table-cell office:value-type="float" office:value="23">
            <text:p>23</text:p>
          </table:table-cell>
          <table:table-cell table:formula="of:=[.G248]/120000" office:value-type="float" office:value="0.000191666666666667">
            <text:p>0.0001916667</text:p>
          </table:table-cell>
          <table:table-cell table:number-columns-repeated="2"/>
          <table:table-cell office:value-type="float" office:value="0.245">
            <text:p>0.245</text:p>
          </table:table-cell>
          <table:table-cell office:value-type="float" office:value="301">
            <text:p>301</text:p>
          </table:table-cell>
          <table:table-cell table:formula="of:=[.L248]/120000" office:value-type="float" office:value="0.00250833333333333">
            <text:p>0.0025083333</text:p>
          </table:table-cell>
        </table:table-row>
        <table:table-row table:style-name="ro1">
          <table:table-cell office:value-type="float" office:value="0.246">
            <text:p>0.246</text:p>
          </table:table-cell>
          <table:table-cell office:value-type="float" office:value="38">
            <text:p>38</text:p>
          </table:table-cell>
          <table:table-cell table:formula="of:=[.B249]/120000" office:value-type="float" office:value="0.000316666666666667">
            <text:p>0.0003166667</text:p>
          </table:table-cell>
          <table:table-cell table:number-columns-repeated="2"/>
          <table:table-cell office:value-type="float" office:value="0.246">
            <text:p>0.246</text:p>
          </table:table-cell>
          <table:table-cell office:value-type="float" office:value="42">
            <text:p>42</text:p>
          </table:table-cell>
          <table:table-cell table:formula="of:=[.G249]/120000" office:value-type="float" office:value="0.00035">
            <text:p>0.00035</text:p>
          </table:table-cell>
          <table:table-cell table:number-columns-repeated="2"/>
          <table:table-cell office:value-type="float" office:value="0.246">
            <text:p>0.246</text:p>
          </table:table-cell>
          <table:table-cell office:value-type="float" office:value="231">
            <text:p>231</text:p>
          </table:table-cell>
          <table:table-cell table:formula="of:=[.L249]/120000" office:value-type="float" office:value="0.001925">
            <text:p>0.001925</text:p>
          </table:table-cell>
        </table:table-row>
        <table:table-row table:style-name="ro1">
          <table:table-cell office:value-type="float" office:value="0.247">
            <text:p>0.247</text:p>
          </table:table-cell>
          <table:table-cell office:value-type="float" office:value="25">
            <text:p>25</text:p>
          </table:table-cell>
          <table:table-cell table:formula="of:=[.B250]/120000" office:value-type="float" office:value="0.000208333333333333">
            <text:p>0.0002083333</text:p>
          </table:table-cell>
          <table:table-cell table:number-columns-repeated="2"/>
          <table:table-cell office:value-type="float" office:value="0.247">
            <text:p>0.247</text:p>
          </table:table-cell>
          <table:table-cell office:value-type="float" office:value="22">
            <text:p>22</text:p>
          </table:table-cell>
          <table:table-cell table:formula="of:=[.G250]/120000" office:value-type="float" office:value="0.000183333333333333">
            <text:p>0.0001833333</text:p>
          </table:table-cell>
          <table:table-cell table:number-columns-repeated="2"/>
          <table:table-cell office:value-type="float" office:value="0.247">
            <text:p>0.247</text:p>
          </table:table-cell>
          <table:table-cell office:value-type="float" office:value="263">
            <text:p>263</text:p>
          </table:table-cell>
          <table:table-cell table:formula="of:=[.L250]/120000" office:value-type="float" office:value="0.00219166666666667">
            <text:p>0.0021916667</text:p>
          </table:table-cell>
        </table:table-row>
        <table:table-row table:style-name="ro1">
          <table:table-cell office:value-type="float" office:value="0.248">
            <text:p>0.248</text:p>
          </table:table-cell>
          <table:table-cell office:value-type="float" office:value="299">
            <text:p>299</text:p>
          </table:table-cell>
          <table:table-cell table:formula="of:=[.B251]/120000" office:value-type="float" office:value="0.00249166666666667">
            <text:p>0.0024916667</text:p>
          </table:table-cell>
          <table:table-cell table:number-columns-repeated="2"/>
          <table:table-cell office:value-type="float" office:value="0.248">
            <text:p>0.248</text:p>
          </table:table-cell>
          <table:table-cell office:value-type="float" office:value="171">
            <text:p>171</text:p>
          </table:table-cell>
          <table:table-cell table:formula="of:=[.G251]/120000" office:value-type="float" office:value="0.001425">
            <text:p>0.001425</text:p>
          </table:table-cell>
          <table:table-cell table:number-columns-repeated="2"/>
          <table:table-cell office:value-type="float" office:value="0.248">
            <text:p>0.248</text:p>
          </table:table-cell>
          <table:table-cell office:value-type="float" office:value="326">
            <text:p>326</text:p>
          </table:table-cell>
          <table:table-cell table:formula="of:=[.L251]/120000" office:value-type="float" office:value="0.00271666666666667">
            <text:p>0.0027166667</text:p>
          </table:table-cell>
        </table:table-row>
        <table:table-row table:style-name="ro1">
          <table:table-cell office:value-type="float" office:value="0.249">
            <text:p>0.249</text:p>
          </table:table-cell>
          <table:table-cell office:value-type="float" office:value="266">
            <text:p>266</text:p>
          </table:table-cell>
          <table:table-cell table:formula="of:=[.B252]/120000" office:value-type="float" office:value="0.00221666666666667">
            <text:p>0.0022166667</text:p>
          </table:table-cell>
          <table:table-cell table:number-columns-repeated="2"/>
          <table:table-cell office:value-type="float" office:value="0.249">
            <text:p>0.249</text:p>
          </table:table-cell>
          <table:table-cell office:value-type="float" office:value="51">
            <text:p>51</text:p>
          </table:table-cell>
          <table:table-cell table:formula="of:=[.G252]/120000" office:value-type="float" office:value="0.000425">
            <text:p>0.000425</text:p>
          </table:table-cell>
          <table:table-cell table:number-columns-repeated="2"/>
          <table:table-cell office:value-type="float" office:value="0.249">
            <text:p>0.249</text:p>
          </table:table-cell>
          <table:table-cell office:value-type="float" office:value="227">
            <text:p>227</text:p>
          </table:table-cell>
          <table:table-cell table:formula="of:=[.L252]/120000" office:value-type="float" office:value="0.00189166666666667">
            <text:p>0.0018916667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4">
            <text:p>24</text:p>
          </table:table-cell>
          <table:table-cell table:formula="of:=[.B253]/120000" office:value-type="float" office:value="0.0002">
            <text:p>0.0002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formula="of:=[.G253]/120000" office:value-type="float" office:value="0.000133333333333333">
            <text:p>0.0001333333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93">
            <text:p>193</text:p>
          </table:table-cell>
          <table:table-cell table:formula="of:=[.L253]/120000" office:value-type="float" office:value="0.00160833333333333">
            <text:p>0.0016083333</text:p>
          </table:table-cell>
        </table:table-row>
        <table:table-row table:style-name="ro1">
          <table:table-cell office:value-type="float" office:value="0.251">
            <text:p>0.251</text:p>
          </table:table-cell>
          <table:table-cell office:value-type="float" office:value="20">
            <text:p>20</text:p>
          </table:table-cell>
          <table:table-cell table:formula="of:=[.B254]/120000" office:value-type="float" office:value="0.000166666666666667">
            <text:p>0.0001666667</text:p>
          </table:table-cell>
          <table:table-cell table:number-columns-repeated="2"/>
          <table:table-cell office:value-type="float" office:value="0.251">
            <text:p>0.251</text:p>
          </table:table-cell>
          <table:table-cell office:value-type="float" office:value="36">
            <text:p>36</text:p>
          </table:table-cell>
          <table:table-cell table:formula="of:=[.G254]/120000" office:value-type="float" office:value="0.0003">
            <text:p>0.0003</text:p>
          </table:table-cell>
          <table:table-cell table:number-columns-repeated="2"/>
          <table:table-cell office:value-type="float" office:value="0.251">
            <text:p>0.251</text:p>
          </table:table-cell>
          <table:table-cell office:value-type="float" office:value="233">
            <text:p>233</text:p>
          </table:table-cell>
          <table:table-cell table:formula="of:=[.L254]/120000" office:value-type="float" office:value="0.00194166666666667">
            <text:p>0.0019416667</text:p>
          </table:table-cell>
        </table:table-row>
        <table:table-row table:style-name="ro1">
          <table:table-cell office:value-type="float" office:value="0.252">
            <text:p>0.252</text:p>
          </table:table-cell>
          <table:table-cell office:value-type="float" office:value="11">
            <text:p>11</text:p>
          </table:table-cell>
          <table:table-cell table:formula="of:=[.B255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252">
            <text:p>0.252</text:p>
          </table:table-cell>
          <table:table-cell office:value-type="float" office:value="58">
            <text:p>58</text:p>
          </table:table-cell>
          <table:table-cell table:formula="of:=[.G255]/120000" office:value-type="float" office:value="0.000483333333333333">
            <text:p>0.0004833333</text:p>
          </table:table-cell>
          <table:table-cell table:number-columns-repeated="2"/>
          <table:table-cell office:value-type="float" office:value="0.252">
            <text:p>0.252</text:p>
          </table:table-cell>
          <table:table-cell office:value-type="float" office:value="222">
            <text:p>222</text:p>
          </table:table-cell>
          <table:table-cell table:formula="of:=[.L255]/120000" office:value-type="float" office:value="0.00185">
            <text:p>0.00185</text:p>
          </table:table-cell>
        </table:table-row>
        <table:table-row table:style-name="ro1">
          <table:table-cell office:value-type="float" office:value="0.253">
            <text:p>0.253</text:p>
          </table:table-cell>
          <table:table-cell office:value-type="float" office:value="23">
            <text:p>23</text:p>
          </table:table-cell>
          <table:table-cell table:formula="of:=[.B256]/120000" office:value-type="float" office:value="0.000191666666666667">
            <text:p>0.0001916667</text:p>
          </table:table-cell>
          <table:table-cell table:number-columns-repeated="2"/>
          <table:table-cell office:value-type="float" office:value="0.253">
            <text:p>0.253</text:p>
          </table:table-cell>
          <table:table-cell office:value-type="float" office:value="41">
            <text:p>41</text:p>
          </table:table-cell>
          <table:table-cell table:formula="of:=[.G256]/120000" office:value-type="float" office:value="0.000341666666666667">
            <text:p>0.0003416667</text:p>
          </table:table-cell>
          <table:table-cell table:number-columns-repeated="2"/>
          <table:table-cell office:value-type="float" office:value="0.253">
            <text:p>0.253</text:p>
          </table:table-cell>
          <table:table-cell office:value-type="float" office:value="217">
            <text:p>217</text:p>
          </table:table-cell>
          <table:table-cell table:formula="of:=[.L256]/120000" office:value-type="float" office:value="0.00180833333333333">
            <text:p>0.0018083333</text:p>
          </table:table-cell>
        </table:table-row>
        <table:table-row table:style-name="ro1">
          <table:table-cell office:value-type="float" office:value="0.254">
            <text:p>0.254</text:p>
          </table:table-cell>
          <table:table-cell office:value-type="float" office:value="11">
            <text:p>11</text:p>
          </table:table-cell>
          <table:table-cell table:formula="of:=[.B257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254">
            <text:p>0.254</text:p>
          </table:table-cell>
          <table:table-cell office:value-type="float" office:value="14">
            <text:p>14</text:p>
          </table:table-cell>
          <table:table-cell table:formula="of:=[.G257]/120000" office:value-type="float" office:value="0.000116666666666667">
            <text:p>0.0001166667</text:p>
          </table:table-cell>
          <table:table-cell table:number-columns-repeated="2"/>
          <table:table-cell office:value-type="float" office:value="0.254">
            <text:p>0.254</text:p>
          </table:table-cell>
          <table:table-cell office:value-type="float" office:value="244">
            <text:p>244</text:p>
          </table:table-cell>
          <table:table-cell table:formula="of:=[.L257]/120000" office:value-type="float" office:value="0.00203333333333333">
            <text:p>0.0020333333</text:p>
          </table:table-cell>
        </table:table-row>
        <table:table-row table:style-name="ro1">
          <table:table-cell office:value-type="float" office:value="0.255">
            <text:p>0.255</text:p>
          </table:table-cell>
          <table:table-cell office:value-type="float" office:value="75">
            <text:p>75</text:p>
          </table:table-cell>
          <table:table-cell table:formula="of:=[.B258]/120000" office:value-type="float" office:value="0.000625">
            <text:p>0.000625</text:p>
          </table:table-cell>
          <table:table-cell table:number-columns-repeated="2"/>
          <table:table-cell office:value-type="float" office:value="0.255">
            <text:p>0.255</text:p>
          </table:table-cell>
          <table:table-cell office:value-type="float" office:value="124">
            <text:p>124</text:p>
          </table:table-cell>
          <table:table-cell table:formula="of:=[.G258]/120000" office:value-type="float" office:value="0.00103333333333333">
            <text:p>0.0010333333</text:p>
          </table:table-cell>
          <table:table-cell table:number-columns-repeated="2"/>
          <table:table-cell office:value-type="float" office:value="0.255">
            <text:p>0.255</text:p>
          </table:table-cell>
          <table:table-cell office:value-type="float" office:value="304">
            <text:p>304</text:p>
          </table:table-cell>
          <table:table-cell table:formula="of:=[.L258]/120000" office:value-type="float" office:value="0.00253333333333333">
            <text:p>0.0025333333</text:p>
          </table:table-cell>
        </table:table-row>
        <table:table-row table:style-name="ro1">
          <table:table-cell office:value-type="float" office:value="0.256">
            <text:p>0.256</text:p>
          </table:table-cell>
          <table:table-cell office:value-type="float" office:value="42">
            <text:p>42</text:p>
          </table:table-cell>
          <table:table-cell table:formula="of:=[.B259]/120000" office:value-type="float" office:value="0.00035">
            <text:p>0.00035</text:p>
          </table:table-cell>
          <table:table-cell table:number-columns-repeated="2"/>
          <table:table-cell office:value-type="float" office:value="0.256">
            <text:p>0.256</text:p>
          </table:table-cell>
          <table:table-cell office:value-type="float" office:value="126">
            <text:p>126</text:p>
          </table:table-cell>
          <table:table-cell table:formula="of:=[.G259]/120000" office:value-type="float" office:value="0.00105">
            <text:p>0.00105</text:p>
          </table:table-cell>
          <table:table-cell table:number-columns-repeated="2"/>
          <table:table-cell office:value-type="float" office:value="0.256">
            <text:p>0.256</text:p>
          </table:table-cell>
          <table:table-cell office:value-type="float" office:value="215">
            <text:p>215</text:p>
          </table:table-cell>
          <table:table-cell table:formula="of:=[.L259]/120000" office:value-type="float" office:value="0.00179166666666667">
            <text:p>0.0017916667</text:p>
          </table:table-cell>
        </table:table-row>
        <table:table-row table:style-name="ro1">
          <table:table-cell office:value-type="float" office:value="0.257">
            <text:p>0.257</text:p>
          </table:table-cell>
          <table:table-cell office:value-type="float" office:value="23">
            <text:p>23</text:p>
          </table:table-cell>
          <table:table-cell table:formula="of:=[.B260]/120000" office:value-type="float" office:value="0.000191666666666667">
            <text:p>0.0001916667</text:p>
          </table:table-cell>
          <table:table-cell table:number-columns-repeated="2"/>
          <table:table-cell office:value-type="float" office:value="0.257">
            <text:p>0.257</text:p>
          </table:table-cell>
          <table:table-cell office:value-type="float" office:value="13">
            <text:p>13</text:p>
          </table:table-cell>
          <table:table-cell table:formula="of:=[.G260]/120000" office:value-type="float" office:value="0.000108333333333333">
            <text:p>0.0001083333</text:p>
          </table:table-cell>
          <table:table-cell table:number-columns-repeated="2"/>
          <table:table-cell office:value-type="float" office:value="0.257">
            <text:p>0.257</text:p>
          </table:table-cell>
          <table:table-cell office:value-type="float" office:value="236">
            <text:p>236</text:p>
          </table:table-cell>
          <table:table-cell table:formula="of:=[.L260]/120000" office:value-type="float" office:value="0.00196666666666667">
            <text:p>0.0019666667</text:p>
          </table:table-cell>
        </table:table-row>
        <table:table-row table:style-name="ro1">
          <table:table-cell office:value-type="float" office:value="0.258">
            <text:p>0.258</text:p>
          </table:table-cell>
          <table:table-cell office:value-type="float" office:value="13">
            <text:p>13</text:p>
          </table:table-cell>
          <table:table-cell table:formula="of:=[.B261]/120000" office:value-type="float" office:value="0.000108333333333333">
            <text:p>0.0001083333</text:p>
          </table:table-cell>
          <table:table-cell table:number-columns-repeated="2"/>
          <table:table-cell office:value-type="float" office:value="0.258">
            <text:p>0.258</text:p>
          </table:table-cell>
          <table:table-cell office:value-type="float" office:value="20">
            <text:p>20</text:p>
          </table:table-cell>
          <table:table-cell table:formula="of:=[.G261]/120000" office:value-type="float" office:value="0.000166666666666667">
            <text:p>0.0001666667</text:p>
          </table:table-cell>
          <table:table-cell table:number-columns-repeated="2"/>
          <table:table-cell office:value-type="float" office:value="0.258">
            <text:p>0.258</text:p>
          </table:table-cell>
          <table:table-cell office:value-type="float" office:value="257">
            <text:p>257</text:p>
          </table:table-cell>
          <table:table-cell table:formula="of:=[.L261]/120000" office:value-type="float" office:value="0.00214166666666667">
            <text:p>0.0021416667</text:p>
          </table:table-cell>
        </table:table-row>
        <table:table-row table:style-name="ro1">
          <table:table-cell office:value-type="float" office:value="0.259">
            <text:p>0.259</text:p>
          </table:table-cell>
          <table:table-cell office:value-type="float" office:value="32">
            <text:p>32</text:p>
          </table:table-cell>
          <table:table-cell table:formula="of:=[.B262]/120000" office:value-type="float" office:value="0.000266666666666667">
            <text:p>0.0002666667</text:p>
          </table:table-cell>
          <table:table-cell table:number-columns-repeated="2"/>
          <table:table-cell office:value-type="float" office:value="0.259">
            <text:p>0.259</text:p>
          </table:table-cell>
          <table:table-cell office:value-type="float" office:value="53">
            <text:p>53</text:p>
          </table:table-cell>
          <table:table-cell table:formula="of:=[.G262]/120000" office:value-type="float" office:value="0.000441666666666667">
            <text:p>0.0004416667</text:p>
          </table:table-cell>
          <table:table-cell table:number-columns-repeated="2"/>
          <table:table-cell office:value-type="float" office:value="0.259">
            <text:p>0.259</text:p>
          </table:table-cell>
          <table:table-cell office:value-type="float" office:value="241">
            <text:p>241</text:p>
          </table:table-cell>
          <table:table-cell table:formula="of:=[.L262]/120000" office:value-type="float" office:value="0.00200833333333333">
            <text:p>0.0020083333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62">
            <text:p>62</text:p>
          </table:table-cell>
          <table:table-cell table:formula="of:=[.B263]/120000" office:value-type="float" office:value="0.000516666666666667">
            <text:p>0.0005166667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248">
            <text:p>248</text:p>
          </table:table-cell>
          <table:table-cell table:formula="of:=[.G263]/120000" office:value-type="float" office:value="0.00206666666666667">
            <text:p>0.0020666667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296">
            <text:p>296</text:p>
          </table:table-cell>
          <table:table-cell table:formula="of:=[.L263]/120000" office:value-type="float" office:value="0.00246666666666667">
            <text:p>0.0024666667</text:p>
          </table:table-cell>
        </table:table-row>
        <table:table-row table:style-name="ro1">
          <table:table-cell office:value-type="float" office:value="0.261">
            <text:p>0.261</text:p>
          </table:table-cell>
          <table:table-cell office:value-type="float" office:value="12">
            <text:p>12</text:p>
          </table:table-cell>
          <table:table-cell table:formula="of:=[.B264]/120000" office:value-type="float" office:value="0.0001">
            <text:p>0.0001</text:p>
          </table:table-cell>
          <table:table-cell table:number-columns-repeated="2"/>
          <table:table-cell office:value-type="float" office:value="0.261">
            <text:p>0.261</text:p>
          </table:table-cell>
          <table:table-cell office:value-type="float" office:value="59">
            <text:p>59</text:p>
          </table:table-cell>
          <table:table-cell table:formula="of:=[.G264]/120000" office:value-type="float" office:value="0.000491666666666667">
            <text:p>0.0004916667</text:p>
          </table:table-cell>
          <table:table-cell table:number-columns-repeated="2"/>
          <table:table-cell office:value-type="float" office:value="0.261">
            <text:p>0.261</text:p>
          </table:table-cell>
          <table:table-cell office:value-type="float" office:value="183">
            <text:p>183</text:p>
          </table:table-cell>
          <table:table-cell table:formula="of:=[.L264]/120000" office:value-type="float" office:value="0.001525">
            <text:p>0.001525</text:p>
          </table:table-cell>
        </table:table-row>
        <table:table-row table:style-name="ro1">
          <table:table-cell office:value-type="float" office:value="0.262">
            <text:p>0.262</text:p>
          </table:table-cell>
          <table:table-cell office:value-type="float" office:value="106">
            <text:p>106</text:p>
          </table:table-cell>
          <table:table-cell table:formula="of:=[.B265]/120000" office:value-type="float" office:value="0.000883333333333333">
            <text:p>0.0008833333</text:p>
          </table:table-cell>
          <table:table-cell table:number-columns-repeated="2"/>
          <table:table-cell office:value-type="float" office:value="0.262">
            <text:p>0.262</text:p>
          </table:table-cell>
          <table:table-cell office:value-type="float" office:value="13">
            <text:p>13</text:p>
          </table:table-cell>
          <table:table-cell table:formula="of:=[.G265]/120000" office:value-type="float" office:value="0.000108333333333333">
            <text:p>0.0001083333</text:p>
          </table:table-cell>
          <table:table-cell table:number-columns-repeated="2"/>
          <table:table-cell office:value-type="float" office:value="0.262">
            <text:p>0.262</text:p>
          </table:table-cell>
          <table:table-cell office:value-type="float" office:value="269">
            <text:p>269</text:p>
          </table:table-cell>
          <table:table-cell table:formula="of:=[.L265]/120000" office:value-type="float" office:value="0.00224166666666667">
            <text:p>0.0022416667</text:p>
          </table:table-cell>
        </table:table-row>
        <table:table-row table:style-name="ro1">
          <table:table-cell office:value-type="float" office:value="0.263">
            <text:p>0.263</text:p>
          </table:table-cell>
          <table:table-cell office:value-type="float" office:value="37">
            <text:p>37</text:p>
          </table:table-cell>
          <table:table-cell table:formula="of:=[.B266]/120000" office:value-type="float" office:value="0.000308333333333333">
            <text:p>0.0003083333</text:p>
          </table:table-cell>
          <table:table-cell table:number-columns-repeated="2"/>
          <table:table-cell office:value-type="float" office:value="0.263">
            <text:p>0.263</text:p>
          </table:table-cell>
          <table:table-cell office:value-type="float" office:value="25">
            <text:p>25</text:p>
          </table:table-cell>
          <table:table-cell table:formula="of:=[.G266]/120000" office:value-type="float" office:value="0.000208333333333333">
            <text:p>0.0002083333</text:p>
          </table:table-cell>
          <table:table-cell table:number-columns-repeated="2"/>
          <table:table-cell office:value-type="float" office:value="0.263">
            <text:p>0.263</text:p>
          </table:table-cell>
          <table:table-cell office:value-type="float" office:value="380">
            <text:p>380</text:p>
          </table:table-cell>
          <table:table-cell table:formula="of:=[.L266]/120000" office:value-type="float" office:value="0.00316666666666667">
            <text:p>0.0031666667</text:p>
          </table:table-cell>
        </table:table-row>
        <table:table-row table:style-name="ro1">
          <table:table-cell office:value-type="float" office:value="0.264">
            <text:p>0.264</text:p>
          </table:table-cell>
          <table:table-cell office:value-type="float" office:value="16">
            <text:p>16</text:p>
          </table:table-cell>
          <table:table-cell table:formula="of:=[.B267]/120000" office:value-type="float" office:value="0.000133333333333333">
            <text:p>0.0001333333</text:p>
          </table:table-cell>
          <table:table-cell table:number-columns-repeated="2"/>
          <table:table-cell office:value-type="float" office:value="0.264">
            <text:p>0.264</text:p>
          </table:table-cell>
          <table:table-cell office:value-type="float" office:value="46">
            <text:p>46</text:p>
          </table:table-cell>
          <table:table-cell table:formula="of:=[.G267]/120000" office:value-type="float" office:value="0.000383333333333333">
            <text:p>0.0003833333</text:p>
          </table:table-cell>
          <table:table-cell table:number-columns-repeated="2"/>
          <table:table-cell office:value-type="float" office:value="0.264">
            <text:p>0.264</text:p>
          </table:table-cell>
          <table:table-cell office:value-type="float" office:value="178">
            <text:p>178</text:p>
          </table:table-cell>
          <table:table-cell table:formula="of:=[.L267]/120000" office:value-type="float" office:value="0.00148333333333333">
            <text:p>0.0014833333</text:p>
          </table:table-cell>
        </table:table-row>
        <table:table-row table:style-name="ro1">
          <table:table-cell office:value-type="float" office:value="0.265">
            <text:p>0.265</text:p>
          </table:table-cell>
          <table:table-cell office:value-type="float" office:value="7">
            <text:p>7</text:p>
          </table:table-cell>
          <table:table-cell table:formula="of:=[.B268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265">
            <text:p>0.265</text:p>
          </table:table-cell>
          <table:table-cell office:value-type="float" office:value="10">
            <text:p>10</text:p>
          </table:table-cell>
          <table:table-cell table:formula="of:=[.G268]/120000" office:value-type="float" office:value="0.0000833333333333333">
            <text:p>8.33333333333333E-005</text:p>
          </table:table-cell>
          <table:table-cell table:number-columns-repeated="2"/>
          <table:table-cell office:value-type="float" office:value="0.265">
            <text:p>0.265</text:p>
          </table:table-cell>
          <table:table-cell office:value-type="float" office:value="166">
            <text:p>166</text:p>
          </table:table-cell>
          <table:table-cell table:formula="of:=[.L268]/120000" office:value-type="float" office:value="0.00138333333333333">
            <text:p>0.0013833333</text:p>
          </table:table-cell>
        </table:table-row>
        <table:table-row table:style-name="ro1">
          <table:table-cell office:value-type="float" office:value="0.266">
            <text:p>0.266</text:p>
          </table:table-cell>
          <table:table-cell office:value-type="float" office:value="58">
            <text:p>58</text:p>
          </table:table-cell>
          <table:table-cell table:formula="of:=[.B269]/120000" office:value-type="float" office:value="0.000483333333333333">
            <text:p>0.0004833333</text:p>
          </table:table-cell>
          <table:table-cell table:number-columns-repeated="2"/>
          <table:table-cell office:value-type="float" office:value="0.266">
            <text:p>0.266</text:p>
          </table:table-cell>
          <table:table-cell office:value-type="float" office:value="64">
            <text:p>64</text:p>
          </table:table-cell>
          <table:table-cell table:formula="of:=[.G269]/120000" office:value-type="float" office:value="0.000533333333333333">
            <text:p>0.0005333333</text:p>
          </table:table-cell>
          <table:table-cell table:number-columns-repeated="2"/>
          <table:table-cell office:value-type="float" office:value="0.266">
            <text:p>0.266</text:p>
          </table:table-cell>
          <table:table-cell office:value-type="float" office:value="292">
            <text:p>292</text:p>
          </table:table-cell>
          <table:table-cell table:formula="of:=[.L269]/120000" office:value-type="float" office:value="0.00243333333333333">
            <text:p>0.0024333333</text:p>
          </table:table-cell>
        </table:table-row>
        <table:table-row table:style-name="ro1">
          <table:table-cell office:value-type="float" office:value="0.267">
            <text:p>0.267</text:p>
          </table:table-cell>
          <table:table-cell office:value-type="float" office:value="81">
            <text:p>81</text:p>
          </table:table-cell>
          <table:table-cell table:formula="of:=[.B270]/120000" office:value-type="float" office:value="0.000675">
            <text:p>0.000675</text:p>
          </table:table-cell>
          <table:table-cell table:number-columns-repeated="2"/>
          <table:table-cell office:value-type="float" office:value="0.267">
            <text:p>0.267</text:p>
          </table:table-cell>
          <table:table-cell office:value-type="float" office:value="31">
            <text:p>31</text:p>
          </table:table-cell>
          <table:table-cell table:formula="of:=[.G270]/120000" office:value-type="float" office:value="0.000258333333333333">
            <text:p>0.0002583333</text:p>
          </table:table-cell>
          <table:table-cell table:number-columns-repeated="2"/>
          <table:table-cell office:value-type="float" office:value="0.267">
            <text:p>0.267</text:p>
          </table:table-cell>
          <table:table-cell office:value-type="float" office:value="343">
            <text:p>343</text:p>
          </table:table-cell>
          <table:table-cell table:formula="of:=[.L270]/120000" office:value-type="float" office:value="0.00285833333333333">
            <text:p>0.0028583333</text:p>
          </table:table-cell>
        </table:table-row>
        <table:table-row table:style-name="ro1">
          <table:table-cell office:value-type="float" office:value="0.268">
            <text:p>0.268</text:p>
          </table:table-cell>
          <table:table-cell office:value-type="float" office:value="14">
            <text:p>14</text:p>
          </table:table-cell>
          <table:table-cell table:formula="of:=[.B271]/120000" office:value-type="float" office:value="0.000116666666666667">
            <text:p>0.0001166667</text:p>
          </table:table-cell>
          <table:table-cell table:number-columns-repeated="2"/>
          <table:table-cell office:value-type="float" office:value="0.268">
            <text:p>0.268</text:p>
          </table:table-cell>
          <table:table-cell office:value-type="float" office:value="33">
            <text:p>33</text:p>
          </table:table-cell>
          <table:table-cell table:formula="of:=[.G271]/120000" office:value-type="float" office:value="0.000275">
            <text:p>0.000275</text:p>
          </table:table-cell>
          <table:table-cell table:number-columns-repeated="2"/>
          <table:table-cell office:value-type="float" office:value="0.268">
            <text:p>0.268</text:p>
          </table:table-cell>
          <table:table-cell office:value-type="float" office:value="173">
            <text:p>173</text:p>
          </table:table-cell>
          <table:table-cell table:formula="of:=[.L271]/120000" office:value-type="float" office:value="0.00144166666666667">
            <text:p>0.0014416667</text:p>
          </table:table-cell>
        </table:table-row>
        <table:table-row table:style-name="ro1">
          <table:table-cell office:value-type="float" office:value="0.269">
            <text:p>0.269</text:p>
          </table:table-cell>
          <table:table-cell office:value-type="float" office:value="34">
            <text:p>34</text:p>
          </table:table-cell>
          <table:table-cell table:formula="of:=[.B272]/120000" office:value-type="float" office:value="0.000283333333333333">
            <text:p>0.0002833333</text:p>
          </table:table-cell>
          <table:table-cell table:number-columns-repeated="2"/>
          <table:table-cell office:value-type="float" office:value="0.269">
            <text:p>0.269</text:p>
          </table:table-cell>
          <table:table-cell office:value-type="float" office:value="35">
            <text:p>35</text:p>
          </table:table-cell>
          <table:table-cell table:formula="of:=[.G272]/120000" office:value-type="float" office:value="0.000291666666666667">
            <text:p>0.0002916667</text:p>
          </table:table-cell>
          <table:table-cell table:number-columns-repeated="2"/>
          <table:table-cell office:value-type="float" office:value="0.269">
            <text:p>0.269</text:p>
          </table:table-cell>
          <table:table-cell office:value-type="float" office:value="200">
            <text:p>200</text:p>
          </table:table-cell>
          <table:table-cell table:formula="of:=[.L272]/120000" office:value-type="float" office:value="0.00166666666666667">
            <text:p>0.0016666667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15">
            <text:p>15</text:p>
          </table:table-cell>
          <table:table-cell table:formula="of:=[.B273]/120000" office:value-type="float" office:value="0.000125">
            <text:p>0.000125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31">
            <text:p>31</text:p>
          </table:table-cell>
          <table:table-cell table:formula="of:=[.G273]/120000" office:value-type="float" office:value="0.000258333333333333">
            <text:p>0.0002583333</text:p>
          </table:table-cell>
          <table:table-cell table:number-columns-repeated="2"/>
          <table:table-cell office:value-type="float" office:value="0.27">
            <text:p>0.27</text:p>
          </table:table-cell>
          <table:table-cell office:value-type="float" office:value="137">
            <text:p>137</text:p>
          </table:table-cell>
          <table:table-cell table:formula="of:=[.L273]/120000" office:value-type="float" office:value="0.00114166666666667">
            <text:p>0.0011416667</text:p>
          </table:table-cell>
        </table:table-row>
        <table:table-row table:style-name="ro1">
          <table:table-cell office:value-type="float" office:value="0.271">
            <text:p>0.271</text:p>
          </table:table-cell>
          <table:table-cell office:value-type="float" office:value="12">
            <text:p>12</text:p>
          </table:table-cell>
          <table:table-cell table:formula="of:=[.B274]/120000" office:value-type="float" office:value="0.0001">
            <text:p>0.0001</text:p>
          </table:table-cell>
          <table:table-cell table:number-columns-repeated="2"/>
          <table:table-cell office:value-type="float" office:value="0.271">
            <text:p>0.271</text:p>
          </table:table-cell>
          <table:table-cell office:value-type="float" office:value="9">
            <text:p>9</text:p>
          </table:table-cell>
          <table:table-cell table:formula="of:=[.G274]/120000" office:value-type="float" office:value="0.000075">
            <text:p>0.000075</text:p>
          </table:table-cell>
          <table:table-cell table:number-columns-repeated="2"/>
          <table:table-cell office:value-type="float" office:value="0.271">
            <text:p>0.271</text:p>
          </table:table-cell>
          <table:table-cell office:value-type="float" office:value="171">
            <text:p>171</text:p>
          </table:table-cell>
          <table:table-cell table:formula="of:=[.L274]/120000" office:value-type="float" office:value="0.001425">
            <text:p>0.001425</text:p>
          </table:table-cell>
        </table:table-row>
        <table:table-row table:style-name="ro1">
          <table:table-cell office:value-type="float" office:value="0.272">
            <text:p>0.272</text:p>
          </table:table-cell>
          <table:table-cell office:value-type="float" office:value="8">
            <text:p>8</text:p>
          </table:table-cell>
          <table:table-cell table:formula="of:=[.B275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272">
            <text:p>0.272</text:p>
          </table:table-cell>
          <table:table-cell office:value-type="float" office:value="7">
            <text:p>7</text:p>
          </table:table-cell>
          <table:table-cell table:formula="of:=[.G275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272">
            <text:p>0.272</text:p>
          </table:table-cell>
          <table:table-cell office:value-type="float" office:value="191">
            <text:p>191</text:p>
          </table:table-cell>
          <table:table-cell table:formula="of:=[.L275]/120000" office:value-type="float" office:value="0.00159166666666667">
            <text:p>0.0015916667</text:p>
          </table:table-cell>
        </table:table-row>
        <table:table-row table:style-name="ro1">
          <table:table-cell office:value-type="float" office:value="0.273">
            <text:p>0.273</text:p>
          </table:table-cell>
          <table:table-cell office:value-type="float" office:value="39">
            <text:p>39</text:p>
          </table:table-cell>
          <table:table-cell table:formula="of:=[.B276]/120000" office:value-type="float" office:value="0.000325">
            <text:p>0.000325</text:p>
          </table:table-cell>
          <table:table-cell table:number-columns-repeated="2"/>
          <table:table-cell office:value-type="float" office:value="0.273">
            <text:p>0.273</text:p>
          </table:table-cell>
          <table:table-cell office:value-type="float" office:value="108">
            <text:p>108</text:p>
          </table:table-cell>
          <table:table-cell table:formula="of:=[.G276]/120000" office:value-type="float" office:value="0.0009">
            <text:p>0.0009</text:p>
          </table:table-cell>
          <table:table-cell table:number-columns-repeated="2"/>
          <table:table-cell office:value-type="float" office:value="0.273">
            <text:p>0.273</text:p>
          </table:table-cell>
          <table:table-cell office:value-type="float" office:value="186">
            <text:p>186</text:p>
          </table:table-cell>
          <table:table-cell table:formula="of:=[.L276]/120000" office:value-type="float" office:value="0.00155">
            <text:p>0.00155</text:p>
          </table:table-cell>
        </table:table-row>
        <table:table-row table:style-name="ro1">
          <table:table-cell office:value-type="float" office:value="0.274">
            <text:p>0.274</text:p>
          </table:table-cell>
          <table:table-cell office:value-type="float" office:value="36">
            <text:p>36</text:p>
          </table:table-cell>
          <table:table-cell table:formula="of:=[.B277]/120000" office:value-type="float" office:value="0.0003">
            <text:p>0.0003</text:p>
          </table:table-cell>
          <table:table-cell table:number-columns-repeated="2"/>
          <table:table-cell office:value-type="float" office:value="0.274">
            <text:p>0.274</text:p>
          </table:table-cell>
          <table:table-cell office:value-type="float" office:value="51">
            <text:p>51</text:p>
          </table:table-cell>
          <table:table-cell table:formula="of:=[.G277]/120000" office:value-type="float" office:value="0.000425">
            <text:p>0.000425</text:p>
          </table:table-cell>
          <table:table-cell table:number-columns-repeated="2"/>
          <table:table-cell office:value-type="float" office:value="0.274">
            <text:p>0.274</text:p>
          </table:table-cell>
          <table:table-cell office:value-type="float" office:value="244">
            <text:p>244</text:p>
          </table:table-cell>
          <table:table-cell table:formula="of:=[.L277]/120000" office:value-type="float" office:value="0.00203333333333333">
            <text:p>0.0020333333</text:p>
          </table:table-cell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23">
            <text:p>23</text:p>
          </table:table-cell>
          <table:table-cell table:formula="of:=[.B278]/120000" office:value-type="float" office:value="0.000191666666666667">
            <text:p>0.0001916667</text:p>
          </table:table-cell>
          <table:table-cell table:number-columns-repeated="2"/>
          <table:table-cell office:value-type="float" office:value="0.275">
            <text:p>0.275</text:p>
          </table:table-cell>
          <table:table-cell office:value-type="float" office:value="7">
            <text:p>7</text:p>
          </table:table-cell>
          <table:table-cell table:formula="of:=[.G278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275">
            <text:p>0.275</text:p>
          </table:table-cell>
          <table:table-cell office:value-type="float" office:value="170">
            <text:p>170</text:p>
          </table:table-cell>
          <table:table-cell table:formula="of:=[.L278]/120000" office:value-type="float" office:value="0.00141666666666667">
            <text:p>0.0014166667</text:p>
          </table:table-cell>
        </table:table-row>
        <table:table-row table:style-name="ro1">
          <table:table-cell office:value-type="float" office:value="0.276">
            <text:p>0.276</text:p>
          </table:table-cell>
          <table:table-cell office:value-type="float" office:value="12">
            <text:p>12</text:p>
          </table:table-cell>
          <table:table-cell table:formula="of:=[.B279]/120000" office:value-type="float" office:value="0.0001">
            <text:p>0.0001</text:p>
          </table:table-cell>
          <table:table-cell table:number-columns-repeated="2"/>
          <table:table-cell office:value-type="float" office:value="0.276">
            <text:p>0.276</text:p>
          </table:table-cell>
          <table:table-cell office:value-type="float" office:value="17">
            <text:p>17</text:p>
          </table:table-cell>
          <table:table-cell table:formula="of:=[.G279]/120000" office:value-type="float" office:value="0.000141666666666667">
            <text:p>0.0001416667</text:p>
          </table:table-cell>
          <table:table-cell table:number-columns-repeated="2"/>
          <table:table-cell office:value-type="float" office:value="0.276">
            <text:p>0.276</text:p>
          </table:table-cell>
          <table:table-cell office:value-type="float" office:value="159">
            <text:p>159</text:p>
          </table:table-cell>
          <table:table-cell table:formula="of:=[.L279]/120000" office:value-type="float" office:value="0.001325">
            <text:p>0.001325</text:p>
          </table:table-cell>
        </table:table-row>
        <table:table-row table:style-name="ro1">
          <table:table-cell office:value-type="float" office:value="0.277">
            <text:p>0.277</text:p>
          </table:table-cell>
          <table:table-cell office:value-type="float" office:value="32">
            <text:p>32</text:p>
          </table:table-cell>
          <table:table-cell table:formula="of:=[.B280]/120000" office:value-type="float" office:value="0.000266666666666667">
            <text:p>0.0002666667</text:p>
          </table:table-cell>
          <table:table-cell table:number-columns-repeated="2"/>
          <table:table-cell office:value-type="float" office:value="0.277">
            <text:p>0.277</text:p>
          </table:table-cell>
          <table:table-cell office:value-type="float" office:value="28">
            <text:p>28</text:p>
          </table:table-cell>
          <table:table-cell table:formula="of:=[.G280]/120000" office:value-type="float" office:value="0.000233333333333333">
            <text:p>0.0002333333</text:p>
          </table:table-cell>
          <table:table-cell table:number-columns-repeated="2"/>
          <table:table-cell office:value-type="float" office:value="0.277">
            <text:p>0.277</text:p>
          </table:table-cell>
          <table:table-cell office:value-type="float" office:value="183">
            <text:p>183</text:p>
          </table:table-cell>
          <table:table-cell table:formula="of:=[.L280]/120000" office:value-type="float" office:value="0.001525">
            <text:p>0.001525</text:p>
          </table:table-cell>
        </table:table-row>
        <table:table-row table:style-name="ro1">
          <table:table-cell office:value-type="float" office:value="0.278">
            <text:p>0.278</text:p>
          </table:table-cell>
          <table:table-cell office:value-type="float" office:value="30">
            <text:p>30</text:p>
          </table:table-cell>
          <table:table-cell table:formula="of:=[.B281]/120000" office:value-type="float" office:value="0.00025">
            <text:p>0.00025</text:p>
          </table:table-cell>
          <table:table-cell table:number-columns-repeated="2"/>
          <table:table-cell office:value-type="float" office:value="0.278">
            <text:p>0.278</text:p>
          </table:table-cell>
          <table:table-cell office:value-type="float" office:value="32">
            <text:p>32</text:p>
          </table:table-cell>
          <table:table-cell table:formula="of:=[.G281]/120000" office:value-type="float" office:value="0.000266666666666667">
            <text:p>0.0002666667</text:p>
          </table:table-cell>
          <table:table-cell table:number-columns-repeated="2"/>
          <table:table-cell office:value-type="float" office:value="0.278">
            <text:p>0.278</text:p>
          </table:table-cell>
          <table:table-cell office:value-type="float" office:value="238">
            <text:p>238</text:p>
          </table:table-cell>
          <table:table-cell table:formula="of:=[.L281]/120000" office:value-type="float" office:value="0.00198333333333333">
            <text:p>0.0019833333</text:p>
          </table:table-cell>
        </table:table-row>
        <table:table-row table:style-name="ro1">
          <table:table-cell office:value-type="float" office:value="0.279">
            <text:p>0.279</text:p>
          </table:table-cell>
          <table:table-cell office:value-type="float" office:value="18">
            <text:p>18</text:p>
          </table:table-cell>
          <table:table-cell table:formula="of:=[.B282]/120000" office:value-type="float" office:value="0.00015">
            <text:p>0.00015</text:p>
          </table:table-cell>
          <table:table-cell table:number-columns-repeated="2"/>
          <table:table-cell office:value-type="float" office:value="0.279">
            <text:p>0.279</text:p>
          </table:table-cell>
          <table:table-cell office:value-type="float" office:value="28">
            <text:p>28</text:p>
          </table:table-cell>
          <table:table-cell table:formula="of:=[.G282]/120000" office:value-type="float" office:value="0.000233333333333333">
            <text:p>0.0002333333</text:p>
          </table:table-cell>
          <table:table-cell table:number-columns-repeated="2"/>
          <table:table-cell office:value-type="float" office:value="0.279">
            <text:p>0.279</text:p>
          </table:table-cell>
          <table:table-cell office:value-type="float" office:value="187">
            <text:p>187</text:p>
          </table:table-cell>
          <table:table-cell table:formula="of:=[.L282]/120000" office:value-type="float" office:value="0.00155833333333333">
            <text:p>0.0015583333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54">
            <text:p>54</text:p>
          </table:table-cell>
          <table:table-cell table:formula="of:=[.B283]/120000" office:value-type="float" office:value="0.00045">
            <text:p>0.00045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25">
            <text:p>25</text:p>
          </table:table-cell>
          <table:table-cell table:formula="of:=[.G283]/120000" office:value-type="float" office:value="0.000208333333333333">
            <text:p>0.000208333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157">
            <text:p>157</text:p>
          </table:table-cell>
          <table:table-cell table:formula="of:=[.L283]/120000" office:value-type="float" office:value="0.00130833333333333">
            <text:p>0.0013083333</text:p>
          </table:table-cell>
        </table:table-row>
        <table:table-row table:style-name="ro1">
          <table:table-cell office:value-type="float" office:value="0.281">
            <text:p>0.281</text:p>
          </table:table-cell>
          <table:table-cell office:value-type="float" office:value="32">
            <text:p>32</text:p>
          </table:table-cell>
          <table:table-cell table:formula="of:=[.B284]/120000" office:value-type="float" office:value="0.000266666666666667">
            <text:p>0.0002666667</text:p>
          </table:table-cell>
          <table:table-cell table:number-columns-repeated="2"/>
          <table:table-cell office:value-type="float" office:value="0.281">
            <text:p>0.281</text:p>
          </table:table-cell>
          <table:table-cell office:value-type="float" office:value="27">
            <text:p>27</text:p>
          </table:table-cell>
          <table:table-cell table:formula="of:=[.G284]/120000" office:value-type="float" office:value="0.000225">
            <text:p>0.000225</text:p>
          </table:table-cell>
          <table:table-cell table:number-columns-repeated="2"/>
          <table:table-cell office:value-type="float" office:value="0.281">
            <text:p>0.281</text:p>
          </table:table-cell>
          <table:table-cell office:value-type="float" office:value="157">
            <text:p>157</text:p>
          </table:table-cell>
          <table:table-cell table:formula="of:=[.L284]/120000" office:value-type="float" office:value="0.00130833333333333">
            <text:p>0.0013083333</text:p>
          </table:table-cell>
        </table:table-row>
        <table:table-row table:style-name="ro1">
          <table:table-cell office:value-type="float" office:value="0.282">
            <text:p>0.282</text:p>
          </table:table-cell>
          <table:table-cell office:value-type="float" office:value="11">
            <text:p>11</text:p>
          </table:table-cell>
          <table:table-cell table:formula="of:=[.B285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282">
            <text:p>0.282</text:p>
          </table:table-cell>
          <table:table-cell office:value-type="float" office:value="41">
            <text:p>41</text:p>
          </table:table-cell>
          <table:table-cell table:formula="of:=[.G285]/120000" office:value-type="float" office:value="0.000341666666666667">
            <text:p>0.0003416667</text:p>
          </table:table-cell>
          <table:table-cell table:number-columns-repeated="2"/>
          <table:table-cell office:value-type="float" office:value="0.282">
            <text:p>0.282</text:p>
          </table:table-cell>
          <table:table-cell office:value-type="float" office:value="227">
            <text:p>227</text:p>
          </table:table-cell>
          <table:table-cell table:formula="of:=[.L285]/120000" office:value-type="float" office:value="0.00189166666666667">
            <text:p>0.0018916667</text:p>
          </table:table-cell>
        </table:table-row>
        <table:table-row table:style-name="ro1">
          <table:table-cell office:value-type="float" office:value="0.283">
            <text:p>0.283</text:p>
          </table:table-cell>
          <table:table-cell office:value-type="float" office:value="9">
            <text:p>9</text:p>
          </table:table-cell>
          <table:table-cell table:formula="of:=[.B286]/120000" office:value-type="float" office:value="0.000075">
            <text:p>0.000075</text:p>
          </table:table-cell>
          <table:table-cell table:number-columns-repeated="2"/>
          <table:table-cell office:value-type="float" office:value="0.283">
            <text:p>0.283</text:p>
          </table:table-cell>
          <table:table-cell office:value-type="float" office:value="9">
            <text:p>9</text:p>
          </table:table-cell>
          <table:table-cell table:formula="of:=[.G286]/120000" office:value-type="float" office:value="0.000075">
            <text:p>0.000075</text:p>
          </table:table-cell>
          <table:table-cell table:number-columns-repeated="2"/>
          <table:table-cell office:value-type="float" office:value="0.283">
            <text:p>0.283</text:p>
          </table:table-cell>
          <table:table-cell office:value-type="float" office:value="128">
            <text:p>128</text:p>
          </table:table-cell>
          <table:table-cell table:formula="of:=[.L286]/120000" office:value-type="float" office:value="0.00106666666666667">
            <text:p>0.0010666667</text:p>
          </table:table-cell>
        </table:table-row>
        <table:table-row table:style-name="ro1">
          <table:table-cell office:value-type="float" office:value="0.284">
            <text:p>0.284</text:p>
          </table:table-cell>
          <table:table-cell office:value-type="float" office:value="8">
            <text:p>8</text:p>
          </table:table-cell>
          <table:table-cell table:formula="of:=[.B287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284">
            <text:p>0.284</text:p>
          </table:table-cell>
          <table:table-cell office:value-type="float" office:value="19">
            <text:p>19</text:p>
          </table:table-cell>
          <table:table-cell table:formula="of:=[.G287]/120000" office:value-type="float" office:value="0.000158333333333333">
            <text:p>0.0001583333</text:p>
          </table:table-cell>
          <table:table-cell table:number-columns-repeated="2"/>
          <table:table-cell office:value-type="float" office:value="0.284">
            <text:p>0.284</text:p>
          </table:table-cell>
          <table:table-cell office:value-type="float" office:value="239">
            <text:p>239</text:p>
          </table:table-cell>
          <table:table-cell table:formula="of:=[.L287]/120000" office:value-type="float" office:value="0.00199166666666667">
            <text:p>0.0019916667</text:p>
          </table:table-cell>
        </table:table-row>
        <table:table-row table:style-name="ro1">
          <table:table-cell office:value-type="float" office:value="0.285">
            <text:p>0.285</text:p>
          </table:table-cell>
          <table:table-cell office:value-type="float" office:value="19">
            <text:p>19</text:p>
          </table:table-cell>
          <table:table-cell table:formula="of:=[.B288]/120000" office:value-type="float" office:value="0.000158333333333333">
            <text:p>0.0001583333</text:p>
          </table:table-cell>
          <table:table-cell table:number-columns-repeated="2"/>
          <table:table-cell office:value-type="float" office:value="0.285">
            <text:p>0.285</text:p>
          </table:table-cell>
          <table:table-cell office:value-type="float" office:value="26">
            <text:p>26</text:p>
          </table:table-cell>
          <table:table-cell table:formula="of:=[.G288]/120000" office:value-type="float" office:value="0.000216666666666667">
            <text:p>0.0002166667</text:p>
          </table:table-cell>
          <table:table-cell table:number-columns-repeated="2"/>
          <table:table-cell office:value-type="float" office:value="0.285">
            <text:p>0.285</text:p>
          </table:table-cell>
          <table:table-cell office:value-type="float" office:value="195">
            <text:p>195</text:p>
          </table:table-cell>
          <table:table-cell table:formula="of:=[.L288]/120000" office:value-type="float" office:value="0.001625">
            <text:p>0.001625</text:p>
          </table:table-cell>
        </table:table-row>
        <table:table-row table:style-name="ro1">
          <table:table-cell office:value-type="float" office:value="0.286">
            <text:p>0.286</text:p>
          </table:table-cell>
          <table:table-cell office:value-type="float" office:value="9">
            <text:p>9</text:p>
          </table:table-cell>
          <table:table-cell table:formula="of:=[.B289]/120000" office:value-type="float" office:value="0.000075">
            <text:p>0.000075</text:p>
          </table:table-cell>
          <table:table-cell table:number-columns-repeated="2"/>
          <table:table-cell office:value-type="float" office:value="0.286">
            <text:p>0.286</text:p>
          </table:table-cell>
          <table:table-cell office:value-type="float" office:value="36">
            <text:p>36</text:p>
          </table:table-cell>
          <table:table-cell table:formula="of:=[.G289]/120000" office:value-type="float" office:value="0.0003">
            <text:p>0.0003</text:p>
          </table:table-cell>
          <table:table-cell table:number-columns-repeated="2"/>
          <table:table-cell office:value-type="float" office:value="0.286">
            <text:p>0.286</text:p>
          </table:table-cell>
          <table:table-cell office:value-type="float" office:value="130">
            <text:p>130</text:p>
          </table:table-cell>
          <table:table-cell table:formula="of:=[.L289]/120000" office:value-type="float" office:value="0.00108333333333333">
            <text:p>0.0010833333</text:p>
          </table:table-cell>
        </table:table-row>
        <table:table-row table:style-name="ro1">
          <table:table-cell office:value-type="float" office:value="0.287">
            <text:p>0.287</text:p>
          </table:table-cell>
          <table:table-cell office:value-type="float" office:value="4">
            <text:p>4</text:p>
          </table:table-cell>
          <table:table-cell table:formula="of:=[.B290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287">
            <text:p>0.287</text:p>
          </table:table-cell>
          <table:table-cell office:value-type="float" office:value="19">
            <text:p>19</text:p>
          </table:table-cell>
          <table:table-cell table:formula="of:=[.G290]/120000" office:value-type="float" office:value="0.000158333333333333">
            <text:p>0.0001583333</text:p>
          </table:table-cell>
          <table:table-cell table:number-columns-repeated="2"/>
          <table:table-cell office:value-type="float" office:value="0.287">
            <text:p>0.287</text:p>
          </table:table-cell>
          <table:table-cell office:value-type="float" office:value="156">
            <text:p>156</text:p>
          </table:table-cell>
          <table:table-cell table:formula="of:=[.L290]/120000" office:value-type="float" office:value="0.0013">
            <text:p>0.0013</text:p>
          </table:table-cell>
        </table:table-row>
        <table:table-row table:style-name="ro1">
          <table:table-cell office:value-type="float" office:value="0.288">
            <text:p>0.288</text:p>
          </table:table-cell>
          <table:table-cell office:value-type="float" office:value="17">
            <text:p>17</text:p>
          </table:table-cell>
          <table:table-cell table:formula="of:=[.B291]/120000" office:value-type="float" office:value="0.000141666666666667">
            <text:p>0.0001416667</text:p>
          </table:table-cell>
          <table:table-cell table:number-columns-repeated="2"/>
          <table:table-cell office:value-type="float" office:value="0.288">
            <text:p>0.288</text:p>
          </table:table-cell>
          <table:table-cell office:value-type="float" office:value="8">
            <text:p>8</text:p>
          </table:table-cell>
          <table:table-cell table:formula="of:=[.G291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288">
            <text:p>0.288</text:p>
          </table:table-cell>
          <table:table-cell office:value-type="float" office:value="135">
            <text:p>135</text:p>
          </table:table-cell>
          <table:table-cell table:formula="of:=[.L291]/120000" office:value-type="float" office:value="0.001125">
            <text:p>0.001125</text:p>
          </table:table-cell>
        </table:table-row>
        <table:table-row table:style-name="ro1">
          <table:table-cell office:value-type="float" office:value="0.289">
            <text:p>0.289</text:p>
          </table:table-cell>
          <table:table-cell office:value-type="float" office:value="3">
            <text:p>3</text:p>
          </table:table-cell>
          <table:table-cell table:formula="of:=[.B292]/120000" office:value-type="float" office:value="0.000025">
            <text:p>0.000025</text:p>
          </table:table-cell>
          <table:table-cell table:number-columns-repeated="2"/>
          <table:table-cell office:value-type="float" office:value="0.289">
            <text:p>0.289</text:p>
          </table:table-cell>
          <table:table-cell office:value-type="float" office:value="3">
            <text:p>3</text:p>
          </table:table-cell>
          <table:table-cell table:formula="of:=[.G292]/120000" office:value-type="float" office:value="0.000025">
            <text:p>0.000025</text:p>
          </table:table-cell>
          <table:table-cell table:number-columns-repeated="2"/>
          <table:table-cell office:value-type="float" office:value="0.289">
            <text:p>0.289</text:p>
          </table:table-cell>
          <table:table-cell office:value-type="float" office:value="150">
            <text:p>150</text:p>
          </table:table-cell>
          <table:table-cell table:formula="of:=[.L292]/120000" office:value-type="float" office:value="0.00125">
            <text:p>0.00125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23">
            <text:p>23</text:p>
          </table:table-cell>
          <table:table-cell table:formula="of:=[.B293]/120000" office:value-type="float" office:value="0.000191666666666667">
            <text:p>0.0001916667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table:formula="of:=[.G293]/120000" office:value-type="float" office:value="0.000025">
            <text:p>0.000025</text:p>
          </table:table-cell>
          <table:table-cell table:number-columns-repeated="2"/>
          <table:table-cell office:value-type="float" office:value="0.29">
            <text:p>0.29</text:p>
          </table:table-cell>
          <table:table-cell office:value-type="float" office:value="104">
            <text:p>104</text:p>
          </table:table-cell>
          <table:table-cell table:formula="of:=[.L293]/120000" office:value-type="float" office:value="0.000866666666666667">
            <text:p>0.0008666667</text:p>
          </table:table-cell>
        </table:table-row>
        <table:table-row table:style-name="ro1">
          <table:table-cell office:value-type="float" office:value="0.291">
            <text:p>0.291</text:p>
          </table:table-cell>
          <table:table-cell office:value-type="float" office:value="29">
            <text:p>29</text:p>
          </table:table-cell>
          <table:table-cell table:formula="of:=[.B294]/120000" office:value-type="float" office:value="0.000241666666666667">
            <text:p>0.0002416667</text:p>
          </table:table-cell>
          <table:table-cell table:number-columns-repeated="2"/>
          <table:table-cell office:value-type="float" office:value="0.291">
            <text:p>0.291</text:p>
          </table:table-cell>
          <table:table-cell office:value-type="float" office:value="59">
            <text:p>59</text:p>
          </table:table-cell>
          <table:table-cell table:formula="of:=[.G294]/120000" office:value-type="float" office:value="0.000491666666666667">
            <text:p>0.0004916667</text:p>
          </table:table-cell>
          <table:table-cell table:number-columns-repeated="2"/>
          <table:table-cell office:value-type="float" office:value="0.291">
            <text:p>0.291</text:p>
          </table:table-cell>
          <table:table-cell office:value-type="float" office:value="147">
            <text:p>147</text:p>
          </table:table-cell>
          <table:table-cell table:formula="of:=[.L294]/120000" office:value-type="float" office:value="0.001225">
            <text:p>0.001225</text:p>
          </table:table-cell>
        </table:table-row>
        <table:table-row table:style-name="ro1">
          <table:table-cell office:value-type="float" office:value="0.292">
            <text:p>0.292</text:p>
          </table:table-cell>
          <table:table-cell office:value-type="float" office:value="12">
            <text:p>12</text:p>
          </table:table-cell>
          <table:table-cell table:formula="of:=[.B295]/120000" office:value-type="float" office:value="0.0001">
            <text:p>0.0001</text:p>
          </table:table-cell>
          <table:table-cell table:number-columns-repeated="2"/>
          <table:table-cell office:value-type="float" office:value="0.292">
            <text:p>0.292</text:p>
          </table:table-cell>
          <table:table-cell office:value-type="float" office:value="19">
            <text:p>19</text:p>
          </table:table-cell>
          <table:table-cell table:formula="of:=[.G295]/120000" office:value-type="float" office:value="0.000158333333333333">
            <text:p>0.0001583333</text:p>
          </table:table-cell>
          <table:table-cell table:number-columns-repeated="2"/>
          <table:table-cell office:value-type="float" office:value="0.292">
            <text:p>0.292</text:p>
          </table:table-cell>
          <table:table-cell office:value-type="float" office:value="170">
            <text:p>170</text:p>
          </table:table-cell>
          <table:table-cell table:formula="of:=[.L295]/120000" office:value-type="float" office:value="0.00141666666666667">
            <text:p>0.0014166667</text:p>
          </table:table-cell>
        </table:table-row>
        <table:table-row table:style-name="ro1">
          <table:table-cell office:value-type="float" office:value="0.293">
            <text:p>0.293</text:p>
          </table:table-cell>
          <table:table-cell office:value-type="float" office:value="13">
            <text:p>13</text:p>
          </table:table-cell>
          <table:table-cell table:formula="of:=[.B296]/120000" office:value-type="float" office:value="0.000108333333333333">
            <text:p>0.0001083333</text:p>
          </table:table-cell>
          <table:table-cell table:number-columns-repeated="2"/>
          <table:table-cell office:value-type="float" office:value="0.293">
            <text:p>0.293</text:p>
          </table:table-cell>
          <table:table-cell office:value-type="float" office:value="37">
            <text:p>37</text:p>
          </table:table-cell>
          <table:table-cell table:formula="of:=[.G296]/120000" office:value-type="float" office:value="0.000308333333333333">
            <text:p>0.0003083333</text:p>
          </table:table-cell>
          <table:table-cell table:number-columns-repeated="2"/>
          <table:table-cell office:value-type="float" office:value="0.293">
            <text:p>0.293</text:p>
          </table:table-cell>
          <table:table-cell office:value-type="float" office:value="141">
            <text:p>141</text:p>
          </table:table-cell>
          <table:table-cell table:formula="of:=[.L296]/120000" office:value-type="float" office:value="0.001175">
            <text:p>0.001175</text:p>
          </table:table-cell>
        </table:table-row>
        <table:table-row table:style-name="ro1">
          <table:table-cell office:value-type="float" office:value="0.294">
            <text:p>0.294</text:p>
          </table:table-cell>
          <table:table-cell office:value-type="float" office:value="32">
            <text:p>32</text:p>
          </table:table-cell>
          <table:table-cell table:formula="of:=[.B297]/120000" office:value-type="float" office:value="0.000266666666666667">
            <text:p>0.0002666667</text:p>
          </table:table-cell>
          <table:table-cell table:number-columns-repeated="2"/>
          <table:table-cell office:value-type="float" office:value="0.294">
            <text:p>0.294</text:p>
          </table:table-cell>
          <table:table-cell office:value-type="float" office:value="11">
            <text:p>11</text:p>
          </table:table-cell>
          <table:table-cell table:formula="of:=[.G297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294">
            <text:p>0.294</text:p>
          </table:table-cell>
          <table:table-cell office:value-type="float" office:value="103">
            <text:p>103</text:p>
          </table:table-cell>
          <table:table-cell table:formula="of:=[.L297]/120000" office:value-type="float" office:value="0.000858333333333333">
            <text:p>0.0008583333</text:p>
          </table:table-cell>
        </table:table-row>
        <table:table-row table:style-name="ro1">
          <table:table-cell office:value-type="float" office:value="0.295">
            <text:p>0.295</text:p>
          </table:table-cell>
          <table:table-cell office:value-type="float" office:value="7">
            <text:p>7</text:p>
          </table:table-cell>
          <table:table-cell table:formula="of:=[.B298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295">
            <text:p>0.295</text:p>
          </table:table-cell>
          <table:table-cell office:value-type="float" office:value="55">
            <text:p>55</text:p>
          </table:table-cell>
          <table:table-cell table:formula="of:=[.G298]/120000" office:value-type="float" office:value="0.000458333333333333">
            <text:p>0.0004583333</text:p>
          </table:table-cell>
          <table:table-cell table:number-columns-repeated="2"/>
          <table:table-cell office:value-type="float" office:value="0.295">
            <text:p>0.295</text:p>
          </table:table-cell>
          <table:table-cell office:value-type="float" office:value="102">
            <text:p>102</text:p>
          </table:table-cell>
          <table:table-cell table:formula="of:=[.L298]/120000" office:value-type="float" office:value="0.00085">
            <text:p>0.00085</text:p>
          </table:table-cell>
        </table:table-row>
        <table:table-row table:style-name="ro1">
          <table:table-cell office:value-type="float" office:value="0.296">
            <text:p>0.296</text:p>
          </table:table-cell>
          <table:table-cell office:value-type="float" office:value="9">
            <text:p>9</text:p>
          </table:table-cell>
          <table:table-cell table:formula="of:=[.B299]/120000" office:value-type="float" office:value="0.000075">
            <text:p>0.000075</text:p>
          </table:table-cell>
          <table:table-cell table:number-columns-repeated="2"/>
          <table:table-cell office:value-type="float" office:value="0.296">
            <text:p>0.296</text:p>
          </table:table-cell>
          <table:table-cell office:value-type="float" office:value="23">
            <text:p>23</text:p>
          </table:table-cell>
          <table:table-cell table:formula="of:=[.G299]/120000" office:value-type="float" office:value="0.000191666666666667">
            <text:p>0.0001916667</text:p>
          </table:table-cell>
          <table:table-cell table:number-columns-repeated="2"/>
          <table:table-cell office:value-type="float" office:value="0.296">
            <text:p>0.296</text:p>
          </table:table-cell>
          <table:table-cell office:value-type="float" office:value="245">
            <text:p>245</text:p>
          </table:table-cell>
          <table:table-cell table:formula="of:=[.L299]/120000" office:value-type="float" office:value="0.00204166666666667">
            <text:p>0.0020416667</text:p>
          </table:table-cell>
        </table:table-row>
        <table:table-row table:style-name="ro1">
          <table:table-cell office:value-type="float" office:value="0.297">
            <text:p>0.297</text:p>
          </table:table-cell>
          <table:table-cell office:value-type="float" office:value="17">
            <text:p>17</text:p>
          </table:table-cell>
          <table:table-cell table:formula="of:=[.B300]/120000" office:value-type="float" office:value="0.000141666666666667">
            <text:p>0.0001416667</text:p>
          </table:table-cell>
          <table:table-cell table:number-columns-repeated="2"/>
          <table:table-cell office:value-type="float" office:value="0.297">
            <text:p>0.297</text:p>
          </table:table-cell>
          <table:table-cell office:value-type="float" office:value="23">
            <text:p>23</text:p>
          </table:table-cell>
          <table:table-cell table:formula="of:=[.G300]/120000" office:value-type="float" office:value="0.000191666666666667">
            <text:p>0.0001916667</text:p>
          </table:table-cell>
          <table:table-cell table:number-columns-repeated="2"/>
          <table:table-cell office:value-type="float" office:value="0.297">
            <text:p>0.297</text:p>
          </table:table-cell>
          <table:table-cell office:value-type="float" office:value="104">
            <text:p>104</text:p>
          </table:table-cell>
          <table:table-cell table:formula="of:=[.L300]/120000" office:value-type="float" office:value="0.000866666666666667">
            <text:p>0.0008666667</text:p>
          </table:table-cell>
        </table:table-row>
        <table:table-row table:style-name="ro1">
          <table:table-cell office:value-type="float" office:value="0.298">
            <text:p>0.298</text:p>
          </table:table-cell>
          <table:table-cell office:value-type="float" office:value="41">
            <text:p>41</text:p>
          </table:table-cell>
          <table:table-cell table:formula="of:=[.B301]/120000" office:value-type="float" office:value="0.000341666666666667">
            <text:p>0.0003416667</text:p>
          </table:table-cell>
          <table:table-cell table:number-columns-repeated="2"/>
          <table:table-cell office:value-type="float" office:value="0.298">
            <text:p>0.298</text:p>
          </table:table-cell>
          <table:table-cell office:value-type="float" office:value="23">
            <text:p>23</text:p>
          </table:table-cell>
          <table:table-cell table:formula="of:=[.G301]/120000" office:value-type="float" office:value="0.000191666666666667">
            <text:p>0.0001916667</text:p>
          </table:table-cell>
          <table:table-cell table:number-columns-repeated="2"/>
          <table:table-cell office:value-type="float" office:value="0.298">
            <text:p>0.298</text:p>
          </table:table-cell>
          <table:table-cell office:value-type="float" office:value="115">
            <text:p>115</text:p>
          </table:table-cell>
          <table:table-cell table:formula="of:=[.L301]/120000" office:value-type="float" office:value="0.000958333333333333">
            <text:p>0.0009583333</text:p>
          </table:table-cell>
        </table:table-row>
        <table:table-row table:style-name="ro1">
          <table:table-cell office:value-type="float" office:value="0.299">
            <text:p>0.299</text:p>
          </table:table-cell>
          <table:table-cell office:value-type="float" office:value="8">
            <text:p>8</text:p>
          </table:table-cell>
          <table:table-cell table:formula="of:=[.B302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299">
            <text:p>0.299</text:p>
          </table:table-cell>
          <table:table-cell office:value-type="float" office:value="16">
            <text:p>16</text:p>
          </table:table-cell>
          <table:table-cell table:formula="of:=[.G302]/120000" office:value-type="float" office:value="0.000133333333333333">
            <text:p>0.0001333333</text:p>
          </table:table-cell>
          <table:table-cell table:number-columns-repeated="2"/>
          <table:table-cell office:value-type="float" office:value="0.299">
            <text:p>0.299</text:p>
          </table:table-cell>
          <table:table-cell office:value-type="float" office:value="138">
            <text:p>138</text:p>
          </table:table-cell>
          <table:table-cell table:formula="of:=[.L302]/120000" office:value-type="float" office:value="0.00115">
            <text:p>0.0011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33">
            <text:p>33</text:p>
          </table:table-cell>
          <table:table-cell table:formula="of:=[.B303]/120000" office:value-type="float" office:value="0.000275">
            <text:p>0.000275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18">
            <text:p>18</text:p>
          </table:table-cell>
          <table:table-cell table:formula="of:=[.G303]/120000" office:value-type="float" office:value="0.00015">
            <text:p>0.00015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167">
            <text:p>167</text:p>
          </table:table-cell>
          <table:table-cell table:formula="of:=[.L303]/120000" office:value-type="float" office:value="0.00139166666666667">
            <text:p>0.0013916667</text:p>
          </table:table-cell>
        </table:table-row>
        <table:table-row table:style-name="ro1">
          <table:table-cell office:value-type="float" office:value="0.301">
            <text:p>0.301</text:p>
          </table:table-cell>
          <table:table-cell office:value-type="float" office:value="2">
            <text:p>2</text:p>
          </table:table-cell>
          <table:table-cell table:formula="of:=[.B304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01">
            <text:p>0.301</text:p>
          </table:table-cell>
          <table:table-cell office:value-type="float" office:value="7">
            <text:p>7</text:p>
          </table:table-cell>
          <table:table-cell table:formula="of:=[.G304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301">
            <text:p>0.301</text:p>
          </table:table-cell>
          <table:table-cell office:value-type="float" office:value="171">
            <text:p>171</text:p>
          </table:table-cell>
          <table:table-cell table:formula="of:=[.L304]/120000" office:value-type="float" office:value="0.001425">
            <text:p>0.001425</text:p>
          </table:table-cell>
        </table:table-row>
        <table:table-row table:style-name="ro1">
          <table:table-cell office:value-type="float" office:value="0.302">
            <text:p>0.302</text:p>
          </table:table-cell>
          <table:table-cell office:value-type="float" office:value="13">
            <text:p>13</text:p>
          </table:table-cell>
          <table:table-cell table:formula="of:=[.B305]/120000" office:value-type="float" office:value="0.000108333333333333">
            <text:p>0.0001083333</text:p>
          </table:table-cell>
          <table:table-cell table:number-columns-repeated="2"/>
          <table:table-cell office:value-type="float" office:value="0.302">
            <text:p>0.302</text:p>
          </table:table-cell>
          <table:table-cell office:value-type="float" office:value="5">
            <text:p>5</text:p>
          </table:table-cell>
          <table:table-cell table:formula="of:=[.G305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02">
            <text:p>0.302</text:p>
          </table:table-cell>
          <table:table-cell office:value-type="float" office:value="127">
            <text:p>127</text:p>
          </table:table-cell>
          <table:table-cell table:formula="of:=[.L305]/120000" office:value-type="float" office:value="0.00105833333333333">
            <text:p>0.0010583333</text:p>
          </table:table-cell>
        </table:table-row>
        <table:table-row table:style-name="ro1">
          <table:table-cell office:value-type="float" office:value="0.303">
            <text:p>0.303</text:p>
          </table:table-cell>
          <table:table-cell office:value-type="float" office:value="9">
            <text:p>9</text:p>
          </table:table-cell>
          <table:table-cell table:formula="of:=[.B306]/120000" office:value-type="float" office:value="0.000075">
            <text:p>0.000075</text:p>
          </table:table-cell>
          <table:table-cell table:number-columns-repeated="2"/>
          <table:table-cell office:value-type="float" office:value="0.303">
            <text:p>0.303</text:p>
          </table:table-cell>
          <table:table-cell office:value-type="float" office:value="14">
            <text:p>14</text:p>
          </table:table-cell>
          <table:table-cell table:formula="of:=[.G306]/120000" office:value-type="float" office:value="0.000116666666666667">
            <text:p>0.0001166667</text:p>
          </table:table-cell>
          <table:table-cell table:number-columns-repeated="2"/>
          <table:table-cell office:value-type="float" office:value="0.303">
            <text:p>0.303</text:p>
          </table:table-cell>
          <table:table-cell office:value-type="float" office:value="140">
            <text:p>140</text:p>
          </table:table-cell>
          <table:table-cell table:formula="of:=[.L306]/120000" office:value-type="float" office:value="0.00116666666666667">
            <text:p>0.0011666667</text:p>
          </table:table-cell>
        </table:table-row>
        <table:table-row table:style-name="ro1">
          <table:table-cell office:value-type="float" office:value="0.304">
            <text:p>0.304</text:p>
          </table:table-cell>
          <table:table-cell office:value-type="float" office:value="24">
            <text:p>24</text:p>
          </table:table-cell>
          <table:table-cell table:formula="of:=[.B307]/120000" office:value-type="float" office:value="0.0002">
            <text:p>0.0002</text:p>
          </table:table-cell>
          <table:table-cell table:number-columns-repeated="2"/>
          <table:table-cell office:value-type="float" office:value="0.304">
            <text:p>0.304</text:p>
          </table:table-cell>
          <table:table-cell office:value-type="float" office:value="18">
            <text:p>18</text:p>
          </table:table-cell>
          <table:table-cell table:formula="of:=[.G307]/120000" office:value-type="float" office:value="0.00015">
            <text:p>0.00015</text:p>
          </table:table-cell>
          <table:table-cell table:number-columns-repeated="2"/>
          <table:table-cell office:value-type="float" office:value="0.304">
            <text:p>0.304</text:p>
          </table:table-cell>
          <table:table-cell office:value-type="float" office:value="136">
            <text:p>136</text:p>
          </table:table-cell>
          <table:table-cell table:formula="of:=[.L307]/120000" office:value-type="float" office:value="0.00113333333333333">
            <text:p>0.0011333333</text:p>
          </table:table-cell>
        </table:table-row>
        <table:table-row table:style-name="ro1">
          <table:table-cell office:value-type="float" office:value="0.305">
            <text:p>0.305</text:p>
          </table:table-cell>
          <table:table-cell office:value-type="float" office:value="6">
            <text:p>6</text:p>
          </table:table-cell>
          <table:table-cell table:formula="of:=[.B308]/120000" office:value-type="float" office:value="0.00005">
            <text:p>0.00005</text:p>
          </table:table-cell>
          <table:table-cell table:number-columns-repeated="2"/>
          <table:table-cell office:value-type="float" office:value="0.305">
            <text:p>0.305</text:p>
          </table:table-cell>
          <table:table-cell office:value-type="float" office:value="5">
            <text:p>5</text:p>
          </table:table-cell>
          <table:table-cell table:formula="of:=[.G308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05">
            <text:p>0.305</text:p>
          </table:table-cell>
          <table:table-cell office:value-type="float" office:value="115">
            <text:p>115</text:p>
          </table:table-cell>
          <table:table-cell table:formula="of:=[.L308]/120000" office:value-type="float" office:value="0.000958333333333333">
            <text:p>0.0009583333</text:p>
          </table:table-cell>
        </table:table-row>
        <table:table-row table:style-name="ro1">
          <table:table-cell office:value-type="float" office:value="0.306">
            <text:p>0.306</text:p>
          </table:table-cell>
          <table:table-cell office:value-type="float" office:value="11">
            <text:p>11</text:p>
          </table:table-cell>
          <table:table-cell table:formula="of:=[.B309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306">
            <text:p>0.306</text:p>
          </table:table-cell>
          <table:table-cell office:value-type="float" office:value="17">
            <text:p>17</text:p>
          </table:table-cell>
          <table:table-cell table:formula="of:=[.G309]/120000" office:value-type="float" office:value="0.000141666666666667">
            <text:p>0.0001416667</text:p>
          </table:table-cell>
          <table:table-cell table:number-columns-repeated="2"/>
          <table:table-cell office:value-type="float" office:value="0.306">
            <text:p>0.306</text:p>
          </table:table-cell>
          <table:table-cell office:value-type="float" office:value="171">
            <text:p>171</text:p>
          </table:table-cell>
          <table:table-cell table:formula="of:=[.L309]/120000" office:value-type="float" office:value="0.001425">
            <text:p>0.001425</text:p>
          </table:table-cell>
        </table:table-row>
        <table:table-row table:style-name="ro1">
          <table:table-cell office:value-type="float" office:value="0.307">
            <text:p>0.307</text:p>
          </table:table-cell>
          <table:table-cell office:value-type="float" office:value="8">
            <text:p>8</text:p>
          </table:table-cell>
          <table:table-cell table:formula="of:=[.B310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07">
            <text:p>0.307</text:p>
          </table:table-cell>
          <table:table-cell office:value-type="float" office:value="8">
            <text:p>8</text:p>
          </table:table-cell>
          <table:table-cell table:formula="of:=[.G310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07">
            <text:p>0.307</text:p>
          </table:table-cell>
          <table:table-cell office:value-type="float" office:value="136">
            <text:p>136</text:p>
          </table:table-cell>
          <table:table-cell table:formula="of:=[.L310]/120000" office:value-type="float" office:value="0.00113333333333333">
            <text:p>0.0011333333</text:p>
          </table:table-cell>
        </table:table-row>
        <table:table-row table:style-name="ro1">
          <table:table-cell office:value-type="float" office:value="0.308">
            <text:p>0.308</text:p>
          </table:table-cell>
          <table:table-cell office:value-type="float" office:value="4">
            <text:p>4</text:p>
          </table:table-cell>
          <table:table-cell table:formula="of:=[.B311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08">
            <text:p>0.308</text:p>
          </table:table-cell>
          <table:table-cell office:value-type="float" office:value="17">
            <text:p>17</text:p>
          </table:table-cell>
          <table:table-cell table:formula="of:=[.G311]/120000" office:value-type="float" office:value="0.000141666666666667">
            <text:p>0.0001416667</text:p>
          </table:table-cell>
          <table:table-cell table:number-columns-repeated="2"/>
          <table:table-cell office:value-type="float" office:value="0.308">
            <text:p>0.308</text:p>
          </table:table-cell>
          <table:table-cell office:value-type="float" office:value="127">
            <text:p>127</text:p>
          </table:table-cell>
          <table:table-cell table:formula="of:=[.L311]/120000" office:value-type="float" office:value="0.00105833333333333">
            <text:p>0.0010583333</text:p>
          </table:table-cell>
        </table:table-row>
        <table:table-row table:style-name="ro1">
          <table:table-cell office:value-type="float" office:value="0.309">
            <text:p>0.309</text:p>
          </table:table-cell>
          <table:table-cell office:value-type="float" office:value="11">
            <text:p>11</text:p>
          </table:table-cell>
          <table:table-cell table:formula="of:=[.B312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309">
            <text:p>0.309</text:p>
          </table:table-cell>
          <table:table-cell office:value-type="float" office:value="11">
            <text:p>11</text:p>
          </table:table-cell>
          <table:table-cell table:formula="of:=[.G312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309">
            <text:p>0.309</text:p>
          </table:table-cell>
          <table:table-cell office:value-type="float" office:value="130">
            <text:p>130</text:p>
          </table:table-cell>
          <table:table-cell table:formula="of:=[.L312]/120000" office:value-type="float" office:value="0.00108333333333333">
            <text:p>0.0010833333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13">
            <text:p>13</text:p>
          </table:table-cell>
          <table:table-cell table:formula="of:=[.B313]/120000" office:value-type="float" office:value="0.000108333333333333">
            <text:p>0.0001083333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19">
            <text:p>19</text:p>
          </table:table-cell>
          <table:table-cell table:formula="of:=[.G313]/120000" office:value-type="float" office:value="0.000158333333333333">
            <text:p>0.0001583333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125">
            <text:p>125</text:p>
          </table:table-cell>
          <table:table-cell table:formula="of:=[.L313]/120000" office:value-type="float" office:value="0.00104166666666667">
            <text:p>0.0010416667</text:p>
          </table:table-cell>
        </table:table-row>
        <table:table-row table:style-name="ro1">
          <table:table-cell office:value-type="float" office:value="0.311">
            <text:p>0.311</text:p>
          </table:table-cell>
          <table:table-cell office:value-type="float" office:value="8">
            <text:p>8</text:p>
          </table:table-cell>
          <table:table-cell table:formula="of:=[.B314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11">
            <text:p>0.311</text:p>
          </table:table-cell>
          <table:table-cell office:value-type="float" office:value="53">
            <text:p>53</text:p>
          </table:table-cell>
          <table:table-cell table:formula="of:=[.G314]/120000" office:value-type="float" office:value="0.000441666666666667">
            <text:p>0.0004416667</text:p>
          </table:table-cell>
          <table:table-cell table:number-columns-repeated="2"/>
          <table:table-cell office:value-type="float" office:value="0.311">
            <text:p>0.311</text:p>
          </table:table-cell>
          <table:table-cell office:value-type="float" office:value="107">
            <text:p>107</text:p>
          </table:table-cell>
          <table:table-cell table:formula="of:=[.L314]/120000" office:value-type="float" office:value="0.000891666666666667">
            <text:p>0.0008916667</text:p>
          </table:table-cell>
        </table:table-row>
        <table:table-row table:style-name="ro1">
          <table:table-cell office:value-type="float" office:value="0.312">
            <text:p>0.312</text:p>
          </table:table-cell>
          <table:table-cell office:value-type="float" office:value="92">
            <text:p>92</text:p>
          </table:table-cell>
          <table:table-cell table:formula="of:=[.B315]/120000" office:value-type="float" office:value="0.000766666666666667">
            <text:p>0.0007666667</text:p>
          </table:table-cell>
          <table:table-cell table:number-columns-repeated="2"/>
          <table:table-cell office:value-type="float" office:value="0.312">
            <text:p>0.312</text:p>
          </table:table-cell>
          <table:table-cell office:value-type="float" office:value="4">
            <text:p>4</text:p>
          </table:table-cell>
          <table:table-cell table:formula="of:=[.G315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12">
            <text:p>0.312</text:p>
          </table:table-cell>
          <table:table-cell office:value-type="float" office:value="71">
            <text:p>71</text:p>
          </table:table-cell>
          <table:table-cell table:formula="of:=[.L315]/120000" office:value-type="float" office:value="0.000591666666666667">
            <text:p>0.0005916667</text:p>
          </table:table-cell>
        </table:table-row>
        <table:table-row table:style-name="ro1">
          <table:table-cell office:value-type="float" office:value="0.313">
            <text:p>0.313</text:p>
          </table:table-cell>
          <table:table-cell office:value-type="float" office:value="9">
            <text:p>9</text:p>
          </table:table-cell>
          <table:table-cell table:formula="of:=[.B316]/120000" office:value-type="float" office:value="0.000075">
            <text:p>0.000075</text:p>
          </table:table-cell>
          <table:table-cell table:number-columns-repeated="2"/>
          <table:table-cell office:value-type="float" office:value="0.313">
            <text:p>0.313</text:p>
          </table:table-cell>
          <table:table-cell office:value-type="float" office:value="27">
            <text:p>27</text:p>
          </table:table-cell>
          <table:table-cell table:formula="of:=[.G316]/120000" office:value-type="float" office:value="0.000225">
            <text:p>0.000225</text:p>
          </table:table-cell>
          <table:table-cell table:number-columns-repeated="2"/>
          <table:table-cell office:value-type="float" office:value="0.313">
            <text:p>0.313</text:p>
          </table:table-cell>
          <table:table-cell office:value-type="float" office:value="109">
            <text:p>109</text:p>
          </table:table-cell>
          <table:table-cell table:formula="of:=[.L316]/120000" office:value-type="float" office:value="0.000908333333333333">
            <text:p>0.0009083333</text:p>
          </table:table-cell>
        </table:table-row>
        <table:table-row table:style-name="ro1">
          <table:table-cell office:value-type="float" office:value="0.314">
            <text:p>0.314</text:p>
          </table:table-cell>
          <table:table-cell office:value-type="float" office:value="1">
            <text:p>1</text:p>
          </table:table-cell>
          <table:table-cell table:formula="of:=[.B317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14">
            <text:p>0.314</text:p>
          </table:table-cell>
          <table:table-cell office:value-type="float" office:value="24">
            <text:p>24</text:p>
          </table:table-cell>
          <table:table-cell table:formula="of:=[.G317]/120000" office:value-type="float" office:value="0.0002">
            <text:p>0.0002</text:p>
          </table:table-cell>
          <table:table-cell table:number-columns-repeated="2"/>
          <table:table-cell office:value-type="float" office:value="0.314">
            <text:p>0.314</text:p>
          </table:table-cell>
          <table:table-cell office:value-type="float" office:value="155">
            <text:p>155</text:p>
          </table:table-cell>
          <table:table-cell table:formula="of:=[.L317]/120000" office:value-type="float" office:value="0.00129166666666667">
            <text:p>0.0012916667</text:p>
          </table:table-cell>
        </table:table-row>
        <table:table-row table:style-name="ro1">
          <table:table-cell office:value-type="float" office:value="0.315">
            <text:p>0.315</text:p>
          </table:table-cell>
          <table:table-cell office:value-type="float" office:value="5">
            <text:p>5</text:p>
          </table:table-cell>
          <table:table-cell table:formula="of:=[.B318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15">
            <text:p>0.315</text:p>
          </table:table-cell>
          <table:table-cell office:value-type="float" office:value="24">
            <text:p>24</text:p>
          </table:table-cell>
          <table:table-cell table:formula="of:=[.G318]/120000" office:value-type="float" office:value="0.0002">
            <text:p>0.0002</text:p>
          </table:table-cell>
          <table:table-cell table:number-columns-repeated="2"/>
          <table:table-cell office:value-type="float" office:value="0.315">
            <text:p>0.315</text:p>
          </table:table-cell>
          <table:table-cell office:value-type="float" office:value="69">
            <text:p>69</text:p>
          </table:table-cell>
          <table:table-cell table:formula="of:=[.L318]/120000" office:value-type="float" office:value="0.000575">
            <text:p>0.000575</text:p>
          </table:table-cell>
        </table:table-row>
        <table:table-row table:style-name="ro1">
          <table:table-cell office:value-type="float" office:value="0.316">
            <text:p>0.316</text:p>
          </table:table-cell>
          <table:table-cell office:value-type="float" office:value="17">
            <text:p>17</text:p>
          </table:table-cell>
          <table:table-cell table:formula="of:=[.B319]/120000" office:value-type="float" office:value="0.000141666666666667">
            <text:p>0.0001416667</text:p>
          </table:table-cell>
          <table:table-cell table:number-columns-repeated="2"/>
          <table:table-cell office:value-type="float" office:value="0.316">
            <text:p>0.316</text:p>
          </table:table-cell>
          <table:table-cell office:value-type="float" office:value="29">
            <text:p>29</text:p>
          </table:table-cell>
          <table:table-cell table:formula="of:=[.G319]/120000" office:value-type="float" office:value="0.000241666666666667">
            <text:p>0.0002416667</text:p>
          </table:table-cell>
          <table:table-cell table:number-columns-repeated="2"/>
          <table:table-cell office:value-type="float" office:value="0.316">
            <text:p>0.316</text:p>
          </table:table-cell>
          <table:table-cell office:value-type="float" office:value="89">
            <text:p>89</text:p>
          </table:table-cell>
          <table:table-cell table:formula="of:=[.L319]/120000" office:value-type="float" office:value="0.000741666666666667">
            <text:p>0.0007416667</text:p>
          </table:table-cell>
        </table:table-row>
        <table:table-row table:style-name="ro1">
          <table:table-cell office:value-type="float" office:value="0.317">
            <text:p>0.317</text:p>
          </table:table-cell>
          <table:table-cell office:value-type="float" office:value="16">
            <text:p>16</text:p>
          </table:table-cell>
          <table:table-cell table:formula="of:=[.B320]/120000" office:value-type="float" office:value="0.000133333333333333">
            <text:p>0.0001333333</text:p>
          </table:table-cell>
          <table:table-cell table:number-columns-repeated="2"/>
          <table:table-cell office:value-type="float" office:value="0.317">
            <text:p>0.317</text:p>
          </table:table-cell>
          <table:table-cell office:value-type="float" office:value="6">
            <text:p>6</text:p>
          </table:table-cell>
          <table:table-cell table:formula="of:=[.G320]/120000" office:value-type="float" office:value="0.00005">
            <text:p>0.00005</text:p>
          </table:table-cell>
          <table:table-cell table:number-columns-repeated="2"/>
          <table:table-cell office:value-type="float" office:value="0.317">
            <text:p>0.317</text:p>
          </table:table-cell>
          <table:table-cell office:value-type="float" office:value="79">
            <text:p>79</text:p>
          </table:table-cell>
          <table:table-cell table:formula="of:=[.L320]/120000" office:value-type="float" office:value="0.000658333333333333">
            <text:p>0.0006583333</text:p>
          </table:table-cell>
        </table:table-row>
        <table:table-row table:style-name="ro1">
          <table:table-cell office:value-type="float" office:value="0.318">
            <text:p>0.318</text:p>
          </table:table-cell>
          <table:table-cell office:value-type="float" office:value="32">
            <text:p>32</text:p>
          </table:table-cell>
          <table:table-cell table:formula="of:=[.B321]/120000" office:value-type="float" office:value="0.000266666666666667">
            <text:p>0.0002666667</text:p>
          </table:table-cell>
          <table:table-cell table:number-columns-repeated="2"/>
          <table:table-cell office:value-type="float" office:value="0.318">
            <text:p>0.318</text:p>
          </table:table-cell>
          <table:table-cell office:value-type="float" office:value="11">
            <text:p>11</text:p>
          </table:table-cell>
          <table:table-cell table:formula="of:=[.G321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318">
            <text:p>0.318</text:p>
          </table:table-cell>
          <table:table-cell office:value-type="float" office:value="153">
            <text:p>153</text:p>
          </table:table-cell>
          <table:table-cell table:formula="of:=[.L321]/120000" office:value-type="float" office:value="0.001275">
            <text:p>0.001275</text:p>
          </table:table-cell>
        </table:table-row>
        <table:table-row table:style-name="ro1">
          <table:table-cell office:value-type="float" office:value="0.319">
            <text:p>0.319</text:p>
          </table:table-cell>
          <table:table-cell office:value-type="float" office:value="2">
            <text:p>2</text:p>
          </table:table-cell>
          <table:table-cell table:formula="of:=[.B322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19">
            <text:p>0.319</text:p>
          </table:table-cell>
          <table:table-cell office:value-type="float" office:value="2">
            <text:p>2</text:p>
          </table:table-cell>
          <table:table-cell table:formula="of:=[.G322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19">
            <text:p>0.319</text:p>
          </table:table-cell>
          <table:table-cell office:value-type="float" office:value="62">
            <text:p>62</text:p>
          </table:table-cell>
          <table:table-cell table:formula="of:=[.L322]/120000" office:value-type="float" office:value="0.000516666666666667">
            <text:p>0.0005166667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8">
            <text:p>8</text:p>
          </table:table-cell>
          <table:table-cell table:formula="of:=[.B323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table:formula="of:=[.G323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2">
            <text:p>0.32</text:p>
          </table:table-cell>
          <table:table-cell office:value-type="float" office:value="73">
            <text:p>73</text:p>
          </table:table-cell>
          <table:table-cell table:formula="of:=[.L323]/120000" office:value-type="float" office:value="0.000608333333333333">
            <text:p>0.0006083333</text:p>
          </table:table-cell>
        </table:table-row>
        <table:table-row table:style-name="ro1">
          <table:table-cell office:value-type="float" office:value="0.321">
            <text:p>0.321</text:p>
          </table:table-cell>
          <table:table-cell office:value-type="float" office:value="5">
            <text:p>5</text:p>
          </table:table-cell>
          <table:table-cell table:formula="of:=[.B324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21">
            <text:p>0.321</text:p>
          </table:table-cell>
          <table:table-cell office:value-type="float" office:value="5">
            <text:p>5</text:p>
          </table:table-cell>
          <table:table-cell table:formula="of:=[.G324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21">
            <text:p>0.321</text:p>
          </table:table-cell>
          <table:table-cell office:value-type="float" office:value="94">
            <text:p>94</text:p>
          </table:table-cell>
          <table:table-cell table:formula="of:=[.L324]/120000" office:value-type="float" office:value="0.000783333333333333">
            <text:p>0.0007833333</text:p>
          </table:table-cell>
        </table:table-row>
        <table:table-row table:style-name="ro1">
          <table:table-cell office:value-type="float" office:value="0.322">
            <text:p>0.322</text:p>
          </table:table-cell>
          <table:table-cell office:value-type="float" office:value="14">
            <text:p>14</text:p>
          </table:table-cell>
          <table:table-cell table:formula="of:=[.B325]/120000" office:value-type="float" office:value="0.000116666666666667">
            <text:p>0.0001166667</text:p>
          </table:table-cell>
          <table:table-cell table:number-columns-repeated="2"/>
          <table:table-cell office:value-type="float" office:value="0.322">
            <text:p>0.322</text:p>
          </table:table-cell>
          <table:table-cell office:value-type="float" office:value="7">
            <text:p>7</text:p>
          </table:table-cell>
          <table:table-cell table:formula="of:=[.G325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322">
            <text:p>0.322</text:p>
          </table:table-cell>
          <table:table-cell office:value-type="float" office:value="80">
            <text:p>80</text:p>
          </table:table-cell>
          <table:table-cell table:formula="of:=[.L325]/120000" office:value-type="float" office:value="0.000666666666666667">
            <text:p>0.0006666667</text:p>
          </table:table-cell>
        </table:table-row>
        <table:table-row table:style-name="ro1">
          <table:table-cell office:value-type="float" office:value="0.323">
            <text:p>0.323</text:p>
          </table:table-cell>
          <table:table-cell office:value-type="float" office:value="11">
            <text:p>11</text:p>
          </table:table-cell>
          <table:table-cell table:formula="of:=[.B326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323">
            <text:p>0.323</text:p>
          </table:table-cell>
          <table:table-cell office:value-type="float" office:value="2">
            <text:p>2</text:p>
          </table:table-cell>
          <table:table-cell table:formula="of:=[.G326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23">
            <text:p>0.323</text:p>
          </table:table-cell>
          <table:table-cell office:value-type="float" office:value="81">
            <text:p>81</text:p>
          </table:table-cell>
          <table:table-cell table:formula="of:=[.L326]/120000" office:value-type="float" office:value="0.000675">
            <text:p>0.000675</text:p>
          </table:table-cell>
        </table:table-row>
        <table:table-row table:style-name="ro1">
          <table:table-cell office:value-type="float" office:value="0.324">
            <text:p>0.324</text:p>
          </table:table-cell>
          <table:table-cell office:value-type="float" office:value="5">
            <text:p>5</text:p>
          </table:table-cell>
          <table:table-cell table:formula="of:=[.B327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24">
            <text:p>0.324</text:p>
          </table:table-cell>
          <table:table-cell office:value-type="float" office:value="4">
            <text:p>4</text:p>
          </table:table-cell>
          <table:table-cell table:formula="of:=[.G327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24">
            <text:p>0.324</text:p>
          </table:table-cell>
          <table:table-cell office:value-type="float" office:value="97">
            <text:p>97</text:p>
          </table:table-cell>
          <table:table-cell table:formula="of:=[.L327]/120000" office:value-type="float" office:value="0.000808333333333333">
            <text:p>0.0008083333</text:p>
          </table:table-cell>
        </table:table-row>
        <table:table-row table:style-name="ro1">
          <table:table-cell office:value-type="float" office:value="0.325">
            <text:p>0.325</text:p>
          </table:table-cell>
          <table:table-cell office:value-type="float" office:value="10">
            <text:p>10</text:p>
          </table:table-cell>
          <table:table-cell table:formula="of:=[.B328]/120000" office:value-type="float" office:value="0.0000833333333333333">
            <text:p>8.33333333333333E-005</text:p>
          </table:table-cell>
          <table:table-cell table:number-columns-repeated="2"/>
          <table:table-cell office:value-type="float" office:value="0.325">
            <text:p>0.325</text:p>
          </table:table-cell>
          <table:table-cell office:value-type="float" office:value="1">
            <text:p>1</text:p>
          </table:table-cell>
          <table:table-cell table:formula="of:=[.G328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25">
            <text:p>0.325</text:p>
          </table:table-cell>
          <table:table-cell office:value-type="float" office:value="73">
            <text:p>73</text:p>
          </table:table-cell>
          <table:table-cell table:formula="of:=[.L328]/120000" office:value-type="float" office:value="0.000608333333333333">
            <text:p>0.0006083333</text:p>
          </table:table-cell>
        </table:table-row>
        <table:table-row table:style-name="ro1">
          <table:table-cell office:value-type="float" office:value="0.326">
            <text:p>0.326</text:p>
          </table:table-cell>
          <table:table-cell office:value-type="float" office:value="4">
            <text:p>4</text:p>
          </table:table-cell>
          <table:table-cell table:formula="of:=[.B329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26">
            <text:p>0.326</text:p>
          </table:table-cell>
          <table:table-cell office:value-type="float" office:value="39">
            <text:p>39</text:p>
          </table:table-cell>
          <table:table-cell table:formula="of:=[.G329]/120000" office:value-type="float" office:value="0.000325">
            <text:p>0.000325</text:p>
          </table:table-cell>
          <table:table-cell table:number-columns-repeated="2"/>
          <table:table-cell office:value-type="float" office:value="0.326">
            <text:p>0.326</text:p>
          </table:table-cell>
          <table:table-cell office:value-type="float" office:value="124">
            <text:p>124</text:p>
          </table:table-cell>
          <table:table-cell table:formula="of:=[.L329]/120000" office:value-type="float" office:value="0.00103333333333333">
            <text:p>0.0010333333</text:p>
          </table:table-cell>
        </table:table-row>
        <table:table-row table:style-name="ro1">
          <table:table-cell office:value-type="float" office:value="0.327">
            <text:p>0.327</text:p>
          </table:table-cell>
          <table:table-cell office:value-type="float" office:value="3">
            <text:p>3</text:p>
          </table:table-cell>
          <table:table-cell table:formula="of:=[.B330]/120000" office:value-type="float" office:value="0.000025">
            <text:p>0.000025</text:p>
          </table:table-cell>
          <table:table-cell table:number-columns-repeated="2"/>
          <table:table-cell office:value-type="float" office:value="0.327">
            <text:p>0.327</text:p>
          </table:table-cell>
          <table:table-cell office:value-type="float" office:value="2">
            <text:p>2</text:p>
          </table:table-cell>
          <table:table-cell table:formula="of:=[.G330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27">
            <text:p>0.327</text:p>
          </table:table-cell>
          <table:table-cell office:value-type="float" office:value="58">
            <text:p>58</text:p>
          </table:table-cell>
          <table:table-cell table:formula="of:=[.L330]/120000" office:value-type="float" office:value="0.000483333333333333">
            <text:p>0.0004833333</text:p>
          </table:table-cell>
        </table:table-row>
        <table:table-row table:style-name="ro1">
          <table:table-cell office:value-type="float" office:value="0.328">
            <text:p>0.328</text:p>
          </table:table-cell>
          <table:table-cell office:value-type="float" office:value="5">
            <text:p>5</text:p>
          </table:table-cell>
          <table:table-cell table:formula="of:=[.B331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28">
            <text:p>0.328</text:p>
          </table:table-cell>
          <table:table-cell office:value-type="float" office:value="11">
            <text:p>11</text:p>
          </table:table-cell>
          <table:table-cell table:formula="of:=[.G331]/120000" office:value-type="float" office:value="0.0000916666666666667">
            <text:p>9.16666666666667E-005</text:p>
          </table:table-cell>
          <table:table-cell table:number-columns-repeated="2"/>
          <table:table-cell office:value-type="float" office:value="0.328">
            <text:p>0.328</text:p>
          </table:table-cell>
          <table:table-cell office:value-type="float" office:value="121">
            <text:p>121</text:p>
          </table:table-cell>
          <table:table-cell table:formula="of:=[.L331]/120000" office:value-type="float" office:value="0.00100833333333333">
            <text:p>0.0010083333</text:p>
          </table:table-cell>
        </table:table-row>
        <table:table-row table:style-name="ro1">
          <table:table-cell office:value-type="float" office:value="0.329">
            <text:p>0.329</text:p>
          </table:table-cell>
          <table:table-cell office:value-type="float" office:value="2">
            <text:p>2</text:p>
          </table:table-cell>
          <table:table-cell table:formula="of:=[.B332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29">
            <text:p>0.329</text:p>
          </table:table-cell>
          <table:table-cell office:value-type="float" office:value="12">
            <text:p>12</text:p>
          </table:table-cell>
          <table:table-cell table:formula="of:=[.G332]/120000" office:value-type="float" office:value="0.0001">
            <text:p>0.0001</text:p>
          </table:table-cell>
          <table:table-cell table:number-columns-repeated="2"/>
          <table:table-cell office:value-type="float" office:value="0.329">
            <text:p>0.329</text:p>
          </table:table-cell>
          <table:table-cell office:value-type="float" office:value="73">
            <text:p>73</text:p>
          </table:table-cell>
          <table:table-cell table:formula="of:=[.L332]/120000" office:value-type="float" office:value="0.000608333333333333">
            <text:p>0.0006083333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111">
            <text:p>111</text:p>
          </table:table-cell>
          <table:table-cell table:formula="of:=[.B333]/120000" office:value-type="float" office:value="0.000925">
            <text:p>0.000925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6">
            <text:p>6</text:p>
          </table:table-cell>
          <table:table-cell table:formula="of:=[.G333]/120000" office:value-type="float" office:value="0.00005">
            <text:p>0.00005</text:p>
          </table:table-cell>
          <table:table-cell table:number-columns-repeated="2"/>
          <table:table-cell office:value-type="float" office:value="0.33">
            <text:p>0.33</text:p>
          </table:table-cell>
          <table:table-cell office:value-type="float" office:value="83">
            <text:p>83</text:p>
          </table:table-cell>
          <table:table-cell table:formula="of:=[.L333]/120000" office:value-type="float" office:value="0.000691666666666667">
            <text:p>0.0006916667</text:p>
          </table:table-cell>
        </table:table-row>
        <table:table-row table:style-name="ro1">
          <table:table-cell office:value-type="float" office:value="0.331">
            <text:p>0.331</text:p>
          </table:table-cell>
          <table:table-cell office:value-type="float" office:value="8">
            <text:p>8</text:p>
          </table:table-cell>
          <table:table-cell table:formula="of:=[.B334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31">
            <text:p>0.331</text:p>
          </table:table-cell>
          <table:table-cell office:value-type="float" office:value="5">
            <text:p>5</text:p>
          </table:table-cell>
          <table:table-cell table:formula="of:=[.G334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31">
            <text:p>0.331</text:p>
          </table:table-cell>
          <table:table-cell office:value-type="float" office:value="120">
            <text:p>120</text:p>
          </table:table-cell>
          <table:table-cell table:formula="of:=[.L334]/120000" office:value-type="float" office:value="0.001">
            <text:p>0.001</text:p>
          </table:table-cell>
        </table:table-row>
        <table:table-row table:style-name="ro1">
          <table:table-cell office:value-type="float" office:value="0.332">
            <text:p>0.332</text:p>
          </table:table-cell>
          <table:table-cell office:value-type="float" office:value="6">
            <text:p>6</text:p>
          </table:table-cell>
          <table:table-cell table:formula="of:=[.B335]/120000" office:value-type="float" office:value="0.00005">
            <text:p>0.00005</text:p>
          </table:table-cell>
          <table:table-cell table:number-columns-repeated="2"/>
          <table:table-cell office:value-type="float" office:value="0.332">
            <text:p>0.332</text:p>
          </table:table-cell>
          <table:table-cell office:value-type="float" office:value="12">
            <text:p>12</text:p>
          </table:table-cell>
          <table:table-cell table:formula="of:=[.G335]/120000" office:value-type="float" office:value="0.0001">
            <text:p>0.0001</text:p>
          </table:table-cell>
          <table:table-cell table:number-columns-repeated="2"/>
          <table:table-cell office:value-type="float" office:value="0.332">
            <text:p>0.332</text:p>
          </table:table-cell>
          <table:table-cell office:value-type="float" office:value="66">
            <text:p>66</text:p>
          </table:table-cell>
          <table:table-cell table:formula="of:=[.L335]/120000" office:value-type="float" office:value="0.00055">
            <text:p>0.00055</text:p>
          </table:table-cell>
        </table:table-row>
        <table:table-row table:style-name="ro1">
          <table:table-cell office:value-type="float" office:value="0.333">
            <text:p>0.333</text:p>
          </table:table-cell>
          <table:table-cell office:value-type="float" office:value="1">
            <text:p>1</text:p>
          </table:table-cell>
          <table:table-cell table:formula="of:=[.B336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33">
            <text:p>0.333</text:p>
          </table:table-cell>
          <table:table-cell office:value-type="float" office:value="7">
            <text:p>7</text:p>
          </table:table-cell>
          <table:table-cell table:formula="of:=[.G336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333">
            <text:p>0.333</text:p>
          </table:table-cell>
          <table:table-cell office:value-type="float" office:value="58">
            <text:p>58</text:p>
          </table:table-cell>
          <table:table-cell table:formula="of:=[.L336]/120000" office:value-type="float" office:value="0.000483333333333333">
            <text:p>0.0004833333</text:p>
          </table:table-cell>
        </table:table-row>
        <table:table-row table:style-name="ro1">
          <table:table-cell office:value-type="float" office:value="0.334">
            <text:p>0.334</text:p>
          </table:table-cell>
          <table:table-cell office:value-type="float" office:value="13">
            <text:p>13</text:p>
          </table:table-cell>
          <table:table-cell table:formula="of:=[.B337]/120000" office:value-type="float" office:value="0.000108333333333333">
            <text:p>0.0001083333</text:p>
          </table:table-cell>
          <table:table-cell table:number-columns-repeated="2"/>
          <table:table-cell office:value-type="float" office:value="0.334">
            <text:p>0.334</text:p>
          </table:table-cell>
          <table:table-cell office:value-type="float" office:value="22">
            <text:p>22</text:p>
          </table:table-cell>
          <table:table-cell table:formula="of:=[.G337]/120000" office:value-type="float" office:value="0.000183333333333333">
            <text:p>0.0001833333</text:p>
          </table:table-cell>
          <table:table-cell table:number-columns-repeated="2"/>
          <table:table-cell office:value-type="float" office:value="0.334">
            <text:p>0.334</text:p>
          </table:table-cell>
          <table:table-cell office:value-type="float" office:value="52">
            <text:p>52</text:p>
          </table:table-cell>
          <table:table-cell table:formula="of:=[.L337]/120000" office:value-type="float" office:value="0.000433333333333333">
            <text:p>0.0004333333</text:p>
          </table:table-cell>
        </table:table-row>
        <table:table-row table:style-name="ro1">
          <table:table-cell office:value-type="float" office:value="0.335">
            <text:p>0.335</text:p>
          </table:table-cell>
          <table:table-cell office:value-type="float" office:value="8">
            <text:p>8</text:p>
          </table:table-cell>
          <table:table-cell table:formula="of:=[.B338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35">
            <text:p>0.335</text:p>
          </table:table-cell>
          <table:table-cell office:value-type="float" office:value="9">
            <text:p>9</text:p>
          </table:table-cell>
          <table:table-cell table:formula="of:=[.G338]/120000" office:value-type="float" office:value="0.000075">
            <text:p>0.000075</text:p>
          </table:table-cell>
          <table:table-cell table:number-columns-repeated="2"/>
          <table:table-cell office:value-type="float" office:value="0.335">
            <text:p>0.335</text:p>
          </table:table-cell>
          <table:table-cell office:value-type="float" office:value="51">
            <text:p>51</text:p>
          </table:table-cell>
          <table:table-cell table:formula="of:=[.L338]/120000" office:value-type="float" office:value="0.000425">
            <text:p>0.000425</text:p>
          </table:table-cell>
        </table:table-row>
        <table:table-row table:style-name="ro1">
          <table:table-cell office:value-type="float" office:value="0.336">
            <text:p>0.336</text:p>
          </table:table-cell>
          <table:table-cell office:value-type="float" office:value="22">
            <text:p>22</text:p>
          </table:table-cell>
          <table:table-cell table:formula="of:=[.B339]/120000" office:value-type="float" office:value="0.000183333333333333">
            <text:p>0.0001833333</text:p>
          </table:table-cell>
          <table:table-cell table:number-columns-repeated="2"/>
          <table:table-cell office:value-type="float" office:value="0.336">
            <text:p>0.336</text:p>
          </table:table-cell>
          <table:table-cell office:value-type="float" office:value="15">
            <text:p>15</text:p>
          </table:table-cell>
          <table:table-cell table:formula="of:=[.G339]/120000" office:value-type="float" office:value="0.000125">
            <text:p>0.000125</text:p>
          </table:table-cell>
          <table:table-cell table:number-columns-repeated="2"/>
          <table:table-cell office:value-type="float" office:value="0.336">
            <text:p>0.336</text:p>
          </table:table-cell>
          <table:table-cell office:value-type="float" office:value="127">
            <text:p>127</text:p>
          </table:table-cell>
          <table:table-cell table:formula="of:=[.L339]/120000" office:value-type="float" office:value="0.00105833333333333">
            <text:p>0.0010583333</text:p>
          </table:table-cell>
        </table:table-row>
        <table:table-row table:style-name="ro1">
          <table:table-cell office:value-type="float" office:value="0.337">
            <text:p>0.337</text:p>
          </table:table-cell>
          <table:table-cell office:value-type="float" office:value="7">
            <text:p>7</text:p>
          </table:table-cell>
          <table:table-cell table:formula="of:=[.B340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337">
            <text:p>0.337</text:p>
          </table:table-cell>
          <table:table-cell office:value-type="float" office:value="3">
            <text:p>3</text:p>
          </table:table-cell>
          <table:table-cell table:formula="of:=[.G340]/120000" office:value-type="float" office:value="0.000025">
            <text:p>0.000025</text:p>
          </table:table-cell>
          <table:table-cell table:number-columns-repeated="2"/>
          <table:table-cell office:value-type="float" office:value="0.337">
            <text:p>0.337</text:p>
          </table:table-cell>
          <table:table-cell office:value-type="float" office:value="63">
            <text:p>63</text:p>
          </table:table-cell>
          <table:table-cell table:formula="of:=[.L340]/120000" office:value-type="float" office:value="0.000525">
            <text:p>0.000525</text:p>
          </table:table-cell>
        </table:table-row>
        <table:table-row table:style-name="ro1">
          <table:table-cell office:value-type="float" office:value="0.338">
            <text:p>0.338</text:p>
          </table:table-cell>
          <table:table-cell office:value-type="float" office:value="4">
            <text:p>4</text:p>
          </table:table-cell>
          <table:table-cell table:formula="of:=[.B341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38">
            <text:p>0.338</text:p>
          </table:table-cell>
          <table:table-cell office:value-type="float" office:value="3">
            <text:p>3</text:p>
          </table:table-cell>
          <table:table-cell table:formula="of:=[.G341]/120000" office:value-type="float" office:value="0.000025">
            <text:p>0.000025</text:p>
          </table:table-cell>
          <table:table-cell table:number-columns-repeated="2"/>
          <table:table-cell office:value-type="float" office:value="0.338">
            <text:p>0.338</text:p>
          </table:table-cell>
          <table:table-cell office:value-type="float" office:value="37">
            <text:p>37</text:p>
          </table:table-cell>
          <table:table-cell table:formula="of:=[.L341]/120000" office:value-type="float" office:value="0.000308333333333333">
            <text:p>0.0003083333</text:p>
          </table:table-cell>
        </table:table-row>
        <table:table-row table:style-name="ro1">
          <table:table-cell office:value-type="float" office:value="0.339">
            <text:p>0.339</text:p>
          </table:table-cell>
          <table:table-cell office:value-type="float" office:value="1">
            <text:p>1</text:p>
          </table:table-cell>
          <table:table-cell table:formula="of:=[.B342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39">
            <text:p>0.339</text:p>
          </table:table-cell>
          <table:table-cell office:value-type="float" office:value="3">
            <text:p>3</text:p>
          </table:table-cell>
          <table:table-cell table:formula="of:=[.G342]/120000" office:value-type="float" office:value="0.000025">
            <text:p>0.000025</text:p>
          </table:table-cell>
          <table:table-cell table:number-columns-repeated="2"/>
          <table:table-cell office:value-type="float" office:value="0.339">
            <text:p>0.339</text:p>
          </table:table-cell>
          <table:table-cell office:value-type="float" office:value="59">
            <text:p>59</text:p>
          </table:table-cell>
          <table:table-cell table:formula="of:=[.L342]/120000" office:value-type="float" office:value="0.000491666666666667">
            <text:p>0.0004916667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8">
            <text:p>8</text:p>
          </table:table-cell>
          <table:table-cell table:formula="of:=[.B343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6">
            <text:p>6</text:p>
          </table:table-cell>
          <table:table-cell table:formula="of:=[.G343]/120000" office:value-type="float" office:value="0.00005">
            <text:p>0.00005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53">
            <text:p>53</text:p>
          </table:table-cell>
          <table:table-cell table:formula="of:=[.L343]/120000" office:value-type="float" office:value="0.000441666666666667">
            <text:p>0.0004416667</text:p>
          </table:table-cell>
        </table:table-row>
        <table:table-row table:style-name="ro1">
          <table:table-cell office:value-type="float" office:value="0.341">
            <text:p>0.341</text:p>
          </table:table-cell>
          <table:table-cell office:value-type="float" office:value="3">
            <text:p>3</text:p>
          </table:table-cell>
          <table:table-cell table:formula="of:=[.B344]/120000" office:value-type="float" office:value="0.000025">
            <text:p>0.000025</text:p>
          </table:table-cell>
          <table:table-cell table:number-columns-repeated="2"/>
          <table:table-cell office:value-type="float" office:value="0.341">
            <text:p>0.341</text:p>
          </table:table-cell>
          <table:table-cell office:value-type="float" office:value="2">
            <text:p>2</text:p>
          </table:table-cell>
          <table:table-cell table:formula="of:=[.G344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41">
            <text:p>0.341</text:p>
          </table:table-cell>
          <table:table-cell office:value-type="float" office:value="83">
            <text:p>83</text:p>
          </table:table-cell>
          <table:table-cell table:formula="of:=[.L344]/120000" office:value-type="float" office:value="0.000691666666666667">
            <text:p>0.0006916667</text:p>
          </table:table-cell>
        </table:table-row>
        <table:table-row table:style-name="ro1">
          <table:table-cell office:value-type="float" office:value="0.342">
            <text:p>0.342</text:p>
          </table:table-cell>
          <table:table-cell office:value-type="float" office:value="6">
            <text:p>6</text:p>
          </table:table-cell>
          <table:table-cell table:formula="of:=[.B345]/120000" office:value-type="float" office:value="0.00005">
            <text:p>0.00005</text:p>
          </table:table-cell>
          <table:table-cell table:number-columns-repeated="2"/>
          <table:table-cell office:value-type="float" office:value="0.342">
            <text:p>0.342</text:p>
          </table:table-cell>
          <table:table-cell office:value-type="float" office:value="2">
            <text:p>2</text:p>
          </table:table-cell>
          <table:table-cell table:formula="of:=[.G345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42">
            <text:p>0.342</text:p>
          </table:table-cell>
          <table:table-cell office:value-type="float" office:value="44">
            <text:p>44</text:p>
          </table:table-cell>
          <table:table-cell table:formula="of:=[.L345]/120000" office:value-type="float" office:value="0.000366666666666667">
            <text:p>0.0003666667</text:p>
          </table:table-cell>
        </table:table-row>
        <table:table-row table:style-name="ro1">
          <table:table-cell office:value-type="float" office:value="0.343">
            <text:p>0.343</text:p>
          </table:table-cell>
          <table:table-cell office:value-type="float" office:value="1">
            <text:p>1</text:p>
          </table:table-cell>
          <table:table-cell table:formula="of:=[.B346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43">
            <text:p>0.343</text:p>
          </table:table-cell>
          <table:table-cell office:value-type="float" office:value="5">
            <text:p>5</text:p>
          </table:table-cell>
          <table:table-cell table:formula="of:=[.G346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43">
            <text:p>0.343</text:p>
          </table:table-cell>
          <table:table-cell office:value-type="float" office:value="84">
            <text:p>84</text:p>
          </table:table-cell>
          <table:table-cell table:formula="of:=[.L346]/120000" office:value-type="float" office:value="0.0007">
            <text:p>0.0007</text:p>
          </table:table-cell>
        </table:table-row>
        <table:table-row table:style-name="ro1">
          <table:table-cell office:value-type="float" office:value="0.344">
            <text:p>0.344</text:p>
          </table:table-cell>
          <table:table-cell office:value-type="float" office:value="1">
            <text:p>1</text:p>
          </table:table-cell>
          <table:table-cell table:formula="of:=[.B347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44">
            <text:p>0.344</text:p>
          </table:table-cell>
          <table:table-cell office:value-type="float" office:value="15">
            <text:p>15</text:p>
          </table:table-cell>
          <table:table-cell table:formula="of:=[.G347]/120000" office:value-type="float" office:value="0.000125">
            <text:p>0.000125</text:p>
          </table:table-cell>
          <table:table-cell table:number-columns-repeated="2"/>
          <table:table-cell office:value-type="float" office:value="0.344">
            <text:p>0.344</text:p>
          </table:table-cell>
          <table:table-cell office:value-type="float" office:value="35">
            <text:p>35</text:p>
          </table:table-cell>
          <table:table-cell table:formula="of:=[.L347]/120000" office:value-type="float" office:value="0.000291666666666667">
            <text:p>0.0002916667</text:p>
          </table:table-cell>
        </table:table-row>
        <table:table-row table:style-name="ro1">
          <table:table-cell office:value-type="float" office:value="0.345">
            <text:p>0.345</text:p>
          </table:table-cell>
          <table:table-cell office:value-type="float" office:value="7">
            <text:p>7</text:p>
          </table:table-cell>
          <table:table-cell table:formula="of:=[.B348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346">
            <text:p>0.346</text:p>
          </table:table-cell>
          <table:table-cell office:value-type="float" office:value="85">
            <text:p>85</text:p>
          </table:table-cell>
          <table:table-cell table:formula="of:=[.G348]/120000" office:value-type="float" office:value="0.000708333333333333">
            <text:p>0.0007083333</text:p>
          </table:table-cell>
          <table:table-cell table:number-columns-repeated="2"/>
          <table:table-cell office:value-type="float" office:value="0.345">
            <text:p>0.345</text:p>
          </table:table-cell>
          <table:table-cell office:value-type="float" office:value="41">
            <text:p>41</text:p>
          </table:table-cell>
          <table:table-cell table:formula="of:=[.L348]/120000" office:value-type="float" office:value="0.000341666666666667">
            <text:p>0.0003416667</text:p>
          </table:table-cell>
        </table:table-row>
        <table:table-row table:style-name="ro1">
          <table:table-cell office:value-type="float" office:value="0.346">
            <text:p>0.346</text:p>
          </table:table-cell>
          <table:table-cell office:value-type="float" office:value="2">
            <text:p>2</text:p>
          </table:table-cell>
          <table:table-cell table:formula="of:=[.B349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47">
            <text:p>0.347</text:p>
          </table:table-cell>
          <table:table-cell office:value-type="float" office:value="7">
            <text:p>7</text:p>
          </table:table-cell>
          <table:table-cell table:formula="of:=[.G349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346">
            <text:p>0.346</text:p>
          </table:table-cell>
          <table:table-cell office:value-type="float" office:value="95">
            <text:p>95</text:p>
          </table:table-cell>
          <table:table-cell table:formula="of:=[.L349]/120000" office:value-type="float" office:value="0.000791666666666667">
            <text:p>0.0007916667</text:p>
          </table:table-cell>
        </table:table-row>
        <table:table-row table:style-name="ro1">
          <table:table-cell office:value-type="float" office:value="0.347">
            <text:p>0.347</text:p>
          </table:table-cell>
          <table:table-cell office:value-type="float" office:value="3">
            <text:p>3</text:p>
          </table:table-cell>
          <table:table-cell table:formula="of:=[.B350]/120000" office:value-type="float" office:value="0.000025">
            <text:p>0.000025</text:p>
          </table:table-cell>
          <table:table-cell table:number-columns-repeated="2"/>
          <table:table-cell office:value-type="float" office:value="0.348">
            <text:p>0.348</text:p>
          </table:table-cell>
          <table:table-cell office:value-type="float" office:value="2">
            <text:p>2</text:p>
          </table:table-cell>
          <table:table-cell table:formula="of:=[.G350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47">
            <text:p>0.347</text:p>
          </table:table-cell>
          <table:table-cell office:value-type="float" office:value="39">
            <text:p>39</text:p>
          </table:table-cell>
          <table:table-cell table:formula="of:=[.L350]/120000" office:value-type="float" office:value="0.000325">
            <text:p>0.000325</text:p>
          </table:table-cell>
        </table:table-row>
        <table:table-row table:style-name="ro1">
          <table:table-cell office:value-type="float" office:value="0.348">
            <text:p>0.348</text:p>
          </table:table-cell>
          <table:table-cell office:value-type="float" office:value="22">
            <text:p>22</text:p>
          </table:table-cell>
          <table:table-cell table:formula="of:=[.B351]/120000" office:value-type="float" office:value="0.000183333333333333">
            <text:p>0.0001833333</text:p>
          </table:table-cell>
          <table:table-cell table:number-columns-repeated="2"/>
          <table:table-cell office:value-type="float" office:value="0.349">
            <text:p>0.349</text:p>
          </table:table-cell>
          <table:table-cell office:value-type="float" office:value="2">
            <text:p>2</text:p>
          </table:table-cell>
          <table:table-cell table:formula="of:=[.G351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48">
            <text:p>0.348</text:p>
          </table:table-cell>
          <table:table-cell office:value-type="float" office:value="67">
            <text:p>67</text:p>
          </table:table-cell>
          <table:table-cell table:formula="of:=[.L351]/120000" office:value-type="float" office:value="0.000558333333333333">
            <text:p>0.0005583333</text:p>
          </table:table-cell>
        </table:table-row>
        <table:table-row table:style-name="ro1">
          <table:table-cell office:value-type="float" office:value="0.349">
            <text:p>0.349</text:p>
          </table:table-cell>
          <table:table-cell office:value-type="float" office:value="5">
            <text:p>5</text:p>
          </table:table-cell>
          <table:table-cell table:formula="of:=[.B352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table:formula="of:=[.G352]/120000" office:value-type="float" office:value="0.000025">
            <text:p>0.000025</text:p>
          </table:table-cell>
          <table:table-cell table:number-columns-repeated="2"/>
          <table:table-cell office:value-type="float" office:value="0.349">
            <text:p>0.349</text:p>
          </table:table-cell>
          <table:table-cell office:value-type="float" office:value="49">
            <text:p>49</text:p>
          </table:table-cell>
          <table:table-cell table:formula="of:=[.L352]/120000" office:value-type="float" office:value="0.000408333333333333">
            <text:p>0.0004083333</text:p>
          </table:table-cell>
        </table:table-row>
        <table:table-row table:style-name="ro1">
          <table:table-cell office:value-type="float" office:value="0.351">
            <text:p>0.351</text:p>
          </table:table-cell>
          <table:table-cell office:value-type="float" office:value="1">
            <text:p>1</text:p>
          </table:table-cell>
          <table:table-cell table:formula="of:=[.B353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51">
            <text:p>0.351</text:p>
          </table:table-cell>
          <table:table-cell office:value-type="float" office:value="15">
            <text:p>15</text:p>
          </table:table-cell>
          <table:table-cell table:formula="of:=[.G353]/120000" office:value-type="float" office:value="0.000125">
            <text:p>0.000125</text:p>
          </table:table-cell>
          <table:table-cell table:number-columns-repeated="2"/>
          <table:table-cell office:value-type="float" office:value="0.35">
            <text:p>0.35</text:p>
          </table:table-cell>
          <table:table-cell office:value-type="float" office:value="72">
            <text:p>72</text:p>
          </table:table-cell>
          <table:table-cell table:formula="of:=[.L353]/120000" office:value-type="float" office:value="0.0006">
            <text:p>0.0006</text:p>
          </table:table-cell>
        </table:table-row>
        <table:table-row table:style-name="ro1">
          <table:table-cell office:value-type="float" office:value="0.352">
            <text:p>0.352</text:p>
          </table:table-cell>
          <table:table-cell office:value-type="float" office:value="4">
            <text:p>4</text:p>
          </table:table-cell>
          <table:table-cell table:formula="of:=[.B354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52">
            <text:p>0.352</text:p>
          </table:table-cell>
          <table:table-cell office:value-type="float" office:value="12">
            <text:p>12</text:p>
          </table:table-cell>
          <table:table-cell table:formula="of:=[.G354]/120000" office:value-type="float" office:value="0.0001">
            <text:p>0.0001</text:p>
          </table:table-cell>
          <table:table-cell table:number-columns-repeated="2"/>
          <table:table-cell office:value-type="float" office:value="0.351">
            <text:p>0.351</text:p>
          </table:table-cell>
          <table:table-cell office:value-type="float" office:value="64">
            <text:p>64</text:p>
          </table:table-cell>
          <table:table-cell table:formula="of:=[.L354]/120000" office:value-type="float" office:value="0.000533333333333333">
            <text:p>0.0005333333</text:p>
          </table:table-cell>
        </table:table-row>
        <table:table-row table:style-name="ro1">
          <table:table-cell office:value-type="float" office:value="0.353">
            <text:p>0.353</text:p>
          </table:table-cell>
          <table:table-cell office:value-type="float" office:value="5">
            <text:p>5</text:p>
          </table:table-cell>
          <table:table-cell table:formula="of:=[.B355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53">
            <text:p>0.353</text:p>
          </table:table-cell>
          <table:table-cell office:value-type="float" office:value="5">
            <text:p>5</text:p>
          </table:table-cell>
          <table:table-cell table:formula="of:=[.G355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52">
            <text:p>0.352</text:p>
          </table:table-cell>
          <table:table-cell office:value-type="float" office:value="27">
            <text:p>27</text:p>
          </table:table-cell>
          <table:table-cell table:formula="of:=[.L355]/120000" office:value-type="float" office:value="0.000225">
            <text:p>0.000225</text:p>
          </table:table-cell>
        </table:table-row>
        <table:table-row table:style-name="ro1">
          <table:table-cell office:value-type="float" office:value="0.354">
            <text:p>0.354</text:p>
          </table:table-cell>
          <table:table-cell office:value-type="float" office:value="18">
            <text:p>18</text:p>
          </table:table-cell>
          <table:table-cell table:formula="of:=[.B356]/120000" office:value-type="float" office:value="0.00015">
            <text:p>0.00015</text:p>
          </table:table-cell>
          <table:table-cell table:number-columns-repeated="2"/>
          <table:table-cell office:value-type="float" office:value="0.354">
            <text:p>0.354</text:p>
          </table:table-cell>
          <table:table-cell office:value-type="float" office:value="14">
            <text:p>14</text:p>
          </table:table-cell>
          <table:table-cell table:formula="of:=[.G356]/120000" office:value-type="float" office:value="0.000116666666666667">
            <text:p>0.0001166667</text:p>
          </table:table-cell>
          <table:table-cell table:number-columns-repeated="2"/>
          <table:table-cell office:value-type="float" office:value="0.353">
            <text:p>0.353</text:p>
          </table:table-cell>
          <table:table-cell office:value-type="float" office:value="53">
            <text:p>53</text:p>
          </table:table-cell>
          <table:table-cell table:formula="of:=[.L356]/120000" office:value-type="float" office:value="0.000441666666666667">
            <text:p>0.0004416667</text:p>
          </table:table-cell>
        </table:table-row>
        <table:table-row table:style-name="ro1">
          <table:table-cell office:value-type="float" office:value="0.355">
            <text:p>0.355</text:p>
          </table:table-cell>
          <table:table-cell office:value-type="float" office:value="12">
            <text:p>12</text:p>
          </table:table-cell>
          <table:table-cell table:formula="of:=[.B357]/120000" office:value-type="float" office:value="0.0001">
            <text:p>0.0001</text:p>
          </table:table-cell>
          <table:table-cell table:number-columns-repeated="2"/>
          <table:table-cell office:value-type="float" office:value="0.355">
            <text:p>0.355</text:p>
          </table:table-cell>
          <table:table-cell office:value-type="float" office:value="3">
            <text:p>3</text:p>
          </table:table-cell>
          <table:table-cell table:formula="of:=[.G357]/120000" office:value-type="float" office:value="0.000025">
            <text:p>0.000025</text:p>
          </table:table-cell>
          <table:table-cell table:number-columns-repeated="2"/>
          <table:table-cell office:value-type="float" office:value="0.354">
            <text:p>0.354</text:p>
          </table:table-cell>
          <table:table-cell office:value-type="float" office:value="102">
            <text:p>102</text:p>
          </table:table-cell>
          <table:table-cell table:formula="of:=[.L357]/120000" office:value-type="float" office:value="0.00085">
            <text:p>0.00085</text:p>
          </table:table-cell>
        </table:table-row>
        <table:table-row table:style-name="ro1">
          <table:table-cell office:value-type="float" office:value="0.357">
            <text:p>0.357</text:p>
          </table:table-cell>
          <table:table-cell office:value-type="float" office:value="2">
            <text:p>2</text:p>
          </table:table-cell>
          <table:table-cell table:formula="of:=[.B358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56">
            <text:p>0.356</text:p>
          </table:table-cell>
          <table:table-cell office:value-type="float" office:value="2">
            <text:p>2</text:p>
          </table:table-cell>
          <table:table-cell table:formula="of:=[.G358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55">
            <text:p>0.355</text:p>
          </table:table-cell>
          <table:table-cell office:value-type="float" office:value="88">
            <text:p>88</text:p>
          </table:table-cell>
          <table:table-cell table:formula="of:=[.L358]/120000" office:value-type="float" office:value="0.000733333333333333">
            <text:p>0.0007333333</text:p>
          </table:table-cell>
        </table:table-row>
        <table:table-row table:style-name="ro1">
          <table:table-cell office:value-type="float" office:value="0.358">
            <text:p>0.358</text:p>
          </table:table-cell>
          <table:table-cell office:value-type="float" office:value="2">
            <text:p>2</text:p>
          </table:table-cell>
          <table:table-cell table:formula="of:=[.B359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58">
            <text:p>0.358</text:p>
          </table:table-cell>
          <table:table-cell office:value-type="float" office:value="8">
            <text:p>8</text:p>
          </table:table-cell>
          <table:table-cell table:formula="of:=[.G359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56">
            <text:p>0.356</text:p>
          </table:table-cell>
          <table:table-cell office:value-type="float" office:value="51">
            <text:p>51</text:p>
          </table:table-cell>
          <table:table-cell table:formula="of:=[.L359]/120000" office:value-type="float" office:value="0.000425">
            <text:p>0.000425</text:p>
          </table:table-cell>
        </table:table-row>
        <table:table-row table:style-name="ro1">
          <table:table-cell office:value-type="float" office:value="0.359">
            <text:p>0.359</text:p>
          </table:table-cell>
          <table:table-cell office:value-type="float" office:value="1">
            <text:p>1</text:p>
          </table:table-cell>
          <table:table-cell table:formula="of:=[.B360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59">
            <text:p>0.359</text:p>
          </table:table-cell>
          <table:table-cell office:value-type="float" office:value="4">
            <text:p>4</text:p>
          </table:table-cell>
          <table:table-cell table:formula="of:=[.G360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57">
            <text:p>0.357</text:p>
          </table:table-cell>
          <table:table-cell office:value-type="float" office:value="32">
            <text:p>32</text:p>
          </table:table-cell>
          <table:table-cell table:formula="of:=[.L360]/120000" office:value-type="float" office:value="0.000266666666666667">
            <text:p>0.0002666667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table:formula="of:=[.B361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61">
            <text:p>0.361</text:p>
          </table:table-cell>
          <table:table-cell office:value-type="float" office:value="4">
            <text:p>4</text:p>
          </table:table-cell>
          <table:table-cell table:formula="of:=[.G361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58">
            <text:p>0.358</text:p>
          </table:table-cell>
          <table:table-cell office:value-type="float" office:value="52">
            <text:p>52</text:p>
          </table:table-cell>
          <table:table-cell table:formula="of:=[.L361]/120000" office:value-type="float" office:value="0.000433333333333333">
            <text:p>0.0004333333</text:p>
          </table:table-cell>
        </table:table-row>
        <table:table-row table:style-name="ro1">
          <table:table-cell office:value-type="float" office:value="0.361">
            <text:p>0.361</text:p>
          </table:table-cell>
          <table:table-cell office:value-type="float" office:value="3">
            <text:p>3</text:p>
          </table:table-cell>
          <table:table-cell table:formula="of:=[.B362]/120000" office:value-type="float" office:value="0.000025">
            <text:p>0.000025</text:p>
          </table:table-cell>
          <table:table-cell table:number-columns-repeated="2"/>
          <table:table-cell office:value-type="float" office:value="0.362">
            <text:p>0.362</text:p>
          </table:table-cell>
          <table:table-cell office:value-type="float" office:value="5">
            <text:p>5</text:p>
          </table:table-cell>
          <table:table-cell table:formula="of:=[.G362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59">
            <text:p>0.359</text:p>
          </table:table-cell>
          <table:table-cell office:value-type="float" office:value="85">
            <text:p>85</text:p>
          </table:table-cell>
          <table:table-cell table:formula="of:=[.L362]/120000" office:value-type="float" office:value="0.000708333333333333">
            <text:p>0.0007083333</text:p>
          </table:table-cell>
        </table:table-row>
        <table:table-row table:style-name="ro1">
          <table:table-cell office:value-type="float" office:value="0.363">
            <text:p>0.363</text:p>
          </table:table-cell>
          <table:table-cell office:value-type="float" office:value="1">
            <text:p>1</text:p>
          </table:table-cell>
          <table:table-cell table:formula="of:=[.B363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63">
            <text:p>0.363</text:p>
          </table:table-cell>
          <table:table-cell office:value-type="float" office:value="2">
            <text:p>2</text:p>
          </table:table-cell>
          <table:table-cell table:formula="of:=[.G363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39">
            <text:p>39</text:p>
          </table:table-cell>
          <table:table-cell table:formula="of:=[.L363]/120000" office:value-type="float" office:value="0.000325">
            <text:p>0.000325</text:p>
          </table:table-cell>
        </table:table-row>
        <table:table-row table:style-name="ro1">
          <table:table-cell office:value-type="float" office:value="0.364">
            <text:p>0.364</text:p>
          </table:table-cell>
          <table:table-cell office:value-type="float" office:value="5">
            <text:p>5</text:p>
          </table:table-cell>
          <table:table-cell table:formula="of:=[.B364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64">
            <text:p>0.364</text:p>
          </table:table-cell>
          <table:table-cell office:value-type="float" office:value="23">
            <text:p>23</text:p>
          </table:table-cell>
          <table:table-cell table:formula="of:=[.G364]/120000" office:value-type="float" office:value="0.000191666666666667">
            <text:p>0.0001916667</text:p>
          </table:table-cell>
          <table:table-cell table:number-columns-repeated="2"/>
          <table:table-cell office:value-type="float" office:value="0.361">
            <text:p>0.361</text:p>
          </table:table-cell>
          <table:table-cell office:value-type="float" office:value="53">
            <text:p>53</text:p>
          </table:table-cell>
          <table:table-cell table:formula="of:=[.L364]/120000" office:value-type="float" office:value="0.000441666666666667">
            <text:p>0.0004416667</text:p>
          </table:table-cell>
        </table:table-row>
        <table:table-row table:style-name="ro1">
          <table:table-cell office:value-type="float" office:value="0.365">
            <text:p>0.365</text:p>
          </table:table-cell>
          <table:table-cell office:value-type="float" office:value="1">
            <text:p>1</text:p>
          </table:table-cell>
          <table:table-cell table:formula="of:=[.B36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66">
            <text:p>0.366</text:p>
          </table:table-cell>
          <table:table-cell office:value-type="float" office:value="3">
            <text:p>3</text:p>
          </table:table-cell>
          <table:table-cell table:formula="of:=[.G365]/120000" office:value-type="float" office:value="0.000025">
            <text:p>0.000025</text:p>
          </table:table-cell>
          <table:table-cell table:number-columns-repeated="2"/>
          <table:table-cell office:value-type="float" office:value="0.362">
            <text:p>0.362</text:p>
          </table:table-cell>
          <table:table-cell office:value-type="float" office:value="29">
            <text:p>29</text:p>
          </table:table-cell>
          <table:table-cell table:formula="of:=[.L365]/120000" office:value-type="float" office:value="0.000241666666666667">
            <text:p>0.0002416667</text:p>
          </table:table-cell>
        </table:table-row>
        <table:table-row table:style-name="ro1">
          <table:table-cell office:value-type="float" office:value="0.366">
            <text:p>0.366</text:p>
          </table:table-cell>
          <table:table-cell office:value-type="float" office:value="1">
            <text:p>1</text:p>
          </table:table-cell>
          <table:table-cell table:formula="of:=[.B366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68">
            <text:p>0.368</text:p>
          </table:table-cell>
          <table:table-cell office:value-type="float" office:value="1">
            <text:p>1</text:p>
          </table:table-cell>
          <table:table-cell table:formula="of:=[.G366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63">
            <text:p>0.363</text:p>
          </table:table-cell>
          <table:table-cell office:value-type="float" office:value="18">
            <text:p>18</text:p>
          </table:table-cell>
          <table:table-cell table:formula="of:=[.L366]/120000" office:value-type="float" office:value="0.00015">
            <text:p>0.00015</text:p>
          </table:table-cell>
        </table:table-row>
        <table:table-row table:style-name="ro1">
          <table:table-cell office:value-type="float" office:value="0.367">
            <text:p>0.367</text:p>
          </table:table-cell>
          <table:table-cell office:value-type="float" office:value="5">
            <text:p>5</text:p>
          </table:table-cell>
          <table:table-cell table:formula="of:=[.B367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69">
            <text:p>0.369</text:p>
          </table:table-cell>
          <table:table-cell office:value-type="float" office:value="22">
            <text:p>22</text:p>
          </table:table-cell>
          <table:table-cell table:formula="of:=[.G367]/120000" office:value-type="float" office:value="0.000183333333333333">
            <text:p>0.0001833333</text:p>
          </table:table-cell>
          <table:table-cell table:number-columns-repeated="2"/>
          <table:table-cell office:value-type="float" office:value="0.364">
            <text:p>0.364</text:p>
          </table:table-cell>
          <table:table-cell office:value-type="float" office:value="80">
            <text:p>80</text:p>
          </table:table-cell>
          <table:table-cell table:formula="of:=[.L367]/120000" office:value-type="float" office:value="0.000666666666666667">
            <text:p>0.0006666667</text:p>
          </table:table-cell>
        </table:table-row>
        <table:table-row table:style-name="ro1">
          <table:table-cell office:value-type="float" office:value="0.368">
            <text:p>0.368</text:p>
          </table:table-cell>
          <table:table-cell office:value-type="float" office:value="2">
            <text:p>2</text:p>
          </table:table-cell>
          <table:table-cell table:formula="of:=[.B368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71">
            <text:p>0.371</text:p>
          </table:table-cell>
          <table:table-cell office:value-type="float" office:value="1">
            <text:p>1</text:p>
          </table:table-cell>
          <table:table-cell table:formula="of:=[.G368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65">
            <text:p>0.365</text:p>
          </table:table-cell>
          <table:table-cell office:value-type="float" office:value="52">
            <text:p>52</text:p>
          </table:table-cell>
          <table:table-cell table:formula="of:=[.L368]/120000" office:value-type="float" office:value="0.000433333333333333">
            <text:p>0.0004333333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3">
            <text:p>3</text:p>
          </table:table-cell>
          <table:table-cell table:formula="of:=[.B369]/120000" office:value-type="float" office:value="0.000025">
            <text:p>0.000025</text:p>
          </table:table-cell>
          <table:table-cell table:number-columns-repeated="2"/>
          <table:table-cell office:value-type="float" office:value="0.372">
            <text:p>0.372</text:p>
          </table:table-cell>
          <table:table-cell office:value-type="float" office:value="10">
            <text:p>10</text:p>
          </table:table-cell>
          <table:table-cell table:formula="of:=[.G369]/120000" office:value-type="float" office:value="0.0000833333333333333">
            <text:p>8.33333333333333E-005</text:p>
          </table:table-cell>
          <table:table-cell table:number-columns-repeated="2"/>
          <table:table-cell office:value-type="float" office:value="0.366">
            <text:p>0.366</text:p>
          </table:table-cell>
          <table:table-cell office:value-type="float" office:value="20">
            <text:p>20</text:p>
          </table:table-cell>
          <table:table-cell table:formula="of:=[.L369]/120000" office:value-type="float" office:value="0.000166666666666667">
            <text:p>0.0001666667</text:p>
          </table:table-cell>
        </table:table-row>
        <table:table-row table:style-name="ro1">
          <table:table-cell office:value-type="float" office:value="0.371">
            <text:p>0.371</text:p>
          </table:table-cell>
          <table:table-cell office:value-type="float" office:value="3">
            <text:p>3</text:p>
          </table:table-cell>
          <table:table-cell table:formula="of:=[.B370]/120000" office:value-type="float" office:value="0.000025">
            <text:p>0.000025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4">
            <text:p>4</text:p>
          </table:table-cell>
          <table:table-cell table:formula="of:=[.G370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67">
            <text:p>0.367</text:p>
          </table:table-cell>
          <table:table-cell office:value-type="float" office:value="31">
            <text:p>31</text:p>
          </table:table-cell>
          <table:table-cell table:formula="of:=[.L370]/120000" office:value-type="float" office:value="0.000258333333333333">
            <text:p>0.0002583333</text:p>
          </table:table-cell>
        </table:table-row>
        <table:table-row table:style-name="ro1">
          <table:table-cell office:value-type="float" office:value="0.372">
            <text:p>0.372</text:p>
          </table:table-cell>
          <table:table-cell office:value-type="float" office:value="4">
            <text:p>4</text:p>
          </table:table-cell>
          <table:table-cell table:formula="of:=[.B371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77">
            <text:p>0.377</text:p>
          </table:table-cell>
          <table:table-cell office:value-type="float" office:value="5">
            <text:p>5</text:p>
          </table:table-cell>
          <table:table-cell table:formula="of:=[.G371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68">
            <text:p>0.368</text:p>
          </table:table-cell>
          <table:table-cell office:value-type="float" office:value="27">
            <text:p>27</text:p>
          </table:table-cell>
          <table:table-cell table:formula="of:=[.L371]/120000" office:value-type="float" office:value="0.000225">
            <text:p>0.000225</text:p>
          </table:table-cell>
        </table:table-row>
        <table:table-row table:style-name="ro1">
          <table:table-cell office:value-type="float" office:value="0.373">
            <text:p>0.373</text:p>
          </table:table-cell>
          <table:table-cell office:value-type="float" office:value="7">
            <text:p>7</text:p>
          </table:table-cell>
          <table:table-cell table:formula="of:=[.B372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8">
            <text:p>8</text:p>
          </table:table-cell>
          <table:table-cell table:formula="of:=[.G372]/120000" office:value-type="float" office:value="0.0000666666666666667">
            <text:p>6.66666666666667E-005</text:p>
          </table:table-cell>
          <table:table-cell table:number-columns-repeated="2"/>
          <table:table-cell office:value-type="float" office:value="0.369">
            <text:p>0.369</text:p>
          </table:table-cell>
          <table:table-cell office:value-type="float" office:value="44">
            <text:p>44</text:p>
          </table:table-cell>
          <table:table-cell table:formula="of:=[.L372]/120000" office:value-type="float" office:value="0.000366666666666667">
            <text:p>0.0003666667</text:p>
          </table:table-cell>
        </table:table-row>
        <table:table-row table:style-name="ro1">
          <table:table-cell office:value-type="float" office:value="0.374">
            <text:p>0.374</text:p>
          </table:table-cell>
          <table:table-cell office:value-type="float" office:value="2">
            <text:p>2</text:p>
          </table:table-cell>
          <table:table-cell table:formula="of:=[.B373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81">
            <text:p>0.381</text:p>
          </table:table-cell>
          <table:table-cell office:value-type="float" office:value="1">
            <text:p>1</text:p>
          </table:table-cell>
          <table:table-cell table:formula="of:=[.G373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7">
            <text:p>0.37</text:p>
          </table:table-cell>
          <table:table-cell office:value-type="float" office:value="22">
            <text:p>22</text:p>
          </table:table-cell>
          <table:table-cell table:formula="of:=[.L373]/120000" office:value-type="float" office:value="0.000183333333333333">
            <text:p>0.0001833333</text:p>
          </table:table-cell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2">
            <text:p>2</text:p>
          </table:table-cell>
          <table:table-cell table:formula="of:=[.B374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84">
            <text:p>0.384</text:p>
          </table:table-cell>
          <table:table-cell office:value-type="float" office:value="2">
            <text:p>2</text:p>
          </table:table-cell>
          <table:table-cell table:formula="of:=[.G374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71">
            <text:p>0.371</text:p>
          </table:table-cell>
          <table:table-cell office:value-type="float" office:value="33">
            <text:p>33</text:p>
          </table:table-cell>
          <table:table-cell table:formula="of:=[.L374]/120000" office:value-type="float" office:value="0.000275">
            <text:p>0.000275</text:p>
          </table:table-cell>
        </table:table-row>
        <table:table-row table:style-name="ro1">
          <table:table-cell office:value-type="float" office:value="0.376">
            <text:p>0.376</text:p>
          </table:table-cell>
          <table:table-cell office:value-type="float" office:value="1">
            <text:p>1</text:p>
          </table:table-cell>
          <table:table-cell table:formula="of:=[.B37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86">
            <text:p>0.386</text:p>
          </table:table-cell>
          <table:table-cell office:value-type="float" office:value="1">
            <text:p>1</text:p>
          </table:table-cell>
          <table:table-cell table:formula="of:=[.G37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72">
            <text:p>0.372</text:p>
          </table:table-cell>
          <table:table-cell office:value-type="float" office:value="44">
            <text:p>44</text:p>
          </table:table-cell>
          <table:table-cell table:formula="of:=[.L375]/120000" office:value-type="float" office:value="0.000366666666666667">
            <text:p>0.0003666667</text:p>
          </table:table-cell>
        </table:table-row>
        <table:table-row table:style-name="ro1">
          <table:table-cell office:value-type="float" office:value="0.377">
            <text:p>0.377</text:p>
          </table:table-cell>
          <table:table-cell office:value-type="float" office:value="1">
            <text:p>1</text:p>
          </table:table-cell>
          <table:table-cell table:formula="of:=[.B376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88">
            <text:p>0.388</text:p>
          </table:table-cell>
          <table:table-cell office:value-type="float" office:value="5">
            <text:p>5</text:p>
          </table:table-cell>
          <table:table-cell table:formula="of:=[.G376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73">
            <text:p>0.373</text:p>
          </table:table-cell>
          <table:table-cell office:value-type="float" office:value="49">
            <text:p>49</text:p>
          </table:table-cell>
          <table:table-cell table:formula="of:=[.L376]/120000" office:value-type="float" office:value="0.000408333333333333">
            <text:p>0.0004083333</text:p>
          </table:table-cell>
        </table:table-row>
        <table:table-row table:style-name="ro1">
          <table:table-cell office:value-type="float" office:value="0.378">
            <text:p>0.378</text:p>
          </table:table-cell>
          <table:table-cell office:value-type="float" office:value="1">
            <text:p>1</text:p>
          </table:table-cell>
          <table:table-cell table:formula="of:=[.B377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89">
            <text:p>0.389</text:p>
          </table:table-cell>
          <table:table-cell office:value-type="float" office:value="3">
            <text:p>3</text:p>
          </table:table-cell>
          <table:table-cell table:formula="of:=[.G377]/120000" office:value-type="float" office:value="0.000025">
            <text:p>0.000025</text:p>
          </table:table-cell>
          <table:table-cell table:number-columns-repeated="2"/>
          <table:table-cell office:value-type="float" office:value="0.374">
            <text:p>0.374</text:p>
          </table:table-cell>
          <table:table-cell office:value-type="float" office:value="15">
            <text:p>15</text:p>
          </table:table-cell>
          <table:table-cell table:formula="of:=[.L377]/120000" office:value-type="float" office:value="0.000125">
            <text:p>0.000125</text:p>
          </table:table-cell>
        </table:table-row>
        <table:table-row table:style-name="ro1">
          <table:table-cell office:value-type="float" office:value="0.379">
            <text:p>0.379</text:p>
          </table:table-cell>
          <table:table-cell office:value-type="float" office:value="2">
            <text:p>2</text:p>
          </table:table-cell>
          <table:table-cell table:formula="of:=[.B378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table:formula="of:=[.G378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32">
            <text:p>32</text:p>
          </table:table-cell>
          <table:table-cell table:formula="of:=[.L378]/120000" office:value-type="float" office:value="0.000266666666666667">
            <text:p>0.0002666667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2">
            <text:p>2</text:p>
          </table:table-cell>
          <table:table-cell table:formula="of:=[.B379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91">
            <text:p>0.391</text:p>
          </table:table-cell>
          <table:table-cell office:value-type="float" office:value="1">
            <text:p>1</text:p>
          </table:table-cell>
          <table:table-cell table:formula="of:=[.G379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76">
            <text:p>0.376</text:p>
          </table:table-cell>
          <table:table-cell office:value-type="float" office:value="51">
            <text:p>51</text:p>
          </table:table-cell>
          <table:table-cell table:formula="of:=[.L379]/120000" office:value-type="float" office:value="0.000425">
            <text:p>0.000425</text:p>
          </table:table-cell>
        </table:table-row>
        <table:table-row table:style-name="ro1">
          <table:table-cell office:value-type="float" office:value="0.383">
            <text:p>0.383</text:p>
          </table:table-cell>
          <table:table-cell office:value-type="float" office:value="1">
            <text:p>1</text:p>
          </table:table-cell>
          <table:table-cell table:formula="of:=[.B380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92">
            <text:p>0.392</text:p>
          </table:table-cell>
          <table:table-cell office:value-type="float" office:value="10">
            <text:p>10</text:p>
          </table:table-cell>
          <table:table-cell table:formula="of:=[.G380]/120000" office:value-type="float" office:value="0.0000833333333333333">
            <text:p>8.33333333333333E-005</text:p>
          </table:table-cell>
          <table:table-cell table:number-columns-repeated="2"/>
          <table:table-cell office:value-type="float" office:value="0.377">
            <text:p>0.377</text:p>
          </table:table-cell>
          <table:table-cell office:value-type="float" office:value="37">
            <text:p>37</text:p>
          </table:table-cell>
          <table:table-cell table:formula="of:=[.L380]/120000" office:value-type="float" office:value="0.000308333333333333">
            <text:p>0.0003083333</text:p>
          </table:table-cell>
        </table:table-row>
        <table:table-row table:style-name="ro1">
          <table:table-cell office:value-type="float" office:value="0.385">
            <text:p>0.385</text:p>
          </table:table-cell>
          <table:table-cell office:value-type="float" office:value="2">
            <text:p>2</text:p>
          </table:table-cell>
          <table:table-cell table:formula="of:=[.B381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93">
            <text:p>0.393</text:p>
          </table:table-cell>
          <table:table-cell office:value-type="float" office:value="3">
            <text:p>3</text:p>
          </table:table-cell>
          <table:table-cell table:formula="of:=[.G381]/120000" office:value-type="float" office:value="0.000025">
            <text:p>0.000025</text:p>
          </table:table-cell>
          <table:table-cell table:number-columns-repeated="2"/>
          <table:table-cell office:value-type="float" office:value="0.378">
            <text:p>0.378</text:p>
          </table:table-cell>
          <table:table-cell office:value-type="float" office:value="30">
            <text:p>30</text:p>
          </table:table-cell>
          <table:table-cell table:formula="of:=[.L381]/120000" office:value-type="float" office:value="0.00025">
            <text:p>0.00025</text:p>
          </table:table-cell>
        </table:table-row>
        <table:table-row table:style-name="ro1">
          <table:table-cell office:value-type="float" office:value="0.387">
            <text:p>0.387</text:p>
          </table:table-cell>
          <table:table-cell office:value-type="float" office:value="1">
            <text:p>1</text:p>
          </table:table-cell>
          <table:table-cell table:formula="of:=[.B382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95">
            <text:p>0.395</text:p>
          </table:table-cell>
          <table:table-cell office:value-type="float" office:value="5">
            <text:p>5</text:p>
          </table:table-cell>
          <table:table-cell table:formula="of:=[.G382]/120000" office:value-type="float" office:value="0.0000416666666666667">
            <text:p>4.16666666666667E-005</text:p>
          </table:table-cell>
          <table:table-cell table:number-columns-repeated="2"/>
          <table:table-cell office:value-type="float" office:value="0.379">
            <text:p>0.379</text:p>
          </table:table-cell>
          <table:table-cell office:value-type="float" office:value="55">
            <text:p>55</text:p>
          </table:table-cell>
          <table:table-cell table:formula="of:=[.L382]/120000" office:value-type="float" office:value="0.000458333333333333">
            <text:p>0.0004583333</text:p>
          </table:table-cell>
        </table:table-row>
        <table:table-row table:style-name="ro1">
          <table:table-cell office:value-type="float" office:value="0.389">
            <text:p>0.389</text:p>
          </table:table-cell>
          <table:table-cell office:value-type="float" office:value="3">
            <text:p>3</text:p>
          </table:table-cell>
          <table:table-cell table:formula="of:=[.B383]/120000" office:value-type="float" office:value="0.000025">
            <text:p>0.000025</text:p>
          </table:table-cell>
          <table:table-cell table:number-columns-repeated="2"/>
          <table:table-cell office:value-type="float" office:value="0.397">
            <text:p>0.397</text:p>
          </table:table-cell>
          <table:table-cell office:value-type="float" office:value="1">
            <text:p>1</text:p>
          </table:table-cell>
          <table:table-cell table:formula="of:=[.G383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21">
            <text:p>21</text:p>
          </table:table-cell>
          <table:table-cell table:formula="of:=[.L383]/120000" office:value-type="float" office:value="0.000175">
            <text:p>0.000175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3">
            <text:p>3</text:p>
          </table:table-cell>
          <table:table-cell table:formula="of:=[.B384]/120000" office:value-type="float" office:value="0.000025">
            <text:p>0.000025</text:p>
          </table:table-cell>
          <table:table-cell table:number-columns-repeated="2"/>
          <table:table-cell office:value-type="float" office:value="0.398">
            <text:p>0.398</text:p>
          </table:table-cell>
          <table:table-cell office:value-type="float" office:value="1">
            <text:p>1</text:p>
          </table:table-cell>
          <table:table-cell table:formula="of:=[.G384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81">
            <text:p>0.381</text:p>
          </table:table-cell>
          <table:table-cell office:value-type="float" office:value="17">
            <text:p>17</text:p>
          </table:table-cell>
          <table:table-cell table:formula="of:=[.L384]/120000" office:value-type="float" office:value="0.000141666666666667">
            <text:p>0.0001416667</text:p>
          </table:table-cell>
        </table:table-row>
        <table:table-row table:style-name="ro1">
          <table:table-cell office:value-type="float" office:value="0.391">
            <text:p>0.391</text:p>
          </table:table-cell>
          <table:table-cell office:value-type="float" office:value="4">
            <text:p>4</text:p>
          </table:table-cell>
          <table:table-cell table:formula="of:=[.B385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99">
            <text:p>0.399</text:p>
          </table:table-cell>
          <table:table-cell office:value-type="float" office:value="1">
            <text:p>1</text:p>
          </table:table-cell>
          <table:table-cell table:formula="of:=[.G38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82">
            <text:p>0.382</text:p>
          </table:table-cell>
          <table:table-cell office:value-type="float" office:value="34">
            <text:p>34</text:p>
          </table:table-cell>
          <table:table-cell table:formula="of:=[.L385]/120000" office:value-type="float" office:value="0.000283333333333333">
            <text:p>0.0002833333</text:p>
          </table:table-cell>
        </table:table-row>
        <table:table-row table:style-name="ro1">
          <table:table-cell office:value-type="float" office:value="0.393">
            <text:p>0.393</text:p>
          </table:table-cell>
          <table:table-cell office:value-type="float" office:value="9">
            <text:p>9</text:p>
          </table:table-cell>
          <table:table-cell table:formula="of:=[.B386]/120000" office:value-type="float" office:value="0.000075">
            <text:p>0.000075</text:p>
          </table:table-cell>
          <table:table-cell table:number-columns-repeated="2"/>
          <table:table-cell office:value-type="float" office:value="0.403">
            <text:p>0.403</text:p>
          </table:table-cell>
          <table:table-cell office:value-type="float" office:value="1">
            <text:p>1</text:p>
          </table:table-cell>
          <table:table-cell table:formula="of:=[.G386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83">
            <text:p>0.383</text:p>
          </table:table-cell>
          <table:table-cell office:value-type="float" office:value="53">
            <text:p>53</text:p>
          </table:table-cell>
          <table:table-cell table:formula="of:=[.L386]/120000" office:value-type="float" office:value="0.000441666666666667">
            <text:p>0.0004416667</text:p>
          </table:table-cell>
        </table:table-row>
        <table:table-row table:style-name="ro1">
          <table:table-cell office:value-type="float" office:value="0.395">
            <text:p>0.395</text:p>
          </table:table-cell>
          <table:table-cell office:value-type="float" office:value="2">
            <text:p>2</text:p>
          </table:table-cell>
          <table:table-cell table:formula="of:=[.B387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04">
            <text:p>0.404</text:p>
          </table:table-cell>
          <table:table-cell office:value-type="float" office:value="4">
            <text:p>4</text:p>
          </table:table-cell>
          <table:table-cell table:formula="of:=[.G387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84">
            <text:p>0.384</text:p>
          </table:table-cell>
          <table:table-cell office:value-type="float" office:value="22">
            <text:p>22</text:p>
          </table:table-cell>
          <table:table-cell table:formula="of:=[.L387]/120000" office:value-type="float" office:value="0.000183333333333333">
            <text:p>0.0001833333</text:p>
          </table:table-cell>
        </table:table-row>
        <table:table-row table:style-name="ro1">
          <table:table-cell office:value-type="float" office:value="0.397">
            <text:p>0.397</text:p>
          </table:table-cell>
          <table:table-cell office:value-type="float" office:value="1">
            <text:p>1</text:p>
          </table:table-cell>
          <table:table-cell table:formula="of:=[.B388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06">
            <text:p>0.406</text:p>
          </table:table-cell>
          <table:table-cell office:value-type="float" office:value="3">
            <text:p>3</text:p>
          </table:table-cell>
          <table:table-cell table:formula="of:=[.G388]/120000" office:value-type="float" office:value="0.000025">
            <text:p>0.000025</text:p>
          </table:table-cell>
          <table:table-cell table:number-columns-repeated="2"/>
          <table:table-cell office:value-type="float" office:value="0.385">
            <text:p>0.385</text:p>
          </table:table-cell>
          <table:table-cell office:value-type="float" office:value="21">
            <text:p>21</text:p>
          </table:table-cell>
          <table:table-cell table:formula="of:=[.L388]/120000" office:value-type="float" office:value="0.000175">
            <text:p>0.000175</text:p>
          </table:table-cell>
        </table:table-row>
        <table:table-row table:style-name="ro1">
          <table:table-cell office:value-type="float" office:value="0.398">
            <text:p>0.398</text:p>
          </table:table-cell>
          <table:table-cell office:value-type="float" office:value="4">
            <text:p>4</text:p>
          </table:table-cell>
          <table:table-cell table:formula="of:=[.B389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408">
            <text:p>0.408</text:p>
          </table:table-cell>
          <table:table-cell office:value-type="float" office:value="1">
            <text:p>1</text:p>
          </table:table-cell>
          <table:table-cell table:formula="of:=[.G389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86">
            <text:p>0.386</text:p>
          </table:table-cell>
          <table:table-cell office:value-type="float" office:value="29">
            <text:p>29</text:p>
          </table:table-cell>
          <table:table-cell table:formula="of:=[.L389]/120000" office:value-type="float" office:value="0.000241666666666667">
            <text:p>0.000241666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table:formula="of:=[.B390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09">
            <text:p>0.409</text:p>
          </table:table-cell>
          <table:table-cell office:value-type="float" office:value="2">
            <text:p>2</text:p>
          </table:table-cell>
          <table:table-cell table:formula="of:=[.G390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87">
            <text:p>0.387</text:p>
          </table:table-cell>
          <table:table-cell office:value-type="float" office:value="18">
            <text:p>18</text:p>
          </table:table-cell>
          <table:table-cell table:formula="of:=[.L390]/120000" office:value-type="float" office:value="0.00015">
            <text:p>0.00015</text:p>
          </table:table-cell>
        </table:table-row>
        <table:table-row table:style-name="ro1">
          <table:table-cell office:value-type="float" office:value="0.405">
            <text:p>0.405</text:p>
          </table:table-cell>
          <table:table-cell office:value-type="float" office:value="1">
            <text:p>1</text:p>
          </table:table-cell>
          <table:table-cell table:formula="of:=[.B391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1">
            <text:p>0.41</text:p>
          </table:table-cell>
          <table:table-cell office:value-type="float" office:value="4">
            <text:p>4</text:p>
          </table:table-cell>
          <table:table-cell table:formula="of:=[.G391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388">
            <text:p>0.388</text:p>
          </table:table-cell>
          <table:table-cell office:value-type="float" office:value="20">
            <text:p>20</text:p>
          </table:table-cell>
          <table:table-cell table:formula="of:=[.L391]/120000" office:value-type="float" office:value="0.000166666666666667">
            <text:p>0.0001666667</text:p>
          </table:table-cell>
        </table:table-row>
        <table:table-row table:style-name="ro1">
          <table:table-cell office:value-type="float" office:value="0.407">
            <text:p>0.407</text:p>
          </table:table-cell>
          <table:table-cell office:value-type="float" office:value="1">
            <text:p>1</text:p>
          </table:table-cell>
          <table:table-cell table:formula="of:=[.B392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11">
            <text:p>0.411</text:p>
          </table:table-cell>
          <table:table-cell office:value-type="float" office:value="6">
            <text:p>6</text:p>
          </table:table-cell>
          <table:table-cell table:formula="of:=[.G392]/120000" office:value-type="float" office:value="0.00005">
            <text:p>0.00005</text:p>
          </table:table-cell>
          <table:table-cell table:number-columns-repeated="2"/>
          <table:table-cell office:value-type="float" office:value="0.389">
            <text:p>0.389</text:p>
          </table:table-cell>
          <table:table-cell office:value-type="float" office:value="43">
            <text:p>43</text:p>
          </table:table-cell>
          <table:table-cell table:formula="of:=[.L392]/120000" office:value-type="float" office:value="0.000358333333333333">
            <text:p>0.0003583333</text:p>
          </table:table-cell>
        </table:table-row>
        <table:table-row table:style-name="ro1">
          <table:table-cell office:value-type="float" office:value="0.409">
            <text:p>0.409</text:p>
          </table:table-cell>
          <table:table-cell office:value-type="float" office:value="2">
            <text:p>2</text:p>
          </table:table-cell>
          <table:table-cell table:formula="of:=[.B393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12">
            <text:p>0.412</text:p>
          </table:table-cell>
          <table:table-cell office:value-type="float" office:value="1">
            <text:p>1</text:p>
          </table:table-cell>
          <table:table-cell table:formula="of:=[.G393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9">
            <text:p>0.39</text:p>
          </table:table-cell>
          <table:table-cell office:value-type="float" office:value="24">
            <text:p>24</text:p>
          </table:table-cell>
          <table:table-cell table:formula="of:=[.L393]/120000" office:value-type="float" office:value="0.0002">
            <text:p>0.0002</text:p>
          </table:table-cell>
        </table:table-row>
        <table:table-row table:style-name="ro1">
          <table:table-cell office:value-type="float" office:value="0.411">
            <text:p>0.411</text:p>
          </table:table-cell>
          <table:table-cell office:value-type="float" office:value="27">
            <text:p>27</text:p>
          </table:table-cell>
          <table:table-cell table:formula="of:=[.B394]/120000" office:value-type="float" office:value="0.000225">
            <text:p>0.000225</text:p>
          </table:table-cell>
          <table:table-cell table:number-columns-repeated="2"/>
          <table:table-cell office:value-type="float" office:value="0.413">
            <text:p>0.413</text:p>
          </table:table-cell>
          <table:table-cell office:value-type="float" office:value="2">
            <text:p>2</text:p>
          </table:table-cell>
          <table:table-cell table:formula="of:=[.G394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91">
            <text:p>0.391</text:p>
          </table:table-cell>
          <table:table-cell office:value-type="float" office:value="15">
            <text:p>15</text:p>
          </table:table-cell>
          <table:table-cell table:formula="of:=[.L394]/120000" office:value-type="float" office:value="0.000125">
            <text:p>0.000125</text:p>
          </table:table-cell>
        </table:table-row>
        <table:table-row table:style-name="ro1">
          <table:table-cell office:value-type="float" office:value="0.412">
            <text:p>0.412</text:p>
          </table:table-cell>
          <table:table-cell office:value-type="float" office:value="1">
            <text:p>1</text:p>
          </table:table-cell>
          <table:table-cell table:formula="of:=[.B39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14">
            <text:p>0.414</text:p>
          </table:table-cell>
          <table:table-cell office:value-type="float" office:value="1">
            <text:p>1</text:p>
          </table:table-cell>
          <table:table-cell table:formula="of:=[.G39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92">
            <text:p>0.392</text:p>
          </table:table-cell>
          <table:table-cell office:value-type="float" office:value="20">
            <text:p>20</text:p>
          </table:table-cell>
          <table:table-cell table:formula="of:=[.L395]/120000" office:value-type="float" office:value="0.000166666666666667">
            <text:p>0.0001666667</text:p>
          </table:table-cell>
        </table:table-row>
        <table:table-row table:style-name="ro1">
          <table:table-cell office:value-type="float" office:value="0.414">
            <text:p>0.414</text:p>
          </table:table-cell>
          <table:table-cell office:value-type="float" office:value="1">
            <text:p>1</text:p>
          </table:table-cell>
          <table:table-cell table:formula="of:=[.B396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17">
            <text:p>0.417</text:p>
          </table:table-cell>
          <table:table-cell office:value-type="float" office:value="1">
            <text:p>1</text:p>
          </table:table-cell>
          <table:table-cell table:formula="of:=[.G396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93">
            <text:p>0.393</text:p>
          </table:table-cell>
          <table:table-cell office:value-type="float" office:value="36">
            <text:p>36</text:p>
          </table:table-cell>
          <table:table-cell table:formula="of:=[.L396]/120000" office:value-type="float" office:value="0.0003">
            <text:p>0.0003</text:p>
          </table:table-cell>
        </table:table-row>
        <table:table-row table:style-name="ro1">
          <table:table-cell office:value-type="float" office:value="0.423">
            <text:p>0.423</text:p>
          </table:table-cell>
          <table:table-cell office:value-type="float" office:value="2">
            <text:p>2</text:p>
          </table:table-cell>
          <table:table-cell table:formula="of:=[.B397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22">
            <text:p>0.422</text:p>
          </table:table-cell>
          <table:table-cell office:value-type="float" office:value="14">
            <text:p>14</text:p>
          </table:table-cell>
          <table:table-cell table:formula="of:=[.G397]/120000" office:value-type="float" office:value="0.000116666666666667">
            <text:p>0.0001166667</text:p>
          </table:table-cell>
          <table:table-cell table:number-columns-repeated="2"/>
          <table:table-cell office:value-type="float" office:value="0.394">
            <text:p>0.394</text:p>
          </table:table-cell>
          <table:table-cell office:value-type="float" office:value="19">
            <text:p>19</text:p>
          </table:table-cell>
          <table:table-cell table:formula="of:=[.L397]/120000" office:value-type="float" office:value="0.000158333333333333">
            <text:p>0.0001583333</text:p>
          </table:table-cell>
        </table:table-row>
        <table:table-row table:style-name="ro1">
          <table:table-cell office:value-type="float" office:value="0.425">
            <text:p>0.425</text:p>
          </table:table-cell>
          <table:table-cell office:value-type="float" office:value="2">
            <text:p>2</text:p>
          </table:table-cell>
          <table:table-cell table:formula="of:=[.B398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23">
            <text:p>0.423</text:p>
          </table:table-cell>
          <table:table-cell office:value-type="float" office:value="2">
            <text:p>2</text:p>
          </table:table-cell>
          <table:table-cell table:formula="of:=[.G398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395">
            <text:p>0.395</text:p>
          </table:table-cell>
          <table:table-cell office:value-type="float" office:value="36">
            <text:p>36</text:p>
          </table:table-cell>
          <table:table-cell table:formula="of:=[.L398]/120000" office:value-type="float" office:value="0.0003">
            <text:p>0.0003</text:p>
          </table:table-cell>
        </table:table-row>
        <table:table-row table:style-name="ro1">
          <table:table-cell office:value-type="float" office:value="0.428">
            <text:p>0.428</text:p>
          </table:table-cell>
          <table:table-cell office:value-type="float" office:value="1">
            <text:p>1</text:p>
          </table:table-cell>
          <table:table-cell table:formula="of:=[.B399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28">
            <text:p>0.428</text:p>
          </table:table-cell>
          <table:table-cell office:value-type="float" office:value="1">
            <text:p>1</text:p>
          </table:table-cell>
          <table:table-cell table:formula="of:=[.G399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96">
            <text:p>0.396</text:p>
          </table:table-cell>
          <table:table-cell office:value-type="float" office:value="17">
            <text:p>17</text:p>
          </table:table-cell>
          <table:table-cell table:formula="of:=[.L399]/120000" office:value-type="float" office:value="0.000141666666666667">
            <text:p>0.0001416667</text:p>
          </table:table-cell>
        </table:table-row>
        <table:table-row table:style-name="ro1">
          <table:table-cell office:value-type="float" office:value="0.429">
            <text:p>0.429</text:p>
          </table:table-cell>
          <table:table-cell office:value-type="float" office:value="18">
            <text:p>18</text:p>
          </table:table-cell>
          <table:table-cell table:formula="of:=[.B400]/120000" office:value-type="float" office:value="0.00015">
            <text:p>0.00015</text:p>
          </table:table-cell>
          <table:table-cell table:number-columns-repeated="2"/>
          <table:table-cell office:value-type="float" office:value="0.429">
            <text:p>0.429</text:p>
          </table:table-cell>
          <table:table-cell office:value-type="float" office:value="1">
            <text:p>1</text:p>
          </table:table-cell>
          <table:table-cell table:formula="of:=[.G400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97">
            <text:p>0.397</text:p>
          </table:table-cell>
          <table:table-cell office:value-type="float" office:value="22">
            <text:p>22</text:p>
          </table:table-cell>
          <table:table-cell table:formula="of:=[.L400]/120000" office:value-type="float" office:value="0.000183333333333333">
            <text:p>0.0001833333</text:p>
          </table:table-cell>
        </table:table-row>
        <table:table-row table:style-name="ro1">
          <table:table-cell office:value-type="float" office:value="0.435">
            <text:p>0.435</text:p>
          </table:table-cell>
          <table:table-cell office:value-type="float" office:value="2">
            <text:p>2</text:p>
          </table:table-cell>
          <table:table-cell table:formula="of:=[.B401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31">
            <text:p>0.431</text:p>
          </table:table-cell>
          <table:table-cell office:value-type="float" office:value="3">
            <text:p>3</text:p>
          </table:table-cell>
          <table:table-cell table:formula="of:=[.G401]/120000" office:value-type="float" office:value="0.000025">
            <text:p>0.000025</text:p>
          </table:table-cell>
          <table:table-cell table:number-columns-repeated="2"/>
          <table:table-cell office:value-type="float" office:value="0.398">
            <text:p>0.398</text:p>
          </table:table-cell>
          <table:table-cell office:value-type="float" office:value="12">
            <text:p>12</text:p>
          </table:table-cell>
          <table:table-cell table:formula="of:=[.L401]/120000" office:value-type="float" office:value="0.0001">
            <text:p>0.0001</text:p>
          </table:table-cell>
        </table:table-row>
        <table:table-row table:style-name="ro1">
          <table:table-cell office:value-type="float" office:value="0.441">
            <text:p>0.441</text:p>
          </table:table-cell>
          <table:table-cell office:value-type="float" office:value="1">
            <text:p>1</text:p>
          </table:table-cell>
          <table:table-cell table:formula="of:=[.B402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33">
            <text:p>0.433</text:p>
          </table:table-cell>
          <table:table-cell office:value-type="float" office:value="1">
            <text:p>1</text:p>
          </table:table-cell>
          <table:table-cell table:formula="of:=[.G402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399">
            <text:p>0.399</text:p>
          </table:table-cell>
          <table:table-cell office:value-type="float" office:value="13">
            <text:p>13</text:p>
          </table:table-cell>
          <table:table-cell table:formula="of:=[.L402]/120000" office:value-type="float" office:value="0.000108333333333333">
            <text:p>0.0001083333</text:p>
          </table:table-cell>
        </table:table-row>
        <table:table-row table:style-name="ro1">
          <table:table-cell office:value-type="float" office:value="0.446">
            <text:p>0.446</text:p>
          </table:table-cell>
          <table:table-cell office:value-type="float" office:value="4">
            <text:p>4</text:p>
          </table:table-cell>
          <table:table-cell table:formula="of:=[.B403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table:formula="of:=[.G403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28">
            <text:p>28</text:p>
          </table:table-cell>
          <table:table-cell table:formula="of:=[.L403]/120000" office:value-type="float" office:value="0.000233333333333333">
            <text:p>0.0002333333</text:p>
          </table:table-cell>
        </table:table-row>
        <table:table-row table:style-name="ro1">
          <table:table-cell office:value-type="float" office:value="0.447">
            <text:p>0.447</text:p>
          </table:table-cell>
          <table:table-cell office:value-type="float" office:value="4">
            <text:p>4</text:p>
          </table:table-cell>
          <table:table-cell table:formula="of:=[.B404]/120000" office:value-type="float" office:value="0.0000333333333333333">
            <text:p>3.33333333333333E-005</text:p>
          </table:table-cell>
          <table:table-cell table:number-columns-repeated="2"/>
          <table:table-cell office:value-type="float" office:value="0.445">
            <text:p>0.445</text:p>
          </table:table-cell>
          <table:table-cell office:value-type="float" office:value="1">
            <text:p>1</text:p>
          </table:table-cell>
          <table:table-cell table:formula="of:=[.G404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01">
            <text:p>0.401</text:p>
          </table:table-cell>
          <table:table-cell office:value-type="float" office:value="42">
            <text:p>42</text:p>
          </table:table-cell>
          <table:table-cell table:formula="of:=[.L404]/120000" office:value-type="float" office:value="0.00035">
            <text:p>0.0003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table:formula="of:=[.B40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46">
            <text:p>0.446</text:p>
          </table:table-cell>
          <table:table-cell office:value-type="float" office:value="1">
            <text:p>1</text:p>
          </table:table-cell>
          <table:table-cell table:formula="of:=[.G40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02">
            <text:p>0.402</text:p>
          </table:table-cell>
          <table:table-cell office:value-type="float" office:value="10">
            <text:p>10</text:p>
          </table:table-cell>
          <table:table-cell table:formula="of:=[.L405]/120000" office:value-type="float" office:value="0.0000833333333333333">
            <text:p>8.33333333333333E-005</text:p>
          </table:table-cell>
        </table:table-row>
        <table:table-row table:style-name="ro1">
          <table:table-cell office:value-type="float" office:value="0.453">
            <text:p>0.453</text:p>
          </table:table-cell>
          <table:table-cell office:value-type="float" office:value="2">
            <text:p>2</text:p>
          </table:table-cell>
          <table:table-cell table:formula="of:=[.B406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47">
            <text:p>0.447</text:p>
          </table:table-cell>
          <table:table-cell office:value-type="float" office:value="2">
            <text:p>2</text:p>
          </table:table-cell>
          <table:table-cell table:formula="of:=[.G406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03">
            <text:p>0.403</text:p>
          </table:table-cell>
          <table:table-cell office:value-type="float" office:value="20">
            <text:p>20</text:p>
          </table:table-cell>
          <table:table-cell table:formula="of:=[.L406]/120000" office:value-type="float" office:value="0.000166666666666667">
            <text:p>0.0001666667</text:p>
          </table:table-cell>
        </table:table-row>
        <table:table-row table:style-name="ro1">
          <table:table-cell office:value-type="float" office:value="0.461">
            <text:p>0.461</text:p>
          </table:table-cell>
          <table:table-cell office:value-type="float" office:value="1">
            <text:p>1</text:p>
          </table:table-cell>
          <table:table-cell table:formula="of:=[.B407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49">
            <text:p>0.449</text:p>
          </table:table-cell>
          <table:table-cell office:value-type="float" office:value="7">
            <text:p>7</text:p>
          </table:table-cell>
          <table:table-cell table:formula="of:=[.G407]/120000" office:value-type="float" office:value="0.0000583333333333333">
            <text:p>5.83333333333333E-005</text:p>
          </table:table-cell>
          <table:table-cell table:number-columns-repeated="2"/>
          <table:table-cell office:value-type="float" office:value="0.404">
            <text:p>0.404</text:p>
          </table:table-cell>
          <table:table-cell office:value-type="float" office:value="17">
            <text:p>17</text:p>
          </table:table-cell>
          <table:table-cell table:formula="of:=[.L407]/120000" office:value-type="float" office:value="0.000141666666666667">
            <text:p>0.0001416667</text:p>
          </table:table-cell>
        </table:table-row>
        <table:table-row table:style-name="ro1">
          <table:table-cell office:value-type="float" office:value="0.464">
            <text:p>0.464</text:p>
          </table:table-cell>
          <table:table-cell office:value-type="float" office:value="2">
            <text:p>2</text:p>
          </table:table-cell>
          <table:table-cell table:formula="of:=[.B408]/120000" office:value-type="float" office:value="0.0000166666666666667">
            <text:p>1.66666666666667E-005</text:p>
          </table:table-cell>
          <table:table-cell table:number-columns-repeated="2"/>
          <table:table-cell office:value-type="float" office:value="0.452">
            <text:p>0.452</text:p>
          </table:table-cell>
          <table:table-cell office:value-type="float" office:value="1">
            <text:p>1</text:p>
          </table:table-cell>
          <table:table-cell table:formula="of:=[.G408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05">
            <text:p>0.405</text:p>
          </table:table-cell>
          <table:table-cell office:value-type="float" office:value="10">
            <text:p>10</text:p>
          </table:table-cell>
          <table:table-cell table:formula="of:=[.L408]/120000" office:value-type="float" office:value="0.0000833333333333333">
            <text:p>8.33333333333333E-005</text:p>
          </table:table-cell>
        </table:table-row>
        <table:table-row table:style-name="ro1">
          <table:table-cell office:value-type="float" office:value="0.469">
            <text:p>0.469</text:p>
          </table:table-cell>
          <table:table-cell office:value-type="float" office:value="1">
            <text:p>1</text:p>
          </table:table-cell>
          <table:table-cell table:formula="of:=[.B409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65">
            <text:p>0.465</text:p>
          </table:table-cell>
          <table:table-cell office:value-type="float" office:value="3">
            <text:p>3</text:p>
          </table:table-cell>
          <table:table-cell table:formula="of:=[.G409]/120000" office:value-type="float" office:value="0.000025">
            <text:p>0.000025</text:p>
          </table:table-cell>
          <table:table-cell table:number-columns-repeated="2"/>
          <table:table-cell office:value-type="float" office:value="0.406">
            <text:p>0.406</text:p>
          </table:table-cell>
          <table:table-cell office:value-type="float" office:value="12">
            <text:p>12</text:p>
          </table:table-cell>
          <table:table-cell table:formula="of:=[.L409]/120000" office:value-type="float" office:value="0.0001">
            <text:p>0.0001</text:p>
          </table:table-cell>
        </table:table-row>
        <table:table-row table:style-name="ro1">
          <table:table-cell office:value-type="float" office:value="0.491">
            <text:p>0.491</text:p>
          </table:table-cell>
          <table:table-cell office:value-type="float" office:value="1">
            <text:p>1</text:p>
          </table:table-cell>
          <table:table-cell table:formula="of:=[.B410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table:formula="of:=[.G410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07">
            <text:p>0.407</text:p>
          </table:table-cell>
          <table:table-cell office:value-type="float" office:value="31">
            <text:p>31</text:p>
          </table:table-cell>
          <table:table-cell table:formula="of:=[.L410]/120000" office:value-type="float" office:value="0.000258333333333333">
            <text:p>0.0002583333</text:p>
          </table:table-cell>
        </table:table-row>
        <table:table-row table:style-name="ro1">
          <table:table-cell office:value-type="float" office:value="0.509">
            <text:p>0.509</text:p>
          </table:table-cell>
          <table:table-cell office:value-type="float" office:value="3">
            <text:p>3</text:p>
          </table:table-cell>
          <table:table-cell table:formula="of:=[.B411]/120000" office:value-type="float" office:value="0.000025">
            <text:p>0.000025</text:p>
          </table:table-cell>
          <table:table-cell table:number-columns-repeated="2"/>
          <table:table-cell office:value-type="float" office:value="0.473">
            <text:p>0.473</text:p>
          </table:table-cell>
          <table:table-cell office:value-type="float" office:value="1">
            <text:p>1</text:p>
          </table:table-cell>
          <table:table-cell table:formula="of:=[.G411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08">
            <text:p>0.408</text:p>
          </table:table-cell>
          <table:table-cell office:value-type="float" office:value="19">
            <text:p>19</text:p>
          </table:table-cell>
          <table:table-cell table:formula="of:=[.L411]/120000" office:value-type="float" office:value="0.000158333333333333">
            <text:p>0.0001583333</text:p>
          </table:table-cell>
        </table:table-row>
        <table:table-row table:style-name="ro1">
          <table:table-cell office:value-type="float" office:value="0.528">
            <text:p>0.528</text:p>
          </table:table-cell>
          <table:table-cell office:value-type="float" office:value="1">
            <text:p>1</text:p>
          </table:table-cell>
          <table:table-cell table:formula="of:=[.B412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88">
            <text:p>0.488</text:p>
          </table:table-cell>
          <table:table-cell office:value-type="float" office:value="1">
            <text:p>1</text:p>
          </table:table-cell>
          <table:table-cell table:formula="of:=[.G412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09">
            <text:p>0.409</text:p>
          </table:table-cell>
          <table:table-cell office:value-type="float" office:value="10">
            <text:p>10</text:p>
          </table:table-cell>
          <table:table-cell table:formula="of:=[.L412]/120000" office:value-type="float" office:value="0.0000833333333333333">
            <text:p>8.33333333333333E-005</text:p>
          </table:table-cell>
        </table:table-row>
        <table:table-row table:style-name="ro1">
          <table:table-cell office:value-type="float" office:value="0.534">
            <text:p>0.534</text:p>
          </table:table-cell>
          <table:table-cell office:value-type="float" office:value="1">
            <text:p>1</text:p>
          </table:table-cell>
          <table:table-cell table:formula="of:=[.B413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table:formula="of:=[.G413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1">
            <text:p>0.41</text:p>
          </table:table-cell>
          <table:table-cell office:value-type="float" office:value="8">
            <text:p>8</text:p>
          </table:table-cell>
          <table:table-cell table:formula="of:=[.L413]/120000" office:value-type="float" office:value="0.0000666666666666667">
            <text:p>6.66666666666667E-005</text:p>
          </table:table-cell>
        </table:table-row>
        <table:table-row table:style-name="ro1">
          <table:table-cell office:value-type="float" office:value="0.607">
            <text:p>0.607</text:p>
          </table:table-cell>
          <table:table-cell office:value-type="float" office:value="1">
            <text:p>1</text:p>
          </table:table-cell>
          <table:table-cell table:formula="of:=[.B414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91">
            <text:p>0.491</text:p>
          </table:table-cell>
          <table:table-cell office:value-type="float" office:value="1">
            <text:p>1</text:p>
          </table:table-cell>
          <table:table-cell table:formula="of:=[.G414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11">
            <text:p>0.411</text:p>
          </table:table-cell>
          <table:table-cell office:value-type="float" office:value="22">
            <text:p>22</text:p>
          </table:table-cell>
          <table:table-cell table:formula="of:=[.L414]/120000" office:value-type="float" office:value="0.000183333333333333">
            <text:p>0.0001833333</text:p>
          </table:table-cell>
        </table:table-row>
        <table:table-row table:style-name="ro1">
          <table:table-cell table:number-columns-repeated="5"/>
          <table:table-cell office:value-type="float" office:value="0.507">
            <text:p>0.507</text:p>
          </table:table-cell>
          <table:table-cell office:value-type="float" office:value="1">
            <text:p>1</text:p>
          </table:table-cell>
          <table:table-cell table:formula="of:=[.G415]/120000" office:value-type="float" office:value="0.00000833333333333333">
            <text:p>8.33333333333333E-006</text:p>
          </table:table-cell>
          <table:table-cell table:number-columns-repeated="2"/>
          <table:table-cell office:value-type="float" office:value="0.412">
            <text:p>0.412</text:p>
          </table:table-cell>
          <table:table-cell office:value-type="float" office:value="10">
            <text:p>10</text:p>
          </table:table-cell>
          <table:table-cell table:formula="of:=[.L415]/120000" office:value-type="float" office:value="0.0000833333333333333">
            <text:p>8.33333333333333E-005</text:p>
          </table:table-cell>
        </table:table-row>
        <table:table-row table:style-name="ro1">
          <table:table-cell table:number-columns-repeated="10"/>
          <table:table-cell office:value-type="float" office:value="0.413">
            <text:p>0.413</text:p>
          </table:table-cell>
          <table:table-cell office:value-type="float" office:value="12">
            <text:p>12</text:p>
          </table:table-cell>
          <table:table-cell table:formula="of:=[.L416]/120000" office:value-type="float" office:value="0.0001">
            <text:p>0.0001</text:p>
          </table:table-cell>
        </table:table-row>
        <table:table-row table:style-name="ro1">
          <table:table-cell table:number-columns-repeated="10"/>
          <table:table-cell office:value-type="float" office:value="0.414">
            <text:p>0.414</text:p>
          </table:table-cell>
          <table:table-cell office:value-type="float" office:value="10">
            <text:p>10</text:p>
          </table:table-cell>
          <table:table-cell table:formula="of:=[.L417]/120000" office:value-type="float" office:value="0.0000833333333333333">
            <text:p>8.33333333333333E-005</text:p>
          </table:table-cell>
        </table:table-row>
        <table:table-row table:style-name="ro1">
          <table:table-cell table:number-columns-repeated="10"/>
          <table:table-cell office:value-type="float" office:value="0.415">
            <text:p>0.415</text:p>
          </table:table-cell>
          <table:table-cell office:value-type="float" office:value="11">
            <text:p>11</text:p>
          </table:table-cell>
          <table:table-cell table:formula="of:=[.L418]/120000" office:value-type="float" office:value="0.0000916666666666667">
            <text:p>9.16666666666667E-005</text:p>
          </table:table-cell>
        </table:table-row>
        <table:table-row table:style-name="ro1">
          <table:table-cell table:number-columns-repeated="10"/>
          <table:table-cell office:value-type="float" office:value="0.416">
            <text:p>0.416</text:p>
          </table:table-cell>
          <table:table-cell office:value-type="float" office:value="1">
            <text:p>1</text:p>
          </table:table-cell>
          <table:table-cell table:formula="of:=[.L419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17">
            <text:p>0.417</text:p>
          </table:table-cell>
          <table:table-cell office:value-type="float" office:value="7">
            <text:p>7</text:p>
          </table:table-cell>
          <table:table-cell table:formula="of:=[.L420]/120000" office:value-type="float" office:value="0.0000583333333333333">
            <text:p>5.83333333333333E-005</text:p>
          </table:table-cell>
        </table:table-row>
        <table:table-row table:style-name="ro1">
          <table:table-cell table:number-columns-repeated="10"/>
          <table:table-cell office:value-type="float" office:value="0.418">
            <text:p>0.418</text:p>
          </table:table-cell>
          <table:table-cell office:value-type="float" office:value="19">
            <text:p>19</text:p>
          </table:table-cell>
          <table:table-cell table:formula="of:=[.L421]/120000" office:value-type="float" office:value="0.000158333333333333">
            <text:p>0.0001583333</text:p>
          </table:table-cell>
        </table:table-row>
        <table:table-row table:style-name="ro1">
          <table:table-cell table:number-columns-repeated="10"/>
          <table:table-cell office:value-type="float" office:value="0.419">
            <text:p>0.419</text:p>
          </table:table-cell>
          <table:table-cell office:value-type="float" office:value="18">
            <text:p>18</text:p>
          </table:table-cell>
          <table:table-cell table:formula="of:=[.L422]/120000" office:value-type="float" office:value="0.00015">
            <text:p>0.00015</text:p>
          </table:table-cell>
        </table:table-row>
        <table:table-row table:style-name="ro1">
          <table:table-cell table:number-columns-repeated="10"/>
          <table:table-cell office:value-type="float" office:value="0.42">
            <text:p>0.42</text:p>
          </table:table-cell>
          <table:table-cell office:value-type="float" office:value="14">
            <text:p>14</text:p>
          </table:table-cell>
          <table:table-cell table:formula="of:=[.L423]/120000" office:value-type="float" office:value="0.000116666666666667">
            <text:p>0.0001166667</text:p>
          </table:table-cell>
        </table:table-row>
        <table:table-row table:style-name="ro1">
          <table:table-cell table:number-columns-repeated="10"/>
          <table:table-cell office:value-type="float" office:value="0.421">
            <text:p>0.421</text:p>
          </table:table-cell>
          <table:table-cell office:value-type="float" office:value="5">
            <text:p>5</text:p>
          </table:table-cell>
          <table:table-cell table:formula="of:=[.L424]/120000" office:value-type="float" office:value="0.0000416666666666667">
            <text:p>4.16666666666667E-005</text:p>
          </table:table-cell>
        </table:table-row>
        <table:table-row table:style-name="ro1">
          <table:table-cell table:number-columns-repeated="10"/>
          <table:table-cell office:value-type="float" office:value="0.422">
            <text:p>0.422</text:p>
          </table:table-cell>
          <table:table-cell office:value-type="float" office:value="16">
            <text:p>16</text:p>
          </table:table-cell>
          <table:table-cell table:formula="of:=[.L425]/120000" office:value-type="float" office:value="0.000133333333333333">
            <text:p>0.0001333333</text:p>
          </table:table-cell>
        </table:table-row>
        <table:table-row table:style-name="ro1">
          <table:table-cell table:number-columns-repeated="10"/>
          <table:table-cell office:value-type="float" office:value="0.423">
            <text:p>0.423</text:p>
          </table:table-cell>
          <table:table-cell office:value-type="float" office:value="10">
            <text:p>10</text:p>
          </table:table-cell>
          <table:table-cell table:formula="of:=[.L426]/120000" office:value-type="float" office:value="0.0000833333333333333">
            <text:p>8.33333333333333E-005</text:p>
          </table:table-cell>
        </table:table-row>
        <table:table-row table:style-name="ro1">
          <table:table-cell table:number-columns-repeated="10"/>
          <table:table-cell office:value-type="float" office:value="0.424">
            <text:p>0.424</text:p>
          </table:table-cell>
          <table:table-cell office:value-type="float" office:value="10">
            <text:p>10</text:p>
          </table:table-cell>
          <table:table-cell table:formula="of:=[.L427]/120000" office:value-type="float" office:value="0.0000833333333333333">
            <text:p>8.33333333333333E-005</text:p>
          </table:table-cell>
        </table:table-row>
        <table:table-row table:style-name="ro1">
          <table:table-cell table:number-columns-repeated="10"/>
          <table:table-cell office:value-type="float" office:value="0.425">
            <text:p>0.425</text:p>
          </table:table-cell>
          <table:table-cell office:value-type="float" office:value="9">
            <text:p>9</text:p>
          </table:table-cell>
          <table:table-cell table:formula="of:=[.L428]/120000" office:value-type="float" office:value="0.000075">
            <text:p>0.000075</text:p>
          </table:table-cell>
        </table:table-row>
        <table:table-row table:style-name="ro1">
          <table:table-cell table:number-columns-repeated="10"/>
          <table:table-cell office:value-type="float" office:value="0.426">
            <text:p>0.426</text:p>
          </table:table-cell>
          <table:table-cell office:value-type="float" office:value="9">
            <text:p>9</text:p>
          </table:table-cell>
          <table:table-cell table:formula="of:=[.L429]/120000" office:value-type="float" office:value="0.000075">
            <text:p>0.000075</text:p>
          </table:table-cell>
        </table:table-row>
        <table:table-row table:style-name="ro1">
          <table:table-cell table:number-columns-repeated="10"/>
          <table:table-cell office:value-type="float" office:value="0.427">
            <text:p>0.427</text:p>
          </table:table-cell>
          <table:table-cell office:value-type="float" office:value="7">
            <text:p>7</text:p>
          </table:table-cell>
          <table:table-cell table:formula="of:=[.L430]/120000" office:value-type="float" office:value="0.0000583333333333333">
            <text:p>5.83333333333333E-005</text:p>
          </table:table-cell>
        </table:table-row>
        <table:table-row table:style-name="ro1">
          <table:table-cell table:number-columns-repeated="10"/>
          <table:table-cell office:value-type="float" office:value="0.428">
            <text:p>0.428</text:p>
          </table:table-cell>
          <table:table-cell office:value-type="float" office:value="10">
            <text:p>10</text:p>
          </table:table-cell>
          <table:table-cell table:formula="of:=[.L431]/120000" office:value-type="float" office:value="0.0000833333333333333">
            <text:p>8.33333333333333E-005</text:p>
          </table:table-cell>
        </table:table-row>
        <table:table-row table:style-name="ro1">
          <table:table-cell table:number-columns-repeated="10"/>
          <table:table-cell office:value-type="float" office:value="0.429">
            <text:p>0.429</text:p>
          </table:table-cell>
          <table:table-cell office:value-type="float" office:value="21">
            <text:p>21</text:p>
          </table:table-cell>
          <table:table-cell table:formula="of:=[.L432]/120000" office:value-type="float" office:value="0.000175">
            <text:p>0.000175</text:p>
          </table:table-cell>
        </table:table-row>
        <table:table-row table:style-name="ro1">
          <table:table-cell table:number-columns-repeated="10"/>
          <table:table-cell office:value-type="float" office:value="0.43">
            <text:p>0.43</text:p>
          </table:table-cell>
          <table:table-cell office:value-type="float" office:value="6">
            <text:p>6</text:p>
          </table:table-cell>
          <table:table-cell table:formula="of:=[.L433]/120000" office:value-type="float" office:value="0.00005">
            <text:p>0.00005</text:p>
          </table:table-cell>
        </table:table-row>
        <table:table-row table:style-name="ro1">
          <table:table-cell table:number-columns-repeated="10"/>
          <table:table-cell office:value-type="float" office:value="0.431">
            <text:p>0.431</text:p>
          </table:table-cell>
          <table:table-cell office:value-type="float" office:value="14">
            <text:p>14</text:p>
          </table:table-cell>
          <table:table-cell table:formula="of:=[.L434]/120000" office:value-type="float" office:value="0.000116666666666667">
            <text:p>0.0001166667</text:p>
          </table:table-cell>
        </table:table-row>
        <table:table-row table:style-name="ro1">
          <table:table-cell table:number-columns-repeated="10"/>
          <table:table-cell office:value-type="float" office:value="0.432">
            <text:p>0.432</text:p>
          </table:table-cell>
          <table:table-cell office:value-type="float" office:value="10">
            <text:p>10</text:p>
          </table:table-cell>
          <table:table-cell table:formula="of:=[.L435]/120000" office:value-type="float" office:value="0.0000833333333333333">
            <text:p>8.33333333333333E-005</text:p>
          </table:table-cell>
        </table:table-row>
        <table:table-row table:style-name="ro1">
          <table:table-cell table:number-columns-repeated="10"/>
          <table:table-cell office:value-type="float" office:value="0.433">
            <text:p>0.433</text:p>
          </table:table-cell>
          <table:table-cell office:value-type="float" office:value="4">
            <text:p>4</text:p>
          </table:table-cell>
          <table:table-cell table:formula="of:=[.L436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34">
            <text:p>0.434</text:p>
          </table:table-cell>
          <table:table-cell office:value-type="float" office:value="4">
            <text:p>4</text:p>
          </table:table-cell>
          <table:table-cell table:formula="of:=[.L437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35">
            <text:p>0.435</text:p>
          </table:table-cell>
          <table:table-cell office:value-type="float" office:value="6">
            <text:p>6</text:p>
          </table:table-cell>
          <table:table-cell table:formula="of:=[.L438]/120000" office:value-type="float" office:value="0.00005">
            <text:p>0.00005</text:p>
          </table:table-cell>
        </table:table-row>
        <table:table-row table:style-name="ro1">
          <table:table-cell table:number-columns-repeated="10"/>
          <table:table-cell office:value-type="float" office:value="0.436">
            <text:p>0.436</text:p>
          </table:table-cell>
          <table:table-cell office:value-type="float" office:value="13">
            <text:p>13</text:p>
          </table:table-cell>
          <table:table-cell table:formula="of:=[.L439]/120000" office:value-type="float" office:value="0.000108333333333333">
            <text:p>0.0001083333</text:p>
          </table:table-cell>
        </table:table-row>
        <table:table-row table:style-name="ro1">
          <table:table-cell table:number-columns-repeated="10"/>
          <table:table-cell office:value-type="float" office:value="0.437">
            <text:p>0.437</text:p>
          </table:table-cell>
          <table:table-cell office:value-type="float" office:value="4">
            <text:p>4</text:p>
          </table:table-cell>
          <table:table-cell table:formula="of:=[.L440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38">
            <text:p>0.438</text:p>
          </table:table-cell>
          <table:table-cell office:value-type="float" office:value="8">
            <text:p>8</text:p>
          </table:table-cell>
          <table:table-cell table:formula="of:=[.L441]/120000" office:value-type="float" office:value="0.0000666666666666667">
            <text:p>6.66666666666667E-005</text:p>
          </table:table-cell>
        </table:table-row>
        <table:table-row table:style-name="ro1">
          <table:table-cell table:number-columns-repeated="10"/>
          <table:table-cell office:value-type="float" office:value="0.439">
            <text:p>0.439</text:p>
          </table:table-cell>
          <table:table-cell office:value-type="float" office:value="5">
            <text:p>5</text:p>
          </table:table-cell>
          <table:table-cell table:formula="of:=[.L442]/120000" office:value-type="float" office:value="0.0000416666666666667">
            <text:p>4.16666666666667E-005</text:p>
          </table:table-cell>
        </table:table-row>
        <table:table-row table:style-name="ro1">
          <table:table-cell table:number-columns-repeated="10"/>
          <table:table-cell office:value-type="float" office:value="0.44">
            <text:p>0.44</text:p>
          </table:table-cell>
          <table:table-cell office:value-type="float" office:value="9">
            <text:p>9</text:p>
          </table:table-cell>
          <table:table-cell table:formula="of:=[.L443]/120000" office:value-type="float" office:value="0.000075">
            <text:p>0.000075</text:p>
          </table:table-cell>
        </table:table-row>
        <table:table-row table:style-name="ro1">
          <table:table-cell table:number-columns-repeated="10"/>
          <table:table-cell office:value-type="float" office:value="0.441">
            <text:p>0.441</text:p>
          </table:table-cell>
          <table:table-cell office:value-type="float" office:value="2">
            <text:p>2</text:p>
          </table:table-cell>
          <table:table-cell table:formula="of:=[.L444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42">
            <text:p>0.442</text:p>
          </table:table-cell>
          <table:table-cell office:value-type="float" office:value="4">
            <text:p>4</text:p>
          </table:table-cell>
          <table:table-cell table:formula="of:=[.L445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43">
            <text:p>0.443</text:p>
          </table:table-cell>
          <table:table-cell office:value-type="float" office:value="6">
            <text:p>6</text:p>
          </table:table-cell>
          <table:table-cell table:formula="of:=[.L446]/120000" office:value-type="float" office:value="0.00005">
            <text:p>0.00005</text:p>
          </table:table-cell>
        </table:table-row>
        <table:table-row table:style-name="ro1">
          <table:table-cell table:number-columns-repeated="10"/>
          <table:table-cell office:value-type="float" office:value="0.445">
            <text:p>0.445</text:p>
          </table:table-cell>
          <table:table-cell office:value-type="float" office:value="4">
            <text:p>4</text:p>
          </table:table-cell>
          <table:table-cell table:formula="of:=[.L447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46">
            <text:p>0.446</text:p>
          </table:table-cell>
          <table:table-cell office:value-type="float" office:value="3">
            <text:p>3</text:p>
          </table:table-cell>
          <table:table-cell table:formula="of:=[.L448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447">
            <text:p>0.447</text:p>
          </table:table-cell>
          <table:table-cell office:value-type="float" office:value="13">
            <text:p>13</text:p>
          </table:table-cell>
          <table:table-cell table:formula="of:=[.L449]/120000" office:value-type="float" office:value="0.000108333333333333">
            <text:p>0.0001083333</text:p>
          </table:table-cell>
        </table:table-row>
        <table:table-row table:style-name="ro1">
          <table:table-cell table:number-columns-repeated="10"/>
          <table:table-cell office:value-type="float" office:value="0.448">
            <text:p>0.448</text:p>
          </table:table-cell>
          <table:table-cell office:value-type="float" office:value="4">
            <text:p>4</text:p>
          </table:table-cell>
          <table:table-cell table:formula="of:=[.L450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49">
            <text:p>0.449</text:p>
          </table:table-cell>
          <table:table-cell office:value-type="float" office:value="7">
            <text:p>7</text:p>
          </table:table-cell>
          <table:table-cell table:formula="of:=[.L451]/120000" office:value-type="float" office:value="0.0000583333333333333">
            <text:p>5.83333333333333E-005</text:p>
          </table:table-cell>
        </table:table-row>
        <table:table-row table:style-name="ro1">
          <table:table-cell table:number-columns-repeated="10"/>
          <table:table-cell office:value-type="float" office:value="0.45">
            <text:p>0.45</text:p>
          </table:table-cell>
          <table:table-cell office:value-type="float" office:value="2">
            <text:p>2</text:p>
          </table:table-cell>
          <table:table-cell table:formula="of:=[.L452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51">
            <text:p>0.451</text:p>
          </table:table-cell>
          <table:table-cell office:value-type="float" office:value="1">
            <text:p>1</text:p>
          </table:table-cell>
          <table:table-cell table:formula="of:=[.L453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52">
            <text:p>0.452</text:p>
          </table:table-cell>
          <table:table-cell office:value-type="float" office:value="2">
            <text:p>2</text:p>
          </table:table-cell>
          <table:table-cell table:formula="of:=[.L454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53">
            <text:p>0.453</text:p>
          </table:table-cell>
          <table:table-cell office:value-type="float" office:value="4">
            <text:p>4</text:p>
          </table:table-cell>
          <table:table-cell table:formula="of:=[.L455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54">
            <text:p>0.454</text:p>
          </table:table-cell>
          <table:table-cell office:value-type="float" office:value="9">
            <text:p>9</text:p>
          </table:table-cell>
          <table:table-cell table:formula="of:=[.L456]/120000" office:value-type="float" office:value="0.000075">
            <text:p>0.000075</text:p>
          </table:table-cell>
        </table:table-row>
        <table:table-row table:style-name="ro1">
          <table:table-cell table:number-columns-repeated="10"/>
          <table:table-cell office:value-type="float" office:value="0.455">
            <text:p>0.455</text:p>
          </table:table-cell>
          <table:table-cell office:value-type="float" office:value="5">
            <text:p>5</text:p>
          </table:table-cell>
          <table:table-cell table:formula="of:=[.L457]/120000" office:value-type="float" office:value="0.0000416666666666667">
            <text:p>4.16666666666667E-005</text:p>
          </table:table-cell>
        </table:table-row>
        <table:table-row table:style-name="ro1">
          <table:table-cell table:number-columns-repeated="10"/>
          <table:table-cell office:value-type="float" office:value="0.456">
            <text:p>0.456</text:p>
          </table:table-cell>
          <table:table-cell office:value-type="float" office:value="3">
            <text:p>3</text:p>
          </table:table-cell>
          <table:table-cell table:formula="of:=[.L458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457">
            <text:p>0.457</text:p>
          </table:table-cell>
          <table:table-cell office:value-type="float" office:value="7">
            <text:p>7</text:p>
          </table:table-cell>
          <table:table-cell table:formula="of:=[.L459]/120000" office:value-type="float" office:value="0.0000583333333333333">
            <text:p>5.83333333333333E-005</text:p>
          </table:table-cell>
        </table:table-row>
        <table:table-row table:style-name="ro1">
          <table:table-cell table:number-columns-repeated="10"/>
          <table:table-cell office:value-type="float" office:value="0.459">
            <text:p>0.459</text:p>
          </table:table-cell>
          <table:table-cell office:value-type="float" office:value="1">
            <text:p>1</text:p>
          </table:table-cell>
          <table:table-cell table:formula="of:=[.L460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6">
            <text:p>0.46</text:p>
          </table:table-cell>
          <table:table-cell office:value-type="float" office:value="4">
            <text:p>4</text:p>
          </table:table-cell>
          <table:table-cell table:formula="of:=[.L461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61">
            <text:p>0.461</text:p>
          </table:table-cell>
          <table:table-cell office:value-type="float" office:value="1">
            <text:p>1</text:p>
          </table:table-cell>
          <table:table-cell table:formula="of:=[.L462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63">
            <text:p>0.463</text:p>
          </table:table-cell>
          <table:table-cell office:value-type="float" office:value="5">
            <text:p>5</text:p>
          </table:table-cell>
          <table:table-cell table:formula="of:=[.L463]/120000" office:value-type="float" office:value="0.0000416666666666667">
            <text:p>4.16666666666667E-005</text:p>
          </table:table-cell>
        </table:table-row>
        <table:table-row table:style-name="ro1">
          <table:table-cell table:number-columns-repeated="10"/>
          <table:table-cell office:value-type="float" office:value="0.464">
            <text:p>0.464</text:p>
          </table:table-cell>
          <table:table-cell office:value-type="float" office:value="5">
            <text:p>5</text:p>
          </table:table-cell>
          <table:table-cell table:formula="of:=[.L464]/120000" office:value-type="float" office:value="0.0000416666666666667">
            <text:p>4.16666666666667E-005</text:p>
          </table:table-cell>
        </table:table-row>
        <table:table-row table:style-name="ro1">
          <table:table-cell table:number-columns-repeated="10"/>
          <table:table-cell office:value-type="float" office:value="0.465">
            <text:p>0.465</text:p>
          </table:table-cell>
          <table:table-cell office:value-type="float" office:value="7">
            <text:p>7</text:p>
          </table:table-cell>
          <table:table-cell table:formula="of:=[.L465]/120000" office:value-type="float" office:value="0.0000583333333333333">
            <text:p>5.83333333333333E-005</text:p>
          </table:table-cell>
        </table:table-row>
        <table:table-row table:style-name="ro1">
          <table:table-cell table:number-columns-repeated="10"/>
          <table:table-cell office:value-type="float" office:value="0.466">
            <text:p>0.466</text:p>
          </table:table-cell>
          <table:table-cell office:value-type="float" office:value="2">
            <text:p>2</text:p>
          </table:table-cell>
          <table:table-cell table:formula="of:=[.L466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67">
            <text:p>0.467</text:p>
          </table:table-cell>
          <table:table-cell office:value-type="float" office:value="5">
            <text:p>5</text:p>
          </table:table-cell>
          <table:table-cell table:formula="of:=[.L467]/120000" office:value-type="float" office:value="0.0000416666666666667">
            <text:p>4.16666666666667E-005</text:p>
          </table:table-cell>
        </table:table-row>
        <table:table-row table:style-name="ro1">
          <table:table-cell table:number-columns-repeated="10"/>
          <table:table-cell office:value-type="float" office:value="0.468">
            <text:p>0.468</text:p>
          </table:table-cell>
          <table:table-cell office:value-type="float" office:value="1">
            <text:p>1</text:p>
          </table:table-cell>
          <table:table-cell table:formula="of:=[.L468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7">
            <text:p>0.47</text:p>
          </table:table-cell>
          <table:table-cell office:value-type="float" office:value="3">
            <text:p>3</text:p>
          </table:table-cell>
          <table:table-cell table:formula="of:=[.L469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472">
            <text:p>0.472</text:p>
          </table:table-cell>
          <table:table-cell office:value-type="float" office:value="11">
            <text:p>11</text:p>
          </table:table-cell>
          <table:table-cell table:formula="of:=[.L470]/120000" office:value-type="float" office:value="0.0000916666666666667">
            <text:p>9.16666666666667E-005</text:p>
          </table:table-cell>
        </table:table-row>
        <table:table-row table:style-name="ro1">
          <table:table-cell table:number-columns-repeated="10"/>
          <table:table-cell office:value-type="float" office:value="0.473">
            <text:p>0.473</text:p>
          </table:table-cell>
          <table:table-cell office:value-type="float" office:value="2">
            <text:p>2</text:p>
          </table:table-cell>
          <table:table-cell table:formula="of:=[.L471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74">
            <text:p>0.474</text:p>
          </table:table-cell>
          <table:table-cell office:value-type="float" office:value="3">
            <text:p>3</text:p>
          </table:table-cell>
          <table:table-cell table:formula="of:=[.L472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475">
            <text:p>0.475</text:p>
          </table:table-cell>
          <table:table-cell office:value-type="float" office:value="2">
            <text:p>2</text:p>
          </table:table-cell>
          <table:table-cell table:formula="of:=[.L473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76">
            <text:p>0.476</text:p>
          </table:table-cell>
          <table:table-cell office:value-type="float" office:value="3">
            <text:p>3</text:p>
          </table:table-cell>
          <table:table-cell table:formula="of:=[.L474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477">
            <text:p>0.477</text:p>
          </table:table-cell>
          <table:table-cell office:value-type="float" office:value="1">
            <text:p>1</text:p>
          </table:table-cell>
          <table:table-cell table:formula="of:=[.L475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78">
            <text:p>0.478</text:p>
          </table:table-cell>
          <table:table-cell office:value-type="float" office:value="2">
            <text:p>2</text:p>
          </table:table-cell>
          <table:table-cell table:formula="of:=[.L476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79">
            <text:p>0.479</text:p>
          </table:table-cell>
          <table:table-cell office:value-type="float" office:value="2">
            <text:p>2</text:p>
          </table:table-cell>
          <table:table-cell table:formula="of:=[.L477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81">
            <text:p>0.481</text:p>
          </table:table-cell>
          <table:table-cell office:value-type="float" office:value="4">
            <text:p>4</text:p>
          </table:table-cell>
          <table:table-cell table:formula="of:=[.L478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82">
            <text:p>0.482</text:p>
          </table:table-cell>
          <table:table-cell office:value-type="float" office:value="5">
            <text:p>5</text:p>
          </table:table-cell>
          <table:table-cell table:formula="of:=[.L479]/120000" office:value-type="float" office:value="0.0000416666666666667">
            <text:p>4.16666666666667E-005</text:p>
          </table:table-cell>
        </table:table-row>
        <table:table-row table:style-name="ro1">
          <table:table-cell table:number-columns-repeated="10"/>
          <table:table-cell office:value-type="float" office:value="0.483">
            <text:p>0.483</text:p>
          </table:table-cell>
          <table:table-cell office:value-type="float" office:value="3">
            <text:p>3</text:p>
          </table:table-cell>
          <table:table-cell table:formula="of:=[.L480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484">
            <text:p>0.484</text:p>
          </table:table-cell>
          <table:table-cell office:value-type="float" office:value="4">
            <text:p>4</text:p>
          </table:table-cell>
          <table:table-cell table:formula="of:=[.L481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85">
            <text:p>0.485</text:p>
          </table:table-cell>
          <table:table-cell office:value-type="float" office:value="1">
            <text:p>1</text:p>
          </table:table-cell>
          <table:table-cell table:formula="of:=[.L482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86">
            <text:p>0.486</text:p>
          </table:table-cell>
          <table:table-cell office:value-type="float" office:value="5">
            <text:p>5</text:p>
          </table:table-cell>
          <table:table-cell table:formula="of:=[.L483]/120000" office:value-type="float" office:value="0.0000416666666666667">
            <text:p>4.16666666666667E-005</text:p>
          </table:table-cell>
        </table:table-row>
        <table:table-row table:style-name="ro1">
          <table:table-cell table:number-columns-repeated="10"/>
          <table:table-cell office:value-type="float" office:value="0.49">
            <text:p>0.49</text:p>
          </table:table-cell>
          <table:table-cell office:value-type="float" office:value="6">
            <text:p>6</text:p>
          </table:table-cell>
          <table:table-cell table:formula="of:=[.L484]/120000" office:value-type="float" office:value="0.00005">
            <text:p>0.00005</text:p>
          </table:table-cell>
        </table:table-row>
        <table:table-row table:style-name="ro1">
          <table:table-cell table:number-columns-repeated="10"/>
          <table:table-cell office:value-type="float" office:value="0.492">
            <text:p>0.492</text:p>
          </table:table-cell>
          <table:table-cell office:value-type="float" office:value="1">
            <text:p>1</text:p>
          </table:table-cell>
          <table:table-cell table:formula="of:=[.L485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93">
            <text:p>0.493</text:p>
          </table:table-cell>
          <table:table-cell office:value-type="float" office:value="4">
            <text:p>4</text:p>
          </table:table-cell>
          <table:table-cell table:formula="of:=[.L486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494">
            <text:p>0.494</text:p>
          </table:table-cell>
          <table:table-cell office:value-type="float" office:value="1">
            <text:p>1</text:p>
          </table:table-cell>
          <table:table-cell table:formula="of:=[.L487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496">
            <text:p>0.496</text:p>
          </table:table-cell>
          <table:table-cell office:value-type="float" office:value="3">
            <text:p>3</text:p>
          </table:table-cell>
          <table:table-cell table:formula="of:=[.L488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497">
            <text:p>0.497</text:p>
          </table:table-cell>
          <table:table-cell office:value-type="float" office:value="2">
            <text:p>2</text:p>
          </table:table-cell>
          <table:table-cell table:formula="of:=[.L489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98">
            <text:p>0.498</text:p>
          </table:table-cell>
          <table:table-cell office:value-type="float" office:value="2">
            <text:p>2</text:p>
          </table:table-cell>
          <table:table-cell table:formula="of:=[.L490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499">
            <text:p>0.499</text:p>
          </table:table-cell>
          <table:table-cell office:value-type="float" office:value="1">
            <text:p>1</text:p>
          </table:table-cell>
          <table:table-cell table:formula="of:=[.L491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L492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01">
            <text:p>0.501</text:p>
          </table:table-cell>
          <table:table-cell office:value-type="float" office:value="3">
            <text:p>3</text:p>
          </table:table-cell>
          <table:table-cell table:formula="of:=[.L493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503">
            <text:p>0.503</text:p>
          </table:table-cell>
          <table:table-cell office:value-type="float" office:value="2">
            <text:p>2</text:p>
          </table:table-cell>
          <table:table-cell table:formula="of:=[.L494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504">
            <text:p>0.504</text:p>
          </table:table-cell>
          <table:table-cell office:value-type="float" office:value="1">
            <text:p>1</text:p>
          </table:table-cell>
          <table:table-cell table:formula="of:=[.L495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07">
            <text:p>0.507</text:p>
          </table:table-cell>
          <table:table-cell office:value-type="float" office:value="2">
            <text:p>2</text:p>
          </table:table-cell>
          <table:table-cell table:formula="of:=[.L496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508">
            <text:p>0.508</text:p>
          </table:table-cell>
          <table:table-cell office:value-type="float" office:value="3">
            <text:p>3</text:p>
          </table:table-cell>
          <table:table-cell table:formula="of:=[.L497]/120000" office:value-type="float" office:value="0.000025">
            <text:p>0.000025</text:p>
          </table:table-cell>
        </table:table-row>
        <table:table-row table:style-name="ro1">
          <table:table-cell table:number-columns-repeated="10"/>
          <table:table-cell office:value-type="float" office:value="0.509">
            <text:p>0.509</text:p>
          </table:table-cell>
          <table:table-cell office:value-type="float" office:value="1">
            <text:p>1</text:p>
          </table:table-cell>
          <table:table-cell table:formula="of:=[.L498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1">
            <text:p>0.51</text:p>
          </table:table-cell>
          <table:table-cell office:value-type="float" office:value="2">
            <text:p>2</text:p>
          </table:table-cell>
          <table:table-cell table:formula="of:=[.L499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511">
            <text:p>0.511</text:p>
          </table:table-cell>
          <table:table-cell office:value-type="float" office:value="4">
            <text:p>4</text:p>
          </table:table-cell>
          <table:table-cell table:formula="of:=[.L500]/120000" office:value-type="float" office:value="0.0000333333333333333">
            <text:p>3.33333333333333E-005</text:p>
          </table:table-cell>
        </table:table-row>
        <table:table-row table:style-name="ro1">
          <table:table-cell table:number-columns-repeated="10"/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table:formula="of:=[.L501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13">
            <text:p>0.513</text:p>
          </table:table-cell>
          <table:table-cell office:value-type="float" office:value="2">
            <text:p>2</text:p>
          </table:table-cell>
          <table:table-cell table:formula="of:=[.L502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514">
            <text:p>0.514</text:p>
          </table:table-cell>
          <table:table-cell office:value-type="float" office:value="1">
            <text:p>1</text:p>
          </table:table-cell>
          <table:table-cell table:formula="of:=[.L503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15">
            <text:p>0.515</text:p>
          </table:table-cell>
          <table:table-cell office:value-type="float" office:value="1">
            <text:p>1</text:p>
          </table:table-cell>
          <table:table-cell table:formula="of:=[.L504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17">
            <text:p>0.517</text:p>
          </table:table-cell>
          <table:table-cell office:value-type="float" office:value="1">
            <text:p>1</text:p>
          </table:table-cell>
          <table:table-cell table:formula="of:=[.L505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21">
            <text:p>0.521</text:p>
          </table:table-cell>
          <table:table-cell office:value-type="float" office:value="1">
            <text:p>1</text:p>
          </table:table-cell>
          <table:table-cell table:formula="of:=[.L506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26">
            <text:p>0.526</text:p>
          </table:table-cell>
          <table:table-cell office:value-type="float" office:value="1">
            <text:p>1</text:p>
          </table:table-cell>
          <table:table-cell table:formula="of:=[.L507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28">
            <text:p>0.528</text:p>
          </table:table-cell>
          <table:table-cell office:value-type="float" office:value="2">
            <text:p>2</text:p>
          </table:table-cell>
          <table:table-cell table:formula="of:=[.L508]/120000" office:value-type="float" office:value="0.0000166666666666667">
            <text:p>1.66666666666667E-005</text:p>
          </table:table-cell>
        </table:table-row>
        <table:table-row table:style-name="ro1">
          <table:table-cell table:number-columns-repeated="10"/>
          <table:table-cell office:value-type="float" office:value="0.535">
            <text:p>0.535</text:p>
          </table:table-cell>
          <table:table-cell office:value-type="float" office:value="1">
            <text:p>1</text:p>
          </table:table-cell>
          <table:table-cell table:formula="of:=[.L509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36">
            <text:p>0.536</text:p>
          </table:table-cell>
          <table:table-cell office:value-type="float" office:value="1">
            <text:p>1</text:p>
          </table:table-cell>
          <table:table-cell table:formula="of:=[.L510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43">
            <text:p>0.543</text:p>
          </table:table-cell>
          <table:table-cell office:value-type="float" office:value="1">
            <text:p>1</text:p>
          </table:table-cell>
          <table:table-cell table:formula="of:=[.L511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48">
            <text:p>0.548</text:p>
          </table:table-cell>
          <table:table-cell office:value-type="float" office:value="1">
            <text:p>1</text:p>
          </table:table-cell>
          <table:table-cell table:formula="of:=[.L512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52">
            <text:p>0.552</text:p>
          </table:table-cell>
          <table:table-cell office:value-type="float" office:value="1">
            <text:p>1</text:p>
          </table:table-cell>
          <table:table-cell table:formula="of:=[.L513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56">
            <text:p>0.556</text:p>
          </table:table-cell>
          <table:table-cell office:value-type="float" office:value="1">
            <text:p>1</text:p>
          </table:table-cell>
          <table:table-cell table:formula="of:=[.L514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63">
            <text:p>0.563</text:p>
          </table:table-cell>
          <table:table-cell office:value-type="float" office:value="1">
            <text:p>1</text:p>
          </table:table-cell>
          <table:table-cell table:formula="of:=[.L515]/120000" office:value-type="float" office:value="0.00000833333333333333">
            <text:p>8.33333333333333E-006</text:p>
          </table:table-cell>
        </table:table-row>
        <table:table-row table:style-name="ro1">
          <table:table-cell table:number-columns-repeated="10"/>
          <table:table-cell office:value-type="float" office:value="0.576">
            <text:p>0.576</text:p>
          </table:table-cell>
          <table:table-cell office:value-type="float" office:value="1">
            <text:p>1</text:p>
          </table:table-cell>
          <table:table-cell table:formula="of:=[.L516]/120000" office:value-type="float" office:value="0.00000833333333333333">
            <text:p>8.33333333333333E-006</text:p>
          </table:table-cell>
        </table:table-row>
      </table:table>
      <table:table table:name="Mean Entropy Difference" table:style-name="ta1" table:print="false">
        <table:shapes>
          <draw:frame draw:z-index="0" draw:style-name="gr1" svg:width="6.2988in" svg:height="3.5429in" svg:x="15.0142in" svg:y="10.1264in">
            <draw:object draw:notify-on-update-of-ranges="'Mean Entropy Difference'.Q3:'Mean Entropy Difference'.Q54 'Mean Entropy Difference'.Q2:'Mean Entropy Difference'.Q2 'Mean Entropy Difference'.R3:'Mean Entropy Difference'.R54 'Mean Entropy Difference'.T3:'Mean Entropy Difference'.T31 'Mean Entropy Difference'.T2:'Mean Entropy Difference'.T2 'Mean Entropy Difference'.U3:'Mean Entropy Difference'.U31 'Mean Entropy Difference'.W3:'Mean Entropy Difference'.W36 'Mean Entropy Difference'.W2:'Mean Entropy Difference'.W2 'Mean Entropy Difference'.X3:'Mean Entropy Difference'.X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2">
          <table:table-cell table:style-name="ce1" office:value-type="string" table:number-columns-spanned="14" table:number-rows-spanned="1">
            <text:p>raw data/workspace 5,000 samples</text:p>
          </table:table-cell>
          <table:covered-table-cell table:number-columns-repeated="13"/>
          <table:table-cell table:number-columns-repeated="2"/>
          <table:table-cell table:style-name="ce1" office:value-type="string" table:number-columns-spanned="8" table:number-rows-spanned="1">
            <text:p>Bucketized : rounds to two decimal places</text:p>
          </table:table-cell>
          <table:covered-table-cell table:number-columns-repeated="7"/>
        </table:table-row>
        <table:table-row table:style-name="ro1">
          <table:table-cell office:value-type="string">
            <text:p>basic</text:p>
          </table:table-cell>
          <table:table-cell table:number-columns-repeated="4"/>
          <table:table-cell office:value-type="string">
            <text:p>context</text:p>
          </table:table-cell>
          <table:table-cell table:number-columns-repeated="4"/>
          <table:table-cell office:value-type="string">
            <text:p>No-context</text:p>
          </table:table-cell>
          <table:table-cell table:number-columns-repeated="5"/>
          <table:table-cell office:value-type="string">
            <text:p>basic</text:p>
          </table:table-cell>
          <table:table-cell table:number-columns-repeated="2"/>
          <table:table-cell office:value-type="string">
            <text:p>context</text:p>
          </table:table-cell>
          <table:table-cell table:number-columns-repeated="2"/>
          <table:table-cell office:value-type="string">
            <text:p>No-context</text:p>
          </table:table-cell>
          <table:table-cell/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005">
            <text:p>0.005</text:p>
          </table:table-cell>
          <table:table-cell office:value-type="float" office:value="0.0018">
            <text:p>0.0018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38">
            <text:p>0.003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0056">
            <text:p>0.0056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396">
            <text:p>0.0396</text:p>
          </table:table-cell>
          <table:table-cell/>
          <table:table-cell office:value-type="float" office:value="0">
            <text:p>0</text:p>
          </table:table-cell>
          <table:table-cell office:value-type="float" office:value="0.0352">
            <text:p>0.0352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014">
            <text:p>0.014</text:p>
          </table:table-cell>
          <table:table-cell office:value-type="float" office:value="0.0378">
            <text:p>0.0378</text:p>
          </table:table-cell>
          <table:table-cell office:value-type="float" office:value="0.01">
            <text:p>0.01</text:p>
          </table:table-cell>
          <table:table-cell table:formula="of:=SUM([.G3:.G4])" office:value-type="float" office:value="0.0396">
            <text:p>0.0396</text:p>
          </table:table-cell>
          <table:table-cell/>
          <table:table-cell office:value-type="float" office:value="0.001">
            <text:p>0.001</text:p>
          </table:table-cell>
          <table:table-cell office:value-type="float" office:value="0.0064">
            <text:p>0.0064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12">
            <text:p>0.012</text:p>
          </table:table-cell>
          <table:table-cell/>
          <table:table-cell office:value-type="float" office:value="0.03">
            <text:p>0.03</text:p>
          </table:table-cell>
          <table:table-cell office:value-type="float" office:value="0.1388">
            <text:p>0.1388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902">
            <text:p>0.0902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table:number-columns-repeated="3"/>
          <table:table-cell office:value-type="float" office:value="0.032">
            <text:p>0.032</text:p>
          </table:table-cell>
          <table:table-cell office:value-type="float" office:value="0.1388">
            <text:p>0.1388</text:p>
          </table:table-cell>
          <table:table-cell office:value-type="float" office:value="0.03">
            <text:p>0.03</text:p>
          </table:table-cell>
          <table:table-cell office:value-type="float" office:value="0.1388">
            <text:p>0.1388</text:p>
          </table:table-cell>
          <table:table-cell/>
          <table:table-cell office:value-type="float" office:value="0.002">
            <text:p>0.002</text:p>
          </table:table-cell>
          <table:table-cell office:value-type="float" office:value="0.0124">
            <text:p>0.0124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22">
            <text:p>0.0122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79">
            <text:p>0.179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table:formula="of:=SUM([.B3:.B6])" office:value-type="float" office:value="0.0056">
            <text:p>0.0056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79">
            <text:p>0.179</text:p>
          </table:table-cell>
          <table:table-cell office:value-type="float" office:value="0.05">
            <text:p>0.05</text:p>
          </table:table-cell>
          <table:table-cell office:value-type="float" office:value="0.179">
            <text:p>0.179</text:p>
          </table:table-cell>
          <table:table-cell/>
          <table:table-cell office:value-type="float" office:value="0.003">
            <text:p>0.003</text:p>
          </table:table-cell>
          <table:table-cell office:value-type="float" office:value="0.0056">
            <text:p>0.0056</text:p>
          </table:table-cell>
          <table:table-cell table:number-columns-repeated="4"/>
          <table:table-cell office:value-type="float" office:value="0.03">
            <text:p>0.03</text:p>
          </table:table-cell>
          <table:table-cell office:value-type="float" office:value="0.0128">
            <text:p>0.0128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954">
            <text:p>0.0954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842">
            <text:p>0.0842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0.0016">
            <text:p>0.0016</text:p>
          </table:table-cell>
          <table:table-cell table:number-columns-repeated="3"/>
          <table:table-cell office:value-type="float" office:value="0.068">
            <text:p>0.068</text:p>
          </table:table-cell>
          <table:table-cell office:value-type="float" office:value="0.0954">
            <text:p>0.0954</text:p>
          </table:table-cell>
          <table:table-cell office:value-type="float" office:value="0.07">
            <text:p>0.07</text:p>
          </table:table-cell>
          <table:table-cell office:value-type="float" office:value="0.0954">
            <text:p>0.0954</text:p>
          </table:table-cell>
          <table:table-cell/>
          <table:table-cell office:value-type="float" office:value="0.004">
            <text:p>0.004</text:p>
          </table:table-cell>
          <table:table-cell office:value-type="float" office:value="0.007">
            <text:p>0.007</text:p>
          </table:table-cell>
          <table:table-cell office:value-type="float" office:value="0">
            <text:p>0</text:p>
          </table:table-cell>
          <table:table-cell table:formula="of:=SUM([.L3:.L7])" office:value-type="float" office:value="0.0352">
            <text:p>0.0352</text:p>
          </table:table-cell>
          <table:table-cell table:number-columns-repeated="2"/>
          <table:table-cell office:value-type="float" office:value="0.04">
            <text:p>0.04</text:p>
          </table:table-cell>
          <table:table-cell office:value-type="float" office:value="0.0132">
            <text:p>0.0132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142">
            <text:p>0.0142</text:p>
          </table:table-cell>
          <table:table-cell/>
          <table:table-cell office:value-type="float" office:value="0.04">
            <text:p>0.04</text:p>
          </table:table-cell>
          <table:table-cell office:value-type="float" office:value="0.071">
            <text:p>0.071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086">
            <text:p>0.086</text:p>
          </table:table-cell>
          <table:table-cell office:value-type="float" office:value="0.0142">
            <text:p>0.0142</text:p>
          </table:table-cell>
          <table:table-cell office:value-type="float" office:value="0.09">
            <text:p>0.09</text:p>
          </table:table-cell>
          <table:table-cell office:value-type="float" office:value="0.0142">
            <text:p>0.0142</text:p>
          </table:table-cell>
          <table:table-cell/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05">
            <text:p>0.05</text:p>
          </table:table-cell>
          <table:table-cell office:value-type="float" office:value="0.016">
            <text:p>0.016</text:p>
          </table:table-cell>
          <table:table-cell/>
          <table:table-cell office:value-type="float" office:value="0.1">
            <text:p>0.1</text:p>
          </table:table-cell>
          <table:table-cell office:value-type="float" office:value="0.007">
            <text:p>0.007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682">
            <text:p>0.0682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0.0014">
            <text:p>0.0014</text:p>
          </table:table-cell>
          <table:table-cell table:number-columns-repeated="3"/>
          <table:table-cell office:value-type="float" office:value="0.095">
            <text:p>0.095</text:p>
          </table:table-cell>
          <table:table-cell office:value-type="float" office:value="0.0054">
            <text:p>0.0054</text:p>
          </table:table-cell>
          <table:table-cell table:number-columns-repeated="3"/>
          <table:table-cell office:value-type="float" office:value="0.006">
            <text:p>0.006</text:p>
          </table:table-cell>
          <table:table-cell office:value-type="float" office:value="0.0142">
            <text:p>0.0142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192">
            <text:p>0.0192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512">
            <text:p>0.0512</text:p>
          </table:table-cell>
          <table:table-cell/>
          <table:table-cell office:value-type="float" office:value="0.06">
            <text:p>0.06</text:p>
          </table:table-cell>
          <table:table-cell office:value-type="float" office:value="0.0596">
            <text:p>0.0596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0.0016">
            <text:p>0.0016</text:p>
          </table:table-cell>
          <table:table-cell table:number-columns-repeated="3"/>
          <table:table-cell office:value-type="float" office:value="0.104">
            <text:p>0.104</text:p>
          </table:table-cell>
          <table:table-cell office:value-type="float" office:value="0.0016">
            <text:p>0.0016</text:p>
          </table:table-cell>
          <table:table-cell office:value-type="float" office:value="0.1">
            <text:p>0.1</text:p>
          </table:table-cell>
          <table:table-cell table:formula="of:=SUM([.G9:.G10])" office:value-type="float" office:value="0.007">
            <text:p>0.007</text:p>
          </table:table-cell>
          <table:table-cell/>
          <table:table-cell office:value-type="float" office:value="0.007">
            <text:p>0.007</text:p>
          </table:table-cell>
          <table:table-cell office:value-type="float" office:value="0.0044">
            <text:p>0.0044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144">
            <text:p>0.0144</text:p>
          </table:table-cell>
          <table:table-cell/>
          <table:table-cell office:value-type="float" office:value="0.13">
            <text:p>0.13</text:p>
          </table:table-cell>
          <table:table-cell office:value-type="float" office:value="0.1178">
            <text:p>0.1178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674">
            <text:p>0.0674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113">
            <text:p>0.113</text:p>
          </table:table-cell>
          <table:table-cell office:value-type="float" office:value="0.0512">
            <text:p>0.0512</text:p>
          </table:table-cell>
          <table:table-cell office:value-type="float" office:value="0.11">
            <text:p>0.11</text:p>
          </table:table-cell>
          <table:table-cell office:value-type="float" office:value="0.0512">
            <text:p>0.0512</text:p>
          </table:table-cell>
          <table:table-cell/>
          <table:table-cell office:value-type="float" office:value="0.008">
            <text:p>0.008</text:p>
          </table:table-cell>
          <table:table-cell office:value-type="float" office:value="0.0052">
            <text:p>0.0052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216">
            <text:p>0.0216</text:p>
          </table:table-cell>
          <table:table-cell/>
          <table:table-cell office:value-type="float" office:value="0.15">
            <text:p>0.15</text:p>
          </table:table-cell>
          <table:table-cell office:value-type="float" office:value="0.1074">
            <text:p>0.1074</text:p>
          </table:table-cell>
          <table:table-cell/>
          <table:table-cell office:value-type="float" office:value="0.08">
            <text:p>0.08</text:p>
          </table:table-cell>
          <table:table-cell office:value-type="float" office:value="0.059">
            <text:p>0.05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01">
            <text:p>0.001</text:p>
          </table:table-cell>
          <table:table-cell table:number-columns-repeated="3"/>
          <table:table-cell office:value-type="float" office:value="0.131">
            <text:p>0.131</text:p>
          </table:table-cell>
          <table:table-cell office:value-type="float" office:value="0.1178">
            <text:p>0.1178</text:p>
          </table:table-cell>
          <table:table-cell office:value-type="float" office:value="0.13">
            <text:p>0.13</text:p>
          </table:table-cell>
          <table:table-cell office:value-type="float" office:value="0.1178">
            <text:p>0.1178</text:p>
          </table:table-cell>
          <table:table-cell/>
          <table:table-cell office:value-type="float" office:value="0.009">
            <text:p>0.009</text:p>
          </table:table-cell>
          <table:table-cell office:value-type="float" office:value="0.018">
            <text:p>0.018</text:p>
          </table:table-cell>
          <table:table-cell table:number-columns-repeated="4"/>
          <table:table-cell office:value-type="float" office:value="0.09">
            <text:p>0.09</text:p>
          </table:table-cell>
          <table:table-cell office:value-type="float" office:value="0.0222">
            <text:p>0.0222</text:p>
          </table:table-cell>
          <table:table-cell/>
          <table:table-cell office:value-type="float" office:value="0.17">
            <text:p>0.17</text:p>
          </table:table-cell>
          <table:table-cell office:value-type="float" office:value="0.035">
            <text:p>0.035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51">
            <text:p>0.051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15">
            <text:p>0.15</text:p>
          </table:table-cell>
          <table:table-cell office:value-type="float" office:value="0.1074">
            <text:p>0.1074</text:p>
          </table:table-cell>
          <table:table-cell office:value-type="float" office:value="0.15">
            <text:p>0.15</text:p>
          </table:table-cell>
          <table:table-cell office:value-type="float" office:value="0.1074">
            <text:p>0.1074</text:p>
          </table:table-cell>
          <table:table-cell/>
          <table:table-cell office:value-type="float" office:value="0.01">
            <text:p>0.01</text:p>
          </table:table-cell>
          <table:table-cell office:value-type="float" office:value="0.0058">
            <text:p>0.0058</text:p>
          </table:table-cell>
          <table:table-cell table:number-columns-repeated="4"/>
          <table:table-cell office:value-type="float" office:value="0.1">
            <text:p>0.1</text:p>
          </table:table-cell>
          <table:table-cell office:value-type="float" office:value="0.0322">
            <text:p>0.0322</text:p>
          </table:table-cell>
          <table:table-cell/>
          <table:table-cell office:value-type="float" office:value="0.19">
            <text:p>0.19</text:p>
          </table:table-cell>
          <table:table-cell office:value-type="float" office:value="0.004">
            <text:p>0.004</text:p>
          </table:table-cell>
          <table:table-cell/>
          <table:table-cell office:value-type="float" office:value="0.1">
            <text:p>0.1</text:p>
          </table:table-cell>
          <table:table-cell office:value-type="float" office:value="0.0512">
            <text:p>0.0512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0.0014">
            <text:p>0.0014</text:p>
          </table:table-cell>
          <table:table-cell table:number-columns-repeated="3"/>
          <table:table-cell office:value-type="float" office:value="0.168">
            <text:p>0.168</text:p>
          </table:table-cell>
          <table:table-cell office:value-type="float" office:value="0.035">
            <text:p>0.035</text:p>
          </table:table-cell>
          <table:table-cell office:value-type="float" office:value="0.17">
            <text:p>0.17</text:p>
          </table:table-cell>
          <table:table-cell office:value-type="float" office:value="0.035">
            <text:p>0.035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0062">
            <text:p>0.0062</text:p>
          </table:table-cell>
          <table:table-cell table:number-columns-repeated="4"/>
          <table:table-cell office:value-type="float" office:value="0.11">
            <text:p>0.11</text:p>
          </table:table-cell>
          <table:table-cell office:value-type="float" office:value="0.037">
            <text:p>0.037</text:p>
          </table:table-cell>
          <table:table-cell/>
          <table:table-cell office:value-type="float" office:value="0.2">
            <text:p>0.2</text:p>
          </table:table-cell>
          <table:table-cell office:value-type="float" office:value="0.0062">
            <text:p>0.0062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416">
            <text:p>0.0416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0.001">
            <text:p>0.001</text:p>
          </table:table-cell>
          <table:table-cell table:number-columns-repeated="3"/>
          <table:table-cell office:value-type="float" office:value="0.186">
            <text:p>0.186</text:p>
          </table:table-cell>
          <table:table-cell office:value-type="float" office:value="0.004">
            <text:p>0.004</text:p>
          </table:table-cell>
          <table:table-cell office:value-type="float" office:value="0.19">
            <text:p>0.19</text:p>
          </table:table-cell>
          <table:table-cell office:value-type="float" office:value="0.004">
            <text:p>0.004</text:p>
          </table:table-cell>
          <table:table-cell/>
          <table:table-cell office:value-type="float" office:value="0.012">
            <text:p>0.012</text:p>
          </table:table-cell>
          <table:table-cell office:value-type="float" office:value="0.0088">
            <text:p>0.0088</text:p>
          </table:table-cell>
          <table:table-cell table:number-columns-repeated="4"/>
          <table:table-cell office:value-type="float" office:value="0.12">
            <text:p>0.12</text:p>
          </table:table-cell>
          <table:table-cell office:value-type="float" office:value="0.0318">
            <text:p>0.0318</text:p>
          </table:table-cell>
          <table:table-cell/>
          <table:table-cell office:value-type="float" office:value="0.21">
            <text:p>0.21</text:p>
          </table:table-cell>
          <table:table-cell office:value-type="float" office:value="0.0384">
            <text:p>0.0384</text:p>
          </table:table-cell>
          <table:table-cell/>
          <table:table-cell office:value-type="float" office:value="0.12">
            <text:p>0.12</text:p>
          </table:table-cell>
          <table:table-cell office:value-type="float" office:value="0.0422">
            <text:p>0.0422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0.001">
            <text:p>0.001</text:p>
          </table:table-cell>
          <table:table-cell office:value-type="float" office:value="0.01">
            <text:p>0.01</text:p>
          </table:table-cell>
          <table:table-cell table:formula="of:=SUM([.B7:.B16])" office:value-type="float" office:value="0.012">
            <text:p>0.012</text:p>
          </table:table-cell>
          <table:table-cell/>
          <table:table-cell office:value-type="float" office:value="0.195">
            <text:p>0.195</text:p>
          </table:table-cell>
          <table:table-cell office:value-type="float" office:value="0.006">
            <text:p>0.006</text:p>
          </table:table-cell>
          <table:table-cell table:number-columns-repeated="3"/>
          <table:table-cell office:value-type="float" office:value="0.013">
            <text:p>0.013</text:p>
          </table:table-cell>
          <table:table-cell office:value-type="float" office:value="0.0126">
            <text:p>0.0126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0408">
            <text:p>0.0408</text:p>
          </table:table-cell>
          <table:table-cell/>
          <table:table-cell office:value-type="float" office:value="0.23">
            <text:p>0.23</text:p>
          </table:table-cell>
          <table:table-cell office:value-type="float" office:value="0.0616">
            <text:p>0.0616</text:p>
          </table:table-cell>
          <table:table-cell/>
          <table:table-cell office:value-type="float" office:value="0.13">
            <text:p>0.13</text:p>
          </table:table-cell>
          <table:table-cell office:value-type="float" office:value="0.0338">
            <text:p>0.0338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0.0008">
            <text:p>0.0008</text:p>
          </table:table-cell>
          <table:table-cell table:number-columns-repeated="3"/>
          <table:table-cell office:value-type="float" office:value="0.204">
            <text:p>0.204</text:p>
          </table:table-cell>
          <table:table-cell office:value-type="float" office:value="0.0002">
            <text:p>0.0002</text:p>
          </table:table-cell>
          <table:table-cell office:value-type="float" office:value="0.2">
            <text:p>0.2</text:p>
          </table:table-cell>
          <table:table-cell table:formula="of:=SUM([.G16:.G17])" office:value-type="float" office:value="0.0062">
            <text:p>0.0062</text:p>
          </table:table-cell>
          <table:table-cell/>
          <table:table-cell office:value-type="float" office:value="0.014">
            <text:p>0.014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table:formula="of:=SUM([.L8:.L17])" office:value-type="float" office:value="0.0902">
            <text:p>0.0902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408">
            <text:p>0.0408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364">
            <text:p>0.0364</text:p>
          </table:table-cell>
          <table:table-cell/>
          <table:table-cell office:value-type="float" office:value="0.14">
            <text:p>0.14</text:p>
          </table:table-cell>
          <table:table-cell office:value-type="float" office:value="0.0266">
            <text:p>0.0266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0.0014">
            <text:p>0.0014</text:p>
          </table:table-cell>
          <table:table-cell table:number-columns-repeated="3"/>
          <table:table-cell office:value-type="float" office:value="0.213">
            <text:p>0.213</text:p>
          </table:table-cell>
          <table:table-cell office:value-type="float" office:value="0.0384">
            <text:p>0.0384</text:p>
          </table:table-cell>
          <table:table-cell office:value-type="float" office:value="0.21">
            <text:p>0.21</text:p>
          </table:table-cell>
          <table:table-cell office:value-type="float" office:value="0.0384">
            <text:p>0.0384</text:p>
          </table:table-cell>
          <table:table-cell/>
          <table:table-cell office:value-type="float" office:value="0.015">
            <text:p>0.015</text:p>
          </table:table-cell>
          <table:table-cell office:value-type="float" office:value="0.0034">
            <text:p>0.0034</text:p>
          </table:table-cell>
          <table:table-cell table:number-columns-repeated="4"/>
          <table:table-cell office:value-type="float" office:value="0.15">
            <text:p>0.15</text:p>
          </table:table-cell>
          <table:table-cell office:value-type="float" office:value="0.0422">
            <text:p>0.0422</text:p>
          </table:table-cell>
          <table:table-cell/>
          <table:table-cell office:value-type="float" office:value="0.27">
            <text:p>0.27</text:p>
          </table:table-cell>
          <table:table-cell office:value-type="float" office:value="0.0072">
            <text:p>0.007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025">
            <text:p>0.025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0.0016">
            <text:p>0.0016</text:p>
          </table:table-cell>
          <table:table-cell table:number-columns-repeated="3"/>
          <table:table-cell office:value-type="float" office:value="0.231">
            <text:p>0.231</text:p>
          </table:table-cell>
          <table:table-cell office:value-type="float" office:value="0.0616">
            <text:p>0.0616</text:p>
          </table:table-cell>
          <table:table-cell office:value-type="float" office:value="0.23">
            <text:p>0.23</text:p>
          </table:table-cell>
          <table:table-cell office:value-type="float" office:value="0.0616">
            <text:p>0.0616</text:p>
          </table:table-cell>
          <table:table-cell/>
          <table:table-cell office:value-type="float" office:value="0.016">
            <text:p>0.016</text:p>
          </table:table-cell>
          <table:table-cell office:value-type="float" office:value="0.0126">
            <text:p>0.0126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045">
            <text:p>0.045</text:p>
          </table:table-cell>
          <table:table-cell/>
          <table:table-cell office:value-type="float" office:value="0.29">
            <text:p>0.29</text:p>
          </table:table-cell>
          <table:table-cell office:value-type="float" office:value="0.0048">
            <text:p>0.0048</text:p>
          </table:table-cell>
          <table:table-cell/>
          <table:table-cell office:value-type="float" office:value="0.16">
            <text:p>0.16</text:p>
          </table:table-cell>
          <table:table-cell office:value-type="float" office:value="0.0198">
            <text:p>0.0198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249">
            <text:p>0.249</text:p>
          </table:table-cell>
          <table:table-cell office:value-type="float" office:value="0.0364">
            <text:p>0.0364</text:p>
          </table:table-cell>
          <table:table-cell office:value-type="float" office:value="0.25">
            <text:p>0.25</text:p>
          </table:table-cell>
          <table:table-cell office:value-type="float" office:value="0.0364">
            <text:p>0.0364</text:p>
          </table:table-cell>
          <table:table-cell/>
          <table:table-cell office:value-type="float" office:value="0.017">
            <text:p>0.017</text:p>
          </table:table-cell>
          <table:table-cell office:value-type="float" office:value="0.008">
            <text:p>0.008</text:p>
          </table:table-cell>
          <table:table-cell table:number-columns-repeated="4"/>
          <table:table-cell office:value-type="float" office:value="0.17">
            <text:p>0.17</text:p>
          </table:table-cell>
          <table:table-cell office:value-type="float" office:value="0.0352">
            <text:p>0.0352</text:p>
          </table:table-cell>
          <table:table-cell/>
          <table:table-cell office:value-type="float" office:value="0.31">
            <text:p>0.31</text:p>
          </table:table-cell>
          <table:table-cell office:value-type="float" office:value="0.0178">
            <text:p>0.0178</text:p>
          </table:table-cell>
          <table:table-cell/>
          <table:table-cell office:value-type="float" office:value="0.17">
            <text:p>0.17</text:p>
          </table:table-cell>
          <table:table-cell office:value-type="float" office:value="0.0192">
            <text:p>0.0192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0.0022">
            <text:p>0.0022</text:p>
          </table:table-cell>
          <table:table-cell table:number-columns-repeated="3"/>
          <table:table-cell office:value-type="float" office:value="0.267">
            <text:p>0.267</text:p>
          </table:table-cell>
          <table:table-cell office:value-type="float" office:value="0.0072">
            <text:p>0.0072</text:p>
          </table:table-cell>
          <table:table-cell office:value-type="float" office:value="0.27">
            <text:p>0.27</text:p>
          </table:table-cell>
          <table:table-cell office:value-type="float" office:value="0.0072">
            <text:p>0.0072</text:p>
          </table:table-cell>
          <table:table-cell/>
          <table:table-cell office:value-type="float" office:value="0.018">
            <text:p>0.018</text:p>
          </table:table-cell>
          <table:table-cell office:value-type="float" office:value="0.0066">
            <text:p>0.0066</text:p>
          </table:table-cell>
          <table:table-cell table:number-columns-repeated="4"/>
          <table:table-cell office:value-type="float" office:value="0.18">
            <text:p>0.18</text:p>
          </table:table-cell>
          <table:table-cell office:value-type="float" office:value="0.0362">
            <text:p>0.0362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204">
            <text:p>0.0204</text:p>
          </table:table-cell>
          <table:table-cell/>
          <table:table-cell office:value-type="float" office:value="0.18">
            <text:p>0.18</text:p>
          </table:table-cell>
          <table:table-cell office:value-type="float" office:value="0.0136">
            <text:p>0.0136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285">
            <text:p>0.285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019">
            <text:p>0.019</text:p>
          </table:table-cell>
          <table:table-cell office:value-type="float" office:value="0.0104">
            <text:p>0.0104</text:p>
          </table:table-cell>
          <table:table-cell table:number-columns-repeated="4"/>
          <table:table-cell office:value-type="float" office:value="0.19">
            <text:p>0.19</text:p>
          </table:table-cell>
          <table:table-cell office:value-type="float" office:value="0.0402">
            <text:p>0.0402</text:p>
          </table:table-cell>
          <table:table-cell/>
          <table:table-cell office:value-type="float" office:value="0.35">
            <text:p>0.35</text:p>
          </table:table-cell>
          <table:table-cell office:value-type="float" office:value="0.0042">
            <text:p>0.0042</text:p>
          </table:table-cell>
          <table:table-cell/>
          <table:table-cell office:value-type="float" office:value="0.19">
            <text:p>0.19</text:p>
          </table:table-cell>
          <table:table-cell office:value-type="float" office:value="0.0128">
            <text:p>0.0128</text:p>
          </table:table-cell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0.0014">
            <text:p>0.0014</text:p>
          </table:table-cell>
          <table:table-cell table:number-columns-repeated="3"/>
          <table:table-cell office:value-type="float" office:value="0.294">
            <text:p>0.294</text:p>
          </table:table-cell>
          <table:table-cell office:value-type="float" office:value="0.0046">
            <text:p>0.0046</text:p>
          </table:table-cell>
          <table:table-cell office:value-type="float" office:value="0.29">
            <text:p>0.29</text:p>
          </table:table-cell>
          <table:table-cell table:formula="of:=SUM([.G22:.G23])" office:value-type="float" office:value="0.0048">
            <text:p>0.0048</text:p>
          </table:table-cell>
          <table:table-cell/>
          <table:table-cell office:value-type="float" office:value="0.02">
            <text:p>0.02</text:p>
          </table:table-cell>
          <table:table-cell office:value-type="float" office:value="0.0098">
            <text:p>0.0098</text:p>
          </table:table-cell>
          <table:table-cell table:number-columns-repeated="4"/>
          <table:table-cell office:value-type="float" office:value="0.2">
            <text:p>0.2</text:p>
          </table:table-cell>
          <table:table-cell office:value-type="float" office:value="0.049">
            <text:p>0.049</text:p>
          </table:table-cell>
          <table:table-cell/>
          <table:table-cell office:value-type="float" office:value="0.37">
            <text:p>0.37</text:p>
          </table:table-cell>
          <table:table-cell office:value-type="float" office:value="0.0008">
            <text:p>0.0008</text:p>
          </table:table-cell>
          <table:table-cell/>
          <table:table-cell office:value-type="float" office:value="0.2">
            <text:p>0.2</text:p>
          </table:table-cell>
          <table:table-cell office:value-type="float" office:value="0.012">
            <text:p>0.012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0.001">
            <text:p>0.001</text:p>
          </table:table-cell>
          <table:table-cell table:number-columns-repeated="3"/>
          <table:table-cell office:value-type="float" office:value="0.312">
            <text:p>0.312</text:p>
          </table:table-cell>
          <table:table-cell office:value-type="float" office:value="0.0178">
            <text:p>0.0178</text:p>
          </table:table-cell>
          <table:table-cell office:value-type="float" office:value="0.31">
            <text:p>0.31</text:p>
          </table:table-cell>
          <table:table-cell office:value-type="float" office:value="0.0178">
            <text:p>0.0178</text:p>
          </table:table-cell>
          <table:table-cell/>
          <table:table-cell office:value-type="float" office:value="0.021">
            <text:p>0.021</text:p>
          </table:table-cell>
          <table:table-cell office:value-type="float" office:value="0.0042">
            <text:p>0.0042</text:p>
          </table:table-cell>
          <table:table-cell table:number-columns-repeated="4"/>
          <table:table-cell office:value-type="float" office:value="0.21">
            <text:p>0.21</text:p>
          </table:table-cell>
          <table:table-cell office:value-type="float" office:value="0.0468">
            <text:p>0.0468</text:p>
          </table:table-cell>
          <table:table-cell/>
          <table:table-cell office:value-type="float" office:value="0.39">
            <text:p>0.39</text:p>
          </table:table-cell>
          <table:table-cell office:value-type="float" office:value="0.0018">
            <text:p>0.0018</text:p>
          </table:table-cell>
          <table:table-cell/>
          <table:table-cell office:value-type="float" office:value="0.21">
            <text:p>0.21</text:p>
          </table:table-cell>
          <table:table-cell office:value-type="float" office:value="0.009">
            <text:p>0.009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33">
            <text:p>0.33</text:p>
          </table:table-cell>
          <table:table-cell office:value-type="float" office:value="0.0204">
            <text:p>0.0204</text:p>
          </table:table-cell>
          <table:table-cell office:value-type="float" office:value="0.33">
            <text:p>0.33</text:p>
          </table:table-cell>
          <table:table-cell office:value-type="float" office:value="0.0204">
            <text:p>0.0204</text:p>
          </table:table-cell>
          <table:table-cell/>
          <table:table-cell office:value-type="float" office:value="0.022">
            <text:p>0.022</text:p>
          </table:table-cell>
          <table:table-cell office:value-type="float" office:value="0.0048">
            <text:p>0.0048</text:p>
          </table:table-cell>
          <table:table-cell table:number-columns-repeated="4"/>
          <table:table-cell office:value-type="float" office:value="0.22">
            <text:p>0.22</text:p>
          </table:table-cell>
          <table:table-cell office:value-type="float" office:value="0.0396">
            <text:p>0.0396</text:p>
          </table:table-cell>
          <table:table-cell/>
          <table:table-cell office:value-type="float" office:value="0.41">
            <text:p>0.41</text:p>
          </table:table-cell>
          <table:table-cell office:value-type="float" office:value="0.0054">
            <text:p>0.0054</text:p>
          </table:table-cell>
          <table:table-cell/>
          <table:table-cell office:value-type="float" office:value="0.22">
            <text:p>0.22</text:p>
          </table:table-cell>
          <table:table-cell office:value-type="float" office:value="0.0076">
            <text:p>0.0076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0.0008">
            <text:p>0.0008</text:p>
          </table:table-cell>
          <table:table-cell office:value-type="float" office:value="0.02">
            <text:p>0.02</text:p>
          </table:table-cell>
          <table:table-cell table:formula="of:=SUM([.B17:.B26])" office:value-type="float" office:value="0.0122">
            <text:p>0.0122</text:p>
          </table:table-cell>
          <table:table-cell/>
          <table:table-cell office:value-type="float" office:value="0.348">
            <text:p>0.348</text:p>
          </table:table-cell>
          <table:table-cell office:value-type="float" office:value="0.0042">
            <text:p>0.0042</text:p>
          </table:table-cell>
          <table:table-cell office:value-type="float" office:value="0.35">
            <text:p>0.35</text:p>
          </table:table-cell>
          <table:table-cell office:value-type="float" office:value="0.0042">
            <text:p>0.0042</text:p>
          </table:table-cell>
          <table:table-cell/>
          <table:table-cell office:value-type="float" office:value="0.023">
            <text:p>0.023</text:p>
          </table:table-cell>
          <table:table-cell office:value-type="float" office:value="0.0152">
            <text:p>0.0152</text:p>
          </table:table-cell>
          <table:table-cell table:number-columns-repeated="4"/>
          <table:table-cell office:value-type="float" office:value="0.23">
            <text:p>0.23</text:p>
          </table:table-cell>
          <table:table-cell office:value-type="float" office:value="0.0348">
            <text:p>0.0348</text:p>
          </table:table-cell>
          <table:table-cell/>
          <table:table-cell office:value-type="float" office:value="0.43">
            <text:p>0.43</text:p>
          </table:table-cell>
          <table:table-cell office:value-type="float" office:value="0.0036">
            <text:p>0.0036</text:p>
          </table:table-cell>
          <table:table-cell/>
          <table:table-cell office:value-type="float" office:value="0.23">
            <text:p>0.23</text:p>
          </table:table-cell>
          <table:table-cell office:value-type="float" office:value="0.0052">
            <text:p>0.0052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0.001">
            <text:p>0.001</text:p>
          </table:table-cell>
          <table:table-cell table:number-columns-repeated="3"/>
          <table:table-cell office:value-type="float" office:value="0.367">
            <text:p>0.367</text:p>
          </table:table-cell>
          <table:table-cell office:value-type="float" office:value="0.0008">
            <text:p>0.0008</text:p>
          </table:table-cell>
          <table:table-cell office:value-type="float" office:value="0.37">
            <text:p>0.37</text:p>
          </table:table-cell>
          <table:table-cell office:value-type="float" office:value="0.0008">
            <text:p>0.0008</text:p>
          </table:table-cell>
          <table:table-cell/>
          <table:table-cell office:value-type="float" office:value="0.024">
            <text:p>0.024</text:p>
          </table:table-cell>
          <table:table-cell office:value-type="float" office:value="0.005">
            <text:p>0.005</text:p>
          </table:table-cell>
          <table:table-cell office:value-type="float" office:value="0.02">
            <text:p>0.02</text:p>
          </table:table-cell>
          <table:table-cell table:formula="of:=SUM([.L18:.L27])" office:value-type="float" office:value="0.08">
            <text:p>0.08</text:p>
          </table:table-cell>
          <table:table-cell table:number-columns-repeated="2"/>
          <table:table-cell office:value-type="float" office:value="0.24">
            <text:p>0.24</text:p>
          </table:table-cell>
          <table:table-cell office:value-type="float" office:value="0.0354">
            <text:p>0.0354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08">
            <text:p>0.0008</text:p>
          </table:table-cell>
          <table:table-cell/>
          <table:table-cell office:value-type="float" office:value="0.24">
            <text:p>0.24</text:p>
          </table:table-cell>
          <table:table-cell office:value-type="float" office:value="0.0038">
            <text:p>0.0038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0.0024">
            <text:p>0.0024</text:p>
          </table:table-cell>
          <table:table-cell table:number-columns-repeated="3"/>
          <table:table-cell office:value-type="float" office:value="0.393">
            <text:p>0.393</text:p>
          </table:table-cell>
          <table:table-cell office:value-type="float" office:value="0.0018">
            <text:p>0.0018</text:p>
          </table:table-cell>
          <table:table-cell office:value-type="float" office:value="0.39">
            <text:p>0.39</text:p>
          </table:table-cell>
          <table:table-cell office:value-type="float" office:value="0.0018">
            <text:p>0.0018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108">
            <text:p>0.0108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382">
            <text:p>0.0382</text:p>
          </table:table-cell>
          <table:table-cell/>
          <table:table-cell office:value-type="float" office:value="0.49">
            <text:p>0.49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0.0008">
            <text:p>0.0008</text:p>
          </table:table-cell>
          <table:table-cell table:number-columns-repeated="3"/>
          <table:table-cell office:value-type="float" office:value="0.411">
            <text:p>0.411</text:p>
          </table:table-cell>
          <table:table-cell office:value-type="float" office:value="0.0054">
            <text:p>0.0054</text:p>
          </table:table-cell>
          <table:table-cell office:value-type="float" office:value="0.41">
            <text:p>0.41</text:p>
          </table:table-cell>
          <table:table-cell office:value-type="float" office:value="0.0054">
            <text:p>0.0054</text:p>
          </table:table-cell>
          <table:table-cell/>
          <table:table-cell office:value-type="float" office:value="0.026">
            <text:p>0.026</text:p>
          </table:table-cell>
          <table:table-cell office:value-type="float" office:value="0.004">
            <text:p>0.004</text:p>
          </table:table-cell>
          <table:table-cell table:number-columns-repeated="4"/>
          <table:table-cell office:value-type="float" office:value="0.26">
            <text:p>0.26</text:p>
          </table:table-cell>
          <table:table-cell office:value-type="float" office:value="0.0328">
            <text:p>0.0328</text:p>
          </table:table-cell>
          <table:table-cell/>
          <table:table-cell office:value-type="float" office:value="0.51">
            <text:p>0.51</text:p>
          </table:table-cell>
          <table:table-cell office:value-type="float" office:value="0.0006">
            <text:p>0.0006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02">
            <text:p>0.002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0.002">
            <text:p>0.002</text:p>
          </table:table-cell>
          <table:table-cell table:number-columns-repeated="3"/>
          <table:table-cell office:value-type="float" office:value="0.429">
            <text:p>0.429</text:p>
          </table:table-cell>
          <table:table-cell office:value-type="float" office:value="0.0036">
            <text:p>0.0036</text:p>
          </table:table-cell>
          <table:table-cell office:value-type="float" office:value="0.43">
            <text:p>0.43</text:p>
          </table:table-cell>
          <table:table-cell office:value-type="float" office:value="0.0036">
            <text:p>0.0036</text:p>
          </table:table-cell>
          <table:table-cell/>
          <table:table-cell office:value-type="float" office:value="0.027">
            <text:p>0.027</text:p>
          </table:table-cell>
          <table:table-cell office:value-type="float" office:value="0.0142">
            <text:p>0.0142</text:p>
          </table:table-cell>
          <table:table-cell table:number-columns-repeated="4"/>
          <table:table-cell office:value-type="float" office:value="0.27">
            <text:p>0.27</text:p>
          </table:table-cell>
          <table:table-cell office:value-type="float" office:value="0.0294">
            <text:p>0.0294</text:p>
          </table:table-cell>
          <table:table-cell/>
          <table:table-cell office:value-type="float" office:value="0.53">
            <text:p>0.53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0.27">
            <text:p>0.27</text:p>
          </table:table-cell>
          <table:table-cell office:value-type="float" office:value="0.0022">
            <text:p>0.0022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0.0008">
            <text:p>0.0008</text:p>
          </table:table-cell>
          <table:table-cell table:number-columns-repeated="3"/>
          <table:table-cell office:value-type="float" office:value="0.447">
            <text:p>0.447</text:p>
          </table:table-cell>
          <table:table-cell office:value-type="float" office:value="0.0008">
            <text:p>0.0008</text:p>
          </table:table-cell>
          <table:table-cell office:value-type="float" office:value="0.45">
            <text:p>0.45</text:p>
          </table:table-cell>
          <table:table-cell office:value-type="float" office:value="0.0008">
            <text:p>0.0008</text:p>
          </table:table-cell>
          <table:table-cell/>
          <table:table-cell office:value-type="float" office:value="0.028">
            <text:p>0.028</text:p>
          </table:table-cell>
          <table:table-cell office:value-type="float" office:value="0.0058">
            <text:p>0.0058</text:p>
          </table:table-cell>
          <table:table-cell table:number-columns-repeated="4"/>
          <table:table-cell office:value-type="float" office:value="0.28">
            <text:p>0.28</text:p>
          </table:table-cell>
          <table:table-cell office:value-type="float" office:value="0.0244">
            <text:p>0.0244</text:p>
          </table:table-cell>
          <table:table-cell/>
          <table:table-cell office:value-type="float" office:value="0.61">
            <text:p>0.61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0.28">
            <text:p>0.28</text:p>
          </table:table-cell>
          <table:table-cell office:value-type="float" office:value="0.0012">
            <text:p>0.001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491">
            <text:p>0.491</text:p>
          </table:table-cell>
          <table:table-cell office:value-type="float" office:value="0.0002">
            <text:p>0.0002</text:p>
          </table:table-cell>
          <table:table-cell office:value-type="float" office:value="0.49">
            <text:p>0.49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0.029">
            <text:p>0.029</text:p>
          </table:table-cell>
          <table:table-cell office:value-type="float" office:value="0.0068">
            <text:p>0.0068</text:p>
          </table:table-cell>
          <table:table-cell table:number-columns-repeated="4"/>
          <table:table-cell office:value-type="float" office:value="0.29">
            <text:p>0.29</text:p>
          </table:table-cell>
          <table:table-cell office:value-type="float" office:value="0.0224">
            <text:p>0.0224</text:p>
          </table:table-cell>
          <table:table-cell table:number-columns-repeated="4"/>
          <table:table-cell office:value-type="float" office:value="0.29">
            <text:p>0.29</text:p>
          </table:table-cell>
          <table:table-cell office:value-type="float" office:value="0.0008">
            <text:p>0.0008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0.001">
            <text:p>0.001</text:p>
          </table:table-cell>
          <table:table-cell table:number-columns-repeated="3"/>
          <table:table-cell office:value-type="float" office:value="0.509">
            <text:p>0.509</text:p>
          </table:table-cell>
          <table:table-cell office:value-type="float" office:value="0.0006">
            <text:p>0.0006</text:p>
          </table:table-cell>
          <table:table-cell office:value-type="float" office:value="0.51">
            <text:p>0.51</text:p>
          </table:table-cell>
          <table:table-cell office:value-type="float" office:value="0.0006">
            <text:p>0.0006</text:p>
          </table:table-cell>
          <table:table-cell/>
          <table:table-cell office:value-type="float" office:value="0.03">
            <text:p>0.03</text:p>
          </table:table-cell>
          <table:table-cell office:value-type="float" office:value="0.0084">
            <text:p>0.0084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0.0216">
            <text:p>0.0216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0.0006">
            <text:p>0.0006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528">
            <text:p>0.528</text:p>
          </table:table-cell>
          <table:table-cell office:value-type="float" office:value="0.0002">
            <text:p>0.0002</text:p>
          </table:table-cell>
          <table:table-cell office:value-type="float" office:value="0.53">
            <text:p>0.53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0.031">
            <text:p>0.031</text:p>
          </table:table-cell>
          <table:table-cell office:value-type="float" office:value="0.0122">
            <text:p>0.0122</text:p>
          </table:table-cell>
          <table:table-cell table:number-columns-repeated="4"/>
          <table:table-cell office:value-type="float" office:value="0.31">
            <text:p>0.31</text:p>
          </table:table-cell>
          <table:table-cell office:value-type="float" office:value="0.017">
            <text:p>0.017</text:p>
          </table:table-cell>
          <table:table-cell table:number-columns-repeated="4"/>
          <table:table-cell office:value-type="float" office:value="0.32">
            <text:p>0.32</text:p>
          </table:table-cell>
          <table:table-cell office:value-type="float" office:value="0.0002">
            <text:p>0.0002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table:number-columns-repeated="3"/>
          <table:table-cell office:value-type="float" office:value="0.607">
            <text:p>0.607</text:p>
          </table:table-cell>
          <table:table-cell office:value-type="float" office:value="0.0002">
            <text:p>0.0002</text:p>
          </table:table-cell>
          <table:table-cell office:value-type="float" office:value="0.61">
            <text:p>0.61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0.032">
            <text:p>0.032</text:p>
          </table:table-cell>
          <table:table-cell office:value-type="float" office:value="0.0042">
            <text:p>0.0042</text:p>
          </table:table-cell>
          <table:table-cell table:number-columns-repeated="4"/>
          <table:table-cell office:value-type="float" office:value="0.32">
            <text:p>0.32</text:p>
          </table:table-cell>
          <table:table-cell office:value-type="float" office:value="0.0158">
            <text:p>0.0158</text:p>
          </table:table-cell>
          <table:table-cell table:number-columns-repeated="4"/>
          <table:table-cell office:value-type="float" office:value="0.33">
            <text:p>0.33</text:p>
          </table:table-cell>
          <table:table-cell office:value-type="float" office:value="0.0004">
            <text:p>0.0004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0.0014">
            <text:p>0.0014</text:p>
          </table:table-cell>
          <table:table-cell office:value-type="float" office:value="0.03">
            <text:p>0.03</text:p>
          </table:table-cell>
          <table:table-cell table:formula="of:=SUM([.B27:.B36])" office:value-type="float" office:value="0.0128">
            <text:p>0.0128</text:p>
          </table:table-cell>
          <table:table-cell table:number-columns-repeated="6"/>
          <table:table-cell office:value-type="float" office:value="0.033">
            <text:p>0.033</text:p>
          </table:table-cell>
          <table:table-cell office:value-type="float" office:value="0.0034">
            <text:p>0.0034</text:p>
          </table:table-cell>
          <table:table-cell table:number-columns-repeated="4"/>
          <table:table-cell office:value-type="float" office:value="0.33">
            <text:p>0.33</text:p>
          </table:table-cell>
          <table:table-cell office:value-type="float" office:value="0.0138">
            <text:p>0.0138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0004">
            <text:p>0.0004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0002">
            <text:p>0.0002</text:p>
          </table:table-cell>
          <table:table-cell table:number-columns-repeated="8"/>
          <table:table-cell office:value-type="float" office:value="0.034">
            <text:p>0.034</text:p>
          </table:table-cell>
          <table:table-cell office:value-type="float" office:value="0.0144">
            <text:p>0.0144</text:p>
          </table:table-cell>
          <table:table-cell office:value-type="float" office:value="0.03">
            <text:p>0.03</text:p>
          </table:table-cell>
          <table:table-cell table:formula="of:=SUM([.L28:.L37])" office:value-type="float" office:value="0.0842">
            <text:p>0.0842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0.009">
            <text:p>0.009</text:p>
          </table:table-cell>
          <table:table-cell table:number-columns-repeated="6"/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0.001">
            <text:p>0.001</text:p>
          </table:table-cell>
          <table:table-cell table:number-columns-repeated="8"/>
          <table:table-cell office:value-type="float" office:value="0.035">
            <text:p>0.035</text:p>
          </table:table-cell>
          <table:table-cell office:value-type="float" office:value="0.0064">
            <text:p>0.0064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0106">
            <text:p>0.0106</text:p>
          </table:table-cell>
          <table:table-cell table:number-columns-repeated="6"/>
        </table:table-row>
        <table:table-row table:style-name="ro1">
          <table:table-cell office:value-type="float" office:value="0.037">
            <text:p>0.037</text:p>
          </table:table-cell>
          <table:table-cell office:value-type="float" office:value="0.0016">
            <text:p>0.0016</text:p>
          </table:table-cell>
          <table:table-cell table:number-columns-repeated="8"/>
          <table:table-cell office:value-type="float" office:value="0.036">
            <text:p>0.036</text:p>
          </table:table-cell>
          <table:table-cell office:value-type="float" office:value="0.004">
            <text:p>0.004</text:p>
          </table:table-cell>
          <table:table-cell table:number-columns-repeated="4"/>
          <table:table-cell office:value-type="float" office:value="0.36">
            <text:p>0.36</text:p>
          </table:table-cell>
          <table:table-cell office:value-type="float" office:value="0.0084">
            <text:p>0.0084</text:p>
          </table:table-cell>
          <table:table-cell table:number-columns-repeated="6"/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037">
            <text:p>0.037</text:p>
          </table:table-cell>
          <table:table-cell office:value-type="float" office:value="0.0146">
            <text:p>0.0146</text:p>
          </table:table-cell>
          <table:table-cell table:number-columns-repeated="4"/>
          <table:table-cell office:value-type="float" office:value="0.37">
            <text:p>0.37</text:p>
          </table:table-cell>
          <table:table-cell office:value-type="float" office:value="0.0056">
            <text:p>0.0056</text:p>
          </table:table-cell>
          <table:table-cell table:number-columns-repeated="6"/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038">
            <text:p>0.038</text:p>
          </table:table-cell>
          <table:table-cell office:value-type="float" office:value="0.0058">
            <text:p>0.0058</text:p>
          </table:table-cell>
          <table:table-cell table:number-columns-repeated="4"/>
          <table:table-cell office:value-type="float" office:value="0.38">
            <text:p>0.38</text:p>
          </table:table-cell>
          <table:table-cell office:value-type="float" office:value="0.0034">
            <text:p>0.0034</text:p>
          </table:table-cell>
          <table:table-cell table:number-columns-repeated="6"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02">
            <text:p>0.002</text:p>
          </table:table-cell>
          <table:table-cell table:number-columns-repeated="8"/>
          <table:table-cell office:value-type="float" office:value="0.039">
            <text:p>0.039</text:p>
          </table:table-cell>
          <table:table-cell office:value-type="float" office:value="0.0042">
            <text:p>0.0042</text:p>
          </table:table-cell>
          <table:table-cell table:number-columns-repeated="4"/>
          <table:table-cell office:value-type="float" office:value="0.39">
            <text:p>0.39</text:p>
          </table:table-cell>
          <table:table-cell office:value-type="float" office:value="0.0044">
            <text:p>0.0044</text:p>
          </table:table-cell>
          <table:table-cell table:number-columns-repeated="6"/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04">
            <text:p>0.04</text:p>
          </table:table-cell>
          <table:table-cell office:value-type="float" office:value="0.0028">
            <text:p>0.0028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0.0028">
            <text:p>0.0028</text:p>
          </table:table-cell>
          <table:table-cell table:number-columns-repeated="6"/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0.001">
            <text:p>0.001</text:p>
          </table:table-cell>
          <table:table-cell table:number-columns-repeated="8"/>
          <table:table-cell office:value-type="float" office:value="0.041">
            <text:p>0.041</text:p>
          </table:table-cell>
          <table:table-cell office:value-type="float" office:value="0.0132">
            <text:p>0.0132</text:p>
          </table:table-cell>
          <table:table-cell table:number-columns-repeated="4"/>
          <table:table-cell office:value-type="float" office:value="0.41">
            <text:p>0.41</text:p>
          </table:table-cell>
          <table:table-cell office:value-type="float" office:value="0.0028">
            <text:p>0.0028</text:p>
          </table:table-cell>
          <table:table-cell table:number-columns-repeated="6"/>
        </table:table-row>
        <table:table-row table:style-name="ro1">
          <table:table-cell office:value-type="float" office:value="0.043">
            <text:p>0.043</text:p>
          </table:table-cell>
          <table:table-cell office:value-type="float" office:value="0.001">
            <text:p>0.001</text:p>
          </table:table-cell>
          <table:table-cell table:number-columns-repeated="8"/>
          <table:table-cell office:value-type="float" office:value="0.042">
            <text:p>0.042</text:p>
          </table:table-cell>
          <table:table-cell office:value-type="float" office:value="0.0038">
            <text:p>0.0038</text:p>
          </table:table-cell>
          <table:table-cell table:number-columns-repeated="4"/>
          <table:table-cell office:value-type="float" office:value="0.42">
            <text:p>0.42</text:p>
          </table:table-cell>
          <table:table-cell office:value-type="float" office:value="0.0016">
            <text:p>0.0016</text:p>
          </table:table-cell>
          <table:table-cell table:number-columns-repeated="6"/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0.0016">
            <text:p>0.0016</text:p>
          </table:table-cell>
          <table:table-cell office:value-type="float" office:value="0.04">
            <text:p>0.04</text:p>
          </table:table-cell>
          <table:table-cell table:formula="of:=SUM([.B37:.B46])" office:value-type="float" office:value="0.0132">
            <text:p>0.0132</text:p>
          </table:table-cell>
          <table:table-cell table:number-columns-repeated="6"/>
          <table:table-cell office:value-type="float" office:value="0.043">
            <text:p>0.043</text:p>
          </table:table-cell>
          <table:table-cell office:value-type="float" office:value="0.0076">
            <text:p>0.0076</text:p>
          </table:table-cell>
          <table:table-cell table:number-columns-repeated="4"/>
          <table:table-cell office:value-type="float" office:value="0.44">
            <text:p>0.44</text:p>
          </table:table-cell>
          <table:table-cell office:value-type="float" office:value="0.0008">
            <text:p>0.0008</text:p>
          </table:table-cell>
          <table:table-cell table:number-columns-repeated="6"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001">
            <text:p>0.001</text:p>
          </table:table-cell>
          <table:table-cell table:number-columns-repeated="8"/>
          <table:table-cell office:value-type="float" office:value="0.044">
            <text:p>0.044</text:p>
          </table:table-cell>
          <table:table-cell office:value-type="float" office:value="0.0086">
            <text:p>0.0086</text:p>
          </table:table-cell>
          <table:table-cell office:value-type="float" office:value="0.04">
            <text:p>0.04</text:p>
          </table:table-cell>
          <table:table-cell table:formula="of:=SUM([.L38:.L47])" office:value-type="float" office:value="0.071">
            <text:p>0.071</text:p>
          </table:table-cell>
          <table:table-cell table:number-columns-repeated="2"/>
          <table:table-cell office:value-type="float" office:value="0.45">
            <text:p>0.45</text:p>
          </table:table-cell>
          <table:table-cell office:value-type="float" office:value="0.0004">
            <text:p>0.0004</text:p>
          </table:table-cell>
          <table:table-cell table:number-columns-repeated="6"/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045">
            <text:p>0.045</text:p>
          </table:table-cell>
          <table:table-cell office:value-type="float" office:value="0.0074">
            <text:p>0.0074</text:p>
          </table:table-cell>
          <table:table-cell table:number-columns-repeated="4"/>
          <table:table-cell office:value-type="float" office:value="0.46">
            <text:p>0.46</text:p>
          </table:table-cell>
          <table:table-cell office:value-type="float" office:value="0.001">
            <text:p>0.001</text:p>
          </table:table-cell>
          <table:table-cell table:number-columns-repeated="6"/>
        </table:table-row>
        <table:table-row table:style-name="ro1">
          <table:table-cell office:value-type="float" office:value="0.047">
            <text:p>0.047</text:p>
          </table:table-cell>
          <table:table-cell office:value-type="float" office:value="0.002">
            <text:p>0.002</text:p>
          </table:table-cell>
          <table:table-cell table:number-columns-repeated="8"/>
          <table:table-cell office:value-type="float" office:value="0.046">
            <text:p>0.046</text:p>
          </table:table-cell>
          <table:table-cell office:value-type="float" office:value="0.0028">
            <text:p>0.0028</text:p>
          </table:table-cell>
          <table:table-cell table:number-columns-repeated="4"/>
          <table:table-cell office:value-type="float" office:value="0.47">
            <text:p>0.47</text:p>
          </table:table-cell>
          <table:table-cell office:value-type="float" office:value="0.0002">
            <text:p>0.0002</text:p>
          </table:table-cell>
          <table:table-cell table:number-columns-repeated="6"/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047">
            <text:p>0.047</text:p>
          </table:table-cell>
          <table:table-cell office:value-type="float" office:value="0.0028">
            <text:p>0.0028</text:p>
          </table:table-cell>
          <table:table-cell table:number-columns-repeated="4"/>
          <table:table-cell office:value-type="float" office:value="0.48">
            <text:p>0.48</text:p>
          </table:table-cell>
          <table:table-cell office:value-type="float" office:value="0.0004">
            <text:p>0.0004</text:p>
          </table:table-cell>
          <table:table-cell table:number-columns-repeated="6"/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0.0018">
            <text:p>0.0018</text:p>
          </table:table-cell>
          <table:table-cell table:number-columns-repeated="8"/>
          <table:table-cell office:value-type="float" office:value="0.048">
            <text:p>0.048</text:p>
          </table:table-cell>
          <table:table-cell office:value-type="float" office:value="0.012">
            <text:p>0.012</text:p>
          </table:table-cell>
          <table:table-cell table:number-columns-repeated="4"/>
          <table:table-cell office:value-type="float" office:value="0.49">
            <text:p>0.49</text:p>
          </table:table-cell>
          <table:table-cell office:value-type="float" office:value="0.0002">
            <text:p>0.0002</text:p>
          </table:table-cell>
          <table:table-cell table:number-columns-repeated="6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004">
            <text:p>0.0004</text:p>
          </table:table-cell>
          <table:table-cell table:number-columns-repeated="8"/>
          <table:table-cell office:value-type="float" office:value="0.049">
            <text:p>0.049</text:p>
          </table:table-cell>
          <table:table-cell office:value-type="float" office:value="0.0074">
            <text:p>0.0074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0002">
            <text:p>0.0002</text:p>
          </table:table-cell>
          <table:table-cell table:number-columns-repeated="6"/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0.001">
            <text:p>0.001</text:p>
          </table:table-cell>
          <table:table-cell table:number-columns-repeated="8"/>
          <table:table-cell office:value-type="float" office:value="0.05">
            <text:p>0.05</text:p>
          </table:table-cell>
          <table:table-cell office:value-type="float" office:value="0.0068">
            <text:p>0.0068</text:p>
          </table:table-cell>
          <table:table-cell table:number-columns-repeated="4"/>
          <table:table-cell office:value-type="float" office:value="0.51">
            <text:p>0.51</text:p>
          </table:table-cell>
          <table:table-cell office:value-type="float" office:value="0.0006">
            <text:p>0.0006</text:p>
          </table:table-cell>
          <table:table-cell table:number-columns-repeated="6"/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0.0032">
            <text:p>0.0032</text:p>
          </table:table-cell>
          <table:table-cell table:number-columns-repeated="8"/>
          <table:table-cell office:value-type="float" office:value="0.051">
            <text:p>0.051</text:p>
          </table:table-cell>
          <table:table-cell office:value-type="float" office:value="0.0038">
            <text:p>0.0038</text:p>
          </table:table-cell>
          <table:table-cell table:number-columns-repeated="4"/>
          <table:table-cell office:value-type="float" office:value="0.58">
            <text:p>0.58</text:p>
          </table:table-cell>
          <table:table-cell office:value-type="float" office:value="0.0002">
            <text:p>0.0002</text:p>
          </table:table-cell>
          <table:table-cell table:number-columns-repeated="6"/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0.004">
            <text:p>0.004</text:p>
          </table:table-cell>
          <table:table-cell table:number-columns-repeated="8"/>
          <table:table-cell office:value-type="float" office:value="0.052">
            <text:p>0.052</text:p>
          </table:table-cell>
          <table:table-cell office:value-type="float" office:value="0.0116">
            <text:p>0.0116</text:p>
          </table:table-cell>
          <table:table-cell table:number-columns-repeated="12"/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0.0004">
            <text:p>0.0004</text:p>
          </table:table-cell>
          <table:table-cell office:value-type="float" office:value="0.05">
            <text:p>0.05</text:p>
          </table:table-cell>
          <table:table-cell table:formula="of:=SUM([.B47:.B56])" office:value-type="float" office:value="0.016">
            <text:p>0.016</text:p>
          </table:table-cell>
          <table:table-cell table:number-columns-repeated="6"/>
          <table:table-cell office:value-type="float" office:value="0.053">
            <text:p>0.053</text:p>
          </table:table-cell>
          <table:table-cell office:value-type="float" office:value="0.0084">
            <text:p>0.0084</text:p>
          </table:table-cell>
          <table:table-cell table:number-columns-repeated="12"/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054">
            <text:p>0.054</text:p>
          </table:table-cell>
          <table:table-cell office:value-type="float" office:value="0.0052">
            <text:p>0.0052</text:p>
          </table:table-cell>
          <table:table-cell office:value-type="float" office:value="0.05">
            <text:p>0.05</text:p>
          </table:table-cell>
          <table:table-cell table:formula="of:=SUM([.L48:.L57])" office:value-type="float" office:value="0.0682">
            <text:p>0.0682</text:p>
          </table:table-cell>
          <table:table-cell table:number-columns-repeated="10"/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055">
            <text:p>0.055</text:p>
          </table:table-cell>
          <table:table-cell office:value-type="float" office:value="0.006">
            <text:p>0.006</text:p>
          </table:table-cell>
          <table:table-cell table:number-columns-repeated="12"/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056">
            <text:p>0.056</text:p>
          </table:table-cell>
          <table:table-cell office:value-type="float" office:value="0.0108">
            <text:p>0.0108</text:p>
          </table:table-cell>
          <table:table-cell table:number-columns-repeated="12"/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0.0028">
            <text:p>0.0028</text:p>
          </table:table-cell>
          <table:table-cell table:number-columns-repeated="8"/>
          <table:table-cell office:value-type="float" office:value="0.057">
            <text:p>0.057</text:p>
          </table:table-cell>
          <table:table-cell office:value-type="float" office:value="0.0044">
            <text:p>0.0044</text:p>
          </table:table-cell>
          <table:table-cell table:number-columns-repeated="12"/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058">
            <text:p>0.058</text:p>
          </table:table-cell>
          <table:table-cell office:value-type="float" office:value="0.0026">
            <text:p>0.0026</text:p>
          </table:table-cell>
          <table:table-cell table:number-columns-repeated="12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018">
            <text:p>0.0018</text:p>
          </table:table-cell>
          <table:table-cell table:number-columns-repeated="8"/>
          <table:table-cell office:value-type="float" office:value="0.059">
            <text:p>0.059</text:p>
          </table:table-cell>
          <table:table-cell office:value-type="float" office:value="0.0102">
            <text:p>0.0102</text:p>
          </table:table-cell>
          <table:table-cell table:number-columns-repeated="12"/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0.0004">
            <text:p>0.0004</text:p>
          </table:table-cell>
          <table:table-cell table:number-columns-repeated="8"/>
          <table:table-cell office:value-type="float" office:value="0.06">
            <text:p>0.06</text:p>
          </table:table-cell>
          <table:table-cell office:value-type="float" office:value="0.0056">
            <text:p>0.0056</text:p>
          </table:table-cell>
          <table:table-cell table:number-columns-repeated="12"/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061">
            <text:p>0.061</text:p>
          </table:table-cell>
          <table:table-cell office:value-type="float" office:value="0.0074">
            <text:p>0.0074</text:p>
          </table:table-cell>
          <table:table-cell table:number-columns-repeated="12"/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062">
            <text:p>0.062</text:p>
          </table:table-cell>
          <table:table-cell office:value-type="float" office:value="0.0026">
            <text:p>0.0026</text:p>
          </table:table-cell>
          <table:table-cell table:number-columns-repeated="12"/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0.0036">
            <text:p>0.0036</text:p>
          </table:table-cell>
          <table:table-cell office:value-type="float" office:value="0.06">
            <text:p>0.06</text:p>
          </table:table-cell>
          <table:table-cell table:formula="of:=SUM([.B57:.B66])" office:value-type="float" office:value="0.0192">
            <text:p>0.0192</text:p>
          </table:table-cell>
          <table:table-cell table:number-columns-repeated="6"/>
          <table:table-cell office:value-type="float" office:value="0.063">
            <text:p>0.063</text:p>
          </table:table-cell>
          <table:table-cell office:value-type="float" office:value="0.0082">
            <text:p>0.0082</text:p>
          </table:table-cell>
          <table:table-cell table:number-columns-repeated="12"/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064">
            <text:p>0.064</text:p>
          </table:table-cell>
          <table:table-cell office:value-type="float" office:value="0.0018">
            <text:p>0.0018</text:p>
          </table:table-cell>
          <table:table-cell office:value-type="float" office:value="0.06">
            <text:p>0.06</text:p>
          </table:table-cell>
          <table:table-cell table:formula="of:=SUM([.L58:.L67])" office:value-type="float" office:value="0.0596">
            <text:p>0.0596</text:p>
          </table:table-cell>
          <table:table-cell table:number-columns-repeated="10"/>
        </table:table-row>
        <table:table-row table:style-name="ro1">
          <table:table-cell office:value-type="float" office:value="0.066">
            <text:p>0.066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065">
            <text:p>0.065</text:p>
          </table:table-cell>
          <table:table-cell office:value-type="float" office:value="0.002">
            <text:p>0.002</text:p>
          </table:table-cell>
          <table:table-cell table:number-columns-repeated="12"/>
        </table:table-row>
        <table:table-row table:style-name="ro1">
          <table:table-cell office:value-type="float" office:value="0.067">
            <text:p>0.067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066">
            <text:p>0.066</text:p>
          </table:table-cell>
          <table:table-cell office:value-type="float" office:value="0.012">
            <text:p>0.012</text:p>
          </table:table-cell>
          <table:table-cell table:number-columns-repeated="12"/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067">
            <text:p>0.067</text:p>
          </table:table-cell>
          <table:table-cell office:value-type="float" office:value="0.0046">
            <text:p>0.0046</text:p>
          </table:table-cell>
          <table:table-cell table:number-columns-repeated="12"/>
        </table:table-row>
        <table:table-row table:style-name="ro1">
          <table:table-cell office:value-type="float" office:value="0.069">
            <text:p>0.069</text:p>
          </table:table-cell>
          <table:table-cell office:value-type="float" office:value="0.0006">
            <text:p>0.0006</text:p>
          </table:table-cell>
          <table:table-cell table:number-columns-repeated="8"/>
          <table:table-cell office:value-type="float" office:value="0.068">
            <text:p>0.068</text:p>
          </table:table-cell>
          <table:table-cell office:value-type="float" office:value="0.0064">
            <text:p>0.0064</text:p>
          </table:table-cell>
          <table:table-cell table:number-columns-repeated="12"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03">
            <text:p>0.003</text:p>
          </table:table-cell>
          <table:table-cell table:number-columns-repeated="8"/>
          <table:table-cell office:value-type="float" office:value="0.069">
            <text:p>0.069</text:p>
          </table:table-cell>
          <table:table-cell office:value-type="float" office:value="0.0044">
            <text:p>0.0044</text:p>
          </table:table-cell>
          <table:table-cell table:number-columns-repeated="12"/>
        </table:table-row>
        <table:table-row table:style-name="ro1">
          <table:table-cell office:value-type="float" office:value="0.071">
            <text:p>0.071</text:p>
          </table:table-cell>
          <table:table-cell office:value-type="float" office:value="0.002">
            <text:p>0.002</text:p>
          </table:table-cell>
          <table:table-cell table:number-columns-repeated="8"/>
          <table:table-cell office:value-type="float" office:value="0.07">
            <text:p>0.07</text:p>
          </table:table-cell>
          <table:table-cell office:value-type="float" office:value="0.0112">
            <text:p>0.0112</text:p>
          </table:table-cell>
          <table:table-cell table:number-columns-repeated="12"/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071">
            <text:p>0.071</text:p>
          </table:table-cell>
          <table:table-cell office:value-type="float" office:value="0.004">
            <text:p>0.004</text:p>
          </table:table-cell>
          <table:table-cell table:number-columns-repeated="12"/>
        </table:table-row>
        <table:table-row table:style-name="ro1">
          <table:table-cell office:value-type="float" office:value="0.073">
            <text:p>0.073</text:p>
          </table:table-cell>
          <table:table-cell office:value-type="float" office:value="0.0016">
            <text:p>0.0016</text:p>
          </table:table-cell>
          <table:table-cell table:number-columns-repeated="8"/>
          <table:table-cell office:value-type="float" office:value="0.072">
            <text:p>0.072</text:p>
          </table:table-cell>
          <table:table-cell office:value-type="float" office:value="0.0056">
            <text:p>0.0056</text:p>
          </table:table-cell>
          <table:table-cell table:number-columns-repeated="12"/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0.002">
            <text:p>0.002</text:p>
          </table:table-cell>
          <table:table-cell office:value-type="float" office:value="0.07">
            <text:p>0.07</text:p>
          </table:table-cell>
          <table:table-cell table:formula="of:=SUM([.B67:.B76])" office:value-type="float" office:value="0.0144">
            <text:p>0.0144</text:p>
          </table:table-cell>
          <table:table-cell table:number-columns-repeated="6"/>
          <table:table-cell office:value-type="float" office:value="0.073">
            <text:p>0.073</text:p>
          </table:table-cell>
          <table:table-cell office:value-type="float" office:value="0.0082">
            <text:p>0.0082</text:p>
          </table:table-cell>
          <table:table-cell table:number-columns-repeated="12"/>
        </table:table-row>
        <table:table-row table:style-name="ro1">
          <table:table-cell office:value-type="float" office:value="0.075">
            <text:p>0.075</text:p>
          </table:table-cell>
          <table:table-cell office:value-type="float" office:value="0.0006">
            <text:p>0.0006</text:p>
          </table:table-cell>
          <table:table-cell table:number-columns-repeated="8"/>
          <table:table-cell office:value-type="float" office:value="0.074">
            <text:p>0.074</text:p>
          </table:table-cell>
          <table:table-cell office:value-type="float" office:value="0.009">
            <text:p>0.009</text:p>
          </table:table-cell>
          <table:table-cell office:value-type="float" office:value="0.07">
            <text:p>0.07</text:p>
          </table:table-cell>
          <table:table-cell table:formula="of:=SUM([.L68:.L77])" office:value-type="float" office:value="0.0674">
            <text:p>0.0674</text:p>
          </table:table-cell>
          <table:table-cell table:number-columns-repeated="10"/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075">
            <text:p>0.075</text:p>
          </table:table-cell>
          <table:table-cell office:value-type="float" office:value="0.0056">
            <text:p>0.0056</text:p>
          </table:table-cell>
          <table:table-cell table:number-columns-repeated="12"/>
        </table:table-row>
        <table:table-row table:style-name="ro1">
          <table:table-cell office:value-type="float" office:value="0.077">
            <text:p>0.077</text:p>
          </table:table-cell>
          <table:table-cell office:value-type="float" office:value="0.0048">
            <text:p>0.0048</text:p>
          </table:table-cell>
          <table:table-cell table:number-columns-repeated="8"/>
          <table:table-cell office:value-type="float" office:value="0.076">
            <text:p>0.076</text:p>
          </table:table-cell>
          <table:table-cell office:value-type="float" office:value="0.0022">
            <text:p>0.0022</text:p>
          </table:table-cell>
          <table:table-cell table:number-columns-repeated="12"/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077">
            <text:p>0.077</text:p>
          </table:table-cell>
          <table:table-cell office:value-type="float" office:value="0.0096">
            <text:p>0.0096</text:p>
          </table:table-cell>
          <table:table-cell table:number-columns-repeated="12"/>
        </table:table-row>
        <table:table-row table:style-name="ro1">
          <table:table-cell office:value-type="float" office:value="0.079">
            <text:p>0.079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078">
            <text:p>0.078</text:p>
          </table:table-cell>
          <table:table-cell office:value-type="float" office:value="0.0042">
            <text:p>0.0042</text:p>
          </table:table-cell>
          <table:table-cell table:number-columns-repeated="12"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079">
            <text:p>0.079</text:p>
          </table:table-cell>
          <table:table-cell office:value-type="float" office:value="0.0058">
            <text:p>0.0058</text:p>
          </table:table-cell>
          <table:table-cell table:number-columns-repeated="12"/>
        </table:table-row>
        <table:table-row table:style-name="ro1">
          <table:table-cell office:value-type="float" office:value="0.081">
            <text:p>0.081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08">
            <text:p>0.08</text:p>
          </table:table-cell>
          <table:table-cell office:value-type="float" office:value="0.0066">
            <text:p>0.0066</text:p>
          </table:table-cell>
          <table:table-cell table:number-columns-repeated="12"/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0.004">
            <text:p>0.004</text:p>
          </table:table-cell>
          <table:table-cell table:number-columns-repeated="8"/>
          <table:table-cell office:value-type="float" office:value="0.081">
            <text:p>0.081</text:p>
          </table:table-cell>
          <table:table-cell office:value-type="float" office:value="0.0092">
            <text:p>0.0092</text:p>
          </table:table-cell>
          <table:table-cell table:number-columns-repeated="12"/>
        </table:table-row>
        <table:table-row table:style-name="ro1">
          <table:table-cell office:value-type="float" office:value="0.083">
            <text:p>0.083</text:p>
          </table:table-cell>
          <table:table-cell office:value-type="float" office:value="0.0016">
            <text:p>0.0016</text:p>
          </table:table-cell>
          <table:table-cell table:number-columns-repeated="8"/>
          <table:table-cell office:value-type="float" office:value="0.082">
            <text:p>0.082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0.0016">
            <text:p>0.0016</text:p>
          </table:table-cell>
          <table:table-cell office:value-type="float" office:value="0.08">
            <text:p>0.08</text:p>
          </table:table-cell>
          <table:table-cell table:formula="of:=SUM([.B77:.B86])" office:value-type="float" office:value="0.0216">
            <text:p>0.0216</text:p>
          </table:table-cell>
          <table:table-cell table:number-columns-repeated="6"/>
          <table:table-cell office:value-type="float" office:value="0.083">
            <text:p>0.083</text:p>
          </table:table-cell>
          <table:table-cell office:value-type="float" office:value="0.0022">
            <text:p>0.0022</text:p>
          </table:table-cell>
          <table:table-cell table:number-columns-repeated="12"/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0.0018">
            <text:p>0.0018</text:p>
          </table:table-cell>
          <table:table-cell table:number-columns-repeated="8"/>
          <table:table-cell office:value-type="float" office:value="0.084">
            <text:p>0.084</text:p>
          </table:table-cell>
          <table:table-cell office:value-type="float" office:value="0.0132">
            <text:p>0.0132</text:p>
          </table:table-cell>
          <table:table-cell office:value-type="float" office:value="0.08">
            <text:p>0.08</text:p>
          </table:table-cell>
          <table:table-cell table:formula="of:=SUM([.L78:.L87])" office:value-type="float" office:value="0.059">
            <text:p>0.059</text:p>
          </table:table-cell>
          <table:table-cell table:number-columns-repeated="10"/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0.002">
            <text:p>0.002</text:p>
          </table:table-cell>
          <table:table-cell table:number-columns-repeated="8"/>
          <table:table-cell office:value-type="float" office:value="0.085">
            <text:p>0.085</text:p>
          </table:table-cell>
          <table:table-cell office:value-type="float" office:value="0.0024">
            <text:p>0.0024</text:p>
          </table:table-cell>
          <table:table-cell table:number-columns-repeated="12"/>
        </table:table-row>
        <table:table-row table:style-name="ro1">
          <table:table-cell office:value-type="float" office:value="0.087">
            <text:p>0.087</text:p>
          </table:table-cell>
          <table:table-cell office:value-type="float" office:value="0.001">
            <text:p>0.001</text:p>
          </table:table-cell>
          <table:table-cell table:number-columns-repeated="8"/>
          <table:table-cell office:value-type="float" office:value="0.086">
            <text:p>0.086</text:p>
          </table:table-cell>
          <table:table-cell office:value-type="float" office:value="0.0072">
            <text:p>0.0072</text:p>
          </table:table-cell>
          <table:table-cell table:number-columns-repeated="12"/>
        </table:table-row>
        <table:table-row table:style-name="ro1">
          <table:table-cell office:value-type="float" office:value="0.088">
            <text:p>0.088</text:p>
          </table:table-cell>
          <table:table-cell office:value-type="float" office:value="0.003">
            <text:p>0.003</text:p>
          </table:table-cell>
          <table:table-cell table:number-columns-repeated="8"/>
          <table:table-cell office:value-type="float" office:value="0.087">
            <text:p>0.087</text:p>
          </table:table-cell>
          <table:table-cell office:value-type="float" office:value="0.002">
            <text:p>0.002</text:p>
          </table:table-cell>
          <table:table-cell table:number-columns-repeated="12"/>
        </table:table-row>
        <table:table-row table:style-name="ro1">
          <table:table-cell office:value-type="float" office:value="0.089">
            <text:p>0.089</text:p>
          </table:table-cell>
          <table:table-cell office:value-type="float" office:value="0.0044">
            <text:p>0.0044</text:p>
          </table:table-cell>
          <table:table-cell table:number-columns-repeated="8"/>
          <table:table-cell office:value-type="float" office:value="0.088">
            <text:p>0.088</text:p>
          </table:table-cell>
          <table:table-cell office:value-type="float" office:value="0.0122">
            <text:p>0.0122</text:p>
          </table:table-cell>
          <table:table-cell table:number-columns-repeated="12"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002">
            <text:p>0.002</text:p>
          </table:table-cell>
          <table:table-cell table:number-columns-repeated="8"/>
          <table:table-cell office:value-type="float" office:value="0.089">
            <text:p>0.089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091">
            <text:p>0.091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09">
            <text:p>0.09</text:p>
          </table:table-cell>
          <table:table-cell office:value-type="float" office:value="0.0038">
            <text:p>0.0038</text:p>
          </table:table-cell>
          <table:table-cell table:number-columns-repeated="12"/>
        </table:table-row>
        <table:table-row table:style-name="ro1">
          <table:table-cell office:value-type="float" office:value="0.092">
            <text:p>0.092</text:p>
          </table:table-cell>
          <table:table-cell office:value-type="float" office:value="0.0004">
            <text:p>0.0004</text:p>
          </table:table-cell>
          <table:table-cell table:number-columns-repeated="8"/>
          <table:table-cell office:value-type="float" office:value="0.091">
            <text:p>0.091</text:p>
          </table:table-cell>
          <table:table-cell office:value-type="float" office:value="0.0102">
            <text:p>0.0102</text:p>
          </table:table-cell>
          <table:table-cell table:number-columns-repeated="12"/>
        </table:table-row>
        <table:table-row table:style-name="ro1">
          <table:table-cell office:value-type="float" office:value="0.093">
            <text:p>0.093</text:p>
          </table:table-cell>
          <table:table-cell office:value-type="float" office:value="0.0036">
            <text:p>0.0036</text:p>
          </table:table-cell>
          <table:table-cell table:number-columns-repeated="8"/>
          <table:table-cell office:value-type="float" office:value="0.092">
            <text:p>0.092</text:p>
          </table:table-cell>
          <table:table-cell office:value-type="float" office:value="0.006">
            <text:p>0.006</text:p>
          </table:table-cell>
          <table:table-cell table:number-columns-repeated="12"/>
        </table:table-row>
        <table:table-row table:style-name="ro1">
          <table:table-cell office:value-type="float" office:value="0.094">
            <text:p>0.094</text:p>
          </table:table-cell>
          <table:table-cell office:value-type="float" office:value="0.0016">
            <text:p>0.0016</text:p>
          </table:table-cell>
          <table:table-cell office:value-type="float" office:value="0.09">
            <text:p>0.09</text:p>
          </table:table-cell>
          <table:table-cell table:formula="of:=SUM([.B87:.B96])" office:value-type="float" office:value="0.0222">
            <text:p>0.0222</text:p>
          </table:table-cell>
          <table:table-cell table:number-columns-repeated="6"/>
          <table:table-cell office:value-type="float" office:value="0.093">
            <text:p>0.093</text:p>
          </table:table-cell>
          <table:table-cell office:value-type="float" office:value="0.0046">
            <text:p>0.0046</text:p>
          </table:table-cell>
          <table:table-cell table:number-columns-repeated="12"/>
        </table:table-row>
        <table:table-row table:style-name="ro1">
          <table:table-cell office:value-type="float" office:value="0.095">
            <text:p>0.095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094">
            <text:p>0.094</text:p>
          </table:table-cell>
          <table:table-cell office:value-type="float" office:value="0.001">
            <text:p>0.001</text:p>
          </table:table-cell>
          <table:table-cell office:value-type="float" office:value="0.09">
            <text:p>0.09</text:p>
          </table:table-cell>
          <table:table-cell table:formula="of:=SUM([.L88:.L97])" office:value-type="float" office:value="0.051">
            <text:p>0.051</text:p>
          </table:table-cell>
          <table:table-cell table:number-columns-repeated="10"/>
        </table:table-row>
        <table:table-row table:style-name="ro1">
          <table:table-cell office:value-type="float" office:value="0.096">
            <text:p>0.096</text:p>
          </table:table-cell>
          <table:table-cell office:value-type="float" office:value="0.0044">
            <text:p>0.0044</text:p>
          </table:table-cell>
          <table:table-cell table:number-columns-repeated="8"/>
          <table:table-cell office:value-type="float" office:value="0.095">
            <text:p>0.095</text:p>
          </table:table-cell>
          <table:table-cell office:value-type="float" office:value="0.0066">
            <text:p>0.0066</text:p>
          </table:table-cell>
          <table:table-cell table:number-columns-repeated="12"/>
        </table:table-row>
        <table:table-row table:style-name="ro1">
          <table:table-cell office:value-type="float" office:value="0.097">
            <text:p>0.097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096">
            <text:p>0.096</text:p>
          </table:table-cell>
          <table:table-cell office:value-type="float" office:value="0.0026">
            <text:p>0.0026</text:p>
          </table:table-cell>
          <table:table-cell table:number-columns-repeated="12"/>
        </table:table-row>
        <table:table-row table:style-name="ro1">
          <table:table-cell office:value-type="float" office:value="0.098">
            <text:p>0.098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097">
            <text:p>0.097</text:p>
          </table:table-cell>
          <table:table-cell office:value-type="float" office:value="0.0058">
            <text:p>0.0058</text:p>
          </table:table-cell>
          <table:table-cell table:number-columns-repeated="12"/>
        </table:table-row>
        <table:table-row table:style-name="ro1">
          <table:table-cell office:value-type="float" office:value="0.099">
            <text:p>0.099</text:p>
          </table:table-cell>
          <table:table-cell office:value-type="float" office:value="0.0016">
            <text:p>0.0016</text:p>
          </table:table-cell>
          <table:table-cell table:number-columns-repeated="8"/>
          <table:table-cell office:value-type="float" office:value="0.098">
            <text:p>0.098</text:p>
          </table:table-cell>
          <table:table-cell office:value-type="float" office:value="0.0058">
            <text:p>0.0058</text:p>
          </table:table-cell>
          <table:table-cell table:number-columns-repeated="1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054">
            <text:p>0.0054</text:p>
          </table:table-cell>
          <table:table-cell table:number-columns-repeated="8"/>
          <table:table-cell office:value-type="float" office:value="0.099">
            <text:p>0.099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float" office:value="0.101">
            <text:p>0.101</text:p>
          </table:table-cell>
          <table:table-cell office:value-type="float" office:value="0.0046">
            <text:p>0.0046</text:p>
          </table:table-cell>
          <table:table-cell table:number-columns-repeated="8"/>
          <table:table-cell office:value-type="float" office:value="0.1">
            <text:p>0.1</text:p>
          </table:table-cell>
          <table:table-cell office:value-type="float" office:value="0.003">
            <text:p>0.003</text:p>
          </table:table-cell>
          <table:table-cell table:number-columns-repeated="12"/>
        </table:table-row>
        <table:table-row table:style-name="ro1">
          <table:table-cell office:value-type="float" office:value="0.102">
            <text:p>0.102</text:p>
          </table:table-cell>
          <table:table-cell office:value-type="float" office:value="0.0046">
            <text:p>0.0046</text:p>
          </table:table-cell>
          <table:table-cell table:number-columns-repeated="8"/>
          <table:table-cell office:value-type="float" office:value="0.101">
            <text:p>0.101</text:p>
          </table:table-cell>
          <table:table-cell office:value-type="float" office:value="0.0046">
            <text:p>0.0046</text:p>
          </table:table-cell>
          <table:table-cell table:number-columns-repeated="12"/>
        </table:table-row>
        <table:table-row table:style-name="ro1">
          <table:table-cell office:value-type="float" office:value="0.103">
            <text:p>0.103</text:p>
          </table:table-cell>
          <table:table-cell office:value-type="float" office:value="0.0032">
            <text:p>0.0032</text:p>
          </table:table-cell>
          <table:table-cell table:number-columns-repeated="8"/>
          <table:table-cell office:value-type="float" office:value="0.102">
            <text:p>0.102</text:p>
          </table:table-cell>
          <table:table-cell office:value-type="float" office:value="0.0068">
            <text:p>0.0068</text:p>
          </table:table-cell>
          <table:table-cell table:number-columns-repeated="12"/>
        </table:table-row>
        <table:table-row table:style-name="ro1">
          <table:table-cell office:value-type="float" office:value="0.104">
            <text:p>0.104</text:p>
          </table:table-cell>
          <table:table-cell office:value-type="float" office:value="0.0016">
            <text:p>0.0016</text:p>
          </table:table-cell>
          <table:table-cell office:value-type="float" office:value="0.1">
            <text:p>0.1</text:p>
          </table:table-cell>
          <table:table-cell table:formula="of:=SUM([.B97:.B106])" office:value-type="float" office:value="0.0322">
            <text:p>0.0322</text:p>
          </table:table-cell>
          <table:table-cell table:number-columns-repeated="6"/>
          <table:table-cell office:value-type="float" office:value="0.103">
            <text:p>0.103</text:p>
          </table:table-cell>
          <table:table-cell office:value-type="float" office:value="0.0034">
            <text:p>0.0034</text:p>
          </table:table-cell>
          <table:table-cell table:number-columns-repeated="12"/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0.0016">
            <text:p>0.0016</text:p>
          </table:table-cell>
          <table:table-cell table:number-columns-repeated="8"/>
          <table:table-cell office:value-type="float" office:value="0.104">
            <text:p>0.104</text:p>
          </table:table-cell>
          <table:table-cell office:value-type="float" office:value="0.0076">
            <text:p>0.0076</text:p>
          </table:table-cell>
          <table:table-cell office:value-type="float" office:value="0.1">
            <text:p>0.1</text:p>
          </table:table-cell>
          <table:table-cell table:formula="of:=SUM([.L98:.L107])" office:value-type="float" office:value="0.0512">
            <text:p>0.0512</text:p>
          </table:table-cell>
          <table:table-cell table:number-columns-repeated="10"/>
        </table:table-row>
        <table:table-row table:style-name="ro1">
          <table:table-cell office:value-type="float" office:value="0.106">
            <text:p>0.106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105">
            <text:p>0.105</text:p>
          </table:table-cell>
          <table:table-cell office:value-type="float" office:value="0.0032">
            <text:p>0.0032</text:p>
          </table:table-cell>
          <table:table-cell table:number-columns-repeated="12"/>
        </table:table-row>
        <table:table-row table:style-name="ro1">
          <table:table-cell office:value-type="float" office:value="0.107">
            <text:p>0.107</text:p>
          </table:table-cell>
          <table:table-cell office:value-type="float" office:value="0.0068">
            <text:p>0.0068</text:p>
          </table:table-cell>
          <table:table-cell table:number-columns-repeated="8"/>
          <table:table-cell office:value-type="float" office:value="0.106">
            <text:p>0.106</text:p>
          </table:table-cell>
          <table:table-cell office:value-type="float" office:value="0.0076">
            <text:p>0.0076</text:p>
          </table:table-cell>
          <table:table-cell table:number-columns-repeated="12"/>
        </table:table-row>
        <table:table-row table:style-name="ro1">
          <table:table-cell office:value-type="float" office:value="0.108">
            <text:p>0.108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07">
            <text:p>0.107</text:p>
          </table:table-cell>
          <table:table-cell office:value-type="float" office:value="0.0034">
            <text:p>0.0034</text:p>
          </table:table-cell>
          <table:table-cell table:number-columns-repeated="12"/>
        </table:table-row>
        <table:table-row table:style-name="ro1">
          <table:table-cell office:value-type="float" office:value="0.109">
            <text:p>0.109</text:p>
          </table:table-cell>
          <table:table-cell office:value-type="float" office:value="0.0052">
            <text:p>0.0052</text:p>
          </table:table-cell>
          <table:table-cell table:number-columns-repeated="8"/>
          <table:table-cell office:value-type="float" office:value="0.108">
            <text:p>0.108</text:p>
          </table:table-cell>
          <table:table-cell office:value-type="float" office:value="0.0024">
            <text:p>0.0024</text:p>
          </table:table-cell>
          <table:table-cell table:number-columns-repeated="12"/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0016">
            <text:p>0.0016</text:p>
          </table:table-cell>
          <table:table-cell table:number-columns-repeated="8"/>
          <table:table-cell office:value-type="float" office:value="0.109">
            <text:p>0.109</text:p>
          </table:table-cell>
          <table:table-cell office:value-type="float" office:value="0.009">
            <text:p>0.009</text:p>
          </table:table-cell>
          <table:table-cell table:number-columns-repeated="12"/>
        </table:table-row>
        <table:table-row table:style-name="ro1">
          <table:table-cell office:value-type="float" office:value="0.111">
            <text:p>0.111</text:p>
          </table:table-cell>
          <table:table-cell office:value-type="float" office:value="0.0042">
            <text:p>0.0042</text:p>
          </table:table-cell>
          <table:table-cell table:number-columns-repeated="8"/>
          <table:table-cell office:value-type="float" office:value="0.11">
            <text:p>0.11</text:p>
          </table:table-cell>
          <table:table-cell office:value-type="float" office:value="0.003">
            <text:p>0.003</text:p>
          </table:table-cell>
          <table:table-cell table:number-columns-repeated="12"/>
        </table:table-row>
        <table:table-row table:style-name="ro1">
          <table:table-cell office:value-type="float" office:value="0.112">
            <text:p>0.112</text:p>
          </table:table-cell>
          <table:table-cell office:value-type="float" office:value="0.0044">
            <text:p>0.0044</text:p>
          </table:table-cell>
          <table:table-cell table:number-columns-repeated="8"/>
          <table:table-cell office:value-type="float" office:value="0.111">
            <text:p>0.111</text:p>
          </table:table-cell>
          <table:table-cell office:value-type="float" office:value="0.0036">
            <text:p>0.0036</text:p>
          </table:table-cell>
          <table:table-cell table:number-columns-repeated="12"/>
        </table:table-row>
        <table:table-row table:style-name="ro1">
          <table:table-cell office:value-type="float" office:value="0.113">
            <text:p>0.113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12">
            <text:p>0.112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114">
            <text:p>0.114</text:p>
          </table:table-cell>
          <table:table-cell office:value-type="float" office:value="0.0046">
            <text:p>0.0046</text:p>
          </table:table-cell>
          <table:table-cell office:value-type="float" office:value="0.11">
            <text:p>0.11</text:p>
          </table:table-cell>
          <table:table-cell table:formula="of:=SUM([.B107:.B116])" office:value-type="float" office:value="0.037">
            <text:p>0.037</text:p>
          </table:table-cell>
          <table:table-cell table:number-columns-repeated="6"/>
          <table:table-cell office:value-type="float" office:value="0.113">
            <text:p>0.113</text:p>
          </table:table-cell>
          <table:table-cell office:value-type="float" office:value="0.006">
            <text:p>0.006</text:p>
          </table:table-cell>
          <table:table-cell table:number-columns-repeated="12"/>
        </table:table-row>
        <table:table-row table:style-name="ro1">
          <table:table-cell office:value-type="float" office:value="0.115">
            <text:p>0.115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14">
            <text:p>0.114</text:p>
          </table:table-cell>
          <table:table-cell office:value-type="float" office:value="0.0024">
            <text:p>0.0024</text:p>
          </table:table-cell>
          <table:table-cell office:value-type="float" office:value="0.11">
            <text:p>0.11</text:p>
          </table:table-cell>
          <table:table-cell table:formula="of:=SUM([.L108:.L117])" office:value-type="float" office:value="0.0416">
            <text:p>0.0416</text:p>
          </table:table-cell>
          <table:table-cell table:number-columns-repeated="10"/>
        </table:table-row>
        <table:table-row table:style-name="ro1">
          <table:table-cell office:value-type="float" office:value="0.116">
            <text:p>0.116</text:p>
          </table:table-cell>
          <table:table-cell office:value-type="float" office:value="0.0016">
            <text:p>0.0016</text:p>
          </table:table-cell>
          <table:table-cell table:number-columns-repeated="8"/>
          <table:table-cell office:value-type="float" office:value="0.115">
            <text:p>0.115</text:p>
          </table:table-cell>
          <table:table-cell office:value-type="float" office:value="0.0036">
            <text:p>0.0036</text:p>
          </table:table-cell>
          <table:table-cell table:number-columns-repeated="12"/>
        </table:table-row>
        <table:table-row table:style-name="ro1">
          <table:table-cell office:value-type="float" office:value="0.117">
            <text:p>0.117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116">
            <text:p>0.116</text:p>
          </table:table-cell>
          <table:table-cell office:value-type="float" office:value="0.0088">
            <text:p>0.0088</text:p>
          </table:table-cell>
          <table:table-cell table:number-columns-repeated="12"/>
        </table:table-row>
        <table:table-row table:style-name="ro1">
          <table:table-cell office:value-type="float" office:value="0.118">
            <text:p>0.118</text:p>
          </table:table-cell>
          <table:table-cell office:value-type="float" office:value="0.007">
            <text:p>0.007</text:p>
          </table:table-cell>
          <table:table-cell table:number-columns-repeated="8"/>
          <table:table-cell office:value-type="float" office:value="0.117">
            <text:p>0.117</text:p>
          </table:table-cell>
          <table:table-cell office:value-type="float" office:value="0.0042">
            <text:p>0.0042</text:p>
          </table:table-cell>
          <table:table-cell table:number-columns-repeated="12"/>
        </table:table-row>
        <table:table-row table:style-name="ro1">
          <table:table-cell office:value-type="float" office:value="0.119">
            <text:p>0.119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18">
            <text:p>0.118</text:p>
          </table:table-cell>
          <table:table-cell office:value-type="float" office:value="0.0032">
            <text:p>0.0032</text:p>
          </table:table-cell>
          <table:table-cell table:number-columns-repeated="12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0034">
            <text:p>0.0034</text:p>
          </table:table-cell>
          <table:table-cell table:number-columns-repeated="8"/>
          <table:table-cell office:value-type="float" office:value="0.119">
            <text:p>0.119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121">
            <text:p>0.121</text:p>
          </table:table-cell>
          <table:table-cell office:value-type="float" office:value="0.0046">
            <text:p>0.0046</text:p>
          </table:table-cell>
          <table:table-cell table:number-columns-repeated="8"/>
          <table:table-cell office:value-type="float" office:value="0.12">
            <text:p>0.12</text:p>
          </table:table-cell>
          <table:table-cell office:value-type="float" office:value="0.0076">
            <text:p>0.0076</text:p>
          </table:table-cell>
          <table:table-cell table:number-columns-repeated="12"/>
        </table:table-row>
        <table:table-row table:style-name="ro1">
          <table:table-cell office:value-type="float" office:value="0.122">
            <text:p>0.122</text:p>
          </table:table-cell>
          <table:table-cell office:value-type="float" office:value="0.0036">
            <text:p>0.0036</text:p>
          </table:table-cell>
          <table:table-cell table:number-columns-repeated="8"/>
          <table:table-cell office:value-type="float" office:value="0.121">
            <text:p>0.121</text:p>
          </table:table-cell>
          <table:table-cell office:value-type="float" office:value="0.0026">
            <text:p>0.0026</text:p>
          </table:table-cell>
          <table:table-cell table:number-columns-repeated="12"/>
        </table:table-row>
        <table:table-row table:style-name="ro1">
          <table:table-cell office:value-type="float" office:value="0.123">
            <text:p>0.123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122">
            <text:p>0.122</text:p>
          </table:table-cell>
          <table:table-cell office:value-type="float" office:value="0.0046">
            <text:p>0.0046</text:p>
          </table:table-cell>
          <table:table-cell table:number-columns-repeated="12"/>
        </table:table-row>
        <table:table-row table:style-name="ro1">
          <table:table-cell office:value-type="float" office:value="0.124">
            <text:p>0.124</text:p>
          </table:table-cell>
          <table:table-cell office:value-type="float" office:value="0.0034">
            <text:p>0.0034</text:p>
          </table:table-cell>
          <table:table-cell office:value-type="float" office:value="0.12">
            <text:p>0.12</text:p>
          </table:table-cell>
          <table:table-cell table:formula="of:=SUM([.B117:.B126])" office:value-type="float" office:value="0.0318">
            <text:p>0.0318</text:p>
          </table:table-cell>
          <table:table-cell table:number-columns-repeated="6"/>
          <table:table-cell office:value-type="float" office:value="0.123">
            <text:p>0.123</text:p>
          </table:table-cell>
          <table:table-cell office:value-type="float" office:value="0.0038">
            <text:p>0.0038</text:p>
          </table:table-cell>
          <table:table-cell table:number-columns-repeated="12"/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124">
            <text:p>0.124</text:p>
          </table:table-cell>
          <table:table-cell office:value-type="float" office:value="0.0032">
            <text:p>0.0032</text:p>
          </table:table-cell>
          <table:table-cell office:value-type="float" office:value="0.12">
            <text:p>0.12</text:p>
          </table:table-cell>
          <table:table-cell table:formula="of:=SUM([.L118:.L127])" office:value-type="float" office:value="0.0422">
            <text:p>0.0422</text:p>
          </table:table-cell>
          <table:table-cell table:number-columns-repeated="10"/>
        </table:table-row>
        <table:table-row table:style-name="ro1">
          <table:table-cell office:value-type="float" office:value="0.126">
            <text:p>0.126</text:p>
          </table:table-cell>
          <table:table-cell office:value-type="float" office:value="0.0032">
            <text:p>0.0032</text:p>
          </table:table-cell>
          <table:table-cell table:number-columns-repeated="8"/>
          <table:table-cell office:value-type="float" office:value="0.125">
            <text:p>0.125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127">
            <text:p>0.127</text:p>
          </table:table-cell>
          <table:table-cell office:value-type="float" office:value="0.006">
            <text:p>0.006</text:p>
          </table:table-cell>
          <table:table-cell table:number-columns-repeated="8"/>
          <table:table-cell office:value-type="float" office:value="0.126">
            <text:p>0.126</text:p>
          </table:table-cell>
          <table:table-cell office:value-type="float" office:value="0.003">
            <text:p>0.003</text:p>
          </table:table-cell>
          <table:table-cell table:number-columns-repeated="12"/>
        </table:table-row>
        <table:table-row table:style-name="ro1">
          <table:table-cell office:value-type="float" office:value="0.128">
            <text:p>0.128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127">
            <text:p>0.127</text:p>
          </table:table-cell>
          <table:table-cell office:value-type="float" office:value="0.0066">
            <text:p>0.0066</text:p>
          </table:table-cell>
          <table:table-cell table:number-columns-repeated="12"/>
        </table:table-row>
        <table:table-row table:style-name="ro1">
          <table:table-cell office:value-type="float" office:value="0.129">
            <text:p>0.129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128">
            <text:p>0.128</text:p>
          </table:table-cell>
          <table:table-cell office:value-type="float" office:value="0.0024">
            <text:p>0.0024</text:p>
          </table:table-cell>
          <table:table-cell table:number-columns-repeated="12"/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0058">
            <text:p>0.0058</text:p>
          </table:table-cell>
          <table:table-cell table:number-columns-repeated="8"/>
          <table:table-cell office:value-type="float" office:value="0.129">
            <text:p>0.129</text:p>
          </table:table-cell>
          <table:table-cell office:value-type="float" office:value="0.005">
            <text:p>0.005</text:p>
          </table:table-cell>
          <table:table-cell table:number-columns-repeated="12"/>
        </table:table-row>
        <table:table-row table:style-name="ro1">
          <table:table-cell office:value-type="float" office:value="0.131">
            <text:p>0.131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3">
            <text:p>0.13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132">
            <text:p>0.132</text:p>
          </table:table-cell>
          <table:table-cell office:value-type="float" office:value="0.0056">
            <text:p>0.0056</text:p>
          </table:table-cell>
          <table:table-cell table:number-columns-repeated="8"/>
          <table:table-cell office:value-type="float" office:value="0.131">
            <text:p>0.131</text:p>
          </table:table-cell>
          <table:table-cell office:value-type="float" office:value="0.0046">
            <text:p>0.0046</text:p>
          </table:table-cell>
          <table:table-cell table:number-columns-repeated="12"/>
        </table:table-row>
        <table:table-row table:style-name="ro1">
          <table:table-cell office:value-type="float" office:value="0.133">
            <text:p>0.133</text:p>
          </table:table-cell>
          <table:table-cell office:value-type="float" office:value="0.005">
            <text:p>0.005</text:p>
          </table:table-cell>
          <table:table-cell table:number-columns-repeated="8"/>
          <table:table-cell office:value-type="float" office:value="0.132">
            <text:p>0.132</text:p>
          </table:table-cell>
          <table:table-cell office:value-type="float" office:value="0.0026">
            <text:p>0.0026</text:p>
          </table:table-cell>
          <table:table-cell table:number-columns-repeated="12"/>
        </table:table-row>
        <table:table-row table:style-name="ro1">
          <table:table-cell office:value-type="float" office:value="0.134">
            <text:p>0.134</text:p>
          </table:table-cell>
          <table:table-cell office:value-type="float" office:value="0.002">
            <text:p>0.002</text:p>
          </table:table-cell>
          <table:table-cell office:value-type="float" office:value="0.13">
            <text:p>0.13</text:p>
          </table:table-cell>
          <table:table-cell table:formula="of:=SUM([.B137:.B146])" office:value-type="float" office:value="0.0408">
            <text:p>0.0408</text:p>
          </table:table-cell>
          <table:table-cell table:number-columns-repeated="6"/>
          <table:table-cell office:value-type="float" office:value="0.133">
            <text:p>0.133</text:p>
          </table:table-cell>
          <table:table-cell office:value-type="float" office:value="0.0024">
            <text:p>0.0024</text:p>
          </table:table-cell>
          <table:table-cell table:number-columns-repeated="12"/>
        </table:table-row>
        <table:table-row table:style-name="ro1">
          <table:table-cell office:value-type="float" office:value="0.135">
            <text:p>0.135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134">
            <text:p>0.134</text:p>
          </table:table-cell>
          <table:table-cell office:value-type="float" office:value="0.0054">
            <text:p>0.0054</text:p>
          </table:table-cell>
          <table:table-cell office:value-type="float" office:value="0.13">
            <text:p>0.13</text:p>
          </table:table-cell>
          <table:table-cell table:formula="of:=SUM([.L128:.L137])" office:value-type="float" office:value="0.0338">
            <text:p>0.0338</text:p>
          </table:table-cell>
          <table:table-cell table:number-columns-repeated="10"/>
        </table:table-row>
        <table:table-row table:style-name="ro1">
          <table:table-cell office:value-type="float" office:value="0.136">
            <text:p>0.136</text:p>
          </table:table-cell>
          <table:table-cell office:value-type="float" office:value="0.0042">
            <text:p>0.0042</text:p>
          </table:table-cell>
          <table:table-cell table:number-columns-repeated="8"/>
          <table:table-cell office:value-type="float" office:value="0.135">
            <text:p>0.135</text:p>
          </table:table-cell>
          <table:table-cell office:value-type="float" office:value="0.0026">
            <text:p>0.0026</text:p>
          </table:table-cell>
          <table:table-cell table:number-columns-repeated="12"/>
        </table:table-row>
        <table:table-row table:style-name="ro1">
          <table:table-cell office:value-type="float" office:value="0.137">
            <text:p>0.137</text:p>
          </table:table-cell>
          <table:table-cell office:value-type="float" office:value="0.0052">
            <text:p>0.0052</text:p>
          </table:table-cell>
          <table:table-cell table:number-columns-repeated="8"/>
          <table:table-cell office:value-type="float" office:value="0.136">
            <text:p>0.136</text:p>
          </table:table-cell>
          <table:table-cell office:value-type="float" office:value="0.003">
            <text:p>0.003</text:p>
          </table:table-cell>
          <table:table-cell table:number-columns-repeated="12"/>
        </table:table-row>
        <table:table-row table:style-name="ro1">
          <table:table-cell office:value-type="float" office:value="0.138">
            <text:p>0.138</text:p>
          </table:table-cell>
          <table:table-cell office:value-type="float" office:value="0.0058">
            <text:p>0.0058</text:p>
          </table:table-cell>
          <table:table-cell table:number-columns-repeated="8"/>
          <table:table-cell office:value-type="float" office:value="0.138">
            <text:p>0.138</text:p>
          </table:table-cell>
          <table:table-cell office:value-type="float" office:value="0.0034">
            <text:p>0.0034</text:p>
          </table:table-cell>
          <table:table-cell table:number-columns-repeated="12"/>
        </table:table-row>
        <table:table-row table:style-name="ro1">
          <table:table-cell office:value-type="float" office:value="0.139">
            <text:p>0.139</text:p>
          </table:table-cell>
          <table:table-cell office:value-type="float" office:value="0.0054">
            <text:p>0.0054</text:p>
          </table:table-cell>
          <table:table-cell table:number-columns-repeated="8"/>
          <table:table-cell office:value-type="float" office:value="0.139">
            <text:p>0.139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036">
            <text:p>0.0036</text:p>
          </table:table-cell>
          <table:table-cell table:number-columns-repeated="8"/>
          <table:table-cell office:value-type="float" office:value="0.14">
            <text:p>0.14</text:p>
          </table:table-cell>
          <table:table-cell office:value-type="float" office:value="0.0036">
            <text:p>0.0036</text:p>
          </table:table-cell>
          <table:table-cell table:number-columns-repeated="12"/>
        </table:table-row>
        <table:table-row table:style-name="ro1">
          <table:table-cell office:value-type="float" office:value="0.141">
            <text:p>0.141</text:p>
          </table:table-cell>
          <table:table-cell office:value-type="float" office:value="0.0018">
            <text:p>0.0018</text:p>
          </table:table-cell>
          <table:table-cell table:number-columns-repeated="8"/>
          <table:table-cell office:value-type="float" office:value="0.141">
            <text:p>0.141</text:p>
          </table:table-cell>
          <table:table-cell office:value-type="float" office:value="0.0054">
            <text:p>0.0054</text:p>
          </table:table-cell>
          <table:table-cell table:number-columns-repeated="12"/>
        </table:table-row>
        <table:table-row table:style-name="ro1">
          <table:table-cell office:value-type="float" office:value="0.142">
            <text:p>0.142</text:p>
          </table:table-cell>
          <table:table-cell office:value-type="float" office:value="0.0052">
            <text:p>0.0052</text:p>
          </table:table-cell>
          <table:table-cell table:number-columns-repeated="8"/>
          <table:table-cell office:value-type="float" office:value="0.142">
            <text:p>0.142</text:p>
          </table:table-cell>
          <table:table-cell office:value-type="float" office:value="0.0018">
            <text:p>0.0018</text:p>
          </table:table-cell>
          <table:table-cell table:number-columns-repeated="12"/>
        </table:table-row>
        <table:table-row table:style-name="ro1">
          <table:table-cell office:value-type="float" office:value="0.143">
            <text:p>0.143</text:p>
          </table:table-cell>
          <table:table-cell office:value-type="float" office:value="0.0046">
            <text:p>0.0046</text:p>
          </table:table-cell>
          <table:table-cell table:number-columns-repeated="8"/>
          <table:table-cell office:value-type="float" office:value="0.143">
            <text:p>0.143</text:p>
          </table:table-cell>
          <table:table-cell office:value-type="float" office:value="0.003">
            <text:p>0.003</text:p>
          </table:table-cell>
          <table:table-cell table:number-columns-repeated="12"/>
        </table:table-row>
        <table:table-row table:style-name="ro1">
          <table:table-cell office:value-type="float" office:value="0.144">
            <text:p>0.144</text:p>
          </table:table-cell>
          <table:table-cell office:value-type="float" office:value="0.0042">
            <text:p>0.0042</text:p>
          </table:table-cell>
          <table:table-cell office:value-type="float" office:value="0.14">
            <text:p>0.14</text:p>
          </table:table-cell>
          <table:table-cell table:formula="of:=SUM([.B137:.B146])" office:value-type="float" office:value="0.0408">
            <text:p>0.0408</text:p>
          </table:table-cell>
          <table:table-cell table:number-columns-repeated="6"/>
          <table:table-cell office:value-type="float" office:value="0.144">
            <text:p>0.144</text:p>
          </table:table-cell>
          <table:table-cell office:value-type="float" office:value="0.0028">
            <text:p>0.0028</text:p>
          </table:table-cell>
          <table:table-cell office:value-type="float" office:value="0.14">
            <text:p>0.14</text:p>
          </table:table-cell>
          <table:table-cell table:formula="of:=SUM([.L138:.L146])" office:value-type="float" office:value="0.0266">
            <text:p>0.0266</text:p>
          </table:table-cell>
          <table:table-cell table:number-columns-repeated="10"/>
        </table:table-row>
        <table:table-row table:style-name="ro1">
          <table:table-cell office:value-type="float" office:value="0.145">
            <text:p>0.145</text:p>
          </table:table-cell>
          <table:table-cell office:value-type="float" office:value="0.008">
            <text:p>0.008</text:p>
          </table:table-cell>
          <table:table-cell table:number-columns-repeated="8"/>
          <table:table-cell office:value-type="float" office:value="0.145">
            <text:p>0.145</text:p>
          </table:table-cell>
          <table:table-cell office:value-type="float" office:value="0.0046">
            <text:p>0.0046</text:p>
          </table:table-cell>
          <table:table-cell table:number-columns-repeated="12"/>
        </table:table-row>
        <table:table-row table:style-name="ro1">
          <table:table-cell office:value-type="float" office:value="0.146">
            <text:p>0.146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146">
            <text:p>0.146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147">
            <text:p>0.147</text:p>
          </table:table-cell>
          <table:table-cell office:value-type="float" office:value="0.0008">
            <text:p>0.0008</text:p>
          </table:table-cell>
          <table:table-cell table:number-columns-repeated="8"/>
          <table:table-cell office:value-type="float" office:value="0.147">
            <text:p>0.147</text:p>
          </table:table-cell>
          <table:table-cell office:value-type="float" office:value="0.0034">
            <text:p>0.0034</text:p>
          </table:table-cell>
          <table:table-cell table:number-columns-repeated="12"/>
        </table:table-row>
        <table:table-row table:style-name="ro1">
          <table:table-cell office:value-type="float" office:value="0.148">
            <text:p>0.148</text:p>
          </table:table-cell>
          <table:table-cell office:value-type="float" office:value="0.0048">
            <text:p>0.0048</text:p>
          </table:table-cell>
          <table:table-cell table:number-columns-repeated="8"/>
          <table:table-cell office:value-type="float" office:value="0.148">
            <text:p>0.148</text:p>
          </table:table-cell>
          <table:table-cell office:value-type="float" office:value="0.0018">
            <text:p>0.0018</text:p>
          </table:table-cell>
          <table:table-cell table:number-columns-repeated="12"/>
        </table:table-row>
        <table:table-row table:style-name="ro1">
          <table:table-cell office:value-type="float" office:value="0.149">
            <text:p>0.149</text:p>
          </table:table-cell>
          <table:table-cell office:value-type="float" office:value="0.0028">
            <text:p>0.0028</text:p>
          </table:table-cell>
          <table:table-cell table:number-columns-repeated="8"/>
          <table:table-cell office:value-type="float" office:value="0.149">
            <text:p>0.149</text:p>
          </table:table-cell>
          <table:table-cell office:value-type="float" office:value="0.0038">
            <text:p>0.0038</text:p>
          </table:table-cell>
          <table:table-cell table:number-columns-repeated="12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068">
            <text:p>0.0068</text:p>
          </table:table-cell>
          <table:table-cell table:number-columns-repeated="8"/>
          <table:table-cell office:value-type="float" office:value="0.15">
            <text:p>0.15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151">
            <text:p>0.151</text:p>
          </table:table-cell>
          <table:table-cell office:value-type="float" office:value="0.0042">
            <text:p>0.0042</text:p>
          </table:table-cell>
          <table:table-cell table:number-columns-repeated="8"/>
          <table:table-cell office:value-type="float" office:value="0.151">
            <text:p>0.151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152">
            <text:p>0.152</text:p>
          </table:table-cell>
          <table:table-cell office:value-type="float" office:value="0.0076">
            <text:p>0.0076</text:p>
          </table:table-cell>
          <table:table-cell table:number-columns-repeated="8"/>
          <table:table-cell office:value-type="float" office:value="0.152">
            <text:p>0.152</text:p>
          </table:table-cell>
          <table:table-cell office:value-type="float" office:value="0.0038">
            <text:p>0.0038</text:p>
          </table:table-cell>
          <table:table-cell table:number-columns-repeated="12"/>
        </table:table-row>
        <table:table-row table:style-name="ro1">
          <table:table-cell office:value-type="float" office:value="0.153">
            <text:p>0.153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153">
            <text:p>0.153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154">
            <text:p>0.154</text:p>
          </table:table-cell>
          <table:table-cell office:value-type="float" office:value="0.0034">
            <text:p>0.0034</text:p>
          </table:table-cell>
          <table:table-cell office:value-type="float" office:value="0.15">
            <text:p>0.15</text:p>
          </table:table-cell>
          <table:table-cell table:formula="of:=SUM([.B147:.B156])" office:value-type="float" office:value="0.0422">
            <text:p>0.0422</text:p>
          </table:table-cell>
          <table:table-cell table:number-columns-repeated="6"/>
          <table:table-cell office:value-type="float" office:value="0.154">
            <text:p>0.154</text:p>
          </table:table-cell>
          <table:table-cell office:value-type="float" office:value="0.0018">
            <text:p>0.0018</text:p>
          </table:table-cell>
          <table:table-cell office:value-type="float" office:value="0.15">
            <text:p>0.15</text:p>
          </table:table-cell>
          <table:table-cell table:formula="of:=SUM([.L147:.L156])" office:value-type="float" office:value="0.025">
            <text:p>0.025</text:p>
          </table:table-cell>
          <table:table-cell table:number-columns-repeated="10"/>
        </table:table-row>
        <table:table-row table:style-name="ro1">
          <table:table-cell office:value-type="float" office:value="0.155">
            <text:p>0.155</text:p>
          </table:table-cell>
          <table:table-cell office:value-type="float" office:value="0.0052">
            <text:p>0.0052</text:p>
          </table:table-cell>
          <table:table-cell table:number-columns-repeated="8"/>
          <table:table-cell office:value-type="float" office:value="0.155">
            <text:p>0.155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156">
            <text:p>0.156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156">
            <text:p>0.156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157">
            <text:p>0.157</text:p>
          </table:table-cell>
          <table:table-cell office:value-type="float" office:value="0.0072">
            <text:p>0.0072</text:p>
          </table:table-cell>
          <table:table-cell table:number-columns-repeated="8"/>
          <table:table-cell office:value-type="float" office:value="0.157">
            <text:p>0.157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158">
            <text:p>0.158</text:p>
          </table:table-cell>
          <table:table-cell office:value-type="float" office:value="0.0028">
            <text:p>0.0028</text:p>
          </table:table-cell>
          <table:table-cell table:number-columns-repeated="8"/>
          <table:table-cell office:value-type="float" office:value="0.158">
            <text:p>0.158</text:p>
          </table:table-cell>
          <table:table-cell office:value-type="float" office:value="0.0036">
            <text:p>0.0036</text:p>
          </table:table-cell>
          <table:table-cell table:number-columns-repeated="12"/>
        </table:table-row>
        <table:table-row table:style-name="ro1">
          <table:table-cell office:value-type="float" office:value="0.159">
            <text:p>0.159</text:p>
          </table:table-cell>
          <table:table-cell office:value-type="float" office:value="0.0048">
            <text:p>0.0048</text:p>
          </table:table-cell>
          <table:table-cell table:number-columns-repeated="8"/>
          <table:table-cell office:value-type="float" office:value="0.159">
            <text:p>0.159</text:p>
          </table:table-cell>
          <table:table-cell office:value-type="float" office:value="0.003">
            <text:p>0.003</text:p>
          </table:table-cell>
          <table:table-cell table:number-columns-repeated="12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0032">
            <text:p>0.0032</text:p>
          </table:table-cell>
          <table:table-cell table:number-columns-repeated="8"/>
          <table:table-cell office:value-type="float" office:value="0.16">
            <text:p>0.16</text:p>
          </table:table-cell>
          <table:table-cell office:value-type="float" office:value="0.0018">
            <text:p>0.0018</text:p>
          </table:table-cell>
          <table:table-cell table:number-columns-repeated="12"/>
        </table:table-row>
        <table:table-row table:style-name="ro1">
          <table:table-cell office:value-type="float" office:value="0.161">
            <text:p>0.161</text:p>
          </table:table-cell>
          <table:table-cell office:value-type="float" office:value="0.004">
            <text:p>0.004</text:p>
          </table:table-cell>
          <table:table-cell table:number-columns-repeated="8"/>
          <table:table-cell office:value-type="float" office:value="0.161">
            <text:p>0.161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162">
            <text:p>0.162</text:p>
          </table:table-cell>
          <table:table-cell office:value-type="float" office:value="0.0048">
            <text:p>0.0048</text:p>
          </table:table-cell>
          <table:table-cell table:number-columns-repeated="8"/>
          <table:table-cell office:value-type="float" office:value="0.162">
            <text:p>0.162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163">
            <text:p>0.163</text:p>
          </table:table-cell>
          <table:table-cell office:value-type="float" office:value="0.0078">
            <text:p>0.0078</text:p>
          </table:table-cell>
          <table:table-cell table:number-columns-repeated="8"/>
          <table:table-cell office:value-type="float" office:value="0.163">
            <text:p>0.163</text:p>
          </table:table-cell>
          <table:table-cell office:value-type="float" office:value="0.0048">
            <text:p>0.0048</text:p>
          </table:table-cell>
          <table:table-cell table:number-columns-repeated="12"/>
        </table:table-row>
        <table:table-row table:style-name="ro1">
          <table:table-cell office:value-type="float" office:value="0.164">
            <text:p>0.164</text:p>
          </table:table-cell>
          <table:table-cell office:value-type="float" office:value="0.003">
            <text:p>0.003</text:p>
          </table:table-cell>
          <table:table-cell office:value-type="float" office:value="0.16">
            <text:p>0.16</text:p>
          </table:table-cell>
          <table:table-cell table:formula="of:=SUM([.B157:.B166])" office:value-type="float" office:value="0.045">
            <text:p>0.045</text:p>
          </table:table-cell>
          <table:table-cell table:number-columns-repeated="6"/>
          <table:table-cell office:value-type="float" office:value="0.164">
            <text:p>0.164</text:p>
          </table:table-cell>
          <table:table-cell office:value-type="float" office:value="0.0012">
            <text:p>0.0012</text:p>
          </table:table-cell>
          <table:table-cell office:value-type="float" office:value="0.16">
            <text:p>0.16</text:p>
          </table:table-cell>
          <table:table-cell table:formula="of:=SUM([.L157:.L166])" office:value-type="float" office:value="0.0198">
            <text:p>0.0198</text:p>
          </table:table-cell>
          <table:table-cell table:number-columns-repeated="10"/>
        </table:table-row>
        <table:table-row table:style-name="ro1">
          <table:table-cell office:value-type="float" office:value="0.165">
            <text:p>0.165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165">
            <text:p>0.165</text:p>
          </table:table-cell>
          <table:table-cell office:value-type="float" office:value="0.003">
            <text:p>0.003</text:p>
          </table:table-cell>
          <table:table-cell table:number-columns-repeated="12"/>
        </table:table-row>
        <table:table-row table:style-name="ro1">
          <table:table-cell office:value-type="float" office:value="0.166">
            <text:p>0.166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166">
            <text:p>0.166</text:p>
          </table:table-cell>
          <table:table-cell office:value-type="float" office:value="0.0022">
            <text:p>0.0022</text:p>
          </table:table-cell>
          <table:table-cell table:number-columns-repeated="12"/>
        </table:table-row>
        <table:table-row table:style-name="ro1">
          <table:table-cell office:value-type="float" office:value="0.167">
            <text:p>0.167</text:p>
          </table:table-cell>
          <table:table-cell office:value-type="float" office:value="0.0058">
            <text:p>0.0058</text:p>
          </table:table-cell>
          <table:table-cell table:number-columns-repeated="8"/>
          <table:table-cell office:value-type="float" office:value="0.167">
            <text:p>0.167</text:p>
          </table:table-cell>
          <table:table-cell office:value-type="float" office:value="0.002">
            <text:p>0.002</text:p>
          </table:table-cell>
          <table:table-cell table:number-columns-repeated="12"/>
        </table:table-row>
        <table:table-row table:style-name="ro1">
          <table:table-cell office:value-type="float" office:value="0.168">
            <text:p>0.168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168">
            <text:p>0.168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169">
            <text:p>0.169</text:p>
          </table:table-cell>
          <table:table-cell office:value-type="float" office:value="0.0032">
            <text:p>0.0032</text:p>
          </table:table-cell>
          <table:table-cell table:number-columns-repeated="8"/>
          <table:table-cell office:value-type="float" office:value="0.169">
            <text:p>0.169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0074">
            <text:p>0.0074</text:p>
          </table:table-cell>
          <table:table-cell table:number-columns-repeated="8"/>
          <table:table-cell office:value-type="float" office:value="0.17">
            <text:p>0.17</text:p>
          </table:table-cell>
          <table:table-cell office:value-type="float" office:value="0.003">
            <text:p>0.003</text:p>
          </table:table-cell>
          <table:table-cell table:number-columns-repeated="12"/>
        </table:table-row>
        <table:table-row table:style-name="ro1">
          <table:table-cell office:value-type="float" office:value="0.171">
            <text:p>0.171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71">
            <text:p>0.171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172">
            <text:p>0.172</text:p>
          </table:table-cell>
          <table:table-cell office:value-type="float" office:value="0.0018">
            <text:p>0.0018</text:p>
          </table:table-cell>
          <table:table-cell table:number-columns-repeated="8"/>
          <table:table-cell office:value-type="float" office:value="0.172">
            <text:p>0.172</text:p>
          </table:table-cell>
          <table:table-cell office:value-type="float" office:value="0.002">
            <text:p>0.002</text:p>
          </table:table-cell>
          <table:table-cell table:number-columns-repeated="12"/>
        </table:table-row>
        <table:table-row table:style-name="ro1">
          <table:table-cell office:value-type="float" office:value="0.173">
            <text:p>0.173</text:p>
          </table:table-cell>
          <table:table-cell office:value-type="float" office:value="0.004">
            <text:p>0.004</text:p>
          </table:table-cell>
          <table:table-cell table:number-columns-repeated="8"/>
          <table:table-cell office:value-type="float" office:value="0.173">
            <text:p>0.173</text:p>
          </table:table-cell>
          <table:table-cell office:value-type="float" office:value="0.0026">
            <text:p>0.0026</text:p>
          </table:table-cell>
          <table:table-cell table:number-columns-repeated="12"/>
        </table:table-row>
        <table:table-row table:style-name="ro1">
          <table:table-cell office:value-type="float" office:value="0.174">
            <text:p>0.174</text:p>
          </table:table-cell>
          <table:table-cell office:value-type="float" office:value="0.0044">
            <text:p>0.0044</text:p>
          </table:table-cell>
          <table:table-cell office:value-type="float" office:value="0.17">
            <text:p>0.17</text:p>
          </table:table-cell>
          <table:table-cell table:formula="of:=SUM([.B167:.B176])" office:value-type="float" office:value="0.0352">
            <text:p>0.0352</text:p>
          </table:table-cell>
          <table:table-cell table:number-columns-repeated="6"/>
          <table:table-cell office:value-type="float" office:value="0.174">
            <text:p>0.174</text:p>
          </table:table-cell>
          <table:table-cell office:value-type="float" office:value="0.0012">
            <text:p>0.0012</text:p>
          </table:table-cell>
          <table:table-cell office:value-type="float" office:value="0.17">
            <text:p>0.17</text:p>
          </table:table-cell>
          <table:table-cell table:formula="of:=SUM([.L167:.L176])" office:value-type="float" office:value="0.0192">
            <text:p>0.0192</text:p>
          </table:table-cell>
          <table:table-cell table:number-columns-repeated="10"/>
        </table:table-row>
        <table:table-row table:style-name="ro1">
          <table:table-cell office:value-type="float" office:value="0.175">
            <text:p>0.175</text:p>
          </table:table-cell>
          <table:table-cell office:value-type="float" office:value="0.0032">
            <text:p>0.0032</text:p>
          </table:table-cell>
          <table:table-cell table:number-columns-repeated="8"/>
          <table:table-cell office:value-type="float" office:value="0.175">
            <text:p>0.175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176">
            <text:p>0.176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76">
            <text:p>0.176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177">
            <text:p>0.177</text:p>
          </table:table-cell>
          <table:table-cell office:value-type="float" office:value="0.005">
            <text:p>0.005</text:p>
          </table:table-cell>
          <table:table-cell table:number-columns-repeated="8"/>
          <table:table-cell office:value-type="float" office:value="0.177">
            <text:p>0.177</text:p>
          </table:table-cell>
          <table:table-cell office:value-type="float" office:value="0.0026">
            <text:p>0.0026</text:p>
          </table:table-cell>
          <table:table-cell table:number-columns-repeated="12"/>
        </table:table-row>
        <table:table-row table:style-name="ro1">
          <table:table-cell office:value-type="float" office:value="0.178">
            <text:p>0.178</text:p>
          </table:table-cell>
          <table:table-cell office:value-type="float" office:value="0.0034">
            <text:p>0.0034</text:p>
          </table:table-cell>
          <table:table-cell table:number-columns-repeated="8"/>
          <table:table-cell office:value-type="float" office:value="0.178">
            <text:p>0.178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179">
            <text:p>0.179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179">
            <text:p>0.179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064">
            <text:p>0.0064</text:p>
          </table:table-cell>
          <table:table-cell table:number-columns-repeated="8"/>
          <table:table-cell office:value-type="float" office:value="0.181">
            <text:p>0.181</text:p>
          </table:table-cell>
          <table:table-cell office:value-type="float" office:value="0.0028">
            <text:p>0.0028</text:p>
          </table:table-cell>
          <table:table-cell table:number-columns-repeated="12"/>
        </table:table-row>
        <table:table-row table:style-name="ro1">
          <table:table-cell office:value-type="float" office:value="0.181">
            <text:p>0.181</text:p>
          </table:table-cell>
          <table:table-cell office:value-type="float" office:value="0.005">
            <text:p>0.005</text:p>
          </table:table-cell>
          <table:table-cell table:number-columns-repeated="8"/>
          <table:table-cell office:value-type="float" office:value="0.182">
            <text:p>0.182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182">
            <text:p>0.182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83">
            <text:p>0.183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183">
            <text:p>0.183</text:p>
          </table:table-cell>
          <table:table-cell office:value-type="float" office:value="0.0042">
            <text:p>0.0042</text:p>
          </table:table-cell>
          <table:table-cell table:number-columns-repeated="8"/>
          <table:table-cell office:value-type="float" office:value="0.184">
            <text:p>0.184</text:p>
          </table:table-cell>
          <table:table-cell office:value-type="float" office:value="0.0018">
            <text:p>0.0018</text:p>
          </table:table-cell>
          <table:table-cell office:value-type="float" office:value="0.18">
            <text:p>0.18</text:p>
          </table:table-cell>
          <table:table-cell table:formula="of:=SUM([.L177:.L185])" office:value-type="float" office:value="0.0136">
            <text:p>0.0136</text:p>
          </table:table-cell>
          <table:table-cell table:number-columns-repeated="10"/>
        </table:table-row>
        <table:table-row table:style-name="ro1">
          <table:table-cell office:value-type="float" office:value="0.184">
            <text:p>0.184</text:p>
          </table:table-cell>
          <table:table-cell office:value-type="float" office:value="0.0028">
            <text:p>0.0028</text:p>
          </table:table-cell>
          <table:table-cell office:value-type="float" office:value="0.18">
            <text:p>0.18</text:p>
          </table:table-cell>
          <table:table-cell table:formula="of:=SUM([.B177:.B186])" office:value-type="float" office:value="0.0362">
            <text:p>0.0362</text:p>
          </table:table-cell>
          <table:table-cell table:number-columns-repeated="6"/>
          <table:table-cell office:value-type="float" office:value="0.185">
            <text:p>0.185</text:p>
          </table:table-cell>
          <table:table-cell office:value-type="float" office:value="0.002">
            <text:p>0.002</text:p>
          </table:table-cell>
          <table:table-cell table:number-columns-repeated="12"/>
        </table:table-row>
        <table:table-row table:style-name="ro1">
          <table:table-cell office:value-type="float" office:value="0.185">
            <text:p>0.185</text:p>
          </table:table-cell>
          <table:table-cell office:value-type="float" office:value="0.0052">
            <text:p>0.0052</text:p>
          </table:table-cell>
          <table:table-cell table:number-columns-repeated="8"/>
          <table:table-cell office:value-type="float" office:value="0.186">
            <text:p>0.186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186">
            <text:p>0.186</text:p>
          </table:table-cell>
          <table:table-cell office:value-type="float" office:value="0.0048">
            <text:p>0.0048</text:p>
          </table:table-cell>
          <table:table-cell table:number-columns-repeated="8"/>
          <table:table-cell office:value-type="float" office:value="0.187">
            <text:p>0.187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187">
            <text:p>0.187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188">
            <text:p>0.188</text:p>
          </table:table-cell>
          <table:table-cell office:value-type="float" office:value="0.0018">
            <text:p>0.0018</text:p>
          </table:table-cell>
          <table:table-cell table:number-columns-repeated="12"/>
        </table:table-row>
        <table:table-row table:style-name="ro1">
          <table:table-cell office:value-type="float" office:value="0.188">
            <text:p>0.188</text:p>
          </table:table-cell>
          <table:table-cell office:value-type="float" office:value="0.008">
            <text:p>0.008</text:p>
          </table:table-cell>
          <table:table-cell table:number-columns-repeated="8"/>
          <table:table-cell office:value-type="float" office:value="0.189">
            <text:p>0.189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189">
            <text:p>0.189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9">
            <text:p>0.19</text:p>
          </table:table-cell>
          <table:table-cell office:value-type="float" office:value="0.0018">
            <text:p>0.0018</text:p>
          </table:table-cell>
          <table:table-cell table:number-columns-repeated="12"/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191">
            <text:p>0.191</text:p>
          </table:table-cell>
          <table:table-cell office:value-type="float" office:value="0.0012">
            <text:p>0.0012</text:p>
          </table:table-cell>
          <table:table-cell table:number-columns-repeated="12"/>
        </table:table-row>
        <table:table-row table:style-name="ro1">
          <table:table-cell office:value-type="float" office:value="0.191">
            <text:p>0.191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192">
            <text:p>0.192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192">
            <text:p>0.192</text:p>
          </table:table-cell>
          <table:table-cell office:value-type="float" office:value="0.0058">
            <text:p>0.0058</text:p>
          </table:table-cell>
          <table:table-cell table:number-columns-repeated="8"/>
          <table:table-cell office:value-type="float" office:value="0.193">
            <text:p>0.193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193">
            <text:p>0.193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194">
            <text:p>0.194</text:p>
          </table:table-cell>
          <table:table-cell office:value-type="float" office:value="0.0008">
            <text:p>0.0008</text:p>
          </table:table-cell>
          <table:table-cell office:value-type="float" office:value="0.19">
            <text:p>0.19</text:p>
          </table:table-cell>
          <table:table-cell table:formula="of:=SUM([.L186:.L195])" office:value-type="float" office:value="0.0128">
            <text:p>0.0128</text:p>
          </table:table-cell>
          <table:table-cell table:number-columns-repeated="10"/>
        </table:table-row>
        <table:table-row table:style-name="ro1">
          <table:table-cell office:value-type="float" office:value="0.194">
            <text:p>0.194</text:p>
          </table:table-cell>
          <table:table-cell office:value-type="float" office:value="0.004">
            <text:p>0.004</text:p>
          </table:table-cell>
          <table:table-cell office:value-type="float" office:value="0.19">
            <text:p>0.19</text:p>
          </table:table-cell>
          <table:table-cell table:formula="of:=SUM([.B187:.B196])" office:value-type="float" office:value="0.0402">
            <text:p>0.0402</text:p>
          </table:table-cell>
          <table:table-cell table:number-columns-repeated="6"/>
          <table:table-cell office:value-type="float" office:value="0.195">
            <text:p>0.195</text:p>
          </table:table-cell>
          <table:table-cell office:value-type="float" office:value="0.0028">
            <text:p>0.0028</text:p>
          </table:table-cell>
          <table:table-cell table:number-columns-repeated="12"/>
        </table:table-row>
        <table:table-row table:style-name="ro1">
          <table:table-cell office:value-type="float" office:value="0.195">
            <text:p>0.195</text:p>
          </table:table-cell>
          <table:table-cell office:value-type="float" office:value="0.008">
            <text:p>0.008</text:p>
          </table:table-cell>
          <table:table-cell table:number-columns-repeated="8"/>
          <table:table-cell office:value-type="float" office:value="0.196">
            <text:p>0.196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196">
            <text:p>0.196</text:p>
          </table:table-cell>
          <table:table-cell office:value-type="float" office:value="0.0018">
            <text:p>0.0018</text:p>
          </table:table-cell>
          <table:table-cell table:number-columns-repeated="8"/>
          <table:table-cell office:value-type="float" office:value="0.197">
            <text:p>0.197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197">
            <text:p>0.197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198">
            <text:p>0.198</text:p>
          </table:table-cell>
          <table:table-cell office:value-type="float" office:value="0.0012">
            <text:p>0.0012</text:p>
          </table:table-cell>
          <table:table-cell table:number-columns-repeated="12"/>
        </table:table-row>
        <table:table-row table:style-name="ro1">
          <table:table-cell office:value-type="float" office:value="0.198">
            <text:p>0.198</text:p>
          </table:table-cell>
          <table:table-cell office:value-type="float" office:value="0.0064">
            <text:p>0.0064</text:p>
          </table:table-cell>
          <table:table-cell table:number-columns-repeated="8"/>
          <table:table-cell office:value-type="float" office:value="0.199">
            <text:p>0.199</text:p>
          </table:table-cell>
          <table:table-cell office:value-type="float" office:value="0.0012">
            <text:p>0.0012</text:p>
          </table:table-cell>
          <table:table-cell table:number-columns-repeated="12"/>
        </table:table-row>
        <table:table-row table:style-name="ro1">
          <table:table-cell office:value-type="float" office:value="0.199">
            <text:p>0.199</text:p>
          </table:table-cell>
          <table:table-cell office:value-type="float" office:value="0.005">
            <text:p>0.005</text:p>
          </table:table-cell>
          <table:table-cell table:number-columns-repeated="8"/>
          <table:table-cell office:value-type="float" office:value="0.2">
            <text:p>0.2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201">
            <text:p>0.201</text:p>
          </table:table-cell>
          <table:table-cell office:value-type="float" office:value="0.0022">
            <text:p>0.0022</text:p>
          </table:table-cell>
          <table:table-cell table:number-columns-repeated="12"/>
        </table:table-row>
        <table:table-row table:style-name="ro1">
          <table:table-cell office:value-type="float" office:value="0.201">
            <text:p>0.201</text:p>
          </table:table-cell>
          <table:table-cell office:value-type="float" office:value="0.0056">
            <text:p>0.0056</text:p>
          </table:table-cell>
          <table:table-cell table:number-columns-repeated="8"/>
          <table:table-cell office:value-type="float" office:value="0.202">
            <text:p>0.202</text:p>
          </table:table-cell>
          <table:table-cell office:value-type="float" office:value="0.0012">
            <text:p>0.0012</text:p>
          </table:table-cell>
          <table:table-cell table:number-columns-repeated="12"/>
        </table:table-row>
        <table:table-row table:style-name="ro1">
          <table:table-cell office:value-type="float" office:value="0.202">
            <text:p>0.202</text:p>
          </table:table-cell>
          <table:table-cell office:value-type="float" office:value="0.0046">
            <text:p>0.0046</text:p>
          </table:table-cell>
          <table:table-cell table:number-columns-repeated="8"/>
          <table:table-cell office:value-type="float" office:value="0.203">
            <text:p>0.203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03">
            <text:p>0.203</text:p>
          </table:table-cell>
          <table:table-cell office:value-type="float" office:value="0.0074">
            <text:p>0.0074</text:p>
          </table:table-cell>
          <table:table-cell table:number-columns-repeated="8"/>
          <table:table-cell office:value-type="float" office:value="0.204">
            <text:p>0.204</text:p>
          </table:table-cell>
          <table:table-cell office:value-type="float" office:value="0.0004">
            <text:p>0.0004</text:p>
          </table:table-cell>
          <table:table-cell office:value-type="float" office:value="0.2">
            <text:p>0.2</text:p>
          </table:table-cell>
          <table:table-cell table:formula="of:=SUM([.L196:.L205])" office:value-type="float" office:value="0.012">
            <text:p>0.012</text:p>
          </table:table-cell>
          <table:table-cell table:number-columns-repeated="10"/>
        </table:table-row>
        <table:table-row table:style-name="ro1">
          <table:table-cell office:value-type="float" office:value="0.204">
            <text:p>0.204</text:p>
          </table:table-cell>
          <table:table-cell office:value-type="float" office:value="0.0038">
            <text:p>0.0038</text:p>
          </table:table-cell>
          <table:table-cell office:value-type="float" office:value="0.2">
            <text:p>0.2</text:p>
          </table:table-cell>
          <table:table-cell table:formula="of:=SUM([.B197:.B206])" office:value-type="float" office:value="0.049">
            <text:p>0.049</text:p>
          </table:table-cell>
          <table:table-cell table:number-columns-repeated="6"/>
          <table:table-cell office:value-type="float" office:value="0.205">
            <text:p>0.205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05">
            <text:p>0.205</text:p>
          </table:table-cell>
          <table:table-cell office:value-type="float" office:value="0.0052">
            <text:p>0.0052</text:p>
          </table:table-cell>
          <table:table-cell table:number-columns-repeated="8"/>
          <table:table-cell office:value-type="float" office:value="0.206">
            <text:p>0.206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206">
            <text:p>0.206</text:p>
          </table:table-cell>
          <table:table-cell office:value-type="float" office:value="0.0052">
            <text:p>0.0052</text:p>
          </table:table-cell>
          <table:table-cell table:number-columns-repeated="8"/>
          <table:table-cell office:value-type="float" office:value="0.207">
            <text:p>0.207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207">
            <text:p>0.207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208">
            <text:p>0.208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208">
            <text:p>0.208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209">
            <text:p>0.209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09">
            <text:p>0.209</text:p>
          </table:table-cell>
          <table:table-cell office:value-type="float" office:value="0.0028">
            <text:p>0.0028</text:p>
          </table:table-cell>
          <table:table-cell table:number-columns-repeated="8"/>
          <table:table-cell office:value-type="float" office:value="0.21">
            <text:p>0.21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211">
            <text:p>0.211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11">
            <text:p>0.211</text:p>
          </table:table-cell>
          <table:table-cell office:value-type="float" office:value="0.0058">
            <text:p>0.0058</text:p>
          </table:table-cell>
          <table:table-cell table:number-columns-repeated="8"/>
          <table:table-cell office:value-type="float" office:value="0.212">
            <text:p>0.212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212">
            <text:p>0.212</text:p>
          </table:table-cell>
          <table:table-cell office:value-type="float" office:value="0.001">
            <text:p>0.001</text:p>
          </table:table-cell>
          <table:table-cell table:number-columns-repeated="8"/>
          <table:table-cell office:value-type="float" office:value="0.213">
            <text:p>0.213</text:p>
          </table:table-cell>
          <table:table-cell office:value-type="float" office:value="0.0014">
            <text:p>0.0014</text:p>
          </table:table-cell>
          <table:table-cell table:number-columns-repeated="12"/>
        </table:table-row>
        <table:table-row table:style-name="ro1">
          <table:table-cell office:value-type="float" office:value="0.213">
            <text:p>0.213</text:p>
          </table:table-cell>
          <table:table-cell office:value-type="float" office:value="0.0124">
            <text:p>0.0124</text:p>
          </table:table-cell>
          <table:table-cell table:number-columns-repeated="8"/>
          <table:table-cell office:value-type="float" office:value="0.214">
            <text:p>0.214</text:p>
          </table:table-cell>
          <table:table-cell office:value-type="float" office:value="0.001">
            <text:p>0.001</text:p>
          </table:table-cell>
          <table:table-cell office:value-type="float" office:value="0.21">
            <text:p>0.21</text:p>
          </table:table-cell>
          <table:table-cell table:formula="of:=SUM([.L206:.L215])" office:value-type="float" office:value="0.009">
            <text:p>0.009</text:p>
          </table:table-cell>
          <table:table-cell table:number-columns-repeated="10"/>
        </table:table-row>
        <table:table-row table:style-name="ro1">
          <table:table-cell office:value-type="float" office:value="0.214">
            <text:p>0.214</text:p>
          </table:table-cell>
          <table:table-cell office:value-type="float" office:value="0.0042">
            <text:p>0.0042</text:p>
          </table:table-cell>
          <table:table-cell office:value-type="float" office:value="0.21">
            <text:p>0.21</text:p>
          </table:table-cell>
          <table:table-cell table:formula="of:=SUM([.B207:.B216])" office:value-type="float" office:value="0.0468">
            <text:p>0.0468</text:p>
          </table:table-cell>
          <table:table-cell table:number-columns-repeated="6"/>
          <table:table-cell office:value-type="float" office:value="0.215">
            <text:p>0.215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15">
            <text:p>0.215</text:p>
          </table:table-cell>
          <table:table-cell office:value-type="float" office:value="0.0028">
            <text:p>0.0028</text:p>
          </table:table-cell>
          <table:table-cell table:number-columns-repeated="8"/>
          <table:table-cell office:value-type="float" office:value="0.216">
            <text:p>0.216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16">
            <text:p>0.216</text:p>
          </table:table-cell>
          <table:table-cell office:value-type="float" office:value="0.0006">
            <text:p>0.0006</text:p>
          </table:table-cell>
          <table:table-cell table:number-columns-repeated="8"/>
          <table:table-cell office:value-type="float" office:value="0.217">
            <text:p>0.217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17">
            <text:p>0.217</text:p>
          </table:table-cell>
          <table:table-cell office:value-type="float" office:value="0.0066">
            <text:p>0.0066</text:p>
          </table:table-cell>
          <table:table-cell table:number-columns-repeated="8"/>
          <table:table-cell office:value-type="float" office:value="0.218">
            <text:p>0.218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218">
            <text:p>0.218</text:p>
          </table:table-cell>
          <table:table-cell office:value-type="float" office:value="0.006">
            <text:p>0.006</text:p>
          </table:table-cell>
          <table:table-cell table:number-columns-repeated="8"/>
          <table:table-cell office:value-type="float" office:value="0.219">
            <text:p>0.219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19">
            <text:p>0.219</text:p>
          </table:table-cell>
          <table:table-cell office:value-type="float" office:value="0.0042">
            <text:p>0.0042</text:p>
          </table:table-cell>
          <table:table-cell table:number-columns-repeated="8"/>
          <table:table-cell office:value-type="float" office:value="0.22">
            <text:p>0.22</text:p>
          </table:table-cell>
          <table:table-cell office:value-type="float" office:value="0.0012">
            <text:p>0.0012</text:p>
          </table:table-cell>
          <table:table-cell table:number-columns-repeated="12"/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.0042">
            <text:p>0.0042</text:p>
          </table:table-cell>
          <table:table-cell table:number-columns-repeated="8"/>
          <table:table-cell office:value-type="float" office:value="0.222">
            <text:p>0.222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21">
            <text:p>0.221</text:p>
          </table:table-cell>
          <table:table-cell office:value-type="float" office:value="0.006">
            <text:p>0.006</text:p>
          </table:table-cell>
          <table:table-cell table:number-columns-repeated="8"/>
          <table:table-cell office:value-type="float" office:value="0.223">
            <text:p>0.223</text:p>
          </table:table-cell>
          <table:table-cell office:value-type="float" office:value="0.0016">
            <text:p>0.0016</text:p>
          </table:table-cell>
          <table:table-cell table:number-columns-repeated="12"/>
        </table:table-row>
        <table:table-row table:style-name="ro1">
          <table:table-cell office:value-type="float" office:value="0.222">
            <text:p>0.222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224">
            <text:p>0.224</text:p>
          </table:table-cell>
          <table:table-cell office:value-type="float" office:value="0.0012">
            <text:p>0.0012</text:p>
          </table:table-cell>
          <table:table-cell office:value-type="float" office:value="0.22">
            <text:p>0.22</text:p>
          </table:table-cell>
          <table:table-cell table:formula="of:=SUM([.L216:.L224])" office:value-type="float" office:value="0.0076">
            <text:p>0.0076</text:p>
          </table:table-cell>
          <table:table-cell table:number-columns-repeated="10"/>
        </table:table-row>
        <table:table-row table:style-name="ro1">
          <table:table-cell office:value-type="float" office:value="0.223">
            <text:p>0.223</text:p>
          </table:table-cell>
          <table:table-cell office:value-type="float" office:value="0.003">
            <text:p>0.003</text:p>
          </table:table-cell>
          <table:table-cell table:number-columns-repeated="8"/>
          <table:table-cell office:value-type="float" office:value="0.225">
            <text:p>0.225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24">
            <text:p>0.224</text:p>
          </table:table-cell>
          <table:table-cell office:value-type="float" office:value="0.005">
            <text:p>0.005</text:p>
          </table:table-cell>
          <table:table-cell office:value-type="float" office:value="0.22">
            <text:p>0.22</text:p>
          </table:table-cell>
          <table:table-cell table:formula="of:=SUM([.B217:.B226])" office:value-type="float" office:value="0.0396">
            <text:p>0.0396</text:p>
          </table:table-cell>
          <table:table-cell table:number-columns-repeated="6"/>
          <table:table-cell office:value-type="float" office:value="0.226">
            <text:p>0.226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25">
            <text:p>0.225</text:p>
          </table:table-cell>
          <table:table-cell office:value-type="float" office:value="0.003">
            <text:p>0.003</text:p>
          </table:table-cell>
          <table:table-cell table:number-columns-repeated="8"/>
          <table:table-cell office:value-type="float" office:value="0.227">
            <text:p>0.227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26">
            <text:p>0.226</text:p>
          </table:table-cell>
          <table:table-cell office:value-type="float" office:value="0.0074">
            <text:p>0.0074</text:p>
          </table:table-cell>
          <table:table-cell table:number-columns-repeated="8"/>
          <table:table-cell office:value-type="float" office:value="0.228">
            <text:p>0.228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27">
            <text:p>0.227</text:p>
          </table:table-cell>
          <table:table-cell office:value-type="float" office:value="0.0028">
            <text:p>0.0028</text:p>
          </table:table-cell>
          <table:table-cell table:number-columns-repeated="8"/>
          <table:table-cell office:value-type="float" office:value="0.23">
            <text:p>0.23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28">
            <text:p>0.228</text:p>
          </table:table-cell>
          <table:table-cell office:value-type="float" office:value="0.0034">
            <text:p>0.0034</text:p>
          </table:table-cell>
          <table:table-cell table:number-columns-repeated="8"/>
          <table:table-cell office:value-type="float" office:value="0.231">
            <text:p>0.231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29">
            <text:p>0.229</text:p>
          </table:table-cell>
          <table:table-cell office:value-type="float" office:value="0.0048">
            <text:p>0.0048</text:p>
          </table:table-cell>
          <table:table-cell table:number-columns-repeated="8"/>
          <table:table-cell office:value-type="float" office:value="0.232">
            <text:p>0.232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233">
            <text:p>0.233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31">
            <text:p>0.231</text:p>
          </table:table-cell>
          <table:table-cell office:value-type="float" office:value="0.0066">
            <text:p>0.0066</text:p>
          </table:table-cell>
          <table:table-cell table:number-columns-repeated="8"/>
          <table:table-cell office:value-type="float" office:value="0.234">
            <text:p>0.234</text:p>
          </table:table-cell>
          <table:table-cell office:value-type="float" office:value="0.0006">
            <text:p>0.0006</text:p>
          </table:table-cell>
          <table:table-cell office:value-type="float" office:value="0.23">
            <text:p>0.23</text:p>
          </table:table-cell>
          <table:table-cell table:formula="of:=SUM([.L225:.L233])" office:value-type="float" office:value="0.0052">
            <text:p>0.0052</text:p>
          </table:table-cell>
          <table:table-cell table:number-columns-repeated="10"/>
        </table:table-row>
        <table:table-row table:style-name="ro1">
          <table:table-cell office:value-type="float" office:value="0.232">
            <text:p>0.232</text:p>
          </table:table-cell>
          <table:table-cell office:value-type="float" office:value="0.003">
            <text:p>0.003</text:p>
          </table:table-cell>
          <table:table-cell table:number-columns-repeated="8"/>
          <table:table-cell office:value-type="float" office:value="0.235">
            <text:p>0.235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33">
            <text:p>0.233</text:p>
          </table:table-cell>
          <table:table-cell office:value-type="float" office:value="0.0004">
            <text:p>0.0004</text:p>
          </table:table-cell>
          <table:table-cell table:number-columns-repeated="8"/>
          <table:table-cell office:value-type="float" office:value="0.236">
            <text:p>0.236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34">
            <text:p>0.234</text:p>
          </table:table-cell>
          <table:table-cell office:value-type="float" office:value="0.0022">
            <text:p>0.0022</text:p>
          </table:table-cell>
          <table:table-cell office:value-type="float" office:value="0.23">
            <text:p>0.23</text:p>
          </table:table-cell>
          <table:table-cell table:formula="of:=SUM([.B227:.B236])" office:value-type="float" office:value="0.0348">
            <text:p>0.0348</text:p>
          </table:table-cell>
          <table:table-cell table:number-columns-repeated="6"/>
          <table:table-cell office:value-type="float" office:value="0.237">
            <text:p>0.237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35">
            <text:p>0.235</text:p>
          </table:table-cell>
          <table:table-cell office:value-type="float" office:value="0.0024">
            <text:p>0.0024</text:p>
          </table:table-cell>
          <table:table-cell table:number-columns-repeated="8"/>
          <table:table-cell office:value-type="float" office:value="0.238">
            <text:p>0.238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36">
            <text:p>0.236</text:p>
          </table:table-cell>
          <table:table-cell office:value-type="float" office:value="0.0056">
            <text:p>0.0056</text:p>
          </table:table-cell>
          <table:table-cell table:number-columns-repeated="8"/>
          <table:table-cell office:value-type="float" office:value="0.241">
            <text:p>0.241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37">
            <text:p>0.237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243">
            <text:p>0.243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238">
            <text:p>0.238</text:p>
          </table:table-cell>
          <table:table-cell office:value-type="float" office:value="0.0072">
            <text:p>0.0072</text:p>
          </table:table-cell>
          <table:table-cell table:number-columns-repeated="8"/>
          <table:table-cell office:value-type="float" office:value="0.244">
            <text:p>0.244</text:p>
          </table:table-cell>
          <table:table-cell office:value-type="float" office:value="0.0002">
            <text:p>0.0002</text:p>
          </table:table-cell>
          <table:table-cell office:value-type="float" office:value="0.24">
            <text:p>0.24</text:p>
          </table:table-cell>
          <table:table-cell table:formula="of:=SUM([.L234:.L240])" office:value-type="float" office:value="0.0038">
            <text:p>0.0038</text:p>
          </table:table-cell>
          <table:table-cell table:number-columns-repeated="10"/>
        </table:table-row>
        <table:table-row table:style-name="ro1">
          <table:table-cell office:value-type="float" office:value="0.239">
            <text:p>0.239</text:p>
          </table:table-cell>
          <table:table-cell office:value-type="float" office:value="0.0048">
            <text:p>0.0048</text:p>
          </table:table-cell>
          <table:table-cell table:number-columns-repeated="8"/>
          <table:table-cell office:value-type="float" office:value="0.248">
            <text:p>0.248</text:p>
          </table:table-cell>
          <table:table-cell office:value-type="float" office:value="0.0008">
            <text:p>0.0008</text:p>
          </table:table-cell>
          <table:table-cell table:number-columns-repeated="12"/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0014">
            <text:p>0.0014</text:p>
          </table:table-cell>
          <table:table-cell table:number-columns-repeated="8"/>
          <table:table-cell office:value-type="float" office:value="0.249">
            <text:p>0.249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41">
            <text:p>0.241</text:p>
          </table:table-cell>
          <table:table-cell office:value-type="float" office:value="0.0018">
            <text:p>0.0018</text:p>
          </table:table-cell>
          <table:table-cell table:number-columns-repeated="8"/>
          <table:table-cell office:value-type="float" office:value="0.25">
            <text:p>0.25</text:p>
          </table:table-cell>
          <table:table-cell office:value-type="float" office:value="0.001">
            <text:p>0.001</text:p>
          </table:table-cell>
          <table:table-cell table:number-columns-repeated="12"/>
        </table:table-row>
        <table:table-row table:style-name="ro1">
          <table:table-cell office:value-type="float" office:value="0.242">
            <text:p>0.242</text:p>
          </table:table-cell>
          <table:table-cell office:value-type="float" office:value="0.0028">
            <text:p>0.0028</text:p>
          </table:table-cell>
          <table:table-cell table:number-columns-repeated="8"/>
          <table:table-cell office:value-type="float" office:value="0.251">
            <text:p>0.251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243">
            <text:p>0.243</text:p>
          </table:table-cell>
          <table:table-cell office:value-type="float" office:value="0.0036">
            <text:p>0.0036</text:p>
          </table:table-cell>
          <table:table-cell table:number-columns-repeated="8"/>
          <table:table-cell office:value-type="float" office:value="0.252">
            <text:p>0.252</text:p>
          </table:table-cell>
          <table:table-cell office:value-type="float" office:value="0.0002">
            <text:p>0.0002</text:p>
          </table:table-cell>
          <table:table-cell office:value-type="float" office:value="0.25">
            <text:p>0.25</text:p>
          </table:table-cell>
          <table:table-cell table:formula="of:=SUM([.L241:.L245])" office:value-type="float" office:value="0.003">
            <text:p>0.003</text:p>
          </table:table-cell>
          <table:table-cell table:number-columns-repeated="10"/>
        </table:table-row>
        <table:table-row table:style-name="ro1">
          <table:table-cell office:value-type="float" office:value="0.244">
            <text:p>0.244</text:p>
          </table:table-cell>
          <table:table-cell office:value-type="float" office:value="0.0032">
            <text:p>0.0032</text:p>
          </table:table-cell>
          <table:table-cell office:value-type="float" office:value="0.24">
            <text:p>0.24</text:p>
          </table:table-cell>
          <table:table-cell table:formula="of:=SUM([.B237:.B246])" office:value-type="float" office:value="0.0354">
            <text:p>0.0354</text:p>
          </table:table-cell>
          <table:table-cell table:number-columns-repeated="6"/>
          <table:table-cell office:value-type="float" office:value="0.255">
            <text:p>0.255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45">
            <text:p>0.245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256">
            <text:p>0.256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246">
            <text:p>0.246</text:p>
          </table:table-cell>
          <table:table-cell office:value-type="float" office:value="0.0054">
            <text:p>0.0054</text:p>
          </table:table-cell>
          <table:table-cell table:number-columns-repeated="8"/>
          <table:table-cell office:value-type="float" office:value="0.257">
            <text:p>0.257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47">
            <text:p>0.247</text:p>
          </table:table-cell>
          <table:table-cell office:value-type="float" office:value="0.0034">
            <text:p>0.0034</text:p>
          </table:table-cell>
          <table:table-cell table:number-columns-repeated="8"/>
          <table:table-cell office:value-type="float" office:value="0.259">
            <text:p>0.259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48">
            <text:p>0.248</text:p>
          </table:table-cell>
          <table:table-cell office:value-type="float" office:value="0.0006">
            <text:p>0.0006</text:p>
          </table:table-cell>
          <table:table-cell table:number-columns-repeated="8"/>
          <table:table-cell office:value-type="float" office:value="0.261">
            <text:p>0.261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49">
            <text:p>0.249</text:p>
          </table:table-cell>
          <table:table-cell office:value-type="float" office:value="0.0044">
            <text:p>0.0044</text:p>
          </table:table-cell>
          <table:table-cell table:number-columns-repeated="8"/>
          <table:table-cell office:value-type="float" office:value="0.262">
            <text:p>0.262</text:p>
          </table:table-cell>
          <table:table-cell office:value-type="float" office:value="0.0004">
            <text:p>0.0004</text:p>
          </table:table-cell>
          <table:table-cell office:value-type="float" office:value="0.26">
            <text:p>0.26</text:p>
          </table:table-cell>
          <table:table-cell table:formula="of:=SUM([.L246:.L251])"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038">
            <text:p>0.0038</text:p>
          </table:table-cell>
          <table:table-cell table:number-columns-repeated="8"/>
          <table:table-cell office:value-type="float" office:value="0.266">
            <text:p>0.266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251">
            <text:p>0.251</text:p>
          </table:table-cell>
          <table:table-cell office:value-type="float" office:value="0.006">
            <text:p>0.006</text:p>
          </table:table-cell>
          <table:table-cell table:number-columns-repeated="8"/>
          <table:table-cell office:value-type="float" office:value="0.267">
            <text:p>0.267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52">
            <text:p>0.252</text:p>
          </table:table-cell>
          <table:table-cell office:value-type="float" office:value="0.0032">
            <text:p>0.0032</text:p>
          </table:table-cell>
          <table:table-cell table:number-columns-repeated="8"/>
          <table:table-cell office:value-type="float" office:value="0.268">
            <text:p>0.268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53">
            <text:p>0.253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271">
            <text:p>0.271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54">
            <text:p>0.254</text:p>
          </table:table-cell>
          <table:table-cell office:value-type="float" office:value="0.0066">
            <text:p>0.0066</text:p>
          </table:table-cell>
          <table:table-cell office:value-type="float" office:value="0.25">
            <text:p>0.25</text:p>
          </table:table-cell>
          <table:table-cell table:formula="of:=SUM([.B247:.B256])" office:value-type="float" office:value="0.0382">
            <text:p>0.0382</text:p>
          </table:table-cell>
          <table:table-cell table:number-columns-repeated="6"/>
          <table:table-cell office:value-type="float" office:value="0.273">
            <text:p>0.273</text:p>
          </table:table-cell>
          <table:table-cell office:value-type="float" office:value="0.0006">
            <text:p>0.0006</text:p>
          </table:table-cell>
          <table:table-cell table:number-columns-repeated="12"/>
        </table:table-row>
        <table:table-row table:style-name="ro1">
          <table:table-cell office:value-type="float" office:value="0.255">
            <text:p>0.255</text:p>
          </table:table-cell>
          <table:table-cell office:value-type="float" office:value="0.0004">
            <text:p>0.0004</text:p>
          </table:table-cell>
          <table:table-cell table:number-columns-repeated="8"/>
          <table:table-cell office:value-type="float" office:value="0.274">
            <text:p>0.274</text:p>
          </table:table-cell>
          <table:table-cell office:value-type="float" office:value="0.0004">
            <text:p>0.0004</text:p>
          </table:table-cell>
          <table:table-cell office:value-type="float" office:value="0.27">
            <text:p>0.27</text:p>
          </table:table-cell>
          <table:table-cell table:formula="of:=SUM([.L252:.L257])"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office:value-type="float" office:value="0.256">
            <text:p>0.256</text:p>
          </table:table-cell>
          <table:table-cell office:value-type="float" office:value="0.005">
            <text:p>0.005</text:p>
          </table:table-cell>
          <table:table-cell table:number-columns-repeated="8"/>
          <table:table-cell office:value-type="float" office:value="0.277">
            <text:p>0.277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57">
            <text:p>0.257</text:p>
          </table:table-cell>
          <table:table-cell office:value-type="float" office:value="0.004">
            <text:p>0.004</text:p>
          </table:table-cell>
          <table:table-cell table:number-columns-repeated="8"/>
          <table:table-cell office:value-type="float" office:value="0.278">
            <text:p>0.278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58">
            <text:p>0.258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28">
            <text:p>0.28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59">
            <text:p>0.259</text:p>
          </table:table-cell>
          <table:table-cell office:value-type="float" office:value="0.003">
            <text:p>0.003</text:p>
          </table:table-cell>
          <table:table-cell table:number-columns-repeated="8"/>
          <table:table-cell office:value-type="float" office:value="0.281">
            <text:p>0.281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0006">
            <text:p>0.0006</text:p>
          </table:table-cell>
          <table:table-cell table:number-columns-repeated="8"/>
          <table:table-cell office:value-type="float" office:value="0.282">
            <text:p>0.282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61">
            <text:p>0.261</text:p>
          </table:table-cell>
          <table:table-cell office:value-type="float" office:value="0.0044">
            <text:p>0.0044</text:p>
          </table:table-cell>
          <table:table-cell table:number-columns-repeated="8"/>
          <table:table-cell office:value-type="float" office:value="0.284">
            <text:p>0.284</text:p>
          </table:table-cell>
          <table:table-cell office:value-type="float" office:value="0.0002">
            <text:p>0.0002</text:p>
          </table:table-cell>
          <table:table-cell office:value-type="float" office:value="0.28">
            <text:p>0.28</text:p>
          </table:table-cell>
          <table:table-cell table:formula="of:=SUM([.L258:.L263])"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office:value-type="float" office:value="0.262">
            <text:p>0.262</text:p>
          </table:table-cell>
          <table:table-cell office:value-type="float" office:value="0.0058">
            <text:p>0.0058</text:p>
          </table:table-cell>
          <table:table-cell table:number-columns-repeated="8"/>
          <table:table-cell office:value-type="float" office:value="0.287">
            <text:p>0.287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63">
            <text:p>0.263</text:p>
          </table:table-cell>
          <table:table-cell office:value-type="float" office:value="0.0022">
            <text:p>0.0022</text:p>
          </table:table-cell>
          <table:table-cell table:number-columns-repeated="8"/>
          <table:table-cell office:value-type="float" office:value="0.289">
            <text:p>0.289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64">
            <text:p>0.264</text:p>
          </table:table-cell>
          <table:table-cell office:value-type="float" office:value="0.0052">
            <text:p>0.0052</text:p>
          </table:table-cell>
          <table:table-cell office:value-type="float" office:value="0.26">
            <text:p>0.26</text:p>
          </table:table-cell>
          <table:table-cell table:formula="of:=SUM([.B257:.B266])" office:value-type="float" office:value="0.0328">
            <text:p>0.0328</text:p>
          </table:table-cell>
          <table:table-cell table:number-columns-repeated="6"/>
          <table:table-cell office:value-type="float" office:value="0.293">
            <text:p>0.293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65">
            <text:p>0.265</text:p>
          </table:table-cell>
          <table:table-cell office:value-type="float" office:value="0.0026">
            <text:p>0.0026</text:p>
          </table:table-cell>
          <table:table-cell table:number-columns-repeated="8"/>
          <table:table-cell office:value-type="float" office:value="0.294">
            <text:p>0.294</text:p>
          </table:table-cell>
          <table:table-cell office:value-type="float" office:value="0.0002">
            <text:p>0.0002</text:p>
          </table:table-cell>
          <table:table-cell office:value-type="float" office:value="0.29">
            <text:p>0.29</text:p>
          </table:table-cell>
          <table:table-cell table:formula="of:=SUM([.L264:.L267])"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office:value-type="float" office:value="0.266">
            <text:p>0.266</text:p>
          </table:table-cell>
          <table:table-cell office:value-type="float" office:value="0.0006">
            <text:p>0.0006</text:p>
          </table:table-cell>
          <table:table-cell table:number-columns-repeated="8"/>
          <table:table-cell office:value-type="float" office:value="0.297">
            <text:p>0.297</text:p>
          </table:table-cell>
          <table:table-cell office:value-type="float" office:value="0.0004">
            <text:p>0.0004</text:p>
          </table:table-cell>
          <table:table-cell table:number-columns-repeated="12"/>
        </table:table-row>
        <table:table-row table:style-name="ro1">
          <table:table-cell office:value-type="float" office:value="0.267">
            <text:p>0.267</text:p>
          </table:table-cell>
          <table:table-cell office:value-type="float" office:value="0.0032">
            <text:p>0.0032</text:p>
          </table:table-cell>
          <table:table-cell table:number-columns-repeated="8"/>
          <table:table-cell office:value-type="float" office:value="0.303">
            <text:p>0.303</text:p>
          </table:table-cell>
          <table:table-cell office:value-type="float" office:value="0.0002">
            <text:p>0.0002</text:p>
          </table:table-cell>
          <table:table-cell office:value-type="float" office:value="0.3">
            <text:p>0.3</text:p>
          </table:table-cell>
          <table:table-cell table:formula="of:=SUM([.L268:.L269])"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office:value-type="float" office:value="0.268">
            <text:p>0.268</text:p>
          </table:table-cell>
          <table:table-cell office:value-type="float" office:value="0.005">
            <text:p>0.005</text:p>
          </table:table-cell>
          <table:table-cell table:number-columns-repeated="8"/>
          <table:table-cell office:value-type="float" office:value="0.315">
            <text:p>0.315</text:p>
          </table:table-cell>
          <table:table-cell office:value-type="float" office:value="0.0002">
            <text:p>0.0002</text:p>
          </table:table-cell>
          <table:table-cell office:value-type="float" office:value="0.32">
            <text:p>0.3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269">
            <text:p>0.269</text:p>
          </table:table-cell>
          <table:table-cell office:value-type="float" office:value="0.0046">
            <text:p>0.0046</text:p>
          </table:table-cell>
          <table:table-cell table:number-columns-repeated="8"/>
          <table:table-cell office:value-type="float" office:value="0.326">
            <text:p>0.326</text:p>
          </table:table-cell>
          <table:table-cell office:value-type="float" office:value="0.0002">
            <text:p>0.0002</text:p>
          </table:table-cell>
          <table:table-cell table:number-columns-repeated="12"/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003">
            <text:p>0.003</text:p>
          </table:table-cell>
          <table:table-cell table:number-columns-repeated="8"/>
          <table:table-cell office:value-type="float" office:value="0.328">
            <text:p>0.328</text:p>
          </table:table-cell>
          <table:table-cell office:value-type="float" office:value="0.0002">
            <text:p>0.0002</text:p>
          </table:table-cell>
          <table:table-cell office:value-type="float" office:value="0.33">
            <text:p>0.33</text:p>
          </table:table-cell>
          <table:table-cell table:formula="of:=SUM([.L271:.L272])"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office:value-type="float" office:value="0.271">
            <text:p>0.271</text:p>
          </table:table-cell>
          <table:table-cell office:value-type="float" office:value="0.0012">
            <text:p>0.0012</text:p>
          </table:table-cell>
          <table:table-cell table:number-columns-repeated="8"/>
          <table:table-cell office:value-type="float" office:value="0.35">
            <text:p>0.35</text:p>
          </table:table-cell>
          <table:table-cell office:value-type="float" office:value="0.0004">
            <text:p>0.0004</text:p>
          </table:table-cell>
          <table:table-cell office:value-type="float" office:value="0.35">
            <text:p>0.3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office:value-type="float" office:value="0.272">
            <text:p>0.272</text:p>
          </table:table-cell>
          <table:table-cell office:value-type="float" office:value="0.0056">
            <text:p>0.0056</text:p>
          </table:table-cell>
          <table:table-cell table:number-columns-repeated="22"/>
        </table:table-row>
        <table:table-row table:style-name="ro1">
          <table:table-cell office:value-type="float" office:value="0.273">
            <text:p>0.273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274">
            <text:p>0.274</text:p>
          </table:table-cell>
          <table:table-cell office:value-type="float" office:value="0.0032">
            <text:p>0.0032</text:p>
          </table:table-cell>
          <table:table-cell office:value-type="float" office:value="0.27">
            <text:p>0.27</text:p>
          </table:table-cell>
          <table:table-cell table:formula="of:=SUM([.B267:.B276])" office:value-type="float" office:value="0.0294">
            <text:p>0.0294</text:p>
          </table:table-cell>
          <table:table-cell table:number-columns-repeated="20"/>
        </table:table-row>
        <table:table-row table:style-name="ro1">
          <table:table-cell office:value-type="float" office:value="0.275">
            <text:p>0.275</text:p>
          </table:table-cell>
          <table:table-cell office:value-type="float" office:value="0.0034">
            <text:p>0.0034</text:p>
          </table:table-cell>
          <table:table-cell table:number-columns-repeated="22"/>
        </table:table-row>
        <table:table-row table:style-name="ro1">
          <table:table-cell office:value-type="float" office:value="0.276">
            <text:p>0.276</text:p>
          </table:table-cell>
          <table:table-cell office:value-type="float" office:value="0.0026">
            <text:p>0.0026</text:p>
          </table:table-cell>
          <table:table-cell table:number-columns-repeated="22"/>
        </table:table-row>
        <table:table-row table:style-name="ro1">
          <table:table-cell office:value-type="float" office:value="0.277">
            <text:p>0.277</text:p>
          </table:table-cell>
          <table:table-cell office:value-type="float" office:value="0.0028">
            <text:p>0.0028</text:p>
          </table:table-cell>
          <table:table-cell table:number-columns-repeated="22"/>
        </table:table-row>
        <table:table-row table:style-name="ro1">
          <table:table-cell office:value-type="float" office:value="0.279">
            <text:p>0.279</text:p>
          </table:table-cell>
          <table:table-cell office:value-type="float" office:value="0.0044">
            <text:p>0.0044</text:p>
          </table:table-cell>
          <table:table-cell table:number-columns-repeated="22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026">
            <text:p>0.0026</text:p>
          </table:table-cell>
          <table:table-cell table:number-columns-repeated="22"/>
        </table:table-row>
        <table:table-row table:style-name="ro1">
          <table:table-cell office:value-type="float" office:value="0.281">
            <text:p>0.281</text:p>
          </table:table-cell>
          <table:table-cell office:value-type="float" office:value="0.0012">
            <text:p>0.0012</text:p>
          </table:table-cell>
          <table:table-cell table:number-columns-repeated="22"/>
        </table:table-row>
        <table:table-row table:style-name="ro1">
          <table:table-cell office:value-type="float" office:value="0.282">
            <text:p>0.282</text:p>
          </table:table-cell>
          <table:table-cell office:value-type="float" office:value="0.0044">
            <text:p>0.0044</text:p>
          </table:table-cell>
          <table:table-cell table:number-columns-repeated="22"/>
        </table:table-row>
        <table:table-row table:style-name="ro1">
          <table:table-cell office:value-type="float" office:value="0.283">
            <text:p>0.283</text:p>
          </table:table-cell>
          <table:table-cell office:value-type="float" office:value="0.0016">
            <text:p>0.0016</text:p>
          </table:table-cell>
          <table:table-cell table:number-columns-repeated="22"/>
        </table:table-row>
        <table:table-row table:style-name="ro1">
          <table:table-cell office:value-type="float" office:value="0.284">
            <text:p>0.284</text:p>
          </table:table-cell>
          <table:table-cell office:value-type="float" office:value="0.0014">
            <text:p>0.0014</text:p>
          </table:table-cell>
          <table:table-cell office:value-type="float" office:value="0.28">
            <text:p>0.28</text:p>
          </table:table-cell>
          <table:table-cell table:formula="of:=SUM([.B277:.B285])" office:value-type="float" office:value="0.0244">
            <text:p>0.0244</text:p>
          </table:table-cell>
          <table:table-cell table:number-columns-repeated="20"/>
        </table:table-row>
        <table:table-row table:style-name="ro1">
          <table:table-cell office:value-type="float" office:value="0.285">
            <text:p>0.285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286">
            <text:p>0.286</text:p>
          </table:table-cell>
          <table:table-cell office:value-type="float" office:value="0.0036">
            <text:p>0.0036</text:p>
          </table:table-cell>
          <table:table-cell table:number-columns-repeated="22"/>
        </table:table-row>
        <table:table-row table:style-name="ro1">
          <table:table-cell office:value-type="float" office:value="0.287">
            <text:p>0.287</text:p>
          </table:table-cell>
          <table:table-cell office:value-type="float" office:value="0.0032">
            <text:p>0.0032</text:p>
          </table:table-cell>
          <table:table-cell table:number-columns-repeated="22"/>
        </table:table-row>
        <table:table-row table:style-name="ro1">
          <table:table-cell office:value-type="float" office:value="0.288">
            <text:p>0.288</text:p>
          </table:table-cell>
          <table:table-cell office:value-type="float" office:value="0.0022">
            <text:p>0.0022</text:p>
          </table:table-cell>
          <table:table-cell table:number-columns-repeated="22"/>
        </table:table-row>
        <table:table-row table:style-name="ro1">
          <table:table-cell office:value-type="float" office:value="0.289">
            <text:p>0.289</text:p>
          </table:table-cell>
          <table:table-cell office:value-type="float" office:value="0.0018">
            <text:p>0.0018</text:p>
          </table:table-cell>
          <table:table-cell table:number-columns-repeated="22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0036">
            <text:p>0.0036</text:p>
          </table:table-cell>
          <table:table-cell table:number-columns-repeated="22"/>
        </table:table-row>
        <table:table-row table:style-name="ro1">
          <table:table-cell office:value-type="float" office:value="0.291">
            <text:p>0.291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292">
            <text:p>0.292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293">
            <text:p>0.293</text:p>
          </table:table-cell>
          <table:table-cell office:value-type="float" office:value="0.0014">
            <text:p>0.0014</text:p>
          </table:table-cell>
          <table:table-cell table:number-columns-repeated="22"/>
        </table:table-row>
        <table:table-row table:style-name="ro1">
          <table:table-cell office:value-type="float" office:value="0.294">
            <text:p>0.294</text:p>
          </table:table-cell>
          <table:table-cell office:value-type="float" office:value="0.004">
            <text:p>0.004</text:p>
          </table:table-cell>
          <table:table-cell office:value-type="float" office:value="0.29">
            <text:p>0.29</text:p>
          </table:table-cell>
          <table:table-cell table:formula="of:=SUM([.B286:.B295])" office:value-type="float" office:value="0.0224">
            <text:p>0.0224</text:p>
          </table:table-cell>
          <table:table-cell table:number-columns-repeated="20"/>
        </table:table-row>
        <table:table-row table:style-name="ro1">
          <table:table-cell office:value-type="float" office:value="0.295">
            <text:p>0.295</text:p>
          </table:table-cell>
          <table:table-cell office:value-type="float" office:value="0.0016">
            <text:p>0.0016</text:p>
          </table:table-cell>
          <table:table-cell table:number-columns-repeated="22"/>
        </table:table-row>
        <table:table-row table:style-name="ro1">
          <table:table-cell office:value-type="float" office:value="0.296">
            <text:p>0.296</text:p>
          </table:table-cell>
          <table:table-cell office:value-type="float" office:value="0.0014">
            <text:p>0.0014</text:p>
          </table:table-cell>
          <table:table-cell table:number-columns-repeated="22"/>
        </table:table-row>
        <table:table-row table:style-name="ro1">
          <table:table-cell office:value-type="float" office:value="0.297">
            <text:p>0.297</text:p>
          </table:table-cell>
          <table:table-cell office:value-type="float" office:value="0.0042">
            <text:p>0.0042</text:p>
          </table:table-cell>
          <table:table-cell table:number-columns-repeated="22"/>
        </table:table-row>
        <table:table-row table:style-name="ro1">
          <table:table-cell office:value-type="float" office:value="0.298">
            <text:p>0.298</text:p>
          </table:table-cell>
          <table:table-cell office:value-type="float" office:value="0.0018">
            <text:p>0.0018</text:p>
          </table:table-cell>
          <table:table-cell table:number-columns-repeated="22"/>
        </table:table-row>
        <table:table-row table:style-name="ro1">
          <table:table-cell office:value-type="float" office:value="0.299">
            <text:p>0.299</text:p>
          </table:table-cell>
          <table:table-cell office:value-type="float" office:value="0.0014">
            <text:p>0.0014</text:p>
          </table:table-cell>
          <table:table-cell table:number-columns-repeated="2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028">
            <text:p>0.0028</text:p>
          </table:table-cell>
          <table:table-cell table:number-columns-repeated="22"/>
        </table:table-row>
        <table:table-row table:style-name="ro1">
          <table:table-cell office:value-type="float" office:value="0.301">
            <text:p>0.301</text:p>
          </table:table-cell>
          <table:table-cell office:value-type="float" office:value="0.004">
            <text:p>0.004</text:p>
          </table:table-cell>
          <table:table-cell table:number-columns-repeated="22"/>
        </table:table-row>
        <table:table-row table:style-name="ro1">
          <table:table-cell office:value-type="float" office:value="0.302">
            <text:p>0.302</text:p>
          </table:table-cell>
          <table:table-cell office:value-type="float" office:value="0.0024">
            <text:p>0.0024</text:p>
          </table:table-cell>
          <table:table-cell table:number-columns-repeated="22"/>
        </table:table-row>
        <table:table-row table:style-name="ro1">
          <table:table-cell office:value-type="float" office:value="0.304">
            <text:p>0.304</text:p>
          </table:table-cell>
          <table:table-cell office:value-type="float" office:value="0.002">
            <text:p>0.002</text:p>
          </table:table-cell>
          <table:table-cell office:value-type="float" office:value="0.3">
            <text:p>0.3</text:p>
          </table:table-cell>
          <table:table-cell table:formula="of:=SUM([.B296:.B304])" office:value-type="float" office:value="0.0216">
            <text:p>0.0216</text:p>
          </table:table-cell>
          <table:table-cell table:number-columns-repeated="20"/>
        </table:table-row>
        <table:table-row table:style-name="ro1">
          <table:table-cell office:value-type="float" office:value="0.305">
            <text:p>0.305</text:p>
          </table:table-cell>
          <table:table-cell office:value-type="float" office:value="0.0032">
            <text:p>0.0032</text:p>
          </table:table-cell>
          <table:table-cell table:number-columns-repeated="22"/>
        </table:table-row>
        <table:table-row table:style-name="ro1">
          <table:table-cell office:value-type="float" office:value="0.306">
            <text:p>0.306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07">
            <text:p>0.307</text:p>
          </table:table-cell>
          <table:table-cell office:value-type="float" office:value="0.0014">
            <text:p>0.0014</text:p>
          </table:table-cell>
          <table:table-cell table:number-columns-repeated="22"/>
        </table:table-row>
        <table:table-row table:style-name="ro1">
          <table:table-cell office:value-type="float" office:value="0.308">
            <text:p>0.308</text:p>
          </table:table-cell>
          <table:table-cell office:value-type="float" office:value="0.0026">
            <text:p>0.0026</text:p>
          </table:table-cell>
          <table:table-cell table:number-columns-repeated="22"/>
        </table:table-row>
        <table:table-row table:style-name="ro1">
          <table:table-cell office:value-type="float" office:value="0.309">
            <text:p>0.309</text:p>
          </table:table-cell>
          <table:table-cell office:value-type="float" office:value="0.002">
            <text:p>0.002</text:p>
          </table:table-cell>
          <table:table-cell table:number-columns-repeated="22"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11">
            <text:p>0.311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12">
            <text:p>0.312</text:p>
          </table:table-cell>
          <table:table-cell office:value-type="float" office:value="0.0016">
            <text:p>0.0016</text:p>
          </table:table-cell>
          <table:table-cell table:number-columns-repeated="22"/>
        </table:table-row>
        <table:table-row table:style-name="ro1">
          <table:table-cell office:value-type="float" office:value="0.313">
            <text:p>0.313</text:p>
          </table:table-cell>
          <table:table-cell office:value-type="float" office:value="0.004">
            <text:p>0.004</text:p>
          </table:table-cell>
          <table:table-cell table:number-columns-repeated="22"/>
        </table:table-row>
        <table:table-row table:style-name="ro1">
          <table:table-cell office:value-type="float" office:value="0.314">
            <text:p>0.314</text:p>
          </table:table-cell>
          <table:table-cell office:value-type="float" office:value="0.0008">
            <text:p>0.0008</text:p>
          </table:table-cell>
          <table:table-cell office:value-type="float" office:value="0.31">
            <text:p>0.31</text:p>
          </table:table-cell>
          <table:table-cell table:formula="of:=SUM([.B305:.B314])" office:value-type="float" office:value="0.017">
            <text:p>0.017</text:p>
          </table:table-cell>
          <table:table-cell table:number-columns-repeated="20"/>
        </table:table-row>
        <table:table-row table:style-name="ro1">
          <table:table-cell office:value-type="float" office:value="0.315">
            <text:p>0.315</text:p>
          </table:table-cell>
          <table:table-cell office:value-type="float" office:value="0.003">
            <text:p>0.003</text:p>
          </table:table-cell>
          <table:table-cell table:number-columns-repeated="22"/>
        </table:table-row>
        <table:table-row table:style-name="ro1">
          <table:table-cell office:value-type="float" office:value="0.316">
            <text:p>0.316</text:p>
          </table:table-cell>
          <table:table-cell office:value-type="float" office:value="0.0012">
            <text:p>0.0012</text:p>
          </table:table-cell>
          <table:table-cell table:number-columns-repeated="22"/>
        </table:table-row>
        <table:table-row table:style-name="ro1">
          <table:table-cell office:value-type="float" office:value="0.317">
            <text:p>0.317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18">
            <text:p>0.318</text:p>
          </table:table-cell>
          <table:table-cell office:value-type="float" office:value="0.0012">
            <text:p>0.0012</text:p>
          </table:table-cell>
          <table:table-cell table:number-columns-repeated="22"/>
        </table:table-row>
        <table:table-row table:style-name="ro1">
          <table:table-cell office:value-type="float" office:value="0.319">
            <text:p>0.319</text:p>
          </table:table-cell>
          <table:table-cell office:value-type="float" office:value="0.003">
            <text:p>0.003</text:p>
          </table:table-cell>
          <table:table-cell table:number-columns-repeated="22"/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016">
            <text:p>0.0016</text:p>
          </table:table-cell>
          <table:table-cell table:number-columns-repeated="22"/>
        </table:table-row>
        <table:table-row table:style-name="ro1">
          <table:table-cell office:value-type="float" office:value="0.321">
            <text:p>0.321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22">
            <text:p>0.322</text:p>
          </table:table-cell>
          <table:table-cell office:value-type="float" office:value="0.0014">
            <text:p>0.0014</text:p>
          </table:table-cell>
          <table:table-cell table:number-columns-repeated="22"/>
        </table:table-row>
        <table:table-row table:style-name="ro1">
          <table:table-cell office:value-type="float" office:value="0.323">
            <text:p>0.323</text:p>
          </table:table-cell>
          <table:table-cell office:value-type="float" office:value="0.0026">
            <text:p>0.0026</text:p>
          </table:table-cell>
          <table:table-cell table:number-columns-repeated="22"/>
        </table:table-row>
        <table:table-row table:style-name="ro1">
          <table:table-cell office:value-type="float" office:value="0.324">
            <text:p>0.324</text:p>
          </table:table-cell>
          <table:table-cell office:value-type="float" office:value="0.0006">
            <text:p>0.0006</text:p>
          </table:table-cell>
          <table:table-cell office:value-type="float" office:value="0.32">
            <text:p>0.32</text:p>
          </table:table-cell>
          <table:table-cell table:formula="of:=SUM([.B315:.B324])" office:value-type="float" office:value="0.0158">
            <text:p>0.0158</text:p>
          </table:table-cell>
          <table:table-cell table:number-columns-repeated="20"/>
        </table:table-row>
        <table:table-row table:style-name="ro1">
          <table:table-cell office:value-type="float" office:value="0.325">
            <text:p>0.325</text:p>
          </table:table-cell>
          <table:table-cell office:value-type="float" office:value="0.0014">
            <text:p>0.0014</text:p>
          </table:table-cell>
          <table:table-cell table:number-columns-repeated="22"/>
        </table:table-row>
        <table:table-row table:style-name="ro1">
          <table:table-cell office:value-type="float" office:value="0.326">
            <text:p>0.326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27">
            <text:p>0.327</text:p>
          </table:table-cell>
          <table:table-cell office:value-type="float" office:value="0.0018">
            <text:p>0.0018</text:p>
          </table:table-cell>
          <table:table-cell table:number-columns-repeated="22"/>
        </table:table-row>
        <table:table-row table:style-name="ro1">
          <table:table-cell office:value-type="float" office:value="0.328">
            <text:p>0.328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29">
            <text:p>0.329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0016">
            <text:p>0.0016</text:p>
          </table:table-cell>
          <table:table-cell table:number-columns-repeated="22"/>
        </table:table-row>
        <table:table-row table:style-name="ro1">
          <table:table-cell office:value-type="float" office:value="0.331">
            <text:p>0.331</text:p>
          </table:table-cell>
          <table:table-cell office:value-type="float" office:value="0.003">
            <text:p>0.003</text:p>
          </table:table-cell>
          <table:table-cell table:number-columns-repeated="22"/>
        </table:table-row>
        <table:table-row table:style-name="ro1">
          <table:table-cell office:value-type="float" office:value="0.332">
            <text:p>0.332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33">
            <text:p>0.333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34">
            <text:p>0.334</text:p>
          </table:table-cell>
          <table:table-cell office:value-type="float" office:value="0.0024">
            <text:p>0.0024</text:p>
          </table:table-cell>
          <table:table-cell office:value-type="float" office:value="0.33">
            <text:p>0.33</text:p>
          </table:table-cell>
          <table:table-cell table:formula="of:=SUM([.B325:.B334])" office:value-type="float" office:value="0.0138">
            <text:p>0.0138</text:p>
          </table:table-cell>
          <table:table-cell table:number-columns-repeated="20"/>
        </table:table-row>
        <table:table-row table:style-name="ro1">
          <table:table-cell office:value-type="float" office:value="0.336">
            <text:p>0.336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37">
            <text:p>0.337</text:p>
          </table:table-cell>
          <table:table-cell office:value-type="float" office:value="0.0024">
            <text:p>0.0024</text:p>
          </table:table-cell>
          <table:table-cell table:number-columns-repeated="22"/>
        </table:table-row>
        <table:table-row table:style-name="ro1">
          <table:table-cell office:value-type="float" office:value="0.338">
            <text:p>0.338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39">
            <text:p>0.339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0018">
            <text:p>0.0018</text:p>
          </table:table-cell>
          <table:table-cell table:number-columns-repeated="22"/>
        </table:table-row>
        <table:table-row table:style-name="ro1">
          <table:table-cell office:value-type="float" office:value="0.341">
            <text:p>0.341</text:p>
          </table:table-cell>
          <table:table-cell office:value-type="float" office:value="0.0012">
            <text:p>0.0012</text:p>
          </table:table-cell>
          <table:table-cell table:number-columns-repeated="22"/>
        </table:table-row>
        <table:table-row table:style-name="ro1">
          <table:table-cell office:value-type="float" office:value="0.342">
            <text:p>0.342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43">
            <text:p>0.343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344">
            <text:p>0.344</text:p>
          </table:table-cell>
          <table:table-cell office:value-type="float" office:value="0.0008">
            <text:p>0.0008</text:p>
          </table:table-cell>
          <table:table-cell office:value-type="float" office:value="0.34">
            <text:p>0.34</text:p>
          </table:table-cell>
          <table:table-cell table:formula="of:=SUM([.B335:.B343])" office:value-type="float" office:value="0.009">
            <text:p>0.009</text:p>
          </table:table-cell>
          <table:table-cell table:number-columns-repeated="20"/>
        </table:table-row>
        <table:table-row table:style-name="ro1">
          <table:table-cell office:value-type="float" office:value="0.345">
            <text:p>0.345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46">
            <text:p>0.346</text:p>
          </table:table-cell>
          <table:table-cell office:value-type="float" office:value="0.0022">
            <text:p>0.0022</text:p>
          </table:table-cell>
          <table:table-cell table:number-columns-repeated="22"/>
        </table:table-row>
        <table:table-row table:style-name="ro1">
          <table:table-cell office:value-type="float" office:value="0.347">
            <text:p>0.347</text:p>
          </table:table-cell>
          <table:table-cell office:value-type="float" office:value="0.0012">
            <text:p>0.0012</text:p>
          </table:table-cell>
          <table:table-cell table:number-columns-repeated="22"/>
        </table:table-row>
        <table:table-row table:style-name="ro1">
          <table:table-cell office:value-type="float" office:value="0.348">
            <text:p>0.348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49">
            <text:p>0.349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51">
            <text:p>0.351</text:p>
          </table:table-cell>
          <table:table-cell office:value-type="float" office:value="0.0014">
            <text:p>0.0014</text:p>
          </table:table-cell>
          <table:table-cell table:number-columns-repeated="22"/>
        </table:table-row>
        <table:table-row table:style-name="ro1">
          <table:table-cell office:value-type="float" office:value="0.352">
            <text:p>0.352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53">
            <text:p>0.353</text:p>
          </table:table-cell>
          <table:table-cell office:value-type="float" office:value="0.0012">
            <text:p>0.0012</text:p>
          </table:table-cell>
          <table:table-cell table:number-columns-repeated="22"/>
        </table:table-row>
        <table:table-row table:style-name="ro1">
          <table:table-cell office:value-type="float" office:value="0.354">
            <text:p>0.354</text:p>
          </table:table-cell>
          <table:table-cell office:value-type="float" office:value="0.0006">
            <text:p>0.0006</text:p>
          </table:table-cell>
          <table:table-cell office:value-type="float" office:value="0.35">
            <text:p>0.35</text:p>
          </table:table-cell>
          <table:table-cell table:formula="of:=SUM([.B344:.B353])" office:value-type="float" office:value="0.0106">
            <text:p>0.0106</text:p>
          </table:table-cell>
          <table:table-cell table:number-columns-repeated="20"/>
        </table:table-row>
        <table:table-row table:style-name="ro1">
          <table:table-cell office:value-type="float" office:value="0.355">
            <text:p>0.355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56">
            <text:p>0.356</text:p>
          </table:table-cell>
          <table:table-cell office:value-type="float" office:value="0.0016">
            <text:p>0.0016</text:p>
          </table:table-cell>
          <table:table-cell table:number-columns-repeated="22"/>
        </table:table-row>
        <table:table-row table:style-name="ro1">
          <table:table-cell office:value-type="float" office:value="0.357">
            <text:p>0.357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58">
            <text:p>0.358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59">
            <text:p>0.359</text:p>
          </table:table-cell>
          <table:table-cell office:value-type="float" office:value="0.002">
            <text:p>0.002</text:p>
          </table:table-cell>
          <table:table-cell table:number-columns-repeated="22"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61">
            <text:p>0.361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362">
            <text:p>0.362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363">
            <text:p>0.363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64">
            <text:p>0.364</text:p>
          </table:table-cell>
          <table:table-cell office:value-type="float" office:value="0.0008">
            <text:p>0.0008</text:p>
          </table:table-cell>
          <table:table-cell office:value-type="float" office:value="0.36">
            <text:p>0.36</text:p>
          </table:table-cell>
          <table:table-cell table:formula="of:=SUM([.B354:.B363])" office:value-type="float" office:value="0.0084">
            <text:p>0.0084</text:p>
          </table:table-cell>
          <table:table-cell table:number-columns-repeated="20"/>
        </table:table-row>
        <table:table-row table:style-name="ro1">
          <table:table-cell office:value-type="float" office:value="0.365">
            <text:p>0.365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66">
            <text:p>0.366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67">
            <text:p>0.367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69">
            <text:p>0.369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71">
            <text:p>0.371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72">
            <text:p>0.372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74">
            <text:p>0.374</text:p>
          </table:table-cell>
          <table:table-cell office:value-type="float" office:value="0.0006">
            <text:p>0.0006</text:p>
          </table:table-cell>
          <table:table-cell office:value-type="float" office:value="0.37">
            <text:p>0.37</text:p>
          </table:table-cell>
          <table:table-cell table:formula="of:=SUM([.B364:.B371])" office:value-type="float" office:value="0.0056">
            <text:p>0.0056</text:p>
          </table:table-cell>
          <table:table-cell table:number-columns-repeated="20"/>
        </table:table-row>
        <table:table-row table:style-name="ro1">
          <table:table-cell office:value-type="float" office:value="0.375">
            <text:p>0.375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76">
            <text:p>0.376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77">
            <text:p>0.377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378">
            <text:p>0.378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79">
            <text:p>0.379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81">
            <text:p>0.381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382">
            <text:p>0.382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83">
            <text:p>0.383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84">
            <text:p>0.384</text:p>
          </table:table-cell>
          <table:table-cell office:value-type="float" office:value="0.0002">
            <text:p>0.0002</text:p>
          </table:table-cell>
          <table:table-cell office:value-type="float" office:value="0.38">
            <text:p>0.38</text:p>
          </table:table-cell>
          <table:table-cell table:formula="of:=SUM([.B372:.B380])" office:value-type="float" office:value="0.0034">
            <text:p>0.0034</text:p>
          </table:table-cell>
          <table:table-cell table:number-columns-repeated="20"/>
        </table:table-row>
        <table:table-row table:style-name="ro1">
          <table:table-cell office:value-type="float" office:value="0.386">
            <text:p>0.386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88">
            <text:p>0.388</text:p>
          </table:table-cell>
          <table:table-cell office:value-type="float" office:value="0.001">
            <text:p>0.001</text:p>
          </table:table-cell>
          <table:table-cell table:number-columns-repeated="22"/>
        </table:table-row>
        <table:table-row table:style-name="ro1">
          <table:table-cell office:value-type="float" office:value="0.389">
            <text:p>0.389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392">
            <text:p>0.392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93">
            <text:p>0.393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394">
            <text:p>0.394</text:p>
          </table:table-cell>
          <table:table-cell office:value-type="float" office:value="0.0006">
            <text:p>0.0006</text:p>
          </table:table-cell>
          <table:table-cell office:value-type="float" office:value="0.39">
            <text:p>0.39</text:p>
          </table:table-cell>
          <table:table-cell table:formula="of:=SUM([.B381:.B387])" office:value-type="float" office:value="0.0044">
            <text:p>0.0044</text:p>
          </table:table-cell>
          <table:table-cell table:number-columns-repeated="20"/>
        </table:table-row>
        <table:table-row table:style-name="ro1">
          <table:table-cell office:value-type="float" office:value="0.395">
            <text:p>0.395</text:p>
          </table:table-cell>
          <table:table-cell office:value-type="float" office:value="0.0008">
            <text:p>0.0008</text:p>
          </table:table-cell>
          <table:table-cell table:number-columns-repeated="22"/>
        </table:table-row>
        <table:table-row table:style-name="ro1">
          <table:table-cell office:value-type="float" office:value="0.396">
            <text:p>0.396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399">
            <text:p>0.399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01">
            <text:p>0.401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03">
            <text:p>0.403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04">
            <text:p>0.404</text:p>
          </table:table-cell>
          <table:table-cell office:value-type="float" office:value="0.0006">
            <text:p>0.0006</text:p>
          </table:table-cell>
          <table:table-cell office:value-type="float" office:value="0.4">
            <text:p>0.4</text:p>
          </table:table-cell>
          <table:table-cell table:formula="of:=SUM([.B388:.B394])" office:value-type="float" office:value="0.0028">
            <text:p>0.0028</text:p>
          </table:table-cell>
          <table:table-cell table:number-columns-repeated="20"/>
        </table:table-row>
        <table:table-row table:style-name="ro1">
          <table:table-cell office:value-type="float" office:value="0.405">
            <text:p>0.405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406">
            <text:p>0.406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407">
            <text:p>0.407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411">
            <text:p>0.411</text:p>
          </table:table-cell>
          <table:table-cell office:value-type="float" office:value="0.0006">
            <text:p>0.0006</text:p>
          </table:table-cell>
          <table:table-cell table:number-columns-repeated="22"/>
        </table:table-row>
        <table:table-row table:style-name="ro1">
          <table:table-cell office:value-type="float" office:value="0.413">
            <text:p>0.413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414">
            <text:p>0.414</text:p>
          </table:table-cell>
          <table:table-cell office:value-type="float" office:value="0.0004">
            <text:p>0.0004</text:p>
          </table:table-cell>
          <table:table-cell office:value-type="float" office:value="0.41">
            <text:p>0.41</text:p>
          </table:table-cell>
          <table:table-cell table:formula="of:=SUM([.B395:.B400])" office:value-type="float" office:value="0.0028">
            <text:p>0.0028</text:p>
          </table:table-cell>
          <table:table-cell table:number-columns-repeated="20"/>
        </table:table-row>
        <table:table-row table:style-name="ro1">
          <table:table-cell office:value-type="float" office:value="0.417">
            <text:p>0.417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19">
            <text:p>0.419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21">
            <text:p>0.421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422">
            <text:p>0.422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24">
            <text:p>0.424</text:p>
          </table:table-cell>
          <table:table-cell office:value-type="float" office:value="0.0004">
            <text:p>0.0004</text:p>
          </table:table-cell>
          <table:table-cell office:value-type="float" office:value="0.42">
            <text:p>0.42</text:p>
          </table:table-cell>
          <table:table-cell table:formula="of:=SUM([.B401:.B406])" office:value-type="float" office:value="0.0016">
            <text:p>0.0016</text:p>
          </table:table-cell>
          <table:table-cell table:number-columns-repeated="20"/>
        </table:table-row>
        <table:table-row table:style-name="ro1">
          <table:table-cell office:value-type="float" office:value="0.437">
            <text:p>0.437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38">
            <text:p>0.438</text:p>
          </table:table-cell>
          <table:table-cell office:value-type="float" office:value="0.0004">
            <text:p>0.0004</text:p>
          </table:table-cell>
          <table:table-cell table:number-columns-repeated="22"/>
        </table:table-row>
        <table:table-row table:style-name="ro1">
          <table:table-cell office:value-type="float" office:value="0.441">
            <text:p>0.441</text:p>
          </table:table-cell>
          <table:table-cell office:value-type="float" office:value="0.0002">
            <text:p>0.0002</text:p>
          </table:table-cell>
          <table:table-cell office:value-type="float" office:value="0.44">
            <text:p>0.44</text:p>
          </table:table-cell>
          <table:table-cell table:formula="of:=SUM([.B407:.B409])" office:value-type="float" office:value="0.0008">
            <text:p>0.0008</text:p>
          </table:table-cell>
          <table:table-cell table:number-columns-repeated="20"/>
        </table:table-row>
        <table:table-row table:style-name="ro1">
          <table:table-cell office:value-type="float" office:value="0.448">
            <text:p>0.448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53">
            <text:p>0.453</text:p>
          </table:table-cell>
          <table:table-cell office:value-type="float" office:value="0.0002">
            <text:p>0.0002</text:p>
          </table:table-cell>
          <table:table-cell office:value-type="float" office:value="0.45">
            <text:p>0.45</text:p>
          </table:table-cell>
          <table:table-cell table:formula="of:=SUM([.B410:.B411])" office:value-type="float" office:value="0.0004">
            <text:p>0.0004</text:p>
          </table:table-cell>
          <table:table-cell table:number-columns-repeated="20"/>
        </table:table-row>
        <table:table-row table:style-name="ro1">
          <table:table-cell office:value-type="float" office:value="0.455">
            <text:p>0.455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56">
            <text:p>0.456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59">
            <text:p>0.459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0004">
            <text:p>0.0004</text:p>
          </table:table-cell>
          <table:table-cell office:value-type="float" office:value="0.46">
            <text:p>0.46</text:p>
          </table:table-cell>
          <table:table-cell table:formula="of:=SUM([.B412:.B415])" office:value-type="float" office:value="0.001">
            <text:p>0.001</text:p>
          </table:table-cell>
          <table:table-cell table:number-columns-repeated="20"/>
        </table:table-row>
        <table:table-row table:style-name="ro1">
          <table:table-cell office:value-type="float" office:value="0.468">
            <text:p>0.468</text:p>
          </table:table-cell>
          <table:table-cell office:value-type="float" office:value="0.0002">
            <text:p>0.0002</text:p>
          </table:table-cell>
          <table:table-cell office:value-type="float" office:value="0.47">
            <text:p>0.47</text:p>
          </table:table-cell>
          <table:table-cell office:value-type="float" office:value="0.0002">
            <text:p>0.0002</text:p>
          </table:table-cell>
          <table:table-cell table:number-columns-repeated="20"/>
        </table:table-row>
        <table:table-row table:style-name="ro1">
          <table:table-cell office:value-type="float" office:value="0.477">
            <text:p>0.477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483">
            <text:p>0.483</text:p>
          </table:table-cell>
          <table:table-cell office:value-type="float" office:value="0.0002">
            <text:p>0.0002</text:p>
          </table:table-cell>
          <table:table-cell office:value-type="float" office:value="0.48">
            <text:p>0.48</text:p>
          </table:table-cell>
          <table:table-cell table:formula="of:=SUM([.B417:.B418])" office:value-type="float" office:value="0.0004">
            <text:p>0.0004</text:p>
          </table:table-cell>
          <table:table-cell table:number-columns-repeated="20"/>
        </table:table-row>
        <table:table-row table:style-name="ro1">
          <table:table-cell office:value-type="float" office:value="0.494">
            <text:p>0.494</text:p>
          </table:table-cell>
          <table:table-cell office:value-type="float" office:value="0.0002">
            <text:p>0.0002</text:p>
          </table:table-cell>
          <table:table-cell office:value-type="float" office:value="0.49">
            <text:p>0.49</text:p>
          </table:table-cell>
          <table:table-cell office:value-type="float" office:value="0.0002">
            <text:p>0.0002</text:p>
          </table:table-cell>
          <table:table-cell table:number-columns-repeated="20"/>
        </table:table-row>
        <table:table-row table:style-name="ro1">
          <table:table-cell office:value-type="float" office:value="0.496">
            <text:p>0.496</text:p>
          </table:table-cell>
          <table:table-cell office:value-type="float" office:value="0.0002">
            <text:p>0.0002</text:p>
          </table:table-cell>
          <table:table-cell office:value-type="float" office:value="0.5">
            <text:p>0.5</text:p>
          </table:table-cell>
          <table:table-cell office:value-type="float" office:value="0.0002">
            <text:p>0.0002</text:p>
          </table:table-cell>
          <table:table-cell table:number-columns-repeated="20"/>
        </table:table-row>
        <table:table-row table:style-name="ro1">
          <table:table-cell office:value-type="float" office:value="0.511">
            <text:p>0.511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512">
            <text:p>0.512</text:p>
          </table:table-cell>
          <table:table-cell office:value-type="float" office:value="0.0002">
            <text:p>0.0002</text:p>
          </table:table-cell>
          <table:table-cell table:number-columns-repeated="22"/>
        </table:table-row>
        <table:table-row table:style-name="ro1">
          <table:table-cell office:value-type="float" office:value="0.513">
            <text:p>0.513</text:p>
          </table:table-cell>
          <table:table-cell office:value-type="float" office:value="0.0002">
            <text:p>0.0002</text:p>
          </table:table-cell>
          <table:table-cell office:value-type="float" office:value="0.51">
            <text:p>0.51</text:p>
          </table:table-cell>
          <table:table-cell table:formula="of:=SUM([.B421:.B423])" office:value-type="float" office:value="0.0006">
            <text:p>0.0006</text:p>
          </table:table-cell>
          <table:table-cell table:number-columns-repeated="20"/>
        </table:table-row>
        <table:table-row table:style-name="ro1">
          <table:table-cell office:value-type="float" office:value="0.576">
            <text:p>0.576</text:p>
          </table:table-cell>
          <table:table-cell office:value-type="float" office:value="0.0002">
            <text:p>0.0002</text:p>
          </table:table-cell>
          <table:table-cell office:value-type="float" office:value="0.58">
            <text:p>0.58</text:p>
          </table:table-cell>
          <table:table-cell office:value-type="float" office:value="0.0002">
            <text:p>0.0002</text:p>
          </table:table-cell>
          <table:table-cell table:number-columns-repeated="20"/>
        </table:table-row>
      </table:table>
      <table:table table:name="Entropy" table:style-name="ta1" table:print="false">
        <table:shapes>
          <draw:frame draw:z-index="0" draw:style-name="gr1" svg:width="6.2988in" svg:height="3.5429in" svg:x="9.3185in" svg:y="16.4075in">
            <draw:object draw:notify-on-update-of-ranges="Entropy.L3:Entropy.L73 Entropy.L2:Entropy.L2 Entropy.M3:Entropy.M73 Entropy.O3:Entropy.O89 Entropy.O2:Entropy.O2 Entropy.P3:Entropy.P8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2">
          <table:table-cell table:style-name="ce1" office:value-type="string" table:number-columns-spanned="9" table:number-rows-spanned="1">
            <text:p>raw <text:s/>data/ workspace 120,000 samples</text:p>
          </table:table-cell>
          <table:covered-table-cell table:number-columns-repeated="8"/>
          <table:table-cell table:number-columns-repeated="2"/>
          <table:table-cell table:style-name="ce1" office:value-type="string" table:number-columns-spanned="5" table:number-rows-spanned="1">
            <text:p>bucketized</text:p>
          </table:table-cell>
          <table:covered-table-cell table:number-columns-repeated="4"/>
        </table:table-row>
        <table:table-row table:style-name="ro1">
          <table:table-cell office:value-type="string">
            <text:p>context</text:p>
          </table:table-cell>
          <table:table-cell table:number-columns-repeated="4"/>
          <table:table-cell office:value-type="string">
            <text:p>No-context</text:p>
          </table:table-cell>
          <table:table-cell table:number-columns-repeated="5"/>
          <table:table-cell office:value-type="string">
            <text:p>context</text:p>
          </table:table-cell>
          <table:table-cell table:number-columns-repeated="2"/>
          <table:table-cell office:value-type="string">
            <text:p>No-contex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74666666666667">
            <text:p>0.0274666667</text:p>
          </table:table-cell>
          <table:table-cell office:value-type="float" office:value="0">
            <text:p>0</text:p>
          </table:table-cell>
          <table:table-cell office:value-type="float" office:value="0.0274666666666667">
            <text:p>0.0274666667</text:p>
          </table:table-cell>
          <table:table-cell/>
          <table:table-cell office:value-type="float" office:value="0">
            <text:p>0</text:p>
          </table:table-cell>
          <table:table-cell office:value-type="float" office:value="0.0127333333333333">
            <text:p>0.0127333333</text:p>
          </table:table-cell>
          <table:table-cell office:value-type="float" office:value="0">
            <text:p>0</text:p>
          </table:table-cell>
          <table:table-cell office:value-type="float" office:value="0.0127333333333333">
            <text:p>0.012733333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74666666666667">
            <text:p>0.0274666667</text:p>
          </table:table-cell>
          <table:table-cell/>
          <table:table-cell office:value-type="float" office:value="0">
            <text:p>0</text:p>
          </table:table-cell>
          <table:table-cell office:value-type="float" office:value="0.0127333333333333">
            <text:p>0.0127333333</text:p>
          </table:table-cell>
        </table:table-row>
        <table:table-row table:style-name="ro1">
          <table:table-cell office:value-type="float" office:value="0.0545004005581032">
            <text:p>0.0545004006</text:p>
          </table:table-cell>
          <table:table-cell office:value-type="float" office:value="0.0435416666666667">
            <text:p>0.0435416667</text:p>
          </table:table-cell>
          <table:table-cell office:value-type="float" office:value="0.05">
            <text:p>0.05</text:p>
          </table:table-cell>
          <table:table-cell office:value-type="float" office:value="0.0435416666666667">
            <text:p>0.0435416667</text:p>
          </table:table-cell>
          <table:table-cell/>
          <table:table-cell office:value-type="float" office:value="0.0545004005581032">
            <text:p>0.0545004006</text:p>
          </table:table-cell>
          <table:table-cell office:value-type="float" office:value="0.032075">
            <text:p>0.032075</text:p>
          </table:table-cell>
          <table:table-cell office:value-type="float" office:value="0.05">
            <text:p>0.05</text:p>
          </table:table-cell>
          <table:table-cell office:value-type="float" office:value="0.032075">
            <text:p>0.032075</text:p>
          </table:table-cell>
          <table:table-cell table:number-columns-repeated="2"/>
          <table:table-cell office:value-type="float" office:value="0.05">
            <text:p>0.05</text:p>
          </table:table-cell>
          <table:table-cell office:value-type="float" office:value="0.0435416666666667">
            <text:p>0.0435416667</text:p>
          </table:table-cell>
          <table:table-cell/>
          <table:table-cell office:value-type="float" office:value="0.05">
            <text:p>0.05</text:p>
          </table:table-cell>
          <table:table-cell office:value-type="float" office:value="0.032075">
            <text:p>0.032075</text:p>
          </table:table-cell>
        </table:table-row>
        <table:table-row table:style-name="ro1">
          <table:table-cell office:value-type="float" office:value="0.0902552311471567">
            <text:p>0.0902552311</text:p>
          </table:table-cell>
          <table:table-cell office:value-type="float" office:value="0.00358333333333333">
            <text:p>0.0035833333</text:p>
          </table:table-cell>
          <table:table-cell office:value-type="float" office:value="0.09">
            <text:p>0.09</text:p>
          </table:table-cell>
          <table:table-cell office:value-type="float" office:value="0.00358333333333333">
            <text:p>0.0035833333</text:p>
          </table:table-cell>
          <table:table-cell/>
          <table:table-cell office:value-type="float" office:value="0.0902552311471567">
            <text:p>0.0902552311</text:p>
          </table:table-cell>
          <table:table-cell office:value-type="float" office:value="0.0100666666666667">
            <text:p>0.0100666667</text:p>
          </table:table-cell>
          <table:table-cell office:value-type="float" office:value="0.09">
            <text:p>0.09</text:p>
          </table:table-cell>
          <table:table-cell office:value-type="float" office:value="0.0100666666666667">
            <text:p>0.0100666667</text:p>
          </table:table-cell>
          <table:table-cell table:number-columns-repeated="2"/>
          <table:table-cell office:value-type="float" office:value="0.09">
            <text:p>0.09</text:p>
          </table:table-cell>
          <table:table-cell office:value-type="float" office:value="0.00358333333333333">
            <text:p>0.0035833333</text:p>
          </table:table-cell>
          <table:table-cell/>
          <table:table-cell office:value-type="float" office:value="0.09">
            <text:p>0.09</text:p>
          </table:table-cell>
          <table:table-cell office:value-type="float" office:value="0.0100666666666667">
            <text:p>0.0100666667</text:p>
          </table:table-cell>
        </table:table-row>
        <table:table-row table:style-name="ro1">
          <table:table-cell office:value-type="float" office:value="0.108430588812618">
            <text:p>0.1084305888</text:p>
          </table:table-cell>
          <table:table-cell office:value-type="float" office:value="0.0299916666666667">
            <text:p>0.0299916667</text:p>
          </table:table-cell>
          <table:table-cell office:value-type="float" office:value="0.11">
            <text:p>0.11</text:p>
          </table:table-cell>
          <table:table-cell office:value-type="float" office:value="0.0299916666666667">
            <text:p>0.0299916667</text:p>
          </table:table-cell>
          <table:table-cell/>
          <table:table-cell office:value-type="float" office:value="0.108430588812618">
            <text:p>0.1084305888</text:p>
          </table:table-cell>
          <table:table-cell office:value-type="float" office:value="0.01865">
            <text:p>0.01865</text:p>
          </table:table-cell>
          <table:table-cell office:value-type="float" office:value="0.11">
            <text:p>0.11</text:p>
          </table:table-cell>
          <table:table-cell office:value-type="float" office:value="0.01865">
            <text:p>0.01865</text:p>
          </table:table-cell>
          <table:table-cell table:number-columns-repeated="2"/>
          <table:table-cell office:value-type="float" office:value="0.11">
            <text:p>0.11</text:p>
          </table:table-cell>
          <table:table-cell office:value-type="float" office:value="0.0299916666666667">
            <text:p>0.0299916667</text:p>
          </table:table-cell>
          <table:table-cell/>
          <table:table-cell office:value-type="float" office:value="0.11">
            <text:p>0.11</text:p>
          </table:table-cell>
          <table:table-cell office:value-type="float" office:value="0.01865">
            <text:p>0.01865</text:p>
          </table:table-cell>
        </table:table-row>
        <table:table-row table:style-name="ro1">
          <table:table-cell office:value-type="float" office:value="0.118553738032558">
            <text:p>0.118553738</text:p>
          </table:table-cell>
          <table:table-cell office:value-type="float" office:value="0.00329166666666667">
            <text:p>0.0032916667</text:p>
          </table:table-cell>
          <table:table-cell office:value-type="float" office:value="0.12">
            <text:p>0.12</text:p>
          </table:table-cell>
          <table:table-cell office:value-type="float" office:value="0.00329166666666667">
            <text:p>0.0032916667</text:p>
          </table:table-cell>
          <table:table-cell/>
          <table:table-cell office:value-type="float" office:value="0.143589270872522">
            <text:p>0.1435892709</text:p>
          </table:table-cell>
          <table:table-cell office:value-type="float" office:value="0.000675">
            <text:p>0.000675</text:p>
          </table:table-cell>
          <table:table-cell office:value-type="float" office:value="0.14">
            <text:p>0.14</text:p>
          </table:table-cell>
          <table:table-cell office:value-type="float" office:value="0.000675">
            <text:p>0.000675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0.00329166666666667">
            <text:p>0.0032916667</text:p>
          </table:table-cell>
          <table:table-cell/>
          <table:table-cell office:value-type="float" office:value="0.14">
            <text:p>0.14</text:p>
          </table:table-cell>
          <table:table-cell office:value-type="float" office:value="0.000675">
            <text:p>0.000675</text:p>
          </table:table-cell>
        </table:table-row>
        <table:table-row table:style-name="ro1">
          <table:table-cell office:value-type="float" office:value="0.141772680048335">
            <text:p>0.14177268</text:p>
          </table:table-cell>
          <table:table-cell office:value-type="float" office:value="0.00293333333333333">
            <text:p>0.0029333333</text:p>
          </table:table-cell>
          <table:table-cell table:number-columns-repeated="3"/>
          <table:table-cell office:value-type="float" office:value="0.161764628537983">
            <text:p>0.1617646285</text:p>
          </table:table-cell>
          <table:table-cell office:value-type="float" office:value="0.0165083333333333">
            <text:p>0.0165083333</text:p>
          </table:table-cell>
          <table:table-cell office:value-type="float" office:value="0.16">
            <text:p>0.16</text:p>
          </table:table-cell>
          <table:table-cell office:value-type="float" office:value="0.0165083333333333">
            <text:p>0.0165083333</text:p>
          </table:table-cell>
          <table:table-cell table:number-columns-repeated="2"/>
          <table:table-cell office:value-type="float" office:value="0.14">
            <text:p>0.14</text:p>
          </table:table-cell>
          <table:table-cell office:value-type="float" office:value="0.0126416666666667">
            <text:p>0.0126416667</text:p>
          </table:table-cell>
          <table:table-cell/>
          <table:table-cell office:value-type="float" office:value="0.16">
            <text:p>0.16</text:p>
          </table:table-cell>
          <table:table-cell office:value-type="float" office:value="0.0165083333333333">
            <text:p>0.0165083333</text:p>
          </table:table-cell>
        </table:table-row>
        <table:table-row table:style-name="ro1">
          <table:table-cell office:value-type="float" office:value="0.143589270872522">
            <text:p>0.1435892709</text:p>
          </table:table-cell>
          <table:table-cell office:value-type="float" office:value="0.00970833333333333">
            <text:p>0.0097083333</text:p>
          </table:table-cell>
          <table:table-cell office:value-type="float" office:value="0.14">
            <text:p>0.14</text:p>
          </table:table-cell>
          <table:table-cell table:formula="of:=SUM([.B8:.B9])" office:value-type="float" office:value="0.0126416666666667">
            <text:p>0.0126416667</text:p>
          </table:table-cell>
          <table:table-cell/>
          <table:table-cell office:value-type="float" office:value="0.171263220204753">
            <text:p>0.1712632202</text:p>
          </table:table-cell>
          <table:table-cell office:value-type="float" office:value="0.00005">
            <text:p>0.00005</text:p>
          </table:table-cell>
          <table:table-cell office:value-type="float" office:value="0.17">
            <text:p>0.17</text:p>
          </table:table-cell>
          <table:table-cell office:value-type="float" office:value="0.00005">
            <text:p>0.00005</text:p>
          </table:table-cell>
          <table:table-cell table:number-columns-repeated="2"/>
          <table:table-cell office:value-type="float" office:value="0.16">
            <text:p>0.16</text:p>
          </table:table-cell>
          <table:table-cell office:value-type="float" office:value="0.016275">
            <text:p>0.016275</text:p>
          </table:table-cell>
          <table:table-cell/>
          <table:table-cell office:value-type="float" office:value="0.17">
            <text:p>0.17</text:p>
          </table:table-cell>
          <table:table-cell office:value-type="float" office:value="0.00005">
            <text:p>0.00005</text:p>
          </table:table-cell>
        </table:table-row>
        <table:table-row table:style-name="ro1">
          <table:table-cell office:value-type="float" office:value="0.16102309801385">
            <text:p>0.161023098</text:p>
          </table:table-cell>
          <table:table-cell office:value-type="float" office:value="0.000991666666666667">
            <text:p>0.0009916667</text:p>
          </table:table-cell>
          <table:table-cell table:number-columns-repeated="3"/>
          <table:table-cell office:value-type="float" office:value="0.176943240938509">
            <text:p>0.1769432409</text:p>
          </table:table-cell>
          <table:table-cell office:value-type="float" office:value="0.00000833333333333333">
            <text:p>8.33333333333333E-006</text:p>
          </table:table-cell>
          <table:table-cell table:number-columns-repeated="4"/>
          <table:table-cell office:value-type="float" office:value="0.17">
            <text:p>0.17</text:p>
          </table:table-cell>
          <table:table-cell office:value-type="float" office:value="0.00759166666666667">
            <text:p>0.0075916667</text:p>
          </table:table-cell>
          <table:table-cell/>
          <table:table-cell office:value-type="float" office:value="0.18">
            <text:p>0.18</text:p>
          </table:table-cell>
          <table:table-cell office:value-type="float" office:value="0.0000416666666666667">
            <text:p>4.16666666666667E-005</text:p>
          </table:table-cell>
        </table:table-row>
        <table:table-row table:style-name="ro1">
          <table:table-cell office:value-type="float" office:value="0.161764628537983">
            <text:p>0.1617646285</text:p>
          </table:table-cell>
          <table:table-cell office:value-type="float" office:value="0.0152833333333333">
            <text:p>0.0152833333</text:p>
          </table:table-cell>
          <table:table-cell office:value-type="float" office:value="0.16">
            <text:p>0.16</text:p>
          </table:table-cell>
          <table:table-cell table:formula="of:=SUM([.B10:.B11])" office:value-type="float" office:value="0.016275">
            <text:p>0.016275</text:p>
          </table:table-cell>
          <table:table-cell/>
          <table:table-cell office:value-type="float" office:value="0.178123395379257">
            <text:p>0.1781233954</text:p>
          </table:table-cell>
          <table:table-cell office:value-type="float" office:value="0.0000333333333333333">
            <text:p>3.33333333333333E-005</text:p>
          </table:table-cell>
          <table:table-cell office:value-type="float" office:value="0.18">
            <text:p>0.18</text:p>
          </table:table-cell>
          <table:table-cell table:formula="of:=SUM([.G10:.G11])" office:value-type="float" office:value="0.0000416666666666666">
            <text:p>4.16666666666666E-005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000308333333333333">
            <text:p>0.0003083333</text:p>
          </table:table-cell>
          <table:table-cell/>
          <table:table-cell office:value-type="float" office:value="0.19">
            <text:p>0.19</text:p>
          </table:table-cell>
          <table:table-cell office:value-type="float" office:value="0.000133333333333333">
            <text:p>0.0001333333</text:p>
          </table:table-cell>
        </table:table-row>
        <table:table-row table:style-name="ro1">
          <table:table-cell office:value-type="float" office:value="0.171263220204753">
            <text:p>0.1712632202</text:p>
          </table:table-cell>
          <table:table-cell office:value-type="float" office:value="0.00759166666666667">
            <text:p>0.0075916667</text:p>
          </table:table-cell>
          <table:table-cell office:value-type="float" office:value="0.17">
            <text:p>0.17</text:p>
          </table:table-cell>
          <table:table-cell office:value-type="float" office:value="0.00759166666666667">
            <text:p>0.0075916667</text:p>
          </table:table-cell>
          <table:table-cell/>
          <table:table-cell office:value-type="float" office:value="0.193826351347157">
            <text:p>0.1938263513</text:p>
          </table:table-cell>
          <table:table-cell office:value-type="float" office:value="0.000133333333333333">
            <text:p>0.0001333333</text:p>
          </table:table-cell>
          <table:table-cell office:value-type="float" office:value="0.19">
            <text:p>0.19</text:p>
          </table:table-cell>
          <table:table-cell office:value-type="float" office:value="0.000133333333333333">
            <text:p>0.0001333333</text:p>
          </table:table-cell>
          <table:table-cell table:number-columns-repeated="2"/>
          <table:table-cell office:value-type="float" office:value="0.19">
            <text:p>0.19</text:p>
          </table:table-cell>
          <table:table-cell office:value-type="float" office:value="0.0057">
            <text:p>0.0057</text:p>
          </table:table-cell>
          <table:table-cell/>
          <table:table-cell office:value-type="float" office:value="0.2">
            <text:p>0.2</text:p>
          </table:table-cell>
          <table:table-cell office:value-type="float" office:value="0.00183333333333333">
            <text:p>0.0018333333</text:p>
          </table:table-cell>
        </table:table-row>
        <table:table-row table:style-name="ro1">
          <table:table-cell office:value-type="float" office:value="0.176943240938509">
            <text:p>0.1769432409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196298753044718">
            <text:p>0.196298753</text:p>
          </table:table-cell>
          <table:table-cell office:value-type="float" office:value="0.000841666666666667">
            <text:p>0.0008416667</text:p>
          </table:table-cell>
          <table:table-cell table:number-columns-repeated="4"/>
          <table:table-cell office:value-type="float" office:value="0.2">
            <text:p>0.2</text:p>
          </table:table-cell>
          <table:table-cell office:value-type="float" office:value="0.00694166666666667">
            <text:p>0.0069416667</text:p>
          </table:table-cell>
          <table:table-cell/>
          <table:table-cell office:value-type="float" office:value="0.21">
            <text:p>0.21</text:p>
          </table:table-cell>
          <table:table-cell office:value-type="float" office:value="0.01225">
            <text:p>0.01225</text:p>
          </table:table-cell>
        </table:table-row>
        <table:table-row table:style-name="ro1">
          <table:table-cell office:value-type="float" office:value="0.178123395379257">
            <text:p>0.1781233954</text:p>
          </table:table-cell>
          <table:table-cell office:value-type="float" office:value="0.00005">
            <text:p>0.00005</text:p>
          </table:table-cell>
          <table:table-cell office:value-type="float" office:value="0.18">
            <text:p>0.18</text:p>
          </table:table-cell>
          <table:table-cell table:formula="of:=SUM([.B13:.B14])" office:value-type="float" office:value="0.000308333333333333">
            <text:p>0.0003083333</text:p>
          </table:table-cell>
          <table:table-cell/>
          <table:table-cell office:value-type="float" office:value="0.196298753044718">
            <text:p>0.196298753</text:p>
          </table:table-cell>
          <table:table-cell office:value-type="float" office:value="0.000991666666666667">
            <text:p>0.0009916667</text:p>
          </table:table-cell>
          <table:table-cell office:value-type="float" office:value="0.2">
            <text:p>0.2</text:p>
          </table:table-cell>
          <table:table-cell table:formula="of:=SUM([.G13:.G14])" office:value-type="float" office:value="0.00183333333333333">
            <text:p>0.0018333333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006975">
            <text:p>0.006975</text:p>
          </table:table-cell>
          <table:table-cell/>
          <table:table-cell office:value-type="float" office:value="0.22">
            <text:p>0.22</text:p>
          </table:table-cell>
          <table:table-cell office:value-type="float" office:value="0.000575">
            <text:p>0.000575</text:p>
          </table:table-cell>
        </table:table-row>
        <table:table-row table:style-name="ro1">
          <table:table-cell office:value-type="float" office:value="0.189939278477935">
            <text:p>0.1899392785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205141533838114">
            <text:p>0.2051415338</text:p>
          </table:table-cell>
          <table:table-cell office:value-type="float" office:value="0.0000666666666666667">
            <text:p>6.66666666666667E-005</text:p>
          </table:table-cell>
          <table:table-cell table:number-columns-repeated="4"/>
          <table:table-cell office:value-type="float" office:value="0.22">
            <text:p>0.22</text:p>
          </table:table-cell>
          <table:table-cell office:value-type="float" office:value="0.00453333333333333">
            <text:p>0.0045333333</text:p>
          </table:table-cell>
          <table:table-cell/>
          <table:table-cell office:value-type="float" office:value="0.23">
            <text:p>0.23</text:p>
          </table:table-cell>
          <table:table-cell office:value-type="float" office:value="0.000525">
            <text:p>0.000525</text:p>
          </table:table-cell>
        </table:table-row>
        <table:table-row table:style-name="ro1">
          <table:table-cell office:value-type="float" office:value="0.193826351347157">
            <text:p>0.1938263513</text:p>
          </table:table-cell>
          <table:table-cell office:value-type="float" office:value="0.00549166666666667">
            <text:p>0.0054916667</text:p>
          </table:table-cell>
          <table:table-cell office:value-type="float" office:value="0.19">
            <text:p>0.19</text:p>
          </table:table-cell>
          <table:table-cell table:formula="of:=SUM([.B15:.B16])" office:value-type="float" office:value="0.0057">
            <text:p>0.0057</text:p>
          </table:table-cell>
          <table:table-cell/>
          <table:table-cell office:value-type="float" office:value="0.212386410950593">
            <text:p>0.212386411</text:p>
          </table:table-cell>
          <table:table-cell office:value-type="float" office:value="0.0000666666666666667">
            <text:p>6.66666666666667E-005</text:p>
          </table:table-cell>
          <table:table-cell table:number-columns-repeated="4"/>
          <table:table-cell office:value-type="float" office:value="0.23">
            <text:p>0.23</text:p>
          </table:table-cell>
          <table:table-cell office:value-type="float" office:value="0.00220833333333333">
            <text:p>0.0022083333</text:p>
          </table:table-cell>
          <table:table-cell/>
          <table:table-cell office:value-type="float" office:value="0.24">
            <text:p>0.24</text:p>
          </table:table-cell>
          <table:table-cell office:value-type="float" office:value="0.000108333333333333">
            <text:p>0.0001083333</text:p>
          </table:table-cell>
        </table:table-row>
        <table:table-row table:style-name="ro1">
          <table:table-cell office:value-type="float" office:value="0.196298753044718">
            <text:p>0.196298753</text:p>
          </table:table-cell>
          <table:table-cell office:value-type="float" office:value="0.00389166666666667">
            <text:p>0.0038916667</text:p>
          </table:table-cell>
          <table:table-cell table:number-columns-repeated="3"/>
          <table:table-cell office:value-type="float" office:value="0.212386410950593">
            <text:p>0.212386411</text:p>
          </table:table-cell>
          <table:table-cell office:value-type="float" office:value="0.0000166666666666667">
            <text:p>1.66666666666667E-005</text:p>
          </table:table-cell>
          <table:table-cell table:number-columns-repeated="4"/>
          <table:table-cell office:value-type="float" office:value="0.24">
            <text:p>0.24</text:p>
          </table:table-cell>
          <table:table-cell office:value-type="float" office:value="0.00175833333333333">
            <text:p>0.0017583333</text:p>
          </table:table-cell>
          <table:table-cell/>
          <table:table-cell office:value-type="float" office:value="0.25">
            <text:p>0.25</text:p>
          </table:table-cell>
          <table:table-cell office:value-type="float" office:value="0.00536666666666667">
            <text:p>0.0053666667</text:p>
          </table:table-cell>
        </table:table-row>
        <table:table-row table:style-name="ro1">
          <table:table-cell office:value-type="float" office:value="0.196298753044718">
            <text:p>0.196298753</text:p>
          </table:table-cell>
          <table:table-cell office:value-type="float" office:value="0.00283333333333333">
            <text:p>0.0028333333</text:p>
          </table:table-cell>
          <table:table-cell table:number-columns-repeated="3"/>
          <table:table-cell office:value-type="float" office:value="0.214474110710179">
            <text:p>0.2144741107</text:p>
          </table:table-cell>
          <table:table-cell office:value-type="float" office:value="0.00105833333333333">
            <text:p>0.0010583333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00820833333333333">
            <text:p>0.0082083333</text:p>
          </table:table-cell>
          <table:table-cell/>
          <table:table-cell office:value-type="float" office:value="0.26">
            <text:p>0.26</text:p>
          </table:table-cell>
          <table:table-cell office:value-type="float" office:value="0.00176666666666667">
            <text:p>0.0017666667</text:p>
          </table:table-cell>
        </table:table-row>
        <table:table-row table:style-name="ro1">
          <table:table-cell office:value-type="float" office:value="0.200284262719718">
            <text:p>0.2002842627</text:p>
          </table:table-cell>
          <table:table-cell office:value-type="float" office:value="0.000216666666666667">
            <text:p>0.0002166667</text:p>
          </table:table-cell>
          <table:table-cell office:value-type="float" office:value="0.2">
            <text:p>0.2</text:p>
          </table:table-cell>
          <table:table-cell table:formula="of:=SUM([.B17:.B19])" office:value-type="float" office:value="0.00694166666666667">
            <text:p>0.0069416667</text:p>
          </table:table-cell>
          <table:table-cell/>
          <table:table-cell office:value-type="float" office:value="0.214474110710179">
            <text:p>0.2144741107</text:p>
          </table:table-cell>
          <table:table-cell office:value-type="float" office:value="0.0110416666666667">
            <text:p>0.0110416667</text:p>
          </table:table-cell>
          <table:table-cell office:value-type="float" office:value="0.21">
            <text:p>0.21</text:p>
          </table:table-cell>
          <table:table-cell table:formula="of:=SUM([.G15:.G19])" office:value-type="float" office:value="0.01225">
            <text:p>0.01225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0.010325">
            <text:p>0.010325</text:p>
          </table:table-cell>
          <table:table-cell/>
          <table:table-cell office:value-type="float" office:value="0.27">
            <text:p>0.27</text:p>
          </table:table-cell>
          <table:table-cell office:value-type="float" office:value="0.0115583333333333">
            <text:p>0.0115583333</text:p>
          </table:table-cell>
        </table:table-row>
        <table:table-row table:style-name="ro1">
          <table:table-cell office:value-type="float" office:value="0.205141533838114">
            <text:p>0.2051415338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223316891503575">
            <text:p>0.2233168915</text:p>
          </table:table-cell>
          <table:table-cell office:value-type="float" office:value="0.000516666666666667">
            <text:p>0.0005166667</text:p>
          </table:table-cell>
          <table:table-cell table:number-columns-repeated="4"/>
          <table:table-cell office:value-type="float" office:value="0.27">
            <text:p>0.27</text:p>
          </table:table-cell>
          <table:table-cell office:value-type="float" office:value="0.00405">
            <text:p>0.00405</text:p>
          </table:table-cell>
          <table:table-cell/>
          <table:table-cell office:value-type="float" office:value="0.28">
            <text:p>0.28</text:p>
          </table:table-cell>
          <table:table-cell office:value-type="float" office:value="0.003075">
            <text:p>0.003075</text:p>
          </table:table-cell>
        </table:table-row>
        <table:table-row table:style-name="ro1">
          <table:table-cell office:value-type="float" office:value="0.208166152454866">
            <text:p>0.2081661525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223316891503575">
            <text:p>0.2233168915</text:p>
          </table:table-cell>
          <table:table-cell office:value-type="float" office:value="0.0000583333333333333">
            <text:p>5.83333333333333E-005</text:p>
          </table:table-cell>
          <table:table-cell office:value-type="float" office:value="0.22">
            <text:p>0.22</text:p>
          </table:table-cell>
          <table:table-cell table:formula="of:=SUM([.G20:.G21])" office:value-type="float" office:value="0.000575">
            <text:p>0.000575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0.00764166666666667">
            <text:p>0.0076416667</text:p>
          </table:table-cell>
          <table:table-cell/>
          <table:table-cell office:value-type="float" office:value="0.29">
            <text:p>0.29</text:p>
          </table:table-cell>
          <table:table-cell office:value-type="float" office:value="0.001275">
            <text:p>0.001275</text:p>
          </table:table-cell>
        </table:table-row>
        <table:table-row table:style-name="ro1">
          <table:table-cell office:value-type="float" office:value="0.212386410950593">
            <text:p>0.212386411</text:p>
          </table:table-cell>
          <table:table-cell office:value-type="float" office:value="0.000658333333333333">
            <text:p>0.0006583333</text:p>
          </table:table-cell>
          <table:table-cell table:number-columns-repeated="3"/>
          <table:table-cell office:value-type="float" office:value="0.227014306618438">
            <text:p>0.2270143066</text:p>
          </table:table-cell>
          <table:table-cell office:value-type="float" office:value="0.0000416666666666667">
            <text:p>4.16666666666667E-005</text:p>
          </table:table-cell>
          <table:table-cell table:number-columns-repeated="4"/>
          <table:table-cell office:value-type="float" office:value="0.29">
            <text:p>0.29</text:p>
          </table:table-cell>
          <table:table-cell office:value-type="float" office:value="0.007125">
            <text:p>0.007125</text:p>
          </table:table-cell>
          <table:table-cell/>
          <table:table-cell office:value-type="float" office:value="0.3">
            <text:p>0.3</text:p>
          </table:table-cell>
          <table:table-cell office:value-type="float" office:value="0.00949166666666667">
            <text:p>0.0094916667</text:p>
          </table:table-cell>
        </table:table-row>
        <table:table-row table:style-name="ro1">
          <table:table-cell office:value-type="float" office:value="0.212386410950593">
            <text:p>0.212386411</text:p>
          </table:table-cell>
          <table:table-cell office:value-type="float" office:value="0.00200833333333333">
            <text:p>0.0020083333</text:p>
          </table:table-cell>
          <table:table-cell table:number-columns-repeated="3"/>
          <table:table-cell office:value-type="float" office:value="0.227014306618438">
            <text:p>0.2270143066</text:p>
          </table:table-cell>
          <table:table-cell office:value-type="float" office:value="0.00000833333333333333">
            <text:p>8.33333333333333E-006</text:p>
          </table:table-cell>
          <table:table-cell table:number-columns-repeated="4"/>
          <table:table-cell office:value-type="float" office:value="0.3">
            <text:p>0.3</text:p>
          </table:table-cell>
          <table:table-cell office:value-type="float" office:value="0.0140166666666667">
            <text:p>0.0140166667</text:p>
          </table:table-cell>
          <table:table-cell/>
          <table:table-cell office:value-type="float" office:value="0.31">
            <text:p>0.31</text:p>
          </table:table-cell>
          <table:table-cell office:value-type="float" office:value="0.00731666666666667">
            <text:p>0.0073166667</text:p>
          </table:table-cell>
        </table:table-row>
        <table:table-row table:style-name="ro1">
          <table:table-cell office:value-type="float" office:value="0.213713581408143">
            <text:p>0.2137135814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227577803778713">
            <text:p>0.2275778038</text:p>
          </table:table-cell>
          <table:table-cell office:value-type="float" office:value="0.000025">
            <text:p>0.000025</text:p>
          </table:table-cell>
          <table:table-cell table:number-columns-repeated="4"/>
          <table:table-cell office:value-type="float" office:value="0.31">
            <text:p>0.31</text:p>
          </table:table-cell>
          <table:table-cell office:value-type="float" office:value="0.015275">
            <text:p>0.015275</text:p>
          </table:table-cell>
          <table:table-cell/>
          <table:table-cell office:value-type="float" office:value="0.32">
            <text:p>0.32</text:p>
          </table:table-cell>
          <table:table-cell office:value-type="float" office:value="0.006075">
            <text:p>0.006075</text:p>
          </table:table-cell>
        </table:table-row>
        <table:table-row table:style-name="ro1">
          <table:table-cell office:value-type="float" office:value="0.214474110710179">
            <text:p>0.2144741107</text:p>
          </table:table-cell>
          <table:table-cell office:value-type="float" office:value="0.000691666666666667">
            <text:p>0.0006916667</text:p>
          </table:table-cell>
          <table:table-cell table:number-columns-repeated="3"/>
          <table:table-cell office:value-type="float" office:value="0.227577803778713">
            <text:p>0.2275778038</text:p>
          </table:table-cell>
          <table:table-cell office:value-type="float" office:value="0.0000916666666666667">
            <text:p>9.16666666666667E-005</text:p>
          </table:table-cell>
          <table:table-cell table:number-columns-repeated="4"/>
          <table:table-cell office:value-type="float" office:value="0.32">
            <text:p>0.32</text:p>
          </table:table-cell>
          <table:table-cell office:value-type="float" office:value="0.00794166666666667">
            <text:p>0.0079416667</text:p>
          </table:table-cell>
          <table:table-cell/>
          <table:table-cell office:value-type="float" office:value="0.33">
            <text:p>0.33</text:p>
          </table:table-cell>
          <table:table-cell office:value-type="float" office:value="0.0142666666666667">
            <text:p>0.0142666667</text:p>
          </table:table-cell>
        </table:table-row>
        <table:table-row table:style-name="ro1">
          <table:table-cell office:value-type="float" office:value="0.214474110710179">
            <text:p>0.2144741107</text:p>
          </table:table-cell>
          <table:table-cell office:value-type="float" office:value="0.00296666666666667">
            <text:p>0.0029666667</text:p>
          </table:table-cell>
          <table:table-cell office:value-type="float" office:value="0.21">
            <text:p>0.21</text:p>
          </table:table-cell>
          <table:table-cell table:formula="of:=SUM([.B20:.B26])" office:value-type="float" office:value="0.006975">
            <text:p>0.006975</text:p>
          </table:table-cell>
          <table:table-cell/>
          <table:table-cell office:value-type="float" office:value="0.230177066678079">
            <text:p>0.2301770667</text:p>
          </table:table-cell>
          <table:table-cell office:value-type="float" office:value="0.00035">
            <text:p>0.00035</text:p>
          </table:table-cell>
          <table:table-cell table:number-columns-repeated="4"/>
          <table:table-cell office:value-type="float" office:value="0.33">
            <text:p>0.33</text:p>
          </table:table-cell>
          <table:table-cell office:value-type="float" office:value="0.0168083333333333">
            <text:p>0.0168083333</text:p>
          </table:table-cell>
          <table:table-cell/>
          <table:table-cell office:value-type="float" office:value="0.34">
            <text:p>0.34</text:p>
          </table:table-cell>
          <table:table-cell office:value-type="float" office:value="0.00641666666666667">
            <text:p>0.0064166667</text:p>
          </table:table-cell>
        </table:table-row>
        <table:table-row table:style-name="ro1">
          <table:table-cell office:value-type="float" office:value="0.217010461487847">
            <text:p>0.2170104615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231469313934892">
            <text:p>0.2314693139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23">
            <text:p>0.23</text:p>
          </table:table-cell>
          <table:table-cell table:formula="of:=SUM([.G22:.G27])" office:value-type="float" office:value="0.000525">
            <text:p>0.000525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0.017475">
            <text:p>0.017475</text:p>
          </table:table-cell>
          <table:table-cell/>
          <table:table-cell office:value-type="float" office:value="0.35">
            <text:p>0.35</text:p>
          </table:table-cell>
          <table:table-cell office:value-type="float" office:value="0.0140166666666667">
            <text:p>0.0140166667</text:p>
          </table:table-cell>
        </table:table-row>
        <table:table-row table:style-name="ro1">
          <table:table-cell office:value-type="float" office:value="0.218104291985532">
            <text:p>0.218104292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239802175397237">
            <text:p>0.2398021754</text:p>
          </table:table-cell>
          <table:table-cell office:value-type="float" office:value="0.0000666666666666667">
            <text:p>6.66666666666667E-005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0213166666666667">
            <text:p>0.0213166667</text:p>
          </table:table-cell>
          <table:table-cell/>
          <table:table-cell office:value-type="float" office:value="0.36">
            <text:p>0.36</text:p>
          </table:table-cell>
          <table:table-cell office:value-type="float" office:value="0.0181333333333333">
            <text:p>0.0181333333</text:p>
          </table:table-cell>
        </table:table-row>
        <table:table-row table:style-name="ro1">
          <table:table-cell office:value-type="float" office:value="0.223316891503575">
            <text:p>0.2233168915</text:p>
          </table:table-cell>
          <table:table-cell office:value-type="float" office:value="0.004275">
            <text:p>0.004275</text:p>
          </table:table-cell>
          <table:table-cell table:number-columns-repeated="3"/>
          <table:table-cell office:value-type="float" office:value="0.244845616125336">
            <text:p>0.2448456161</text:p>
          </table:table-cell>
          <table:table-cell office:value-type="float" office:value="0.0000416666666666667">
            <text:p>4.16666666666667E-005</text:p>
          </table:table-cell>
          <table:table-cell office:value-type="float" office:value="0.24">
            <text:p>0.24</text:p>
          </table:table-cell>
          <table:table-cell table:formula="of:=SUM([.G28:.G29])" office:value-type="float" office:value="0.000108333333333333">
            <text:p>0.0001083333</text:p>
          </table:table-cell>
          <table:table-cell table:number-columns-repeated="2"/>
          <table:table-cell office:value-type="float" office:value="0.36">
            <text:p>0.36</text:p>
          </table:table-cell>
          <table:table-cell office:value-type="float" office:value="0.017125">
            <text:p>0.017125</text:p>
          </table:table-cell>
          <table:table-cell/>
          <table:table-cell office:value-type="float" office:value="0.37">
            <text:p>0.37</text:p>
          </table:table-cell>
          <table:table-cell office:value-type="float" office:value="0.011225">
            <text:p>0.011225</text:p>
          </table:table-cell>
        </table:table-row>
        <table:table-row table:style-name="ro1">
          <table:table-cell office:value-type="float" office:value="0.223316891503575">
            <text:p>0.2233168915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22">
            <text:p>0.22</text:p>
          </table:table-cell>
          <table:table-cell table:formula="of:=SUM([.B27:.B30])" office:value-type="float" office:value="0.00453333333333333">
            <text:p>0.0045333333</text:p>
          </table:table-cell>
          <table:table-cell/>
          <table:table-cell office:value-type="float" office:value="0.245189664283899">
            <text:p>0.2451896643</text:p>
          </table:table-cell>
          <table:table-cell office:value-type="float" office:value="0.000733333333333333">
            <text:p>0.0007333333</text:p>
          </table:table-cell>
          <table:table-cell table:number-columns-repeated="4"/>
          <table:table-cell office:value-type="float" office:value="0.37">
            <text:p>0.37</text:p>
          </table:table-cell>
          <table:table-cell office:value-type="float" office:value="0.0204416666666667">
            <text:p>0.0204416667</text:p>
          </table:table-cell>
          <table:table-cell/>
          <table:table-cell office:value-type="float" office:value="0.38">
            <text:p>0.38</text:p>
          </table:table-cell>
          <table:table-cell office:value-type="float" office:value="0.0222833333333333">
            <text:p>0.0222833333</text:p>
          </table:table-cell>
        </table:table-row>
        <table:table-row table:style-name="ro1">
          <table:table-cell office:value-type="float" office:value="0.227014306618438">
            <text:p>0.2270143066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245189664283899">
            <text:p>0.2451896643</text:p>
          </table:table-cell>
          <table:table-cell office:value-type="float" office:value="0.0000333333333333333">
            <text:p>3.33333333333333E-005</text:p>
          </table:table-cell>
          <table:table-cell table:number-columns-repeated="4"/>
          <table:table-cell office:value-type="float" office:value="0.38">
            <text:p>0.38</text:p>
          </table:table-cell>
          <table:table-cell office:value-type="float" office:value="0.0216916666666667">
            <text:p>0.0216916667</text:p>
          </table:table-cell>
          <table:table-cell/>
          <table:table-cell office:value-type="float" office:value="0.39">
            <text:p>0.39</text:p>
          </table:table-cell>
          <table:table-cell office:value-type="float" office:value="0.0195583333333333">
            <text:p>0.0195583333</text:p>
          </table:table-cell>
        </table:table-row>
        <table:table-row table:style-name="ro1">
          <table:table-cell office:value-type="float" office:value="0.227014306618438">
            <text:p>0.2270143066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24835242434354">
            <text:p>0.2483524243</text:p>
          </table:table-cell>
          <table:table-cell office:value-type="float" office:value="0.000133333333333333">
            <text:p>0.0001333333</text:p>
          </table:table-cell>
          <table:table-cell table:number-columns-repeated="4"/>
          <table:table-cell office:value-type="float" office:value="0.39">
            <text:p>0.39</text:p>
          </table:table-cell>
          <table:table-cell office:value-type="float" office:value="0.0210666666666667">
            <text:p>0.0210666667</text:p>
          </table:table-cell>
          <table:table-cell/>
          <table:table-cell office:value-type="float" office:value="0.4">
            <text:p>0.4</text:p>
          </table:table-cell>
          <table:table-cell office:value-type="float" office:value="0.0158">
            <text:p>0.0158</text:p>
          </table:table-cell>
        </table:table-row>
        <table:table-row table:style-name="ro1">
          <table:table-cell office:value-type="float" office:value="0.227577803778713">
            <text:p>0.2275778038</text:p>
          </table:table-cell>
          <table:table-cell office:value-type="float" office:value="0.00116666666666667">
            <text:p>0.0011666667</text:p>
          </table:table-cell>
          <table:table-cell table:number-columns-repeated="3"/>
          <table:table-cell office:value-type="float" office:value="0.24835242434354">
            <text:p>0.2483524243</text:p>
          </table:table-cell>
          <table:table-cell office:value-type="float" office:value="0.0044">
            <text:p>0.0044</text:p>
          </table:table-cell>
          <table:table-cell table:number-columns-repeated="4"/>
          <table:table-cell office:value-type="float" office:value="0.4">
            <text:p>0.4</text:p>
          </table:table-cell>
          <table:table-cell office:value-type="float" office:value="0.0241333333333333">
            <text:p>0.0241333333</text:p>
          </table:table-cell>
          <table:table-cell/>
          <table:table-cell office:value-type="float" office:value="0.41">
            <text:p>0.41</text:p>
          </table:table-cell>
          <table:table-cell office:value-type="float" office:value="0.025925">
            <text:p>0.025925</text:p>
          </table:table-cell>
        </table:table-row>
        <table:table-row table:style-name="ro1">
          <table:table-cell office:value-type="float" office:value="0.227577803778713">
            <text:p>0.2275778038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249327203501889">
            <text:p>0.2493272035</text:p>
          </table:table-cell>
          <table:table-cell office:value-type="float" office:value="0.00000833333333333333">
            <text:p>8.33333333333333E-006</text:p>
          </table:table-cell>
          <table:table-cell table:number-columns-repeated="4"/>
          <table:table-cell office:value-type="float" office:value="0.41">
            <text:p>0.41</text:p>
          </table:table-cell>
          <table:table-cell office:value-type="float" office:value="0.0243083333333333">
            <text:p>0.0243083333</text:p>
          </table:table-cell>
          <table:table-cell/>
          <table:table-cell office:value-type="float" office:value="0.42">
            <text:p>0.42</text:p>
          </table:table-cell>
          <table:table-cell office:value-type="float" office:value="0.0268666666666667">
            <text:p>0.0268666667</text:p>
          </table:table-cell>
        </table:table-row>
        <table:table-row table:style-name="ro1">
          <table:table-cell office:value-type="float" office:value="0.230177066678079">
            <text:p>0.2301770667</text:p>
          </table:table-cell>
          <table:table-cell office:value-type="float" office:value="0.000416666666666667">
            <text:p>0.0004166667</text:p>
          </table:table-cell>
          <table:table-cell table:number-columns-repeated="3"/>
          <table:table-cell office:value-type="float" office:value="0.249327203501889">
            <text:p>0.2493272035</text:p>
          </table:table-cell>
          <table:table-cell office:value-type="float" office:value="0.00000833333333333333">
            <text:p>8.33333333333333E-006</text:p>
          </table:table-cell>
          <table:table-cell table:number-columns-repeated="4"/>
          <table:table-cell office:value-type="float" office:value="0.42">
            <text:p>0.42</text:p>
          </table:table-cell>
          <table:table-cell office:value-type="float" office:value="0.026125">
            <text:p>0.026125</text:p>
          </table:table-cell>
          <table:table-cell/>
          <table:table-cell office:value-type="float" office:value="0.43">
            <text:p>0.43</text:p>
          </table:table-cell>
          <table:table-cell office:value-type="float" office:value="0.014825">
            <text:p>0.014825</text:p>
          </table:table-cell>
        </table:table-row>
        <table:table-row table:style-name="ro1">
          <table:table-cell office:value-type="float" office:value="0.231469313934892">
            <text:p>0.2314693139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23">
            <text:p>0.23</text:p>
          </table:table-cell>
          <table:table-cell table:formula="of:=SUM([.B31:.B36])" office:value-type="float" office:value="0.00220833333333334">
            <text:p>0.0022083333</text:p>
          </table:table-cell>
          <table:table-cell/>
          <table:table-cell office:value-type="float" office:value="0.252613336618678">
            <text:p>0.2526133366</text:p>
          </table:table-cell>
          <table:table-cell office:value-type="float" office:value="0.0000416666666666667">
            <text:p>4.16666666666667E-005</text:p>
          </table:table-cell>
          <table:table-cell table:number-columns-repeated="4"/>
          <table:table-cell office:value-type="float" office:value="0.43">
            <text:p>0.43</text:p>
          </table:table-cell>
          <table:table-cell office:value-type="float" office:value="0.0167166666666667">
            <text:p>0.0167166667</text:p>
          </table:table-cell>
          <table:table-cell/>
          <table:table-cell office:value-type="float" office:value="0.44">
            <text:p>0.44</text:p>
          </table:table-cell>
          <table:table-cell office:value-type="float" office:value="0.0248166666666667">
            <text:p>0.0248166667</text:p>
          </table:table-cell>
        </table:table-row>
        <table:table-row table:style-name="ro1">
          <table:table-cell office:value-type="float" office:value="0.239802175397237">
            <text:p>0.2398021754</text:p>
          </table:table-cell>
          <table:table-cell office:value-type="float" office:value="0.00129166666666667">
            <text:p>0.0012916667</text:p>
          </table:table-cell>
          <table:table-cell table:number-columns-repeated="3"/>
          <table:table-cell office:value-type="float" office:value="0.252613336618678">
            <text:p>0.2526133366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25">
            <text:p>0.25</text:p>
          </table:table-cell>
          <table:table-cell table:formula="of:=SUM([.G30:.G37])" office:value-type="float" office:value="0.00536666666666667">
            <text:p>0.0053666667</text:p>
          </table:table-cell>
          <table:table-cell table:number-columns-repeated="2"/>
          <table:table-cell office:value-type="float" office:value="0.44">
            <text:p>0.44</text:p>
          </table:table-cell>
          <table:table-cell office:value-type="float" office:value="0.023425">
            <text:p>0.023425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2825">
            <text:p>0.02825</text:p>
          </table:table-cell>
        </table:table-row>
        <table:table-row table:style-name="ro1">
          <table:table-cell office:value-type="float" office:value="0.244845616125336">
            <text:p>0.2448456161</text:p>
          </table:table-cell>
          <table:table-cell office:value-type="float" office:value="0.000466666666666667">
            <text:p>0.0004666667</text:p>
          </table:table-cell>
          <table:table-cell office:value-type="float" office:value="0.24">
            <text:p>0.24</text:p>
          </table:table-cell>
          <table:table-cell table:formula="of:=SUM([.B37:.B38])" office:value-type="float" office:value="0.00175833333333334">
            <text:p>0.0017583333</text:p>
          </table:table-cell>
          <table:table-cell/>
          <table:table-cell office:value-type="float" office:value="0.256334394693195">
            <text:p>0.2563343947</text:p>
          </table:table-cell>
          <table:table-cell office:value-type="float" office:value="0.00000833333333333333">
            <text:p>8.33333333333333E-006</text:p>
          </table:table-cell>
          <table:table-cell table:number-columns-repeated="4"/>
          <table:table-cell office:value-type="float" office:value="0.45">
            <text:p>0.45</text:p>
          </table:table-cell>
          <table:table-cell office:value-type="float" office:value="0.0286">
            <text:p>0.0286</text:p>
          </table:table-cell>
          <table:table-cell/>
          <table:table-cell office:value-type="float" office:value="0.46">
            <text:p>0.46</text:p>
          </table:table-cell>
          <table:table-cell office:value-type="float" office:value="0.0249333333333333">
            <text:p>0.0249333333</text:p>
          </table:table-cell>
        </table:table-row>
        <table:table-row table:style-name="ro1">
          <table:table-cell office:value-type="float" office:value="0.245189664283899">
            <text:p>0.2451896643</text:p>
          </table:table-cell>
          <table:table-cell office:value-type="float" office:value="0.00383333333333333">
            <text:p>0.0038333333</text:p>
          </table:table-cell>
          <table:table-cell table:number-columns-repeated="3"/>
          <table:table-cell office:value-type="float" office:value="0.256504846774857">
            <text:p>0.2565048468</text:p>
          </table:table-cell>
          <table:table-cell office:value-type="float" office:value="0.000141666666666667">
            <text:p>0.0001416667</text:p>
          </table:table-cell>
          <table:table-cell table:number-columns-repeated="4"/>
          <table:table-cell office:value-type="float" office:value="0.46">
            <text:p>0.46</text:p>
          </table:table-cell>
          <table:table-cell office:value-type="float" office:value="0.0229666666666667">
            <text:p>0.0229666667</text:p>
          </table:table-cell>
          <table:table-cell/>
          <table:table-cell office:value-type="float" office:value="0.47">
            <text:p>0.47</text:p>
          </table:table-cell>
          <table:table-cell office:value-type="float" office:value="0.0263666666666667">
            <text:p>0.0263666667</text:p>
          </table:table-cell>
        </table:table-row>
        <table:table-row table:style-name="ro1">
          <table:table-cell office:value-type="float" office:value="0.245189664283899">
            <text:p>0.2451896643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256504846774857">
            <text:p>0.2565048468</text:p>
          </table:table-cell>
          <table:table-cell office:value-type="float" office:value="0.000483333333333333">
            <text:p>0.0004833333</text:p>
          </table:table-cell>
          <table:table-cell table:number-columns-repeated="4"/>
          <table:table-cell office:value-type="float" office:value="0.47">
            <text:p>0.47</text:p>
          </table:table-cell>
          <table:table-cell office:value-type="float" office:value="0.0239666666666667">
            <text:p>0.0239666667</text:p>
          </table:table-cell>
          <table:table-cell/>
          <table:table-cell office:value-type="float" office:value="0.48">
            <text:p>0.48</text:p>
          </table:table-cell>
          <table:table-cell office:value-type="float" office:value="0.02635">
            <text:p>0.02635</text:p>
          </table:table-cell>
        </table:table-row>
        <table:table-row table:style-name="ro1">
          <table:table-cell office:value-type="float" office:value="0.24835242434354">
            <text:p>0.2483524243</text:p>
          </table:table-cell>
          <table:table-cell office:value-type="float" office:value="0.00254166666666667">
            <text:p>0.0025416667</text:p>
          </table:table-cell>
          <table:table-cell table:number-columns-repeated="3"/>
          <table:table-cell office:value-type="float" office:value="0.259265343032554">
            <text:p>0.259265343</text:p>
          </table:table-cell>
          <table:table-cell office:value-type="float" office:value="0.00005">
            <text:p>0.00005</text:p>
          </table:table-cell>
          <table:table-cell table:number-columns-repeated="4"/>
          <table:table-cell office:value-type="float" office:value="0.48">
            <text:p>0.48</text:p>
          </table:table-cell>
          <table:table-cell office:value-type="float" office:value="0.0290166666666667">
            <text:p>0.0290166667</text:p>
          </table:table-cell>
          <table:table-cell/>
          <table:table-cell office:value-type="float" office:value="0.49">
            <text:p>0.49</text:p>
          </table:table-cell>
          <table:table-cell office:value-type="float" office:value="0.0235333333333333">
            <text:p>0.0235333333</text:p>
          </table:table-cell>
        </table:table-row>
        <table:table-row table:style-name="ro1">
          <table:table-cell office:value-type="float" office:value="0.249327203501889">
            <text:p>0.2493272035</text:p>
          </table:table-cell>
          <table:table-cell office:value-type="float" office:value="0.00158333333333333">
            <text:p>0.0015833333</text:p>
          </table:table-cell>
          <table:table-cell table:number-columns-repeated="3"/>
          <table:table-cell office:value-type="float" office:value="0.263020973790797">
            <text:p>0.2630209738</text:p>
          </table:table-cell>
          <table:table-cell office:value-type="float" office:value="0.000533333333333333">
            <text:p>0.0005333333</text:p>
          </table:table-cell>
          <table:table-cell table:number-columns-repeated="4"/>
          <table:table-cell office:value-type="float" office:value="0.49">
            <text:p>0.49</text:p>
          </table:table-cell>
          <table:table-cell office:value-type="float" office:value="0.023025">
            <text:p>0.023025</text:p>
          </table:table-cell>
          <table:table-cell/>
          <table:table-cell office:value-type="float" office:value="0.5">
            <text:p>0.5</text:p>
          </table:table-cell>
          <table:table-cell office:value-type="float" office:value="0.0372166666666667">
            <text:p>0.0372166667</text:p>
          </table:table-cell>
        </table:table-row>
        <table:table-row table:style-name="ro1">
          <table:table-cell office:value-type="float" office:value="0.249327203501889">
            <text:p>0.249327203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263020973790797">
            <text:p>0.2630209738</text:p>
          </table:table-cell>
          <table:table-cell office:value-type="float" office:value="0.000441666666666667">
            <text:p>0.0004416667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0363166666666667">
            <text:p>0.0363166667</text:p>
          </table:table-cell>
          <table:table-cell/>
          <table:table-cell office:value-type="float" office:value="0.51">
            <text:p>0.51</text:p>
          </table:table-cell>
          <table:table-cell office:value-type="float" office:value="0.0188833333333333">
            <text:p>0.0188833333</text:p>
          </table:table-cell>
        </table:table-row>
        <table:table-row table:style-name="ro1">
          <table:table-cell office:value-type="float" office:value="0.252613336618678">
            <text:p>0.2526133366</text:p>
          </table:table-cell>
          <table:table-cell office:value-type="float" office:value="0.0000583333333333333">
            <text:p>5.83333333333333E-005</text:p>
          </table:table-cell>
          <table:table-cell office:value-type="float" office:value="0.25">
            <text:p>0.25</text:p>
          </table:table-cell>
          <table:table-cell table:formula="of:=SUM([.B39:.B44])" office:value-type="float" office:value="0.00820833333333333">
            <text:p>0.0082083333</text:p>
          </table:table-cell>
          <table:table-cell/>
          <table:table-cell office:value-type="float" office:value="0.26336502194936">
            <text:p>0.2633650219</text:p>
          </table:table-cell>
          <table:table-cell office:value-type="float" office:value="0.000108333333333333">
            <text:p>0.0001083333</text:p>
          </table:table-cell>
          <table:table-cell office:value-type="float" office:value="0.26">
            <text:p>0.26</text:p>
          </table:table-cell>
          <table:table-cell table:formula="of:=SUM([.G38:.G44])" office:value-type="float" office:value="0.00176666666666667">
            <text:p>0.0017666667</text:p>
          </table:table-cell>
          <table:table-cell table:number-columns-repeated="2"/>
          <table:table-cell office:value-type="float" office:value="0.51">
            <text:p>0.51</text:p>
          </table:table-cell>
          <table:table-cell office:value-type="float" office:value="0.0202666666666667">
            <text:p>0.0202666667</text:p>
          </table:table-cell>
          <table:table-cell/>
          <table:table-cell office:value-type="float" office:value="0.52">
            <text:p>0.52</text:p>
          </table:table-cell>
          <table:table-cell office:value-type="float" office:value="0.0263083333333333">
            <text:p>0.0263083333</text:p>
          </table:table-cell>
        </table:table-row>
        <table:table-row table:style-name="ro1">
          <table:table-cell office:value-type="float" office:value="0.256334394693195">
            <text:p>0.2563343947</text:p>
          </table:table-cell>
          <table:table-cell office:value-type="float" office:value="0.00176666666666667">
            <text:p>0.0017666667</text:p>
          </table:table-cell>
          <table:table-cell table:number-columns-repeated="3"/>
          <table:table-cell office:value-type="float" office:value="0.266527782009001">
            <text:p>0.266527782</text:p>
          </table:table-cell>
          <table:table-cell office:value-type="float" office:value="0.009225">
            <text:p>0.009225</text:p>
          </table:table-cell>
          <table:table-cell table:number-columns-repeated="4"/>
          <table:table-cell office:value-type="float" office:value="0.52">
            <text:p>0.52</text:p>
          </table:table-cell>
          <table:table-cell office:value-type="float" office:value="0.0270416666666667">
            <text:p>0.0270416667</text:p>
          </table:table-cell>
          <table:table-cell/>
          <table:table-cell office:value-type="float" office:value="0.53">
            <text:p>0.53</text:p>
          </table:table-cell>
          <table:table-cell office:value-type="float" office:value="0.0250416666666667">
            <text:p>0.0250416667</text:p>
          </table:table-cell>
        </table:table-row>
        <table:table-row table:style-name="ro1">
          <table:table-cell office:value-type="float" office:value="0.256504846774857">
            <text:p>0.2565048468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269672980204673">
            <text:p>0.2696729802</text:p>
          </table:table-cell>
          <table:table-cell office:value-type="float" office:value="0.0000166666666666667">
            <text:p>1.66666666666667E-005</text:p>
          </table:table-cell>
          <table:table-cell table:number-columns-repeated="4"/>
          <table:table-cell office:value-type="float" office:value="0.53">
            <text:p>0.53</text:p>
          </table:table-cell>
          <table:table-cell office:value-type="float" office:value="0.0264166666666667">
            <text:p>0.0264166667</text:p>
          </table:table-cell>
          <table:table-cell/>
          <table:table-cell office:value-type="float" office:value="0.54">
            <text:p>0.54</text:p>
          </table:table-cell>
          <table:table-cell office:value-type="float" office:value="0.02355">
            <text:p>0.02355</text:p>
          </table:table-cell>
        </table:table-row>
        <table:table-row table:style-name="ro1">
          <table:table-cell office:value-type="float" office:value="0.256504846774857">
            <text:p>0.2565048468</text:p>
          </table:table-cell>
          <table:table-cell office:value-type="float" office:value="0.000833333333333333">
            <text:p>0.0008333333</text:p>
          </table:table-cell>
          <table:table-cell table:number-columns-repeated="3"/>
          <table:table-cell office:value-type="float" office:value="0.270669758513947">
            <text:p>0.2706697585</text:p>
          </table:table-cell>
          <table:table-cell office:value-type="float" office:value="0.0000416666666666667">
            <text:p>4.16666666666667E-005</text:p>
          </table:table-cell>
          <table:table-cell table:number-columns-repeated="4"/>
          <table:table-cell office:value-type="float" office:value="0.54">
            <text:p>0.54</text:p>
          </table:table-cell>
          <table:table-cell office:value-type="float" office:value="0.022325">
            <text:p>0.022325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2265">
            <text:p>0.02265</text:p>
          </table:table-cell>
        </table:table-row>
        <table:table-row table:style-name="ro1">
          <table:table-cell office:value-type="float" office:value="0.259265343032554">
            <text:p>0.259265343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274680204440318">
            <text:p>0.2746802044</text:p>
          </table:table-cell>
          <table:table-cell office:value-type="float" office:value="0.00035">
            <text:p>0.00035</text:p>
          </table:table-cell>
          <table:table-cell table:number-columns-repeated="4"/>
          <table:table-cell office:value-type="float" office:value="0.55">
            <text:p>0.55</text:p>
          </table:table-cell>
          <table:table-cell office:value-type="float" office:value="0.0257333333333333">
            <text:p>0.0257333333</text:p>
          </table:table-cell>
          <table:table-cell/>
          <table:table-cell office:value-type="float" office:value="0.56">
            <text:p>0.56</text:p>
          </table:table-cell>
          <table:table-cell office:value-type="float" office:value="0.02235">
            <text:p>0.02235</text:p>
          </table:table-cell>
        </table:table-row>
        <table:table-row table:style-name="ro1">
          <table:table-cell office:value-type="float" office:value="0.260944543603897">
            <text:p>0.2609445436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274680204440318">
            <text:p>0.2746802044</text:p>
          </table:table-cell>
          <table:table-cell office:value-type="float" office:value="0.001925">
            <text:p>0.001925</text:p>
          </table:table-cell>
          <table:table-cell office:value-type="float" office:value="0.27">
            <text:p>0.27</text:p>
          </table:table-cell>
          <table:table-cell table:formula="of:=SUM([.G45:.G49])" office:value-type="float" office:value="0.0115583333333333">
            <text:p>0.0115583333</text:p>
          </table:table-cell>
          <table:table-cell table:number-columns-repeated="2"/>
          <table:table-cell office:value-type="float" office:value="0.56">
            <text:p>0.56</text:p>
          </table:table-cell>
          <table:table-cell office:value-type="float" office:value="0.024975">
            <text:p>0.024975</text:p>
          </table:table-cell>
          <table:table-cell/>
          <table:table-cell office:value-type="float" office:value="0.57">
            <text:p>0.57</text:p>
          </table:table-cell>
          <table:table-cell office:value-type="float" office:value="0.0206166666666667">
            <text:p>0.0206166667</text:p>
          </table:table-cell>
        </table:table-row>
        <table:table-row table:style-name="ro1">
          <table:table-cell office:value-type="float" office:value="0.260944543603897">
            <text:p>0.2609445436</text:p>
          </table:table-cell>
          <table:table-cell office:value-type="float" office:value="0.00145">
            <text:p>0.00145</text:p>
          </table:table-cell>
          <table:table-cell table:number-columns-repeated="3"/>
          <table:table-cell office:value-type="float" office:value="0.277440700698015">
            <text:p>0.2774407007</text:p>
          </table:table-cell>
          <table:table-cell office:value-type="float" office:value="0.000591666666666667">
            <text:p>0.0005916667</text:p>
          </table:table-cell>
          <table:table-cell table:number-columns-repeated="4"/>
          <table:table-cell office:value-type="float" office:value="0.57">
            <text:p>0.57</text:p>
          </table:table-cell>
          <table:table-cell office:value-type="float" office:value="0.0213416666666667">
            <text:p>0.0213416667</text:p>
          </table:table-cell>
          <table:table-cell/>
          <table:table-cell office:value-type="float" office:value="0.58">
            <text:p>0.58</text:p>
          </table:table-cell>
          <table:table-cell office:value-type="float" office:value="0.0142">
            <text:p>0.0142</text:p>
          </table:table-cell>
        </table:table-row>
        <table:table-row table:style-name="ro1">
          <table:table-cell office:value-type="float" office:value="0.263020973790797">
            <text:p>0.2630209738</text:p>
          </table:table-cell>
          <table:table-cell office:value-type="float" office:value="0.00345">
            <text:p>0.00345</text:p>
          </table:table-cell>
          <table:table-cell table:number-columns-repeated="3"/>
          <table:table-cell office:value-type="float" office:value="0.277648869458642">
            <text:p>0.2776488695</text:p>
          </table:table-cell>
          <table:table-cell office:value-type="float" office:value="0.000625">
            <text:p>0.000625</text:p>
          </table:table-cell>
          <table:table-cell table:number-columns-repeated="4"/>
          <table:table-cell office:value-type="float" office:value="0.58">
            <text:p>0.58</text:p>
          </table:table-cell>
          <table:table-cell office:value-type="float" office:value="0.0161083333333333">
            <text:p>0.0161083333</text:p>
          </table:table-cell>
          <table:table-cell/>
          <table:table-cell office:value-type="float" office:value="0.59">
            <text:p>0.59</text:p>
          </table:table-cell>
          <table:table-cell office:value-type="float" office:value="0.0202583333333333">
            <text:p>0.0202583333</text:p>
          </table:table-cell>
        </table:table-row>
        <table:table-row table:style-name="ro1">
          <table:table-cell office:value-type="float" office:value="0.263020973790797">
            <text:p>0.2630209738</text:p>
          </table:table-cell>
          <table:table-cell office:value-type="float" office:value="0.000775">
            <text:p>0.000775</text:p>
          </table:table-cell>
          <table:table-cell table:number-columns-repeated="3"/>
          <table:table-cell office:value-type="float" office:value="0.279320088074756">
            <text:p>0.2793200881</text:p>
          </table:table-cell>
          <table:table-cell office:value-type="float" office:value="0.0000166666666666667">
            <text:p>1.66666666666667E-005</text:p>
          </table:table-cell>
          <table:table-cell table:number-columns-repeated="4"/>
          <table:table-cell office:value-type="float" office:value="0.59">
            <text:p>0.59</text:p>
          </table:table-cell>
          <table:table-cell office:value-type="float" office:value="0.022825">
            <text:p>0.022825</text:p>
          </table:table-cell>
          <table:table-cell/>
          <table:table-cell office:value-type="float" office:value="0.6">
            <text:p>0.6</text:p>
          </table:table-cell>
          <table:table-cell office:value-type="float" office:value="0.0135916666666667">
            <text:p>0.0135916667</text:p>
          </table:table-cell>
        </table:table-row>
        <table:table-row table:style-name="ro1">
          <table:table-cell office:value-type="float" office:value="0.26323190755911">
            <text:p>0.2632319076</text:p>
          </table:table-cell>
          <table:table-cell office:value-type="float" office:value="0.001">
            <text:p>0.001</text:p>
          </table:table-cell>
          <table:table-cell table:number-columns-repeated="3"/>
          <table:table-cell office:value-type="float" office:value="0.281540379614821">
            <text:p>0.2815403796</text:p>
          </table:table-cell>
          <table:table-cell office:value-type="float" office:value="0.000175">
            <text:p>0.000175</text:p>
          </table:table-cell>
          <table:table-cell table:number-columns-repeated="4"/>
          <table:table-cell office:value-type="float" office:value="0.6">
            <text:p>0.6</text:p>
          </table:table-cell>
          <table:table-cell office:value-type="float" office:value="0.015725">
            <text:p>0.015725</text:p>
          </table:table-cell>
          <table:table-cell/>
          <table:table-cell office:value-type="float" office:value="0.61">
            <text:p>0.61</text:p>
          </table:table-cell>
          <table:table-cell office:value-type="float" office:value="0.0117833333333333">
            <text:p>0.0117833333</text:p>
          </table:table-cell>
        </table:table-row>
        <table:table-row table:style-name="ro1">
          <table:table-cell office:value-type="float" office:value="0.26336502194936">
            <text:p>0.2633650219</text:p>
          </table:table-cell>
          <table:table-cell office:value-type="float" office:value="0.000141666666666667">
            <text:p>0.0001416667</text:p>
          </table:table-cell>
          <table:table-cell office:value-type="float" office:value="0.26">
            <text:p>0.26</text:p>
          </table:table-cell>
          <table:table-cell table:formula="of:=SUM([.B45:.B54])" office:value-type="float" office:value="0.010325">
            <text:p>0.010325</text:p>
          </table:table-cell>
          <table:table-cell/>
          <table:table-cell office:value-type="float" office:value="0.281540379614821">
            <text:p>0.2815403796</text:p>
          </table:table-cell>
          <table:table-cell office:value-type="float" office:value="0.00144166666666667">
            <text:p>0.0014416667</text:p>
          </table:table-cell>
          <table:table-cell table:number-columns-repeated="4"/>
          <table:table-cell office:value-type="float" office:value="0.61">
            <text:p>0.61</text:p>
          </table:table-cell>
          <table:table-cell office:value-type="float" office:value="0.0148">
            <text:p>0.0148</text:p>
          </table:table-cell>
          <table:table-cell/>
          <table:table-cell office:value-type="float" office:value="0.62">
            <text:p>0.62</text:p>
          </table:table-cell>
          <table:table-cell office:value-type="float" office:value="0.0123916666666667">
            <text:p>0.0123916667</text:p>
          </table:table-cell>
        </table:table-row>
        <table:table-row table:style-name="ro1">
          <table:table-cell office:value-type="float" office:value="0.266527782009001">
            <text:p>0.266527782</text:p>
          </table:table-cell>
          <table:table-cell office:value-type="float" office:value="0.00214166666666667">
            <text:p>0.0021416667</text:p>
          </table:table-cell>
          <table:table-cell table:number-columns-repeated="3"/>
          <table:table-cell office:value-type="float" office:value="0.282103876775096">
            <text:p>0.2821038768</text:p>
          </table:table-cell>
          <table:table-cell office:value-type="float" office:value="0.0000416666666666667">
            <text:p>4.16666666666667E-005</text:p>
          </table:table-cell>
          <table:table-cell table:number-columns-repeated="4"/>
          <table:table-cell office:value-type="float" office:value="0.62">
            <text:p>0.62</text:p>
          </table:table-cell>
          <table:table-cell office:value-type="float" office:value="0.017075">
            <text:p>0.017075</text:p>
          </table:table-cell>
          <table:table-cell/>
          <table:table-cell office:value-type="float" office:value="0.63">
            <text:p>0.63</text:p>
          </table:table-cell>
          <table:table-cell office:value-type="float" office:value="0.00861666666666667">
            <text:p>0.0086166667</text:p>
          </table:table-cell>
        </table:table-row>
        <table:table-row table:style-name="ro1">
          <table:table-cell office:value-type="float" office:value="0.269672980204673">
            <text:p>0.2696729802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282103876775096">
            <text:p>0.2821038768</text:p>
          </table:table-cell>
          <table:table-cell office:value-type="float" office:value="0.000141666666666667">
            <text:p>0.0001416667</text:p>
          </table:table-cell>
          <table:table-cell table:number-columns-repeated="4"/>
          <table:table-cell office:value-type="float" office:value="0.63">
            <text:p>0.63</text:p>
          </table:table-cell>
          <table:table-cell office:value-type="float" office:value="0.0127833333333333">
            <text:p>0.0127833333</text:p>
          </table:table-cell>
          <table:table-cell/>
          <table:table-cell office:value-type="float" office:value="0.64">
            <text:p>0.64</text:p>
          </table:table-cell>
          <table:table-cell office:value-type="float" office:value="0.0129916666666667">
            <text:p>0.0129916667</text:p>
          </table:table-cell>
        </table:table-row>
        <table:table-row table:style-name="ro1">
          <table:table-cell office:value-type="float" office:value="0.270669758513947">
            <text:p>0.2706697585</text:p>
          </table:table-cell>
          <table:table-cell office:value-type="float" office:value="0.000308333333333333">
            <text:p>0.0003083333</text:p>
          </table:table-cell>
          <table:table-cell table:number-columns-repeated="3"/>
          <table:table-cell office:value-type="float" office:value="0.28327275097476">
            <text:p>0.283272751</text:p>
          </table:table-cell>
          <table:table-cell office:value-type="float" office:value="0.0000416666666666667">
            <text:p>4.16666666666667E-005</text:p>
          </table:table-cell>
          <table:table-cell office:value-type="float" office:value="0.28">
            <text:p>0.28</text:p>
          </table:table-cell>
          <table:table-cell table:formula="of:=SUM([.G50:.G57])" office:value-type="float" office:value="0.003075">
            <text:p>0.003075</text:p>
          </table:table-cell>
          <table:table-cell table:number-columns-repeated="2"/>
          <table:table-cell office:value-type="float" office:value="0.64">
            <text:p>0.64</text:p>
          </table:table-cell>
          <table:table-cell office:value-type="float" office:value="0.0162166666666667">
            <text:p>0.0162166667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0661666666666667">
            <text:p>0.0066166667</text:p>
          </table:table-cell>
        </table:table-row>
        <table:table-row table:style-name="ro1">
          <table:table-cell office:value-type="float" office:value="0.272985693381561">
            <text:p>0.2729856934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288845116179408">
            <text:p>0.2888451162</text:p>
          </table:table-cell>
          <table:table-cell office:value-type="float" office:value="0.000308333333333333">
            <text:p>0.0003083333</text:p>
          </table:table-cell>
          <table:table-cell table:number-columns-repeated="4"/>
          <table:table-cell office:value-type="float" office:value="0.65">
            <text:p>0.65</text:p>
          </table:table-cell>
          <table:table-cell office:value-type="float" office:value="0.00873333333333333">
            <text:p>0.0087333333</text:p>
          </table:table-cell>
          <table:table-cell/>
          <table:table-cell office:value-type="float" office:value="0.66">
            <text:p>0.66</text:p>
          </table:table-cell>
          <table:table-cell office:value-type="float" office:value="0.00850833333333333">
            <text:p>0.0085083333</text:p>
          </table:table-cell>
        </table:table-row>
        <table:table-row table:style-name="ro1">
          <table:table-cell office:value-type="float" office:value="0.274680204440318">
            <text:p>0.2746802044</text:p>
          </table:table-cell>
          <table:table-cell office:value-type="float" office:value="0.000816666666666667">
            <text:p>0.0008166667</text:p>
          </table:table-cell>
          <table:table-cell table:number-columns-repeated="3"/>
          <table:table-cell office:value-type="float" office:value="0.2889640519496">
            <text:p>0.2889640519</text:p>
          </table:table-cell>
          <table:table-cell office:value-type="float" office:value="0.000283333333333333">
            <text:p>0.0002833333</text:p>
          </table:table-cell>
          <table:table-cell table:number-columns-repeated="4"/>
          <table:table-cell office:value-type="float" office:value="0.66">
            <text:p>0.66</text:p>
          </table:table-cell>
          <table:table-cell office:value-type="float" office:value="0.010225">
            <text:p>0.010225</text:p>
          </table:table-cell>
          <table:table-cell/>
          <table:table-cell office:value-type="float" office:value="0.67">
            <text:p>0.67</text:p>
          </table:table-cell>
          <table:table-cell office:value-type="float" office:value="0.00448333333333333">
            <text:p>0.0044833333</text:p>
          </table:table-cell>
        </table:table-row>
        <table:table-row table:style-name="ro1">
          <table:table-cell office:value-type="float" office:value="0.274680204440318">
            <text:p>0.2746802044</text:p>
          </table:table-cell>
          <table:table-cell office:value-type="float" office:value="0.000541666666666667">
            <text:p>0.0005416667</text:p>
          </table:table-cell>
          <table:table-cell office:value-type="float" office:value="0.27">
            <text:p>0.27</text:p>
          </table:table-cell>
          <table:table-cell table:formula="of:=SUM([.B55:.B60])" office:value-type="float" office:value="0.00405">
            <text:p>0.00405</text:p>
          </table:table-cell>
          <table:table-cell/>
          <table:table-cell office:value-type="float" office:value="0.288990632009699">
            <text:p>0.288990632</text:p>
          </table:table-cell>
          <table:table-cell office:value-type="float" office:value="0.00000833333333333333">
            <text:p>8.33333333333333E-006</text:p>
          </table:table-cell>
          <table:table-cell table:number-columns-repeated="4"/>
          <table:table-cell office:value-type="float" office:value="0.67">
            <text:p>0.67</text:p>
          </table:table-cell>
          <table:table-cell office:value-type="float" office:value="0.0071">
            <text:p>0.0071</text:p>
          </table:table-cell>
          <table:table-cell/>
          <table:table-cell office:value-type="float" office:value="0.68">
            <text:p>0.68</text:p>
          </table:table-cell>
          <table:table-cell office:value-type="float" office:value="0.00700833333333333">
            <text:p>0.0070083333</text:p>
          </table:table-cell>
        </table:table-row>
        <table:table-row table:style-name="ro1">
          <table:table-cell office:value-type="float" office:value="0.277440700698015">
            <text:p>0.2774407007</text:p>
          </table:table-cell>
          <table:table-cell office:value-type="float" office:value="0.00344166666666667">
            <text:p>0.0034416667</text:p>
          </table:table-cell>
          <table:table-cell table:number-columns-repeated="3"/>
          <table:table-cell office:value-type="float" office:value="0.294708513044638">
            <text:p>0.294708513</text:p>
          </table:table-cell>
          <table:table-cell office:value-type="float" office:value="0.0000166666666666667">
            <text:p>1.66666666666667E-005</text:p>
          </table:table-cell>
          <table:table-cell table:number-columns-repeated="4"/>
          <table:table-cell office:value-type="float" office:value="0.68">
            <text:p>0.68</text:p>
          </table:table-cell>
          <table:table-cell office:value-type="float" office:value="0.00655833333333333">
            <text:p>0.0065583333</text:p>
          </table:table-cell>
          <table:table-cell/>
          <table:table-cell office:value-type="float" office:value="0.69">
            <text:p>0.69</text:p>
          </table:table-cell>
          <table:table-cell office:value-type="float" office:value="0.00546666666666667">
            <text:p>0.0054666667</text:p>
          </table:table-cell>
        </table:table-row>
        <table:table-row table:style-name="ro1">
          <table:table-cell office:value-type="float" office:value="0.277648869458642">
            <text:p>0.2776488695</text:p>
          </table:table-cell>
          <table:table-cell office:value-type="float" office:value="0.00211666666666667">
            <text:p>0.0021166667</text:p>
          </table:table-cell>
          <table:table-cell table:number-columns-repeated="3"/>
          <table:table-cell office:value-type="float" office:value="0.294708513044638">
            <text:p>0.294708513</text:p>
          </table:table-cell>
          <table:table-cell office:value-type="float" office:value="0.000658333333333333">
            <text:p>0.0006583333</text:p>
          </table:table-cell>
          <table:table-cell office:value-type="float" office:value="0.29">
            <text:p>0.29</text:p>
          </table:table-cell>
          <table:table-cell table:formula="of:=SUM([.G58:.G62])" office:value-type="float" office:value="0.001275">
            <text:p>0.001275</text:p>
          </table:table-cell>
          <table:table-cell table:number-columns-repeated="2"/>
          <table:table-cell office:value-type="float" office:value="0.69">
            <text:p>0.69</text:p>
          </table:table-cell>
          <table:table-cell office:value-type="float" office:value="0.005475">
            <text:p>0.005475</text:p>
          </table:table-cell>
          <table:table-cell/>
          <table:table-cell office:value-type="float" office:value="0.7">
            <text:p>0.7</text:p>
          </table:table-cell>
          <table:table-cell office:value-type="float" office:value="0.00790833333333333">
            <text:p>0.0079083333</text:p>
          </table:table-cell>
        </table:table-row>
        <table:table-row table:style-name="ro1">
          <table:table-cell office:value-type="float" office:value="0.279320088074756">
            <text:p>0.2793200881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295824227124103">
            <text:p>0.2958242271</text:p>
          </table:table-cell>
          <table:table-cell office:value-type="float" office:value="0.001575">
            <text:p>0.001575</text:p>
          </table:table-cell>
          <table:table-cell table:number-columns-repeated="4"/>
          <table:table-cell office:value-type="float" office:value="0.7">
            <text:p>0.7</text:p>
          </table:table-cell>
          <table:table-cell office:value-type="float" office:value="0.00375833333333333">
            <text:p>0.0037583333</text:p>
          </table:table-cell>
          <table:table-cell/>
          <table:table-cell office:value-type="float" office:value="0.71">
            <text:p>0.71</text:p>
          </table:table-cell>
          <table:table-cell office:value-type="float" office:value="0.00453333333333333">
            <text:p>0.0045333333</text:p>
          </table:table-cell>
        </table:table-row>
        <table:table-row table:style-name="ro1">
          <table:table-cell office:value-type="float" office:value="0.281540379614821">
            <text:p>0.2815403796</text:p>
          </table:table-cell>
          <table:table-cell office:value-type="float" office:value="0.00126666666666667">
            <text:p>0.0012666667</text:p>
          </table:table-cell>
          <table:table-cell table:number-columns-repeated="3"/>
          <table:table-cell office:value-type="float" office:value="0.295824227124103">
            <text:p>0.2958242271</text:p>
          </table:table-cell>
          <table:table-cell office:value-type="float" office:value="0.00113333333333333">
            <text:p>0.0011333333</text:p>
          </table:table-cell>
          <table:table-cell table:number-columns-repeated="4"/>
          <table:table-cell office:value-type="float" office:value="0.71">
            <text:p>0.71</text:p>
          </table:table-cell>
          <table:table-cell office:value-type="float" office:value="0.00421666666666667">
            <text:p>0.0042166667</text:p>
          </table:table-cell>
          <table:table-cell/>
          <table:table-cell office:value-type="float" office:value="0.72">
            <text:p>0.72</text:p>
          </table:table-cell>
          <table:table-cell office:value-type="float" office:value="0.00838333333333333">
            <text:p>0.0083833333</text:p>
          </table:table-cell>
        </table:table-row>
        <table:table-row table:style-name="ro1">
          <table:table-cell office:value-type="float" office:value="0.282103876775096">
            <text:p>0.2821038768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297495445740217">
            <text:p>0.2974954457</text:p>
          </table:table-cell>
          <table:table-cell office:value-type="float" office:value="0.0002">
            <text:p>0.0002</text:p>
          </table:table-cell>
          <table:table-cell table:number-columns-repeated="4"/>
          <table:table-cell office:value-type="float" office:value="0.72">
            <text:p>0.72</text:p>
          </table:table-cell>
          <table:table-cell office:value-type="float" office:value="0.002875">
            <text:p>0.002875</text:p>
          </table:table-cell>
          <table:table-cell/>
          <table:table-cell office:value-type="float" office:value="0.73">
            <text:p>0.73</text:p>
          </table:table-cell>
          <table:table-cell office:value-type="float" office:value="0.00635833333333333">
            <text:p>0.0063583333</text:p>
          </table:table-cell>
        </table:table-row>
        <table:table-row table:style-name="ro1">
          <table:table-cell office:value-type="float" office:value="0.282103876775096">
            <text:p>0.2821038768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299715737280282">
            <text:p>0.2997157373</text:p>
          </table:table-cell>
          <table:table-cell office:value-type="float" office:value="0.00185833333333333">
            <text:p>0.0018583333</text:p>
          </table:table-cell>
          <table:table-cell table:number-columns-repeated="4"/>
          <table:table-cell office:value-type="float" office:value="0.73">
            <text:p>0.73</text:p>
          </table:table-cell>
          <table:table-cell office:value-type="float" office:value="0.00169166666666667">
            <text:p>0.0016916667</text:p>
          </table:table-cell>
          <table:table-cell/>
          <table:table-cell office:value-type="float" office:value="0.74">
            <text:p>0.74</text:p>
          </table:table-cell>
          <table:table-cell office:value-type="float" office:value="0.007625">
            <text:p>0.007625</text:p>
          </table:table-cell>
        </table:table-row>
        <table:table-row table:style-name="ro1">
          <table:table-cell office:value-type="float" office:value="0.28327275097476">
            <text:p>0.283272751</text:p>
          </table:table-cell>
          <table:table-cell office:value-type="float" office:value="0.000233333333333333">
            <text:p>0.0002333333</text:p>
          </table:table-cell>
          <table:table-cell office:value-type="float" office:value="0.28">
            <text:p>0.28</text:p>
          </table:table-cell>
          <table:table-cell table:formula="of:=SUM([.B61:.B67])" office:value-type="float" office:value="0.00764166666666668">
            <text:p>0.0076416667</text:p>
          </table:table-cell>
          <table:table-cell/>
          <table:table-cell office:value-type="float" office:value="0.299715737280282">
            <text:p>0.2997157373</text:p>
          </table:table-cell>
          <table:table-cell office:value-type="float" office:value="0.00428333333333333">
            <text:p>0.0042833333</text:p>
          </table:table-cell>
          <table:table-cell table:number-columns-repeated="4"/>
          <table:table-cell office:value-type="float" office:value="0.74">
            <text:p>0.74</text:p>
          </table:table-cell>
          <table:table-cell office:value-type="float" office:value="0.00151666666666667">
            <text:p>0.0015166667</text:p>
          </table:table-cell>
          <table:table-cell/>
          <table:table-cell office:value-type="float" office:value="0.75">
            <text:p>0.75</text:p>
          </table:table-cell>
          <table:table-cell office:value-type="float" office:value="0.00468333333333333">
            <text:p>0.0046833333</text:p>
          </table:table-cell>
        </table:table-row>
        <table:table-row table:style-name="ro1">
          <table:table-cell office:value-type="float" office:value="0.285389999223488">
            <text:p>0.2853899992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301515517430545">
            <text:p>0.3015155174</text:p>
          </table:table-cell>
          <table:table-cell office:value-type="float" office:value="0.00000833333333333333">
            <text:p>8.33333333333333E-006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0.000991666666666666">
            <text:p>0.0009916667</text:p>
          </table:table-cell>
          <table:table-cell/>
          <table:table-cell office:value-type="float" office:value="0.76">
            <text:p>0.76</text:p>
          </table:table-cell>
          <table:table-cell office:value-type="float" office:value="0.0123583333333333">
            <text:p>0.0123583333</text:p>
          </table:table-cell>
        </table:table-row>
        <table:table-row table:style-name="ro1">
          <table:table-cell office:value-type="float" office:value="0.288845116179408">
            <text:p>0.2888451162</text:p>
          </table:table-cell>
          <table:table-cell office:value-type="float" office:value="0.00355">
            <text:p>0.00355</text:p>
          </table:table-cell>
          <table:table-cell table:number-columns-repeated="3"/>
          <table:table-cell office:value-type="float" office:value="0.30195045305667">
            <text:p>0.3019504531</text:p>
          </table:table-cell>
          <table:table-cell office:value-type="float" office:value="0.000025">
            <text:p>0.000025</text:p>
          </table:table-cell>
          <table:table-cell table:number-columns-repeated="4"/>
          <table:table-cell office:value-type="float" office:value="0.76">
            <text:p>0.76</text:p>
          </table:table-cell>
          <table:table-cell office:value-type="float" office:value="0.000566666666666666">
            <text:p>0.0005666667</text:p>
          </table:table-cell>
          <table:table-cell/>
          <table:table-cell office:value-type="float" office:value="0.77">
            <text:p>0.77</text:p>
          </table:table-cell>
          <table:table-cell office:value-type="float" office:value="0.00949166666666667">
            <text:p>0.0094916667</text:p>
          </table:table-cell>
        </table:table-row>
        <table:table-row table:style-name="ro1">
          <table:table-cell office:value-type="float" office:value="0.2889640519496">
            <text:p>0.2889640519</text:p>
          </table:table-cell>
          <table:table-cell office:value-type="float" office:value="0.000558333333333333">
            <text:p>0.0005583333</text:p>
          </table:table-cell>
          <table:table-cell table:number-columns-repeated="3"/>
          <table:table-cell office:value-type="float" office:value="0.30247623353798">
            <text:p>0.3024762335</text:p>
          </table:table-cell>
          <table:table-cell office:value-type="float" office:value="0.000366666666666667">
            <text:p>0.0003666667</text:p>
          </table:table-cell>
          <table:table-cell table:number-columns-repeated="4"/>
          <table:table-cell office:value-type="float" office:value="0.77">
            <text:p>0.77</text:p>
          </table:table-cell>
          <table:table-cell office:value-type="float" office:value="0.000258333333333333">
            <text:p>0.0002583333</text:p>
          </table:table-cell>
          <table:table-cell/>
          <table:table-cell office:value-type="float" office:value="0.78">
            <text:p>0.78</text:p>
          </table:table-cell>
          <table:table-cell office:value-type="float" office:value="0.00790833333333334">
            <text:p>0.0079083333</text:p>
          </table:table-cell>
        </table:table-row>
        <table:table-row table:style-name="ro1">
          <table:table-cell office:value-type="float" office:value="0.288990632009699">
            <text:p>0.28899063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03565356888949">
            <text:p>0.3035653569</text:p>
          </table:table-cell>
          <table:table-cell office:value-type="float" office:value="0.0000166666666666667">
            <text:p>1.66666666666667E-005</text:p>
          </table:table-cell>
          <table:table-cell table:number-columns-repeated="4"/>
          <table:table-cell office:value-type="float" office:value="0.78">
            <text:p>0.78</text:p>
          </table:table-cell>
          <table:table-cell office:value-type="float" office:value="0.000283333333333333">
            <text:p>0.0002833333</text:p>
          </table:table-cell>
          <table:table-cell/>
          <table:table-cell office:value-type="float" office:value="0.79">
            <text:p>0.79</text:p>
          </table:table-cell>
          <table:table-cell office:value-type="float" office:value="0.0115333333333333">
            <text:p>0.0115333333</text:p>
          </table:table-cell>
        </table:table-row>
        <table:table-row table:style-name="ro1">
          <table:table-cell office:value-type="float" office:value="0.288990632009699">
            <text:p>0.288990632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303565356888949">
            <text:p>0.3035653569</text:p>
          </table:table-cell>
          <table:table-cell office:value-type="float" office:value="0.000025">
            <text:p>0.000025</text:p>
          </table:table-cell>
          <table:table-cell office:value-type="float" office:value="0.3">
            <text:p>0.3</text:p>
          </table:table-cell>
          <table:table-cell table:formula="of:=SUM([.G63:.G72])" office:value-type="float" office:value="0.00949166666666666">
            <text:p>0.0094916667</text:p>
          </table:table-cell>
          <table:table-cell table:number-columns-repeated="2"/>
          <table:table-cell office:value-type="float" office:value="0.79">
            <text:p>0.79</text:p>
          </table:table-cell>
          <table:table-cell office:value-type="float" office:value="0.00015">
            <text:p>0.00015</text:p>
          </table:table-cell>
          <table:table-cell/>
          <table:table-cell office:value-type="float" office:value="0.8">
            <text:p>0.8</text:p>
          </table:table-cell>
          <table:table-cell office:value-type="float" office:value="0.0167916666666667">
            <text:p>0.0167916667</text:p>
          </table:table-cell>
        </table:table-row>
        <table:table-row table:style-name="ro1">
          <table:table-cell office:value-type="float" office:value="0.289225380830426">
            <text:p>0.2892253808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306575912454786">
            <text:p>0.3065759125</text:p>
          </table:table-cell>
          <table:table-cell office:value-type="float" office:value="0.00000833333333333333">
            <text:p>8.33333333333333E-006</text:p>
          </table:table-cell>
          <table:table-cell table:number-columns-repeated="4"/>
          <table:table-cell office:value-type="float" office:value="0.8">
            <text:p>0.8</text:p>
          </table:table-cell>
          <table:table-cell office:value-type="float" office:value="0.00005">
            <text:p>0.00005</text:p>
          </table:table-cell>
          <table:table-cell/>
          <table:table-cell office:value-type="float" office:value="0.81">
            <text:p>0.81</text:p>
          </table:table-cell>
          <table:table-cell office:value-type="float" office:value="0.00828333333333333">
            <text:p>0.0082833333</text:p>
          </table:table-cell>
        </table:table-row>
        <table:table-row table:style-name="ro1">
          <table:table-cell office:value-type="float" office:value="0.290184165467227">
            <text:p>0.290184165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07139409615061">
            <text:p>0.3071394096</text:p>
          </table:table-cell>
          <table:table-cell office:value-type="float" office:value="0.002625">
            <text:p>0.002625</text:p>
          </table:table-cell>
          <table:table-cell table:number-columns-repeated="7"/>
          <table:table-cell office:value-type="float" office:value="0.82">
            <text:p>0.82</text:p>
          </table:table-cell>
          <table:table-cell office:value-type="float" office:value="0.011425">
            <text:p>0.011425</text:p>
          </table:table-cell>
        </table:table-row>
        <table:table-row table:style-name="ro1">
          <table:table-cell office:value-type="float" office:value="0.293802467912311">
            <text:p>0.2938024679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307139409615061">
            <text:p>0.3071394096</text:p>
          </table:table-cell>
          <table:table-cell office:value-type="float" office:value="0.000291666666666667">
            <text:p>0.0002916667</text:p>
          </table:table-cell>
          <table:table-cell table:number-columns-repeated="7"/>
          <table:table-cell office:value-type="float" office:value="0.83">
            <text:p>0.83</text:p>
          </table:table-cell>
          <table:table-cell office:value-type="float" office:value="0.00854166666666667">
            <text:p>0.0085416667</text:p>
          </table:table-cell>
        </table:table-row>
        <table:table-row table:style-name="ro1">
          <table:table-cell office:value-type="float" office:value="0.294708513044638">
            <text:p>0.29470851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308308283814725">
            <text:p>0.3083082838</text:p>
          </table:table-cell>
          <table:table-cell office:value-type="float" office:value="0.000341666666666667">
            <text:p>0.0003416667</text:p>
          </table:table-cell>
          <table:table-cell table:number-columns-repeated="7"/>
          <table:table-cell office:value-type="float" office:value="0.84">
            <text:p>0.84</text:p>
          </table:table-cell>
          <table:table-cell office:value-type="float" office:value="0.009375">
            <text:p>0.009375</text:p>
          </table:table-cell>
        </table:table-row>
        <table:table-row table:style-name="ro1">
          <table:table-cell office:value-type="float" office:value="0.294708513044638">
            <text:p>0.294708513</text:p>
          </table:table-cell>
          <table:table-cell office:value-type="float" office:value="0.00246666666666667">
            <text:p>0.0024666667</text:p>
          </table:table-cell>
          <table:table-cell office:value-type="float" office:value="0.29">
            <text:p>0.29</text:p>
          </table:table-cell>
          <table:table-cell table:formula="of:=SUM([.B68:.B77])" office:value-type="float" office:value="0.007125">
            <text:p>0.007125</text:p>
          </table:table-cell>
          <table:table-cell/>
          <table:table-cell office:value-type="float" office:value="0.308308283814725">
            <text:p>0.3083082838</text:p>
          </table:table-cell>
          <table:table-cell office:value-type="float" office:value="0.000133333333333333">
            <text:p>0.0001333333</text:p>
          </table:table-cell>
          <table:table-cell table:number-columns-repeated="7"/>
          <table:table-cell office:value-type="float" office:value="0.85">
            <text:p>0.85</text:p>
          </table:table-cell>
          <table:table-cell office:value-type="float" office:value="0.0112833333333333">
            <text:p>0.0112833333</text:p>
          </table:table-cell>
        </table:table-row>
        <table:table-row table:style-name="ro1">
          <table:table-cell office:value-type="float" office:value="0.295824227124103">
            <text:p>0.2958242271</text:p>
          </table:table-cell>
          <table:table-cell office:value-type="float" office:value="0.00278333333333333">
            <text:p>0.0027833333</text:p>
          </table:table-cell>
          <table:table-cell table:number-columns-repeated="3"/>
          <table:table-cell office:value-type="float" office:value="0.309336408712483">
            <text:p>0.3093364087</text:p>
          </table:table-cell>
          <table:table-cell office:value-type="float" office:value="0.000175">
            <text:p>0.000175</text:p>
          </table:table-cell>
          <table:table-cell table:number-columns-repeated="7"/>
          <table:table-cell office:value-type="float" office:value="0.86">
            <text:p>0.86</text:p>
          </table:table-cell>
          <table:table-cell office:value-type="float" office:value="0.00625833333333333">
            <text:p>0.0062583333</text:p>
          </table:table-cell>
        </table:table-row>
        <table:table-row table:style-name="ro1">
          <table:table-cell office:value-type="float" office:value="0.297495445740217">
            <text:p>0.2974954457</text:p>
          </table:table-cell>
          <table:table-cell office:value-type="float" office:value="0.0035">
            <text:p>0.0035</text:p>
          </table:table-cell>
          <table:table-cell table:number-columns-repeated="3"/>
          <table:table-cell office:value-type="float" office:value="0.312883870710099">
            <text:p>0.3128838707</text:p>
          </table:table-cell>
          <table:table-cell office:value-type="float" office:value="0.000141666666666667">
            <text:p>0.0001416667</text:p>
          </table:table-cell>
          <table:table-cell table:number-columns-repeated="7"/>
          <table:table-cell office:value-type="float" office:value="0.87">
            <text:p>0.87</text:p>
          </table:table-cell>
          <table:table-cell office:value-type="float" office:value="0.008275">
            <text:p>0.008275</text:p>
          </table:table-cell>
        </table:table-row>
        <table:table-row table:style-name="ro1">
          <table:table-cell office:value-type="float" office:value="0.299715737280282">
            <text:p>0.2997157373</text:p>
          </table:table-cell>
          <table:table-cell office:value-type="float" office:value="0.00129166666666667">
            <text:p>0.0012916667</text:p>
          </table:table-cell>
          <table:table-cell table:number-columns-repeated="3"/>
          <table:table-cell office:value-type="float" office:value="0.312883870710099">
            <text:p>0.3128838707</text:p>
          </table:table-cell>
          <table:table-cell office:value-type="float" office:value="0.00268333333333333">
            <text:p>0.0026833333</text:p>
          </table:table-cell>
          <table:table-cell table:number-columns-repeated="7"/>
          <table:table-cell office:value-type="float" office:value="0.88">
            <text:p>0.88</text:p>
          </table:table-cell>
          <table:table-cell office:value-type="float" office:value="0.00845">
            <text:p>0.00845</text:p>
          </table:table-cell>
        </table:table-row>
        <table:table-row table:style-name="ro1">
          <table:table-cell office:value-type="float" office:value="0.299715737280282">
            <text:p>0.2997157373</text:p>
          </table:table-cell>
          <table:table-cell office:value-type="float" office:value="0.00198333333333333">
            <text:p>0.0019833333</text:p>
          </table:table-cell>
          <table:table-cell table:number-columns-repeated="3"/>
          <table:table-cell office:value-type="float" office:value="0.313791416028937">
            <text:p>0.313791416</text:p>
          </table:table-cell>
          <table:table-cell office:value-type="float" office:value="0.0000583333333333333">
            <text:p>5.83333333333333E-005</text:p>
          </table:table-cell>
          <table:table-cell table:number-columns-repeated="7"/>
          <table:table-cell office:value-type="float" office:value="0.89">
            <text:p>0.89</text:p>
          </table:table-cell>
          <table:table-cell office:value-type="float" office:value="0.00218333333333333">
            <text:p>0.0021833333</text:p>
          </table:table-cell>
        </table:table-row>
        <table:table-row table:style-name="ro1">
          <table:table-cell office:value-type="float" office:value="0.301515517430545">
            <text:p>0.3015155174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313791416028937">
            <text:p>0.313791416</text:p>
          </table:table-cell>
          <table:table-cell office:value-type="float" office:value="0.000116666666666667">
            <text:p>0.0001166667</text:p>
          </table:table-cell>
          <table:table-cell table:number-columns-repeated="7"/>
          <table:table-cell office:value-type="float" office:value="0.9">
            <text:p>0.9</text:p>
          </table:table-cell>
          <table:table-cell office:value-type="float" office:value="0.00480833333333333">
            <text:p>0.0048083333</text:p>
          </table:table-cell>
        </table:table-row>
        <table:table-row table:style-name="ro1">
          <table:table-cell office:value-type="float" office:value="0.30195045305667">
            <text:p>0.3019504531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313999584789564">
            <text:p>0.3139995848</text:p>
          </table:table-cell>
          <table:table-cell office:value-type="float" office:value="0.000475">
            <text:p>0.000475</text:p>
          </table:table-cell>
          <table:table-cell table:number-columns-repeated="7"/>
          <table:table-cell office:value-type="float" office:value="0.91">
            <text:p>0.91</text:p>
          </table:table-cell>
          <table:table-cell office:value-type="float" office:value="0.00189166666666667">
            <text:p>0.0018916667</text:p>
          </table:table-cell>
        </table:table-row>
        <table:table-row table:style-name="ro1">
          <table:table-cell office:value-type="float" office:value="0.30247623353798">
            <text:p>0.3024762335</text:p>
          </table:table-cell>
          <table:table-cell office:value-type="float" office:value="0.00085">
            <text:p>0.00085</text:p>
          </table:table-cell>
          <table:table-cell table:number-columns-repeated="3"/>
          <table:table-cell office:value-type="float" office:value="0.313999584789564">
            <text:p>0.3139995848</text:p>
          </table:table-cell>
          <table:table-cell office:value-type="float" office:value="0.000266666666666667">
            <text:p>0.0002666667</text:p>
          </table:table-cell>
          <table:table-cell office:value-type="float" office:value="0.31">
            <text:p>0.31</text:p>
          </table:table-cell>
          <table:table-cell table:formula="of:=SUM([.G73:.G84])" office:value-type="float" office:value="0.00731666666666666">
            <text:p>0.0073166667</text:p>
          </table:table-cell>
          <table:table-cell table:number-columns-repeated="5"/>
          <table:table-cell office:value-type="float" office:value="0.92">
            <text:p>0.92</text:p>
          </table:table-cell>
          <table:table-cell office:value-type="float" office:value="0.00138333333333333">
            <text:p>0.0013833333</text:p>
          </table:table-cell>
        </table:table-row>
        <table:table-row table:style-name="ro1">
          <table:table-cell office:value-type="float" office:value="0.303565356888949">
            <text:p>0.3035653569</text:p>
          </table:table-cell>
          <table:table-cell office:value-type="float" office:value="0.00301666666666667">
            <text:p>0.0030166667</text:p>
          </table:table-cell>
          <table:table-cell table:number-columns-repeated="3"/>
          <table:table-cell office:value-type="float" office:value="0.316378161919118">
            <text:p>0.3163781619</text:p>
          </table:table-cell>
          <table:table-cell office:value-type="float" office:value="0.000025">
            <text:p>0.000025</text:p>
          </table:table-cell>
          <table:table-cell table:number-columns-repeated="7"/>
          <table:table-cell office:value-type="float" office:value="0.93">
            <text:p>0.93</text:p>
          </table:table-cell>
          <table:table-cell office:value-type="float" office:value="0.00105">
            <text:p>0.00105</text:p>
          </table:table-cell>
        </table:table-row>
        <table:table-row table:style-name="ro1">
          <table:table-cell office:value-type="float" office:value="0.303565356888949">
            <text:p>0.3035653569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317891094945743">
            <text:p>0.3178910949</text:p>
          </table:table-cell>
          <table:table-cell office:value-type="float" office:value="0.0012">
            <text:p>0.0012</text:p>
          </table:table-cell>
          <table:table-cell table:number-columns-repeated="7"/>
          <table:table-cell office:value-type="float" office:value="0.94">
            <text:p>0.94</text:p>
          </table:table-cell>
          <table:table-cell office:value-type="float" office:value="0.0003">
            <text:p>0.0003</text:p>
          </table:table-cell>
        </table:table-row>
        <table:table-row table:style-name="ro1">
          <table:table-cell office:value-type="float" office:value="0.304590369735448">
            <text:p>0.3045903697</text:p>
          </table:table-cell>
          <table:table-cell office:value-type="float" office:value="0.00005">
            <text:p>0.00005</text:p>
          </table:table-cell>
          <table:table-cell office:value-type="float" office:value="0.3">
            <text:p>0.3</text:p>
          </table:table-cell>
          <table:table-cell table:formula="of:=SUM([.B78:.B87])" office:value-type="float" office:value="0.0140166666666667">
            <text:p>0.0140166667</text:p>
          </table:table-cell>
          <table:table-cell/>
          <table:table-cell office:value-type="float" office:value="0.317891094945743">
            <text:p>0.3178910949</text:p>
          </table:table-cell>
          <table:table-cell office:value-type="float" office:value="0.00416666666666667">
            <text:p>0.0041666667</text:p>
          </table:table-cell>
          <table:table-cell table:number-columns-repeated="7"/>
          <table:table-cell office:value-type="float" office:value="0.95">
            <text:p>0.95</text:p>
          </table:table-cell>
          <table:table-cell office:value-type="float" office:value="0.0005">
            <text:p>0.0005</text:p>
          </table:table-cell>
        </table:table-row>
        <table:table-row table:style-name="ro1">
          <table:table-cell office:value-type="float" office:value="0.306575912454786">
            <text:p>0.3065759125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31824642334539">
            <text:p>0.3182464233</text:p>
          </table:table-cell>
          <table:table-cell office:value-type="float" office:value="0.000025">
            <text:p>0.000025</text:p>
          </table:table-cell>
          <table:table-cell table:number-columns-repeated="7"/>
          <table:table-cell office:value-type="float" office:value="0.96">
            <text:p>0.96</text:p>
          </table:table-cell>
          <table:table-cell office:value-type="float" office:value="0.00015">
            <text:p>0.00015</text:p>
          </table:table-cell>
        </table:table-row>
        <table:table-row table:style-name="ro1">
          <table:table-cell office:value-type="float" office:value="0.307139409615061">
            <text:p>0.3071394096</text:p>
          </table:table-cell>
          <table:table-cell office:value-type="float" office:value="0.00294166666666667">
            <text:p>0.0029416667</text:p>
          </table:table-cell>
          <table:table-cell table:number-columns-repeated="3"/>
          <table:table-cell office:value-type="float" office:value="0.318715920986844">
            <text:p>0.318715921</text:p>
          </table:table-cell>
          <table:table-cell office:value-type="float" office:value="0.0000166666666666667">
            <text:p>1.66666666666667E-005</text:p>
          </table:table-cell>
          <table:table-cell table:number-columns-repeated="7"/>
          <table:table-cell office:value-type="float" office:value="0.98">
            <text:p>0.98</text:p>
          </table:table-cell>
          <table:table-cell office:value-type="float" office:value="0.0000166666666666667">
            <text:p>1.66666666666667E-005</text:p>
          </table:table-cell>
        </table:table-row>
        <table:table-row table:style-name="ro1">
          <table:table-cell office:value-type="float" office:value="0.307139409615061">
            <text:p>0.3071394096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318715920986844">
            <text:p>0.318715921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30716598967516">
            <text:p>0.3071659897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318838000752275">
            <text:p>0.3188380008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30716598967516">
            <text:p>0.3071659897</text:p>
          </table:table-cell>
          <table:table-cell office:value-type="float" office:value="0.00275833333333333">
            <text:p>0.0027583333</text:p>
          </table:table-cell>
          <table:table-cell table:number-columns-repeated="3"/>
          <table:table-cell office:value-type="float" office:value="0.322028634163732">
            <text:p>0.322028634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308308283814725">
            <text:p>0.3083082838</text:p>
          </table:table-cell>
          <table:table-cell office:value-type="float" office:value="0.00216666666666667">
            <text:p>0.0021666667</text:p>
          </table:table-cell>
          <table:table-cell table:number-columns-repeated="3"/>
          <table:table-cell office:value-type="float" office:value="0.322028634163733">
            <text:p>0.322028634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08308283814725">
            <text:p>0.3083082838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322212987871946">
            <text:p>0.322212987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08359523132688">
            <text:p>0.3083595231</text:p>
          </table:table-cell>
          <table:table-cell office:value-type="float" office:value="0.00129166666666667">
            <text:p>0.0012916667</text:p>
          </table:table-cell>
          <table:table-cell table:number-columns-repeated="3"/>
          <table:table-cell office:value-type="float" office:value="0.324961082689603">
            <text:p>0.3249610827</text:p>
          </table:table-cell>
          <table:table-cell office:value-type="float" office:value="0.000025">
            <text:p>0.000025</text:p>
          </table:table-cell>
          <table:table-cell office:value-type="float" office:value="0.32">
            <text:p>0.32</text:p>
          </table:table-cell>
          <table:table-cell table:formula="of:=SUM([.G85:.G95])" office:value-type="float" office:value="0.006075">
            <text:p>0.006075</text:p>
          </table:table-cell>
          <table:table-cell table:number-columns-repeated="7"/>
        </table:table-row>
        <table:table-row table:style-name="ro1">
          <table:table-cell office:value-type="float" office:value="0.309082714743313">
            <text:p>0.3090827147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325314767280522">
            <text:p>0.3253147673</text:p>
          </table:table-cell>
          <table:table-cell office:value-type="float" office:value="0.002675">
            <text:p>0.002675</text:p>
          </table:table-cell>
          <table:table-cell table:number-columns-repeated="9"/>
        </table:table-row>
        <table:table-row table:style-name="ro1">
          <table:table-cell office:value-type="float" office:value="0.309336408712483">
            <text:p>0.3093364087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325314767280522">
            <text:p>0.3253147673</text:p>
          </table:table-cell>
          <table:table-cell office:value-type="float" office:value="0.00179166666666667">
            <text:p>0.0017916667</text:p>
          </table:table-cell>
          <table:table-cell table:number-columns-repeated="9"/>
        </table:table-row>
        <table:table-row table:style-name="ro1">
          <table:table-cell office:value-type="float" office:value="0.311542889951646">
            <text:p>0.31154289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325576096161348">
            <text:p>0.3255760962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312883870710099">
            <text:p>0.3128838707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326483641480186">
            <text:p>0.3264836415</text:p>
          </table:table-cell>
          <table:table-cell office:value-type="float" office:value="0.00118333333333333">
            <text:p>0.0011833333</text:p>
          </table:table-cell>
          <table:table-cell table:number-columns-repeated="9"/>
        </table:table-row>
        <table:table-row table:style-name="ro1">
          <table:table-cell office:value-type="float" office:value="0.312883870710099">
            <text:p>0.3128838707</text:p>
          </table:table-cell>
          <table:table-cell office:value-type="float" office:value="0.00333333333333333">
            <text:p>0.0033333333</text:p>
          </table:table-cell>
          <table:table-cell table:number-columns-repeated="3"/>
          <table:table-cell office:value-type="float" office:value="0.326483641480186">
            <text:p>0.3264836415</text:p>
          </table:table-cell>
          <table:table-cell office:value-type="float" office:value="0.000991666666666667">
            <text:p>0.0009916667</text:p>
          </table:table-cell>
          <table:table-cell table:number-columns-repeated="9"/>
        </table:table-row>
        <table:table-row table:style-name="ro1">
          <table:table-cell office:value-type="float" office:value="0.313791416028937">
            <text:p>0.313791416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32655105027051">
            <text:p>0.3265510503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313791416028937">
            <text:p>0.313791416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327156437978297">
            <text:p>0.32715643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13999584789564">
            <text:p>0.3139995848</text:p>
          </table:table-cell>
          <table:table-cell office:value-type="float" office:value="0.000416666666666667">
            <text:p>0.0004166667</text:p>
          </table:table-cell>
          <table:table-cell table:number-columns-repeated="3"/>
          <table:table-cell office:value-type="float" office:value="0.327511766377944">
            <text:p>0.3275117664</text:p>
          </table:table-cell>
          <table:table-cell office:value-type="float" office:value="0.00164166666666667">
            <text:p>0.0016416667</text:p>
          </table:table-cell>
          <table:table-cell table:number-columns-repeated="9"/>
        </table:table-row>
        <table:table-row table:style-name="ro1">
          <table:table-cell office:value-type="float" office:value="0.313999584789564">
            <text:p>0.3139995848</text:p>
          </table:table-cell>
          <table:table-cell office:value-type="float" office:value="0.000108333333333333">
            <text:p>0.0001083333</text:p>
          </table:table-cell>
          <table:table-cell office:value-type="float" office:value="0.31">
            <text:p>0.31</text:p>
          </table:table-cell>
          <table:table-cell table:formula="of:=SUM([.B88:.B104])" office:value-type="float" office:value="0.015275">
            <text:p>0.015275</text:p>
          </table:table-cell>
          <table:table-cell/>
          <table:table-cell office:value-type="float" office:value="0.327511766377944">
            <text:p>0.3275117664</text:p>
          </table:table-cell>
          <table:table-cell office:value-type="float" office:value="0.000958333333333333">
            <text:p>0.0009583333</text:p>
          </table:table-cell>
          <table:table-cell table:number-columns-repeated="9"/>
        </table:table-row>
        <table:table-row table:style-name="ro1">
          <table:table-cell office:value-type="float" office:value="0.316378161919118">
            <text:p>0.3163781619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330570785585662">
            <text:p>0.330570785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17891094945743">
            <text:p>0.3178910949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331440993213089">
            <text:p>0.3314409932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317891094945743">
            <text:p>0.3178910949</text:p>
          </table:table-cell>
          <table:table-cell office:value-type="float" office:value="0.00366666666666667">
            <text:p>0.0036666667</text:p>
          </table:table-cell>
          <table:table-cell table:number-columns-repeated="3"/>
          <table:table-cell office:value-type="float" office:value="0.331440993213089">
            <text:p>0.3314409932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31824642334539">
            <text:p>0.3182464233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331611445294751">
            <text:p>0.331611445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1824642334539">
            <text:p>0.318246423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31611445294751">
            <text:p>0.331611445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18715920986844">
            <text:p>0.318715921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331966773694398">
            <text:p>0.3319667737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318715920986844">
            <text:p>0.318715921</text:p>
          </table:table-cell>
          <table:table-cell office:value-type="float" office:value="0.000933333333333333">
            <text:p>0.0009333333</text:p>
          </table:table-cell>
          <table:table-cell table:number-columns-repeated="3"/>
          <table:table-cell office:value-type="float" office:value="0.331966773694398">
            <text:p>0.3319667737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318838000752275">
            <text:p>0.3188380008</text:p>
          </table:table-cell>
          <table:table-cell office:value-type="float" office:value="0.00163333333333333">
            <text:p>0.0016333333</text:p>
          </table:table-cell>
          <table:table-cell table:number-columns-repeated="3"/>
          <table:table-cell office:value-type="float" office:value="0.331966773694398">
            <text:p>0.3319667737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322028634163732">
            <text:p>0.3220286342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332174942455025">
            <text:p>0.3321749425</text:p>
          </table:table-cell>
          <table:table-cell office:value-type="float" office:value="0.00160833333333333">
            <text:p>0.0016083333</text:p>
          </table:table-cell>
          <table:table-cell table:number-columns-repeated="9"/>
        </table:table-row>
        <table:table-row table:style-name="ro1">
          <table:table-cell office:value-type="float" office:value="0.322028634163733">
            <text:p>0.322028634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332174942455025">
            <text:p>0.3321749425</text:p>
          </table:table-cell>
          <table:table-cell office:value-type="float" office:value="0.00178333333333333">
            <text:p>0.0017833333</text:p>
          </table:table-cell>
          <table:table-cell table:number-columns-repeated="9"/>
        </table:table-row>
        <table:table-row table:style-name="ro1">
          <table:table-cell office:value-type="float" office:value="0.322212987871946">
            <text:p>0.3222129879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33334381665469">
            <text:p>0.333343816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323526256702945">
            <text:p>0.323526256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33334381665469">
            <text:p>0.3333438167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324961082689603">
            <text:p>0.324961082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34118247583277">
            <text:p>0.334118247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24961082689603">
            <text:p>0.3249610827</text:p>
          </table:table-cell>
          <table:table-cell office:value-type="float" office:value="0.0000916666666666667">
            <text:p>9.16666666666667E-005</text:p>
          </table:table-cell>
          <table:table-cell office:value-type="float" office:value="0.32">
            <text:p>0.32</text:p>
          </table:table-cell>
          <table:table-cell table:formula="of:=SUM([.B105:.B118])" office:value-type="float" office:value="0.00794166666666667">
            <text:p>0.0079416667</text:p>
          </table:table-cell>
          <table:table-cell/>
          <table:table-cell office:value-type="float" office:value="0.334645528251098">
            <text:p>0.3346455283</text:p>
          </table:table-cell>
          <table:table-cell office:value-type="float" office:value="0.0000333333333333333">
            <text:p>3.33333333333333E-005</text:p>
          </table:table-cell>
          <table:table-cell office:value-type="float" office:value="0.33">
            <text:p>0.33</text:p>
          </table:table-cell>
          <table:table-cell table:formula="of:=SUM([.G96:.G118])" office:value-type="float" office:value="0.0142666666666667">
            <text:p>0.0142666667</text:p>
          </table:table-cell>
          <table:table-cell table:number-columns-repeated="7"/>
        </table:table-row>
        <table:table-row table:style-name="ro1">
          <table:table-cell office:value-type="float" office:value="0.325314767280522">
            <text:p>0.3253147673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337013358417736">
            <text:p>0.3370133584</text:p>
          </table:table-cell>
          <table:table-cell office:value-type="float" office:value="0.000733333333333333">
            <text:p>0.0007333333</text:p>
          </table:table-cell>
          <table:table-cell table:number-columns-repeated="9"/>
        </table:table-row>
        <table:table-row table:style-name="ro1">
          <table:table-cell office:value-type="float" office:value="0.325314767280522">
            <text:p>0.3253147673</text:p>
          </table:table-cell>
          <table:table-cell office:value-type="float" office:value="0.00123333333333333">
            <text:p>0.0012333333</text:p>
          </table:table-cell>
          <table:table-cell table:number-columns-repeated="3"/>
          <table:table-cell office:value-type="float" office:value="0.337013358417736">
            <text:p>0.3370133584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325576096161348">
            <text:p>0.3255760962</text:p>
          </table:table-cell>
          <table:table-cell office:value-type="float" office:value="0.000716666666666667">
            <text:p>0.0007166667</text:p>
          </table:table-cell>
          <table:table-cell table:number-columns-repeated="3"/>
          <table:table-cell office:value-type="float" office:value="0.337393623068754">
            <text:p>0.337393623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26483641480186">
            <text:p>0.3264836415</text:p>
          </table:table-cell>
          <table:table-cell office:value-type="float" office:value="0.00349166666666667">
            <text:p>0.0034916667</text:p>
          </table:table-cell>
          <table:table-cell table:number-columns-repeated="3"/>
          <table:table-cell office:value-type="float" office:value="0.337393623068754">
            <text:p>0.3373936231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326483641480186">
            <text:p>0.3264836415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337798823971143">
            <text:p>0.33779882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2655105027051">
            <text:p>0.3265510503</text:p>
          </table:table-cell>
          <table:table-cell office:value-type="float" office:value="0.00114166666666667">
            <text:p>0.0011416667</text:p>
          </table:table-cell>
          <table:table-cell table:number-columns-repeated="3"/>
          <table:table-cell office:value-type="float" office:value="0.337798823971143">
            <text:p>0.33779882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27156437978297">
            <text:p>0.32715643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338301168387592">
            <text:p>0.3383011684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327511766377944">
            <text:p>0.3275117664</text:p>
          </table:table-cell>
          <table:table-cell office:value-type="float" office:value="0.00373333333333333">
            <text:p>0.0037333333</text:p>
          </table:table-cell>
          <table:table-cell table:number-columns-repeated="3"/>
          <table:table-cell office:value-type="float" office:value="0.338826948868901">
            <text:p>0.3388269489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office:value-type="float" office:value="0.327511766377944">
            <text:p>0.3275117664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338826948868902">
            <text:p>0.3388269489</text:p>
          </table:table-cell>
          <table:table-cell office:value-type="float" office:value="0.00151666666666667">
            <text:p>0.0015166667</text:p>
          </table:table-cell>
          <table:table-cell table:number-columns-repeated="9"/>
        </table:table-row>
        <table:table-row table:style-name="ro1">
          <table:table-cell office:value-type="float" office:value="0.330570785585662">
            <text:p>0.3305707856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339061697689628">
            <text:p>0.339061697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31440993213089">
            <text:p>0.3314409932</text:p>
          </table:table-cell>
          <table:table-cell office:value-type="float" office:value="0.000991666666666667">
            <text:p>0.0009916667</text:p>
          </table:table-cell>
          <table:table-cell table:number-columns-repeated="3"/>
          <table:table-cell office:value-type="float" office:value="0.339061697689628">
            <text:p>0.339061697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31611445294751">
            <text:p>0.3316114453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341033430108064">
            <text:p>0.3410334301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331611445294751">
            <text:p>0.3316114453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341033430108065">
            <text:p>0.3410334301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331966773694398">
            <text:p>0.3319667737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341033430108065">
            <text:p>0.341033430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31966773694398">
            <text:p>0.3319667737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343751453826809">
            <text:p>0.3437514538</text:p>
          </table:table-cell>
          <table:table-cell office:value-type="float" office:value="0.001725">
            <text:p>0.001725</text:p>
          </table:table-cell>
          <table:table-cell table:number-columns-repeated="9"/>
        </table:table-row>
        <table:table-row table:style-name="ro1">
          <table:table-cell office:value-type="float" office:value="0.331966773694398">
            <text:p>0.3319667737</text:p>
          </table:table-cell>
          <table:table-cell office:value-type="float" office:value="0.00035">
            <text:p>0.00035</text:p>
          </table:table-cell>
          <table:table-cell table:number-columns-repeated="3"/>
          <table:table-cell office:value-type="float" office:value="0.343751453826809">
            <text:p>0.3437514538</text:p>
          </table:table-cell>
          <table:table-cell office:value-type="float" office:value="0.000833333333333333">
            <text:p>0.0008333333</text:p>
          </table:table-cell>
          <table:table-cell table:number-columns-repeated="9"/>
        </table:table-row>
        <table:table-row table:style-name="ro1">
          <table:table-cell office:value-type="float" office:value="0.332174942455025">
            <text:p>0.3321749425</text:p>
          </table:table-cell>
          <table:table-cell office:value-type="float" office:value="0.0013">
            <text:p>0.0013</text:p>
          </table:table-cell>
          <table:table-cell table:number-columns-repeated="3"/>
          <table:table-cell office:value-type="float" office:value="0.344726407935971">
            <text:p>0.3447264079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332174942455025">
            <text:p>0.3321749425</text:p>
          </table:table-cell>
          <table:table-cell office:value-type="float" office:value="0.000825">
            <text:p>0.000825</text:p>
          </table:table-cell>
          <table:table-cell table:number-columns-repeated="3"/>
          <table:table-cell office:value-type="float" office:value="0.344726407935971">
            <text:p>0.3447264079</text:p>
          </table:table-cell>
          <table:table-cell office:value-type="float" office:value="0.00015">
            <text:p>0.00015</text:p>
          </table:table-cell>
          <table:table-cell office:value-type="float" office:value="0.34">
            <text:p>0.34</text:p>
          </table:table-cell>
          <table:table-cell table:formula="of:=SUM([.G119:.G136])" office:value-type="float" office:value="0.00641666666666667">
            <text:p>0.0064166667</text:p>
          </table:table-cell>
          <table:table-cell table:number-columns-repeated="7"/>
        </table:table-row>
        <table:table-row table:style-name="ro1">
          <table:table-cell office:value-type="float" office:value="0.33334381665469">
            <text:p>0.3333438167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345687124043405">
            <text:p>0.345687124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33334381665469">
            <text:p>0.3333438167</text:p>
          </table:table-cell>
          <table:table-cell office:value-type="float" office:value="0.0008">
            <text:p>0.0008</text:p>
          </table:table-cell>
          <table:table-cell table:number-columns-repeated="3"/>
          <table:table-cell office:value-type="float" office:value="0.345687124043405">
            <text:p>0.34568712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34118247583277">
            <text:p>0.334118247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45687124043405">
            <text:p>0.345687124</text:p>
          </table:table-cell>
          <table:table-cell office:value-type="float" office:value="0.00530833333333333">
            <text:p>0.0053083333</text:p>
          </table:table-cell>
          <table:table-cell table:number-columns-repeated="9"/>
        </table:table-row>
        <table:table-row table:style-name="ro1">
          <table:table-cell office:value-type="float" office:value="0.334118247583277">
            <text:p>0.3341182476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347736963501808">
            <text:p>0.347736963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34645528251098">
            <text:p>0.3346455283</text:p>
          </table:table-cell>
          <table:table-cell office:value-type="float" office:value="0.0000333333333333333">
            <text:p>3.33333333333333E-005</text:p>
          </table:table-cell>
          <table:table-cell office:value-type="float" office:value="0.33">
            <text:p>0.33</text:p>
          </table:table-cell>
          <table:table-cell table:formula="of:=SUM([.B119:.B141])" office:value-type="float" office:value="0.0168083333333333">
            <text:p>0.0168083333</text:p>
          </table:table-cell>
          <table:table-cell/>
          <table:table-cell office:value-type="float" office:value="0.347736963501809">
            <text:p>0.3477369635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337013358417736">
            <text:p>0.3370133584</text:p>
          </table:table-cell>
          <table:table-cell office:value-type="float" office:value="0.00390833333333333">
            <text:p>0.0039083333</text:p>
          </table:table-cell>
          <table:table-cell table:number-columns-repeated="3"/>
          <table:table-cell office:value-type="float" office:value="0.347893605282568">
            <text:p>0.347893605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37013358417736">
            <text:p>0.337013358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348708805559711">
            <text:p>0.3487088056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337393623068754">
            <text:p>0.3373936231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348708805559711">
            <text:p>0.3487088056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337393623068754">
            <text:p>0.3373936231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349181415252424">
            <text:p>0.3491814153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337798823971143">
            <text:p>0.337798824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349181415252425">
            <text:p>0.349181415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37798823971143">
            <text:p>0.33779882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49786802960212">
            <text:p>0.34978680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38301168387592">
            <text:p>0.3383011684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349786802960212">
            <text:p>0.34978680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38826948868901">
            <text:p>0.3388269489</text:p>
          </table:table-cell>
          <table:table-cell office:value-type="float" office:value="0.000725">
            <text:p>0.000725</text:p>
          </table:table-cell>
          <table:table-cell table:number-columns-repeated="3"/>
          <table:table-cell office:value-type="float" office:value="0.350350300120486">
            <text:p>0.3503503001</text:p>
          </table:table-cell>
          <table:table-cell office:value-type="float" office:value="0.0041">
            <text:p>0.0041</text:p>
          </table:table-cell>
          <table:table-cell table:number-columns-repeated="9"/>
        </table:table-row>
        <table:table-row table:style-name="ro1">
          <table:table-cell office:value-type="float" office:value="0.338826948868902">
            <text:p>0.3388269489</text:p>
          </table:table-cell>
          <table:table-cell office:value-type="float" office:value="0.00130833333333333">
            <text:p>0.0013083333</text:p>
          </table:table-cell>
          <table:table-cell table:number-columns-repeated="3"/>
          <table:table-cell office:value-type="float" office:value="0.350350300120486">
            <text:p>0.3503503001</text:p>
          </table:table-cell>
          <table:table-cell office:value-type="float" office:value="0.000883333333333333">
            <text:p>0.0008833333</text:p>
          </table:table-cell>
          <table:table-cell table:number-columns-repeated="9"/>
        </table:table-row>
        <table:table-row table:style-name="ro1">
          <table:table-cell office:value-type="float" office:value="0.339061697689628">
            <text:p>0.339061697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50350300120486">
            <text:p>0.3503503001</text:p>
          </table:table-cell>
          <table:table-cell office:value-type="float" office:value="0.00139166666666667">
            <text:p>0.0013916667</text:p>
          </table:table-cell>
          <table:table-cell table:number-columns-repeated="9"/>
        </table:table-row>
        <table:table-row table:style-name="ro1">
          <table:table-cell office:value-type="float" office:value="0.339061697689628">
            <text:p>0.339061697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351519174320151">
            <text:p>0.3515191743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340521459927658">
            <text:p>0.340521459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51519174320151">
            <text:p>0.3515191743</text:p>
          </table:table-cell>
          <table:table-cell office:value-type="float" office:value="0.000741666666666667">
            <text:p>0.0007416667</text:p>
          </table:table-cell>
          <table:table-cell table:number-columns-repeated="9"/>
        </table:table-row>
        <table:table-row table:style-name="ro1">
          <table:table-cell office:value-type="float" office:value="0.34094108506637">
            <text:p>0.3409410851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51519174320151">
            <text:p>0.351519174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41033430108064">
            <text:p>0.3410334301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351703528028364">
            <text:p>0.35170352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41033430108065">
            <text:p>0.3410334301</text:p>
          </table:table-cell>
          <table:table-cell office:value-type="float" office:value="0.00144166666666667">
            <text:p>0.0014416667</text:p>
          </table:table-cell>
          <table:table-cell table:number-columns-repeated="3"/>
          <table:table-cell office:value-type="float" office:value="0.351703528028364">
            <text:p>0.351703528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43751453826809">
            <text:p>0.3437514538</text:p>
          </table:table-cell>
          <table:table-cell office:value-type="float" office:value="0.002925">
            <text:p>0.002925</text:p>
          </table:table-cell>
          <table:table-cell table:number-columns-repeated="3"/>
          <table:table-cell office:value-type="float" office:value="0.351821331931202">
            <text:p>0.351821331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343751453826809">
            <text:p>0.3437514538</text:p>
          </table:table-cell>
          <table:table-cell office:value-type="float" office:value="0.0013">
            <text:p>0.0013</text:p>
          </table:table-cell>
          <table:table-cell table:number-columns-repeated="3"/>
          <table:table-cell office:value-type="float" office:value="0.3520215187366">
            <text:p>0.352021518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44043985673902">
            <text:p>0.344043985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352293605248738">
            <text:p>0.352293605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44726407935971">
            <text:p>0.3447264079</text:p>
          </table:table-cell>
          <table:table-cell office:value-type="float" office:value="0.004325">
            <text:p>0.004325</text:p>
          </table:table-cell>
          <table:table-cell table:number-columns-repeated="3"/>
          <table:table-cell office:value-type="float" office:value="0.353016796859363">
            <text:p>0.3530167969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44726407935971">
            <text:p>0.3447264079</text:p>
          </table:table-cell>
          <table:table-cell office:value-type="float" office:value="0.0000416666666666667">
            <text:p>4.16666666666667E-005</text:p>
          </table:table-cell>
          <table:table-cell office:value-type="float" office:value="0.34">
            <text:p>0.34</text:p>
          </table:table-cell>
          <table:table-cell table:formula="of:=SUM([.B142:.B161])" office:value-type="float" office:value="0.017475">
            <text:p>0.017475</text:p>
          </table:table-cell>
          <table:table-cell/>
          <table:table-cell office:value-type="float" office:value="0.354597138676312">
            <text:p>0.3545971387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35">
            <text:p>0.35</text:p>
          </table:table-cell>
          <table:table-cell table:formula="of:=SUM([.G137:.G161])" office:value-type="float" office:value="0.0140166666666667">
            <text:p>0.0140166667</text:p>
          </table:table-cell>
          <table:table-cell table:number-columns-repeated="7"/>
        </table:table-row>
        <table:table-row table:style-name="ro1">
          <table:table-cell office:value-type="float" office:value="0.345687124043405">
            <text:p>0.345687124</text:p>
          </table:table-cell>
          <table:table-cell office:value-type="float" office:value="0.0011">
            <text:p>0.0011</text:p>
          </table:table-cell>
          <table:table-cell table:number-columns-repeated="3"/>
          <table:table-cell office:value-type="float" office:value="0.356476526053053">
            <text:p>0.3564765261</text:p>
          </table:table-cell>
          <table:table-cell office:value-type="float" office:value="0.00149166666666667">
            <text:p>0.0014916667</text:p>
          </table:table-cell>
          <table:table-cell table:number-columns-repeated="9"/>
        </table:table-row>
        <table:table-row table:style-name="ro1">
          <table:table-cell office:value-type="float" office:value="0.345687124043405">
            <text:p>0.345687124</text:p>
          </table:table-cell>
          <table:table-cell office:value-type="float" office:value="0.000991666666666667">
            <text:p>0.0009916667</text:p>
          </table:table-cell>
          <table:table-cell table:number-columns-repeated="3"/>
          <table:table-cell office:value-type="float" office:value="0.356476526053053">
            <text:p>0.3564765261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347736963501808">
            <text:p>0.3477369635</text:p>
          </table:table-cell>
          <table:table-cell office:value-type="float" office:value="0.000816666666666667">
            <text:p>0.0008166667</text:p>
          </table:table-cell>
          <table:table-cell table:number-columns-repeated="3"/>
          <table:table-cell office:value-type="float" office:value="0.357002306534362">
            <text:p>0.3570023065</text:p>
          </table:table-cell>
          <table:table-cell office:value-type="float" office:value="0.0013">
            <text:p>0.0013</text:p>
          </table:table-cell>
          <table:table-cell table:number-columns-repeated="9"/>
        </table:table-row>
        <table:table-row table:style-name="ro1">
          <table:table-cell office:value-type="float" office:value="0.347736963501809">
            <text:p>0.3477369635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357002306534363">
            <text:p>0.3570023065</text:p>
          </table:table-cell>
          <table:table-cell office:value-type="float" office:value="0.004175">
            <text:p>0.004175</text:p>
          </table:table-cell>
          <table:table-cell table:number-columns-repeated="9"/>
        </table:table-row>
        <table:table-row table:style-name="ro1">
          <table:table-cell office:value-type="float" office:value="0.347893605282568">
            <text:p>0.3478936053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357002306534363">
            <text:p>0.3570023065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348708805559711">
            <text:p>0.3487088056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35776433602291">
            <text:p>0.357764336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348708805559711">
            <text:p>0.3487088056</text:p>
          </table:table-cell>
          <table:table-cell office:value-type="float" office:value="0.000766666666666667">
            <text:p>0.0007666667</text:p>
          </table:table-cell>
          <table:table-cell table:number-columns-repeated="3"/>
          <table:table-cell office:value-type="float" office:value="0.35776433602291">
            <text:p>0.35776433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49181415252424">
            <text:p>0.3491814153</text:p>
          </table:table-cell>
          <table:table-cell office:value-type="float" office:value="0.000891666666666667">
            <text:p>0.0008916667</text:p>
          </table:table-cell>
          <table:table-cell table:number-columns-repeated="3"/>
          <table:table-cell office:value-type="float" office:value="0.358379349494654">
            <text:p>0.358379349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49181415252425">
            <text:p>0.3491814153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358379349494654">
            <text:p>0.3583793495</text:p>
          </table:table-cell>
          <table:table-cell office:value-type="float" office:value="0.001225">
            <text:p>0.001225</text:p>
          </table:table-cell>
          <table:table-cell table:number-columns-repeated="9"/>
        </table:table-row>
        <table:table-row table:style-name="ro1">
          <table:table-cell office:value-type="float" office:value="0.349786802960212">
            <text:p>0.349786803</text:p>
          </table:table-cell>
          <table:table-cell office:value-type="float" office:value="0.00341666666666667">
            <text:p>0.0034166667</text:p>
          </table:table-cell>
          <table:table-cell table:number-columns-repeated="3"/>
          <table:table-cell office:value-type="float" office:value="0.360496597743382">
            <text:p>0.3604965977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349786802960212">
            <text:p>0.349786803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360496597743382">
            <text:p>0.360496597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50350300120486">
            <text:p>0.3503503001</text:p>
          </table:table-cell>
          <table:table-cell office:value-type="float" office:value="0.00429166666666667">
            <text:p>0.0042916667</text:p>
          </table:table-cell>
          <table:table-cell table:number-columns-repeated="3"/>
          <table:table-cell office:value-type="float" office:value="0.36192681149227">
            <text:p>0.3619268115</text:p>
          </table:table-cell>
          <table:table-cell office:value-type="float" office:value="0.0014">
            <text:p>0.0014</text:p>
          </table:table-cell>
          <table:table-cell table:number-columns-repeated="9"/>
        </table:table-row>
        <table:table-row table:style-name="ro1">
          <table:table-cell office:value-type="float" office:value="0.350350300120486">
            <text:p>0.3503503001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36192681149227">
            <text:p>0.3619268115</text:p>
          </table:table-cell>
          <table:table-cell office:value-type="float" office:value="0.0036">
            <text:p>0.0036</text:p>
          </table:table-cell>
          <table:table-cell table:number-columns-repeated="9"/>
        </table:table-row>
        <table:table-row table:style-name="ro1">
          <table:table-cell office:value-type="float" office:value="0.350350300120486">
            <text:p>0.3503503001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362599607990381">
            <text:p>0.362599608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351519174320151">
            <text:p>0.3515191743</text:p>
          </table:table-cell>
          <table:table-cell office:value-type="float" office:value="0.00108333333333333">
            <text:p>0.0010833333</text:p>
          </table:table-cell>
          <table:table-cell table:number-columns-repeated="3"/>
          <table:table-cell office:value-type="float" office:value="0.362599607990381">
            <text:p>0.36259960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51519174320151">
            <text:p>0.3515191743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362834356811108">
            <text:p>0.3628343568</text:p>
          </table:table-cell>
          <table:table-cell office:value-type="float" office:value="0.00085">
            <text:p>0.00085</text:p>
          </table:table-cell>
          <table:table-cell table:number-columns-repeated="9"/>
        </table:table-row>
        <table:table-row table:style-name="ro1">
          <table:table-cell office:value-type="float" office:value="0.351703528028364">
            <text:p>0.35170352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362834356811108">
            <text:p>0.3628343568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351703528028364">
            <text:p>0.351703528</text:p>
          </table:table-cell>
          <table:table-cell office:value-type="float" office:value="0.000733333333333333">
            <text:p>0.0007333333</text:p>
          </table:table-cell>
          <table:table-cell table:number-columns-repeated="3"/>
          <table:table-cell office:value-type="float" office:value="0.363374038918969">
            <text:p>0.363374038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51821331931202">
            <text:p>0.3518213319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363374038918969">
            <text:p>0.3633740389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3520215187366">
            <text:p>0.3520215187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363862481708866">
            <text:p>0.363862481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52293605248738">
            <text:p>0.3522936052</text:p>
          </table:table-cell>
          <table:table-cell office:value-type="float" office:value="0.002825">
            <text:p>0.002825</text:p>
          </table:table-cell>
          <table:table-cell table:number-columns-repeated="3"/>
          <table:table-cell office:value-type="float" office:value="0.363862481708866">
            <text:p>0.363862481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52293605248738">
            <text:p>0.3522936052</text:p>
          </table:table-cell>
          <table:table-cell office:value-type="float" office:value="0.000508333333333333">
            <text:p>0.0005083333</text:p>
          </table:table-cell>
          <table:table-cell table:number-columns-repeated="3"/>
          <table:table-cell office:value-type="float" office:value="0.363862481708866">
            <text:p>0.3638624817</text:p>
          </table:table-cell>
          <table:table-cell office:value-type="float" office:value="0.00221666666666667">
            <text:p>0.0022166667</text:p>
          </table:table-cell>
          <table:table-cell office:value-type="float" office:value="0.36">
            <text:p>0.36</text:p>
          </table:table-cell>
          <table:table-cell table:formula="of:=SUM([.G162:.G183])" office:value-type="float" office:value="0.0181333333333333">
            <text:p>0.0181333333</text:p>
          </table:table-cell>
          <table:table-cell table:number-columns-repeated="7"/>
        </table:table-row>
        <table:table-row table:style-name="ro1">
          <table:table-cell office:value-type="float" office:value="0.353016796859363">
            <text:p>0.3530167969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366068962948029">
            <text:p>0.3660689629</text:p>
          </table:table-cell>
          <table:table-cell office:value-type="float" office:value="0.000441666666666667">
            <text:p>0.0004416667</text:p>
          </table:table-cell>
          <table:table-cell table:number-columns-repeated="9"/>
        </table:table-row>
        <table:table-row table:style-name="ro1">
          <table:table-cell office:value-type="float" office:value="0.354597138676312">
            <text:p>0.3545971387</text:p>
          </table:table-cell>
          <table:table-cell office:value-type="float" office:value="0.000075">
            <text:p>0.000075</text:p>
          </table:table-cell>
          <table:table-cell office:value-type="float" office:value="0.35">
            <text:p>0.35</text:p>
          </table:table-cell>
          <table:table-cell table:formula="of:=SUM([.B162:.B185])" office:value-type="float" office:value="0.0213166666666667">
            <text:p>0.0213166667</text:p>
          </table:table-cell>
          <table:table-cell/>
          <table:table-cell office:value-type="float" office:value="0.366068962948029">
            <text:p>0.3660689629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356476526053053">
            <text:p>0.3564765261</text:p>
          </table:table-cell>
          <table:table-cell office:value-type="float" office:value="0.00331666666666667">
            <text:p>0.0033166667</text:p>
          </table:table-cell>
          <table:table-cell table:number-columns-repeated="3"/>
          <table:table-cell office:value-type="float" office:value="0.366147069987996">
            <text:p>0.3661470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56476526053053">
            <text:p>0.3564765261</text:p>
          </table:table-cell>
          <table:table-cell office:value-type="float" office:value="0.000466666666666667">
            <text:p>0.0004666667</text:p>
          </table:table-cell>
          <table:table-cell table:number-columns-repeated="3"/>
          <table:table-cell office:value-type="float" office:value="0.366147069987996">
            <text:p>0.3661470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57002306534362">
            <text:p>0.3570023065</text:p>
          </table:table-cell>
          <table:table-cell office:value-type="float" office:value="0.00203333333333333">
            <text:p>0.0020333333</text:p>
          </table:table-cell>
          <table:table-cell table:number-columns-repeated="3"/>
          <table:table-cell office:value-type="float" office:value="0.366449227599047">
            <text:p>0.3664492276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357002306534363">
            <text:p>0.3570023065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366884163225172">
            <text:p>0.3668841632</text:p>
          </table:table-cell>
          <table:table-cell office:value-type="float" office:value="0.000641666666666667">
            <text:p>0.0006416667</text:p>
          </table:table-cell>
          <table:table-cell table:number-columns-repeated="9"/>
        </table:table-row>
        <table:table-row table:style-name="ro1">
          <table:table-cell office:value-type="float" office:value="0.357002306534363">
            <text:p>0.357002306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366884163225172">
            <text:p>0.3668841632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office:value-type="float" office:value="0.35776433602291">
            <text:p>0.357764336</text:p>
          </table:table-cell>
          <table:table-cell office:value-type="float" office:value="0.000866666666666667">
            <text:p>0.0008666667</text:p>
          </table:table-cell>
          <table:table-cell table:number-columns-repeated="3"/>
          <table:table-cell office:value-type="float" office:value="0.366884163225172">
            <text:p>0.3668841632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35776433602291">
            <text:p>0.357764336</text:p>
          </table:table-cell>
          <table:table-cell office:value-type="float" office:value="0.000408333333333333">
            <text:p>0.0004083333</text:p>
          </table:table-cell>
          <table:table-cell table:number-columns-repeated="3"/>
          <table:table-cell office:value-type="float" office:value="0.368525657785947">
            <text:p>0.3685256578</text:p>
          </table:table-cell>
          <table:table-cell office:value-type="float" office:value="0.00295833333333333">
            <text:p>0.0029583333</text:p>
          </table:table-cell>
          <table:table-cell table:number-columns-repeated="9"/>
        </table:table-row>
        <table:table-row table:style-name="ro1">
          <table:table-cell office:value-type="float" office:value="0.358379349494654">
            <text:p>0.3583793495</text:p>
          </table:table-cell>
          <table:table-cell office:value-type="float" office:value="0.00231666666666667">
            <text:p>0.0023166667</text:p>
          </table:table-cell>
          <table:table-cell table:number-columns-repeated="3"/>
          <table:table-cell office:value-type="float" office:value="0.368525657785947">
            <text:p>0.3685256578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358563703202868">
            <text:p>0.358563703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69079518513867">
            <text:p>0.3690795185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360496597743382">
            <text:p>0.360496597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369694531985612">
            <text:p>0.36969453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60496597743382">
            <text:p>0.3604965977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369694531985612">
            <text:p>0.369694532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36192681149227">
            <text:p>0.3619268115</text:p>
          </table:table-cell>
          <table:table-cell office:value-type="float" office:value="0.00190833333333333">
            <text:p>0.0019083333</text:p>
          </table:table-cell>
          <table:table-cell table:number-columns-repeated="3"/>
          <table:table-cell office:value-type="float" office:value="0.370088698263181">
            <text:p>0.3700886983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36192681149227">
            <text:p>0.3619268115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370088698263181">
            <text:p>0.3700886983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362599607990381">
            <text:p>0.362599608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370196876402061">
            <text:p>0.3701968764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362599607990381">
            <text:p>0.362599608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370196876402061">
            <text:p>0.3701968764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362834356811108">
            <text:p>0.3628343568</text:p>
          </table:table-cell>
          <table:table-cell office:value-type="float" office:value="0.000833333333333333">
            <text:p>0.0008333333</text:p>
          </table:table-cell>
          <table:table-cell table:number-columns-repeated="3"/>
          <table:table-cell office:value-type="float" office:value="0.370904234915501">
            <text:p>0.370904234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62834356811108">
            <text:p>0.3628343568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372284053551876">
            <text:p>0.3722840536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362834356811108">
            <text:p>0.3628343568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372284053551876">
            <text:p>0.3722840536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63374038918969">
            <text:p>0.363374038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72772496341773">
            <text:p>0.3727724963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363374038918969">
            <text:p>0.3633740389</text:p>
          </table:table-cell>
          <table:table-cell office:value-type="float" office:value="0.00105">
            <text:p>0.00105</text:p>
          </table:table-cell>
          <table:table-cell table:number-columns-repeated="3"/>
          <table:table-cell office:value-type="float" office:value="0.372772496341773">
            <text:p>0.3727724963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363862481708866">
            <text:p>0.3638624817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373744338399676">
            <text:p>0.3737443384</text:p>
          </table:table-cell>
          <table:table-cell office:value-type="float" office:value="0.000825">
            <text:p>0.000825</text:p>
          </table:table-cell>
          <table:table-cell table:number-columns-repeated="9"/>
        </table:table-row>
        <table:table-row table:style-name="ro1">
          <table:table-cell office:value-type="float" office:value="0.363862481708866">
            <text:p>0.363862481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73744338399676">
            <text:p>0.373744338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63862481708866">
            <text:p>0.3638624817</text:p>
          </table:table-cell>
          <table:table-cell office:value-type="float" office:value="0.000783333333333333">
            <text:p>0.0007833333</text:p>
          </table:table-cell>
          <table:table-cell office:value-type="float" office:value="0.36">
            <text:p>0.36</text:p>
          </table:table-cell>
          <table:table-cell table:formula="of:=SUM([.B186:.B208])" office:value-type="float" office:value="0.017125">
            <text:p>0.017125</text:p>
          </table:table-cell>
          <table:table-cell/>
          <table:table-cell office:value-type="float" office:value="0.374216948092389">
            <text:p>0.374216948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66068962948029">
            <text:p>0.3660689629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374504867701712">
            <text:p>0.3745048677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366068962948029">
            <text:p>0.3660689629</text:p>
          </table:table-cell>
          <table:table-cell office:value-type="float" office:value="0.0024">
            <text:p>0.0024</text:p>
          </table:table-cell>
          <table:table-cell table:number-columns-repeated="3"/>
          <table:table-cell office:value-type="float" office:value="0.374504867701712">
            <text:p>0.374504867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66147069987996">
            <text:p>0.36614707</text:p>
          </table:table-cell>
          <table:table-cell office:value-type="float" office:value="0.000608333333333333">
            <text:p>0.0006083333</text:p>
          </table:table-cell>
          <table:table-cell table:number-columns-repeated="3"/>
          <table:table-cell office:value-type="float" office:value="0.374651883718514">
            <text:p>0.3746518837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366147069987996">
            <text:p>0.36614707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374651883718514">
            <text:p>0.3746518837</text:p>
          </table:table-cell>
          <table:table-cell office:value-type="float" office:value="0.00265833333333333">
            <text:p>0.0026583333</text:p>
          </table:table-cell>
          <table:table-cell table:number-columns-repeated="9"/>
        </table:table-row>
        <table:table-row table:style-name="ro1">
          <table:table-cell office:value-type="float" office:value="0.366449227599047">
            <text:p>0.3664492276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374689221409926">
            <text:p>0.374689221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66884163225172">
            <text:p>0.3668841632</text:p>
          </table:table-cell>
          <table:table-cell office:value-type="float" office:value="0.000891666666666667">
            <text:p>0.0008916667</text:p>
          </table:table-cell>
          <table:table-cell table:number-columns-repeated="3"/>
          <table:table-cell office:value-type="float" office:value="0.374689221409926">
            <text:p>0.3746892214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37">
            <text:p>0.37</text:p>
          </table:table-cell>
          <table:table-cell table:formula="of:=SUM([.G184:.G214])" office:value-type="float" office:value="0.011225">
            <text:p>0.011225</text:p>
          </table:table-cell>
          <table:table-cell table:number-columns-repeated="7"/>
        </table:table-row>
        <table:table-row table:style-name="ro1">
          <table:table-cell office:value-type="float" office:value="0.366884163225172">
            <text:p>0.3668841632</text:p>
          </table:table-cell>
          <table:table-cell office:value-type="float" office:value="0.000975">
            <text:p>0.000975</text:p>
          </table:table-cell>
          <table:table-cell table:number-columns-repeated="3"/>
          <table:table-cell office:value-type="float" office:value="0.375177664199823">
            <text:p>0.3751776642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368525657785947">
            <text:p>0.3685256578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375177664199823">
            <text:p>0.3751776642</text:p>
          </table:table-cell>
          <table:table-cell office:value-type="float" office:value="0.00395">
            <text:p>0.00395</text:p>
          </table:table-cell>
          <table:table-cell table:number-columns-repeated="9"/>
        </table:table-row>
        <table:table-row table:style-name="ro1">
          <table:table-cell office:value-type="float" office:value="0.368525657785947">
            <text:p>0.3685256578</text:p>
          </table:table-cell>
          <table:table-cell office:value-type="float" office:value="0.003775">
            <text:p>0.003775</text:p>
          </table:table-cell>
          <table:table-cell table:number-columns-repeated="3"/>
          <table:table-cell office:value-type="float" office:value="0.375177664199824">
            <text:p>0.3751776642</text:p>
          </table:table-cell>
          <table:table-cell office:value-type="float" office:value="0.00175">
            <text:p>0.00175</text:p>
          </table:table-cell>
          <table:table-cell table:number-columns-repeated="9"/>
        </table:table-row>
        <table:table-row table:style-name="ro1">
          <table:table-cell office:value-type="float" office:value="0.368525657785947">
            <text:p>0.3685256578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375964629939741">
            <text:p>0.3759646299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369079518513867">
            <text:p>0.3690795185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376554707160115">
            <text:p>0.3765547072</text:p>
          </table:table-cell>
          <table:table-cell office:value-type="float" office:value="0.00486666666666667">
            <text:p>0.0048666667</text:p>
          </table:table-cell>
          <table:table-cell table:number-columns-repeated="9"/>
        </table:table-row>
        <table:table-row table:style-name="ro1">
          <table:table-cell office:value-type="float" office:value="0.369694531985612">
            <text:p>0.369694532</text:p>
          </table:table-cell>
          <table:table-cell office:value-type="float" office:value="0.000583333333333333">
            <text:p>0.0005833333</text:p>
          </table:table-cell>
          <table:table-cell table:number-columns-repeated="3"/>
          <table:table-cell office:value-type="float" office:value="0.376554707160115">
            <text:p>0.3765547072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370088698263181">
            <text:p>0.3700886983</text:p>
          </table:table-cell>
          <table:table-cell office:value-type="float" office:value="0.000566666666666667">
            <text:p>0.0005666667</text:p>
          </table:table-cell>
          <table:table-cell table:number-columns-repeated="3"/>
          <table:table-cell office:value-type="float" office:value="0.376554707160115">
            <text:p>0.3765547072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370088698263181">
            <text:p>0.3700886983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376739060868329">
            <text:p>0.3767390609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370196876402061">
            <text:p>0.3701968764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376739060868329">
            <text:p>0.3767390609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370196876402061">
            <text:p>0.3701968764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377227503658227">
            <text:p>0.377227503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70904234915501">
            <text:p>0.3709042349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377227503658227">
            <text:p>0.377227503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72284053551876">
            <text:p>0.3722840536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377462252478954">
            <text:p>0.377462252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72284053551876">
            <text:p>0.3722840536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378052329699327">
            <text:p>0.378052329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72772496341773">
            <text:p>0.3727724963</text:p>
          </table:table-cell>
          <table:table-cell office:value-type="float" office:value="0.00103333333333333">
            <text:p>0.0010333333</text:p>
          </table:table-cell>
          <table:table-cell table:number-columns-repeated="3"/>
          <table:table-cell office:value-type="float" office:value="0.378052329699327">
            <text:p>0.378052329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72772496341773">
            <text:p>0.3727724963</text:p>
          </table:table-cell>
          <table:table-cell office:value-type="float" office:value="0.000725">
            <text:p>0.000725</text:p>
          </table:table-cell>
          <table:table-cell table:number-columns-repeated="3"/>
          <table:table-cell office:value-type="float" office:value="0.378579610367148">
            <text:p>0.378579610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73744338399676">
            <text:p>0.3737443384</text:p>
          </table:table-cell>
          <table:table-cell office:value-type="float" office:value="0.00201666666666667">
            <text:p>0.0020166667</text:p>
          </table:table-cell>
          <table:table-cell table:number-columns-repeated="3"/>
          <table:table-cell office:value-type="float" office:value="0.378579610367148">
            <text:p>0.3785796104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373744338399676">
            <text:p>0.3737443384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378671955408843">
            <text:p>0.3786719554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374216948092389">
            <text:p>0.3742169481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378671955408843">
            <text:p>0.3786719554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374504867701712">
            <text:p>0.3745048677</text:p>
          </table:table-cell>
          <table:table-cell office:value-type="float" office:value="0.0007">
            <text:p>0.0007</text:p>
          </table:table-cell>
          <table:table-cell table:number-columns-repeated="3"/>
          <table:table-cell office:value-type="float" office:value="0.379867420337004">
            <text:p>0.379867420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74504867701712">
            <text:p>0.3745048677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381009714476569">
            <text:p>0.381009714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374651883718514">
            <text:p>0.3746518837</text:p>
          </table:table-cell>
          <table:table-cell office:value-type="float" office:value="0.00186666666666667">
            <text:p>0.0018666667</text:p>
          </table:table-cell>
          <table:table-cell table:number-columns-repeated="3"/>
          <table:table-cell office:value-type="float" office:value="0.381009714476569">
            <text:p>0.3810097145</text:p>
          </table:table-cell>
          <table:table-cell office:value-type="float" office:value="0.001125">
            <text:p>0.001125</text:p>
          </table:table-cell>
          <table:table-cell table:number-columns-repeated="9"/>
        </table:table-row>
        <table:table-row table:style-name="ro1">
          <table:table-cell office:value-type="float" office:value="0.374651883718514">
            <text:p>0.3746518837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381009714476569">
            <text:p>0.3810097145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374689221409926">
            <text:p>0.374689221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81512058893018">
            <text:p>0.3815120589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374689221409926">
            <text:p>0.3746892214</text:p>
          </table:table-cell>
          <table:table-cell office:value-type="float" office:value="0.00005">
            <text:p>0.00005</text:p>
          </table:table-cell>
          <table:table-cell office:value-type="float" office:value="0.37">
            <text:p>0.37</text:p>
          </table:table-cell>
          <table:table-cell table:formula="of:=SUM([.B209:.B238])" office:value-type="float" office:value="0.0204416666666667">
            <text:p>0.0204416667</text:p>
          </table:table-cell>
          <table:table-cell/>
          <table:table-cell office:value-type="float" office:value="0.381512058893018">
            <text:p>0.3815120589</text:p>
          </table:table-cell>
          <table:table-cell office:value-type="float" office:value="0.000875">
            <text:p>0.000875</text:p>
          </table:table-cell>
          <table:table-cell table:number-columns-repeated="9"/>
        </table:table-row>
        <table:table-row table:style-name="ro1">
          <table:table-cell office:value-type="float" office:value="0.375177664199823">
            <text:p>0.3751776642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38168251097468">
            <text:p>0.381682511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375177664199823">
            <text:p>0.3751776642</text:p>
          </table:table-cell>
          <table:table-cell office:value-type="float" office:value="0.0007">
            <text:p>0.0007</text:p>
          </table:table-cell>
          <table:table-cell table:number-columns-repeated="3"/>
          <table:table-cell office:value-type="float" office:value="0.38168251097468">
            <text:p>0.381682511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75177664199824">
            <text:p>0.3751776642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382037839374327">
            <text:p>0.3820378394</text:p>
          </table:table-cell>
          <table:table-cell office:value-type="float" office:value="0.00248333333333333">
            <text:p>0.0024833333</text:p>
          </table:table-cell>
          <table:table-cell table:number-columns-repeated="9"/>
        </table:table-row>
        <table:table-row table:style-name="ro1">
          <table:table-cell office:value-type="float" office:value="0.375964629939741">
            <text:p>0.3759646299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382037839374327">
            <text:p>0.3820378394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376554707160115">
            <text:p>0.3765547072</text:p>
          </table:table-cell>
          <table:table-cell office:value-type="float" office:value="0.00341666666666667">
            <text:p>0.0034166667</text:p>
          </table:table-cell>
          <table:table-cell table:number-columns-repeated="3"/>
          <table:table-cell office:value-type="float" office:value="0.382037839374327">
            <text:p>0.3820378394</text:p>
          </table:table-cell>
          <table:table-cell office:value-type="float" office:value="0.00100833333333333">
            <text:p>0.0010083333</text:p>
          </table:table-cell>
          <table:table-cell table:number-columns-repeated="9"/>
        </table:table-row>
        <table:table-row table:style-name="ro1">
          <table:table-cell office:value-type="float" office:value="0.376554707160115">
            <text:p>0.376554707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383561898351421">
            <text:p>0.383561898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76554707160115">
            <text:p>0.3765547072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383561898351421">
            <text:p>0.3835618984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376739060868329">
            <text:p>0.3767390609</text:p>
          </table:table-cell>
          <table:table-cell office:value-type="float" office:value="0.00065">
            <text:p>0.00065</text:p>
          </table:table-cell>
          <table:table-cell table:number-columns-repeated="3"/>
          <table:table-cell office:value-type="float" office:value="0.38424432061349">
            <text:p>0.3842443206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76739060868329">
            <text:p>0.3767390609</text:p>
          </table:table-cell>
          <table:table-cell office:value-type="float" office:value="0.000691666666666667">
            <text:p>0.0006916667</text:p>
          </table:table-cell>
          <table:table-cell table:number-columns-repeated="3"/>
          <table:table-cell office:value-type="float" office:value="0.38424432061349">
            <text:p>0.3842443206</text:p>
          </table:table-cell>
          <table:table-cell office:value-type="float" office:value="0.00168333333333333">
            <text:p>0.0016833333</text:p>
          </table:table-cell>
          <table:table-cell table:number-columns-repeated="9"/>
        </table:table-row>
        <table:table-row table:style-name="ro1">
          <table:table-cell office:value-type="float" office:value="0.377227503658227">
            <text:p>0.377227503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38424432061349">
            <text:p>0.3842443206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77227503658227">
            <text:p>0.3772275037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384624585264508">
            <text:p>0.3846245853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377462252478954">
            <text:p>0.37746225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84624585264508">
            <text:p>0.3846245853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377462252478954">
            <text:p>0.37746225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84716593931027">
            <text:p>0.3847165939</text:p>
          </table:table-cell>
          <table:table-cell office:value-type="float" office:value="0.0001">
            <text:p>0.0001</text:p>
          </table:table-cell>
          <table:table-cell office:value-type="float" office:value="0.38">
            <text:p>0.38</text:p>
          </table:table-cell>
          <table:table-cell table:formula="of:=SUM([.G215:.G251])" office:value-type="float" office:value="0.0222833333333333">
            <text:p>0.0222833333</text:p>
          </table:table-cell>
          <table:table-cell table:number-columns-repeated="7"/>
        </table:table-row>
        <table:table-row table:style-name="ro1">
          <table:table-cell office:value-type="float" office:value="0.378052329699327">
            <text:p>0.3780523297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385205036720924">
            <text:p>0.385205036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378052329699327">
            <text:p>0.3780523297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385532130583346">
            <text:p>0.3855321306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378579610367148">
            <text:p>0.378579610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85532130583346">
            <text:p>0.3855321306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office:value-type="float" office:value="0.378579610367148">
            <text:p>0.3785796104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385967066209471">
            <text:p>0.3859670662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378671955408843">
            <text:p>0.3786719554</text:p>
          </table:table-cell>
          <table:table-cell office:value-type="float" office:value="0.00114166666666667">
            <text:p>0.0011416667</text:p>
          </table:table-cell>
          <table:table-cell table:number-columns-repeated="3"/>
          <table:table-cell office:value-type="float" office:value="0.385967066209472">
            <text:p>0.3859670662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378671955408843">
            <text:p>0.3786719554</text:p>
          </table:table-cell>
          <table:table-cell office:value-type="float" office:value="0.00133333333333333">
            <text:p>0.0013333333</text:p>
          </table:table-cell>
          <table:table-cell table:number-columns-repeated="3"/>
          <table:table-cell office:value-type="float" office:value="0.385967066209472">
            <text:p>0.3859670662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379867420337004">
            <text:p>0.3798674203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387254876179328">
            <text:p>0.3872548762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379867420337004">
            <text:p>0.379867420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387254876179328">
            <text:p>0.3872548762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381009714476569">
            <text:p>0.3810097145</text:p>
          </table:table-cell>
          <table:table-cell office:value-type="float" office:value="0.000416666666666667">
            <text:p>0.0004166667</text:p>
          </table:table-cell>
          <table:table-cell table:number-columns-repeated="3"/>
          <table:table-cell office:value-type="float" office:value="0.387635140830346">
            <text:p>0.3876351408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81009714476569">
            <text:p>0.3810097145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387635140830346">
            <text:p>0.3876351408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81009714476569">
            <text:p>0.3810097145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387869889651073">
            <text:p>0.3878698897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381512058893018">
            <text:p>0.3815120589</text:p>
          </table:table-cell>
          <table:table-cell office:value-type="float" office:value="0.00123333333333333">
            <text:p>0.0012333333</text:p>
          </table:table-cell>
          <table:table-cell table:number-columns-repeated="3"/>
          <table:table-cell office:value-type="float" office:value="0.387869889651073">
            <text:p>0.3878698897</text:p>
          </table:table-cell>
          <table:table-cell office:value-type="float" office:value="0.00189166666666667">
            <text:p>0.0018916667</text:p>
          </table:table-cell>
          <table:table-cell table:number-columns-repeated="9"/>
        </table:table-row>
        <table:table-row table:style-name="ro1">
          <table:table-cell office:value-type="float" office:value="0.381512058893018">
            <text:p>0.3815120589</text:p>
          </table:table-cell>
          <table:table-cell office:value-type="float" office:value="0.00151666666666667">
            <text:p>0.0015166667</text:p>
          </table:table-cell>
          <table:table-cell table:number-columns-repeated="3"/>
          <table:table-cell office:value-type="float" office:value="0.387869889651073">
            <text:p>0.3878698897</text:p>
          </table:table-cell>
          <table:table-cell office:value-type="float" office:value="0.002075">
            <text:p>0.002075</text:p>
          </table:table-cell>
          <table:table-cell table:number-columns-repeated="9"/>
        </table:table-row>
        <table:table-row table:style-name="ro1">
          <table:table-cell office:value-type="float" office:value="0.38168251097468">
            <text:p>0.381682511</text:p>
          </table:table-cell>
          <table:table-cell office:value-type="float" office:value="0.000333333333333333">
            <text:p>0.0003333333</text:p>
          </table:table-cell>
          <table:table-cell table:number-columns-repeated="3"/>
          <table:table-cell office:value-type="float" office:value="0.388372234067522">
            <text:p>0.3883722341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38168251097468">
            <text:p>0.381682511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388372234067522">
            <text:p>0.3883722341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382037839374327">
            <text:p>0.3820378394</text:p>
          </table:table-cell>
          <table:table-cell office:value-type="float" office:value="0.00203333333333333">
            <text:p>0.0020333333</text:p>
          </table:table-cell>
          <table:table-cell table:number-columns-repeated="3"/>
          <table:table-cell office:value-type="float" office:value="0.389132763369558">
            <text:p>0.3891327634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82037839374327">
            <text:p>0.3820378394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38917160124748">
            <text:p>0.389171601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82037839374327">
            <text:p>0.3820378394</text:p>
          </table:table-cell>
          <table:table-cell office:value-type="float" office:value="0.000808333333333333">
            <text:p>0.0008083333</text:p>
          </table:table-cell>
          <table:table-cell table:number-columns-repeated="3"/>
          <table:table-cell office:value-type="float" office:value="0.38917160124748">
            <text:p>0.389171601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83561898351421">
            <text:p>0.383561898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389551865898498">
            <text:p>0.389551865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83561898351421">
            <text:p>0.383561898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390592525607587">
            <text:p>0.390592525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8424432061349">
            <text:p>0.3842443206</text:p>
          </table:table-cell>
          <table:table-cell office:value-type="float" office:value="0.00161666666666667">
            <text:p>0.0016166667</text:p>
          </table:table-cell>
          <table:table-cell table:number-columns-repeated="3"/>
          <table:table-cell office:value-type="float" office:value="0.390947854007234">
            <text:p>0.390947854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38424432061349">
            <text:p>0.3842443206</text:p>
          </table:table-cell>
          <table:table-cell office:value-type="float" office:value="0.00113333333333333">
            <text:p>0.0011333333</text:p>
          </table:table-cell>
          <table:table-cell table:number-columns-repeated="3"/>
          <table:table-cell office:value-type="float" office:value="0.390947854007234">
            <text:p>0.390947854</text:p>
          </table:table-cell>
          <table:table-cell office:value-type="float" office:value="0.000375">
            <text:p>0.000375</text:p>
          </table:table-cell>
          <table:table-cell table:number-columns-repeated="9"/>
        </table:table-row>
        <table:table-row table:style-name="ro1">
          <table:table-cell office:value-type="float" office:value="0.384624585264508">
            <text:p>0.3846245853</text:p>
          </table:table-cell>
          <table:table-cell office:value-type="float" office:value="0.00155">
            <text:p>0.00155</text:p>
          </table:table-cell>
          <table:table-cell table:number-columns-repeated="3"/>
          <table:table-cell office:value-type="float" office:value="0.391919696065137">
            <text:p>0.3919196961</text:p>
          </table:table-cell>
          <table:table-cell office:value-type="float" office:value="0.00296666666666667">
            <text:p>0.0029666667</text:p>
          </table:table-cell>
          <table:table-cell table:number-columns-repeated="9"/>
        </table:table-row>
        <table:table-row table:style-name="ro1">
          <table:table-cell office:value-type="float" office:value="0.384624585264508">
            <text:p>0.3846245853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391919696065137">
            <text:p>0.3919196961</text:p>
          </table:table-cell>
          <table:table-cell office:value-type="float" office:value="0.00185">
            <text:p>0.00185</text:p>
          </table:table-cell>
          <table:table-cell table:number-columns-repeated="9"/>
        </table:table-row>
        <table:table-row table:style-name="ro1">
          <table:table-cell office:value-type="float" office:value="0.384716593931027">
            <text:p>0.3847165939</text:p>
          </table:table-cell>
          <table:table-cell office:value-type="float" office:value="0.0000666666666666667">
            <text:p>6.66666666666667E-005</text:p>
          </table:table-cell>
          <table:table-cell office:value-type="float" office:value="0.38">
            <text:p>0.38</text:p>
          </table:table-cell>
          <table:table-cell table:formula="of:=SUM([.B239:.B276])" office:value-type="float" office:value="0.0216916666666667">
            <text:p>0.0216916667</text:p>
          </table:table-cell>
          <table:table-cell/>
          <table:table-cell office:value-type="float" office:value="0.392827241383975">
            <text:p>0.3928272414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85205036720924">
            <text:p>0.385205036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392827241383975">
            <text:p>0.3928272414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385205036720925">
            <text:p>0.385205036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92864579075387">
            <text:p>0.3928645791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385532130583346">
            <text:p>0.3855321306</text:p>
          </table:table-cell>
          <table:table-cell office:value-type="float" office:value="0.000925">
            <text:p>0.000925</text:p>
          </table:table-cell>
          <table:table-cell table:number-columns-repeated="3"/>
          <table:table-cell office:value-type="float" office:value="0.392864579075387">
            <text:p>0.3928645791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85532130583346">
            <text:p>0.3855321306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392864579075387">
            <text:p>0.392864579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85967066209471">
            <text:p>0.3859670662</text:p>
          </table:table-cell>
          <table:table-cell office:value-type="float" office:value="0.000508333333333333">
            <text:p>0.0005083333</text:p>
          </table:table-cell>
          <table:table-cell table:number-columns-repeated="3"/>
          <table:table-cell office:value-type="float" office:value="0.394115051353831">
            <text:p>0.3941150514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385967066209472">
            <text:p>0.385967066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94115051353831">
            <text:p>0.3941150514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387254876179328">
            <text:p>0.3872548762</text:p>
          </table:table-cell>
          <table:table-cell office:value-type="float" office:value="0.00153333333333333">
            <text:p>0.0015333333</text:p>
          </table:table-cell>
          <table:table-cell table:number-columns-repeated="3"/>
          <table:table-cell office:value-type="float" office:value="0.394730064825576">
            <text:p>0.3947300648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387254876179328">
            <text:p>0.3872548762</text:p>
          </table:table-cell>
          <table:table-cell office:value-type="float" office:value="0.001275">
            <text:p>0.001275</text:p>
          </table:table-cell>
          <table:table-cell table:number-columns-repeated="3"/>
          <table:table-cell office:value-type="float" office:value="0.394730064825576">
            <text:p>0.3947300648</text:p>
          </table:table-cell>
          <table:table-cell office:value-type="float" office:value="0.00306666666666667">
            <text:p>0.0030666667</text:p>
          </table:table-cell>
          <table:table-cell table:number-columns-repeated="9"/>
        </table:table-row>
        <table:table-row table:style-name="ro1">
          <table:table-cell office:value-type="float" office:value="0.387635140830346">
            <text:p>0.3876351408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394730064825576">
            <text:p>0.3947300648</text:p>
          </table:table-cell>
          <table:table-cell office:value-type="float" office:value="0.00395">
            <text:p>0.00395</text:p>
          </table:table-cell>
          <table:table-cell table:number-columns-repeated="9"/>
        </table:table-row>
        <table:table-row table:style-name="ro1">
          <table:table-cell office:value-type="float" office:value="0.387869889651073">
            <text:p>0.387869889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39491441853379">
            <text:p>0.394914418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387869889651073">
            <text:p>0.3878698897</text:p>
          </table:table-cell>
          <table:table-cell office:value-type="float" office:value="0.001775">
            <text:p>0.001775</text:p>
          </table:table-cell>
          <table:table-cell table:number-columns-repeated="3"/>
          <table:table-cell office:value-type="float" office:value="0.39491441853379">
            <text:p>0.3949144185</text:p>
          </table:table-cell>
          <table:table-cell office:value-type="float" office:value="0.0000666666666666667">
            <text:p>6.66666666666667E-005</text:p>
          </table:table-cell>
          <table:table-cell office:value-type="float" office:value="0.39">
            <text:p>0.39</text:p>
          </table:table-cell>
          <table:table-cell table:formula="of:=SUM([.G252:.G287])" office:value-type="float" office:value="0.0195583333333333">
            <text:p>0.0195583333</text:p>
          </table:table-cell>
          <table:table-cell table:number-columns-repeated="7"/>
        </table:table-row>
        <table:table-row table:style-name="ro1">
          <table:table-cell office:value-type="float" office:value="0.387869889651073">
            <text:p>0.3878698897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395402861323688">
            <text:p>0.3954028613</text:p>
          </table:table-cell>
          <table:table-cell office:value-type="float" office:value="0.000625">
            <text:p>0.000625</text:p>
          </table:table-cell>
          <table:table-cell table:number-columns-repeated="9"/>
        </table:table-row>
        <table:table-row table:style-name="ro1">
          <table:table-cell office:value-type="float" office:value="0.388372234067522">
            <text:p>0.3883722341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395402861323688">
            <text:p>0.3954028613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388372234067522">
            <text:p>0.3883722341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395637610144414">
            <text:p>0.3956376101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38917160124748">
            <text:p>0.389171601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395637610144415">
            <text:p>0.3956376101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389551865898498">
            <text:p>0.389551865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39584742271377">
            <text:p>0.395847422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89551865898498">
            <text:p>0.3895518659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395939767755465">
            <text:p>0.395939767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90947854007234">
            <text:p>0.390947854</text:p>
          </table:table-cell>
          <table:table-cell office:value-type="float" office:value="0.00200833333333333">
            <text:p>0.0020083333</text:p>
          </table:table-cell>
          <table:table-cell table:number-columns-repeated="3"/>
          <table:table-cell office:value-type="float" office:value="0.395939767755465">
            <text:p>0.3959397678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390947854007234">
            <text:p>0.390947854</text:p>
          </table:table-cell>
          <table:table-cell office:value-type="float" office:value="0.000825">
            <text:p>0.000825</text:p>
          </table:table-cell>
          <table:table-cell table:number-columns-repeated="3"/>
          <table:table-cell office:value-type="float" office:value="0.395939767755466">
            <text:p>0.3959397678</text:p>
          </table:table-cell>
          <table:table-cell office:value-type="float" office:value="0.000591666666666667">
            <text:p>0.0005916667</text:p>
          </table:table-cell>
          <table:table-cell table:number-columns-repeated="9"/>
        </table:table-row>
        <table:table-row table:style-name="ro1">
          <table:table-cell office:value-type="float" office:value="0.391919696065137">
            <text:p>0.3919196961</text:p>
          </table:table-cell>
          <table:table-cell office:value-type="float" office:value="0.00183333333333333">
            <text:p>0.0018333333</text:p>
          </table:table-cell>
          <table:table-cell table:number-columns-repeated="3"/>
          <table:table-cell office:value-type="float" office:value="0.396227687364788">
            <text:p>0.3962276874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391919696065137">
            <text:p>0.3919196961</text:p>
          </table:table-cell>
          <table:table-cell office:value-type="float" office:value="0.00121666666666667">
            <text:p>0.0012166667</text:p>
          </table:table-cell>
          <table:table-cell table:number-columns-repeated="3"/>
          <table:table-cell office:value-type="float" office:value="0.396227687364788">
            <text:p>0.396227687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92827241383975">
            <text:p>0.392827241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9731958639184">
            <text:p>0.397319586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92827241383975">
            <text:p>0.3928272414</text:p>
          </table:table-cell>
          <table:table-cell office:value-type="float" office:value="0.000616666666666667">
            <text:p>0.0006166667</text:p>
          </table:table-cell>
          <table:table-cell table:number-columns-repeated="3"/>
          <table:table-cell office:value-type="float" office:value="0.398042778002465">
            <text:p>0.398042778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office:value-type="float" office:value="0.392864579075387">
            <text:p>0.3928645791</text:p>
          </table:table-cell>
          <table:table-cell office:value-type="float" office:value="0.00210833333333333">
            <text:p>0.0021083333</text:p>
          </table:table-cell>
          <table:table-cell table:number-columns-repeated="3"/>
          <table:table-cell office:value-type="float" office:value="0.398042778002465">
            <text:p>0.398042778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392864579075387">
            <text:p>0.3928645791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398950323321303">
            <text:p>0.398950323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92864579075387">
            <text:p>0.3928645791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399252480932354">
            <text:p>0.3992524809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393587770686011">
            <text:p>0.393587770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399687416558479">
            <text:p>0.3996874166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394115051353831">
            <text:p>0.394115051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399687416558479">
            <text:p>0.3996874166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394115051353831">
            <text:p>0.3941150514</text:p>
          </table:table-cell>
          <table:table-cell office:value-type="float" office:value="0.000516666666666667">
            <text:p>0.0005166667</text:p>
          </table:table-cell>
          <table:table-cell table:number-columns-repeated="3"/>
          <table:table-cell office:value-type="float" office:value="0.399687416558479">
            <text:p>0.3996874166</text:p>
          </table:table-cell>
          <table:table-cell office:value-type="float" office:value="0.00124166666666667">
            <text:p>0.0012416667</text:p>
          </table:table-cell>
          <table:table-cell table:number-columns-repeated="9"/>
        </table:table-row>
        <table:table-row table:style-name="ro1">
          <table:table-cell office:value-type="float" office:value="0.394730064825576">
            <text:p>0.3947300648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399724754249891">
            <text:p>0.3997247542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394730064825576">
            <text:p>0.3947300648</text:p>
          </table:table-cell>
          <table:table-cell office:value-type="float" office:value="0.001125">
            <text:p>0.001125</text:p>
          </table:table-cell>
          <table:table-cell table:number-columns-repeated="3"/>
          <table:table-cell office:value-type="float" office:value="0.399724754249891">
            <text:p>0.399724754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94730064825576">
            <text:p>0.3947300648</text:p>
          </table:table-cell>
          <table:table-cell office:value-type="float" office:value="0.000625">
            <text:p>0.000625</text:p>
          </table:table-cell>
          <table:table-cell table:number-columns-repeated="3"/>
          <table:table-cell office:value-type="float" office:value="0.400213197039788">
            <text:p>0.400213197</text:p>
          </table:table-cell>
          <table:table-cell office:value-type="float" office:value="0.00336666666666667">
            <text:p>0.0033666667</text:p>
          </table:table-cell>
          <table:table-cell table:number-columns-repeated="9"/>
        </table:table-row>
        <table:table-row table:style-name="ro1">
          <table:table-cell office:value-type="float" office:value="0.39491441853379">
            <text:p>0.3949144185</text:p>
          </table:table-cell>
          <table:table-cell office:value-type="float" office:value="0.00219166666666667">
            <text:p>0.0021916667</text:p>
          </table:table-cell>
          <table:table-cell table:number-columns-repeated="3"/>
          <table:table-cell office:value-type="float" office:value="0.400213197039788">
            <text:p>0.40021319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9491441853379">
            <text:p>0.3949144185</text:p>
          </table:table-cell>
          <table:table-cell office:value-type="float" office:value="0.000241666666666667">
            <text:p>0.0002416667</text:p>
          </table:table-cell>
          <table:table-cell office:value-type="float" office:value="0.39">
            <text:p>0.39</text:p>
          </table:table-cell>
          <table:table-cell table:formula="of:=SUM([.B277:.B310])" office:value-type="float" office:value="0.0210666666666667">
            <text:p>0.0210666667</text:p>
          </table:table-cell>
          <table:table-cell/>
          <table:table-cell office:value-type="float" office:value="0.400213197039788">
            <text:p>0.400213197</text:p>
          </table:table-cell>
          <table:table-cell office:value-type="float" office:value="0.00254166666666667">
            <text:p>0.0025416667</text:p>
          </table:table-cell>
          <table:table-cell table:number-columns-repeated="9"/>
        </table:table-row>
        <table:table-row table:style-name="ro1">
          <table:table-cell office:value-type="float" office:value="0.395047532924041">
            <text:p>0.395047532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02497785318918">
            <text:p>0.4024977853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395402861323688">
            <text:p>0.3954028613</text:p>
          </table:table-cell>
          <table:table-cell office:value-type="float" office:value="0.00115">
            <text:p>0.00115</text:p>
          </table:table-cell>
          <table:table-cell table:number-columns-repeated="3"/>
          <table:table-cell office:value-type="float" office:value="0.402799942929969">
            <text:p>0.4027999429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395402861323688">
            <text:p>0.3954028613</text:p>
          </table:table-cell>
          <table:table-cell office:value-type="float" office:value="0.0014">
            <text:p>0.0014</text:p>
          </table:table-cell>
          <table:table-cell table:number-columns-repeated="3"/>
          <table:table-cell office:value-type="float" office:value="0.402891951596488">
            <text:p>0.4028919516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395637610144414">
            <text:p>0.3956376101</text:p>
          </table:table-cell>
          <table:table-cell office:value-type="float" office:value="0.000558333333333333">
            <text:p>0.0005583333</text:p>
          </table:table-cell>
          <table:table-cell table:number-columns-repeated="3"/>
          <table:table-cell office:value-type="float" office:value="0.402891951596488">
            <text:p>0.4028919516</text:p>
          </table:table-cell>
          <table:table-cell office:value-type="float" office:value="0.000675">
            <text:p>0.000675</text:p>
          </table:table-cell>
          <table:table-cell table:number-columns-repeated="9"/>
        </table:table-row>
        <table:table-row table:style-name="ro1">
          <table:table-cell office:value-type="float" office:value="0.395637610144415">
            <text:p>0.3956376101</text:p>
          </table:table-cell>
          <table:table-cell office:value-type="float" office:value="0.000808333333333333">
            <text:p>0.0008083333</text:p>
          </table:table-cell>
          <table:table-cell table:number-columns-repeated="3"/>
          <table:table-cell office:value-type="float" office:value="0.403025065986738">
            <text:p>0.403025066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39584742271377">
            <text:p>0.395847422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03025065986738">
            <text:p>0.403025066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395939767755465">
            <text:p>0.3959397678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403707488248807">
            <text:p>0.4037074882</text:p>
          </table:table-cell>
          <table:table-cell office:value-type="float" office:value="0.00114166666666667">
            <text:p>0.0011416667</text:p>
          </table:table-cell>
          <table:table-cell table:number-columns-repeated="9"/>
        </table:table-row>
        <table:table-row table:style-name="ro1">
          <table:table-cell office:value-type="float" office:value="0.395939767755466">
            <text:p>0.3959397678</text:p>
          </table:table-cell>
          <table:table-cell office:value-type="float" office:value="0.00196666666666667">
            <text:p>0.0019666667</text:p>
          </table:table-cell>
          <table:table-cell table:number-columns-repeated="3"/>
          <table:table-cell office:value-type="float" office:value="0.403707488248807">
            <text:p>0.4037074882</text:p>
          </table:table-cell>
          <table:table-cell office:value-type="float" office:value="0.0027">
            <text:p>0.0027</text:p>
          </table:table-cell>
          <table:table-cell table:number-columns-repeated="9"/>
        </table:table-row>
        <table:table-row table:style-name="ro1">
          <table:table-cell office:value-type="float" office:value="0.396227687364788">
            <text:p>0.3962276874</text:p>
          </table:table-cell>
          <table:table-cell office:value-type="float" office:value="0.00085">
            <text:p>0.00085</text:p>
          </table:table-cell>
          <table:table-cell table:number-columns-repeated="3"/>
          <table:table-cell office:value-type="float" office:value="0.403707488248807">
            <text:p>0.4037074882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396227687364788">
            <text:p>0.3962276874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404668204356242">
            <text:p>0.4046682044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">
            <text:p>0.4</text:p>
          </table:table-cell>
          <table:table-cell table:formula="of:=SUM([.G288:.G320])" office:value-type="float" office:value="0.0158">
            <text:p>0.0158</text:p>
          </table:table-cell>
          <table:table-cell table:number-columns-repeated="7"/>
        </table:table-row>
        <table:table-row table:style-name="ro1">
          <table:table-cell office:value-type="float" office:value="0.39731958639184">
            <text:p>0.397319586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06045247316533">
            <text:p>0.4060452473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39731958639184">
            <text:p>0.3973195864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406045247316534">
            <text:p>0.4060452473</text:p>
          </table:table-cell>
          <table:table-cell office:value-type="float" office:value="0.002825">
            <text:p>0.002825</text:p>
          </table:table-cell>
          <table:table-cell table:number-columns-repeated="9"/>
        </table:table-row>
        <table:table-row table:style-name="ro1">
          <table:table-cell office:value-type="float" office:value="0.398042778002465">
            <text:p>0.398042778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406045247316534">
            <text:p>0.4060452473</text:p>
          </table:table-cell>
          <table:table-cell office:value-type="float" office:value="0.002875">
            <text:p>0.002875</text:p>
          </table:table-cell>
          <table:table-cell table:number-columns-repeated="9"/>
        </table:table-row>
        <table:table-row table:style-name="ro1">
          <table:table-cell office:value-type="float" office:value="0.398042778002465">
            <text:p>0.398042778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406547591732983">
            <text:p>0.4065475917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398950323321303">
            <text:p>0.398950323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06547591732983">
            <text:p>0.406547591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399252480932354">
            <text:p>0.3992524809</text:p>
          </table:table-cell>
          <table:table-cell office:value-type="float" office:value="0.000808333333333333">
            <text:p>0.0008083333</text:p>
          </table:table-cell>
          <table:table-cell table:number-columns-repeated="3"/>
          <table:table-cell office:value-type="float" office:value="0.406547591732983">
            <text:p>0.4065475917</text:p>
          </table:table-cell>
          <table:table-cell office:value-type="float" office:value="0.00265">
            <text:p>0.00265</text:p>
          </table:table-cell>
          <table:table-cell table:number-columns-repeated="9"/>
        </table:table-row>
        <table:table-row table:style-name="ro1">
          <table:table-cell office:value-type="float" office:value="0.399687416558479">
            <text:p>0.3996874166</text:p>
          </table:table-cell>
          <table:table-cell office:value-type="float" office:value="0.000758333333333333">
            <text:p>0.0007583333</text:p>
          </table:table-cell>
          <table:table-cell table:number-columns-repeated="3"/>
          <table:table-cell office:value-type="float" office:value="0.406718043814645">
            <text:p>0.4067180438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399687416558479">
            <text:p>0.3996874166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06718043814645">
            <text:p>0.4067180438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399687416558479">
            <text:p>0.3996874166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406718043814645">
            <text:p>0.4067180438</text:p>
          </table:table-cell>
          <table:table-cell office:value-type="float" office:value="0.000441666666666667">
            <text:p>0.0004416667</text:p>
          </table:table-cell>
          <table:table-cell table:number-columns-repeated="9"/>
        </table:table-row>
        <table:table-row table:style-name="ro1">
          <table:table-cell office:value-type="float" office:value="0.399724754249891">
            <text:p>0.3997247542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406718043814645">
            <text:p>0.406718043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399724754249891">
            <text:p>0.3997247542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07308121035019">
            <text:p>0.407308121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399959503070617">
            <text:p>0.3999595031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07308121035019">
            <text:p>0.407308121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400213197039788">
            <text:p>0.400213197</text:p>
          </table:table-cell>
          <table:table-cell office:value-type="float" office:value="0.0042">
            <text:p>0.0042</text:p>
          </table:table-cell>
          <table:table-cell table:number-columns-repeated="3"/>
          <table:table-cell office:value-type="float" office:value="0.407727223563959">
            <text:p>0.4077272236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400213197039788">
            <text:p>0.4002131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0772722356396">
            <text:p>0.4077272236</text:p>
          </table:table-cell>
          <table:table-cell office:value-type="float" office:value="0.000775">
            <text:p>0.000775</text:p>
          </table:table-cell>
          <table:table-cell table:number-columns-repeated="9"/>
        </table:table-row>
        <table:table-row table:style-name="ro1">
          <table:table-cell office:value-type="float" office:value="0.400213197039788">
            <text:p>0.400213197</text:p>
          </table:table-cell>
          <table:table-cell office:value-type="float" office:value="0.00188333333333333">
            <text:p>0.0018833333</text:p>
          </table:table-cell>
          <table:table-cell table:number-columns-repeated="3"/>
          <table:table-cell office:value-type="float" office:value="0.408767883273048">
            <text:p>0.4087678833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402497785318918">
            <text:p>0.402497785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08767883273048">
            <text:p>0.4087678833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02497785318918">
            <text:p>0.4024977853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410095053730598">
            <text:p>0.4100950537</text:p>
          </table:table-cell>
          <table:table-cell office:value-type="float" office:value="0.003625">
            <text:p>0.003625</text:p>
          </table:table-cell>
          <table:table-cell table:number-columns-repeated="9"/>
        </table:table-row>
        <table:table-row table:style-name="ro1">
          <table:table-cell office:value-type="float" office:value="0.402799942929969">
            <text:p>0.4027999429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10095053730598">
            <text:p>0.4100950537</text:p>
          </table:table-cell>
          <table:table-cell office:value-type="float" office:value="0.00155833333333333">
            <text:p>0.0015583333</text:p>
          </table:table-cell>
          <table:table-cell table:number-columns-repeated="9"/>
        </table:table-row>
        <table:table-row table:style-name="ro1">
          <table:table-cell office:value-type="float" office:value="0.402799942929969">
            <text:p>0.4027999429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410095053730598">
            <text:p>0.4100950537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402891951596488">
            <text:p>0.4028919516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410567663423311">
            <text:p>0.410567663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02891951596488">
            <text:p>0.4028919516</text:p>
          </table:table-cell>
          <table:table-cell office:value-type="float" office:value="0.00254166666666667">
            <text:p>0.0025416667</text:p>
          </table:table-cell>
          <table:table-cell table:number-columns-repeated="3"/>
          <table:table-cell office:value-type="float" office:value="0.410567663423311">
            <text:p>0.4105676634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403025065986738">
            <text:p>0.403025066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11002599049436">
            <text:p>0.411002599</text:p>
          </table:table-cell>
          <table:table-cell office:value-type="float" office:value="0.000725">
            <text:p>0.000725</text:p>
          </table:table-cell>
          <table:table-cell table:number-columns-repeated="9"/>
        </table:table-row>
        <table:table-row table:style-name="ro1">
          <table:table-cell office:value-type="float" office:value="0.403272216247506">
            <text:p>0.403272216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11002599049436">
            <text:p>0.411002599</text:p>
          </table:table-cell>
          <table:table-cell office:value-type="float" office:value="0.001475">
            <text:p>0.001475</text:p>
          </table:table-cell>
          <table:table-cell table:number-columns-repeated="9"/>
        </table:table-row>
        <table:table-row table:style-name="ro1">
          <table:table-cell office:value-type="float" office:value="0.403272216247506">
            <text:p>0.4032722162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11002599049436">
            <text:p>0.411002599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403615143207112">
            <text:p>0.4036151432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12290409019292">
            <text:p>0.412290409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403707488248807">
            <text:p>0.4037074882</text:p>
          </table:table-cell>
          <table:table-cell office:value-type="float" office:value="0.00179166666666667">
            <text:p>0.0017916667</text:p>
          </table:table-cell>
          <table:table-cell table:number-columns-repeated="3"/>
          <table:table-cell office:value-type="float" office:value="0.412290409019292">
            <text:p>0.412290409</text:p>
          </table:table-cell>
          <table:table-cell office:value-type="float" office:value="0.00118333333333333">
            <text:p>0.0011833333</text:p>
          </table:table-cell>
          <table:table-cell table:number-columns-repeated="9"/>
        </table:table-row>
        <table:table-row table:style-name="ro1">
          <table:table-cell office:value-type="float" office:value="0.403707488248807">
            <text:p>0.4037074882</text:p>
          </table:table-cell>
          <table:table-cell office:value-type="float" office:value="0.00216666666666667">
            <text:p>0.0021666667</text:p>
          </table:table-cell>
          <table:table-cell table:number-columns-repeated="3"/>
          <table:table-cell office:value-type="float" office:value="0.412290409019293">
            <text:p>0.412290409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403707488248807">
            <text:p>0.4037074882</text:p>
          </table:table-cell>
          <table:table-cell office:value-type="float" office:value="0.000025">
            <text:p>0.000025</text:p>
          </table:table-cell>
          <table:table-cell office:value-type="float" office:value="0.4">
            <text:p>0.4</text:p>
          </table:table-cell>
          <table:table-cell table:formula="of:=SUM([.B311:.B348])" office:value-type="float" office:value="0.0241333333333333">
            <text:p>0.0241333333</text:p>
          </table:table-cell>
          <table:table-cell/>
          <table:table-cell office:value-type="float" office:value="0.41267067367031">
            <text:p>0.412670673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06045247316533">
            <text:p>0.406045247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12670673670311">
            <text:p>0.4126706737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406045247316534">
            <text:p>0.4060452473</text:p>
          </table:table-cell>
          <table:table-cell office:value-type="float" office:value="0.00184166666666667">
            <text:p>0.0018416667</text:p>
          </table:table-cell>
          <table:table-cell table:number-columns-repeated="3"/>
          <table:table-cell office:value-type="float" office:value="0.412670673670311">
            <text:p>0.4126706737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06045247316534">
            <text:p>0.4060452473</text:p>
          </table:table-cell>
          <table:table-cell office:value-type="float" office:value="0.00155833333333333">
            <text:p>0.0015583333</text:p>
          </table:table-cell>
          <table:table-cell table:number-columns-repeated="3"/>
          <table:table-cell office:value-type="float" office:value="0.412905422491037">
            <text:p>0.4129054225</text:p>
          </table:table-cell>
          <table:table-cell office:value-type="float" office:value="0.00121666666666667">
            <text:p>0.0012166667</text:p>
          </table:table-cell>
          <table:table-cell table:number-columns-repeated="9"/>
        </table:table-row>
        <table:table-row table:style-name="ro1">
          <table:table-cell office:value-type="float" office:value="0.406045247316534">
            <text:p>0.406045247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12905422491037">
            <text:p>0.4129054225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406547591732983">
            <text:p>0.4065475917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413432703158857">
            <text:p>0.413432703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06547591732983">
            <text:p>0.406547591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13578218989149">
            <text:p>0.41357821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06547591732983">
            <text:p>0.4065475917</text:p>
          </table:table-cell>
          <table:table-cell office:value-type="float" office:value="0.00171666666666667">
            <text:p>0.0017166667</text:p>
          </table:table-cell>
          <table:table-cell table:number-columns-repeated="3"/>
          <table:table-cell office:value-type="float" office:value="0.414022780379231">
            <text:p>0.4140227804</text:p>
          </table:table-cell>
          <table:table-cell office:value-type="float" office:value="0.000675">
            <text:p>0.000675</text:p>
          </table:table-cell>
          <table:table-cell table:number-columns-repeated="9"/>
        </table:table-row>
        <table:table-row table:style-name="ro1">
          <table:table-cell office:value-type="float" office:value="0.406718043814645">
            <text:p>0.406718043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14022780379231">
            <text:p>0.4140227804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406718043814645">
            <text:p>0.4067180438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414115125420926">
            <text:p>0.4141151254</text:p>
          </table:table-cell>
          <table:table-cell office:value-type="float" office:value="0.000666666666666667">
            <text:p>0.0006666667</text:p>
          </table:table-cell>
          <table:table-cell table:number-columns-repeated="9"/>
        </table:table-row>
        <table:table-row table:style-name="ro1">
          <table:table-cell office:value-type="float" office:value="0.406718043814645">
            <text:p>0.4067180438</text:p>
          </table:table-cell>
          <table:table-cell office:value-type="float" office:value="0.00139166666666667">
            <text:p>0.0013916667</text:p>
          </table:table-cell>
          <table:table-cell table:number-columns-repeated="3"/>
          <table:table-cell office:value-type="float" office:value="0.414115125420927">
            <text:p>0.4141151254</text:p>
          </table:table-cell>
          <table:table-cell office:value-type="float" office:value="0.000975">
            <text:p>0.000975</text:p>
          </table:table-cell>
          <table:table-cell table:number-columns-repeated="9"/>
        </table:table-row>
        <table:table-row table:style-name="ro1">
          <table:table-cell office:value-type="float" office:value="0.406718043814645">
            <text:p>0.406718043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14207134087445">
            <text:p>0.414207134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07308121035019">
            <text:p>0.407308121</text:p>
          </table:table-cell>
          <table:table-cell office:value-type="float" office:value="0.000983333333333333">
            <text:p>0.0009833333</text:p>
          </table:table-cell>
          <table:table-cell table:number-columns-repeated="3"/>
          <table:table-cell office:value-type="float" office:value="0.414207134087445">
            <text:p>0.4142071341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407308121035019">
            <text:p>0.407308121</text:p>
          </table:table-cell>
          <table:table-cell office:value-type="float" office:value="0.00103333333333333">
            <text:p>0.0010333333</text:p>
          </table:table-cell>
          <table:table-cell table:number-columns-repeated="3"/>
          <table:table-cell office:value-type="float" office:value="0.414207134087445">
            <text:p>0.4142071341</text:p>
          </table:table-cell>
          <table:table-cell office:value-type="float" office:value="0.0000833333333333333">
            <text:p>8.33333333333333E-005</text:p>
          </table:table-cell>
          <table:table-cell office:value-type="float" office:value="0.41">
            <text:p>0.41</text:p>
          </table:table-cell>
          <table:table-cell table:formula="of:=SUM([.G321:.G361])" office:value-type="float" office:value="0.025925">
            <text:p>0.025925</text:p>
          </table:table-cell>
          <table:table-cell table:number-columns-repeated="7"/>
        </table:table-row>
        <table:table-row table:style-name="ro1">
          <table:table-cell office:value-type="float" office:value="0.407727223563959">
            <text:p>0.4077272236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15022670739765">
            <text:p>0.415022670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0772722356396">
            <text:p>0.4077272236</text:p>
          </table:table-cell>
          <table:table-cell office:value-type="float" office:value="0.00150833333333333">
            <text:p>0.0015083333</text:p>
          </table:table-cell>
          <table:table-cell table:number-columns-repeated="3"/>
          <table:table-cell office:value-type="float" office:value="0.416218135667926">
            <text:p>0.416218135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08450415174584">
            <text:p>0.408450415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16218135667926">
            <text:p>0.4162181357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408450415174584">
            <text:p>0.408450415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17125680986764">
            <text:p>0.417125681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08767883273048">
            <text:p>0.4087678833</text:p>
          </table:table-cell>
          <table:table-cell office:value-type="float" office:value="0.000866666666666667">
            <text:p>0.0008666667</text:p>
          </table:table-cell>
          <table:table-cell table:number-columns-repeated="3"/>
          <table:table-cell office:value-type="float" office:value="0.417125680986764">
            <text:p>0.417125681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408767883273048">
            <text:p>0.4087678833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17125680986764">
            <text:p>0.417125681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410095053730598">
            <text:p>0.4100950537</text:p>
          </table:table-cell>
          <table:table-cell office:value-type="float" office:value="0.000533333333333333">
            <text:p>0.0005333333</text:p>
          </table:table-cell>
          <table:table-cell table:number-columns-repeated="3"/>
          <table:table-cell office:value-type="float" office:value="0.417427838597815">
            <text:p>0.4174278386</text:p>
          </table:table-cell>
          <table:table-cell office:value-type="float" office:value="0.000775">
            <text:p>0.000775</text:p>
          </table:table-cell>
          <table:table-cell table:number-columns-repeated="9"/>
        </table:table-row>
        <table:table-row table:style-name="ro1">
          <table:table-cell office:value-type="float" office:value="0.410095053730598">
            <text:p>0.4100950537</text:p>
          </table:table-cell>
          <table:table-cell office:value-type="float" office:value="0.000791666666666667">
            <text:p>0.0007916667</text:p>
          </table:table-cell>
          <table:table-cell table:number-columns-repeated="3"/>
          <table:table-cell office:value-type="float" office:value="0.417427838597815">
            <text:p>0.4174278386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10095053730598">
            <text:p>0.410095053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1786277422394">
            <text:p>0.417862774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10567663423311">
            <text:p>0.410567663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1786277422394">
            <text:p>0.4178627742</text:p>
          </table:table-cell>
          <table:table-cell office:value-type="float" office:value="0.00105833333333333">
            <text:p>0.0010583333</text:p>
          </table:table-cell>
          <table:table-cell table:number-columns-repeated="9"/>
        </table:table-row>
        <table:table-row table:style-name="ro1">
          <table:table-cell office:value-type="float" office:value="0.410567663423311">
            <text:p>0.4105676634</text:p>
          </table:table-cell>
          <table:table-cell office:value-type="float" office:value="0.000758333333333333">
            <text:p>0.0007583333</text:p>
          </table:table-cell>
          <table:table-cell table:number-columns-repeated="3"/>
          <table:table-cell office:value-type="float" office:value="0.417900111915352">
            <text:p>0.4179001119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411002599049436">
            <text:p>0.411002599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417900111915352">
            <text:p>0.4179001119</text:p>
          </table:table-cell>
          <table:table-cell office:value-type="float" office:value="0.000516666666666667">
            <text:p>0.0005166667</text:p>
          </table:table-cell>
          <table:table-cell table:number-columns-repeated="9"/>
        </table:table-row>
        <table:table-row table:style-name="ro1">
          <table:table-cell office:value-type="float" office:value="0.411002599049436">
            <text:p>0.411002599</text:p>
          </table:table-cell>
          <table:table-cell office:value-type="float" office:value="0.00085">
            <text:p>0.00085</text:p>
          </table:table-cell>
          <table:table-cell table:number-columns-repeated="3"/>
          <table:table-cell office:value-type="float" office:value="0.418388554705249">
            <text:p>0.418388554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11002599049436">
            <text:p>0.41100259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18388554705249">
            <text:p>0.4183885547</text:p>
          </table:table-cell>
          <table:table-cell office:value-type="float" office:value="0.00175833333333333">
            <text:p>0.0017583333</text:p>
          </table:table-cell>
          <table:table-cell table:number-columns-repeated="9"/>
        </table:table-row>
        <table:table-row table:style-name="ro1">
          <table:table-cell office:value-type="float" office:value="0.411763128351472">
            <text:p>0.411763128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18388554705249">
            <text:p>0.4183885547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411763128351472">
            <text:p>0.411763128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18623303525976">
            <text:p>0.4186233035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412290409019292">
            <text:p>0.412290409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418623303525976">
            <text:p>0.418623303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12290409019292">
            <text:p>0.412290409</text:p>
          </table:table-cell>
          <table:table-cell office:value-type="float" office:value="0.00155">
            <text:p>0.00155</text:p>
          </table:table-cell>
          <table:table-cell table:number-columns-repeated="3"/>
          <table:table-cell office:value-type="float" office:value="0.420083065764005">
            <text:p>0.4200830658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12290409019293">
            <text:p>0.412290409</text:p>
          </table:table-cell>
          <table:table-cell office:value-type="float" office:value="0.001025">
            <text:p>0.001025</text:p>
          </table:table-cell>
          <table:table-cell table:number-columns-repeated="3"/>
          <table:table-cell office:value-type="float" office:value="0.420083065764005">
            <text:p>0.420083065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1267067367031">
            <text:p>0.4126706737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420438394163652">
            <text:p>0.4204383942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412670673670311">
            <text:p>0.4126706737</text:p>
          </table:table-cell>
          <table:table-cell office:value-type="float" office:value="0.000541666666666667">
            <text:p>0.0005416667</text:p>
          </table:table-cell>
          <table:table-cell table:number-columns-repeated="3"/>
          <table:table-cell office:value-type="float" office:value="0.420438394163652">
            <text:p>0.420438394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12670673670311">
            <text:p>0.4126706737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420438394163652">
            <text:p>0.420438394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12905422491037">
            <text:p>0.4129054225</text:p>
          </table:table-cell>
          <table:table-cell office:value-type="float" office:value="0.000725">
            <text:p>0.000725</text:p>
          </table:table-cell>
          <table:table-cell table:number-columns-repeated="3"/>
          <table:table-cell office:value-type="float" office:value="0.420673142984379">
            <text:p>0.420673143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office:value-type="float" office:value="0.412905422491037">
            <text:p>0.4129054225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420673142984379">
            <text:p>0.420673143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412905422491037">
            <text:p>0.41290542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2097530059543">
            <text:p>0.4209753006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413432703158857">
            <text:p>0.413432703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2097530059543">
            <text:p>0.4209753006</text:p>
          </table:table-cell>
          <table:table-cell office:value-type="float" office:value="0.00146666666666667">
            <text:p>0.0014666667</text:p>
          </table:table-cell>
          <table:table-cell table:number-columns-repeated="9"/>
        </table:table-row>
        <table:table-row table:style-name="ro1">
          <table:table-cell office:value-type="float" office:value="0.413578218989149">
            <text:p>0.41357821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21067309261949">
            <text:p>0.421067309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13578218989149">
            <text:p>0.413578219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421067309261949">
            <text:p>0.421067309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14022780379231">
            <text:p>0.4140227804</text:p>
          </table:table-cell>
          <table:table-cell office:value-type="float" office:value="0.001325">
            <text:p>0.001325</text:p>
          </table:table-cell>
          <table:table-cell table:number-columns-repeated="3"/>
          <table:table-cell office:value-type="float" office:value="0.421200423652199">
            <text:p>0.4212004237</text:p>
          </table:table-cell>
          <table:table-cell office:value-type="float" office:value="0.000658333333333333">
            <text:p>0.0006583333</text:p>
          </table:table-cell>
          <table:table-cell table:number-columns-repeated="9"/>
        </table:table-row>
        <table:table-row table:style-name="ro1">
          <table:table-cell office:value-type="float" office:value="0.414022780379231">
            <text:p>0.4140227804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21882845914268">
            <text:p>0.4218828459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414115125420926">
            <text:p>0.4141151254</text:p>
          </table:table-cell>
          <table:table-cell office:value-type="float" office:value="0.00163333333333333">
            <text:p>0.0016333333</text:p>
          </table:table-cell>
          <table:table-cell table:number-columns-repeated="3"/>
          <table:table-cell office:value-type="float" office:value="0.421882845914268">
            <text:p>0.4218828459</text:p>
          </table:table-cell>
          <table:table-cell office:value-type="float" office:value="0.00148333333333333">
            <text:p>0.0014833333</text:p>
          </table:table-cell>
          <table:table-cell table:number-columns-repeated="9"/>
        </table:table-row>
        <table:table-row table:style-name="ro1">
          <table:table-cell office:value-type="float" office:value="0.414115125420927">
            <text:p>0.4141151254</text:p>
          </table:table-cell>
          <table:table-cell office:value-type="float" office:value="0.000558333333333333">
            <text:p>0.0005583333</text:p>
          </table:table-cell>
          <table:table-cell table:number-columns-repeated="3"/>
          <table:table-cell office:value-type="float" office:value="0.421882845914269">
            <text:p>0.4218828459</text:p>
          </table:table-cell>
          <table:table-cell office:value-type="float" office:value="0.00135833333333333">
            <text:p>0.0013583333</text:p>
          </table:table-cell>
          <table:table-cell table:number-columns-repeated="9"/>
        </table:table-row>
        <table:table-row table:style-name="ro1">
          <table:table-cell office:value-type="float" office:value="0.414207134087445">
            <text:p>0.4142071341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22355119231805">
            <text:p>0.4223551192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414207134087445">
            <text:p>0.4142071341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422355119231805">
            <text:p>0.4223551192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414207134087445">
            <text:p>0.4142071341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422843562021703">
            <text:p>0.422843562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414403045030249">
            <text:p>0.41440304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22843562021703">
            <text:p>0.42284356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1440304503025">
            <text:p>0.414403045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1">
            <text:p>0.41</text:p>
          </table:table-cell>
          <table:table-cell table:formula="of:=SUM([.B349:.B398])" office:value-type="float" office:value="0.0243083333333333">
            <text:p>0.0243083333</text:p>
          </table:table-cell>
          <table:table-cell/>
          <table:table-cell office:value-type="float" office:value="0.423985856161268">
            <text:p>0.423985856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15022670739765">
            <text:p>0.4150226707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423985856161268">
            <text:p>0.423985856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15022670739765">
            <text:p>0.415022670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24220604981995">
            <text:p>0.424220605</text:p>
          </table:table-cell>
          <table:table-cell office:value-type="float" office:value="0.003275">
            <text:p>0.003275</text:p>
          </table:table-cell>
          <table:table-cell table:number-columns-repeated="9"/>
        </table:table-row>
        <table:table-row table:style-name="ro1">
          <table:table-cell office:value-type="float" office:value="0.415628058447552">
            <text:p>0.415628058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24220604981995">
            <text:p>0.424220605</text:p>
          </table:table-cell>
          <table:table-cell office:value-type="float" office:value="0.001375">
            <text:p>0.001375</text:p>
          </table:table-cell>
          <table:table-cell table:number-columns-repeated="9"/>
        </table:table-row>
        <table:table-row table:style-name="ro1">
          <table:table-cell office:value-type="float" office:value="0.416218135667926">
            <text:p>0.4162181357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24220604981995">
            <text:p>0.424220605</text:p>
          </table:table-cell>
          <table:table-cell office:value-type="float" office:value="0.000525">
            <text:p>0.000525</text:p>
          </table:table-cell>
          <table:table-cell table:number-columns-repeated="9"/>
        </table:table-row>
        <table:table-row table:style-name="ro1">
          <table:table-cell office:value-type="float" office:value="0.416218135667926">
            <text:p>0.4162181357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424722949398444">
            <text:p>0.4247229494</text:p>
          </table:table-cell>
          <table:table-cell office:value-type="float" office:value="0.000391666666666667">
            <text:p>0.0003916667</text:p>
          </table:table-cell>
          <table:table-cell table:number-columns-repeated="9"/>
        </table:table-row>
        <table:table-row table:style-name="ro1">
          <table:table-cell office:value-type="float" office:value="0.417125680986764">
            <text:p>0.417125681</text:p>
          </table:table-cell>
          <table:table-cell office:value-type="float" office:value="0.00124166666666667">
            <text:p>0.0012416667</text:p>
          </table:table-cell>
          <table:table-cell table:number-columns-repeated="3"/>
          <table:table-cell office:value-type="float" office:value="0.424722949398444">
            <text:p>0.4247229494</text:p>
          </table:table-cell>
          <table:table-cell office:value-type="float" office:value="0.00478333333333333">
            <text:p>0.0047833333</text:p>
          </table:table-cell>
          <table:table-cell table:number-columns-repeated="9"/>
        </table:table-row>
        <table:table-row table:style-name="ro1">
          <table:table-cell office:value-type="float" office:value="0.417125680986764">
            <text:p>0.417125681</text:p>
          </table:table-cell>
          <table:table-cell office:value-type="float" office:value="0.00065">
            <text:p>0.00065</text:p>
          </table:table-cell>
          <table:table-cell table:number-columns-repeated="3"/>
          <table:table-cell office:value-type="float" office:value="0.424722949398444">
            <text:p>0.4247229494</text:p>
          </table:table-cell>
          <table:table-cell office:value-type="float" office:value="0.00118333333333333">
            <text:p>0.0011833333</text:p>
          </table:table-cell>
          <table:table-cell table:number-columns-repeated="9"/>
        </table:table-row>
        <table:table-row table:style-name="ro1">
          <table:table-cell office:value-type="float" office:value="0.417427838597815">
            <text:p>0.4174278386</text:p>
          </table:table-cell>
          <table:table-cell office:value-type="float" office:value="0.000716666666666667">
            <text:p>0.0007166667</text:p>
          </table:table-cell>
          <table:table-cell table:number-columns-repeated="3"/>
          <table:table-cell office:value-type="float" office:value="0.424893401480106">
            <text:p>0.424893401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17427838597815">
            <text:p>0.4174278386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424893401480106">
            <text:p>0.4248934015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41786277422394">
            <text:p>0.4178627742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424893401480106">
            <text:p>0.4248934015</text:p>
          </table:table-cell>
          <table:table-cell office:value-type="float" office:value="0.001">
            <text:p>0.001</text:p>
          </table:table-cell>
          <table:table-cell table:number-columns-repeated="9"/>
        </table:table-row>
        <table:table-row table:style-name="ro1">
          <table:table-cell office:value-type="float" office:value="0.41786277422394">
            <text:p>0.4178627742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424893401480106">
            <text:p>0.4248934015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41786277422394">
            <text:p>0.4178627742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24995035910582">
            <text:p>0.4249950359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17900111915352">
            <text:p>0.4179001119</text:p>
          </table:table-cell>
          <table:table-cell office:value-type="float" office:value="0.000916666666666667">
            <text:p>0.0009166667</text:p>
          </table:table-cell>
          <table:table-cell table:number-columns-repeated="3"/>
          <table:table-cell office:value-type="float" office:value="0.424995035910582">
            <text:p>0.4249950359</text:p>
          </table:table-cell>
          <table:table-cell office:value-type="float" office:value="0.0000666666666666667">
            <text:p>6.66666666666667E-005</text:p>
          </table:table-cell>
          <table:table-cell office:value-type="float" office:value="0.42">
            <text:p>0.42</text:p>
          </table:table-cell>
          <table:table-cell table:formula="of:=SUM([.G362:.G411])" office:value-type="float" office:value="0.0268666666666667">
            <text:p>0.0268666667</text:p>
          </table:table-cell>
          <table:table-cell table:number-columns-repeated="7"/>
        </table:table-row>
        <table:table-row table:style-name="ro1">
          <table:table-cell office:value-type="float" office:value="0.417900111915352">
            <text:p>0.4179001119</text:p>
          </table:table-cell>
          <table:table-cell office:value-type="float" office:value="0.00121666666666667">
            <text:p>0.0012166667</text:p>
          </table:table-cell>
          <table:table-cell table:number-columns-repeated="3"/>
          <table:table-cell office:value-type="float" office:value="0.425103214049462">
            <text:p>0.42510321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18388554705249">
            <text:p>0.4183885547</text:p>
          </table:table-cell>
          <table:table-cell office:value-type="float" office:value="0.00306666666666667">
            <text:p>0.0030666667</text:p>
          </table:table-cell>
          <table:table-cell table:number-columns-repeated="3"/>
          <table:table-cell office:value-type="float" office:value="0.42548347870048">
            <text:p>0.425483478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18388554705249">
            <text:p>0.4183885547</text:p>
          </table:table-cell>
          <table:table-cell office:value-type="float" office:value="0.000716666666666667">
            <text:p>0.0007166667</text:p>
          </table:table-cell>
          <table:table-cell table:number-columns-repeated="3"/>
          <table:table-cell office:value-type="float" office:value="0.42548347870048">
            <text:p>0.425483478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18623303525976">
            <text:p>0.4186233035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426810126548259">
            <text:p>0.4268101265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18623303525976">
            <text:p>0.4186233035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426943240938509">
            <text:p>0.426943240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20083065764005">
            <text:p>0.4200830658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27298569338156">
            <text:p>0.427298569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20438394163652">
            <text:p>0.4204383942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28650676047077">
            <text:p>0.428650676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20438394163652">
            <text:p>0.4204383942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428650676047077">
            <text:p>0.428650676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420438394163652">
            <text:p>0.420438394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28743021088772">
            <text:p>0.4287430211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420673142984379">
            <text:p>0.420673143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428743021088772">
            <text:p>0.4287430211</text:p>
          </table:table-cell>
          <table:table-cell office:value-type="float" office:value="0.00176666666666667">
            <text:p>0.0017666667</text:p>
          </table:table-cell>
          <table:table-cell table:number-columns-repeated="9"/>
        </table:table-row>
        <table:table-row table:style-name="ro1">
          <table:table-cell office:value-type="float" office:value="0.420673142984379">
            <text:p>0.420673143</text:p>
          </table:table-cell>
          <table:table-cell office:value-type="float" office:value="0.00095">
            <text:p>0.00095</text:p>
          </table:table-cell>
          <table:table-cell table:number-columns-repeated="3"/>
          <table:table-cell office:value-type="float" office:value="0.428743021088772">
            <text:p>0.4287430211</text:p>
          </table:table-cell>
          <table:table-cell office:value-type="float" office:value="0.00105833333333333">
            <text:p>0.0010583333</text:p>
          </table:table-cell>
          <table:table-cell table:number-columns-repeated="9"/>
        </table:table-row>
        <table:table-row table:style-name="ro1">
          <table:table-cell office:value-type="float" office:value="0.420673142984379">
            <text:p>0.420673143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429177956714897">
            <text:p>0.4291779567</text:p>
          </table:table-cell>
          <table:table-cell office:value-type="float" office:value="0.00095">
            <text:p>0.00095</text:p>
          </table:table-cell>
          <table:table-cell table:number-columns-repeated="9"/>
        </table:table-row>
        <table:table-row table:style-name="ro1">
          <table:table-cell office:value-type="float" office:value="0.42097530059543">
            <text:p>0.4209753006</text:p>
          </table:table-cell>
          <table:table-cell office:value-type="float" office:value="0.000608333333333333">
            <text:p>0.0006083333</text:p>
          </table:table-cell>
          <table:table-cell table:number-columns-repeated="3"/>
          <table:table-cell office:value-type="float" office:value="0.429177956714897">
            <text:p>0.429177956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2097530059543">
            <text:p>0.4209753006</text:p>
          </table:table-cell>
          <table:table-cell office:value-type="float" office:value="0.000875">
            <text:p>0.000875</text:p>
          </table:table-cell>
          <table:table-cell table:number-columns-repeated="3"/>
          <table:table-cell office:value-type="float" office:value="0.429177956714897">
            <text:p>0.429177956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21067309261949">
            <text:p>0.4210673093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429177956714897">
            <text:p>0.429177956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21200423652199">
            <text:p>0.421200423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30465766684753">
            <text:p>0.4304657667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421200423652199">
            <text:p>0.4212004237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430465766684754">
            <text:p>0.4304657667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421580688303217">
            <text:p>0.421580688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30465766684754">
            <text:p>0.4304657667</text:p>
          </table:table-cell>
          <table:table-cell office:value-type="float" office:value="0.0008">
            <text:p>0.0008</text:p>
          </table:table-cell>
          <table:table-cell table:number-columns-repeated="9"/>
        </table:table-row>
        <table:table-row table:style-name="ro1">
          <table:table-cell office:value-type="float" office:value="0.421580688303217">
            <text:p>0.421580688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30846031335771">
            <text:p>0.4308460313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421882845914268">
            <text:p>0.4218828459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30846031335771">
            <text:p>0.430846031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21882845914268">
            <text:p>0.4218828459</text:p>
          </table:table-cell>
          <table:table-cell office:value-type="float" office:value="0.00130833333333333">
            <text:p>0.0013083333</text:p>
          </table:table-cell>
          <table:table-cell table:number-columns-repeated="3"/>
          <table:table-cell office:value-type="float" office:value="0.430846031335771">
            <text:p>0.4308460313</text:p>
          </table:table-cell>
          <table:table-cell office:value-type="float" office:value="0.00131666666666667">
            <text:p>0.0013166667</text:p>
          </table:table-cell>
          <table:table-cell table:number-columns-repeated="9"/>
        </table:table-row>
        <table:table-row table:style-name="ro1">
          <table:table-cell office:value-type="float" office:value="0.421882845914269">
            <text:p>0.4218828459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431080780156498">
            <text:p>0.4310807802</text:p>
          </table:table-cell>
          <table:table-cell office:value-type="float" office:value="0.001975">
            <text:p>0.001975</text:p>
          </table:table-cell>
          <table:table-cell table:number-columns-repeated="9"/>
        </table:table-row>
        <table:table-row table:style-name="ro1">
          <table:table-cell office:value-type="float" office:value="0.422355119231805">
            <text:p>0.4223551192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31080780156498">
            <text:p>0.4310807802</text:p>
          </table:table-cell>
          <table:table-cell office:value-type="float" office:value="0.000866666666666667">
            <text:p>0.0008666667</text:p>
          </table:table-cell>
          <table:table-cell table:number-columns-repeated="9"/>
        </table:table-row>
        <table:table-row table:style-name="ro1">
          <table:table-cell office:value-type="float" office:value="0.422355119231805">
            <text:p>0.4223551192</text:p>
          </table:table-cell>
          <table:table-cell office:value-type="float" office:value="0.000466666666666667">
            <text:p>0.0004666667</text:p>
          </table:table-cell>
          <table:table-cell table:number-columns-repeated="3"/>
          <table:table-cell office:value-type="float" office:value="0.431080780156498">
            <text:p>0.4310807802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422355119231805">
            <text:p>0.4223551192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3175357665461">
            <text:p>0.4317535767</text:p>
          </table:table-cell>
          <table:table-cell office:value-type="float" office:value="0.000741666666666667">
            <text:p>0.0007416667</text:p>
          </table:table-cell>
          <table:table-cell table:number-columns-repeated="9"/>
        </table:table-row>
        <table:table-row table:style-name="ro1">
          <table:table-cell office:value-type="float" office:value="0.422843562021703">
            <text:p>0.422843562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43175357665461">
            <text:p>0.4317535767</text:p>
          </table:table-cell>
          <table:table-cell office:value-type="float" office:value="0.000883333333333333">
            <text:p>0.0008833333</text:p>
          </table:table-cell>
          <table:table-cell table:number-columns-repeated="9"/>
        </table:table-row>
        <table:table-row table:style-name="ro1">
          <table:table-cell office:value-type="float" office:value="0.422843562021703">
            <text:p>0.422843562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43175357665461">
            <text:p>0.4317535767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423985856161268">
            <text:p>0.423985856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32382491752906">
            <text:p>0.4323824918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423985856161268">
            <text:p>0.4239858562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432382491752906">
            <text:p>0.4323824918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423985856161268">
            <text:p>0.4239858562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32382491752906">
            <text:p>0.4323824918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24220604981995">
            <text:p>0.424220605</text:p>
          </table:table-cell>
          <table:table-cell office:value-type="float" office:value="0.00138333333333333">
            <text:p>0.0013833333</text:p>
          </table:table-cell>
          <table:table-cell table:number-columns-repeated="3"/>
          <table:table-cell office:value-type="float" office:value="0.432762756403924">
            <text:p>0.432762756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24220604981995">
            <text:p>0.424220605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432762756403924">
            <text:p>0.4327627564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424220604981995">
            <text:p>0.42422060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33105683363531">
            <text:p>0.433105683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24722949398444">
            <text:p>0.4247229494</text:p>
          </table:table-cell>
          <table:table-cell office:value-type="float" office:value="0.000516666666666667">
            <text:p>0.0005166667</text:p>
          </table:table-cell>
          <table:table-cell table:number-columns-repeated="3"/>
          <table:table-cell office:value-type="float" office:value="0.433105683363531">
            <text:p>0.433105683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24722949398444">
            <text:p>0.4247229494</text:p>
          </table:table-cell>
          <table:table-cell office:value-type="float" office:value="0.00315">
            <text:p>0.00315</text:p>
          </table:table-cell>
          <table:table-cell table:number-columns-repeated="3"/>
          <table:table-cell office:value-type="float" office:value="0.433105683363531">
            <text:p>0.4331056834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24722949398444">
            <text:p>0.4247229494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433198028405226">
            <text:p>0.4331980284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24893401480106">
            <text:p>0.4248934015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433198028405226">
            <text:p>0.4331980284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office:value-type="float" office:value="0.424893401480106">
            <text:p>0.4248934015</text:p>
          </table:table-cell>
          <table:table-cell office:value-type="float" office:value="0.000908333333333333">
            <text:p>0.0009083333</text:p>
          </table:table-cell>
          <table:table-cell table:number-columns-repeated="3"/>
          <table:table-cell office:value-type="float" office:value="0.433198028405226">
            <text:p>0.433198028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24893401480106">
            <text:p>0.4248934015</text:p>
          </table:table-cell>
          <table:table-cell office:value-type="float" office:value="0.0013">
            <text:p>0.0013</text:p>
          </table:table-cell>
          <table:table-cell table:number-columns-repeated="3"/>
          <table:table-cell office:value-type="float" office:value="0.433485948014549">
            <text:p>0.433485948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424893401480106">
            <text:p>0.4248934015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433485948014549">
            <text:p>0.433485948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24995035910582">
            <text:p>0.4249950359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33670301722762">
            <text:p>0.433670301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24995035910582">
            <text:p>0.4249950359</text:p>
          </table:table-cell>
          <table:table-cell office:value-type="float" office:value="0.000116666666666667">
            <text:p>0.0001166667</text:p>
          </table:table-cell>
          <table:table-cell office:value-type="float" office:value="0.42">
            <text:p>0.42</text:p>
          </table:table-cell>
          <table:table-cell table:formula="of:=SUM([.B399:.B453])" office:value-type="float" office:value="0.026125">
            <text:p>0.026125</text:p>
          </table:table-cell>
          <table:table-cell/>
          <table:table-cell office:value-type="float" office:value="0.433670301722762">
            <text:p>0.4336703017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43">
            <text:p>0.43</text:p>
          </table:table-cell>
          <table:table-cell table:formula="of:=SUM([.G412:.G453])" office:value-type="float" office:value="0.014825">
            <text:p>0.014825</text:p>
          </table:table-cell>
          <table:table-cell table:number-columns-repeated="7"/>
        </table:table-row>
        <table:table-row table:style-name="ro1">
          <table:table-cell office:value-type="float" office:value="0.425103214049462">
            <text:p>0.42510321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35603196263276">
            <text:p>0.4356031963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42548347870048">
            <text:p>0.425483478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35603196263276">
            <text:p>0.4356031963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42548347870048">
            <text:p>0.425483478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36038131889401">
            <text:p>0.4360381319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426810126548259">
            <text:p>0.426810126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36038131889401">
            <text:p>0.4360381319</text:p>
          </table:table-cell>
          <table:table-cell office:value-type="float" office:value="0.00188333333333333">
            <text:p>0.0018833333</text:p>
          </table:table-cell>
          <table:table-cell table:number-columns-repeated="9"/>
        </table:table-row>
        <table:table-row table:style-name="ro1">
          <table:table-cell office:value-type="float" office:value="0.426810126548259">
            <text:p>0.4268101265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436038131889401">
            <text:p>0.4360381319</text:p>
          </table:table-cell>
          <table:table-cell office:value-type="float" office:value="0.00203333333333333">
            <text:p>0.0020333333</text:p>
          </table:table-cell>
          <table:table-cell table:number-columns-repeated="9"/>
        </table:table-row>
        <table:table-row table:style-name="ro1">
          <table:table-cell office:value-type="float" office:value="0.426810126548259">
            <text:p>0.426810126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36038131889401">
            <text:p>0.4360381319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27298569338156">
            <text:p>0.427298569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36075469580813">
            <text:p>0.4360754696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427298569338156">
            <text:p>0.4272985693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436075469580813">
            <text:p>0.4360754696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office:value-type="float" office:value="0.428650676047077">
            <text:p>0.428650676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36075469580813">
            <text:p>0.436075469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28650676047077">
            <text:p>0.428650676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436208583971063">
            <text:p>0.436208584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28743021088772">
            <text:p>0.4287430211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436208583971063">
            <text:p>0.43620858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28743021088772">
            <text:p>0.4287430211</text:p>
          </table:table-cell>
          <table:table-cell office:value-type="float" office:value="0.00116666666666667">
            <text:p>0.0011666667</text:p>
          </table:table-cell>
          <table:table-cell table:number-columns-repeated="3"/>
          <table:table-cell office:value-type="float" office:value="0.436798661191437">
            <text:p>0.4367986612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428743021088772">
            <text:p>0.4287430211</text:p>
          </table:table-cell>
          <table:table-cell office:value-type="float" office:value="0.000408333333333333">
            <text:p>0.0004083333</text:p>
          </table:table-cell>
          <table:table-cell table:number-columns-repeated="3"/>
          <table:table-cell office:value-type="float" office:value="0.436798661191437">
            <text:p>0.4367986612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429177956714897">
            <text:p>0.4291779567</text:p>
          </table:table-cell>
          <table:table-cell office:value-type="float" office:value="0.0007">
            <text:p>0.0007</text:p>
          </table:table-cell>
          <table:table-cell table:number-columns-repeated="3"/>
          <table:table-cell office:value-type="float" office:value="0.436798661191437">
            <text:p>0.436798661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29177956714897">
            <text:p>0.4291779567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38258423429466">
            <text:p>0.4382584234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429177956714897">
            <text:p>0.4291779567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38258423429466">
            <text:p>0.4382584234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429938486016933">
            <text:p>0.42993848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38468235998822">
            <text:p>0.438468236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30465766684753">
            <text:p>0.4304657667</text:p>
          </table:table-cell>
          <table:table-cell office:value-type="float" office:value="0.000583333333333333">
            <text:p>0.0005833333</text:p>
          </table:table-cell>
          <table:table-cell table:number-columns-repeated="3"/>
          <table:table-cell office:value-type="float" office:value="0.438468235998822">
            <text:p>0.438468236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430465766684754">
            <text:p>0.4304657667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43884850064984">
            <text:p>0.4388485006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430465766684754">
            <text:p>0.4304657667</text:p>
          </table:table-cell>
          <table:table-cell office:value-type="float" office:value="0.000975">
            <text:p>0.000975</text:p>
          </table:table-cell>
          <table:table-cell table:number-columns-repeated="3"/>
          <table:table-cell office:value-type="float" office:value="0.43884850064984">
            <text:p>0.4388485006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430846031335771">
            <text:p>0.4308460313</text:p>
          </table:table-cell>
          <table:table-cell office:value-type="float" office:value="0.00103333333333333">
            <text:p>0.0010333333</text:p>
          </table:table-cell>
          <table:table-cell table:number-columns-repeated="3"/>
          <table:table-cell office:value-type="float" office:value="0.439150658260891">
            <text:p>0.4391506583</text:p>
          </table:table-cell>
          <table:table-cell office:value-type="float" office:value="0.001075">
            <text:p>0.001075</text:p>
          </table:table-cell>
          <table:table-cell table:number-columns-repeated="9"/>
        </table:table-row>
        <table:table-row table:style-name="ro1">
          <table:table-cell office:value-type="float" office:value="0.430846031335771">
            <text:p>0.4308460313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439150658260891">
            <text:p>0.4391506583</text:p>
          </table:table-cell>
          <table:table-cell office:value-type="float" office:value="0.000558333333333333">
            <text:p>0.0005583333</text:p>
          </table:table-cell>
          <table:table-cell table:number-columns-repeated="9"/>
        </table:table-row>
        <table:table-row table:style-name="ro1">
          <table:table-cell office:value-type="float" office:value="0.430846031335771">
            <text:p>0.4308460313</text:p>
          </table:table-cell>
          <table:table-cell office:value-type="float" office:value="0.000583333333333333">
            <text:p>0.0005833333</text:p>
          </table:table-cell>
          <table:table-cell table:number-columns-repeated="3"/>
          <table:table-cell office:value-type="float" office:value="0.439150658260891">
            <text:p>0.4391506583</text:p>
          </table:table-cell>
          <table:table-cell office:value-type="float" office:value="0.003425">
            <text:p>0.003425</text:p>
          </table:table-cell>
          <table:table-cell table:number-columns-repeated="9"/>
        </table:table-row>
        <table:table-row table:style-name="ro1">
          <table:table-cell office:value-type="float" office:value="0.431080780156498">
            <text:p>0.4310807802</text:p>
          </table:table-cell>
          <table:table-cell office:value-type="float" office:value="0.00255">
            <text:p>0.00255</text:p>
          </table:table-cell>
          <table:table-cell table:number-columns-repeated="3"/>
          <table:table-cell office:value-type="float" office:value="0.43924266692741">
            <text:p>0.4392426669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431080780156498">
            <text:p>0.4310807802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43924266692741">
            <text:p>0.4392426669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431080780156498">
            <text:p>0.4310807802</text:p>
          </table:table-cell>
          <table:table-cell office:value-type="float" office:value="0.000675">
            <text:p>0.000675</text:p>
          </table:table-cell>
          <table:table-cell table:number-columns-repeated="3"/>
          <table:table-cell office:value-type="float" office:value="0.439622931578428">
            <text:p>0.439622931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3175357665461">
            <text:p>0.4317535767</text:p>
          </table:table-cell>
          <table:table-cell office:value-type="float" office:value="0.000841666666666667">
            <text:p>0.0008416667</text:p>
          </table:table-cell>
          <table:table-cell table:number-columns-repeated="3"/>
          <table:table-cell office:value-type="float" office:value="0.439965858538034">
            <text:p>0.4399658585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3175357665461">
            <text:p>0.4317535767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440058203579729">
            <text:p>0.4400582036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43175357665461">
            <text:p>0.4317535767</text:p>
          </table:table-cell>
          <table:table-cell office:value-type="float" office:value="0.000416666666666667">
            <text:p>0.0004166667</text:p>
          </table:table-cell>
          <table:table-cell table:number-columns-repeated="3"/>
          <table:table-cell office:value-type="float" office:value="0.440058203579729">
            <text:p>0.4400582036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32382491752906">
            <text:p>0.4323824918</text:p>
          </table:table-cell>
          <table:table-cell office:value-type="float" office:value="0.00159166666666667">
            <text:p>0.0015916667</text:p>
          </table:table-cell>
          <table:table-cell table:number-columns-repeated="3"/>
          <table:table-cell office:value-type="float" office:value="0.440058203579729">
            <text:p>0.4400582036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432382491752906">
            <text:p>0.4323824918</text:p>
          </table:table-cell>
          <table:table-cell office:value-type="float" office:value="0.001025">
            <text:p>0.001025</text:p>
          </table:table-cell>
          <table:table-cell table:number-columns-repeated="3"/>
          <table:table-cell office:value-type="float" office:value="0.440111374368325">
            <text:p>0.4401113744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32382491752906">
            <text:p>0.432382491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40111374368325">
            <text:p>0.440111374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32762756403924">
            <text:p>0.4327627564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40530476897266">
            <text:p>0.4405304769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32762756403924">
            <text:p>0.4327627564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40530476897266">
            <text:p>0.4405304769</text:p>
          </table:table-cell>
          <table:table-cell office:value-type="float" office:value="0.00136666666666667">
            <text:p>0.0013666667</text:p>
          </table:table-cell>
          <table:table-cell table:number-columns-repeated="9"/>
        </table:table-row>
        <table:table-row table:style-name="ro1">
          <table:table-cell office:value-type="float" office:value="0.432762756403924">
            <text:p>0.4327627564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440530476897266">
            <text:p>0.4405304769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433105683363531">
            <text:p>0.4331056834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440663591287517">
            <text:p>0.440663591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33105683363531">
            <text:p>0.433105683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40663591287517">
            <text:p>0.4406635913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33198028405226">
            <text:p>0.4331980284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40663591287517">
            <text:p>0.440663591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33198028405226">
            <text:p>0.4331980284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441253668507891">
            <text:p>0.4412536685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433485948014549">
            <text:p>0.433485948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442161213826729">
            <text:p>0.4421612138</text:p>
          </table:table-cell>
          <table:table-cell office:value-type="float" office:value="0.000758333333333333">
            <text:p>0.0007583333</text:p>
          </table:table-cell>
          <table:table-cell table:number-columns-repeated="9"/>
        </table:table-row>
        <table:table-row table:style-name="ro1">
          <table:table-cell office:value-type="float" office:value="0.433485948014549">
            <text:p>0.43348594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42161213826729">
            <text:p>0.4421612138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433670301722762">
            <text:p>0.433670301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42161213826729">
            <text:p>0.4421612138</text:p>
          </table:table-cell>
          <table:table-cell office:value-type="float" office:value="0.00110833333333333">
            <text:p>0.0011083333</text:p>
          </table:table-cell>
          <table:table-cell table:number-columns-repeated="9"/>
        </table:table-row>
        <table:table-row table:style-name="ro1">
          <table:table-cell office:value-type="float" office:value="0.433670301722762">
            <text:p>0.4336703017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442161213826729">
            <text:p>0.4421612138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33670301722762">
            <text:p>0.433670301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42898307063905">
            <text:p>0.4428983071</text:p>
          </table:table-cell>
          <table:table-cell office:value-type="float" office:value="0.00110833333333333">
            <text:p>0.0011083333</text:p>
          </table:table-cell>
          <table:table-cell table:number-columns-repeated="9"/>
        </table:table-row>
        <table:table-row table:style-name="ro1">
          <table:table-cell office:value-type="float" office:value="0.434013228682369">
            <text:p>0.4340132287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3">
            <text:p>0.43</text:p>
          </table:table-cell>
          <table:table-cell table:formula="of:=SUM([.B454:.B498])" office:value-type="float" office:value="0.0167166666666667">
            <text:p>0.0167166667</text:p>
          </table:table-cell>
          <table:table-cell/>
          <table:table-cell office:value-type="float" office:value="0.442898307063905">
            <text:p>0.4428983071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435603196263276">
            <text:p>0.4356031963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442898307063905">
            <text:p>0.4428983071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435603196263276">
            <text:p>0.4356031963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442898307063905">
            <text:p>0.4428983071</text:p>
          </table:table-cell>
          <table:table-cell office:value-type="float" office:value="0.00345833333333333">
            <text:p>0.0034583333</text:p>
          </table:table-cell>
          <table:table-cell table:number-columns-repeated="9"/>
        </table:table-row>
        <table:table-row table:style-name="ro1">
          <table:table-cell office:value-type="float" office:value="0.436038131889401">
            <text:p>0.4360381319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443068759145567">
            <text:p>0.443068759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36038131889401">
            <text:p>0.4360381319</text:p>
          </table:table-cell>
          <table:table-cell office:value-type="float" office:value="0.00113333333333333">
            <text:p>0.0011333333</text:p>
          </table:table-cell>
          <table:table-cell table:number-columns-repeated="3"/>
          <table:table-cell office:value-type="float" office:value="0.443068759145567">
            <text:p>0.443068759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36038131889401">
            <text:p>0.4360381319</text:p>
          </table:table-cell>
          <table:table-cell office:value-type="float" office:value="0.00110833333333333">
            <text:p>0.0011083333</text:p>
          </table:table-cell>
          <table:table-cell table:number-columns-repeated="3"/>
          <table:table-cell office:value-type="float" office:value="0.443170393576043">
            <text:p>0.4431703936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36075469580813">
            <text:p>0.4360754696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43170393576043">
            <text:p>0.4431703936</text:p>
          </table:table-cell>
          <table:table-cell office:value-type="float" office:value="0.00085">
            <text:p>0.00085</text:p>
          </table:table-cell>
          <table:table-cell table:number-columns-repeated="9"/>
        </table:table-row>
        <table:table-row table:style-name="ro1">
          <table:table-cell office:value-type="float" office:value="0.436075469580813">
            <text:p>0.4360754696</text:p>
          </table:table-cell>
          <table:table-cell office:value-type="float" office:value="0.0014">
            <text:p>0.0014</text:p>
          </table:table-cell>
          <table:table-cell table:number-columns-repeated="3"/>
          <table:table-cell office:value-type="float" office:value="0.443658836365941">
            <text:p>0.4436588364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office:value-type="float" office:value="0.436208583971063">
            <text:p>0.43620858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43658836365941">
            <text:p>0.443658836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36208583971063">
            <text:p>0.43620858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43658836365941">
            <text:p>0.4436588364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436208583971063">
            <text:p>0.43620858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44077938894881">
            <text:p>0.444077938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36798661191437">
            <text:p>0.4367986612</text:p>
          </table:table-cell>
          <table:table-cell office:value-type="float" office:value="0.000516666666666667">
            <text:p>0.0005166667</text:p>
          </table:table-cell>
          <table:table-cell table:number-columns-repeated="3"/>
          <table:table-cell office:value-type="float" office:value="0.444186117033761">
            <text:p>0.444186117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36798661191437">
            <text:p>0.4367986612</text:p>
          </table:table-cell>
          <table:table-cell office:value-type="float" office:value="0.00159166666666667">
            <text:p>0.0015916667</text:p>
          </table:table-cell>
          <table:table-cell table:number-columns-repeated="3"/>
          <table:table-cell office:value-type="float" office:value="0.444186117033761">
            <text:p>0.444186117</text:p>
          </table:table-cell>
          <table:table-cell office:value-type="float" office:value="0.0000666666666666667">
            <text:p>6.66666666666667E-005</text:p>
          </table:table-cell>
          <table:table-cell office:value-type="float" office:value="0.44">
            <text:p>0.44</text:p>
          </table:table-cell>
          <table:table-cell table:formula="of:=SUM([.G454:.G510])" office:value-type="float" office:value="0.0248166666666667">
            <text:p>0.0248166667</text:p>
          </table:table-cell>
          <table:table-cell table:number-columns-repeated="7"/>
        </table:table-row>
        <table:table-row table:style-name="ro1">
          <table:table-cell office:value-type="float" office:value="0.438258423429466">
            <text:p>0.4382584234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44511859860397">
            <text:p>0.4451185986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38258423429466">
            <text:p>0.4382584234</text:p>
          </table:table-cell>
          <table:table-cell office:value-type="float" office:value="0.000308333333333333">
            <text:p>0.0003083333</text:p>
          </table:table-cell>
          <table:table-cell table:number-columns-repeated="3"/>
          <table:table-cell office:value-type="float" office:value="0.44511859860397">
            <text:p>0.4451185986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438468235998822">
            <text:p>0.43846823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45473927003617">
            <text:p>0.44547392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38468235998822">
            <text:p>0.438468236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45473927003617">
            <text:p>0.445473927</text:p>
          </table:table-cell>
          <table:table-cell office:value-type="float" office:value="0.000658333333333333">
            <text:p>0.0006583333</text:p>
          </table:table-cell>
          <table:table-cell table:number-columns-repeated="9"/>
        </table:table-row>
        <table:table-row table:style-name="ro1">
          <table:table-cell office:value-type="float" office:value="0.43884850064984">
            <text:p>0.4388485006</text:p>
          </table:table-cell>
          <table:table-cell office:value-type="float" office:value="0.0015">
            <text:p>0.0015</text:p>
          </table:table-cell>
          <table:table-cell table:number-columns-repeated="3"/>
          <table:table-cell office:value-type="float" office:value="0.445473927003617">
            <text:p>0.445473927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43884850064984">
            <text:p>0.4388485006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46065504410502">
            <text:p>0.446065504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39150658260891">
            <text:p>0.4391506583</text:p>
          </table:table-cell>
          <table:table-cell office:value-type="float" office:value="0.000975">
            <text:p>0.000975</text:p>
          </table:table-cell>
          <table:table-cell table:number-columns-repeated="3"/>
          <table:table-cell office:value-type="float" office:value="0.446065504410502">
            <text:p>0.446065504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39150658260891">
            <text:p>0.4391506583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446235956492164">
            <text:p>0.4462359565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439150658260891">
            <text:p>0.4391506583</text:p>
          </table:table-cell>
          <table:table-cell office:value-type="float" office:value="0.00225">
            <text:p>0.00225</text:p>
          </table:table-cell>
          <table:table-cell table:number-columns-repeated="3"/>
          <table:table-cell office:value-type="float" office:value="0.446826033712538">
            <text:p>0.446826033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3924266692741">
            <text:p>0.4392426669</text:p>
          </table:table-cell>
          <table:table-cell office:value-type="float" office:value="0.00055">
            <text:p>0.00055</text:p>
          </table:table-cell>
          <table:table-cell table:number-columns-repeated="3"/>
          <table:table-cell office:value-type="float" office:value="0.446826033712538">
            <text:p>0.446826033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3924266692741">
            <text:p>0.4392426669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46826033712538">
            <text:p>0.4468260337</text:p>
          </table:table-cell>
          <table:table-cell office:value-type="float" office:value="0.00175">
            <text:p>0.00175</text:p>
          </table:table-cell>
          <table:table-cell table:number-columns-repeated="9"/>
        </table:table-row>
        <table:table-row table:style-name="ro1">
          <table:table-cell office:value-type="float" office:value="0.439622931578428">
            <text:p>0.4396229316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46918378754233">
            <text:p>0.4469183788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439622931578428">
            <text:p>0.4396229316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446918378754233">
            <text:p>0.4469183788</text:p>
          </table:table-cell>
          <table:table-cell office:value-type="float" office:value="0.000816666666666667">
            <text:p>0.0008166667</text:p>
          </table:table-cell>
          <table:table-cell table:number-columns-repeated="9"/>
        </table:table-row>
        <table:table-row table:style-name="ro1">
          <table:table-cell office:value-type="float" office:value="0.439965858538034">
            <text:p>0.439965858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46918378754233">
            <text:p>0.4469183788</text:p>
          </table:table-cell>
          <table:table-cell office:value-type="float" office:value="0.00150833333333333">
            <text:p>0.0015083333</text:p>
          </table:table-cell>
          <table:table-cell table:number-columns-repeated="9"/>
        </table:table-row>
        <table:table-row table:style-name="ro1">
          <table:table-cell office:value-type="float" office:value="0.439965858538034">
            <text:p>0.4399658585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47206298363556">
            <text:p>0.4472062984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40058203579729">
            <text:p>0.4400582036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4739065207177">
            <text:p>0.447390652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40058203579729">
            <text:p>0.4400582036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47879094861667">
            <text:p>0.4478790949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40058203579729">
            <text:p>0.4400582036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47879094861667">
            <text:p>0.447879094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40111374368325">
            <text:p>0.440111374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49021389001232">
            <text:p>0.449021389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440530476897266">
            <text:p>0.4405304769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49021389001232">
            <text:p>0.449021389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440530476897266">
            <text:p>0.4405304769</text:p>
          </table:table-cell>
          <table:table-cell office:value-type="float" office:value="0.0015">
            <text:p>0.0015</text:p>
          </table:table-cell>
          <table:table-cell table:number-columns-repeated="3"/>
          <table:table-cell office:value-type="float" office:value="0.449021389001233">
            <text:p>0.449021389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40530476897266">
            <text:p>0.4405304769</text:p>
          </table:table-cell>
          <table:table-cell office:value-type="float" office:value="0.000908333333333333">
            <text:p>0.0009083333</text:p>
          </table:table-cell>
          <table:table-cell table:number-columns-repeated="3"/>
          <table:table-cell office:value-type="float" office:value="0.449256137821959">
            <text:p>0.4492561378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40663591287517">
            <text:p>0.4406635913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449256137821959">
            <text:p>0.4492561378</text:p>
          </table:table-cell>
          <table:table-cell office:value-type="float" office:value="0.00326666666666667">
            <text:p>0.0032666667</text:p>
          </table:table-cell>
          <table:table-cell table:number-columns-repeated="9"/>
        </table:table-row>
        <table:table-row table:style-name="ro1">
          <table:table-cell office:value-type="float" office:value="0.440663591287517">
            <text:p>0.440663591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49256137821959">
            <text:p>0.4492561378</text:p>
          </table:table-cell>
          <table:table-cell office:value-type="float" office:value="0.00128333333333333">
            <text:p>0.0012833333</text:p>
          </table:table-cell>
          <table:table-cell table:number-columns-repeated="9"/>
        </table:table-row>
        <table:table-row table:style-name="ro1">
          <table:table-cell office:value-type="float" office:value="0.44125366850789">
            <text:p>0.4412536685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449928934320071">
            <text:p>0.4499289343</text:p>
          </table:table-cell>
          <table:table-cell office:value-type="float" office:value="0.00103333333333333">
            <text:p>0.0010333333</text:p>
          </table:table-cell>
          <table:table-cell table:number-columns-repeated="9"/>
        </table:table-row>
        <table:table-row table:style-name="ro1">
          <table:table-cell office:value-type="float" office:value="0.441253668507891">
            <text:p>0.4412536685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449928934320071">
            <text:p>0.4499289343</text:p>
          </table:table-cell>
          <table:table-cell office:value-type="float" office:value="0.00183333333333333">
            <text:p>0.0018333333</text:p>
          </table:table-cell>
          <table:table-cell table:number-columns-repeated="9"/>
        </table:table-row>
        <table:table-row table:style-name="ro1">
          <table:table-cell office:value-type="float" office:value="0.441253668507891">
            <text:p>0.441253668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49928934320071">
            <text:p>0.4499289343</text:p>
          </table:table-cell>
          <table:table-cell office:value-type="float" office:value="0.003125">
            <text:p>0.003125</text:p>
          </table:table-cell>
          <table:table-cell table:number-columns-repeated="9"/>
        </table:table-row>
        <table:table-row table:style-name="ro1">
          <table:table-cell office:value-type="float" office:value="0.442161213826729">
            <text:p>0.4421612138</text:p>
          </table:table-cell>
          <table:table-cell office:value-type="float" office:value="0.000583333333333333">
            <text:p>0.0005833333</text:p>
          </table:table-cell>
          <table:table-cell table:number-columns-repeated="3"/>
          <table:table-cell office:value-type="float" office:value="0.450753760361171">
            <text:p>0.450753760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42161213826729">
            <text:p>0.4421612138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451071228459636">
            <text:p>0.451071228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42161213826729">
            <text:p>0.4421612138</text:p>
          </table:table-cell>
          <table:table-cell office:value-type="float" office:value="0.000875">
            <text:p>0.000875</text:p>
          </table:table-cell>
          <table:table-cell table:number-columns-repeated="3"/>
          <table:table-cell office:value-type="float" office:value="0.451071228459636">
            <text:p>0.451071228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42161213826729">
            <text:p>0.442161213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51071228459636">
            <text:p>0.451071228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42898307063905">
            <text:p>0.4428983071</text:p>
          </table:table-cell>
          <table:table-cell office:value-type="float" office:value="0.00115833333333333">
            <text:p>0.0011583333</text:p>
          </table:table-cell>
          <table:table-cell table:number-columns-repeated="3"/>
          <table:table-cell office:value-type="float" office:value="0.45166130568001">
            <text:p>0.4516613057</text:p>
          </table:table-cell>
          <table:table-cell office:value-type="float" office:value="0.000433333333333333">
            <text:p>0.0004333333</text:p>
          </table:table-cell>
          <table:table-cell table:number-columns-repeated="9"/>
        </table:table-row>
        <table:table-row table:style-name="ro1">
          <table:table-cell office:value-type="float" office:value="0.442898307063905">
            <text:p>0.4428983071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5166130568001">
            <text:p>0.4516613057</text:p>
          </table:table-cell>
          <table:table-cell office:value-type="float" office:value="0.001475">
            <text:p>0.001475</text:p>
          </table:table-cell>
          <table:table-cell table:number-columns-repeated="9"/>
        </table:table-row>
        <table:table-row table:style-name="ro1">
          <table:table-cell office:value-type="float" office:value="0.442898307063905">
            <text:p>0.442898307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51845659388223">
            <text:p>0.4518456594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42898307063905">
            <text:p>0.4428983071</text:p>
          </table:table-cell>
          <table:table-cell office:value-type="float" office:value="0.000825">
            <text:p>0.000825</text:p>
          </table:table-cell>
          <table:table-cell table:number-columns-repeated="3"/>
          <table:table-cell office:value-type="float" office:value="0.451845659388223">
            <text:p>0.4518456594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443068759145567">
            <text:p>0.4430687591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51845659388223">
            <text:p>0.4518456594</text:p>
          </table:table-cell>
          <table:table-cell office:value-type="float" office:value="0.000883333333333333">
            <text:p>0.0008833333</text:p>
          </table:table-cell>
          <table:table-cell table:number-columns-repeated="9"/>
        </table:table-row>
        <table:table-row table:style-name="ro1">
          <table:table-cell office:value-type="float" office:value="0.443170393576043">
            <text:p>0.4431703936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451845659388223">
            <text:p>0.4518456594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43170393576043">
            <text:p>0.4431703936</text:p>
          </table:table-cell>
          <table:table-cell office:value-type="float" office:value="0.000625">
            <text:p>0.000625</text:p>
          </table:table-cell>
          <table:table-cell table:number-columns-repeated="3"/>
          <table:table-cell office:value-type="float" office:value="0.452568850998848">
            <text:p>0.452568851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43658836365941">
            <text:p>0.4436588364</text:p>
          </table:table-cell>
          <table:table-cell office:value-type="float" office:value="0.000416666666666667">
            <text:p>0.0004166667</text:p>
          </table:table-cell>
          <table:table-cell table:number-columns-repeated="3"/>
          <table:table-cell office:value-type="float" office:value="0.453096131666668">
            <text:p>0.453096131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43658836365941">
            <text:p>0.443658836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453778553928737">
            <text:p>0.4537785539</text:p>
          </table:table-cell>
          <table:table-cell office:value-type="float" office:value="0.00143333333333333">
            <text:p>0.0014333333</text:p>
          </table:table-cell>
          <table:table-cell table:number-columns-repeated="9"/>
        </table:table-row>
        <table:table-row table:style-name="ro1">
          <table:table-cell office:value-type="float" office:value="0.443893585186668">
            <text:p>0.4438935852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53778553928737">
            <text:p>0.4537785539</text:p>
          </table:table-cell>
          <table:table-cell office:value-type="float" office:value="0.00179166666666667">
            <text:p>0.0017916667</text:p>
          </table:table-cell>
          <table:table-cell table:number-columns-repeated="9"/>
        </table:table-row>
        <table:table-row table:style-name="ro1">
          <table:table-cell office:value-type="float" office:value="0.443893585186668">
            <text:p>0.4438935852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454213489554862">
            <text:p>0.4542134896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444077938894881">
            <text:p>0.4440779389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454213489554862">
            <text:p>0.4542134896</text:p>
          </table:table-cell>
          <table:table-cell office:value-type="float" office:value="0.00158333333333333">
            <text:p>0.0015833333</text:p>
          </table:table-cell>
          <table:table-cell table:number-columns-repeated="9"/>
        </table:table-row>
        <table:table-row table:style-name="ro1">
          <table:table-cell office:value-type="float" office:value="0.444077938894881">
            <text:p>0.444077938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54213489554862">
            <text:p>0.4542134896</text:p>
          </table:table-cell>
          <table:table-cell office:value-type="float" office:value="0.00273333333333333">
            <text:p>0.0027333333</text:p>
          </table:table-cell>
          <table:table-cell table:number-columns-repeated="9"/>
        </table:table-row>
        <table:table-row table:style-name="ro1">
          <table:table-cell office:value-type="float" office:value="0.444186117033761">
            <text:p>0.444186117</text:p>
          </table:table-cell>
          <table:table-cell office:value-type="float" office:value="0.000025">
            <text:p>0.000025</text:p>
          </table:table-cell>
          <table:table-cell office:value-type="float" office:value="0.44">
            <text:p>0.44</text:p>
          </table:table-cell>
          <table:table-cell table:formula="of:=SUM([.B499:.B555])" office:value-type="float" office:value="0.023425">
            <text:p>0.023425</text:p>
          </table:table-cell>
          <table:table-cell/>
          <table:table-cell office:value-type="float" office:value="0.454213489554862">
            <text:p>0.4542134896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44511859860397">
            <text:p>0.4451185986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5459375420588">
            <text:p>0.454593754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4511859860397">
            <text:p>0.4451185986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54739270036171">
            <text:p>0.45473927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5">
            <text:p>0.45</text:p>
          </table:table-cell>
          <table:table-cell table:formula="of:=SUM([.G511:.G557])" office:value-type="float" office:value="0.02825">
            <text:p>0.02825</text:p>
          </table:table-cell>
          <table:table-cell table:number-columns-repeated="7"/>
        </table:table-row>
        <table:table-row table:style-name="ro1">
          <table:table-cell office:value-type="float" office:value="0.445473927003617">
            <text:p>0.445473927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456643593664283">
            <text:p>0.4566435937</text:p>
          </table:table-cell>
          <table:table-cell office:value-type="float" office:value="0.00118333333333333">
            <text:p>0.0011833333</text:p>
          </table:table-cell>
          <table:table-cell table:number-columns-repeated="9"/>
        </table:table-row>
        <table:table-row table:style-name="ro1">
          <table:table-cell office:value-type="float" office:value="0.445473927003617">
            <text:p>0.445473927</text:p>
          </table:table-cell>
          <table:table-cell office:value-type="float" office:value="0.00055">
            <text:p>0.00055</text:p>
          </table:table-cell>
          <table:table-cell table:number-columns-repeated="3"/>
          <table:table-cell office:value-type="float" office:value="0.456643593664283">
            <text:p>0.4566435937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45473927003617">
            <text:p>0.445473927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456643593664283">
            <text:p>0.4566435937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446235956492164">
            <text:p>0.4462359565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56789109494574">
            <text:p>0.456789109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46235956492164">
            <text:p>0.446235956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56789109494574">
            <text:p>0.4567891095</text:p>
          </table:table-cell>
          <table:table-cell office:value-type="float" office:value="0.000633333333333333">
            <text:p>0.0006333333</text:p>
          </table:table-cell>
          <table:table-cell table:number-columns-repeated="9"/>
        </table:table-row>
        <table:table-row table:style-name="ro1">
          <table:table-cell office:value-type="float" office:value="0.446826033712538">
            <text:p>0.4468260337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456789109494574">
            <text:p>0.4567891095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446826033712538">
            <text:p>0.446826033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57326015926352">
            <text:p>0.4573260159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446826033712538">
            <text:p>0.4468260337</text:p>
          </table:table-cell>
          <table:table-cell office:value-type="float" office:value="0.00205833333333333">
            <text:p>0.0020583333</text:p>
          </table:table-cell>
          <table:table-cell table:number-columns-repeated="3"/>
          <table:table-cell office:value-type="float" office:value="0.457326015926352">
            <text:p>0.4573260159</text:p>
          </table:table-cell>
          <table:table-cell office:value-type="float" office:value="0.00130833333333333">
            <text:p>0.0013083333</text:p>
          </table:table-cell>
          <table:table-cell table:number-columns-repeated="9"/>
        </table:table-row>
        <table:table-row table:style-name="ro1">
          <table:table-cell office:value-type="float" office:value="0.446918378754233">
            <text:p>0.4469183788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457326015926352">
            <text:p>0.4573260159</text:p>
          </table:table-cell>
          <table:table-cell office:value-type="float" office:value="0.002075">
            <text:p>0.002075</text:p>
          </table:table-cell>
          <table:table-cell table:number-columns-repeated="9"/>
        </table:table-row>
        <table:table-row table:style-name="ro1">
          <table:table-cell office:value-type="float" office:value="0.446918378754233">
            <text:p>0.4469183788</text:p>
          </table:table-cell>
          <table:table-cell office:value-type="float" office:value="0.00133333333333333">
            <text:p>0.0013333333</text:p>
          </table:table-cell>
          <table:table-cell table:number-columns-repeated="3"/>
          <table:table-cell office:value-type="float" office:value="0.457418024592871">
            <text:p>0.4574180246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446918378754233">
            <text:p>0.4469183788</text:p>
          </table:table-cell>
          <table:table-cell office:value-type="float" office:value="0.000691666666666667">
            <text:p>0.0006916667</text:p>
          </table:table-cell>
          <table:table-cell table:number-columns-repeated="3"/>
          <table:table-cell office:value-type="float" office:value="0.457418024592871">
            <text:p>0.4574180246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447206298363556">
            <text:p>0.4472062984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57418024592871">
            <text:p>0.4574180246</text:p>
          </table:table-cell>
          <table:table-cell office:value-type="float" office:value="0.00131666666666667">
            <text:p>0.0013166667</text:p>
          </table:table-cell>
          <table:table-cell table:number-columns-repeated="9"/>
        </table:table-row>
        <table:table-row table:style-name="ro1">
          <table:table-cell office:value-type="float" office:value="0.447206298363556">
            <text:p>0.4472062984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457551138983121">
            <text:p>0.45755113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4739065207177">
            <text:p>0.4473906521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57798289243889">
            <text:p>0.4577982892</text:p>
          </table:table-cell>
          <table:table-cell office:value-type="float" office:value="0.000666666666666667">
            <text:p>0.0006666667</text:p>
          </table:table-cell>
          <table:table-cell table:number-columns-repeated="9"/>
        </table:table-row>
        <table:table-row table:style-name="ro1">
          <table:table-cell office:value-type="float" office:value="0.44739065207177">
            <text:p>0.4473906521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457798289243889">
            <text:p>0.4577982892</text:p>
          </table:table-cell>
          <table:table-cell office:value-type="float" office:value="0.0006">
            <text:p>0.0006</text:p>
          </table:table-cell>
          <table:table-cell table:number-columns-repeated="9"/>
        </table:table-row>
        <table:table-row table:style-name="ro1">
          <table:table-cell office:value-type="float" office:value="0.447879094861667">
            <text:p>0.447879094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58141216203495">
            <text:p>0.4581412162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448113843682394">
            <text:p>0.448113843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58141216203495">
            <text:p>0.4581412162</text:p>
          </table:table-cell>
          <table:table-cell office:value-type="float" office:value="0.000608333333333333">
            <text:p>0.0006083333</text:p>
          </table:table-cell>
          <table:table-cell table:number-columns-repeated="9"/>
        </table:table-row>
        <table:table-row table:style-name="ro1">
          <table:table-cell office:value-type="float" office:value="0.448113843682394">
            <text:p>0.4481138437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58141216203495">
            <text:p>0.4581412162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449021389001232">
            <text:p>0.449021389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45823356124519">
            <text:p>0.458233561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49021389001232">
            <text:p>0.449021389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45823356124519">
            <text:p>0.4582335612</text:p>
          </table:table-cell>
          <table:table-cell office:value-type="float" office:value="0.001675">
            <text:p>0.001675</text:p>
          </table:table-cell>
          <table:table-cell table:number-columns-repeated="9"/>
        </table:table-row>
        <table:table-row table:style-name="ro1">
          <table:table-cell office:value-type="float" office:value="0.449021389001233">
            <text:p>0.44902138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5823356124519">
            <text:p>0.4582335612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49256137821959">
            <text:p>0.4492561378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5823356124519">
            <text:p>0.4582335612</text:p>
          </table:table-cell>
          <table:table-cell office:value-type="float" office:value="0.000841666666666667">
            <text:p>0.0008416667</text:p>
          </table:table-cell>
          <table:table-cell table:number-columns-repeated="9"/>
        </table:table-row>
        <table:table-row table:style-name="ro1">
          <table:table-cell office:value-type="float" office:value="0.449256137821959">
            <text:p>0.4492561378</text:p>
          </table:table-cell>
          <table:table-cell office:value-type="float" office:value="0.00410833333333333">
            <text:p>0.0041083333</text:p>
          </table:table-cell>
          <table:table-cell table:number-columns-repeated="3"/>
          <table:table-cell office:value-type="float" office:value="0.458286732033786">
            <text:p>0.458286732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449256137821959">
            <text:p>0.4492561378</text:p>
          </table:table-cell>
          <table:table-cell office:value-type="float" office:value="0.00125833333333333">
            <text:p>0.0012583333</text:p>
          </table:table-cell>
          <table:table-cell table:number-columns-repeated="3"/>
          <table:table-cell office:value-type="float" office:value="0.458286732033787">
            <text:p>0.458286732</text:p>
          </table:table-cell>
          <table:table-cell office:value-type="float" office:value="0.000516666666666667">
            <text:p>0.0005166667</text:p>
          </table:table-cell>
          <table:table-cell table:number-columns-repeated="9"/>
        </table:table-row>
        <table:table-row table:style-name="ro1">
          <table:table-cell office:value-type="float" office:value="0.449928934320071">
            <text:p>0.4499289343</text:p>
          </table:table-cell>
          <table:table-cell office:value-type="float" office:value="0.0015">
            <text:p>0.0015</text:p>
          </table:table-cell>
          <table:table-cell table:number-columns-repeated="3"/>
          <table:table-cell office:value-type="float" office:value="0.458521480854513">
            <text:p>0.458521480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49928934320071">
            <text:p>0.4499289343</text:p>
          </table:table-cell>
          <table:table-cell office:value-type="float" office:value="0.00125833333333333">
            <text:p>0.0012583333</text:p>
          </table:table-cell>
          <table:table-cell table:number-columns-repeated="3"/>
          <table:table-cell office:value-type="float" office:value="0.458705834562727">
            <text:p>0.4587058346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449928934320071">
            <text:p>0.4499289343</text:p>
          </table:table-cell>
          <table:table-cell office:value-type="float" office:value="0.00288333333333333">
            <text:p>0.0028833333</text:p>
          </table:table-cell>
          <table:table-cell table:number-columns-repeated="3"/>
          <table:table-cell office:value-type="float" office:value="0.458705834562727">
            <text:p>0.4587058346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50753760361171">
            <text:p>0.4507537604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58705834562727">
            <text:p>0.4587058346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51071228459636">
            <text:p>0.451071228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58838948952977">
            <text:p>0.45883894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1071228459636">
            <text:p>0.4510712285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58838948952978">
            <text:p>0.458838949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451071228459636">
            <text:p>0.4510712285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458838948952978">
            <text:p>0.458838949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45166130568001">
            <text:p>0.4516613057</text:p>
          </table:table-cell>
          <table:table-cell office:value-type="float" office:value="0.000808333333333333">
            <text:p>0.0008083333</text:p>
          </table:table-cell>
          <table:table-cell table:number-columns-repeated="3"/>
          <table:table-cell office:value-type="float" office:value="0.459194277352624">
            <text:p>0.459194277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166130568001">
            <text:p>0.4516613057</text:p>
          </table:table-cell>
          <table:table-cell office:value-type="float" office:value="0.001125">
            <text:p>0.001125</text:p>
          </table:table-cell>
          <table:table-cell table:number-columns-repeated="3"/>
          <table:table-cell office:value-type="float" office:value="0.46033657149219">
            <text:p>0.4603365715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451845659388223">
            <text:p>0.451845659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46033657149219">
            <text:p>0.4603365715</text:p>
          </table:table-cell>
          <table:table-cell office:value-type="float" office:value="0.0015">
            <text:p>0.0015</text:p>
          </table:table-cell>
          <table:table-cell table:number-columns-repeated="9"/>
        </table:table-row>
        <table:table-row table:style-name="ro1">
          <table:table-cell office:value-type="float" office:value="0.451845659388223">
            <text:p>0.4518456594</text:p>
          </table:table-cell>
          <table:table-cell office:value-type="float" office:value="0.00095">
            <text:p>0.00095</text:p>
          </table:table-cell>
          <table:table-cell table:number-columns-repeated="3"/>
          <table:table-cell office:value-type="float" office:value="0.46033657149219">
            <text:p>0.4603365715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451845659388223">
            <text:p>0.4518456594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461073664729366">
            <text:p>0.4610736647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451845659388223">
            <text:p>0.451845659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61073664729366">
            <text:p>0.4610736647</text:p>
          </table:table-cell>
          <table:table-cell office:value-type="float" office:value="0.0006">
            <text:p>0.0006</text:p>
          </table:table-cell>
          <table:table-cell table:number-columns-repeated="9"/>
        </table:table-row>
        <table:table-row table:style-name="ro1">
          <table:table-cell office:value-type="float" office:value="0.452568850998848">
            <text:p>0.452568851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61073664729366">
            <text:p>0.461073664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52568850998848">
            <text:p>0.452568851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61244116811028">
            <text:p>0.4612441168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453096131666668">
            <text:p>0.453096131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61244116811028">
            <text:p>0.4612441168</text:p>
          </table:table-cell>
          <table:table-cell office:value-type="float" office:value="0.000741666666666667">
            <text:p>0.0007416667</text:p>
          </table:table-cell>
          <table:table-cell table:number-columns-repeated="9"/>
        </table:table-row>
        <table:table-row table:style-name="ro1">
          <table:table-cell office:value-type="float" office:value="0.453778553928737">
            <text:p>0.4537785539</text:p>
          </table:table-cell>
          <table:table-cell office:value-type="float" office:value="0.00158333333333333">
            <text:p>0.0015833333</text:p>
          </table:table-cell>
          <table:table-cell table:number-columns-repeated="3"/>
          <table:table-cell office:value-type="float" office:value="0.461244116811028">
            <text:p>0.4612441168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453778553928737">
            <text:p>0.4537785539</text:p>
          </table:table-cell>
          <table:table-cell office:value-type="float" office:value="0.00125833333333333">
            <text:p>0.0012583333</text:p>
          </table:table-cell>
          <table:table-cell table:number-columns-repeated="3"/>
          <table:table-cell office:value-type="float" office:value="0.461453929380384">
            <text:p>0.461453929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4213489554862">
            <text:p>0.4542134896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61453929380384">
            <text:p>0.461453929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4213489554862">
            <text:p>0.4542134896</text:p>
          </table:table-cell>
          <table:table-cell office:value-type="float" office:value="0.00145">
            <text:p>0.00145</text:p>
          </table:table-cell>
          <table:table-cell table:number-columns-repeated="3"/>
          <table:table-cell office:value-type="float" office:value="0.461834194031402">
            <text:p>0.461834194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54213489554862">
            <text:p>0.4542134896</text:p>
          </table:table-cell>
          <table:table-cell office:value-type="float" office:value="0.00251666666666667">
            <text:p>0.0025166667</text:p>
          </table:table-cell>
          <table:table-cell table:number-columns-repeated="3"/>
          <table:table-cell office:value-type="float" office:value="0.461834194031402">
            <text:p>0.461834194</text:p>
          </table:table-cell>
          <table:table-cell office:value-type="float" office:value="0.000675">
            <text:p>0.000675</text:p>
          </table:table-cell>
          <table:table-cell table:number-columns-repeated="9"/>
        </table:table-row>
        <table:table-row table:style-name="ro1">
          <table:table-cell office:value-type="float" office:value="0.454213489554862">
            <text:p>0.4542134896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61834194031402">
            <text:p>0.461834194</text:p>
          </table:table-cell>
          <table:table-cell office:value-type="float" office:value="0.000766666666666667">
            <text:p>0.0007666667</text:p>
          </table:table-cell>
          <table:table-cell table:number-columns-repeated="9"/>
        </table:table-row>
        <table:table-row table:style-name="ro1">
          <table:table-cell office:value-type="float" office:value="0.454383941636524">
            <text:p>0.4543839416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462253296560342">
            <text:p>0.4622532966</text:p>
          </table:table-cell>
          <table:table-cell office:value-type="float" office:value="0.000391666666666667">
            <text:p>0.0003916667</text:p>
          </table:table-cell>
          <table:table-cell table:number-columns-repeated="9"/>
        </table:table-row>
        <table:table-row table:style-name="ro1">
          <table:table-cell office:value-type="float" office:value="0.45459375420588">
            <text:p>0.4545937542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62253296560342">
            <text:p>0.4622532966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45459375420588">
            <text:p>0.4545937542</text:p>
          </table:table-cell>
          <table:table-cell office:value-type="float" office:value="0.000025">
            <text:p>0.000025</text:p>
          </table:table-cell>
          <table:table-cell office:value-type="float" office:value="0.45">
            <text:p>0.45</text:p>
          </table:table-cell>
          <table:table-cell table:formula="of:=SUM([.B556:.B606])" office:value-type="float" office:value="0.0286">
            <text:p>0.0286</text:p>
          </table:table-cell>
          <table:table-cell/>
          <table:table-cell office:value-type="float" office:value="0.462253296560342">
            <text:p>0.4622532966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56643593664283">
            <text:p>0.4566435937</text:p>
          </table:table-cell>
          <table:table-cell office:value-type="float" office:value="0.00115">
            <text:p>0.00115</text:p>
          </table:table-cell>
          <table:table-cell table:number-columns-repeated="3"/>
          <table:table-cell office:value-type="float" office:value="0.462361474699222">
            <text:p>0.4623614747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56643593664283">
            <text:p>0.4566435937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462361474699222">
            <text:p>0.4623614747</text:p>
          </table:table-cell>
          <table:table-cell office:value-type="float" office:value="0.00104166666666667">
            <text:p>0.0010416667</text:p>
          </table:table-cell>
          <table:table-cell table:number-columns-repeated="9"/>
        </table:table-row>
        <table:table-row table:style-name="ro1">
          <table:table-cell office:value-type="float" office:value="0.456643593664283">
            <text:p>0.4566435937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62361474699222">
            <text:p>0.4623614747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456789109494574">
            <text:p>0.4567891095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62976488170967">
            <text:p>0.462976488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6789109494574">
            <text:p>0.4567891095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463293956269431">
            <text:p>0.4632939563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456789109494574">
            <text:p>0.4567891095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463293956269431">
            <text:p>0.4632939563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456789109494574">
            <text:p>0.456789109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63293956269431">
            <text:p>0.4632939563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457023858315301">
            <text:p>0.4570238583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63649284669078">
            <text:p>0.463649284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57023858315301">
            <text:p>0.4570238583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63649284669078">
            <text:p>0.463649284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57326015926352">
            <text:p>0.4573260159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463649284669078">
            <text:p>0.4636492847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457326015926352">
            <text:p>0.4573260159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463649284669078">
            <text:p>0.4636492847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457326015926352">
            <text:p>0.4573260159</text:p>
          </table:table-cell>
          <table:table-cell office:value-type="float" office:value="0.00106666666666667">
            <text:p>0.0010666667</text:p>
          </table:table-cell>
          <table:table-cell table:number-columns-repeated="3"/>
          <table:table-cell office:value-type="float" office:value="0.463649284669078">
            <text:p>0.463649284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57418024592871">
            <text:p>0.4574180246</text:p>
          </table:table-cell>
          <table:table-cell office:value-type="float" office:value="0.00114166666666667">
            <text:p>0.0011416667</text:p>
          </table:table-cell>
          <table:table-cell table:number-columns-repeated="3"/>
          <table:table-cell office:value-type="float" office:value="0.464240862075963">
            <text:p>0.4642408621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457418024592871">
            <text:p>0.4574180246</text:p>
          </table:table-cell>
          <table:table-cell office:value-type="float" office:value="0.000666666666666667">
            <text:p>0.0006666667</text:p>
          </table:table-cell>
          <table:table-cell table:number-columns-repeated="3"/>
          <table:table-cell office:value-type="float" office:value="0.464240862075963">
            <text:p>0.4642408621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6">
            <text:p>0.46</text:p>
          </table:table-cell>
          <table:table-cell table:formula="of:=SUM([.G558:.G620])" office:value-type="float" office:value="0.0249333333333333">
            <text:p>0.0249333333</text:p>
          </table:table-cell>
          <table:table-cell table:number-columns-repeated="7"/>
        </table:table-row>
        <table:table-row table:style-name="ro1">
          <table:table-cell office:value-type="float" office:value="0.457418024592871">
            <text:p>0.4574180246</text:p>
          </table:table-cell>
          <table:table-cell office:value-type="float" office:value="0.00105">
            <text:p>0.00105</text:p>
          </table:table-cell>
          <table:table-cell table:number-columns-repeated="3"/>
          <table:table-cell office:value-type="float" office:value="0.465001391377999">
            <text:p>0.4650013914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57551138983121">
            <text:p>0.45755113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65001391377999">
            <text:p>0.465001391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7551138983121">
            <text:p>0.45755113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65093736419694">
            <text:p>0.4650937364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457551138983121">
            <text:p>0.45755113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65093736419694">
            <text:p>0.4650937364</text:p>
          </table:table-cell>
          <table:table-cell office:value-type="float" office:value="0.000933333333333333">
            <text:p>0.0009333333</text:p>
          </table:table-cell>
          <table:table-cell table:number-columns-repeated="9"/>
        </table:table-row>
        <table:table-row table:style-name="ro1">
          <table:table-cell office:value-type="float" office:value="0.457798289243889">
            <text:p>0.4577982892</text:p>
          </table:table-cell>
          <table:table-cell office:value-type="float" office:value="0.001125">
            <text:p>0.001125</text:p>
          </table:table-cell>
          <table:table-cell table:number-columns-repeated="3"/>
          <table:table-cell office:value-type="float" office:value="0.465093736419694">
            <text:p>0.465093736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7798289243889">
            <text:p>0.4577982892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465566009737231">
            <text:p>0.4655660097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457931403634139">
            <text:p>0.4579314036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65566009737231">
            <text:p>0.4655660097</text:p>
          </table:table-cell>
          <table:table-cell office:value-type="float" office:value="0.000375">
            <text:p>0.000375</text:p>
          </table:table-cell>
          <table:table-cell table:number-columns-repeated="9"/>
        </table:table-row>
        <table:table-row table:style-name="ro1">
          <table:table-cell office:value-type="float" office:value="0.457931403634139">
            <text:p>0.4579314036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65566009737231">
            <text:p>0.465566009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58141216203495">
            <text:p>0.4581412162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65699124127481">
            <text:p>0.4656991241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58141216203495">
            <text:p>0.4581412162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466289201347855">
            <text:p>0.4662892013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458141216203495">
            <text:p>0.4581412162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466289201347855">
            <text:p>0.4662892013</text:p>
          </table:table-cell>
          <table:table-cell office:value-type="float" office:value="0.000908333333333333">
            <text:p>0.0009083333</text:p>
          </table:table-cell>
          <table:table-cell table:number-columns-repeated="9"/>
        </table:table-row>
        <table:table-row table:style-name="ro1">
          <table:table-cell office:value-type="float" office:value="0.45823356124519">
            <text:p>0.4582335612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466289201347855">
            <text:p>0.4662892013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45823356124519">
            <text:p>0.4582335612</text:p>
          </table:table-cell>
          <table:table-cell office:value-type="float" office:value="0.000916666666666667">
            <text:p>0.0009166667</text:p>
          </table:table-cell>
          <table:table-cell table:number-columns-repeated="3"/>
          <table:table-cell office:value-type="float" office:value="0.467196746666693">
            <text:p>0.4671967467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45823356124519">
            <text:p>0.458233561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67196746666693">
            <text:p>0.4671967467</text:p>
          </table:table-cell>
          <table:table-cell office:value-type="float" office:value="0.000725">
            <text:p>0.000725</text:p>
          </table:table-cell>
          <table:table-cell table:number-columns-repeated="9"/>
        </table:table-row>
        <table:table-row table:style-name="ro1">
          <table:table-cell office:value-type="float" office:value="0.45823356124519">
            <text:p>0.4582335612</text:p>
          </table:table-cell>
          <table:table-cell office:value-type="float" office:value="0.000466666666666667">
            <text:p>0.0004666667</text:p>
          </table:table-cell>
          <table:table-cell table:number-columns-repeated="3"/>
          <table:table-cell office:value-type="float" office:value="0.467196746666693">
            <text:p>0.4671967467</text:p>
          </table:table-cell>
          <table:table-cell office:value-type="float" office:value="0.00155833333333333">
            <text:p>0.0015583333</text:p>
          </table:table-cell>
          <table:table-cell table:number-columns-repeated="9"/>
        </table:table-row>
        <table:table-row table:style-name="ro1">
          <table:table-cell office:value-type="float" office:value="0.458286732033786">
            <text:p>0.458286732</text:p>
          </table:table-cell>
          <table:table-cell office:value-type="float" office:value="0.000391666666666667">
            <text:p>0.0003916667</text:p>
          </table:table-cell>
          <table:table-cell table:number-columns-repeated="3"/>
          <table:table-cell office:value-type="float" office:value="0.46743149548742">
            <text:p>0.4674314955</text:p>
          </table:table-cell>
          <table:table-cell office:value-type="float" office:value="0.00128333333333333">
            <text:p>0.0012833333</text:p>
          </table:table-cell>
          <table:table-cell table:number-columns-repeated="9"/>
        </table:table-row>
        <table:table-row table:style-name="ro1">
          <table:table-cell office:value-type="float" office:value="0.458286732033787">
            <text:p>0.458286732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46743149548742">
            <text:p>0.467431495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58521480854513">
            <text:p>0.4585214809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468104291985531">
            <text:p>0.468104292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458521480854513">
            <text:p>0.4585214809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68104291985532">
            <text:p>0.468104292</text:p>
          </table:table-cell>
          <table:table-cell office:value-type="float" office:value="0.000733333333333333">
            <text:p>0.0007333333</text:p>
          </table:table-cell>
          <table:table-cell table:number-columns-repeated="9"/>
        </table:table-row>
        <table:table-row table:style-name="ro1">
          <table:table-cell office:value-type="float" office:value="0.458668496871315">
            <text:p>0.458668496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68104291985532">
            <text:p>0.468104292</text:p>
          </table:table-cell>
          <table:table-cell office:value-type="float" office:value="0.000983333333333333">
            <text:p>0.0009833333</text:p>
          </table:table-cell>
          <table:table-cell table:number-columns-repeated="9"/>
        </table:table-row>
        <table:table-row table:style-name="ro1">
          <table:table-cell office:value-type="float" office:value="0.458705834562727">
            <text:p>0.4587058346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68104291985532">
            <text:p>0.46810429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58705834562727">
            <text:p>0.4587058346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468339040806258">
            <text:p>0.468339040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8705834562727">
            <text:p>0.4587058346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68929118026632">
            <text:p>0.468929118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458838948952977">
            <text:p>0.458838949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468929118026632">
            <text:p>0.468929118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58838948952978">
            <text:p>0.458838949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469113471734846">
            <text:p>0.469113471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58838948952978">
            <text:p>0.458838949</text:p>
          </table:table-cell>
          <table:table-cell office:value-type="float" office:value="0.000308333333333333">
            <text:p>0.0003083333</text:p>
          </table:table-cell>
          <table:table-cell table:number-columns-repeated="3"/>
          <table:table-cell office:value-type="float" office:value="0.469113471734846">
            <text:p>0.4691134717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459194277352624">
            <text:p>0.459194277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69113471734846">
            <text:p>0.4691134717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office:value-type="float" office:value="0.46033657149219">
            <text:p>0.4603365715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469221649873726">
            <text:p>0.4692216499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6033657149219">
            <text:p>0.4603365715</text:p>
          </table:table-cell>
          <table:table-cell office:value-type="float" office:value="0.000566666666666667">
            <text:p>0.0005666667</text:p>
          </table:table-cell>
          <table:table-cell table:number-columns-repeated="3"/>
          <table:table-cell office:value-type="float" office:value="0.469221649873726">
            <text:p>0.469221649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6033657149219">
            <text:p>0.4603365715</text:p>
          </table:table-cell>
          <table:table-cell office:value-type="float" office:value="0.00115833333333333">
            <text:p>0.0011583333</text:p>
          </table:table-cell>
          <table:table-cell table:number-columns-repeated="3"/>
          <table:table-cell office:value-type="float" office:value="0.470021017053684">
            <text:p>0.4700210171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6033657149219">
            <text:p>0.4603365715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470021017053684">
            <text:p>0.470021017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61073664729366">
            <text:p>0.4610736647</text:p>
          </table:table-cell>
          <table:table-cell office:value-type="float" office:value="0.000616666666666667">
            <text:p>0.0006166667</text:p>
          </table:table-cell>
          <table:table-cell table:number-columns-repeated="3"/>
          <table:table-cell office:value-type="float" office:value="0.470021017053684">
            <text:p>0.4700210171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461073664729366">
            <text:p>0.4610736647</text:p>
          </table:table-cell>
          <table:table-cell office:value-type="float" office:value="0.000858333333333333">
            <text:p>0.0008583333</text:p>
          </table:table-cell>
          <table:table-cell table:number-columns-repeated="3"/>
          <table:table-cell office:value-type="float" office:value="0.470021017053684">
            <text:p>0.4700210171</text:p>
          </table:table-cell>
          <table:table-cell office:value-type="float" office:value="0.00145">
            <text:p>0.00145</text:p>
          </table:table-cell>
          <table:table-cell table:number-columns-repeated="9"/>
        </table:table-row>
        <table:table-row table:style-name="ro1">
          <table:table-cell office:value-type="float" office:value="0.461073664729366">
            <text:p>0.461073664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70154131443935">
            <text:p>0.470154131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61244116811028">
            <text:p>0.4612441168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470744208664309">
            <text:p>0.470744208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61244116811028">
            <text:p>0.4612441168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470744208664309">
            <text:p>0.4707442087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461244116811028">
            <text:p>0.4612441168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71271489332129">
            <text:p>0.4712714893</text:p>
          </table:table-cell>
          <table:table-cell office:value-type="float" office:value="0.00045">
            <text:p>0.00045</text:p>
          </table:table-cell>
          <table:table-cell table:number-columns-repeated="9"/>
        </table:table-row>
        <table:table-row table:style-name="ro1">
          <table:table-cell office:value-type="float" office:value="0.461453929380384">
            <text:p>0.461453929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71271489332129">
            <text:p>0.4712714893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office:value-type="float" office:value="0.461834194031402">
            <text:p>0.46183419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71651753983147">
            <text:p>0.47165175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61834194031402">
            <text:p>0.461834194</text:p>
          </table:table-cell>
          <table:table-cell office:value-type="float" office:value="0.00104166666666667">
            <text:p>0.0010416667</text:p>
          </table:table-cell>
          <table:table-cell table:number-columns-repeated="3"/>
          <table:table-cell office:value-type="float" office:value="0.471953911594198">
            <text:p>0.4719539116</text:p>
          </table:table-cell>
          <table:table-cell office:value-type="float" office:value="0.002825">
            <text:p>0.002825</text:p>
          </table:table-cell>
          <table:table-cell table:number-columns-repeated="9"/>
        </table:table-row>
        <table:table-row table:style-name="ro1">
          <table:table-cell office:value-type="float" office:value="0.461834194031402">
            <text:p>0.461834194</text:p>
          </table:table-cell>
          <table:table-cell office:value-type="float" office:value="0.000908333333333333">
            <text:p>0.0009083333</text:p>
          </table:table-cell>
          <table:table-cell table:number-columns-repeated="3"/>
          <table:table-cell office:value-type="float" office:value="0.471953911594198">
            <text:p>0.4719539116</text:p>
          </table:table-cell>
          <table:table-cell office:value-type="float" office:value="0.00160833333333333">
            <text:p>0.0016083333</text:p>
          </table:table-cell>
          <table:table-cell table:number-columns-repeated="9"/>
        </table:table-row>
        <table:table-row table:style-name="ro1">
          <table:table-cell office:value-type="float" office:value="0.462253296560342">
            <text:p>0.4622532966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471953911594198">
            <text:p>0.4719539116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462253296560342">
            <text:p>0.4622532966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472388847220323">
            <text:p>0.472388847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62253296560342">
            <text:p>0.4622532966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72388847220323">
            <text:p>0.4723888472</text:p>
          </table:table-cell>
          <table:table-cell office:value-type="float" office:value="0.00143333333333333">
            <text:p>0.0014333333</text:p>
          </table:table-cell>
          <table:table-cell table:number-columns-repeated="9"/>
        </table:table-row>
        <table:table-row table:style-name="ro1">
          <table:table-cell office:value-type="float" office:value="0.462361474699222">
            <text:p>0.462361474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472388847220323">
            <text:p>0.4723888472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462361474699222">
            <text:p>0.4623614747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472388847220323">
            <text:p>0.4723888472</text:p>
          </table:table-cell>
          <table:table-cell office:value-type="float" office:value="0.00113333333333333">
            <text:p>0.0011333333</text:p>
          </table:table-cell>
          <table:table-cell table:number-columns-repeated="9"/>
        </table:table-row>
        <table:table-row table:style-name="ro1">
          <table:table-cell office:value-type="float" office:value="0.46274173935024">
            <text:p>0.4627417394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72426184911735">
            <text:p>0.4724261849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46274173935024">
            <text:p>0.4627417394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72914627701632">
            <text:p>0.472914627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63293956269431">
            <text:p>0.4632939563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472914627701632">
            <text:p>0.4729146277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463293956269431">
            <text:p>0.4632939563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472914627701632">
            <text:p>0.472914627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63293956269431">
            <text:p>0.4632939563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474964467160035">
            <text:p>0.4749644672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463649284669078">
            <text:p>0.4636492847</text:p>
          </table:table-cell>
          <table:table-cell office:value-type="float" office:value="0.000333333333333333">
            <text:p>0.0003333333</text:p>
          </table:table-cell>
          <table:table-cell table:number-columns-repeated="3"/>
          <table:table-cell office:value-type="float" office:value="0.474964467160035">
            <text:p>0.4749644672</text:p>
          </table:table-cell>
          <table:table-cell office:value-type="float" office:value="0.00135">
            <text:p>0.00135</text:p>
          </table:table-cell>
          <table:table-cell table:number-columns-repeated="9"/>
        </table:table-row>
        <table:table-row table:style-name="ro1">
          <table:table-cell office:value-type="float" office:value="0.463649284669078">
            <text:p>0.463649284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74964467160035">
            <text:p>0.4749644672</text:p>
          </table:table-cell>
          <table:table-cell office:value-type="float" office:value="0.00196666666666667">
            <text:p>0.0019666667</text:p>
          </table:table-cell>
          <table:table-cell table:number-columns-repeated="9"/>
        </table:table-row>
        <table:table-row table:style-name="ro1">
          <table:table-cell office:value-type="float" office:value="0.463649284669078">
            <text:p>0.4636492847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474964467160035">
            <text:p>0.4749644672</text:p>
          </table:table-cell>
          <table:table-cell office:value-type="float" office:value="0.000741666666666667">
            <text:p>0.0007416667</text:p>
          </table:table-cell>
          <table:table-cell office:value-type="float" office:value="0.47">
            <text:p>0.47</text:p>
          </table:table-cell>
          <table:table-cell table:formula="of:=SUM([.G621:.G674])" office:value-type="float" office:value="0.0263666666666667">
            <text:p>0.0263666667</text:p>
          </table:table-cell>
          <table:table-cell table:number-columns-repeated="7"/>
        </table:table-row>
        <table:table-row table:style-name="ro1">
          <table:table-cell office:value-type="float" office:value="0.463649284669078">
            <text:p>0.4636492847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475593382258332">
            <text:p>0.475593382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63649284669078">
            <text:p>0.463649284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75593382258332">
            <text:p>0.4755933823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office:value-type="float" office:value="0.464240862075963">
            <text:p>0.464240862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75593382258332">
            <text:p>0.4755933823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office:value-type="float" office:value="0.464621126726981">
            <text:p>0.4646211267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46">
            <text:p>0.46</text:p>
          </table:table-cell>
          <table:table-cell table:formula="of:=SUM([.B607:.B678])" office:value-type="float" office:value="0.0229666666666667">
            <text:p>0.0229666667</text:p>
          </table:table-cell>
          <table:table-cell/>
          <table:table-cell office:value-type="float" office:value="0.475726496648582">
            <text:p>0.4757264966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65001391377999">
            <text:p>0.4650013914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75726496648582">
            <text:p>0.4757264966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465001391377999">
            <text:p>0.4650013914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75726496648582">
            <text:p>0.4757264966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65093736419694">
            <text:p>0.4650937364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475936309217938">
            <text:p>0.475936309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65093736419694">
            <text:p>0.4650937364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475936309217938">
            <text:p>0.475936309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65381656029017">
            <text:p>0.465381656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7597364690935">
            <text:p>0.475973646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65528672045819">
            <text:p>0.46552867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7597364690935">
            <text:p>0.4759736469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465566009737231">
            <text:p>0.4655660097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47597364690935">
            <text:p>0.4759736469</text:p>
          </table:table-cell>
          <table:table-cell office:value-type="float" office:value="0.00160833333333333">
            <text:p>0.0016083333</text:p>
          </table:table-cell>
          <table:table-cell table:number-columns-repeated="9"/>
        </table:table-row>
        <table:table-row table:style-name="ro1">
          <table:table-cell office:value-type="float" office:value="0.465566009737231">
            <text:p>0.4655660097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4761067612996">
            <text:p>0.4761067613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65566009737231">
            <text:p>0.46556600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761067612996">
            <text:p>0.4761067613</text:p>
          </table:table-cell>
          <table:table-cell office:value-type="float" office:value="0.000691666666666667">
            <text:p>0.0006916667</text:p>
          </table:table-cell>
          <table:table-cell table:number-columns-repeated="9"/>
        </table:table-row>
        <table:table-row table:style-name="ro1">
          <table:table-cell office:value-type="float" office:value="0.465699124127481">
            <text:p>0.4656991241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761067612996">
            <text:p>0.4761067613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465699124127481">
            <text:p>0.4656991241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76316573868956">
            <text:p>0.4763165739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66289201347855">
            <text:p>0.4662892013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476316573868956">
            <text:p>0.4763165739</text:p>
          </table:table-cell>
          <table:table-cell office:value-type="float" office:value="0.00101666666666667">
            <text:p>0.0010166667</text:p>
          </table:table-cell>
          <table:table-cell table:number-columns-repeated="9"/>
        </table:table-row>
        <table:table-row table:style-name="ro1">
          <table:table-cell office:value-type="float" office:value="0.466289201347855">
            <text:p>0.4662892013</text:p>
          </table:table-cell>
          <table:table-cell office:value-type="float" office:value="0.000716666666666667">
            <text:p>0.0007166667</text:p>
          </table:table-cell>
          <table:table-cell table:number-columns-repeated="3"/>
          <table:table-cell office:value-type="float" office:value="0.476316573868956">
            <text:p>0.4763165739</text:p>
          </table:table-cell>
          <table:table-cell office:value-type="float" office:value="0.000558333333333333">
            <text:p>0.0005583333</text:p>
          </table:table-cell>
          <table:table-cell table:number-columns-repeated="9"/>
        </table:table-row>
        <table:table-row table:style-name="ro1">
          <table:table-cell office:value-type="float" office:value="0.466289201347855">
            <text:p>0.4662892013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76316573868956">
            <text:p>0.476316573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66816482015675">
            <text:p>0.46681648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76408918910651">
            <text:p>0.4764089189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66816482015675">
            <text:p>0.46681648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76408918910651">
            <text:p>0.4764089189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67196746666693">
            <text:p>0.4671967467</text:p>
          </table:table-cell>
          <table:table-cell office:value-type="float" office:value="0.0009">
            <text:p>0.0009</text:p>
          </table:table-cell>
          <table:table-cell table:number-columns-repeated="3"/>
          <table:table-cell office:value-type="float" office:value="0.476408918910651">
            <text:p>0.4764089189</text:p>
          </table:table-cell>
          <table:table-cell office:value-type="float" office:value="0.000925">
            <text:p>0.000925</text:p>
          </table:table-cell>
          <table:table-cell table:number-columns-repeated="9"/>
        </table:table-row>
        <table:table-row table:style-name="ro1">
          <table:table-cell office:value-type="float" office:value="0.467196746666693">
            <text:p>0.4671967467</text:p>
          </table:table-cell>
          <table:table-cell office:value-type="float" office:value="0.000658333333333333">
            <text:p>0.0006583333</text:p>
          </table:table-cell>
          <table:table-cell table:number-columns-repeated="3"/>
          <table:table-cell office:value-type="float" office:value="0.476408918910651">
            <text:p>0.4764089189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67196746666693">
            <text:p>0.4671967467</text:p>
          </table:table-cell>
          <table:table-cell office:value-type="float" office:value="0.000908333333333333">
            <text:p>0.0009083333</text:p>
          </table:table-cell>
          <table:table-cell table:number-columns-repeated="3"/>
          <table:table-cell office:value-type="float" office:value="0.476696838519974">
            <text:p>0.476696838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46743149548742">
            <text:p>0.4674314955</text:p>
          </table:table-cell>
          <table:table-cell office:value-type="float" office:value="0.001875">
            <text:p>0.001875</text:p>
          </table:table-cell>
          <table:table-cell table:number-columns-repeated="3"/>
          <table:table-cell office:value-type="float" office:value="0.476696838519974">
            <text:p>0.4766968385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468104291985531">
            <text:p>0.468104292</text:p>
          </table:table-cell>
          <table:table-cell office:value-type="float" office:value="0.000308333333333333">
            <text:p>0.0003083333</text:p>
          </table:table-cell>
          <table:table-cell table:number-columns-repeated="3"/>
          <table:table-cell office:value-type="float" office:value="0.476696838519974">
            <text:p>0.476696838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68104291985532">
            <text:p>0.468104292</text:p>
          </table:table-cell>
          <table:table-cell office:value-type="float" office:value="0.000475">
            <text:p>0.000475</text:p>
          </table:table-cell>
          <table:table-cell table:number-columns-repeated="3"/>
          <table:table-cell office:value-type="float" office:value="0.476881192228188">
            <text:p>0.4768811922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468104291985532">
            <text:p>0.468104292</text:p>
          </table:table-cell>
          <table:table-cell office:value-type="float" office:value="0.000725">
            <text:p>0.000725</text:p>
          </table:table-cell>
          <table:table-cell table:number-columns-repeated="3"/>
          <table:table-cell office:value-type="float" office:value="0.476881192228188">
            <text:p>0.476881192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68104291985532">
            <text:p>0.46810429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76881192228188">
            <text:p>0.4768811922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468339040806258">
            <text:p>0.4683390408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476881192228188">
            <text:p>0.4768811922</text:p>
          </table:table-cell>
          <table:table-cell office:value-type="float" office:value="0.00111666666666667">
            <text:p>0.0011166667</text:p>
          </table:table-cell>
          <table:table-cell table:number-columns-repeated="9"/>
        </table:table-row>
        <table:table-row table:style-name="ro1">
          <table:table-cell office:value-type="float" office:value="0.468339040806258">
            <text:p>0.468339040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77369635018085">
            <text:p>0.47736963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68929118026632">
            <text:p>0.468929118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477369635018086">
            <text:p>0.477369635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68929118026632">
            <text:p>0.468929118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477604383838812">
            <text:p>0.4776043838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69113471734846">
            <text:p>0.469113471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77604383838812">
            <text:p>0.4776043838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469113471734846">
            <text:p>0.4691134717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477604383838812">
            <text:p>0.4776043838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469113471734846">
            <text:p>0.4691134717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478131664506633">
            <text:p>0.478131664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69221649873726">
            <text:p>0.4692216499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79249022394827">
            <text:p>0.4792490224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469221649873726">
            <text:p>0.469221649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79249022394827">
            <text:p>0.4792490224</text:p>
          </table:table-cell>
          <table:table-cell office:value-type="float" office:value="0.0026">
            <text:p>0.0026</text:p>
          </table:table-cell>
          <table:table-cell table:number-columns-repeated="9"/>
        </table:table-row>
        <table:table-row table:style-name="ro1">
          <table:table-cell office:value-type="float" office:value="0.469456398694453">
            <text:p>0.469456398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79249022394827">
            <text:p>0.4792490224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469456398694453">
            <text:p>0.469456398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79249022394827">
            <text:p>0.479249022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70021017053684">
            <text:p>0.4700210171</text:p>
          </table:table-cell>
          <table:table-cell office:value-type="float" office:value="0.00065">
            <text:p>0.00065</text:p>
          </table:table-cell>
          <table:table-cell table:number-columns-repeated="3"/>
          <table:table-cell office:value-type="float" office:value="0.479419474476489">
            <text:p>0.4794194745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470021017053684">
            <text:p>0.470021017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79419474476489">
            <text:p>0.4794194745</text:p>
          </table:table-cell>
          <table:table-cell office:value-type="float" office:value="0.00153333333333333">
            <text:p>0.0015333333</text:p>
          </table:table-cell>
          <table:table-cell table:number-columns-repeated="9"/>
        </table:table-row>
        <table:table-row table:style-name="ro1">
          <table:table-cell office:value-type="float" office:value="0.470021017053684">
            <text:p>0.4700210171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479419474476489">
            <text:p>0.4794194745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470021017053684">
            <text:p>0.4700210171</text:p>
          </table:table-cell>
          <table:table-cell office:value-type="float" office:value="0.001575">
            <text:p>0.001575</text:p>
          </table:table-cell>
          <table:table-cell table:number-columns-repeated="3"/>
          <table:table-cell office:value-type="float" office:value="0.479419474476489">
            <text:p>0.479419474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70744208664309">
            <text:p>0.4707442087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479629287045845">
            <text:p>0.479629287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470744208664309">
            <text:p>0.470744208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79629287045845">
            <text:p>0.479629287</text:p>
          </table:table-cell>
          <table:table-cell office:value-type="float" office:value="0.000666666666666667">
            <text:p>0.0006666667</text:p>
          </table:table-cell>
          <table:table-cell table:number-columns-repeated="9"/>
        </table:table-row>
        <table:table-row table:style-name="ro1">
          <table:table-cell office:value-type="float" office:value="0.470744208664309">
            <text:p>0.4707442087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480009551696863">
            <text:p>0.480009551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71271489332129">
            <text:p>0.4712714893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480009551696863">
            <text:p>0.4800095517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471271489332129">
            <text:p>0.4712714893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480009551696863">
            <text:p>0.4800095517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office:value-type="float" office:value="0.471651753983147">
            <text:p>0.471651754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81469313934892">
            <text:p>0.4814693139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471953911594198">
            <text:p>0.4719539116</text:p>
          </table:table-cell>
          <table:table-cell office:value-type="float" office:value="0.00289166666666667">
            <text:p>0.0028916667</text:p>
          </table:table-cell>
          <table:table-cell table:number-columns-repeated="3"/>
          <table:table-cell office:value-type="float" office:value="0.481824642334539">
            <text:p>0.4818246423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471953911594198">
            <text:p>0.4719539116</text:p>
          </table:table-cell>
          <table:table-cell office:value-type="float" office:value="0.001225">
            <text:p>0.001225</text:p>
          </table:table-cell>
          <table:table-cell table:number-columns-repeated="3"/>
          <table:table-cell office:value-type="float" office:value="0.481824642334539">
            <text:p>0.4818246423</text:p>
          </table:table-cell>
          <table:table-cell office:value-type="float" office:value="0.00101666666666667">
            <text:p>0.0010166667</text:p>
          </table:table-cell>
          <table:table-cell table:number-columns-repeated="9"/>
        </table:table-row>
        <table:table-row table:style-name="ro1">
          <table:table-cell office:value-type="float" office:value="0.471953911594198">
            <text:p>0.4719539116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481824642334539">
            <text:p>0.481824642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72388847220323">
            <text:p>0.4723888472</text:p>
          </table:table-cell>
          <table:table-cell office:value-type="float" office:value="0.00176666666666667">
            <text:p>0.0017666667</text:p>
          </table:table-cell>
          <table:table-cell table:number-columns-repeated="3"/>
          <table:table-cell office:value-type="float" office:value="0.482586671823086">
            <text:p>0.4825866718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472388847220323">
            <text:p>0.4723888472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482586671823086">
            <text:p>0.4825866718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72388847220323">
            <text:p>0.4723888472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48317674904346">
            <text:p>0.483176749</text:p>
          </table:table-cell>
          <table:table-cell office:value-type="float" office:value="0.000658333333333333">
            <text:p>0.0006583333</text:p>
          </table:table-cell>
          <table:table-cell table:number-columns-repeated="9"/>
        </table:table-row>
        <table:table-row table:style-name="ro1">
          <table:table-cell office:value-type="float" office:value="0.472426184911734">
            <text:p>0.472426184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8317674904346">
            <text:p>0.483176749</text:p>
          </table:table-cell>
          <table:table-cell office:value-type="float" office:value="0.0008">
            <text:p>0.0008</text:p>
          </table:table-cell>
          <table:table-cell table:number-columns-repeated="9"/>
        </table:table-row>
        <table:table-row table:style-name="ro1">
          <table:table-cell office:value-type="float" office:value="0.472426184911735">
            <text:p>0.4724261849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483269094085155">
            <text:p>0.4832690941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72914627701632">
            <text:p>0.472914627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83269094085155">
            <text:p>0.4832690941</text:p>
          </table:table-cell>
          <table:table-cell office:value-type="float" office:value="0.000708333333333333">
            <text:p>0.0007083333</text:p>
          </table:table-cell>
          <table:table-cell table:number-columns-repeated="9"/>
        </table:table-row>
        <table:table-row table:style-name="ro1">
          <table:table-cell office:value-type="float" office:value="0.472914627701632">
            <text:p>0.472914627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483269094085155">
            <text:p>0.4832690941</text:p>
          </table:table-cell>
          <table:table-cell office:value-type="float" office:value="0.001325">
            <text:p>0.001325</text:p>
          </table:table-cell>
          <table:table-cell table:number-columns-repeated="9"/>
        </table:table-row>
        <table:table-row table:style-name="ro1">
          <table:table-cell office:value-type="float" office:value="0.472914627701632">
            <text:p>0.472914627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83269094085155">
            <text:p>0.4832690941</text:p>
          </table:table-cell>
          <table:table-cell office:value-type="float" office:value="0.001125">
            <text:p>0.001125</text:p>
          </table:table-cell>
          <table:table-cell table:number-columns-repeated="9"/>
        </table:table-row>
        <table:table-row table:style-name="ro1">
          <table:table-cell office:value-type="float" office:value="0.474056921841197">
            <text:p>0.474056921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83557013694478">
            <text:p>0.483557013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74964467160035">
            <text:p>0.4749644672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483557013694478">
            <text:p>0.4835570137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474964467160035">
            <text:p>0.4749644672</text:p>
          </table:table-cell>
          <table:table-cell office:value-type="float" office:value="0.00106666666666667">
            <text:p>0.0010666667</text:p>
          </table:table-cell>
          <table:table-cell table:number-columns-repeated="3"/>
          <table:table-cell office:value-type="float" office:value="0.48370402971128">
            <text:p>0.4837040297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474964467160035">
            <text:p>0.4749644672</text:p>
          </table:table-cell>
          <table:table-cell office:value-type="float" office:value="0.00175833333333333">
            <text:p>0.0017583333</text:p>
          </table:table-cell>
          <table:table-cell table:number-columns-repeated="3"/>
          <table:table-cell office:value-type="float" office:value="0.48370402971128">
            <text:p>0.483704029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74964467160035">
            <text:p>0.4749644672</text:p>
          </table:table-cell>
          <table:table-cell office:value-type="float" office:value="0.000191666666666667">
            <text:p>0.0001916667</text:p>
          </table:table-cell>
          <table:table-cell office:value-type="float" office:value="0.47">
            <text:p>0.47</text:p>
          </table:table-cell>
          <table:table-cell table:formula="of:=SUM([.B679:.B739])" office:value-type="float" office:value="0.0239666666666667">
            <text:p>0.0239666667</text:p>
          </table:table-cell>
          <table:table-cell/>
          <table:table-cell office:value-type="float" office:value="0.48370402971128">
            <text:p>0.483704029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75593382258332">
            <text:p>0.4755933823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83741367402692">
            <text:p>0.4837413674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75593382258332">
            <text:p>0.4755933823</text:p>
          </table:table-cell>
          <table:table-cell office:value-type="float" office:value="0.00126666666666667">
            <text:p>0.0012666667</text:p>
          </table:table-cell>
          <table:table-cell table:number-columns-repeated="3"/>
          <table:table-cell office:value-type="float" office:value="0.483874481792942">
            <text:p>0.4838744818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475593382258332">
            <text:p>0.4755933823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483874481792942">
            <text:p>0.4838744818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475726496648582">
            <text:p>0.4757264966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84229810192589">
            <text:p>0.484229810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75726496648582">
            <text:p>0.4757264966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484229810192589">
            <text:p>0.4842298102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75726496648582">
            <text:p>0.475726496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84464559013316">
            <text:p>0.48446455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7597364690935">
            <text:p>0.4759736469</text:p>
          </table:table-cell>
          <table:table-cell office:value-type="float" office:value="0.0013">
            <text:p>0.0013</text:p>
          </table:table-cell>
          <table:table-cell table:number-columns-repeated="3"/>
          <table:table-cell office:value-type="float" office:value="0.484464559013316">
            <text:p>0.484464559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47597364690935">
            <text:p>0.4759736469</text:p>
          </table:table-cell>
          <table:table-cell office:value-type="float" office:value="0.000866666666666667">
            <text:p>0.0008666667</text:p>
          </table:table-cell>
          <table:table-cell table:number-columns-repeated="3"/>
          <table:table-cell office:value-type="float" office:value="0.484464559013316">
            <text:p>0.484464559</text:p>
          </table:table-cell>
          <table:table-cell office:value-type="float" office:value="0.00148333333333333">
            <text:p>0.0014833333</text:p>
          </table:table-cell>
          <table:table-cell table:number-columns-repeated="9"/>
        </table:table-row>
        <table:table-row table:style-name="ro1">
          <table:table-cell office:value-type="float" office:value="0.47597364690935">
            <text:p>0.4759736469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84464559013316">
            <text:p>0.484464559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8">
            <text:p>0.48</text:p>
          </table:table-cell>
          <table:table-cell table:formula="of:=SUM([.G675:.G748])" office:value-type="float" office:value="0.02635">
            <text:p>0.02635</text:p>
          </table:table-cell>
          <table:table-cell table:number-columns-repeated="7"/>
        </table:table-row>
        <table:table-row table:style-name="ro1">
          <table:table-cell office:value-type="float" office:value="0.4761067612996">
            <text:p>0.4761067613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485372104332154">
            <text:p>0.4853721043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4761067612996">
            <text:p>0.4761067613</text:p>
          </table:table-cell>
          <table:table-cell office:value-type="float" office:value="0.000416666666666667">
            <text:p>0.0004166667</text:p>
          </table:table-cell>
          <table:table-cell table:number-columns-repeated="3"/>
          <table:table-cell office:value-type="float" office:value="0.485372104332154">
            <text:p>0.4853721043</text:p>
          </table:table-cell>
          <table:table-cell office:value-type="float" office:value="0.001775">
            <text:p>0.001775</text:p>
          </table:table-cell>
          <table:table-cell table:number-columns-repeated="9"/>
        </table:table-row>
        <table:table-row table:style-name="ro1">
          <table:table-cell office:value-type="float" office:value="0.4761067612996">
            <text:p>0.4761067613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485372104332154">
            <text:p>0.4853721043</text:p>
          </table:table-cell>
          <table:table-cell office:value-type="float" office:value="0.00140833333333333">
            <text:p>0.0014083333</text:p>
          </table:table-cell>
          <table:table-cell table:number-columns-repeated="9"/>
        </table:table-row>
        <table:table-row table:style-name="ro1">
          <table:table-cell office:value-type="float" office:value="0.476316573868956">
            <text:p>0.476316573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85372104332154">
            <text:p>0.485372104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76316573868956">
            <text:p>0.4763165739</text:p>
          </table:table-cell>
          <table:table-cell office:value-type="float" office:value="0.00131666666666667">
            <text:p>0.0013166667</text:p>
          </table:table-cell>
          <table:table-cell table:number-columns-repeated="3"/>
          <table:table-cell office:value-type="float" office:value="0.486279649650992">
            <text:p>0.486279649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76316573868956">
            <text:p>0.4763165739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486279649650992">
            <text:p>0.4862796497</text:p>
          </table:table-cell>
          <table:table-cell office:value-type="float" office:value="0.001325">
            <text:p>0.001325</text:p>
          </table:table-cell>
          <table:table-cell table:number-columns-repeated="9"/>
        </table:table-row>
        <table:table-row table:style-name="ro1">
          <table:table-cell office:value-type="float" office:value="0.476408918910651">
            <text:p>0.4764089189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86279649650993">
            <text:p>0.4862796497</text:p>
          </table:table-cell>
          <table:table-cell office:value-type="float" office:value="0.00133333333333333">
            <text:p>0.0013333333</text:p>
          </table:table-cell>
          <table:table-cell table:number-columns-repeated="9"/>
        </table:table-row>
        <table:table-row table:style-name="ro1">
          <table:table-cell office:value-type="float" office:value="0.476408918910651">
            <text:p>0.4764089189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486279649650993">
            <text:p>0.4862796497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476408918910651">
            <text:p>0.4764089189</text:p>
          </table:table-cell>
          <table:table-cell office:value-type="float" office:value="0.000933333333333333">
            <text:p>0.0009333333</text:p>
          </table:table-cell>
          <table:table-cell table:number-columns-repeated="3"/>
          <table:table-cell office:value-type="float" office:value="0.486514398471719">
            <text:p>0.486514398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76408918910651">
            <text:p>0.4764089189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486514398471719">
            <text:p>0.4865143985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76696838519974">
            <text:p>0.4766968385</text:p>
          </table:table-cell>
          <table:table-cell office:value-type="float" office:value="0.000533333333333333">
            <text:p>0.0005333333</text:p>
          </table:table-cell>
          <table:table-cell table:number-columns-repeated="3"/>
          <table:table-cell office:value-type="float" office:value="0.487104475692093">
            <text:p>0.4871044757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476696838519974">
            <text:p>0.4766968385</text:p>
          </table:table-cell>
          <table:table-cell office:value-type="float" office:value="0.000641666666666667">
            <text:p>0.0006416667</text:p>
          </table:table-cell>
          <table:table-cell table:number-columns-repeated="3"/>
          <table:table-cell office:value-type="float" office:value="0.487104475692093">
            <text:p>0.4871044757</text:p>
          </table:table-cell>
          <table:table-cell office:value-type="float" office:value="0.000783333333333333">
            <text:p>0.0007833333</text:p>
          </table:table-cell>
          <table:table-cell table:number-columns-repeated="9"/>
        </table:table-row>
        <table:table-row table:style-name="ro1">
          <table:table-cell office:value-type="float" office:value="0.476696838519974">
            <text:p>0.4766968385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487288829400307">
            <text:p>0.4872888294</text:p>
          </table:table-cell>
          <table:table-cell office:value-type="float" office:value="0.000675">
            <text:p>0.000675</text:p>
          </table:table-cell>
          <table:table-cell table:number-columns-repeated="9"/>
        </table:table-row>
        <table:table-row table:style-name="ro1">
          <table:table-cell office:value-type="float" office:value="0.476881192228188">
            <text:p>0.4768811922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487288829400307">
            <text:p>0.4872888294</text:p>
          </table:table-cell>
          <table:table-cell office:value-type="float" office:value="0.002125">
            <text:p>0.002125</text:p>
          </table:table-cell>
          <table:table-cell table:number-columns-repeated="9"/>
        </table:table-row>
        <table:table-row table:style-name="ro1">
          <table:table-cell office:value-type="float" office:value="0.476881192228188">
            <text:p>0.476881192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87288829400307">
            <text:p>0.4872888294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76881192228188">
            <text:p>0.4768811922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487397007539186">
            <text:p>0.487397007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76881192228188">
            <text:p>0.4768811922</text:p>
          </table:table-cell>
          <table:table-cell office:value-type="float" office:value="0.00165833333333333">
            <text:p>0.0016583333</text:p>
          </table:table-cell>
          <table:table-cell table:number-columns-repeated="3"/>
          <table:table-cell office:value-type="float" office:value="0.487397007539187">
            <text:p>0.4873970075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477369635018085">
            <text:p>0.477369635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487397007539187">
            <text:p>0.487397007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77369635018086">
            <text:p>0.47736963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88012021010931">
            <text:p>0.488012021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77369635018086">
            <text:p>0.47736963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88012021010931">
            <text:p>0.488012021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77604383838812">
            <text:p>0.4776043838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88196374719145">
            <text:p>0.488196374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77604383838812">
            <text:p>0.4776043838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88196374719145">
            <text:p>0.488196374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77604383838812">
            <text:p>0.4776043838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48944684699759">
            <text:p>0.489446847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478131664506633">
            <text:p>0.478131664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8944684699759">
            <text:p>0.489446847</text:p>
          </table:table-cell>
          <table:table-cell office:value-type="float" office:value="0.001825">
            <text:p>0.001825</text:p>
          </table:table-cell>
          <table:table-cell table:number-columns-repeated="9"/>
        </table:table-row>
        <table:table-row table:style-name="ro1">
          <table:table-cell office:value-type="float" office:value="0.479249022394827">
            <text:p>0.4792490224</text:p>
          </table:table-cell>
          <table:table-cell office:value-type="float" office:value="0.000616666666666667">
            <text:p>0.0006166667</text:p>
          </table:table-cell>
          <table:table-cell table:number-columns-repeated="3"/>
          <table:table-cell office:value-type="float" office:value="0.48944684699759">
            <text:p>0.48944684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79249022394827">
            <text:p>0.4792490224</text:p>
          </table:table-cell>
          <table:table-cell office:value-type="float" office:value="0.00288333333333333">
            <text:p>0.0028833333</text:p>
          </table:table-cell>
          <table:table-cell table:number-columns-repeated="3"/>
          <table:table-cell office:value-type="float" office:value="0.489827111648608">
            <text:p>0.4898271116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79249022394827">
            <text:p>0.4792490224</text:p>
          </table:table-cell>
          <table:table-cell office:value-type="float" office:value="0.000641666666666667">
            <text:p>0.0006416667</text:p>
          </table:table-cell>
          <table:table-cell table:number-columns-repeated="3"/>
          <table:table-cell office:value-type="float" office:value="0.489827111648608">
            <text:p>0.4898271116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79419474476489">
            <text:p>0.4794194745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90129269259659">
            <text:p>0.490129269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79419474476489">
            <text:p>0.4794194745</text:p>
          </table:table-cell>
          <table:table-cell office:value-type="float" office:value="0.000991666666666667">
            <text:p>0.0009916667</text:p>
          </table:table-cell>
          <table:table-cell table:number-columns-repeated="3"/>
          <table:table-cell office:value-type="float" office:value="0.490129269259659">
            <text:p>0.4901292693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479419474476489">
            <text:p>0.4794194745</text:p>
          </table:table-cell>
          <table:table-cell office:value-type="float" office:value="0.000708333333333333">
            <text:p>0.0007083333</text:p>
          </table:table-cell>
          <table:table-cell table:number-columns-repeated="3"/>
          <table:table-cell office:value-type="float" office:value="0.490129269259659">
            <text:p>0.4901292693</text:p>
          </table:table-cell>
          <table:table-cell office:value-type="float" office:value="0.000675">
            <text:p>0.000675</text:p>
          </table:table-cell>
          <table:table-cell table:number-columns-repeated="9"/>
        </table:table-row>
        <table:table-row table:style-name="ro1">
          <table:table-cell office:value-type="float" office:value="0.479419474476489">
            <text:p>0.479419474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90129269259659">
            <text:p>0.4901292693</text:p>
          </table:table-cell>
          <table:table-cell office:value-type="float" office:value="0.001025">
            <text:p>0.001025</text:p>
          </table:table-cell>
          <table:table-cell table:number-columns-repeated="9"/>
        </table:table-row>
        <table:table-row table:style-name="ro1">
          <table:table-cell office:value-type="float" office:value="0.479629287045845">
            <text:p>0.479629287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90601542577195">
            <text:p>0.4906015426</text:p>
          </table:table-cell>
          <table:table-cell office:value-type="float" office:value="0.000691666666666667">
            <text:p>0.0006916667</text:p>
          </table:table-cell>
          <table:table-cell table:number-columns-repeated="9"/>
        </table:table-row>
        <table:table-row table:style-name="ro1">
          <table:table-cell office:value-type="float" office:value="0.479629287045845">
            <text:p>0.479629287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490601542577195">
            <text:p>0.4906015426</text:p>
          </table:table-cell>
          <table:table-cell office:value-type="float" office:value="0.000666666666666667">
            <text:p>0.0006666667</text:p>
          </table:table-cell>
          <table:table-cell table:number-columns-repeated="9"/>
        </table:table-row>
        <table:table-row table:style-name="ro1">
          <table:table-cell office:value-type="float" office:value="0.480009551696863">
            <text:p>0.4800095517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90734656967446">
            <text:p>0.49073465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80009551696863">
            <text:p>0.4800095517</text:p>
          </table:table-cell>
          <table:table-cell office:value-type="float" office:value="0.00119166666666667">
            <text:p>0.0011916667</text:p>
          </table:table-cell>
          <table:table-cell table:number-columns-repeated="3"/>
          <table:table-cell office:value-type="float" office:value="0.490734656967446">
            <text:p>0.49073465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481469313934892">
            <text:p>0.481469313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90734656967446">
            <text:p>0.490734657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81469313934892">
            <text:p>0.4814693139</text:p>
          </table:table-cell>
          <table:table-cell office:value-type="float" office:value="0.000566666666666667">
            <text:p>0.0005666667</text:p>
          </table:table-cell>
          <table:table-cell table:number-columns-repeated="3"/>
          <table:table-cell office:value-type="float" office:value="0.491089985367093">
            <text:p>0.4910899854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office:value-type="float" office:value="0.481824642334539">
            <text:p>0.4818246423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491089985367093">
            <text:p>0.491089985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81824642334539">
            <text:p>0.4818246423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491089985367093">
            <text:p>0.4910899854</text:p>
          </table:table-cell>
          <table:table-cell office:value-type="float" office:value="0.000391666666666667">
            <text:p>0.0003916667</text:p>
          </table:table-cell>
          <table:table-cell table:number-columns-repeated="9"/>
        </table:table-row>
        <table:table-row table:style-name="ro1">
          <table:table-cell office:value-type="float" office:value="0.481824642334539">
            <text:p>0.4818246423</text:p>
          </table:table-cell>
          <table:table-cell office:value-type="float" office:value="0.000541666666666667">
            <text:p>0.0005416667</text:p>
          </table:table-cell>
          <table:table-cell table:number-columns-repeated="3"/>
          <table:table-cell office:value-type="float" office:value="0.49132473418782">
            <text:p>0.4913247342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81824642334539">
            <text:p>0.481824642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9132473418782">
            <text:p>0.4913247342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82586671823086">
            <text:p>0.4825866718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49185201485564">
            <text:p>0.491852014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82586671823086">
            <text:p>0.4825866718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492232279506658">
            <text:p>0.492232279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8317674904346">
            <text:p>0.483176749</text:p>
          </table:table-cell>
          <table:table-cell office:value-type="float" office:value="0.000733333333333333">
            <text:p>0.0007333333</text:p>
          </table:table-cell>
          <table:table-cell table:number-columns-repeated="3"/>
          <table:table-cell office:value-type="float" office:value="0.492232279506658">
            <text:p>0.4922322795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8317674904346">
            <text:p>0.483176749</text:p>
          </table:table-cell>
          <table:table-cell office:value-type="float" office:value="0.000583333333333333">
            <text:p>0.0005833333</text:p>
          </table:table-cell>
          <table:table-cell table:number-columns-repeated="3"/>
          <table:table-cell office:value-type="float" office:value="0.493139824825496">
            <text:p>0.4931398248</text:p>
          </table:table-cell>
          <table:table-cell office:value-type="float" office:value="0.000925">
            <text:p>0.000925</text:p>
          </table:table-cell>
          <table:table-cell table:number-columns-repeated="9"/>
        </table:table-row>
        <table:table-row table:style-name="ro1">
          <table:table-cell office:value-type="float" office:value="0.48317674904346">
            <text:p>0.48317674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93139824825496">
            <text:p>0.4931398248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83269094085155">
            <text:p>0.4832690941</text:p>
          </table:table-cell>
          <table:table-cell office:value-type="float" office:value="0.000858333333333333">
            <text:p>0.0008583333</text:p>
          </table:table-cell>
          <table:table-cell table:number-columns-repeated="3"/>
          <table:table-cell office:value-type="float" office:value="0.493139824825496">
            <text:p>0.4931398248</text:p>
          </table:table-cell>
          <table:table-cell office:value-type="float" office:value="0.000591666666666667">
            <text:p>0.0005916667</text:p>
          </table:table-cell>
          <table:table-cell table:number-columns-repeated="9"/>
        </table:table-row>
        <table:table-row table:style-name="ro1">
          <table:table-cell office:value-type="float" office:value="0.483269094085155">
            <text:p>0.4832690941</text:p>
          </table:table-cell>
          <table:table-cell office:value-type="float" office:value="0.001875">
            <text:p>0.001875</text:p>
          </table:table-cell>
          <table:table-cell table:number-columns-repeated="3"/>
          <table:table-cell office:value-type="float" office:value="0.493139824825496">
            <text:p>0.4931398248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483269094085155">
            <text:p>0.4832690941</text:p>
          </table:table-cell>
          <table:table-cell office:value-type="float" office:value="0.000783333333333333">
            <text:p>0.0007833333</text:p>
          </table:table-cell>
          <table:table-cell table:number-columns-repeated="3"/>
          <table:table-cell office:value-type="float" office:value="0.493374573646223">
            <text:p>0.4933745736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483557013694478">
            <text:p>0.4835570137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493374573646223">
            <text:p>0.493374573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83557013694478">
            <text:p>0.4835570137</text:p>
          </table:table-cell>
          <table:table-cell office:value-type="float" office:value="0.000583333333333333">
            <text:p>0.0005833333</text:p>
          </table:table-cell>
          <table:table-cell table:number-columns-repeated="3"/>
          <table:table-cell office:value-type="float" office:value="0.494111666883399">
            <text:p>0.494111666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8370402971128">
            <text:p>0.4837040297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494111666883399">
            <text:p>0.4941116669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8370402971128">
            <text:p>0.48370402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94149004574811">
            <text:p>0.4941490046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8370402971128">
            <text:p>0.48370402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94149004574811">
            <text:p>0.4941490046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483741367402692">
            <text:p>0.483741367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9425718271369">
            <text:p>0.4942571827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483741367402692">
            <text:p>0.483741367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9425718271369">
            <text:p>0.494257182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83874481792942">
            <text:p>0.483874481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94282118965061">
            <text:p>0.49428211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83874481792942">
            <text:p>0.4838744818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94282118965061">
            <text:p>0.494282119</text:p>
          </table:table-cell>
          <table:table-cell office:value-type="float" office:value="0.0006">
            <text:p>0.0006</text:p>
          </table:table-cell>
          <table:table-cell table:number-columns-repeated="9"/>
        </table:table-row>
        <table:table-row table:style-name="ro1">
          <table:table-cell office:value-type="float" office:value="0.483874481792942">
            <text:p>0.4838744818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494282118965061">
            <text:p>0.494282119</text:p>
          </table:table-cell>
          <table:table-cell office:value-type="float" office:value="0.00165">
            <text:p>0.00165</text:p>
          </table:table-cell>
          <table:table-cell table:number-columns-repeated="9"/>
        </table:table-row>
        <table:table-row table:style-name="ro1">
          <table:table-cell office:value-type="float" office:value="0.483874481792942">
            <text:p>0.4838744818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494872196185435">
            <text:p>0.4948721962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9">
            <text:p>0.49</text:p>
          </table:table-cell>
          <table:table-cell table:formula="of:=SUM([.G749:.G808])" office:value-type="float" office:value="0.0235333333333333">
            <text:p>0.0235333333</text:p>
          </table:table-cell>
          <table:table-cell table:number-columns-repeated="7"/>
        </table:table-row>
        <table:table-row table:style-name="ro1">
          <table:table-cell office:value-type="float" office:value="0.484084294362298">
            <text:p>0.484084294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495056549893649">
            <text:p>0.4950565499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484229810192589">
            <text:p>0.484229810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495056549893649">
            <text:p>0.4950565499</text:p>
          </table:table-cell>
          <table:table-cell office:value-type="float" office:value="0.00185">
            <text:p>0.00185</text:p>
          </table:table-cell>
          <table:table-cell table:number-columns-repeated="9"/>
        </table:table-row>
        <table:table-row table:style-name="ro1">
          <table:table-cell office:value-type="float" office:value="0.484229810192589">
            <text:p>0.4842298102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495056549893649">
            <text:p>0.4950565499</text:p>
          </table:table-cell>
          <table:table-cell office:value-type="float" office:value="0.00155833333333333">
            <text:p>0.0015583333</text:p>
          </table:table-cell>
          <table:table-cell table:number-columns-repeated="9"/>
        </table:table-row>
        <table:table-row table:style-name="ro1">
          <table:table-cell office:value-type="float" office:value="0.484464559013316">
            <text:p>0.484464559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495189664283899">
            <text:p>0.4951896643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484464559013316">
            <text:p>0.484464559</text:p>
          </table:table-cell>
          <table:table-cell office:value-type="float" office:value="0.000658333333333333">
            <text:p>0.0006583333</text:p>
          </table:table-cell>
          <table:table-cell table:number-columns-repeated="3"/>
          <table:table-cell office:value-type="float" office:value="0.4951896642839">
            <text:p>0.495189664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84464559013316">
            <text:p>0.484464559</text:p>
          </table:table-cell>
          <table:table-cell office:value-type="float" office:value="0.000658333333333333">
            <text:p>0.0006583333</text:p>
          </table:table-cell>
          <table:table-cell table:number-columns-repeated="3"/>
          <table:table-cell office:value-type="float" office:value="0.495544992683547">
            <text:p>0.495544992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84464559013316">
            <text:p>0.484464559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8">
            <text:p>0.48</text:p>
          </table:table-cell>
          <table:table-cell table:formula="of:=SUM([.B740:.B815])" office:value-type="float" office:value="0.0290166666666667">
            <text:p>0.0290166667</text:p>
          </table:table-cell>
          <table:table-cell/>
          <table:table-cell office:value-type="float" office:value="0.495544992683547">
            <text:p>0.495544992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85372104332154">
            <text:p>0.4853721043</text:p>
          </table:table-cell>
          <table:table-cell office:value-type="float" office:value="0.000991666666666667">
            <text:p>0.0009916667</text:p>
          </table:table-cell>
          <table:table-cell table:number-columns-repeated="3"/>
          <table:table-cell office:value-type="float" office:value="0.495779741504273">
            <text:p>0.495779741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485372104332154">
            <text:p>0.4853721043</text:p>
          </table:table-cell>
          <table:table-cell office:value-type="float" office:value="0.000841666666666667">
            <text:p>0.0008416667</text:p>
          </table:table-cell>
          <table:table-cell table:number-columns-repeated="3"/>
          <table:table-cell office:value-type="float" office:value="0.495779741504273">
            <text:p>0.4957797415</text:p>
          </table:table-cell>
          <table:table-cell office:value-type="float" office:value="0.0009">
            <text:p>0.0009</text:p>
          </table:table-cell>
          <table:table-cell table:number-columns-repeated="9"/>
        </table:table-row>
        <table:table-row table:style-name="ro1">
          <table:table-cell office:value-type="float" office:value="0.485372104332154">
            <text:p>0.4853721043</text:p>
          </table:table-cell>
          <table:table-cell office:value-type="float" office:value="0.00154166666666667">
            <text:p>0.0015416667</text:p>
          </table:table-cell>
          <table:table-cell table:number-columns-repeated="3"/>
          <table:table-cell office:value-type="float" office:value="0.495779741504273">
            <text:p>0.4957797415</text:p>
          </table:table-cell>
          <table:table-cell office:value-type="float" office:value="0.00139166666666667">
            <text:p>0.0013916667</text:p>
          </table:table-cell>
          <table:table-cell table:number-columns-repeated="9"/>
        </table:table-row>
        <table:table-row table:style-name="ro1">
          <table:table-cell office:value-type="float" office:value="0.485372104332154">
            <text:p>0.4853721043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495779741504274">
            <text:p>0.495779741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486279649650992">
            <text:p>0.4862796497</text:p>
          </table:table-cell>
          <table:table-cell office:value-type="float" office:value="0.0007">
            <text:p>0.0007</text:p>
          </table:table-cell>
          <table:table-cell table:number-columns-repeated="3"/>
          <table:table-cell office:value-type="float" office:value="0.496307022172094">
            <text:p>0.496307022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486279649650993">
            <text:p>0.4862796497</text:p>
          </table:table-cell>
          <table:table-cell office:value-type="float" office:value="0.000741666666666667">
            <text:p>0.0007416667</text:p>
          </table:table-cell>
          <table:table-cell table:number-columns-repeated="3"/>
          <table:table-cell office:value-type="float" office:value="0.497424380060288">
            <text:p>0.4974243801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486279649650993">
            <text:p>0.486279649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497424380060288">
            <text:p>0.4974243801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86514398471719">
            <text:p>0.4865143985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497424380060288">
            <text:p>0.4974243801</text:p>
          </table:table-cell>
          <table:table-cell office:value-type="float" office:value="0.00283333333333333">
            <text:p>0.0028333333</text:p>
          </table:table-cell>
          <table:table-cell table:number-columns-repeated="9"/>
        </table:table-row>
        <table:table-row table:style-name="ro1">
          <table:table-cell office:value-type="float" office:value="0.486514398471719">
            <text:p>0.4865143985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497804644711306">
            <text:p>0.4978046447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86724211041075">
            <text:p>0.486724211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497804644711306">
            <text:p>0.4978046447</text:p>
          </table:table-cell>
          <table:table-cell office:value-type="float" office:value="0.00161666666666667">
            <text:p>0.0016166667</text:p>
          </table:table-cell>
          <table:table-cell table:number-columns-repeated="9"/>
        </table:table-row>
        <table:table-row table:style-name="ro1">
          <table:table-cell office:value-type="float" office:value="0.487104475692093">
            <text:p>0.4871044757</text:p>
          </table:table-cell>
          <table:table-cell office:value-type="float" office:value="0.000491666666666667">
            <text:p>0.0004916667</text:p>
          </table:table-cell>
          <table:table-cell table:number-columns-repeated="3"/>
          <table:table-cell office:value-type="float" office:value="0.497804644711306">
            <text:p>0.4978046447</text:p>
          </table:table-cell>
          <table:table-cell office:value-type="float" office:value="0.000525">
            <text:p>0.000525</text:p>
          </table:table-cell>
          <table:table-cell table:number-columns-repeated="9"/>
        </table:table-row>
        <table:table-row table:style-name="ro1">
          <table:table-cell office:value-type="float" office:value="0.487104475692093">
            <text:p>0.4871044757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498184909362324">
            <text:p>0.498184909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87288829400307">
            <text:p>0.4872888294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498184909362324">
            <text:p>0.498184909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87288829400307">
            <text:p>0.4872888294</text:p>
          </table:table-cell>
          <table:table-cell office:value-type="float" office:value="0.000908333333333333">
            <text:p>0.0009083333</text:p>
          </table:table-cell>
          <table:table-cell table:number-columns-repeated="3"/>
          <table:table-cell office:value-type="float" office:value="0.498712190030144">
            <text:p>0.49871219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87288829400307">
            <text:p>0.4872888294</text:p>
          </table:table-cell>
          <table:table-cell office:value-type="float" office:value="0.00186666666666667">
            <text:p>0.0018666667</text:p>
          </table:table-cell>
          <table:table-cell table:number-columns-repeated="3"/>
          <table:table-cell office:value-type="float" office:value="0.498712190030144">
            <text:p>0.49871219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487288829400307">
            <text:p>0.4872888294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498712190030144">
            <text:p>0.4987121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487397007539186">
            <text:p>0.487397007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499092454681162">
            <text:p>0.499092454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87397007539187">
            <text:p>0.4873970075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499092454681162">
            <text:p>0.4990924547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487397007539187">
            <text:p>0.487397007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499092454681162">
            <text:p>0.499092454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88012021010931">
            <text:p>0.488012021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0.00299166666666667">
            <text:p>0.0029916667</text:p>
          </table:table-cell>
          <table:table-cell table:number-columns-repeated="9"/>
        </table:table-row>
        <table:table-row table:style-name="ro1">
          <table:table-cell office:value-type="float" office:value="0.488012021010931">
            <text:p>0.488012021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488012021010931">
            <text:p>0.488012021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488012021010931">
            <text:p>0.488012021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00762029488547">
            <text:p>0.5007620295</text:p>
          </table:table-cell>
          <table:table-cell office:value-type="float" office:value="0.00134166666666667">
            <text:p>0.0013416667</text:p>
          </table:table-cell>
          <table:table-cell table:number-columns-repeated="9"/>
        </table:table-row>
        <table:table-row table:style-name="ro1">
          <table:table-cell office:value-type="float" office:value="0.488196374719145">
            <text:p>0.488196374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00762029488547">
            <text:p>0.5007620295</text:p>
          </table:table-cell>
          <table:table-cell office:value-type="float" office:value="0.000958333333333333">
            <text:p>0.0009583333</text:p>
          </table:table-cell>
          <table:table-cell table:number-columns-repeated="9"/>
        </table:table-row>
        <table:table-row table:style-name="ro1">
          <table:table-cell office:value-type="float" office:value="0.48944684699759">
            <text:p>0.489446847</text:p>
          </table:table-cell>
          <table:table-cell office:value-type="float" office:value="0.000508333333333333">
            <text:p>0.0005083333</text:p>
          </table:table-cell>
          <table:table-cell table:number-columns-repeated="3"/>
          <table:table-cell office:value-type="float" office:value="0.500971842057903">
            <text:p>0.5009718421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8944684699759">
            <text:p>0.489446847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501142294139565">
            <text:p>0.5011422941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48944684699759">
            <text:p>0.48944684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01352106708921">
            <text:p>0.5013521067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489827111648608">
            <text:p>0.4898271116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501352106708921">
            <text:p>0.5013521067</text:p>
          </table:table-cell>
          <table:table-cell office:value-type="float" office:value="0.001325">
            <text:p>0.001325</text:p>
          </table:table-cell>
          <table:table-cell table:number-columns-repeated="9"/>
        </table:table-row>
        <table:table-row table:style-name="ro1">
          <table:table-cell office:value-type="float" office:value="0.489827111648608">
            <text:p>0.4898271116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501352106708921">
            <text:p>0.501352106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90129269259659">
            <text:p>0.4901292693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01444451750616">
            <text:p>0.5014444518</text:p>
          </table:table-cell>
          <table:table-cell office:value-type="float" office:value="0.00159166666666667">
            <text:p>0.0015916667</text:p>
          </table:table-cell>
          <table:table-cell table:number-columns-repeated="9"/>
        </table:table-row>
        <table:table-row table:style-name="ro1">
          <table:table-cell office:value-type="float" office:value="0.490129269259659">
            <text:p>0.4901292693</text:p>
          </table:table-cell>
          <table:table-cell office:value-type="float" office:value="0.000433333333333333">
            <text:p>0.0004333333</text:p>
          </table:table-cell>
          <table:table-cell table:number-columns-repeated="3"/>
          <table:table-cell office:value-type="float" office:value="0.501444451750616">
            <text:p>0.5014444518</text:p>
          </table:table-cell>
          <table:table-cell office:value-type="float" office:value="0.0019">
            <text:p>0.0019</text:p>
          </table:table-cell>
          <table:table-cell table:number-columns-repeated="9"/>
        </table:table-row>
        <table:table-row table:style-name="ro1">
          <table:table-cell office:value-type="float" office:value="0.490129269259659">
            <text:p>0.4901292693</text:p>
          </table:table-cell>
          <table:table-cell office:value-type="float" office:value="0.001025">
            <text:p>0.001025</text:p>
          </table:table-cell>
          <table:table-cell table:number-columns-repeated="3"/>
          <table:table-cell office:value-type="float" office:value="0.501732371359939">
            <text:p>0.5017323714</text:p>
          </table:table-cell>
          <table:table-cell office:value-type="float" office:value="0.00136666666666667">
            <text:p>0.0013666667</text:p>
          </table:table-cell>
          <table:table-cell table:number-columns-repeated="9"/>
        </table:table-row>
        <table:table-row table:style-name="ro1">
          <table:table-cell office:value-type="float" office:value="0.490129269259659">
            <text:p>0.4901292693</text:p>
          </table:table-cell>
          <table:table-cell office:value-type="float" office:value="0.00120833333333333">
            <text:p>0.0012083333</text:p>
          </table:table-cell>
          <table:table-cell table:number-columns-repeated="3"/>
          <table:table-cell office:value-type="float" office:value="0.501732371359939">
            <text:p>0.5017323714</text:p>
          </table:table-cell>
          <table:table-cell office:value-type="float" office:value="0.000775">
            <text:p>0.000775</text:p>
          </table:table-cell>
          <table:table-cell table:number-columns-repeated="9"/>
        </table:table-row>
        <table:table-row table:style-name="ro1">
          <table:table-cell office:value-type="float" office:value="0.490601542577195">
            <text:p>0.4906015426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01879387376741">
            <text:p>0.5018793874</text:p>
          </table:table-cell>
          <table:table-cell office:value-type="float" office:value="0.00110833333333333">
            <text:p>0.0011083333</text:p>
          </table:table-cell>
          <table:table-cell table:number-columns-repeated="9"/>
        </table:table-row>
        <table:table-row table:style-name="ro1">
          <table:table-cell office:value-type="float" office:value="0.490601542577195">
            <text:p>0.4906015426</text:p>
          </table:table-cell>
          <table:table-cell office:value-type="float" office:value="0.000925">
            <text:p>0.000925</text:p>
          </table:table-cell>
          <table:table-cell table:number-columns-repeated="3"/>
          <table:table-cell office:value-type="float" office:value="0.501879387376741">
            <text:p>0.5018793874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90601542577195">
            <text:p>0.4906015426</text:p>
          </table:table-cell>
          <table:table-cell office:value-type="float" office:value="0.000466666666666667">
            <text:p>0.0004666667</text:p>
          </table:table-cell>
          <table:table-cell table:number-columns-repeated="3"/>
          <table:table-cell office:value-type="float" office:value="0.501916725068152">
            <text:p>0.501916725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90734656967446">
            <text:p>0.49073465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01916725068153">
            <text:p>0.5019167251</text:p>
          </table:table-cell>
          <table:table-cell office:value-type="float" office:value="0.00140833333333333">
            <text:p>0.0014083333</text:p>
          </table:table-cell>
          <table:table-cell table:number-columns-repeated="9"/>
        </table:table-row>
        <table:table-row table:style-name="ro1">
          <table:table-cell office:value-type="float" office:value="0.490734656967446">
            <text:p>0.490734657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501916725068153">
            <text:p>0.5019167251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490734656967446">
            <text:p>0.490734657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502049839458403">
            <text:p>0.502049839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91089985367093">
            <text:p>0.4910899854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502049839458403">
            <text:p>0.502049839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91089985367093">
            <text:p>0.4910899854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0240516785805">
            <text:p>0.5024051679</text:p>
          </table:table-cell>
          <table:table-cell office:value-type="float" office:value="0.0013">
            <text:p>0.0013</text:p>
          </table:table-cell>
          <table:table-cell table:number-columns-repeated="9"/>
        </table:table-row>
        <table:table-row table:style-name="ro1">
          <table:table-cell office:value-type="float" office:value="0.491089985367093">
            <text:p>0.491089985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0240516785805">
            <text:p>0.5024051679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49132473418782">
            <text:p>0.491324734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02639916678777">
            <text:p>0.5026399167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office:value-type="float" office:value="0.49132473418782">
            <text:p>0.4913247342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502639916678777">
            <text:p>0.502639916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9132473418782">
            <text:p>0.4913247342</text:p>
          </table:table-cell>
          <table:table-cell office:value-type="float" office:value="0.000391666666666667">
            <text:p>0.0003916667</text:p>
          </table:table-cell>
          <table:table-cell table:number-columns-repeated="3"/>
          <table:table-cell office:value-type="float" office:value="0.503167197346597">
            <text:p>0.503167197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92232279506658">
            <text:p>0.4922322795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03167197346597">
            <text:p>0.503167197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92232279506658">
            <text:p>0.4922322795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503547461997615">
            <text:p>0.503547462</text:p>
          </table:table-cell>
          <table:table-cell office:value-type="float" office:value="0.000483333333333333">
            <text:p>0.0004833333</text:p>
          </table:table-cell>
          <table:table-cell table:number-columns-repeated="9"/>
        </table:table-row>
        <table:table-row table:style-name="ro1">
          <table:table-cell office:value-type="float" office:value="0.492232279506658">
            <text:p>0.4922322795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03547461997615">
            <text:p>0.503547462</text:p>
          </table:table-cell>
          <table:table-cell office:value-type="float" office:value="0.001175">
            <text:p>0.001175</text:p>
          </table:table-cell>
          <table:table-cell table:number-columns-repeated="9"/>
        </table:table-row>
        <table:table-row table:style-name="ro1">
          <table:table-cell office:value-type="float" office:value="0.493139824825496">
            <text:p>0.4931398248</text:p>
          </table:table-cell>
          <table:table-cell office:value-type="float" office:value="0.00103333333333333">
            <text:p>0.0010333333</text:p>
          </table:table-cell>
          <table:table-cell table:number-columns-repeated="3"/>
          <table:table-cell office:value-type="float" office:value="0.504455007316453">
            <text:p>0.5044550073</text:p>
          </table:table-cell>
          <table:table-cell office:value-type="float" office:value="0.00230833333333333">
            <text:p>0.0023083333</text:p>
          </table:table-cell>
          <table:table-cell table:number-columns-repeated="9"/>
        </table:table-row>
        <table:table-row table:style-name="ro1">
          <table:table-cell office:value-type="float" office:value="0.493139824825496">
            <text:p>0.4931398248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504455007316454">
            <text:p>0.5044550073</text:p>
          </table:table-cell>
          <table:table-cell office:value-type="float" office:value="0.00226666666666667">
            <text:p>0.0022666667</text:p>
          </table:table-cell>
          <table:table-cell office:value-type="float" office:value="0.5">
            <text:p>0.5</text:p>
          </table:table-cell>
          <table:table-cell table:formula="of:=SUM([.G809:.G865])" office:value-type="float" office:value="0.0372166666666667">
            <text:p>0.0372166667</text:p>
          </table:table-cell>
          <table:table-cell table:number-columns-repeated="7"/>
        </table:table-row>
        <table:table-row table:style-name="ro1">
          <table:table-cell office:value-type="float" office:value="0.493139824825496">
            <text:p>0.4931398248</text:p>
          </table:table-cell>
          <table:table-cell office:value-type="float" office:value="0.00065">
            <text:p>0.00065</text:p>
          </table:table-cell>
          <table:table-cell table:number-columns-repeated="3"/>
          <table:table-cell office:value-type="float" office:value="0.505464187065768">
            <text:p>0.5054641871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493139824825496">
            <text:p>0.4931398248</text:p>
          </table:table-cell>
          <table:table-cell office:value-type="float" office:value="0.000691666666666667">
            <text:p>0.0006916667</text:p>
          </table:table-cell>
          <table:table-cell table:number-columns-repeated="3"/>
          <table:table-cell office:value-type="float" office:value="0.505464187065768">
            <text:p>0.5054641871</text:p>
          </table:table-cell>
          <table:table-cell office:value-type="float" office:value="0.0014">
            <text:p>0.0014</text:p>
          </table:table-cell>
          <table:table-cell table:number-columns-repeated="9"/>
        </table:table-row>
        <table:table-row table:style-name="ro1">
          <table:table-cell office:value-type="float" office:value="0.493374573646223">
            <text:p>0.4933745736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505572365204647">
            <text:p>0.505572365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93374573646223">
            <text:p>0.4933745736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05597301456018">
            <text:p>0.505597301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94111666883399">
            <text:p>0.4941116669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06187378676392">
            <text:p>0.5061873787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494111666883399">
            <text:p>0.494111666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06187378676392">
            <text:p>0.5061873787</text:p>
          </table:table-cell>
          <table:table-cell office:value-type="float" office:value="0.000825">
            <text:p>0.000825</text:p>
          </table:table-cell>
          <table:table-cell table:number-columns-repeated="9"/>
        </table:table-row>
        <table:table-row table:style-name="ro1">
          <table:table-cell office:value-type="float" office:value="0.494111666883399">
            <text:p>0.4941116669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06371732384606">
            <text:p>0.5063717324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494149004574811">
            <text:p>0.4941490046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06371732384606">
            <text:p>0.5063717324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494149004574811">
            <text:p>0.4941490046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506860175174504">
            <text:p>0.506860175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9425718271369">
            <text:p>0.4942571827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06860175174504">
            <text:p>0.5068601752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49425718271369">
            <text:p>0.494257182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07622204663051">
            <text:p>0.507622204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94282118965061">
            <text:p>0.494282119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507622204663051">
            <text:p>0.5076222047</text:p>
          </table:table-cell>
          <table:table-cell office:value-type="float" office:value="0.000541666666666667">
            <text:p>0.0005416667</text:p>
          </table:table-cell>
          <table:table-cell table:number-columns-repeated="9"/>
        </table:table-row>
        <table:table-row table:style-name="ro1">
          <table:table-cell office:value-type="float" office:value="0.494282118965061">
            <text:p>0.494282119</text:p>
          </table:table-cell>
          <table:table-cell office:value-type="float" office:value="0.000658333333333333">
            <text:p>0.0006583333</text:p>
          </table:table-cell>
          <table:table-cell table:number-columns-repeated="3"/>
          <table:table-cell office:value-type="float" office:value="0.508002469314069">
            <text:p>0.508002469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94282118965061">
            <text:p>0.494282119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50830462692512">
            <text:p>0.5083046269</text:p>
          </table:table-cell>
          <table:table-cell office:value-type="float" office:value="0.00101666666666667">
            <text:p>0.0010166667</text:p>
          </table:table-cell>
          <table:table-cell table:number-columns-repeated="9"/>
        </table:table-row>
        <table:table-row table:style-name="ro1">
          <table:table-cell office:value-type="float" office:value="0.494872196185435">
            <text:p>0.494872196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0830462692512">
            <text:p>0.5083046269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494872196185435">
            <text:p>0.4948721962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49">
            <text:p>0.49</text:p>
          </table:table-cell>
          <table:table-cell table:formula="of:=SUM([.B816:.B881])" office:value-type="float" office:value="0.023025">
            <text:p>0.023025</text:p>
          </table:table-cell>
          <table:table-cell/>
          <table:table-cell office:value-type="float" office:value="0.508739562551245">
            <text:p>0.5087395626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495056549893649">
            <text:p>0.4950565499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508739562551245">
            <text:p>0.5087395626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95056549893649">
            <text:p>0.4950565499</text:p>
          </table:table-cell>
          <table:table-cell office:value-type="float" office:value="0.00199166666666667">
            <text:p>0.0019916667</text:p>
          </table:table-cell>
          <table:table-cell table:number-columns-repeated="3"/>
          <table:table-cell office:value-type="float" office:value="0.508776900242656">
            <text:p>0.508776900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95056549893649">
            <text:p>0.4950565499</text:p>
          </table:table-cell>
          <table:table-cell office:value-type="float" office:value="0.00148333333333333">
            <text:p>0.0014833333</text:p>
          </table:table-cell>
          <table:table-cell table:number-columns-repeated="3"/>
          <table:table-cell office:value-type="float" office:value="0.508776900242656">
            <text:p>0.5087769002</text:p>
          </table:table-cell>
          <table:table-cell office:value-type="float" office:value="0.000641666666666667">
            <text:p>0.0006416667</text:p>
          </table:table-cell>
          <table:table-cell table:number-columns-repeated="9"/>
        </table:table-row>
        <table:table-row table:style-name="ro1">
          <table:table-cell office:value-type="float" office:value="0.495056549893649">
            <text:p>0.4950565499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08776900242657">
            <text:p>0.5087769002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495189664283899">
            <text:p>0.4951896643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08910014632907">
            <text:p>0.5089100146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495189664283899">
            <text:p>0.4951896643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08910014632907">
            <text:p>0.5089100146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951896642839">
            <text:p>0.495189664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08910014632907">
            <text:p>0.5089100146</text:p>
          </table:table-cell>
          <table:table-cell office:value-type="float" office:value="0.001625">
            <text:p>0.001625</text:p>
          </table:table-cell>
          <table:table-cell table:number-columns-repeated="9"/>
        </table:table-row>
        <table:table-row table:style-name="ro1">
          <table:table-cell office:value-type="float" office:value="0.495544992683547">
            <text:p>0.4955449927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09265343032554">
            <text:p>0.509265343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495544992683547">
            <text:p>0.4955449927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509265343032554">
            <text:p>0.509265343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495779741504273">
            <text:p>0.4957797415</text:p>
          </table:table-cell>
          <table:table-cell office:value-type="float" office:value="0.000616666666666667">
            <text:p>0.0006166667</text:p>
          </table:table-cell>
          <table:table-cell table:number-columns-repeated="3"/>
          <table:table-cell office:value-type="float" office:value="0.509500091853281">
            <text:p>0.5095000919</text:p>
          </table:table-cell>
          <table:table-cell office:value-type="float" office:value="0.000633333333333333">
            <text:p>0.0006333333</text:p>
          </table:table-cell>
          <table:table-cell table:number-columns-repeated="9"/>
        </table:table-row>
        <table:table-row table:style-name="ro1">
          <table:table-cell office:value-type="float" office:value="0.495779741504273">
            <text:p>0.4957797415</text:p>
          </table:table-cell>
          <table:table-cell office:value-type="float" office:value="0.000591666666666667">
            <text:p>0.0005916667</text:p>
          </table:table-cell>
          <table:table-cell table:number-columns-repeated="3"/>
          <table:table-cell office:value-type="float" office:value="0.509500091853281">
            <text:p>0.5095000919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495779741504273">
            <text:p>0.4957797415</text:p>
          </table:table-cell>
          <table:table-cell office:value-type="float" office:value="0.000866666666666667">
            <text:p>0.0008666667</text:p>
          </table:table-cell>
          <table:table-cell table:number-columns-repeated="3"/>
          <table:table-cell office:value-type="float" office:value="0.511315182490957">
            <text:p>0.5113151825</text:p>
          </table:table-cell>
          <table:table-cell office:value-type="float" office:value="0.000908333333333333">
            <text:p>0.0009083333</text:p>
          </table:table-cell>
          <table:table-cell table:number-columns-repeated="9"/>
        </table:table-row>
        <table:table-row table:style-name="ro1">
          <table:table-cell office:value-type="float" office:value="0.495779741504274">
            <text:p>0.4957797415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511315182490957">
            <text:p>0.5113151825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496307022172094">
            <text:p>0.496307022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11549931311684">
            <text:p>0.5115499313</text:p>
          </table:table-cell>
          <table:table-cell office:value-type="float" office:value="0.0007">
            <text:p>0.0007</text:p>
          </table:table-cell>
          <table:table-cell table:number-columns-repeated="9"/>
        </table:table-row>
        <table:table-row table:style-name="ro1">
          <table:table-cell office:value-type="float" office:value="0.496307022172094">
            <text:p>0.496307022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11549931311684">
            <text:p>0.5115499313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496307022172094">
            <text:p>0.4963070222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12324362240272">
            <text:p>0.5123243622</text:p>
          </table:table-cell>
          <table:table-cell office:value-type="float" office:value="0.000891666666666667">
            <text:p>0.0008916667</text:p>
          </table:table-cell>
          <table:table-cell table:number-columns-repeated="9"/>
        </table:table-row>
        <table:table-row table:style-name="ro1">
          <table:table-cell office:value-type="float" office:value="0.497424380060288">
            <text:p>0.4974243801</text:p>
          </table:table-cell>
          <table:table-cell office:value-type="float" office:value="0.00275833333333333">
            <text:p>0.0027583333</text:p>
          </table:table-cell>
          <table:table-cell table:number-columns-repeated="3"/>
          <table:table-cell office:value-type="float" office:value="0.512324362240272">
            <text:p>0.5123243622</text:p>
          </table:table-cell>
          <table:table-cell office:value-type="float" office:value="0.00120833333333333">
            <text:p>0.0012083333</text:p>
          </table:table-cell>
          <table:table-cell table:number-columns-repeated="9"/>
        </table:table-row>
        <table:table-row table:style-name="ro1">
          <table:table-cell office:value-type="float" office:value="0.497424380060288">
            <text:p>0.4974243801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512432540379151">
            <text:p>0.5124325404</text:p>
          </table:table-cell>
          <table:table-cell office:value-type="float" office:value="0.000566666666666667">
            <text:p>0.0005666667</text:p>
          </table:table-cell>
          <table:table-cell table:number-columns-repeated="9"/>
        </table:table-row>
        <table:table-row table:style-name="ro1">
          <table:table-cell office:value-type="float" office:value="0.497424380060288">
            <text:p>0.4974243801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12432540379151">
            <text:p>0.5124325404</text:p>
          </table:table-cell>
          <table:table-cell office:value-type="float" office:value="0.00148333333333333">
            <text:p>0.0014833333</text:p>
          </table:table-cell>
          <table:table-cell table:number-columns-repeated="9"/>
        </table:table-row>
        <table:table-row table:style-name="ro1">
          <table:table-cell office:value-type="float" office:value="0.497424380060288">
            <text:p>0.4974243801</text:p>
          </table:table-cell>
          <table:table-cell office:value-type="float" office:value="0.000641666666666667">
            <text:p>0.0006416667</text:p>
          </table:table-cell>
          <table:table-cell table:number-columns-repeated="3"/>
          <table:table-cell office:value-type="float" office:value="0.512457476630522">
            <text:p>0.512457476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97804644711306">
            <text:p>0.4978046447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512457476630522">
            <text:p>0.512457476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97804644711306">
            <text:p>0.4978046447</text:p>
          </table:table-cell>
          <table:table-cell office:value-type="float" office:value="0.000658333333333333">
            <text:p>0.0006583333</text:p>
          </table:table-cell>
          <table:table-cell table:number-columns-repeated="3"/>
          <table:table-cell office:value-type="float" office:value="0.512812805030169">
            <text:p>0.51281280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97804644711306">
            <text:p>0.497804644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13047553850896">
            <text:p>0.5130475539</text:p>
          </table:table-cell>
          <table:table-cell office:value-type="float" office:value="0.000566666666666667">
            <text:p>0.0005666667</text:p>
          </table:table-cell>
          <table:table-cell table:number-columns-repeated="9"/>
        </table:table-row>
        <table:table-row table:style-name="ro1">
          <table:table-cell office:value-type="float" office:value="0.498184909362324">
            <text:p>0.498184909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13047553850896">
            <text:p>0.5130475539</text:p>
          </table:table-cell>
          <table:table-cell office:value-type="float" office:value="0.000566666666666667">
            <text:p>0.0005666667</text:p>
          </table:table-cell>
          <table:table-cell table:number-columns-repeated="9"/>
        </table:table-row>
        <table:table-row table:style-name="ro1">
          <table:table-cell office:value-type="float" office:value="0.498184909362324">
            <text:p>0.4981849094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13194569867698">
            <text:p>0.513194569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498184909362324">
            <text:p>0.4981849094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51323190755911">
            <text:p>0.5132319076</text:p>
          </table:table-cell>
          <table:table-cell office:value-type="float" office:value="0.000483333333333333">
            <text:p>0.0004833333</text:p>
          </table:table-cell>
          <table:table-cell table:number-columns-repeated="9"/>
        </table:table-row>
        <table:table-row table:style-name="ro1">
          <table:table-cell office:value-type="float" office:value="0.498712190030144">
            <text:p>0.4987121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1323190755911">
            <text:p>0.5132319076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498712190030144">
            <text:p>0.49871219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1336502194936">
            <text:p>0.5133650219</text:p>
          </table:table-cell>
          <table:table-cell office:value-type="float" office:value="0.000608333333333333">
            <text:p>0.0006083333</text:p>
          </table:table-cell>
          <table:table-cell table:number-columns-repeated="9"/>
        </table:table-row>
        <table:table-row table:style-name="ro1">
          <table:table-cell office:value-type="float" office:value="0.498712190030144">
            <text:p>0.4987121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13365021949361">
            <text:p>0.513365021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499092454681162">
            <text:p>0.4990924547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13574834518716">
            <text:p>0.513574834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499092454681162">
            <text:p>0.4990924547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513955099169734">
            <text:p>0.5139550992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13955099169734">
            <text:p>0.5139550992</text:p>
          </table:table-cell>
          <table:table-cell office:value-type="float" office:value="0.00123333333333333">
            <text:p>0.0012333333</text:p>
          </table:table-cell>
          <table:table-cell office:value-type="float" office:value="0.51">
            <text:p>0.51</text:p>
          </table:table-cell>
          <table:table-cell table:formula="of:=SUM([.G866:.G913])" office:value-type="float" office:value="0.0188833333333333">
            <text:p>0.0188833333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02875">
            <text:p>0.002875</text:p>
          </table:table-cell>
          <table:table-cell table:number-columns-repeated="3"/>
          <table:table-cell office:value-type="float" office:value="0.515599737725749">
            <text:p>0.515599737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515599737725749">
            <text:p>0.5155997377</text:p>
          </table:table-cell>
          <table:table-cell office:value-type="float" office:value="0.000591666666666667">
            <text:p>0.0005916667</text:p>
          </table:table-cell>
          <table:table-cell table:number-columns-repeated="9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16360267027785">
            <text:p>0.51636026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00762029488547">
            <text:p>0.5007620295</text:p>
          </table:table-cell>
          <table:table-cell office:value-type="float" office:value="0.000991666666666667">
            <text:p>0.0009916667</text:p>
          </table:table-cell>
          <table:table-cell table:number-columns-repeated="3"/>
          <table:table-cell office:value-type="float" office:value="0.516360267027785">
            <text:p>0.516360267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500762029488547">
            <text:p>0.5007620295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516887547695605">
            <text:p>0.5168875477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500971842057903">
            <text:p>0.5009718421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16887547695605">
            <text:p>0.5168875477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501142294139565">
            <text:p>0.501142294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17267812346623">
            <text:p>0.517267812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01142294139565">
            <text:p>0.5011422941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517267812346623">
            <text:p>0.5172678123</text:p>
          </table:table-cell>
          <table:table-cell office:value-type="float" office:value="0.00155833333333333">
            <text:p>0.0015583333</text:p>
          </table:table-cell>
          <table:table-cell table:number-columns-repeated="9"/>
        </table:table-row>
        <table:table-row table:style-name="ro1">
          <table:table-cell office:value-type="float" office:value="0.501142294139565">
            <text:p>0.501142294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17267812346623">
            <text:p>0.517267812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01352106708921">
            <text:p>0.5013521067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518175357665461">
            <text:p>0.5181753577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office:value-type="float" office:value="0.501352106708921">
            <text:p>0.5013521067</text:p>
          </table:table-cell>
          <table:table-cell office:value-type="float" office:value="0.00203333333333333">
            <text:p>0.0020333333</text:p>
          </table:table-cell>
          <table:table-cell table:number-columns-repeated="3"/>
          <table:table-cell office:value-type="float" office:value="0.518175357665461">
            <text:p>0.5181753577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01444451750616">
            <text:p>0.5014444518</text:p>
          </table:table-cell>
          <table:table-cell office:value-type="float" office:value="0.000941666666666667">
            <text:p>0.0009416667</text:p>
          </table:table-cell>
          <table:table-cell table:number-columns-repeated="3"/>
          <table:table-cell office:value-type="float" office:value="0.518175357665461">
            <text:p>0.5181753577</text:p>
          </table:table-cell>
          <table:table-cell office:value-type="float" office:value="0.00224166666666667">
            <text:p>0.0022416667</text:p>
          </table:table-cell>
          <table:table-cell table:number-columns-repeated="9"/>
        </table:table-row>
        <table:table-row table:style-name="ro1">
          <table:table-cell office:value-type="float" office:value="0.501444451750616">
            <text:p>0.5014444518</text:p>
          </table:table-cell>
          <table:table-cell office:value-type="float" office:value="0.0044">
            <text:p>0.0044</text:p>
          </table:table-cell>
          <table:table-cell table:number-columns-repeated="3"/>
          <table:table-cell office:value-type="float" office:value="0.518937387154008">
            <text:p>0.5189373872</text:p>
          </table:table-cell>
          <table:table-cell office:value-type="float" office:value="0.000816666666666667">
            <text:p>0.0008166667</text:p>
          </table:table-cell>
          <table:table-cell table:number-columns-repeated="9"/>
        </table:table-row>
        <table:table-row table:style-name="ro1">
          <table:table-cell office:value-type="float" office:value="0.501732371359939">
            <text:p>0.5017323714</text:p>
          </table:table-cell>
          <table:table-cell office:value-type="float" office:value="0.00183333333333333">
            <text:p>0.0018333333</text:p>
          </table:table-cell>
          <table:table-cell table:number-columns-repeated="3"/>
          <table:table-cell office:value-type="float" office:value="0.518937387154008">
            <text:p>0.5189373872</text:p>
          </table:table-cell>
          <table:table-cell office:value-type="float" office:value="0.00114166666666667">
            <text:p>0.0011416667</text:p>
          </table:table-cell>
          <table:table-cell table:number-columns-repeated="9"/>
        </table:table-row>
        <table:table-row table:style-name="ro1">
          <table:table-cell office:value-type="float" office:value="0.501732371359939">
            <text:p>0.5017323714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519147199723364">
            <text:p>0.5191471997</text:p>
          </table:table-cell>
          <table:table-cell office:value-type="float" office:value="0.000841666666666667">
            <text:p>0.0008416667</text:p>
          </table:table-cell>
          <table:table-cell table:number-columns-repeated="9"/>
        </table:table-row>
        <table:table-row table:style-name="ro1">
          <table:table-cell office:value-type="float" office:value="0.501879387376741">
            <text:p>0.5018793874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19317651805026">
            <text:p>0.5193176518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501916725068152">
            <text:p>0.501916725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19527464374382">
            <text:p>0.5195274644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01916725068153">
            <text:p>0.5019167251</text:p>
          </table:table-cell>
          <table:table-cell office:value-type="float" office:value="0.00134166666666667">
            <text:p>0.0013416667</text:p>
          </table:table-cell>
          <table:table-cell table:number-columns-repeated="3"/>
          <table:table-cell office:value-type="float" office:value="0.519527464374382">
            <text:p>0.5195274644</text:p>
          </table:table-cell>
          <table:table-cell office:value-type="float" office:value="0.000566666666666667">
            <text:p>0.0005666667</text:p>
          </table:table-cell>
          <table:table-cell table:number-columns-repeated="9"/>
        </table:table-row>
        <table:table-row table:style-name="ro1">
          <table:table-cell office:value-type="float" office:value="0.501916725068153">
            <text:p>0.501916725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19619809416077">
            <text:p>0.5196198094</text:p>
          </table:table-cell>
          <table:table-cell office:value-type="float" office:value="0.0008">
            <text:p>0.0008</text:p>
          </table:table-cell>
          <table:table-cell table:number-columns-repeated="9"/>
        </table:table-row>
        <table:table-row table:style-name="ro1">
          <table:table-cell office:value-type="float" office:value="0.502049839458403">
            <text:p>0.502049839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19619809416077">
            <text:p>0.5196198094</text:p>
          </table:table-cell>
          <table:table-cell office:value-type="float" office:value="0.000916666666666667">
            <text:p>0.0009166667</text:p>
          </table:table-cell>
          <table:table-cell table:number-columns-repeated="9"/>
        </table:table-row>
        <table:table-row table:style-name="ro1">
          <table:table-cell office:value-type="float" office:value="0.502049839458403">
            <text:p>0.502049839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199077290254">
            <text:p>0.519907729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502259652027759">
            <text:p>0.50225965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199077290254">
            <text:p>0.519907729</text:p>
          </table:table-cell>
          <table:table-cell office:value-type="float" office:value="0.00134166666666667">
            <text:p>0.0013416667</text:p>
          </table:table-cell>
          <table:table-cell table:number-columns-repeated="9"/>
        </table:table-row>
        <table:table-row table:style-name="ro1">
          <table:table-cell office:value-type="float" office:value="0.502259652027759">
            <text:p>0.502259652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520054745042202">
            <text:p>0.52005474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0240516785805">
            <text:p>0.5024051679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520092082733614">
            <text:p>0.520092082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0240516785805">
            <text:p>0.502405167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20092082733614">
            <text:p>0.5200920827</text:p>
          </table:table-cell>
          <table:table-cell office:value-type="float" office:value="0.00233333333333333">
            <text:p>0.0023333333</text:p>
          </table:table-cell>
          <table:table-cell table:number-columns-repeated="9"/>
        </table:table-row>
        <table:table-row table:style-name="ro1">
          <table:table-cell office:value-type="float" office:value="0.502639916678777">
            <text:p>0.502639916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20092082733614">
            <text:p>0.5200920827</text:p>
          </table:table-cell>
          <table:table-cell office:value-type="float" office:value="0.00174166666666667">
            <text:p>0.0017416667</text:p>
          </table:table-cell>
          <table:table-cell table:number-columns-repeated="9"/>
        </table:table-row>
        <table:table-row table:style-name="ro1">
          <table:table-cell office:value-type="float" office:value="0.502639916678777">
            <text:p>0.5026399167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520225197123864">
            <text:p>0.5202251971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02639916678777">
            <text:p>0.502639916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20225197123864">
            <text:p>0.5202251971</text:p>
          </table:table-cell>
          <table:table-cell office:value-type="float" office:value="0.0007">
            <text:p>0.0007</text:p>
          </table:table-cell>
          <table:table-cell table:number-columns-repeated="9"/>
        </table:table-row>
        <table:table-row table:style-name="ro1">
          <table:table-cell office:value-type="float" office:value="0.503167197346597">
            <text:p>0.503167197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20580525523511">
            <text:p>0.5205805255</text:p>
          </table:table-cell>
          <table:table-cell office:value-type="float" office:value="0.000691666666666667">
            <text:p>0.0006916667</text:p>
          </table:table-cell>
          <table:table-cell table:number-columns-repeated="9"/>
        </table:table-row>
        <table:table-row table:style-name="ro1">
          <table:table-cell office:value-type="float" office:value="0.503167197346597">
            <text:p>0.503167197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20580525523511">
            <text:p>0.5205805255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503547461997615">
            <text:p>0.503547462</text:p>
          </table:table-cell>
          <table:table-cell office:value-type="float" office:value="0.00035">
            <text:p>0.00035</text:p>
          </table:table-cell>
          <table:table-cell table:number-columns-repeated="3"/>
          <table:table-cell office:value-type="float" office:value="0.520815274344238">
            <text:p>0.5208152743</text:p>
          </table:table-cell>
          <table:table-cell office:value-type="float" office:value="0.00204166666666667">
            <text:p>0.0020416667</text:p>
          </table:table-cell>
          <table:table-cell table:number-columns-repeated="9"/>
        </table:table-row>
        <table:table-row table:style-name="ro1">
          <table:table-cell office:value-type="float" office:value="0.503547461997615">
            <text:p>0.503547462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520815274344238">
            <text:p>0.5208152743</text:p>
          </table:table-cell>
          <table:table-cell office:value-type="float" office:value="0.000633333333333333">
            <text:p>0.0006333333</text:p>
          </table:table-cell>
          <table:table-cell table:number-columns-repeated="9"/>
        </table:table-row>
        <table:table-row table:style-name="ro1">
          <table:table-cell office:value-type="float" office:value="0.504455007316453">
            <text:p>0.5044550073</text:p>
          </table:table-cell>
          <table:table-cell office:value-type="float" office:value="0.00213333333333333">
            <text:p>0.0021333333</text:p>
          </table:table-cell>
          <table:table-cell table:number-columns-repeated="3"/>
          <table:table-cell office:value-type="float" office:value="0.521342555012058">
            <text:p>0.521342555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04455007316454">
            <text:p>0.5044550073</text:p>
          </table:table-cell>
          <table:table-cell office:value-type="float" office:value="0.00208333333333333">
            <text:p>0.0020833333</text:p>
          </table:table-cell>
          <table:table-cell table:number-columns-repeated="3"/>
          <table:table-cell office:value-type="float" office:value="0.521342555012058">
            <text:p>0.521342555</text:p>
          </table:table-cell>
          <table:table-cell office:value-type="float" office:value="0.0008">
            <text:p>0.0008</text:p>
          </table:table-cell>
          <table:table-cell table:number-columns-repeated="9"/>
        </table:table-row>
        <table:table-row table:style-name="ro1">
          <table:table-cell office:value-type="float" office:value="0.504899568706536">
            <text:p>0.5048995687</text:p>
          </table:table-cell>
          <table:table-cell office:value-type="float" office:value="0.0000583333333333333">
            <text:p>5.83333333333333E-005</text:p>
          </table:table-cell>
          <table:table-cell office:value-type="float" office:value="0.5">
            <text:p>0.5</text:p>
          </table:table-cell>
          <table:table-cell table:formula="of:=SUM([.B882:.B948])" office:value-type="float" office:value="0.0363166666666666">
            <text:p>0.0363166667</text:p>
          </table:table-cell>
          <table:table-cell/>
          <table:table-cell office:value-type="float" office:value="0.521722819663076">
            <text:p>0.521722819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05464187065768">
            <text:p>0.5054641871</text:p>
          </table:table-cell>
          <table:table-cell office:value-type="float" office:value="0.000475">
            <text:p>0.000475</text:p>
          </table:table-cell>
          <table:table-cell table:number-columns-repeated="3"/>
          <table:table-cell office:value-type="float" office:value="0.521722819663076">
            <text:p>0.521722819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05464187065768">
            <text:p>0.5054641871</text:p>
          </table:table-cell>
          <table:table-cell office:value-type="float" office:value="0.00161666666666667">
            <text:p>0.0016166667</text:p>
          </table:table-cell>
          <table:table-cell table:number-columns-repeated="3"/>
          <table:table-cell office:value-type="float" office:value="0.522630364981914">
            <text:p>0.522630365</text:p>
          </table:table-cell>
          <table:table-cell office:value-type="float" office:value="0.000666666666666667">
            <text:p>0.0006666667</text:p>
          </table:table-cell>
          <table:table-cell table:number-columns-repeated="9"/>
        </table:table-row>
        <table:table-row table:style-name="ro1">
          <table:table-cell office:value-type="float" office:value="0.506187378676392">
            <text:p>0.5061873787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522630364981915">
            <text:p>0.522630365</text:p>
          </table:table-cell>
          <table:table-cell office:value-type="float" office:value="0.000716666666666667">
            <text:p>0.0007166667</text:p>
          </table:table-cell>
          <table:table-cell table:number-columns-repeated="9"/>
        </table:table-row>
        <table:table-row table:style-name="ro1">
          <table:table-cell office:value-type="float" office:value="0.506187378676392">
            <text:p>0.5061873787</text:p>
          </table:table-cell>
          <table:table-cell office:value-type="float" office:value="0.000666666666666667">
            <text:p>0.0006666667</text:p>
          </table:table-cell>
          <table:table-cell table:number-columns-repeated="3"/>
          <table:table-cell office:value-type="float" office:value="0.523747722870108">
            <text:p>0.5237477229</text:p>
          </table:table-cell>
          <table:table-cell office:value-type="float" office:value="0.00045">
            <text:p>0.00045</text:p>
          </table:table-cell>
          <table:table-cell table:number-columns-repeated="9"/>
        </table:table-row>
        <table:table-row table:style-name="ro1">
          <table:table-cell office:value-type="float" office:value="0.506371732384606">
            <text:p>0.5063717324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523747722870109">
            <text:p>0.5237477229</text:p>
          </table:table-cell>
          <table:table-cell office:value-type="float" office:value="0.000625">
            <text:p>0.000625</text:p>
          </table:table-cell>
          <table:table-cell table:number-columns-repeated="9"/>
        </table:table-row>
        <table:table-row table:style-name="ro1">
          <table:table-cell office:value-type="float" office:value="0.506371732384606">
            <text:p>0.506371732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23747722870109">
            <text:p>0.523747722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06860175174504">
            <text:p>0.5068601752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23982471690835">
            <text:p>0.523982471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06860175174504">
            <text:p>0.5068601752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523982471690835">
            <text:p>0.523982471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07094923995231">
            <text:p>0.50709492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24127987521126">
            <text:p>0.524127987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07622204663051">
            <text:p>0.507622204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24547090050067">
            <text:p>0.5245470901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507622204663051">
            <text:p>0.5076222047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524547090050067">
            <text:p>0.5245470901</text:p>
          </table:table-cell>
          <table:table-cell office:value-type="float" office:value="0.0006">
            <text:p>0.0006</text:p>
          </table:table-cell>
          <table:table-cell office:value-type="float" office:value="0.52">
            <text:p>0.52</text:p>
          </table:table-cell>
          <table:table-cell table:formula="of:=SUM([.G914:.G959])" office:value-type="float" office:value="0.0263083333333333">
            <text:p>0.0263083333</text:p>
          </table:table-cell>
          <table:table-cell table:number-columns-repeated="7"/>
        </table:table-row>
        <table:table-row table:style-name="ro1">
          <table:table-cell office:value-type="float" office:value="0.508002469314069">
            <text:p>0.5080024693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25035532839965">
            <text:p>0.5250355328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08002469314069">
            <text:p>0.5080024693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25035532839965">
            <text:p>0.5250355328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50830462692512">
            <text:p>0.508304626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25270281660691">
            <text:p>0.525270281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0830462692512">
            <text:p>0.5083046269</text:p>
          </table:table-cell>
          <table:table-cell office:value-type="float" office:value="0.001625">
            <text:p>0.001625</text:p>
          </table:table-cell>
          <table:table-cell table:number-columns-repeated="3"/>
          <table:table-cell office:value-type="float" office:value="0.525270281660692">
            <text:p>0.525270281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0830462692512">
            <text:p>0.5083046269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525797562328512">
            <text:p>0.5257975623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508739562551245">
            <text:p>0.5087395626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25797562328512">
            <text:p>0.5257975623</text:p>
          </table:table-cell>
          <table:table-cell office:value-type="float" office:value="0.00204166666666667">
            <text:p>0.0020416667</text:p>
          </table:table-cell>
          <table:table-cell table:number-columns-repeated="9"/>
        </table:table-row>
        <table:table-row table:style-name="ro1">
          <table:table-cell office:value-type="float" office:value="0.508739562551245">
            <text:p>0.5087395626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25797562328512">
            <text:p>0.5257975623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508776900242656">
            <text:p>0.5087769002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2617782697953">
            <text:p>0.526177827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08776900242656">
            <text:p>0.5087769002</text:p>
          </table:table-cell>
          <table:table-cell office:value-type="float" office:value="0.00100833333333333">
            <text:p>0.0010083333</text:p>
          </table:table-cell>
          <table:table-cell table:number-columns-repeated="3"/>
          <table:table-cell office:value-type="float" office:value="0.52617782697953">
            <text:p>0.526177827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508776900242657">
            <text:p>0.5087769002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26479984590581">
            <text:p>0.526479984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08910014632907">
            <text:p>0.5089100146</text:p>
          </table:table-cell>
          <table:table-cell office:value-type="float" office:value="0.000308333333333333">
            <text:p>0.0003083333</text:p>
          </table:table-cell>
          <table:table-cell table:number-columns-repeated="3"/>
          <table:table-cell office:value-type="float" office:value="0.526479984590581">
            <text:p>0.5264799846</text:p>
          </table:table-cell>
          <table:table-cell office:value-type="float" office:value="0.00149166666666667">
            <text:p>0.0014916667</text:p>
          </table:table-cell>
          <table:table-cell table:number-columns-repeated="9"/>
        </table:table-row>
        <table:table-row table:style-name="ro1">
          <table:table-cell office:value-type="float" office:value="0.508910014632907">
            <text:p>0.5089100146</text:p>
          </table:table-cell>
          <table:table-cell office:value-type="float" office:value="0.001325">
            <text:p>0.001325</text:p>
          </table:table-cell>
          <table:table-cell table:number-columns-repeated="3"/>
          <table:table-cell office:value-type="float" office:value="0.526479984590581">
            <text:p>0.5264799846</text:p>
          </table:table-cell>
          <table:table-cell office:value-type="float" office:value="0.000541666666666667">
            <text:p>0.0005416667</text:p>
          </table:table-cell>
          <table:table-cell table:number-columns-repeated="9"/>
        </table:table-row>
        <table:table-row table:style-name="ro1">
          <table:table-cell office:value-type="float" office:value="0.509265343032554">
            <text:p>0.50926534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26914920216706">
            <text:p>0.526914920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09265343032554">
            <text:p>0.509265343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26914920216706">
            <text:p>0.5269149202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509500091853281">
            <text:p>0.5095000919</text:p>
          </table:table-cell>
          <table:table-cell office:value-type="float" office:value="0.00106666666666667">
            <text:p>0.0010666667</text:p>
          </table:table-cell>
          <table:table-cell table:number-columns-repeated="3"/>
          <table:table-cell office:value-type="float" office:value="0.526952257908117">
            <text:p>0.526952257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09500091853281">
            <text:p>0.5095000919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26952257908117">
            <text:p>0.5269522579</text:p>
          </table:table-cell>
          <table:table-cell office:value-type="float" office:value="0.000966666666666667">
            <text:p>0.0009666667</text:p>
          </table:table-cell>
          <table:table-cell table:number-columns-repeated="9"/>
        </table:table-row>
        <table:table-row table:style-name="ro1">
          <table:table-cell office:value-type="float" office:value="0.511315182490957">
            <text:p>0.5113151825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527085372298368">
            <text:p>0.5270853723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11315182490957">
            <text:p>0.5113151825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527085372298368">
            <text:p>0.5270853723</text:p>
          </table:table-cell>
          <table:table-cell office:value-type="float" office:value="0.00175833333333333">
            <text:p>0.0017583333</text:p>
          </table:table-cell>
          <table:table-cell table:number-columns-repeated="9"/>
        </table:table-row>
        <table:table-row table:style-name="ro1">
          <table:table-cell office:value-type="float" office:value="0.511315182490957">
            <text:p>0.5113151825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527085372298368">
            <text:p>0.5270853723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11549931311684">
            <text:p>0.5115499313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527440700698015">
            <text:p>0.5274407007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11549931311684">
            <text:p>0.5115499313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27440700698015">
            <text:p>0.527440700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12324362240272">
            <text:p>0.5123243622</text:p>
          </table:table-cell>
          <table:table-cell office:value-type="float" office:value="0.0013">
            <text:p>0.0013</text:p>
          </table:table-cell>
          <table:table-cell table:number-columns-repeated="3"/>
          <table:table-cell office:value-type="float" office:value="0.527440700698015">
            <text:p>0.5274407007</text:p>
          </table:table-cell>
          <table:table-cell office:value-type="float" office:value="0.00123333333333333">
            <text:p>0.0012333333</text:p>
          </table:table-cell>
          <table:table-cell table:number-columns-repeated="9"/>
        </table:table-row>
        <table:table-row table:style-name="ro1">
          <table:table-cell office:value-type="float" office:value="0.512324362240272">
            <text:p>0.5123243622</text:p>
          </table:table-cell>
          <table:table-cell office:value-type="float" office:value="0.00166666666666667">
            <text:p>0.0016666667</text:p>
          </table:table-cell>
          <table:table-cell table:number-columns-repeated="3"/>
          <table:table-cell office:value-type="float" office:value="0.527675449518742">
            <text:p>0.5276754495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512432540379151">
            <text:p>0.5124325404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529490540156418">
            <text:p>0.529490540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12432540379151">
            <text:p>0.5124325404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529490540156418">
            <text:p>0.5294905402</text:p>
          </table:table-cell>
          <table:table-cell office:value-type="float" office:value="0.001725">
            <text:p>0.001725</text:p>
          </table:table-cell>
          <table:table-cell table:number-columns-repeated="9"/>
        </table:table-row>
        <table:table-row table:style-name="ro1">
          <table:table-cell office:value-type="float" office:value="0.512457476630522">
            <text:p>0.512457476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29490540156418">
            <text:p>0.5294905402</text:p>
          </table:table-cell>
          <table:table-cell office:value-type="float" office:value="0.000666666666666667">
            <text:p>0.0006666667</text:p>
          </table:table-cell>
          <table:table-cell table:number-columns-repeated="9"/>
        </table:table-row>
        <table:table-row table:style-name="ro1">
          <table:table-cell office:value-type="float" office:value="0.512457476630522">
            <text:p>0.5124574766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29725288977145">
            <text:p>0.529725289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512812805030169">
            <text:p>0.512812805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529725288977145">
            <text:p>0.529725289</text:p>
          </table:table-cell>
          <table:table-cell office:value-type="float" office:value="0.0007">
            <text:p>0.0007</text:p>
          </table:table-cell>
          <table:table-cell table:number-columns-repeated="9"/>
        </table:table-row>
        <table:table-row table:style-name="ro1">
          <table:table-cell office:value-type="float" office:value="0.513047553850896">
            <text:p>0.5130475539</text:p>
          </table:table-cell>
          <table:table-cell office:value-type="float" office:value="0.000941666666666667">
            <text:p>0.0009416667</text:p>
          </table:table-cell>
          <table:table-cell table:number-columns-repeated="3"/>
          <table:table-cell office:value-type="float" office:value="0.530499719905733">
            <text:p>0.5304997199</text:p>
          </table:table-cell>
          <table:table-cell office:value-type="float" office:value="0.000966666666666667">
            <text:p>0.0009666667</text:p>
          </table:table-cell>
          <table:table-cell table:number-columns-repeated="9"/>
        </table:table-row>
        <table:table-row table:style-name="ro1">
          <table:table-cell office:value-type="float" office:value="0.513047553850896">
            <text:p>0.5130475539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530499719905733">
            <text:p>0.5304997199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513194569867698">
            <text:p>0.513194569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30607898044612">
            <text:p>0.530607898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1323190755911">
            <text:p>0.5132319076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30607898044612">
            <text:p>0.530607898</text:p>
          </table:table-cell>
          <table:table-cell office:value-type="float" office:value="0.00205">
            <text:p>0.00205</text:p>
          </table:table-cell>
          <table:table-cell table:number-columns-repeated="9"/>
        </table:table-row>
        <table:table-row table:style-name="ro1">
          <table:table-cell office:value-type="float" office:value="0.51323190755911">
            <text:p>0.5132319076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530632834295983">
            <text:p>0.5306328343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51323190755911">
            <text:p>0.5132319076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530632834295983">
            <text:p>0.530632834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1336502194936">
            <text:p>0.5133650219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3098816269563">
            <text:p>0.530988162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1336502194936">
            <text:p>0.5133650219</text:p>
          </table:table-cell>
          <table:table-cell office:value-type="float" office:value="0.000675">
            <text:p>0.000675</text:p>
          </table:table-cell>
          <table:table-cell table:number-columns-repeated="3"/>
          <table:table-cell office:value-type="float" office:value="0.53098816269563">
            <text:p>0.530988162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13365021949361">
            <text:p>0.513365021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31222911516357">
            <text:p>0.5312229115</text:p>
          </table:table-cell>
          <table:table-cell office:value-type="float" office:value="0.00075">
            <text:p>0.00075</text:p>
          </table:table-cell>
          <table:table-cell table:number-columns-repeated="9"/>
        </table:table-row>
        <table:table-row table:style-name="ro1">
          <table:table-cell office:value-type="float" office:value="0.513574834518716">
            <text:p>0.5135748345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531222911516357">
            <text:p>0.5312229115</text:p>
          </table:table-cell>
          <table:table-cell office:value-type="float" office:value="0.00234166666666667">
            <text:p>0.0023416667</text:p>
          </table:table-cell>
          <table:table-cell table:number-columns-repeated="9"/>
        </table:table-row>
        <table:table-row table:style-name="ro1">
          <table:table-cell office:value-type="float" office:value="0.513720350349007">
            <text:p>0.5137203503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31407265224571">
            <text:p>0.5314072652</text:p>
          </table:table-cell>
          <table:table-cell office:value-type="float" office:value="0.00075">
            <text:p>0.00075</text:p>
          </table:table-cell>
          <table:table-cell table:number-columns-repeated="9"/>
        </table:table-row>
        <table:table-row table:style-name="ro1">
          <table:table-cell office:value-type="float" office:value="0.513955099169734">
            <text:p>0.5139550992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531407265224571">
            <text:p>0.5314072652</text:p>
          </table:table-cell>
          <table:table-cell office:value-type="float" office:value="0.000433333333333333">
            <text:p>0.0004333333</text:p>
          </table:table-cell>
          <table:table-cell table:number-columns-repeated="9"/>
        </table:table-row>
        <table:table-row table:style-name="ro1">
          <table:table-cell office:value-type="float" office:value="0.513955099169734">
            <text:p>0.5139550992</text:p>
          </table:table-cell>
          <table:table-cell office:value-type="float" office:value="0.0013">
            <text:p>0.0013</text:p>
          </table:table-cell>
          <table:table-cell office:value-type="float" office:value="0.51">
            <text:p>0.51</text:p>
          </table:table-cell>
          <table:table-cell table:formula="of:=SUM([.B949:.B1000])" office:value-type="float" office:value="0.0202666666666667">
            <text:p>0.0202666667</text:p>
          </table:table-cell>
          <table:table-cell/>
          <table:table-cell office:value-type="float" office:value="0.531750192184177">
            <text:p>0.5317501922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515599737725749">
            <text:p>0.5155997377</text:p>
          </table:table-cell>
          <table:table-cell office:value-type="float" office:value="0.000466666666666667">
            <text:p>0.0004666667</text:p>
          </table:table-cell>
          <table:table-cell table:number-columns-repeated="3"/>
          <table:table-cell office:value-type="float" office:value="0.531750192184177">
            <text:p>0.5317501922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515599737725749">
            <text:p>0.5155997377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531750192184177">
            <text:p>0.531750192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15770189807411">
            <text:p>0.515770189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31895708014468">
            <text:p>0.531895708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515770189807411">
            <text:p>0.515770189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31895708014469">
            <text:p>0.53189570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16360267027785">
            <text:p>0.51636026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532130456835195">
            <text:p>0.5321304568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16360267027785">
            <text:p>0.516360267</text:p>
          </table:table-cell>
          <table:table-cell office:value-type="float" office:value="0.000591666666666667">
            <text:p>0.0005916667</text:p>
          </table:table-cell>
          <table:table-cell table:number-columns-repeated="3"/>
          <table:table-cell office:value-type="float" office:value="0.53377509539121">
            <text:p>0.5337750954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516887547695605">
            <text:p>0.5168875477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53377509539121">
            <text:p>0.533775095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17267812346623">
            <text:p>0.5172678123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33945547472872">
            <text:p>0.533945547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17267812346623">
            <text:p>0.5172678123</text:p>
          </table:table-cell>
          <table:table-cell office:value-type="float" office:value="0.000866666666666667">
            <text:p>0.0008666667</text:p>
          </table:table-cell>
          <table:table-cell table:number-columns-repeated="3"/>
          <table:table-cell office:value-type="float" office:value="0.533945547472872">
            <text:p>0.5339455475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518175357665461">
            <text:p>0.5181753577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534535624693245">
            <text:p>0.534535624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18175357665461">
            <text:p>0.518175357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534535624693246">
            <text:p>0.5345356247</text:p>
          </table:table-cell>
          <table:table-cell office:value-type="float" office:value="0.00148333333333333">
            <text:p>0.0014833333</text:p>
          </table:table-cell>
          <table:table-cell table:number-columns-repeated="9"/>
        </table:table-row>
        <table:table-row table:style-name="ro1">
          <table:table-cell office:value-type="float" office:value="0.518175357665461">
            <text:p>0.5181753577</text:p>
          </table:table-cell>
          <table:table-cell office:value-type="float" office:value="0.00455833333333333">
            <text:p>0.0045583333</text:p>
          </table:table-cell>
          <table:table-cell table:number-columns-repeated="3"/>
          <table:table-cell office:value-type="float" office:value="0.534535624693246">
            <text:p>0.5345356247</text:p>
          </table:table-cell>
          <table:table-cell office:value-type="float" office:value="0.0000333333333333333">
            <text:p>3.33333333333333E-005</text:p>
          </table:table-cell>
          <table:table-cell office:value-type="float" office:value="0.53">
            <text:p>0.53</text:p>
          </table:table-cell>
          <table:table-cell table:formula="of:=SUM([.G960:.G1012])" office:value-type="float" office:value="0.0250416666666667">
            <text:p>0.0250416667</text:p>
          </table:table-cell>
          <table:table-cell table:number-columns-repeated="7"/>
        </table:table-row>
        <table:table-row table:style-name="ro1">
          <table:table-cell office:value-type="float" office:value="0.518937387154008">
            <text:p>0.5189373872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535062905361066">
            <text:p>0.5350629054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518937387154008">
            <text:p>0.5189373872</text:p>
          </table:table-cell>
          <table:table-cell office:value-type="float" office:value="0.000666666666666667">
            <text:p>0.0006666667</text:p>
          </table:table-cell>
          <table:table-cell table:number-columns-repeated="3"/>
          <table:table-cell office:value-type="float" office:value="0.535062905361066">
            <text:p>0.5350629054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19147199723364">
            <text:p>0.5191471997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535443170012084">
            <text:p>0.53544317</text:p>
          </table:table-cell>
          <table:table-cell office:value-type="float" office:value="0.001725">
            <text:p>0.001725</text:p>
          </table:table-cell>
          <table:table-cell table:number-columns-repeated="9"/>
        </table:table-row>
        <table:table-row table:style-name="ro1">
          <table:table-cell office:value-type="float" office:value="0.519317651805026">
            <text:p>0.519317651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35443170012084">
            <text:p>0.53544317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519317651805026">
            <text:p>0.5193176518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536350715330922">
            <text:p>0.5363507153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519317651805026">
            <text:p>0.5193176518</text:p>
          </table:table-cell>
          <table:table-cell office:value-type="float" office:value="0.00130833333333333">
            <text:p>0.0013083333</text:p>
          </table:table-cell>
          <table:table-cell table:number-columns-repeated="3"/>
          <table:table-cell office:value-type="float" office:value="0.536350715330922">
            <text:p>0.5363507153</text:p>
          </table:table-cell>
          <table:table-cell office:value-type="float" office:value="0.00101666666666667">
            <text:p>0.0010166667</text:p>
          </table:table-cell>
          <table:table-cell table:number-columns-repeated="9"/>
        </table:table-row>
        <table:table-row table:style-name="ro1">
          <table:table-cell office:value-type="float" office:value="0.519527464374382">
            <text:p>0.519527464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36350715330922">
            <text:p>0.536350715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19527464374382">
            <text:p>0.5195274644</text:p>
          </table:table-cell>
          <table:table-cell office:value-type="float" office:value="0.000975">
            <text:p>0.000975</text:p>
          </table:table-cell>
          <table:table-cell table:number-columns-repeated="3"/>
          <table:table-cell office:value-type="float" office:value="0.537322557388825">
            <text:p>0.5373225574</text:p>
          </table:table-cell>
          <table:table-cell office:value-type="float" office:value="0.000833333333333333">
            <text:p>0.0008333333</text:p>
          </table:table-cell>
          <table:table-cell table:number-columns-repeated="9"/>
        </table:table-row>
        <table:table-row table:style-name="ro1">
          <table:table-cell office:value-type="float" office:value="0.519619809416077">
            <text:p>0.5196198094</text:p>
          </table:table-cell>
          <table:table-cell office:value-type="float" office:value="0.000533333333333333">
            <text:p>0.0005333333</text:p>
          </table:table-cell>
          <table:table-cell table:number-columns-repeated="3"/>
          <table:table-cell office:value-type="float" office:value="0.537322557388825">
            <text:p>0.5373225574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519619809416077">
            <text:p>0.5196198094</text:p>
          </table:table-cell>
          <table:table-cell office:value-type="float" office:value="0.00174166666666667">
            <text:p>0.0017416667</text:p>
          </table:table-cell>
          <table:table-cell table:number-columns-repeated="3"/>
          <table:table-cell office:value-type="float" office:value="0.537493009470487">
            <text:p>0.537493009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199077290254">
            <text:p>0.519907729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537493009470487">
            <text:p>0.537493009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199077290254">
            <text:p>0.519907729</text:p>
          </table:table-cell>
          <table:table-cell office:value-type="float" office:value="0.0009">
            <text:p>0.0009</text:p>
          </table:table-cell>
          <table:table-cell table:number-columns-repeated="3"/>
          <table:table-cell office:value-type="float" office:value="0.537702822039843">
            <text:p>0.53770282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20054745042202">
            <text:p>0.52005474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37702822039843">
            <text:p>0.53770282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20092082733614">
            <text:p>0.520092082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38083086690861">
            <text:p>0.5380830867</text:p>
          </table:table-cell>
          <table:table-cell office:value-type="float" office:value="0.00075">
            <text:p>0.00075</text:p>
          </table:table-cell>
          <table:table-cell table:number-columns-repeated="9"/>
        </table:table-row>
        <table:table-row table:style-name="ro1">
          <table:table-cell office:value-type="float" office:value="0.520092082733614">
            <text:p>0.5200920827</text:p>
          </table:table-cell>
          <table:table-cell office:value-type="float" office:value="0.0033">
            <text:p>0.0033</text:p>
          </table:table-cell>
          <table:table-cell table:number-columns-repeated="3"/>
          <table:table-cell office:value-type="float" office:value="0.538083086690861">
            <text:p>0.538083086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20092082733614">
            <text:p>0.5200920827</text:p>
          </table:table-cell>
          <table:table-cell office:value-type="float" office:value="0.000741666666666667">
            <text:p>0.0007416667</text:p>
          </table:table-cell>
          <table:table-cell table:number-columns-repeated="3"/>
          <table:table-cell office:value-type="float" office:value="0.538230102707663">
            <text:p>0.538230102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20225197123864">
            <text:p>0.5202251971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538230102707663">
            <text:p>0.5382301027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520225197123864">
            <text:p>0.5202251971</text:p>
          </table:table-cell>
          <table:table-cell office:value-type="float" office:value="0.000658333333333333">
            <text:p>0.0006583333</text:p>
          </table:table-cell>
          <table:table-cell table:number-columns-repeated="3"/>
          <table:table-cell office:value-type="float" office:value="0.538267440399075">
            <text:p>0.5382674404</text:p>
          </table:table-cell>
          <table:table-cell office:value-type="float" office:value="0.00105">
            <text:p>0.00105</text:p>
          </table:table-cell>
          <table:table-cell table:number-columns-repeated="9"/>
        </table:table-row>
        <table:table-row table:style-name="ro1">
          <table:table-cell office:value-type="float" office:value="0.52043500969322">
            <text:p>0.52043500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38267440399075">
            <text:p>0.5382674404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52043500969322">
            <text:p>0.52043500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38400554789325">
            <text:p>0.5384005548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520580525523511">
            <text:p>0.5205805255</text:p>
          </table:table-cell>
          <table:table-cell office:value-type="float" office:value="0.000533333333333333">
            <text:p>0.0005333333</text:p>
          </table:table-cell>
          <table:table-cell table:number-columns-repeated="3"/>
          <table:table-cell office:value-type="float" office:value="0.538400554789325">
            <text:p>0.5384005548</text:p>
          </table:table-cell>
          <table:table-cell office:value-type="float" office:value="0.002625">
            <text:p>0.002625</text:p>
          </table:table-cell>
          <table:table-cell table:number-columns-repeated="9"/>
        </table:table-row>
        <table:table-row table:style-name="ro1">
          <table:table-cell office:value-type="float" office:value="0.520580525523511">
            <text:p>0.520580525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38400554789325">
            <text:p>0.5384005548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520815274344238">
            <text:p>0.5208152743</text:p>
          </table:table-cell>
          <table:table-cell office:value-type="float" office:value="0.00161666666666667">
            <text:p>0.0016166667</text:p>
          </table:table-cell>
          <table:table-cell table:number-columns-repeated="3"/>
          <table:table-cell office:value-type="float" office:value="0.538610367358681">
            <text:p>0.5386103674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520815274344238">
            <text:p>0.5208152743</text:p>
          </table:table-cell>
          <table:table-cell office:value-type="float" office:value="0.000841666666666667">
            <text:p>0.0008416667</text:p>
          </table:table-cell>
          <table:table-cell table:number-columns-repeated="3"/>
          <table:table-cell office:value-type="float" office:value="0.538610367358681">
            <text:p>0.5386103674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21342555012058">
            <text:p>0.521342555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538990632009699">
            <text:p>0.538990632</text:p>
          </table:table-cell>
          <table:table-cell office:value-type="float" office:value="0.00123333333333333">
            <text:p>0.0012333333</text:p>
          </table:table-cell>
          <table:table-cell table:number-columns-repeated="9"/>
        </table:table-row>
        <table:table-row table:style-name="ro1">
          <table:table-cell office:value-type="float" office:value="0.521342555012058">
            <text:p>0.521342555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38990632009699">
            <text:p>0.538990632</text:p>
          </table:table-cell>
          <table:table-cell office:value-type="float" office:value="0.00120833333333333">
            <text:p>0.0012083333</text:p>
          </table:table-cell>
          <table:table-cell table:number-columns-repeated="9"/>
        </table:table-row>
        <table:table-row table:style-name="ro1">
          <table:table-cell office:value-type="float" office:value="0.521722819663076">
            <text:p>0.521722819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39517912677519">
            <text:p>0.539517912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21722819663076">
            <text:p>0.521722819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39517912677519">
            <text:p>0.5395179127</text:p>
          </table:table-cell>
          <table:table-cell office:value-type="float" office:value="0.00123333333333333">
            <text:p>0.0012333333</text:p>
          </table:table-cell>
          <table:table-cell table:number-columns-repeated="9"/>
        </table:table-row>
        <table:table-row table:style-name="ro1">
          <table:table-cell office:value-type="float" office:value="0.522630364981914">
            <text:p>0.522630365</text:p>
          </table:table-cell>
          <table:table-cell office:value-type="float" office:value="0.000966666666666667">
            <text:p>0.0009666667</text:p>
          </table:table-cell>
          <table:table-cell table:number-columns-repeated="3"/>
          <table:table-cell office:value-type="float" office:value="0.539517912677519">
            <text:p>0.539517912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22630364981915">
            <text:p>0.522630365</text:p>
          </table:table-cell>
          <table:table-cell office:value-type="float" office:value="0.001875">
            <text:p>0.001875</text:p>
          </table:table-cell>
          <table:table-cell table:number-columns-repeated="3"/>
          <table:table-cell office:value-type="float" office:value="0.539898177328537">
            <text:p>0.539898177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23747722870108">
            <text:p>0.5237477229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40805722647375">
            <text:p>0.5408057226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523747722870109">
            <text:p>0.5237477229</text:p>
          </table:table-cell>
          <table:table-cell office:value-type="float" office:value="0.000333333333333333">
            <text:p>0.0003333333</text:p>
          </table:table-cell>
          <table:table-cell table:number-columns-repeated="3"/>
          <table:table-cell office:value-type="float" office:value="0.541923080535569">
            <text:p>0.5419230805</text:p>
          </table:table-cell>
          <table:table-cell office:value-type="float" office:value="0.000841666666666667">
            <text:p>0.0008416667</text:p>
          </table:table-cell>
          <table:table-cell table:number-columns-repeated="9"/>
        </table:table-row>
        <table:table-row table:style-name="ro1">
          <table:table-cell office:value-type="float" office:value="0.523982471690835">
            <text:p>0.523982471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4192308053557">
            <text:p>0.5419230805</text:p>
          </table:table-cell>
          <table:table-cell office:value-type="float" office:value="0.00235">
            <text:p>0.00235</text:p>
          </table:table-cell>
          <table:table-cell table:number-columns-repeated="9"/>
        </table:table-row>
        <table:table-row table:style-name="ro1">
          <table:table-cell office:value-type="float" office:value="0.524127987521126">
            <text:p>0.524127987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4192308053557">
            <text:p>0.541923080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24127987521126">
            <text:p>0.524127987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42303345186587">
            <text:p>0.5423033452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524362736341853">
            <text:p>0.524362736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42303345186588">
            <text:p>0.5423033452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524547090050067">
            <text:p>0.5245470901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43210890505426">
            <text:p>0.5432108905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24547090050067">
            <text:p>0.5245470901</text:p>
          </table:table-cell>
          <table:table-cell office:value-type="float" office:value="0.000225">
            <text:p>0.000225</text:p>
          </table:table-cell>
          <table:table-cell office:value-type="float" office:value="0.52">
            <text:p>0.52</text:p>
          </table:table-cell>
          <table:table-cell table:formula="of:=SUM([.B1001:.B1050])" office:value-type="float" office:value="0.0270416666666667">
            <text:p>0.0270416667</text:p>
          </table:table-cell>
          <table:table-cell/>
          <table:table-cell office:value-type="float" office:value="0.543210890505426">
            <text:p>0.543210890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25035532839965">
            <text:p>0.5250355328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543972919993973">
            <text:p>0.54397292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525035532839965">
            <text:p>0.5250355328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543972919993973">
            <text:p>0.54397292</text:p>
          </table:table-cell>
          <table:table-cell office:value-type="float" office:value="0.001125">
            <text:p>0.001125</text:p>
          </table:table-cell>
          <table:table-cell table:number-columns-repeated="9"/>
        </table:table-row>
        <table:table-row table:style-name="ro1">
          <table:table-cell office:value-type="float" office:value="0.525797562328512">
            <text:p>0.525797562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43972919993973">
            <text:p>0.54397292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525797562328512">
            <text:p>0.5257975623</text:p>
          </table:table-cell>
          <table:table-cell office:value-type="float" office:value="0.000866666666666667">
            <text:p>0.0008666667</text:p>
          </table:table-cell>
          <table:table-cell table:number-columns-repeated="3"/>
          <table:table-cell office:value-type="float" office:value="0.544353184644991">
            <text:p>0.5443531846</text:p>
          </table:table-cell>
          <table:table-cell office:value-type="float" office:value="0.000516666666666667">
            <text:p>0.0005166667</text:p>
          </table:table-cell>
          <table:table-cell table:number-columns-repeated="9"/>
        </table:table-row>
        <table:table-row table:style-name="ro1">
          <table:table-cell office:value-type="float" office:value="0.525797562328512">
            <text:p>0.5257975623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544353184644991">
            <text:p>0.5443531846</text:p>
          </table:table-cell>
          <table:table-cell office:value-type="float" office:value="0.00153333333333333">
            <text:p>0.0015333333</text:p>
          </table:table-cell>
          <table:table-cell table:number-columns-repeated="9"/>
        </table:table-row>
        <table:table-row table:style-name="ro1">
          <table:table-cell office:value-type="float" office:value="0.52617782697953">
            <text:p>0.526177827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544655342256042">
            <text:p>0.5446553423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2617782697953">
            <text:p>0.526177827</text:p>
          </table:table-cell>
          <table:table-cell office:value-type="float" office:value="0.000808333333333333">
            <text:p>0.0008083333</text:p>
          </table:table-cell>
          <table:table-cell table:number-columns-repeated="3"/>
          <table:table-cell office:value-type="float" office:value="0.544655342256042">
            <text:p>0.5446553423</text:p>
          </table:table-cell>
          <table:table-cell office:value-type="float" office:value="0.00121666666666667">
            <text:p>0.0012166667</text:p>
          </table:table-cell>
          <table:table-cell table:number-columns-repeated="9"/>
        </table:table-row>
        <table:table-row table:style-name="ro1">
          <table:table-cell office:value-type="float" office:value="0.526479984590581">
            <text:p>0.526479984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44655342256042">
            <text:p>0.5446553423</text:p>
          </table:table-cell>
          <table:table-cell office:value-type="float" office:value="0.000225">
            <text:p>0.000225</text:p>
          </table:table-cell>
          <table:table-cell office:value-type="float" office:value="0.54">
            <text:p>0.54</text:p>
          </table:table-cell>
          <table:table-cell table:formula="of:=SUM([.G1013:.G1058])" office:value-type="float" office:value="0.02355">
            <text:p>0.02355</text:p>
          </table:table-cell>
          <table:table-cell table:number-columns-repeated="7"/>
        </table:table-row>
        <table:table-row table:style-name="ro1">
          <table:table-cell office:value-type="float" office:value="0.526479984590581">
            <text:p>0.5264799846</text:p>
          </table:table-cell>
          <table:table-cell office:value-type="float" office:value="0.00188333333333333">
            <text:p>0.0018833333</text:p>
          </table:table-cell>
          <table:table-cell table:number-columns-repeated="3"/>
          <table:table-cell office:value-type="float" office:value="0.545090277882167">
            <text:p>0.5450902779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26479984590581">
            <text:p>0.5264799846</text:p>
          </table:table-cell>
          <table:table-cell office:value-type="float" office:value="0.00156666666666667">
            <text:p>0.0015666667</text:p>
          </table:table-cell>
          <table:table-cell table:number-columns-repeated="3"/>
          <table:table-cell office:value-type="float" office:value="0.545090277882167">
            <text:p>0.545090277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26914920216706">
            <text:p>0.5269149202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545127615573578">
            <text:p>0.5451276156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26952257908117">
            <text:p>0.5269522579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545127615573578">
            <text:p>0.5451276156</text:p>
          </table:table-cell>
          <table:table-cell office:value-type="float" office:value="0.00144166666666667">
            <text:p>0.0014416667</text:p>
          </table:table-cell>
          <table:table-cell table:number-columns-repeated="9"/>
        </table:table-row>
        <table:table-row table:style-name="ro1">
          <table:table-cell office:value-type="float" office:value="0.526952257908117">
            <text:p>0.5269522579</text:p>
          </table:table-cell>
          <table:table-cell office:value-type="float" office:value="0.000758333333333333">
            <text:p>0.0007583333</text:p>
          </table:table-cell>
          <table:table-cell table:number-columns-repeated="3"/>
          <table:table-cell office:value-type="float" office:value="0.545127615573578">
            <text:p>0.5451276156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527085372298368">
            <text:p>0.527085372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45260729963829">
            <text:p>0.54526073</text:p>
          </table:table-cell>
          <table:table-cell office:value-type="float" office:value="0.000591666666666667">
            <text:p>0.0005916667</text:p>
          </table:table-cell>
          <table:table-cell table:number-columns-repeated="9"/>
        </table:table-row>
        <table:table-row table:style-name="ro1">
          <table:table-cell office:value-type="float" office:value="0.527085372298368">
            <text:p>0.5270853723</text:p>
          </table:table-cell>
          <table:table-cell office:value-type="float" office:value="0.000958333333333333">
            <text:p>0.0009583333</text:p>
          </table:table-cell>
          <table:table-cell table:number-columns-repeated="3"/>
          <table:table-cell office:value-type="float" office:value="0.545260729963829">
            <text:p>0.54526073</text:p>
          </table:table-cell>
          <table:table-cell office:value-type="float" office:value="0.00045">
            <text:p>0.00045</text:p>
          </table:table-cell>
          <table:table-cell table:number-columns-repeated="9"/>
        </table:table-row>
        <table:table-row table:style-name="ro1">
          <table:table-cell office:value-type="float" office:value="0.527085372298368">
            <text:p>0.527085372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45616058363476">
            <text:p>0.5456160584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27295184867724">
            <text:p>0.527295184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45616058363476">
            <text:p>0.5456160584</text:p>
          </table:table-cell>
          <table:table-cell office:value-type="float" office:value="0.00114166666666667">
            <text:p>0.0011416667</text:p>
          </table:table-cell>
          <table:table-cell table:number-columns-repeated="9"/>
        </table:table-row>
        <table:table-row table:style-name="ro1">
          <table:table-cell office:value-type="float" office:value="0.527440700698015">
            <text:p>0.527440700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45616058363476">
            <text:p>0.5456160584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27440700698015">
            <text:p>0.5274407007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545850807184203">
            <text:p>0.5458508072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527675449518742">
            <text:p>0.5276754495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545850807184203">
            <text:p>0.5458508072</text:p>
          </table:table-cell>
          <table:table-cell office:value-type="float" office:value="0.001525">
            <text:p>0.001525</text:p>
          </table:table-cell>
          <table:table-cell table:number-columns-repeated="9"/>
        </table:table-row>
        <table:table-row table:style-name="ro1">
          <table:table-cell office:value-type="float" office:value="0.527675449518742">
            <text:p>0.5276754495</text:p>
          </table:table-cell>
          <table:table-cell office:value-type="float" office:value="0.000433333333333333">
            <text:p>0.0004333333</text:p>
          </table:table-cell>
          <table:table-cell table:number-columns-repeated="3"/>
          <table:table-cell office:value-type="float" office:value="0.545850807184203">
            <text:p>0.545850807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27675449518742">
            <text:p>0.5276754495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46378087852023">
            <text:p>0.546378087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28202730186562">
            <text:p>0.528202730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46378087852023">
            <text:p>0.5463780879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529490540156418">
            <text:p>0.5294905402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546378087852023">
            <text:p>0.5463780879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529490540156418">
            <text:p>0.5294905402</text:p>
          </table:table-cell>
          <table:table-cell office:value-type="float" office:value="0.00290833333333333">
            <text:p>0.0029083333</text:p>
          </table:table-cell>
          <table:table-cell table:number-columns-repeated="3"/>
          <table:table-cell office:value-type="float" office:value="0.546758352503041">
            <text:p>0.546758352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29490540156418">
            <text:p>0.5294905402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546758352503041">
            <text:p>0.546758352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29725288977145">
            <text:p>0.529725289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547665897821879">
            <text:p>0.5476658978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529725288977145">
            <text:p>0.529725289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547665897821879">
            <text:p>0.5476658978</text:p>
          </table:table-cell>
          <table:table-cell office:value-type="float" office:value="0.00215833333333333">
            <text:p>0.0021583333</text:p>
          </table:table-cell>
          <table:table-cell table:number-columns-repeated="9"/>
        </table:table-row>
        <table:table-row table:style-name="ro1">
          <table:table-cell office:value-type="float" office:value="0.530499719905733">
            <text:p>0.5304997199</text:p>
          </table:table-cell>
          <table:table-cell office:value-type="float" office:value="0.00228333333333333">
            <text:p>0.0022833333</text:p>
          </table:table-cell>
          <table:table-cell table:number-columns-repeated="3"/>
          <table:table-cell office:value-type="float" office:value="0.547665897821879">
            <text:p>0.5476658978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530499719905733">
            <text:p>0.5304997199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548675077571194">
            <text:p>0.5486750776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530607898044612">
            <text:p>0.53060789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48675077571194">
            <text:p>0.5486750776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30607898044612">
            <text:p>0.530607898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548783255710073">
            <text:p>0.5487832557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30632834295983">
            <text:p>0.5306328343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548783255710073">
            <text:p>0.5487832557</text:p>
          </table:table-cell>
          <table:table-cell office:value-type="float" office:value="0.00106666666666667">
            <text:p>0.0010666667</text:p>
          </table:table-cell>
          <table:table-cell table:number-columns-repeated="9"/>
        </table:table-row>
        <table:table-row table:style-name="ro1">
          <table:table-cell office:value-type="float" office:value="0.530632834295983">
            <text:p>0.5306328343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548808191961444">
            <text:p>0.54880819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30842646865339">
            <text:p>0.530842646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48808191961444">
            <text:p>0.548808192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office:value-type="float" office:value="0.530842646865339">
            <text:p>0.5308426469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48808191961444">
            <text:p>0.548808192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3098816269563">
            <text:p>0.530988162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490180045308">
            <text:p>0.549018004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3098816269563">
            <text:p>0.5309881627</text:p>
          </table:table-cell>
          <table:table-cell office:value-type="float" office:value="0.000508333333333333">
            <text:p>0.0005083333</text:p>
          </table:table-cell>
          <table:table-cell table:number-columns-repeated="3"/>
          <table:table-cell office:value-type="float" office:value="0.5490180045308">
            <text:p>0.549018004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31222911516357">
            <text:p>0.5312229115</text:p>
          </table:table-cell>
          <table:table-cell office:value-type="float" office:value="0.000875">
            <text:p>0.000875</text:p>
          </table:table-cell>
          <table:table-cell table:number-columns-repeated="3"/>
          <table:table-cell office:value-type="float" office:value="0.549163520361091">
            <text:p>0.5491635204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31222911516357">
            <text:p>0.5312229115</text:p>
          </table:table-cell>
          <table:table-cell office:value-type="float" office:value="0.00238333333333333">
            <text:p>0.0023833333</text:p>
          </table:table-cell>
          <table:table-cell table:number-columns-repeated="3"/>
          <table:table-cell office:value-type="float" office:value="0.549398269181818">
            <text:p>0.5493982692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531407265224571">
            <text:p>0.531407265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49398269181818">
            <text:p>0.5493982692</text:p>
          </table:table-cell>
          <table:table-cell office:value-type="float" office:value="0.000558333333333333">
            <text:p>0.0005583333</text:p>
          </table:table-cell>
          <table:table-cell table:number-columns-repeated="9"/>
        </table:table-row>
        <table:table-row table:style-name="ro1">
          <table:table-cell office:value-type="float" office:value="0.531407265224571">
            <text:p>0.5314072652</text:p>
          </table:table-cell>
          <table:table-cell office:value-type="float" office:value="0.00085">
            <text:p>0.00085</text:p>
          </table:table-cell>
          <table:table-cell table:number-columns-repeated="3"/>
          <table:table-cell office:value-type="float" office:value="0.549582622890032">
            <text:p>0.5495826229</text:p>
          </table:table-cell>
          <table:table-cell office:value-type="float" office:value="0.000883333333333333">
            <text:p>0.0008833333</text:p>
          </table:table-cell>
          <table:table-cell table:number-columns-repeated="9"/>
        </table:table-row>
        <table:table-row table:style-name="ro1">
          <table:table-cell office:value-type="float" office:value="0.531407265224571">
            <text:p>0.5314072652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549582622890032">
            <text:p>0.5495826229</text:p>
          </table:table-cell>
          <table:table-cell office:value-type="float" office:value="0.00095">
            <text:p>0.00095</text:p>
          </table:table-cell>
          <table:table-cell table:number-columns-repeated="9"/>
        </table:table-row>
        <table:table-row table:style-name="ro1">
          <table:table-cell office:value-type="float" office:value="0.531750192184177">
            <text:p>0.5317501922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49715737280282">
            <text:p>0.549715737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31750192184177">
            <text:p>0.5317501922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550071065679929">
            <text:p>0.5500710657</text:p>
          </table:table-cell>
          <table:table-cell office:value-type="float" office:value="0.0014">
            <text:p>0.0014</text:p>
          </table:table-cell>
          <table:table-cell table:number-columns-repeated="9"/>
        </table:table-row>
        <table:table-row table:style-name="ro1">
          <table:table-cell office:value-type="float" office:value="0.531895708014468">
            <text:p>0.531895708</text:p>
          </table:table-cell>
          <table:table-cell office:value-type="float" office:value="0.000491666666666667">
            <text:p>0.0004916667</text:p>
          </table:table-cell>
          <table:table-cell table:number-columns-repeated="3"/>
          <table:table-cell office:value-type="float" office:value="0.55007106567993">
            <text:p>0.5500710657</text:p>
          </table:table-cell>
          <table:table-cell office:value-type="float" office:value="0.00108333333333333">
            <text:p>0.0010833333</text:p>
          </table:table-cell>
          <table:table-cell table:number-columns-repeated="9"/>
        </table:table-row>
        <table:table-row table:style-name="ro1">
          <table:table-cell office:value-type="float" office:value="0.531895708014469">
            <text:p>0.53189570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50305814500656">
            <text:p>0.5503058145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32130456835195">
            <text:p>0.532130456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50305814500656">
            <text:p>0.550305814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32130456835195">
            <text:p>0.5321304568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50833095168476">
            <text:p>0.5508330952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532130456835195">
            <text:p>0.532130456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50833095168476">
            <text:p>0.550833095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32657737503016">
            <text:p>0.532657737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51213359819494">
            <text:p>0.5512133598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533038002154033">
            <text:p>0.533038002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51213359819494">
            <text:p>0.5512133598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53377509539121">
            <text:p>0.5337750954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55195045305667">
            <text:p>0.5519504531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office:value-type="float" office:value="0.53377509539121">
            <text:p>0.533775095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51950453056671">
            <text:p>0.5519504531</text:p>
          </table:table-cell>
          <table:table-cell office:value-type="float" office:value="0.000908333333333333">
            <text:p>0.0009083333</text:p>
          </table:table-cell>
          <table:table-cell table:number-columns-repeated="9"/>
        </table:table-row>
        <table:table-row table:style-name="ro1">
          <table:table-cell office:value-type="float" office:value="0.533945547472872">
            <text:p>0.5339455475</text:p>
          </table:table-cell>
          <table:table-cell office:value-type="float" office:value="0.000558333333333333">
            <text:p>0.0005583333</text:p>
          </table:table-cell>
          <table:table-cell table:number-columns-repeated="3"/>
          <table:table-cell office:value-type="float" office:value="0.552120905138333">
            <text:p>0.5521209051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533945547472872">
            <text:p>0.5339455475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552120905138333">
            <text:p>0.5521209051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534155360042228">
            <text:p>0.53415536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52330717707689">
            <text:p>0.552330717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34535624693245">
            <text:p>0.534535624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52330717707689">
            <text:p>0.552330717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34535624693246">
            <text:p>0.5345356247</text:p>
          </table:table-cell>
          <table:table-cell office:value-type="float" office:value="0.00171666666666667">
            <text:p>0.0017166667</text:p>
          </table:table-cell>
          <table:table-cell office:value-type="float" office:value="0.53">
            <text:p>0.53</text:p>
          </table:table-cell>
          <table:table-cell table:formula="of:=SUM([.B1051:.B1109])" office:value-type="float" office:value="0.0264166666666667">
            <text:p>0.0264166667</text:p>
          </table:table-cell>
          <table:table-cell/>
          <table:table-cell office:value-type="float" office:value="0.552710982358706">
            <text:p>0.5527109824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35062905361066">
            <text:p>0.5350629054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552710982358706">
            <text:p>0.5527109824</text:p>
          </table:table-cell>
          <table:table-cell office:value-type="float" office:value="0.00115">
            <text:p>0.00115</text:p>
          </table:table-cell>
          <table:table-cell table:number-columns-repeated="9"/>
        </table:table-row>
        <table:table-row table:style-name="ro1">
          <table:table-cell office:value-type="float" office:value="0.535062905361066">
            <text:p>0.535062905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52710982358707">
            <text:p>0.5527109824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535443170012084">
            <text:p>0.53544317</text:p>
          </table:table-cell>
          <table:table-cell office:value-type="float" office:value="0.000533333333333333">
            <text:p>0.0005333333</text:p>
          </table:table-cell>
          <table:table-cell table:number-columns-repeated="3"/>
          <table:table-cell office:value-type="float" office:value="0.553238263026527">
            <text:p>0.55323826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35443170012084">
            <text:p>0.5354431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53238263026527">
            <text:p>0.553238263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36350715330922">
            <text:p>0.5363507153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553618527677545">
            <text:p>0.553618527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36350715330922">
            <text:p>0.5363507153</text:p>
          </table:table-cell>
          <table:table-cell office:value-type="float" office:value="0.00153333333333333">
            <text:p>0.0015333333</text:p>
          </table:table-cell>
          <table:table-cell table:number-columns-repeated="3"/>
          <table:table-cell office:value-type="float" office:value="0.554526072996383">
            <text:p>0.554526073</text:p>
          </table:table-cell>
          <table:table-cell office:value-type="float" office:value="0.0005">
            <text:p>0.0005</text:p>
          </table:table-cell>
          <table:table-cell table:number-columns-repeated="9"/>
        </table:table-row>
        <table:table-row table:style-name="ro1">
          <table:table-cell office:value-type="float" office:value="0.536350715330922">
            <text:p>0.5363507153</text:p>
          </table:table-cell>
          <table:table-cell office:value-type="float" office:value="0.000633333333333333">
            <text:p>0.0006333333</text:p>
          </table:table-cell>
          <table:table-cell table:number-columns-repeated="3"/>
          <table:table-cell office:value-type="float" office:value="0.554526072996383">
            <text:p>0.554526073</text:p>
          </table:table-cell>
          <table:table-cell office:value-type="float" office:value="0.0013">
            <text:p>0.0013</text:p>
          </table:table-cell>
          <table:table-cell table:number-columns-repeated="9"/>
        </table:table-row>
        <table:table-row table:style-name="ro1">
          <table:table-cell office:value-type="float" office:value="0.537322557388825">
            <text:p>0.5373225574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554526072996383">
            <text:p>0.554526073</text:p>
          </table:table-cell>
          <table:table-cell office:value-type="float" office:value="0.0000416666666666667">
            <text:p>4.16666666666667E-005</text:p>
          </table:table-cell>
          <table:table-cell office:value-type="float" office:value="0.55">
            <text:p>0.55</text:p>
          </table:table-cell>
          <table:table-cell table:formula="of:=SUM([.G1059:.G1117])" office:value-type="float" office:value="0.02265">
            <text:p>0.02265</text:p>
          </table:table-cell>
          <table:table-cell table:number-columns-repeated="7"/>
        </table:table-row>
        <table:table-row table:style-name="ro1">
          <table:table-cell office:value-type="float" office:value="0.537322557388825">
            <text:p>0.537322557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55668367135948">
            <text:p>0.5556683671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37493009470487">
            <text:p>0.537493009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55668367135948">
            <text:p>0.5556683671</text:p>
          </table:table-cell>
          <table:table-cell office:value-type="float" office:value="0.001">
            <text:p>0.001</text:p>
          </table:table-cell>
          <table:table-cell table:number-columns-repeated="9"/>
        </table:table-row>
        <table:table-row table:style-name="ro1">
          <table:table-cell office:value-type="float" office:value="0.537493009470487">
            <text:p>0.537493009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55668367135948">
            <text:p>0.555668367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37702822039843">
            <text:p>0.53770282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55878179705304">
            <text:p>0.555878179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37702822039843">
            <text:p>0.537702822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556258444356322">
            <text:p>0.556258444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38083086690861">
            <text:p>0.5380830867</text:p>
          </table:table-cell>
          <table:table-cell office:value-type="float" office:value="0.000691666666666667">
            <text:p>0.0006916667</text:p>
          </table:table-cell>
          <table:table-cell table:number-columns-repeated="3"/>
          <table:table-cell office:value-type="float" office:value="0.556258444356322">
            <text:p>0.5562584444</text:p>
          </table:table-cell>
          <table:table-cell office:value-type="float" office:value="0.00104166666666667">
            <text:p>0.0010416667</text:p>
          </table:table-cell>
          <table:table-cell table:number-columns-repeated="9"/>
        </table:table-row>
        <table:table-row table:style-name="ro1">
          <table:table-cell office:value-type="float" office:value="0.538083086690861">
            <text:p>0.538083086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556258444356322">
            <text:p>0.5562584444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538230102707663">
            <text:p>0.538230102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56405460373124">
            <text:p>0.5564054604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538230102707663">
            <text:p>0.538230102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56405460373124">
            <text:p>0.5564054604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538267440399074">
            <text:p>0.538267440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56405460373124">
            <text:p>0.556405460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38267440399075">
            <text:p>0.5382674404</text:p>
          </table:table-cell>
          <table:table-cell office:value-type="float" office:value="0.00111666666666667">
            <text:p>0.0011166667</text:p>
          </table:table-cell>
          <table:table-cell table:number-columns-repeated="3"/>
          <table:table-cell office:value-type="float" office:value="0.556442798064535">
            <text:p>0.5564427981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38267440399075">
            <text:p>0.5382674404</text:p>
          </table:table-cell>
          <table:table-cell office:value-type="float" office:value="0.00130833333333333">
            <text:p>0.0013083333</text:p>
          </table:table-cell>
          <table:table-cell table:number-columns-repeated="3"/>
          <table:table-cell office:value-type="float" office:value="0.556442798064536">
            <text:p>0.5564427981</text:p>
          </table:table-cell>
          <table:table-cell office:value-type="float" office:value="0.00065">
            <text:p>0.00065</text:p>
          </table:table-cell>
          <table:table-cell table:number-columns-repeated="9"/>
        </table:table-row>
        <table:table-row table:style-name="ro1">
          <table:table-cell office:value-type="float" office:value="0.538400554789325">
            <text:p>0.5384005548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56442798064536">
            <text:p>0.5564427981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38400554789325">
            <text:p>0.5384005548</text:p>
          </table:table-cell>
          <table:table-cell office:value-type="float" office:value="0.00204166666666667">
            <text:p>0.0020416667</text:p>
          </table:table-cell>
          <table:table-cell table:number-columns-repeated="3"/>
          <table:table-cell office:value-type="float" office:value="0.556575912454786">
            <text:p>0.556575912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38400554789325">
            <text:p>0.5384005548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556575912454786">
            <text:p>0.5565759125</text:p>
          </table:table-cell>
          <table:table-cell office:value-type="float" office:value="0.000666666666666667">
            <text:p>0.0006666667</text:p>
          </table:table-cell>
          <table:table-cell table:number-columns-repeated="9"/>
        </table:table-row>
        <table:table-row table:style-name="ro1">
          <table:table-cell office:value-type="float" office:value="0.538610367358681">
            <text:p>0.5386103674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556575912454786">
            <text:p>0.5565759125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38610367358681">
            <text:p>0.5386103674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556785725024142">
            <text:p>0.55678572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38990632009699">
            <text:p>0.53899063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56785725024142">
            <text:p>0.556785725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538990632009699">
            <text:p>0.538990632</text:p>
          </table:table-cell>
          <table:table-cell office:value-type="float" office:value="0.0014">
            <text:p>0.0014</text:p>
          </table:table-cell>
          <table:table-cell table:number-columns-repeated="3"/>
          <table:table-cell office:value-type="float" office:value="0.556785725024142">
            <text:p>0.556785725</text:p>
          </table:table-cell>
          <table:table-cell office:value-type="float" office:value="0.00165833333333333">
            <text:p>0.0016583333</text:p>
          </table:table-cell>
          <table:table-cell table:number-columns-repeated="9"/>
        </table:table-row>
        <table:table-row table:style-name="ro1">
          <table:table-cell office:value-type="float" office:value="0.538990632009699">
            <text:p>0.538990632</text:p>
          </table:table-cell>
          <table:table-cell office:value-type="float" office:value="0.001775">
            <text:p>0.001775</text:p>
          </table:table-cell>
          <table:table-cell table:number-columns-repeated="3"/>
          <table:table-cell office:value-type="float" office:value="0.556785725024142">
            <text:p>0.55678572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39517912677519">
            <text:p>0.539517912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56931240854433">
            <text:p>0.556931240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39517912677519">
            <text:p>0.539517912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55716598967516">
            <text:p>0.5571659897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39898177328537">
            <text:p>0.5398981773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5716598967516">
            <text:p>0.557165989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39898177328537">
            <text:p>0.5398981773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5769327034298">
            <text:p>0.557693270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40805722647375">
            <text:p>0.5408057226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55769327034298">
            <text:p>0.557693270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40805722647376">
            <text:p>0.5408057226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5769327034298">
            <text:p>0.557693270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41923080535569">
            <text:p>0.5419230805</text:p>
          </table:table-cell>
          <table:table-cell office:value-type="float" office:value="0.000466666666666667">
            <text:p>0.0004666667</text:p>
          </table:table-cell>
          <table:table-cell table:number-columns-repeated="3"/>
          <table:table-cell office:value-type="float" office:value="0.558073534993998">
            <text:p>0.55807353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4192308053557">
            <text:p>0.5419230805</text:p>
          </table:table-cell>
          <table:table-cell office:value-type="float" office:value="0.0009">
            <text:p>0.0009</text:p>
          </table:table-cell>
          <table:table-cell table:number-columns-repeated="3"/>
          <table:table-cell office:value-type="float" office:value="0.558981080312836">
            <text:p>0.5589810803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42303345186587">
            <text:p>0.5423033452</text:p>
          </table:table-cell>
          <table:table-cell office:value-type="float" office:value="0.00104166666666667">
            <text:p>0.0010416667</text:p>
          </table:table-cell>
          <table:table-cell table:number-columns-repeated="3"/>
          <table:table-cell office:value-type="float" office:value="0.558981080312836">
            <text:p>0.5589810803</text:p>
          </table:table-cell>
          <table:table-cell office:value-type="float" office:value="0.000591666666666667">
            <text:p>0.0005916667</text:p>
          </table:table-cell>
          <table:table-cell table:number-columns-repeated="9"/>
        </table:table-row>
        <table:table-row table:style-name="ro1">
          <table:table-cell office:value-type="float" office:value="0.542303345186588">
            <text:p>0.5423033452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58981080312836">
            <text:p>0.5589810803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42538094007314">
            <text:p>0.54253809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6009843820103">
            <text:p>0.5600984382</text:p>
          </table:table-cell>
          <table:table-cell office:value-type="float" office:value="0.00108333333333333">
            <text:p>0.0010833333</text:p>
          </table:table-cell>
          <table:table-cell table:number-columns-repeated="9"/>
        </table:table-row>
        <table:table-row table:style-name="ro1">
          <table:table-cell office:value-type="float" office:value="0.543210890505426">
            <text:p>0.5432108905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56009843820103">
            <text:p>0.5600984382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543210890505426">
            <text:p>0.543210890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60098438201031">
            <text:p>0.5600984382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543445639326152">
            <text:p>0.543445639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60478702852048">
            <text:p>0.5604787029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543972919993973">
            <text:p>0.54397292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560478702852048">
            <text:p>0.5604787029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543972919993973">
            <text:p>0.54397292</text:p>
          </table:table-cell>
          <table:table-cell office:value-type="float" office:value="0.001525">
            <text:p>0.001525</text:p>
          </table:table-cell>
          <table:table-cell table:number-columns-repeated="3"/>
          <table:table-cell office:value-type="float" office:value="0.560478702852049">
            <text:p>0.560478702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43972919993973">
            <text:p>0.5439729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61386248170886">
            <text:p>0.561386248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44353184644991">
            <text:p>0.5443531846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561386248170887">
            <text:p>0.5613862482</text:p>
          </table:table-cell>
          <table:table-cell office:value-type="float" office:value="0.00126666666666667">
            <text:p>0.0012666667</text:p>
          </table:table-cell>
          <table:table-cell table:number-columns-repeated="9"/>
        </table:table-row>
        <table:table-row table:style-name="ro1">
          <table:table-cell office:value-type="float" office:value="0.544353184644991">
            <text:p>0.5443531846</text:p>
          </table:table-cell>
          <table:table-cell office:value-type="float" office:value="0.0015">
            <text:p>0.0015</text:p>
          </table:table-cell>
          <table:table-cell table:number-columns-repeated="3"/>
          <table:table-cell office:value-type="float" office:value="0.561386248170887">
            <text:p>0.5613862482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544353184644991">
            <text:p>0.5443531846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61620996991613">
            <text:p>0.56162099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44655342256042">
            <text:p>0.5446553423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61620996991613">
            <text:p>0.56162099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44655342256042">
            <text:p>0.5446553423</text:p>
          </table:table-cell>
          <table:table-cell office:value-type="float" office:value="0.00185">
            <text:p>0.00185</text:p>
          </table:table-cell>
          <table:table-cell table:number-columns-repeated="3"/>
          <table:table-cell office:value-type="float" office:value="0.562148277659434">
            <text:p>0.562148277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44655342256042">
            <text:p>0.5446553423</text:p>
          </table:table-cell>
          <table:table-cell office:value-type="float" office:value="0.000175">
            <text:p>0.000175</text:p>
          </table:table-cell>
          <table:table-cell office:value-type="float" office:value="0.54">
            <text:p>0.54</text:p>
          </table:table-cell>
          <table:table-cell table:formula="of:=SUM([.B1110:.B1160])" office:value-type="float" office:value="0.022325">
            <text:p>0.022325</text:p>
          </table:table-cell>
          <table:table-cell/>
          <table:table-cell office:value-type="float" office:value="0.562148277659434">
            <text:p>0.5621482777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545090277882167">
            <text:p>0.545090277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62148277659434">
            <text:p>0.562148277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45090277882167">
            <text:p>0.545090277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62528542310452">
            <text:p>0.5625285423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545127615573578">
            <text:p>0.5451276156</text:p>
          </table:table-cell>
          <table:table-cell office:value-type="float" office:value="0.000766666666666667">
            <text:p>0.0007666667</text:p>
          </table:table-cell>
          <table:table-cell table:number-columns-repeated="3"/>
          <table:table-cell office:value-type="float" office:value="0.562528542310452">
            <text:p>0.5625285423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545127615573578">
            <text:p>0.5451276156</text:p>
          </table:table-cell>
          <table:table-cell office:value-type="float" office:value="0.00231666666666667">
            <text:p>0.0023166667</text:p>
          </table:table-cell>
          <table:table-cell table:number-columns-repeated="3"/>
          <table:table-cell office:value-type="float" office:value="0.562528542310452">
            <text:p>0.5625285423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545127615573578">
            <text:p>0.5451276156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62830699921503">
            <text:p>0.5628306999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545260729963829">
            <text:p>0.54526073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62830699921503">
            <text:p>0.5628306999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45260729963829">
            <text:p>0.54526073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563265635547628">
            <text:p>0.5632656355</text:p>
          </table:table-cell>
          <table:table-cell office:value-type="float" office:value="0.000516666666666667">
            <text:p>0.0005166667</text:p>
          </table:table-cell>
          <table:table-cell table:number-columns-repeated="9"/>
        </table:table-row>
        <table:table-row table:style-name="ro1">
          <table:table-cell office:value-type="float" office:value="0.545260729963829">
            <text:p>0.54526073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563265635547628">
            <text:p>0.5632656355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545616058363476">
            <text:p>0.5456160584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563302973239039">
            <text:p>0.5633029732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545616058363476">
            <text:p>0.5456160584</text:p>
          </table:table-cell>
          <table:table-cell office:value-type="float" office:value="0.000625">
            <text:p>0.000625</text:p>
          </table:table-cell>
          <table:table-cell table:number-columns-repeated="3"/>
          <table:table-cell office:value-type="float" office:value="0.563302973239039">
            <text:p>0.5633029732</text:p>
          </table:table-cell>
          <table:table-cell office:value-type="float" office:value="0.000991666666666667">
            <text:p>0.0009916667</text:p>
          </table:table-cell>
          <table:table-cell table:number-columns-repeated="9"/>
        </table:table-row>
        <table:table-row table:style-name="ro1">
          <table:table-cell office:value-type="float" office:value="0.545616058363476">
            <text:p>0.545616058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63302973239039">
            <text:p>0.5633029732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45850807184203">
            <text:p>0.5458508072</text:p>
          </table:table-cell>
          <table:table-cell office:value-type="float" office:value="0.000608333333333333">
            <text:p>0.0006083333</text:p>
          </table:table-cell>
          <table:table-cell table:number-columns-repeated="3"/>
          <table:table-cell office:value-type="float" office:value="0.56343608762929">
            <text:p>0.563436087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45850807184203">
            <text:p>0.5458508072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56343608762929">
            <text:p>0.5634360876</text:p>
          </table:table-cell>
          <table:table-cell office:value-type="float" office:value="0.00108333333333333">
            <text:p>0.0010833333</text:p>
          </table:table-cell>
          <table:table-cell table:number-columns-repeated="9"/>
        </table:table-row>
        <table:table-row table:style-name="ro1">
          <table:table-cell office:value-type="float" office:value="0.545850807184203">
            <text:p>0.5458508072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6343608762929">
            <text:p>0.5634360876</text:p>
          </table:table-cell>
          <table:table-cell office:value-type="float" office:value="0.00155">
            <text:p>0.00155</text:p>
          </table:table-cell>
          <table:table-cell table:number-columns-repeated="9"/>
        </table:table-row>
        <table:table-row table:style-name="ro1">
          <table:table-cell office:value-type="float" office:value="0.546378087852023">
            <text:p>0.546378087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6343608762929">
            <text:p>0.5634360876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46378087852023">
            <text:p>0.5463780879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563645900198646">
            <text:p>0.5636459002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46378087852023">
            <text:p>0.5463780879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563645900198646">
            <text:p>0.563645900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46758352503041">
            <text:p>0.546758352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63791416028937">
            <text:p>0.56379141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46758352503041">
            <text:p>0.546758352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63791416028937">
            <text:p>0.563791416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46758352503041">
            <text:p>0.546758352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63791416028937">
            <text:p>0.563791416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47665897821879">
            <text:p>0.5476658978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564026164849664">
            <text:p>0.5640261648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547665897821879">
            <text:p>0.5476658978</text:p>
          </table:table-cell>
          <table:table-cell office:value-type="float" office:value="0.00329166666666667">
            <text:p>0.0032916667</text:p>
          </table:table-cell>
          <table:table-cell table:number-columns-repeated="3"/>
          <table:table-cell office:value-type="float" office:value="0.564026164849664">
            <text:p>0.5640261648</text:p>
          </table:table-cell>
          <table:table-cell office:value-type="float" office:value="0.00143333333333333">
            <text:p>0.0014333333</text:p>
          </table:table-cell>
          <table:table-cell table:number-columns-repeated="9"/>
        </table:table-row>
        <table:table-row table:style-name="ro1">
          <table:table-cell office:value-type="float" office:value="0.547665897821879">
            <text:p>0.5476658978</text:p>
          </table:table-cell>
          <table:table-cell office:value-type="float" office:value="0.000858333333333333">
            <text:p>0.0008583333</text:p>
          </table:table-cell>
          <table:table-cell table:number-columns-repeated="3"/>
          <table:table-cell office:value-type="float" office:value="0.564026164849664">
            <text:p>0.5640261648</text:p>
          </table:table-cell>
          <table:table-cell office:value-type="float" office:value="0.000641666666666667">
            <text:p>0.0006416667</text:p>
          </table:table-cell>
          <table:table-cell table:number-columns-repeated="9"/>
        </table:table-row>
        <table:table-row table:style-name="ro1">
          <table:table-cell office:value-type="float" office:value="0.548675077571194">
            <text:p>0.5486750776</text:p>
          </table:table-cell>
          <table:table-cell office:value-type="float" office:value="0.000516666666666667">
            <text:p>0.0005166667</text:p>
          </table:table-cell>
          <table:table-cell table:number-columns-repeated="3"/>
          <table:table-cell office:value-type="float" office:value="0.564553445517484">
            <text:p>0.564553445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48675077571194">
            <text:p>0.5486750776</text:p>
          </table:table-cell>
          <table:table-cell office:value-type="float" office:value="0.000516666666666667">
            <text:p>0.0005166667</text:p>
          </table:table-cell>
          <table:table-cell table:number-columns-repeated="3"/>
          <table:table-cell office:value-type="float" office:value="0.564553445517484">
            <text:p>0.5645534455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548783255710073">
            <text:p>0.5487832557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64553445517484">
            <text:p>0.5645534455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548783255710073">
            <text:p>0.5487832557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564933710168502">
            <text:p>0.564933710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48808191961444">
            <text:p>0.548808192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564933710168502">
            <text:p>0.5649337102</text:p>
          </table:table-cell>
          <table:table-cell office:value-type="float" office:value="0.00005">
            <text:p>0.00005</text:p>
          </table:table-cell>
          <table:table-cell office:value-type="float" office:value="0.56">
            <text:p>0.56</text:p>
          </table:table-cell>
          <table:table-cell table:formula="of:=SUM([.G1118:.G1188])" office:value-type="float" office:value="0.02235">
            <text:p>0.02235</text:p>
          </table:table-cell>
          <table:table-cell table:number-columns-repeated="7"/>
        </table:table-row>
        <table:table-row table:style-name="ro1">
          <table:table-cell office:value-type="float" office:value="0.548808191961444">
            <text:p>0.548808192</text:p>
          </table:table-cell>
          <table:table-cell office:value-type="float" office:value="0.000683333333333333">
            <text:p>0.0006833333</text:p>
          </table:table-cell>
          <table:table-cell table:number-columns-repeated="3"/>
          <table:table-cell office:value-type="float" office:value="0.56584125548734">
            <text:p>0.565841255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48808191961444">
            <text:p>0.54880819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6584125548734">
            <text:p>0.5658412555</text:p>
          </table:table-cell>
          <table:table-cell office:value-type="float" office:value="0.000725">
            <text:p>0.000725</text:p>
          </table:table-cell>
          <table:table-cell table:number-columns-repeated="9"/>
        </table:table-row>
        <table:table-row table:style-name="ro1">
          <table:table-cell office:value-type="float" office:value="0.5490180045308">
            <text:p>0.5490180045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56584125548734">
            <text:p>0.565841255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490180045308">
            <text:p>0.5490180045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566958613375534">
            <text:p>0.5669586134</text:p>
          </table:table-cell>
          <table:table-cell office:value-type="float" office:value="0.001475">
            <text:p>0.001475</text:p>
          </table:table-cell>
          <table:table-cell table:number-columns-repeated="9"/>
        </table:table-row>
        <table:table-row table:style-name="ro1">
          <table:table-cell office:value-type="float" office:value="0.549163520361091">
            <text:p>0.5491635204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66958613375534">
            <text:p>0.5669586134</text:p>
          </table:table-cell>
          <table:table-cell office:value-type="float" office:value="0.00153333333333333">
            <text:p>0.0015333333</text:p>
          </table:table-cell>
          <table:table-cell table:number-columns-repeated="9"/>
        </table:table-row>
        <table:table-row table:style-name="ro1">
          <table:table-cell office:value-type="float" office:value="0.549163520361091">
            <text:p>0.5491635204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567193362196261">
            <text:p>0.567193362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49398269181818">
            <text:p>0.5493982692</text:p>
          </table:table-cell>
          <table:table-cell office:value-type="float" office:value="0.000866666666666667">
            <text:p>0.0008666667</text:p>
          </table:table-cell>
          <table:table-cell table:number-columns-repeated="3"/>
          <table:table-cell office:value-type="float" office:value="0.567193362196261">
            <text:p>0.5671933622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49398269181818">
            <text:p>0.5493982692</text:p>
          </table:table-cell>
          <table:table-cell office:value-type="float" office:value="0.0007">
            <text:p>0.0007</text:p>
          </table:table-cell>
          <table:table-cell table:number-columns-repeated="3"/>
          <table:table-cell office:value-type="float" office:value="0.567193362196261">
            <text:p>0.567193362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49582622890032">
            <text:p>0.549582622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67338878026552">
            <text:p>0.567338878</text:p>
          </table:table-cell>
          <table:table-cell office:value-type="float" office:value="0.000733333333333333">
            <text:p>0.0007333333</text:p>
          </table:table-cell>
          <table:table-cell table:number-columns-repeated="9"/>
        </table:table-row>
        <table:table-row table:style-name="ro1">
          <table:table-cell office:value-type="float" office:value="0.549582622890032">
            <text:p>0.5495826229</text:p>
          </table:table-cell>
          <table:table-cell office:value-type="float" office:value="0.00161666666666667">
            <text:p>0.0016166667</text:p>
          </table:table-cell>
          <table:table-cell table:number-columns-repeated="3"/>
          <table:table-cell office:value-type="float" office:value="0.567338878026552">
            <text:p>0.567338878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549582622890032">
            <text:p>0.5495826229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567573626847279">
            <text:p>0.567573626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50071065679929">
            <text:p>0.550071065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67757980555493">
            <text:p>0.567757980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50071065679929">
            <text:p>0.5500710657</text:p>
          </table:table-cell>
          <table:table-cell office:value-type="float" office:value="0.001175">
            <text:p>0.001175</text:p>
          </table:table-cell>
          <table:table-cell table:number-columns-repeated="3"/>
          <table:table-cell office:value-type="float" office:value="0.567757980555493">
            <text:p>0.5677579806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55007106567993">
            <text:p>0.5500710657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567757980555493">
            <text:p>0.5677579806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550305814500656">
            <text:p>0.5503058145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67891094945743">
            <text:p>0.567891094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50305814500656">
            <text:p>0.5503058145</text:p>
          </table:table-cell>
          <table:table-cell office:value-type="float" office:value="0.00035">
            <text:p>0.00035</text:p>
          </table:table-cell>
          <table:table-cell table:number-columns-repeated="3"/>
          <table:table-cell office:value-type="float" office:value="0.568100907515099">
            <text:p>0.568100907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50305814500656">
            <text:p>0.550305814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68100907515099">
            <text:p>0.568100907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50833095168476">
            <text:p>0.5508330952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6824642334539">
            <text:p>0.568246423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50833095168476">
            <text:p>0.550833095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6824642334539">
            <text:p>0.5682464233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551213359819494">
            <text:p>0.551213359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6824642334539">
            <text:p>0.568246423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51213359819494">
            <text:p>0.5512133598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56824642334539">
            <text:p>0.5682464233</text:p>
          </table:table-cell>
          <table:table-cell office:value-type="float" office:value="0.001">
            <text:p>0.001</text:p>
          </table:table-cell>
          <table:table-cell table:number-columns-repeated="9"/>
        </table:table-row>
        <table:table-row table:style-name="ro1">
          <table:table-cell office:value-type="float" office:value="0.551213359819494">
            <text:p>0.5512133598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68481172166117">
            <text:p>0.5684811722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5195045305667">
            <text:p>0.5519504531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568481172166117">
            <text:p>0.5684811722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551950453056671">
            <text:p>0.5519504531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569388717484955">
            <text:p>0.5693887175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52120905138333">
            <text:p>0.5521209051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569388717484955">
            <text:p>0.5693887175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552120905138333">
            <text:p>0.5521209051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570125810722131">
            <text:p>0.570125810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52330717707689">
            <text:p>0.5523307177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570125810722131">
            <text:p>0.5701258107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552330717707689">
            <text:p>0.5523307177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70125810722131">
            <text:p>0.5701258107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552710982358706">
            <text:p>0.5527109824</text:p>
          </table:table-cell>
          <table:table-cell office:value-type="float" office:value="0.000333333333333333">
            <text:p>0.0003333333</text:p>
          </table:table-cell>
          <table:table-cell table:number-columns-repeated="3"/>
          <table:table-cell office:value-type="float" office:value="0.570296262803794">
            <text:p>0.570296262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52710982358706">
            <text:p>0.5527109824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570296262803794">
            <text:p>0.570296262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53238263026527">
            <text:p>0.55323826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70506075373149">
            <text:p>0.5705060754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53238263026527">
            <text:p>0.553238263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70886340024167">
            <text:p>0.57088634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553618527677545">
            <text:p>0.5536185277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570886340024167">
            <text:p>0.57088634</text:p>
          </table:table-cell>
          <table:table-cell office:value-type="float" office:value="0.001075">
            <text:p>0.001075</text:p>
          </table:table-cell>
          <table:table-cell table:number-columns-repeated="9"/>
        </table:table-row>
        <table:table-row table:style-name="ro1">
          <table:table-cell office:value-type="float" office:value="0.553618527677545">
            <text:p>0.553618527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70886340024168">
            <text:p>0.57088634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54526072996383">
            <text:p>0.554526073</text:p>
          </table:table-cell>
          <table:table-cell office:value-type="float" office:value="0.000758333333333333">
            <text:p>0.0007583333</text:p>
          </table:table-cell>
          <table:table-cell table:number-columns-repeated="3"/>
          <table:table-cell office:value-type="float" office:value="0.571413620691988">
            <text:p>0.5714136207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554526072996383">
            <text:p>0.554526073</text:p>
          </table:table-cell>
          <table:table-cell office:value-type="float" office:value="0.00129166666666667">
            <text:p>0.0012916667</text:p>
          </table:table-cell>
          <table:table-cell table:number-columns-repeated="3"/>
          <table:table-cell office:value-type="float" office:value="0.571413620691988">
            <text:p>0.5714136207</text:p>
          </table:table-cell>
          <table:table-cell office:value-type="float" office:value="0.000783333333333333">
            <text:p>0.0007833333</text:p>
          </table:table-cell>
          <table:table-cell table:number-columns-repeated="9"/>
        </table:table-row>
        <table:table-row table:style-name="ro1">
          <table:table-cell office:value-type="float" office:value="0.554526072996383">
            <text:p>0.554526073</text:p>
          </table:table-cell>
          <table:table-cell office:value-type="float" office:value="0.000025">
            <text:p>0.000025</text:p>
          </table:table-cell>
          <table:table-cell office:value-type="float" office:value="0.55">
            <text:p>0.55</text:p>
          </table:table-cell>
          <table:table-cell table:formula="of:=SUM([.B1161:.B1225])" office:value-type="float" office:value="0.0257333333333333">
            <text:p>0.0257333333</text:p>
          </table:table-cell>
          <table:table-cell/>
          <table:table-cell office:value-type="float" office:value="0.571413620691988">
            <text:p>0.5714136207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55668367135948">
            <text:p>0.5556683671</text:p>
          </table:table-cell>
          <table:table-cell office:value-type="float" office:value="0.000641666666666667">
            <text:p>0.0006416667</text:p>
          </table:table-cell>
          <table:table-cell table:number-columns-repeated="3"/>
          <table:table-cell office:value-type="float" office:value="0.571793885343006">
            <text:p>0.5717938853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555668367135948">
            <text:p>0.5556683671</text:p>
          </table:table-cell>
          <table:table-cell office:value-type="float" office:value="0.000808333333333333">
            <text:p>0.0008083333</text:p>
          </table:table-cell>
          <table:table-cell table:number-columns-repeated="3"/>
          <table:table-cell office:value-type="float" office:value="0.571793885343006">
            <text:p>0.5717938853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office:value-type="float" office:value="0.555668367135948">
            <text:p>0.5556683671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72701430661844">
            <text:p>0.5727014307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555878179705304">
            <text:p>0.5558781797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572701430661844">
            <text:p>0.5727014307</text:p>
          </table:table-cell>
          <table:table-cell office:value-type="float" office:value="0.00144166666666667">
            <text:p>0.0014416667</text:p>
          </table:table-cell>
          <table:table-cell table:number-columns-repeated="9"/>
        </table:table-row>
        <table:table-row table:style-name="ro1">
          <table:table-cell office:value-type="float" office:value="0.555878179705304">
            <text:p>0.55587817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72701430661844">
            <text:p>0.572701430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56258444356322">
            <text:p>0.556258444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73843724801409">
            <text:p>0.5738437248</text:p>
          </table:table-cell>
          <table:table-cell office:value-type="float" office:value="0.00045">
            <text:p>0.00045</text:p>
          </table:table-cell>
          <table:table-cell table:number-columns-repeated="9"/>
        </table:table-row>
        <table:table-row table:style-name="ro1">
          <table:table-cell office:value-type="float" office:value="0.556258444356322">
            <text:p>0.5562584444</text:p>
          </table:table-cell>
          <table:table-cell office:value-type="float" office:value="0.001525">
            <text:p>0.001525</text:p>
          </table:table-cell>
          <table:table-cell table:number-columns-repeated="3"/>
          <table:table-cell office:value-type="float" office:value="0.573843724801409">
            <text:p>0.5738437248</text:p>
          </table:table-cell>
          <table:table-cell office:value-type="float" office:value="0.00163333333333333">
            <text:p>0.0016333333</text:p>
          </table:table-cell>
          <table:table-cell table:number-columns-repeated="9"/>
        </table:table-row>
        <table:table-row table:style-name="ro1">
          <table:table-cell office:value-type="float" office:value="0.556258444356322">
            <text:p>0.5562584444</text:p>
          </table:table-cell>
          <table:table-cell office:value-type="float" office:value="0.000541666666666667">
            <text:p>0.0005416667</text:p>
          </table:table-cell>
          <table:table-cell table:number-columns-repeated="3"/>
          <table:table-cell office:value-type="float" office:value="0.573843724801409">
            <text:p>0.5738437248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56405460373124">
            <text:p>0.5564054604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74053537370765">
            <text:p>0.5740535374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556405460373124">
            <text:p>0.5564054604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574053537370765">
            <text:p>0.5740535374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556442798064535">
            <text:p>0.5564427981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574433802021783">
            <text:p>0.57443380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56442798064536">
            <text:p>0.5564427981</text:p>
          </table:table-cell>
          <table:table-cell office:value-type="float" office:value="0.00095">
            <text:p>0.00095</text:p>
          </table:table-cell>
          <table:table-cell table:number-columns-repeated="3"/>
          <table:table-cell office:value-type="float" office:value="0.574433802021783">
            <text:p>0.574433802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556442798064536">
            <text:p>0.5564427981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74433802021783">
            <text:p>0.574433802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556575912454786">
            <text:p>0.5565759125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74618155729996">
            <text:p>0.574618155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56575912454786">
            <text:p>0.5565759125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574618155729997">
            <text:p>0.5746181557</text:p>
          </table:table-cell>
          <table:table-cell office:value-type="float" office:value="0.001575">
            <text:p>0.001575</text:p>
          </table:table-cell>
          <table:table-cell table:number-columns-repeated="9"/>
        </table:table-row>
        <table:table-row table:style-name="ro1">
          <table:table-cell office:value-type="float" office:value="0.556575912454786">
            <text:p>0.556575912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74618155729997">
            <text:p>0.5746181557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56785725024142">
            <text:p>0.556785725</text:p>
          </table:table-cell>
          <table:table-cell office:value-type="float" office:value="0.000583333333333333">
            <text:p>0.0005833333</text:p>
          </table:table-cell>
          <table:table-cell table:number-columns-repeated="3"/>
          <table:table-cell office:value-type="float" office:value="0.574751270120247">
            <text:p>0.5747512701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56785725024142">
            <text:p>0.556785725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574961082689603">
            <text:p>0.574961082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556785725024142">
            <text:p>0.5567857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74961082689603">
            <text:p>0.5749610827</text:p>
          </table:table-cell>
          <table:table-cell office:value-type="float" office:value="0.00141666666666667">
            <text:p>0.0014166667</text:p>
          </table:table-cell>
          <table:table-cell office:value-type="float" office:value="0.57">
            <text:p>0.57</text:p>
          </table:table-cell>
          <table:table-cell table:formula="of:=SUM([.G1189:.G1244])" office:value-type="float" office:value="0.0206166666666667">
            <text:p>0.0206166667</text:p>
          </table:table-cell>
          <table:table-cell table:number-columns-repeated="7"/>
        </table:table-row>
        <table:table-row table:style-name="ro1">
          <table:table-cell office:value-type="float" office:value="0.556931240854433">
            <text:p>0.5569312409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75106598519894">
            <text:p>0.575106598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56931240854433">
            <text:p>0.5569312409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75106598519894">
            <text:p>0.5751065985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55716598967516">
            <text:p>0.5571659897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75106598519894">
            <text:p>0.575106598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5716598967516">
            <text:p>0.5571659897</text:p>
          </table:table-cell>
          <table:table-cell office:value-type="float" office:value="0.000916666666666667">
            <text:p>0.0009166667</text:p>
          </table:table-cell>
          <table:table-cell table:number-columns-repeated="3"/>
          <table:table-cell office:value-type="float" office:value="0.575341347340621">
            <text:p>0.575341347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5716598967516">
            <text:p>0.557165989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75341347340621">
            <text:p>0.5753413473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55769327034298">
            <text:p>0.5576932703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575341347340621">
            <text:p>0.5753413473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55769327034298">
            <text:p>0.5576932703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75868628008441">
            <text:p>0.575868628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58073534993998">
            <text:p>0.55807353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575868628008441">
            <text:p>0.575868628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558981080312836">
            <text:p>0.5589810803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575868628008441">
            <text:p>0.575868628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558981080312836">
            <text:p>0.5589810803</text:p>
          </table:table-cell>
          <table:table-cell office:value-type="float" office:value="0.000816666666666667">
            <text:p>0.0008166667</text:p>
          </table:table-cell>
          <table:table-cell table:number-columns-repeated="3"/>
          <table:table-cell office:value-type="float" office:value="0.576248892659459">
            <text:p>0.576248892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58981080312836">
            <text:p>0.5589810803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76248892659459">
            <text:p>0.5762488927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559805906353937">
            <text:p>0.559805906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76248892659459">
            <text:p>0.576248892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59805906353937">
            <text:p>0.559805906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77156437978297">
            <text:p>0.577156438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56009843820103">
            <text:p>0.5600984382</text:p>
          </table:table-cell>
          <table:table-cell office:value-type="float" office:value="0.000516666666666667">
            <text:p>0.0005166667</text:p>
          </table:table-cell>
          <table:table-cell table:number-columns-repeated="3"/>
          <table:table-cell office:value-type="float" office:value="0.577156437978297">
            <text:p>0.577156438</text:p>
          </table:table-cell>
          <table:table-cell office:value-type="float" office:value="0.000733333333333333">
            <text:p>0.0007333333</text:p>
          </table:table-cell>
          <table:table-cell table:number-columns-repeated="9"/>
        </table:table-row>
        <table:table-row table:style-name="ro1">
          <table:table-cell office:value-type="float" office:value="0.56009843820103">
            <text:p>0.5600984382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578654060517509">
            <text:p>0.5786540605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560098438201031">
            <text:p>0.560098438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78654060517509">
            <text:p>0.578654060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60478702852048">
            <text:p>0.5604787029</text:p>
          </table:table-cell>
          <table:table-cell office:value-type="float" office:value="0.000741666666666667">
            <text:p>0.0007416667</text:p>
          </table:table-cell>
          <table:table-cell table:number-columns-repeated="3"/>
          <table:table-cell office:value-type="float" office:value="0.579561605836348">
            <text:p>0.5795616058</text:p>
          </table:table-cell>
          <table:table-cell office:value-type="float" office:value="0.001675">
            <text:p>0.001675</text:p>
          </table:table-cell>
          <table:table-cell table:number-columns-repeated="9"/>
        </table:table-row>
        <table:table-row table:style-name="ro1">
          <table:table-cell office:value-type="float" office:value="0.560478702852048">
            <text:p>0.5604787029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579561605836348">
            <text:p>0.579561605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61386248170886">
            <text:p>0.5613862482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79561605836348">
            <text:p>0.5795616058</text:p>
          </table:table-cell>
          <table:table-cell office:value-type="float" office:value="0.00136666666666667">
            <text:p>0.0013666667</text:p>
          </table:table-cell>
          <table:table-cell table:number-columns-repeated="9"/>
        </table:table-row>
        <table:table-row table:style-name="ro1">
          <table:table-cell office:value-type="float" office:value="0.561386248170887">
            <text:p>0.5613862482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580703899975913">
            <text:p>0.5807039</text:p>
          </table:table-cell>
          <table:table-cell office:value-type="float" office:value="0.000591666666666667">
            <text:p>0.0005916667</text:p>
          </table:table-cell>
          <table:table-cell table:number-columns-repeated="9"/>
        </table:table-row>
        <table:table-row table:style-name="ro1">
          <table:table-cell office:value-type="float" office:value="0.561386248170887">
            <text:p>0.5613862482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80703899975913">
            <text:p>0.5807039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561620996991613">
            <text:p>0.56162099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80703899975913">
            <text:p>0.580703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61620996991613">
            <text:p>0.56162099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81440993213089">
            <text:p>0.581440993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62148277659434">
            <text:p>0.5621482777</text:p>
          </table:table-cell>
          <table:table-cell office:value-type="float" office:value="0.000533333333333333">
            <text:p>0.0005333333</text:p>
          </table:table-cell>
          <table:table-cell table:number-columns-repeated="3"/>
          <table:table-cell office:value-type="float" office:value="0.581440993213089">
            <text:p>0.5814409932</text:p>
          </table:table-cell>
          <table:table-cell office:value-type="float" office:value="0.00108333333333333">
            <text:p>0.0010833333</text:p>
          </table:table-cell>
          <table:table-cell table:number-columns-repeated="9"/>
        </table:table-row>
        <table:table-row table:style-name="ro1">
          <table:table-cell office:value-type="float" office:value="0.562528542310452">
            <text:p>0.5625285423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81440993213089">
            <text:p>0.5814409932</text:p>
          </table:table-cell>
          <table:table-cell office:value-type="float" office:value="0.000666666666666667">
            <text:p>0.0006666667</text:p>
          </table:table-cell>
          <table:table-cell table:number-columns-repeated="9"/>
        </table:table-row>
        <table:table-row table:style-name="ro1">
          <table:table-cell office:value-type="float" office:value="0.562528542310452">
            <text:p>0.5625285423</text:p>
          </table:table-cell>
          <table:table-cell office:value-type="float" office:value="0.000791666666666667">
            <text:p>0.0007916667</text:p>
          </table:table-cell>
          <table:table-cell table:number-columns-repeated="3"/>
          <table:table-cell office:value-type="float" office:value="0.581440993213089">
            <text:p>0.581440993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62528542310452">
            <text:p>0.562528542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814783309045">
            <text:p>0.5814783309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62830699921503">
            <text:p>0.5628306999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814783309045">
            <text:p>0.5814783309</text:p>
          </table:table-cell>
          <table:table-cell office:value-type="float" office:value="0.000483333333333333">
            <text:p>0.0004833333</text:p>
          </table:table-cell>
          <table:table-cell table:number-columns-repeated="9"/>
        </table:table-row>
        <table:table-row table:style-name="ro1">
          <table:table-cell office:value-type="float" office:value="0.562830699921503">
            <text:p>0.5628306999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5814783309045">
            <text:p>0.581478330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63265635547628">
            <text:p>0.5632656355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581611445294751">
            <text:p>0.5816114453</text:p>
          </table:table-cell>
          <table:table-cell office:value-type="float" office:value="0.000483333333333333">
            <text:p>0.0004833333</text:p>
          </table:table-cell>
          <table:table-cell table:number-columns-repeated="9"/>
        </table:table-row>
        <table:table-row table:style-name="ro1">
          <table:table-cell office:value-type="float" office:value="0.563265635547628">
            <text:p>0.5632656355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581611445294751">
            <text:p>0.5816114453</text:p>
          </table:table-cell>
          <table:table-cell office:value-type="float" office:value="0.000891666666666667">
            <text:p>0.0008916667</text:p>
          </table:table-cell>
          <table:table-cell table:number-columns-repeated="9"/>
        </table:table-row>
        <table:table-row table:style-name="ro1">
          <table:table-cell office:value-type="float" office:value="0.563302973239039">
            <text:p>0.5633029732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581611445294751">
            <text:p>0.581611445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63302973239039">
            <text:p>0.5633029732</text:p>
          </table:table-cell>
          <table:table-cell office:value-type="float" office:value="0.00318333333333333">
            <text:p>0.0031833333</text:p>
          </table:table-cell>
          <table:table-cell table:number-columns-repeated="3"/>
          <table:table-cell office:value-type="float" office:value="0.581821257864106">
            <text:p>0.5818212579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63302973239039">
            <text:p>0.5633029732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581821257864107">
            <text:p>0.5818212579</text:p>
          </table:table-cell>
          <table:table-cell office:value-type="float" office:value="0.000875">
            <text:p>0.000875</text:p>
          </table:table-cell>
          <table:table-cell table:number-columns-repeated="9"/>
        </table:table-row>
        <table:table-row table:style-name="ro1">
          <table:table-cell office:value-type="float" office:value="0.56343608762929">
            <text:p>0.5634360876</text:p>
          </table:table-cell>
          <table:table-cell office:value-type="float" office:value="0.00118333333333333">
            <text:p>0.0011833333</text:p>
          </table:table-cell>
          <table:table-cell table:number-columns-repeated="3"/>
          <table:table-cell office:value-type="float" office:value="0.581821257864107">
            <text:p>0.581821257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6343608762929">
            <text:p>0.5634360876</text:p>
          </table:table-cell>
          <table:table-cell office:value-type="float" office:value="0.000933333333333333">
            <text:p>0.0009333333</text:p>
          </table:table-cell>
          <table:table-cell table:number-columns-repeated="3"/>
          <table:table-cell office:value-type="float" office:value="0.581966773694398">
            <text:p>0.581966773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6343608762929">
            <text:p>0.5634360876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81966773694398">
            <text:p>0.581966773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63645900198646">
            <text:p>0.563645900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82201522515125">
            <text:p>0.5822015225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563645900198646">
            <text:p>0.5636459002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582201522515125">
            <text:p>0.5822015225</text:p>
          </table:table-cell>
          <table:table-cell office:value-type="float" office:value="0.00075">
            <text:p>0.00075</text:p>
          </table:table-cell>
          <table:table-cell table:number-columns-repeated="9"/>
        </table:table-row>
        <table:table-row table:style-name="ro1">
          <table:table-cell office:value-type="float" office:value="0.563645900198646">
            <text:p>0.5636459002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582201522515125">
            <text:p>0.5822015225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63791416028937">
            <text:p>0.56379141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82728803182945">
            <text:p>0.5827288032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563791416028937">
            <text:p>0.563791416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582728803182945">
            <text:p>0.582728803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64026164849664">
            <text:p>0.5640261648</text:p>
          </table:table-cell>
          <table:table-cell office:value-type="float" office:value="0.000558333333333333">
            <text:p>0.0005583333</text:p>
          </table:table-cell>
          <table:table-cell table:number-columns-repeated="3"/>
          <table:table-cell office:value-type="float" office:value="0.582728803182945">
            <text:p>0.582728803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64026164849664">
            <text:p>0.5640261648</text:p>
          </table:table-cell>
          <table:table-cell office:value-type="float" office:value="0.00265833333333333">
            <text:p>0.0026583333</text:p>
          </table:table-cell>
          <table:table-cell table:number-columns-repeated="3"/>
          <table:table-cell office:value-type="float" office:value="0.584016613152801">
            <text:p>0.584016613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64026164849664">
            <text:p>0.5640261648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584016613152801">
            <text:p>0.5840166132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564553445517484">
            <text:p>0.564553445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84016613152801">
            <text:p>0.5840166132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58">
            <text:p>0.58</text:p>
          </table:table-cell>
          <table:table-cell table:formula="of:=SUM([.G1245:.G1290])" office:value-type="float" office:value="0.0142">
            <text:p>0.0142</text:p>
          </table:table-cell>
          <table:table-cell table:number-columns-repeated="7"/>
        </table:table-row>
        <table:table-row table:style-name="ro1">
          <table:table-cell office:value-type="float" office:value="0.564553445517484">
            <text:p>0.5645534455</text:p>
          </table:table-cell>
          <table:table-cell office:value-type="float" office:value="0.000691666666666667">
            <text:p>0.0006916667</text:p>
          </table:table-cell>
          <table:table-cell table:number-columns-repeated="3"/>
          <table:table-cell office:value-type="float" office:value="0.585133971040995">
            <text:p>0.585133971</text:p>
          </table:table-cell>
          <table:table-cell office:value-type="float" office:value="0.000516666666666667">
            <text:p>0.0005166667</text:p>
          </table:table-cell>
          <table:table-cell table:number-columns-repeated="9"/>
        </table:table-row>
        <table:table-row table:style-name="ro1">
          <table:table-cell office:value-type="float" office:value="0.564553445517484">
            <text:p>0.564553445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85133971040995">
            <text:p>0.585133971</text:p>
          </table:table-cell>
          <table:table-cell office:value-type="float" office:value="0.0007">
            <text:p>0.0007</text:p>
          </table:table-cell>
          <table:table-cell table:number-columns-repeated="9"/>
        </table:table-row>
        <table:table-row table:style-name="ro1">
          <table:table-cell office:value-type="float" office:value="0.564933710168502">
            <text:p>0.5649337102</text:p>
          </table:table-cell>
          <table:table-cell office:value-type="float" office:value="0.0000916666666666667">
            <text:p>9.16666666666667E-005</text:p>
          </table:table-cell>
          <table:table-cell office:value-type="float" office:value="0.56">
            <text:p>0.56</text:p>
          </table:table-cell>
          <table:table-cell table:formula="of:=SUM([.B1226:.B1293])" office:value-type="float" office:value="0.024975">
            <text:p>0.024975</text:p>
          </table:table-cell>
          <table:table-cell/>
          <table:table-cell office:value-type="float" office:value="0.585133971040995">
            <text:p>0.585133971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6584125548734">
            <text:p>0.5658412555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585514235692013">
            <text:p>0.585514235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6584125548734">
            <text:p>0.5658412555</text:p>
          </table:table-cell>
          <table:table-cell office:value-type="float" office:value="0.000916666666666667">
            <text:p>0.0009166667</text:p>
          </table:table-cell>
          <table:table-cell table:number-columns-repeated="3"/>
          <table:table-cell office:value-type="float" office:value="0.585514235692013">
            <text:p>0.5855142357</text:p>
          </table:table-cell>
          <table:table-cell office:value-type="float" office:value="0.00110833333333333">
            <text:p>0.0011083333</text:p>
          </table:table-cell>
          <table:table-cell table:number-columns-repeated="9"/>
        </table:table-row>
        <table:table-row table:style-name="ro1">
          <table:table-cell office:value-type="float" office:value="0.56584125548734">
            <text:p>0.5658412555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585514235692013">
            <text:p>0.5855142357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566958613375534">
            <text:p>0.5669586134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58627626518056">
            <text:p>0.586276265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66958613375534">
            <text:p>0.5669586134</text:p>
          </table:table-cell>
          <table:table-cell office:value-type="float" office:value="0.000558333333333333">
            <text:p>0.0005583333</text:p>
          </table:table-cell>
          <table:table-cell table:number-columns-repeated="3"/>
          <table:table-cell office:value-type="float" office:value="0.58627626518056">
            <text:p>0.5862762652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66958613375534">
            <text:p>0.566958613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86421781010851">
            <text:p>0.586421781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567193362196261">
            <text:p>0.567193362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86421781010851">
            <text:p>0.586421781</text:p>
          </table:table-cell>
          <table:table-cell office:value-type="float" office:value="0.00133333333333333">
            <text:p>0.0013333333</text:p>
          </table:table-cell>
          <table:table-cell table:number-columns-repeated="9"/>
        </table:table-row>
        <table:table-row table:style-name="ro1">
          <table:table-cell office:value-type="float" office:value="0.567193362196261">
            <text:p>0.5671933622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586421781010851">
            <text:p>0.586421781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67338878026552">
            <text:p>0.567338878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86656529831578">
            <text:p>0.586656529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67338878026552">
            <text:p>0.567338878</text:p>
          </table:table-cell>
          <table:table-cell office:value-type="float" office:value="0.00085">
            <text:p>0.00085</text:p>
          </table:table-cell>
          <table:table-cell table:number-columns-repeated="3"/>
          <table:table-cell office:value-type="float" office:value="0.586656529831578">
            <text:p>0.5866565298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567338878026552">
            <text:p>0.567338878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586656529831578">
            <text:p>0.5866565298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67573626847279">
            <text:p>0.567573626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88301168387592">
            <text:p>0.588301168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67573626847279">
            <text:p>0.567573626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88301168387592">
            <text:p>0.5883011684</text:p>
          </table:table-cell>
          <table:table-cell office:value-type="float" office:value="0.000716666666666667">
            <text:p>0.0007166667</text:p>
          </table:table-cell>
          <table:table-cell table:number-columns-repeated="9"/>
        </table:table-row>
        <table:table-row table:style-name="ro1">
          <table:table-cell office:value-type="float" office:value="0.567757980555493">
            <text:p>0.5677579806</text:p>
          </table:table-cell>
          <table:table-cell office:value-type="float" office:value="0.00108333333333333">
            <text:p>0.0010833333</text:p>
          </table:table-cell>
          <table:table-cell table:number-columns-repeated="3"/>
          <table:table-cell office:value-type="float" office:value="0.588301168387592">
            <text:p>0.5883011684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67757980555493">
            <text:p>0.5677579806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588471620469254">
            <text:p>0.5884716205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567891094945743">
            <text:p>0.5678910949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88471620469255">
            <text:p>0.5884716205</text:p>
          </table:table-cell>
          <table:table-cell office:value-type="float" office:value="0.000683333333333333">
            <text:p>0.0006833333</text:p>
          </table:table-cell>
          <table:table-cell table:number-columns-repeated="9"/>
        </table:table-row>
        <table:table-row table:style-name="ro1">
          <table:table-cell office:value-type="float" office:value="0.567891094945743">
            <text:p>0.567891094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88471620469255">
            <text:p>0.5884716205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568100907515099">
            <text:p>0.568100907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8868143303861">
            <text:p>0.58868143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68100907515099">
            <text:p>0.568100907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8868143303861">
            <text:p>0.588681433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6824642334539">
            <text:p>0.568246423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89061697689628">
            <text:p>0.5890616977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56824642334539">
            <text:p>0.5682464233</text:p>
          </table:table-cell>
          <table:table-cell office:value-type="float" office:value="0.000625">
            <text:p>0.000625</text:p>
          </table:table-cell>
          <table:table-cell table:number-columns-repeated="3"/>
          <table:table-cell office:value-type="float" office:value="0.589061697689628">
            <text:p>0.5890616977</text:p>
          </table:table-cell>
          <table:table-cell office:value-type="float" office:value="0.000741666666666667">
            <text:p>0.0007416667</text:p>
          </table:table-cell>
          <table:table-cell table:number-columns-repeated="9"/>
        </table:table-row>
        <table:table-row table:style-name="ro1">
          <table:table-cell office:value-type="float" office:value="0.56824642334539">
            <text:p>0.568246423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89061697689629">
            <text:p>0.589061697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68481172166117">
            <text:p>0.5684811722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89588978357449">
            <text:p>0.5895889784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568481172166117">
            <text:p>0.5684811722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589588978357449">
            <text:p>0.5895889784</text:p>
          </table:table-cell>
          <table:table-cell office:value-type="float" office:value="0.00195">
            <text:p>0.00195</text:p>
          </table:table-cell>
          <table:table-cell table:number-columns-repeated="9"/>
        </table:table-row>
        <table:table-row table:style-name="ro1">
          <table:table-cell office:value-type="float" office:value="0.568481172166117">
            <text:p>0.5684811722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89588978357449">
            <text:p>0.5895889784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69388717484955">
            <text:p>0.5693887175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89969243008467">
            <text:p>0.589969243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569388717484955">
            <text:p>0.5693887175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89969243008467">
            <text:p>0.589969243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570125810722131">
            <text:p>0.5701258107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590876788327305">
            <text:p>0.590876788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70125810722131">
            <text:p>0.570125810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90876788327305">
            <text:p>0.5908767883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570296262803793">
            <text:p>0.5702962628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90876788327305">
            <text:p>0.5908767883</text:p>
          </table:table-cell>
          <table:table-cell office:value-type="float" office:value="0.0005">
            <text:p>0.0005</text:p>
          </table:table-cell>
          <table:table-cell table:number-columns-repeated="9"/>
        </table:table-row>
        <table:table-row table:style-name="ro1">
          <table:table-cell office:value-type="float" office:value="0.570296262803794">
            <text:p>0.5702962628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590876788327305">
            <text:p>0.5908767883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70296262803794">
            <text:p>0.570296262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9201908246687">
            <text:p>0.5920190825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570506075373149">
            <text:p>0.570506075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9201908246687">
            <text:p>0.5920190825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570506075373149">
            <text:p>0.5705060754</text:p>
          </table:table-cell>
          <table:table-cell office:value-type="float" office:value="0.00035">
            <text:p>0.00035</text:p>
          </table:table-cell>
          <table:table-cell table:number-columns-repeated="3"/>
          <table:table-cell office:value-type="float" office:value="0.59201908246687">
            <text:p>0.592019082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70886340024167">
            <text:p>0.57088634</text:p>
          </table:table-cell>
          <table:table-cell office:value-type="float" office:value="0.000625">
            <text:p>0.000625</text:p>
          </table:table-cell>
          <table:table-cell table:number-columns-repeated="3"/>
          <table:table-cell office:value-type="float" office:value="0.592228895036226">
            <text:p>0.592228895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570886340024167">
            <text:p>0.57088634</text:p>
          </table:table-cell>
          <table:table-cell office:value-type="float" office:value="0.0007">
            <text:p>0.0007</text:p>
          </table:table-cell>
          <table:table-cell table:number-columns-repeated="3"/>
          <table:table-cell office:value-type="float" office:value="0.592228895036226">
            <text:p>0.592228895</text:p>
          </table:table-cell>
          <table:table-cell office:value-type="float" office:value="0.000766666666666667">
            <text:p>0.0007666667</text:p>
          </table:table-cell>
          <table:table-cell table:number-columns-repeated="9"/>
        </table:table-row>
        <table:table-row table:style-name="ro1">
          <table:table-cell office:value-type="float" office:value="0.570886340024168">
            <text:p>0.5708863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92609159687244">
            <text:p>0.592609159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71413620691988">
            <text:p>0.5714136207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92609159687244">
            <text:p>0.592609159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71413620691988">
            <text:p>0.5714136207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592793513395457">
            <text:p>0.5927935134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571413620691988">
            <text:p>0.5714136207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592793513395457">
            <text:p>0.5927935134</text:p>
          </table:table-cell>
          <table:table-cell office:value-type="float" office:value="0.00156666666666667">
            <text:p>0.0015666667</text:p>
          </table:table-cell>
          <table:table-cell table:number-columns-repeated="9"/>
        </table:table-row>
        <table:table-row table:style-name="ro1">
          <table:table-cell office:value-type="float" office:value="0.571793885343006">
            <text:p>0.5717938853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592793513395458">
            <text:p>0.5927935134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571793885343006">
            <text:p>0.5717938853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592926627785708">
            <text:p>0.5929266278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72701430661844">
            <text:p>0.5727014307</text:p>
          </table:table-cell>
          <table:table-cell office:value-type="float" office:value="0.000658333333333333">
            <text:p>0.0006583333</text:p>
          </table:table-cell>
          <table:table-cell table:number-columns-repeated="3"/>
          <table:table-cell office:value-type="float" office:value="0.592926627785708">
            <text:p>0.5929266278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72701430661844">
            <text:p>0.5727014307</text:p>
          </table:table-cell>
          <table:table-cell office:value-type="float" office:value="0.00145833333333333">
            <text:p>0.0014583333</text:p>
          </table:table-cell>
          <table:table-cell table:number-columns-repeated="3"/>
          <table:table-cell office:value-type="float" office:value="0.593136440355064">
            <text:p>0.593136440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72701430661844">
            <text:p>0.572701430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593136440355064">
            <text:p>0.5931364404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573843724801409">
            <text:p>0.5738437248</text:p>
          </table:table-cell>
          <table:table-cell office:value-type="float" office:value="0.00055">
            <text:p>0.00055</text:p>
          </table:table-cell>
          <table:table-cell table:number-columns-repeated="3"/>
          <table:table-cell office:value-type="float" office:value="0.593136440355064">
            <text:p>0.593136440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73843724801409">
            <text:p>0.5738437248</text:p>
          </table:table-cell>
          <table:table-cell office:value-type="float" office:value="0.00203333333333333">
            <text:p>0.0020333333</text:p>
          </table:table-cell>
          <table:table-cell table:number-columns-repeated="3"/>
          <table:table-cell office:value-type="float" office:value="0.593281956185355">
            <text:p>0.593281956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73843724801409">
            <text:p>0.5738437248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593281956185355">
            <text:p>0.5932819562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574053537370765">
            <text:p>0.5740535374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593281956185355">
            <text:p>0.5932819562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74053537370765">
            <text:p>0.5740535374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593516705006082">
            <text:p>0.593516705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74433802021783">
            <text:p>0.574433802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593516705006082">
            <text:p>0.593516705</text:p>
          </table:table-cell>
          <table:table-cell office:value-type="float" office:value="0.000883333333333333">
            <text:p>0.0008833333</text:p>
          </table:table-cell>
          <table:table-cell table:number-columns-repeated="9"/>
        </table:table-row>
        <table:table-row table:style-name="ro1">
          <table:table-cell office:value-type="float" office:value="0.574433802021783">
            <text:p>0.574433802</text:p>
          </table:table-cell>
          <table:table-cell office:value-type="float" office:value="0.0012">
            <text:p>0.0012</text:p>
          </table:table-cell>
          <table:table-cell table:number-columns-repeated="3"/>
          <table:table-cell office:value-type="float" office:value="0.593516705006082">
            <text:p>0.59351670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74618155729996">
            <text:p>0.5746181557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594043985673902">
            <text:p>0.594043985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74618155729997">
            <text:p>0.5746181557</text:p>
          </table:table-cell>
          <table:table-cell office:value-type="float" office:value="0.00225">
            <text:p>0.00225</text:p>
          </table:table-cell>
          <table:table-cell table:number-columns-repeated="3"/>
          <table:table-cell office:value-type="float" office:value="0.594043985673902">
            <text:p>0.5940439857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574618155729997">
            <text:p>0.5746181557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594043985673902">
            <text:p>0.5940439857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574751270120247">
            <text:p>0.5747512701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9442425032492">
            <text:p>0.594424250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74751270120247">
            <text:p>0.574751270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59442425032492">
            <text:p>0.5944242503</text:p>
          </table:table-cell>
          <table:table-cell office:value-type="float" office:value="0.000791666666666667">
            <text:p>0.0007916667</text:p>
          </table:table-cell>
          <table:table-cell table:number-columns-repeated="9"/>
        </table:table-row>
        <table:table-row table:style-name="ro1">
          <table:table-cell office:value-type="float" office:value="0.574751270120247">
            <text:p>0.5747512701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9442425032492">
            <text:p>0.5944242503</text:p>
          </table:table-cell>
          <table:table-cell office:value-type="float" office:value="0.000533333333333333">
            <text:p>0.0005333333</text:p>
          </table:table-cell>
          <table:table-cell office:value-type="float" office:value="0.59">
            <text:p>0.59</text:p>
          </table:table-cell>
          <table:table-cell table:formula="of:=SUM([.G1291:.G1351])" office:value-type="float" office:value="0.0202583333333333">
            <text:p>0.0202583333</text:p>
          </table:table-cell>
          <table:table-cell table:number-columns-repeated="7"/>
        </table:table-row>
        <table:table-row table:style-name="ro1">
          <table:table-cell office:value-type="float" office:value="0.574961082689603">
            <text:p>0.5749610827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595331795643758">
            <text:p>0.5953317956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74961082689603">
            <text:p>0.5749610827</text:p>
          </table:table-cell>
          <table:table-cell office:value-type="float" office:value="0.0001">
            <text:p>0.0001</text:p>
          </table:table-cell>
          <table:table-cell office:value-type="float" office:value="0.57">
            <text:p>0.57</text:p>
          </table:table-cell>
          <table:table-cell table:formula="of:=SUM([.B1294:.B1353])" office:value-type="float" office:value="0.0213416666666667">
            <text:p>0.0213416667</text:p>
          </table:table-cell>
          <table:table-cell/>
          <table:table-cell office:value-type="float" office:value="0.595331795643758">
            <text:p>0.5953317956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575106598519894">
            <text:p>0.5751065985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595331795643758">
            <text:p>0.5953317956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75106598519894">
            <text:p>0.5751065985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595331795643758">
            <text:p>0.595331795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75106598519894">
            <text:p>0.575106598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96449153531952">
            <text:p>0.596449153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75341347340621">
            <text:p>0.5753413473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59682941818297">
            <text:p>0.596829418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75341347340621">
            <text:p>0.5753413473</text:p>
          </table:table-cell>
          <table:table-cell office:value-type="float" office:value="0.00125">
            <text:p>0.00125</text:p>
          </table:table-cell>
          <table:table-cell table:number-columns-repeated="3"/>
          <table:table-cell office:value-type="float" office:value="0.59682941818297">
            <text:p>0.5968294182</text:p>
          </table:table-cell>
          <table:table-cell office:value-type="float" office:value="0.001225">
            <text:p>0.001225</text:p>
          </table:table-cell>
          <table:table-cell table:number-columns-repeated="9"/>
        </table:table-row>
        <table:table-row table:style-name="ro1">
          <table:table-cell office:value-type="float" office:value="0.575341347340621">
            <text:p>0.5753413473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59682941818297">
            <text:p>0.5968294182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office:value-type="float" office:value="0.575868628008441">
            <text:p>0.575868628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597064167003697">
            <text:p>0.59706416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75868628008441">
            <text:p>0.575868628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597736963501809">
            <text:p>0.5977369635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576248892659459">
            <text:p>0.576248892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597736963501809">
            <text:p>0.5977369635</text:p>
          </table:table-cell>
          <table:table-cell office:value-type="float" office:value="0.0006">
            <text:p>0.0006</text:p>
          </table:table-cell>
          <table:table-cell table:number-columns-repeated="9"/>
        </table:table-row>
        <table:table-row table:style-name="ro1">
          <table:table-cell office:value-type="float" office:value="0.576248892659459">
            <text:p>0.5762488927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598879257641373">
            <text:p>0.598879257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76248892659459">
            <text:p>0.5762488927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598879257641373">
            <text:p>0.5988792576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577156437978297">
            <text:p>0.57715643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98879257641374">
            <text:p>0.5988792576</text:p>
          </table:table-cell>
          <table:table-cell office:value-type="float" office:value="0.000541666666666667">
            <text:p>0.0005416667</text:p>
          </table:table-cell>
          <table:table-cell table:number-columns-repeated="9"/>
        </table:table-row>
        <table:table-row table:style-name="ro1">
          <table:table-cell office:value-type="float" office:value="0.577156437978297">
            <text:p>0.577156438</text:p>
          </table:table-cell>
          <table:table-cell office:value-type="float" office:value="0.001025">
            <text:p>0.001025</text:p>
          </table:table-cell>
          <table:table-cell table:number-columns-repeated="3"/>
          <table:table-cell office:value-type="float" office:value="0.59961635087855">
            <text:p>0.5996163509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577156437978297">
            <text:p>0.577156438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59961635087855">
            <text:p>0.5996163509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77981264019398">
            <text:p>0.57798126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99653688569961">
            <text:p>0.5996536886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78654060517509">
            <text:p>0.5786540605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599653688569961">
            <text:p>0.5996536886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578654060517509">
            <text:p>0.578654060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599653688569961">
            <text:p>0.5996536886</text:p>
          </table:table-cell>
          <table:table-cell office:value-type="float" office:value="0.000991666666666667">
            <text:p>0.0009916667</text:p>
          </table:table-cell>
          <table:table-cell table:number-columns-repeated="9"/>
        </table:table-row>
        <table:table-row table:style-name="ro1">
          <table:table-cell office:value-type="float" office:value="0.578888809338236">
            <text:p>0.578888809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599786802960212">
            <text:p>0.59978680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78888809338236">
            <text:p>0.578888809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599786802960212">
            <text:p>0.599786803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79561605836347">
            <text:p>0.5795616058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599786802960212">
            <text:p>0.59978680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79561605836348">
            <text:p>0.5795616058</text:p>
          </table:table-cell>
          <table:table-cell office:value-type="float" office:value="0.00153333333333333">
            <text:p>0.0015333333</text:p>
          </table:table-cell>
          <table:table-cell table:number-columns-repeated="3"/>
          <table:table-cell office:value-type="float" office:value="0.599996615529568">
            <text:p>0.599996615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79561605836348">
            <text:p>0.5795616058</text:p>
          </table:table-cell>
          <table:table-cell office:value-type="float" office:value="0.000591666666666667">
            <text:p>0.0005916667</text:p>
          </table:table-cell>
          <table:table-cell table:number-columns-repeated="3"/>
          <table:table-cell office:value-type="float" office:value="0.599996615529568">
            <text:p>0.5999966155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580703899975913">
            <text:p>0.5807039</text:p>
          </table:table-cell>
          <table:table-cell office:value-type="float" office:value="0.000391666666666667">
            <text:p>0.0003916667</text:p>
          </table:table-cell>
          <table:table-cell table:number-columns-repeated="3"/>
          <table:table-cell office:value-type="float" office:value="0.599996615529568">
            <text:p>0.5999966155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580703899975913">
            <text:p>0.5807039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600142131359859">
            <text:p>0.6001421314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580703899975913">
            <text:p>0.580703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00142131359859">
            <text:p>0.6001421314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581440993213089">
            <text:p>0.5814409932</text:p>
          </table:table-cell>
          <table:table-cell office:value-type="float" office:value="0.000675">
            <text:p>0.000675</text:p>
          </table:table-cell>
          <table:table-cell table:number-columns-repeated="3"/>
          <table:table-cell office:value-type="float" office:value="0.600142131359859">
            <text:p>0.600142131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81440993213089">
            <text:p>0.5814409932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600376880180585">
            <text:p>0.6003768802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5814783309045">
            <text:p>0.5814783309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00376880180586">
            <text:p>0.6003768802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5814783309045">
            <text:p>0.5814783309</text:p>
          </table:table-cell>
          <table:table-cell office:value-type="float" office:value="0.00105833333333333">
            <text:p>0.0010583333</text:p>
          </table:table-cell>
          <table:table-cell table:number-columns-repeated="3"/>
          <table:table-cell office:value-type="float" office:value="0.600376880180586">
            <text:p>0.600376880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814783309045">
            <text:p>0.5814783309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600904160848406">
            <text:p>0.6009041608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581611445294751">
            <text:p>0.5816114453</text:p>
          </table:table-cell>
          <table:table-cell office:value-type="float" office:value="0.001">
            <text:p>0.001</text:p>
          </table:table-cell>
          <table:table-cell table:number-columns-repeated="3"/>
          <table:table-cell office:value-type="float" office:value="0.600904160848406">
            <text:p>0.6009041608</text:p>
          </table:table-cell>
          <table:table-cell office:value-type="float" office:value="0.00168333333333333">
            <text:p>0.0016833333</text:p>
          </table:table-cell>
          <table:table-cell table:number-columns-repeated="9"/>
        </table:table-row>
        <table:table-row table:style-name="ro1">
          <table:table-cell office:value-type="float" office:value="0.581611445294751">
            <text:p>0.5816114453</text:p>
          </table:table-cell>
          <table:table-cell office:value-type="float" office:value="0.00113333333333333">
            <text:p>0.0011333333</text:p>
          </table:table-cell>
          <table:table-cell table:number-columns-repeated="3"/>
          <table:table-cell office:value-type="float" office:value="0.600904160848406">
            <text:p>0.6009041608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581611445294751">
            <text:p>0.5816114453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01284425499424">
            <text:p>0.601284425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581821257864106">
            <text:p>0.5818212579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601284425499424">
            <text:p>0.601284425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81821257864107">
            <text:p>0.5818212579</text:p>
          </table:table-cell>
          <table:table-cell office:value-type="float" office:value="0.00106666666666667">
            <text:p>0.0010666667</text:p>
          </table:table-cell>
          <table:table-cell table:number-columns-repeated="3"/>
          <table:table-cell office:value-type="float" office:value="0.602191970818262">
            <text:p>0.6021919708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581821257864107">
            <text:p>0.5818212579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602191970818262">
            <text:p>0.6021919708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581966773694398">
            <text:p>0.5819667737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02191970818262">
            <text:p>0.6021919708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81966773694398">
            <text:p>0.581966773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603309328706456">
            <text:p>0.603309328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582201522515125">
            <text:p>0.5822015225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603309328706456">
            <text:p>0.6033093287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82201522515125">
            <text:p>0.5822015225</text:p>
          </table:table-cell>
          <table:table-cell office:value-type="float" office:value="0.00148333333333333">
            <text:p>0.0014833333</text:p>
          </table:table-cell>
          <table:table-cell table:number-columns-repeated="3"/>
          <table:table-cell office:value-type="float" office:value="0.603689593357474">
            <text:p>0.6036895934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82201522515125">
            <text:p>0.5822015225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603689593357474">
            <text:p>0.6036895934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582728803182945">
            <text:p>0.5827288032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603689593357474">
            <text:p>0.6036895934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582728803182945">
            <text:p>0.582728803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03924342178201">
            <text:p>0.603924342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82728803182945">
            <text:p>0.5827288032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04597138676312">
            <text:p>0.6045971387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584016613152801">
            <text:p>0.5840166132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604597138676312">
            <text:p>0.6045971387</text:p>
          </table:table-cell>
          <table:table-cell office:value-type="float" office:value="0.0017">
            <text:p>0.0017</text:p>
          </table:table-cell>
          <table:table-cell table:number-columns-repeated="9"/>
        </table:table-row>
        <table:table-row table:style-name="ro1">
          <table:table-cell office:value-type="float" office:value="0.584016613152801">
            <text:p>0.5840166132</text:p>
          </table:table-cell>
          <table:table-cell office:value-type="float" office:value="0.000458333333333333">
            <text:p>0.0004583333</text:p>
          </table:table-cell>
          <table:table-cell office:value-type="float" office:value="0.58">
            <text:p>0.58</text:p>
          </table:table-cell>
          <table:table-cell table:formula="of:=SUM([.B1354:.B1399])" office:value-type="float" office:value="0.0161083333333333">
            <text:p>0.0161083333</text:p>
          </table:table-cell>
          <table:table-cell/>
          <table:table-cell office:value-type="float" office:value="0.604597138676312">
            <text:p>0.6045971387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585133971040995">
            <text:p>0.585133971</text:p>
          </table:table-cell>
          <table:table-cell office:value-type="float" office:value="0.000991666666666667">
            <text:p>0.0009916667</text:p>
          </table:table-cell>
          <table:table-cell table:number-columns-repeated="3"/>
          <table:table-cell office:value-type="float" office:value="0.604831887497039">
            <text:p>0.604831887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85133971040995">
            <text:p>0.585133971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604831887497039">
            <text:p>0.6048318875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585133971040995">
            <text:p>0.585133971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604831887497039">
            <text:p>0.6048318875</text:p>
          </table:table-cell>
          <table:table-cell office:value-type="float" office:value="0.000116666666666667">
            <text:p>0.0001166667</text:p>
          </table:table-cell>
          <table:table-cell office:value-type="float" office:value="0.6">
            <text:p>0.6</text:p>
          </table:table-cell>
          <table:table-cell table:formula="of:=SUM([.G1352:.G1402])" office:value-type="float" office:value="0.0135916666666667">
            <text:p>0.0135916667</text:p>
          </table:table-cell>
          <table:table-cell table:number-columns-repeated="7"/>
        </table:table-row>
        <table:table-row table:style-name="ro1">
          <table:table-cell office:value-type="float" office:value="0.585133971040995">
            <text:p>0.585133971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05739432815877">
            <text:p>0.605739432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85514235692013">
            <text:p>0.5855142357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605739432815877">
            <text:p>0.605739432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85514235692013">
            <text:p>0.5855142357</text:p>
          </table:table-cell>
          <table:table-cell office:value-type="float" office:value="0.00124166666666667">
            <text:p>0.0012416667</text:p>
          </table:table-cell>
          <table:table-cell table:number-columns-repeated="3"/>
          <table:table-cell office:value-type="float" office:value="0.606476526053053">
            <text:p>0.6064765261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585514235692013">
            <text:p>0.5855142357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06476526053053">
            <text:p>0.6064765261</text:p>
          </table:table-cell>
          <table:table-cell office:value-type="float" office:value="0.000641666666666667">
            <text:p>0.0006416667</text:p>
          </table:table-cell>
          <table:table-cell table:number-columns-repeated="9"/>
        </table:table-row>
        <table:table-row table:style-name="ro1">
          <table:table-cell office:value-type="float" office:value="0.58627626518056">
            <text:p>0.5862762652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606476526053053">
            <text:p>0.6064765261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58627626518056">
            <text:p>0.586276265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06646978134715">
            <text:p>0.6066469781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86421781010851">
            <text:p>0.586421781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606646978134715">
            <text:p>0.6066469781</text:p>
          </table:table-cell>
          <table:table-cell office:value-type="float" office:value="0.000975">
            <text:p>0.000975</text:p>
          </table:table-cell>
          <table:table-cell table:number-columns-repeated="9"/>
        </table:table-row>
        <table:table-row table:style-name="ro1">
          <table:table-cell office:value-type="float" office:value="0.586421781010851">
            <text:p>0.586421781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606646978134716">
            <text:p>0.6066469781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586421781010851">
            <text:p>0.586421781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606856790704071">
            <text:p>0.6068567907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586656529831578">
            <text:p>0.5866565298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06856790704071">
            <text:p>0.6068567907</text:p>
          </table:table-cell>
          <table:table-cell office:value-type="float" office:value="0.000675">
            <text:p>0.000675</text:p>
          </table:table-cell>
          <table:table-cell table:number-columns-repeated="9"/>
        </table:table-row>
        <table:table-row table:style-name="ro1">
          <table:table-cell office:value-type="float" office:value="0.586656529831578">
            <text:p>0.5866565298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607237055355089">
            <text:p>0.607237055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86656529831578">
            <text:p>0.5866565298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607237055355089">
            <text:p>0.6072370554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588301168387592">
            <text:p>0.588301168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07237055355089">
            <text:p>0.6072370554</text:p>
          </table:table-cell>
          <table:table-cell office:value-type="float" office:value="0.000591666666666667">
            <text:p>0.0005916667</text:p>
          </table:table-cell>
          <table:table-cell table:number-columns-repeated="9"/>
        </table:table-row>
        <table:table-row table:style-name="ro1">
          <table:table-cell office:value-type="float" office:value="0.588301168387592">
            <text:p>0.5883011684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60776433602291">
            <text:p>0.607764336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588301168387592">
            <text:p>0.5883011684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60776433602291">
            <text:p>0.607764336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588471620469254">
            <text:p>0.5884716205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60776433602291">
            <text:p>0.607764336</text:p>
          </table:table-cell>
          <table:table-cell office:value-type="float" office:value="0.000566666666666667">
            <text:p>0.0005666667</text:p>
          </table:table-cell>
          <table:table-cell table:number-columns-repeated="9"/>
        </table:table-row>
        <table:table-row table:style-name="ro1">
          <table:table-cell office:value-type="float" office:value="0.588471620469255">
            <text:p>0.5884716205</text:p>
          </table:table-cell>
          <table:table-cell office:value-type="float" office:value="0.00124166666666667">
            <text:p>0.0012416667</text:p>
          </table:table-cell>
          <table:table-cell table:number-columns-repeated="3"/>
          <table:table-cell office:value-type="float" office:value="0.608144600673927">
            <text:p>0.608144600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88471620469255">
            <text:p>0.5884716205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608144600673928">
            <text:p>0.608144600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8868143303861">
            <text:p>0.588681433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08144600673928">
            <text:p>0.608144600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58868143303861">
            <text:p>0.588681433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609052145992766">
            <text:p>0.609052146</text:p>
          </table:table-cell>
          <table:table-cell office:value-type="float" office:value="0.00045">
            <text:p>0.00045</text:p>
          </table:table-cell>
          <table:table-cell table:number-columns-repeated="9"/>
        </table:table-row>
        <table:table-row table:style-name="ro1">
          <table:table-cell office:value-type="float" office:value="0.589061697689628">
            <text:p>0.589061697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09052145992766">
            <text:p>0.609052146</text:p>
          </table:table-cell>
          <table:table-cell office:value-type="float" office:value="0.000591666666666667">
            <text:p>0.0005916667</text:p>
          </table:table-cell>
          <table:table-cell table:number-columns-repeated="9"/>
        </table:table-row>
        <table:table-row table:style-name="ro1">
          <table:table-cell office:value-type="float" office:value="0.589061697689628">
            <text:p>0.5890616977</text:p>
          </table:table-cell>
          <table:table-cell office:value-type="float" office:value="0.001375">
            <text:p>0.001375</text:p>
          </table:table-cell>
          <table:table-cell table:number-columns-repeated="3"/>
          <table:table-cell office:value-type="float" office:value="0.610404252701687">
            <text:p>0.610404252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89061697689628">
            <text:p>0.5890616977</text:p>
          </table:table-cell>
          <table:table-cell office:value-type="float" office:value="0.000858333333333333">
            <text:p>0.0008583333</text:p>
          </table:table-cell>
          <table:table-cell table:number-columns-repeated="3"/>
          <table:table-cell office:value-type="float" office:value="0.610404252701687">
            <text:p>0.6104042527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589061697689629">
            <text:p>0.5890616977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610404252701687">
            <text:p>0.610404252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89588978357449">
            <text:p>0.5895889784</text:p>
          </table:table-cell>
          <table:table-cell office:value-type="float" office:value="0.000641666666666667">
            <text:p>0.0006416667</text:p>
          </table:table-cell>
          <table:table-cell table:number-columns-repeated="3"/>
          <table:table-cell office:value-type="float" office:value="0.610784517352705">
            <text:p>0.6107845174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589588978357449">
            <text:p>0.5895889784</text:p>
          </table:table-cell>
          <table:table-cell office:value-type="float" office:value="0.000841666666666667">
            <text:p>0.0008416667</text:p>
          </table:table-cell>
          <table:table-cell table:number-columns-repeated="3"/>
          <table:table-cell office:value-type="float" office:value="0.610968871060918">
            <text:p>0.6109688711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589588978357449">
            <text:p>0.589588978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10968871060918">
            <text:p>0.6109688711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89969243008466">
            <text:p>0.589969243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10968871060919">
            <text:p>0.6109688711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89969243008467">
            <text:p>0.589969243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611101985451169">
            <text:p>0.6111019855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89969243008467">
            <text:p>0.589969243</text:p>
          </table:table-cell>
          <table:table-cell office:value-type="float" office:value="0.000683333333333333">
            <text:p>0.0006833333</text:p>
          </table:table-cell>
          <table:table-cell table:number-columns-repeated="3"/>
          <table:table-cell office:value-type="float" office:value="0.611101985451169">
            <text:p>0.611101985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90876788327305">
            <text:p>0.590876788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11311798020525">
            <text:p>0.611311798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90876788327305">
            <text:p>0.5908767883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611311798020525">
            <text:p>0.611311798</text:p>
          </table:table-cell>
          <table:table-cell office:value-type="float" office:value="0.000641666666666667">
            <text:p>0.0006416667</text:p>
          </table:table-cell>
          <table:table-cell table:number-columns-repeated="9"/>
        </table:table-row>
        <table:table-row table:style-name="ro1">
          <table:table-cell office:value-type="float" office:value="0.590876788327305">
            <text:p>0.5908767883</text:p>
          </table:table-cell>
          <table:table-cell office:value-type="float" office:value="0.000433333333333333">
            <text:p>0.0004333333</text:p>
          </table:table-cell>
          <table:table-cell table:number-columns-repeated="3"/>
          <table:table-cell office:value-type="float" office:value="0.611311798020525">
            <text:p>0.611311798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590876788327305">
            <text:p>0.5908767883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11457313850816">
            <text:p>0.6114573139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9201908246687">
            <text:p>0.5920190825</text:p>
          </table:table-cell>
          <table:table-cell office:value-type="float" office:value="0.000516666666666667">
            <text:p>0.0005166667</text:p>
          </table:table-cell>
          <table:table-cell table:number-columns-repeated="3"/>
          <table:table-cell office:value-type="float" office:value="0.611457313850816">
            <text:p>0.611457313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59201908246687">
            <text:p>0.5920190825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611692062671543">
            <text:p>0.6116920627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59201908246687">
            <text:p>0.592019082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11692062671543">
            <text:p>0.6116920627</text:p>
          </table:table-cell>
          <table:table-cell office:value-type="float" office:value="0.000825">
            <text:p>0.000825</text:p>
          </table:table-cell>
          <table:table-cell table:number-columns-repeated="9"/>
        </table:table-row>
        <table:table-row table:style-name="ro1">
          <table:table-cell office:value-type="float" office:value="0.592228895036226">
            <text:p>0.592228895</text:p>
          </table:table-cell>
          <table:table-cell office:value-type="float" office:value="0.000433333333333333">
            <text:p>0.0004333333</text:p>
          </table:table-cell>
          <table:table-cell table:number-columns-repeated="3"/>
          <table:table-cell office:value-type="float" office:value="0.611692062671543">
            <text:p>0.6116920627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592228895036226">
            <text:p>0.592228895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612599607990381">
            <text:p>0.612599608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592609159687244">
            <text:p>0.59260915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12599607990381">
            <text:p>0.612599608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592609159687244">
            <text:p>0.5926091597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613507153309219">
            <text:p>0.6135071533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592609159687244">
            <text:p>0.5926091597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613507153309219">
            <text:p>0.6135071533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592793513395457">
            <text:p>0.5927935134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613507153309219">
            <text:p>0.6135071533</text:p>
          </table:table-cell>
          <table:table-cell office:value-type="float" office:value="0.000483333333333333">
            <text:p>0.0004833333</text:p>
          </table:table-cell>
          <table:table-cell table:number-columns-repeated="9"/>
        </table:table-row>
        <table:table-row table:style-name="ro1">
          <table:table-cell office:value-type="float" office:value="0.592793513395457">
            <text:p>0.5927935134</text:p>
          </table:table-cell>
          <table:table-cell office:value-type="float" office:value="0.00208333333333333">
            <text:p>0.0020833333</text:p>
          </table:table-cell>
          <table:table-cell table:number-columns-repeated="3"/>
          <table:table-cell office:value-type="float" office:value="0.614624511197413">
            <text:p>0.614624511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92793513395458">
            <text:p>0.5927935134</text:p>
          </table:table-cell>
          <table:table-cell office:value-type="float" office:value="0.000433333333333333">
            <text:p>0.0004333333</text:p>
          </table:table-cell>
          <table:table-cell table:number-columns-repeated="3"/>
          <table:table-cell office:value-type="float" office:value="0.614624511197413">
            <text:p>0.6146245112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592926627785708">
            <text:p>0.592926627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14624511197413">
            <text:p>0.6146245112</text:p>
          </table:table-cell>
          <table:table-cell office:value-type="float" office:value="0.000491666666666667">
            <text:p>0.0004916667</text:p>
          </table:table-cell>
          <table:table-cell office:value-type="float" office:value="0.61">
            <text:p>0.61</text:p>
          </table:table-cell>
          <table:table-cell table:formula="of:=SUM([.G1403:.G1448])" office:value-type="float" office:value="0.0117833333333333">
            <text:p>0.0117833333</text:p>
          </table:table-cell>
          <table:table-cell table:number-columns-repeated="7"/>
        </table:table-row>
        <table:table-row table:style-name="ro1">
          <table:table-cell office:value-type="float" office:value="0.592926627785708">
            <text:p>0.5929266278</text:p>
          </table:table-cell>
          <table:table-cell office:value-type="float" office:value="0.000475">
            <text:p>0.000475</text:p>
          </table:table-cell>
          <table:table-cell table:number-columns-repeated="3"/>
          <table:table-cell office:value-type="float" office:value="0.615004775848431">
            <text:p>0.6150047758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592926627785708">
            <text:p>0.592926627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15004775848431">
            <text:p>0.6150047758</text:p>
          </table:table-cell>
          <table:table-cell office:value-type="float" office:value="0.001">
            <text:p>0.001</text:p>
          </table:table-cell>
          <table:table-cell table:number-columns-repeated="9"/>
        </table:table-row>
        <table:table-row table:style-name="ro1">
          <table:table-cell office:value-type="float" office:value="0.592926627785708">
            <text:p>0.5929266278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615004775848431">
            <text:p>0.6150047758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593136440355064">
            <text:p>0.593136440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15912321167269">
            <text:p>0.615912321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93136440355064">
            <text:p>0.5931364404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615912321167269">
            <text:p>0.615912321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93136440355064">
            <text:p>0.5931364404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61591232116727">
            <text:p>0.615912321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93281956185355">
            <text:p>0.5932819562</text:p>
          </table:table-cell>
          <table:table-cell office:value-type="float" office:value="0.000416666666666667">
            <text:p>0.0004166667</text:p>
          </table:table-cell>
          <table:table-cell table:number-columns-repeated="3"/>
          <table:table-cell office:value-type="float" office:value="0.617054615306834">
            <text:p>0.617054615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93281956185355">
            <text:p>0.5932819562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617054615306834">
            <text:p>0.6170546153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593516705006082">
            <text:p>0.593516705</text:p>
          </table:table-cell>
          <table:table-cell office:value-type="float" office:value="0.000508333333333333">
            <text:p>0.0005083333</text:p>
          </table:table-cell>
          <table:table-cell table:number-columns-repeated="3"/>
          <table:table-cell office:value-type="float" office:value="0.617054615306835">
            <text:p>0.6170546153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93516705006082">
            <text:p>0.593516705</text:p>
          </table:table-cell>
          <table:table-cell office:value-type="float" office:value="0.00095">
            <text:p>0.00095</text:p>
          </table:table-cell>
          <table:table-cell table:number-columns-repeated="3"/>
          <table:table-cell office:value-type="float" office:value="0.617829046235422">
            <text:p>0.6178290462</text:p>
          </table:table-cell>
          <table:table-cell office:value-type="float" office:value="0.00075">
            <text:p>0.00075</text:p>
          </table:table-cell>
          <table:table-cell table:number-columns-repeated="9"/>
        </table:table-row>
        <table:table-row table:style-name="ro1">
          <table:table-cell office:value-type="float" office:value="0.593516705006082">
            <text:p>0.593516705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617829046235422">
            <text:p>0.6178290462</text:p>
          </table:table-cell>
          <table:table-cell office:value-type="float" office:value="0.0009">
            <text:p>0.0009</text:p>
          </table:table-cell>
          <table:table-cell table:number-columns-repeated="9"/>
        </table:table-row>
        <table:table-row table:style-name="ro1">
          <table:table-cell office:value-type="float" office:value="0.594043985673902">
            <text:p>0.5940439857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617829046235422">
            <text:p>0.617829046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94043985673902">
            <text:p>0.5940439857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617962160625673">
            <text:p>0.6179621606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594043985673902">
            <text:p>0.594043985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17962160625673">
            <text:p>0.6179621606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59442425032492">
            <text:p>0.5944242503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618171973195028">
            <text:p>0.6181719732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59442425032492">
            <text:p>0.5944242503</text:p>
          </table:table-cell>
          <table:table-cell office:value-type="float" office:value="0.000541666666666667">
            <text:p>0.0005416667</text:p>
          </table:table-cell>
          <table:table-cell table:number-columns-repeated="3"/>
          <table:table-cell office:value-type="float" office:value="0.618171973195029">
            <text:p>0.6181719732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59442425032492">
            <text:p>0.5944242503</text:p>
          </table:table-cell>
          <table:table-cell office:value-type="float" office:value="0.0000916666666666667">
            <text:p>9.16666666666667E-005</text:p>
          </table:table-cell>
          <table:table-cell office:value-type="float" office:value="0.59">
            <text:p>0.59</text:p>
          </table:table-cell>
          <table:table-cell table:formula="of:=SUM([.B1400:.B1465])" office:value-type="float" office:value="0.022825">
            <text:p>0.022825</text:p>
          </table:table-cell>
          <table:table-cell/>
          <table:table-cell office:value-type="float" office:value="0.61831748902532">
            <text:p>0.618317489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595331795643758">
            <text:p>0.5953317956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1831748902532">
            <text:p>0.618317489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95331795643758">
            <text:p>0.5953317956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618552237846046">
            <text:p>0.6185522378</text:p>
          </table:table-cell>
          <table:table-cell office:value-type="float" office:value="0.00065">
            <text:p>0.00065</text:p>
          </table:table-cell>
          <table:table-cell table:number-columns-repeated="9"/>
        </table:table-row>
        <table:table-row table:style-name="ro1">
          <table:table-cell office:value-type="float" office:value="0.595331795643758">
            <text:p>0.5953317956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18552237846047">
            <text:p>0.6185522378</text:p>
          </table:table-cell>
          <table:table-cell office:value-type="float" office:value="0.00125">
            <text:p>0.00125</text:p>
          </table:table-cell>
          <table:table-cell table:number-columns-repeated="9"/>
        </table:table-row>
        <table:table-row table:style-name="ro1">
          <table:table-cell office:value-type="float" office:value="0.596449153531952">
            <text:p>0.5964491535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618552237846047">
            <text:p>0.6185522378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596449153531952">
            <text:p>0.596449153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19079518513867">
            <text:p>0.6190795185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596449153531952">
            <text:p>0.596449153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19079518513867">
            <text:p>0.6190795185</text:p>
          </table:table-cell>
          <table:table-cell office:value-type="float" office:value="0.0012">
            <text:p>0.0012</text:p>
          </table:table-cell>
          <table:table-cell table:number-columns-repeated="9"/>
        </table:table-row>
        <table:table-row table:style-name="ro1">
          <table:table-cell office:value-type="float" office:value="0.59682941818297">
            <text:p>0.5968294182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619079518513867">
            <text:p>0.6190795185</text:p>
          </table:table-cell>
          <table:table-cell office:value-type="float" office:value="0.000608333333333333">
            <text:p>0.0006083333</text:p>
          </table:table-cell>
          <table:table-cell table:number-columns-repeated="9"/>
        </table:table-row>
        <table:table-row table:style-name="ro1">
          <table:table-cell office:value-type="float" office:value="0.59682941818297">
            <text:p>0.5968294182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619459783164885">
            <text:p>0.6194597832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59682941818297">
            <text:p>0.5968294182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619459783164885">
            <text:p>0.6194597832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597064167003697">
            <text:p>0.59706416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19459783164885">
            <text:p>0.6194597832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97064167003697">
            <text:p>0.59706416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620367328483723">
            <text:p>0.6203673285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597736963501808">
            <text:p>0.5977369635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620367328483723">
            <text:p>0.6203673285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597736963501809">
            <text:p>0.5977369635</text:p>
          </table:table-cell>
          <table:table-cell office:value-type="float" office:value="0.000733333333333333">
            <text:p>0.0007333333</text:p>
          </table:table-cell>
          <table:table-cell table:number-columns-repeated="3"/>
          <table:table-cell office:value-type="float" office:value="0.621484686371917">
            <text:p>0.6214846864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597736963501809">
            <text:p>0.5977369635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621864951022935">
            <text:p>0.621864951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598879257641373">
            <text:p>0.598879257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21864951022935">
            <text:p>0.621864951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598879257641373">
            <text:p>0.5988792576</text:p>
          </table:table-cell>
          <table:table-cell office:value-type="float" office:value="0.001175">
            <text:p>0.001175</text:p>
          </table:table-cell>
          <table:table-cell table:number-columns-repeated="3"/>
          <table:table-cell office:value-type="float" office:value="0.621864951022935">
            <text:p>0.621864951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98879257641374">
            <text:p>0.5988792576</text:p>
          </table:table-cell>
          <table:table-cell office:value-type="float" office:value="0.000466666666666667">
            <text:p>0.0004666667</text:p>
          </table:table-cell>
          <table:table-cell table:number-columns-repeated="3"/>
          <table:table-cell office:value-type="float" office:value="0.622099699843662">
            <text:p>0.622099699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98879257641374">
            <text:p>0.5988792576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22099699843662">
            <text:p>0.6220996998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59961635087855">
            <text:p>0.5996163509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22099699843662">
            <text:p>0.622099699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59961635087855">
            <text:p>0.5996163509</text:p>
          </table:table-cell>
          <table:table-cell office:value-type="float" office:value="0.000416666666666667">
            <text:p>0.0004166667</text:p>
          </table:table-cell>
          <table:table-cell table:number-columns-repeated="3"/>
          <table:table-cell office:value-type="float" office:value="0.622772496341773">
            <text:p>0.622772496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9961635087855">
            <text:p>0.599616350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22772496341773">
            <text:p>0.6227724963</text:p>
          </table:table-cell>
          <table:table-cell office:value-type="float" office:value="0.000525">
            <text:p>0.000525</text:p>
          </table:table-cell>
          <table:table-cell table:number-columns-repeated="9"/>
        </table:table-row>
        <table:table-row table:style-name="ro1">
          <table:table-cell office:value-type="float" office:value="0.599653688569961">
            <text:p>0.599653688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22772496341773">
            <text:p>0.6227724963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599653688569961">
            <text:p>0.5996536886</text:p>
          </table:table-cell>
          <table:table-cell office:value-type="float" office:value="0.00035">
            <text:p>0.00035</text:p>
          </table:table-cell>
          <table:table-cell table:number-columns-repeated="3"/>
          <table:table-cell office:value-type="float" office:value="0.623914790481338">
            <text:p>0.623914790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599653688569961">
            <text:p>0.5996536886</text:p>
          </table:table-cell>
          <table:table-cell office:value-type="float" office:value="0.000591666666666667">
            <text:p>0.0005916667</text:p>
          </table:table-cell>
          <table:table-cell table:number-columns-repeated="3"/>
          <table:table-cell office:value-type="float" office:value="0.623914790481338">
            <text:p>0.6239147905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599653688569961">
            <text:p>0.599653688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23914790481338">
            <text:p>0.623914790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599786802960212">
            <text:p>0.599786803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24651883718514">
            <text:p>0.624651883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599786802960212">
            <text:p>0.599786803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624651883718514">
            <text:p>0.624651883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599786802960212">
            <text:p>0.599786803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624822335800176">
            <text:p>0.6248223358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599996615529568">
            <text:p>0.5999966155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24822335800176">
            <text:p>0.6248223358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599996615529568">
            <text:p>0.5999966155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624822335800176">
            <text:p>0.6248223358</text:p>
          </table:table-cell>
          <table:table-cell office:value-type="float" office:value="0.000158333333333333">
            <text:p>0.0001583333</text:p>
          </table:table-cell>
          <table:table-cell office:value-type="float" office:value="0.62">
            <text:p>0.62</text:p>
          </table:table-cell>
          <table:table-cell table:formula="of:=SUM([.G1449:.G1495])" office:value-type="float" office:value="0.0123916666666667">
            <text:p>0.0123916667</text:p>
          </table:table-cell>
          <table:table-cell table:number-columns-repeated="7"/>
        </table:table-row>
        <table:table-row table:style-name="ro1">
          <table:table-cell office:value-type="float" office:value="0.599996615529568">
            <text:p>0.5999966155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625032148369532">
            <text:p>0.6250321484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600142131359859">
            <text:p>0.6001421314</text:p>
          </table:table-cell>
          <table:table-cell office:value-type="float" office:value="0.000566666666666667">
            <text:p>0.0005666667</text:p>
          </table:table-cell>
          <table:table-cell table:number-columns-repeated="3"/>
          <table:table-cell office:value-type="float" office:value="0.625032148369532">
            <text:p>0.6250321484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600142131359859">
            <text:p>0.6001421314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625032148369532">
            <text:p>0.6250321484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office:value-type="float" office:value="0.600376880180585">
            <text:p>0.6003768802</text:p>
          </table:table-cell>
          <table:table-cell office:value-type="float" office:value="0.00065">
            <text:p>0.00065</text:p>
          </table:table-cell>
          <table:table-cell table:number-columns-repeated="3"/>
          <table:table-cell office:value-type="float" office:value="0.62541241302055">
            <text:p>0.625412413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600376880180586">
            <text:p>0.6003768802</text:p>
          </table:table-cell>
          <table:table-cell office:value-type="float" office:value="0.000566666666666667">
            <text:p>0.0005666667</text:p>
          </table:table-cell>
          <table:table-cell table:number-columns-repeated="3"/>
          <table:table-cell office:value-type="float" office:value="0.62541241302055">
            <text:p>0.625412413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600376880180586">
            <text:p>0.6003768802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25412413020551">
            <text:p>0.625412413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00904160848406">
            <text:p>0.6009041608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62593969368837">
            <text:p>0.6259396937</text:p>
          </table:table-cell>
          <table:table-cell office:value-type="float" office:value="0.000683333333333333">
            <text:p>0.0006833333</text:p>
          </table:table-cell>
          <table:table-cell table:number-columns-repeated="9"/>
        </table:table-row>
        <table:table-row table:style-name="ro1">
          <table:table-cell office:value-type="float" office:value="0.600904160848406">
            <text:p>0.6009041608</text:p>
          </table:table-cell>
          <table:table-cell office:value-type="float" office:value="0.00108333333333333">
            <text:p>0.0010833333</text:p>
          </table:table-cell>
          <table:table-cell table:number-columns-repeated="3"/>
          <table:table-cell office:value-type="float" office:value="0.62593969368837">
            <text:p>0.6259396937</text:p>
          </table:table-cell>
          <table:table-cell office:value-type="float" office:value="0.000441666666666667">
            <text:p>0.0004416667</text:p>
          </table:table-cell>
          <table:table-cell table:number-columns-repeated="9"/>
        </table:table-row>
        <table:table-row table:style-name="ro1">
          <table:table-cell office:value-type="float" office:value="0.600904160848406">
            <text:p>0.6009041608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25939693688371">
            <text:p>0.625939693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01284425499424">
            <text:p>0.6012844255</text:p>
          </table:table-cell>
          <table:table-cell office:value-type="float" office:value="0.000408333333333333">
            <text:p>0.0004083333</text:p>
          </table:table-cell>
          <table:table-cell table:number-columns-repeated="3"/>
          <table:table-cell office:value-type="float" office:value="0.626319958339388">
            <text:p>0.6263199583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601284425499424">
            <text:p>0.6012844255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26319958339389">
            <text:p>0.6263199583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02191970818262">
            <text:p>0.6021919708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627227503658226">
            <text:p>0.627227503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02191970818262">
            <text:p>0.6021919708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627227503658227">
            <text:p>0.6272275037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602191970818262">
            <text:p>0.602191970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27227503658227">
            <text:p>0.6272275037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603309328706456">
            <text:p>0.6033093287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627227503658227">
            <text:p>0.6272275037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603309328706456">
            <text:p>0.6033093287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628959875018166">
            <text:p>0.62895987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03689593357474">
            <text:p>0.6036895934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28959875018166">
            <text:p>0.62895987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03689593357474">
            <text:p>0.6036895934</text:p>
          </table:table-cell>
          <table:table-cell office:value-type="float" office:value="0.000508333333333333">
            <text:p>0.0005083333</text:p>
          </table:table-cell>
          <table:table-cell table:number-columns-repeated="3"/>
          <table:table-cell office:value-type="float" office:value="0.629487155685986">
            <text:p>0.629487155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03689593357474">
            <text:p>0.6036895934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29487155685986">
            <text:p>0.6294871557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603924342178201">
            <text:p>0.6039243422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29487155685986">
            <text:p>0.6294871557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604597138676312">
            <text:p>0.6045971387</text:p>
          </table:table-cell>
          <table:table-cell office:value-type="float" office:value="0.00119166666666667">
            <text:p>0.0011916667</text:p>
          </table:table-cell>
          <table:table-cell table:number-columns-repeated="3"/>
          <table:table-cell office:value-type="float" office:value="0.629632671516277">
            <text:p>0.6296326715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604597138676312">
            <text:p>0.6045971387</text:p>
          </table:table-cell>
          <table:table-cell office:value-type="float" office:value="0.00109166666666667">
            <text:p>0.0010916667</text:p>
          </table:table-cell>
          <table:table-cell table:number-columns-repeated="3"/>
          <table:table-cell office:value-type="float" office:value="0.629632671516277">
            <text:p>0.6296326715</text:p>
          </table:table-cell>
          <table:table-cell office:value-type="float" office:value="0.00045">
            <text:p>0.00045</text:p>
          </table:table-cell>
          <table:table-cell table:number-columns-repeated="9"/>
        </table:table-row>
        <table:table-row table:style-name="ro1">
          <table:table-cell office:value-type="float" office:value="0.604597138676312">
            <text:p>0.6045971387</text:p>
          </table:table-cell>
          <table:table-cell office:value-type="float" office:value="0.000308333333333333">
            <text:p>0.0003083333</text:p>
          </table:table-cell>
          <table:table-cell table:number-columns-repeated="3"/>
          <table:table-cell office:value-type="float" office:value="0.629632671516277">
            <text:p>0.629632671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04831887497039">
            <text:p>0.604831887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29867420337004">
            <text:p>0.6298674203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04831887497039">
            <text:p>0.6048318875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629867420337004">
            <text:p>0.6298674203</text:p>
          </table:table-cell>
          <table:table-cell office:value-type="float" office:value="0.00065">
            <text:p>0.00065</text:p>
          </table:table-cell>
          <table:table-cell table:number-columns-repeated="9"/>
        </table:table-row>
        <table:table-row table:style-name="ro1">
          <table:table-cell office:value-type="float" office:value="0.604831887497039">
            <text:p>0.6048318875</text:p>
          </table:table-cell>
          <table:table-cell office:value-type="float" office:value="0.00005">
            <text:p>0.00005</text:p>
          </table:table-cell>
          <table:table-cell office:value-type="float" office:value="0.6">
            <text:p>0.6</text:p>
          </table:table-cell>
          <table:table-cell table:formula="of:=SUM([.B1466:.B1521])" office:value-type="float" office:value="0.015725">
            <text:p>0.015725</text:p>
          </table:table-cell>
          <table:table-cell/>
          <table:table-cell office:value-type="float" office:value="0.629867420337004">
            <text:p>0.6298674203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605739432815877">
            <text:p>0.6057394328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30394701004824">
            <text:p>0.63039470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05739432815877">
            <text:p>0.6057394328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630774965655842">
            <text:p>0.6307749657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06476526053053">
            <text:p>0.6064765261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630774965655842">
            <text:p>0.630774965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606476526053053">
            <text:p>0.6064765261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630774965655842">
            <text:p>0.630774965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06476526053053">
            <text:p>0.6064765261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63168251097468">
            <text:p>0.63168251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06646978134715">
            <text:p>0.6066469781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63168251097468">
            <text:p>0.631682511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606646978134715">
            <text:p>0.6066469781</text:p>
          </table:table-cell>
          <table:table-cell office:value-type="float" office:value="0.00181666666666667">
            <text:p>0.0018166667</text:p>
          </table:table-cell>
          <table:table-cell table:number-columns-repeated="3"/>
          <table:table-cell office:value-type="float" office:value="0.63168251097468">
            <text:p>0.631682511</text:p>
          </table:table-cell>
          <table:table-cell office:value-type="float" office:value="0.000783333333333333">
            <text:p>0.0007833333</text:p>
          </table:table-cell>
          <table:table-cell table:number-columns-repeated="9"/>
        </table:table-row>
        <table:table-row table:style-name="ro1">
          <table:table-cell office:value-type="float" office:value="0.606646978134716">
            <text:p>0.6066469781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63168251097468">
            <text:p>0.631682511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606856790704071">
            <text:p>0.6068567907</text:p>
          </table:table-cell>
          <table:table-cell office:value-type="float" office:value="0.000491666666666667">
            <text:p>0.0004916667</text:p>
          </table:table-cell>
          <table:table-cell table:number-columns-repeated="3"/>
          <table:table-cell office:value-type="float" office:value="0.632799868862874">
            <text:p>0.6327998689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606856790704071">
            <text:p>0.6068567907</text:p>
          </table:table-cell>
          <table:table-cell office:value-type="float" office:value="0.000666666666666667">
            <text:p>0.0006666667</text:p>
          </table:table-cell>
          <table:table-cell table:number-columns-repeated="3"/>
          <table:table-cell office:value-type="float" office:value="0.632799868862874">
            <text:p>0.6327998689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06856790704071">
            <text:p>0.606856790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32799868862874">
            <text:p>0.6327998689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07237055355089">
            <text:p>0.6072370554</text:p>
          </table:table-cell>
          <table:table-cell office:value-type="float" office:value="0.000925">
            <text:p>0.000925</text:p>
          </table:table-cell>
          <table:table-cell table:number-columns-repeated="3"/>
          <table:table-cell office:value-type="float" office:value="0.633180133513892">
            <text:p>0.633180133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07237055355089">
            <text:p>0.6072370554</text:p>
          </table:table-cell>
          <table:table-cell office:value-type="float" office:value="0.00101666666666667">
            <text:p>0.0010166667</text:p>
          </table:table-cell>
          <table:table-cell table:number-columns-repeated="3"/>
          <table:table-cell office:value-type="float" office:value="0.633180133513892">
            <text:p>0.6331801335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60776433602291">
            <text:p>0.607764336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633180133513892">
            <text:p>0.6331801335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0776433602291">
            <text:p>0.607764336</text:p>
          </table:table-cell>
          <table:table-cell office:value-type="float" office:value="0.000333333333333333">
            <text:p>0.0003333333</text:p>
          </table:table-cell>
          <table:table-cell table:number-columns-repeated="3"/>
          <table:table-cell office:value-type="float" office:value="0.633180133513892">
            <text:p>0.633180133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0776433602291">
            <text:p>0.607764336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3408767883273">
            <text:p>0.6340876788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08144600673927">
            <text:p>0.6081446007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63408767883273">
            <text:p>0.6340876788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08144600673928">
            <text:p>0.608144600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34087678832731">
            <text:p>0.6340876788</text:p>
          </table:table-cell>
          <table:table-cell office:value-type="float" office:value="0.0000416666666666667">
            <text:p>4.16666666666667E-005</text:p>
          </table:table-cell>
          <table:table-cell office:value-type="float" office:value="0.63">
            <text:p>0.63</text:p>
          </table:table-cell>
          <table:table-cell table:formula="of:=SUM([.G1496:.G1539])" office:value-type="float" office:value="0.00861666666666667">
            <text:p>0.0086166667</text:p>
          </table:table-cell>
          <table:table-cell table:number-columns-repeated="7"/>
        </table:table-row>
        <table:table-row table:style-name="ro1">
          <table:table-cell office:value-type="float" office:value="0.608144600673928">
            <text:p>0.6081446007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35229972972295">
            <text:p>0.63522997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09052145992766">
            <text:p>0.609052146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35229972972295">
            <text:p>0.63522997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09052145992766">
            <text:p>0.609052146</text:p>
          </table:table-cell>
          <table:table-cell office:value-type="float" office:value="0.000475">
            <text:p>0.000475</text:p>
          </table:table-cell>
          <table:table-cell table:number-columns-repeated="3"/>
          <table:table-cell office:value-type="float" office:value="0.636004403900883">
            <text:p>0.6360044039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09052145992766">
            <text:p>0.609052146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636004403900883">
            <text:p>0.6360044039</text:p>
          </table:table-cell>
          <table:table-cell office:value-type="float" office:value="0.000708333333333333">
            <text:p>0.0007083333</text:p>
          </table:table-cell>
          <table:table-cell table:number-columns-repeated="9"/>
        </table:table-row>
        <table:table-row table:style-name="ro1">
          <table:table-cell office:value-type="float" office:value="0.610404252701687">
            <text:p>0.6104042527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36004403900883">
            <text:p>0.6360044039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610784517352705">
            <text:p>0.6107845174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636137518291134">
            <text:p>0.6361375183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10968871060918">
            <text:p>0.6109688711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636137518291134">
            <text:p>0.6361375183</text:p>
          </table:table-cell>
          <table:table-cell office:value-type="float" office:value="0.000541666666666667">
            <text:p>0.0005416667</text:p>
          </table:table-cell>
          <table:table-cell table:number-columns-repeated="9"/>
        </table:table-row>
        <table:table-row table:style-name="ro1">
          <table:table-cell office:value-type="float" office:value="0.610968871060918">
            <text:p>0.6109688711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636137518291134">
            <text:p>0.6361375183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610968871060919">
            <text:p>0.6109688711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36347330860489">
            <text:p>0.6363473309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611101985451169">
            <text:p>0.6111019855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63634733086049">
            <text:p>0.6363473309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611101985451169">
            <text:p>0.611101985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3634733086049">
            <text:p>0.6363473309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611311798020525">
            <text:p>0.611311798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3649284669078">
            <text:p>0.636492846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11311798020525">
            <text:p>0.611311798</text:p>
          </table:table-cell>
          <table:table-cell office:value-type="float" office:value="0.000716666666666667">
            <text:p>0.0007166667</text:p>
          </table:table-cell>
          <table:table-cell table:number-columns-repeated="3"/>
          <table:table-cell office:value-type="float" office:value="0.636492846690781">
            <text:p>0.6364928467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611311798020525">
            <text:p>0.611311798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636492846690781">
            <text:p>0.636492846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11457313850816">
            <text:p>0.6114573139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636727595511507">
            <text:p>0.636727595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11457313850816">
            <text:p>0.6114573139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636727595511507">
            <text:p>0.6367275955</text:p>
          </table:table-cell>
          <table:table-cell office:value-type="float" office:value="0.000741666666666667">
            <text:p>0.0007416667</text:p>
          </table:table-cell>
          <table:table-cell table:number-columns-repeated="9"/>
        </table:table-row>
        <table:table-row table:style-name="ro1">
          <table:table-cell office:value-type="float" office:value="0.611692062671543">
            <text:p>0.611692062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36727595511508">
            <text:p>0.6367275955</text:p>
          </table:table-cell>
          <table:table-cell office:value-type="float" office:value="0.000966666666666667">
            <text:p>0.0009666667</text:p>
          </table:table-cell>
          <table:table-cell table:number-columns-repeated="9"/>
        </table:table-row>
        <table:table-row table:style-name="ro1">
          <table:table-cell office:value-type="float" office:value="0.611692062671543">
            <text:p>0.6116920627</text:p>
          </table:table-cell>
          <table:table-cell office:value-type="float" office:value="0.00105833333333333">
            <text:p>0.0010583333</text:p>
          </table:table-cell>
          <table:table-cell table:number-columns-repeated="3"/>
          <table:table-cell office:value-type="float" office:value="0.636727595511508">
            <text:p>0.6367275955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611692062671543">
            <text:p>0.611692062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37254876179328">
            <text:p>0.637254876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12599607990381">
            <text:p>0.612599608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37254876179328">
            <text:p>0.6372548762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612599607990381">
            <text:p>0.61259960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37254876179328">
            <text:p>0.6372548762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612599607990381">
            <text:p>0.61259960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37635140830346">
            <text:p>0.6376351408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613507153309219">
            <text:p>0.6135071533</text:p>
          </table:table-cell>
          <table:table-cell office:value-type="float" office:value="0.00055">
            <text:p>0.00055</text:p>
          </table:table-cell>
          <table:table-cell table:number-columns-repeated="3"/>
          <table:table-cell office:value-type="float" office:value="0.637635140830346">
            <text:p>0.6376351408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613507153309219">
            <text:p>0.6135071533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637635140830346">
            <text:p>0.6376351408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13507153309219">
            <text:p>0.6135071533</text:p>
          </table:table-cell>
          <table:table-cell office:value-type="float" office:value="0.000783333333333333">
            <text:p>0.0007833333</text:p>
          </table:table-cell>
          <table:table-cell table:number-columns-repeated="3"/>
          <table:table-cell office:value-type="float" office:value="0.638542686149184">
            <text:p>0.6385426861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614624511197413">
            <text:p>0.6146245112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638542686149184">
            <text:p>0.6385426861</text:p>
          </table:table-cell>
          <table:table-cell office:value-type="float" office:value="0.0005">
            <text:p>0.0005</text:p>
          </table:table-cell>
          <table:table-cell table:number-columns-repeated="9"/>
        </table:table-row>
        <table:table-row table:style-name="ro1">
          <table:table-cell office:value-type="float" office:value="0.614624511197413">
            <text:p>0.6146245112</text:p>
          </table:table-cell>
          <table:table-cell office:value-type="float" office:value="0.000483333333333333">
            <text:p>0.0004833333</text:p>
          </table:table-cell>
          <table:table-cell office:value-type="float" office:value="0.61">
            <text:p>0.61</text:p>
          </table:table-cell>
          <table:table-cell table:formula="of:=SUM([.B1522:.B1566])" office:value-type="float" office:value="0.0148">
            <text:p>0.0148</text:p>
          </table:table-cell>
          <table:table-cell/>
          <table:table-cell office:value-type="float" office:value="0.638542686149184">
            <text:p>0.638542686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15004775848431">
            <text:p>0.6150047758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639660044037378">
            <text:p>0.639660044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15004775848431">
            <text:p>0.6150047758</text:p>
          </table:table-cell>
          <table:table-cell office:value-type="float" office:value="0.00144166666666667">
            <text:p>0.0014416667</text:p>
          </table:table-cell>
          <table:table-cell table:number-columns-repeated="3"/>
          <table:table-cell office:value-type="float" office:value="0.639660044037378">
            <text:p>0.639660044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15004775848431">
            <text:p>0.6150047758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639660044037378">
            <text:p>0.639660044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615912321167269">
            <text:p>0.6159123212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40040308688396">
            <text:p>0.6400403087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15912321167269">
            <text:p>0.6159123212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40040308688396">
            <text:p>0.6400403087</text:p>
          </table:table-cell>
          <table:table-cell office:value-type="float" office:value="0.000391666666666667">
            <text:p>0.0003916667</text:p>
          </table:table-cell>
          <table:table-cell table:number-columns-repeated="9"/>
        </table:table-row>
        <table:table-row table:style-name="ro1">
          <table:table-cell office:value-type="float" office:value="0.61591232116727">
            <text:p>0.615912321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40040308688396">
            <text:p>0.640040308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16147069987996">
            <text:p>0.6161470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40275057509123">
            <text:p>0.6402750575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16147069987996">
            <text:p>0.6161470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40275057509123">
            <text:p>0.640275057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17054615306834">
            <text:p>0.6170546153</text:p>
          </table:table-cell>
          <table:table-cell office:value-type="float" office:value="0.000558333333333333">
            <text:p>0.0005583333</text:p>
          </table:table-cell>
          <table:table-cell table:number-columns-repeated="3"/>
          <table:table-cell office:value-type="float" office:value="0.640947854007234">
            <text:p>0.640947854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17054615306835">
            <text:p>0.6170546153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640947854007234">
            <text:p>0.640947854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617054615306835">
            <text:p>0.617054615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41182602827961">
            <text:p>0.641182602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17829046235422">
            <text:p>0.6178290462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641182602827961">
            <text:p>0.641182602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17829046235422">
            <text:p>0.6178290462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642827241383975">
            <text:p>0.642827241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17962160625673">
            <text:p>0.6179621606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42997693465637">
            <text:p>0.642997693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17962160625673">
            <text:p>0.6179621606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642997693465637">
            <text:p>0.6429976935</text:p>
          </table:table-cell>
          <table:table-cell office:value-type="float" office:value="0.000733333333333333">
            <text:p>0.0007333333</text:p>
          </table:table-cell>
          <table:table-cell table:number-columns-repeated="9"/>
        </table:table-row>
        <table:table-row table:style-name="ro1">
          <table:table-cell office:value-type="float" office:value="0.617962160625673">
            <text:p>0.6179621606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642997693465637">
            <text:p>0.6429976935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618171973195028">
            <text:p>0.618171973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43207506034993">
            <text:p>0.643207506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18171973195029">
            <text:p>0.6181719732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643207506034993">
            <text:p>0.643207506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618171973195029">
            <text:p>0.6181719732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43207506034993">
            <text:p>0.643207506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1831748902532">
            <text:p>0.61831748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43207506034993">
            <text:p>0.64320750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1831748902532">
            <text:p>0.618317489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643587770686011">
            <text:p>0.643587770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1831748902532">
            <text:p>0.618317489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643587770686011">
            <text:p>0.6435877707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office:value-type="float" office:value="0.618552237846046">
            <text:p>0.6185522378</text:p>
          </table:table-cell>
          <table:table-cell office:value-type="float" office:value="0.000566666666666667">
            <text:p>0.0005666667</text:p>
          </table:table-cell>
          <table:table-cell table:number-columns-repeated="3"/>
          <table:table-cell office:value-type="float" office:value="0.643587770686011">
            <text:p>0.6435877707</text:p>
          </table:table-cell>
          <table:table-cell office:value-type="float" office:value="0.001225">
            <text:p>0.001225</text:p>
          </table:table-cell>
          <table:table-cell table:number-columns-repeated="9"/>
        </table:table-row>
        <table:table-row table:style-name="ro1">
          <table:table-cell office:value-type="float" office:value="0.618552237846047">
            <text:p>0.6185522378</text:p>
          </table:table-cell>
          <table:table-cell office:value-type="float" office:value="0.00095">
            <text:p>0.00095</text:p>
          </table:table-cell>
          <table:table-cell table:number-columns-repeated="3"/>
          <table:table-cell office:value-type="float" office:value="0.644115051353831">
            <text:p>0.644115051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18552237846047">
            <text:p>0.618552237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44115051353831">
            <text:p>0.6441150514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619079518513867">
            <text:p>0.6190795185</text:p>
          </table:table-cell>
          <table:table-cell office:value-type="float" office:value="0.000975">
            <text:p>0.000975</text:p>
          </table:table-cell>
          <table:table-cell table:number-columns-repeated="3"/>
          <table:table-cell office:value-type="float" office:value="0.644115051353831">
            <text:p>0.6441150514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619079518513867">
            <text:p>0.6190795185</text:p>
          </table:table-cell>
          <table:table-cell office:value-type="float" office:value="0.00130833333333333">
            <text:p>0.0013083333</text:p>
          </table:table-cell>
          <table:table-cell table:number-columns-repeated="3"/>
          <table:table-cell office:value-type="float" office:value="0.644115051353832">
            <text:p>0.6441150514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619079518513867">
            <text:p>0.619079518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44495316004849">
            <text:p>0.64449531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19459783164885">
            <text:p>0.6194597832</text:p>
          </table:table-cell>
          <table:table-cell office:value-type="float" office:value="0.000858333333333333">
            <text:p>0.0008583333</text:p>
          </table:table-cell>
          <table:table-cell table:number-columns-repeated="3"/>
          <table:table-cell office:value-type="float" office:value="0.644495316004849">
            <text:p>0.644495316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619459783164885">
            <text:p>0.6194597832</text:p>
          </table:table-cell>
          <table:table-cell office:value-type="float" office:value="0.00075">
            <text:p>0.00075</text:p>
          </table:table-cell>
          <table:table-cell table:number-columns-repeated="3"/>
          <table:table-cell office:value-type="float" office:value="0.644495316004849">
            <text:p>0.644495316</text:p>
          </table:table-cell>
          <table:table-cell office:value-type="float" office:value="0.000525">
            <text:p>0.000525</text:p>
          </table:table-cell>
          <table:table-cell table:number-columns-repeated="9"/>
        </table:table-row>
        <table:table-row table:style-name="ro1">
          <table:table-cell office:value-type="float" office:value="0.619459783164885">
            <text:p>0.6194597832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64449531600485">
            <text:p>0.644495316</text:p>
          </table:table-cell>
          <table:table-cell office:value-type="float" office:value="0.000025">
            <text:p>0.000025</text:p>
          </table:table-cell>
          <table:table-cell office:value-type="float" office:value="0.64">
            <text:p>0.64</text:p>
          </table:table-cell>
          <table:table-cell table:formula="of:=SUM([.G1540:.G1597])" office:value-type="float" office:value="0.0129916666666667">
            <text:p>0.0129916667</text:p>
          </table:table-cell>
          <table:table-cell table:number-columns-repeated="7"/>
        </table:table-row>
        <table:table-row table:style-name="ro1">
          <table:table-cell office:value-type="float" office:value="0.620367328483723">
            <text:p>0.6203673285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645402861323688">
            <text:p>0.6454028613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20367328483723">
            <text:p>0.6203673285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645402861323688">
            <text:p>0.6454028613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620367328483723">
            <text:p>0.620367328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45402861323688">
            <text:p>0.645402861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21484686371917">
            <text:p>0.621484686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47135232683626">
            <text:p>0.647135232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21484686371917">
            <text:p>0.6214846864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47135232683627">
            <text:p>0.6471352327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621484686371917">
            <text:p>0.621484686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47808029181738">
            <text:p>0.647808029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21864951022935">
            <text:p>0.621864951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647808029181738">
            <text:p>0.6478080292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621864951022935">
            <text:p>0.621864951</text:p>
          </table:table-cell>
          <table:table-cell office:value-type="float" office:value="0.000491666666666667">
            <text:p>0.0004916667</text:p>
          </table:table-cell>
          <table:table-cell table:number-columns-repeated="3"/>
          <table:table-cell office:value-type="float" office:value="0.647808029181738">
            <text:p>0.6478080292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621864951022935">
            <text:p>0.621864951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647808029181738">
            <text:p>0.647808029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22099699843662">
            <text:p>0.622099699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48042778002465">
            <text:p>0.648042778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22099699843662">
            <text:p>0.6220996998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648042778002465">
            <text:p>0.648042778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22772496341773">
            <text:p>0.6227724963</text:p>
          </table:table-cell>
          <table:table-cell office:value-type="float" office:value="0.000625">
            <text:p>0.000625</text:p>
          </table:table-cell>
          <table:table-cell table:number-columns-repeated="3"/>
          <table:table-cell office:value-type="float" office:value="0.648570058670285">
            <text:p>0.648570058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22772496341773">
            <text:p>0.6227724963</text:p>
          </table:table-cell>
          <table:table-cell office:value-type="float" office:value="0.000966666666666667">
            <text:p>0.0009666667</text:p>
          </table:table-cell>
          <table:table-cell table:number-columns-repeated="3"/>
          <table:table-cell office:value-type="float" office:value="0.648950323321303">
            <text:p>0.6489503233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622772496341773">
            <text:p>0.6227724963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648950323321303">
            <text:p>0.6489503233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623914790481338">
            <text:p>0.6239147905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648950323321303">
            <text:p>0.648950323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23914790481338">
            <text:p>0.6239147905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649857868640141">
            <text:p>0.6498578686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624651883718514">
            <text:p>0.6246518837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649857868640141">
            <text:p>0.6498578686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624651883718514">
            <text:p>0.6246518837</text:p>
          </table:table-cell>
          <table:table-cell office:value-type="float" office:value="0.000391666666666667">
            <text:p>0.0003916667</text:p>
          </table:table-cell>
          <table:table-cell table:number-columns-repeated="3"/>
          <table:table-cell office:value-type="float" office:value="0.649857868640141">
            <text:p>0.6498578686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24822335800176">
            <text:p>0.624822335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50975226528335">
            <text:p>0.6509752265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24822335800176">
            <text:p>0.6248223358</text:p>
          </table:table-cell>
          <table:table-cell office:value-type="float" office:value="0.000783333333333333">
            <text:p>0.0007833333</text:p>
          </table:table-cell>
          <table:table-cell table:number-columns-repeated="3"/>
          <table:table-cell office:value-type="float" office:value="0.650975226528335">
            <text:p>0.6509752265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24822335800176">
            <text:p>0.6248223358</text:p>
          </table:table-cell>
          <table:table-cell office:value-type="float" office:value="0.000183333333333333">
            <text:p>0.0001833333</text:p>
          </table:table-cell>
          <table:table-cell office:value-type="float" office:value="0.62">
            <text:p>0.62</text:p>
          </table:table-cell>
          <table:table-cell table:formula="of:=SUM([.B1567:.B1618])" office:value-type="float" office:value="0.017075">
            <text:p>0.017075</text:p>
          </table:table-cell>
          <table:table-cell/>
          <table:table-cell office:value-type="float" office:value="0.650975226528335">
            <text:p>0.6509752265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25032148369532">
            <text:p>0.6250321484</text:p>
          </table:table-cell>
          <table:table-cell office:value-type="float" office:value="0.000808333333333333">
            <text:p>0.0008083333</text:p>
          </table:table-cell>
          <table:table-cell table:number-columns-repeated="3"/>
          <table:table-cell office:value-type="float" office:value="0.652263036498191">
            <text:p>0.652263036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25032148369532">
            <text:p>0.6250321484</text:p>
          </table:table-cell>
          <table:table-cell office:value-type="float" office:value="0.000516666666666667">
            <text:p>0.0005166667</text:p>
          </table:table-cell>
          <table:table-cell table:number-columns-repeated="3"/>
          <table:table-cell office:value-type="float" office:value="0.652263036498191">
            <text:p>0.6522630365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625032148369532">
            <text:p>0.6250321484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652263036498191">
            <text:p>0.6522630365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2541241302055">
            <text:p>0.625412413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52263036498192">
            <text:p>0.652263036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2541241302055">
            <text:p>0.625412413</text:p>
          </table:table-cell>
          <table:table-cell office:value-type="float" office:value="0.000475">
            <text:p>0.000475</text:p>
          </table:table-cell>
          <table:table-cell table:number-columns-repeated="3"/>
          <table:table-cell office:value-type="float" office:value="0.654179761566344">
            <text:p>0.6541797616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62541241302055">
            <text:p>0.625412413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654312875956594">
            <text:p>0.654312876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25412413020551">
            <text:p>0.625412413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54312875956595">
            <text:p>0.654312876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62593969368837">
            <text:p>0.6259396937</text:p>
          </table:table-cell>
          <table:table-cell office:value-type="float" office:value="0.000583333333333333">
            <text:p>0.0005833333</text:p>
          </table:table-cell>
          <table:table-cell table:number-columns-repeated="3"/>
          <table:table-cell office:value-type="float" office:value="0.654312875956595">
            <text:p>0.654312876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62593969368837">
            <text:p>0.6259396937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65452268852595">
            <text:p>0.6545226885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625939693688371">
            <text:p>0.625939693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54522688525951">
            <text:p>0.6545226885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626319958339388">
            <text:p>0.626319958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54522688525951">
            <text:p>0.654522688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26319958339388">
            <text:p>0.6263199583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654668204356242">
            <text:p>0.654668204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26319958339389">
            <text:p>0.6263199583</text:p>
          </table:table-cell>
          <table:table-cell office:value-type="float" office:value="0.000266666666666667">
            <text:p>0.0002666667</text:p>
          </table:table-cell>
          <table:table-cell table:number-columns-repeated="3"/>
          <table:table-cell office:value-type="float" office:value="0.654668204356242">
            <text:p>0.6546682044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627227503658226">
            <text:p>0.6272275037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654668204356242">
            <text:p>0.6546682044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27227503658227">
            <text:p>0.6272275037</text:p>
          </table:table-cell>
          <table:table-cell office:value-type="float" office:value="0.00065">
            <text:p>0.00065</text:p>
          </table:table-cell>
          <table:table-cell table:number-columns-repeated="3"/>
          <table:table-cell office:value-type="float" office:value="0.654668204356242">
            <text:p>0.654668204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27227503658227">
            <text:p>0.6272275037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654902953176968">
            <text:p>0.6549029532</text:p>
          </table:table-cell>
          <table:table-cell office:value-type="float" office:value="0.000733333333333333">
            <text:p>0.0007333333</text:p>
          </table:table-cell>
          <table:table-cell table:number-columns-repeated="9"/>
        </table:table-row>
        <table:table-row table:style-name="ro1">
          <table:table-cell office:value-type="float" office:value="0.627227503658227">
            <text:p>0.627227503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54902953176968">
            <text:p>0.6549029532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28959875018166">
            <text:p>0.62895987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54902953176969">
            <text:p>0.6549029532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office:value-type="float" office:value="0.628959875018166">
            <text:p>0.62895987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54902953176969">
            <text:p>0.6549029532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65">
            <text:p>0.65</text:p>
          </table:table-cell>
          <table:table-cell table:formula="of:=SUM([.G1598:.G1637])" office:value-type="float" office:value="0.00661666666666667">
            <text:p>0.0066166667</text:p>
          </table:table-cell>
          <table:table-cell table:number-columns-repeated="7"/>
        </table:table-row>
        <table:table-row table:style-name="ro1">
          <table:table-cell office:value-type="float" office:value="0.628959875018166">
            <text:p>0.62895987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55430233844789">
            <text:p>0.6554302338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29487155685986">
            <text:p>0.6294871557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655430233844789">
            <text:p>0.655430233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29487155685986">
            <text:p>0.6294871557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655810498495806">
            <text:p>0.655810498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29632671516277">
            <text:p>0.6296326715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655810498495807">
            <text:p>0.655810498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629632671516277">
            <text:p>0.6296326715</text:p>
          </table:table-cell>
          <table:table-cell office:value-type="float" office:value="0.00101666666666667">
            <text:p>0.0010166667</text:p>
          </table:table-cell>
          <table:table-cell table:number-columns-repeated="3"/>
          <table:table-cell office:value-type="float" office:value="0.655810498495807">
            <text:p>0.6558104985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629632671516277">
            <text:p>0.6296326715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656718043814645">
            <text:p>0.6567180438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629632671516277">
            <text:p>0.629632671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56718043814645">
            <text:p>0.6567180438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629867420337004">
            <text:p>0.6298674203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656718043814645">
            <text:p>0.6567180438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29867420337004">
            <text:p>0.6298674203</text:p>
          </table:table-cell>
          <table:table-cell office:value-type="float" office:value="0.00055">
            <text:p>0.00055</text:p>
          </table:table-cell>
          <table:table-cell table:number-columns-repeated="3"/>
          <table:table-cell office:value-type="float" office:value="0.657835401702839">
            <text:p>0.657835401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29867420337004">
            <text:p>0.629867420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57835401702839">
            <text:p>0.657835401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630394701004824">
            <text:p>0.63039470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57835401702839">
            <text:p>0.657835401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30774965655842">
            <text:p>0.6307749657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657835401702839">
            <text:p>0.657835401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30774965655842">
            <text:p>0.6307749657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658215666353857">
            <text:p>0.6582156664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30774965655842">
            <text:p>0.630774965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58215666353857">
            <text:p>0.6582156664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63168251097468">
            <text:p>0.631682511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58215666353857">
            <text:p>0.658215666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3168251097468">
            <text:p>0.631682511</text:p>
          </table:table-cell>
          <table:table-cell office:value-type="float" office:value="0.000891666666666667">
            <text:p>0.0008916667</text:p>
          </table:table-cell>
          <table:table-cell table:number-columns-repeated="3"/>
          <table:table-cell office:value-type="float" office:value="0.659123211672695">
            <text:p>0.6591232117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63168251097468">
            <text:p>0.631682511</text:p>
          </table:table-cell>
          <table:table-cell office:value-type="float" office:value="0.000541666666666667">
            <text:p>0.0005416667</text:p>
          </table:table-cell>
          <table:table-cell table:number-columns-repeated="3"/>
          <table:table-cell office:value-type="float" office:value="0.659123211672695">
            <text:p>0.6591232117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office:value-type="float" office:value="0.63168251097468">
            <text:p>0.631682511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659123211672695">
            <text:p>0.659123211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32799868862874">
            <text:p>0.632799868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59357960493422">
            <text:p>0.659357960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32799868862874">
            <text:p>0.6327998689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659357960493422">
            <text:p>0.6593579605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32799868862874">
            <text:p>0.632799868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61173051131098">
            <text:p>0.661173051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32799868862874">
            <text:p>0.632799868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61173051131098">
            <text:p>0.6611730511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633180133513892">
            <text:p>0.6331801335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661173051131098">
            <text:p>0.6611730511</text:p>
          </table:table-cell>
          <table:table-cell office:value-type="float" office:value="0.00156666666666667">
            <text:p>0.0015666667</text:p>
          </table:table-cell>
          <table:table-cell table:number-columns-repeated="9"/>
        </table:table-row>
        <table:table-row table:style-name="ro1">
          <table:table-cell office:value-type="float" office:value="0.633180133513892">
            <text:p>0.6331801335</text:p>
          </table:table-cell>
          <table:table-cell office:value-type="float" office:value="0.000525">
            <text:p>0.000525</text:p>
          </table:table-cell>
          <table:table-cell table:number-columns-repeated="3"/>
          <table:table-cell office:value-type="float" office:value="0.661173051131098">
            <text:p>0.6611730511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633180133513892">
            <text:p>0.6331801335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661382863700454">
            <text:p>0.6613828637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63408767883273">
            <text:p>0.6340876788</text:p>
          </table:table-cell>
          <table:table-cell office:value-type="float" office:value="0.000408333333333333">
            <text:p>0.0004083333</text:p>
          </table:table-cell>
          <table:table-cell table:number-columns-repeated="3"/>
          <table:table-cell office:value-type="float" office:value="0.661382863700454">
            <text:p>0.6613828637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63408767883273">
            <text:p>0.6340876788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661382863700454">
            <text:p>0.661382863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34087678832731">
            <text:p>0.6340876788</text:p>
          </table:table-cell>
          <table:table-cell office:value-type="float" office:value="0.000241666666666667">
            <text:p>0.0002416667</text:p>
          </table:table-cell>
          <table:table-cell office:value-type="float" office:value="0.63">
            <text:p>0.63</text:p>
          </table:table-cell>
          <table:table-cell table:formula="of:=SUM([.B1619:.B1665])" office:value-type="float" office:value="0.0127833333333333">
            <text:p>0.0127833333</text:p>
          </table:table-cell>
          <table:table-cell/>
          <table:table-cell office:value-type="float" office:value="0.661763128351472">
            <text:p>0.6617631284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635229972972295">
            <text:p>0.635229973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61763128351472">
            <text:p>0.6617631284</text:p>
          </table:table-cell>
          <table:table-cell office:value-type="float" office:value="0.00135">
            <text:p>0.00135</text:p>
          </table:table-cell>
          <table:table-cell table:number-columns-repeated="9"/>
        </table:table-row>
        <table:table-row table:style-name="ro1">
          <table:table-cell office:value-type="float" office:value="0.635229972972296">
            <text:p>0.635229973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61763128351472">
            <text:p>0.6617631284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636004403900883">
            <text:p>0.636004403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62290409019292">
            <text:p>0.66229040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36004403900883">
            <text:p>0.6360044039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662290409019292">
            <text:p>0.662290409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636004403900883">
            <text:p>0.6360044039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62290409019292">
            <text:p>0.662290409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636137518291134">
            <text:p>0.6361375183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662290409019293">
            <text:p>0.662290409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36137518291134">
            <text:p>0.6361375183</text:p>
          </table:table-cell>
          <table:table-cell office:value-type="float" office:value="0.000641666666666667">
            <text:p>0.0006416667</text:p>
          </table:table-cell>
          <table:table-cell table:number-columns-repeated="3"/>
          <table:table-cell office:value-type="float" office:value="0.66267067367031">
            <text:p>0.662670673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36137518291134">
            <text:p>0.6361375183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6267067367031">
            <text:p>0.6626706737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636347330860489">
            <text:p>0.6363473309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662670673670311">
            <text:p>0.6626706737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636347330860489">
            <text:p>0.636347330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62670673670311">
            <text:p>0.662670673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3634733086049">
            <text:p>0.6363473309</text:p>
          </table:table-cell>
          <table:table-cell office:value-type="float" office:value="0.000925">
            <text:p>0.000925</text:p>
          </table:table-cell>
          <table:table-cell table:number-columns-repeated="3"/>
          <table:table-cell office:value-type="float" office:value="0.663578218989148">
            <text:p>0.66357821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3634733086049">
            <text:p>0.6363473309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63578218989149">
            <text:p>0.663578219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63649284669078">
            <text:p>0.636492846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63578218989149">
            <text:p>0.663578219</text:p>
          </table:table-cell>
          <table:table-cell office:value-type="float" office:value="0.0000833333333333333">
            <text:p>8.33333333333333E-005</text:p>
          </table:table-cell>
          <table:table-cell office:value-type="float" office:value="0.66">
            <text:p>0.66</text:p>
          </table:table-cell>
          <table:table-cell table:formula="of:=SUM([.G1638:.G1678])" office:value-type="float" office:value="0.00850833333333334">
            <text:p>0.0085083333</text:p>
          </table:table-cell>
          <table:table-cell table:number-columns-repeated="7"/>
        </table:table-row>
        <table:table-row table:style-name="ro1">
          <table:table-cell office:value-type="float" office:value="0.636492846690781">
            <text:p>0.6364928467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665310590349087">
            <text:p>0.665310590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36492846690781">
            <text:p>0.6364928467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665310590349088">
            <text:p>0.6653105903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36492846690781">
            <text:p>0.636492846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65983386847199">
            <text:p>0.665983386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36727595511507">
            <text:p>0.636727595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65983386847199">
            <text:p>0.6659833868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636727595511507">
            <text:p>0.6367275955</text:p>
          </table:table-cell>
          <table:table-cell office:value-type="float" office:value="0.000766666666666667">
            <text:p>0.0007666667</text:p>
          </table:table-cell>
          <table:table-cell table:number-columns-repeated="3"/>
          <table:table-cell office:value-type="float" office:value="0.665983386847199">
            <text:p>0.6659833868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636727595511508">
            <text:p>0.6367275955</text:p>
          </table:table-cell>
          <table:table-cell office:value-type="float" office:value="0.000741666666666667">
            <text:p>0.0007416667</text:p>
          </table:table-cell>
          <table:table-cell table:number-columns-repeated="3"/>
          <table:table-cell office:value-type="float" office:value="0.665983386847199">
            <text:p>0.665983386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36727595511508">
            <text:p>0.6367275955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66218135667926">
            <text:p>0.666218135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37254876179328">
            <text:p>0.6372548762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666218135667926">
            <text:p>0.666218135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37254876179328">
            <text:p>0.6372548762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667125680986764">
            <text:p>0.667125681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37635140830346">
            <text:p>0.6376351408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67125680986764">
            <text:p>0.667125681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37635140830346">
            <text:p>0.6376351408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668033226305602">
            <text:p>0.668033226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37635140830346">
            <text:p>0.6376351408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668033226305602">
            <text:p>0.6680332263</text:p>
          </table:table-cell>
          <table:table-cell office:value-type="float" office:value="0.00045">
            <text:p>0.00045</text:p>
          </table:table-cell>
          <table:table-cell table:number-columns-repeated="9"/>
        </table:table-row>
        <table:table-row table:style-name="ro1">
          <table:table-cell office:value-type="float" office:value="0.638542686149184">
            <text:p>0.6385426861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68033226305602">
            <text:p>0.6680332263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638542686149184">
            <text:p>0.6385426861</text:p>
          </table:table-cell>
          <table:table-cell office:value-type="float" office:value="0.000808333333333333">
            <text:p>0.0008083333</text:p>
          </table:table-cell>
          <table:table-cell table:number-columns-repeated="3"/>
          <table:table-cell office:value-type="float" office:value="0.668033226305602">
            <text:p>0.6680332263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38542686149184">
            <text:p>0.6385426861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669150584193796">
            <text:p>0.669150584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38542686149184">
            <text:p>0.6385426861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69150584193796">
            <text:p>0.6691505842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639660044037378">
            <text:p>0.639660044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669150584193796">
            <text:p>0.6691505842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639660044037378">
            <text:p>0.639660044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669150584193796">
            <text:p>0.669150584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39660044037378">
            <text:p>0.639660044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669530848844814">
            <text:p>0.669530848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40040308688396">
            <text:p>0.6400403087</text:p>
          </table:table-cell>
          <table:table-cell office:value-type="float" office:value="0.000783333333333333">
            <text:p>0.0007833333</text:p>
          </table:table-cell>
          <table:table-cell table:number-columns-repeated="3"/>
          <table:table-cell office:value-type="float" office:value="0.669530848844814">
            <text:p>0.6695308488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640040308688396">
            <text:p>0.6400403087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670438394163652">
            <text:p>0.670438394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40040308688396">
            <text:p>0.6400403087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670438394163652">
            <text:p>0.670438394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40275057509123">
            <text:p>0.6402750575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70438394163652">
            <text:p>0.670438394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40275057509123">
            <text:p>0.6402750575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672698046191411">
            <text:p>0.672698046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40947854007234">
            <text:p>0.640947854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672698046191411">
            <text:p>0.672698046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40947854007234">
            <text:p>0.640947854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672698046191411">
            <text:p>0.672698046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40947854007234">
            <text:p>0.64094785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72698046191412">
            <text:p>0.672698046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41182602827961">
            <text:p>0.641182602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72843562021702">
            <text:p>0.67284356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41182602827961">
            <text:p>0.6411826028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72843562021703">
            <text:p>0.672843562</text:p>
          </table:table-cell>
          <table:table-cell office:value-type="float" office:value="0.000483333333333333">
            <text:p>0.0004833333</text:p>
          </table:table-cell>
          <table:table-cell table:number-columns-repeated="9"/>
        </table:table-row>
        <table:table-row table:style-name="ro1">
          <table:table-cell office:value-type="float" office:value="0.642827241383975">
            <text:p>0.6428272414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672843562021703">
            <text:p>0.672843562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642827241383975">
            <text:p>0.642827241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73078310842429">
            <text:p>0.6730783108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42997693465637">
            <text:p>0.6429976935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67307831084243">
            <text:p>0.673078310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42997693465637">
            <text:p>0.6429976935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67360559151025">
            <text:p>0.673605591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42997693465637">
            <text:p>0.6429976935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67360559151025">
            <text:p>0.673605591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43207506034993">
            <text:p>0.643207506</text:p>
          </table:table-cell>
          <table:table-cell office:value-type="float" office:value="0.000441666666666667">
            <text:p>0.0004416667</text:p>
          </table:table-cell>
          <table:table-cell table:number-columns-repeated="3"/>
          <table:table-cell office:value-type="float" office:value="0.673985856161267">
            <text:p>0.673985856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43207506034993">
            <text:p>0.643207506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73985856161268">
            <text:p>0.6739858562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643207506034993">
            <text:p>0.643207506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673985856161268">
            <text:p>0.6739858562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office:value-type="float" office:value="0.643587770686011">
            <text:p>0.643587770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73985856161268">
            <text:p>0.673985856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43587770686011">
            <text:p>0.6435877707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674893401480106">
            <text:p>0.674893401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43587770686011">
            <text:p>0.6435877707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674893401480106">
            <text:p>0.6748934015</text:p>
          </table:table-cell>
          <table:table-cell office:value-type="float" office:value="0.0000333333333333333">
            <text:p>3.33333333333333E-005</text:p>
          </table:table-cell>
          <table:table-cell office:value-type="float" office:value="0.67">
            <text:p>0.67</text:p>
          </table:table-cell>
          <table:table-cell table:formula="of:=SUM([.G1679:.G1718])" office:value-type="float" office:value="0.00448333333333333">
            <text:p>0.0044833333</text:p>
          </table:table-cell>
          <table:table-cell table:number-columns-repeated="7"/>
        </table:table-row>
        <table:table-row table:style-name="ro1">
          <table:table-cell office:value-type="float" office:value="0.644115051353831">
            <text:p>0.6441150514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6760107593683">
            <text:p>0.6760107594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44115051353831">
            <text:p>0.6441150514</text:p>
          </table:table-cell>
          <table:table-cell office:value-type="float" office:value="0.0013">
            <text:p>0.0013</text:p>
          </table:table-cell>
          <table:table-cell table:number-columns-repeated="3"/>
          <table:table-cell office:value-type="float" office:value="0.6760107593683">
            <text:p>0.6760107594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44115051353831">
            <text:p>0.6441150514</text:p>
          </table:table-cell>
          <table:table-cell office:value-type="float" office:value="0.00065">
            <text:p>0.00065</text:p>
          </table:table-cell>
          <table:table-cell table:number-columns-repeated="3"/>
          <table:table-cell office:value-type="float" office:value="0.6760107593683">
            <text:p>0.6760107594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44115051353832">
            <text:p>0.644115051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76391024019318">
            <text:p>0.676391024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44495316004849">
            <text:p>0.644495316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676391024019318">
            <text:p>0.67639102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44495316004849">
            <text:p>0.644495316</text:p>
          </table:table-cell>
          <table:table-cell office:value-type="float" office:value="0.000558333333333333">
            <text:p>0.0005583333</text:p>
          </table:table-cell>
          <table:table-cell table:number-columns-repeated="3"/>
          <table:table-cell office:value-type="float" office:value="0.676391024019318">
            <text:p>0.676391024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44495316004849">
            <text:p>0.644495316</text:p>
          </table:table-cell>
          <table:table-cell office:value-type="float" office:value="0.000858333333333333">
            <text:p>0.0008583333</text:p>
          </table:table-cell>
          <table:table-cell table:number-columns-repeated="3"/>
          <table:table-cell office:value-type="float" office:value="0.677298569338156">
            <text:p>0.677298569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4449531600485">
            <text:p>0.644495316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64">
            <text:p>0.64</text:p>
          </table:table-cell>
          <table:table-cell table:formula="of:=SUM([.B1666:.B1726])" office:value-type="float" office:value="0.0162166666666667">
            <text:p>0.0162166667</text:p>
          </table:table-cell>
          <table:table-cell/>
          <table:table-cell office:value-type="float" office:value="0.677298569338156">
            <text:p>0.6772985693</text:p>
          </table:table-cell>
          <table:table-cell office:value-type="float" office:value="0.000433333333333333">
            <text:p>0.0004333333</text:p>
          </table:table-cell>
          <table:table-cell table:number-columns-repeated="9"/>
        </table:table-row>
        <table:table-row table:style-name="ro1">
          <table:table-cell office:value-type="float" office:value="0.645402861323688">
            <text:p>0.645402861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77298569338156">
            <text:p>0.677298569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45402861323688">
            <text:p>0.6454028613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677298569338156">
            <text:p>0.6772985693</text:p>
          </table:table-cell>
          <table:table-cell office:value-type="float" office:value="0.000441666666666667">
            <text:p>0.0004416667</text:p>
          </table:table-cell>
          <table:table-cell table:number-columns-repeated="9"/>
        </table:table-row>
        <table:table-row table:style-name="ro1">
          <table:table-cell office:value-type="float" office:value="0.645402861323688">
            <text:p>0.6454028613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679348408796559">
            <text:p>0.679348408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45402861323688">
            <text:p>0.645402861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79348408796559">
            <text:p>0.6793484088</text:p>
          </table:table-cell>
          <table:table-cell office:value-type="float" office:value="0.000958333333333333">
            <text:p>0.0009583333</text:p>
          </table:table-cell>
          <table:table-cell table:number-columns-repeated="9"/>
        </table:table-row>
        <table:table-row table:style-name="ro1">
          <table:table-cell office:value-type="float" office:value="0.647135232683626">
            <text:p>0.6471352327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79348408796559">
            <text:p>0.6793484088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647135232683627">
            <text:p>0.647135232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79348408796559">
            <text:p>0.6793484088</text:p>
          </table:table-cell>
          <table:table-cell office:value-type="float" office:value="0.000766666666666667">
            <text:p>0.0007666667</text:p>
          </table:table-cell>
          <table:table-cell table:number-columns-repeated="9"/>
        </table:table-row>
        <table:table-row table:style-name="ro1">
          <table:table-cell office:value-type="float" office:value="0.647135232683627">
            <text:p>0.647135232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79558221365915">
            <text:p>0.6795582214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47808029181738">
            <text:p>0.6478080292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79558221365915">
            <text:p>0.6795582214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647808029181738">
            <text:p>0.6478080292</text:p>
          </table:table-cell>
          <table:table-cell office:value-type="float" office:value="0.00114166666666667">
            <text:p>0.0011416667</text:p>
          </table:table-cell>
          <table:table-cell table:number-columns-repeated="3"/>
          <table:table-cell office:value-type="float" office:value="0.679558221365915">
            <text:p>0.6795582214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647808029181738">
            <text:p>0.6478080292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679558221365915">
            <text:p>0.6795582214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47808029181738">
            <text:p>0.647808029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79938486016933">
            <text:p>0.679938486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648042778002465">
            <text:p>0.648042778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679938486016933">
            <text:p>0.679938486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648042778002465">
            <text:p>0.64804277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79938486016933">
            <text:p>0.679938486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648570058670285">
            <text:p>0.648570058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80465766684753">
            <text:p>0.680465766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48570058670285">
            <text:p>0.648570058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80465766684753">
            <text:p>0.680465766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48570058670285">
            <text:p>0.648570058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80465766684753">
            <text:p>0.6804657667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648950323321303">
            <text:p>0.6489503233</text:p>
          </table:table-cell>
          <table:table-cell office:value-type="float" office:value="0.000466666666666667">
            <text:p>0.0004666667</text:p>
          </table:table-cell>
          <table:table-cell table:number-columns-repeated="3"/>
          <table:table-cell office:value-type="float" office:value="0.680465766684754">
            <text:p>0.680465766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48950323321303">
            <text:p>0.6489503233</text:p>
          </table:table-cell>
          <table:table-cell office:value-type="float" office:value="0.000408333333333333">
            <text:p>0.0004083333</text:p>
          </table:table-cell>
          <table:table-cell table:number-columns-repeated="3"/>
          <table:table-cell office:value-type="float" office:value="0.680846031335771">
            <text:p>0.680846031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49857868640141">
            <text:p>0.6498578686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680846031335771">
            <text:p>0.6808460313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49857868640141">
            <text:p>0.6498578686</text:p>
          </table:table-cell>
          <table:table-cell office:value-type="float" office:value="0.000325">
            <text:p>0.000325</text:p>
          </table:table-cell>
          <table:table-cell table:number-columns-repeated="3"/>
          <table:table-cell office:value-type="float" office:value="0.680846031335771">
            <text:p>0.6808460313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49857868640141">
            <text:p>0.6498578686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80846031335772">
            <text:p>0.680846031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50975226528335">
            <text:p>0.650975226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681753576654609">
            <text:p>0.681753576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50975226528335">
            <text:p>0.6509752265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68175357665461">
            <text:p>0.6817535767</text:p>
          </table:table-cell>
          <table:table-cell office:value-type="float" office:value="0.000216666666666667">
            <text:p>0.0002166667</text:p>
          </table:table-cell>
          <table:table-cell table:number-columns-repeated="9"/>
        </table:table-row>
        <table:table-row table:style-name="ro1">
          <table:table-cell office:value-type="float" office:value="0.650975226528335">
            <text:p>0.6509752265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68175357665461">
            <text:p>0.6817535767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652263036498191">
            <text:p>0.652263036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83485948014549">
            <text:p>0.68348594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52263036498191">
            <text:p>0.6522630365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68415874451266">
            <text:p>0.684158744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52263036498191">
            <text:p>0.6522630365</text:p>
          </table:table-cell>
          <table:table-cell office:value-type="float" office:value="0.000625">
            <text:p>0.000625</text:p>
          </table:table-cell>
          <table:table-cell table:number-columns-repeated="3"/>
          <table:table-cell office:value-type="float" office:value="0.68415874451266">
            <text:p>0.6841587445</text:p>
          </table:table-cell>
          <table:table-cell office:value-type="float" office:value="0.000691666666666667">
            <text:p>0.0006916667</text:p>
          </table:table-cell>
          <table:table-cell table:number-columns-repeated="9"/>
        </table:table-row>
        <table:table-row table:style-name="ro1">
          <table:table-cell office:value-type="float" office:value="0.652263036498191">
            <text:p>0.652263036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8415874451266">
            <text:p>0.6841587445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654179761566344">
            <text:p>0.6541797616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8415874451266">
            <text:p>0.684158744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54312875956594">
            <text:p>0.654312876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84393493333387">
            <text:p>0.6843934933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54312875956595">
            <text:p>0.654312876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684393493333387">
            <text:p>0.6843934933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54312875956595">
            <text:p>0.654312876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684393493333387">
            <text:p>0.6843934933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68">
            <text:p>0.68</text:p>
          </table:table-cell>
          <table:table-cell table:formula="of:=SUM([.G1719:.G1758])" office:value-type="float" office:value="0.00700833333333333">
            <text:p>0.0070083333</text:p>
          </table:table-cell>
          <table:table-cell table:number-columns-repeated="7"/>
        </table:table-row>
        <table:table-row table:style-name="ro1">
          <table:table-cell office:value-type="float" office:value="0.65452268852595">
            <text:p>0.6545226885</text:p>
          </table:table-cell>
          <table:table-cell office:value-type="float" office:value="0.000866666666666667">
            <text:p>0.0008666667</text:p>
          </table:table-cell>
          <table:table-cell table:number-columns-repeated="3"/>
          <table:table-cell office:value-type="float" office:value="0.686208583971063">
            <text:p>0.686208584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654522688525951">
            <text:p>0.6545226885</text:p>
          </table:table-cell>
          <table:table-cell office:value-type="float" office:value="0.000575">
            <text:p>0.000575</text:p>
          </table:table-cell>
          <table:table-cell table:number-columns-repeated="3"/>
          <table:table-cell office:value-type="float" office:value="0.686208583971063">
            <text:p>0.686208584</text:p>
          </table:table-cell>
          <table:table-cell office:value-type="float" office:value="0.000866666666666667">
            <text:p>0.0008666667</text:p>
          </table:table-cell>
          <table:table-cell table:number-columns-repeated="9"/>
        </table:table-row>
        <table:table-row table:style-name="ro1">
          <table:table-cell office:value-type="float" office:value="0.654522688525951">
            <text:p>0.654522688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86208583971063">
            <text:p>0.686208584</text:p>
          </table:table-cell>
          <table:table-cell office:value-type="float" office:value="0.001025">
            <text:p>0.001025</text:p>
          </table:table-cell>
          <table:table-cell table:number-columns-repeated="9"/>
        </table:table-row>
        <table:table-row table:style-name="ro1">
          <table:table-cell office:value-type="float" office:value="0.654668204356242">
            <text:p>0.6546682044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686208583971063">
            <text:p>0.686208584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654668204356242">
            <text:p>0.6546682044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687325941859257">
            <text:p>0.6873259419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654668204356242">
            <text:p>0.6546682044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687325941859257">
            <text:p>0.6873259419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654902953176968">
            <text:p>0.6549029532</text:p>
          </table:table-cell>
          <table:table-cell office:value-type="float" office:value="0.000566666666666667">
            <text:p>0.0005666667</text:p>
          </table:table-cell>
          <table:table-cell table:number-columns-repeated="3"/>
          <table:table-cell office:value-type="float" office:value="0.687325941859257">
            <text:p>0.6873259419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654902953176968">
            <text:p>0.654902953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87706206510275">
            <text:p>0.687706206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654902953176969">
            <text:p>0.6549029532</text:p>
          </table:table-cell>
          <table:table-cell office:value-type="float" office:value="0.0003">
            <text:p>0.0003</text:p>
          </table:table-cell>
          <table:table-cell office:value-type="float" office:value="0.65">
            <text:p>0.65</text:p>
          </table:table-cell>
          <table:table-cell table:formula="of:=SUM([.B1727:.B1767])" office:value-type="float" office:value="0.00873333333333333">
            <text:p>0.0087333333</text:p>
          </table:table-cell>
          <table:table-cell/>
          <table:table-cell office:value-type="float" office:value="0.687706206510275">
            <text:p>0.6877062065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655430233844789">
            <text:p>0.6554302338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87706206510275">
            <text:p>0.6877062065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55430233844789">
            <text:p>0.6554302338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688613751829113">
            <text:p>0.688613751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55810498495806">
            <text:p>0.655810498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88613751829113">
            <text:p>0.6886137518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55810498495807">
            <text:p>0.6558104985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688613751829113">
            <text:p>0.688613751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55810498495807">
            <text:p>0.6558104985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691018919687163">
            <text:p>0.6910189197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55810498495807">
            <text:p>0.655810498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91018919687164">
            <text:p>0.6910189197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656718043814645">
            <text:p>0.6567180438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691018919687164">
            <text:p>0.6910189197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656718043814645">
            <text:p>0.6567180438</text:p>
          </table:table-cell>
          <table:table-cell office:value-type="float" office:value="0.000883333333333333">
            <text:p>0.0008833333</text:p>
          </table:table-cell>
          <table:table-cell table:number-columns-repeated="3"/>
          <table:table-cell office:value-type="float" office:value="0.691018919687164">
            <text:p>0.6910189197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656718043814645">
            <text:p>0.6567180438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9125366850789">
            <text:p>0.691253668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57835401702839">
            <text:p>0.6578354017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69125366850789">
            <text:p>0.691253668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57835401702839">
            <text:p>0.6578354017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691253668507891">
            <text:p>0.691253668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57835401702839">
            <text:p>0.6578354017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69178094917571">
            <text:p>0.691780949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58215666353857">
            <text:p>0.6582156664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691780949175711">
            <text:p>0.6917809492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58215666353857">
            <text:p>0.6582156664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691780949175711">
            <text:p>0.691780949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58215666353857">
            <text:p>0.658215666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692161213826728">
            <text:p>0.6921612138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59123211672695">
            <text:p>0.659123211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92161213826729">
            <text:p>0.6921612138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659123211672695">
            <text:p>0.6591232117</text:p>
          </table:table-cell>
          <table:table-cell office:value-type="float" office:value="0.000625">
            <text:p>0.000625</text:p>
          </table:table-cell>
          <table:table-cell table:number-columns-repeated="3"/>
          <table:table-cell office:value-type="float" office:value="0.692161213826729">
            <text:p>0.6921612138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659123211672695">
            <text:p>0.6591232117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692161213826729">
            <text:p>0.692161213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59123211672695">
            <text:p>0.6591232117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693068759145567">
            <text:p>0.6930687591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59357960493422">
            <text:p>0.6593579605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694186117033761">
            <text:p>0.69418611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59357960493422">
            <text:p>0.6593579605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694186117033761">
            <text:p>0.694186117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661173051131098">
            <text:p>0.6611730511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694186117033761">
            <text:p>0.694186117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61173051131098">
            <text:p>0.6611730511</text:p>
          </table:table-cell>
          <table:table-cell office:value-type="float" office:value="0.000383333333333333">
            <text:p>0.0003833333</text:p>
          </table:table-cell>
          <table:table-cell table:number-columns-repeated="3"/>
          <table:table-cell office:value-type="float" office:value="0.694566381684779">
            <text:p>0.694566381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61382863700454">
            <text:p>0.661382863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94566381684779">
            <text:p>0.6945663817</text:p>
          </table:table-cell>
          <table:table-cell office:value-type="float" office:value="0.000025">
            <text:p>0.000025</text:p>
          </table:table-cell>
          <table:table-cell office:value-type="float" office:value="0.69">
            <text:p>0.69</text:p>
          </table:table-cell>
          <table:table-cell table:formula="of:=SUM([.G1759:.G1791])" office:value-type="float" office:value="0.00546666666666667">
            <text:p>0.0054666667</text:p>
          </table:table-cell>
          <table:table-cell table:number-columns-repeated="7"/>
        </table:table-row>
        <table:table-row table:style-name="ro1">
          <table:table-cell office:value-type="float" office:value="0.661382863700454">
            <text:p>0.6613828637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695473927003617">
            <text:p>0.69547392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61382863700454">
            <text:p>0.6613828637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695473927003617">
            <text:p>0.695473927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661382863700454">
            <text:p>0.661382863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695473927003617">
            <text:p>0.695473927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661763128351472">
            <text:p>0.6617631284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95473927003617">
            <text:p>0.69547392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61763128351472">
            <text:p>0.6617631284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69752376646202">
            <text:p>0.697523766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61763128351472">
            <text:p>0.6617631284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69752376646202">
            <text:p>0.6975237665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661763128351472">
            <text:p>0.661763128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9752376646202">
            <text:p>0.697523766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662290409019292">
            <text:p>0.66229040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9752376646202">
            <text:p>0.6975237665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62290409019292">
            <text:p>0.662290409</text:p>
          </table:table-cell>
          <table:table-cell office:value-type="float" office:value="0.0009">
            <text:p>0.0009</text:p>
          </table:table-cell>
          <table:table-cell table:number-columns-repeated="3"/>
          <table:table-cell office:value-type="float" office:value="0.697733579031376">
            <text:p>0.697733579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62290409019292">
            <text:p>0.662290409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697733579031376">
            <text:p>0.697733579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662290409019293">
            <text:p>0.66229040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97733579031376">
            <text:p>0.697733579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66267067367031">
            <text:p>0.6626706737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697733579031376">
            <text:p>0.697733579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6267067367031">
            <text:p>0.6626706737</text:p>
          </table:table-cell>
          <table:table-cell office:value-type="float" office:value="0.000891666666666667">
            <text:p>0.0008916667</text:p>
          </table:table-cell>
          <table:table-cell table:number-columns-repeated="3"/>
          <table:table-cell office:value-type="float" office:value="0.698113843682394">
            <text:p>0.6981138437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662670673670311">
            <text:p>0.6626706737</text:p>
          </table:table-cell>
          <table:table-cell office:value-type="float" office:value="0.000425">
            <text:p>0.000425</text:p>
          </table:table-cell>
          <table:table-cell table:number-columns-repeated="3"/>
          <table:table-cell office:value-type="float" office:value="0.698113843682394">
            <text:p>0.698113843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662670673670311">
            <text:p>0.662670673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698113843682394">
            <text:p>0.698113843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63578218989148">
            <text:p>0.663578219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698113843682394">
            <text:p>0.698113843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63578218989149">
            <text:p>0.663578219</text:p>
          </table:table-cell>
          <table:table-cell office:value-type="float" office:value="0.000633333333333333">
            <text:p>0.0006333333</text:p>
          </table:table-cell>
          <table:table-cell table:number-columns-repeated="3"/>
          <table:table-cell office:value-type="float" office:value="0.698641124350214">
            <text:p>0.6986411244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63578218989149">
            <text:p>0.663578219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698641124350214">
            <text:p>0.6986411244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663578218989149">
            <text:p>0.663578219</text:p>
          </table:table-cell>
          <table:table-cell office:value-type="float" office:value="0.00005">
            <text:p>0.00005</text:p>
          </table:table-cell>
          <table:table-cell office:value-type="float" office:value="0.66">
            <text:p>0.66</text:p>
          </table:table-cell>
          <table:table-cell table:formula="of:=SUM([.B1768:.B1810])" office:value-type="float" office:value="0.010225">
            <text:p>0.010225</text:p>
          </table:table-cell>
          <table:table-cell/>
          <table:table-cell office:value-type="float" office:value="0.698641124350214">
            <text:p>0.6986411244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665310590349087">
            <text:p>0.6653105903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698641124350215">
            <text:p>0.698641124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65310590349088">
            <text:p>0.6653105903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699021389001232">
            <text:p>0.699021389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665310590349088">
            <text:p>0.665310590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99021389001232">
            <text:p>0.699021389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665983386847199">
            <text:p>0.6659833868</text:p>
          </table:table-cell>
          <table:table-cell office:value-type="float" office:value="0.000391666666666667">
            <text:p>0.0003916667</text:p>
          </table:table-cell>
          <table:table-cell table:number-columns-repeated="3"/>
          <table:table-cell office:value-type="float" office:value="0.699021389001232">
            <text:p>0.699021389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65983386847199">
            <text:p>0.6659833868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69992893432007">
            <text:p>0.699928934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65983386847199">
            <text:p>0.665983386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699928934320071">
            <text:p>0.6999289343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666218135667926">
            <text:p>0.6662181357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699928934320071">
            <text:p>0.699928934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66218135667926">
            <text:p>0.6662181357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699928934320071">
            <text:p>0.699928934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66218135667926">
            <text:p>0.666218135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02334102178121">
            <text:p>0.7023341022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667125680986764">
            <text:p>0.667125681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02334102178121">
            <text:p>0.7023341022</text:p>
          </table:table-cell>
          <table:table-cell office:value-type="float" office:value="0.00123333333333333">
            <text:p>0.0012333333</text:p>
          </table:table-cell>
          <table:table-cell table:number-columns-repeated="9"/>
        </table:table-row>
        <table:table-row table:style-name="ro1">
          <table:table-cell office:value-type="float" office:value="0.667125680986764">
            <text:p>0.667125681</text:p>
          </table:table-cell>
          <table:table-cell office:value-type="float" office:value="0.000333333333333333">
            <text:p>0.0003333333</text:p>
          </table:table-cell>
          <table:table-cell table:number-columns-repeated="3"/>
          <table:table-cell office:value-type="float" office:value="0.702334102178121">
            <text:p>0.7023341022</text:p>
          </table:table-cell>
          <table:table-cell office:value-type="float" office:value="0.000691666666666667">
            <text:p>0.0006916667</text:p>
          </table:table-cell>
          <table:table-cell table:number-columns-repeated="9"/>
        </table:table-row>
        <table:table-row table:style-name="ro1">
          <table:table-cell office:value-type="float" office:value="0.667125680986764">
            <text:p>0.667125681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02334102178121">
            <text:p>0.7023341022</text:p>
          </table:table-cell>
          <table:table-cell office:value-type="float" office:value="0.000433333333333333">
            <text:p>0.0004333333</text:p>
          </table:table-cell>
          <table:table-cell table:number-columns-repeated="9"/>
        </table:table-row>
        <table:table-row table:style-name="ro1">
          <table:table-cell office:value-type="float" office:value="0.668033226305602">
            <text:p>0.668033226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02568850998848">
            <text:p>0.702568851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68033226305602">
            <text:p>0.6680332263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702568850998848">
            <text:p>0.70256885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68033226305602">
            <text:p>0.6680332263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03476396317686">
            <text:p>0.703476396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68033226305602">
            <text:p>0.668033226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04383941636524">
            <text:p>0.7043839416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office:value-type="float" office:value="0.669150584193796">
            <text:p>0.6691505842</text:p>
          </table:table-cell>
          <table:table-cell office:value-type="float" office:value="0.000358333333333333">
            <text:p>0.0003583333</text:p>
          </table:table-cell>
          <table:table-cell table:number-columns-repeated="3"/>
          <table:table-cell office:value-type="float" office:value="0.704383941636524">
            <text:p>0.7043839416</text:p>
          </table:table-cell>
          <table:table-cell office:value-type="float" office:value="0.000608333333333333">
            <text:p>0.0006083333</text:p>
          </table:table-cell>
          <table:table-cell table:number-columns-repeated="9"/>
        </table:table-row>
        <table:table-row table:style-name="ro1">
          <table:table-cell office:value-type="float" office:value="0.669150584193796">
            <text:p>0.6691505842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704383941636524">
            <text:p>0.7043839416</text:p>
          </table:table-cell>
          <table:table-cell office:value-type="float" office:value="0.00125833333333333">
            <text:p>0.0012583333</text:p>
          </table:table-cell>
          <table:table-cell table:number-columns-repeated="9"/>
        </table:table-row>
        <table:table-row table:style-name="ro1">
          <table:table-cell office:value-type="float" office:value="0.669150584193796">
            <text:p>0.6691505842</text:p>
          </table:table-cell>
          <table:table-cell office:value-type="float" office:value="0.000733333333333333">
            <text:p>0.0007333333</text:p>
          </table:table-cell>
          <table:table-cell table:number-columns-repeated="3"/>
          <table:table-cell office:value-type="float" office:value="0.704383941636524">
            <text:p>0.7043839416</text:p>
          </table:table-cell>
          <table:table-cell office:value-type="float" office:value="0.000133333333333333">
            <text:p>0.0001333333</text:p>
          </table:table-cell>
          <table:table-cell office:value-type="float" office:value="0.7">
            <text:p>0.7</text:p>
          </table:table-cell>
          <table:table-cell table:formula="of:=SUM([.G1792:.G1829])" office:value-type="float" office:value="0.00790833333333332">
            <text:p>0.0079083333</text:p>
          </table:table-cell>
          <table:table-cell table:number-columns-repeated="7"/>
        </table:table-row>
        <table:table-row table:style-name="ro1">
          <table:table-cell office:value-type="float" office:value="0.669530848844814">
            <text:p>0.6695308488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05501299524718">
            <text:p>0.7055012995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669530848844814">
            <text:p>0.6695308488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705501299524718">
            <text:p>0.7055012995</text:p>
          </table:table-cell>
          <table:table-cell office:value-type="float" office:value="0.000458333333333333">
            <text:p>0.0004583333</text:p>
          </table:table-cell>
          <table:table-cell table:number-columns-repeated="9"/>
        </table:table-row>
        <table:table-row table:style-name="ro1">
          <table:table-cell office:value-type="float" office:value="0.669530848844814">
            <text:p>0.6695308488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05501299524718">
            <text:p>0.7055012995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670438394163652">
            <text:p>0.6704383942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705501299524718">
            <text:p>0.705501299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70438394163652">
            <text:p>0.6704383942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05881564175736">
            <text:p>0.705881564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70438394163652">
            <text:p>0.670438394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05881564175736">
            <text:p>0.705881564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72698046191411">
            <text:p>0.672698046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06789109494574">
            <text:p>0.706789109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72698046191411">
            <text:p>0.6726980462</text:p>
          </table:table-cell>
          <table:table-cell office:value-type="float" office:value="0.00035">
            <text:p>0.00035</text:p>
          </table:table-cell>
          <table:table-cell table:number-columns-repeated="3"/>
          <table:table-cell office:value-type="float" office:value="0.706789109494574">
            <text:p>0.7067891095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672698046191411">
            <text:p>0.672698046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06789109494574">
            <text:p>0.7067891095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672698046191412">
            <text:p>0.672698046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06789109494574">
            <text:p>0.706789109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672843562021702">
            <text:p>0.672843562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709194277352624">
            <text:p>0.7091942774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672843562021703">
            <text:p>0.672843562</text:p>
          </table:table-cell>
          <table:table-cell office:value-type="float" office:value="0.000308333333333333">
            <text:p>0.0003083333</text:p>
          </table:table-cell>
          <table:table-cell table:number-columns-repeated="3"/>
          <table:table-cell office:value-type="float" office:value="0.709194277352625">
            <text:p>0.7091942774</text:p>
          </table:table-cell>
          <table:table-cell office:value-type="float" office:value="0.000708333333333333">
            <text:p>0.0007083333</text:p>
          </table:table-cell>
          <table:table-cell table:number-columns-repeated="9"/>
        </table:table-row>
        <table:table-row table:style-name="ro1">
          <table:table-cell office:value-type="float" office:value="0.672843562021703">
            <text:p>0.672843562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709194277352625">
            <text:p>0.7091942774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672843562021703">
            <text:p>0.67284356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09194277352625">
            <text:p>0.7091942774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73078310842429">
            <text:p>0.6730783108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709429026173351">
            <text:p>0.709429026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7307831084243">
            <text:p>0.6730783108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09429026173351">
            <text:p>0.7094290262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67307831084243">
            <text:p>0.673078310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09429026173351">
            <text:p>0.709429026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73605591510249">
            <text:p>0.6736055915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09429026173352">
            <text:p>0.709429026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7360559151025">
            <text:p>0.6736055915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710336571492189">
            <text:p>0.710336571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7360559151025">
            <text:p>0.673605591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1033657149219">
            <text:p>0.7103365715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73985856161267">
            <text:p>0.6739858562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71033657149219">
            <text:p>0.710336571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73985856161268">
            <text:p>0.6739858562</text:p>
          </table:table-cell>
          <table:table-cell office:value-type="float" office:value="0.00085">
            <text:p>0.00085</text:p>
          </table:table-cell>
          <table:table-cell table:number-columns-repeated="3"/>
          <table:table-cell office:value-type="float" office:value="0.71033657149219">
            <text:p>0.710336571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73985856161268">
            <text:p>0.6739858562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711244116811028">
            <text:p>0.711244116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74893401480106">
            <text:p>0.6748934015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11244116811028">
            <text:p>0.7112441168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674893401480106">
            <text:p>0.6748934015</text:p>
          </table:table-cell>
          <table:table-cell office:value-type="float" office:value="0.000108333333333333">
            <text:p>0.0001083333</text:p>
          </table:table-cell>
          <table:table-cell office:value-type="float" office:value="0.67">
            <text:p>0.67</text:p>
          </table:table-cell>
          <table:table-cell table:formula="of:=SUM([.B1811:.B1854])" office:value-type="float" office:value="0.0071">
            <text:p>0.0071</text:p>
          </table:table-cell>
          <table:table-cell/>
          <table:table-cell office:value-type="float" office:value="0.711244116811028">
            <text:p>0.711244116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760107593683">
            <text:p>0.6760107594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12361474699222">
            <text:p>0.712361474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760107593683">
            <text:p>0.6760107594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712361474699222">
            <text:p>0.7123614747</text:p>
          </table:table-cell>
          <table:table-cell office:value-type="float" office:value="0.000333333333333333">
            <text:p>0.0003333333</text:p>
          </table:table-cell>
          <table:table-cell table:number-columns-repeated="9"/>
        </table:table-row>
        <table:table-row table:style-name="ro1">
          <table:table-cell office:value-type="float" office:value="0.6760107593683">
            <text:p>0.6760107594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12361474699222">
            <text:p>0.7123614747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676391024019318">
            <text:p>0.67639102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12361474699222">
            <text:p>0.712361474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76391024019318">
            <text:p>0.676391024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712361474699222">
            <text:p>0.7123614747</text:p>
          </table:table-cell>
          <table:table-cell office:value-type="float" office:value="0.000433333333333333">
            <text:p>0.0004333333</text:p>
          </table:table-cell>
          <table:table-cell table:number-columns-repeated="9"/>
        </table:table-row>
        <table:table-row table:style-name="ro1">
          <table:table-cell office:value-type="float" office:value="0.676391024019318">
            <text:p>0.67639102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1274173935024">
            <text:p>0.7127417394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77298569338156">
            <text:p>0.6772985693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71274173935024">
            <text:p>0.7127417394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77298569338156">
            <text:p>0.6772985693</text:p>
          </table:table-cell>
          <table:table-cell office:value-type="float" office:value="0.0005">
            <text:p>0.0005</text:p>
          </table:table-cell>
          <table:table-cell table:number-columns-repeated="3"/>
          <table:table-cell office:value-type="float" office:value="0.71274173935024">
            <text:p>0.712741739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77298569338156">
            <text:p>0.6772985693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713649284669078">
            <text:p>0.713649284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77298569338156">
            <text:p>0.6772985693</text:p>
          </table:table-cell>
          <table:table-cell office:value-type="float" office:value="0.000566666666666667">
            <text:p>0.0005666667</text:p>
          </table:table-cell>
          <table:table-cell table:number-columns-repeated="3"/>
          <table:table-cell office:value-type="float" office:value="0.713649284669078">
            <text:p>0.7136492847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79348408796559">
            <text:p>0.679348408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13649284669078">
            <text:p>0.7136492847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679348408796559">
            <text:p>0.6793484088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713649284669078">
            <text:p>0.7136492847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71">
            <text:p>0.71</text:p>
          </table:table-cell>
          <table:table-cell table:formula="of:=SUM([.G1830:.G1866])" office:value-type="float" office:value="0.00453333333333333">
            <text:p>0.0045333333</text:p>
          </table:table-cell>
          <table:table-cell table:number-columns-repeated="7"/>
        </table:table-row>
        <table:table-row table:style-name="ro1">
          <table:table-cell office:value-type="float" office:value="0.679348408796559">
            <text:p>0.679348408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15908936696837">
            <text:p>0.7159089367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679558221365915">
            <text:p>0.6795582214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715908936696837">
            <text:p>0.7159089367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679558221365915">
            <text:p>0.6795582214</text:p>
          </table:table-cell>
          <table:table-cell office:value-type="float" office:value="0.000375">
            <text:p>0.000375</text:p>
          </table:table-cell>
          <table:table-cell table:number-columns-repeated="3"/>
          <table:table-cell office:value-type="float" office:value="0.715908936696837">
            <text:p>0.715908936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79558221365915">
            <text:p>0.6795582214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715908936696837">
            <text:p>0.715908936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79558221365915">
            <text:p>0.679558221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16289201347855">
            <text:p>0.716289201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79938486016933">
            <text:p>0.679938486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716289201347855">
            <text:p>0.716289201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79938486016933">
            <text:p>0.679938486</text:p>
          </table:table-cell>
          <table:table-cell office:value-type="float" office:value="0.000333333333333333">
            <text:p>0.0003333333</text:p>
          </table:table-cell>
          <table:table-cell table:number-columns-repeated="3"/>
          <table:table-cell office:value-type="float" office:value="0.716816482015675">
            <text:p>0.716816482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679938486016933">
            <text:p>0.679938486</text:p>
          </table:table-cell>
          <table:table-cell office:value-type="float" office:value="0.000225">
            <text:p>0.000225</text:p>
          </table:table-cell>
          <table:table-cell table:number-columns-repeated="3"/>
          <table:table-cell office:value-type="float" office:value="0.716816482015675">
            <text:p>0.716816482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680465766684753">
            <text:p>0.680465766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16816482015675">
            <text:p>0.716816482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680465766684753">
            <text:p>0.6804657667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16816482015676">
            <text:p>0.71681648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80465766684753">
            <text:p>0.6804657667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717196746666693">
            <text:p>0.717196746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80465766684754">
            <text:p>0.680465766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17196746666693">
            <text:p>0.7171967467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80846031335771">
            <text:p>0.6808460313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717196746666693">
            <text:p>0.7171967467</text:p>
          </table:table-cell>
          <table:table-cell office:value-type="float" office:value="0.000541666666666667">
            <text:p>0.0005416667</text:p>
          </table:table-cell>
          <table:table-cell table:number-columns-repeated="9"/>
        </table:table-row>
        <table:table-row table:style-name="ro1">
          <table:table-cell office:value-type="float" office:value="0.680846031335771">
            <text:p>0.6808460313</text:p>
          </table:table-cell>
          <table:table-cell office:value-type="float" office:value="0.000391666666666667">
            <text:p>0.0003916667</text:p>
          </table:table-cell>
          <table:table-cell table:number-columns-repeated="3"/>
          <table:table-cell office:value-type="float" office:value="0.717196746666693">
            <text:p>0.7171967467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office:value-type="float" office:value="0.680846031335771">
            <text:p>0.6808460313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717196746666694">
            <text:p>0.717196746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80846031335772">
            <text:p>0.680846031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18104291985531">
            <text:p>0.718104292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681753576654609">
            <text:p>0.6817535767</text:p>
          </table:table-cell>
          <table:table-cell office:value-type="float" office:value="0.000491666666666667">
            <text:p>0.0004916667</text:p>
          </table:table-cell>
          <table:table-cell table:number-columns-repeated="3"/>
          <table:table-cell office:value-type="float" office:value="0.718104291985531">
            <text:p>0.718104292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68175357665461">
            <text:p>0.6817535767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718104291985532">
            <text:p>0.718104292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68175357665461">
            <text:p>0.6817535767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720509459843581">
            <text:p>0.720509459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83485948014548">
            <text:p>0.683485948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20509459843582">
            <text:p>0.7205094598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683485948014549">
            <text:p>0.68348594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20509459843582">
            <text:p>0.7205094598</text:p>
          </table:table-cell>
          <table:table-cell office:value-type="float" office:value="0.000833333333333333">
            <text:p>0.0008333333</text:p>
          </table:table-cell>
          <table:table-cell table:number-columns-repeated="9"/>
        </table:table-row>
        <table:table-row table:style-name="ro1">
          <table:table-cell office:value-type="float" office:value="0.68415874451266">
            <text:p>0.6841587445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720509459843582">
            <text:p>0.7205094598</text:p>
          </table:table-cell>
          <table:table-cell office:value-type="float" office:value="0.000525">
            <text:p>0.000525</text:p>
          </table:table-cell>
          <table:table-cell table:number-columns-repeated="9"/>
        </table:table-row>
        <table:table-row table:style-name="ro1">
          <table:table-cell office:value-type="float" office:value="0.68415874451266">
            <text:p>0.6841587445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720509459843582">
            <text:p>0.7205094598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68415874451266">
            <text:p>0.6841587445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721651753983147">
            <text:p>0.721651754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84393493333387">
            <text:p>0.6843934933</text:p>
          </table:table-cell>
          <table:table-cell office:value-type="float" office:value="0.000166666666666667">
            <text:p>0.0001666667</text:p>
          </table:table-cell>
          <table:table-cell table:number-columns-repeated="3"/>
          <table:table-cell office:value-type="float" office:value="0.722559299301985">
            <text:p>0.7225592993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684393493333387">
            <text:p>0.6843934933</text:p>
          </table:table-cell>
          <table:table-cell office:value-type="float" office:value="0.0000583333333333333">
            <text:p>5.83333333333333E-005</text:p>
          </table:table-cell>
          <table:table-cell office:value-type="float" office:value="0.68">
            <text:p>0.68</text:p>
          </table:table-cell>
          <table:table-cell table:formula="of:=SUM([.B1855:.B1892])" office:value-type="float" office:value="0.00655833333333333">
            <text:p>0.0065583333</text:p>
          </table:table-cell>
          <table:table-cell/>
          <table:table-cell office:value-type="float" office:value="0.722559299301985">
            <text:p>0.7225592993</text:p>
          </table:table-cell>
          <table:table-cell office:value-type="float" office:value="0.000258333333333333">
            <text:p>0.0002583333</text:p>
          </table:table-cell>
          <table:table-cell table:number-columns-repeated="9"/>
        </table:table-row>
        <table:table-row table:style-name="ro1">
          <table:table-cell office:value-type="float" office:value="0.686208583971063">
            <text:p>0.68620858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22559299301985">
            <text:p>0.7225592993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686208583971063">
            <text:p>0.68620858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23676657190179">
            <text:p>0.723676657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86208583971063">
            <text:p>0.686208584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23676657190179">
            <text:p>0.7236766572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687325941859257">
            <text:p>0.6873259419</text:p>
          </table:table-cell>
          <table:table-cell office:value-type="float" office:value="0.00045">
            <text:p>0.00045</text:p>
          </table:table-cell>
          <table:table-cell table:number-columns-repeated="3"/>
          <table:table-cell office:value-type="float" office:value="0.723676657190179">
            <text:p>0.7236766572</text:p>
          </table:table-cell>
          <table:table-cell office:value-type="float" office:value="0.000983333333333333">
            <text:p>0.0009833333</text:p>
          </table:table-cell>
          <table:table-cell table:number-columns-repeated="9"/>
        </table:table-row>
        <table:table-row table:style-name="ro1">
          <table:table-cell office:value-type="float" office:value="0.687325941859257">
            <text:p>0.6873259419</text:p>
          </table:table-cell>
          <table:table-cell office:value-type="float" office:value="0.000483333333333333">
            <text:p>0.0004833333</text:p>
          </table:table-cell>
          <table:table-cell table:number-columns-repeated="3"/>
          <table:table-cell office:value-type="float" office:value="0.723676657190179">
            <text:p>0.7236766572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687325941859257">
            <text:p>0.6873259419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723676657190179">
            <text:p>0.7236766572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687706206510275">
            <text:p>0.687706206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24056921841197">
            <text:p>0.7240569218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87706206510275">
            <text:p>0.6877062065</text:p>
          </table:table-cell>
          <table:table-cell office:value-type="float" office:value="0.000283333333333333">
            <text:p>0.0002833333</text:p>
          </table:table-cell>
          <table:table-cell table:number-columns-repeated="3"/>
          <table:table-cell office:value-type="float" office:value="0.724056921841197">
            <text:p>0.7240569218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87706206510275">
            <text:p>0.6877062065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724056921841197">
            <text:p>0.7240569218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87706206510275">
            <text:p>0.6877062065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24964467160035">
            <text:p>0.724964467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88613751829113">
            <text:p>0.6886137518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724964467160035">
            <text:p>0.7249644672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688613751829113">
            <text:p>0.6886137518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724964467160035">
            <text:p>0.7249644672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688613751829113">
            <text:p>0.6886137518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724964467160035">
            <text:p>0.7249644672</text:p>
          </table:table-cell>
          <table:table-cell office:value-type="float" office:value="0.0002">
            <text:p>0.0002</text:p>
          </table:table-cell>
          <table:table-cell office:value-type="float" office:value="0.72">
            <text:p>0.72</text:p>
          </table:table-cell>
          <table:table-cell table:formula="of:=SUM([.G1867:.G1905])" office:value-type="float" office:value="0.00838333333333333">
            <text:p>0.0083833333</text:p>
          </table:table-cell>
          <table:table-cell table:number-columns-repeated="7"/>
        </table:table-row>
        <table:table-row table:style-name="ro1">
          <table:table-cell office:value-type="float" office:value="0.691018919687163">
            <text:p>0.6910189197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27369635018085">
            <text:p>0.72736963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91018919687164">
            <text:p>0.6910189197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727369635018085">
            <text:p>0.727369635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office:value-type="float" office:value="0.691018919687164">
            <text:p>0.69101891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27369635018085">
            <text:p>0.727369635</text:p>
          </table:table-cell>
          <table:table-cell office:value-type="float" office:value="0.00135">
            <text:p>0.00135</text:p>
          </table:table-cell>
          <table:table-cell table:number-columns-repeated="9"/>
        </table:table-row>
        <table:table-row table:style-name="ro1">
          <table:table-cell office:value-type="float" office:value="0.69125366850789">
            <text:p>0.691253668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27369635018086">
            <text:p>0.727369635</text:p>
          </table:table-cell>
          <table:table-cell office:value-type="float" office:value="0.0007">
            <text:p>0.0007</text:p>
          </table:table-cell>
          <table:table-cell table:number-columns-repeated="9"/>
        </table:table-row>
        <table:table-row table:style-name="ro1">
          <table:table-cell office:value-type="float" office:value="0.69125366850789">
            <text:p>0.6912536685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727369635018086">
            <text:p>0.72736963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91253668507891">
            <text:p>0.6912536685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727604383838812">
            <text:p>0.727604383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691253668507891">
            <text:p>0.691253668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27604383838812">
            <text:p>0.7276043838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69178094917571">
            <text:p>0.6917809492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27604383838812">
            <text:p>0.7276043838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91780949175711">
            <text:p>0.6917809492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72851192915765">
            <text:p>0.728511929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92161213826728">
            <text:p>0.6921612138</text:p>
          </table:table-cell>
          <table:table-cell office:value-type="float" office:value="0.000275">
            <text:p>0.000275</text:p>
          </table:table-cell>
          <table:table-cell table:number-columns-repeated="3"/>
          <table:table-cell office:value-type="float" office:value="0.728511929157651">
            <text:p>0.728511929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92161213826729">
            <text:p>0.6921612138</text:p>
          </table:table-cell>
          <table:table-cell office:value-type="float" office:value="0.00104166666666667">
            <text:p>0.0010416667</text:p>
          </table:table-cell>
          <table:table-cell table:number-columns-repeated="3"/>
          <table:table-cell office:value-type="float" office:value="0.728511929157651">
            <text:p>0.728511929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92161213826729">
            <text:p>0.6921612138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729419474476489">
            <text:p>0.729419474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93068759145567">
            <text:p>0.6930687591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29419474476489">
            <text:p>0.729419474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93068759145567">
            <text:p>0.6930687591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29419474476489">
            <text:p>0.7294194745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93068759145567">
            <text:p>0.6930687591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30536832364683">
            <text:p>0.7305368324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694186117033761">
            <text:p>0.694186117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730536832364683">
            <text:p>0.7305368324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694186117033761">
            <text:p>0.694186117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730536832364683">
            <text:p>0.7305368324</text:p>
          </table:table-cell>
          <table:table-cell office:value-type="float" office:value="0.000766666666666667">
            <text:p>0.0007666667</text:p>
          </table:table-cell>
          <table:table-cell table:number-columns-repeated="9"/>
        </table:table-row>
        <table:table-row table:style-name="ro1">
          <table:table-cell office:value-type="float" office:value="0.694186117033761">
            <text:p>0.69418611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30536832364683">
            <text:p>0.7305368324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office:value-type="float" office:value="0.694186117033761">
            <text:p>0.694186117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730536832364683">
            <text:p>0.7305368324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94566381684779">
            <text:p>0.694566381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30917097015701">
            <text:p>0.73091709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94566381684779">
            <text:p>0.694566381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30917097015701">
            <text:p>0.730917097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694566381684779">
            <text:p>0.6945663817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730917097015701">
            <text:p>0.73091709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694566381684779">
            <text:p>0.6945663817</text:p>
          </table:table-cell>
          <table:table-cell office:value-type="float" office:value="0.0000666666666666667">
            <text:p>6.66666666666667E-005</text:p>
          </table:table-cell>
          <table:table-cell office:value-type="float" office:value="0.69">
            <text:p>0.69</text:p>
          </table:table-cell>
          <table:table-cell table:formula="of:=SUM([.B1893:.B1928])" office:value-type="float" office:value="0.005475">
            <text:p>0.005475</text:p>
          </table:table-cell>
          <table:table-cell/>
          <table:table-cell office:value-type="float" office:value="0.730917097015701">
            <text:p>0.73091709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95473927003617">
            <text:p>0.69547392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31824642334539">
            <text:p>0.731824642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95473927003617">
            <text:p>0.695473927</text:p>
          </table:table-cell>
          <table:table-cell office:value-type="float" office:value="0.0004">
            <text:p>0.0004</text:p>
          </table:table-cell>
          <table:table-cell table:number-columns-repeated="3"/>
          <table:table-cell office:value-type="float" office:value="0.731824642334539">
            <text:p>0.7318246423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695473927003617">
            <text:p>0.695473927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731824642334539">
            <text:p>0.7318246423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695473927003617">
            <text:p>0.69547392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31824642334539">
            <text:p>0.7318246423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69752376646202">
            <text:p>0.697523766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34464559013316">
            <text:p>0.734464559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697733579031376">
            <text:p>0.69773357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34464559013316">
            <text:p>0.73446455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97733579031376">
            <text:p>0.697733579</text:p>
          </table:table-cell>
          <table:table-cell office:value-type="float" office:value="0.000141666666666667">
            <text:p>0.0001416667</text:p>
          </table:table-cell>
          <table:table-cell table:number-columns-repeated="3"/>
          <table:table-cell office:value-type="float" office:value="0.734464559013316">
            <text:p>0.734464559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697733579031376">
            <text:p>0.697733579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34464559013316">
            <text:p>0.734464559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98113843682394">
            <text:p>0.6981138437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734991839681136">
            <text:p>0.7349918397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698113843682394">
            <text:p>0.6981138437</text:p>
          </table:table-cell>
          <table:table-cell office:value-type="float" office:value="0.000316666666666667">
            <text:p>0.0003166667</text:p>
          </table:table-cell>
          <table:table-cell table:number-columns-repeated="3"/>
          <table:table-cell office:value-type="float" office:value="0.734991839681136">
            <text:p>0.7349918397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698113843682394">
            <text:p>0.6981138437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734991839681136">
            <text:p>0.7349918397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698113843682394">
            <text:p>0.698113843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34991839681136">
            <text:p>0.7349918397</text:p>
          </table:table-cell>
          <table:table-cell office:value-type="float" office:value="0.000025">
            <text:p>0.000025</text:p>
          </table:table-cell>
          <table:table-cell office:value-type="float" office:value="0.73">
            <text:p>0.73</text:p>
          </table:table-cell>
          <table:table-cell table:formula="of:=SUM([.G1906:.G1940])" office:value-type="float" office:value="0.00635833333333333">
            <text:p>0.0063583333</text:p>
          </table:table-cell>
          <table:table-cell table:number-columns-repeated="7"/>
        </table:table-row>
        <table:table-row table:style-name="ro1">
          <table:table-cell office:value-type="float" office:value="0.698641124350214">
            <text:p>0.6986411244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35372104332154">
            <text:p>0.735372104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698641124350214">
            <text:p>0.6986411244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735372104332154">
            <text:p>0.7353721043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698641124350214">
            <text:p>0.698641124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35372104332154">
            <text:p>0.7353721043</text:p>
          </table:table-cell>
          <table:table-cell office:value-type="float" office:value="0.000675">
            <text:p>0.000675</text:p>
          </table:table-cell>
          <table:table-cell table:number-columns-repeated="9"/>
        </table:table-row>
        <table:table-row table:style-name="ro1">
          <table:table-cell office:value-type="float" office:value="0.699021389001232">
            <text:p>0.699021389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35372104332154">
            <text:p>0.7353721043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699021389001232">
            <text:p>0.699021389</text:p>
          </table:table-cell>
          <table:table-cell office:value-type="float" office:value="0.000683333333333333">
            <text:p>0.0006833333</text:p>
          </table:table-cell>
          <table:table-cell table:number-columns-repeated="3"/>
          <table:table-cell office:value-type="float" office:value="0.735372104332155">
            <text:p>0.735372104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99021389001232">
            <text:p>0.699021389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736279649650992">
            <text:p>0.736279649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699021389001233">
            <text:p>0.699021389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36279649650992">
            <text:p>0.7362796497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69992893432007">
            <text:p>0.699928934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36279649650992">
            <text:p>0.7362796497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office:value-type="float" office:value="0.69992893432007">
            <text:p>0.6999289343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736279649650993">
            <text:p>0.7362796497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699928934320071">
            <text:p>0.6999289343</text:p>
          </table:table-cell>
          <table:table-cell office:value-type="float" office:value="0.000291666666666667">
            <text:p>0.0002916667</text:p>
          </table:table-cell>
          <table:table-cell table:number-columns-repeated="3"/>
          <table:table-cell office:value-type="float" office:value="0.736279649650993">
            <text:p>0.736279649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699928934320071">
            <text:p>0.699928934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38684817509043">
            <text:p>0.7386848175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702334102178121">
            <text:p>0.702334102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38684817509043">
            <text:p>0.7386848175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702334102178121">
            <text:p>0.7023341022</text:p>
          </table:table-cell>
          <table:table-cell office:value-type="float" office:value="0.000183333333333333">
            <text:p>0.0001833333</text:p>
          </table:table-cell>
          <table:table-cell table:number-columns-repeated="3"/>
          <table:table-cell office:value-type="float" office:value="0.738684817509043">
            <text:p>0.7386848175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702334102178121">
            <text:p>0.7023341022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40734656967446">
            <text:p>0.74073465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702568850998848">
            <text:p>0.702568851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40734656967446">
            <text:p>0.740734657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702568850998848">
            <text:p>0.702568851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4185201485564">
            <text:p>0.7418520149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703476396317686">
            <text:p>0.703476396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4185201485564">
            <text:p>0.7418520149</text:p>
          </table:table-cell>
          <table:table-cell office:value-type="float" office:value="0.0011">
            <text:p>0.0011</text:p>
          </table:table-cell>
          <table:table-cell table:number-columns-repeated="9"/>
        </table:table-row>
        <table:table-row table:style-name="ro1">
          <table:table-cell office:value-type="float" office:value="0.703476396317686">
            <text:p>0.703476396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4185201485564">
            <text:p>0.7418520149</text:p>
          </table:table-cell>
          <table:table-cell office:value-type="float" office:value="0.000983333333333333">
            <text:p>0.0009833333</text:p>
          </table:table-cell>
          <table:table-cell table:number-columns-repeated="9"/>
        </table:table-row>
        <table:table-row table:style-name="ro1">
          <table:table-cell office:value-type="float" office:value="0.704383941636524">
            <text:p>0.7043839416</text:p>
          </table:table-cell>
          <table:table-cell office:value-type="float" office:value="0.00005">
            <text:p>0.00005</text:p>
          </table:table-cell>
          <table:table-cell office:value-type="float" office:value="0.7">
            <text:p>0.7</text:p>
          </table:table-cell>
          <table:table-cell table:formula="of:=SUM([.B1929:.B1959])" office:value-type="float" office:value="0.00375833333333333">
            <text:p>0.0037583333</text:p>
          </table:table-cell>
          <table:table-cell/>
          <table:table-cell office:value-type="float" office:value="0.74185201485564">
            <text:p>0.7418520149</text:p>
          </table:table-cell>
          <table:table-cell office:value-type="float" office:value="0.000841666666666667">
            <text:p>0.0008416667</text:p>
          </table:table-cell>
          <table:table-cell table:number-columns-repeated="9"/>
        </table:table-row>
        <table:table-row table:style-name="ro1">
          <table:table-cell office:value-type="float" office:value="0.705501299524718">
            <text:p>0.705501299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4185201485564">
            <text:p>0.7418520149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705501299524718">
            <text:p>0.7055012995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742232279506658">
            <text:p>0.742232279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05501299524718">
            <text:p>0.705501299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42232279506658">
            <text:p>0.7422322795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705881564175736">
            <text:p>0.7058815642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42232279506658">
            <text:p>0.7422322795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705881564175736">
            <text:p>0.7058815642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42232279506658">
            <text:p>0.7422322795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office:value-type="float" office:value="0.705881564175736">
            <text:p>0.705881564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43139824825496">
            <text:p>0.7431398248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706789109494574">
            <text:p>0.7067891095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43139824825496">
            <text:p>0.7431398248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office:value-type="float" office:value="0.706789109494574">
            <text:p>0.7067891095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743139824825496">
            <text:p>0.7431398248</text:p>
          </table:table-cell>
          <table:table-cell office:value-type="float" office:value="0.0005">
            <text:p>0.0005</text:p>
          </table:table-cell>
          <table:table-cell table:number-columns-repeated="9"/>
        </table:table-row>
        <table:table-row table:style-name="ro1">
          <table:table-cell office:value-type="float" office:value="0.706789109494574">
            <text:p>0.7067891095</text:p>
          </table:table-cell>
          <table:table-cell office:value-type="float" office:value="0.0006">
            <text:p>0.0006</text:p>
          </table:table-cell>
          <table:table-cell table:number-columns-repeated="3"/>
          <table:table-cell office:value-type="float" office:value="0.743139824825496">
            <text:p>0.7431398248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706789109494574">
            <text:p>0.7067891095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743139824825496">
            <text:p>0.7431398248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74">
            <text:p>0.74</text:p>
          </table:table-cell>
          <table:table-cell table:formula="of:=SUM([.G1941:.G1969])" office:value-type="float" office:value="0.007625">
            <text:p>0.007625</text:p>
          </table:table-cell>
          <table:table-cell table:number-columns-repeated="7"/>
        </table:table-row>
        <table:table-row table:style-name="ro1">
          <table:table-cell office:value-type="float" office:value="0.709194277352624">
            <text:p>0.7091942774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45544992683546">
            <text:p>0.7455449927</text:p>
          </table:table-cell>
          <table:table-cell office:value-type="float" office:value="0.000833333333333333">
            <text:p>0.0008333333</text:p>
          </table:table-cell>
          <table:table-cell table:number-columns-repeated="9"/>
        </table:table-row>
        <table:table-row table:style-name="ro1">
          <table:table-cell office:value-type="float" office:value="0.709194277352625">
            <text:p>0.7091942774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45544992683546">
            <text:p>0.745544992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09194277352625">
            <text:p>0.7091942774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45544992683546">
            <text:p>0.7455449927</text:p>
          </table:table-cell>
          <table:table-cell office:value-type="float" office:value="0.000883333333333333">
            <text:p>0.0008833333</text:p>
          </table:table-cell>
          <table:table-cell table:number-columns-repeated="9"/>
        </table:table-row>
        <table:table-row table:style-name="ro1">
          <table:table-cell office:value-type="float" office:value="0.709429026173351">
            <text:p>0.7094290262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45544992683547">
            <text:p>0.7455449927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709429026173351">
            <text:p>0.7094290262</text:p>
          </table:table-cell>
          <table:table-cell office:value-type="float" office:value="0.000366666666666667">
            <text:p>0.0003666667</text:p>
          </table:table-cell>
          <table:table-cell table:number-columns-repeated="3"/>
          <table:table-cell office:value-type="float" office:value="0.745779741504273">
            <text:p>0.7457797415</text:p>
          </table:table-cell>
          <table:table-cell office:value-type="float" office:value="0.000241666666666667">
            <text:p>0.0002416667</text:p>
          </table:table-cell>
          <table:table-cell table:number-columns-repeated="9"/>
        </table:table-row>
        <table:table-row table:style-name="ro1">
          <table:table-cell office:value-type="float" office:value="0.709429026173351">
            <text:p>0.7094290262</text:p>
          </table:table-cell>
          <table:table-cell office:value-type="float" office:value="0.000208333333333333">
            <text:p>0.0002083333</text:p>
          </table:table-cell>
          <table:table-cell table:number-columns-repeated="3"/>
          <table:table-cell office:value-type="float" office:value="0.746687286823111">
            <text:p>0.746687286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709429026173352">
            <text:p>0.709429026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46687286823111">
            <text:p>0.7466872868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710336571492189">
            <text:p>0.710336571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46687286823112">
            <text:p>0.746687286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1033657149219">
            <text:p>0.7103365715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74759483214195">
            <text:p>0.7475948321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1033657149219">
            <text:p>0.710336571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48712190030144">
            <text:p>0.74871219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711244116811028">
            <text:p>0.7112441168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748712190030144">
            <text:p>0.74871219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711244116811028">
            <text:p>0.7112441168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48712190030144">
            <text:p>0.74871219</text:p>
          </table:table-cell>
          <table:table-cell office:value-type="float" office:value="0.000733333333333333">
            <text:p>0.0007333333</text:p>
          </table:table-cell>
          <table:table-cell table:number-columns-repeated="9"/>
        </table:table-row>
        <table:table-row table:style-name="ro1">
          <table:table-cell office:value-type="float" office:value="0.712361474699222">
            <text:p>0.7123614747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748712190030144">
            <text:p>0.74871219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office:value-type="float" office:value="0.712361474699222">
            <text:p>0.712361474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49092454681162">
            <text:p>0.7490924547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712361474699222">
            <text:p>0.7123614747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49092454681162">
            <text:p>0.7490924547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71274173935024">
            <text:p>0.712741739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49092454681162">
            <text:p>0.7490924547</text:p>
          </table:table-cell>
          <table:table-cell office:value-type="float" office:value="0.0000583333333333333">
            <text:p>5.83333333333333E-005</text:p>
          </table:table-cell>
          <table:table-cell office:value-type="float" office:value="0.75">
            <text:p>0.75</text:p>
          </table:table-cell>
          <table:table-cell table:formula="of:=SUM([.G1970:.G1985])" office:value-type="float" office:value="0.00468333333333333">
            <text:p>0.0046833333</text:p>
          </table:table-cell>
          <table:table-cell table:number-columns-repeated="7"/>
        </table:table-row>
        <table:table-row table:style-name="ro1">
          <table:table-cell office:value-type="float" office:value="0.71274173935024">
            <text:p>0.7127417394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1274173935024">
            <text:p>0.7127417394</text:p>
          </table:table-cell>
          <table:table-cell office:value-type="float" office:value="0.000341666666666667">
            <text:p>0.0003416667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71274173935024">
            <text:p>0.7127417394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0008">
            <text:p>0.0008</text:p>
          </table:table-cell>
          <table:table-cell table:number-columns-repeated="9"/>
        </table:table-row>
        <table:table-row table:style-name="ro1">
          <table:table-cell office:value-type="float" office:value="0.713649284669078">
            <text:p>0.713649284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000633333333333333">
            <text:p>0.0006333333</text:p>
          </table:table-cell>
          <table:table-cell table:number-columns-repeated="9"/>
        </table:table-row>
        <table:table-row table:style-name="ro1">
          <table:table-cell office:value-type="float" office:value="0.713649284669078">
            <text:p>0.7136492847</text:p>
          </table:table-cell>
          <table:table-cell office:value-type="float" office:value="0.00025">
            <text:p>0.00025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713649284669078">
            <text:p>0.7136492847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13649284669078">
            <text:p>0.7136492847</text:p>
          </table:table-cell>
          <table:table-cell office:value-type="float" office:value="0.0000833333333333333">
            <text:p>8.33333333333333E-005</text:p>
          </table:table-cell>
          <table:table-cell office:value-type="float" office:value="0.71">
            <text:p>0.71</text:p>
          </table:table-cell>
          <table:table-cell table:formula="of:=SUM([.B1960:.B1992])" office:value-type="float" office:value="0.00421666666666667">
            <text:p>0.0042166667</text:p>
          </table:table-cell>
          <table:table-cell/>
          <table:table-cell office:value-type="float" office:value="0.752639916678777">
            <text:p>0.7526399167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715908936696837">
            <text:p>0.715908936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52639916678777">
            <text:p>0.752639916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715908936696837">
            <text:p>0.715908936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52639916678777">
            <text:p>0.7526399167</text:p>
          </table:table-cell>
          <table:table-cell office:value-type="float" office:value="0.000491666666666667">
            <text:p>0.0004916667</text:p>
          </table:table-cell>
          <table:table-cell table:number-columns-repeated="9"/>
        </table:table-row>
        <table:table-row table:style-name="ro1">
          <table:table-cell office:value-type="float" office:value="0.716289201347855">
            <text:p>0.7162892013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752639916678777">
            <text:p>0.7526399167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716289201347855">
            <text:p>0.7162892013</text:p>
          </table:table-cell>
          <table:table-cell office:value-type="float" office:value="0.000125">
            <text:p>0.000125</text:p>
          </table:table-cell>
          <table:table-cell table:number-columns-repeated="3"/>
          <table:table-cell office:value-type="float" office:value="0.753547461997615">
            <text:p>0.753547462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716816482015675">
            <text:p>0.716816482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53547461997615">
            <text:p>0.753547462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716816482015675">
            <text:p>0.716816482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53547461997615">
            <text:p>0.753547462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716816482015675">
            <text:p>0.716816482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753547461997615">
            <text:p>0.753547462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717196746666693">
            <text:p>0.717196746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53547461997615">
            <text:p>0.75354746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17196746666693">
            <text:p>0.7171967467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754455007316453">
            <text:p>0.7544550073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717196746666693">
            <text:p>0.7171967467</text:p>
          </table:table-cell>
          <table:table-cell office:value-type="float" office:value="0.000458333333333333">
            <text:p>0.0004583333</text:p>
          </table:table-cell>
          <table:table-cell table:number-columns-repeated="3"/>
          <table:table-cell office:value-type="float" office:value="0.754455007316453">
            <text:p>0.7544550073</text:p>
          </table:table-cell>
          <table:table-cell office:value-type="float" office:value="0.000383333333333333">
            <text:p>0.0003833333</text:p>
          </table:table-cell>
          <table:table-cell table:number-columns-repeated="9"/>
        </table:table-row>
        <table:table-row table:style-name="ro1">
          <table:table-cell office:value-type="float" office:value="0.717196746666693">
            <text:p>0.7171967467</text:p>
          </table:table-cell>
          <table:table-cell office:value-type="float" office:value="0.000191666666666667">
            <text:p>0.0001916667</text:p>
          </table:table-cell>
          <table:table-cell table:number-columns-repeated="3"/>
          <table:table-cell office:value-type="float" office:value="0.754455007316453">
            <text:p>0.7544550073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718104291985531">
            <text:p>0.718104292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54455007316453">
            <text:p>0.7544550073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office:value-type="float" office:value="0.718104291985531">
            <text:p>0.718104292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56860175174503">
            <text:p>0.756860175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718104291985532">
            <text:p>0.718104292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56860175174504">
            <text:p>0.7568601752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720509459843582">
            <text:p>0.720509459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56860175174504">
            <text:p>0.756860175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720509459843582">
            <text:p>0.7205094598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56860175174504">
            <text:p>0.756860175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721651753983147">
            <text:p>0.72165175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0027372521101">
            <text:p>0.7600273725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723676657190179">
            <text:p>0.7236766572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60027372521101">
            <text:p>0.7600273725</text:p>
          </table:table-cell>
          <table:table-cell office:value-type="float" office:value="0.000883333333333333">
            <text:p>0.0008833333</text:p>
          </table:table-cell>
          <table:table-cell table:number-columns-repeated="9"/>
        </table:table-row>
        <table:table-row table:style-name="ro1">
          <table:table-cell office:value-type="float" office:value="0.723676657190179">
            <text:p>0.7236766572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760027372521101">
            <text:p>0.7600273725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office:value-type="float" office:value="0.723676657190179">
            <text:p>0.7236766572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60027372521101">
            <text:p>0.7600273725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723676657190179">
            <text:p>0.723676657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60027372521101">
            <text:p>0.7600273725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office:value-type="float" office:value="0.724056921841197">
            <text:p>0.7240569218</text:p>
          </table:table-cell>
          <table:table-cell office:value-type="float" office:value="0.0003">
            <text:p>0.0003</text:p>
          </table:table-cell>
          <table:table-cell table:number-columns-repeated="3"/>
          <table:table-cell office:value-type="float" office:value="0.760407637172119">
            <text:p>0.7604076372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724056921841197">
            <text:p>0.7240569218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60407637172119">
            <text:p>0.7604076372</text:p>
          </table:table-cell>
          <table:table-cell office:value-type="float" office:value="0.000516666666666667">
            <text:p>0.0005166667</text:p>
          </table:table-cell>
          <table:table-cell table:number-columns-repeated="9"/>
        </table:table-row>
        <table:table-row table:style-name="ro1">
          <table:table-cell office:value-type="float" office:value="0.724056921841197">
            <text:p>0.7240569218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60407637172119">
            <text:p>0.7604076372</text:p>
          </table:table-cell>
          <table:table-cell office:value-type="float" office:value="0.000675">
            <text:p>0.000675</text:p>
          </table:table-cell>
          <table:table-cell table:number-columns-repeated="9"/>
        </table:table-row>
        <table:table-row table:style-name="ro1">
          <table:table-cell office:value-type="float" office:value="0.724964467160035">
            <text:p>0.724964467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60407637172119">
            <text:p>0.7604076372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724964467160035">
            <text:p>0.7249644672</text:p>
          </table:table-cell>
          <table:table-cell office:value-type="float" office:value="0.0002">
            <text:p>0.0002</text:p>
          </table:table-cell>
          <table:table-cell table:number-columns-repeated="3"/>
          <table:table-cell office:value-type="float" office:value="0.760407637172119">
            <text:p>0.760407637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24964467160035">
            <text:p>0.7249644672</text:p>
          </table:table-cell>
          <table:table-cell office:value-type="float" office:value="0.000258333333333333">
            <text:p>0.0002583333</text:p>
          </table:table-cell>
          <table:table-cell table:number-columns-repeated="3"/>
          <table:table-cell office:value-type="float" office:value="0.761315182490957">
            <text:p>0.7613151825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724964467160035">
            <text:p>0.7249644672</text:p>
          </table:table-cell>
          <table:table-cell office:value-type="float" office:value="0.0000333333333333333">
            <text:p>3.33333333333333E-005</text:p>
          </table:table-cell>
          <table:table-cell office:value-type="float" office:value="0.72">
            <text:p>0.72</text:p>
          </table:table-cell>
          <table:table-cell table:formula="of:=SUM([.B1993:.B2020])" office:value-type="float" office:value="0.002875">
            <text:p>0.002875</text:p>
          </table:table-cell>
          <table:table-cell/>
          <table:table-cell office:value-type="float" office:value="0.761315182490957">
            <text:p>0.7613151825</text:p>
          </table:table-cell>
          <table:table-cell office:value-type="float" office:value="0.00103333333333333">
            <text:p>0.0010333333</text:p>
          </table:table-cell>
          <table:table-cell table:number-columns-repeated="9"/>
        </table:table-row>
        <table:table-row table:style-name="ro1">
          <table:table-cell office:value-type="float" office:value="0.727369635018085">
            <text:p>0.72736963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1315182490957">
            <text:p>0.7613151825</text:p>
          </table:table-cell>
          <table:table-cell office:value-type="float" office:value="0.00115">
            <text:p>0.00115</text:p>
          </table:table-cell>
          <table:table-cell table:number-columns-repeated="9"/>
        </table:table-row>
        <table:table-row table:style-name="ro1">
          <table:table-cell office:value-type="float" office:value="0.727369635018085">
            <text:p>0.72736963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1315182490957">
            <text:p>0.7613151825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727369635018085">
            <text:p>0.72736963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61315182490957">
            <text:p>0.761315182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727369635018086">
            <text:p>0.727369635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63720350349007">
            <text:p>0.7637203503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office:value-type="float" office:value="0.727604383838812">
            <text:p>0.727604383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63720350349007">
            <text:p>0.7637203503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727604383838812">
            <text:p>0.7276043838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763720350349007">
            <text:p>0.7637203503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727604383838812">
            <text:p>0.7276043838</text:p>
          </table:table-cell>
          <table:table-cell office:value-type="float" office:value="0.000116666666666667">
            <text:p>0.0001166667</text:p>
          </table:table-cell>
          <table:table-cell table:number-columns-repeated="3"/>
          <table:table-cell office:value-type="float" office:value="0.763720350349008">
            <text:p>0.763720350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728511929157651">
            <text:p>0.728511929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4862644488572">
            <text:p>0.764862644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728511929157651">
            <text:p>0.728511929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4862644488572">
            <text:p>0.7648626445</text:p>
          </table:table-cell>
          <table:table-cell office:value-type="float" office:value="0.0000583333333333333">
            <text:p>5.83333333333333E-005</text:p>
          </table:table-cell>
          <table:table-cell office:value-type="float" office:value="0.76">
            <text:p>0.76</text:p>
          </table:table-cell>
          <table:table-cell table:formula="of:=SUM([.G1986:.G2029])" office:value-type="float" office:value="0.0123583333333333">
            <text:p>0.0123583333</text:p>
          </table:table-cell>
          <table:table-cell table:number-columns-repeated="7"/>
        </table:table-row>
        <table:table-row table:style-name="ro1">
          <table:table-cell office:value-type="float" office:value="0.729419474476489">
            <text:p>0.729419474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66887547695605">
            <text:p>0.7668875477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730536832364683">
            <text:p>0.730536832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6887547695605">
            <text:p>0.7668875477</text:p>
          </table:table-cell>
          <table:table-cell office:value-type="float" office:value="0.00109166666666667">
            <text:p>0.0010916667</text:p>
          </table:table-cell>
          <table:table-cell table:number-columns-repeated="9"/>
        </table:table-row>
        <table:table-row table:style-name="ro1">
          <table:table-cell office:value-type="float" office:value="0.730536832364683">
            <text:p>0.7305368324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66887547695605">
            <text:p>0.7668875477</text:p>
          </table:table-cell>
          <table:table-cell office:value-type="float" office:value="0.001025">
            <text:p>0.001025</text:p>
          </table:table-cell>
          <table:table-cell table:number-columns-repeated="9"/>
        </table:table-row>
        <table:table-row table:style-name="ro1">
          <table:table-cell office:value-type="float" office:value="0.730536832364683">
            <text:p>0.7305368324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66887547695605">
            <text:p>0.7668875477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office:value-type="float" office:value="0.730536832364683">
            <text:p>0.7305368324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6887547695605">
            <text:p>0.766887547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730917097015701">
            <text:p>0.73091709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7267812346623">
            <text:p>0.7672678123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730917097015701">
            <text:p>0.730917097</text:p>
          </table:table-cell>
          <table:table-cell office:value-type="float" office:value="0.000233333333333333">
            <text:p>0.0002333333</text:p>
          </table:table-cell>
          <table:table-cell table:number-columns-repeated="3"/>
          <table:table-cell office:value-type="float" office:value="0.767267812346623">
            <text:p>0.7672678123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office:value-type="float" office:value="0.730917097015701">
            <text:p>0.730917097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767267812346623">
            <text:p>0.7672678123</text:p>
          </table:table-cell>
          <table:table-cell office:value-type="float" office:value="0.000466666666666667">
            <text:p>0.0004666667</text:p>
          </table:table-cell>
          <table:table-cell table:number-columns-repeated="9"/>
        </table:table-row>
        <table:table-row table:style-name="ro1">
          <table:table-cell office:value-type="float" office:value="0.730917097015701">
            <text:p>0.73091709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67267812346623">
            <text:p>0.7672678123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731824642334539">
            <text:p>0.731824642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67267812346623">
            <text:p>0.767267812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31824642334539">
            <text:p>0.7318246423</text:p>
          </table:table-cell>
          <table:table-cell office:value-type="float" office:value="0.000133333333333333">
            <text:p>0.0001333333</text:p>
          </table:table-cell>
          <table:table-cell table:number-columns-repeated="3"/>
          <table:table-cell office:value-type="float" office:value="0.768175357665461">
            <text:p>0.768175357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31824642334539">
            <text:p>0.7318246423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68175357665461">
            <text:p>0.7681753577</text:p>
          </table:table-cell>
          <table:table-cell office:value-type="float" office:value="0.00045">
            <text:p>0.00045</text:p>
          </table:table-cell>
          <table:table-cell table:number-columns-repeated="9"/>
        </table:table-row>
        <table:table-row table:style-name="ro1">
          <table:table-cell office:value-type="float" office:value="0.731824642334539">
            <text:p>0.7318246423</text:p>
          </table:table-cell>
          <table:table-cell office:value-type="float" office:value="0.000241666666666667">
            <text:p>0.0002416667</text:p>
          </table:table-cell>
          <table:table-cell table:number-columns-repeated="3"/>
          <table:table-cell office:value-type="float" office:value="0.768175357665461">
            <text:p>0.7681753577</text:p>
          </table:table-cell>
          <table:table-cell office:value-type="float" office:value="0.00134166666666667">
            <text:p>0.0013416667</text:p>
          </table:table-cell>
          <table:table-cell table:number-columns-repeated="9"/>
        </table:table-row>
        <table:table-row table:style-name="ro1">
          <table:table-cell office:value-type="float" office:value="0.734464559013316">
            <text:p>0.734464559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68175357665461">
            <text:p>0.7681753577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734464559013316">
            <text:p>0.734464559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68175357665461">
            <text:p>0.7681753577</text:p>
          </table:table-cell>
          <table:table-cell office:value-type="float" office:value="0.000758333333333333">
            <text:p>0.0007583333</text:p>
          </table:table-cell>
          <table:table-cell table:number-columns-repeated="9"/>
        </table:table-row>
        <table:table-row table:style-name="ro1">
          <table:table-cell office:value-type="float" office:value="0.734464559013316">
            <text:p>0.734464559</text:p>
          </table:table-cell>
          <table:table-cell office:value-type="float" office:value="0.00015">
            <text:p>0.00015</text:p>
          </table:table-cell>
          <table:table-cell table:number-columns-repeated="3"/>
          <table:table-cell office:value-type="float" office:value="0.770815274344238">
            <text:p>0.770815274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734464559013316">
            <text:p>0.73446455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70815274344238">
            <text:p>0.7708152743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office:value-type="float" office:value="0.734991839681136">
            <text:p>0.7349918397</text:p>
          </table:table-cell>
          <table:table-cell office:value-type="float" office:value="0.000025">
            <text:p>0.000025</text:p>
          </table:table-cell>
          <table:table-cell office:value-type="float" office:value="0.73">
            <text:p>0.73</text:p>
          </table:table-cell>
          <table:table-cell table:formula="of:=SUM([.B2021:.B2047])" office:value-type="float" office:value="0.00169166666666667">
            <text:p>0.0016916667</text:p>
          </table:table-cell>
          <table:table-cell/>
          <table:table-cell office:value-type="float" office:value="0.770815274344238">
            <text:p>0.7708152743</text:p>
          </table:table-cell>
          <table:table-cell office:value-type="float" office:value="0.000541666666666667">
            <text:p>0.0005416667</text:p>
          </table:table-cell>
          <table:table-cell table:number-columns-repeated="9"/>
        </table:table-row>
        <table:table-row table:style-name="ro1">
          <table:table-cell office:value-type="float" office:value="0.735372104332154">
            <text:p>0.7353721043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70815274344238">
            <text:p>0.7708152743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735372104332154">
            <text:p>0.7353721043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771722819663076">
            <text:p>0.7717228197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735372104332154">
            <text:p>0.735372104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71722819663076">
            <text:p>0.7717228197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office:value-type="float" office:value="0.736279649650992">
            <text:p>0.736279649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71722819663076">
            <text:p>0.7717228197</text:p>
          </table:table-cell>
          <table:table-cell office:value-type="float" office:value="0.00055">
            <text:p>0.00055</text:p>
          </table:table-cell>
          <table:table-cell table:number-columns-repeated="9"/>
        </table:table-row>
        <table:table-row table:style-name="ro1">
          <table:table-cell office:value-type="float" office:value="0.736279649650992">
            <text:p>0.7362796497</text:p>
          </table:table-cell>
          <table:table-cell office:value-type="float" office:value="0.000216666666666667">
            <text:p>0.0002166667</text:p>
          </table:table-cell>
          <table:table-cell table:number-columns-repeated="3"/>
          <table:table-cell office:value-type="float" office:value="0.771722819663076">
            <text:p>0.7717228197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736279649650993">
            <text:p>0.736279649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72630364981914">
            <text:p>0.77263036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738684817509043">
            <text:p>0.738684817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72630364981914">
            <text:p>0.772630365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office:value-type="float" office:value="0.738684817509043">
            <text:p>0.738684817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72630364981914">
            <text:p>0.772630365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738684817509043">
            <text:p>0.7386848175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772630364981915">
            <text:p>0.772630365</text:p>
          </table:table-cell>
          <table:table-cell office:value-type="float" office:value="0.0000916666666666667">
            <text:p>9.16666666666667E-005</text:p>
          </table:table-cell>
          <table:table-cell office:value-type="float" office:value="0.77">
            <text:p>0.77</text:p>
          </table:table-cell>
          <table:table-cell table:formula="of:=SUM([.G2030:.G2056])" office:value-type="float" office:value="0.00949166666666667">
            <text:p>0.0094916667</text:p>
          </table:table-cell>
          <table:table-cell table:number-columns-repeated="7"/>
        </table:table-row>
        <table:table-row table:style-name="ro1">
          <table:table-cell office:value-type="float" office:value="0.738684817509043">
            <text:p>0.738684817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75035532839964">
            <text:p>0.775035532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4185201485564">
            <text:p>0.7418520149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75035532839965">
            <text:p>0.7750355328</text:p>
          </table:table-cell>
          <table:table-cell office:value-type="float" office:value="0.000125">
            <text:p>0.000125</text:p>
          </table:table-cell>
          <table:table-cell table:number-columns-repeated="9"/>
        </table:table-row>
        <table:table-row table:style-name="ro1">
          <table:table-cell office:value-type="float" office:value="0.74185201485564">
            <text:p>0.741852014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75035532839965">
            <text:p>0.7750355328</text:p>
          </table:table-cell>
          <table:table-cell office:value-type="float" office:value="0.000283333333333333">
            <text:p>0.0002833333</text:p>
          </table:table-cell>
          <table:table-cell table:number-columns-repeated="9"/>
        </table:table-row>
        <table:table-row table:style-name="ro1">
          <table:table-cell office:value-type="float" office:value="0.742232279506658">
            <text:p>0.7422322795</text:p>
          </table:table-cell>
          <table:table-cell office:value-type="float" office:value="0.000158333333333333">
            <text:p>0.0001583333</text:p>
          </table:table-cell>
          <table:table-cell table:number-columns-repeated="3"/>
          <table:table-cell office:value-type="float" office:value="0.775035532839965">
            <text:p>0.7750355328</text:p>
          </table:table-cell>
          <table:table-cell office:value-type="float" office:value="0.000166666666666667">
            <text:p>0.0001666667</text:p>
          </table:table-cell>
          <table:table-cell table:number-columns-repeated="9"/>
        </table:table-row>
        <table:table-row table:style-name="ro1">
          <table:table-cell office:value-type="float" office:value="0.742232279506658">
            <text:p>0.7422322795</text:p>
          </table:table-cell>
          <table:table-cell office:value-type="float" office:value="0.000408333333333333">
            <text:p>0.0004083333</text:p>
          </table:table-cell>
          <table:table-cell table:number-columns-repeated="3"/>
          <table:table-cell office:value-type="float" office:value="0.775035532839965">
            <text:p>0.7750355328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42232279506658">
            <text:p>0.7422322795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778202730186562">
            <text:p>0.7782027302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office:value-type="float" office:value="0.743139824825496">
            <text:p>0.7431398248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78202730186562">
            <text:p>0.7782027302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743139824825496">
            <text:p>0.7431398248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778202730186562">
            <text:p>0.7782027302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office:value-type="float" office:value="0.743139824825496">
            <text:p>0.7431398248</text:p>
          </table:table-cell>
          <table:table-cell office:value-type="float" office:value="0.0000333333333333333">
            <text:p>3.33333333333333E-005</text:p>
          </table:table-cell>
          <table:table-cell office:value-type="float" office:value="0.74">
            <text:p>0.74</text:p>
          </table:table-cell>
          <table:table-cell table:formula="of:=SUM([.B2048:.B2065])" office:value-type="float" office:value="0.00151666666666667">
            <text:p>0.0015166667</text:p>
          </table:table-cell>
          <table:table-cell/>
          <table:table-cell office:value-type="float" office:value="0.778202730186562">
            <text:p>0.7782027302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745544992683546">
            <text:p>0.745544992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7858299483758">
            <text:p>0.7785829948</text:p>
          </table:table-cell>
          <table:table-cell office:value-type="float" office:value="0.00015">
            <text:p>0.00015</text:p>
          </table:table-cell>
          <table:table-cell table:number-columns-repeated="9"/>
        </table:table-row>
        <table:table-row table:style-name="ro1">
          <table:table-cell office:value-type="float" office:value="0.745544992683546">
            <text:p>0.7455449927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7858299483758">
            <text:p>0.7785829948</text:p>
          </table:table-cell>
          <table:table-cell office:value-type="float" office:value="0.00135">
            <text:p>0.00135</text:p>
          </table:table-cell>
          <table:table-cell table:number-columns-repeated="9"/>
        </table:table-row>
        <table:table-row table:style-name="ro1">
          <table:table-cell office:value-type="float" office:value="0.745544992683547">
            <text:p>0.745544992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7858299483758">
            <text:p>0.7785829948</text:p>
          </table:table-cell>
          <table:table-cell office:value-type="float" office:value="0.000816666666666667">
            <text:p>0.0008166667</text:p>
          </table:table-cell>
          <table:table-cell table:number-columns-repeated="9"/>
        </table:table-row>
        <table:table-row table:style-name="ro1">
          <table:table-cell office:value-type="float" office:value="0.745779741504273">
            <text:p>0.745779741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7858299483758">
            <text:p>0.7785829948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746687286823111">
            <text:p>0.746687286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79490540156418">
            <text:p>0.7794905402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46687286823111">
            <text:p>0.7466872868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79490540156418">
            <text:p>0.7794905402</text:p>
          </table:table-cell>
          <table:table-cell office:value-type="float" office:value="0.000633333333333333">
            <text:p>0.0006333333</text:p>
          </table:table-cell>
          <table:table-cell table:number-columns-repeated="9"/>
        </table:table-row>
        <table:table-row table:style-name="ro1">
          <table:table-cell office:value-type="float" office:value="0.748712190030144">
            <text:p>0.7487121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79490540156418">
            <text:p>0.7794905402</text:p>
          </table:table-cell>
          <table:table-cell office:value-type="float" office:value="0.00195">
            <text:p>0.00195</text:p>
          </table:table-cell>
          <table:table-cell table:number-columns-repeated="9"/>
        </table:table-row>
        <table:table-row table:style-name="ro1">
          <table:table-cell office:value-type="float" office:value="0.748712190030144">
            <text:p>0.74871219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79490540156418">
            <text:p>0.7794905402</text:p>
          </table:table-cell>
          <table:table-cell office:value-type="float" office:value="0.00100833333333333">
            <text:p>0.0010083333</text:p>
          </table:table-cell>
          <table:table-cell table:number-columns-repeated="9"/>
        </table:table-row>
        <table:table-row table:style-name="ro1">
          <table:table-cell office:value-type="float" office:value="0.748712190030144">
            <text:p>0.74871219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79490540156418">
            <text:p>0.7794905402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office:value-type="float" office:value="0.749092454681162">
            <text:p>0.749092454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79490540156418">
            <text:p>0.7794905402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office:value-type="float" office:value="0.749092454681162">
            <text:p>0.7490924547</text:p>
          </table:table-cell>
          <table:table-cell office:value-type="float" office:value="0.000175">
            <text:p>0.000175</text:p>
          </table:table-cell>
          <table:table-cell table:number-columns-repeated="3"/>
          <table:table-cell office:value-type="float" office:value="0.781895708014468">
            <text:p>0.78189570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49092454681162">
            <text:p>0.749092454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81895708014468">
            <text:p>0.781895708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81895708014468">
            <text:p>0.781895708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001">
            <text:p>0.0001</text:p>
          </table:table-cell>
          <table:table-cell table:number-columns-repeated="3"/>
          <table:table-cell office:value-type="float" office:value="0.781895708014469">
            <text:p>0.78189570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000916666666666667">
            <text:p>9.16666666666667E-005</text:p>
          </table:table-cell>
          <table:table-cell table:number-columns-repeated="3"/>
          <table:table-cell office:value-type="float" office:value="0.783945547472872">
            <text:p>0.7839455475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78">
            <text:p>0.78</text:p>
          </table:table-cell>
          <table:table-cell table:formula="of:=SUM([.G2057:.G2080])" office:value-type="float" office:value="0.00790833333333333">
            <text:p>0.0079083333</text:p>
          </table:table-cell>
          <table:table-cell table:number-columns-repeated="7"/>
        </table:table-row>
        <table:table-row table:style-name="ro1">
          <table:table-cell office:value-type="float" office:value="0.752639916678777">
            <text:p>0.7526399167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85062905361065">
            <text:p>0.7850629054</text:p>
          </table:table-cell>
          <table:table-cell office:value-type="float" office:value="0.00025">
            <text:p>0.00025</text:p>
          </table:table-cell>
          <table:table-cell table:number-columns-repeated="9"/>
        </table:table-row>
        <table:table-row table:style-name="ro1">
          <table:table-cell office:value-type="float" office:value="0.752639916678777">
            <text:p>0.7526399167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85062905361066">
            <text:p>0.7850629054</text:p>
          </table:table-cell>
          <table:table-cell office:value-type="float" office:value="0.000925">
            <text:p>0.000925</text:p>
          </table:table-cell>
          <table:table-cell table:number-columns-repeated="9"/>
        </table:table-row>
        <table:table-row table:style-name="ro1">
          <table:table-cell office:value-type="float" office:value="0.752639916678777">
            <text:p>0.752639916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85062905361066">
            <text:p>0.7850629054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office:value-type="float" office:value="0.753547461997615">
            <text:p>0.753547462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85062905361066">
            <text:p>0.7850629054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office:value-type="float" office:value="0.753547461997615">
            <text:p>0.753547462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85443170012083">
            <text:p>0.7854431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53547461997615">
            <text:p>0.75354746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85443170012084">
            <text:p>0.78544317</text:p>
          </table:table-cell>
          <table:table-cell office:value-type="float" office:value="0.00065">
            <text:p>0.00065</text:p>
          </table:table-cell>
          <table:table-cell table:number-columns-repeated="9"/>
        </table:table-row>
        <table:table-row table:style-name="ro1">
          <table:table-cell office:value-type="float" office:value="0.754455007316453">
            <text:p>0.754455007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85443170012084">
            <text:p>0.78544317</text:p>
          </table:table-cell>
          <table:table-cell office:value-type="float" office:value="0.001075">
            <text:p>0.001075</text:p>
          </table:table-cell>
          <table:table-cell table:number-columns-repeated="9"/>
        </table:table-row>
        <table:table-row table:style-name="ro1">
          <table:table-cell office:value-type="float" office:value="0.754455007316453">
            <text:p>0.754455007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85443170012084">
            <text:p>0.78544317</text:p>
          </table:table-cell>
          <table:table-cell office:value-type="float" office:value="0.000958333333333333">
            <text:p>0.0009583333</text:p>
          </table:table-cell>
          <table:table-cell table:number-columns-repeated="9"/>
        </table:table-row>
        <table:table-row table:style-name="ro1">
          <table:table-cell office:value-type="float" office:value="0.754455007316453">
            <text:p>0.7544550073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75">
            <text:p>0.75</text:p>
          </table:table-cell>
          <table:table-cell table:formula="of:=SUM([.B2066:.B2089])" office:value-type="float" office:value="0.000991666666666667">
            <text:p>0.0009916667</text:p>
          </table:table-cell>
          <table:table-cell/>
          <table:table-cell office:value-type="float" office:value="0.785443170012084">
            <text:p>0.7854431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756860175174503">
            <text:p>0.756860175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86350715330922">
            <text:p>0.786350715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56860175174504">
            <text:p>0.7568601752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86350715330922">
            <text:p>0.7863507153</text:p>
          </table:table-cell>
          <table:table-cell office:value-type="float" office:value="0.001">
            <text:p>0.001</text:p>
          </table:table-cell>
          <table:table-cell table:number-columns-repeated="9"/>
        </table:table-row>
        <table:table-row table:style-name="ro1">
          <table:table-cell office:value-type="float" office:value="0.756860175174504">
            <text:p>0.7568601752</text:p>
          </table:table-cell>
          <table:table-cell office:value-type="float" office:value="0.0000833333333333333">
            <text:p>8.33333333333333E-005</text:p>
          </table:table-cell>
          <table:table-cell table:number-columns-repeated="3"/>
          <table:table-cell office:value-type="float" office:value="0.786350715330922">
            <text:p>0.7863507153</text:p>
          </table:table-cell>
          <table:table-cell office:value-type="float" office:value="0.00135">
            <text:p>0.00135</text:p>
          </table:table-cell>
          <table:table-cell table:number-columns-repeated="9"/>
        </table:table-row>
        <table:table-row table:style-name="ro1">
          <table:table-cell office:value-type="float" office:value="0.760407637172119">
            <text:p>0.7604076372</text:p>
          </table:table-cell>
          <table:table-cell office:value-type="float" office:value="0.000108333333333333">
            <text:p>0.0001083333</text:p>
          </table:table-cell>
          <table:table-cell table:number-columns-repeated="3"/>
          <table:table-cell office:value-type="float" office:value="0.786350715330922">
            <text:p>0.7863507153</text:p>
          </table:table-cell>
          <table:table-cell office:value-type="float" office:value="0.00106666666666667">
            <text:p>0.0010666667</text:p>
          </table:table-cell>
          <table:table-cell table:number-columns-repeated="9"/>
        </table:table-row>
        <table:table-row table:style-name="ro1">
          <table:table-cell office:value-type="float" office:value="0.760407637172119">
            <text:p>0.7604076372</text:p>
          </table:table-cell>
          <table:table-cell office:value-type="float" office:value="0.000075">
            <text:p>0.000075</text:p>
          </table:table-cell>
          <table:table-cell table:number-columns-repeated="3"/>
          <table:table-cell office:value-type="float" office:value="0.786350715330922">
            <text:p>0.7863507153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760407637172119">
            <text:p>0.7604076372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88990632009699">
            <text:p>0.788990632</text:p>
          </table:table-cell>
          <table:table-cell office:value-type="float" office:value="0.000308333333333333">
            <text:p>0.0003083333</text:p>
          </table:table-cell>
          <table:table-cell table:number-columns-repeated="9"/>
        </table:table-row>
        <table:table-row table:style-name="ro1">
          <table:table-cell office:value-type="float" office:value="0.761315182490957">
            <text:p>0.76131518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88990632009699">
            <text:p>0.788990632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761315182490957">
            <text:p>0.7613151825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89898177328537">
            <text:p>0.7898981773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761315182490957">
            <text:p>0.7613151825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89898177328537">
            <text:p>0.7898981773</text:p>
          </table:table-cell>
          <table:table-cell office:value-type="float" office:value="0.0008">
            <text:p>0.0008</text:p>
          </table:table-cell>
          <table:table-cell table:number-columns-repeated="9"/>
        </table:table-row>
        <table:table-row table:style-name="ro1">
          <table:table-cell office:value-type="float" office:value="0.761315182490957">
            <text:p>0.76131518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89898177328537">
            <text:p>0.7898981773</text:p>
          </table:table-cell>
          <table:table-cell office:value-type="float" office:value="0.000541666666666667">
            <text:p>0.0005416667</text:p>
          </table:table-cell>
          <table:table-cell table:number-columns-repeated="9"/>
        </table:table-row>
        <table:table-row table:style-name="ro1">
          <table:table-cell office:value-type="float" office:value="0.763720350349007">
            <text:p>0.763720350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89898177328537">
            <text:p>0.789898177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763720350349007">
            <text:p>0.7637203503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90805722647375">
            <text:p>0.7908057226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office:value-type="float" office:value="0.763720350349008">
            <text:p>0.7637203503</text:p>
          </table:table-cell>
          <table:table-cell office:value-type="float" office:value="0.0000416666666666667">
            <text:p>4.16666666666667E-005</text:p>
          </table:table-cell>
          <table:table-cell table:number-columns-repeated="3"/>
          <table:table-cell office:value-type="float" office:value="0.790805722647375">
            <text:p>0.7908057226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office:value-type="float" office:value="0.764862644488572">
            <text:p>0.764862644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90805722647375">
            <text:p>0.790805722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64862644488572">
            <text:p>0.7648626445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76">
            <text:p>0.76</text:p>
          </table:table-cell>
          <table:table-cell table:formula="of:=SUM([.B2090:.B2104])" office:value-type="float" office:value="0.000566666666666666">
            <text:p>0.0005666667</text:p>
          </table:table-cell>
          <table:table-cell/>
          <table:table-cell office:value-type="float" office:value="0.793210890505425">
            <text:p>0.7932108905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office:value-type="float" office:value="0.766887547695605">
            <text:p>0.766887547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93210890505425">
            <text:p>0.7932108905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office:value-type="float" office:value="0.767267812346623">
            <text:p>0.767267812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93210890505426">
            <text:p>0.7932108905</text:p>
          </table:table-cell>
          <table:table-cell office:value-type="float" office:value="0.000783333333333333">
            <text:p>0.0007833333</text:p>
          </table:table-cell>
          <table:table-cell table:number-columns-repeated="9"/>
        </table:table-row>
        <table:table-row table:style-name="ro1">
          <table:table-cell office:value-type="float" office:value="0.767267812346623">
            <text:p>0.7672678123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93210890505426">
            <text:p>0.7932108905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office:value-type="float" office:value="0.767267812346623">
            <text:p>0.767267812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93210890505426">
            <text:p>0.7932108905</text:p>
          </table:table-cell>
          <table:table-cell office:value-type="float" office:value="0.00005">
            <text:p>0.00005</text:p>
          </table:table-cell>
          <table:table-cell office:value-type="float" office:value="0.79">
            <text:p>0.79</text:p>
          </table:table-cell>
          <table:table-cell table:formula="of:=SUM([.G2081:.G2108])" office:value-type="float" office:value="0.0115333333333333">
            <text:p>0.0115333333</text:p>
          </table:table-cell>
          <table:table-cell table:number-columns-repeated="7"/>
        </table:table-row>
        <table:table-row table:style-name="ro1">
          <table:table-cell office:value-type="float" office:value="0.768175357665461">
            <text:p>0.768175357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796758352503041">
            <text:p>0.796758352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68175357665461">
            <text:p>0.768175357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96758352503041">
            <text:p>0.7967583525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office:value-type="float" office:value="0.768175357665461">
            <text:p>0.768175357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96758352503041">
            <text:p>0.7967583525</text:p>
          </table:table-cell>
          <table:table-cell office:value-type="float" office:value="0.00145833333333333">
            <text:p>0.0014583333</text:p>
          </table:table-cell>
          <table:table-cell table:number-columns-repeated="9"/>
        </table:table-row>
        <table:table-row table:style-name="ro1">
          <table:table-cell office:value-type="float" office:value="0.771722819663076">
            <text:p>0.771722819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96758352503041">
            <text:p>0.7967583525</text:p>
          </table:table-cell>
          <table:table-cell office:value-type="float" office:value="0.00140833333333333">
            <text:p>0.0014083333</text:p>
          </table:table-cell>
          <table:table-cell table:number-columns-repeated="9"/>
        </table:table-row>
        <table:table-row table:style-name="ro1">
          <table:table-cell office:value-type="float" office:value="0.771722819663076">
            <text:p>0.7717228197</text:p>
          </table:table-cell>
          <table:table-cell office:value-type="float" office:value="0.0000666666666666667">
            <text:p>6.66666666666667E-005</text:p>
          </table:table-cell>
          <table:table-cell table:number-columns-repeated="3"/>
          <table:table-cell office:value-type="float" office:value="0.796758352503041">
            <text:p>0.7967583525</text:p>
          </table:table-cell>
          <table:table-cell office:value-type="float" office:value="0.000275">
            <text:p>0.000275</text:p>
          </table:table-cell>
          <table:table-cell table:number-columns-repeated="9"/>
        </table:table-row>
        <table:table-row table:style-name="ro1">
          <table:table-cell office:value-type="float" office:value="0.772630364981914">
            <text:p>0.772630365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77">
            <text:p>0.77</text:p>
          </table:table-cell>
          <table:table-cell table:formula="of:=SUM([.B2105:.B2114])" office:value-type="float" office:value="0.000258333333333334">
            <text:p>0.0002583333</text:p>
          </table:table-cell>
          <table:table-cell/>
          <table:table-cell office:value-type="float" office:value="0.797665897821879">
            <text:p>0.7976658978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office:value-type="float" office:value="0.775035532839965">
            <text:p>0.775035532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797665897821879">
            <text:p>0.7976658978</text:p>
          </table:table-cell>
          <table:table-cell office:value-type="float" office:value="0.000658333333333333">
            <text:p>0.0006583333</text:p>
          </table:table-cell>
          <table:table-cell table:number-columns-repeated="9"/>
        </table:table-row>
        <table:table-row table:style-name="ro1">
          <table:table-cell office:value-type="float" office:value="0.775035532839965">
            <text:p>0.7750355328</text:p>
          </table:table-cell>
          <table:table-cell office:value-type="float" office:value="0.00005">
            <text:p>0.00005</text:p>
          </table:table-cell>
          <table:table-cell table:number-columns-repeated="3"/>
          <table:table-cell office:value-type="float" office:value="0.797665897821879">
            <text:p>0.7976658978</text:p>
          </table:table-cell>
          <table:table-cell office:value-type="float" office:value="0.00134166666666667">
            <text:p>0.0013416667</text:p>
          </table:table-cell>
          <table:table-cell table:number-columns-repeated="9"/>
        </table:table-row>
        <table:table-row table:style-name="ro1">
          <table:table-cell office:value-type="float" office:value="0.775035532839965">
            <text:p>0.7750355328</text:p>
          </table:table-cell>
          <table:table-cell office:value-type="float" office:value="0.0000583333333333333">
            <text:p>5.83333333333333E-005</text:p>
          </table:table-cell>
          <table:table-cell table:number-columns-repeated="3"/>
          <table:table-cell office:value-type="float" office:value="0.797665897821879">
            <text:p>0.7976658978</text:p>
          </table:table-cell>
          <table:table-cell office:value-type="float" office:value="0.000558333333333333">
            <text:p>0.0005583333</text:p>
          </table:table-cell>
          <table:table-cell table:number-columns-repeated="9"/>
        </table:table-row>
        <table:table-row table:style-name="ro1">
          <table:table-cell office:value-type="float" office:value="0.775035532839965">
            <text:p>0.775035532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797665897821879">
            <text:p>0.7976658978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office:value-type="float" office:value="0.77858299483758">
            <text:p>0.778582994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800071065679929">
            <text:p>0.8000710657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office:value-type="float" office:value="0.77858299483758">
            <text:p>0.7785829948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800071065679929">
            <text:p>0.8000710657</text:p>
          </table:table-cell>
          <table:table-cell office:value-type="float" office:value="0.000441666666666667">
            <text:p>0.0004416667</text:p>
          </table:table-cell>
          <table:table-cell table:number-columns-repeated="9"/>
        </table:table-row>
        <table:table-row table:style-name="ro1">
          <table:table-cell office:value-type="float" office:value="0.77858299483758">
            <text:p>0.7785829948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800071065679929">
            <text:p>0.8000710657</text:p>
          </table:table-cell>
          <table:table-cell office:value-type="float" office:value="0.000358333333333333">
            <text:p>0.0003583333</text:p>
          </table:table-cell>
          <table:table-cell table:number-columns-repeated="9"/>
        </table:table-row>
        <table:table-row table:style-name="ro1">
          <table:table-cell office:value-type="float" office:value="0.779490540156418">
            <text:p>0.7794905402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800071065679929">
            <text:p>0.8000710657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office:value-type="float" office:value="0.779490540156418">
            <text:p>0.7794905402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80007106567993">
            <text:p>0.800071065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office:value-type="float" office:value="0.781895708014468">
            <text:p>0.781895708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803238263026526">
            <text:p>0.80323826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office:value-type="float" office:value="0.781895708014468">
            <text:p>0.781895708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803238263026526">
            <text:p>0.803238263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781895708014469">
            <text:p>0.781895708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78">
            <text:p>0.78</text:p>
          </table:table-cell>
          <table:table-cell table:formula="of:=SUM([.B2115:.B2126])" office:value-type="float" office:value="0.000283333333333333">
            <text:p>0.0002833333</text:p>
          </table:table-cell>
          <table:table-cell/>
          <table:table-cell office:value-type="float" office:value="0.803238263026527">
            <text:p>0.803238263</text:p>
          </table:table-cell>
          <table:table-cell office:value-type="float" office:value="0.000208333333333333">
            <text:p>0.0002083333</text:p>
          </table:table-cell>
          <table:table-cell table:number-columns-repeated="9"/>
        </table:table-row>
        <table:table-row table:style-name="ro1">
          <table:table-cell office:value-type="float" office:value="0.785443170012084">
            <text:p>0.78544317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803238263026527">
            <text:p>0.803238263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785443170012084">
            <text:p>0.78544317</text:p>
          </table:table-cell>
          <table:table-cell office:value-type="float" office:value="0.000025">
            <text:p>0.000025</text:p>
          </table:table-cell>
          <table:table-cell table:number-columns-repeated="3"/>
          <table:table-cell office:value-type="float" office:value="0.803618527677544">
            <text:p>0.8036185277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office:value-type="float" office:value="0.786350715330922">
            <text:p>0.786350715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803618527677545">
            <text:p>0.8036185277</text:p>
          </table:table-cell>
          <table:table-cell office:value-type="float" office:value="0.000791666666666667">
            <text:p>0.0007916667</text:p>
          </table:table-cell>
          <table:table-cell table:number-columns-repeated="9"/>
        </table:table-row>
        <table:table-row table:style-name="ro1">
          <table:table-cell office:value-type="float" office:value="0.786350715330922">
            <text:p>0.7863507153</text:p>
          </table:table-cell>
          <table:table-cell office:value-type="float" office:value="0.0000333333333333333">
            <text:p>3.33333333333333E-005</text:p>
          </table:table-cell>
          <table:table-cell table:number-columns-repeated="3"/>
          <table:table-cell office:value-type="float" office:value="0.803618527677545">
            <text:p>0.8036185277</text:p>
          </table:table-cell>
          <table:table-cell office:value-type="float" office:value="0.00235833333333333">
            <text:p>0.0023583333</text:p>
          </table:table-cell>
          <table:table-cell table:number-columns-repeated="9"/>
        </table:table-row>
        <table:table-row table:style-name="ro1">
          <table:table-cell office:value-type="float" office:value="0.789898177328537">
            <text:p>0.7898981773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803618527677545">
            <text:p>0.8036185277</text:p>
          </table:table-cell>
          <table:table-cell office:value-type="float" office:value="0.000583333333333333">
            <text:p>0.0005833333</text:p>
          </table:table-cell>
          <table:table-cell table:number-columns-repeated="9"/>
        </table:table-row>
        <table:table-row table:style-name="ro1">
          <table:table-cell office:value-type="float" office:value="0.789898177328537">
            <text:p>0.789898177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803618527677545">
            <text:p>0.8036185277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office:value-type="float" office:value="0.793210890505426">
            <text:p>0.7932108905</text:p>
          </table:table-cell>
          <table:table-cell office:value-type="float" office:value="0.0000166666666666667">
            <text:p>1.66666666666667E-005</text:p>
          </table:table-cell>
          <table:table-cell table:number-columns-repeated="3"/>
          <table:table-cell office:value-type="float" office:value="0.804526072996383">
            <text:p>0.804526073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office:value-type="float" office:value="0.793210890505426">
            <text:p>0.7932108905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79">
            <text:p>0.79</text:p>
          </table:table-cell>
          <table:table-cell table:formula="of:=SUM([.B2127:.B2134])" office:value-type="float" office:value="0.00015">
            <text:p>0.00015</text:p>
          </table:table-cell>
          <table:table-cell/>
          <table:table-cell office:value-type="float" office:value="0.804526072996383">
            <text:p>0.804526073</text:p>
          </table:table-cell>
          <table:table-cell office:value-type="float" office:value="0.001075">
            <text:p>0.001075</text:p>
          </table:table-cell>
          <table:table-cell table:number-columns-repeated="9"/>
        </table:table-row>
        <table:table-row table:style-name="ro1">
          <table:table-cell office:value-type="float" office:value="0.796758352503041">
            <text:p>0.79675835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804526072996383">
            <text:p>0.804526073</text:p>
          </table:table-cell>
          <table:table-cell office:value-type="float" office:value="0.00245833333333333">
            <text:p>0.0024583333</text:p>
          </table:table-cell>
          <table:table-cell table:number-columns-repeated="9"/>
        </table:table-row>
        <table:table-row table:style-name="ro1">
          <table:table-cell office:value-type="float" office:value="0.796758352503041">
            <text:p>0.79675835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804526072996383">
            <text:p>0.804526073</text:p>
          </table:table-cell>
          <table:table-cell office:value-type="float" office:value="0.000941666666666667">
            <text:p>0.0009416667</text:p>
          </table:table-cell>
          <table:table-cell table:number-columns-repeated="9"/>
        </table:table-row>
        <table:table-row table:style-name="ro1">
          <table:table-cell office:value-type="float" office:value="0.796758352503041">
            <text:p>0.7967583525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804526072996383">
            <text:p>0.804526073</text:p>
          </table:table-cell>
          <table:table-cell office:value-type="float" office:value="0.000133333333333333">
            <text:p>0.0001333333</text:p>
          </table:table-cell>
          <table:table-cell office:value-type="float" office:value="0.8">
            <text:p>0.8</text:p>
          </table:table-cell>
          <table:table-cell table:formula="of:=SUM([.G2109:.G2137])" office:value-type="float" office:value="0.0167916666666667">
            <text:p>0.0167916667</text:p>
          </table:table-cell>
          <table:table-cell table:number-columns-repeated="7"/>
        </table:table-row>
        <table:table-row table:style-name="ro1">
          <table:table-cell office:value-type="float" office:value="0.800071065679929">
            <text:p>0.8000710657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808073534993998">
            <text:p>0.808073535</text:p>
          </table:table-cell>
          <table:table-cell office:value-type="float" office:value="0.000175">
            <text:p>0.000175</text:p>
          </table:table-cell>
          <table:table-cell table:number-columns-repeated="9"/>
        </table:table-row>
        <table:table-row table:style-name="ro1">
          <table:table-cell office:value-type="float" office:value="0.804526072996383">
            <text:p>0.804526073</text:p>
          </table:table-cell>
          <table:table-cell office:value-type="float" office:value="0.00000833333333333333">
            <text:p>8.33333333333333E-006</text:p>
          </table:table-cell>
          <table:table-cell table:number-columns-repeated="3"/>
          <table:table-cell office:value-type="float" office:value="0.808073534993998">
            <text:p>0.808073535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office:value-type="float" office:value="0.804526072996383">
            <text:p>0.804526073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8">
            <text:p>0.8</text:p>
          </table:table-cell>
          <table:table-cell table:formula="of:=SUM([.B2135:.B2140])" office:value-type="float" office:value="0.00005">
            <text:p>0.00005</text:p>
          </table:table-cell>
          <table:table-cell/>
          <table:table-cell office:value-type="float" office:value="0.808073534993998">
            <text:p>0.808073535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08981080312836">
            <text:p>0.808981080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08981080312836">
            <text:p>0.8089810803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08981080312836">
            <text:p>0.8089810803</text:p>
          </table:table-cell>
          <table:table-cell office:value-type="float" office:value="0.0000416666666666667">
            <text:p>4.1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1386248170886">
            <text:p>0.8113862482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1386248170886">
            <text:p>0.8113862482</text:p>
          </table:table-cell>
          <table:table-cell office:value-type="float" office:value="0.00108333333333333">
            <text:p>0.00108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1386248170886">
            <text:p>0.8113862482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1386248170887">
            <text:p>0.8113862482</text:p>
          </table:table-cell>
          <table:table-cell office:value-type="float" office:value="0.00133333333333333">
            <text:p>0.0013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1386248170887">
            <text:p>0.8113862482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1386248170887">
            <text:p>0.8113862482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4933710168502">
            <text:p>0.814933710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4933710168502">
            <text:p>0.8149337102</text:p>
          </table:table-cell>
          <table:table-cell office:value-type="float" office:value="0.00105">
            <text:p>0.001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4933710168502">
            <text:p>0.8149337102</text:p>
          </table:table-cell>
          <table:table-cell office:value-type="float" office:value="0.00254166666666667">
            <text:p>0.00254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4933710168502">
            <text:p>0.8149337102</text:p>
          </table:table-cell>
          <table:table-cell office:value-type="float" office:value="0.000808333333333333">
            <text:p>0.0008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4933710168502">
            <text:p>0.8149337102</text:p>
          </table:table-cell>
          <table:table-cell office:value-type="float" office:value="0.0000833333333333333">
            <text:p>8.33333333333333E-005</text:p>
          </table:table-cell>
          <table:table-cell office:value-type="float" office:value="0.81">
            <text:p>0.81</text:p>
          </table:table-cell>
          <table:table-cell table:formula="of:=SUM([.G2138:.G2154])" office:value-type="float" office:value="0.00828333333333333">
            <text:p>0.00828333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1584125548734">
            <text:p>0.8158412555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584125548734">
            <text:p>0.8158412555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584125548734">
            <text:p>0.8158412555</text:p>
          </table:table-cell>
          <table:table-cell office:value-type="float" office:value="0.000483333333333333">
            <text:p>0.00048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584125548734">
            <text:p>0.8158412555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584125548734">
            <text:p>0.815841255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824642334539">
            <text:p>0.8182464233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824642334539">
            <text:p>0.8182464233</text:p>
          </table:table-cell>
          <table:table-cell office:value-type="float" office:value="0.000616666666666667">
            <text:p>0.0006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824642334539">
            <text:p>0.8182464233</text:p>
          </table:table-cell>
          <table:table-cell office:value-type="float" office:value="0.000966666666666667">
            <text:p>0.00096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824642334539">
            <text:p>0.8182464233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1824642334539">
            <text:p>0.8182464233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1413620691988">
            <text:p>0.8214136207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1793885343005">
            <text:p>0.8217938853</text:p>
          </table:table-cell>
          <table:table-cell office:value-type="float" office:value="0.000141666666666667">
            <text:p>0.00014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1793885343005">
            <text:p>0.8217938853</text:p>
          </table:table-cell>
          <table:table-cell office:value-type="float" office:value="0.00116666666666667">
            <text:p>0.00116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1793885343006">
            <text:p>0.8217938853</text:p>
          </table:table-cell>
          <table:table-cell office:value-type="float" office:value="0.00170833333333333">
            <text:p>0.0017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1793885343006">
            <text:p>0.8217938853</text:p>
          </table:table-cell>
          <table:table-cell office:value-type="float" office:value="0.000683333333333333">
            <text:p>0.00068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1793885343006">
            <text:p>0.821793885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2701430661843">
            <text:p>0.8227014307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2701430661843">
            <text:p>0.8227014307</text:p>
          </table:table-cell>
          <table:table-cell office:value-type="float" office:value="0.00159166666666667">
            <text:p>0.0015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2701430661844">
            <text:p>0.8227014307</text:p>
          </table:table-cell>
          <table:table-cell office:value-type="float" office:value="0.00185833333333333">
            <text:p>0.0018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2701430661844">
            <text:p>0.8227014307</text:p>
          </table:table-cell>
          <table:table-cell office:value-type="float" office:value="0.000558333333333333">
            <text:p>0.0005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2701430661844">
            <text:p>0.8227014307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82">
            <text:p>0.82</text:p>
          </table:table-cell>
          <table:table-cell table:formula="of:=SUM([.G2155:.G2175])" office:value-type="float" office:value="0.011425">
            <text:p>0.0114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27156437978297">
            <text:p>0.82715643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7156437978297">
            <text:p>0.827156438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7156437978297">
            <text:p>0.82715643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9561605836347">
            <text:p>0.8295616058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9561605836347">
            <text:p>0.8295616058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9561605836347">
            <text:p>0.8295616058</text:p>
          </table:table-cell>
          <table:table-cell office:value-type="float" office:value="0.0019">
            <text:p>0.001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9561605836348">
            <text:p>0.8295616058</text:p>
          </table:table-cell>
          <table:table-cell office:value-type="float" office:value="0.00189166666666667">
            <text:p>0.0018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9561605836348">
            <text:p>0.8295616058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29561605836348">
            <text:p>0.8295616058</text:p>
          </table:table-cell>
          <table:table-cell office:value-type="float" office:value="0.000658333333333333">
            <text:p>0.0006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3109067833962">
            <text:p>0.8331090678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3109067833963">
            <text:p>0.8331090678</text:p>
          </table:table-cell>
          <table:table-cell office:value-type="float" office:value="0.0012">
            <text:p>0.001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3109067833963">
            <text:p>0.8331090678</text:p>
          </table:table-cell>
          <table:table-cell office:value-type="float" office:value="0.000808333333333333">
            <text:p>0.0008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3109067833963">
            <text:p>0.8331090678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4016613152801">
            <text:p>0.8340166132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4016613152801">
            <text:p>0.8340166132</text:p>
          </table:table-cell>
          <table:table-cell office:value-type="float" office:value="0.000391666666666667">
            <text:p>0.0003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4016613152801">
            <text:p>0.8340166132</text:p>
          </table:table-cell>
          <table:table-cell office:value-type="float" office:value="0.000533333333333333">
            <text:p>0.0005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4016613152801">
            <text:p>0.8340166132</text:p>
          </table:table-cell>
          <table:table-cell office:value-type="float" office:value="0.00035">
            <text:p>0.000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4016613152801">
            <text:p>0.8340166132</text:p>
          </table:table-cell>
          <table:table-cell office:value-type="float" office:value="0.00000833333333333333">
            <text:p>8.33333333333333E-006</text:p>
          </table:table-cell>
          <table:table-cell office:value-type="float" office:value="0.83">
            <text:p>0.83</text:p>
          </table:table-cell>
          <table:table-cell table:formula="of:=SUM([.G2176:.G2193])" office:value-type="float" office:value="0.00854166666666667">
            <text:p>0.00854166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36421781010851">
            <text:p>0.836421781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6421781010851">
            <text:p>0.836421781</text:p>
          </table:table-cell>
          <table:table-cell office:value-type="float" office:value="0.000366666666666667">
            <text:p>0.00036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6421781010851">
            <text:p>0.836421781</text:p>
          </table:table-cell>
          <table:table-cell office:value-type="float" office:value="0.00126666666666667">
            <text:p>0.00126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6421781010851">
            <text:p>0.836421781</text:p>
          </table:table-cell>
          <table:table-cell office:value-type="float" office:value="0.00103333333333333">
            <text:p>0.0010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6421781010851">
            <text:p>0.836421781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6421781010852">
            <text:p>0.836421781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9969243008466">
            <text:p>0.839969243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9969243008466">
            <text:p>0.839969243</text:p>
          </table:table-cell>
          <table:table-cell office:value-type="float" office:value="0.000933333333333333">
            <text:p>0.0009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9969243008467">
            <text:p>0.839969243</text:p>
          </table:table-cell>
          <table:table-cell office:value-type="float" office:value="0.000233333333333333">
            <text:p>0.0002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9969243008467">
            <text:p>0.839969243</text:p>
          </table:table-cell>
          <table:table-cell office:value-type="float" office:value="0.00129166666666667">
            <text:p>0.0012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39969243008467">
            <text:p>0.83996924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0876788327304">
            <text:p>0.8408767883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0876788327305">
            <text:p>0.8408767883</text:p>
          </table:table-cell>
          <table:table-cell office:value-type="float" office:value="0.000325">
            <text:p>0.0003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0876788327305">
            <text:p>0.8408767883</text:p>
          </table:table-cell>
          <table:table-cell office:value-type="float" office:value="0.00135">
            <text:p>0.0013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0876788327305">
            <text:p>0.8408767883</text:p>
          </table:table-cell>
          <table:table-cell office:value-type="float" office:value="0.00148333333333333">
            <text:p>0.00148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0876788327305">
            <text:p>0.8408767883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0876788327305">
            <text:p>0.8408767883</text:p>
          </table:table-cell>
          <table:table-cell office:value-type="float" office:value="0.0000916666666666667">
            <text:p>9.16666666666667E-005</text:p>
          </table:table-cell>
          <table:table-cell office:value-type="float" office:value="0.84">
            <text:p>0.84</text:p>
          </table:table-cell>
          <table:table-cell table:formula="of:=SUM([.G2194:.G2210])" office:value-type="float" office:value="0.009375">
            <text:p>0.0093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47736963501808">
            <text:p>0.847736963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7736963501808">
            <text:p>0.8477369635</text:p>
          </table:table-cell>
          <table:table-cell office:value-type="float" office:value="0.000658333333333333">
            <text:p>0.0006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7736963501808">
            <text:p>0.8477369635</text:p>
          </table:table-cell>
          <table:table-cell office:value-type="float" office:value="0.0025">
            <text:p>0.00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7736963501808">
            <text:p>0.8477369635</text:p>
          </table:table-cell>
          <table:table-cell office:value-type="float" office:value="0.00241666666666667">
            <text:p>0.0024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7736963501809">
            <text:p>0.8477369635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47736963501809">
            <text:p>0.847736963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1284425499424">
            <text:p>0.8512844255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1284425499424">
            <text:p>0.8512844255</text:p>
          </table:table-cell>
          <table:table-cell office:value-type="float" office:value="0.000266666666666667">
            <text:p>0.00026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1284425499424">
            <text:p>0.8512844255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2191970818262">
            <text:p>0.8521919708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2191970818262">
            <text:p>0.8521919708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2191970818262">
            <text:p>0.8521919708</text:p>
          </table:table-cell>
          <table:table-cell office:value-type="float" office:value="0.000558333333333333">
            <text:p>0.0005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2191970818262">
            <text:p>0.8521919708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4597138676312">
            <text:p>0.854597138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4597138676312">
            <text:p>0.8545971387</text:p>
          </table:table-cell>
          <table:table-cell office:value-type="float" office:value="0.000575">
            <text:p>0.0005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4597138676312">
            <text:p>0.8545971387</text:p>
          </table:table-cell>
          <table:table-cell office:value-type="float" office:value="0.001525">
            <text:p>0.0015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4597138676312">
            <text:p>0.8545971387</text:p>
          </table:table-cell>
          <table:table-cell office:value-type="float" office:value="0.00101666666666667">
            <text:p>0.0010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4597138676312">
            <text:p>0.8545971387</text:p>
          </table:table-cell>
          <table:table-cell office:value-type="float" office:value="0.000475">
            <text:p>0.000475</text:p>
          </table:table-cell>
          <table:table-cell office:value-type="float" office:value="0.85">
            <text:p>0.85</text:p>
          </table:table-cell>
          <table:table-cell table:formula="of:=SUM([.G2211:.G2228])" office:value-type="float" office:value="0.0112833333333333">
            <text:p>0.01128333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58144600673927">
            <text:p>0.8581446007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8144600673927">
            <text:p>0.8581446007</text:p>
          </table:table-cell>
          <table:table-cell office:value-type="float" office:value="0.00075">
            <text:p>0.00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8144600673927">
            <text:p>0.8581446007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8144600673928">
            <text:p>0.858144600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9052145992765">
            <text:p>0.859052146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9052145992765">
            <text:p>0.859052146</text:p>
          </table:table-cell>
          <table:table-cell office:value-type="float" office:value="0.000291666666666667">
            <text:p>0.0002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9052145992766">
            <text:p>0.859052146</text:p>
          </table:table-cell>
          <table:table-cell office:value-type="float" office:value="0.001625">
            <text:p>0.0016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9052145992766">
            <text:p>0.859052146</text:p>
          </table:table-cell>
          <table:table-cell office:value-type="float" office:value="0.00165">
            <text:p>0.001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9052145992766">
            <text:p>0.859052146</text:p>
          </table:table-cell>
          <table:table-cell office:value-type="float" office:value="0.000525">
            <text:p>0.0005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59052145992766">
            <text:p>0.859052146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65912321167269">
            <text:p>0.8659123212</text:p>
          </table:table-cell>
          <table:table-cell office:value-type="float" office:value="0.000833333333333333">
            <text:p>0.0008333333</text:p>
          </table:table-cell>
          <table:table-cell office:value-type="float" office:value="0.86">
            <text:p>0.86</text:p>
          </table:table-cell>
          <table:table-cell table:formula="of:=SUM([.G2229:.G2239])" office:value-type="float" office:value="0.00625833333333333">
            <text:p>0.00625833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65912321167269">
            <text:p>0.8659123212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65912321167269">
            <text:p>0.8659123212</text:p>
          </table:table-cell>
          <table:table-cell office:value-type="float" office:value="0.00223333333333333">
            <text:p>0.0022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65912321167269">
            <text:p>0.8659123212</text:p>
          </table:table-cell>
          <table:table-cell office:value-type="float" office:value="0.00185">
            <text:p>0.001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65912321167269">
            <text:p>0.8659123212</text:p>
          </table:table-cell>
          <table:table-cell office:value-type="float" office:value="0.0004">
            <text:p>0.000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6591232116727">
            <text:p>0.8659123212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0367328483723">
            <text:p>0.8703673285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0367328483723">
            <text:p>0.8703673285</text:p>
          </table:table-cell>
          <table:table-cell office:value-type="float" office:value="0.000183333333333333">
            <text:p>0.00018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0367328483723">
            <text:p>0.8703673285</text:p>
          </table:table-cell>
          <table:table-cell office:value-type="float" office:value="0.0000666666666666667">
            <text:p>6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2772496341773">
            <text:p>0.8727724963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2772496341773">
            <text:p>0.8727724963</text:p>
          </table:table-cell>
          <table:table-cell office:value-type="float" office:value="0.001225">
            <text:p>0.0012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2772496341773">
            <text:p>0.8727724963</text:p>
          </table:table-cell>
          <table:table-cell office:value-type="float" office:value="0.000808333333333333">
            <text:p>0.0008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2772496341773">
            <text:p>0.8727724963</text:p>
          </table:table-cell>
          <table:table-cell office:value-type="float" office:value="0.00110833333333333">
            <text:p>0.0011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2772496341773">
            <text:p>0.8727724963</text:p>
          </table:table-cell>
          <table:table-cell office:value-type="float" office:value="0.00025">
            <text:p>0.00025</text:p>
          </table:table-cell>
          <table:table-cell office:value-type="float" office:value="0.87">
            <text:p>0.87</text:p>
          </table:table-cell>
          <table:table-cell table:formula="of:=SUM([.G2240:.G2252])" office:value-type="float" office:value="0.00827499999999999">
            <text:p>0.0082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76319958339388">
            <text:p>0.8763199583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6319958339388">
            <text:p>0.8763199583</text:p>
          </table:table-cell>
          <table:table-cell office:value-type="float" office:value="0.0002">
            <text:p>0.00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6319958339388">
            <text:p>0.876319958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7227503658226">
            <text:p>0.8772275037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7227503658226">
            <text:p>0.8772275037</text:p>
          </table:table-cell>
          <table:table-cell office:value-type="float" office:value="0.000541666666666667">
            <text:p>0.00054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7227503658226">
            <text:p>0.8772275037</text:p>
          </table:table-cell>
          <table:table-cell office:value-type="float" office:value="0.00154166666666667">
            <text:p>0.00154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7227503658227">
            <text:p>0.8772275037</text:p>
          </table:table-cell>
          <table:table-cell office:value-type="float" office:value="0.00106666666666667">
            <text:p>0.00106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77227503658227">
            <text:p>0.8772275037</text:p>
          </table:table-cell>
          <table:table-cell office:value-type="float" office:value="0.000191666666666667">
            <text:p>0.0001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8408767883273">
            <text:p>0.8840876788</text:p>
          </table:table-cell>
          <table:table-cell office:value-type="float" office:value="0.0000916666666666667">
            <text:p>9.1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8408767883273">
            <text:p>0.8840876788</text:p>
          </table:table-cell>
          <table:table-cell office:value-type="float" office:value="0.000691666666666667">
            <text:p>0.0006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8408767883273">
            <text:p>0.8840876788</text:p>
          </table:table-cell>
          <table:table-cell office:value-type="float" office:value="0.00218333333333333">
            <text:p>0.00218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8408767883273">
            <text:p>0.8840876788</text:p>
          </table:table-cell>
          <table:table-cell office:value-type="float" office:value="0.00139166666666667">
            <text:p>0.00139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8408767883273">
            <text:p>0.8840876788</text:p>
          </table:table-cell>
          <table:table-cell office:value-type="float" office:value="0.000416666666666667">
            <text:p>0.0004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84087678832731">
            <text:p>0.8840876788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88">
            <text:p>0.88</text:p>
          </table:table-cell>
          <table:table-cell table:formula="of:=SUM([.G2253:.G2266])" office:value-type="float" office:value="0.00845000000000001">
            <text:p>0.008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90947854007234">
            <text:p>0.890947854</text:p>
          </table:table-cell>
          <table:table-cell office:value-type="float" office:value="0.0000833333333333333">
            <text:p>8.3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0947854007234">
            <text:p>0.890947854</text:p>
          </table:table-cell>
          <table:table-cell office:value-type="float" office:value="0.000941666666666667">
            <text:p>0.00094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0947854007234">
            <text:p>0.890947854</text:p>
          </table:table-cell>
          <table:table-cell office:value-type="float" office:value="0.000475">
            <text:p>0.0004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0947854007234">
            <text:p>0.890947854</text:p>
          </table:table-cell>
          <table:table-cell office:value-type="float" office:value="0.000558333333333333">
            <text:p>0.0005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0947854007234">
            <text:p>0.890947854</text:p>
          </table:table-cell>
          <table:table-cell office:value-type="float" office:value="0.0001">
            <text:p>0.00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4495316004849">
            <text:p>0.894495316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4495316004849">
            <text:p>0.894495316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89">
            <text:p>0.89</text:p>
          </table:table-cell>
          <table:table-cell table:formula="of:=SUM([.G2267:.G2273])" office:value-type="float" office:value="0.00218333333333333">
            <text:p>0.00218333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895402861323687">
            <text:p>0.8954028613</text:p>
          </table:table-cell>
          <table:table-cell office:value-type="float" office:value="0.000025">
            <text:p>0.0000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5402861323687">
            <text:p>0.8954028613</text:p>
          </table:table-cell>
          <table:table-cell office:value-type="float" office:value="0.000341666666666667">
            <text:p>0.000341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5402861323687">
            <text:p>0.8954028613</text:p>
          </table:table-cell>
          <table:table-cell office:value-type="float" office:value="0.000558333333333333">
            <text:p>0.0005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895402861323688">
            <text:p>0.8954028613</text:p>
          </table:table-cell>
          <table:table-cell office:value-type="float" office:value="0.000316666666666667">
            <text:p>0.0003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2263036498191">
            <text:p>0.9022630365</text:p>
          </table:table-cell>
          <table:table-cell office:value-type="float" office:value="0.00101666666666667">
            <text:p>0.0010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2263036498191">
            <text:p>0.9022630365</text:p>
          </table:table-cell>
          <table:table-cell office:value-type="float" office:value="0.001625">
            <text:p>0.0016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2263036498191">
            <text:p>0.9022630365</text:p>
          </table:table-cell>
          <table:table-cell office:value-type="float" office:value="0.00005">
            <text:p>0.00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2263036498191">
            <text:p>0.9022630365</text:p>
          </table:table-cell>
          <table:table-cell office:value-type="float" office:value="0.000733333333333333">
            <text:p>0.0007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2263036498192">
            <text:p>0.9022630365</text:p>
          </table:table-cell>
          <table:table-cell office:value-type="float" office:value="0.000141666666666667">
            <text:p>0.0001416667</text:p>
          </table:table-cell>
          <table:table-cell office:value-type="float" office:value="0.9">
            <text:p>0.9</text:p>
          </table:table-cell>
          <table:table-cell table:formula="of:=SUM([.G2274:.G2282])" office:value-type="float" office:value="0.00480833333333334">
            <text:p>0.00480833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909123211672695">
            <text:p>0.9091232117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9123211672695">
            <text:p>0.909123211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9123211672695">
            <text:p>0.9091232117</text:p>
          </table:table-cell>
          <table:table-cell office:value-type="float" office:value="0.0009">
            <text:p>0.000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9123211672695">
            <text:p>0.9091232117</text:p>
          </table:table-cell>
          <table:table-cell office:value-type="float" office:value="0.0003">
            <text:p>0.00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09123211672695">
            <text:p>0.9091232117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13578218989148">
            <text:p>0.913578219</text:p>
          </table:table-cell>
          <table:table-cell office:value-type="float" office:value="0.000075">
            <text:p>0.00007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13578218989148">
            <text:p>0.913578219</text:p>
          </table:table-cell>
          <table:table-cell office:value-type="float" office:value="0.000116666666666667">
            <text:p>0.0001166667</text:p>
          </table:table-cell>
          <table:table-cell office:value-type="float" office:value="0.91">
            <text:p>0.91</text:p>
          </table:table-cell>
          <table:table-cell table:formula="of:=SUM([.G2283:.G2289])" office:value-type="float" office:value="0.00189166666666667">
            <text:p>0.00189166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920438394163652">
            <text:p>0.9204383942</text:p>
          </table:table-cell>
          <table:table-cell office:value-type="float" office:value="0.000508333333333333">
            <text:p>0.0005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20438394163652">
            <text:p>0.9204383942</text:p>
          </table:table-cell>
          <table:table-cell office:value-type="float" office:value="0.000108333333333333">
            <text:p>0.0001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20438394163652">
            <text:p>0.9204383942</text:p>
          </table:table-cell>
          <table:table-cell office:value-type="float" office:value="0.000158333333333333">
            <text:p>0.00015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20438394163652">
            <text:p>0.9204383942</text:p>
          </table:table-cell>
          <table:table-cell office:value-type="float" office:value="0.000608333333333333">
            <text:p>0.0006083333</text:p>
          </table:table-cell>
          <table:table-cell office:value-type="float" office:value="0.92">
            <text:p>0.92</text:p>
          </table:table-cell>
          <table:table-cell table:formula="of:=SUM([.G2290:.G2293])" office:value-type="float" office:value="0.00138333333333333">
            <text:p>0.00138333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927298569338156">
            <text:p>0.9272985693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27298569338156">
            <text:p>0.9272985693</text:p>
          </table:table-cell>
          <table:table-cell office:value-type="float" office:value="0.000408333333333333">
            <text:p>0.000408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27298569338156">
            <text:p>0.9272985693</text:p>
          </table:table-cell>
          <table:table-cell office:value-type="float" office:value="0.000425">
            <text:p>0.0004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27298569338156">
            <text:p>0.9272985693</text:p>
          </table:table-cell>
          <table:table-cell office:value-type="float" office:value="0.0002">
            <text:p>0.0002</text:p>
          </table:table-cell>
          <table:table-cell office:value-type="float" office:value="0.93">
            <text:p>0.93</text:p>
          </table:table-cell>
          <table:table-cell table:formula="of:=SUM([.G2294:.G2297])" office:value-type="float" office:value="0.00105">
            <text:p>0.001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938613751829113">
            <text:p>0.9386137518</text:p>
          </table:table-cell>
          <table:table-cell office:value-type="float" office:value="0.0000583333333333333">
            <text:p>5.8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38613751829113">
            <text:p>0.9386137518</text:p>
          </table:table-cell>
          <table:table-cell office:value-type="float" office:value="0.000133333333333333">
            <text:p>0.000133333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38613751829113">
            <text:p>0.9386137518</text:p>
          </table:table-cell>
          <table:table-cell office:value-type="float" office:value="0.000108333333333333">
            <text:p>0.0001083333</text:p>
          </table:table-cell>
          <table:table-cell office:value-type="float" office:value="0.94">
            <text:p>0.94</text:p>
          </table:table-cell>
          <table:table-cell table:formula="of:=SUM([.G2298:.G2300])" office:value-type="float" office:value="0.000299999999999999">
            <text:p>0.00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945473927003617">
            <text:p>0.945473927</text:p>
          </table:table-cell>
          <table:table-cell office:value-type="float" office:value="0.000225">
            <text:p>0.00022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45473927003617">
            <text:p>0.945473927</text:p>
          </table:table-cell>
          <table:table-cell office:value-type="float" office:value="0.000116666666666667">
            <text:p>0.000116666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45473927003617">
            <text:p>0.945473927</text:p>
          </table:table-cell>
          <table:table-cell office:value-type="float" office:value="0.000158333333333333">
            <text:p>0.0001583333</text:p>
          </table:table-cell>
          <table:table-cell office:value-type="float" office:value="0.95">
            <text:p>0.95</text:p>
          </table:table-cell>
          <table:table-cell table:formula="of:=SUM([.G2301:.G2303])" office:value-type="float" office:value="0.0005">
            <text:p>0.00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956789109494574">
            <text:p>0.9567891095</text:p>
          </table:table-cell>
          <table:table-cell office:value-type="float" office:value="0.00000833333333333333">
            <text:p>8.33333333333333E-00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63649284669078">
            <text:p>0.9636492847</text:p>
          </table:table-cell>
          <table:table-cell office:value-type="float" office:value="0.0000166666666666667">
            <text:p>1.66666666666667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63649284669078">
            <text:p>0.9636492847</text:p>
          </table:table-cell>
          <table:table-cell office:value-type="float" office:value="0.0000333333333333333">
            <text:p>3.33333333333333E-00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0.963649284669078">
            <text:p>0.9636492847</text:p>
          </table:table-cell>
          <table:table-cell office:value-type="float" office:value="0.0000916666666666667">
            <text:p>9.16666666666667E-005</text:p>
          </table:table-cell>
          <table:table-cell office:value-type="float" office:value="0.96">
            <text:p>0.96</text:p>
          </table:table-cell>
          <table:table-cell table:formula="of:=SUM([.G2304:.G2307])" office:value-type="float" office:value="0.00015">
            <text:p>0.000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981824642334539">
            <text:p>0.9818246423</text:p>
          </table:table-cell>
          <table:table-cell office:value-type="float" office:value="0.0000166666666666667">
            <text:p>1.66666666666667E-005</text:p>
          </table:table-cell>
          <table:table-cell office:value-type="float" office:value="0.98">
            <text:p>0.98</text:p>
          </table:table-cell>
          <table:table-cell office:value-type="float" office:value="0.0000166666666666667">
            <text:p>1.66666666666667E-005</text:p>
          </table:table-cell>
          <table:table-cell table:number-columns-repeated="7"/>
        </table:table-row>
      </table:table>
      <table:table table:name="Mean Entropy" table:style-name="ta1" table:print="false">
        <table:shapes>
          <draw:frame draw:z-index="0" draw:style-name="gr1" svg:width="6.2988in" svg:height="3.5429in" svg:x="11.178in" svg:y="6.7748in">
            <draw:object draw:notify-on-update-of-ranges="'Mean Entropy'.N3:'Mean Entropy'.N37 'Mean Entropy'.N2:'Mean Entropy'.N2 'Mean Entropy'.O3:'Mean Entropy'.O37 'Mean Entropy'.Q3:'Mean Entropy'.Q36 'Mean Entropy'.Q2:'Mean Entropy'.Q2 'Mean Entropy'.R3:'Mean Entropy'.R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2">
          <table:table-cell table:style-name="ce1" office:value-type="string" table:number-columns-spanned="10" table:number-rows-spanned="1">
            <text:p>raw data/workspace 5,000 samples</text:p>
          </table:table-cell>
          <table:covered-table-cell table:number-columns-repeated="9"/>
          <table:table-cell table:number-columns-repeated="3"/>
          <table:table-cell table:style-name="ce1" office:value-type="string" table:number-columns-spanned="5" table:number-rows-spanned="1">
            <text:p>bucketized</text:p>
          </table:table-cell>
          <table:covered-table-cell table:number-columns-repeated="4"/>
        </table:table-row>
        <table:table-row table:style-name="ro1">
          <table:table-cell office:value-type="string">
            <text:p>context</text:p>
          </table:table-cell>
          <table:table-cell table:number-columns-repeated="5"/>
          <table:table-cell office:value-type="string">
            <text:p>No-context</text:p>
          </table:table-cell>
          <table:table-cell table:number-columns-repeated="6"/>
          <table:table-cell office:value-type="string">
            <text:p>context</text:p>
          </table:table-cell>
          <table:table-cell table:number-columns-repeated="2"/>
          <table:table-cell office:value-type="string">
            <text:p>no-context</text:p>
          </table:table-cell>
          <table:table-cell/>
        </table:table-row>
        <table:table-row table:style-name="ro1">
          <table:table-cell office:value-type="float" office:value="0.108430588812618">
            <text:p>0.1084305888</text:p>
          </table:table-cell>
          <table:table-cell office:value-type="float" office:value="0.0006">
            <text:p>0.0006</text:p>
          </table:table-cell>
          <table:table-cell office:value-type="float" office:value="0.11">
            <text:p>0.11</text:p>
          </table:table-cell>
          <table:table-cell office:value-type="float" office:value="0.0006">
            <text:p>0.0006</text:p>
          </table:table-cell>
          <table:table-cell table:number-columns-repeated="2"/>
          <table:table-cell office:value-type="float" office:value="0.376739060868329">
            <text:p>0.3767390609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11">
            <text:p>0.11</text:p>
          </table:table-cell>
          <table:table-cell office:value-type="float" office:value="0.0006">
            <text:p>0.0006</text:p>
          </table:table-cell>
          <table:table-cell/>
          <table:table-cell office:value-type="float" office:value="0.38">
            <text:p>0.38</text:p>
          </table:table-cell>
          <table:table-cell office:value-type="float" office:value="0.0004">
            <text:p>0.0004</text:p>
          </table:table-cell>
        </table:table-row>
        <table:table-row table:style-name="ro1">
          <table:table-cell office:value-type="float" office:value="0.161764628537983">
            <text:p>0.1617646285</text:p>
          </table:table-cell>
          <table:table-cell office:value-type="float" office:value="0.0032">
            <text:p>0.0032</text:p>
          </table:table-cell>
          <table:table-cell office:value-type="float" office:value="0.16">
            <text:p>0.16</text:p>
          </table:table-cell>
          <table:table-cell office:value-type="float" office:value="0.0032">
            <text:p>0.0032</text:p>
          </table:table-cell>
          <table:table-cell table:number-columns-repeated="2"/>
          <table:table-cell office:value-type="float" office:value="0.378052329699327">
            <text:p>0.3780523297</text:p>
          </table:table-cell>
          <table:table-cell office:value-type="float" office:value="0.0002">
            <text:p>0.0002</text:p>
          </table:table-cell>
          <table:table-cell office:value-type="float" office:value="0.38">
            <text:p>0.38</text:p>
          </table:table-cell>
          <table:table-cell table:formula="of:=SUM([.H3:.H4])" office:value-type="float" office:value="0.0004">
            <text:p>0.0004</text:p>
          </table:table-cell>
          <table:table-cell table:number-columns-repeated="3"/>
          <table:table-cell office:value-type="float" office:value="0.16">
            <text:p>0.16</text:p>
          </table:table-cell>
          <table:table-cell office:value-type="float" office:value="0.0032">
            <text:p>0.0032</text:p>
          </table:table-cell>
          <table:table-cell/>
          <table:table-cell office:value-type="float" office:value="0.39">
            <text:p>0.39</text:p>
          </table:table-cell>
          <table:table-cell office:value-type="float" office:value="0.0006">
            <text:p>0.0006</text:p>
          </table:table-cell>
        </table:table-row>
        <table:table-row table:style-name="ro1">
          <table:table-cell office:value-type="float" office:value="0.196298753044718">
            <text:p>0.196298753</text:p>
          </table:table-cell>
          <table:table-cell office:value-type="float" office:value="0.0052">
            <text:p>0.0052</text:p>
          </table:table-cell>
          <table:table-cell office:value-type="float" office:value="0.2">
            <text:p>0.2</text:p>
          </table:table-cell>
          <table:table-cell office:value-type="float" office:value="0.0052">
            <text:p>0.0052</text:p>
          </table:table-cell>
          <table:table-cell table:number-columns-repeated="2"/>
          <table:table-cell office:value-type="float" office:value="0.389132763369558">
            <text:p>0.3891327634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2">
            <text:p>0.2</text:p>
          </table:table-cell>
          <table:table-cell office:value-type="float" office:value="0.0052">
            <text:p>0.0052</text:p>
          </table:table-cell>
          <table:table-cell/>
          <table:table-cell office:value-type="float" office:value="0.4">
            <text:p>0.4</text:p>
          </table:table-cell>
          <table:table-cell office:value-type="float" office:value="0.0004">
            <text:p>0.0004</text:p>
          </table:table-cell>
        </table:table-row>
        <table:table-row table:style-name="ro1">
          <table:table-cell office:value-type="float" office:value="0.214474110710179">
            <text:p>0.2144741107</text:p>
          </table:table-cell>
          <table:table-cell office:value-type="float" office:value="0.0156">
            <text:p>0.0156</text:p>
          </table:table-cell>
          <table:table-cell table:number-columns-repeated="4"/>
          <table:table-cell office:value-type="float" office:value="0.392864579075387">
            <text:p>0.3928645791</text:p>
          </table:table-cell>
          <table:table-cell office:value-type="float" office:value="0.0004">
            <text:p>0.0004</text:p>
          </table:table-cell>
          <table:table-cell office:value-type="float" office:value="0.39">
            <text:p>0.39</text:p>
          </table:table-cell>
          <table:table-cell table:formula="of:=SUM([.H5:.H6])" office:value-type="float" office:value="0.0006">
            <text:p>0.0006</text:p>
          </table:table-cell>
          <table:table-cell table:number-columns-repeated="3"/>
          <table:table-cell office:value-type="float" office:value="0.21">
            <text:p>0.21</text:p>
          </table:table-cell>
          <table:table-cell office:value-type="float" office:value="0.0202">
            <text:p>0.0202</text:p>
          </table:table-cell>
          <table:table-cell/>
          <table:table-cell office:value-type="float" office:value="0.41">
            <text:p>0.41</text:p>
          </table:table-cell>
          <table:table-cell office:value-type="float" office:value="0.0014">
            <text:p>0.0014</text:p>
          </table:table-cell>
        </table:table-row>
        <table:table-row table:style-name="ro1">
          <table:table-cell office:value-type="float" office:value="0.214474110710179">
            <text:p>0.2144741107</text:p>
          </table:table-cell>
          <table:table-cell office:value-type="float" office:value="0.0046">
            <text:p>0.0046</text:p>
          </table:table-cell>
          <table:table-cell office:value-type="float" office:value="0.21">
            <text:p>0.21</text:p>
          </table:table-cell>
          <table:table-cell table:formula="of:=SUM([.B6:.B7])" office:value-type="float" office:value="0.0202">
            <text:p>0.0202</text:p>
          </table:table-cell>
          <table:table-cell table:number-columns-repeated="2"/>
          <table:table-cell office:value-type="float" office:value="0.395939767755466">
            <text:p>0.3959397678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23">
            <text:p>0.23</text:p>
          </table:table-cell>
          <table:table-cell office:value-type="float" office:value="0.0012">
            <text:p>0.0012</text:p>
          </table:table-cell>
          <table:table-cell/>
          <table:table-cell office:value-type="float" office:value="0.42">
            <text:p>0.42</text:p>
          </table:table-cell>
          <table:table-cell office:value-type="float" office:value="0.0026">
            <text:p>0.0026</text:p>
          </table:table-cell>
        </table:table-row>
        <table:table-row table:style-name="ro1">
          <table:table-cell office:value-type="float" office:value="0.230177066678079">
            <text:p>0.2301770667</text:p>
          </table:table-cell>
          <table:table-cell office:value-type="float" office:value="0.0012">
            <text:p>0.0012</text:p>
          </table:table-cell>
          <table:table-cell office:value-type="float" office:value="0.23">
            <text:p>0.23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396227687364788">
            <text:p>0.3962276874</text:p>
          </table:table-cell>
          <table:table-cell office:value-type="float" office:value="0.0002">
            <text:p>0.0002</text:p>
          </table:table-cell>
          <table:table-cell office:value-type="float" office:value="0.4">
            <text:p>0.4</text:p>
          </table:table-cell>
          <table:table-cell table:formula="of:=SUM([.H7:.H8])" office:value-type="float" office:value="0.0004">
            <text:p>0.0004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0212">
            <text:p>0.0212</text:p>
          </table:table-cell>
          <table:table-cell/>
          <table:table-cell office:value-type="float" office:value="0.43">
            <text:p>0.43</text:p>
          </table:table-cell>
          <table:table-cell office:value-type="float" office:value="0.0014">
            <text:p>0.0014</text:p>
          </table:table-cell>
        </table:table-row>
        <table:table-row table:style-name="ro1">
          <table:table-cell office:value-type="float" office:value="0.24835242434354">
            <text:p>0.2483524243</text:p>
          </table:table-cell>
          <table:table-cell office:value-type="float" office:value="0.0212">
            <text:p>0.0212</text:p>
          </table:table-cell>
          <table:table-cell office:value-type="float" office:value="0.25">
            <text:p>0.25</text:p>
          </table:table-cell>
          <table:table-cell office:value-type="float" office:value="0.0212">
            <text:p>0.0212</text:p>
          </table:table-cell>
          <table:table-cell table:number-columns-repeated="2"/>
          <table:table-cell office:value-type="float" office:value="0.412290409019293">
            <text:p>0.412290409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27">
            <text:p>0.27</text:p>
          </table:table-cell>
          <table:table-cell office:value-type="float" office:value="0.0492">
            <text:p>0.0492</text:p>
          </table:table-cell>
          <table:table-cell/>
          <table:table-cell office:value-type="float" office:value="0.44">
            <text:p>0.44</text:p>
          </table:table-cell>
          <table:table-cell office:value-type="float" office:value="0.0062">
            <text:p>0.0062</text:p>
          </table:table-cell>
        </table:table-row>
        <table:table-row table:style-name="ro1">
          <table:table-cell office:value-type="float" office:value="0.266527782009001">
            <text:p>0.266527782</text:p>
          </table:table-cell>
          <table:table-cell office:value-type="float" office:value="0.0492">
            <text:p>0.0492</text:p>
          </table:table-cell>
          <table:table-cell office:value-type="float" office:value="0.27">
            <text:p>0.27</text:p>
          </table:table-cell>
          <table:table-cell office:value-type="float" office:value="0.0492">
            <text:p>0.0492</text:p>
          </table:table-cell>
          <table:table-cell table:number-columns-repeated="2"/>
          <table:table-cell office:value-type="float" office:value="0.414022780379231">
            <text:p>0.4140227804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28">
            <text:p>0.28</text:p>
          </table:table-cell>
          <table:table-cell office:value-type="float" office:value="0.0054">
            <text:p>0.0054</text:p>
          </table:table-cell>
          <table:table-cell/>
          <table:table-cell office:value-type="float" office:value="0.45">
            <text:p>0.45</text:p>
          </table:table-cell>
          <table:table-cell office:value-type="float" office:value="0.004">
            <text:p>0.004</text:p>
          </table:table-cell>
        </table:table-row>
        <table:table-row table:style-name="ro1">
          <table:table-cell office:value-type="float" office:value="0.281540379614821">
            <text:p>0.2815403796</text:p>
          </table:table-cell>
          <table:table-cell office:value-type="float" office:value="0.0054">
            <text:p>0.0054</text:p>
          </table:table-cell>
          <table:table-cell office:value-type="float" office:value="0.28">
            <text:p>0.28</text:p>
          </table:table-cell>
          <table:table-cell office:value-type="float" office:value="0.0054">
            <text:p>0.0054</text:p>
          </table:table-cell>
          <table:table-cell table:number-columns-repeated="2"/>
          <table:table-cell office:value-type="float" office:value="0.414207134087445">
            <text:p>0.4142071341</text:p>
          </table:table-cell>
          <table:table-cell office:value-type="float" office:value="0.0004">
            <text:p>0.0004</text:p>
          </table:table-cell>
          <table:table-cell table:number-columns-repeated="5"/>
          <table:table-cell office:value-type="float" office:value="0.3">
            <text:p>0.3</text:p>
          </table:table-cell>
          <table:table-cell office:value-type="float" office:value="0.0592">
            <text:p>0.0592</text:p>
          </table:table-cell>
          <table:table-cell/>
          <table:table-cell office:value-type="float" office:value="0.46">
            <text:p>0.46</text:p>
          </table:table-cell>
          <table:table-cell office:value-type="float" office:value="0.0172">
            <text:p>0.0172</text:p>
          </table:table-cell>
        </table:table-row>
        <table:table-row table:style-name="ro1">
          <table:table-cell office:value-type="float" office:value="0.299715737280282">
            <text:p>0.2997157373</text:p>
          </table:table-cell>
          <table:table-cell office:value-type="float" office:value="0.0174">
            <text:p>0.0174</text:p>
          </table:table-cell>
          <table:table-cell table:number-columns-repeated="4"/>
          <table:table-cell office:value-type="float" office:value="0.414207134087445">
            <text:p>0.4142071341</text:p>
          </table:table-cell>
          <table:table-cell office:value-type="float" office:value="0.0006">
            <text:p>0.0006</text:p>
          </table:table-cell>
          <table:table-cell office:value-type="float" office:value="0.41">
            <text:p>0.41</text:p>
          </table:table-cell>
          <table:table-cell table:formula="of:=SUM([.H9:.H12])" office:value-type="float" office:value="0.0014">
            <text:p>0.0014</text:p>
          </table:table-cell>
          <table:table-cell table:number-columns-repeated="3"/>
          <table:table-cell office:value-type="float" office:value="0.31">
            <text:p>0.31</text:p>
          </table:table-cell>
          <table:table-cell office:value-type="float" office:value="0.0002">
            <text:p>0.0002</text:p>
          </table:table-cell>
          <table:table-cell/>
          <table:table-cell office:value-type="float" office:value="0.47">
            <text:p>0.47</text:p>
          </table:table-cell>
          <table:table-cell office:value-type="float" office:value="0.0082">
            <text:p>0.0082</text:p>
          </table:table-cell>
        </table:table-row>
        <table:table-row table:style-name="ro1">
          <table:table-cell office:value-type="float" office:value="0.299715737280282">
            <text:p>0.2997157373</text:p>
          </table:table-cell>
          <table:table-cell office:value-type="float" office:value="0.0418">
            <text:p>0.0418</text:p>
          </table:table-cell>
          <table:table-cell office:value-type="float" office:value="0.3">
            <text:p>0.3</text:p>
          </table:table-cell>
          <table:table-cell table:formula="of:=SUM([.B12:.B13])" office:value-type="float" office:value="0.0592">
            <text:p>0.0592</text:p>
          </table:table-cell>
          <table:table-cell table:number-columns-repeated="2"/>
          <table:table-cell office:value-type="float" office:value="0.417900111915352">
            <text:p>0.4179001119</text:p>
          </table:table-cell>
          <table:table-cell office:value-type="float" office:value="0.0004">
            <text:p>0.0004</text:p>
          </table:table-cell>
          <table:table-cell table:number-columns-repeated="5"/>
          <table:table-cell office:value-type="float" office:value="0.32">
            <text:p>0.32</text:p>
          </table:table-cell>
          <table:table-cell office:value-type="float" office:value="0.098">
            <text:p>0.098</text:p>
          </table:table-cell>
          <table:table-cell/>
          <table:table-cell office:value-type="float" office:value="0.48">
            <text:p>0.48</text:p>
          </table:table-cell>
          <table:table-cell office:value-type="float" office:value="0.026">
            <text:p>0.026</text:p>
          </table:table-cell>
        </table:table-row>
        <table:table-row table:style-name="ro1">
          <table:table-cell office:value-type="float" office:value="0.313999584789564">
            <text:p>0.3139995848</text:p>
          </table:table-cell>
          <table:table-cell office:value-type="float" office:value="0.0002">
            <text:p>0.0002</text:p>
          </table:table-cell>
          <table:table-cell office:value-type="float" office:value="0.31">
            <text:p>0.31</text:p>
          </table:table-cell>
          <table:table-cell office:value-type="float" office:value="0.0002">
            <text:p>0.0002</text:p>
          </table:table-cell>
          <table:table-cell table:number-columns-repeated="2"/>
          <table:table-cell office:value-type="float" office:value="0.417900111915352">
            <text:p>0.4179001119</text:p>
          </table:table-cell>
          <table:table-cell office:value-type="float" office:value="0.0008">
            <text:p>0.0008</text:p>
          </table:table-cell>
          <table:table-cell table:number-columns-repeated="5"/>
          <table:table-cell office:value-type="float" office:value="0.33">
            <text:p>0.33</text:p>
          </table:table-cell>
          <table:table-cell office:value-type="float" office:value="0.017">
            <text:p>0.017</text:p>
          </table:table-cell>
          <table:table-cell/>
          <table:table-cell office:value-type="float" office:value="0.49">
            <text:p>0.49</text:p>
          </table:table-cell>
          <table:table-cell office:value-type="float" office:value="0.0158">
            <text:p>0.0158</text:p>
          </table:table-cell>
        </table:table-row>
        <table:table-row table:style-name="ro1">
          <table:table-cell office:value-type="float" office:value="0.317891094945743">
            <text:p>0.3178910949</text:p>
          </table:table-cell>
          <table:table-cell office:value-type="float" office:value="0.0112">
            <text:p>0.0112</text:p>
          </table:table-cell>
          <table:table-cell table:number-columns-repeated="4"/>
          <table:table-cell office:value-type="float" office:value="0.418623303525976">
            <text:p>0.4186233035</text:p>
          </table:table-cell>
          <table:table-cell office:value-type="float" office:value="0.0004">
            <text:p>0.0004</text:p>
          </table:table-cell>
          <table:table-cell table:number-columns-repeated="5"/>
          <table:table-cell office:value-type="float" office:value="0.35">
            <text:p>0.35</text:p>
          </table:table-cell>
          <table:table-cell office:value-type="float" office:value="0.107">
            <text:p>0.107</text:p>
          </table:table-cell>
          <table:table-cell/>
          <table:table-cell office:value-type="float" office:value="0.5">
            <text:p>0.5</text:p>
          </table:table-cell>
          <table:table-cell office:value-type="float" office:value="0.0494">
            <text:p>0.0494</text:p>
          </table:table-cell>
        </table:table-row>
        <table:table-row table:style-name="ro1">
          <table:table-cell office:value-type="float" office:value="0.317891094945743">
            <text:p>0.3178910949</text:p>
          </table:table-cell>
          <table:table-cell office:value-type="float" office:value="0.0868">
            <text:p>0.0868</text:p>
          </table:table-cell>
          <table:table-cell office:value-type="float" office:value="0.32">
            <text:p>0.32</text:p>
          </table:table-cell>
          <table:table-cell table:formula="of:=SUM([.B15:.B16])" office:value-type="float" office:value="0.098">
            <text:p>0.098</text:p>
          </table:table-cell>
          <table:table-cell table:number-columns-repeated="2"/>
          <table:table-cell office:value-type="float" office:value="0.418623303525976">
            <text:p>0.4186233035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36">
            <text:p>0.36</text:p>
          </table:table-cell>
          <table:table-cell office:value-type="float" office:value="0.0012">
            <text:p>0.0012</text:p>
          </table:table-cell>
          <table:table-cell/>
          <table:table-cell office:value-type="float" office:value="0.51">
            <text:p>0.51</text:p>
          </table:table-cell>
          <table:table-cell office:value-type="float" office:value="0.0336">
            <text:p>0.0336</text:p>
          </table:table-cell>
        </table:table-row>
        <table:table-row table:style-name="ro1">
          <table:table-cell office:value-type="float" office:value="0.332174942455025">
            <text:p>0.3321749425</text:p>
          </table:table-cell>
          <table:table-cell office:value-type="float" office:value="0.0142">
            <text:p>0.0142</text:p>
          </table:table-cell>
          <table:table-cell table:number-columns-repeated="4"/>
          <table:table-cell office:value-type="float" office:value="0.420673142984379">
            <text:p>0.420673143</text:p>
          </table:table-cell>
          <table:table-cell office:value-type="float" office:value="0.0006">
            <text:p>0.0006</text:p>
          </table:table-cell>
          <table:table-cell table:number-columns-repeated="5"/>
          <table:table-cell office:value-type="float" office:value="0.37">
            <text:p>0.37</text:p>
          </table:table-cell>
          <table:table-cell office:value-type="float" office:value="0.1072">
            <text:p>0.1072</text:p>
          </table:table-cell>
          <table:table-cell/>
          <table:table-cell office:value-type="float" office:value="0.52">
            <text:p>0.52</text:p>
          </table:table-cell>
          <table:table-cell office:value-type="float" office:value="0.0462">
            <text:p>0.0462</text:p>
          </table:table-cell>
        </table:table-row>
        <table:table-row table:style-name="ro1">
          <table:table-cell office:value-type="float" office:value="0.332174942455025">
            <text:p>0.3321749425</text:p>
          </table:table-cell>
          <table:table-cell office:value-type="float" office:value="0.0028">
            <text:p>0.0028</text:p>
          </table:table-cell>
          <table:table-cell office:value-type="float" office:value="0.33">
            <text:p>0.33</text:p>
          </table:table-cell>
          <table:table-cell table:formula="of:=SUM([.B17:.B18])" office:value-type="float" office:value="0.017">
            <text:p>0.017</text:p>
          </table:table-cell>
          <table:table-cell table:number-columns-repeated="2"/>
          <table:table-cell office:value-type="float" office:value="0.421882845914268">
            <text:p>0.4218828459</text:p>
          </table:table-cell>
          <table:table-cell office:value-type="float" office:value="0.0002">
            <text:p>0.0002</text:p>
          </table:table-cell>
          <table:table-cell office:value-type="float" office:value="0.42">
            <text:p>0.42</text:p>
          </table:table-cell>
          <table:table-cell table:formula="of:=SUM([.H13:.H18])" office:value-type="float" office:value="0.0026">
            <text:p>0.0026</text:p>
          </table:table-cell>
          <table:table-cell table:number-columns-repeated="3"/>
          <table:table-cell office:value-type="float" office:value="0.38">
            <text:p>0.38</text:p>
          </table:table-cell>
          <table:table-cell office:value-type="float" office:value="0.0364">
            <text:p>0.0364</text:p>
          </table:table-cell>
          <table:table-cell/>
          <table:table-cell office:value-type="float" office:value="0.53">
            <text:p>0.53</text:p>
          </table:table-cell>
          <table:table-cell office:value-type="float" office:value="0.0496">
            <text:p>0.0496</text:p>
          </table:table-cell>
        </table:table-row>
        <table:table-row table:style-name="ro1">
          <table:table-cell office:value-type="float" office:value="0.350350300120486">
            <text:p>0.3503503001</text:p>
          </table:table-cell>
          <table:table-cell office:value-type="float" office:value="0.0914">
            <text:p>0.0914</text:p>
          </table:table-cell>
          <table:table-cell table:number-columns-repeated="4"/>
          <table:table-cell office:value-type="float" office:value="0.43175357665461">
            <text:p>0.4317535767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4">
            <text:p>0.4</text:p>
          </table:table-cell>
          <table:table-cell office:value-type="float" office:value="0.1192">
            <text:p>0.1192</text:p>
          </table:table-cell>
          <table:table-cell/>
          <table:table-cell office:value-type="float" office:value="0.54">
            <text:p>0.54</text:p>
          </table:table-cell>
          <table:table-cell office:value-type="float" office:value="0.075">
            <text:p>0.075</text:p>
          </table:table-cell>
        </table:table-row>
        <table:table-row table:style-name="ro1">
          <table:table-cell office:value-type="float" office:value="0.350350300120486">
            <text:p>0.3503503001</text:p>
          </table:table-cell>
          <table:table-cell office:value-type="float" office:value="0.0116">
            <text:p>0.0116</text:p>
          </table:table-cell>
          <table:table-cell table:number-columns-repeated="4"/>
          <table:table-cell office:value-type="float" office:value="0.43175357665461">
            <text:p>0.4317535767</text:p>
          </table:table-cell>
          <table:table-cell office:value-type="float" office:value="0.0004">
            <text:p>0.0004</text:p>
          </table:table-cell>
          <table:table-cell table:number-columns-repeated="5"/>
          <table:table-cell office:value-type="float" office:value="0.41">
            <text:p>0.41</text:p>
          </table:table-cell>
          <table:table-cell office:value-type="float" office:value="0.003">
            <text:p>0.003</text:p>
          </table:table-cell>
          <table:table-cell/>
          <table:table-cell office:value-type="float" office:value="0.55">
            <text:p>0.55</text:p>
          </table:table-cell>
          <table:table-cell office:value-type="float" office:value="0.0616">
            <text:p>0.0616</text:p>
          </table:table-cell>
        </table:table-row>
        <table:table-row table:style-name="ro1">
          <table:table-cell office:value-type="float" office:value="0.350350300120486">
            <text:p>0.3503503001</text:p>
          </table:table-cell>
          <table:table-cell office:value-type="float" office:value="0.004">
            <text:p>0.004</text:p>
          </table:table-cell>
          <table:table-cell office:value-type="float" office:value="0.35">
            <text:p>0.35</text:p>
          </table:table-cell>
          <table:table-cell table:formula="of:=SUM([.B19:.B21])" office:value-type="float" office:value="0.107">
            <text:p>0.107</text:p>
          </table:table-cell>
          <table:table-cell table:number-columns-repeated="2"/>
          <table:table-cell office:value-type="float" office:value="0.43175357665461">
            <text:p>0.4317535767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42">
            <text:p>0.42</text:p>
          </table:table-cell>
          <table:table-cell office:value-type="float" office:value="0.0822">
            <text:p>0.0822</text:p>
          </table:table-cell>
          <table:table-cell/>
          <table:table-cell office:value-type="float" office:value="0.56">
            <text:p>0.56</text:p>
          </table:table-cell>
          <table:table-cell office:value-type="float" office:value="0.0854000000000001">
            <text:p>0.0854</text:p>
          </table:table-cell>
        </table:table-row>
        <table:table-row table:style-name="ro1">
          <table:table-cell office:value-type="float" office:value="0.363862481708866">
            <text:p>0.3638624817</text:p>
          </table:table-cell>
          <table:table-cell office:value-type="float" office:value="0.0012">
            <text:p>0.0012</text:p>
          </table:table-cell>
          <table:table-cell office:value-type="float" office:value="0.36">
            <text:p>0.36</text:p>
          </table:table-cell>
          <table:table-cell office:value-type="float" office:value="0.0012">
            <text:p>0.0012</text:p>
          </table:table-cell>
          <table:table-cell table:number-columns-repeated="2"/>
          <table:table-cell office:value-type="float" office:value="0.432382491752906">
            <text:p>0.4323824918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43">
            <text:p>0.43</text:p>
          </table:table-cell>
          <table:table-cell office:value-type="float" office:value="0.037">
            <text:p>0.037</text:p>
          </table:table-cell>
          <table:table-cell/>
          <table:table-cell office:value-type="float" office:value="0.57">
            <text:p>0.57</text:p>
          </table:table-cell>
          <table:table-cell office:value-type="float" office:value="0.066">
            <text:p>0.066</text:p>
          </table:table-cell>
        </table:table-row>
        <table:table-row table:style-name="ro1">
          <table:table-cell office:value-type="float" office:value="0.368525657785947">
            <text:p>0.3685256578</text:p>
          </table:table-cell>
          <table:table-cell office:value-type="float" office:value="0.0064">
            <text:p>0.0064</text:p>
          </table:table-cell>
          <table:table-cell table:number-columns-repeated="4"/>
          <table:table-cell office:value-type="float" office:value="0.432382491752906">
            <text:p>0.4323824918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45">
            <text:p>0.45</text:p>
          </table:table-cell>
          <table:table-cell office:value-type="float" office:value="0.0856">
            <text:p>0.0856</text:p>
          </table:table-cell>
          <table:table-cell/>
          <table:table-cell office:value-type="float" office:value="0.58">
            <text:p>0.58</text:p>
          </table:table-cell>
          <table:table-cell office:value-type="float" office:value="0.0768">
            <text:p>0.0768</text:p>
          </table:table-cell>
        </table:table-row>
        <table:table-row table:style-name="ro1">
          <table:table-cell office:value-type="float" office:value="0.368525657785947">
            <text:p>0.3685256578</text:p>
          </table:table-cell>
          <table:table-cell office:value-type="float" office:value="0.0898">
            <text:p>0.0898</text:p>
          </table:table-cell>
          <table:table-cell table:number-columns-repeated="4"/>
          <table:table-cell office:value-type="float" office:value="0.432762756403924">
            <text:p>0.4327627564</text:p>
          </table:table-cell>
          <table:table-cell office:value-type="float" office:value="0.0002">
            <text:p>0.0002</text:p>
          </table:table-cell>
          <table:table-cell office:value-type="float" office:value="0.43">
            <text:p>0.43</text:p>
          </table:table-cell>
          <table:table-cell table:formula="of:=SUM([.H19:.H24])" office:value-type="float" office:value="0.0014">
            <text:p>0.0014</text:p>
          </table:table-cell>
          <table:table-cell table:number-columns-repeated="3"/>
          <table:table-cell office:value-type="float" office:value="0.46">
            <text:p>0.46</text:p>
          </table:table-cell>
          <table:table-cell office:value-type="float" office:value="0.0032">
            <text:p>0.0032</text:p>
          </table:table-cell>
          <table:table-cell/>
          <table:table-cell office:value-type="float" office:value="0.59">
            <text:p>0.59</text:p>
          </table:table-cell>
          <table:table-cell office:value-type="float" office:value="0.0836">
            <text:p>0.0836</text:p>
          </table:table-cell>
        </table:table-row>
        <table:table-row table:style-name="ro1">
          <table:table-cell office:value-type="float" office:value="0.368525657785947">
            <text:p>0.3685256578</text:p>
          </table:table-cell>
          <table:table-cell office:value-type="float" office:value="0.011">
            <text:p>0.011</text:p>
          </table:table-cell>
          <table:table-cell office:value-type="float" office:value="0.37">
            <text:p>0.37</text:p>
          </table:table-cell>
          <table:table-cell table:formula="of:=SUM([.B23:.B25])" office:value-type="float" office:value="0.1072">
            <text:p>0.1072</text:p>
          </table:table-cell>
          <table:table-cell table:number-columns-repeated="2"/>
          <table:table-cell office:value-type="float" office:value="0.436075469580813">
            <text:p>0.4360754696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47">
            <text:p>0.47</text:p>
          </table:table-cell>
          <table:table-cell office:value-type="float" office:value="0.0364">
            <text:p>0.0364</text:p>
          </table:table-cell>
          <table:table-cell/>
          <table:table-cell office:value-type="float" office:value="0.6">
            <text:p>0.6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float" office:value="0.382037839374327">
            <text:p>0.3820378394</text:p>
          </table:table-cell>
          <table:table-cell office:value-type="float" office:value="0.0218">
            <text:p>0.0218</text:p>
          </table:table-cell>
          <table:table-cell table:number-columns-repeated="4"/>
          <table:table-cell office:value-type="float" office:value="0.436075469580813">
            <text:p>0.4360754696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48">
            <text:p>0.48</text:p>
          </table:table-cell>
          <table:table-cell office:value-type="float" office:value="0.0254">
            <text:p>0.0254</text:p>
          </table:table-cell>
          <table:table-cell/>
          <table:table-cell office:value-type="float" office:value="0.61">
            <text:p>0.61</text:p>
          </table:table-cell>
          <table:table-cell office:value-type="float" office:value="0.0446">
            <text:p>0.0446</text:p>
          </table:table-cell>
        </table:table-row>
        <table:table-row table:style-name="ro1">
          <table:table-cell office:value-type="float" office:value="0.382037839374327">
            <text:p>0.3820378394</text:p>
          </table:table-cell>
          <table:table-cell office:value-type="float" office:value="0.0146">
            <text:p>0.0146</text:p>
          </table:table-cell>
          <table:table-cell office:value-type="float" office:value="0.38">
            <text:p>0.38</text:p>
          </table:table-cell>
          <table:table-cell table:formula="of:=SUM([.B26:.B27])" office:value-type="float" office:value="0.0364">
            <text:p>0.0364</text:p>
          </table:table-cell>
          <table:table-cell table:number-columns-repeated="2"/>
          <table:table-cell office:value-type="float" office:value="0.436208583971063">
            <text:p>0.436208584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0.036">
            <text:p>0.036</text:p>
          </table:table-cell>
          <table:table-cell/>
          <table:table-cell office:value-type="float" office:value="0.62">
            <text:p>0.62</text:p>
          </table:table-cell>
          <table:table-cell office:value-type="float" office:value="0.0532">
            <text:p>0.0532</text:p>
          </table:table-cell>
        </table:table-row>
        <table:table-row table:style-name="ro1">
          <table:table-cell office:value-type="float" office:value="0.400213197039788">
            <text:p>0.400213197</text:p>
          </table:table-cell>
          <table:table-cell office:value-type="float" office:value="0.0782">
            <text:p>0.0782</text:p>
          </table:table-cell>
          <table:table-cell table:number-columns-repeated="4"/>
          <table:table-cell office:value-type="float" office:value="0.436798661191437">
            <text:p>0.4367986612</text:p>
          </table:table-cell>
          <table:table-cell office:value-type="float" office:value="0.0006">
            <text:p>0.0006</text:p>
          </table:table-cell>
          <table:table-cell table:number-columns-repeated="5"/>
          <table:table-cell office:value-type="float" office:value="0.51">
            <text:p>0.51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63">
            <text:p>0.63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0.400213197039788">
            <text:p>0.400213197</text:p>
          </table:table-cell>
          <table:table-cell office:value-type="float" office:value="0.041">
            <text:p>0.041</text:p>
          </table:table-cell>
          <table:table-cell office:value-type="float" office:value="0.4">
            <text:p>0.4</text:p>
          </table:table-cell>
          <table:table-cell table:formula="of:=SUM([.B28:.B29])" office:value-type="float" office:value="0.1192">
            <text:p>0.1192</text:p>
          </table:table-cell>
          <table:table-cell table:number-columns-repeated="2"/>
          <table:table-cell office:value-type="float" office:value="0.436798661191437">
            <text:p>0.4367986612</text:p>
          </table:table-cell>
          <table:table-cell office:value-type="float" office:value="0.0006">
            <text:p>0.0006</text:p>
          </table:table-cell>
          <table:table-cell table:number-columns-repeated="5"/>
          <table:table-cell office:value-type="float" office:value="0.52">
            <text:p>0.52</text:p>
          </table:table-cell>
          <table:table-cell office:value-type="float" office:value="0.0086">
            <text:p>0.0086</text:p>
          </table:table-cell>
          <table:table-cell/>
          <table:table-cell office:value-type="float" office:value="0.64">
            <text:p>0.64</text:p>
          </table:table-cell>
          <table:table-cell office:value-type="float" office:value="0.0354">
            <text:p>0.0354</text:p>
          </table:table-cell>
        </table:table-row>
        <table:table-row table:style-name="ro1">
          <table:table-cell office:value-type="float" office:value="0.412905422491037">
            <text:p>0.4129054225</text:p>
          </table:table-cell>
          <table:table-cell office:value-type="float" office:value="0.0026">
            <text:p>0.0026</text:p>
          </table:table-cell>
          <table:table-cell table:number-columns-repeated="4"/>
          <table:table-cell office:value-type="float" office:value="0.438258423429466">
            <text:p>0.4382584234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53">
            <text:p>0.53</text:p>
          </table:table-cell>
          <table:table-cell office:value-type="float" office:value="0.0104">
            <text:p>0.0104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144">
            <text:p>0.0144</text:p>
          </table:table-cell>
        </table:table-row>
        <table:table-row table:style-name="ro1">
          <table:table-cell office:value-type="float" office:value="0.412905422491037">
            <text:p>0.4129054225</text:p>
          </table:table-cell>
          <table:table-cell office:value-type="float" office:value="0.0002">
            <text:p>0.0002</text:p>
          </table:table-cell>
          <table:table-cell table:number-columns-repeated="4"/>
          <table:table-cell office:value-type="float" office:value="0.438258423429466">
            <text:p>0.4382584234</text:p>
          </table:table-cell>
          <table:table-cell office:value-type="float" office:value="0.0004">
            <text:p>0.0004</text:p>
          </table:table-cell>
          <table:table-cell table:number-columns-repeated="5"/>
          <table:table-cell office:value-type="float" office:value="0.54">
            <text:p>0.54</text:p>
          </table:table-cell>
          <table:table-cell office:value-type="float" office:value="0.0116">
            <text:p>0.0116</text:p>
          </table:table-cell>
          <table:table-cell/>
          <table:table-cell office:value-type="float" office:value="0.66">
            <text:p>0.66</text:p>
          </table:table-cell>
          <table:table-cell office:value-type="float" office:value="0.0106">
            <text:p>0.0106</text:p>
          </table:table-cell>
        </table:table-row>
        <table:table-row table:style-name="ro1">
          <table:table-cell office:value-type="float" office:value="0.412905422491037">
            <text:p>0.4129054225</text:p>
          </table:table-cell>
          <table:table-cell office:value-type="float" office:value="0.0002">
            <text:p>0.0002</text:p>
          </table:table-cell>
          <table:table-cell office:value-type="float" office:value="0.41">
            <text:p>0.41</text:p>
          </table:table-cell>
          <table:table-cell table:formula="of:=SUM([.B30:.B32])" office:value-type="float" office:value="0.003">
            <text:p>0.003</text:p>
          </table:table-cell>
          <table:table-cell table:number-columns-repeated="2"/>
          <table:table-cell office:value-type="float" office:value="0.43884850064984">
            <text:p>0.4388485006</text:p>
          </table:table-cell>
          <table:table-cell office:value-type="float" office:value="0.0004">
            <text:p>0.0004</text:p>
          </table:table-cell>
          <table:table-cell table:number-columns-repeated="5"/>
          <table:table-cell office:value-type="float" office:value="0.56">
            <text:p>0.56</text:p>
          </table:table-cell>
          <table:table-cell office:value-type="float" office:value="0.002">
            <text:p>0.002</text:p>
          </table:table-cell>
          <table:table-cell/>
          <table:table-cell office:value-type="float" office:value="0.67">
            <text:p>0.67</text:p>
          </table:table-cell>
          <table:table-cell office:value-type="float" office:value="0.0086">
            <text:p>0.0086</text:p>
          </table:table-cell>
        </table:table-row>
        <table:table-row table:style-name="ro1">
          <table:table-cell office:value-type="float" office:value="0.418388554705249">
            <text:p>0.4183885547</text:p>
          </table:table-cell>
          <table:table-cell office:value-type="float" office:value="0.065">
            <text:p>0.065</text:p>
          </table:table-cell>
          <table:table-cell table:number-columns-repeated="4"/>
          <table:table-cell office:value-type="float" office:value="0.43884850064984">
            <text:p>0.4388485006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57">
            <text:p>0.57</text:p>
          </table:table-cell>
          <table:table-cell office:value-type="float" office:value="0.0026">
            <text:p>0.0026</text:p>
          </table:table-cell>
          <table:table-cell/>
          <table:table-cell office:value-type="float" office:value="0.68">
            <text:p>0.68</text:p>
          </table:table-cell>
          <table:table-cell office:value-type="float" office:value="0.0048">
            <text:p>0.0048</text:p>
          </table:table-cell>
        </table:table-row>
        <table:table-row table:style-name="ro1">
          <table:table-cell office:value-type="float" office:value="0.418388554705249">
            <text:p>0.4183885547</text:p>
          </table:table-cell>
          <table:table-cell office:value-type="float" office:value="0.0172">
            <text:p>0.0172</text:p>
          </table:table-cell>
          <table:table-cell office:value-type="float" office:value="0.42">
            <text:p>0.42</text:p>
          </table:table-cell>
          <table:table-cell table:formula="of:=SUM([.B33:.B34])" office:value-type="float" office:value="0.0822">
            <text:p>0.0822</text:p>
          </table:table-cell>
          <table:table-cell table:number-columns-repeated="2"/>
          <table:table-cell office:value-type="float" office:value="0.439150658260891">
            <text:p>0.4391506583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59">
            <text:p>0.59</text:p>
          </table:table-cell>
          <table:table-cell office:value-type="float" office:value="0.002">
            <text:p>0.002</text:p>
          </table:table-cell>
          <table:table-cell/>
          <table:table-cell office:value-type="float" office:value="0.69">
            <text:p>0.69</text:p>
          </table:table-cell>
          <table:table-cell office:value-type="float" office:value="0.0026">
            <text:p>0.0026</text:p>
          </table:table-cell>
        </table:table-row>
        <table:table-row table:style-name="ro1">
          <table:table-cell office:value-type="float" office:value="0.431080780156498">
            <text:p>0.4310807802</text:p>
          </table:table-cell>
          <table:table-cell office:value-type="float" office:value="0.0272">
            <text:p>0.0272</text:p>
          </table:table-cell>
          <table:table-cell table:number-columns-repeated="4"/>
          <table:table-cell office:value-type="float" office:value="0.43924266692741">
            <text:p>0.4392426669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6">
            <text:p>0.6</text:p>
          </table:table-cell>
          <table:table-cell office:value-type="float" office:value="0.0006">
            <text:p>0.0006</text:p>
          </table:table-cell>
          <table:table-cell/>
          <table:table-cell office:value-type="float" office:value="0.7">
            <text:p>0.7</text:p>
          </table:table-cell>
          <table:table-cell office:value-type="float" office:value="0.0006">
            <text:p>0.0006</text:p>
          </table:table-cell>
        </table:table-row>
        <table:table-row table:style-name="ro1">
          <table:table-cell office:value-type="float" office:value="0.431080780156498">
            <text:p>0.4310807802</text:p>
          </table:table-cell>
          <table:table-cell office:value-type="float" office:value="0.0016">
            <text:p>0.0016</text:p>
          </table:table-cell>
          <table:table-cell table:number-columns-repeated="4"/>
          <table:table-cell office:value-type="float" office:value="0.43924266692741">
            <text:p>0.4392426669</text:p>
          </table:table-cell>
          <table:table-cell office:value-type="float" office:value="0.0008">
            <text:p>0.0008</text:p>
          </table:table-cell>
          <table:table-cell table:number-columns-repeated="5"/>
          <table:table-cell office:value-type="float" office:value="0.62">
            <text:p>0.62</text:p>
          </table:table-cell>
          <table:table-cell office:value-type="float" office:value="0.0006">
            <text:p>0.0006</text:p>
          </table:table-cell>
          <table:table-cell/>
          <table:table-cell office:value-type="float" office:value="0.71">
            <text:p>0.71</text:p>
          </table:table-cell>
          <table:table-cell office:value-type="float" office:value="0.0006">
            <text:p>0.0006</text:p>
          </table:table-cell>
        </table:table-row>
        <table:table-row table:style-name="ro1">
          <table:table-cell office:value-type="float" office:value="0.431080780156498">
            <text:p>0.4310807802</text:p>
          </table:table-cell>
          <table:table-cell office:value-type="float" office:value="0.0082">
            <text:p>0.0082</text:p>
          </table:table-cell>
          <table:table-cell office:value-type="float" office:value="0.43">
            <text:p>0.43</text:p>
          </table:table-cell>
          <table:table-cell table:formula="of:=SUM([.B35:.B37])" office:value-type="float" office:value="0.037">
            <text:p>0.037</text:p>
          </table:table-cell>
          <table:table-cell table:number-columns-repeated="2"/>
          <table:table-cell office:value-type="float" office:value="0.442161213826729">
            <text:p>0.4421612138</text:p>
          </table:table-cell>
          <table:table-cell office:value-type="float" office:value="0.0002">
            <text:p>0.0002</text:p>
          </table:table-cell>
          <table:table-cell table:number-columns-repeated="5"/>
          <table:table-cell office:value-type="float" office:value="0.64">
            <text:p>0.64</text:p>
          </table:table-cell>
          <table:table-cell office:value-type="float" office:value="0.0002">
            <text:p>0.0002</text:p>
          </table:table-cell>
          <table:table-cell table:number-columns-repeated="3"/>
        </table:table-row>
        <table:table-row table:style-name="ro1">
          <table:table-cell office:value-type="float" office:value="0.449256137821959">
            <text:p>0.4492561378</text:p>
          </table:table-cell>
          <table:table-cell office:value-type="float" office:value="0.0008">
            <text:p>0.0008</text:p>
          </table:table-cell>
          <table:table-cell table:number-columns-repeated="4"/>
          <table:table-cell office:value-type="float" office:value="0.442161213826729">
            <text:p>0.442161213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449256137821959">
            <text:p>0.4492561378</text:p>
          </table:table-cell>
          <table:table-cell office:value-type="float" office:value="0.0642">
            <text:p>0.0642</text:p>
          </table:table-cell>
          <table:table-cell table:number-columns-repeated="4"/>
          <table:table-cell office:value-type="float" office:value="0.443658836365941">
            <text:p>0.4436588364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office:value-type="float" office:value="0.449256137821959">
            <text:p>0.4492561378</text:p>
          </table:table-cell>
          <table:table-cell office:value-type="float" office:value="0.0206">
            <text:p>0.0206</text:p>
          </table:table-cell>
          <table:table-cell office:value-type="float" office:value="0.45">
            <text:p>0.45</text:p>
          </table:table-cell>
          <table:table-cell table:formula="of:=SUM([.B38:.B40])" office:value-type="float" office:value="0.0856">
            <text:p>0.0856</text:p>
          </table:table-cell>
          <table:table-cell table:number-columns-repeated="2"/>
          <table:table-cell office:value-type="float" office:value="0.443658836365941">
            <text:p>0.4436588364</text:p>
          </table:table-cell>
          <table:table-cell office:value-type="float" office:value="0.0002">
            <text:p>0.0002</text:p>
          </table:table-cell>
          <table:table-cell office:value-type="float" office:value="0.44">
            <text:p>0.44</text:p>
          </table:table-cell>
          <table:table-cell table:formula="of:=SUM([.H25:.H40])" office:value-type="float" office:value="0.0062">
            <text:p>0.0062</text:p>
          </table:table-cell>
          <table:table-cell table:number-columns-repeated="8"/>
        </table:table-row>
        <table:table-row table:style-name="ro1">
          <table:table-cell office:value-type="float" office:value="0.461073664729366">
            <text:p>0.4610736647</text:p>
          </table:table-cell>
          <table:table-cell office:value-type="float" office:value="0.0008">
            <text:p>0.0008</text:p>
          </table:table-cell>
          <table:table-cell table:number-columns-repeated="4"/>
          <table:table-cell office:value-type="float" office:value="0.44511859860397">
            <text:p>0.445118598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office:value-type="float" office:value="0.461073664729366">
            <text:p>0.4610736647</text:p>
          </table:table-cell>
          <table:table-cell office:value-type="float" office:value="0.0024">
            <text:p>0.0024</text:p>
          </table:table-cell>
          <table:table-cell office:value-type="float" office:value="0.46">
            <text:p>0.46</text:p>
          </table:table-cell>
          <table:table-cell table:formula="of:=SUM([.B41:.B42])" office:value-type="float" office:value="0.0032">
            <text:p>0.0032</text:p>
          </table:table-cell>
          <table:table-cell table:number-columns-repeated="2"/>
          <table:table-cell office:value-type="float" office:value="0.44511859860397">
            <text:p>0.445118598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46743149548742">
            <text:p>0.4674314955</text:p>
          </table:table-cell>
          <table:table-cell office:value-type="float" office:value="0.0364">
            <text:p>0.0364</text:p>
          </table:table-cell>
          <table:table-cell office:value-type="float" office:value="0.47">
            <text:p>0.47</text:p>
          </table:table-cell>
          <table:table-cell office:value-type="float" office:value="0.0364">
            <text:p>0.0364</text:p>
          </table:table-cell>
          <table:table-cell table:number-columns-repeated="2"/>
          <table:table-cell office:value-type="float" office:value="0.446235956492164">
            <text:p>0.446235956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479249022394827">
            <text:p>0.4792490224</text:p>
          </table:table-cell>
          <table:table-cell office:value-type="float" office:value="0.0046">
            <text:p>0.0046</text:p>
          </table:table-cell>
          <table:table-cell table:number-columns-repeated="4"/>
          <table:table-cell office:value-type="float" office:value="0.446826033712538">
            <text:p>0.446826033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office:value-type="float" office:value="0.479249022394827">
            <text:p>0.4792490224</text:p>
          </table:table-cell>
          <table:table-cell office:value-type="float" office:value="0.018">
            <text:p>0.018</text:p>
          </table:table-cell>
          <table:table-cell table:number-columns-repeated="4"/>
          <table:table-cell office:value-type="float" office:value="0.446918378754233">
            <text:p>0.446918378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479249022394827">
            <text:p>0.4792490224</text:p>
          </table:table-cell>
          <table:table-cell office:value-type="float" office:value="0.0028">
            <text:p>0.0028</text:p>
          </table:table-cell>
          <table:table-cell office:value-type="float" office:value="0.48">
            <text:p>0.48</text:p>
          </table:table-cell>
          <table:table-cell table:formula="of:=SUM([.B44:.B46])" office:value-type="float" office:value="0.0254">
            <text:p>0.0254</text:p>
          </table:table-cell>
          <table:table-cell table:number-columns-repeated="2"/>
          <table:table-cell office:value-type="float" office:value="0.449928934320071">
            <text:p>0.449928934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497424380060288">
            <text:p>0.4974243801</text:p>
          </table:table-cell>
          <table:table-cell office:value-type="float" office:value="0.0274">
            <text:p>0.0274</text:p>
          </table:table-cell>
          <table:table-cell table:number-columns-repeated="4"/>
          <table:table-cell office:value-type="float" office:value="0.449928934320071">
            <text:p>0.449928934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office:value-type="float" office:value="0.497424380060288">
            <text:p>0.4974243801</text:p>
          </table:table-cell>
          <table:table-cell office:value-type="float" office:value="0.0024">
            <text:p>0.0024</text:p>
          </table:table-cell>
          <table:table-cell table:number-columns-repeated="4"/>
          <table:table-cell office:value-type="float" office:value="0.449928934320071">
            <text:p>0.4499289343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office:value-type="float" office:value="0.497424380060288">
            <text:p>0.4974243801</text:p>
          </table:table-cell>
          <table:table-cell office:value-type="float" office:value="0.0062">
            <text:p>0.0062</text:p>
          </table:table-cell>
          <table:table-cell office:value-type="float" office:value="0.5">
            <text:p>0.5</text:p>
          </table:table-cell>
          <table:table-cell table:formula="of:=SUM([.B47:.B49])" office:value-type="float" office:value="0.036">
            <text:p>0.036</text:p>
          </table:table-cell>
          <table:table-cell table:number-columns-repeated="2"/>
          <table:table-cell office:value-type="float" office:value="0.451845659388223">
            <text:p>0.451845659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office:value-type="float" office:value="0.50830462692512">
            <text:p>0.5083046269</text:p>
          </table:table-cell>
          <table:table-cell office:value-type="float" office:value="0.001">
            <text:p>0.001</text:p>
          </table:table-cell>
          <table:table-cell office:value-type="float" office:value="0.51">
            <text:p>0.51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451845659388223">
            <text:p>0.4518456594</text:p>
          </table:table-cell>
          <table:table-cell office:value-type="float" office:value="0.0006">
            <text:p>0.0006</text:p>
          </table:table-cell>
          <table:table-cell office:value-type="float" office:value="0.45">
            <text:p>0.45</text:p>
          </table:table-cell>
          <table:table-cell table:formula="of:=SUM([.H41:.H50])"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float" office:value="0.515599737725749">
            <text:p>0.5155997377</text:p>
          </table:table-cell>
          <table:table-cell office:value-type="float" office:value="0.0086">
            <text:p>0.0086</text:p>
          </table:table-cell>
          <table:table-cell office:value-type="float" office:value="0.52">
            <text:p>0.52</text:p>
          </table:table-cell>
          <table:table-cell office:value-type="float" office:value="0.0086">
            <text:p>0.0086</text:p>
          </table:table-cell>
          <table:table-cell table:number-columns-repeated="2"/>
          <table:table-cell office:value-type="float" office:value="0.457418024592871">
            <text:p>0.457418024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office:value-type="float" office:value="0.526479984590581">
            <text:p>0.5264799846</text:p>
          </table:table-cell>
          <table:table-cell office:value-type="float" office:value="0.01">
            <text:p>0.01</text:p>
          </table:table-cell>
          <table:table-cell table:number-columns-repeated="4"/>
          <table:table-cell office:value-type="float" office:value="0.457418024592871">
            <text:p>0.457418024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office:value-type="float" office:value="0.526479984590581">
            <text:p>0.5264799846</text:p>
          </table:table-cell>
          <table:table-cell office:value-type="float" office:value="0.0004">
            <text:p>0.0004</text:p>
          </table:table-cell>
          <table:table-cell office:value-type="float" office:value="0.53">
            <text:p>0.53</text:p>
          </table:table-cell>
          <table:table-cell table:formula="of:=SUM([.B52:.B53])" office:value-type="float" office:value="0.0104">
            <text:p>0.0104</text:p>
          </table:table-cell>
          <table:table-cell table:number-columns-repeated="2"/>
          <table:table-cell office:value-type="float" office:value="0.457418024592871">
            <text:p>0.4574180246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office:value-type="float" office:value="0.544655342256042">
            <text:p>0.5446553423</text:p>
          </table:table-cell>
          <table:table-cell office:value-type="float" office:value="0.0016">
            <text:p>0.0016</text:p>
          </table:table-cell>
          <table:table-cell table:number-columns-repeated="4"/>
          <table:table-cell office:value-type="float" office:value="0.458141216203495">
            <text:p>0.4581412162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office:value-type="float" office:value="0.544655342256042">
            <text:p>0.5446553423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 table:formula="of:=SUM([.B54:.B55])" office:value-type="float" office:value="0.0116">
            <text:p>0.0116</text:p>
          </table:table-cell>
          <table:table-cell table:number-columns-repeated="2"/>
          <table:table-cell office:value-type="float" office:value="0.458286732033786">
            <text:p>0.45828673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554526072996383">
            <text:p>0.554526073</text:p>
          </table:table-cell>
          <table:table-cell office:value-type="float" office:value="0.0008">
            <text:p>0.0008</text:p>
          </table:table-cell>
          <table:table-cell table:number-columns-repeated="4"/>
          <table:table-cell office:value-type="float" office:value="0.458705834562727">
            <text:p>0.458705834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562830699921503">
            <text:p>0.5628306999</text:p>
          </table:table-cell>
          <table:table-cell office:value-type="float" office:value="0.0012">
            <text:p>0.0012</text:p>
          </table:table-cell>
          <table:table-cell office:value-type="float" office:value="0.56">
            <text:p>0.56</text:p>
          </table:table-cell>
          <table:table-cell table:formula="of:=SUM([.B56:.B57])" office:value-type="float" office:value="0.002">
            <text:p>0.002</text:p>
          </table:table-cell>
          <table:table-cell table:number-columns-repeated="2"/>
          <table:table-cell office:value-type="float" office:value="0.458705834562727">
            <text:p>0.4587058346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office:value-type="float" office:value="0.572701430661844">
            <text:p>0.5727014307</text:p>
          </table:table-cell>
          <table:table-cell office:value-type="float" office:value="0.0016">
            <text:p>0.0016</text:p>
          </table:table-cell>
          <table:table-cell table:number-columns-repeated="4"/>
          <table:table-cell office:value-type="float" office:value="0.459194277352624">
            <text:p>0.459194277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572701430661844">
            <text:p>0.5727014307</text:p>
          </table:table-cell>
          <table:table-cell office:value-type="float" office:value="0.001">
            <text:p>0.001</text:p>
          </table:table-cell>
          <table:table-cell office:value-type="float" office:value="0.57">
            <text:p>0.57</text:p>
          </table:table-cell>
          <table:table-cell table:formula="of:=SUM([.B58:.B59])" office:value-type="float" office:value="0.0026">
            <text:p>0.0026</text:p>
          </table:table-cell>
          <table:table-cell table:number-columns-repeated="2"/>
          <table:table-cell office:value-type="float" office:value="0.46033657149219">
            <text:p>0.460336571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590876788327305">
            <text:p>0.5908767883</text:p>
          </table:table-cell>
          <table:table-cell office:value-type="float" office:value="0.0004">
            <text:p>0.0004</text:p>
          </table:table-cell>
          <table:table-cell table:number-columns-repeated="4"/>
          <table:table-cell office:value-type="float" office:value="0.46033657149219">
            <text:p>0.460336571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590876788327305">
            <text:p>0.5908767883</text:p>
          </table:table-cell>
          <table:table-cell office:value-type="float" office:value="0.0014">
            <text:p>0.0014</text:p>
          </table:table-cell>
          <table:table-cell table:number-columns-repeated="4"/>
          <table:table-cell office:value-type="float" office:value="0.46033657149219">
            <text:p>0.460336571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office:value-type="float" office:value="0.590876788327305">
            <text:p>0.5908767883</text:p>
          </table:table-cell>
          <table:table-cell office:value-type="float" office:value="0.0002">
            <text:p>0.0002</text:p>
          </table:table-cell>
          <table:table-cell office:value-type="float" office:value="0.59">
            <text:p>0.59</text:p>
          </table:table-cell>
          <table:table-cell table:formula="of:=SUM([.B60:.B62])" office:value-type="float" office:value="0.002">
            <text:p>0.002</text:p>
          </table:table-cell>
          <table:table-cell table:number-columns-repeated="2"/>
          <table:table-cell office:value-type="float" office:value="0.461244116811028">
            <text:p>0.4612441168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office:value-type="float" office:value="0.599653688569961">
            <text:p>0.5996536886</text:p>
          </table:table-cell>
          <table:table-cell office:value-type="float" office:value="0.0006">
            <text:p>0.0006</text:p>
          </table:table-cell>
          <table:table-cell office:value-type="float" office:value="0.6">
            <text:p>0.6</text:p>
          </table:table-cell>
          <table:table-cell office:value-type="float" office:value="0.0006">
            <text:p>0.0006</text:p>
          </table:table-cell>
          <table:table-cell table:number-columns-repeated="2"/>
          <table:table-cell office:value-type="float" office:value="0.461244116811028">
            <text:p>0.4612441168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office:value-type="float" office:value="0.617829046235422">
            <text:p>0.6178290462</text:p>
          </table:table-cell>
          <table:table-cell office:value-type="float" office:value="0.0006">
            <text:p>0.0006</text:p>
          </table:table-cell>
          <table:table-cell office:value-type="float" office:value="0.62">
            <text:p>0.62</text:p>
          </table:table-cell>
          <table:table-cell office:value-type="float" office:value="0.0006">
            <text:p>0.0006</text:p>
          </table:table-cell>
          <table:table-cell table:number-columns-repeated="2"/>
          <table:table-cell office:value-type="float" office:value="0.461244116811028">
            <text:p>0.4612441168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office:value-type="float" office:value="0.636004403900883">
            <text:p>0.6360044039</text:p>
          </table:table-cell>
          <table:table-cell office:value-type="float" office:value="0.0002">
            <text:p>0.0002</text:p>
          </table:table-cell>
          <table:table-cell office:value-type="float" office:value="0.64">
            <text:p>0.64</text:p>
          </table:table-cell>
          <table:table-cell office:value-type="float" office:value="0.0002">
            <text:p>0.0002</text:p>
          </table:table-cell>
          <table:table-cell table:number-columns-repeated="2"/>
          <table:table-cell office:value-type="float" office:value="0.461834194031402">
            <text:p>0.46183419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1834194031402">
            <text:p>0.461834194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1834194031402">
            <text:p>0.461834194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2253296560342">
            <text:p>0.462253296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2253296560342">
            <text:p>0.462253296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3293956269431">
            <text:p>0.463293956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3293956269431">
            <text:p>0.4632939563</text:p>
          </table:table-cell>
          <table:table-cell office:value-type="float" office:value="0.002">
            <text:p>0.002</text:p>
          </table:table-cell>
          <table:table-cell office:value-type="float" office:value="0.46">
            <text:p>0.46</text:p>
          </table:table-cell>
          <table:table-cell table:formula="of:=SUM([.H51:.H71])" office:value-type="float" office:value="0.0172">
            <text:p>0.01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465001391377999">
            <text:p>0.465001391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5699124127481">
            <text:p>0.4656991241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6289201347855">
            <text:p>0.4662892013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6289201347855">
            <text:p>0.466289201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7196746666693">
            <text:p>0.467196746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7196746666693">
            <text:p>0.467196746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7196746666693">
            <text:p>0.467196746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8104291985531">
            <text:p>0.46810429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8104291985532">
            <text:p>0.46810429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8929118026632">
            <text:p>0.46892911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69113471734846">
            <text:p>0.469113471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0021017053684">
            <text:p>0.4700210171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0021017053684">
            <text:p>0.4700210171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0744208664309">
            <text:p>0.470744208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1271489332129">
            <text:p>0.4712714893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1271489332129">
            <text:p>0.4712714893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1953911594198">
            <text:p>0.471953911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2426184911735">
            <text:p>0.472426184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2914627701632">
            <text:p>0.472914627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4964467160035">
            <text:p>0.4749644672</text:p>
          </table:table-cell>
          <table:table-cell office:value-type="float" office:value="0.0002">
            <text:p>0.0002</text:p>
          </table:table-cell>
          <table:table-cell office:value-type="float" office:value="0.47">
            <text:p>0.47</text:p>
          </table:table-cell>
          <table:table-cell table:formula="of:=SUM([.H72:.H91])" office:value-type="float" office:value="0.0082">
            <text:p>0.008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475726496648582">
            <text:p>0.475726496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5726496648582">
            <text:p>0.4757264966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5726496648582">
            <text:p>0.475726496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597364690935">
            <text:p>0.475973646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61067612996">
            <text:p>0.476106761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61067612996">
            <text:p>0.476106761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6316573868956">
            <text:p>0.4763165739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6316573868956">
            <text:p>0.4763165739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6696838519974">
            <text:p>0.476696838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6696838519974">
            <text:p>0.476696838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6881192228188">
            <text:p>0.4768811922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6881192228188">
            <text:p>0.476881192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7369635018085">
            <text:p>0.47736963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7369635018086">
            <text:p>0.47736963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7604383838812">
            <text:p>0.477604383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9419474476489">
            <text:p>0.479419474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9419474476489">
            <text:p>0.4794194745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79419474476489">
            <text:p>0.4794194745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0009551696863">
            <text:p>0.480009551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0009551696863">
            <text:p>0.4800095517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1469313934892">
            <text:p>0.4814693139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1824642334539">
            <text:p>0.481824642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2586671823086">
            <text:p>0.4825866718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2586671823086">
            <text:p>0.482586671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317674904346">
            <text:p>0.483176749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317674904346">
            <text:p>0.483176749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3557013694478">
            <text:p>0.483557013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3874481792942">
            <text:p>0.4838744818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3874481792942">
            <text:p>0.483874481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4229810192589">
            <text:p>0.484229810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4229810192589">
            <text:p>0.484229810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4464559013316">
            <text:p>0.484464559</text:p>
          </table:table-cell>
          <table:table-cell office:value-type="float" office:value="0.001">
            <text:p>0.001</text:p>
          </table:table-cell>
          <table:table-cell office:value-type="float" office:value="0.48">
            <text:p>0.48</text:p>
          </table:table-cell>
          <table:table-cell table:formula="of:=SUM([.H92:.H123])" office:value-type="float" office:value="0.026">
            <text:p>0.0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484464559013316">
            <text:p>0.484464559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5372104332154">
            <text:p>0.485372104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5372104332154">
            <text:p>0.485372104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6279649650992">
            <text:p>0.4862796497</text:p>
          </table:table-cell>
          <table:table-cell office:value-type="float" office:value="0.003">
            <text:p>0.00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6279649650993">
            <text:p>0.4862796497</text:p>
          </table:table-cell>
          <table:table-cell office:value-type="float" office:value="0.004">
            <text:p>0.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7288829400307">
            <text:p>0.4872888294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7397007539187">
            <text:p>0.487397007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8012021010931">
            <text:p>0.488012021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8944684699759">
            <text:p>0.489446847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0601542577195">
            <text:p>0.490601542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0734656967446">
            <text:p>0.49073465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0734656967446">
            <text:p>0.49073465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1089985367093">
            <text:p>0.4910899854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3139824825496">
            <text:p>0.4931398248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3374573646223">
            <text:p>0.493374573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4111666883399">
            <text:p>0.494111666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4149004574811">
            <text:p>0.4941490046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425718271369">
            <text:p>0.494257182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4282118965061">
            <text:p>0.49428211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4282118965061">
            <text:p>0.494282119</text:p>
          </table:table-cell>
          <table:table-cell office:value-type="float" office:value="0.0002">
            <text:p>0.0002</text:p>
          </table:table-cell>
          <table:table-cell office:value-type="float" office:value="0.49">
            <text:p>0.49</text:p>
          </table:table-cell>
          <table:table-cell table:formula="of:=SUM([.H124:.H143])" office:value-type="float" office:value="0.0158">
            <text:p>0.015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495056549893649">
            <text:p>0.495056549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5056549893649">
            <text:p>0.4950565499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5056549893649">
            <text:p>0.4950565499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5189664283899">
            <text:p>0.4951896643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5544992683547">
            <text:p>0.495544992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5779741504273">
            <text:p>0.4957797415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5779741504273">
            <text:p>0.4957797415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5779741504273">
            <text:p>0.4957797415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7804644711306">
            <text:p>0.497804644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8184909362324">
            <text:p>0.498184909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8712190030144">
            <text:p>0.49871219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8712190030144">
            <text:p>0.49871219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8712190030144">
            <text:p>0.49871219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499092454681162">
            <text:p>0.499092454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">
            <text:p>0.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0762029488547">
            <text:p>0.5007620295</text:p>
          </table:table-cell>
          <table:table-cell office:value-type="float" office:value="0.0086">
            <text:p>0.008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0762029488547">
            <text:p>0.5007620295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1142294139565">
            <text:p>0.5011422941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1352106708921">
            <text:p>0.5013521067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1352106708921">
            <text:p>0.5013521067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1444451750616">
            <text:p>0.501444451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1732371359939">
            <text:p>0.5017323714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1732371359939">
            <text:p>0.501732371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1916725068153">
            <text:p>0.5019167251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2049839458403">
            <text:p>0.502049839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2049839458403">
            <text:p>0.502049839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240516785805">
            <text:p>0.5024051679</text:p>
          </table:table-cell>
          <table:table-cell office:value-type="float" office:value="0.0086">
            <text:p>0.008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2639916678777">
            <text:p>0.5026399167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2639916678777">
            <text:p>0.502639916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3547461997615">
            <text:p>0.50354746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3547461997615">
            <text:p>0.50354746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4455007316453">
            <text:p>0.5044550073</text:p>
          </table:table-cell>
          <table:table-cell office:value-type="float" office:value="0.0072">
            <text:p>0.007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4455007316454">
            <text:p>0.5044550073</text:p>
          </table:table-cell>
          <table:table-cell office:value-type="float" office:value="0.0004">
            <text:p>0.0004</text:p>
          </table:table-cell>
          <table:table-cell office:value-type="float" office:value="0.5">
            <text:p>0.5</text:p>
          </table:table-cell>
          <table:table-cell table:formula="of:=SUM([.H144:.H176])" office:value-type="float" office:value="0.0494">
            <text:p>0.049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05464187065768">
            <text:p>0.5054641871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5464187065768">
            <text:p>0.5054641871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6187378676392">
            <text:p>0.506187378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6187378676392">
            <text:p>0.5061873787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6860175174504">
            <text:p>0.506860175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7622204663051">
            <text:p>0.507622204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7622204663051">
            <text:p>0.5076222047</text:p>
          </table:table-cell>
          <table:table-cell office:value-type="float" office:value="0.0038">
            <text:p>0.003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8776900242656">
            <text:p>0.508776900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8910014632907">
            <text:p>0.5089100146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8910014632907">
            <text:p>0.5089100146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9265343032554">
            <text:p>0.509265343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9265343032554">
            <text:p>0.509265343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9500091853281">
            <text:p>0.5095000919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09500091853281">
            <text:p>0.509500091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1549931311684">
            <text:p>0.511549931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2324362240272">
            <text:p>0.5123243622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2324362240272">
            <text:p>0.512324362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2432540379151">
            <text:p>0.5124325404</text:p>
          </table:table-cell>
          <table:table-cell office:value-type="float" office:value="0.0046">
            <text:p>0.00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2432540379151">
            <text:p>0.5124325404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3047553850896">
            <text:p>0.5130475539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3047553850896">
            <text:p>0.5130475539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3194569867698">
            <text:p>0.513194569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323190755911">
            <text:p>0.513231907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336502194936">
            <text:p>0.5133650219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3574834518716">
            <text:p>0.513574834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3955099169734">
            <text:p>0.5139550992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3955099169734">
            <text:p>0.5139550992</text:p>
          </table:table-cell>
          <table:table-cell office:value-type="float" office:value="0.0004">
            <text:p>0.0004</text:p>
          </table:table-cell>
          <table:table-cell office:value-type="float" office:value="0.51">
            <text:p>0.51</text:p>
          </table:table-cell>
          <table:table-cell table:formula="of:=SUM([.H177:.H203])" office:value-type="float" office:value="0.0336">
            <text:p>0.03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15599737725749">
            <text:p>0.515599737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6360267027785">
            <text:p>0.51636026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6887547695605">
            <text:p>0.516887547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6887547695605">
            <text:p>0.5168875477</text:p>
          </table:table-cell>
          <table:table-cell office:value-type="float" office:value="0.004">
            <text:p>0.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7267812346623">
            <text:p>0.517267812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7267812346623">
            <text:p>0.517267812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8175357665461">
            <text:p>0.518175357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8175357665461">
            <text:p>0.518175357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8937387154008">
            <text:p>0.5189373872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8937387154008">
            <text:p>0.5189373872</text:p>
          </table:table-cell>
          <table:table-cell office:value-type="float" office:value="0.0058">
            <text:p>0.005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9147199723364">
            <text:p>0.519147199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9317651805026">
            <text:p>0.5193176518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9527464374382">
            <text:p>0.5195274644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9527464374382">
            <text:p>0.519527464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99077290254">
            <text:p>0.519907729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199077290254">
            <text:p>0.519907729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0054745042202">
            <text:p>0.52005474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0092082733614">
            <text:p>0.520092082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0092082733614">
            <text:p>0.5200920827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0225197123864">
            <text:p>0.5202251971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0225197123864">
            <text:p>0.5202251971</text:p>
          </table:table-cell>
          <table:table-cell office:value-type="float" office:value="0.0042">
            <text:p>0.004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0580525523511">
            <text:p>0.5205805255</text:p>
          </table:table-cell>
          <table:table-cell office:value-type="float" office:value="0.003">
            <text:p>0.00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0815274344238">
            <text:p>0.5208152743</text:p>
          </table:table-cell>
          <table:table-cell office:value-type="float" office:value="0.006">
            <text:p>0.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0815274344238">
            <text:p>0.5208152743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2630364981914">
            <text:p>0.522630365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3747722870108">
            <text:p>0.5237477229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3747722870109">
            <text:p>0.5237477229</text:p>
          </table:table-cell>
          <table:table-cell office:value-type="float" office:value="0.0052">
            <text:p>0.005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3982471690835">
            <text:p>0.523982471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4127987521126">
            <text:p>0.524127987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4547090050067">
            <text:p>0.5245470901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4547090050067">
            <text:p>0.5245470901</text:p>
          </table:table-cell>
          <table:table-cell office:value-type="float" office:value="0.0002">
            <text:p>0.0002</text:p>
          </table:table-cell>
          <table:table-cell office:value-type="float" office:value="0.52">
            <text:p>0.52</text:p>
          </table:table-cell>
          <table:table-cell table:formula="of:=SUM([.H204:.H234])" office:value-type="float" office:value="0.0462">
            <text:p>0.046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25035532839965">
            <text:p>0.5250355328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5035532839965">
            <text:p>0.5250355328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5797562328512">
            <text:p>0.5257975623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5797562328512">
            <text:p>0.5257975623</text:p>
          </table:table-cell>
          <table:table-cell office:value-type="float" office:value="0.0118">
            <text:p>0.01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617782697953">
            <text:p>0.52617782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617782697953">
            <text:p>0.52617782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6914920216706">
            <text:p>0.526914920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6914920216706">
            <text:p>0.5269149202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6952257908117">
            <text:p>0.5269522579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7085372298368">
            <text:p>0.5270853723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7085372298368">
            <text:p>0.5270853723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7440700698015">
            <text:p>0.5274407007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7440700698015">
            <text:p>0.5274407007</text:p>
          </table:table-cell>
          <table:table-cell office:value-type="float" office:value="0.004">
            <text:p>0.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7675449518742">
            <text:p>0.527675449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29490540156418">
            <text:p>0.529490540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0499719905733">
            <text:p>0.5304997199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0499719905733">
            <text:p>0.5304997199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0607898044612">
            <text:p>0.53060789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0607898044612">
            <text:p>0.530607898</text:p>
          </table:table-cell>
          <table:table-cell office:value-type="float" office:value="0.003">
            <text:p>0.00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0632834295983">
            <text:p>0.5306328343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098816269563">
            <text:p>0.530988162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1222911516357">
            <text:p>0.5312229115</text:p>
          </table:table-cell>
          <table:table-cell office:value-type="float" office:value="0.0042">
            <text:p>0.004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1222911516357">
            <text:p>0.5312229115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1407265224571">
            <text:p>0.531407265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1750192184177">
            <text:p>0.531750192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1750192184177">
            <text:p>0.531750192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1895708014468">
            <text:p>0.531895708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1895708014469">
            <text:p>0.531895708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377509539121">
            <text:p>0.5337750954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377509539121">
            <text:p>0.533775095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3945547472872">
            <text:p>0.533945547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4535624693246">
            <text:p>0.5345356247</text:p>
          </table:table-cell>
          <table:table-cell office:value-type="float" office:value="0.0006">
            <text:p>0.0006</text:p>
          </table:table-cell>
          <table:table-cell office:value-type="float" office:value="0.53">
            <text:p>0.53</text:p>
          </table:table-cell>
          <table:table-cell table:formula="of:=SUM([.H235:.H266])" office:value-type="float" office:value="0.0496">
            <text:p>0.049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35062905361066">
            <text:p>0.535062905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5062905361066">
            <text:p>0.535062905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5443170012084">
            <text:p>0.5354431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6350715330922">
            <text:p>0.5363507153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6350715330922">
            <text:p>0.5363507153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7322557388825">
            <text:p>0.537322557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7493009470487">
            <text:p>0.537493009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7493009470487">
            <text:p>0.537493009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7702822039843">
            <text:p>0.53770282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083086690861">
            <text:p>0.5380830867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083086690861">
            <text:p>0.538083086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230102707663">
            <text:p>0.538230102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230102707663">
            <text:p>0.5382301027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267440399075">
            <text:p>0.538267440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400554789325">
            <text:p>0.5384005548</text:p>
          </table:table-cell>
          <table:table-cell office:value-type="float" office:value="0.003">
            <text:p>0.00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400554789325">
            <text:p>0.5384005548</text:p>
          </table:table-cell>
          <table:table-cell office:value-type="float" office:value="0.013">
            <text:p>0.01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610367358681">
            <text:p>0.538610367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610367358681">
            <text:p>0.538610367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990632009699">
            <text:p>0.538990632</text:p>
          </table:table-cell>
          <table:table-cell office:value-type="float" office:value="0.0038">
            <text:p>0.003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38990632009699">
            <text:p>0.538990632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1923080535569">
            <text:p>0.5419230805</text:p>
          </table:table-cell>
          <table:table-cell office:value-type="float" office:value="0.0076">
            <text:p>0.007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192308053557">
            <text:p>0.5419230805</text:p>
          </table:table-cell>
          <table:table-cell office:value-type="float" office:value="0.0166">
            <text:p>0.016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2303345186587">
            <text:p>0.5423033452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2303345186588">
            <text:p>0.542303345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3210890505426">
            <text:p>0.5432108905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3210890505426">
            <text:p>0.543210890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3972919993973">
            <text:p>0.54397292</text:p>
          </table:table-cell>
          <table:table-cell office:value-type="float" office:value="0.0046">
            <text:p>0.00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3972919993973">
            <text:p>0.54397292</text:p>
          </table:table-cell>
          <table:table-cell office:value-type="float" office:value="0.0056">
            <text:p>0.005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4353184644991">
            <text:p>0.5443531846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4353184644991">
            <text:p>0.5443531846</text:p>
          </table:table-cell>
          <table:table-cell office:value-type="float" office:value="0.0018">
            <text:p>0.0018</text:p>
          </table:table-cell>
          <table:table-cell office:value-type="float" office:value="0.54">
            <text:p>0.54</text:p>
          </table:table-cell>
          <table:table-cell table:formula="of:=SUM([.H267:.H296])" office:value-type="float" office:value="0.075">
            <text:p>0.07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45090277882167">
            <text:p>0.5450902779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090277882167">
            <text:p>0.545090277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127615573578">
            <text:p>0.545127615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127615573578">
            <text:p>0.5451276156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260729963829">
            <text:p>0.54526073</text:p>
          </table:table-cell>
          <table:table-cell office:value-type="float" office:value="0.0036">
            <text:p>0.003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260729963829">
            <text:p>0.54526073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616058363476">
            <text:p>0.5456160584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616058363476">
            <text:p>0.5456160584</text:p>
          </table:table-cell>
          <table:table-cell office:value-type="float" office:value="0.0062">
            <text:p>0.006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850807184203">
            <text:p>0.545850807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5850807184203">
            <text:p>0.5458508072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6378087852023">
            <text:p>0.5463780879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6378087852023">
            <text:p>0.546378087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6758352503041">
            <text:p>0.546758352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7665897821879">
            <text:p>0.547665897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8783255710073">
            <text:p>0.5487832557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8783255710073">
            <text:p>0.5487832557</text:p>
          </table:table-cell>
          <table:table-cell office:value-type="float" office:value="0.0092">
            <text:p>0.009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8808191961444">
            <text:p>0.54880819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8808191961444">
            <text:p>0.548808192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90180045308">
            <text:p>0.549018004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9163520361091">
            <text:p>0.549163520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9398269181818">
            <text:p>0.5493982692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9398269181818">
            <text:p>0.549398269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9582622890032">
            <text:p>0.549582622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49715737280282">
            <text:p>0.549715737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0071065679929">
            <text:p>0.5500710657</text:p>
          </table:table-cell>
          <table:table-cell office:value-type="float" office:value="0.0054">
            <text:p>0.00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007106567993">
            <text:p>0.5500710657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0305814500656">
            <text:p>0.550305814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0833095168476">
            <text:p>0.550833095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195045305667">
            <text:p>0.5519504531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1950453056671">
            <text:p>0.5519504531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2120905138333">
            <text:p>0.5521209051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2120905138333">
            <text:p>0.5521209051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2330717707689">
            <text:p>0.552330717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2710982358706">
            <text:p>0.552710982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2710982358706">
            <text:p>0.5527109824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3238263026527">
            <text:p>0.55323826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3238263026527">
            <text:p>0.553238263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4526072996383">
            <text:p>0.554526073</text:p>
          </table:table-cell>
          <table:table-cell office:value-type="float" office:value="0.0042">
            <text:p>0.004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4526072996383">
            <text:p>0.554526073</text:p>
          </table:table-cell>
          <table:table-cell office:value-type="float" office:value="0.0024">
            <text:p>0.0024</text:p>
          </table:table-cell>
          <table:table-cell office:value-type="float" office:value="0.55">
            <text:p>0.55</text:p>
          </table:table-cell>
          <table:table-cell table:formula="of:=SUM([.H297:.H335])" office:value-type="float" office:value="0.0616">
            <text:p>0.06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55668367135948">
            <text:p>0.5556683671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5668367135948">
            <text:p>0.5556683671</text:p>
          </table:table-cell>
          <table:table-cell office:value-type="float" office:value="0.0044">
            <text:p>0.004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258444356322">
            <text:p>0.556258444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258444356322">
            <text:p>0.5562584444</text:p>
          </table:table-cell>
          <table:table-cell office:value-type="float" office:value="0.0056">
            <text:p>0.005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405460373124">
            <text:p>0.5564054604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405460373124">
            <text:p>0.5564054604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442798064535">
            <text:p>0.5564427981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575912454786">
            <text:p>0.5565759125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575912454786">
            <text:p>0.5565759125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785725024142">
            <text:p>0.556785725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6785725024142">
            <text:p>0.55678572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716598967516">
            <text:p>0.557165989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769327034298">
            <text:p>0.5576932703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769327034298">
            <text:p>0.557693270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8981080312836">
            <text:p>0.558981080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58981080312836">
            <text:p>0.5589810803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009843820103">
            <text:p>0.5600984382</text:p>
          </table:table-cell>
          <table:table-cell office:value-type="float" office:value="0.0066">
            <text:p>0.006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009843820103">
            <text:p>0.5600984382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0098438201031">
            <text:p>0.560098438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0478702852048">
            <text:p>0.5604787029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0478702852048">
            <text:p>0.5604787029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1386248170887">
            <text:p>0.5613862482</text:p>
          </table:table-cell>
          <table:table-cell office:value-type="float" office:value="0.0122">
            <text:p>0.01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1386248170887">
            <text:p>0.5613862482</text:p>
          </table:table-cell>
          <table:table-cell office:value-type="float" office:value="0.0036">
            <text:p>0.003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2148277659434">
            <text:p>0.562148277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2528542310452">
            <text:p>0.5625285423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2528542310452">
            <text:p>0.562528542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265635547628">
            <text:p>0.5632656355</text:p>
          </table:table-cell>
          <table:table-cell office:value-type="float" office:value="0.0054">
            <text:p>0.00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265635547628">
            <text:p>0.5632656355</text:p>
          </table:table-cell>
          <table:table-cell office:value-type="float" office:value="0.0052">
            <text:p>0.005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302973239039">
            <text:p>0.563302973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302973239039">
            <text:p>0.563302973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43608762929">
            <text:p>0.563436087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43608762929">
            <text:p>0.5634360876</text:p>
          </table:table-cell>
          <table:table-cell office:value-type="float" office:value="0.008">
            <text:p>0.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43608762929">
            <text:p>0.5634360876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645900198646">
            <text:p>0.563645900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791416028937">
            <text:p>0.56379141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3791416028937">
            <text:p>0.56379141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4026164849664">
            <text:p>0.5640261648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4026164849664">
            <text:p>0.5640261648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4026164849664">
            <text:p>0.564026164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4553445517484">
            <text:p>0.564553445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4553445517484">
            <text:p>0.5645534455</text:p>
          </table:table-cell>
          <table:table-cell office:value-type="float" office:value="0.0034">
            <text:p>0.003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4553445517484">
            <text:p>0.5645534455</text:p>
          </table:table-cell>
          <table:table-cell office:value-type="float" office:value="0.0006">
            <text:p>0.0006</text:p>
          </table:table-cell>
          <table:table-cell office:value-type="float" office:value="0.56">
            <text:p>0.56</text:p>
          </table:table-cell>
          <table:table-cell table:formula="of:=SUM([.H336:.H377])" office:value-type="float" office:value="0.0854000000000001">
            <text:p>0.08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6584125548734">
            <text:p>0.565841255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6958613375534">
            <text:p>0.5669586134</text:p>
          </table:table-cell>
          <table:table-cell office:value-type="float" office:value="0.0162">
            <text:p>0.016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6958613375534">
            <text:p>0.5669586134</text:p>
          </table:table-cell>
          <table:table-cell office:value-type="float" office:value="0.0064">
            <text:p>0.006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7338878026552">
            <text:p>0.567338878</text:p>
          </table:table-cell>
          <table:table-cell office:value-type="float" office:value="0.0044">
            <text:p>0.004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7757980555493">
            <text:p>0.567757980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7891094945743">
            <text:p>0.567891094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8100907515099">
            <text:p>0.568100907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824642334539">
            <text:p>0.568246423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824642334539">
            <text:p>0.5682464233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824642334539">
            <text:p>0.5682464233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8481172166117">
            <text:p>0.568481172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69388717484955">
            <text:p>0.569388717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0125810722131">
            <text:p>0.5701258107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0125810722131">
            <text:p>0.570125810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0296262803794">
            <text:p>0.570296262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0506075373149">
            <text:p>0.570506075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0886340024167">
            <text:p>0.57088634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0886340024167">
            <text:p>0.5708863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1413620691988">
            <text:p>0.5714136207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1413620691988">
            <text:p>0.5714136207</text:p>
          </table:table-cell>
          <table:table-cell office:value-type="float" office:value="0.0042">
            <text:p>0.004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1413620691988">
            <text:p>0.571413620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1793885343006">
            <text:p>0.5717938853</text:p>
          </table:table-cell>
          <table:table-cell office:value-type="float" office:value="0.0036">
            <text:p>0.003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1793885343006">
            <text:p>0.5717938853</text:p>
          </table:table-cell>
          <table:table-cell office:value-type="float" office:value="0.003">
            <text:p>0.00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2701430661844">
            <text:p>0.572701430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3843724801409">
            <text:p>0.5738437248</text:p>
          </table:table-cell>
          <table:table-cell office:value-type="float" office:value="0.004">
            <text:p>0.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3843724801409">
            <text:p>0.5738437248</text:p>
          </table:table-cell>
          <table:table-cell office:value-type="float" office:value="0.0076">
            <text:p>0.007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053537370765">
            <text:p>0.574053537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433802021783">
            <text:p>0.57443380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433802021783">
            <text:p>0.57443380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433802021783">
            <text:p>0.574433802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618155729996">
            <text:p>0.574618155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618155729997">
            <text:p>0.574618155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751270120247">
            <text:p>0.5747512701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961082689603">
            <text:p>0.574961082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4961082689603">
            <text:p>0.5749610827</text:p>
          </table:table-cell>
          <table:table-cell office:value-type="float" office:value="0.0002">
            <text:p>0.0002</text:p>
          </table:table-cell>
          <table:table-cell office:value-type="float" office:value="0.57">
            <text:p>0.57</text:p>
          </table:table-cell>
          <table:table-cell table:formula="of:=SUM([.H378:.H412])" office:value-type="float" office:value="0.066">
            <text:p>0.0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75106598519894">
            <text:p>0.575106598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5106598519894">
            <text:p>0.5751065985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5341347340621">
            <text:p>0.575341347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5341347340621">
            <text:p>0.5753413473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5341347340621">
            <text:p>0.575341347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5868628008441">
            <text:p>0.575868628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5868628008441">
            <text:p>0.575868628</text:p>
          </table:table-cell>
          <table:table-cell office:value-type="float" office:value="0.0054">
            <text:p>0.00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5868628008441">
            <text:p>0.575868628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6248892659459">
            <text:p>0.576248892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6248892659459">
            <text:p>0.576248892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7156437978297">
            <text:p>0.577156438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8654060517509">
            <text:p>0.5786540605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8654060517509">
            <text:p>0.578654060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9561605836348">
            <text:p>0.5795616058</text:p>
          </table:table-cell>
          <table:table-cell office:value-type="float" office:value="0.0194">
            <text:p>0.019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79561605836348">
            <text:p>0.5795616058</text:p>
          </table:table-cell>
          <table:table-cell office:value-type="float" office:value="0.0058">
            <text:p>0.005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0703899975913">
            <text:p>0.5807039</text:p>
          </table:table-cell>
          <table:table-cell office:value-type="float" office:value="0.0046">
            <text:p>0.00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0703899975913">
            <text:p>0.5807039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440993213089">
            <text:p>0.581440993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440993213089">
            <text:p>0.5814409932</text:p>
          </table:table-cell>
          <table:table-cell office:value-type="float" office:value="0.0118">
            <text:p>0.01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440993213089">
            <text:p>0.5814409932</text:p>
          </table:table-cell>
          <table:table-cell office:value-type="float" office:value="0.0038">
            <text:p>0.003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611445294751">
            <text:p>0.5816114453</text:p>
          </table:table-cell>
          <table:table-cell office:value-type="float" office:value="0.0038">
            <text:p>0.003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611445294751">
            <text:p>0.5816114453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821257864106">
            <text:p>0.5818212579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821257864107">
            <text:p>0.5818212579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966773694398">
            <text:p>0.581966773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1966773694398">
            <text:p>0.581966773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2201522515125">
            <text:p>0.582201522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2201522515125">
            <text:p>0.5822015225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2728803182945">
            <text:p>0.5827288032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2728803182945">
            <text:p>0.582728803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2728803182945">
            <text:p>0.582728803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4016613152801">
            <text:p>0.584016613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4016613152801">
            <text:p>0.5840166132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4016613152801">
            <text:p>0.5840166132</text:p>
          </table:table-cell>
          <table:table-cell office:value-type="float" office:value="0.0004">
            <text:p>0.0004</text:p>
          </table:table-cell>
          <table:table-cell office:value-type="float" office:value="0.58">
            <text:p>0.58</text:p>
          </table:table-cell>
          <table:table-cell table:formula="of:=SUM([.H413:.H446])" office:value-type="float" office:value="0.0768">
            <text:p>0.07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85133971040995">
            <text:p>0.585133971</text:p>
          </table:table-cell>
          <table:table-cell office:value-type="float" office:value="0.0078">
            <text:p>0.007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5133971040995">
            <text:p>0.585133971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5514235692013">
            <text:p>0.5855142357</text:p>
          </table:table-cell>
          <table:table-cell office:value-type="float" office:value="0.007">
            <text:p>0.00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5514235692013">
            <text:p>0.585514235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627626518056">
            <text:p>0.586276265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627626518056">
            <text:p>0.5862762652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6421781010851">
            <text:p>0.586421781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6421781010851">
            <text:p>0.586421781</text:p>
          </table:table-cell>
          <table:table-cell office:value-type="float" office:value="0.009">
            <text:p>0.009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6421781010851">
            <text:p>0.586421781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6656529831578">
            <text:p>0.586656529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8301168387592">
            <text:p>0.588301168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8301168387592">
            <text:p>0.5883011684</text:p>
          </table:table-cell>
          <table:table-cell office:value-type="float" office:value="0.0068">
            <text:p>0.006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8301168387592">
            <text:p>0.588301168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8471620469254">
            <text:p>0.5884716205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8471620469255">
            <text:p>0.5884716205</text:p>
          </table:table-cell>
          <table:table-cell office:value-type="float" office:value="0.0076">
            <text:p>0.007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8471620469255">
            <text:p>0.588471620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868143303861">
            <text:p>0.58868143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868143303861">
            <text:p>0.588681433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9061697689628">
            <text:p>0.5890616977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9061697689628">
            <text:p>0.589061697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9588978357449">
            <text:p>0.5895889784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9588978357449">
            <text:p>0.5895889784</text:p>
          </table:table-cell>
          <table:table-cell office:value-type="float" office:value="0.0074">
            <text:p>0.007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9969243008467">
            <text:p>0.589969243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89969243008467">
            <text:p>0.589969243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0876788327305">
            <text:p>0.5908767883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0876788327305">
            <text:p>0.590876788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201908246687">
            <text:p>0.5920190825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201908246687">
            <text:p>0.5920190825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2228895036226">
            <text:p>0.592228895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2228895036226">
            <text:p>0.59222889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2926627785708">
            <text:p>0.5929266278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2926627785708">
            <text:p>0.592926627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3136440355064">
            <text:p>0.5931364404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3281956185355">
            <text:p>0.593281956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3281956185355">
            <text:p>0.5932819562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3516705006082">
            <text:p>0.59351670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3516705006082">
            <text:p>0.59351670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4043985673902">
            <text:p>0.5940439857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4043985673902">
            <text:p>0.5940439857</text:p>
          </table:table-cell>
          <table:table-cell office:value-type="float" office:value="0.0046">
            <text:p>0.00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4043985673902">
            <text:p>0.5940439857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442425032492">
            <text:p>0.594424250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442425032492">
            <text:p>0.5944242503</text:p>
          </table:table-cell>
          <table:table-cell office:value-type="float" office:value="0.001">
            <text:p>0.001</text:p>
          </table:table-cell>
          <table:table-cell office:value-type="float" office:value="0.59">
            <text:p>0.59</text:p>
          </table:table-cell>
          <table:table-cell table:formula="of:=SUM([.H447:.H488])" office:value-type="float" office:value="0.0836">
            <text:p>0.08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95331795643758">
            <text:p>0.5953317956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5331795643758">
            <text:p>0.5953317956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6449153531952">
            <text:p>0.596449153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682941818297">
            <text:p>0.596829418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682941818297">
            <text:p>0.5968294182</text:p>
          </table:table-cell>
          <table:table-cell office:value-type="float" office:value="0.0116">
            <text:p>0.01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682941818297">
            <text:p>0.5968294182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7736963501809">
            <text:p>0.5977369635</text:p>
          </table:table-cell>
          <table:table-cell office:value-type="float" office:value="0.0036">
            <text:p>0.003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7736963501809">
            <text:p>0.5977369635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8879257641373">
            <text:p>0.5988792576</text:p>
          </table:table-cell>
          <table:table-cell office:value-type="float" office:value="0.0056">
            <text:p>0.005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8879257641374">
            <text:p>0.5988792576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961635087855">
            <text:p>0.5996163509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961635087855">
            <text:p>0.5996163509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9786802960212">
            <text:p>0.599786803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9996615529568">
            <text:p>0.5999966155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599996615529568">
            <text:p>0.5999966155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0142131359859">
            <text:p>0.6001421314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0142131359859">
            <text:p>0.600142131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0376880180585">
            <text:p>0.600376880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0904160848406">
            <text:p>0.6009041608</text:p>
          </table:table-cell>
          <table:table-cell office:value-type="float" office:value="0.0044">
            <text:p>0.004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0904160848406">
            <text:p>0.6009041608</text:p>
          </table:table-cell>
          <table:table-cell office:value-type="float" office:value="0.016">
            <text:p>0.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0904160848406">
            <text:p>0.6009041608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1284425499424">
            <text:p>0.601284425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2191970818262">
            <text:p>0.6021919708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2191970818262">
            <text:p>0.6021919708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2191970818262">
            <text:p>0.602191970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3309328706456">
            <text:p>0.603309328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3309328706456">
            <text:p>0.6033093287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3689593357474">
            <text:p>0.603689593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3689593357474">
            <text:p>0.6036895934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4597138676312">
            <text:p>0.6045971387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4597138676312">
            <text:p>0.6045971387</text:p>
          </table:table-cell>
          <table:table-cell office:value-type="float" office:value="0.0122">
            <text:p>0.01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4597138676312">
            <text:p>0.604597138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4831887497039">
            <text:p>0.604831887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4831887497039">
            <text:p>0.6048318875</text:p>
          </table:table-cell>
          <table:table-cell office:value-type="float" office:value="0.0002">
            <text:p>0.0002</text:p>
          </table:table-cell>
          <table:table-cell office:value-type="float" office:value="0.6">
            <text:p>0.6</text:p>
          </table:table-cell>
          <table:table-cell table:formula="of:=SUM([.H489:.H522])" office:value-type="float" office:value="0.08">
            <text:p>0.0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05739432815877">
            <text:p>0.605739432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6476526053053">
            <text:p>0.6064765261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6476526053053">
            <text:p>0.6064765261</text:p>
          </table:table-cell>
          <table:table-cell office:value-type="float" office:value="0.0066">
            <text:p>0.006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6646978134715">
            <text:p>0.6066469781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6646978134715">
            <text:p>0.6066469781</text:p>
          </table:table-cell>
          <table:table-cell office:value-type="float" office:value="0.0036">
            <text:p>0.003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6856790704071">
            <text:p>0.6068567907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6856790704071">
            <text:p>0.6068567907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7237055355089">
            <text:p>0.607237055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776433602291">
            <text:p>0.607764336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776433602291">
            <text:p>0.607764336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776433602291">
            <text:p>0.60776433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8144600673928">
            <text:p>0.608144600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9052145992766">
            <text:p>0.609052146</text:p>
          </table:table-cell>
          <table:table-cell office:value-type="float" office:value="0.0036">
            <text:p>0.003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09052145992766">
            <text:p>0.60905214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0404252701687">
            <text:p>0.610404252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1101985451169">
            <text:p>0.611101985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1311798020525">
            <text:p>0.61131179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1311798020525">
            <text:p>0.611311798</text:p>
          </table:table-cell>
          <table:table-cell office:value-type="float" office:value="0.004">
            <text:p>0.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1311798020525">
            <text:p>0.61131179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1457313850816">
            <text:p>0.6114573139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1457313850816">
            <text:p>0.611457313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1692062671543">
            <text:p>0.6116920627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2599607990381">
            <text:p>0.61259960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3507153309219">
            <text:p>0.6135071533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3507153309219">
            <text:p>0.613507153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3507153309219">
            <text:p>0.6135071533</text:p>
          </table:table-cell>
          <table:table-cell office:value-type="float" office:value="0.0036">
            <text:p>0.003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4624511197413">
            <text:p>0.614624511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4624511197413">
            <text:p>0.6146245112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4624511197413">
            <text:p>0.6146245112</text:p>
          </table:table-cell>
          <table:table-cell office:value-type="float" office:value="0.001">
            <text:p>0.001</text:p>
          </table:table-cell>
          <table:table-cell office:value-type="float" office:value="0.61">
            <text:p>0.61</text:p>
          </table:table-cell>
          <table:table-cell table:formula="of:=SUM([.H523:.H551])" office:value-type="float" office:value="0.0446">
            <text:p>0.044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15004775848431">
            <text:p>0.6150047758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5004775848431">
            <text:p>0.6150047758</text:p>
          </table:table-cell>
          <table:table-cell office:value-type="float" office:value="0.0104">
            <text:p>0.01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5004775848431">
            <text:p>0.6150047758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5912321167269">
            <text:p>0.615912321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7054615306834">
            <text:p>0.6170546153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7962160625673">
            <text:p>0.6179621606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8171973195028">
            <text:p>0.6181719732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8171973195029">
            <text:p>0.6181719732</text:p>
          </table:table-cell>
          <table:table-cell office:value-type="float" office:value="0.0024">
            <text:p>0.002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831748902532">
            <text:p>0.618317489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831748902532">
            <text:p>0.618317489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8552237846046">
            <text:p>0.6185522378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9079518513867">
            <text:p>0.6190795185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9079518513867">
            <text:p>0.6190795185</text:p>
          </table:table-cell>
          <table:table-cell office:value-type="float" office:value="0.0104">
            <text:p>0.01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9079518513867">
            <text:p>0.6190795185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9459783164885">
            <text:p>0.6194597832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19459783164885">
            <text:p>0.6194597832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0367328483723">
            <text:p>0.620367328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0367328483723">
            <text:p>0.6203673285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1484686371917">
            <text:p>0.621484686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1864951022935">
            <text:p>0.621864951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1864951022935">
            <text:p>0.621864951</text:p>
          </table:table-cell>
          <table:table-cell office:value-type="float" office:value="0.0034">
            <text:p>0.003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2772496341773">
            <text:p>0.622772496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2772496341773">
            <text:p>0.6227724963</text:p>
          </table:table-cell>
          <table:table-cell office:value-type="float" office:value="0.0034">
            <text:p>0.003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3914790481338">
            <text:p>0.623914790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3914790481338">
            <text:p>0.623914790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4651883718514">
            <text:p>0.6246518837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4651883718514">
            <text:p>0.624651883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4822335800176">
            <text:p>0.624822335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4822335800176">
            <text:p>0.6248223358</text:p>
          </table:table-cell>
          <table:table-cell office:value-type="float" office:value="0.0002">
            <text:p>0.0002</text:p>
          </table:table-cell>
          <table:table-cell office:value-type="float" office:value="0.62">
            <text:p>0.62</text:p>
          </table:table-cell>
          <table:table-cell table:formula="of:=SUM([.H552:.H580])" office:value-type="float" office:value="0.0532">
            <text:p>0.05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25032148369532">
            <text:p>0.6250321484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5032148369532">
            <text:p>0.6250321484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541241302055">
            <text:p>0.62541241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593969368837">
            <text:p>0.6259396937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593969368837">
            <text:p>0.6259396937</text:p>
          </table:table-cell>
          <table:table-cell office:value-type="float" office:value="0.0046">
            <text:p>0.004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6319958339388">
            <text:p>0.626319958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6319958339389">
            <text:p>0.626319958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7227503658226">
            <text:p>0.627227503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7227503658227">
            <text:p>0.6272275037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7227503658227">
            <text:p>0.6272275037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9487155685986">
            <text:p>0.629487155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9487155685986">
            <text:p>0.6294871557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9487155685986">
            <text:p>0.6294871557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9632671516277">
            <text:p>0.6296326715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9632671516277">
            <text:p>0.6296326715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29867420337004">
            <text:p>0.6298674203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0774965655842">
            <text:p>0.630774965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0774965655842">
            <text:p>0.6307749657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0774965655842">
            <text:p>0.630774965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168251097468">
            <text:p>0.631682511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168251097468">
            <text:p>0.631682511</text:p>
          </table:table-cell>
          <table:table-cell office:value-type="float" office:value="0.0018">
            <text:p>0.001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2799868862874">
            <text:p>0.6327998689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3180133513892">
            <text:p>0.633180133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3180133513892">
            <text:p>0.6331801335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408767883273">
            <text:p>0.6340876788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408767883273">
            <text:p>0.6340876788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4087678832731">
            <text:p>0.6340876788</text:p>
          </table:table-cell>
          <table:table-cell office:value-type="float" office:value="0.0004">
            <text:p>0.0004</text:p>
          </table:table-cell>
          <table:table-cell office:value-type="float" office:value="0.63">
            <text:p>0.63</text:p>
          </table:table-cell>
          <table:table-cell table:formula="of:=SUM([.H581:.H607])" office:value-type="float" office:value="0.033">
            <text:p>0.0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36347330860489">
            <text:p>0.6363473309</text:p>
          </table:table-cell>
          <table:table-cell office:value-type="float" office:value="0.003">
            <text:p>0.003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634733086049">
            <text:p>0.6363473309</text:p>
          </table:table-cell>
          <table:table-cell office:value-type="float" office:value="0.0048">
            <text:p>0.004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634733086049">
            <text:p>0.6363473309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649284669078">
            <text:p>0.636492846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6727595511507">
            <text:p>0.636727595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7254876179328">
            <text:p>0.637254876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7254876179328">
            <text:p>0.6372548762</text:p>
          </table:table-cell>
          <table:table-cell office:value-type="float" office:value="0.0022">
            <text:p>0.00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7254876179328">
            <text:p>0.637254876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7635140830346">
            <text:p>0.637635140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7635140830346">
            <text:p>0.6376351408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8542686149184">
            <text:p>0.6385426861</text:p>
          </table:table-cell>
          <table:table-cell office:value-type="float" office:value="0.0032">
            <text:p>0.003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8542686149184">
            <text:p>0.6385426861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8542686149184">
            <text:p>0.6385426861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39660044037378">
            <text:p>0.639660044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0040308688396">
            <text:p>0.640040308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0040308688396">
            <text:p>0.6400403087</text:p>
          </table:table-cell>
          <table:table-cell office:value-type="float" office:value="0.0026">
            <text:p>0.002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0275057509123">
            <text:p>0.640275057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0947854007234">
            <text:p>0.64094785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0947854007234">
            <text:p>0.64094785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2997693465637">
            <text:p>0.642997693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2997693465637">
            <text:p>0.642997693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3207506034993">
            <text:p>0.643207506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3207506034993">
            <text:p>0.643207506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4115051353831">
            <text:p>0.644115051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4115051353831">
            <text:p>0.6441150514</text:p>
          </table:table-cell>
          <table:table-cell office:value-type="float" office:value="0.0034">
            <text:p>0.003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4115051353831">
            <text:p>0.6441150514</text:p>
          </table:table-cell>
          <table:table-cell office:value-type="float" office:value="0.0034">
            <text:p>0.003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4115051353832">
            <text:p>0.644115051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4495316004849">
            <text:p>0.644495316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4495316004849">
            <text:p>0.644495316</text:p>
          </table:table-cell>
          <table:table-cell office:value-type="float" office:value="0.0014">
            <text:p>0.0014</text:p>
          </table:table-cell>
          <table:table-cell office:value-type="float" office:value="0.64">
            <text:p>0.64</text:p>
          </table:table-cell>
          <table:table-cell table:formula="of:=SUM([.H608:.H636])" office:value-type="float" office:value="0.0354">
            <text:p>0.03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45402861323688">
            <text:p>0.645402861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5402861323688">
            <text:p>0.645402861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7808029181738">
            <text:p>0.6478080292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7808029181738">
            <text:p>0.6478080292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8950323321303">
            <text:p>0.6489503233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48950323321303">
            <text:p>0.6489503233</text:p>
          </table:table-cell>
          <table:table-cell office:value-type="float" office:value="0.0016">
            <text:p>0.00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0975226528335">
            <text:p>0.6509752265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0975226528335">
            <text:p>0.650975226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2263036498191">
            <text:p>0.6522630365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2263036498191">
            <text:p>0.652263036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2263036498191">
            <text:p>0.652263036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452268852595">
            <text:p>0.6545226885</text:p>
          </table:table-cell>
          <table:table-cell office:value-type="float" office:value="0.0028">
            <text:p>0.002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4522688525951">
            <text:p>0.6545226885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4668204356242">
            <text:p>0.654668204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4668204356242">
            <text:p>0.654668204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4902953176968">
            <text:p>0.6549029532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4902953176969">
            <text:p>0.6549029532</text:p>
          </table:table-cell>
          <table:table-cell office:value-type="float" office:value="0.0002">
            <text:p>0.0002</text:p>
          </table:table-cell>
          <table:table-cell office:value-type="float" office:value="0.65">
            <text:p>0.65</text:p>
          </table:table-cell>
          <table:table-cell table:formula="of:=SUM([.H637:.H653])" office:value-type="float" office:value="0.0144">
            <text:p>0.014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55430233844789">
            <text:p>0.655430233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5810498495807">
            <text:p>0.6558104985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5810498495807">
            <text:p>0.6558104985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6718043814645">
            <text:p>0.656718043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6718043814645">
            <text:p>0.6567180438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7835401702839">
            <text:p>0.657835401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8215666353857">
            <text:p>0.6582156664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9123211672695">
            <text:p>0.659123211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9123211672695">
            <text:p>0.6591232117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59357960493422">
            <text:p>0.659357960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1382863700454">
            <text:p>0.661382863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1382863700454">
            <text:p>0.661382863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2290409019292">
            <text:p>0.662290409</text:p>
          </table:table-cell>
          <table:table-cell office:value-type="float" office:value="0.0014">
            <text:p>0.001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267067367031">
            <text:p>0.6626706737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2670673670311">
            <text:p>0.662670673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3578218989149">
            <text:p>0.663578219</text:p>
          </table:table-cell>
          <table:table-cell office:value-type="float" office:value="0.001">
            <text:p>0.00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3578218989149">
            <text:p>0.663578219</text:p>
          </table:table-cell>
          <table:table-cell office:value-type="float" office:value="0.0008">
            <text:p>0.0008</text:p>
          </table:table-cell>
          <table:table-cell office:value-type="float" office:value="0.66">
            <text:p>0.66</text:p>
          </table:table-cell>
          <table:table-cell table:formula="of:=SUM([.H654:.H670])" office:value-type="float" office:value="0.0106">
            <text:p>0.010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65983386847199">
            <text:p>0.665983386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6218135667926">
            <text:p>0.666218135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7125680986764">
            <text:p>0.667125681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7125680986764">
            <text:p>0.667125681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8033226305602">
            <text:p>0.6680332263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9150584193796">
            <text:p>0.669150584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9150584193796">
            <text:p>0.6691505842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9150584193796">
            <text:p>0.669150584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69530848844814">
            <text:p>0.669530848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0438394163652">
            <text:p>0.6704383942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2698046191411">
            <text:p>0.672698046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3078310842429">
            <text:p>0.673078310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3985856161267">
            <text:p>0.6739858562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3985856161268">
            <text:p>0.6739858562</text:p>
          </table:table-cell>
          <table:table-cell office:value-type="float" office:value="0.002">
            <text:p>0.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3985856161268">
            <text:p>0.6739858562</text:p>
          </table:table-cell>
          <table:table-cell office:value-type="float" office:value="0.0012">
            <text:p>0.0012</text:p>
          </table:table-cell>
          <table:table-cell office:value-type="float" office:value="0.67">
            <text:p>0.67</text:p>
          </table:table-cell>
          <table:table-cell table:formula="of:=SUM([.H671:.H685])" office:value-type="float" office:value="0.0086">
            <text:p>0.008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760107593683">
            <text:p>0.6760107594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7298569338156">
            <text:p>0.6772985693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7298569338156">
            <text:p>0.6772985693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79558221365915">
            <text:p>0.6795582214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0465766684753">
            <text:p>0.680465766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0846031335771">
            <text:p>0.6808460313</text:p>
          </table:table-cell>
          <table:table-cell office:value-type="float" office:value="0.0008">
            <text:p>0.000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175357665461">
            <text:p>0.6817535767</text:p>
          </table:table-cell>
          <table:table-cell office:value-type="float" office:value="0.0012">
            <text:p>0.001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175357665461">
            <text:p>0.6817535767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4393493333387">
            <text:p>0.6843934933</text:p>
          </table:table-cell>
          <table:table-cell office:value-type="float" office:value="0.0004">
            <text:p>0.0004</text:p>
          </table:table-cell>
          <table:table-cell office:value-type="float" office:value="0.68">
            <text:p>0.68</text:p>
          </table:table-cell>
          <table:table-cell table:formula="of:=SUM([.H686:.H694])" office:value-type="float" office:value="0.0048">
            <text:p>0.004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87325941859257">
            <text:p>0.6873259419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7706206510275">
            <text:p>0.687706206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7706206510275">
            <text:p>0.687706206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8613751829113">
            <text:p>0.6886137518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88613751829113">
            <text:p>0.6886137518</text:p>
          </table:table-cell>
          <table:table-cell office:value-type="float" office:value="0.0006">
            <text:p>0.000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92161213826729">
            <text:p>0.6921612138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92161213826729">
            <text:p>0.692161213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93068759145567">
            <text:p>0.6930687591</text:p>
          </table:table-cell>
          <table:table-cell office:value-type="float" office:value="0.0004">
            <text:p>0.000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94186117033761">
            <text:p>0.694186117</text:p>
          </table:table-cell>
          <table:table-cell office:value-type="float" office:value="0.0002">
            <text:p>0.0002</text:p>
          </table:table-cell>
          <table:table-cell office:value-type="float" office:value="0.69">
            <text:p>0.69</text:p>
          </table:table-cell>
          <table:table-cell table:formula="of:=SUM([.H695:.H702])" office:value-type="float" office:value="0.0026">
            <text:p>0.00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698113843682394">
            <text:p>0.698113843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98113843682394">
            <text:p>0.6981138437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699021389001232">
            <text:p>0.699021389</text:p>
          </table:table-cell>
          <table:table-cell office:value-type="float" office:value="0.0002">
            <text:p>0.0002</text:p>
          </table:table-cell>
          <table:table-cell office:value-type="float" office:value="0.7">
            <text:p>0.7</text:p>
          </table:table-cell>
          <table:table-cell table:formula="of:=SUM([.H704:.H706])" office:value-type="float" office:value="0.0006">
            <text:p>0.000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706789109494574">
            <text:p>0.7067891095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711244116811028">
            <text:p>0.7112441168</text:p>
          </table:table-cell>
          <table:table-cell office:value-type="float" office:value="0.0002">
            <text:p>0.000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0.71274173935024">
            <text:p>0.7127417394</text:p>
          </table:table-cell>
          <table:table-cell office:value-type="float" office:value="0.0002">
            <text:p>0.0002</text:p>
          </table:table-cell>
          <table:table-cell office:value-type="float" office:value="0.71">
            <text:p>0.71</text:p>
          </table:table-cell>
          <table:table-cell table:formula="of:=SUM([.H707:.H709])" office:value-type="float" office:value="0.0006">
            <text:p>0.0006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3:2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ck Adelstein</meta:initial-creator>
    <meta:creation-date>2012-08-03T10:52:23</meta:creation-date>
    <dc:date>2012-08-03T13:29:30</dc:date>
    <dc:creator>Patrick Adelstein</dc:creator>
    <meta:editing-duration>PT11M32S</meta:editing-duration>
    <meta:editing-cycles>2</meta:editing-cycles>
    <meta:generator>LibreOffice/3.3$Unix LibreOffice_project/330m19$Build-401</meta:generator>
    <meta:document-statistic meta:table-count="5" meta:cell-count="1728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4cm" svg:y="3.755cm" chart:style-name="ch2"/>
        <chart:plot-area chart:style-name="ch3" table:cell-range-address="'Mean Entropy Difference'.Q2:'Mean Entropy Difference'.Q54 'Mean Entropy Difference'.R3:'Mean Entropy Difference'.R54 'Mean Entropy Difference'.T2:'Mean Entropy Difference'.T2 'Mean Entropy Difference'.U3:'Mean Entropy Difference'.U31 'Mean Entropy Difference'.W2:'Mean Entropy Difference'.W2 'Mean Entropy Difference'.X3:'Mean Entropy Difference'.X36" chart:data-source-has-labels="row" svg:x="0.77cm" svg:y="0.855cm" svg:width="12.114cm" svg:height="7.545cm">
          <chartooo:coordinate-region svg:x="1.682cm" svg:y="1.054cm" svg:width="10.96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an Entropy Difference'.R3:'Mean Entropy Difference'.R54" chart:label-cell-address="'Mean Entropy Difference'.Q2:'Mean Entropy Difference'.Q2" chart:class="chart:scatter">
            <chart:domain table:cell-range-address="'Mean Entropy Difference'.Q3:'Mean Entropy Difference'.Q54"/>
            <chart:data-point chart:repeated="52"/>
          </chart:series>
          <chart:series chart:style-name="ch7" chart:values-cell-range-address="'Mean Entropy Difference'.U3:'Mean Entropy Difference'.U31" chart:label-cell-address="'Mean Entropy Difference'.T2:'Mean Entropy Difference'.T2" chart:class="chart:scatter">
            <chart:domain table:cell-range-address="'Mean Entropy Difference'.T3:'Mean Entropy Difference'.T31"/>
            <chart:data-point chart:repeated="29"/>
          </chart:series>
          <chart:series chart:style-name="ch8" chart:values-cell-range-address="'Mean Entropy Difference'.X3:'Mean Entropy Difference'.X36" chart:label-cell-address="'Mean Entropy Difference'.W2:'Mean Entropy Difference'.W2" chart:class="chart:scatter">
            <chart:domain table:cell-range-address="'Mean Entropy Difference'.W3:'Mean Entropy Difference'.W36"/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basic</text:p>
                <draw:g>
                  <svg:desc>'Mean Entropy Difference'.Q2:'Mean Entropy Difference'.Q2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ntext</text:p>
                <draw:g>
                  <svg:desc>'Mean Entropy Difference'.T2:'Mean Entropy Difference'.T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No-context</text:p>
                <draw:g>
                  <svg:desc>'Mean Entropy Difference'.W2:'Mean Entropy Difference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an Entropy Difference'.Q3:'Mean Entropy Difference'.Q54</svg:desc>
                </draw:g>
              </table:table-cell>
              <table:table-cell office:value-type="float" office:value="0.0056">
                <text:p>0.0056</text:p>
                <draw:g>
                  <svg:desc>'Mean Entropy Difference'.R3:'Mean Entropy Difference'.R54</svg:desc>
                </draw:g>
              </table:table-cell>
              <table:table-cell office:value-type="float" office:value="0.01">
                <text:p>0.01</text:p>
                <draw:g>
                  <svg:desc>'Mean Entropy Difference'.T3:'Mean Entropy Difference'.T31</svg:desc>
                </draw:g>
              </table:table-cell>
              <table:table-cell office:value-type="float" office:value="0.0396">
                <text:p>0.0396</text:p>
                <draw:g>
                  <svg:desc>'Mean Entropy Difference'.U3:'Mean Entropy Difference'.U31</svg:desc>
                </draw:g>
              </table:table-cell>
              <table:table-cell office:value-type="float" office:value="0">
                <text:p>0</text:p>
                <draw:g>
                  <svg:desc>'Mean Entropy Difference'.W3:'Mean Entropy Difference'.W36</svg:desc>
                </draw:g>
              </table:table-cell>
              <table:table-cell office:value-type="float" office:value="0.0352">
                <text:p>0.0352</text:p>
                <draw:g>
                  <svg:desc>'Mean Entropy Difference'.X3:'Mean Entropy Difference'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1388">
                <text:p>0.1388</text:p>
              </table:table-cell>
              <table:table-cell office:value-type="float" office:value="0.01">
                <text:p>0.01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22">
                <text:p>0.0122</text:p>
              </table:table-cell>
              <table:table-cell office:value-type="float" office:value="0.05">
                <text:p>0.05</text:p>
              </table:table-cell>
              <table:table-cell office:value-type="float" office:value="0.179">
                <text:p>0.179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28">
                <text:p>0.0128</text:p>
              </table:table-cell>
              <table:table-cell office:value-type="float" office:value="0.07">
                <text:p>0.07</text:p>
              </table:table-cell>
              <table:table-cell office:value-type="float" office:value="0.0954">
                <text:p>0.0954</text:p>
              </table:table-cell>
              <table:table-cell office:value-type="float" office:value="0.03">
                <text:p>0.03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32">
                <text:p>0.0132</text:p>
              </table:table-cell>
              <table:table-cell office:value-type="float" office:value="0.09">
                <text:p>0.09</text:p>
              </table:table-cell>
              <table:table-cell office:value-type="float" office:value="0.0142">
                <text:p>0.0142</text:p>
              </table:table-cell>
              <table:table-cell office:value-type="float" office:value="0.04">
                <text:p>0.0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16">
                <text:p>0.016</text:p>
              </table:table-cell>
              <table:table-cell office:value-type="float" office:value="0.1">
                <text:p>0.1</text:p>
              </table:table-cell>
              <table:table-cell office:value-type="float" office:value="0.007">
                <text:p>0.007</text:p>
              </table:table-cell>
              <table:table-cell office:value-type="float" office:value="0.05">
                <text:p>0.05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192">
                <text:p>0.0192</text:p>
              </table:table-cell>
              <table:table-cell office:value-type="float" office:value="0.11">
                <text:p>0.11</text:p>
              </table:table-cell>
              <table:table-cell office:value-type="float" office:value="0.0512">
                <text:p>0.0512</text:p>
              </table:table-cell>
              <table:table-cell office:value-type="float" office:value="0.06">
                <text:p>0.06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144">
                <text:p>0.0144</text:p>
              </table:table-cell>
              <table:table-cell office:value-type="float" office:value="0.13">
                <text:p>0.13</text:p>
              </table:table-cell>
              <table:table-cell office:value-type="float" office:value="0.1178">
                <text:p>0.1178</text:p>
              </table:table-cell>
              <table:table-cell office:value-type="float" office:value="0.07">
                <text:p>0.07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216">
                <text:p>0.0216</text:p>
              </table:table-cell>
              <table:table-cell office:value-type="float" office:value="0.15">
                <text:p>0.15</text:p>
              </table:table-cell>
              <table:table-cell office:value-type="float" office:value="0.1074">
                <text:p>0.1074</text:p>
              </table:table-cell>
              <table:table-cell office:value-type="float" office:value="0.08">
                <text:p>0.0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222">
                <text:p>0.0222</text:p>
              </table:table-cell>
              <table:table-cell office:value-type="float" office:value="0.17">
                <text:p>0.17</text:p>
              </table:table-cell>
              <table:table-cell office:value-type="float" office:value="0.035">
                <text:p>0.035</text:p>
              </table:table-cell>
              <table:table-cell office:value-type="float" office:value="0.09">
                <text:p>0.0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322">
                <text:p>0.0322</text:p>
              </table:table-cell>
              <table:table-cell office:value-type="float" office:value="0.19">
                <text:p>0.19</text:p>
              </table:table-cell>
              <table:table-cell office:value-type="float" office:value="0.004">
                <text:p>0.004</text:p>
              </table:table-cell>
              <table:table-cell office:value-type="float" office:value="0.1">
                <text:p>0.1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37">
                <text:p>0.037</text:p>
              </table:table-cell>
              <table:table-cell office:value-type="float" office:value="0.2">
                <text:p>0.2</text:p>
              </table:table-cell>
              <table:table-cell office:value-type="float" office:value="0.0062">
                <text:p>0.0062</text:p>
              </table:table-cell>
              <table:table-cell office:value-type="float" office:value="0.11">
                <text:p>0.11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318">
                <text:p>0.0318</text:p>
              </table:table-cell>
              <table:table-cell office:value-type="float" office:value="0.21">
                <text:p>0.21</text:p>
              </table:table-cell>
              <table:table-cell office:value-type="float" office:value="0.0384">
                <text:p>0.0384</text:p>
              </table:table-cell>
              <table:table-cell office:value-type="float" office:value="0.12">
                <text:p>0.12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408">
                <text:p>0.0408</text:p>
              </table:table-cell>
              <table:table-cell office:value-type="float" office:value="0.23">
                <text:p>0.23</text:p>
              </table:table-cell>
              <table:table-cell office:value-type="float" office:value="0.0616">
                <text:p>0.0616</text:p>
              </table:table-cell>
              <table:table-cell office:value-type="float" office:value="0.13">
                <text:p>0.13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408">
                <text:p>0.0408</text:p>
              </table:table-cell>
              <table:table-cell office:value-type="float" office:value="0.25">
                <text:p>0.25</text:p>
              </table:table-cell>
              <table:table-cell office:value-type="float" office:value="0.0364">
                <text:p>0.0364</text:p>
              </table:table-cell>
              <table:table-cell office:value-type="float" office:value="0.14">
                <text:p>0.14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422">
                <text:p>0.0422</text:p>
              </table:table-cell>
              <table:table-cell office:value-type="float" office:value="0.27">
                <text:p>0.27</text:p>
              </table:table-cell>
              <table:table-cell office:value-type="float" office:value="0.0072">
                <text:p>0.0072</text:p>
              </table:table-cell>
              <table:table-cell office:value-type="float" office:value="0.15">
                <text:p>0.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45">
                <text:p>0.045</text:p>
              </table:table-cell>
              <table:table-cell office:value-type="float" office:value="0.29">
                <text:p>0.29</text:p>
              </table:table-cell>
              <table:table-cell office:value-type="float" office:value="0.0048">
                <text:p>0.0048</text:p>
              </table:table-cell>
              <table:table-cell office:value-type="float" office:value="0.16">
                <text:p>0.16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352">
                <text:p>0.0352</text:p>
              </table:table-cell>
              <table:table-cell office:value-type="float" office:value="0.31">
                <text:p>0.31</text:p>
              </table:table-cell>
              <table:table-cell office:value-type="float" office:value="0.0178">
                <text:p>0.0178</text:p>
              </table:table-cell>
              <table:table-cell office:value-type="float" office:value="0.17">
                <text:p>0.17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362">
                <text:p>0.0362</text:p>
              </table:table-cell>
              <table:table-cell office:value-type="float" office:value="0.33">
                <text:p>0.33</text:p>
              </table:table-cell>
              <table:table-cell office:value-type="float" office:value="0.0204">
                <text:p>0.0204</text:p>
              </table:table-cell>
              <table:table-cell office:value-type="float" office:value="0.18">
                <text:p>0.1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402">
                <text:p>0.0402</text:p>
              </table:table-cell>
              <table:table-cell office:value-type="float" office:value="0.35">
                <text:p>0.35</text:p>
              </table:table-cell>
              <table:table-cell office:value-type="float" office:value="0.0042">
                <text:p>0.0042</text:p>
              </table:table-cell>
              <table:table-cell office:value-type="float" office:value="0.19">
                <text:p>0.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49">
                <text:p>0.049</text:p>
              </table:table-cell>
              <table:table-cell office:value-type="float" office:value="0.37">
                <text:p>0.37</text:p>
              </table:table-cell>
              <table:table-cell office:value-type="float" office:value="0.0008">
                <text:p>0.0008</text:p>
              </table:table-cell>
              <table:table-cell office:value-type="float" office:value="0.2">
                <text:p>0.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468">
                <text:p>0.0468</text:p>
              </table:table-cell>
              <table:table-cell office:value-type="float" office:value="0.39">
                <text:p>0.39</text:p>
              </table:table-cell>
              <table:table-cell office:value-type="float" office:value="0.0018">
                <text:p>0.0018</text:p>
              </table:table-cell>
              <table:table-cell office:value-type="float" office:value="0.21">
                <text:p>0.2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396">
                <text:p>0.0396</text:p>
              </table:table-cell>
              <table:table-cell office:value-type="float" office:value="0.41">
                <text:p>0.41</text:p>
              </table:table-cell>
              <table:table-cell office:value-type="float" office:value="0.0054">
                <text:p>0.0054</text:p>
              </table:table-cell>
              <table:table-cell office:value-type="float" office:value="0.22">
                <text:p>0.22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348">
                <text:p>0.0348</text:p>
              </table:table-cell>
              <table:table-cell office:value-type="float" office:value="0.43">
                <text:p>0.43</text:p>
              </table:table-cell>
              <table:table-cell office:value-type="float" office:value="0.0036">
                <text:p>0.0036</text:p>
              </table:table-cell>
              <table:table-cell office:value-type="float" office:value="0.23">
                <text:p>0.23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354">
                <text:p>0.0354</text:p>
              </table:table-cell>
              <table:table-cell office:value-type="float" office:value="0.45">
                <text:p>0.45</text:p>
              </table:table-cell>
              <table:table-cell office:value-type="float" office:value="0.0008">
                <text:p>0.0008</text:p>
              </table:table-cell>
              <table:table-cell office:value-type="float" office:value="0.24">
                <text:p>0.24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382">
                <text:p>0.0382</text:p>
              </table:table-cell>
              <table:table-cell office:value-type="float" office:value="0.49">
                <text:p>0.49</text:p>
              </table:table-cell>
              <table:table-cell office:value-type="float" office:value="0.0002">
                <text:p>0.0002</text:p>
              </table:table-cell>
              <table:table-cell office:value-type="float" office:value="0.25">
                <text:p>0.2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328">
                <text:p>0.0328</text:p>
              </table:table-cell>
              <table:table-cell office:value-type="float" office:value="0.51">
                <text:p>0.51</text:p>
              </table:table-cell>
              <table:table-cell office:value-type="float" office:value="0.0006">
                <text:p>0.0006</text:p>
              </table:table-cell>
              <table:table-cell office:value-type="float" office:value="0.26">
                <text:p>0.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294">
                <text:p>0.0294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27">
                <text:p>0.2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244">
                <text:p>0.0244</text:p>
              </table:table-cell>
              <table:table-cell office:value-type="float" office:value="0.61">
                <text:p>0.61</text:p>
              </table:table-cell>
              <table:table-cell office:value-type="float" office:value="0.0002">
                <text:p>0.0002</text:p>
              </table:table-cell>
              <table:table-cell office:value-type="float" office:value="0.28">
                <text:p>0.2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224">
                <text:p>0.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216">
                <text:p>0.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158">
                <text:p>0.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138">
                <text:p>0.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106">
                <text:p>0.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56">
                <text:p>0.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28">
                <text:p>0.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28">
                <text:p>0.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Mean Entropy Difference Distributions</text:p>
        </chart:title>
        <chart:legend chart:legend-position="end" svg:x="13.524cm" svg:y="3.755cm" chart:style-name="ch3"/>
        <chart:plot-area chart:style-name="ch4" table:cell-range-address="'Mean Entropy Difference'.Q2:'Mean Entropy Difference'.Q54 'Mean Entropy Difference'.R3:'Mean Entropy Difference'.R54 'Mean Entropy Difference'.T2:'Mean Entropy Difference'.T2 'Mean Entropy Difference'.U3:'Mean Entropy Difference'.U31 'Mean Entropy Difference'.W2:'Mean Entropy Difference'.W2 'Mean Entropy Difference'.X3:'Mean Entropy Difference'.X36" chart:data-source-has-labels="row" svg:x="0.77cm" svg:y="1.635cm" svg:width="12.114cm" svg:height="6.765cm">
          <chartooo:coordinate-region svg:x="1.682cm" svg:y="1.835cm" svg:width="10.962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an Entropy Difference'.R3:'Mean Entropy Difference'.R54" chart:label-cell-address="'Mean Entropy Difference'.Q2:'Mean Entropy Difference'.Q2" chart:class="chart:scatter">
            <chart:domain table:cell-range-address="'Mean Entropy Difference'.Q3:'Mean Entropy Difference'.Q54"/>
            <chart:data-point chart:repeated="52"/>
          </chart:series>
          <chart:series chart:style-name="ch8" chart:values-cell-range-address="'Mean Entropy Difference'.U3:'Mean Entropy Difference'.U31" chart:label-cell-address="'Mean Entropy Difference'.T2:'Mean Entropy Difference'.T2" chart:class="chart:scatter">
            <chart:domain table:cell-range-address="'Mean Entropy Difference'.T3:'Mean Entropy Difference'.T31"/>
            <chart:data-point chart:repeated="29"/>
          </chart:series>
          <chart:series chart:style-name="ch9" chart:values-cell-range-address="'Mean Entropy Difference'.X3:'Mean Entropy Difference'.X36" chart:label-cell-address="'Mean Entropy Difference'.W2:'Mean Entropy Difference'.W2" chart:class="chart:scatter">
            <chart:domain table:cell-range-address="'Mean Entropy Difference'.W3:'Mean Entropy Difference'.W36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basic</text:p>
                <draw:g>
                  <svg:desc>'Mean Entropy Difference'.Q2:'Mean Entropy Difference'.Q2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ntext</text:p>
                <draw:g>
                  <svg:desc>'Mean Entropy Difference'.T2:'Mean Entropy Difference'.T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No-context</text:p>
                <draw:g>
                  <svg:desc>'Mean Entropy Difference'.W2:'Mean Entropy Difference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an Entropy Difference'.Q3:'Mean Entropy Difference'.Q54</svg:desc>
                </draw:g>
              </table:table-cell>
              <table:table-cell office:value-type="float" office:value="0.0056">
                <text:p>0.0056</text:p>
                <draw:g>
                  <svg:desc>'Mean Entropy Difference'.R3:'Mean Entropy Difference'.R54</svg:desc>
                </draw:g>
              </table:table-cell>
              <table:table-cell office:value-type="float" office:value="0.01">
                <text:p>0.01</text:p>
                <draw:g>
                  <svg:desc>'Mean Entropy Difference'.T3:'Mean Entropy Difference'.T31</svg:desc>
                </draw:g>
              </table:table-cell>
              <table:table-cell office:value-type="float" office:value="0.0396">
                <text:p>0.0396</text:p>
                <draw:g>
                  <svg:desc>'Mean Entropy Difference'.U3:'Mean Entropy Difference'.U31</svg:desc>
                </draw:g>
              </table:table-cell>
              <table:table-cell office:value-type="float" office:value="0">
                <text:p>0</text:p>
                <draw:g>
                  <svg:desc>'Mean Entropy Difference'.W3:'Mean Entropy Difference'.W36</svg:desc>
                </draw:g>
              </table:table-cell>
              <table:table-cell office:value-type="float" office:value="0.0352">
                <text:p>0.0352</text:p>
                <draw:g>
                  <svg:desc>'Mean Entropy Difference'.X3:'Mean Entropy Difference'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1388">
                <text:p>0.1388</text:p>
              </table:table-cell>
              <table:table-cell office:value-type="float" office:value="0.01">
                <text:p>0.01</text:p>
              </table:table-cell>
              <table:table-cell office:value-type="float" office:value="0.0902">
                <text:p>0.0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122">
                <text:p>0.0122</text:p>
              </table:table-cell>
              <table:table-cell office:value-type="float" office:value="0.05">
                <text:p>0.05</text:p>
              </table:table-cell>
              <table:table-cell office:value-type="float" office:value="0.179">
                <text:p>0.179</text:p>
              </table:table-cell>
              <table:table-cell office:value-type="float" office:value="0.02">
                <text:p>0.0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28">
                <text:p>0.0128</text:p>
              </table:table-cell>
              <table:table-cell office:value-type="float" office:value="0.07">
                <text:p>0.07</text:p>
              </table:table-cell>
              <table:table-cell office:value-type="float" office:value="0.0954">
                <text:p>0.0954</text:p>
              </table:table-cell>
              <table:table-cell office:value-type="float" office:value="0.03">
                <text:p>0.03</text:p>
              </table:table-cell>
              <table:table-cell office:value-type="float" office:value="0.0842">
                <text:p>0.0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132">
                <text:p>0.0132</text:p>
              </table:table-cell>
              <table:table-cell office:value-type="float" office:value="0.09">
                <text:p>0.09</text:p>
              </table:table-cell>
              <table:table-cell office:value-type="float" office:value="0.0142">
                <text:p>0.0142</text:p>
              </table:table-cell>
              <table:table-cell office:value-type="float" office:value="0.04">
                <text:p>0.0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16">
                <text:p>0.016</text:p>
              </table:table-cell>
              <table:table-cell office:value-type="float" office:value="0.1">
                <text:p>0.1</text:p>
              </table:table-cell>
              <table:table-cell office:value-type="float" office:value="0.007">
                <text:p>0.007</text:p>
              </table:table-cell>
              <table:table-cell office:value-type="float" office:value="0.05">
                <text:p>0.05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192">
                <text:p>0.0192</text:p>
              </table:table-cell>
              <table:table-cell office:value-type="float" office:value="0.11">
                <text:p>0.11</text:p>
              </table:table-cell>
              <table:table-cell office:value-type="float" office:value="0.0512">
                <text:p>0.0512</text:p>
              </table:table-cell>
              <table:table-cell office:value-type="float" office:value="0.06">
                <text:p>0.06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144">
                <text:p>0.0144</text:p>
              </table:table-cell>
              <table:table-cell office:value-type="float" office:value="0.13">
                <text:p>0.13</text:p>
              </table:table-cell>
              <table:table-cell office:value-type="float" office:value="0.1178">
                <text:p>0.1178</text:p>
              </table:table-cell>
              <table:table-cell office:value-type="float" office:value="0.07">
                <text:p>0.07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216">
                <text:p>0.0216</text:p>
              </table:table-cell>
              <table:table-cell office:value-type="float" office:value="0.15">
                <text:p>0.15</text:p>
              </table:table-cell>
              <table:table-cell office:value-type="float" office:value="0.1074">
                <text:p>0.1074</text:p>
              </table:table-cell>
              <table:table-cell office:value-type="float" office:value="0.08">
                <text:p>0.0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222">
                <text:p>0.0222</text:p>
              </table:table-cell>
              <table:table-cell office:value-type="float" office:value="0.17">
                <text:p>0.17</text:p>
              </table:table-cell>
              <table:table-cell office:value-type="float" office:value="0.035">
                <text:p>0.035</text:p>
              </table:table-cell>
              <table:table-cell office:value-type="float" office:value="0.09">
                <text:p>0.0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322">
                <text:p>0.0322</text:p>
              </table:table-cell>
              <table:table-cell office:value-type="float" office:value="0.19">
                <text:p>0.19</text:p>
              </table:table-cell>
              <table:table-cell office:value-type="float" office:value="0.004">
                <text:p>0.004</text:p>
              </table:table-cell>
              <table:table-cell office:value-type="float" office:value="0.1">
                <text:p>0.1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37">
                <text:p>0.037</text:p>
              </table:table-cell>
              <table:table-cell office:value-type="float" office:value="0.2">
                <text:p>0.2</text:p>
              </table:table-cell>
              <table:table-cell office:value-type="float" office:value="0.0062">
                <text:p>0.0062</text:p>
              </table:table-cell>
              <table:table-cell office:value-type="float" office:value="0.11">
                <text:p>0.11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318">
                <text:p>0.0318</text:p>
              </table:table-cell>
              <table:table-cell office:value-type="float" office:value="0.21">
                <text:p>0.21</text:p>
              </table:table-cell>
              <table:table-cell office:value-type="float" office:value="0.0384">
                <text:p>0.0384</text:p>
              </table:table-cell>
              <table:table-cell office:value-type="float" office:value="0.12">
                <text:p>0.12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408">
                <text:p>0.0408</text:p>
              </table:table-cell>
              <table:table-cell office:value-type="float" office:value="0.23">
                <text:p>0.23</text:p>
              </table:table-cell>
              <table:table-cell office:value-type="float" office:value="0.0616">
                <text:p>0.0616</text:p>
              </table:table-cell>
              <table:table-cell office:value-type="float" office:value="0.13">
                <text:p>0.13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408">
                <text:p>0.0408</text:p>
              </table:table-cell>
              <table:table-cell office:value-type="float" office:value="0.25">
                <text:p>0.25</text:p>
              </table:table-cell>
              <table:table-cell office:value-type="float" office:value="0.0364">
                <text:p>0.0364</text:p>
              </table:table-cell>
              <table:table-cell office:value-type="float" office:value="0.14">
                <text:p>0.14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422">
                <text:p>0.0422</text:p>
              </table:table-cell>
              <table:table-cell office:value-type="float" office:value="0.27">
                <text:p>0.27</text:p>
              </table:table-cell>
              <table:table-cell office:value-type="float" office:value="0.0072">
                <text:p>0.0072</text:p>
              </table:table-cell>
              <table:table-cell office:value-type="float" office:value="0.15">
                <text:p>0.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45">
                <text:p>0.045</text:p>
              </table:table-cell>
              <table:table-cell office:value-type="float" office:value="0.29">
                <text:p>0.29</text:p>
              </table:table-cell>
              <table:table-cell office:value-type="float" office:value="0.0048">
                <text:p>0.0048</text:p>
              </table:table-cell>
              <table:table-cell office:value-type="float" office:value="0.16">
                <text:p>0.16</text:p>
              </table:table-cell>
              <table:table-cell office:value-type="float" office:value="0.0198">
                <text:p>0.0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352">
                <text:p>0.0352</text:p>
              </table:table-cell>
              <table:table-cell office:value-type="float" office:value="0.31">
                <text:p>0.31</text:p>
              </table:table-cell>
              <table:table-cell office:value-type="float" office:value="0.0178">
                <text:p>0.0178</text:p>
              </table:table-cell>
              <table:table-cell office:value-type="float" office:value="0.17">
                <text:p>0.17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362">
                <text:p>0.0362</text:p>
              </table:table-cell>
              <table:table-cell office:value-type="float" office:value="0.33">
                <text:p>0.33</text:p>
              </table:table-cell>
              <table:table-cell office:value-type="float" office:value="0.0204">
                <text:p>0.0204</text:p>
              </table:table-cell>
              <table:table-cell office:value-type="float" office:value="0.18">
                <text:p>0.18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402">
                <text:p>0.0402</text:p>
              </table:table-cell>
              <table:table-cell office:value-type="float" office:value="0.35">
                <text:p>0.35</text:p>
              </table:table-cell>
              <table:table-cell office:value-type="float" office:value="0.0042">
                <text:p>0.0042</text:p>
              </table:table-cell>
              <table:table-cell office:value-type="float" office:value="0.19">
                <text:p>0.19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49">
                <text:p>0.049</text:p>
              </table:table-cell>
              <table:table-cell office:value-type="float" office:value="0.37">
                <text:p>0.37</text:p>
              </table:table-cell>
              <table:table-cell office:value-type="float" office:value="0.0008">
                <text:p>0.0008</text:p>
              </table:table-cell>
              <table:table-cell office:value-type="float" office:value="0.2">
                <text:p>0.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468">
                <text:p>0.0468</text:p>
              </table:table-cell>
              <table:table-cell office:value-type="float" office:value="0.39">
                <text:p>0.39</text:p>
              </table:table-cell>
              <table:table-cell office:value-type="float" office:value="0.0018">
                <text:p>0.0018</text:p>
              </table:table-cell>
              <table:table-cell office:value-type="float" office:value="0.21">
                <text:p>0.2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396">
                <text:p>0.0396</text:p>
              </table:table-cell>
              <table:table-cell office:value-type="float" office:value="0.41">
                <text:p>0.41</text:p>
              </table:table-cell>
              <table:table-cell office:value-type="float" office:value="0.0054">
                <text:p>0.0054</text:p>
              </table:table-cell>
              <table:table-cell office:value-type="float" office:value="0.22">
                <text:p>0.22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348">
                <text:p>0.0348</text:p>
              </table:table-cell>
              <table:table-cell office:value-type="float" office:value="0.43">
                <text:p>0.43</text:p>
              </table:table-cell>
              <table:table-cell office:value-type="float" office:value="0.0036">
                <text:p>0.0036</text:p>
              </table:table-cell>
              <table:table-cell office:value-type="float" office:value="0.23">
                <text:p>0.23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354">
                <text:p>0.0354</text:p>
              </table:table-cell>
              <table:table-cell office:value-type="float" office:value="0.45">
                <text:p>0.45</text:p>
              </table:table-cell>
              <table:table-cell office:value-type="float" office:value="0.0008">
                <text:p>0.0008</text:p>
              </table:table-cell>
              <table:table-cell office:value-type="float" office:value="0.24">
                <text:p>0.24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382">
                <text:p>0.0382</text:p>
              </table:table-cell>
              <table:table-cell office:value-type="float" office:value="0.49">
                <text:p>0.49</text:p>
              </table:table-cell>
              <table:table-cell office:value-type="float" office:value="0.0002">
                <text:p>0.0002</text:p>
              </table:table-cell>
              <table:table-cell office:value-type="float" office:value="0.25">
                <text:p>0.2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328">
                <text:p>0.0328</text:p>
              </table:table-cell>
              <table:table-cell office:value-type="float" office:value="0.51">
                <text:p>0.51</text:p>
              </table:table-cell>
              <table:table-cell office:value-type="float" office:value="0.0006">
                <text:p>0.0006</text:p>
              </table:table-cell>
              <table:table-cell office:value-type="float" office:value="0.26">
                <text:p>0.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294">
                <text:p>0.0294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27">
                <text:p>0.27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244">
                <text:p>0.0244</text:p>
              </table:table-cell>
              <table:table-cell office:value-type="float" office:value="0.61">
                <text:p>0.61</text:p>
              </table:table-cell>
              <table:table-cell office:value-type="float" office:value="0.0002">
                <text:p>0.0002</text:p>
              </table:table-cell>
              <table:table-cell office:value-type="float" office:value="0.28">
                <text:p>0.2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224">
                <text:p>0.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216">
                <text:p>0.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158">
                <text:p>0.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138">
                <text:p>0.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106">
                <text:p>0.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56">
                <text:p>0.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28">
                <text:p>0.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28">
                <text:p>0.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Mean Entropy Distributions</text:p>
        </chart:title>
        <chart:legend chart:legend-position="end" svg:x="13.577cm" svg:y="3.98cm" chart:style-name="ch3"/>
        <chart:plot-area chart:style-name="ch4" table:cell-range-address="'Mean Entropy'.N2:'Mean Entropy'.N37 'Mean Entropy'.O3:'Mean Entropy'.O37 'Mean Entropy'.Q2:'Mean Entropy'.Q2 'Mean Entropy'.R3:'Mean Entropy'.R36" chart:data-source-has-labels="row" svg:x="0.77cm" svg:y="1.635cm" svg:width="12.167cm" svg:height="6.765cm">
          <chartooo:coordinate-region svg:x="1.682cm" svg:y="1.834cm" svg:width="11.015cm" svg:height="5.9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an Entropy'.O3:'Mean Entropy'.O37" chart:label-cell-address="'Mean Entropy'.N2:'Mean Entropy'.N2" chart:class="chart:scatter">
            <chart:domain table:cell-range-address="'Mean Entropy'.N3:'Mean Entropy'.N37"/>
            <chart:data-point chart:repeated="35"/>
          </chart:series>
          <chart:series chart:style-name="ch8" chart:values-cell-range-address="'Mean Entropy'.R3:'Mean Entropy'.R36" chart:label-cell-address="'Mean Entropy'.Q2:'Mean Entropy'.Q2" chart:class="chart:scatter">
            <chart:domain table:cell-range-address="'Mean Entropy'.Q3:'Mean Entropy'.Q36"/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ntext</text:p>
                <draw:g>
                  <svg:desc>'Mean Entropy'.N2:'Mean Entropy'.N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no-context</text:p>
                <draw:g>
                  <svg:desc>'Mean Entropy'.Q2:'Mean Entropy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">
                <text:p>0.11</text:p>
                <draw:g>
                  <svg:desc>'Mean Entropy'.N3:'Mean Entropy'.N37</svg:desc>
                </draw:g>
              </table:table-cell>
              <table:table-cell office:value-type="float" office:value="0.0006">
                <text:p>0.0006</text:p>
                <draw:g>
                  <svg:desc>'Mean Entropy'.O3:'Mean Entropy'.O37</svg:desc>
                </draw:g>
              </table:table-cell>
              <table:table-cell office:value-type="float" office:value="0.38">
                <text:p>0.38</text:p>
                <draw:g>
                  <svg:desc>'Mean Entropy'.Q3:'Mean Entropy'.Q36</svg:desc>
                </draw:g>
              </table:table-cell>
              <table:table-cell office:value-type="float" office:value="0.0004">
                <text:p>0.0004</text:p>
                <draw:g>
                  <svg:desc>'Mean Entropy'.R3:'Mean Entropy'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032">
                <text:p>0.0032</text:p>
              </table:table-cell>
              <table:table-cell office:value-type="float" office:value="0.39">
                <text:p>0.39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52">
                <text:p>0.0052</text:p>
              </table:table-cell>
              <table:table-cell office:value-type="float" office:value="0.4">
                <text:p>0.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0.0202">
                <text:p>0.0202</text:p>
              </table:table-cell>
              <table:table-cell office:value-type="float" office:value="0.41">
                <text:p>0.4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">
                <text:p>0.23</text:p>
              </table:table-cell>
              <table:table-cell office:value-type="float" office:value="0.0012">
                <text:p>0.0012</text:p>
              </table:table-cell>
              <table:table-cell office:value-type="float" office:value="0.42">
                <text:p>0.4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12">
                <text:p>0.0212</text:p>
              </table:table-cell>
              <table:table-cell office:value-type="float" office:value="0.43">
                <text:p>0.4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">
                <text:p>0.27</text:p>
              </table:table-cell>
              <table:table-cell office:value-type="float" office:value="0.0492">
                <text:p>0.0492</text:p>
              </table:table-cell>
              <table:table-cell office:value-type="float" office:value="0.44">
                <text:p>0.4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0.0054">
                <text:p>0.0054</text:p>
              </table:table-cell>
              <table:table-cell office:value-type="float" office:value="0.45">
                <text:p>0.4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592">
                <text:p>0.0592</text:p>
              </table:table-cell>
              <table:table-cell office:value-type="float" office:value="0.46">
                <text:p>0.46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">
                <text:p>0.31</text:p>
              </table:table-cell>
              <table:table-cell office:value-type="float" office:value="0.0002">
                <text:p>0.0002</text:p>
              </table:table-cell>
              <table:table-cell office:value-type="float" office:value="0.47">
                <text:p>0.47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">
                <text:p>0.32</text:p>
              </table:table-cell>
              <table:table-cell office:value-type="float" office:value="0.098">
                <text:p>0.098</text:p>
              </table:table-cell>
              <table:table-cell office:value-type="float" office:value="0.48">
                <text:p>0.4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0.017">
                <text:p>0.017</text:p>
              </table:table-cell>
              <table:table-cell office:value-type="float" office:value="0.49">
                <text:p>0.49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">
                <text:p>0.35</text:p>
              </table:table-cell>
              <table:table-cell office:value-type="float" office:value="0.107">
                <text:p>0.107</text:p>
              </table:table-cell>
              <table:table-cell office:value-type="float" office:value="0.5">
                <text:p>0.5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">
                <text:p>0.36</text:p>
              </table:table-cell>
              <table:table-cell office:value-type="float" office:value="0.0012">
                <text:p>0.0012</text:p>
              </table:table-cell>
              <table:table-cell office:value-type="float" office:value="0.51">
                <text:p>0.51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">
                <text:p>0.37</text:p>
              </table:table-cell>
              <table:table-cell office:value-type="float" office:value="0.1072">
                <text:p>0.1072</text:p>
              </table:table-cell>
              <table:table-cell office:value-type="float" office:value="0.52">
                <text:p>0.5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0.0364">
                <text:p>0.0364</text:p>
              </table:table-cell>
              <table:table-cell office:value-type="float" office:value="0.53">
                <text:p>0.53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1192">
                <text:p>0.1192</text:p>
              </table:table-cell>
              <table:table-cell office:value-type="float" office:value="0.54">
                <text:p>0.5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">
                <text:p>0.41</text:p>
              </table:table-cell>
              <table:table-cell office:value-type="float" office:value="0.003">
                <text:p>0.003</text:p>
              </table:table-cell>
              <table:table-cell office:value-type="float" office:value="0.55">
                <text:p>0.55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">
                <text:p>0.42</text:p>
              </table:table-cell>
              <table:table-cell office:value-type="float" office:value="0.0822">
                <text:p>0.0822</text:p>
              </table:table-cell>
              <table:table-cell office:value-type="float" office:value="0.56">
                <text:p>0.56</text:p>
              </table:table-cell>
              <table:table-cell office:value-type="float" office:value="0.0854000000000001">
                <text:p>0.0854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">
                <text:p>0.43</text:p>
              </table:table-cell>
              <table:table-cell office:value-type="float" office:value="0.037">
                <text:p>0.037</text:p>
              </table:table-cell>
              <table:table-cell office:value-type="float" office:value="0.57">
                <text:p>0.5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0.0856">
                <text:p>0.0856</text:p>
              </table:table-cell>
              <table:table-cell office:value-type="float" office:value="0.58">
                <text:p>0.58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">
                <text:p>0.46</text:p>
              </table:table-cell>
              <table:table-cell office:value-type="float" office:value="0.0032">
                <text:p>0.0032</text:p>
              </table:table-cell>
              <table:table-cell office:value-type="float" office:value="0.59">
                <text:p>0.59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">
                <text:p>0.47</text:p>
              </table:table-cell>
              <table:table-cell office:value-type="float" office:value="0.0364">
                <text:p>0.0364</text:p>
              </table:table-cell>
              <table:table-cell office:value-type="float" office:value="0.6">
                <text:p>0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0254">
                <text:p>0.0254</text:p>
              </table:table-cell>
              <table:table-cell office:value-type="float" office:value="0.61">
                <text:p>0.61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036">
                <text:p>0.036</text:p>
              </table:table-cell>
              <table:table-cell office:value-type="float" office:value="0.62">
                <text:p>0.62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">
                <text:p>0.51</text:p>
              </table:table-cell>
              <table:table-cell office:value-type="float" office:value="0.001">
                <text:p>0.001</text:p>
              </table:table-cell>
              <table:table-cell office:value-type="float" office:value="0.63">
                <text:p>0.6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086">
                <text:p>0.0086</text:p>
              </table:table-cell>
              <table:table-cell office:value-type="float" office:value="0.64">
                <text:p>0.64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">
                <text:p>0.53</text:p>
              </table:table-cell>
              <table:table-cell office:value-type="float" office:value="0.0104">
                <text:p>0.0104</text:p>
              </table:table-cell>
              <table:table-cell office:value-type="float" office:value="0.65">
                <text:p>0.65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0.0116">
                <text:p>0.0116</text:p>
              </table:table-cell>
              <table:table-cell office:value-type="float" office:value="0.66">
                <text:p>0.66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">
                <text:p>0.56</text:p>
              </table:table-cell>
              <table:table-cell office:value-type="float" office:value="0.002">
                <text:p>0.002</text:p>
              </table:table-cell>
              <table:table-cell office:value-type="float" office:value="0.67">
                <text:p>0.67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">
                <text:p>0.57</text:p>
              </table:table-cell>
              <table:table-cell office:value-type="float" office:value="0.0026">
                <text:p>0.0026</text:p>
              </table:table-cell>
              <table:table-cell office:value-type="float" office:value="0.68">
                <text:p>0.68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">
                <text:p>0.59</text:p>
              </table:table-cell>
              <table:table-cell office:value-type="float" office:value="0.002">
                <text:p>0.002</text:p>
              </table:table-cell>
              <table:table-cell office:value-type="float" office:value="0.69">
                <text:p>0.69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">
                <text:p>0.6</text:p>
              </table:table-cell>
              <table:table-cell office:value-type="float" office:value="0.0006">
                <text:p>0.0006</text:p>
              </table:table-cell>
              <table:table-cell office:value-type="float" office:value="0.7">
                <text:p>0.7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">
                <text:p>0.62</text:p>
              </table:table-cell>
              <table:table-cell office:value-type="float" office:value="0.0006">
                <text:p>0.0006</text:p>
              </table:table-cell>
              <table:table-cell office:value-type="float" office:value="0.71">
                <text:p>0.7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Mean Entropy Distributions</text:p>
        </chart:title>
        <chart:legend chart:legend-position="end" svg:x="13.577cm" svg:y="3.98cm" chart:style-name="ch3"/>
        <chart:plot-area chart:style-name="ch4" table:cell-range-address="'Mean Entropy'.N2:'Mean Entropy'.N37 'Mean Entropy'.O3:'Mean Entropy'.O37 'Mean Entropy'.Q2:'Mean Entropy'.Q2 'Mean Entropy'.R3:'Mean Entropy'.R36" chart:data-source-has-labels="row" svg:x="0.77cm" svg:y="1.635cm" svg:width="12.167cm" svg:height="6.765cm">
          <chartooo:coordinate-region svg:x="1.682cm" svg:y="1.834cm" svg:width="11.015cm" svg:height="5.9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an Entropy'.O3:'Mean Entropy'.O37" chart:label-cell-address="'Mean Entropy'.N2:'Mean Entropy'.N2" chart:class="chart:scatter">
            <chart:domain table:cell-range-address="'Mean Entropy'.N3:'Mean Entropy'.N37"/>
            <chart:data-point chart:repeated="35"/>
          </chart:series>
          <chart:series chart:style-name="ch8" chart:values-cell-range-address="'Mean Entropy'.R3:'Mean Entropy'.R36" chart:label-cell-address="'Mean Entropy'.Q2:'Mean Entropy'.Q2" chart:class="chart:scatter">
            <chart:domain table:cell-range-address="'Mean Entropy'.Q3:'Mean Entropy'.Q36"/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ntext</text:p>
                <draw:g>
                  <svg:desc>'Mean Entropy'.N2:'Mean Entropy'.N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no-context</text:p>
                <draw:g>
                  <svg:desc>'Mean Entropy'.Q2:'Mean Entropy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">
                <text:p>0.11</text:p>
                <draw:g>
                  <svg:desc>'Mean Entropy'.N3:'Mean Entropy'.N37</svg:desc>
                </draw:g>
              </table:table-cell>
              <table:table-cell office:value-type="float" office:value="0.0006">
                <text:p>0.0006</text:p>
                <draw:g>
                  <svg:desc>'Mean Entropy'.O3:'Mean Entropy'.O37</svg:desc>
                </draw:g>
              </table:table-cell>
              <table:table-cell office:value-type="float" office:value="0.38">
                <text:p>0.38</text:p>
                <draw:g>
                  <svg:desc>'Mean Entropy'.Q3:'Mean Entropy'.Q36</svg:desc>
                </draw:g>
              </table:table-cell>
              <table:table-cell office:value-type="float" office:value="0.0004">
                <text:p>0.0004</text:p>
                <draw:g>
                  <svg:desc>'Mean Entropy'.R3:'Mean Entropy'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032">
                <text:p>0.0032</text:p>
              </table:table-cell>
              <table:table-cell office:value-type="float" office:value="0.39">
                <text:p>0.39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52">
                <text:p>0.0052</text:p>
              </table:table-cell>
              <table:table-cell office:value-type="float" office:value="0.4">
                <text:p>0.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">
                <text:p>0.21</text:p>
              </table:table-cell>
              <table:table-cell office:value-type="float" office:value="0.0202">
                <text:p>0.0202</text:p>
              </table:table-cell>
              <table:table-cell office:value-type="float" office:value="0.41">
                <text:p>0.41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">
                <text:p>0.23</text:p>
              </table:table-cell>
              <table:table-cell office:value-type="float" office:value="0.0012">
                <text:p>0.0012</text:p>
              </table:table-cell>
              <table:table-cell office:value-type="float" office:value="0.42">
                <text:p>0.4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12">
                <text:p>0.0212</text:p>
              </table:table-cell>
              <table:table-cell office:value-type="float" office:value="0.43">
                <text:p>0.4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">
                <text:p>0.27</text:p>
              </table:table-cell>
              <table:table-cell office:value-type="float" office:value="0.0492">
                <text:p>0.0492</text:p>
              </table:table-cell>
              <table:table-cell office:value-type="float" office:value="0.44">
                <text:p>0.4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0.0054">
                <text:p>0.0054</text:p>
              </table:table-cell>
              <table:table-cell office:value-type="float" office:value="0.45">
                <text:p>0.4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592">
                <text:p>0.0592</text:p>
              </table:table-cell>
              <table:table-cell office:value-type="float" office:value="0.46">
                <text:p>0.46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">
                <text:p>0.31</text:p>
              </table:table-cell>
              <table:table-cell office:value-type="float" office:value="0.0002">
                <text:p>0.0002</text:p>
              </table:table-cell>
              <table:table-cell office:value-type="float" office:value="0.47">
                <text:p>0.47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">
                <text:p>0.32</text:p>
              </table:table-cell>
              <table:table-cell office:value-type="float" office:value="0.098">
                <text:p>0.098</text:p>
              </table:table-cell>
              <table:table-cell office:value-type="float" office:value="0.48">
                <text:p>0.4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0.017">
                <text:p>0.017</text:p>
              </table:table-cell>
              <table:table-cell office:value-type="float" office:value="0.49">
                <text:p>0.49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">
                <text:p>0.35</text:p>
              </table:table-cell>
              <table:table-cell office:value-type="float" office:value="0.107">
                <text:p>0.107</text:p>
              </table:table-cell>
              <table:table-cell office:value-type="float" office:value="0.5">
                <text:p>0.5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">
                <text:p>0.36</text:p>
              </table:table-cell>
              <table:table-cell office:value-type="float" office:value="0.0012">
                <text:p>0.0012</text:p>
              </table:table-cell>
              <table:table-cell office:value-type="float" office:value="0.51">
                <text:p>0.51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">
                <text:p>0.37</text:p>
              </table:table-cell>
              <table:table-cell office:value-type="float" office:value="0.1072">
                <text:p>0.1072</text:p>
              </table:table-cell>
              <table:table-cell office:value-type="float" office:value="0.52">
                <text:p>0.5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0.0364">
                <text:p>0.0364</text:p>
              </table:table-cell>
              <table:table-cell office:value-type="float" office:value="0.53">
                <text:p>0.53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1192">
                <text:p>0.1192</text:p>
              </table:table-cell>
              <table:table-cell office:value-type="float" office:value="0.54">
                <text:p>0.5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">
                <text:p>0.41</text:p>
              </table:table-cell>
              <table:table-cell office:value-type="float" office:value="0.003">
                <text:p>0.003</text:p>
              </table:table-cell>
              <table:table-cell office:value-type="float" office:value="0.55">
                <text:p>0.55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">
                <text:p>0.42</text:p>
              </table:table-cell>
              <table:table-cell office:value-type="float" office:value="0.0822">
                <text:p>0.0822</text:p>
              </table:table-cell>
              <table:table-cell office:value-type="float" office:value="0.56">
                <text:p>0.56</text:p>
              </table:table-cell>
              <table:table-cell office:value-type="float" office:value="0.0854000000000001">
                <text:p>0.0854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">
                <text:p>0.43</text:p>
              </table:table-cell>
              <table:table-cell office:value-type="float" office:value="0.037">
                <text:p>0.037</text:p>
              </table:table-cell>
              <table:table-cell office:value-type="float" office:value="0.57">
                <text:p>0.5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0.0856">
                <text:p>0.0856</text:p>
              </table:table-cell>
              <table:table-cell office:value-type="float" office:value="0.58">
                <text:p>0.58</text:p>
              </table:table-cell>
              <table:table-cell office:value-type="float" office:value="0.0768">
                <text:p>0.0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">
                <text:p>0.46</text:p>
              </table:table-cell>
              <table:table-cell office:value-type="float" office:value="0.0032">
                <text:p>0.0032</text:p>
              </table:table-cell>
              <table:table-cell office:value-type="float" office:value="0.59">
                <text:p>0.59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">
                <text:p>0.47</text:p>
              </table:table-cell>
              <table:table-cell office:value-type="float" office:value="0.0364">
                <text:p>0.0364</text:p>
              </table:table-cell>
              <table:table-cell office:value-type="float" office:value="0.6">
                <text:p>0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0254">
                <text:p>0.0254</text:p>
              </table:table-cell>
              <table:table-cell office:value-type="float" office:value="0.61">
                <text:p>0.61</text:p>
              </table:table-cell>
              <table:table-cell office:value-type="float" office:value="0.0446">
                <text:p>0.0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0.036">
                <text:p>0.036</text:p>
              </table:table-cell>
              <table:table-cell office:value-type="float" office:value="0.62">
                <text:p>0.62</text:p>
              </table:table-cell>
              <table:table-cell office:value-type="float" office:value="0.0532">
                <text:p>0.0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">
                <text:p>0.51</text:p>
              </table:table-cell>
              <table:table-cell office:value-type="float" office:value="0.001">
                <text:p>0.001</text:p>
              </table:table-cell>
              <table:table-cell office:value-type="float" office:value="0.63">
                <text:p>0.6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086">
                <text:p>0.0086</text:p>
              </table:table-cell>
              <table:table-cell office:value-type="float" office:value="0.64">
                <text:p>0.64</text:p>
              </table:table-cell>
              <table:table-cell office:value-type="float" office:value="0.0354">
                <text:p>0.0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">
                <text:p>0.53</text:p>
              </table:table-cell>
              <table:table-cell office:value-type="float" office:value="0.0104">
                <text:p>0.0104</text:p>
              </table:table-cell>
              <table:table-cell office:value-type="float" office:value="0.65">
                <text:p>0.65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0.0116">
                <text:p>0.0116</text:p>
              </table:table-cell>
              <table:table-cell office:value-type="float" office:value="0.66">
                <text:p>0.66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6">
                <text:p>0.56</text:p>
              </table:table-cell>
              <table:table-cell office:value-type="float" office:value="0.002">
                <text:p>0.002</text:p>
              </table:table-cell>
              <table:table-cell office:value-type="float" office:value="0.67">
                <text:p>0.67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">
                <text:p>0.57</text:p>
              </table:table-cell>
              <table:table-cell office:value-type="float" office:value="0.0026">
                <text:p>0.0026</text:p>
              </table:table-cell>
              <table:table-cell office:value-type="float" office:value="0.68">
                <text:p>0.68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">
                <text:p>0.59</text:p>
              </table:table-cell>
              <table:table-cell office:value-type="float" office:value="0.002">
                <text:p>0.002</text:p>
              </table:table-cell>
              <table:table-cell office:value-type="float" office:value="0.69">
                <text:p>0.69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">
                <text:p>0.6</text:p>
              </table:table-cell>
              <table:table-cell office:value-type="float" office:value="0.0006">
                <text:p>0.0006</text:p>
              </table:table-cell>
              <table:table-cell office:value-type="float" office:value="0.7">
                <text:p>0.7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2">
                <text:p>0.62</text:p>
              </table:table-cell>
              <table:table-cell office:value-type="float" office:value="0.0006">
                <text:p>0.0006</text:p>
              </table:table-cell>
              <table:table-cell office:value-type="float" office:value="0.71">
                <text:p>0.7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06cm" svg:y="0.316cm" chart:style-name="ch2">
          <text:p>Entropy Distributions</text:p>
        </chart:title>
        <chart:legend chart:legend-position="end" svg:x="13.524cm" svg:y="3.98cm" chart:style-name="ch3"/>
        <chart:plot-area chart:style-name="ch4" table:cell-range-address="Entropy.L2:Entropy.L73 Entropy.M3:Entropy.M73 Entropy.O2:Entropy.O2 Entropy.P3:Entropy.P89" chart:data-source-has-labels="row" svg:x="0.77cm" svg:y="1.635cm" svg:width="12.114cm" svg:height="6.765cm">
          <chartooo:coordinate-region svg:x="1.868cm" svg:y="1.835cm" svg:width="10.776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Entropy.M3:Entropy.M73" chart:label-cell-address="Entropy.L2:Entropy.L2" chart:class="chart:scatter">
            <chart:domain table:cell-range-address="Entropy.L3:Entropy.L73"/>
            <chart:data-point chart:repeated="71"/>
          </chart:series>
          <chart:series chart:style-name="ch8" chart:values-cell-range-address="Entropy.P3:Entropy.P89" chart:label-cell-address="Entropy.O2:Entropy.O2" chart:class="chart:scatter">
            <chart:domain table:cell-range-address="Entropy.O3:Entropy.O89"/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ntext</text:p>
                <draw:g>
                  <svg:desc>Entropy.L2:Entropy.L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No-context</text:p>
                <draw:g>
                  <svg:desc>Entropy.O2:Entropy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tropy.L3:Entropy.L73</svg:desc>
                </draw:g>
              </table:table-cell>
              <table:table-cell office:value-type="float" office:value="0.0274666666666667">
                <text:p>0.0274666666666667</text:p>
                <draw:g>
                  <svg:desc>Entropy.M3:Entropy.M73</svg:desc>
                </draw:g>
              </table:table-cell>
              <table:table-cell office:value-type="float" office:value="0">
                <text:p>0</text:p>
                <draw:g>
                  <svg:desc>Entropy.O3:Entropy.O89</svg:desc>
                </draw:g>
              </table:table-cell>
              <table:table-cell office:value-type="float" office:value="0.0127333333333333">
                <text:p>0.0127333333333333</text:p>
                <draw:g>
                  <svg:desc>Entropy.P3:Entropy.P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435416666666667">
                <text:p>0.0435416666666667</text:p>
              </table:table-cell>
              <table:table-cell office:value-type="float" office:value="0.05">
                <text:p>0.05</text:p>
              </table:table-cell>
              <table:table-cell office:value-type="float" office:value="0.032075">
                <text:p>0.03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00358333333333333">
                <text:p>0.00358333333333333</text:p>
              </table:table-cell>
              <table:table-cell office:value-type="float" office:value="0.09">
                <text:p>0.09</text:p>
              </table:table-cell>
              <table:table-cell office:value-type="float" office:value="0.0100666666666667">
                <text:p>0.0100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">
                <text:p>0.11</text:p>
              </table:table-cell>
              <table:table-cell office:value-type="float" office:value="0.0299916666666667">
                <text:p>0.0299916666666667</text:p>
              </table:table-cell>
              <table:table-cell office:value-type="float" office:value="0.11">
                <text:p>0.11</text:p>
              </table:table-cell>
              <table:table-cell office:value-type="float" office:value="0.01865">
                <text:p>0.01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0.00329166666666667">
                <text:p>0.00329166666666667</text:p>
              </table:table-cell>
              <table:table-cell office:value-type="float" office:value="0.14">
                <text:p>0.14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0.0126416666666667">
                <text:p>0.0126416666666667</text:p>
              </table:table-cell>
              <table:table-cell office:value-type="float" office:value="0.16">
                <text:p>0.16</text:p>
              </table:table-cell>
              <table:table-cell office:value-type="float" office:value="0.0165083333333333">
                <text:p>0.01650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16275">
                <text:p>0.016275</text:p>
              </table:table-cell>
              <table:table-cell office:value-type="float" office:value="0.17">
                <text:p>0.1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00759166666666667">
                <text:p>0.00759166666666667</text:p>
              </table:table-cell>
              <table:table-cell office:value-type="float" office:value="0.18">
                <text:p>0.18</text:p>
              </table:table-cell>
              <table:table-cell office:value-type="float" office:value="0.0000416666666666667">
                <text:p>0.00004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000308333333333333">
                <text:p>0.000308333333333333</text:p>
              </table:table-cell>
              <table:table-cell office:value-type="float" office:value="0.19">
                <text:p>0.19</text:p>
              </table:table-cell>
              <table:table-cell office:value-type="float" office:value="0.000133333333333333">
                <text:p>0.00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0057">
                <text:p>0.0057</text:p>
              </table:table-cell>
              <table:table-cell office:value-type="float" office:value="0.2">
                <text:p>0.2</text:p>
              </table:table-cell>
              <table:table-cell office:value-type="float" office:value="0.00183333333333333">
                <text:p>0.001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0694166666666667">
                <text:p>0.00694166666666667</text:p>
              </table:table-cell>
              <table:table-cell office:value-type="float" office:value="0.21">
                <text:p>0.21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006975">
                <text:p>0.006975</text:p>
              </table:table-cell>
              <table:table-cell office:value-type="float" office:value="0.22">
                <text:p>0.22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0.00453333333333333">
                <text:p>0.00453333333333333</text:p>
              </table:table-cell>
              <table:table-cell office:value-type="float" office:value="0.23">
                <text:p>0.23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  <table:table-cell office:value-type="float" office:value="0.00220833333333333">
                <text:p>0.00220833333333333</text:p>
              </table:table-cell>
              <table:table-cell office:value-type="float" office:value="0.24">
                <text:p>0.24</text:p>
              </table:table-cell>
              <table:table-cell office:value-type="float" office:value="0.000108333333333333">
                <text:p>0.00010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0.00175833333333333">
                <text:p>0.001758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00536666666666667">
                <text:p>0.005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00820833333333333">
                <text:p>0.00820833333333333</text:p>
              </table:table-cell>
              <table:table-cell office:value-type="float" office:value="0.26">
                <text:p>0.26</text:p>
              </table:table-cell>
              <table:table-cell office:value-type="float" office:value="0.00176666666666667">
                <text:p>0.0017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0.010325">
                <text:p>0.010325</text:p>
              </table:table-cell>
              <table:table-cell office:value-type="float" office:value="0.27">
                <text:p>0.27</text:p>
              </table:table-cell>
              <table:table-cell office:value-type="float" office:value="0.0115583333333333">
                <text:p>0.01155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00405">
                <text:p>0.00405</text:p>
              </table:table-cell>
              <table:table-cell office:value-type="float" office:value="0.28">
                <text:p>0.28</text:p>
              </table:table-cell>
              <table:table-cell office:value-type="float" office:value="0.003075">
                <text:p>0.003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0.00764166666666667">
                <text:p>0.00764166666666667</text:p>
              </table:table-cell>
              <table:table-cell office:value-type="float" office:value="0.29">
                <text:p>0.29</text:p>
              </table:table-cell>
              <table:table-cell office:value-type="float" office:value="0.001275">
                <text:p>0.001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0.007125">
                <text:p>0.007125</text:p>
              </table:table-cell>
              <table:table-cell office:value-type="float" office:value="0.3">
                <text:p>0.3</text:p>
              </table:table-cell>
              <table:table-cell office:value-type="float" office:value="0.00949166666666667">
                <text:p>0.00949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0140166666666667">
                <text:p>0.0140166666666667</text:p>
              </table:table-cell>
              <table:table-cell office:value-type="float" office:value="0.31">
                <text:p>0.31</text:p>
              </table:table-cell>
              <table:table-cell office:value-type="float" office:value="0.00731666666666667">
                <text:p>0.00731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0.015275">
                <text:p>0.015275</text:p>
              </table:table-cell>
              <table:table-cell office:value-type="float" office:value="0.32">
                <text:p>0.32</text:p>
              </table:table-cell>
              <table:table-cell office:value-type="float" office:value="0.006075">
                <text:p>0.006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0.00794166666666667">
                <text:p>0.00794166666666667</text:p>
              </table:table-cell>
              <table:table-cell office:value-type="float" office:value="0.33">
                <text:p>0.33</text:p>
              </table:table-cell>
              <table:table-cell office:value-type="float" office:value="0.0142666666666667">
                <text:p>0.014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">
                <text:p>0.33</text:p>
              </table:table-cell>
              <table:table-cell office:value-type="float" office:value="0.0168083333333333">
                <text:p>0.0168083333333333</text:p>
              </table:table-cell>
              <table:table-cell office:value-type="float" office:value="0.34">
                <text:p>0.34</text:p>
              </table:table-cell>
              <table:table-cell office:value-type="float" office:value="0.00641666666666667">
                <text:p>0.0064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">
                <text:p>0.34</text:p>
              </table:table-cell>
              <table:table-cell office:value-type="float" office:value="0.017475">
                <text:p>0.017475</text:p>
              </table:table-cell>
              <table:table-cell office:value-type="float" office:value="0.35">
                <text:p>0.35</text:p>
              </table:table-cell>
              <table:table-cell office:value-type="float" office:value="0.0140166666666667">
                <text:p>0.0140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">
                <text:p>0.35</text:p>
              </table:table-cell>
              <table:table-cell office:value-type="float" office:value="0.0213166666666667">
                <text:p>0.0213166666666667</text:p>
              </table:table-cell>
              <table:table-cell office:value-type="float" office:value="0.36">
                <text:p>0.36</text:p>
              </table:table-cell>
              <table:table-cell office:value-type="float" office:value="0.0181333333333333">
                <text:p>0.0181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017125">
                <text:p>0.017125</text:p>
              </table:table-cell>
              <table:table-cell office:value-type="float" office:value="0.37">
                <text:p>0.37</text:p>
              </table:table-cell>
              <table:table-cell office:value-type="float" office:value="0.011225">
                <text:p>0.011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">
                <text:p>0.37</text:p>
              </table:table-cell>
              <table:table-cell office:value-type="float" office:value="0.0204416666666667">
                <text:p>0.0204416666666667</text:p>
              </table:table-cell>
              <table:table-cell office:value-type="float" office:value="0.38">
                <text:p>0.38</text:p>
              </table:table-cell>
              <table:table-cell office:value-type="float" office:value="0.0222833333333333">
                <text:p>0.02228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  <table:table-cell office:value-type="float" office:value="0.0216916666666667">
                <text:p>0.0216916666666667</text:p>
              </table:table-cell>
              <table:table-cell office:value-type="float" office:value="0.39">
                <text:p>0.39</text:p>
              </table:table-cell>
              <table:table-cell office:value-type="float" office:value="0.0195583333333333">
                <text:p>0.019558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0.0210666666666667">
                <text:p>0.0210666666666667</text:p>
              </table:table-cell>
              <table:table-cell office:value-type="float" office:value="0.4">
                <text:p>0.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0241333333333333">
                <text:p>0.0241333333333333</text:p>
              </table:table-cell>
              <table:table-cell office:value-type="float" office:value="0.41">
                <text:p>0.41</text:p>
              </table:table-cell>
              <table:table-cell office:value-type="float" office:value="0.025925">
                <text:p>0.0259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0243083333333333">
                <text:p>0.0243083333333333</text:p>
              </table:table-cell>
              <table:table-cell office:value-type="float" office:value="0.42">
                <text:p>0.42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0.026125">
                <text:p>0.026125</text:p>
              </table:table-cell>
              <table:table-cell office:value-type="float" office:value="0.43">
                <text:p>0.43</text:p>
              </table:table-cell>
              <table:table-cell office:value-type="float" office:value="0.014825">
                <text:p>0.014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167166666666667">
                <text:p>0.0167166666666667</text:p>
              </table:table-cell>
              <table:table-cell office:value-type="float" office:value="0.44">
                <text:p>0.44</text:p>
              </table:table-cell>
              <table:table-cell office:value-type="float" office:value="0.0248166666666667">
                <text:p>0.0248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">
                <text:p>0.44</text:p>
              </table:table-cell>
              <table:table-cell office:value-type="float" office:value="0.023425">
                <text:p>0.023425</text:p>
              </table:table-cell>
              <table:table-cell office:value-type="float" office:value="0.45">
                <text:p>0.45</text:p>
              </table:table-cell>
              <table:table-cell office:value-type="float" office:value="0.02825">
                <text:p>0.02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">
                <text:p>0.45</text:p>
              </table:table-cell>
              <table:table-cell office:value-type="float" office:value="0.0286">
                <text:p>0.0286</text:p>
              </table:table-cell>
              <table:table-cell office:value-type="float" office:value="0.46">
                <text:p>0.46</text:p>
              </table:table-cell>
              <table:table-cell office:value-type="float" office:value="0.0249333333333333">
                <text:p>0.0249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0229666666666667">
                <text:p>0.0229666666666667</text:p>
              </table:table-cell>
              <table:table-cell office:value-type="float" office:value="0.47">
                <text:p>0.47</text:p>
              </table:table-cell>
              <table:table-cell office:value-type="float" office:value="0.0263666666666667">
                <text:p>0.0263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">
                <text:p>0.47</text:p>
              </table:table-cell>
              <table:table-cell office:value-type="float" office:value="0.0239666666666667">
                <text:p>0.0239666666666667</text:p>
              </table:table-cell>
              <table:table-cell office:value-type="float" office:value="0.48">
                <text:p>0.48</text:p>
              </table:table-cell>
              <table:table-cell office:value-type="float" office:value="0.02635">
                <text:p>0.02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290166666666667">
                <text:p>0.0290166666666667</text:p>
              </table:table-cell>
              <table:table-cell office:value-type="float" office:value="0.49">
                <text:p>0.49</text:p>
              </table:table-cell>
              <table:table-cell office:value-type="float" office:value="0.0235333333333333">
                <text:p>0.0235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023025">
                <text:p>0.023025</text:p>
              </table:table-cell>
              <table:table-cell office:value-type="float" office:value="0.5">
                <text:p>0.5</text:p>
              </table:table-cell>
              <table:table-cell office:value-type="float" office:value="0.0372166666666667">
                <text:p>0.03721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0363166666666667">
                <text:p>0.0363166666666667</text:p>
              </table:table-cell>
              <table:table-cell office:value-type="float" office:value="0.51">
                <text:p>0.51</text:p>
              </table:table-cell>
              <table:table-cell office:value-type="float" office:value="0.0188833333333333">
                <text:p>0.01888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">
                <text:p>0.51</text:p>
              </table:table-cell>
              <table:table-cell office:value-type="float" office:value="0.0202666666666667">
                <text:p>0.0202666666666667</text:p>
              </table:table-cell>
              <table:table-cell office:value-type="float" office:value="0.52">
                <text:p>0.52</text:p>
              </table:table-cell>
              <table:table-cell office:value-type="float" office:value="0.0263083333333333">
                <text:p>0.0263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">
                <text:p>0.52</text:p>
              </table:table-cell>
              <table:table-cell office:value-type="float" office:value="0.0270416666666667">
                <text:p>0.0270416666666667</text:p>
              </table:table-cell>
              <table:table-cell office:value-type="float" office:value="0.53">
                <text:p>0.53</text:p>
              </table:table-cell>
              <table:table-cell office:value-type="float" office:value="0.0250416666666667">
                <text:p>0.025041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0.0264166666666667">
                <text:p>0.0264166666666667</text:p>
              </table:table-cell>
              <table:table-cell office:value-type="float" office:value="0.54">
                <text:p>0.54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0.022325">
                <text:p>0.022325</text:p>
              </table:table-cell>
              <table:table-cell office:value-type="float" office:value="0.55">
                <text:p>0.55</text:p>
              </table:table-cell>
              <table:table-cell office:value-type="float" office:value="0.02265">
                <text:p>0.02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">
                <text:p>0.55</text:p>
              </table:table-cell>
              <table:table-cell office:value-type="float" office:value="0.0257333333333333">
                <text:p>0.0257333333333333</text:p>
              </table:table-cell>
              <table:table-cell office:value-type="float" office:value="0.56">
                <text:p>0.56</text:p>
              </table:table-cell>
              <table:table-cell office:value-type="float" office:value="0.02235">
                <text:p>0.02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0.024975">
                <text:p>0.024975</text:p>
              </table:table-cell>
              <table:table-cell office:value-type="float" office:value="0.57">
                <text:p>0.57</text:p>
              </table:table-cell>
              <table:table-cell office:value-type="float" office:value="0.0206166666666667">
                <text:p>0.0206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">
                <text:p>0.57</text:p>
              </table:table-cell>
              <table:table-cell office:value-type="float" office:value="0.0213416666666667">
                <text:p>0.0213416666666667</text:p>
              </table:table-cell>
              <table:table-cell office:value-type="float" office:value="0.58">
                <text:p>0.58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0.0161083333333333">
                <text:p>0.0161083333333333</text:p>
              </table:table-cell>
              <table:table-cell office:value-type="float" office:value="0.59">
                <text:p>0.59</text:p>
              </table:table-cell>
              <table:table-cell office:value-type="float" office:value="0.0202583333333333">
                <text:p>0.020258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022825">
                <text:p>0.022825</text:p>
              </table:table-cell>
              <table:table-cell office:value-type="float" office:value="0.6">
                <text:p>0.6</text:p>
              </table:table-cell>
              <table:table-cell office:value-type="float" office:value="0.0135916666666667">
                <text:p>0.013591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0.015725">
                <text:p>0.015725</text:p>
              </table:table-cell>
              <table:table-cell office:value-type="float" office:value="0.61">
                <text:p>0.61</text:p>
              </table:table-cell>
              <table:table-cell office:value-type="float" office:value="0.0117833333333333">
                <text:p>0.01178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">
                <text:p>0.61</text:p>
              </table:table-cell>
              <table:table-cell office:value-type="float" office:value="0.0148">
                <text:p>0.0148</text:p>
              </table:table-cell>
              <table:table-cell office:value-type="float" office:value="0.62">
                <text:p>0.62</text:p>
              </table:table-cell>
              <table:table-cell office:value-type="float" office:value="0.0123916666666667">
                <text:p>0.012391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0.017075">
                <text:p>0.017075</text:p>
              </table:table-cell>
              <table:table-cell office:value-type="float" office:value="0.63">
                <text:p>0.63</text:p>
              </table:table-cell>
              <table:table-cell office:value-type="float" office:value="0.00861666666666667">
                <text:p>0.00861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">
                <text:p>0.63</text:p>
              </table:table-cell>
              <table:table-cell office:value-type="float" office:value="0.0127833333333333">
                <text:p>0.0127833333333333</text:p>
              </table:table-cell>
              <table:table-cell office:value-type="float" office:value="0.64">
                <text:p>0.64</text:p>
              </table:table-cell>
              <table:table-cell office:value-type="float" office:value="0.0129916666666667">
                <text:p>0.012991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.0162166666666667">
                <text:p>0.0162166666666667</text:p>
              </table:table-cell>
              <table:table-cell office:value-type="float" office:value="0.65">
                <text:p>0.65</text:p>
              </table:table-cell>
              <table:table-cell office:value-type="float" office:value="0.00661666666666667">
                <text:p>0.00661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">
                <text:p>0.65</text:p>
              </table:table-cell>
              <table:table-cell office:value-type="float" office:value="0.00873333333333333">
                <text:p>0.00873333333333333</text:p>
              </table:table-cell>
              <table:table-cell office:value-type="float" office:value="0.66">
                <text:p>0.66</text:p>
              </table:table-cell>
              <table:table-cell office:value-type="float" office:value="0.00850833333333333">
                <text:p>0.008508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">
                <text:p>0.66</text:p>
              </table:table-cell>
              <table:table-cell office:value-type="float" office:value="0.010225">
                <text:p>0.010225</text:p>
              </table:table-cell>
              <table:table-cell office:value-type="float" office:value="0.67">
                <text:p>0.67</text:p>
              </table:table-cell>
              <table:table-cell office:value-type="float" office:value="0.00448333333333333">
                <text:p>0.00448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">
                <text:p>0.67</text:p>
              </table:table-cell>
              <table:table-cell office:value-type="float" office:value="0.0071">
                <text:p>0.0071</text:p>
              </table:table-cell>
              <table:table-cell office:value-type="float" office:value="0.68">
                <text:p>0.68</text:p>
              </table:table-cell>
              <table:table-cell office:value-type="float" office:value="0.00700833333333333">
                <text:p>0.00700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">
                <text:p>0.68</text:p>
              </table:table-cell>
              <table:table-cell office:value-type="float" office:value="0.00655833333333333">
                <text:p>0.00655833333333333</text:p>
              </table:table-cell>
              <table:table-cell office:value-type="float" office:value="0.69">
                <text:p>0.69</text:p>
              </table:table-cell>
              <table:table-cell office:value-type="float" office:value="0.00546666666666667">
                <text:p>0.0054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0.005475">
                <text:p>0.005475</text:p>
              </table:table-cell>
              <table:table-cell office:value-type="float" office:value="0.7">
                <text:p>0.7</text:p>
              </table:table-cell>
              <table:table-cell office:value-type="float" office:value="0.00790833333333333">
                <text:p>0.007908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">
                <text:p>0.7</text:p>
              </table:table-cell>
              <table:table-cell office:value-type="float" office:value="0.00375833333333333">
                <text:p>0.00375833333333333</text:p>
              </table:table-cell>
              <table:table-cell office:value-type="float" office:value="0.71">
                <text:p>0.71</text:p>
              </table:table-cell>
              <table:table-cell office:value-type="float" office:value="0.00453333333333333">
                <text:p>0.0045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">
                <text:p>0.71</text:p>
              </table:table-cell>
              <table:table-cell office:value-type="float" office:value="0.00421666666666667">
                <text:p>0.00421666666666667</text:p>
              </table:table-cell>
              <table:table-cell office:value-type="float" office:value="0.72">
                <text:p>0.72</text:p>
              </table:table-cell>
              <table:table-cell office:value-type="float" office:value="0.00838333333333333">
                <text:p>0.00838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">
                <text:p>0.72</text:p>
              </table:table-cell>
              <table:table-cell office:value-type="float" office:value="0.002875">
                <text:p>0.002875</text:p>
              </table:table-cell>
              <table:table-cell office:value-type="float" office:value="0.73">
                <text:p>0.73</text:p>
              </table:table-cell>
              <table:table-cell office:value-type="float" office:value="0.00635833333333333">
                <text:p>0.00635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">
                <text:p>0.73</text:p>
              </table:table-cell>
              <table:table-cell office:value-type="float" office:value="0.00169166666666667">
                <text:p>0.00169166666666667</text:p>
              </table:table-cell>
              <table:table-cell office:value-type="float" office:value="0.74">
                <text:p>0.74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">
                <text:p>0.74</text:p>
              </table:table-cell>
              <table:table-cell office:value-type="float" office:value="0.00151666666666667">
                <text:p>0.00151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00468333333333333">
                <text:p>0.00468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0.000991666666666666">
                <text:p>0.000991666666666666</text:p>
              </table:table-cell>
              <table:table-cell office:value-type="float" office:value="0.76">
                <text:p>0.76</text:p>
              </table:table-cell>
              <table:table-cell office:value-type="float" office:value="0.0123583333333333">
                <text:p>0.012358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">
                <text:p>0.76</text:p>
              </table:table-cell>
              <table:table-cell office:value-type="float" office:value="0.000566666666666666">
                <text:p>0.000566666666666666</text:p>
              </table:table-cell>
              <table:table-cell office:value-type="float" office:value="0.77">
                <text:p>0.77</text:p>
              </table:table-cell>
              <table:table-cell office:value-type="float" office:value="0.00949166666666667">
                <text:p>0.009491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">
                <text:p>0.77</text:p>
              </table:table-cell>
              <table:table-cell office:value-type="float" office:value="0.000258333333333333">
                <text:p>0.00025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0.00790833333333334">
                <text:p>0.00790833333333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">
                <text:p>0.78</text:p>
              </table:table-cell>
              <table:table-cell office:value-type="float" office:value="0.000283333333333333">
                <text:p>0.000283333333333333</text:p>
              </table:table-cell>
              <table:table-cell office:value-type="float" office:value="0.79">
                <text:p>0.79</text:p>
              </table:table-cell>
              <table:table-cell office:value-type="float" office:value="0.0115333333333333">
                <text:p>0.0115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">
                <text:p>0.79</text:p>
              </table:table-cell>
              <table:table-cell office:value-type="float" office:value="0.00015">
                <text:p>0.00015</text:p>
              </table:table-cell>
              <table:table-cell office:value-type="float" office:value="0.8">
                <text:p>0.8</text:p>
              </table:table-cell>
              <table:table-cell office:value-type="float" office:value="0.0167916666666667">
                <text:p>0.016791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0.00005">
                <text:p>0.00005</text:p>
              </table:table-cell>
              <table:table-cell office:value-type="float" office:value="0.81">
                <text:p>0.81</text:p>
              </table:table-cell>
              <table:table-cell office:value-type="float" office:value="0.00828333333333333">
                <text:p>0.00828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0.011425">
                <text:p>0.011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.00854166666666667">
                <text:p>0.008541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0112833333333333">
                <text:p>0.01128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.00625833333333333">
                <text:p>0.006258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0.008275">
                <text:p>0.008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0.00845">
                <text:p>0.00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">
                <text:p>0.89</text:p>
              </table:table-cell>
              <table:table-cell office:value-type="float" office:value="0.00218333333333333">
                <text:p>0.00218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00480833333333333">
                <text:p>0.004808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00189166666666667">
                <text:p>0.001891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00138333333333333">
                <text:p>0.00138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">
                <text:p>0.93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0.0000166666666666667">
                <text:p>0.0000166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06cm" svg:y="0.316cm" chart:style-name="ch2">
          <text:p>Entropy Distributions</text:p>
        </chart:title>
        <chart:legend chart:legend-position="end" svg:x="13.524cm" svg:y="3.98cm" chart:style-name="ch3"/>
        <chart:plot-area chart:style-name="ch4" table:cell-range-address="Entropy.L2:Entropy.L73 Entropy.M3:Entropy.M73 Entropy.O2:Entropy.O2 Entropy.P3:Entropy.P89" chart:data-source-has-labels="row" svg:x="0.77cm" svg:y="1.635cm" svg:width="12.114cm" svg:height="6.765cm">
          <chartooo:coordinate-region svg:x="1.868cm" svg:y="1.835cm" svg:width="10.776cm" svg:height="5.9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Entropy.M3:Entropy.M73" chart:label-cell-address="Entropy.L2:Entropy.L2" chart:class="chart:scatter">
            <chart:domain table:cell-range-address="Entropy.L3:Entropy.L73"/>
            <chart:data-point chart:repeated="71"/>
          </chart:series>
          <chart:series chart:style-name="ch8" chart:values-cell-range-address="Entropy.P3:Entropy.P89" chart:label-cell-address="Entropy.O2:Entropy.O2" chart:class="chart:scatter">
            <chart:domain table:cell-range-address="Entropy.O3:Entropy.O89"/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ntext</text:p>
                <draw:g>
                  <svg:desc>Entropy.L2:Entropy.L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No-context</text:p>
                <draw:g>
                  <svg:desc>Entropy.O2:Entropy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tropy.L3:Entropy.L73</svg:desc>
                </draw:g>
              </table:table-cell>
              <table:table-cell office:value-type="float" office:value="0.0274666666666667">
                <text:p>0.0274666666666667</text:p>
                <draw:g>
                  <svg:desc>Entropy.M3:Entropy.M73</svg:desc>
                </draw:g>
              </table:table-cell>
              <table:table-cell office:value-type="float" office:value="0">
                <text:p>0</text:p>
                <draw:g>
                  <svg:desc>Entropy.O3:Entropy.O89</svg:desc>
                </draw:g>
              </table:table-cell>
              <table:table-cell office:value-type="float" office:value="0.0127333333333333">
                <text:p>0.0127333333333333</text:p>
                <draw:g>
                  <svg:desc>Entropy.P3:Entropy.P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435416666666667">
                <text:p>0.0435416666666667</text:p>
              </table:table-cell>
              <table:table-cell office:value-type="float" office:value="0.05">
                <text:p>0.05</text:p>
              </table:table-cell>
              <table:table-cell office:value-type="float" office:value="0.032075">
                <text:p>0.03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00358333333333333">
                <text:p>0.00358333333333333</text:p>
              </table:table-cell>
              <table:table-cell office:value-type="float" office:value="0.09">
                <text:p>0.09</text:p>
              </table:table-cell>
              <table:table-cell office:value-type="float" office:value="0.0100666666666667">
                <text:p>0.0100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">
                <text:p>0.11</text:p>
              </table:table-cell>
              <table:table-cell office:value-type="float" office:value="0.0299916666666667">
                <text:p>0.0299916666666667</text:p>
              </table:table-cell>
              <table:table-cell office:value-type="float" office:value="0.11">
                <text:p>0.11</text:p>
              </table:table-cell>
              <table:table-cell office:value-type="float" office:value="0.01865">
                <text:p>0.01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0.00329166666666667">
                <text:p>0.00329166666666667</text:p>
              </table:table-cell>
              <table:table-cell office:value-type="float" office:value="0.14">
                <text:p>0.14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0.0126416666666667">
                <text:p>0.0126416666666667</text:p>
              </table:table-cell>
              <table:table-cell office:value-type="float" office:value="0.16">
                <text:p>0.16</text:p>
              </table:table-cell>
              <table:table-cell office:value-type="float" office:value="0.0165083333333333">
                <text:p>0.01650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16275">
                <text:p>0.016275</text:p>
              </table:table-cell>
              <table:table-cell office:value-type="float" office:value="0.17">
                <text:p>0.1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00759166666666667">
                <text:p>0.00759166666666667</text:p>
              </table:table-cell>
              <table:table-cell office:value-type="float" office:value="0.18">
                <text:p>0.18</text:p>
              </table:table-cell>
              <table:table-cell office:value-type="float" office:value="0.0000416666666666667">
                <text:p>0.00004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000308333333333333">
                <text:p>0.000308333333333333</text:p>
              </table:table-cell>
              <table:table-cell office:value-type="float" office:value="0.19">
                <text:p>0.19</text:p>
              </table:table-cell>
              <table:table-cell office:value-type="float" office:value="0.000133333333333333">
                <text:p>0.00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0057">
                <text:p>0.0057</text:p>
              </table:table-cell>
              <table:table-cell office:value-type="float" office:value="0.2">
                <text:p>0.2</text:p>
              </table:table-cell>
              <table:table-cell office:value-type="float" office:value="0.00183333333333333">
                <text:p>0.001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0694166666666667">
                <text:p>0.00694166666666667</text:p>
              </table:table-cell>
              <table:table-cell office:value-type="float" office:value="0.21">
                <text:p>0.21</text:p>
              </table:table-cell>
              <table:table-cell office:value-type="float" office:value="0.01225">
                <text:p>0.01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006975">
                <text:p>0.006975</text:p>
              </table:table-cell>
              <table:table-cell office:value-type="float" office:value="0.22">
                <text:p>0.22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0.00453333333333333">
                <text:p>0.00453333333333333</text:p>
              </table:table-cell>
              <table:table-cell office:value-type="float" office:value="0.23">
                <text:p>0.23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  <table:table-cell office:value-type="float" office:value="0.00220833333333333">
                <text:p>0.00220833333333333</text:p>
              </table:table-cell>
              <table:table-cell office:value-type="float" office:value="0.24">
                <text:p>0.24</text:p>
              </table:table-cell>
              <table:table-cell office:value-type="float" office:value="0.000108333333333333">
                <text:p>0.00010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0.00175833333333333">
                <text:p>0.001758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00536666666666667">
                <text:p>0.005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00820833333333333">
                <text:p>0.00820833333333333</text:p>
              </table:table-cell>
              <table:table-cell office:value-type="float" office:value="0.26">
                <text:p>0.26</text:p>
              </table:table-cell>
              <table:table-cell office:value-type="float" office:value="0.00176666666666667">
                <text:p>0.0017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0.010325">
                <text:p>0.010325</text:p>
              </table:table-cell>
              <table:table-cell office:value-type="float" office:value="0.27">
                <text:p>0.27</text:p>
              </table:table-cell>
              <table:table-cell office:value-type="float" office:value="0.0115583333333333">
                <text:p>0.01155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00405">
                <text:p>0.00405</text:p>
              </table:table-cell>
              <table:table-cell office:value-type="float" office:value="0.28">
                <text:p>0.28</text:p>
              </table:table-cell>
              <table:table-cell office:value-type="float" office:value="0.003075">
                <text:p>0.003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0.00764166666666667">
                <text:p>0.00764166666666667</text:p>
              </table:table-cell>
              <table:table-cell office:value-type="float" office:value="0.29">
                <text:p>0.29</text:p>
              </table:table-cell>
              <table:table-cell office:value-type="float" office:value="0.001275">
                <text:p>0.001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0.007125">
                <text:p>0.007125</text:p>
              </table:table-cell>
              <table:table-cell office:value-type="float" office:value="0.3">
                <text:p>0.3</text:p>
              </table:table-cell>
              <table:table-cell office:value-type="float" office:value="0.00949166666666667">
                <text:p>0.00949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0140166666666667">
                <text:p>0.0140166666666667</text:p>
              </table:table-cell>
              <table:table-cell office:value-type="float" office:value="0.31">
                <text:p>0.31</text:p>
              </table:table-cell>
              <table:table-cell office:value-type="float" office:value="0.00731666666666667">
                <text:p>0.00731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0.015275">
                <text:p>0.015275</text:p>
              </table:table-cell>
              <table:table-cell office:value-type="float" office:value="0.32">
                <text:p>0.32</text:p>
              </table:table-cell>
              <table:table-cell office:value-type="float" office:value="0.006075">
                <text:p>0.006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0.00794166666666667">
                <text:p>0.00794166666666667</text:p>
              </table:table-cell>
              <table:table-cell office:value-type="float" office:value="0.33">
                <text:p>0.33</text:p>
              </table:table-cell>
              <table:table-cell office:value-type="float" office:value="0.0142666666666667">
                <text:p>0.014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">
                <text:p>0.33</text:p>
              </table:table-cell>
              <table:table-cell office:value-type="float" office:value="0.0168083333333333">
                <text:p>0.0168083333333333</text:p>
              </table:table-cell>
              <table:table-cell office:value-type="float" office:value="0.34">
                <text:p>0.34</text:p>
              </table:table-cell>
              <table:table-cell office:value-type="float" office:value="0.00641666666666667">
                <text:p>0.0064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">
                <text:p>0.34</text:p>
              </table:table-cell>
              <table:table-cell office:value-type="float" office:value="0.017475">
                <text:p>0.017475</text:p>
              </table:table-cell>
              <table:table-cell office:value-type="float" office:value="0.35">
                <text:p>0.35</text:p>
              </table:table-cell>
              <table:table-cell office:value-type="float" office:value="0.0140166666666667">
                <text:p>0.0140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">
                <text:p>0.35</text:p>
              </table:table-cell>
              <table:table-cell office:value-type="float" office:value="0.0213166666666667">
                <text:p>0.0213166666666667</text:p>
              </table:table-cell>
              <table:table-cell office:value-type="float" office:value="0.36">
                <text:p>0.36</text:p>
              </table:table-cell>
              <table:table-cell office:value-type="float" office:value="0.0181333333333333">
                <text:p>0.0181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017125">
                <text:p>0.017125</text:p>
              </table:table-cell>
              <table:table-cell office:value-type="float" office:value="0.37">
                <text:p>0.37</text:p>
              </table:table-cell>
              <table:table-cell office:value-type="float" office:value="0.011225">
                <text:p>0.011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">
                <text:p>0.37</text:p>
              </table:table-cell>
              <table:table-cell office:value-type="float" office:value="0.0204416666666667">
                <text:p>0.0204416666666667</text:p>
              </table:table-cell>
              <table:table-cell office:value-type="float" office:value="0.38">
                <text:p>0.38</text:p>
              </table:table-cell>
              <table:table-cell office:value-type="float" office:value="0.0222833333333333">
                <text:p>0.02228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  <table:table-cell office:value-type="float" office:value="0.0216916666666667">
                <text:p>0.0216916666666667</text:p>
              </table:table-cell>
              <table:table-cell office:value-type="float" office:value="0.39">
                <text:p>0.39</text:p>
              </table:table-cell>
              <table:table-cell office:value-type="float" office:value="0.0195583333333333">
                <text:p>0.019558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0.0210666666666667">
                <text:p>0.0210666666666667</text:p>
              </table:table-cell>
              <table:table-cell office:value-type="float" office:value="0.4">
                <text:p>0.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0241333333333333">
                <text:p>0.0241333333333333</text:p>
              </table:table-cell>
              <table:table-cell office:value-type="float" office:value="0.41">
                <text:p>0.41</text:p>
              </table:table-cell>
              <table:table-cell office:value-type="float" office:value="0.025925">
                <text:p>0.0259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0243083333333333">
                <text:p>0.0243083333333333</text:p>
              </table:table-cell>
              <table:table-cell office:value-type="float" office:value="0.42">
                <text:p>0.42</text:p>
              </table:table-cell>
              <table:table-cell office:value-type="float" office:value="0.0268666666666667">
                <text:p>0.0268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0.026125">
                <text:p>0.026125</text:p>
              </table:table-cell>
              <table:table-cell office:value-type="float" office:value="0.43">
                <text:p>0.43</text:p>
              </table:table-cell>
              <table:table-cell office:value-type="float" office:value="0.014825">
                <text:p>0.014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167166666666667">
                <text:p>0.0167166666666667</text:p>
              </table:table-cell>
              <table:table-cell office:value-type="float" office:value="0.44">
                <text:p>0.44</text:p>
              </table:table-cell>
              <table:table-cell office:value-type="float" office:value="0.0248166666666667">
                <text:p>0.0248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">
                <text:p>0.44</text:p>
              </table:table-cell>
              <table:table-cell office:value-type="float" office:value="0.023425">
                <text:p>0.023425</text:p>
              </table:table-cell>
              <table:table-cell office:value-type="float" office:value="0.45">
                <text:p>0.45</text:p>
              </table:table-cell>
              <table:table-cell office:value-type="float" office:value="0.02825">
                <text:p>0.02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">
                <text:p>0.45</text:p>
              </table:table-cell>
              <table:table-cell office:value-type="float" office:value="0.0286">
                <text:p>0.0286</text:p>
              </table:table-cell>
              <table:table-cell office:value-type="float" office:value="0.46">
                <text:p>0.46</text:p>
              </table:table-cell>
              <table:table-cell office:value-type="float" office:value="0.0249333333333333">
                <text:p>0.0249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0229666666666667">
                <text:p>0.0229666666666667</text:p>
              </table:table-cell>
              <table:table-cell office:value-type="float" office:value="0.47">
                <text:p>0.47</text:p>
              </table:table-cell>
              <table:table-cell office:value-type="float" office:value="0.0263666666666667">
                <text:p>0.0263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">
                <text:p>0.47</text:p>
              </table:table-cell>
              <table:table-cell office:value-type="float" office:value="0.0239666666666667">
                <text:p>0.0239666666666667</text:p>
              </table:table-cell>
              <table:table-cell office:value-type="float" office:value="0.48">
                <text:p>0.48</text:p>
              </table:table-cell>
              <table:table-cell office:value-type="float" office:value="0.02635">
                <text:p>0.02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290166666666667">
                <text:p>0.0290166666666667</text:p>
              </table:table-cell>
              <table:table-cell office:value-type="float" office:value="0.49">
                <text:p>0.49</text:p>
              </table:table-cell>
              <table:table-cell office:value-type="float" office:value="0.0235333333333333">
                <text:p>0.0235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023025">
                <text:p>0.023025</text:p>
              </table:table-cell>
              <table:table-cell office:value-type="float" office:value="0.5">
                <text:p>0.5</text:p>
              </table:table-cell>
              <table:table-cell office:value-type="float" office:value="0.0372166666666667">
                <text:p>0.03721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0363166666666667">
                <text:p>0.0363166666666667</text:p>
              </table:table-cell>
              <table:table-cell office:value-type="float" office:value="0.51">
                <text:p>0.51</text:p>
              </table:table-cell>
              <table:table-cell office:value-type="float" office:value="0.0188833333333333">
                <text:p>0.01888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">
                <text:p>0.51</text:p>
              </table:table-cell>
              <table:table-cell office:value-type="float" office:value="0.0202666666666667">
                <text:p>0.0202666666666667</text:p>
              </table:table-cell>
              <table:table-cell office:value-type="float" office:value="0.52">
                <text:p>0.52</text:p>
              </table:table-cell>
              <table:table-cell office:value-type="float" office:value="0.0263083333333333">
                <text:p>0.0263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">
                <text:p>0.52</text:p>
              </table:table-cell>
              <table:table-cell office:value-type="float" office:value="0.0270416666666667">
                <text:p>0.0270416666666667</text:p>
              </table:table-cell>
              <table:table-cell office:value-type="float" office:value="0.53">
                <text:p>0.53</text:p>
              </table:table-cell>
              <table:table-cell office:value-type="float" office:value="0.0250416666666667">
                <text:p>0.025041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0.0264166666666667">
                <text:p>0.0264166666666667</text:p>
              </table:table-cell>
              <table:table-cell office:value-type="float" office:value="0.54">
                <text:p>0.54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0.022325">
                <text:p>0.022325</text:p>
              </table:table-cell>
              <table:table-cell office:value-type="float" office:value="0.55">
                <text:p>0.55</text:p>
              </table:table-cell>
              <table:table-cell office:value-type="float" office:value="0.02265">
                <text:p>0.02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">
                <text:p>0.55</text:p>
              </table:table-cell>
              <table:table-cell office:value-type="float" office:value="0.0257333333333333">
                <text:p>0.0257333333333333</text:p>
              </table:table-cell>
              <table:table-cell office:value-type="float" office:value="0.56">
                <text:p>0.56</text:p>
              </table:table-cell>
              <table:table-cell office:value-type="float" office:value="0.02235">
                <text:p>0.02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0.024975">
                <text:p>0.024975</text:p>
              </table:table-cell>
              <table:table-cell office:value-type="float" office:value="0.57">
                <text:p>0.57</text:p>
              </table:table-cell>
              <table:table-cell office:value-type="float" office:value="0.0206166666666667">
                <text:p>0.0206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">
                <text:p>0.57</text:p>
              </table:table-cell>
              <table:table-cell office:value-type="float" office:value="0.0213416666666667">
                <text:p>0.0213416666666667</text:p>
              </table:table-cell>
              <table:table-cell office:value-type="float" office:value="0.58">
                <text:p>0.58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0.0161083333333333">
                <text:p>0.0161083333333333</text:p>
              </table:table-cell>
              <table:table-cell office:value-type="float" office:value="0.59">
                <text:p>0.59</text:p>
              </table:table-cell>
              <table:table-cell office:value-type="float" office:value="0.0202583333333333">
                <text:p>0.020258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022825">
                <text:p>0.022825</text:p>
              </table:table-cell>
              <table:table-cell office:value-type="float" office:value="0.6">
                <text:p>0.6</text:p>
              </table:table-cell>
              <table:table-cell office:value-type="float" office:value="0.0135916666666667">
                <text:p>0.013591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0.015725">
                <text:p>0.015725</text:p>
              </table:table-cell>
              <table:table-cell office:value-type="float" office:value="0.61">
                <text:p>0.61</text:p>
              </table:table-cell>
              <table:table-cell office:value-type="float" office:value="0.0117833333333333">
                <text:p>0.01178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">
                <text:p>0.61</text:p>
              </table:table-cell>
              <table:table-cell office:value-type="float" office:value="0.0148">
                <text:p>0.0148</text:p>
              </table:table-cell>
              <table:table-cell office:value-type="float" office:value="0.62">
                <text:p>0.62</text:p>
              </table:table-cell>
              <table:table-cell office:value-type="float" office:value="0.0123916666666667">
                <text:p>0.012391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0.017075">
                <text:p>0.017075</text:p>
              </table:table-cell>
              <table:table-cell office:value-type="float" office:value="0.63">
                <text:p>0.63</text:p>
              </table:table-cell>
              <table:table-cell office:value-type="float" office:value="0.00861666666666667">
                <text:p>0.00861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">
                <text:p>0.63</text:p>
              </table:table-cell>
              <table:table-cell office:value-type="float" office:value="0.0127833333333333">
                <text:p>0.0127833333333333</text:p>
              </table:table-cell>
              <table:table-cell office:value-type="float" office:value="0.64">
                <text:p>0.64</text:p>
              </table:table-cell>
              <table:table-cell office:value-type="float" office:value="0.0129916666666667">
                <text:p>0.012991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.0162166666666667">
                <text:p>0.0162166666666667</text:p>
              </table:table-cell>
              <table:table-cell office:value-type="float" office:value="0.65">
                <text:p>0.65</text:p>
              </table:table-cell>
              <table:table-cell office:value-type="float" office:value="0.00661666666666667">
                <text:p>0.00661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">
                <text:p>0.65</text:p>
              </table:table-cell>
              <table:table-cell office:value-type="float" office:value="0.00873333333333333">
                <text:p>0.00873333333333333</text:p>
              </table:table-cell>
              <table:table-cell office:value-type="float" office:value="0.66">
                <text:p>0.66</text:p>
              </table:table-cell>
              <table:table-cell office:value-type="float" office:value="0.00850833333333333">
                <text:p>0.008508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">
                <text:p>0.66</text:p>
              </table:table-cell>
              <table:table-cell office:value-type="float" office:value="0.010225">
                <text:p>0.010225</text:p>
              </table:table-cell>
              <table:table-cell office:value-type="float" office:value="0.67">
                <text:p>0.67</text:p>
              </table:table-cell>
              <table:table-cell office:value-type="float" office:value="0.00448333333333333">
                <text:p>0.00448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">
                <text:p>0.67</text:p>
              </table:table-cell>
              <table:table-cell office:value-type="float" office:value="0.0071">
                <text:p>0.0071</text:p>
              </table:table-cell>
              <table:table-cell office:value-type="float" office:value="0.68">
                <text:p>0.68</text:p>
              </table:table-cell>
              <table:table-cell office:value-type="float" office:value="0.00700833333333333">
                <text:p>0.007008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">
                <text:p>0.68</text:p>
              </table:table-cell>
              <table:table-cell office:value-type="float" office:value="0.00655833333333333">
                <text:p>0.00655833333333333</text:p>
              </table:table-cell>
              <table:table-cell office:value-type="float" office:value="0.69">
                <text:p>0.69</text:p>
              </table:table-cell>
              <table:table-cell office:value-type="float" office:value="0.00546666666666667">
                <text:p>0.0054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0.005475">
                <text:p>0.005475</text:p>
              </table:table-cell>
              <table:table-cell office:value-type="float" office:value="0.7">
                <text:p>0.7</text:p>
              </table:table-cell>
              <table:table-cell office:value-type="float" office:value="0.00790833333333333">
                <text:p>0.007908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">
                <text:p>0.7</text:p>
              </table:table-cell>
              <table:table-cell office:value-type="float" office:value="0.00375833333333333">
                <text:p>0.00375833333333333</text:p>
              </table:table-cell>
              <table:table-cell office:value-type="float" office:value="0.71">
                <text:p>0.71</text:p>
              </table:table-cell>
              <table:table-cell office:value-type="float" office:value="0.00453333333333333">
                <text:p>0.0045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">
                <text:p>0.71</text:p>
              </table:table-cell>
              <table:table-cell office:value-type="float" office:value="0.00421666666666667">
                <text:p>0.00421666666666667</text:p>
              </table:table-cell>
              <table:table-cell office:value-type="float" office:value="0.72">
                <text:p>0.72</text:p>
              </table:table-cell>
              <table:table-cell office:value-type="float" office:value="0.00838333333333333">
                <text:p>0.00838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">
                <text:p>0.72</text:p>
              </table:table-cell>
              <table:table-cell office:value-type="float" office:value="0.002875">
                <text:p>0.002875</text:p>
              </table:table-cell>
              <table:table-cell office:value-type="float" office:value="0.73">
                <text:p>0.73</text:p>
              </table:table-cell>
              <table:table-cell office:value-type="float" office:value="0.00635833333333333">
                <text:p>0.00635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">
                <text:p>0.73</text:p>
              </table:table-cell>
              <table:table-cell office:value-type="float" office:value="0.00169166666666667">
                <text:p>0.00169166666666667</text:p>
              </table:table-cell>
              <table:table-cell office:value-type="float" office:value="0.74">
                <text:p>0.74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">
                <text:p>0.74</text:p>
              </table:table-cell>
              <table:table-cell office:value-type="float" office:value="0.00151666666666667">
                <text:p>0.00151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00468333333333333">
                <text:p>0.00468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0.000991666666666666">
                <text:p>0.000991666666666666</text:p>
              </table:table-cell>
              <table:table-cell office:value-type="float" office:value="0.76">
                <text:p>0.76</text:p>
              </table:table-cell>
              <table:table-cell office:value-type="float" office:value="0.0123583333333333">
                <text:p>0.012358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">
                <text:p>0.76</text:p>
              </table:table-cell>
              <table:table-cell office:value-type="float" office:value="0.000566666666666666">
                <text:p>0.000566666666666666</text:p>
              </table:table-cell>
              <table:table-cell office:value-type="float" office:value="0.77">
                <text:p>0.77</text:p>
              </table:table-cell>
              <table:table-cell office:value-type="float" office:value="0.00949166666666667">
                <text:p>0.009491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">
                <text:p>0.77</text:p>
              </table:table-cell>
              <table:table-cell office:value-type="float" office:value="0.000258333333333333">
                <text:p>0.00025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0.00790833333333334">
                <text:p>0.00790833333333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">
                <text:p>0.78</text:p>
              </table:table-cell>
              <table:table-cell office:value-type="float" office:value="0.000283333333333333">
                <text:p>0.000283333333333333</text:p>
              </table:table-cell>
              <table:table-cell office:value-type="float" office:value="0.79">
                <text:p>0.79</text:p>
              </table:table-cell>
              <table:table-cell office:value-type="float" office:value="0.0115333333333333">
                <text:p>0.0115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">
                <text:p>0.79</text:p>
              </table:table-cell>
              <table:table-cell office:value-type="float" office:value="0.00015">
                <text:p>0.00015</text:p>
              </table:table-cell>
              <table:table-cell office:value-type="float" office:value="0.8">
                <text:p>0.8</text:p>
              </table:table-cell>
              <table:table-cell office:value-type="float" office:value="0.0167916666666667">
                <text:p>0.016791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0.00005">
                <text:p>0.00005</text:p>
              </table:table-cell>
              <table:table-cell office:value-type="float" office:value="0.81">
                <text:p>0.81</text:p>
              </table:table-cell>
              <table:table-cell office:value-type="float" office:value="0.00828333333333333">
                <text:p>0.00828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0.011425">
                <text:p>0.011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.00854166666666667">
                <text:p>0.008541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0112833333333333">
                <text:p>0.01128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.00625833333333333">
                <text:p>0.006258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0.008275">
                <text:p>0.008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0.00845">
                <text:p>0.00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">
                <text:p>0.89</text:p>
              </table:table-cell>
              <table:table-cell office:value-type="float" office:value="0.00218333333333333">
                <text:p>0.00218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00480833333333333">
                <text:p>0.004808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00189166666666667">
                <text:p>0.001891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0.00138333333333333">
                <text:p>0.00138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">
                <text:p>0.93</text:p>
              </table:table-cell>
              <table:table-cell office:value-type="float" office:value="0.00105">
                <text:p>0.00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0.0000166666666666667">
                <text:p>0.000016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